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700000018825B3EC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3.420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3.4925in"/>
    </style:style>
    <style:style style:name="co7" style:family="table-column">
      <style:table-column-properties fo:break-before="auto" style:column-width="1.2047in"/>
    </style:style>
    <style:style style:name="co8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2.0146in"/>
    </style:style>
    <style:style style:name="co15" style:family="table-column">
      <style:table-column-properties fo:break-before="auto" style:column-width="0.9134in"/>
    </style:style>
    <style:style style:name="co16" style:family="table-column">
      <style:table-column-properties fo:break-before="auto" style:column-width="1.1201in"/>
    </style:style>
    <style:style style:name="co17" style:family="table-column">
      <style:table-column-properties fo:break-before="auto" style:column-width="1.4591in"/>
    </style:style>
    <style:style style:name="co18" style:family="table-column">
      <style:table-column-properties fo:break-before="auto" style:column-width="0.7602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1.6618in"/>
    </style:style>
    <style:style style:name="co23" style:family="table-column">
      <style:table-column-properties fo:break-before="auto" style:column-width="2.5945in"/>
    </style:style>
    <style:style style:name="co24" style:family="table-column">
      <style:table-column-properties fo:break-before="auto" style:column-width="0.9in"/>
    </style:style>
    <style:style style:name="co25" style:family="table-column">
      <style:table-column-properties fo:break-before="auto" style:column-width="2.0472in"/>
    </style:style>
    <style:style style:name="co26" style:family="table-column">
      <style:table-column-properties fo:break-before="auto" style:column-width="2.9374in"/>
    </style:style>
    <style:style style:name="co27" style:family="table-column">
      <style:table-column-properties fo:break-before="auto" style:column-width="3.2484in"/>
    </style:style>
    <style:style style:name="co28" style:family="table-column">
      <style:table-column-properties fo:break-before="auto" style:column-width="1.3217in"/>
    </style:style>
    <style:style style:name="co29" style:family="table-column">
      <style:table-column-properties fo:break-before="auto" style:column-width="2.9807in"/>
    </style:style>
    <style:style style:name="co30" style:family="table-column">
      <style:table-column-properties fo:break-before="auto" style:column-width="1.5575in"/>
    </style:style>
    <style:style style:name="co31" style:family="table-column">
      <style:table-column-properties fo:break-before="auto" style:column-width="1.5472in"/>
    </style:style>
    <style:style style:name="co32" style:family="table-column">
      <style:table-column-properties fo:break-before="auto" style:column-width="2.7339in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736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3583in" fo:break-before="auto" style:use-optimal-row-height="false"/>
    </style:style>
    <style:style style:name="ro8" style:family="table-row">
      <style:table-row-properties style:row-height="1.7516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075in" fo:break-before="auto" style:use-optimal-row-height="true"/>
    </style:style>
    <style:style style:name="ro15" style:family="table-row">
      <style:table-row-properties style:row-height="1.1291in" fo:break-before="auto" style:use-optimal-row-height="true"/>
    </style:style>
    <style:style style:name="ro16" style:family="table-row">
      <style:table-row-properties style:row-height="0.2126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5591in" fo:break-before="auto" style:use-optimal-row-height="false"/>
    </style:style>
    <style:style style:name="ro20" style:family="table-row">
      <style:table-row-properties style:row-height="1.5134in" fo:break-before="auto" style:use-optimal-row-height="fals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2.7772in" fo:break-before="auto" style:use-optimal-row-height="true"/>
    </style:style>
    <style:style style:name="ro25" style:family="table-row">
      <style:table-row-properties style:row-height="1.202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3.3575in" fo:break-before="auto" style:use-optimal-row-height="true"/>
    </style:style>
    <style:style style:name="ro28" style:family="table-row">
      <style:table-row-properties style:row-height="1.5957in" fo:break-before="auto" style:use-optimal-row-height="tru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611in" fo:break-before="auto" style:use-optimal-row-height="true"/>
    </style:style>
    <style:style style:name="ro3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style:text-position="" fo:font-size="16pt" style:font-size-asian="16pt" style:font-size-complex="16pt"/>
    </style:style>
    <style:style style:name="ce44" style:family="table-cell" style:parent-style-name="Default">
      <style:text-properties style:text-position="" fo:font-weight="bold" style:font-weight-asian="bold" style:font-weight-complex="bold"/>
    </style:style>
    <style:style style:name="ce4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  <style:text-properties style:text-position="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ccffff" style:diagonal-bl-tr="none" style:diagonal-tl-br="none" fo:border-left="0.99pt solid #000000" fo:padding="0.028in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ffffff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15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</style:style>
    <style:style style:name="ce16" style:family="table-cell" style:parent-style-name="Default" style:data-style-name="N3">
      <style:table-cell-properties style:diagonal-bl-tr="none" style:diagonal-tl-br="none" fo:border="none" fo:padding="0.028in" style:rotation-align="none"/>
    </style:style>
    <style:style style:name="ce17" style:family="table-cell" style:parent-style-name="Default">
      <style:table-cell-properties fo:border-bottom="0.06pt solid #000000" fo:background-color="#ccffff" style:diagonal-bl-tr="none" style:diagonal-tl-br="none" fo:border-left="0.06pt solid #000000" fo:padding="0.028in" fo:border-right="0.06pt solid #000000" style:rotation-align="none" fo:border-top="0.99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ccffff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3">
      <style:table-cell-properties style:diagonal-bl-tr="none" style:diagonal-tl-br="none" fo:border="0.06pt solid #000000" fo:padding="0.028in" style:rotation-align="none"/>
    </style:style>
    <style:style style:name="ce23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4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0107">
      <style:table-cell-properties fo:border="0.06pt solid #000000"/>
    </style:style>
    <style:style style:name="ce2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36" style:family="table-cell" style:parent-style-name="Default" style:data-style-name="N3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3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54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54">
      <style:table-cell-properties fo:border-bottom="none" fo:background-color="#ccccff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transparent" fo:padding="0.028in"/>
    </style:style>
    <style:style style:name="ce5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ext-properties fo:font-size="16pt" style:font-size-asian="16pt" style:font-size-complex="16pt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70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0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language="en" fo:country="US" fo:font-weight="normal" style:font-name-asian="DejaVu Sans" style:font-size-asian="6.80000019073486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82" style:family="table-cell" style:parent-style-name="Default">
      <style:table-cell-properties fo:wrap-option="wrap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wrap-option="wrap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wrap-option="wrap" fo:border="0.06pt solid #000000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66" fo:wrap-option="wrap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wrap-option="wrap" fo:border="0.06pt solid #000000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12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9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 fo:hyphenate="true"/>
    </style:style>
    <style:style style:name="ce10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F" fo:font-size="12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12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5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</style:style>
    <style:style style:name="ce106" style:family="table-cell" style:parent-style-name="Default">
      <style:table-cell-properties fo:background-color="#808080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 fo:hyphenate="true"/>
    </style:style>
    <style:style style:name="ce107" style:family="table-cell" style:parent-style-name="Default">
      <style:table-cell-properties fo:background-color="#ffff99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 fo:hyphenate="true"/>
    </style:style>
    <style:style style:name="ce108" style:family="table-cell" style:parent-style-name="Default">
      <style:table-cell-properties fo:background-color="#eeeeee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9" style:family="table-cell" style:parent-style-name="Default">
      <style:table-cell-properties fo:background-color="#999999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0" style:family="table-cell" style:parent-style-name="Default">
      <style:table-cell-properties fo:background-color="#eeeeee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text-line-through-style="solid" style:text-line-through-type="single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>
      <style:table-cell-properties fo:background-color="#808080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>
      <style:table-cell-properties fo:background-color="#dddddd" style:text-align-source="fix" style:repeat-content="false" fo:wrap-option="no-wrap" fo:border="none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fo:background-color="#999999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5" style:family="table-cell" style:parent-style-name="Default">
      <style:table-cell-properties fo:background-color="#dddddd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ff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ext-properties style:text-line-through-style="solid" style:text-line-through-type="single"/>
    </style:style>
    <style:style style:name="ce120" style:family="table-cell" style:parent-style-name="Default">
      <style:table-cell-properties fo:background-color="#ff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size="12pt"/>
    </style:style>
    <style:style style:name="T2" style:family="text">
      <style:text-properties fo:font-size="12pt"/>
    </style:style>
    <style:style style:name="T3" style:family="text"/>
  </office:automatic-styles>
  <office:body>
    <office:spreadsheet>
      <table:table table:name="ProPojistovnu" table:style-name="ta1">
        <office:forms form:automatic-focus="false" form:apply-design-mode="false"/>
        <table:table-column table:style-name="co6" table:default-cell-style-name="ce14"/>
        <table:table-column table:style-name="co7" table:default-cell-style-name="ce22"/>
        <table:table-column table:style-name="co8" table:default-cell-style-name="ce22"/>
        <table:table-column table:style-name="co14" table:default-cell-style-name="ce20"/>
        <table:table-column table:style-name="co15" table:default-cell-style-name="ce20"/>
        <table:table-column table:style-name="co16" table:default-cell-style-name="ce22"/>
        <table:table-column table:style-name="co17" table:default-cell-style-name="ce51"/>
        <table:table-column table:style-name="co18" table:number-columns-repeated="1017" table:default-cell-style-name="Default"/>
        <table:table-row table:style-name="ro6">
          <table:table-cell table:style-name="ce8"/>
          <table:table-cell table:style-name="ce16" table:number-columns-repeated="2"/>
          <table:table-cell table:style-name="ce29" table:number-columns-repeated="2"/>
          <table:table-cell table:style-name="ce16"/>
          <table:table-cell table:style-name="ce38"/>
          <table:table-cell table:number-columns-repeated="1017"/>
        </table:table-row>
        <table:table-row table:style-name="ro6">
          <table:table-cell table:style-name="ce8">
            <draw:frame table:end-cell-address="ProPojistovnu.A3" table:end-x="2.0189in" table:end-y="0.1913in" draw:z-index="0" draw:name="obrázek 1" draw:style-name="gr1" draw:text-style-name="P1" svg:width="1.9232in" svg:height="0.4106in" svg:x="0.0957in" svg:y="0.0008in">
              <draw:image xlink:href="Pictures/100000000000008700000018825B3ECA.jpg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29" table:number-columns-repeated="2"/>
          <table:table-cell table:style-name="ce16"/>
          <table:table-cell table:style-name="ce38"/>
          <table:table-cell table:number-columns-repeated="1017"/>
        </table:table-row>
        <table:table-row table:style-name="ro6">
          <table:table-cell table:style-name="ce8"/>
          <table:table-cell table:style-name="ce16" table:number-columns-repeated="2"/>
          <table:table-cell table:style-name="ce30"/>
          <table:table-cell table:style-name="ce29"/>
          <table:table-cell table:style-name="ce16"/>
          <table:table-cell table:style-name="ce38"/>
          <table:table-cell table:number-columns-repeated="1017"/>
        </table:table-row>
        <table:table-row table:style-name="ro6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10" office:value-type="string" calcext:value-type="string">
            <text:p>STANOVENÍ VÝŠE ŠKODY věci movité</text:p>
          </table:table-cell>
          <table:table-cell table:style-name="ce17" office:value-type="string" calcext:value-type="string">
            <text:p>Číslo PU</text:p>
          </table:table-cell>
          <table:table-cell table:style-name="ce24"/>
          <table:table-cell table:style-name="ce31" table:number-columns-repeated="2"/>
          <table:table-cell table:style-name="ce17"/>
          <table:table-cell table:style-name="ce39"/>
          <table:table-cell table:number-columns-repeated="1017"/>
        </table:table-row>
        <table:table-row table:style-name="ro2">
          <table:table-cell table:style-name="ce11"/>
          <table:table-cell table:style-name="ce18" office:value-type="string" calcext:value-type="string">
            <text:p>Číslo zakázky</text:p>
          </table:table-cell>
          <table:table-cell table:style-name="ce25"/>
          <table:table-cell table:style-name="ce18"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12" table:number-columns-spanned="7" table:number-rows-spanned="1"/>
          <table:covered-table-cell table:number-columns-repeated="5" table:style-name="ce19"/>
          <table:covered-table-cell table:style-name="ce41"/>
          <table:table-cell table:number-columns-repeated="1017"/>
        </table:table-row>
        <table:table-row table:style-name="ro6">
          <table:table-cell table:style-name="ce13" table:number-columns-repeated="2"/>
          <table:table-cell table:style-name="ce26"/>
          <table:table-cell table:style-name="ce32" table:number-columns-repeated="2"/>
          <table:table-cell table:style-name="ce36"/>
          <table:table-cell table:style-name="ce48"/>
          <table:table-cell table:number-columns-repeated="1017"/>
        </table:table-row>
        <table:table-row table:style-name="ro6">
          <table:table-cell office:value-type="string" calcext:value-type="string">
            <text:p>položka</text:p>
          </table:table-cell>
          <table:table-cell table:style-name="ce20" office:value-type="string" calcext:value-type="string">
            <text:p>cena uplatněná</text:p>
          </table:table-cell>
          <table:table-cell table:style-name="ce20" office:value-type="string" calcext:value-type="string">
            <text:p>nová cena zjištěná</text:p>
          </table:table-cell>
          <table:table-cell table:style-name="ce33" office:value-type="string" calcext:value-type="string">
            <text:p>zdroj ceny</text:p>
          </table:table-cell>
          <table:table-cell table:style-name="ce33" office:value-type="string" calcext:value-type="string">
            <text:p>stáří</text:p>
          </table:table-cell>
          <table:table-cell table:style-name="ce20" office:value-type="string" calcext:value-type="string">
            <text:p>amortizace</text:p>
          </table:table-cell>
          <table:table-cell table:style-name="ce49" office:value-type="string" calcext:value-type="string">
            <text:p>výše škody</text:p>
          </table:table-cell>
          <table:table-cell table:number-columns-repeated="1017"/>
        </table:table-row>
        <table:table-row table:style-name="ro6">
          <table:table-cell table:formula="of:=IF([Evidence.D5]&lt;&gt;&quot;&quot;;CONCATENATE(&quot;(&quot;;[Evidence.A5];&quot;) - &quot;;[Evidence.D5];&quot; - &quot;;[Evidence.E5];&quot;; [&quot;;[Evidence.H5];&quot;]&quot;);&quot;EMPTY&quot;)" office:value-type="string" office:string-value="(1) - kavovar - Krups; espresso, typ nezname; [DSC_7515.jpg]" calcext:value-type="string">
            <text:p>(1) - kavovar - Krups; espresso, typ nezname; [DSC_7515.jpg]</text:p>
          </table:table-cell>
          <table:table-cell table:style-name="ce21" table:formula="of:=[Evidence.F5]" office:value-type="float" office:value="4000" calcext:value-type="float">
            <text:p>4,000 Kč</text:p>
          </table:table-cell>
          <table:table-cell table:style-name="ce27"/>
          <table:table-cell table:style-name="ce34"/>
          <table:table-cell table:style-name="ce34" table:formula="of:=IF(ISNUMBER([Evidence.G5]);2014-[Evidence.G5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10])/100)*[.B10]" office:value-type="currency" office:currency="CZK" office:value="4000" calcext:value-type="currency">
            <text:p>4,000.00 Kč </text:p>
          </table:table-cell>
          <table:table-cell table:number-columns-repeated="1017"/>
        </table:table-row>
        <table:table-row table:style-name="ro6">
          <table:table-cell table:formula="of:=IF([Evidence.D6]&lt;&gt;&quot;&quot;;CONCATENATE(&quot;(&quot;;[Evidence.A6];&quot;) - &quot;;[Evidence.D6];&quot; - &quot;;[Evidence.E6];&quot;; [&quot;;[Evidence.H6];&quot;]&quot;);&quot;EMPTY&quot;)" office:value-type="string" office:string-value="(2) - telefon smartphone - Samsung; na prehledove foto, neni videt a nebyli identifikovany pozustatky v popelu.; [_APE0805.jpg]" calcext:value-type="string">
            <text:p>(2) - telefon smartphone - Samsung; na prehledove foto, neni videt a nebyli identifikovany pozustatky v popelu.; [_APE0805.jpg]</text:p>
          </table:table-cell>
          <table:table-cell table:style-name="ce21" table:formula="of:=[Evidence.F6]" office:value-type="float" office:value="5000" calcext:value-type="float">
            <text:p>5,000 Kč</text:p>
          </table:table-cell>
          <table:table-cell table:style-name="ce27"/>
          <table:table-cell table:style-name="ce34"/>
          <table:table-cell table:style-name="ce34" table:formula="of:=IF(ISNUMBER([Evidence.G6]);2014-[Evidence.G6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1])/100)*[.B11]" office:value-type="currency" office:currency="CZK" office:value="5000" calcext:value-type="currency">
            <text:p>5,000.00 Kč </text:p>
          </table:table-cell>
          <table:table-cell table:number-columns-repeated="1017"/>
        </table:table-row>
        <table:table-row table:style-name="ro6">
          <table:table-cell table:formula="of:=IF([Evidence.D7]&lt;&gt;&quot;&quot;;CONCATENATE(&quot;(&quot;;[Evidence.A7];&quot;) - &quot;;[Evidence.D7];&quot; - &quot;;[Evidence.E7];&quot;; [&quot;;[Evidence.H7];&quot;]&quot;);&quot;EMPTY&quot;)" office:value-type="string" office:string-value="(3) - pracka - Bosh WFC 2066; 4kg, A+; [_APE0798.jpg 20140625_0023.jpg]" calcext:value-type="string">
            <text:p>(3) - pracka - Bosh WFC 2066; 4kg, A+; [_APE0798.jpg 20140625_0023.jpg]</text:p>
          </table:table-cell>
          <table:table-cell table:style-name="ce21" table:formula="of:=[Evidence.F7]" office:value-type="float" office:value="13500" calcext:value-type="float">
            <text:p>13,500 Kč</text:p>
          </table:table-cell>
          <table:table-cell table:style-name="ce27"/>
          <table:table-cell table:style-name="ce34"/>
          <table:table-cell table:style-name="ce34" table:formula="of:=IF(ISNUMBER([Evidence.G7]);2014-[Evidence.G7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12])/100)*[.B12]" office:value-type="currency" office:currency="CZK" office:value="13500" calcext:value-type="currency">
            <text:p>13,500.00 Kč </text:p>
          </table:table-cell>
          <table:table-cell table:number-columns-repeated="1017"/>
        </table:table-row>
        <table:table-row table:style-name="ro6">
          <table:table-cell table:formula="of:=IF([Evidence.D8]&lt;&gt;&quot;&quot;;CONCATENATE(&quot;(&quot;;[Evidence.A8];&quot;) - &quot;;[Evidence.D8];&quot; - &quot;;[Evidence.E8];&quot;; [&quot;;[Evidence.H8];&quot;]&quot;);&quot;EMPTY&quot;)" office:value-type="string" office:string-value="(4) - podlahove listy - samolepici;  kryti elekt.inst.k barovym svetl.; []" calcext:value-type="string">
            <text:p>(4) - podlahove listy - samolepici; <text:s/>kryti elekt.inst.k barovym svetl.; []</text:p>
          </table:table-cell>
          <table:table-cell table:style-name="ce21" table:formula="of:=[Evidence.F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]);2014-[Evidence.G8];&quot;&quot;)">
            <text:p/>
          </table:table-cell>
          <table:table-cell table:style-name="ce20"/>
          <table:table-cell table:style-name="ce50" table:formula="of:=((100-[.F13])/100)*[.B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8">
          <table:table-cell table:formula="of:=IF([Evidence.D9]&lt;&gt;&quot;&quot;;CONCATENATE(&quot;(&quot;;[Evidence.A9];&quot;) - &quot;;[Evidence.D9];&quot; - &quot;;[Evidence.E9];&quot;; [&quot;;[Evidence.H9];&quot;]&quot;);&quot;EMPTY&quot;)" office:value-type="string" office:string-value="(5) - kvetiny - Okrasne kvetiny vcetne kvetinace&#10;2x orchidej&#10;1x kvetinac pro orchydej&#10;2x bylinky&#10;2x kvetinac pro bylinky; &#10;&#10;http://www.ikea.com/cz/cs/catalog/products/40148542/&#10;http://www.ikea.com/cz/cs/catalog/products/10221261/; [20140625_0024.jpg 20140625_0024.jpg&#10;20140625_0024.jpg&#10;20140625_0024.jpg&#10;]" calcext:value-type="string">
            <text:p>(5) - kvetiny - Okrasne kvetiny vcetne kvetinace</text:p>
            <text:p>2x orchidej</text:p>
            <text:p>1x kvetinac pro orchydej</text:p>
            <text:p>2x bylinky</text:p>
            <text:p>2x kvetinac pro bylinky; </text:p>
            <text:p/>
            <text:p>http://www.ikea.com/cz/cs/catalog/products/40148542/</text:p>
            <text:p>http://www.ikea.com/cz/cs/catalog/products/10221261/; [20140625_0024.jpg 20140625_0024.jpg</text:p>
            <text:p>20140625_0024.jpg</text:p>
            <text:p>20140625_0024.jpg</text:p>
            <text:p>]</text:p>
          </table:table-cell>
          <table:table-cell table:style-name="ce21" table:formula="of:=[Evidence.F9]" office:value-type="float" office:value="916" calcext:value-type="float">
            <text:p>916 Kč</text:p>
          </table:table-cell>
          <table:table-cell table:style-name="ce27"/>
          <table:table-cell table:style-name="ce34"/>
          <table:table-cell table:style-name="ce34" table:formula="of:=IF(ISNUMBER([Evidence.G9]);2014-[Evidence.G9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4])/100)*[.B14]" office:value-type="currency" office:currency="CZK" office:value="916" calcext:value-type="currency">
            <text:p>916.00 Kč </text:p>
          </table:table-cell>
          <table:table-cell table:number-columns-repeated="1017"/>
        </table:table-row>
        <table:table-row table:style-name="ro9">
          <table:table-cell table:formula="of:=IF([Evidence.D10]&lt;&gt;&quot;&quot;;CONCATENATE(&quot;(&quot;;[Evidence.A10];&quot;) - &quot;;[Evidence.D10];&quot; - &quot;;[Evidence.E10];&quot;; [&quot;;[Evidence.H10];&quot;]&quot;);&quot;EMPTY&quot;)" office:value-type="string" office:string-value="(6) - Zaclona + hacky 3x - 3x v kuchyni + obyvak&#10;Atyp, siti, neslo o prum. Zbozi; [_APE0760.jpg]" calcext:value-type="string">
            <text:p>(6) - Zaclona + hacky 3x - 3x v kuchyni + obyvak</text:p>
            <text:p>Atyp, siti, neslo o prum. Zbozi; [_APE0760.jpg]</text:p>
          </table:table-cell>
          <table:table-cell table:style-name="ce21" table:formula="of:=[Evidence.F10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10]);2014-[Evidence.G10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15])/100)*[.B15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10">
          <table:table-cell table:formula="of:=IF([Evidence.D11]&lt;&gt;&quot;&quot;;CONCATENATE(&quot;(&quot;;[Evidence.A11];&quot;) - &quot;;[Evidence.D11];&quot; - &quot;;[Evidence.E11];&quot;; [&quot;;[Evidence.H11];&quot;]&quot;);&quot;EMPTY&quot;)" office:value-type="string" office:string-value="(7) - konzole 3x - ikea; na zaclonu, 3x v kuchyni + obyvak&#10;http://www.ikea.com/cz/cs/catalog/products/60075295/&#10;; [20140625_0023.jpg _APE0760.jpg]" calcext:value-type="string">
            <text:p>(7) - konzole 3x - ikea; na zaclonu, 3x v kuchyni + obyvak</text:p>
            <text:p>http://www.ikea.com/cz/cs/catalog/products/60075295/</text:p>
            <text:p>; [20140625_0023.jpg _APE0760.jpg]</text:p>
          </table:table-cell>
          <table:table-cell table:style-name="ce21" table:formula="of:=[Evidence.F11]" office:value-type="float" office:value="387" calcext:value-type="float">
            <text:p>387 Kč</text:p>
          </table:table-cell>
          <table:table-cell table:style-name="ce27"/>
          <table:table-cell table:style-name="ce34"/>
          <table:table-cell table:style-name="ce34" table:formula="of:=IF(ISNUMBER([Evidence.G11]);2014-[Evidence.G11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16])/100)*[.B16]" office:value-type="currency" office:currency="CZK" office:value="387" calcext:value-type="currency">
            <text:p>387.00 Kč </text:p>
          </table:table-cell>
          <table:table-cell table:number-columns-repeated="1017"/>
        </table:table-row>
        <table:table-row table:style-name="ro15">
          <table:table-cell table:formula="of:=IF([Evidence.D12]&lt;&gt;&quot;&quot;;CONCATENATE(&quot;(&quot;;[Evidence.A12];&quot;) - &quot;;[Evidence.D12];&quot; - &quot;;[Evidence.E12];&quot;; [&quot;;[Evidence.H12];&quot;]&quot;);&quot;EMPTY&quot;)" office:value-type="string" office:string-value="(8) - Cistici prostredky v kuchyni:&#10;- houbicka na nadobi&#10;- stojan na pribor&#10;- jar&#10;- stetky na dets. Lahvicky&#10;- mydlo&#10;- stetka na nadobi - ; ; [_APE0799.jpg]" calcext:value-type="string">
            <text:p>(8) - Cistici prostredky v kuchyni:</text:p>
            <text:p>- houbicka na nadobi</text:p>
            <text:p>- stojan na pribor</text:p>
            <text:p>- jar</text:p>
            <text:p>- stetky na dets. Lahvicky</text:p>
            <text:p>- mydlo</text:p>
            <text:p>- stetka na nadobi - ; ; [_APE0799.jpg]</text:p>
          </table:table-cell>
          <table:table-cell table:style-name="ce21" table:formula="of:=[Evidence.F12]" office:value-type="float" office:value="500" calcext:value-type="float">
            <text:p>500 Kč</text:p>
          </table:table-cell>
          <table:table-cell table:style-name="ce27"/>
          <table:table-cell table:style-name="ce34"/>
          <table:table-cell table:style-name="ce34" table:formula="of:=IF(ISNUMBER([Evidence.G12]);2014-[Evidence.G12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7])/100)*[.B17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6">
          <table:table-cell table:formula="of:=IF([Evidence.D13]&lt;&gt;&quot;&quot;;CONCATENATE(&quot;(&quot;;[Evidence.A13];&quot;) - &quot;;[Evidence.D13];&quot; - &quot;;[Evidence.E13];&quot;; [&quot;;[Evidence.H13];&quot;]&quot;);&quot;EMPTY&quot;)" office:value-type="string" office:string-value="(9) - lahev na vodu - Eqaqua, plast, v supliku, smrdi po splodinach horeni a koure; []" calcext:value-type="string">
            <text:p>(9) - lahev na vodu - Eqaqua, plast, v supliku, smrdi po splodinach horeni a koure; []</text:p>
          </table:table-cell>
          <table:table-cell table:style-name="ce21" table:formula="of:=[Evidence.F13]" office:value-type="float" office:value="259" calcext:value-type="float">
            <text:p>259 Kč</text:p>
          </table:table-cell>
          <table:table-cell table:style-name="ce27"/>
          <table:table-cell table:style-name="ce34"/>
          <table:table-cell table:style-name="ce34" table:formula="of:=IF(ISNUMBER([Evidence.G13]);2014-[Evidence.G13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8])/100)*[.B18]" office:value-type="currency" office:currency="CZK" office:value="259" calcext:value-type="currency">
            <text:p>259.00 Kč </text:p>
          </table:table-cell>
          <table:table-cell table:number-columns-repeated="1017"/>
        </table:table-row>
        <table:table-row table:style-name="ro6">
          <table:table-cell table:formula="of:=IF([Evidence.D14]&lt;&gt;&quot;&quot;;CONCATENATE(&quot;(&quot;;[Evidence.A14];&quot;) - &quot;;[Evidence.D14];&quot; - &quot;;[Evidence.E14];&quot;; [&quot;;[Evidence.H14];&quot;]&quot;);&quot;EMPTY&quot;)" office:value-type="string" office:string-value="(10) - detska lahvicka Mama - ; zelena ; [_APE0808.jpg]" calcext:value-type="string">
            <text:p>(10) - detska lahvicka Mama - ; zelena ; [_APE0808.jpg]</text:p>
          </table:table-cell>
          <table:table-cell table:style-name="ce21" table:formula="of:=[Evidence.F14]" office:value-type="float" office:value="204" calcext:value-type="float">
            <text:p>204 Kč</text:p>
          </table:table-cell>
          <table:table-cell table:style-name="ce27"/>
          <table:table-cell table:style-name="ce34"/>
          <table:table-cell table:style-name="ce34" table:formula="of:=IF(ISNUMBER([Evidence.G14]);2014-[Evidence.G14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9])/100)*[.B19]" office:value-type="currency" office:currency="CZK" office:value="204" calcext:value-type="currency">
            <text:p>204.00 Kč </text:p>
          </table:table-cell>
          <table:table-cell table:number-columns-repeated="1017"/>
        </table:table-row>
        <table:table-row table:style-name="ro6">
          <table:table-cell table:formula="of:=IF([Evidence.D15]&lt;&gt;&quot;&quot;;CONCATENATE(&quot;(&quot;;[Evidence.A15];&quot;) - &quot;;[Evidence.D15];&quot; - &quot;;[Evidence.E15];&quot;; [&quot;;[Evidence.H15];&quot;]&quot;);&quot;EMPTY&quot;)" office:value-type="string" office:string-value="(11) - mixer tycovy - moulinex; [TBD]" calcext:value-type="string">
            <text:p>(11) - mixer tycovy - moulinex; [TBD]</text:p>
          </table:table-cell>
          <table:table-cell table:style-name="ce21" table:formula="of:=[Evidence.F15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15]);2014-[Evidence.G15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20])/100)*[.B20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6">
          <table:table-cell table:formula="of:=IF([Evidence.D16]&lt;&gt;&quot;&quot;;CONCATENATE(&quot;(&quot;;[Evidence.A16];&quot;) - &quot;;[Evidence.D16];&quot; - &quot;;[Evidence.E16];&quot;; [&quot;;[Evidence.H16];&quot;]&quot;);&quot;EMPTY&quot;)" office:value-type="string" office:string-value="(12) - kuchynsky multifunkcni robot - AEG KM 850 Asistant, ; na fotografii vcetne casti robota; [DSC_7496.jpg _APE0808.jpg]" calcext:value-type="string">
            <text:p>(12) - kuchynsky multifunkcni robot - AEG KM 850 Asistant, ; na fotografii vcetne casti robota; [DSC_7496.jpg _APE0808.jpg]</text:p>
          </table:table-cell>
          <table:table-cell table:style-name="ce21" table:formula="of:=[Evidence.F16]" office:value-type="float" office:value="2940" calcext:value-type="float">
            <text:p>2,940 Kč</text:p>
          </table:table-cell>
          <table:table-cell table:style-name="ce27"/>
          <table:table-cell table:style-name="ce34"/>
          <table:table-cell table:style-name="ce34" table:formula="of:=IF(ISNUMBER([Evidence.G16]);2014-[Evidence.G16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21])/100)*[.B21]" office:value-type="currency" office:currency="CZK" office:value="2940" calcext:value-type="currency">
            <text:p>2,940.00 Kč </text:p>
          </table:table-cell>
          <table:table-cell table:number-columns-repeated="1017"/>
        </table:table-row>
        <table:table-row table:style-name="ro6">
          <table:table-cell table:formula="of:=IF([Evidence.D17]&lt;&gt;&quot;&quot;;CONCATENATE(&quot;(&quot;;[Evidence.A17];&quot;) - &quot;;[Evidence.D17];&quot; - &quot;;[Evidence.E17];&quot;; [&quot;;[Evidence.H17];&quot;]&quot;);&quot;EMPTY&quot;)" office:value-type="string" office:string-value="(13) - toustovac - philips; 3x sada na vymenu ploten (wafle, tousty, grill); [DSC_7496.jpg]" calcext:value-type="string">
            <text:p>(13) - toustovac - philips; 3x sada na vymenu ploten (wafle, tousty, grill); [DSC_7496.jpg]</text:p>
          </table:table-cell>
          <table:table-cell table:style-name="ce21" table:formula="of:=[Evidence.F17]" office:value-type="float" office:value="1990" calcext:value-type="float">
            <text:p>1,990 Kč</text:p>
          </table:table-cell>
          <table:table-cell table:style-name="ce27"/>
          <table:table-cell table:style-name="ce34"/>
          <table:table-cell table:style-name="ce34" table:formula="of:=IF(ISNUMBER([Evidence.G17]);2014-[Evidence.G17];&quot;&quot;)" office:value-type="float" office:value="10" calcext:value-type="float">
            <text:p>10</text:p>
          </table:table-cell>
          <table:table-cell table:style-name="ce20"/>
          <table:table-cell table:style-name="ce50" table:formula="of:=((100-[.F22])/100)*[.B22]" office:value-type="currency" office:currency="CZK" office:value="1990" calcext:value-type="currency">
            <text:p>1,990.00 Kč </text:p>
          </table:table-cell>
          <table:table-cell table:number-columns-repeated="1017"/>
        </table:table-row>
        <table:table-row table:style-name="ro6">
          <table:table-cell table:formula="of:=IF([Evidence.D18]&lt;&gt;&quot;&quot;;CONCATENATE(&quot;(&quot;;[Evidence.A18];&quot;) - &quot;;[Evidence.D18];&quot; - &quot;;[Evidence.E18];&quot;; [&quot;;[Evidence.H18];&quot;]&quot;);&quot;EMPTY&quot;)" office:value-type="string" office:string-value="(14) - Silikonova  forma -babovka - tescoma; ; [DSC_7513.jpg]" calcext:value-type="string">
            <text:p>(14) - Silikonova <text:s/>forma -babovka - tescoma; ; [DSC_7513.jpg]</text:p>
          </table:table-cell>
          <table:table-cell table:style-name="ce21" table:formula="of:=[Evidence.F18]" office:value-type="float" office:value="399" calcext:value-type="float">
            <text:p>399 Kč</text:p>
          </table:table-cell>
          <table:table-cell table:style-name="ce27"/>
          <table:table-cell table:style-name="ce34"/>
          <table:table-cell table:style-name="ce34" table:formula="of:=IF(ISNUMBER([Evidence.G18]);2014-[Evidence.G18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23])/100)*[.B23]" office:value-type="currency" office:currency="CZK" office:value="399" calcext:value-type="currency">
            <text:p>399.00 Kč </text:p>
          </table:table-cell>
          <table:table-cell table:number-columns-repeated="1017"/>
        </table:table-row>
        <table:table-row table:style-name="ro6">
          <table:table-cell table:formula="of:=IF([Evidence.D19]&lt;&gt;&quot;&quot;;CONCATENATE(&quot;(&quot;;[Evidence.A19];&quot;) - &quot;;[Evidence.D19];&quot; - &quot;;[Evidence.E19];&quot;; [&quot;;[Evidence.H19];&quot;]&quot;);&quot;EMPTY&quot;)" office:value-type="string" office:string-value="(15) - silikonova  forma -muffiny - kulina; [DSC_7513.jpg]" calcext:value-type="string">
            <text:p>(15) - silikonova <text:s/>forma -muffiny - kulina; [DSC_7513.jpg]</text:p>
          </table:table-cell>
          <table:table-cell table:style-name="ce21" table:formula="of:=[Evidence.F19]" office:value-type="float" office:value="349" calcext:value-type="float">
            <text:p>349 Kč</text:p>
          </table:table-cell>
          <table:table-cell table:style-name="ce27"/>
          <table:table-cell table:style-name="ce34"/>
          <table:table-cell table:style-name="ce34" table:formula="of:=IF(ISNUMBER([Evidence.G19]);2014-[Evidence.G19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24])/100)*[.B24]" office:value-type="currency" office:currency="CZK" office:value="349" calcext:value-type="currency">
            <text:p>349.00 Kč </text:p>
          </table:table-cell>
          <table:table-cell table:number-columns-repeated="1017"/>
        </table:table-row>
        <table:table-row table:style-name="ro6">
          <table:table-cell table:formula="of:=IF([Evidence.D20]&lt;&gt;&quot;&quot;;CONCATENATE(&quot;(&quot;;[Evidence.A20];&quot;) - &quot;;[Evidence.D20];&quot; - &quot;;[Evidence.E20];&quot;; [&quot;;[Evidence.H20];&quot;]&quot;);&quot;EMPTY&quot;)" office:value-type="string" office:string-value="(16) - priborovy odkapavac - tescoma; cerveny; [_APE0808.jpg]" calcext:value-type="string">
            <text:p>(16) - priborovy odkapavac - tescoma; cerveny; [_APE0808.jpg]</text:p>
          </table:table-cell>
          <table:table-cell table:style-name="ce21" table:formula="of:=[Evidence.F20]" office:value-type="float" office:value="399" calcext:value-type="float">
            <text:p>399 Kč</text:p>
          </table:table-cell>
          <table:table-cell table:style-name="ce27"/>
          <table:table-cell table:style-name="ce34"/>
          <table:table-cell table:style-name="ce34" table:formula="of:=IF(ISNUMBER([Evidence.G20]);2014-[Evidence.G20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25])/100)*[.B25]" office:value-type="currency" office:currency="CZK" office:value="399" calcext:value-type="currency">
            <text:p>399.00 Kč </text:p>
          </table:table-cell>
          <table:table-cell table:number-columns-repeated="1017"/>
        </table:table-row>
        <table:table-row table:style-name="ro6">
          <table:table-cell table:formula="of:=IF([Evidence.D21]&lt;&gt;&quot;&quot;;CONCATENATE(&quot;(&quot;;[Evidence.A21];&quot;) - &quot;;[Evidence.D21];&quot; - &quot;;[Evidence.E21];&quot;; [&quot;;[Evidence.H21];&quot;]&quot;);&quot;EMPTY&quot;)" office:value-type="string" office:string-value="(17) - silikonovy val  - ; ; [DSC_7491.jpg]" calcext:value-type="string">
            <text:p>(17) - silikonovy val <text:s/>- ; ; [DSC_7491.jpg]</text:p>
          </table:table-cell>
          <table:table-cell table:style-name="ce21" table:formula="of:=[Evidence.F21]" office:value-type="float" office:value="599" calcext:value-type="float">
            <text:p>599 Kč</text:p>
          </table:table-cell>
          <table:table-cell table:style-name="ce27"/>
          <table:table-cell table:style-name="ce34"/>
          <table:table-cell table:style-name="ce34" table:formula="of:=IF(ISNUMBER([Evidence.G21]);2014-[Evidence.G21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26])/100)*[.B26]" office:value-type="currency" office:currency="CZK" office:value="599" calcext:value-type="currency">
            <text:p>599.00 Kč </text:p>
          </table:table-cell>
          <table:table-cell table:number-columns-repeated="1017"/>
        </table:table-row>
        <table:table-row table:style-name="ro6">
          <table:table-cell table:formula="of:=IF([Evidence.D22]&lt;&gt;&quot;&quot;;CONCATENATE(&quot;(&quot;;[Evidence.A22];&quot;) - &quot;;[Evidence.D22];&quot; - &quot;;[Evidence.E22];&quot;; [&quot;;[Evidence.H22];&quot;]&quot;);&quot;EMPTY&quot;)" office:value-type="string" office:string-value="(18) - dudlik -  ; ; [_APE0808.jpg]" calcext:value-type="string">
            <text:p>(18) - dudlik - <text:s/>; ; [_APE0808.jpg]</text:p>
          </table:table-cell>
          <table:table-cell table:style-name="ce21" table:formula="of:=[Evidence.F22]" office:value-type="float" office:value="158" calcext:value-type="float">
            <text:p>158 Kč</text:p>
          </table:table-cell>
          <table:table-cell table:style-name="ce27"/>
          <table:table-cell table:style-name="ce34"/>
          <table:table-cell table:style-name="ce34" table:formula="of:=IF(ISNUMBER([Evidence.G22]);2014-[Evidence.G22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27])/100)*[.B27]" office:value-type="currency" office:currency="CZK" office:value="158" calcext:value-type="currency">
            <text:p>158.00 Kč </text:p>
          </table:table-cell>
          <table:table-cell table:number-columns-repeated="1017"/>
        </table:table-row>
        <table:table-row table:style-name="ro6">
          <table:table-cell table:formula="of:=IF([Evidence.D23]&lt;&gt;&quot;&quot;;CONCATENATE(&quot;(&quot;;[Evidence.A23];&quot;) - &quot;;[Evidence.D23];&quot; - &quot;;[Evidence.E23];&quot;; [&quot;;[Evidence.H23];&quot;]&quot;);&quot;EMPTY&quot;)" office:value-type="string" office:string-value="(19) - teflonovy pecici papir - ; ; [DSC_7512.jpg]" calcext:value-type="string">
            <text:p>(19) - teflonovy pecici papir - ; ; [DSC_7512.jpg]</text:p>
          </table:table-cell>
          <table:table-cell table:style-name="ce21" table:formula="of:=[Evidence.F23]" office:value-type="float" office:value="99" calcext:value-type="float">
            <text:p>99 Kč</text:p>
          </table:table-cell>
          <table:table-cell table:style-name="ce27"/>
          <table:table-cell table:style-name="ce34"/>
          <table:table-cell table:style-name="ce34" table:formula="of:=IF(ISNUMBER([Evidence.G23]);2014-[Evidence.G23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28])/100)*[.B28]" office:value-type="currency" office:currency="CZK" office:value="99" calcext:value-type="currency">
            <text:p>99.00 Kč </text:p>
          </table:table-cell>
          <table:table-cell table:number-columns-repeated="1017"/>
        </table:table-row>
        <table:table-row table:style-name="ro6">
          <table:table-cell table:formula="of:=IF([Evidence.D24]&lt;&gt;&quot;&quot;;CONCATENATE(&quot;(&quot;;[Evidence.A24];&quot;) - &quot;;[Evidence.D24];&quot; - &quot;;[Evidence.E24];&quot;; [&quot;;[Evidence.H24];&quot;]&quot;);&quot;EMPTY&quot;)" office:value-type="string" office:string-value="(20) - poradac do zasuvky - 1x ikea, 1x z kuch. Studia; []" calcext:value-type="string">
            <text:p>(20) - poradac do zasuvky - 1x ikea, 1x z kuch. Studia; []</text:p>
          </table:table-cell>
          <table:table-cell table:style-name="ce21" table:formula="of:=[Evidence.F24]" office:value-type="float" office:value="1000" calcext:value-type="float">
            <text:p>1,000 Kč</text:p>
          </table:table-cell>
          <table:table-cell table:style-name="ce27"/>
          <table:table-cell table:style-name="ce34"/>
          <table:table-cell table:style-name="ce34" table:formula="of:=IF(ISNUMBER([Evidence.G24]);2014-[Evidence.G24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29])/100)*[.B29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6">
          <table:table-cell table:formula="of:=IF([Evidence.D25]&lt;&gt;&quot;&quot;;CONCATENATE(&quot;(&quot;;[Evidence.A25];&quot;) - &quot;;[Evidence.D25];&quot; - &quot;;[Evidence.E25];&quot;; [&quot;;[Evidence.H25];&quot;]&quot;);&quot;EMPTY&quot;)" office:value-type="string" office:string-value="(21) - Kuchynska linka - Kuchynska linka; na miru z kuch. Studia; Vcetne montaze; [DSC_7515.jpg]" calcext:value-type="string">
            <text:p>(21) - Kuchynska linka - Kuchynska linka; na miru z kuch. Studia; Vcetne montaze; [DSC_7515.jpg]</text:p>
          </table:table-cell>
          <table:table-cell table:style-name="ce21" table:formula="of:=[Evidence.F25]" office:value-type="float" office:value="106616" calcext:value-type="float">
            <text:p>106,616 Kč</text:p>
          </table:table-cell>
          <table:table-cell table:style-name="ce27"/>
          <table:table-cell table:style-name="ce34"/>
          <table:table-cell table:style-name="ce34" table:formula="of:=IF(ISNUMBER([Evidence.G25]);2014-[Evidence.G25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0])/100)*[.B30]" office:value-type="currency" office:currency="CZK" office:value="106616" calcext:value-type="currency">
            <text:p>106,616.00 Kč </text:p>
          </table:table-cell>
          <table:table-cell table:number-columns-repeated="1017"/>
        </table:table-row>
        <table:table-row table:style-name="ro9">
          <table:table-cell table:formula="of:=IF([Evidence.D26]&lt;&gt;&quot;&quot;;CONCATENATE(&quot;(&quot;;[Evidence.A26];&quot;) - &quot;;[Evidence.D26];&quot; - &quot;;[Evidence.E26];&quot;; [&quot;;[Evidence.H26];&quot;]&quot;);&quot;EMPTY&quot;)" office:value-type="string" office:string-value="(22) - trouba - Vestavna; Elektrolux; EOB63100X&#10;http://www.pracky-lednicky.cz/elektro/trouby/multifunkcni/trouba-vestavna-electrolux-eob-63100-x-nerez; [_APE0792.jpg]" calcext:value-type="string">
            <text:p>(22) - trouba - Vestavna; Elektrolux; EOB63100X</text:p>
            <text:p>http://www.pracky-lednicky.cz/elektro/trouby/multifunkcni/trouba-vestavna-electrolux-eob-63100-x-nerez; [_APE0792.jpg]</text:p>
          </table:table-cell>
          <table:table-cell table:style-name="ce21" table:formula="of:=[Evidence.F26]" office:value-type="float" office:value="15080" calcext:value-type="float">
            <text:p>15,080 Kč</text:p>
          </table:table-cell>
          <table:table-cell table:style-name="ce27"/>
          <table:table-cell table:style-name="ce34"/>
          <table:table-cell table:style-name="ce34" table:formula="of:=IF(ISNUMBER([Evidence.G26]);2014-[Evidence.G26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1])/100)*[.B31]" office:value-type="currency" office:currency="CZK" office:value="15080" calcext:value-type="currency">
            <text:p>15,080.00 Kč </text:p>
          </table:table-cell>
          <table:table-cell table:number-columns-repeated="1017"/>
        </table:table-row>
        <table:table-row table:style-name="ro6">
          <table:table-cell table:formula="of:=IF([Evidence.D27]&lt;&gt;&quot;&quot;;CONCATENATE(&quot;(&quot;;[Evidence.A27];&quot;) - &quot;;[Evidence.D27];&quot; - &quot;;[Evidence.E27];&quot;; [&quot;;[Evidence.H27];&quot;]&quot;);&quot;EMPTY&quot;)" office:value-type="string" office:string-value="(23) - lednice s mraznickou - Vestavna; Candy; CFBC 3180X; [_APE0790.jpg]" calcext:value-type="string">
            <text:p>(23) - lednice s mraznickou - Vestavna; Candy; CFBC 3180X; [_APE0790.jpg]</text:p>
          </table:table-cell>
          <table:table-cell table:style-name="ce21" table:formula="of:=[Evidence.F27]" office:value-type="float" office:value="12142" calcext:value-type="float">
            <text:p>12,142 Kč</text:p>
          </table:table-cell>
          <table:table-cell table:style-name="ce27"/>
          <table:table-cell table:style-name="ce34"/>
          <table:table-cell table:style-name="ce34" table:formula="of:=IF(ISNUMBER([Evidence.G27]);2014-[Evidence.G27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2])/100)*[.B32]" office:value-type="currency" office:currency="CZK" office:value="12142" calcext:value-type="currency">
            <text:p>12,142.00 Kč </text:p>
          </table:table-cell>
          <table:table-cell table:number-columns-repeated="1017"/>
        </table:table-row>
        <table:table-row table:style-name="ro6">
          <table:table-cell table:formula="of:=IF([Evidence.D28]&lt;&gt;&quot;&quot;;CONCATENATE(&quot;(&quot;;[Evidence.A28];&quot;) - &quot;;[Evidence.D28];&quot; - &quot;;[Evidence.E28];&quot;; [&quot;;[Evidence.H28];&quot;]&quot;);&quot;EMPTY&quot;)" office:value-type="string" office:string-value="(24) - mycka - Vestavna; Candy; CDI 5015; [DSC_7509.jpg]" calcext:value-type="string">
            <text:p>(24) - mycka - Vestavna; Candy; CDI 5015; [DSC_7509.jpg]</text:p>
          </table:table-cell>
          <table:table-cell table:style-name="ce21" table:formula="of:=[Evidence.F28]" office:value-type="float" office:value="12390" calcext:value-type="float">
            <text:p>12,390 Kč</text:p>
          </table:table-cell>
          <table:table-cell table:style-name="ce27"/>
          <table:table-cell table:style-name="ce34"/>
          <table:table-cell table:style-name="ce34" table:formula="of:=IF(ISNUMBER([Evidence.G28]);2014-[Evidence.G28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3])/100)*[.B33]" office:value-type="currency" office:currency="CZK" office:value="12390" calcext:value-type="currency">
            <text:p>12,390.00 Kč </text:p>
          </table:table-cell>
          <table:table-cell table:number-columns-repeated="1017"/>
        </table:table-row>
        <table:table-row table:style-name="ro6">
          <table:table-cell table:formula="of:=IF([Evidence.D29]&lt;&gt;&quot;&quot;;CONCATENATE(&quot;(&quot;;[Evidence.A29];&quot;) - &quot;;[Evidence.D29];&quot; - &quot;;[Evidence.E29];&quot;; [&quot;;[Evidence.H29];&quot;]&quot;);&quot;EMPTY&quot;)" office:value-type="string" office:string-value="(25) - varna deska - Brandt, indukcni, TI612XTI, 4x plotna s Boost a casovacem; ; [20140625_0024.jpg]" calcext:value-type="string">
            <text:p>(25) - varna deska - Brandt, indukcni, TI612XTI, 4x plotna s Boost a casovacem; ; [20140625_0024.jpg]</text:p>
          </table:table-cell>
          <table:table-cell table:style-name="ce21" table:formula="of:=[Evidence.F29]" office:value-type="float" office:value="15940" calcext:value-type="float">
            <text:p>15,940 Kč</text:p>
          </table:table-cell>
          <table:table-cell table:style-name="ce27"/>
          <table:table-cell table:style-name="ce34"/>
          <table:table-cell table:style-name="ce34" table:formula="of:=IF(ISNUMBER([Evidence.G29]);2014-[Evidence.G29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972])/100)*[.B972]" office:value-type="currency" office:currency="CZK" office:value="513325" calcext:value-type="currency">
            <text:p>513,325.00 Kč </text:p>
          </table:table-cell>
          <table:table-cell table:number-columns-repeated="1017"/>
        </table:table-row>
        <table:table-row table:style-name="ro6">
          <table:table-cell table:formula="of:=IF([Evidence.D30]&lt;&gt;&quot;&quot;;CONCATENATE(&quot;(&quot;;[Evidence.A30];&quot;) - &quot;;[Evidence.D30];&quot; - &quot;;[Evidence.E30];&quot;; [&quot;;[Evidence.H30];&quot;]&quot;);&quot;EMPTY&quot;)" office:value-type="string" office:string-value="(26) - digestor - baumatic, isl5ss; [_APE0812.jpg _APE0817.jpg]" calcext:value-type="string">
            <text:p>(26) - digestor - baumatic, isl5ss; [_APE0812.jpg _APE0817.jpg]</text:p>
          </table:table-cell>
          <table:table-cell table:style-name="ce21" table:formula="of:=[Evidence.F30]" office:value-type="float" office:value="14400" calcext:value-type="float">
            <text:p>14,400 Kč</text:p>
          </table:table-cell>
          <table:table-cell table:style-name="ce27"/>
          <table:table-cell table:style-name="ce34"/>
          <table:table-cell table:style-name="ce34" table:formula="of:=IF(ISNUMBER([Evidence.G30]);2014-[Evidence.G30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5])/100)*[.B35]" office:value-type="currency" office:currency="CZK" office:value="14400" calcext:value-type="currency">
            <text:p>14,400.00 Kč </text:p>
          </table:table-cell>
          <table:table-cell table:number-columns-repeated="1017"/>
        </table:table-row>
        <table:table-row table:style-name="ro6">
          <table:table-cell table:formula="of:=IF([Evidence.D31]&lt;&gt;&quot;&quot;;CONCATENATE(&quot;(&quot;;[Evidence.A31];&quot;) - &quot;;[Evidence.D31];&quot; - &quot;;[Evidence.E31];&quot;; [&quot;;[Evidence.H31];&quot;]&quot;);&quot;EMPTY&quot;)" office:value-type="string" office:string-value="(27) - drez - Shock; Arco C-150; Povrch a barva poskozeny splodinami horeni.; [DSC_7505.jpg]" calcext:value-type="string">
            <text:p>(27) - drez - Shock; Arco C-150; Povrch a barva poskozeny splodinami horeni.; [DSC_7505.jpg]</text:p>
          </table:table-cell>
          <table:table-cell table:style-name="ce21" table:formula="of:=[Evidence.F31]" office:value-type="float" office:value="14508" calcext:value-type="float">
            <text:p>14,508 Kč</text:p>
          </table:table-cell>
          <table:table-cell table:style-name="ce27"/>
          <table:table-cell table:style-name="ce34"/>
          <table:table-cell table:style-name="ce34" table:formula="of:=IF(ISNUMBER([Evidence.G31]);2014-[Evidence.G31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6])/100)*[.B36]" office:value-type="currency" office:currency="CZK" office:value="14508" calcext:value-type="currency">
            <text:p>14,508.00 Kč </text:p>
          </table:table-cell>
          <table:table-cell table:number-columns-repeated="1017"/>
        </table:table-row>
        <table:table-row table:style-name="ro6">
          <table:table-cell table:formula="of:=IF([Evidence.D32]&lt;&gt;&quot;&quot;;CONCATENATE(&quot;(&quot;;[Evidence.A32];&quot;) - &quot;;[Evidence.D32];&quot; - &quot;;[Evidence.E32];&quot;; [&quot;;[Evidence.H32];&quot;]&quot;);&quot;EMPTY&quot;)" office:value-type="string" office:string-value="(28) - konvice na vodu (filtrovaci) - Brita – cca 1,5L; ; [20140625_0023.jpg]" calcext:value-type="string">
            <text:p>(28) - konvice na vodu (filtrovaci) - Brita – cca 1,5L; ; [20140625_0023.jpg]</text:p>
          </table:table-cell>
          <table:table-cell table:style-name="ce21" table:formula="of:=[Evidence.F32]" office:value-type="float" office:value="1000" calcext:value-type="float">
            <text:p>1,000 Kč</text:p>
          </table:table-cell>
          <table:table-cell table:style-name="ce27"/>
          <table:table-cell table:style-name="ce34"/>
          <table:table-cell table:style-name="ce34" table:formula="of:=IF(ISNUMBER([Evidence.G32]);2014-[Evidence.G32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37])/100)*[.B37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6">
          <table:table-cell table:formula="of:=IF([Evidence.D33]&lt;&gt;&quot;&quot;;CONCATENATE(&quot;(&quot;;[Evidence.A33];&quot;) - &quot;;[Evidence.D33];&quot; - &quot;;[Evidence.E33];&quot;; [&quot;;[Evidence.H33];&quot;]&quot;);&quot;EMPTY&quot;)" office:value-type="string" office:string-value="(29) - konvice na vodu (na sporak) - TBD; plast neodnimatelneho madla zanesen, take: 20140625_0023.jpg; [_APE0793.jpg 20140625_0023.jpg]" calcext:value-type="string">
            <text:p>(29) - konvice na vodu (na sporak) - TBD; plast neodnimatelneho madla zanesen, take: 20140625_0023.jpg; [_APE0793.jpg 20140625_0023.jpg]</text:p>
          </table:table-cell>
          <table:table-cell table:style-name="ce21" table:formula="of:=[Evidence.F33]" office:value-type="float" office:value="1000" calcext:value-type="float">
            <text:p>1,000 Kč</text:p>
          </table:table-cell>
          <table:table-cell table:style-name="ce27"/>
          <table:table-cell table:style-name="ce34"/>
          <table:table-cell table:style-name="ce34" table:formula="of:=IF(ISNUMBER([Evidence.G33]);2014-[Evidence.G33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38])/100)*[.B38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9">
          <table:table-cell table:formula="of:=IF([Evidence.D34]&lt;&gt;&quot;&quot;;CONCATENATE(&quot;(&quot;;[Evidence.A34];&quot;) - &quot;;[Evidence.D34];&quot; - &quot;;[Evidence.E34];&quot;; [&quot;;[Evidence.H34];&quot;]&quot;);&quot;EMPTY&quot;)" office:value-type="string" office:string-value="(30) - podnost na jidlo – plast +&#10;Detsky hrnek - S obrazkem krtecka; Vyrobky poskozeny splodinamy horeni a zarem; [_APE0799.jpg]" calcext:value-type="string">
            <text:p>(30) - podnost na jidlo – plast +</text:p>
            <text:p>Detsky hrnek - S obrazkem krtecka; Vyrobky poskozeny splodinamy horeni a zarem; [_APE0799.jpg]</text:p>
          </table:table-cell>
          <table:table-cell table:style-name="ce21" table:formula="of:=[Evidence.F34]" office:value-type="float" office:value="218" calcext:value-type="float">
            <text:p>218 Kč</text:p>
          </table:table-cell>
          <table:table-cell table:style-name="ce27"/>
          <table:table-cell table:style-name="ce34"/>
          <table:table-cell table:style-name="ce34" table:formula="of:=IF(ISNUMBER([Evidence.G34]);2014-[Evidence.G34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9])/100)*[.B39]" office:value-type="currency" office:currency="CZK" office:value="218" calcext:value-type="currency">
            <text:p>218.00 Kč </text:p>
          </table:table-cell>
          <table:table-cell table:number-columns-repeated="1017"/>
        </table:table-row>
        <table:table-row table:style-name="ro6">
          <table:table-cell table:formula="of:=IF([Evidence.D35]&lt;&gt;&quot;&quot;;CONCATENATE(&quot;(&quot;;[Evidence.A35];&quot;) - &quot;;[Evidence.D35];&quot; - &quot;;[Evidence.E35];&quot;; [&quot;;[Evidence.H35];&quot;]&quot;);&quot;EMPTY&quot;)" office:value-type="string" office:string-value="(31) - podnost na jidlo – vetsi - ; na obr. Pod drevenymi prkenky; [_APE0799.jpg]" calcext:value-type="string">
            <text:p>(31) - podnost na jidlo – vetsi - ; na obr. Pod drevenymi prkenky; [_APE0799.jpg]</text:p>
          </table:table-cell>
          <table:table-cell table:style-name="ce21" table:formula="of:=[Evidence.F35]" office:value-type="float" office:value="400" calcext:value-type="float">
            <text:p>400 Kč</text:p>
          </table:table-cell>
          <table:table-cell table:style-name="ce27"/>
          <table:table-cell table:style-name="ce34"/>
          <table:table-cell table:style-name="ce34" table:formula="of:=IF(ISNUMBER([Evidence.G35]);2014-[Evidence.G35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40])/100)*[.B40]" office:value-type="currency" office:currency="CZK" office:value="400" calcext:value-type="currency">
            <text:p>400.00 Kč </text:p>
          </table:table-cell>
          <table:table-cell table:number-columns-repeated="1017"/>
        </table:table-row>
        <table:table-row table:style-name="ro6">
          <table:table-cell table:formula="of:=IF([Evidence.D36]&lt;&gt;&quot;&quot;;CONCATENATE(&quot;(&quot;;[Evidence.A36];&quot;) - &quot;;[Evidence.D36];&quot; - &quot;;[Evidence.E36];&quot;; [&quot;;[Evidence.H36];&quot;]&quot;);&quot;EMPTY&quot;)" office:value-type="string" office:string-value="(32) - Kuchynske drevene prkenko 2x - dve velikosti; na foto. Jsou prelozeny pres sebe; [_APE0799.jpg]" calcext:value-type="string">
            <text:p>(32) - Kuchynske drevene prkenko 2x - dve velikosti; na foto. Jsou prelozeny pres sebe; [_APE0799.jpg]</text:p>
          </table:table-cell>
          <table:table-cell table:style-name="ce21" table:formula="of:=[Evidence.F36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36]);2014-[Evidence.G36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41])/100)*[.B41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37]&lt;&gt;&quot;&quot;;CONCATENATE(&quot;(&quot;;[Evidence.A37];&quot;) - &quot;;[Evidence.D37];&quot; - &quot;;[Evidence.E37];&quot;; [&quot;;[Evidence.H37];&quot;]&quot;);&quot;EMPTY&quot;)" office:value-type="string" office:string-value="(33) - Keramicka miska - umelecke dilo; miska neni po celem povrchu glazurovana, kour (smrad) nelze odstratnit; [20140625_0024.jpg]" calcext:value-type="string">
            <text:p>(33) - Keramicka miska - umelecke dilo; miska neni po celem povrchu glazurovana, kour (smrad) nelze odstratnit; [20140625_0024.jpg]</text:p>
          </table:table-cell>
          <table:table-cell table:style-name="ce21" table:formula="of:=[Evidence.F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]);2014-[Evidence.G37];&quot;&quot;)">
            <text:p/>
          </table:table-cell>
          <table:table-cell table:style-name="ce20"/>
          <table:table-cell table:style-name="ce50" table:formula="of:=((100-[.F42])/100)*[.B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]&lt;&gt;&quot;&quot;;CONCATENATE(&quot;(&quot;;[Evidence.A38];&quot;) - &quot;;[Evidence.D38];&quot; - &quot;;[Evidence.E38];&quot;; [&quot;;[Evidence.H38];&quot;]&quot;);&quot;EMPTY&quot;)" office:value-type="string" office:string-value="" calcext:value-type="error">
            <text:p>#NAME?</text:p>
          </table:table-cell>
          <table:table-cell table:style-name="ce21" table:formula="of:=[Evidence.F38]" office:value-type="float" office:value="1200" calcext:value-type="float">
            <text:p>1,200 Kč</text:p>
          </table:table-cell>
          <table:table-cell table:style-name="ce27"/>
          <table:table-cell table:style-name="ce34"/>
          <table:table-cell table:style-name="ce34" table:formula="of:=IF(ISNUMBER([Evidence.G38]);2014-[Evidence.G38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43])/100)*[.B43]" office:value-type="currency" office:currency="CZK" office:value="1200" calcext:value-type="currency">
            <text:p>1,200.00 Kč </text:p>
          </table:table-cell>
          <table:table-cell table:number-columns-repeated="1017"/>
        </table:table-row>
        <table:table-row table:style-name="ro6">
          <table:table-cell table:formula="of:=IF([Evidence.D39]&lt;&gt;&quot;&quot;;CONCATENATE(&quot;(&quot;;[Evidence.A39];&quot;) - &quot;;[Evidence.D39];&quot; - &quot;;[Evidence.E39];&quot;; [&quot;;[Evidence.H39];&quot;]&quot;);&quot;EMPTY&quot;)" office:value-type="string" office:string-value="" calcext:value-type="error">
            <text:p>#NAME?</text:p>
          </table:table-cell>
          <table:table-cell table:style-name="ce21" table:formula="of:=[Evidence.F39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39]);2014-[Evidence.G39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44])/100)*[.B44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40]&lt;&gt;&quot;&quot;;CONCATENATE(&quot;(&quot;;[Evidence.A40];&quot;) - &quot;;[Evidence.D40];&quot; - &quot;;[Evidence.E40];&quot;; [&quot;;[Evidence.H40];&quot;]&quot;);&quot;EMPTY&quot;)" office:value-type="string" office:string-value="" calcext:value-type="error">
            <text:p>#NAME?</text:p>
          </table:table-cell>
          <table:table-cell table:style-name="ce21" table:formula="of:=[Evidence.F40]" office:value-type="float" office:value="120" calcext:value-type="float">
            <text:p>120 Kč</text:p>
          </table:table-cell>
          <table:table-cell table:style-name="ce27"/>
          <table:table-cell table:style-name="ce34"/>
          <table:table-cell table:style-name="ce34" table:formula="of:=IF(ISNUMBER([Evidence.G40]);2014-[Evidence.G4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45])/100)*[.B45]" office:value-type="currency" office:currency="CZK" office:value="120" calcext:value-type="currency">
            <text:p>120.00 Kč </text:p>
          </table:table-cell>
          <table:table-cell table:number-columns-repeated="1017"/>
        </table:table-row>
        <table:table-row table:style-name="ro6">
          <table:table-cell table:formula="of:=IF([Evidence.D41]&lt;&gt;&quot;&quot;;CONCATENATE(&quot;(&quot;;[Evidence.A41];&quot;) - &quot;;[Evidence.D41];&quot; - &quot;;[Evidence.E41];&quot;; [&quot;;[Evidence.H41];&quot;]&quot;);&quot;EMPTY&quot;)" office:value-type="string" office:string-value="" calcext:value-type="error">
            <text:p>#NAME?</text:p>
          </table:table-cell>
          <table:table-cell table:style-name="ce21" table:formula="of:=[Evidence.F41]" office:value-type="float" office:value="2100" calcext:value-type="float">
            <text:p>2,100 Kč</text:p>
          </table:table-cell>
          <table:table-cell table:style-name="ce27"/>
          <table:table-cell table:style-name="ce34"/>
          <table:table-cell table:style-name="ce34" table:formula="of:=IF(ISNUMBER([Evidence.G41]);2014-[Evidence.G41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46])/100)*[.B46]" office:value-type="currency" office:currency="CZK" office:value="2100" calcext:value-type="currency">
            <text:p>2,100.00 Kč </text:p>
          </table:table-cell>
          <table:table-cell table:number-columns-repeated="1017"/>
        </table:table-row>
        <table:table-row table:style-name="ro6">
          <table:table-cell table:formula="of:=IF([Evidence.D42]&lt;&gt;&quot;&quot;;CONCATENATE(&quot;(&quot;;[Evidence.A42];&quot;) - &quot;;[Evidence.D42];&quot; - &quot;;[Evidence.E42];&quot;; [&quot;;[Evidence.H42];&quot;]&quot;);&quot;EMPTY&quot;)" office:value-type="string" office:string-value="" calcext:value-type="error">
            <text:p>#NAME?</text:p>
          </table:table-cell>
          <table:table-cell table:style-name="ce21" table:formula="of:=[Evidence.F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]);2014-[Evidence.G42];&quot;&quot;)">
            <text:p/>
          </table:table-cell>
          <table:table-cell table:style-name="ce20"/>
          <table:table-cell table:style-name="ce50" table:formula="of:=((100-[.F47])/100)*[.B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]&lt;&gt;&quot;&quot;;CONCATENATE(&quot;(&quot;;[Evidence.A43];&quot;) - &quot;;[Evidence.D43];&quot; - &quot;;[Evidence.E43];&quot;; [&quot;;[Evidence.H43];&quot;]&quot;);&quot;EMPTY&quot;)" office:value-type="string" office:string-value="" calcext:value-type="error">
            <text:p>#NAME?</text:p>
          </table:table-cell>
          <table:table-cell table:style-name="ce21" table:formula="of:=[Evidence.F43]" office:value-type="float" office:value="250" calcext:value-type="float">
            <text:p>250 Kč</text:p>
          </table:table-cell>
          <table:table-cell table:style-name="ce27"/>
          <table:table-cell table:style-name="ce34"/>
          <table:table-cell table:style-name="ce34" table:formula="of:=IF(ISNUMBER([Evidence.G43]);2014-[Evidence.G43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48])/100)*[.B48]" office:value-type="currency" office:currency="CZK" office:value="250" calcext:value-type="currency">
            <text:p>250.00 Kč </text:p>
          </table:table-cell>
          <table:table-cell table:number-columns-repeated="1017"/>
        </table:table-row>
        <table:table-row table:style-name="ro6">
          <table:table-cell table:formula="of:=IF([Evidence.D44]&lt;&gt;&quot;&quot;;CONCATENATE(&quot;(&quot;;[Evidence.A44];&quot;) - &quot;;[Evidence.D44];&quot; - &quot;;[Evidence.E44];&quot;; [&quot;;[Evidence.H44];&quot;]&quot;);&quot;EMPTY&quot;)" office:value-type="string" office:string-value="" calcext:value-type="error">
            <text:p>#NAME?</text:p>
          </table:table-cell>
          <table:table-cell table:style-name="ce21" table:formula="of:=[Evidence.F44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44]);2014-[Evidence.G44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49])/100)*[.B49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45]&lt;&gt;&quot;&quot;;CONCATENATE(&quot;(&quot;;[Evidence.A45];&quot;) - &quot;;[Evidence.D45];&quot; - &quot;;[Evidence.E45];&quot;; [&quot;;[Evidence.H45];&quot;]&quot;);&quot;EMPTY&quot;)" office:value-type="string" office:string-value="" calcext:value-type="error">
            <text:p>#NAME?</text:p>
          </table:table-cell>
          <table:table-cell table:style-name="ce21" table:formula="of:=[Evidence.F45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45]);2014-[Evidence.G45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50])/100)*[.B50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46]&lt;&gt;&quot;&quot;;CONCATENATE(&quot;(&quot;;[Evidence.A46];&quot;) - &quot;;[Evidence.D46];&quot; - &quot;;[Evidence.E46];&quot;; [&quot;;[Evidence.H46];&quot;]&quot;);&quot;EMPTY&quot;)" office:value-type="string" office:string-value="" calcext:value-type="error">
            <text:p>#NAME?</text:p>
          </table:table-cell>
          <table:table-cell table:style-name="ce21" table:formula="of:=[Evidence.F46]" office:value-type="float" office:value="500" calcext:value-type="float">
            <text:p>500 Kč</text:p>
          </table:table-cell>
          <table:table-cell table:style-name="ce27"/>
          <table:table-cell table:style-name="ce34"/>
          <table:table-cell table:style-name="ce34" table:formula="of:=IF(ISNUMBER([Evidence.G46]);2014-[Evidence.G46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51])/100)*[.B51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6">
          <table:table-cell table:formula="of:=IF([Evidence.D47]&lt;&gt;&quot;&quot;;CONCATENATE(&quot;(&quot;;[Evidence.A47];&quot;) - &quot;;[Evidence.D47];&quot; - &quot;;[Evidence.E47];&quot;; [&quot;;[Evidence.H47];&quot;]&quot;);&quot;EMPTY&quot;)" office:value-type="string" office:string-value="" calcext:value-type="error">
            <text:p>#NAME?</text:p>
          </table:table-cell>
          <table:table-cell table:style-name="ce21" table:formula="of:=[Evidence.F47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47]);2014-[Evidence.G47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2])/100)*[.B52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48]&lt;&gt;&quot;&quot;;CONCATENATE(&quot;(&quot;;[Evidence.A48];&quot;) - &quot;;[Evidence.D48];&quot; - &quot;;[Evidence.E48];&quot;; [&quot;;[Evidence.H48];&quot;]&quot;);&quot;EMPTY&quot;)" office:value-type="string" office:string-value="" calcext:value-type="error">
            <text:p>#NAME?</text:p>
          </table:table-cell>
          <table:table-cell table:style-name="ce21" table:formula="of:=[Evidence.F48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48]);2014-[Evidence.G48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3])/100)*[.B53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49]&lt;&gt;&quot;&quot;;CONCATENATE(&quot;(&quot;;[Evidence.A49];&quot;) - &quot;;[Evidence.D49];&quot; - &quot;;[Evidence.E49];&quot;; [&quot;;[Evidence.H49];&quot;]&quot;);&quot;EMPTY&quot;)" office:value-type="string" office:string-value="" calcext:value-type="error">
            <text:p>#NAME?</text:p>
          </table:table-cell>
          <table:table-cell table:style-name="ce21" table:formula="of:=[Evidence.F49]" office:value-type="float" office:value="400" calcext:value-type="float">
            <text:p>400 Kč</text:p>
          </table:table-cell>
          <table:table-cell table:style-name="ce27"/>
          <table:table-cell table:style-name="ce34"/>
          <table:table-cell table:style-name="ce34" table:formula="of:=IF(ISNUMBER([Evidence.G49]);2014-[Evidence.G49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4])/100)*[.B54]" office:value-type="currency" office:currency="CZK" office:value="400" calcext:value-type="currency">
            <text:p>400.00 Kč </text:p>
          </table:table-cell>
          <table:table-cell table:number-columns-repeated="1017"/>
        </table:table-row>
        <table:table-row table:style-name="ro6">
          <table:table-cell table:formula="of:=IF([Evidence.D50]&lt;&gt;&quot;&quot;;CONCATENATE(&quot;(&quot;;[Evidence.A50];&quot;) - &quot;;[Evidence.D50];&quot; - &quot;;[Evidence.E50];&quot;; [&quot;;[Evidence.H50];&quot;]&quot;);&quot;EMPTY&quot;)" office:value-type="string" office:string-value="" calcext:value-type="error">
            <text:p>#NAME?</text:p>
          </table:table-cell>
          <table:table-cell table:style-name="ce21" table:formula="of:=[Evidence.F50]" office:value-type="float" office:value="2000" calcext:value-type="float">
            <text:p>2,000 Kč</text:p>
          </table:table-cell>
          <table:table-cell table:style-name="ce27"/>
          <table:table-cell table:style-name="ce34"/>
          <table:table-cell table:style-name="ce34" table:formula="of:=IF(ISNUMBER([Evidence.G50]);2014-[Evidence.G5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55])/100)*[.B55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6">
          <table:table-cell table:formula="of:=IF([Evidence.D51]&lt;&gt;&quot;&quot;;CONCATENATE(&quot;(&quot;;[Evidence.A51];&quot;) - &quot;;[Evidence.D51];&quot; - &quot;;[Evidence.E51];&quot;; [&quot;;[Evidence.H51];&quot;]&quot;);&quot;EMPTY&quot;)" office:value-type="string" office:string-value="" calcext:value-type="error">
            <text:p>#NAME?</text:p>
          </table:table-cell>
          <table:table-cell table:style-name="ce21" table:formula="of:=[Evidence.F51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51]);2014-[Evidence.G51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56])/100)*[.B56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52]&lt;&gt;&quot;&quot;;CONCATENATE(&quot;(&quot;;[Evidence.A52];&quot;) - &quot;;[Evidence.D52];&quot; - &quot;;[Evidence.E52];&quot;; [&quot;;[Evidence.H52];&quot;]&quot;);&quot;EMPTY&quot;)" office:value-type="string" office:string-value="" calcext:value-type="error">
            <text:p>#NAME?</text:p>
          </table:table-cell>
          <table:table-cell table:style-name="ce21" table:formula="of:=[Evidence.F52]" office:value-type="float" office:value="249" calcext:value-type="float">
            <text:p>249 Kč</text:p>
          </table:table-cell>
          <table:table-cell table:style-name="ce27"/>
          <table:table-cell table:style-name="ce34"/>
          <table:table-cell table:style-name="ce34" table:formula="of:=IF(ISNUMBER([Evidence.G52]);2014-[Evidence.G52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7])/100)*[.B57]" office:value-type="currency" office:currency="CZK" office:value="249" calcext:value-type="currency">
            <text:p>249.00 Kč </text:p>
          </table:table-cell>
          <table:table-cell table:number-columns-repeated="1017"/>
        </table:table-row>
        <table:table-row table:style-name="ro6">
          <table:table-cell table:formula="of:=IF([Evidence.D53]&lt;&gt;&quot;&quot;;CONCATENATE(&quot;(&quot;;[Evidence.A53];&quot;) - &quot;;[Evidence.D53];&quot; - &quot;;[Evidence.E53];&quot;; [&quot;;[Evidence.H53];&quot;]&quot;);&quot;EMPTY&quot;)" office:value-type="string" office:string-value="" calcext:value-type="error">
            <text:p>#NAME?</text:p>
          </table:table-cell>
          <table:table-cell table:style-name="ce21" table:formula="of:=[Evidence.F53]" office:value-type="float" office:value="900" calcext:value-type="float">
            <text:p>900 Kč</text:p>
          </table:table-cell>
          <table:table-cell table:style-name="ce27"/>
          <table:table-cell table:style-name="ce34"/>
          <table:table-cell table:style-name="ce34" table:formula="of:=IF(ISNUMBER([Evidence.G53]);2014-[Evidence.G53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58])/100)*[.B58]" office:value-type="currency" office:currency="CZK" office:value="900" calcext:value-type="currency">
            <text:p>900.00 Kč </text:p>
          </table:table-cell>
          <table:table-cell table:number-columns-repeated="1017"/>
        </table:table-row>
        <table:table-row table:style-name="ro6">
          <table:table-cell table:formula="of:=IF([Evidence.D54]&lt;&gt;&quot;&quot;;CONCATENATE(&quot;(&quot;;[Evidence.A54];&quot;) - &quot;;[Evidence.D54];&quot; - &quot;;[Evidence.E54];&quot;; [&quot;;[Evidence.H54];&quot;]&quot;);&quot;EMPTY&quot;)" office:value-type="string" office:string-value="" calcext:value-type="error">
            <text:p>#NAME?</text:p>
          </table:table-cell>
          <table:table-cell table:style-name="ce21" table:formula="of:=[Evidence.F54]" office:value-type="float" office:value="69" calcext:value-type="float">
            <text:p>69 Kč</text:p>
          </table:table-cell>
          <table:table-cell table:style-name="ce27"/>
          <table:table-cell table:style-name="ce34"/>
          <table:table-cell table:style-name="ce34" table:formula="of:=IF(ISNUMBER([Evidence.G54]);2014-[Evidence.G54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9])/100)*[.B59]" office:value-type="currency" office:currency="CZK" office:value="69" calcext:value-type="currency">
            <text:p>69.00 Kč </text:p>
          </table:table-cell>
          <table:table-cell table:number-columns-repeated="1017"/>
        </table:table-row>
        <table:table-row table:style-name="ro6">
          <table:table-cell table:formula="of:=IF([Evidence.D55]&lt;&gt;&quot;&quot;;CONCATENATE(&quot;(&quot;;[Evidence.A55];&quot;) - &quot;;[Evidence.D55];&quot; - &quot;;[Evidence.E55];&quot;; [&quot;;[Evidence.H55];&quot;]&quot;);&quot;EMPTY&quot;)" office:value-type="string" office:string-value="" calcext:value-type="error">
            <text:p>#NAME?</text:p>
          </table:table-cell>
          <table:table-cell table:style-name="ce21" table:formula="of:=[Evidence.F55]" office:value-type="float" office:value="1427" calcext:value-type="float">
            <text:p>1,427 Kč</text:p>
          </table:table-cell>
          <table:table-cell table:style-name="ce27"/>
          <table:table-cell table:style-name="ce34"/>
          <table:table-cell table:style-name="ce34" table:formula="of:=IF(ISNUMBER([Evidence.G55]);2014-[Evidence.G55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60])/100)*[.B60]" office:value-type="currency" office:currency="CZK" office:value="1427" calcext:value-type="currency">
            <text:p>1,427.00 Kč </text:p>
          </table:table-cell>
          <table:table-cell table:number-columns-repeated="1017"/>
        </table:table-row>
        <table:table-row table:style-name="ro6">
          <table:table-cell table:formula="of:=IF([Evidence.D56]&lt;&gt;&quot;&quot;;CONCATENATE(&quot;(&quot;;[Evidence.A56];&quot;) - &quot;;[Evidence.D56];&quot; - &quot;;[Evidence.E56];&quot;; [&quot;;[Evidence.H56];&quot;]&quot;);&quot;EMPTY&quot;)" office:value-type="string" office:string-value="" calcext:value-type="error">
            <text:p>#NAME?</text:p>
          </table:table-cell>
          <table:table-cell table:style-name="ce21" table:formula="of:=[Evidence.F56]" office:value-type="float" office:value="2000" calcext:value-type="float">
            <text:p>2,000 Kč</text:p>
          </table:table-cell>
          <table:table-cell table:style-name="ce27"/>
          <table:table-cell table:style-name="ce34"/>
          <table:table-cell table:style-name="ce34" table:formula="of:=IF(ISNUMBER([Evidence.G56]);2014-[Evidence.G56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61])/100)*[.B61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6">
          <table:table-cell table:formula="of:=IF([Evidence.D57]&lt;&gt;&quot;&quot;;CONCATENATE(&quot;(&quot;;[Evidence.A57];&quot;) - &quot;;[Evidence.D57];&quot; - &quot;;[Evidence.E57];&quot;; [&quot;;[Evidence.H57];&quot;]&quot;);&quot;EMPTY&quot;)" office:value-type="string" office:string-value="" calcext:value-type="error">
            <text:p>#NAME?</text:p>
          </table:table-cell>
          <table:table-cell table:style-name="ce21" table:formula="of:=[Evidence.F57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57]);2014-[Evidence.G57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62])/100)*[.B62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58]&lt;&gt;&quot;&quot;;CONCATENATE(&quot;(&quot;;[Evidence.A58];&quot;) - &quot;;[Evidence.D58];&quot; - &quot;;[Evidence.E58];&quot;; [&quot;;[Evidence.H58];&quot;]&quot;);&quot;EMPTY&quot;)" office:value-type="string" office:string-value="" calcext:value-type="error">
            <text:p>#NAME?</text:p>
          </table:table-cell>
          <table:table-cell table:style-name="ce21" table:formula="of:=[Evidence.F58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58]);2014-[Evidence.G58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63])/100)*[.B63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59]&lt;&gt;&quot;&quot;;CONCATENATE(&quot;(&quot;;[Evidence.A59];&quot;) - &quot;;[Evidence.D59];&quot; - &quot;;[Evidence.E59];&quot;; [&quot;;[Evidence.H59];&quot;]&quot;);&quot;EMPTY&quot;)" office:value-type="string" office:string-value="" calcext:value-type="error">
            <text:p>#NAME?</text:p>
          </table:table-cell>
          <table:table-cell table:style-name="ce21" table:formula="of:=[Evidence.F59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59]);2014-[Evidence.G59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64])/100)*[.B64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60]&lt;&gt;&quot;&quot;;CONCATENATE(&quot;(&quot;;[Evidence.A60];&quot;) - &quot;;[Evidence.D60];&quot; - &quot;;[Evidence.E60];&quot;; [&quot;;[Evidence.H60];&quot;]&quot;);&quot;EMPTY&quot;)" office:value-type="string" office:string-value="" calcext:value-type="error">
            <text:p>#NAME?</text:p>
          </table:table-cell>
          <table:table-cell table:style-name="ce21" table:formula="of:=[Evidence.F60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60]);2014-[Evidence.G6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65])/100)*[.B65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61]&lt;&gt;&quot;&quot;;CONCATENATE(&quot;(&quot;;[Evidence.A61];&quot;) - &quot;;[Evidence.D61];&quot; - &quot;;[Evidence.E61];&quot;; [&quot;;[Evidence.H61];&quot;]&quot;);&quot;EMPTY&quot;)" office:value-type="string" office:string-value="" calcext:value-type="error">
            <text:p>#NAME?</text:p>
          </table:table-cell>
          <table:table-cell table:style-name="ce21" table:formula="of:=[Evidence.F61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61]);2014-[Evidence.G61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66])/100)*[.B66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62]&lt;&gt;&quot;&quot;;CONCATENATE(&quot;(&quot;;[Evidence.A62];&quot;) - &quot;;[Evidence.D62];&quot; - &quot;;[Evidence.E62];&quot;; [&quot;;[Evidence.H62];&quot;]&quot;);&quot;EMPTY&quot;)" office:value-type="string" office:string-value="" calcext:value-type="error">
            <text:p>#NAME?</text:p>
          </table:table-cell>
          <table:table-cell table:style-name="ce21" table:formula="of:=[Evidence.F62]" office:value-type="float" office:value="1500" calcext:value-type="float">
            <text:p>1,500 Kč</text:p>
          </table:table-cell>
          <table:table-cell table:style-name="ce27"/>
          <table:table-cell table:style-name="ce34"/>
          <table:table-cell table:style-name="ce34" table:formula="of:=IF(ISNUMBER([Evidence.G62]);2014-[Evidence.G62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67])/100)*[.B67]" office:value-type="currency" office:currency="CZK" office:value="1500" calcext:value-type="currency">
            <text:p>1,500.00 Kč </text:p>
          </table:table-cell>
          <table:table-cell table:number-columns-repeated="1017"/>
        </table:table-row>
        <table:table-row table:style-name="ro6">
          <table:table-cell table:formula="of:=IF([Evidence.D63]&lt;&gt;&quot;&quot;;CONCATENATE(&quot;(&quot;;[Evidence.A63];&quot;) - &quot;;[Evidence.D63];&quot; - &quot;;[Evidence.E63];&quot;; [&quot;;[Evidence.H63];&quot;]&quot;);&quot;EMPTY&quot;)" office:value-type="string" office:string-value="" calcext:value-type="error">
            <text:p>#NAME?</text:p>
          </table:table-cell>
          <table:table-cell table:style-name="ce21" table:formula="of:=[Evidence.F63]" office:value-type="float" office:value="50" calcext:value-type="float">
            <text:p>50 Kč</text:p>
          </table:table-cell>
          <table:table-cell table:style-name="ce27"/>
          <table:table-cell table:style-name="ce34"/>
          <table:table-cell table:style-name="ce34" table:formula="of:=IF(ISNUMBER([Evidence.G63]);2014-[Evidence.G63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68])/100)*[.B68]" office:value-type="currency" office:currency="CZK" office:value="50" calcext:value-type="currency">
            <text:p>50.00 Kč </text:p>
          </table:table-cell>
          <table:table-cell table:number-columns-repeated="1017"/>
        </table:table-row>
        <table:table-row table:style-name="ro6">
          <table:table-cell table:formula="of:=IF([Evidence.D64]&lt;&gt;&quot;&quot;;CONCATENATE(&quot;(&quot;;[Evidence.A64];&quot;) - &quot;;[Evidence.D64];&quot; - &quot;;[Evidence.E64];&quot;; [&quot;;[Evidence.H64];&quot;]&quot;);&quot;EMPTY&quot;)" office:value-type="string" office:string-value="" calcext:value-type="error">
            <text:p>#NAME?</text:p>
          </table:table-cell>
          <table:table-cell table:style-name="ce21" table:formula="of:=[Evidence.F64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64]);2014-[Evidence.G64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69])/100)*[.B69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65]&lt;&gt;&quot;&quot;;CONCATENATE(&quot;(&quot;;[Evidence.A65];&quot;) - &quot;;[Evidence.D65];&quot; - &quot;;[Evidence.E65];&quot;; [&quot;;[Evidence.H65];&quot;]&quot;);&quot;EMPTY&quot;)" office:value-type="string" office:string-value="" calcext:value-type="error">
            <text:p>#NAME?</text:p>
          </table:table-cell>
          <table:table-cell table:style-name="ce21" table:formula="of:=[Evidence.F65]" office:value-type="float" office:value="60" calcext:value-type="float">
            <text:p>60 Kč</text:p>
          </table:table-cell>
          <table:table-cell table:style-name="ce27"/>
          <table:table-cell table:style-name="ce34"/>
          <table:table-cell table:style-name="ce34" table:formula="of:=IF(ISNUMBER([Evidence.G65]);2014-[Evidence.G65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70])/100)*[.B70]" office:value-type="currency" office:currency="CZK" office:value="60" calcext:value-type="currency">
            <text:p>60.00 Kč </text:p>
          </table:table-cell>
          <table:table-cell table:number-columns-repeated="1017"/>
        </table:table-row>
        <table:table-row table:style-name="ro6">
          <table:table-cell table:formula="of:=IF([Evidence.D66]&lt;&gt;&quot;&quot;;CONCATENATE(&quot;(&quot;;[Evidence.A66];&quot;) - &quot;;[Evidence.D66];&quot; - &quot;;[Evidence.E66];&quot;; [&quot;;[Evidence.H66];&quot;]&quot;);&quot;EMPTY&quot;)" office:value-type="string" office:string-value="" calcext:value-type="error">
            <text:p>#NAME?</text:p>
          </table:table-cell>
          <table:table-cell table:style-name="ce21" table:formula="of:=[Evidence.F66]" office:value-type="float" office:value="900" calcext:value-type="float">
            <text:p>900 Kč</text:p>
          </table:table-cell>
          <table:table-cell table:style-name="ce27"/>
          <table:table-cell table:style-name="ce34"/>
          <table:table-cell table:style-name="ce34" table:formula="of:=IF(ISNUMBER([Evidence.G66]);2014-[Evidence.G66];&quot;&quot;)" office:value-type="float" office:value="22" calcext:value-type="float">
            <text:p>22</text:p>
          </table:table-cell>
          <table:table-cell table:style-name="ce20"/>
          <table:table-cell table:style-name="ce50" table:formula="of:=((100-[.F71])/100)*[.B71]" office:value-type="currency" office:currency="CZK" office:value="900" calcext:value-type="currency">
            <text:p>900.00 Kč </text:p>
          </table:table-cell>
          <table:table-cell table:number-columns-repeated="1017"/>
        </table:table-row>
        <table:table-row table:style-name="ro6">
          <table:table-cell table:formula="of:=IF([Evidence.D67]&lt;&gt;&quot;&quot;;CONCATENATE(&quot;(&quot;;[Evidence.A67];&quot;) - &quot;;[Evidence.D67];&quot; - &quot;;[Evidence.E67];&quot;; [&quot;;[Evidence.H67];&quot;]&quot;);&quot;EMPTY&quot;)" office:value-type="string" office:string-value="" calcext:value-type="error">
            <text:p>#NAME?</text:p>
          </table:table-cell>
          <table:table-cell table:style-name="ce21" table:formula="of:=[Evidence.F67]" office:value-type="float" office:value="2000" calcext:value-type="float">
            <text:p>2,000 Kč</text:p>
          </table:table-cell>
          <table:table-cell table:style-name="ce27"/>
          <table:table-cell table:style-name="ce34"/>
          <table:table-cell table:style-name="ce34" table:formula="of:=IF(ISNUMBER([Evidence.G67]);2014-[Evidence.G67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72])/100)*[.B72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6">
          <table:table-cell table:formula="of:=IF([Evidence.D68]&lt;&gt;&quot;&quot;;CONCATENATE(&quot;(&quot;;[Evidence.A68];&quot;) - &quot;;[Evidence.D68];&quot; - &quot;;[Evidence.E68];&quot;; [&quot;;[Evidence.H68];&quot;]&quot;);&quot;EMPTY&quot;)" office:value-type="string" office:string-value="" calcext:value-type="error">
            <text:p>#NAME?</text:p>
          </table:table-cell>
          <table:table-cell table:style-name="ce21" table:formula="of:=[Evidence.F68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68]);2014-[Evidence.G68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73])/100)*[.B73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69]&lt;&gt;&quot;&quot;;CONCATENATE(&quot;(&quot;;[Evidence.A69];&quot;) - &quot;;[Evidence.D69];&quot; - &quot;;[Evidence.E69];&quot;; [&quot;;[Evidence.H69];&quot;]&quot;);&quot;EMPTY&quot;)" office:value-type="string" office:string-value="" calcext:value-type="error">
            <text:p>#NAME?</text:p>
          </table:table-cell>
          <table:table-cell table:style-name="ce21" table:formula="of:=[Evidence.F69]" office:value-type="float" office:value="1200" calcext:value-type="float">
            <text:p>1,200 Kč</text:p>
          </table:table-cell>
          <table:table-cell table:style-name="ce27"/>
          <table:table-cell table:style-name="ce34"/>
          <table:table-cell table:style-name="ce34" table:formula="of:=IF(ISNUMBER([Evidence.G69]);2014-[Evidence.G69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74])/100)*[.B74]" office:value-type="currency" office:currency="CZK" office:value="1200" calcext:value-type="currency">
            <text:p>1,200.00 Kč </text:p>
          </table:table-cell>
          <table:table-cell table:number-columns-repeated="1017"/>
        </table:table-row>
        <table:table-row table:style-name="ro6">
          <table:table-cell table:formula="of:=IF([Evidence.D70]&lt;&gt;&quot;&quot;;CONCATENATE(&quot;(&quot;;[Evidence.A70];&quot;) - &quot;;[Evidence.D70];&quot; - &quot;;[Evidence.E70];&quot;; [&quot;;[Evidence.H70];&quot;]&quot;);&quot;EMPTY&quot;)" office:value-type="string" office:string-value="" calcext:value-type="error">
            <text:p>#NAME?</text:p>
          </table:table-cell>
          <table:table-cell table:style-name="ce21" table:formula="of:=[Evidence.F70]" office:value-type="float" office:value="217" calcext:value-type="float">
            <text:p>217 Kč</text:p>
          </table:table-cell>
          <table:table-cell table:style-name="ce27"/>
          <table:table-cell table:style-name="ce34"/>
          <table:table-cell table:style-name="ce34" table:formula="of:=IF(ISNUMBER([Evidence.G70]);2014-[Evidence.G7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75])/100)*[.B75]" office:value-type="currency" office:currency="CZK" office:value="217" calcext:value-type="currency">
            <text:p>217.00 Kč </text:p>
          </table:table-cell>
          <table:table-cell table:number-columns-repeated="1017"/>
        </table:table-row>
        <table:table-row table:style-name="ro6">
          <table:table-cell table:formula="of:=IF([Evidence.D71]&lt;&gt;&quot;&quot;;CONCATENATE(&quot;(&quot;;[Evidence.A71];&quot;) - &quot;;[Evidence.D71];&quot; - &quot;;[Evidence.E71];&quot;; [&quot;;[Evidence.H71];&quot;]&quot;);&quot;EMPTY&quot;)" office:value-type="string" office:string-value="" calcext:value-type="error">
            <text:p>#NAME?</text:p>
          </table:table-cell>
          <table:table-cell table:style-name="ce21" table:formula="of:=[Evidence.F71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71]);2014-[Evidence.G71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76])/100)*[.B76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72]&lt;&gt;&quot;&quot;;CONCATENATE(&quot;(&quot;;[Evidence.A72];&quot;) - &quot;;[Evidence.D72];&quot; - &quot;;[Evidence.E72];&quot;; [&quot;;[Evidence.H72];&quot;]&quot;);&quot;EMPTY&quot;)" office:value-type="string" office:string-value="" calcext:value-type="error">
            <text:p>#NAME?</text:p>
          </table:table-cell>
          <table:table-cell table:style-name="ce21" table:formula="of:=[Evidence.F72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72]);2014-[Evidence.G72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77])/100)*[.B77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73]&lt;&gt;&quot;&quot;;CONCATENATE(&quot;(&quot;;[Evidence.A73];&quot;) - &quot;;[Evidence.D73];&quot; - &quot;;[Evidence.E73];&quot;; [&quot;;[Evidence.H73];&quot;]&quot;);&quot;EMPTY&quot;)" office:value-type="string" office:string-value="" calcext:value-type="error">
            <text:p>#NAME?</text:p>
          </table:table-cell>
          <table:table-cell table:style-name="ce21" table:formula="of:=[Evidence.F73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73]);2014-[Evidence.G73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78])/100)*[.B78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74]&lt;&gt;&quot;&quot;;CONCATENATE(&quot;(&quot;;[Evidence.A74];&quot;) - &quot;;[Evidence.D74];&quot; - &quot;;[Evidence.E74];&quot;; [&quot;;[Evidence.H74];&quot;]&quot;);&quot;EMPTY&quot;)" office:value-type="string" office:string-value="" calcext:value-type="error">
            <text:p>#NAME?</text:p>
          </table:table-cell>
          <table:table-cell table:style-name="ce21" table:formula="of:=[Evidence.F74]" office:value-type="float" office:value="400" calcext:value-type="float">
            <text:p>400 Kč</text:p>
          </table:table-cell>
          <table:table-cell table:style-name="ce27"/>
          <table:table-cell table:style-name="ce34"/>
          <table:table-cell table:style-name="ce34" table:formula="of:=IF(ISNUMBER([Evidence.G74]);2014-[Evidence.G74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79])/100)*[.B79]" office:value-type="currency" office:currency="CZK" office:value="400" calcext:value-type="currency">
            <text:p>400.00 Kč </text:p>
          </table:table-cell>
          <table:table-cell table:number-columns-repeated="1017"/>
        </table:table-row>
        <table:table-row table:style-name="ro6">
          <table:table-cell table:formula="of:=IF([Evidence.D75]&lt;&gt;&quot;&quot;;CONCATENATE(&quot;(&quot;;[Evidence.A75];&quot;) - &quot;;[Evidence.D75];&quot; - &quot;;[Evidence.E75];&quot;; [&quot;;[Evidence.H75];&quot;]&quot;);&quot;EMPTY&quot;)" office:value-type="string" office:string-value="" calcext:value-type="error">
            <text:p>#NAME?</text:p>
          </table:table-cell>
          <table:table-cell table:style-name="ce21" table:formula="of:=[Evidence.F75]" office:value-type="float" office:value="800" calcext:value-type="float">
            <text:p>800 Kč</text:p>
          </table:table-cell>
          <table:table-cell table:style-name="ce27"/>
          <table:table-cell table:style-name="ce34"/>
          <table:table-cell table:style-name="ce34" table:formula="of:=IF(ISNUMBER([Evidence.G75]);2014-[Evidence.G75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80])/100)*[.B80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6">
          <table:table-cell table:formula="of:=IF([Evidence.D76]&lt;&gt;&quot;&quot;;CONCATENATE(&quot;(&quot;;[Evidence.A76];&quot;) - &quot;;[Evidence.D76];&quot; - &quot;;[Evidence.E76];&quot;; [&quot;;[Evidence.H76];&quot;]&quot;);&quot;EMPTY&quot;)" office:value-type="string" office:string-value="" calcext:value-type="error">
            <text:p>#NAME?</text:p>
          </table:table-cell>
          <table:table-cell table:style-name="ce21" table:formula="of:=[Evidence.F76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76]);2014-[Evidence.G76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81])/100)*[.B81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6">
          <table:table-cell table:formula="of:=IF([Evidence.D77]&lt;&gt;&quot;&quot;;CONCATENATE(&quot;(&quot;;[Evidence.A77];&quot;) - &quot;;[Evidence.D77];&quot; - &quot;;[Evidence.E77];&quot;; [&quot;;[Evidence.H77];&quot;]&quot;);&quot;EMPTY&quot;)" office:value-type="string" office:string-value="" calcext:value-type="error">
            <text:p>#NAME?</text:p>
          </table:table-cell>
          <table:table-cell table:style-name="ce21" table:formula="of:=[Evidence.F77]" office:value-type="float" office:value="800" calcext:value-type="float">
            <text:p>800 Kč</text:p>
          </table:table-cell>
          <table:table-cell table:style-name="ce27"/>
          <table:table-cell table:style-name="ce34"/>
          <table:table-cell table:style-name="ce34" table:formula="of:=IF(ISNUMBER([Evidence.G77]);2014-[Evidence.G77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82])/100)*[.B82]" office:value-type="currency" office:currency="CZK" office:value="800" calcext:value-type="currency">
            <text:p>800.00 Kč </text:p>
          </table:table-cell>
          <table:table-cell table:style-name="ce53" table:number-columns-repeated="1017"/>
        </table:table-row>
        <table:table-row table:style-name="ro6">
          <table:table-cell table:formula="of:=IF([Evidence.D78]&lt;&gt;&quot;&quot;;CONCATENATE(&quot;(&quot;;[Evidence.A78];&quot;) - &quot;;[Evidence.D78];&quot; - &quot;;[Evidence.E78];&quot;; [&quot;;[Evidence.H78];&quot;]&quot;);&quot;EMPTY&quot;)" office:value-type="string" office:string-value="" calcext:value-type="error">
            <text:p>#NAME?</text:p>
          </table:table-cell>
          <table:table-cell table:style-name="ce21" table:formula="of:=[Evidence.F78]" office:value-type="float" office:value="3000" calcext:value-type="float">
            <text:p>3,000 Kč</text:p>
          </table:table-cell>
          <table:table-cell table:style-name="ce27"/>
          <table:table-cell table:style-name="ce34"/>
          <table:table-cell table:style-name="ce34" table:formula="of:=IF(ISNUMBER([Evidence.G78]);2014-[Evidence.G78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83])/100)*[.B83]" office:value-type="currency" office:currency="CZK" office:value="3000" calcext:value-type="currency">
            <text:p>3,000.00 Kč </text:p>
          </table:table-cell>
          <table:table-cell table:number-columns-repeated="1017"/>
        </table:table-row>
        <table:table-row table:style-name="ro6">
          <table:table-cell table:formula="of:=IF([Evidence.D79]&lt;&gt;&quot;&quot;;CONCATENATE(&quot;(&quot;;[Evidence.A79];&quot;) - &quot;;[Evidence.D79];&quot; - &quot;;[Evidence.E79];&quot;; [&quot;;[Evidence.H79];&quot;]&quot;);&quot;EMPTY&quot;)" office:value-type="string" office:string-value="" calcext:value-type="error">
            <text:p>#NAME?</text:p>
          </table:table-cell>
          <table:table-cell table:style-name="ce21" table:formula="of:=[Evidence.F79]" office:value-type="float" office:value="3500" calcext:value-type="float">
            <text:p>3,500 Kč</text:p>
          </table:table-cell>
          <table:table-cell table:style-name="ce27"/>
          <table:table-cell table:style-name="ce34"/>
          <table:table-cell table:style-name="ce34" table:formula="of:=IF(ISNUMBER([Evidence.G79]);2014-[Evidence.G79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84])/100)*[.B84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6">
          <table:table-cell table:formula="of:=IF([Evidence.D80]&lt;&gt;&quot;&quot;;CONCATENATE(&quot;(&quot;;[Evidence.A80];&quot;) - &quot;;[Evidence.D80];&quot; - &quot;;[Evidence.E80];&quot;; [&quot;;[Evidence.H80];&quot;]&quot;);&quot;EMPTY&quot;)" office:value-type="string" office:string-value="" calcext:value-type="error">
            <text:p>#NAME?</text:p>
          </table:table-cell>
          <table:table-cell table:style-name="ce21" table:formula="of:=[Evidence.F80]" office:value-type="float" office:value="500" calcext:value-type="float">
            <text:p>500 Kč</text:p>
          </table:table-cell>
          <table:table-cell table:style-name="ce27"/>
          <table:table-cell table:style-name="ce34"/>
          <table:table-cell table:style-name="ce34" table:formula="of:=IF(ISNUMBER([Evidence.G80]);2014-[Evidence.G80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85])/100)*[.B85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6">
          <table:table-cell table:formula="of:=IF([Evidence.D81]&lt;&gt;&quot;&quot;;CONCATENATE(&quot;(&quot;;[Evidence.A81];&quot;) - &quot;;[Evidence.D81];&quot; - &quot;;[Evidence.E81];&quot;; [&quot;;[Evidence.H81];&quot;]&quot;);&quot;EMPTY&quot;)" office:value-type="string" office:string-value="" calcext:value-type="error">
            <text:p>#REF!</text:p>
          </table:table-cell>
          <table:table-cell table:style-name="ce21" table:formula="of:=[Evidence.F81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81]);2014-[Evidence.G81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86])/100)*[.B86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82]&lt;&gt;&quot;&quot;;CONCATENATE(&quot;(&quot;;[Evidence.A82];&quot;) - &quot;;[Evidence.D82];&quot; - &quot;;[Evidence.E82];&quot;; [&quot;;[Evidence.H82];&quot;]&quot;);&quot;EMPTY&quot;)" office:value-type="string" office:string-value="" calcext:value-type="error">
            <text:p>#REF!</text:p>
          </table:table-cell>
          <table:table-cell table:style-name="ce21" table:formula="of:=[Evidence.F82]" office:value-type="float" office:value="400" calcext:value-type="float">
            <text:p>400 Kč</text:p>
          </table:table-cell>
          <table:table-cell table:style-name="ce27"/>
          <table:table-cell table:style-name="ce34"/>
          <table:table-cell table:style-name="ce34" table:formula="of:=IF(ISNUMBER([Evidence.G82]);2014-[Evidence.G82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87])/100)*[.B87]" office:value-type="currency" office:currency="CZK" office:value="400" calcext:value-type="currency">
            <text:p>400.00 Kč </text:p>
          </table:table-cell>
          <table:table-cell table:style-name="ce54" table:number-columns-repeated="1017"/>
        </table:table-row>
        <table:table-row table:style-name="ro6">
          <table:table-cell table:formula="of:=IF([Evidence.D83]&lt;&gt;&quot;&quot;;CONCATENATE(&quot;(&quot;;[Evidence.A83];&quot;) - &quot;;[Evidence.D83];&quot; - &quot;;[Evidence.E83];&quot;; [&quot;;[Evidence.H83];&quot;]&quot;);&quot;EMPTY&quot;)" office:value-type="string" office:string-value="" calcext:value-type="error">
            <text:p>#REF!</text:p>
          </table:table-cell>
          <table:table-cell table:style-name="ce21" table:formula="of:=[Evidence.F83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83]);2014-[Evidence.G83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88])/100)*[.B88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84]&lt;&gt;&quot;&quot;;CONCATENATE(&quot;(&quot;;[Evidence.A84];&quot;) - &quot;;[Evidence.D84];&quot; - &quot;;[Evidence.E84];&quot;; [&quot;;[Evidence.H84];&quot;]&quot;);&quot;EMPTY&quot;)" office:value-type="string" office:string-value="" calcext:value-type="error">
            <text:p>#REF!</text:p>
          </table:table-cell>
          <table:table-cell table:style-name="ce21" table:formula="of:=[Evidence.F84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84]);2014-[Evidence.G84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89])/100)*[.B89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85]&lt;&gt;&quot;&quot;;CONCATENATE(&quot;(&quot;;[Evidence.A85];&quot;) - &quot;;[Evidence.D85];&quot; - &quot;;[Evidence.E85];&quot;; [&quot;;[Evidence.H85];&quot;]&quot;);&quot;EMPTY&quot;)" office:value-type="string" office:string-value="" calcext:value-type="error">
            <text:p>#REF!</text:p>
          </table:table-cell>
          <table:table-cell table:style-name="ce21" table:formula="of:=[Evidence.F85]" office:value-type="float" office:value="250" calcext:value-type="float">
            <text:p>250 Kč</text:p>
          </table:table-cell>
          <table:table-cell table:style-name="ce27"/>
          <table:table-cell table:style-name="ce34"/>
          <table:table-cell table:style-name="ce34" table:formula="of:=IF(ISNUMBER([Evidence.G85]);2014-[Evidence.G85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90])/100)*[.B90]" office:value-type="currency" office:currency="CZK" office:value="250" calcext:value-type="currency">
            <text:p>250.00 Kč </text:p>
          </table:table-cell>
          <table:table-cell table:number-columns-repeated="1017"/>
        </table:table-row>
        <table:table-row table:style-name="ro6">
          <table:table-cell table:formula="of:=IF([Evidence.D86]&lt;&gt;&quot;&quot;;CONCATENATE(&quot;(&quot;;[Evidence.A86];&quot;) - &quot;;[Evidence.D86];&quot; - &quot;;[Evidence.E86];&quot;; [&quot;;[Evidence.H86];&quot;]&quot;);&quot;EMPTY&quot;)" office:value-type="string" office:string-value="" calcext:value-type="error">
            <text:p>#REF!</text:p>
          </table:table-cell>
          <table:table-cell table:style-name="ce21" table:formula="of:=[Evidence.F86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86]);2014-[Evidence.G86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91])/100)*[.B91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87]&lt;&gt;&quot;&quot;;CONCATENATE(&quot;(&quot;;[Evidence.A87];&quot;) - &quot;;[Evidence.D87];&quot; - &quot;;[Evidence.E87];&quot;; [&quot;;[Evidence.H87];&quot;]&quot;);&quot;EMPTY&quot;)" office:value-type="string" office:string-value="" calcext:value-type="error">
            <text:p>#REF!</text:p>
          </table:table-cell>
          <table:table-cell table:style-name="ce21" table:formula="of:=[Evidence.F87]" office:value-type="float" office:value="500" calcext:value-type="float">
            <text:p>500 Kč</text:p>
          </table:table-cell>
          <table:table-cell table:style-name="ce27"/>
          <table:table-cell table:style-name="ce34"/>
          <table:table-cell table:style-name="ce34" table:formula="of:=IF(ISNUMBER([Evidence.G87]);2014-[Evidence.G87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92])/100)*[.B92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6">
          <table:table-cell table:formula="of:=IF([Evidence.D88]&lt;&gt;&quot;&quot;;CONCATENATE(&quot;(&quot;;[Evidence.A88];&quot;) - &quot;;[Evidence.D88];&quot; - &quot;;[Evidence.E88];&quot;; [&quot;;[Evidence.H88];&quot;]&quot;);&quot;EMPTY&quot;)" office:value-type="string" office:string-value="" calcext:value-type="error">
            <text:p>#REF!</text:p>
          </table:table-cell>
          <table:table-cell table:style-name="ce21" table:formula="of:=[Evidence.F88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88]);2014-[Evidence.G88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93])/100)*[.B93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89]&lt;&gt;&quot;&quot;;CONCATENATE(&quot;(&quot;;[Evidence.A89];&quot;) - &quot;;[Evidence.D89];&quot; - &quot;;[Evidence.E89];&quot;; [&quot;;[Evidence.H89];&quot;]&quot;);&quot;EMPTY&quot;)" office:value-type="string" office:string-value="" calcext:value-type="error">
            <text:p>#REF!</text:p>
          </table:table-cell>
          <table:table-cell table:style-name="ce21" table:formula="of:=[Evidence.F89]" office:value-type="float" office:value="120" calcext:value-type="float">
            <text:p>120 Kč</text:p>
          </table:table-cell>
          <table:table-cell table:style-name="ce27"/>
          <table:table-cell table:style-name="ce34"/>
          <table:table-cell table:style-name="ce34" table:formula="of:=IF(ISNUMBER([Evidence.G89]);2014-[Evidence.G89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94])/100)*[.B94]" office:value-type="currency" office:currency="CZK" office:value="120" calcext:value-type="currency">
            <text:p>120.00 Kč </text:p>
          </table:table-cell>
          <table:table-cell table:number-columns-repeated="1017"/>
        </table:table-row>
        <table:table-row table:style-name="ro6">
          <table:table-cell table:formula="of:=IF([Evidence.D90]&lt;&gt;&quot;&quot;;CONCATENATE(&quot;(&quot;;[Evidence.A90];&quot;) - &quot;;[Evidence.D90];&quot; - &quot;;[Evidence.E90];&quot;; [&quot;;[Evidence.H90];&quot;]&quot;);&quot;EMPTY&quot;)" office:value-type="string" office:string-value="" calcext:value-type="error">
            <text:p>#REF!</text:p>
          </table:table-cell>
          <table:table-cell table:style-name="ce21" table:formula="of:=[Evidence.F90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90]);2014-[Evidence.G90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95])/100)*[.B95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91]&lt;&gt;&quot;&quot;;CONCATENATE(&quot;(&quot;;[Evidence.A91];&quot;) - &quot;;[Evidence.D91];&quot; - &quot;;[Evidence.E91];&quot;; [&quot;;[Evidence.H91];&quot;]&quot;);&quot;EMPTY&quot;)" office:value-type="string" office:string-value="" calcext:value-type="error">
            <text:p>#REF!</text:p>
          </table:table-cell>
          <table:table-cell table:style-name="ce21" table:formula="of:=[Evidence.F91]" office:value-type="float" office:value="80" calcext:value-type="float">
            <text:p>80 Kč</text:p>
          </table:table-cell>
          <table:table-cell table:style-name="ce27"/>
          <table:table-cell table:style-name="ce34"/>
          <table:table-cell table:style-name="ce34" table:formula="of:=IF(ISNUMBER([Evidence.G91]);2014-[Evidence.G91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96])/100)*[.B96]" office:value-type="currency" office:currency="CZK" office:value="80" calcext:value-type="currency">
            <text:p>80.00 Kč </text:p>
          </table:table-cell>
          <table:table-cell table:number-columns-repeated="1017"/>
        </table:table-row>
        <table:table-row table:style-name="ro6">
          <table:table-cell table:formula="of:=IF([Evidence.D92]&lt;&gt;&quot;&quot;;CONCATENATE(&quot;(&quot;;[Evidence.A92];&quot;) - &quot;;[Evidence.D92];&quot; - &quot;;[Evidence.E92];&quot;; [&quot;;[Evidence.H92];&quot;]&quot;);&quot;EMPTY&quot;)" office:value-type="string" office:string-value="" calcext:value-type="error">
            <text:p>#REF!</text:p>
          </table:table-cell>
          <table:table-cell table:style-name="ce21" table:formula="of:=[Evidence.F92]" office:value-type="float" office:value="230" calcext:value-type="float">
            <text:p>230 Kč</text:p>
          </table:table-cell>
          <table:table-cell table:style-name="ce27"/>
          <table:table-cell table:style-name="ce34"/>
          <table:table-cell table:style-name="ce34" table:formula="of:=IF(ISNUMBER([Evidence.G92]);2014-[Evidence.G92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97])/100)*[.B97]" office:value-type="currency" office:currency="CZK" office:value="230" calcext:value-type="currency">
            <text:p>230.00 Kč </text:p>
          </table:table-cell>
          <table:table-cell table:number-columns-repeated="1017"/>
        </table:table-row>
        <table:table-row table:style-name="ro6">
          <table:table-cell table:formula="of:=IF([Evidence.D93]&lt;&gt;&quot;&quot;;CONCATENATE(&quot;(&quot;;[Evidence.A93];&quot;) - &quot;;[Evidence.D93];&quot; - &quot;;[Evidence.E93];&quot;; [&quot;;[Evidence.H93];&quot;]&quot;);&quot;EMPTY&quot;)" office:value-type="string" office:string-value="" calcext:value-type="error">
            <text:p>#REF!</text:p>
          </table:table-cell>
          <table:table-cell table:style-name="ce21" table:formula="of:=[Evidence.F93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93]);2014-[Evidence.G93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98])/100)*[.B98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6">
          <table:table-cell table:formula="of:=IF([Evidence.D94]&lt;&gt;&quot;&quot;;CONCATENATE(&quot;(&quot;;[Evidence.A94];&quot;) - &quot;;[Evidence.D94];&quot; - &quot;;[Evidence.E94];&quot;; [&quot;;[Evidence.H94];&quot;]&quot;);&quot;EMPTY&quot;)" office:value-type="string" office:string-value="" calcext:value-type="error">
            <text:p>#REF!</text:p>
          </table:table-cell>
          <table:table-cell table:style-name="ce21" table:formula="of:=[Evidence.F94]" office:value-type="float" office:value="276" calcext:value-type="float">
            <text:p>276 Kč</text:p>
          </table:table-cell>
          <table:table-cell table:style-name="ce27"/>
          <table:table-cell table:style-name="ce34"/>
          <table:table-cell table:style-name="ce34" table:formula="of:=IF(ISNUMBER([Evidence.G94]);2014-[Evidence.G94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99])/100)*[.B99]" office:value-type="currency" office:currency="CZK" office:value="276" calcext:value-type="currency">
            <text:p>276.00 Kč </text:p>
          </table:table-cell>
          <table:table-cell table:number-columns-repeated="1017"/>
        </table:table-row>
        <table:table-row table:style-name="ro6">
          <table:table-cell table:formula="of:=IF([Evidence.D95]&lt;&gt;&quot;&quot;;CONCATENATE(&quot;(&quot;;[Evidence.A95];&quot;) - &quot;;[Evidence.D95];&quot; - &quot;;[Evidence.E95];&quot;; [&quot;;[Evidence.H95];&quot;]&quot;);&quot;EMPTY&quot;)" office:value-type="string" office:string-value="" calcext:value-type="error">
            <text:p>#REF!</text:p>
          </table:table-cell>
          <table:table-cell table:style-name="ce21" table:formula="of:=[Evidence.F95]" office:value-type="float" office:value="156" calcext:value-type="float">
            <text:p>156 Kč</text:p>
          </table:table-cell>
          <table:table-cell table:style-name="ce27"/>
          <table:table-cell table:style-name="ce34"/>
          <table:table-cell table:style-name="ce34" table:formula="of:=IF(ISNUMBER([Evidence.G95]);2014-[Evidence.G95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00])/100)*[.B100]" office:value-type="currency" office:currency="CZK" office:value="156" calcext:value-type="currency">
            <text:p>156.00 Kč </text:p>
          </table:table-cell>
          <table:table-cell table:number-columns-repeated="1017"/>
        </table:table-row>
        <table:table-row table:style-name="ro6">
          <table:table-cell table:formula="of:=IF([Evidence.D96]&lt;&gt;&quot;&quot;;CONCATENATE(&quot;(&quot;;[Evidence.A96];&quot;) - &quot;;[Evidence.D96];&quot; - &quot;;[Evidence.E96];&quot;; [&quot;;[Evidence.H96];&quot;]&quot;);&quot;EMPTY&quot;)" office:value-type="string" office:string-value="" calcext:value-type="error">
            <text:p>#REF!</text:p>
          </table:table-cell>
          <table:table-cell table:style-name="ce21" table:formula="of:=[Evidence.F96]" office:value-type="float" office:value="60" calcext:value-type="float">
            <text:p>60 Kč</text:p>
          </table:table-cell>
          <table:table-cell table:style-name="ce27"/>
          <table:table-cell table:style-name="ce34"/>
          <table:table-cell table:style-name="ce34" table:formula="of:=IF(ISNUMBER([Evidence.G96]);2014-[Evidence.G96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01])/100)*[.B101]" office:value-type="currency" office:currency="CZK" office:value="60" calcext:value-type="currency">
            <text:p>60.00 Kč </text:p>
          </table:table-cell>
          <table:table-cell table:number-columns-repeated="1017"/>
        </table:table-row>
        <table:table-row table:style-name="ro6">
          <table:table-cell table:formula="of:=IF([Evidence.D97]&lt;&gt;&quot;&quot;;CONCATENATE(&quot;(&quot;;[Evidence.A97];&quot;) - &quot;;[Evidence.D97];&quot; - &quot;;[Evidence.E97];&quot;; [&quot;;[Evidence.H97];&quot;]&quot;);&quot;EMPTY&quot;)" office:value-type="string" office:string-value="" calcext:value-type="error">
            <text:p>#REF!</text:p>
          </table:table-cell>
          <table:table-cell table:style-name="ce21" table:formula="of:=[Evidence.F97]" office:value-type="float" office:value="60" calcext:value-type="float">
            <text:p>60 Kč</text:p>
          </table:table-cell>
          <table:table-cell table:style-name="ce27"/>
          <table:table-cell table:style-name="ce34"/>
          <table:table-cell table:style-name="ce34" table:formula="of:=IF(ISNUMBER([Evidence.G97]);2014-[Evidence.G97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02])/100)*[.B102]" office:value-type="currency" office:currency="CZK" office:value="60" calcext:value-type="currency">
            <text:p>60.00 Kč </text:p>
          </table:table-cell>
          <table:table-cell table:number-columns-repeated="1017"/>
        </table:table-row>
        <table:table-row table:style-name="ro6">
          <table:table-cell table:formula="of:=IF([Evidence.D98]&lt;&gt;&quot;&quot;;CONCATENATE(&quot;(&quot;;[Evidence.A98];&quot;) - &quot;;[Evidence.D98];&quot; - &quot;;[Evidence.E98];&quot;; [&quot;;[Evidence.H98];&quot;]&quot;);&quot;EMPTY&quot;)" office:value-type="string" office:string-value="" calcext:value-type="error">
            <text:p>#REF!</text:p>
          </table:table-cell>
          <table:table-cell table:style-name="ce21" table:formula="of:=[Evidence.F98]" office:value-type="float" office:value="2000" calcext:value-type="float">
            <text:p>2,000 Kč</text:p>
          </table:table-cell>
          <table:table-cell table:style-name="ce27"/>
          <table:table-cell table:style-name="ce34"/>
          <table:table-cell table:style-name="ce34" table:formula="of:=IF(ISNUMBER([Evidence.G98]);2014-[Evidence.G98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3])/100)*[.B103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6">
          <table:table-cell table:formula="of:=IF([Evidence.D99]&lt;&gt;&quot;&quot;;CONCATENATE(&quot;(&quot;;[Evidence.A99];&quot;) - &quot;;[Evidence.D99];&quot; - &quot;;[Evidence.E99];&quot;; [&quot;;[Evidence.H99];&quot;]&quot;);&quot;EMPTY&quot;)" office:value-type="string" office:string-value="" calcext:value-type="error">
            <text:p>#REF!</text:p>
          </table:table-cell>
          <table:table-cell table:style-name="ce21" table:formula="of:=[Evidence.F99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99]);2014-[Evidence.G99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4])/100)*[.B104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6">
          <table:table-cell table:formula="of:=IF([Evidence.D100]&lt;&gt;&quot;&quot;;CONCATENATE(&quot;(&quot;;[Evidence.A100];&quot;) - &quot;;[Evidence.D100];&quot; - &quot;;[Evidence.E100];&quot;; [&quot;;[Evidence.H100];&quot;]&quot;);&quot;EMPTY&quot;)" office:value-type="string" office:string-value="" calcext:value-type="error">
            <text:p>#REF!</text:p>
          </table:table-cell>
          <table:table-cell table:style-name="ce21" table:formula="of:=[Evidence.F100]" office:value-type="float" office:value="1000" calcext:value-type="float">
            <text:p>1,000 Kč</text:p>
          </table:table-cell>
          <table:table-cell table:style-name="ce27"/>
          <table:table-cell table:style-name="ce34"/>
          <table:table-cell table:style-name="ce34" table:formula="of:=IF(ISNUMBER([Evidence.G100]);2014-[Evidence.G100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5])/100)*[.B105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6">
          <table:table-cell table:formula="of:=IF([Evidence.D101]&lt;&gt;&quot;&quot;;CONCATENATE(&quot;(&quot;;[Evidence.A101];&quot;) - &quot;;[Evidence.D101];&quot; - &quot;;[Evidence.E101];&quot;; [&quot;;[Evidence.H101];&quot;]&quot;);&quot;EMPTY&quot;)" office:value-type="string" office:string-value="" calcext:value-type="error">
            <text:p>#REF!</text:p>
          </table:table-cell>
          <table:table-cell table:style-name="ce21" table:formula="of:=[Evidence.F101]" office:value-type="float" office:value="800" calcext:value-type="float">
            <text:p>800 Kč</text:p>
          </table:table-cell>
          <table:table-cell table:style-name="ce27"/>
          <table:table-cell table:style-name="ce34"/>
          <table:table-cell table:style-name="ce34" table:formula="of:=IF(ISNUMBER([Evidence.G101]);2014-[Evidence.G101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6])/100)*[.B106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6">
          <table:table-cell table:formula="of:=IF([Evidence.D102]&lt;&gt;&quot;&quot;;CONCATENATE(&quot;(&quot;;[Evidence.A102];&quot;) - &quot;;[Evidence.D102];&quot; - &quot;;[Evidence.E102];&quot;; [&quot;;[Evidence.H102];&quot;]&quot;);&quot;EMPTY&quot;)" office:value-type="string" office:string-value="" calcext:value-type="error">
            <text:p>#REF!</text:p>
          </table:table-cell>
          <table:table-cell table:style-name="ce21" table:formula="of:=[Evidence.F102]" office:value-type="float" office:value="2000" calcext:value-type="float">
            <text:p>2,000 Kč</text:p>
          </table:table-cell>
          <table:table-cell table:style-name="ce27"/>
          <table:table-cell table:style-name="ce34"/>
          <table:table-cell table:style-name="ce34" table:formula="of:=IF(ISNUMBER([Evidence.G102]);2014-[Evidence.G102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7])/100)*[.B107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6">
          <table:table-cell table:formula="of:=IF([Evidence.D103]&lt;&gt;&quot;&quot;;CONCATENATE(&quot;(&quot;;[Evidence.A103];&quot;) - &quot;;[Evidence.D103];&quot; - &quot;;[Evidence.E103];&quot;; [&quot;;[Evidence.H103];&quot;]&quot;);&quot;EMPTY&quot;)" office:value-type="string" office:string-value="" calcext:value-type="error">
            <text:p>#REF!</text:p>
          </table:table-cell>
          <table:table-cell table:style-name="ce21" table:formula="of:=[Evidence.F103]" office:value-type="float" office:value="1500" calcext:value-type="float">
            <text:p>1,500 Kč</text:p>
          </table:table-cell>
          <table:table-cell table:style-name="ce27"/>
          <table:table-cell table:style-name="ce34"/>
          <table:table-cell table:style-name="ce34" table:formula="of:=IF(ISNUMBER([Evidence.G103]);2014-[Evidence.G103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08])/100)*[.B108]" office:value-type="currency" office:currency="CZK" office:value="1500" calcext:value-type="currency">
            <text:p>1,500.00 Kč </text:p>
          </table:table-cell>
          <table:table-cell table:number-columns-repeated="1017"/>
        </table:table-row>
        <table:table-row table:style-name="ro6">
          <table:table-cell table:formula="of:=IF([Evidence.D104]&lt;&gt;&quot;&quot;;CONCATENATE(&quot;(&quot;;[Evidence.A104];&quot;) - &quot;;[Evidence.D104];&quot; - &quot;;[Evidence.E104];&quot;; [&quot;;[Evidence.H104];&quot;]&quot;);&quot;EMPTY&quot;)" office:value-type="string" office:string-value="" calcext:value-type="error">
            <text:p>#REF!</text:p>
          </table:table-cell>
          <table:table-cell table:style-name="ce21" table:formula="of:=[Evidence.F104]" office:value-type="float" office:value="799" calcext:value-type="float">
            <text:p>799 Kč</text:p>
          </table:table-cell>
          <table:table-cell table:style-name="ce27"/>
          <table:table-cell table:style-name="ce34"/>
          <table:table-cell table:style-name="ce34" table:formula="of:=IF(ISNUMBER([Evidence.G104]);2014-[Evidence.G104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09])/100)*[.B109]" office:value-type="currency" office:currency="CZK" office:value="799" calcext:value-type="currency">
            <text:p>799.00 Kč </text:p>
          </table:table-cell>
          <table:table-cell table:number-columns-repeated="1017"/>
        </table:table-row>
        <table:table-row table:style-name="ro6">
          <table:table-cell table:formula="of:=IF([Evidence.D105]&lt;&gt;&quot;&quot;;CONCATENATE(&quot;(&quot;;[Evidence.A105];&quot;) - &quot;;[Evidence.D105];&quot; - &quot;;[Evidence.E105];&quot;; [&quot;;[Evidence.H105];&quot;]&quot;);&quot;EMPTY&quot;)" office:value-type="string" office:string-value="" calcext:value-type="error">
            <text:p>#REF!</text:p>
          </table:table-cell>
          <table:table-cell table:style-name="ce21" table:formula="of:=[Evidence.F105]" office:value-type="float" office:value="217" calcext:value-type="float">
            <text:p>217 Kč</text:p>
          </table:table-cell>
          <table:table-cell table:style-name="ce27"/>
          <table:table-cell table:style-name="ce34"/>
          <table:table-cell table:style-name="ce34" table:formula="of:=IF(ISNUMBER([Evidence.G105]);2014-[Evidence.G105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10])/100)*[.B110]" office:value-type="currency" office:currency="CZK" office:value="217" calcext:value-type="currency">
            <text:p>217.00 Kč </text:p>
          </table:table-cell>
          <table:table-cell table:number-columns-repeated="1017"/>
        </table:table-row>
        <table:table-row table:style-name="ro6">
          <table:table-cell table:formula="of:=IF([Evidence.D106]&lt;&gt;&quot;&quot;;CONCATENATE(&quot;(&quot;;[Evidence.A106];&quot;) - &quot;;[Evidence.D106];&quot; - &quot;;[Evidence.E106];&quot;; [&quot;;[Evidence.H106];&quot;]&quot;);&quot;EMPTY&quot;)" office:value-type="string" office:string-value="" calcext:value-type="error">
            <text:p>#REF!</text:p>
          </table:table-cell>
          <table:table-cell table:style-name="ce21" table:formula="of:=[Evidence.F106]" office:value-type="float" office:value="1828" calcext:value-type="float">
            <text:p>1,828 Kč</text:p>
          </table:table-cell>
          <table:table-cell table:style-name="ce27"/>
          <table:table-cell table:style-name="ce34"/>
          <table:table-cell table:style-name="ce34" table:formula="of:=IF(ISNUMBER([Evidence.G106]);2014-[Evidence.G106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11])/100)*[.B111]" office:value-type="currency" office:currency="CZK" office:value="1828" calcext:value-type="currency">
            <text:p>1,828.00 Kč </text:p>
          </table:table-cell>
          <table:table-cell table:style-name="ce53" table:number-columns-repeated="1017"/>
        </table:table-row>
        <table:table-row table:style-name="ro6">
          <table:table-cell table:formula="of:=IF([Evidence.D107]&lt;&gt;&quot;&quot;;CONCATENATE(&quot;(&quot;;[Evidence.A107];&quot;) - &quot;;[Evidence.D107];&quot; - &quot;;[Evidence.E107];&quot;; [&quot;;[Evidence.H107];&quot;]&quot;);&quot;EMPTY&quot;)" office:value-type="string" office:string-value="" calcext:value-type="error">
            <text:p>#REF!</text:p>
          </table:table-cell>
          <table:table-cell table:style-name="ce21" table:formula="of:=[Evidence.F107]" office:value-type="float" office:value="149" calcext:value-type="float">
            <text:p>149 Kč</text:p>
          </table:table-cell>
          <table:table-cell table:style-name="ce27"/>
          <table:table-cell table:style-name="ce34"/>
          <table:table-cell table:style-name="ce34" table:formula="of:=IF(ISNUMBER([Evidence.G107]);2014-[Evidence.G107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12])/100)*[.B112]" office:value-type="currency" office:currency="CZK" office:value="149" calcext:value-type="currency">
            <text:p>149.00 Kč </text:p>
          </table:table-cell>
          <table:table-cell table:number-columns-repeated="1017"/>
        </table:table-row>
        <table:table-row table:style-name="ro6">
          <table:table-cell table:formula="of:=IF([Evidence.D108]&lt;&gt;&quot;&quot;;CONCATENATE(&quot;(&quot;;[Evidence.A108];&quot;) - &quot;;[Evidence.D108];&quot; - &quot;;[Evidence.E108];&quot;; [&quot;;[Evidence.H108];&quot;]&quot;);&quot;EMPTY&quot;)" office:value-type="string" office:string-value="" calcext:value-type="error">
            <text:p>#REF!</text:p>
          </table:table-cell>
          <table:table-cell table:style-name="ce21" table:formula="of:=[Evidence.F108]" office:value-type="float" office:value="299" calcext:value-type="float">
            <text:p>299 Kč</text:p>
          </table:table-cell>
          <table:table-cell table:style-name="ce27"/>
          <table:table-cell table:style-name="ce34"/>
          <table:table-cell table:style-name="ce34" table:formula="of:=IF(ISNUMBER([Evidence.G108]);2014-[Evidence.G108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13])/100)*[.B113]" office:value-type="currency" office:currency="CZK" office:value="299" calcext:value-type="currency">
            <text:p>299.00 Kč </text:p>
          </table:table-cell>
          <table:table-cell table:number-columns-repeated="1017"/>
        </table:table-row>
        <table:table-row table:style-name="ro6">
          <table:table-cell table:formula="of:=IF([Evidence.D109]&lt;&gt;&quot;&quot;;CONCATENATE(&quot;(&quot;;[Evidence.A109];&quot;) - &quot;;[Evidence.D109];&quot; - &quot;;[Evidence.E109];&quot;; [&quot;;[Evidence.H109];&quot;]&quot;);&quot;EMPTY&quot;)" office:value-type="string" office:string-value="" calcext:value-type="error">
            <text:p>#REF!</text:p>
          </table:table-cell>
          <table:table-cell table:style-name="ce21" table:formula="of:=[Evidence.F109]" office:value-type="float" office:value="480" calcext:value-type="float">
            <text:p>480 Kč</text:p>
          </table:table-cell>
          <table:table-cell table:style-name="ce27"/>
          <table:table-cell table:style-name="ce34"/>
          <table:table-cell table:style-name="ce34" table:formula="of:=IF(ISNUMBER([Evidence.G109]);2014-[Evidence.G109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14])/100)*[.B114]" office:value-type="currency" office:currency="CZK" office:value="480" calcext:value-type="currency">
            <text:p>480.00 Kč </text:p>
          </table:table-cell>
          <table:table-cell table:number-columns-repeated="1017"/>
        </table:table-row>
        <table:table-row table:style-name="ro6">
          <table:table-cell table:formula="of:=IF([Evidence.D110]&lt;&gt;&quot;&quot;;CONCATENATE(&quot;(&quot;;[Evidence.A110];&quot;) - &quot;;[Evidence.D110];&quot; - &quot;;[Evidence.E110];&quot;; [&quot;;[Evidence.H110];&quot;]&quot;);&quot;EMPTY&quot;)" office:value-type="string" office:string-value="" calcext:value-type="error">
            <text:p>#REF!</text:p>
          </table:table-cell>
          <table:table-cell table:style-name="ce21" table:formula="of:=[Evidence.F110]" office:value-type="float" office:value="477" calcext:value-type="float">
            <text:p>477 Kč</text:p>
          </table:table-cell>
          <table:table-cell table:style-name="ce27"/>
          <table:table-cell table:style-name="ce34"/>
          <table:table-cell table:style-name="ce34" table:formula="of:=IF(ISNUMBER([Evidence.G110]);2014-[Evidence.G110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15])/100)*[.B115]" office:value-type="currency" office:currency="CZK" office:value="477" calcext:value-type="currency">
            <text:p>477.00 Kč </text:p>
          </table:table-cell>
          <table:table-cell table:number-columns-repeated="1017"/>
        </table:table-row>
        <table:table-row table:style-name="ro6">
          <table:table-cell table:formula="of:=IF([Evidence.D111]&lt;&gt;&quot;&quot;;CONCATENATE(&quot;(&quot;;[Evidence.A111];&quot;) - &quot;;[Evidence.D111];&quot; - &quot;;[Evidence.E111];&quot;; [&quot;;[Evidence.H111];&quot;]&quot;);&quot;EMPTY&quot;)" office:value-type="string" office:string-value="" calcext:value-type="error">
            <text:p>#REF!</text:p>
          </table:table-cell>
          <table:table-cell table:style-name="ce21" table:formula="of:=[Evidence.F111]" office:value-type="float" office:value="669" calcext:value-type="float">
            <text:p>669 Kč</text:p>
          </table:table-cell>
          <table:table-cell table:style-name="ce27"/>
          <table:table-cell table:style-name="ce34"/>
          <table:table-cell table:style-name="ce34" table:formula="of:=IF(ISNUMBER([Evidence.G111]);2014-[Evidence.G111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16])/100)*[.B116]" office:value-type="currency" office:currency="CZK" office:value="669" calcext:value-type="currency">
            <text:p>669.00 Kč </text:p>
          </table:table-cell>
          <table:table-cell table:number-columns-repeated="1017"/>
        </table:table-row>
        <table:table-row table:style-name="ro6">
          <table:table-cell table:formula="of:=IF([Evidence.D112]&lt;&gt;&quot;&quot;;CONCATENATE(&quot;(&quot;;[Evidence.A112];&quot;) - &quot;;[Evidence.D112];&quot; - &quot;;[Evidence.E112];&quot;; [&quot;;[Evidence.H112];&quot;]&quot;);&quot;EMPTY&quot;)" office:value-type="string" office:string-value="" calcext:value-type="error">
            <text:p>#REF!</text:p>
          </table:table-cell>
          <table:table-cell table:style-name="ce21" table:formula="of:=[Evidence.F112]" office:value-type="float" office:value="719" calcext:value-type="float">
            <text:p>719 Kč</text:p>
          </table:table-cell>
          <table:table-cell table:style-name="ce27"/>
          <table:table-cell table:style-name="ce34"/>
          <table:table-cell table:style-name="ce34" table:formula="of:=IF(ISNUMBER([Evidence.G112]);2014-[Evidence.G112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17])/100)*[.B117]" office:value-type="currency" office:currency="CZK" office:value="719" calcext:value-type="currency">
            <text:p>719.00 Kč </text:p>
          </table:table-cell>
          <table:table-cell table:number-columns-repeated="1017"/>
        </table:table-row>
        <table:table-row table:style-name="ro6">
          <table:table-cell table:formula="of:=IF([Evidence.D113]&lt;&gt;&quot;&quot;;CONCATENATE(&quot;(&quot;;[Evidence.A113];&quot;) - &quot;;[Evidence.D113];&quot; - &quot;;[Evidence.E113];&quot;; [&quot;;[Evidence.H113];&quot;]&quot;);&quot;EMPTY&quot;)" office:value-type="string" office:string-value="" calcext:value-type="error">
            <text:p>#REF!</text:p>
          </table:table-cell>
          <table:table-cell table:style-name="ce21" table:formula="of:=[Evidence.F1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3]);2014-[Evidence.G113];&quot;&quot;)">
            <text:p/>
          </table:table-cell>
          <table:table-cell table:style-name="ce20"/>
          <table:table-cell table:style-name="ce50" table:formula="of:=((100-[.F118])/100)*[.B1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14]&lt;&gt;&quot;&quot;;CONCATENATE(&quot;(&quot;;[Evidence.A114];&quot;) - &quot;;[Evidence.D114];&quot; - &quot;;[Evidence.E114];&quot;; [&quot;;[Evidence.H114];&quot;]&quot;);&quot;EMPTY&quot;)" office:value-type="string" office:string-value="" calcext:value-type="error">
            <text:p>#NAME?</text:p>
          </table:table-cell>
          <table:table-cell table:style-name="ce21" table:formula="of:=[Evidence.F1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4]);2014-[Evidence.G114];&quot;&quot;)">
            <text:p/>
          </table:table-cell>
          <table:table-cell table:style-name="ce20"/>
          <table:table-cell table:style-name="ce50" table:formula="of:=((100-[.F119])/100)*[.B1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15]&lt;&gt;&quot;&quot;;CONCATENATE(&quot;(&quot;;[Evidence.A115];&quot;) - &quot;;[Evidence.D115];&quot; - &quot;;[Evidence.E115];&quot;; [&quot;;[Evidence.H115];&quot;]&quot;);&quot;EMPTY&quot;)" office:value-type="string" office:string-value="" calcext:value-type="error">
            <text:p>#NAME?</text:p>
          </table:table-cell>
          <table:table-cell table:style-name="ce21" table:formula="of:=[Evidence.F1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5]);2014-[Evidence.G115];&quot;&quot;)">
            <text:p/>
          </table:table-cell>
          <table:table-cell table:style-name="ce20"/>
          <table:table-cell table:style-name="ce50" table:formula="of:=((100-[.F120])/100)*[.B1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16]&lt;&gt;&quot;&quot;;CONCATENATE(&quot;(&quot;;[Evidence.A116];&quot;) - &quot;;[Evidence.D116];&quot; - &quot;;[Evidence.E116];&quot;; [&quot;;[Evidence.H116];&quot;]&quot;);&quot;EMPTY&quot;)" office:value-type="string" office:string-value="" calcext:value-type="error">
            <text:p>#NAME?</text:p>
          </table:table-cell>
          <table:table-cell table:style-name="ce21" table:formula="of:=[Evidence.F116]" office:value-type="float" office:value="4750" calcext:value-type="float">
            <text:p>4,750 Kč</text:p>
          </table:table-cell>
          <table:table-cell table:style-name="ce27"/>
          <table:table-cell table:style-name="ce34"/>
          <table:table-cell table:style-name="ce34" table:formula="of:=IF(ISNUMBER([Evidence.G116]);2014-[Evidence.G116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121])/100)*[.B121]" office:value-type="currency" office:currency="CZK" office:value="4750" calcext:value-type="currency">
            <text:p>4,750.00 Kč </text:p>
          </table:table-cell>
          <table:table-cell table:number-columns-repeated="1017"/>
        </table:table-row>
        <table:table-row table:style-name="ro6">
          <table:table-cell table:formula="of:=IF([Evidence.D117]&lt;&gt;&quot;&quot;;CONCATENATE(&quot;(&quot;;[Evidence.A117];&quot;) - &quot;;[Evidence.D117];&quot; - &quot;;[Evidence.E117];&quot;; [&quot;;[Evidence.H117];&quot;]&quot;);&quot;EMPTY&quot;)" office:value-type="string" office:string-value="" calcext:value-type="error">
            <text:p>#NAME?</text:p>
          </table:table-cell>
          <table:table-cell table:style-name="ce21" table:formula="of:=[Evidence.F1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7]);2014-[Evidence.G117];&quot;&quot;)">
            <text:p/>
          </table:table-cell>
          <table:table-cell table:style-name="ce20"/>
          <table:table-cell table:style-name="ce50" table:formula="of:=((100-[.F122])/100)*[.B1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18]&lt;&gt;&quot;&quot;;CONCATENATE(&quot;(&quot;;[Evidence.A118];&quot;) - &quot;;[Evidence.D118];&quot; - &quot;;[Evidence.E118];&quot;; [&quot;;[Evidence.H118];&quot;]&quot;);&quot;EMPTY&quot;)" office:value-type="string" office:string-value="" calcext:value-type="error">
            <text:p>#NAME?</text:p>
          </table:table-cell>
          <table:table-cell table:style-name="ce21" table:formula="of:=[Evidence.F1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8]);2014-[Evidence.G118];&quot;&quot;)">
            <text:p/>
          </table:table-cell>
          <table:table-cell table:style-name="ce20"/>
          <table:table-cell table:style-name="ce50" table:formula="of:=((100-[.F123])/100)*[.B1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19]&lt;&gt;&quot;&quot;;CONCATENATE(&quot;(&quot;;[Evidence.A119];&quot;) - &quot;;[Evidence.D119];&quot; - &quot;;[Evidence.E119];&quot;; [&quot;;[Evidence.H119];&quot;]&quot;);&quot;EMPTY&quot;)" office:value-type="string" office:string-value="EMPTY" calcext:value-type="string">
            <text:p>EMPTY</text:p>
          </table:table-cell>
          <table:table-cell table:style-name="ce21" table:formula="of:=[Evidence.F1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19]);2014-[Evidence.G119];&quot;&quot;)">
            <text:p/>
          </table:table-cell>
          <table:table-cell table:style-name="ce20"/>
          <table:table-cell table:style-name="ce50" table:formula="of:=((100-[.F124])/100)*[.B1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0]&lt;&gt;&quot;&quot;;CONCATENATE(&quot;(&quot;;[Evidence.A120];&quot;) - &quot;;[Evidence.D120];&quot; - &quot;;[Evidence.E120];&quot;; [&quot;;[Evidence.H120];&quot;]&quot;);&quot;EMPTY&quot;)" office:value-type="string" office:string-value="EMPTY" calcext:value-type="string">
            <text:p>EMPTY</text:p>
          </table:table-cell>
          <table:table-cell table:style-name="ce21" table:formula="of:=[Evidence.F1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0]);2014-[Evidence.G120];&quot;&quot;)">
            <text:p/>
          </table:table-cell>
          <table:table-cell table:style-name="ce20"/>
          <table:table-cell table:style-name="ce50" table:formula="of:=((100-[.F125])/100)*[.B1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1]&lt;&gt;&quot;&quot;;CONCATENATE(&quot;(&quot;;[Evidence.A121];&quot;) - &quot;;[Evidence.D121];&quot; - &quot;;[Evidence.E121];&quot;; [&quot;;[Evidence.H121];&quot;]&quot;);&quot;EMPTY&quot;)" office:value-type="string" office:string-value="" calcext:value-type="error">
            <text:p>#NAME?</text:p>
          </table:table-cell>
          <table:table-cell table:style-name="ce21" table:formula="of:=[Evidence.F1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1]);2014-[Evidence.G121];&quot;&quot;)">
            <text:p/>
          </table:table-cell>
          <table:table-cell table:style-name="ce20"/>
          <table:table-cell table:style-name="ce50" table:formula="of:=((100-[.F126])/100)*[.B1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2]&lt;&gt;&quot;&quot;;CONCATENATE(&quot;(&quot;;[Evidence.A122];&quot;) - &quot;;[Evidence.D122];&quot; - &quot;;[Evidence.E122];&quot;; [&quot;;[Evidence.H122];&quot;]&quot;);&quot;EMPTY&quot;)" office:value-type="string" office:string-value="" calcext:value-type="error">
            <text:p>#NAME?</text:p>
          </table:table-cell>
          <table:table-cell table:style-name="ce21" table:formula="of:=[Evidence.F1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2]);2014-[Evidence.G122];&quot;&quot;)">
            <text:p/>
          </table:table-cell>
          <table:table-cell table:style-name="ce20"/>
          <table:table-cell table:style-name="ce50" table:formula="of:=((100-[.F127])/100)*[.B1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3]&lt;&gt;&quot;&quot;;CONCATENATE(&quot;(&quot;;[Evidence.A123];&quot;) - &quot;;[Evidence.D123];&quot; - &quot;;[Evidence.E123];&quot;; [&quot;;[Evidence.H123];&quot;]&quot;);&quot;EMPTY&quot;)" office:value-type="string" office:string-value="" calcext:value-type="error">
            <text:p>#NAME?</text:p>
          </table:table-cell>
          <table:table-cell table:style-name="ce21" table:formula="of:=[Evidence.F1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3]);2014-[Evidence.G123];&quot;&quot;)">
            <text:p/>
          </table:table-cell>
          <table:table-cell table:style-name="ce20"/>
          <table:table-cell table:style-name="ce50" table:formula="of:=((100-[.F128])/100)*[.B1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4]&lt;&gt;&quot;&quot;;CONCATENATE(&quot;(&quot;;[Evidence.A124];&quot;) - &quot;;[Evidence.D124];&quot; - &quot;;[Evidence.E124];&quot;; [&quot;;[Evidence.H124];&quot;]&quot;);&quot;EMPTY&quot;)" office:value-type="string" office:string-value="" calcext:value-type="error">
            <text:p>#NAME?</text:p>
          </table:table-cell>
          <table:table-cell table:style-name="ce21" table:formula="of:=[Evidence.F1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4]);2014-[Evidence.G124];&quot;&quot;)">
            <text:p/>
          </table:table-cell>
          <table:table-cell table:style-name="ce20"/>
          <table:table-cell table:style-name="ce50" table:formula="of:=((100-[.F129])/100)*[.B1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5]&lt;&gt;&quot;&quot;;CONCATENATE(&quot;(&quot;;[Evidence.A125];&quot;) - &quot;;[Evidence.D125];&quot; - &quot;;[Evidence.E125];&quot;; [&quot;;[Evidence.H125];&quot;]&quot;);&quot;EMPTY&quot;)" office:value-type="string" office:string-value="" calcext:value-type="error">
            <text:p>#NAME?</text:p>
          </table:table-cell>
          <table:table-cell table:style-name="ce21" table:formula="of:=[Evidence.F1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5]);2014-[Evidence.G125];&quot;&quot;)">
            <text:p/>
          </table:table-cell>
          <table:table-cell table:style-name="ce20"/>
          <table:table-cell table:style-name="ce50" table:formula="of:=((100-[.F130])/100)*[.B1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6]&lt;&gt;&quot;&quot;;CONCATENATE(&quot;(&quot;;[Evidence.A126];&quot;) - &quot;;[Evidence.D126];&quot; - &quot;;[Evidence.E126];&quot;; [&quot;;[Evidence.H126];&quot;]&quot;);&quot;EMPTY&quot;)" office:value-type="string" office:string-value="" calcext:value-type="error">
            <text:p>#NAME?</text:p>
          </table:table-cell>
          <table:table-cell table:style-name="ce21" table:formula="of:=[Evidence.F1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6]);2014-[Evidence.G126];&quot;&quot;)">
            <text:p/>
          </table:table-cell>
          <table:table-cell table:style-name="ce20"/>
          <table:table-cell table:style-name="ce50" table:formula="of:=((100-[.F131])/100)*[.B1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7]&lt;&gt;&quot;&quot;;CONCATENATE(&quot;(&quot;;[Evidence.A127];&quot;) - &quot;;[Evidence.D127];&quot; - &quot;;[Evidence.E127];&quot;; [&quot;;[Evidence.H127];&quot;]&quot;);&quot;EMPTY&quot;)" office:value-type="string" office:string-value="" calcext:value-type="error">
            <text:p>#NAME?</text:p>
          </table:table-cell>
          <table:table-cell table:style-name="ce21" table:formula="of:=[Evidence.F1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7]);2014-[Evidence.G127];&quot;&quot;)">
            <text:p/>
          </table:table-cell>
          <table:table-cell table:style-name="ce20"/>
          <table:table-cell table:style-name="ce50" table:formula="of:=((100-[.F132])/100)*[.B1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8]&lt;&gt;&quot;&quot;;CONCATENATE(&quot;(&quot;;[Evidence.A128];&quot;) - &quot;;[Evidence.D128];&quot; - &quot;;[Evidence.E128];&quot;; [&quot;;[Evidence.H128];&quot;]&quot;);&quot;EMPTY&quot;)" office:value-type="string" office:string-value="" calcext:value-type="error">
            <text:p>#NAME?</text:p>
          </table:table-cell>
          <table:table-cell table:style-name="ce21" table:formula="of:=[Evidence.F1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28]);2014-[Evidence.G128];&quot;&quot;)">
            <text:p/>
          </table:table-cell>
          <table:table-cell table:style-name="ce20"/>
          <table:table-cell table:style-name="ce50" table:formula="of:=((100-[.F133])/100)*[.B1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29]&lt;&gt;&quot;&quot;;CONCATENATE(&quot;(&quot;;[Evidence.A129];&quot;) - &quot;;[Evidence.D129];&quot; - &quot;;[Evidence.E129];&quot;; [&quot;;[Evidence.H129];&quot;]&quot;);&quot;EMPTY&quot;)" office:value-type="string" office:string-value="" calcext:value-type="error">
            <text:p>#NAME?</text:p>
          </table:table-cell>
          <table:table-cell table:style-name="ce21" table:formula="of:=[Evidence.F129]" office:value-type="float" office:value="10242" calcext:value-type="float">
            <text:p>10,242 Kč</text:p>
          </table:table-cell>
          <table:table-cell table:style-name="ce27"/>
          <table:table-cell table:style-name="ce34"/>
          <table:table-cell table:style-name="ce34" table:formula="of:=IF(ISNUMBER([Evidence.G129]);2014-[Evidence.G129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34])/100)*[.B134]" office:value-type="currency" office:currency="CZK" office:value="10242" calcext:value-type="currency">
            <text:p>10,242.00 Kč </text:p>
          </table:table-cell>
          <table:table-cell table:number-columns-repeated="1017"/>
        </table:table-row>
        <table:table-row table:style-name="ro6">
          <table:table-cell table:formula="of:=IF([Evidence.D130]&lt;&gt;&quot;&quot;;CONCATENATE(&quot;(&quot;;[Evidence.A130];&quot;) - &quot;;[Evidence.D130];&quot; - &quot;;[Evidence.E130];&quot;; [&quot;;[Evidence.H130];&quot;]&quot;);&quot;EMPTY&quot;)" office:value-type="string" office:string-value="" calcext:value-type="error">
            <text:p>#NAME?</text:p>
          </table:table-cell>
          <table:table-cell table:style-name="ce21" table:formula="of:=[Evidence.F130]" office:value-type="float" office:value="833" calcext:value-type="float">
            <text:p>833 Kč</text:p>
          </table:table-cell>
          <table:table-cell table:style-name="ce27"/>
          <table:table-cell table:style-name="ce34"/>
          <table:table-cell table:style-name="ce34" table:formula="of:=IF(ISNUMBER([Evidence.G130]);2014-[Evidence.G130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35])/100)*[.B135]" office:value-type="currency" office:currency="CZK" office:value="833" calcext:value-type="currency">
            <text:p>833.00 Kč </text:p>
          </table:table-cell>
          <table:table-cell table:number-columns-repeated="1017"/>
        </table:table-row>
        <table:table-row table:style-name="ro6">
          <table:table-cell table:formula="of:=IF([Evidence.D131]&lt;&gt;&quot;&quot;;CONCATENATE(&quot;(&quot;;[Evidence.A131];&quot;) - &quot;;[Evidence.D131];&quot; - &quot;;[Evidence.E131];&quot;; [&quot;;[Evidence.H131];&quot;]&quot;);&quot;EMPTY&quot;)" office:value-type="string" office:string-value="" calcext:value-type="error">
            <text:p>#NAME?</text:p>
          </table:table-cell>
          <table:table-cell table:style-name="ce21" table:formula="of:=[Evidence.F1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1]);2014-[Evidence.G131];&quot;&quot;)">
            <text:p/>
          </table:table-cell>
          <table:table-cell table:style-name="ce20"/>
          <table:table-cell table:style-name="ce50" table:formula="of:=((100-[.F136])/100)*[.B1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2]&lt;&gt;&quot;&quot;;CONCATENATE(&quot;(&quot;;[Evidence.A132];&quot;) - &quot;;[Evidence.D132];&quot; - &quot;;[Evidence.E132];&quot;; [&quot;;[Evidence.H132];&quot;]&quot;);&quot;EMPTY&quot;)" office:value-type="string" office:string-value="" calcext:value-type="error">
            <text:p>#NAME?</text:p>
          </table:table-cell>
          <table:table-cell table:style-name="ce21" table:formula="of:=[Evidence.F1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2]);2014-[Evidence.G132];&quot;&quot;)">
            <text:p/>
          </table:table-cell>
          <table:table-cell table:style-name="ce20"/>
          <table:table-cell table:style-name="ce50" table:formula="of:=((100-[.F137])/100)*[.B1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3]&lt;&gt;&quot;&quot;;CONCATENATE(&quot;(&quot;;[Evidence.A133];&quot;) - &quot;;[Evidence.D133];&quot; - &quot;;[Evidence.E133];&quot;; [&quot;;[Evidence.H133];&quot;]&quot;);&quot;EMPTY&quot;)" office:value-type="string" office:string-value="" calcext:value-type="error">
            <text:p>#NAME?</text:p>
          </table:table-cell>
          <table:table-cell table:style-name="ce21" table:formula="of:=[Evidence.F1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3]);2014-[Evidence.G133];&quot;&quot;)">
            <text:p/>
          </table:table-cell>
          <table:table-cell table:style-name="ce20"/>
          <table:table-cell table:style-name="ce50" table:formula="of:=((100-[.F138])/100)*[.B1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4]&lt;&gt;&quot;&quot;;CONCATENATE(&quot;(&quot;;[Evidence.A134];&quot;) - &quot;;[Evidence.D134];&quot; - &quot;;[Evidence.E134];&quot;; [&quot;;[Evidence.H134];&quot;]&quot;);&quot;EMPTY&quot;)" office:value-type="string" office:string-value="" calcext:value-type="error">
            <text:p>#NAME?</text:p>
          </table:table-cell>
          <table:table-cell table:style-name="ce21" table:formula="of:=[Evidence.F1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4]);2014-[Evidence.G134];&quot;&quot;)">
            <text:p/>
          </table:table-cell>
          <table:table-cell table:style-name="ce20"/>
          <table:table-cell table:style-name="ce50" table:formula="of:=((100-[.F139])/100)*[.B1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5]&lt;&gt;&quot;&quot;;CONCATENATE(&quot;(&quot;;[Evidence.A135];&quot;) - &quot;;[Evidence.D135];&quot; - &quot;;[Evidence.E135];&quot;; [&quot;;[Evidence.H135];&quot;]&quot;);&quot;EMPTY&quot;)" office:value-type="string" office:string-value="" calcext:value-type="error">
            <text:p>#NAME?</text:p>
          </table:table-cell>
          <table:table-cell table:style-name="ce21" table:formula="of:=[Evidence.F1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5]);2014-[Evidence.G135];&quot;&quot;)">
            <text:p/>
          </table:table-cell>
          <table:table-cell table:style-name="ce20"/>
          <table:table-cell table:style-name="ce50" table:formula="of:=((100-[.F140])/100)*[.B1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6]&lt;&gt;&quot;&quot;;CONCATENATE(&quot;(&quot;;[Evidence.A136];&quot;) - &quot;;[Evidence.D136];&quot; - &quot;;[Evidence.E136];&quot;; [&quot;;[Evidence.H136];&quot;]&quot;);&quot;EMPTY&quot;)" office:value-type="string" office:string-value="" calcext:value-type="error">
            <text:p>#NAME?</text:p>
          </table:table-cell>
          <table:table-cell table:style-name="ce21" table:formula="of:=[Evidence.F1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6]);2014-[Evidence.G136];&quot;&quot;)">
            <text:p/>
          </table:table-cell>
          <table:table-cell table:style-name="ce20"/>
          <table:table-cell table:style-name="ce50" table:formula="of:=((100-[.F141])/100)*[.B1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7]&lt;&gt;&quot;&quot;;CONCATENATE(&quot;(&quot;;[Evidence.A137];&quot;) - &quot;;[Evidence.D137];&quot; - &quot;;[Evidence.E137];&quot;; [&quot;;[Evidence.H137];&quot;]&quot;);&quot;EMPTY&quot;)" office:value-type="string" office:string-value="" calcext:value-type="error">
            <text:p>#NAME?</text:p>
          </table:table-cell>
          <table:table-cell table:style-name="ce21" table:formula="of:=[Evidence.F1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7]);2014-[Evidence.G137];&quot;&quot;)">
            <text:p/>
          </table:table-cell>
          <table:table-cell table:style-name="ce20"/>
          <table:table-cell table:style-name="ce50" table:formula="of:=((100-[.F142])/100)*[.B1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8]&lt;&gt;&quot;&quot;;CONCATENATE(&quot;(&quot;;[Evidence.A138];&quot;) - &quot;;[Evidence.D138];&quot; - &quot;;[Evidence.E138];&quot;; [&quot;;[Evidence.H138];&quot;]&quot;);&quot;EMPTY&quot;)" office:value-type="string" office:string-value="" calcext:value-type="error">
            <text:p>#NAME?</text:p>
          </table:table-cell>
          <table:table-cell table:style-name="ce21" table:formula="of:=[Evidence.F1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8]);2014-[Evidence.G138];&quot;&quot;)">
            <text:p/>
          </table:table-cell>
          <table:table-cell table:style-name="ce20"/>
          <table:table-cell table:style-name="ce50" table:formula="of:=((100-[.F143])/100)*[.B1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39]&lt;&gt;&quot;&quot;;CONCATENATE(&quot;(&quot;;[Evidence.A139];&quot;) - &quot;;[Evidence.D139];&quot; - &quot;;[Evidence.E139];&quot;; [&quot;;[Evidence.H139];&quot;]&quot;);&quot;EMPTY&quot;)" office:value-type="string" office:string-value="" calcext:value-type="error">
            <text:p>#NAME?</text:p>
          </table:table-cell>
          <table:table-cell table:style-name="ce21" table:formula="of:=[Evidence.F1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39]);2014-[Evidence.G139];&quot;&quot;)">
            <text:p/>
          </table:table-cell>
          <table:table-cell table:style-name="ce20"/>
          <table:table-cell table:style-name="ce50" table:formula="of:=((100-[.F144])/100)*[.B1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40]&lt;&gt;&quot;&quot;;CONCATENATE(&quot;(&quot;;[Evidence.A140];&quot;) - &quot;;[Evidence.D140];&quot; - &quot;;[Evidence.E140];&quot;; [&quot;;[Evidence.H140];&quot;]&quot;);&quot;EMPTY&quot;)" office:value-type="string" office:string-value="" calcext:value-type="error">
            <text:p>#NAME?</text:p>
          </table:table-cell>
          <table:table-cell table:style-name="ce21" table:formula="of:=[Evidence.F140]" office:value-type="float" office:value="349" calcext:value-type="float">
            <text:p>349 Kč</text:p>
          </table:table-cell>
          <table:table-cell table:style-name="ce27"/>
          <table:table-cell table:style-name="ce34"/>
          <table:table-cell table:style-name="ce34" table:formula="of:=IF(ISNUMBER([Evidence.G140]);2014-[Evidence.G140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45])/100)*[.B145]" office:value-type="currency" office:currency="CZK" office:value="349" calcext:value-type="currency">
            <text:p>349.00 Kč </text:p>
          </table:table-cell>
          <table:table-cell table:number-columns-repeated="1017"/>
        </table:table-row>
        <table:table-row table:style-name="ro6">
          <table:table-cell table:formula="of:=IF([Evidence.D141]&lt;&gt;&quot;&quot;;CONCATENATE(&quot;(&quot;;[Evidence.A141];&quot;) - &quot;;[Evidence.D141];&quot; - &quot;;[Evidence.E141];&quot;; [&quot;;[Evidence.H141];&quot;]&quot;);&quot;EMPTY&quot;)" office:value-type="string" office:string-value="" calcext:value-type="error">
            <text:p>#NAME?</text:p>
          </table:table-cell>
          <table:table-cell table:style-name="ce21" table:formula="of:=[Evidence.F141]" office:value-type="float" office:value="250" calcext:value-type="float">
            <text:p>250 Kč</text:p>
          </table:table-cell>
          <table:table-cell table:style-name="ce27"/>
          <table:table-cell table:style-name="ce34"/>
          <table:table-cell table:style-name="ce34" table:formula="of:=IF(ISNUMBER([Evidence.G141]);2014-[Evidence.G141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46])/100)*[.B146]" office:value-type="currency" office:currency="CZK" office:value="250" calcext:value-type="currency">
            <text:p>250.00 Kč </text:p>
          </table:table-cell>
          <table:table-cell table:number-columns-repeated="1017"/>
        </table:table-row>
        <table:table-row table:style-name="ro6">
          <table:table-cell table:formula="of:=IF([Evidence.D142]&lt;&gt;&quot;&quot;;CONCATENATE(&quot;(&quot;;[Evidence.A142];&quot;) - &quot;;[Evidence.D142];&quot; - &quot;;[Evidence.E142];&quot;; [&quot;;[Evidence.H142];&quot;]&quot;);&quot;EMPTY&quot;)" office:value-type="string" office:string-value="" calcext:value-type="error">
            <text:p>#NAME?</text:p>
          </table:table-cell>
          <table:table-cell table:style-name="ce21" table:formula="of:=[Evidence.F142]" office:value-type="float" office:value="1700" calcext:value-type="float">
            <text:p>1,700 Kč</text:p>
          </table:table-cell>
          <table:table-cell table:style-name="ce27"/>
          <table:table-cell table:style-name="ce34"/>
          <table:table-cell table:style-name="ce34" table:formula="of:=IF(ISNUMBER([Evidence.G142]);2014-[Evidence.G142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47])/100)*[.B147]" office:value-type="currency" office:currency="CZK" office:value="1700" calcext:value-type="currency">
            <text:p>1,700.00 Kč </text:p>
          </table:table-cell>
          <table:table-cell table:number-columns-repeated="1017"/>
        </table:table-row>
        <table:table-row table:style-name="ro6">
          <table:table-cell table:formula="of:=IF([Evidence.D143]&lt;&gt;&quot;&quot;;CONCATENATE(&quot;(&quot;;[Evidence.A143];&quot;) - &quot;;[Evidence.D143];&quot; - &quot;;[Evidence.E143];&quot;; [&quot;;[Evidence.H143];&quot;]&quot;);&quot;EMPTY&quot;)" office:value-type="string" office:string-value="" calcext:value-type="error">
            <text:p>#NAME?</text:p>
          </table:table-cell>
          <table:table-cell table:style-name="ce21" table:formula="of:=[Evidence.F143]" office:value-type="float" office:value="500" calcext:value-type="float">
            <text:p>500 Kč</text:p>
          </table:table-cell>
          <table:table-cell table:style-name="ce27"/>
          <table:table-cell table:style-name="ce34"/>
          <table:table-cell table:style-name="ce34" table:formula="of:=IF(ISNUMBER([Evidence.G143]);2014-[Evidence.G143];&quot;&quot;)">
            <text:p/>
          </table:table-cell>
          <table:table-cell table:style-name="ce20"/>
          <table:table-cell table:style-name="ce50" table:formula="of:=((100-[.F148])/100)*[.B148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6">
          <table:table-cell table:formula="of:=IF([Evidence.D144]&lt;&gt;&quot;&quot;;CONCATENATE(&quot;(&quot;;[Evidence.A144];&quot;) - &quot;;[Evidence.D144];&quot; - &quot;;[Evidence.E144];&quot;; [&quot;;[Evidence.H144];&quot;]&quot;);&quot;EMPTY&quot;)" office:value-type="string" office:string-value="" calcext:value-type="error">
            <text:p>#NAME?</text:p>
          </table:table-cell>
          <table:table-cell table:style-name="ce21" table:formula="of:=[Evidence.F1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44]);2014-[Evidence.G144];&quot;&quot;)">
            <text:p/>
          </table:table-cell>
          <table:table-cell table:style-name="ce20"/>
          <table:table-cell table:style-name="ce50" table:formula="of:=((100-[.F149])/100)*[.B1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45]&lt;&gt;&quot;&quot;;CONCATENATE(&quot;(&quot;;[Evidence.A145];&quot;) - &quot;;[Evidence.D145];&quot; - &quot;;[Evidence.E145];&quot;; [&quot;;[Evidence.H145];&quot;]&quot;);&quot;EMPTY&quot;)" office:value-type="string" office:string-value="" calcext:value-type="error">
            <text:p>#NAME?</text:p>
          </table:table-cell>
          <table:table-cell table:style-name="ce21" table:formula="of:=[Evidence.F145]" office:value-type="float" office:value="799" calcext:value-type="float">
            <text:p>799 Kč</text:p>
          </table:table-cell>
          <table:table-cell table:style-name="ce27"/>
          <table:table-cell table:style-name="ce34"/>
          <table:table-cell table:style-name="ce34" table:formula="of:=IF(ISNUMBER([Evidence.G145]);2014-[Evidence.G145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50])/100)*[.B150]" office:value-type="currency" office:currency="CZK" office:value="799" calcext:value-type="currency">
            <text:p>799.00 Kč </text:p>
          </table:table-cell>
          <table:table-cell table:number-columns-repeated="1017"/>
        </table:table-row>
        <table:table-row table:style-name="ro6">
          <table:table-cell table:formula="of:=IF([Evidence.D146]&lt;&gt;&quot;&quot;;CONCATENATE(&quot;(&quot;;[Evidence.A146];&quot;) - &quot;;[Evidence.D146];&quot; - &quot;;[Evidence.E146];&quot;; [&quot;;[Evidence.H146];&quot;]&quot;);&quot;EMPTY&quot;)" office:value-type="string" office:string-value="" calcext:value-type="error">
            <text:p>#NAME?</text:p>
          </table:table-cell>
          <table:table-cell table:style-name="ce21" table:formula="of:=[Evidence.F1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46]);2014-[Evidence.G146];&quot;&quot;)">
            <text:p/>
          </table:table-cell>
          <table:table-cell table:style-name="ce20"/>
          <table:table-cell table:style-name="ce50" table:formula="of:=((100-[.F151])/100)*[.B1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47]&lt;&gt;&quot;&quot;;CONCATENATE(&quot;(&quot;;[Evidence.A147];&quot;) - &quot;;[Evidence.D147];&quot; - &quot;;[Evidence.E147];&quot;; [&quot;;[Evidence.H147];&quot;]&quot;);&quot;EMPTY&quot;)" office:value-type="string" office:string-value="" calcext:value-type="error">
            <text:p>#NAME?</text:p>
          </table:table-cell>
          <table:table-cell table:style-name="ce21" table:formula="of:=[Evidence.F147]" office:value-type="float" office:value="200" calcext:value-type="float">
            <text:p>200 Kč</text:p>
          </table:table-cell>
          <table:table-cell table:style-name="ce27"/>
          <table:table-cell table:style-name="ce34"/>
          <table:table-cell table:style-name="ce34" table:formula="of:=IF(ISNUMBER([Evidence.G147]);2014-[Evidence.G147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152])/100)*[.B152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6">
          <table:table-cell table:formula="of:=IF([Evidence.D148]&lt;&gt;&quot;&quot;;CONCATENATE(&quot;(&quot;;[Evidence.A148];&quot;) - &quot;;[Evidence.D148];&quot; - &quot;;[Evidence.E148];&quot;; [&quot;;[Evidence.H148];&quot;]&quot;);&quot;EMPTY&quot;)" office:value-type="string" office:string-value="" calcext:value-type="error">
            <text:p>#NAME?</text:p>
          </table:table-cell>
          <table:table-cell table:style-name="ce21" table:formula="of:=[Evidence.F148]" office:value-type="float" office:value="349" calcext:value-type="float">
            <text:p>349 Kč</text:p>
          </table:table-cell>
          <table:table-cell table:style-name="ce27"/>
          <table:table-cell table:style-name="ce34"/>
          <table:table-cell table:style-name="ce34" table:formula="of:=IF(ISNUMBER([Evidence.G148]);2014-[Evidence.G148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53])/100)*[.B153]" office:value-type="currency" office:currency="CZK" office:value="349" calcext:value-type="currency">
            <text:p>349.00 Kč </text:p>
          </table:table-cell>
          <table:table-cell table:number-columns-repeated="1017"/>
        </table:table-row>
        <table:table-row table:style-name="ro6">
          <table:table-cell table:formula="of:=IF([Evidence.D149]&lt;&gt;&quot;&quot;;CONCATENATE(&quot;(&quot;;[Evidence.A149];&quot;) - &quot;;[Evidence.D149];&quot; - &quot;;[Evidence.E149];&quot;; [&quot;;[Evidence.H149];&quot;]&quot;);&quot;EMPTY&quot;)" office:value-type="string" office:string-value="" calcext:value-type="error">
            <text:p>#NAME?</text:p>
          </table:table-cell>
          <table:table-cell table:style-name="ce21" table:formula="of:=[Evidence.F1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49]);2014-[Evidence.G149];&quot;&quot;)">
            <text:p/>
          </table:table-cell>
          <table:table-cell table:style-name="ce20"/>
          <table:table-cell table:style-name="ce50" table:formula="of:=((100-[.F154])/100)*[.B1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0]&lt;&gt;&quot;&quot;;CONCATENATE(&quot;(&quot;;[Evidence.A150];&quot;) - &quot;;[Evidence.D150];&quot; - &quot;;[Evidence.E150];&quot;; [&quot;;[Evidence.H150];&quot;]&quot;);&quot;EMPTY&quot;)" office:value-type="string" office:string-value="EMPTY" calcext:value-type="string">
            <text:p>EMPTY</text:p>
          </table:table-cell>
          <table:table-cell table:style-name="ce21" table:formula="of:=[Evidence.F1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0]);2014-[Evidence.G150];&quot;&quot;)">
            <text:p/>
          </table:table-cell>
          <table:table-cell table:style-name="ce20"/>
          <table:table-cell table:style-name="ce50" table:formula="of:=((100-[.F155])/100)*[.B1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1]&lt;&gt;&quot;&quot;;CONCATENATE(&quot;(&quot;;[Evidence.A151];&quot;) - &quot;;[Evidence.D151];&quot; - &quot;;[Evidence.E151];&quot;; [&quot;;[Evidence.H151];&quot;]&quot;);&quot;EMPTY&quot;)" office:value-type="string" office:string-value="EMPTY" calcext:value-type="string">
            <text:p>EMPTY</text:p>
          </table:table-cell>
          <table:table-cell table:style-name="ce21" table:formula="of:=[Evidence.F1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1]);2014-[Evidence.G151];&quot;&quot;)">
            <text:p/>
          </table:table-cell>
          <table:table-cell table:style-name="ce20"/>
          <table:table-cell table:style-name="ce50" table:formula="of:=((100-[.F156])/100)*[.B1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2]&lt;&gt;&quot;&quot;;CONCATENATE(&quot;(&quot;;[Evidence.A152];&quot;) - &quot;;[Evidence.D152];&quot; - &quot;;[Evidence.E152];&quot;; [&quot;;[Evidence.H152];&quot;]&quot;);&quot;EMPTY&quot;)" office:value-type="string" office:string-value="EMPTY" calcext:value-type="string">
            <text:p>EMPTY</text:p>
          </table:table-cell>
          <table:table-cell table:style-name="ce21" table:formula="of:=[Evidence.F1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2]);2014-[Evidence.G152];&quot;&quot;)">
            <text:p/>
          </table:table-cell>
          <table:table-cell table:style-name="ce20"/>
          <table:table-cell table:style-name="ce50" table:formula="of:=((100-[.F157])/100)*[.B1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3]&lt;&gt;&quot;&quot;;CONCATENATE(&quot;(&quot;;[Evidence.A153];&quot;) - &quot;;[Evidence.D153];&quot; - &quot;;[Evidence.E153];&quot;; [&quot;;[Evidence.H153];&quot;]&quot;);&quot;EMPTY&quot;)" office:value-type="string" office:string-value="EMPTY" calcext:value-type="string">
            <text:p>EMPTY</text:p>
          </table:table-cell>
          <table:table-cell table:style-name="ce21" table:formula="of:=[Evidence.F1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3]);2014-[Evidence.G153];&quot;&quot;)">
            <text:p/>
          </table:table-cell>
          <table:table-cell table:style-name="ce20"/>
          <table:table-cell table:style-name="ce50" table:formula="of:=((100-[.F158])/100)*[.B1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4]&lt;&gt;&quot;&quot;;CONCATENATE(&quot;(&quot;;[Evidence.A154];&quot;) - &quot;;[Evidence.D154];&quot; - &quot;;[Evidence.E154];&quot;; [&quot;;[Evidence.H154];&quot;]&quot;);&quot;EMPTY&quot;)" office:value-type="string" office:string-value="EMPTY" calcext:value-type="string">
            <text:p>EMPTY</text:p>
          </table:table-cell>
          <table:table-cell table:style-name="ce21" table:formula="of:=[Evidence.F1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4]);2014-[Evidence.G154];&quot;&quot;)">
            <text:p/>
          </table:table-cell>
          <table:table-cell table:style-name="ce20"/>
          <table:table-cell table:style-name="ce50" table:formula="of:=((100-[.F159])/100)*[.B1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5]&lt;&gt;&quot;&quot;;CONCATENATE(&quot;(&quot;;[Evidence.A155];&quot;) - &quot;;[Evidence.D155];&quot; - &quot;;[Evidence.E155];&quot;; [&quot;;[Evidence.H155];&quot;]&quot;);&quot;EMPTY&quot;)" office:value-type="string" office:string-value="EMPTY" calcext:value-type="string">
            <text:p>EMPTY</text:p>
          </table:table-cell>
          <table:table-cell table:style-name="ce21" table:formula="of:=[Evidence.F1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5]);2014-[Evidence.G155];&quot;&quot;)">
            <text:p/>
          </table:table-cell>
          <table:table-cell table:style-name="ce20"/>
          <table:table-cell table:style-name="ce50" table:formula="of:=((100-[.F160])/100)*[.B1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6]&lt;&gt;&quot;&quot;;CONCATENATE(&quot;(&quot;;[Evidence.A156];&quot;) - &quot;;[Evidence.D156];&quot; - &quot;;[Evidence.E156];&quot;; [&quot;;[Evidence.H156];&quot;]&quot;);&quot;EMPTY&quot;)" office:value-type="string" office:string-value="EMPTY" calcext:value-type="string">
            <text:p>EMPTY</text:p>
          </table:table-cell>
          <table:table-cell table:style-name="ce21" table:formula="of:=[Evidence.F1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6]);2014-[Evidence.G156];&quot;&quot;)">
            <text:p/>
          </table:table-cell>
          <table:table-cell table:style-name="ce20"/>
          <table:table-cell table:style-name="ce50" table:formula="of:=((100-[.F161])/100)*[.B1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7]&lt;&gt;&quot;&quot;;CONCATENATE(&quot;(&quot;;[Evidence.A157];&quot;) - &quot;;[Evidence.D157];&quot; - &quot;;[Evidence.E157];&quot;; [&quot;;[Evidence.H157];&quot;]&quot;);&quot;EMPTY&quot;)" office:value-type="string" office:string-value="EMPTY" calcext:value-type="string">
            <text:p>EMPTY</text:p>
          </table:table-cell>
          <table:table-cell table:style-name="ce21" table:formula="of:=[Evidence.F1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7]);2014-[Evidence.G157];&quot;&quot;)">
            <text:p/>
          </table:table-cell>
          <table:table-cell table:style-name="ce20"/>
          <table:table-cell table:style-name="ce50" table:formula="of:=((100-[.F162])/100)*[.B1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8]&lt;&gt;&quot;&quot;;CONCATENATE(&quot;(&quot;;[Evidence.A158];&quot;) - &quot;;[Evidence.D158];&quot; - &quot;;[Evidence.E158];&quot;; [&quot;;[Evidence.H158];&quot;]&quot;);&quot;EMPTY&quot;)" office:value-type="string" office:string-value="EMPTY" calcext:value-type="string">
            <text:p>EMPTY</text:p>
          </table:table-cell>
          <table:table-cell table:style-name="ce21" table:formula="of:=[Evidence.F1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8]);2014-[Evidence.G158];&quot;&quot;)">
            <text:p/>
          </table:table-cell>
          <table:table-cell table:style-name="ce20"/>
          <table:table-cell table:style-name="ce50" table:formula="of:=((100-[.F163])/100)*[.B1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59]&lt;&gt;&quot;&quot;;CONCATENATE(&quot;(&quot;;[Evidence.A159];&quot;) - &quot;;[Evidence.D159];&quot; - &quot;;[Evidence.E159];&quot;; [&quot;;[Evidence.H159];&quot;]&quot;);&quot;EMPTY&quot;)" office:value-type="string" office:string-value="EMPTY" calcext:value-type="string">
            <text:p>EMPTY</text:p>
          </table:table-cell>
          <table:table-cell table:style-name="ce21" table:formula="of:=[Evidence.F1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59]);2014-[Evidence.G159];&quot;&quot;)">
            <text:p/>
          </table:table-cell>
          <table:table-cell table:style-name="ce20"/>
          <table:table-cell table:style-name="ce50" table:formula="of:=((100-[.F164])/100)*[.B1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0]&lt;&gt;&quot;&quot;;CONCATENATE(&quot;(&quot;;[Evidence.A160];&quot;) - &quot;;[Evidence.D160];&quot; - &quot;;[Evidence.E160];&quot;; [&quot;;[Evidence.H160];&quot;]&quot;);&quot;EMPTY&quot;)" office:value-type="string" office:string-value="" calcext:value-type="error">
            <text:p>#NAME?</text:p>
          </table:table-cell>
          <table:table-cell table:style-name="ce21" table:formula="of:=[Evidence.F160]" office:value-type="float" office:value="40000" calcext:value-type="float">
            <text:p>40,000 Kč</text:p>
          </table:table-cell>
          <table:table-cell table:style-name="ce27"/>
          <table:table-cell table:style-name="ce34"/>
          <table:table-cell table:style-name="ce34" table:formula="of:=IF(ISNUMBER([Evidence.G160]);2014-[Evidence.G160];&quot;&quot;)">
            <text:p/>
          </table:table-cell>
          <table:table-cell table:style-name="ce20"/>
          <table:table-cell table:style-name="ce50" table:formula="of:=((100-[.F165])/100)*[.B165]" office:value-type="currency" office:currency="CZK" office:value="40000" calcext:value-type="currency">
            <text:p>40,000.00 Kč </text:p>
          </table:table-cell>
          <table:table-cell table:number-columns-repeated="1017"/>
        </table:table-row>
        <table:table-row table:style-name="ro6">
          <table:table-cell table:formula="of:=IF([Evidence.D161]&lt;&gt;&quot;&quot;;CONCATENATE(&quot;(&quot;;[Evidence.A161];&quot;) - &quot;;[Evidence.D161];&quot; - &quot;;[Evidence.E161];&quot;; [&quot;;[Evidence.H161];&quot;]&quot;);&quot;EMPTY&quot;)" office:value-type="string" office:string-value="" calcext:value-type="error">
            <text:p>#NAME?</text:p>
          </table:table-cell>
          <table:table-cell table:style-name="ce21" table:formula="of:=[Evidence.F1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1]);2014-[Evidence.G161];&quot;&quot;)">
            <text:p/>
          </table:table-cell>
          <table:table-cell table:style-name="ce20"/>
          <table:table-cell table:style-name="ce50" table:formula="of:=((100-[.F166])/100)*[.B1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2]&lt;&gt;&quot;&quot;;CONCATENATE(&quot;(&quot;;[Evidence.A162];&quot;) - &quot;;[Evidence.D162];&quot; - &quot;;[Evidence.E162];&quot;; [&quot;;[Evidence.H162];&quot;]&quot;);&quot;EMPTY&quot;)" office:value-type="string" office:string-value="" calcext:value-type="error">
            <text:p>#NAME?</text:p>
          </table:table-cell>
          <table:table-cell table:style-name="ce21" table:formula="of:=[Evidence.F1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2]);2014-[Evidence.G162];&quot;&quot;)">
            <text:p/>
          </table:table-cell>
          <table:table-cell table:style-name="ce20"/>
          <table:table-cell table:style-name="ce50" table:formula="of:=((100-[.F167])/100)*[.B1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3]&lt;&gt;&quot;&quot;;CONCATENATE(&quot;(&quot;;[Evidence.A163];&quot;) - &quot;;[Evidence.D163];&quot; - &quot;;[Evidence.E163];&quot;; [&quot;;[Evidence.H163];&quot;]&quot;);&quot;EMPTY&quot;)" office:value-type="string" office:string-value="" calcext:value-type="error">
            <text:p>#NAME?</text:p>
          </table:table-cell>
          <table:table-cell table:style-name="ce21" table:formula="of:=[Evidence.F1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3]);2014-[Evidence.G163];&quot;&quot;)">
            <text:p/>
          </table:table-cell>
          <table:table-cell table:style-name="ce20"/>
          <table:table-cell table:style-name="ce50" table:formula="of:=((100-[.F168])/100)*[.B1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4]&lt;&gt;&quot;&quot;;CONCATENATE(&quot;(&quot;;[Evidence.A164];&quot;) - &quot;;[Evidence.D164];&quot; - &quot;;[Evidence.E164];&quot;; [&quot;;[Evidence.H164];&quot;]&quot;);&quot;EMPTY&quot;)" office:value-type="string" office:string-value="" calcext:value-type="error">
            <text:p>#NAME?</text:p>
          </table:table-cell>
          <table:table-cell table:style-name="ce21" table:formula="of:=[Evidence.F1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4]);2014-[Evidence.G164];&quot;&quot;)">
            <text:p/>
          </table:table-cell>
          <table:table-cell table:style-name="ce20"/>
          <table:table-cell table:style-name="ce50" table:formula="of:=((100-[.F169])/100)*[.B1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5]&lt;&gt;&quot;&quot;;CONCATENATE(&quot;(&quot;;[Evidence.A165];&quot;) - &quot;;[Evidence.D165];&quot; - &quot;;[Evidence.E165];&quot;; [&quot;;[Evidence.H165];&quot;]&quot;);&quot;EMPTY&quot;)" office:value-type="string" office:string-value="" calcext:value-type="error">
            <text:p>#NAME?</text:p>
          </table:table-cell>
          <table:table-cell table:style-name="ce21" table:formula="of:=[Evidence.F1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5]);2014-[Evidence.G165];&quot;&quot;)">
            <text:p/>
          </table:table-cell>
          <table:table-cell table:style-name="ce20"/>
          <table:table-cell table:style-name="ce50" table:formula="of:=((100-[.F170])/100)*[.B1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6]&lt;&gt;&quot;&quot;;CONCATENATE(&quot;(&quot;;[Evidence.A166];&quot;) - &quot;;[Evidence.D166];&quot; - &quot;;[Evidence.E166];&quot;; [&quot;;[Evidence.H166];&quot;]&quot;);&quot;EMPTY&quot;)" office:value-type="string" office:string-value="" calcext:value-type="error">
            <text:p>#NAME?</text:p>
          </table:table-cell>
          <table:table-cell table:style-name="ce21" table:formula="of:=[Evidence.F1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6]);2014-[Evidence.G166];&quot;&quot;)">
            <text:p/>
          </table:table-cell>
          <table:table-cell table:style-name="ce20"/>
          <table:table-cell table:style-name="ce50" table:formula="of:=((100-[.F171])/100)*[.B1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7]&lt;&gt;&quot;&quot;;CONCATENATE(&quot;(&quot;;[Evidence.A167];&quot;) - &quot;;[Evidence.D167];&quot; - &quot;;[Evidence.E167];&quot;; [&quot;;[Evidence.H167];&quot;]&quot;);&quot;EMPTY&quot;)" office:value-type="string" office:string-value="" calcext:value-type="error">
            <text:p>#NAME?</text:p>
          </table:table-cell>
          <table:table-cell table:style-name="ce21" table:formula="of:=[Evidence.F1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7]);2014-[Evidence.G167];&quot;&quot;)">
            <text:p/>
          </table:table-cell>
          <table:table-cell table:style-name="ce20"/>
          <table:table-cell table:style-name="ce50" table:formula="of:=((100-[.F172])/100)*[.B1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8]&lt;&gt;&quot;&quot;;CONCATENATE(&quot;(&quot;;[Evidence.A168];&quot;) - &quot;;[Evidence.D168];&quot; - &quot;;[Evidence.E168];&quot;; [&quot;;[Evidence.H168];&quot;]&quot;);&quot;EMPTY&quot;)" office:value-type="string" office:string-value="" calcext:value-type="error">
            <text:p>#NAME?</text:p>
          </table:table-cell>
          <table:table-cell table:style-name="ce21" table:formula="of:=[Evidence.F1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8]);2014-[Evidence.G168];&quot;&quot;)">
            <text:p/>
          </table:table-cell>
          <table:table-cell table:style-name="ce20"/>
          <table:table-cell table:style-name="ce50" table:formula="of:=((100-[.F173])/100)*[.B1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69]&lt;&gt;&quot;&quot;;CONCATENATE(&quot;(&quot;;[Evidence.A169];&quot;) - &quot;;[Evidence.D169];&quot; - &quot;;[Evidence.E169];&quot;; [&quot;;[Evidence.H169];&quot;]&quot;);&quot;EMPTY&quot;)" office:value-type="string" office:string-value="" calcext:value-type="error">
            <text:p>#NAME?</text:p>
          </table:table-cell>
          <table:table-cell table:style-name="ce21" table:formula="of:=[Evidence.F1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69]);2014-[Evidence.G169];&quot;&quot;)">
            <text:p/>
          </table:table-cell>
          <table:table-cell table:style-name="ce20"/>
          <table:table-cell table:style-name="ce50" table:formula="of:=((100-[.F174])/100)*[.B1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70]&lt;&gt;&quot;&quot;;CONCATENATE(&quot;(&quot;;[Evidence.A170];&quot;) - &quot;;[Evidence.D170];&quot; - &quot;;[Evidence.E170];&quot;; [&quot;;[Evidence.H170];&quot;]&quot;);&quot;EMPTY&quot;)" office:value-type="string" office:string-value="" calcext:value-type="error">
            <text:p>#NAME?</text:p>
          </table:table-cell>
          <table:table-cell table:style-name="ce21" table:formula="of:=[Evidence.F1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70]);2014-[Evidence.G170];&quot;&quot;)">
            <text:p/>
          </table:table-cell>
          <table:table-cell table:style-name="ce20"/>
          <table:table-cell table:style-name="ce50" table:formula="of:=((100-[.F175])/100)*[.B1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71]&lt;&gt;&quot;&quot;;CONCATENATE(&quot;(&quot;;[Evidence.A171];&quot;) - &quot;;[Evidence.D171];&quot; - &quot;;[Evidence.E171];&quot;; [&quot;;[Evidence.H171];&quot;]&quot;);&quot;EMPTY&quot;)" office:value-type="string" office:string-value="" calcext:value-type="error">
            <text:p>#NAME?</text:p>
          </table:table-cell>
          <table:table-cell table:style-name="ce21" table:formula="of:=[Evidence.F1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71]);2014-[Evidence.G171];&quot;&quot;)">
            <text:p/>
          </table:table-cell>
          <table:table-cell table:style-name="ce20"/>
          <table:table-cell table:style-name="ce50" table:formula="of:=((100-[.F176])/100)*[.B1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72]&lt;&gt;&quot;&quot;;CONCATENATE(&quot;(&quot;;[Evidence.A172];&quot;) - &quot;;[Evidence.D172];&quot; - &quot;;[Evidence.E172];&quot;; [&quot;;[Evidence.H172];&quot;]&quot;);&quot;EMPTY&quot;)" office:value-type="string" office:string-value="" calcext:value-type="error">
            <text:p>#NAME?</text:p>
          </table:table-cell>
          <table:table-cell table:style-name="ce21" table:formula="of:=[Evidence.F1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72]);2014-[Evidence.G172];&quot;&quot;)">
            <text:p/>
          </table:table-cell>
          <table:table-cell table:style-name="ce20"/>
          <table:table-cell table:style-name="ce50" table:formula="of:=((100-[.F177])/100)*[.B1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73]&lt;&gt;&quot;&quot;;CONCATENATE(&quot;(&quot;;[Evidence.A173];&quot;) - &quot;;[Evidence.D173];&quot; - &quot;;[Evidence.E173];&quot;; [&quot;;[Evidence.H173];&quot;]&quot;);&quot;EMPTY&quot;)" office:value-type="string" office:string-value="" calcext:value-type="error">
            <text:p>#NAME?</text:p>
          </table:table-cell>
          <table:table-cell table:style-name="ce21" table:formula="of:=[Evidence.F173]" office:value-type="float" office:value="23699" calcext:value-type="float">
            <text:p>23,699 Kč</text:p>
          </table:table-cell>
          <table:table-cell table:style-name="ce27"/>
          <table:table-cell table:style-name="ce34"/>
          <table:table-cell table:style-name="ce34" table:formula="of:=IF(ISNUMBER([Evidence.G173]);2014-[Evidence.G173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178])/100)*[.B178]" office:value-type="currency" office:currency="CZK" office:value="23699" calcext:value-type="currency">
            <text:p>23,699.00 Kč </text:p>
          </table:table-cell>
          <table:table-cell table:number-columns-repeated="1017"/>
        </table:table-row>
        <table:table-row table:style-name="ro6">
          <table:table-cell table:formula="of:=IF([Evidence.D174]&lt;&gt;&quot;&quot;;CONCATENATE(&quot;(&quot;;[Evidence.A174];&quot;) - &quot;;[Evidence.D174];&quot; - &quot;;[Evidence.E174];&quot;; [&quot;;[Evidence.H174];&quot;]&quot;);&quot;EMPTY&quot;)" office:value-type="string" office:string-value="" calcext:value-type="error">
            <text:p>#NAME?</text:p>
          </table:table-cell>
          <table:table-cell table:style-name="ce21" table:formula="of:=[Evidence.F174]" office:value-type="float" office:value="360" calcext:value-type="float">
            <text:p>360 Kč</text:p>
          </table:table-cell>
          <table:table-cell table:style-name="ce27"/>
          <table:table-cell table:style-name="ce34"/>
          <table:table-cell table:style-name="ce34" table:formula="of:=IF(ISNUMBER([Evidence.G174]);2014-[Evidence.G174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79])/100)*[.B179]" office:value-type="currency" office:currency="CZK" office:value="360" calcext:value-type="currency">
            <text:p>360.00 Kč </text:p>
          </table:table-cell>
          <table:table-cell table:number-columns-repeated="1017"/>
        </table:table-row>
        <table:table-row table:style-name="ro6">
          <table:table-cell table:formula="of:=IF([Evidence.D175]&lt;&gt;&quot;&quot;;CONCATENATE(&quot;(&quot;;[Evidence.A175];&quot;) - &quot;;[Evidence.D175];&quot; - &quot;;[Evidence.E175];&quot;; [&quot;;[Evidence.H175];&quot;]&quot;);&quot;EMPTY&quot;)" office:value-type="string" office:string-value="" calcext:value-type="error">
            <text:p>#NAME?</text:p>
          </table:table-cell>
          <table:table-cell table:style-name="ce21" table:formula="of:=[Evidence.F175]" office:value-type="float" office:value="299" calcext:value-type="float">
            <text:p>299 Kč</text:p>
          </table:table-cell>
          <table:table-cell table:style-name="ce27"/>
          <table:table-cell table:style-name="ce34"/>
          <table:table-cell table:style-name="ce34" table:formula="of:=IF(ISNUMBER([Evidence.G175]);2014-[Evidence.G175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80])/100)*[.B180]" office:value-type="currency" office:currency="CZK" office:value="299" calcext:value-type="currency">
            <text:p>299.00 Kč </text:p>
          </table:table-cell>
          <table:table-cell table:number-columns-repeated="1017"/>
        </table:table-row>
        <table:table-row table:style-name="ro6">
          <table:table-cell table:formula="of:=IF([Evidence.D176]&lt;&gt;&quot;&quot;;CONCATENATE(&quot;(&quot;;[Evidence.A176];&quot;) - &quot;;[Evidence.D176];&quot; - &quot;;[Evidence.E176];&quot;; [&quot;;[Evidence.H176];&quot;]&quot;);&quot;EMPTY&quot;)" office:value-type="string" office:string-value="" calcext:value-type="error">
            <text:p>#NAME?</text:p>
          </table:table-cell>
          <table:table-cell table:style-name="ce21" table:formula="of:=[Evidence.F176]" office:value-type="float" office:value="360" calcext:value-type="float">
            <text:p>360 Kč</text:p>
          </table:table-cell>
          <table:table-cell table:style-name="ce27"/>
          <table:table-cell table:style-name="ce34"/>
          <table:table-cell table:style-name="ce34" table:formula="of:=IF(ISNUMBER([Evidence.G176]);2014-[Evidence.G176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81])/100)*[.B181]" office:value-type="currency" office:currency="CZK" office:value="360" calcext:value-type="currency">
            <text:p>360.00 Kč </text:p>
          </table:table-cell>
          <table:table-cell table:number-columns-repeated="1017"/>
        </table:table-row>
        <table:table-row table:style-name="ro6">
          <table:table-cell table:formula="of:=IF([Evidence.D177]&lt;&gt;&quot;&quot;;CONCATENATE(&quot;(&quot;;[Evidence.A177];&quot;) - &quot;;[Evidence.D177];&quot; - &quot;;[Evidence.E177];&quot;; [&quot;;[Evidence.H177];&quot;]&quot;);&quot;EMPTY&quot;)" office:value-type="string" office:string-value="" calcext:value-type="error">
            <text:p>#NAME?</text:p>
          </table:table-cell>
          <table:table-cell table:style-name="ce21" table:formula="of:=[Evidence.F177]" office:value-type="float" office:value="360" calcext:value-type="float">
            <text:p>360 Kč</text:p>
          </table:table-cell>
          <table:table-cell table:style-name="ce27"/>
          <table:table-cell table:style-name="ce34"/>
          <table:table-cell table:style-name="ce34" table:formula="of:=IF(ISNUMBER([Evidence.G177]);2014-[Evidence.G177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82])/100)*[.B182]" office:value-type="currency" office:currency="CZK" office:value="360" calcext:value-type="currency">
            <text:p>360.00 Kč </text:p>
          </table:table-cell>
          <table:table-cell table:number-columns-repeated="1017"/>
        </table:table-row>
        <table:table-row table:style-name="ro6">
          <table:table-cell table:formula="of:=IF([Evidence.D178]&lt;&gt;&quot;&quot;;CONCATENATE(&quot;(&quot;;[Evidence.A178];&quot;) - &quot;;[Evidence.D178];&quot; - &quot;;[Evidence.E178];&quot;; [&quot;;[Evidence.H178];&quot;]&quot;);&quot;EMPTY&quot;)" office:value-type="string" office:string-value="" calcext:value-type="error">
            <text:p>#NAME?</text:p>
          </table:table-cell>
          <table:table-cell table:style-name="ce21" table:formula="of:=[Evidence.F1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78]);2014-[Evidence.G178];&quot;&quot;)">
            <text:p/>
          </table:table-cell>
          <table:table-cell table:style-name="ce20"/>
          <table:table-cell table:style-name="ce50" table:formula="of:=((100-[.F183])/100)*[.B1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79]&lt;&gt;&quot;&quot;;CONCATENATE(&quot;(&quot;;[Evidence.A179];&quot;) - &quot;;[Evidence.D179];&quot; - &quot;;[Evidence.E179];&quot;; [&quot;;[Evidence.H179];&quot;]&quot;);&quot;EMPTY&quot;)" office:value-type="string" office:string-value="" calcext:value-type="error">
            <text:p>#NAME?</text:p>
          </table:table-cell>
          <table:table-cell table:style-name="ce21" table:formula="of:=[Evidence.F1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79]);2014-[Evidence.G179];&quot;&quot;)">
            <text:p/>
          </table:table-cell>
          <table:table-cell table:style-name="ce20"/>
          <table:table-cell table:style-name="ce50" table:formula="of:=((100-[.F184])/100)*[.B1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0]&lt;&gt;&quot;&quot;;CONCATENATE(&quot;(&quot;;[Evidence.A180];&quot;) - &quot;;[Evidence.D180];&quot; - &quot;;[Evidence.E180];&quot;; [&quot;;[Evidence.H180];&quot;]&quot;);&quot;EMPTY&quot;)" office:value-type="string" office:string-value="" calcext:value-type="error">
            <text:p>#NAME?</text:p>
          </table:table-cell>
          <table:table-cell table:style-name="ce21" table:formula="of:=[Evidence.F1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0]);2014-[Evidence.G180];&quot;&quot;)">
            <text:p/>
          </table:table-cell>
          <table:table-cell table:style-name="ce20"/>
          <table:table-cell table:style-name="ce50" table:formula="of:=((100-[.F185])/100)*[.B1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1]&lt;&gt;&quot;&quot;;CONCATENATE(&quot;(&quot;;[Evidence.A181];&quot;) - &quot;;[Evidence.D181];&quot; - &quot;;[Evidence.E181];&quot;; [&quot;;[Evidence.H181];&quot;]&quot;);&quot;EMPTY&quot;)" office:value-type="string" office:string-value="" calcext:value-type="error">
            <text:p>#NAME?</text:p>
          </table:table-cell>
          <table:table-cell table:style-name="ce21" table:formula="of:=[Evidence.F181]" office:value-type="float" office:value="15990" calcext:value-type="float">
            <text:p>15,990 Kč</text:p>
          </table:table-cell>
          <table:table-cell table:style-name="ce27"/>
          <table:table-cell table:style-name="ce34"/>
          <table:table-cell table:style-name="ce34" table:formula="of:=IF(ISNUMBER([Evidence.G181]);2014-[Evidence.G181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186])/100)*[.B186]" office:value-type="currency" office:currency="CZK" office:value="15990" calcext:value-type="currency">
            <text:p>15,990.00 Kč </text:p>
          </table:table-cell>
          <table:table-cell table:number-columns-repeated="1017"/>
        </table:table-row>
        <table:table-row table:style-name="ro6">
          <table:table-cell table:formula="of:=IF([Evidence.D182]&lt;&gt;&quot;&quot;;CONCATENATE(&quot;(&quot;;[Evidence.A182];&quot;) - &quot;;[Evidence.D182];&quot; - &quot;;[Evidence.E182];&quot;; [&quot;;[Evidence.H182];&quot;]&quot;);&quot;EMPTY&quot;)" office:value-type="string" office:string-value="" calcext:value-type="error">
            <text:p>#NAME?</text:p>
          </table:table-cell>
          <table:table-cell table:style-name="ce21" table:formula="of:=[Evidence.F182]" office:value-type="float" office:value="900" calcext:value-type="float">
            <text:p>900 Kč</text:p>
          </table:table-cell>
          <table:table-cell table:style-name="ce27"/>
          <table:table-cell table:style-name="ce34"/>
          <table:table-cell table:style-name="ce34" table:formula="of:=IF(ISNUMBER([Evidence.G182]);2014-[Evidence.G182];&quot;&quot;)" office:value-type="float" office:value="4" calcext:value-type="float">
            <text:p>4</text:p>
          </table:table-cell>
          <table:table-cell table:style-name="ce20"/>
          <table:table-cell table:style-name="ce50" table:formula="of:=((100-[.F187])/100)*[.B187]" office:value-type="currency" office:currency="CZK" office:value="900" calcext:value-type="currency">
            <text:p>900.00 Kč </text:p>
          </table:table-cell>
          <table:table-cell table:number-columns-repeated="1017"/>
        </table:table-row>
        <table:table-row table:style-name="ro6">
          <table:table-cell table:formula="of:=IF([Evidence.D183]&lt;&gt;&quot;&quot;;CONCATENATE(&quot;(&quot;;[Evidence.A183];&quot;) - &quot;;[Evidence.D183];&quot; - &quot;;[Evidence.E183];&quot;; [&quot;;[Evidence.H183];&quot;]&quot;);&quot;EMPTY&quot;)" office:value-type="string" office:string-value="" calcext:value-type="error">
            <text:p>#NAME?</text:p>
          </table:table-cell>
          <table:table-cell table:style-name="ce21" table:formula="of:=[Evidence.F1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3]);2014-[Evidence.G183];&quot;&quot;)">
            <text:p/>
          </table:table-cell>
          <table:table-cell table:style-name="ce20"/>
          <table:table-cell table:style-name="ce50" table:formula="of:=((100-[.F188])/100)*[.B1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4]&lt;&gt;&quot;&quot;;CONCATENATE(&quot;(&quot;;[Evidence.A184];&quot;) - &quot;;[Evidence.D184];&quot; - &quot;;[Evidence.E184];&quot;; [&quot;;[Evidence.H184];&quot;]&quot;);&quot;EMPTY&quot;)" office:value-type="string" office:string-value="" calcext:value-type="error">
            <text:p>#NAME?</text:p>
          </table:table-cell>
          <table:table-cell table:style-name="ce21" table:formula="of:=[Evidence.F1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4]);2014-[Evidence.G184];&quot;&quot;)">
            <text:p/>
          </table:table-cell>
          <table:table-cell table:style-name="ce20"/>
          <table:table-cell table:style-name="ce50" table:formula="of:=((100-[.F189])/100)*[.B1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5]&lt;&gt;&quot;&quot;;CONCATENATE(&quot;(&quot;;[Evidence.A185];&quot;) - &quot;;[Evidence.D185];&quot; - &quot;;[Evidence.E185];&quot;; [&quot;;[Evidence.H185];&quot;]&quot;);&quot;EMPTY&quot;)" office:value-type="string" office:string-value="" calcext:value-type="error">
            <text:p>#NAME?</text:p>
          </table:table-cell>
          <table:table-cell table:style-name="ce21" table:formula="of:=[Evidence.F1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5]);2014-[Evidence.G185];&quot;&quot;)">
            <text:p/>
          </table:table-cell>
          <table:table-cell table:style-name="ce20"/>
          <table:table-cell table:style-name="ce50" table:formula="of:=((100-[.F190])/100)*[.B1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6]&lt;&gt;&quot;&quot;;CONCATENATE(&quot;(&quot;;[Evidence.A186];&quot;) - &quot;;[Evidence.D186];&quot; - &quot;;[Evidence.E186];&quot;; [&quot;;[Evidence.H186];&quot;]&quot;);&quot;EMPTY&quot;)" office:value-type="string" office:string-value="" calcext:value-type="error">
            <text:p>#NAME?</text:p>
          </table:table-cell>
          <table:table-cell table:style-name="ce21" table:formula="of:=[Evidence.F1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6]);2014-[Evidence.G186];&quot;&quot;)">
            <text:p/>
          </table:table-cell>
          <table:table-cell table:style-name="ce20"/>
          <table:table-cell table:style-name="ce50" table:formula="of:=((100-[.F191])/100)*[.B1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5]&lt;&gt;&quot;&quot;;CONCATENATE(&quot;(&quot;;[Evidence.A185];&quot;) - &quot;;[Evidence.D185];&quot; - &quot;;[Evidence.E185];&quot;; [&quot;;[Evidence.H185];&quot;]&quot;);&quot;EMPTY&quot;)" office:value-type="string" office:string-value="" calcext:value-type="error">
            <text:p>#REF!</text:p>
          </table:table-cell>
          <table:table-cell table:style-name="ce21" table:formula="of:=[Evidence.F185]" office:value-type="float" office:value="80" calcext:value-type="float">
            <text:p>80 Kč</text:p>
          </table:table-cell>
          <table:table-cell table:style-name="ce27"/>
          <table:table-cell table:style-name="ce34"/>
          <table:table-cell table:style-name="ce34" table:formula="of:=IF(ISNUMBER([Evidence.G185]);2014-[Evidence.G185];&quot;&quot;)">
            <text:p/>
          </table:table-cell>
          <table:table-cell table:style-name="ce20"/>
          <table:table-cell table:style-name="ce50" table:formula="of:=((100-[.F192])/100)*[.B192]" office:value-type="currency" office:currency="CZK" office:value="80" calcext:value-type="currency">
            <text:p>80.00 Kč </text:p>
          </table:table-cell>
          <table:table-cell table:number-columns-repeated="1017"/>
        </table:table-row>
        <table:table-row table:style-name="ro6">
          <table:table-cell table:formula="of:=IF([Evidence.D186]&lt;&gt;&quot;&quot;;CONCATENATE(&quot;(&quot;;[Evidence.A186];&quot;) - &quot;;[Evidence.D186];&quot; - &quot;;[Evidence.E186];&quot;; [&quot;;[Evidence.H186];&quot;]&quot;);&quot;EMPTY&quot;)" office:value-type="string" office:string-value="" calcext:value-type="error">
            <text:p>#REF!</text:p>
          </table:table-cell>
          <table:table-cell table:style-name="ce21" table:formula="of:=[Evidence.F1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6]);2014-[Evidence.G186];&quot;&quot;)">
            <text:p/>
          </table:table-cell>
          <table:table-cell table:style-name="ce20"/>
          <table:table-cell table:style-name="ce50" table:formula="of:=((100-[.F193])/100)*[.B1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7]&lt;&gt;&quot;&quot;;CONCATENATE(&quot;(&quot;;[Evidence.A187];&quot;) - &quot;;[Evidence.D187];&quot; - &quot;;[Evidence.E187];&quot;; [&quot;;[Evidence.H187];&quot;]&quot;);&quot;EMPTY&quot;)" office:value-type="string" office:string-value="" calcext:value-type="error">
            <text:p>#REF!</text:p>
          </table:table-cell>
          <table:table-cell table:style-name="ce21" table:formula="of:=[Evidence.F187]" office:value-type="float" office:value="9702" calcext:value-type="float">
            <text:p>9,702 Kč</text:p>
          </table:table-cell>
          <table:table-cell table:style-name="ce27"/>
          <table:table-cell table:style-name="ce34"/>
          <table:table-cell table:style-name="ce34" table:formula="of:=IF(ISNUMBER([Evidence.G187]);2014-[Evidence.G187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194])/100)*[.B194]" office:value-type="currency" office:currency="CZK" office:value="9702" calcext:value-type="currency">
            <text:p>9,702.00 Kč </text:p>
          </table:table-cell>
          <table:table-cell table:number-columns-repeated="1017"/>
        </table:table-row>
        <table:table-row table:style-name="ro6">
          <table:table-cell table:formula="of:=IF([Evidence.D188]&lt;&gt;&quot;&quot;;CONCATENATE(&quot;(&quot;;[Evidence.A188];&quot;) - &quot;;[Evidence.D188];&quot; - &quot;;[Evidence.E188];&quot;; [&quot;;[Evidence.H188];&quot;]&quot;);&quot;EMPTY&quot;)" office:value-type="string" office:string-value="" calcext:value-type="error">
            <text:p>#REF!</text:p>
          </table:table-cell>
          <table:table-cell table:style-name="ce21" table:formula="of:=[Evidence.F1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88]);2014-[Evidence.G188];&quot;&quot;)">
            <text:p/>
          </table:table-cell>
          <table:table-cell table:style-name="ce20"/>
          <table:table-cell table:style-name="ce50" table:formula="of:=((100-[.F195])/100)*[.B1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89]&lt;&gt;&quot;&quot;;CONCATENATE(&quot;(&quot;;[Evidence.A189];&quot;) - &quot;;[Evidence.D189];&quot; - &quot;;[Evidence.E189];&quot;; [&quot;;[Evidence.H189];&quot;]&quot;);&quot;EMPTY&quot;)" office:value-type="string" office:string-value="" calcext:value-type="error">
            <text:p>#REF!</text:p>
          </table:table-cell>
          <table:table-cell table:style-name="ce21" table:formula="of:=[Evidence.F189]" office:value-type="float" office:value="3500" calcext:value-type="float">
            <text:p>3,500 Kč</text:p>
          </table:table-cell>
          <table:table-cell table:style-name="ce27"/>
          <table:table-cell table:style-name="ce34"/>
          <table:table-cell table:style-name="ce34" table:formula="of:=IF(ISNUMBER([Evidence.G189]);2014-[Evidence.G189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196])/100)*[.B196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6">
          <table:table-cell table:formula="of:=IF([Evidence.D190]&lt;&gt;&quot;&quot;;CONCATENATE(&quot;(&quot;;[Evidence.A190];&quot;) - &quot;;[Evidence.D190];&quot; - &quot;;[Evidence.E190];&quot;; [&quot;;[Evidence.H190];&quot;]&quot;);&quot;EMPTY&quot;)" office:value-type="string" office:string-value="" calcext:value-type="error">
            <text:p>#REF!</text:p>
          </table:table-cell>
          <table:table-cell table:style-name="ce21" table:formula="of:=[Evidence.F190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190]);2014-[Evidence.G19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97])/100)*[.B197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190]&lt;&gt;&quot;&quot;;CONCATENATE(&quot;(&quot;;[Evidence.A190];&quot;) - &quot;;[Evidence.D190];&quot; - &quot;;[Evidence.E190];&quot;; [&quot;;[Evidence.H190];&quot;]&quot;);&quot;EMPTY&quot;)" office:value-type="string" office:string-value="" calcext:value-type="error">
            <text:p>#REF!</text:p>
          </table:table-cell>
          <table:table-cell table:style-name="ce21" table:formula="of:=[Evidence.F190]" office:value-type="float" office:value="150" calcext:value-type="float">
            <text:p>150 Kč</text:p>
          </table:table-cell>
          <table:table-cell table:style-name="ce27"/>
          <table:table-cell table:style-name="ce34"/>
          <table:table-cell table:style-name="ce34" table:formula="of:=IF(ISNUMBER([Evidence.G190]);2014-[Evidence.G19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198])/100)*[.B198]" office:value-type="currency" office:currency="CZK" office:value="150" calcext:value-type="currency">
            <text:p>150.00 Kč </text:p>
          </table:table-cell>
          <table:table-cell table:number-columns-repeated="1017"/>
        </table:table-row>
        <table:table-row table:style-name="ro6">
          <table:table-cell table:formula="of:=IF([Evidence.D191]&lt;&gt;&quot;&quot;;CONCATENATE(&quot;(&quot;;[Evidence.A191];&quot;) - &quot;;[Evidence.D191];&quot; - &quot;;[Evidence.E191];&quot;; [&quot;;[Evidence.H191];&quot;]&quot;);&quot;EMPTY&quot;)" office:value-type="string" office:string-value="" calcext:value-type="error">
            <text:p>#REF!</text:p>
          </table:table-cell>
          <table:table-cell table:style-name="ce21" table:formula="of:=[Evidence.F1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91]);2014-[Evidence.G191];&quot;&quot;)">
            <text:p/>
          </table:table-cell>
          <table:table-cell table:style-name="ce20"/>
          <table:table-cell table:style-name="ce50" table:formula="of:=((100-[.F199])/100)*[.B1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91]&lt;&gt;&quot;&quot;;CONCATENATE(&quot;(&quot;;[Evidence.A191];&quot;) - &quot;;[Evidence.D191];&quot; - &quot;;[Evidence.E191];&quot;; [&quot;;[Evidence.H191];&quot;]&quot;);&quot;EMPTY&quot;)" office:value-type="string" office:string-value="" calcext:value-type="error">
            <text:p>#REF!</text:p>
          </table:table-cell>
          <table:table-cell table:style-name="ce21" table:formula="of:=[Evidence.F1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91]);2014-[Evidence.G191];&quot;&quot;)">
            <text:p/>
          </table:table-cell>
          <table:table-cell table:style-name="ce20"/>
          <table:table-cell table:style-name="ce50" table:formula="of:=((100-[.F200])/100)*[.B2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92]&lt;&gt;&quot;&quot;;CONCATENATE(&quot;(&quot;;[Evidence.A192];&quot;) - &quot;;[Evidence.D192];&quot; - &quot;;[Evidence.E192];&quot;; [&quot;;[Evidence.H192];&quot;]&quot;);&quot;EMPTY&quot;)" office:value-type="string" office:string-value="" calcext:value-type="error">
            <text:p>#REF!</text:p>
          </table:table-cell>
          <table:table-cell table:style-name="ce21" table:formula="of:=[Evidence.F192]" office:value-type="float" office:value="18490" calcext:value-type="float">
            <text:p>18,490 Kč</text:p>
          </table:table-cell>
          <table:table-cell table:style-name="ce27"/>
          <table:table-cell table:style-name="ce34"/>
          <table:table-cell table:style-name="ce34" table:formula="of:=IF(ISNUMBER([Evidence.G192]);2014-[Evidence.G192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201])/100)*[.B201]" office:value-type="currency" office:currency="CZK" office:value="18490" calcext:value-type="currency">
            <text:p>18,490.00 Kč </text:p>
          </table:table-cell>
          <table:table-cell table:number-columns-repeated="1017"/>
        </table:table-row>
        <table:table-row table:style-name="ro6">
          <table:table-cell table:formula="of:=IF([Evidence.D193]&lt;&gt;&quot;&quot;;CONCATENATE(&quot;(&quot;;[Evidence.A193];&quot;) - &quot;;[Evidence.D193];&quot; - &quot;;[Evidence.E193];&quot;; [&quot;;[Evidence.H193];&quot;]&quot;);&quot;EMPTY&quot;)" office:value-type="string" office:string-value="" calcext:value-type="error">
            <text:p>#REF!</text:p>
          </table:table-cell>
          <table:table-cell table:style-name="ce21" table:formula="of:=[Evidence.F1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93]);2014-[Evidence.G193];&quot;&quot;)">
            <text:p/>
          </table:table-cell>
          <table:table-cell table:style-name="ce20"/>
          <table:table-cell table:style-name="ce50" table:formula="of:=((100-[.F202])/100)*[.B2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94]&lt;&gt;&quot;&quot;;CONCATENATE(&quot;(&quot;;[Evidence.A194];&quot;) - &quot;;[Evidence.D194];&quot; - &quot;;[Evidence.E194];&quot;; [&quot;;[Evidence.H194];&quot;]&quot;);&quot;EMPTY&quot;)" office:value-type="string" office:string-value="" calcext:value-type="error">
            <text:p>#REF!</text:p>
          </table:table-cell>
          <table:table-cell table:style-name="ce21" table:formula="of:=[Evidence.F194]" office:value-type="float" office:value="25356" calcext:value-type="float">
            <text:p>25,356 Kč</text:p>
          </table:table-cell>
          <table:table-cell table:style-name="ce27"/>
          <table:table-cell table:style-name="ce34"/>
          <table:table-cell table:style-name="ce34" table:formula="of:=IF(ISNUMBER([Evidence.G194]);2014-[Evidence.G194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03])/100)*[.B203]" office:value-type="currency" office:currency="CZK" office:value="25356" calcext:value-type="currency">
            <text:p>25,356.00 Kč </text:p>
          </table:table-cell>
          <table:table-cell table:number-columns-repeated="1017"/>
        </table:table-row>
        <table:table-row table:style-name="ro6">
          <table:table-cell table:formula="of:=IF([Evidence.D195]&lt;&gt;&quot;&quot;;CONCATENATE(&quot;(&quot;;[Evidence.A195];&quot;) - &quot;;[Evidence.D195];&quot; - &quot;;[Evidence.E195];&quot;; [&quot;;[Evidence.H195];&quot;]&quot;);&quot;EMPTY&quot;)" office:value-type="string" office:string-value="" calcext:value-type="error">
            <text:p>#REF!</text:p>
          </table:table-cell>
          <table:table-cell table:style-name="ce21" table:formula="of:=[Evidence.F195]" office:value-type="float" office:value="1200" calcext:value-type="float">
            <text:p>1,200 Kč</text:p>
          </table:table-cell>
          <table:table-cell table:style-name="ce27"/>
          <table:table-cell table:style-name="ce34"/>
          <table:table-cell table:style-name="ce34" table:formula="of:=IF(ISNUMBER([Evidence.G195]);2014-[Evidence.G195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04])/100)*[.B204]" office:value-type="currency" office:currency="CZK" office:value="1200" calcext:value-type="currency">
            <text:p>1,200.00 Kč </text:p>
          </table:table-cell>
          <table:table-cell table:number-columns-repeated="1017"/>
        </table:table-row>
        <table:table-row table:style-name="ro6">
          <table:table-cell table:formula="of:=IF([Evidence.D196]&lt;&gt;&quot;&quot;;CONCATENATE(&quot;(&quot;;[Evidence.A196];&quot;) - &quot;;[Evidence.D196];&quot; - &quot;;[Evidence.E196];&quot;; [&quot;;[Evidence.H196];&quot;]&quot;);&quot;EMPTY&quot;)" office:value-type="string" office:string-value="" calcext:value-type="error">
            <text:p>#REF!</text:p>
          </table:table-cell>
          <table:table-cell table:style-name="ce21" table:formula="of:=[Evidence.F196]" office:value-type="float" office:value="420" calcext:value-type="float">
            <text:p>420 Kč</text:p>
          </table:table-cell>
          <table:table-cell table:style-name="ce27"/>
          <table:table-cell table:style-name="ce34"/>
          <table:table-cell table:style-name="ce34" table:formula="of:=IF(ISNUMBER([Evidence.G196]);2014-[Evidence.G196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05])/100)*[.B205]" office:value-type="currency" office:currency="CZK" office:value="420" calcext:value-type="currency">
            <text:p>420.00 Kč </text:p>
          </table:table-cell>
          <table:table-cell table:number-columns-repeated="1017"/>
        </table:table-row>
        <table:table-row table:style-name="ro6">
          <table:table-cell table:formula="of:=IF([Evidence.D197]&lt;&gt;&quot;&quot;;CONCATENATE(&quot;(&quot;;[Evidence.A197];&quot;) - &quot;;[Evidence.D197];&quot; - &quot;;[Evidence.E197];&quot;; [&quot;;[Evidence.H197];&quot;]&quot;);&quot;EMPTY&quot;)" office:value-type="string" office:string-value="" calcext:value-type="error">
            <text:p>#REF!</text:p>
          </table:table-cell>
          <table:table-cell table:style-name="ce21" table:formula="of:=[Evidence.F197]" office:value-type="float" office:value="120" calcext:value-type="float">
            <text:p>120 Kč</text:p>
          </table:table-cell>
          <table:table-cell table:style-name="ce27"/>
          <table:table-cell table:style-name="ce34"/>
          <table:table-cell table:style-name="ce34" table:formula="of:=IF(ISNUMBER([Evidence.G197]);2014-[Evidence.G197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06])/100)*[.B206]" office:value-type="currency" office:currency="CZK" office:value="120" calcext:value-type="currency">
            <text:p>120.00 Kč </text:p>
          </table:table-cell>
          <table:table-cell table:number-columns-repeated="1017"/>
        </table:table-row>
        <table:table-row table:style-name="ro6">
          <table:table-cell table:formula="of:=IF([Evidence.D198]&lt;&gt;&quot;&quot;;CONCATENATE(&quot;(&quot;;[Evidence.A198];&quot;) - &quot;;[Evidence.D198];&quot; - &quot;;[Evidence.E198];&quot;; [&quot;;[Evidence.H198];&quot;]&quot;);&quot;EMPTY&quot;)" office:value-type="string" office:string-value="" calcext:value-type="error">
            <text:p>#REF!</text:p>
          </table:table-cell>
          <table:table-cell table:style-name="ce21" table:formula="of:=[Evidence.F1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98]);2014-[Evidence.G198];&quot;&quot;)">
            <text:p/>
          </table:table-cell>
          <table:table-cell table:style-name="ce20"/>
          <table:table-cell table:style-name="ce50" table:formula="of:=((100-[.F207])/100)*[.B2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199]&lt;&gt;&quot;&quot;;CONCATENATE(&quot;(&quot;;[Evidence.A199];&quot;) - &quot;;[Evidence.D199];&quot; - &quot;;[Evidence.E199];&quot;; [&quot;;[Evidence.H199];&quot;]&quot;);&quot;EMPTY&quot;)" office:value-type="string" office:string-value="" calcext:value-type="error">
            <text:p>#REF!</text:p>
          </table:table-cell>
          <table:table-cell table:style-name="ce21" table:formula="of:=[Evidence.F1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199]);2014-[Evidence.G199];&quot;&quot;)">
            <text:p/>
          </table:table-cell>
          <table:table-cell table:style-name="ce20"/>
          <table:table-cell table:style-name="ce50" table:formula="of:=((100-[.F208])/100)*[.B2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0]&lt;&gt;&quot;&quot;;CONCATENATE(&quot;(&quot;;[Evidence.A200];&quot;) - &quot;;[Evidence.D200];&quot; - &quot;;[Evidence.E200];&quot;; [&quot;;[Evidence.H200];&quot;]&quot;);&quot;EMPTY&quot;)" office:value-type="string" office:string-value="" calcext:value-type="error">
            <text:p>#REF!</text:p>
          </table:table-cell>
          <table:table-cell table:style-name="ce21" table:formula="of:=[Evidence.F2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0]);2014-[Evidence.G200];&quot;&quot;)">
            <text:p/>
          </table:table-cell>
          <table:table-cell table:style-name="ce20"/>
          <table:table-cell table:style-name="ce50" table:formula="of:=((100-[.F209])/100)*[.B2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1]&lt;&gt;&quot;&quot;;CONCATENATE(&quot;(&quot;;[Evidence.A201];&quot;) - &quot;;[Evidence.D201];&quot; - &quot;;[Evidence.E201];&quot;; [&quot;;[Evidence.H201];&quot;]&quot;);&quot;EMPTY&quot;)" office:value-type="string" office:string-value="" calcext:value-type="error">
            <text:p>#REF!</text:p>
          </table:table-cell>
          <table:table-cell table:style-name="ce21" table:formula="of:=[Evidence.F2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1]);2014-[Evidence.G201];&quot;&quot;)">
            <text:p/>
          </table:table-cell>
          <table:table-cell table:style-name="ce20"/>
          <table:table-cell table:style-name="ce50" table:formula="of:=((100-[.F210])/100)*[.B2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2]&lt;&gt;&quot;&quot;;CONCATENATE(&quot;(&quot;;[Evidence.A202];&quot;) - &quot;;[Evidence.D202];&quot; - &quot;;[Evidence.E202];&quot;; [&quot;;[Evidence.H202];&quot;]&quot;);&quot;EMPTY&quot;)" office:value-type="string" office:string-value="" calcext:value-type="error">
            <text:p>#REF!</text:p>
          </table:table-cell>
          <table:table-cell table:style-name="ce21" table:formula="of:=[Evidence.F2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2]);2014-[Evidence.G202];&quot;&quot;)">
            <text:p/>
          </table:table-cell>
          <table:table-cell table:style-name="ce20"/>
          <table:table-cell table:style-name="ce50" table:formula="of:=((100-[.F211])/100)*[.B2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3]&lt;&gt;&quot;&quot;;CONCATENATE(&quot;(&quot;;[Evidence.A203];&quot;) - &quot;;[Evidence.D203];&quot; - &quot;;[Evidence.E203];&quot;; [&quot;;[Evidence.H203];&quot;]&quot;);&quot;EMPTY&quot;)" office:value-type="string" office:string-value="" calcext:value-type="error">
            <text:p>#REF!</text:p>
          </table:table-cell>
          <table:table-cell table:style-name="ce21" table:formula="of:=[Evidence.F2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3]);2014-[Evidence.G203];&quot;&quot;)">
            <text:p/>
          </table:table-cell>
          <table:table-cell table:style-name="ce20"/>
          <table:table-cell table:style-name="ce50" table:formula="of:=((100-[.F212])/100)*[.B2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3]&lt;&gt;&quot;&quot;;CONCATENATE(&quot;(&quot;;[Evidence.A203];&quot;) - &quot;;[Evidence.D203];&quot; - &quot;;[Evidence.E203];&quot;; [&quot;;[Evidence.H203];&quot;]&quot;);&quot;EMPTY&quot;)" office:value-type="string" office:string-value="" calcext:value-type="error">
            <text:p>#REF!</text:p>
          </table:table-cell>
          <table:table-cell table:style-name="ce21" table:formula="of:=[Evidence.F2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3]);2014-[Evidence.G203];&quot;&quot;)">
            <text:p/>
          </table:table-cell>
          <table:table-cell table:style-name="ce20"/>
          <table:table-cell table:style-name="ce50" table:formula="of:=((100-[.F213])/100)*[.B2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4]&lt;&gt;&quot;&quot;;CONCATENATE(&quot;(&quot;;[Evidence.A204];&quot;) - &quot;;[Evidence.D204];&quot; - &quot;;[Evidence.E204];&quot;; [&quot;;[Evidence.H204];&quot;]&quot;);&quot;EMPTY&quot;)" office:value-type="string" office:string-value="" calcext:value-type="error">
            <text:p>#REF!</text:p>
          </table:table-cell>
          <table:table-cell table:style-name="ce21" table:formula="of:=[Evidence.F204]" office:value-type="float" office:value="800" calcext:value-type="float">
            <text:p>800 Kč</text:p>
          </table:table-cell>
          <table:table-cell table:style-name="ce27"/>
          <table:table-cell table:style-name="ce34"/>
          <table:table-cell table:style-name="ce34" table:formula="of:=IF(ISNUMBER([Evidence.G204]);2014-[Evidence.G204];&quot;&quot;)">
            <text:p/>
          </table:table-cell>
          <table:table-cell table:style-name="ce20"/>
          <table:table-cell table:style-name="ce50" table:formula="of:=((100-[.F214])/100)*[.B214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6">
          <table:table-cell table:formula="of:=IF([Evidence.D205]&lt;&gt;&quot;&quot;;CONCATENATE(&quot;(&quot;;[Evidence.A205];&quot;) - &quot;;[Evidence.D205];&quot; - &quot;;[Evidence.E205];&quot;; [&quot;;[Evidence.H205];&quot;]&quot;);&quot;EMPTY&quot;)" office:value-type="string" office:string-value="" calcext:value-type="error">
            <text:p>#REF!</text:p>
          </table:table-cell>
          <table:table-cell table:style-name="ce21" table:formula="of:=[Evidence.F205]" office:value-type="float" office:value="300" calcext:value-type="float">
            <text:p>300 Kč</text:p>
          </table:table-cell>
          <table:table-cell table:style-name="ce27"/>
          <table:table-cell table:style-name="ce34"/>
          <table:table-cell table:style-name="ce34" table:formula="of:=IF(ISNUMBER([Evidence.G205]);2014-[Evidence.G205];&quot;&quot;)">
            <text:p/>
          </table:table-cell>
          <table:table-cell table:style-name="ce20"/>
          <table:table-cell table:style-name="ce50" table:formula="of:=((100-[.F215])/100)*[.B215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6">
          <table:table-cell table:formula="of:=IF([Evidence.D206]&lt;&gt;&quot;&quot;;CONCATENATE(&quot;(&quot;;[Evidence.A206];&quot;) - &quot;;[Evidence.D206];&quot; - &quot;;[Evidence.E206];&quot;; [&quot;;[Evidence.H206];&quot;]&quot;);&quot;EMPTY&quot;)" office:value-type="string" office:string-value="" calcext:value-type="error">
            <text:p>#REF!</text:p>
          </table:table-cell>
          <table:table-cell table:style-name="ce21" table:formula="of:=[Evidence.F206]" office:value-type="float" office:value="3290" calcext:value-type="float">
            <text:p>3,290 Kč</text:p>
          </table:table-cell>
          <table:table-cell table:style-name="ce27"/>
          <table:table-cell table:style-name="ce34"/>
          <table:table-cell table:style-name="ce34" table:formula="of:=IF(ISNUMBER([Evidence.G206]);2014-[Evidence.G206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16])/100)*[.B216]" office:value-type="currency" office:currency="CZK" office:value="3290" calcext:value-type="currency">
            <text:p>3,290.00 Kč </text:p>
          </table:table-cell>
          <table:table-cell table:number-columns-repeated="1017"/>
        </table:table-row>
        <table:table-row table:style-name="ro6">
          <table:table-cell table:formula="of:=IF([Evidence.D207]&lt;&gt;&quot;&quot;;CONCATENATE(&quot;(&quot;;[Evidence.A207];&quot;) - &quot;;[Evidence.D207];&quot; - &quot;;[Evidence.E207];&quot;; [&quot;;[Evidence.H207];&quot;]&quot;);&quot;EMPTY&quot;)" office:value-type="string" office:string-value="" calcext:value-type="error">
            <text:p>#REF!</text:p>
          </table:table-cell>
          <table:table-cell table:style-name="ce21" table:formula="of:=[Evidence.F2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7]);2014-[Evidence.G207];&quot;&quot;)">
            <text:p/>
          </table:table-cell>
          <table:table-cell table:style-name="ce20"/>
          <table:table-cell table:style-name="ce50" table:formula="of:=((100-[.F217])/100)*[.B2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8]&lt;&gt;&quot;&quot;;CONCATENATE(&quot;(&quot;;[Evidence.A208];&quot;) - &quot;;[Evidence.D208];&quot; - &quot;;[Evidence.E208];&quot;; [&quot;;[Evidence.H208];&quot;]&quot;);&quot;EMPTY&quot;)" office:value-type="string" office:string-value="" calcext:value-type="error">
            <text:p>#REF!</text:p>
          </table:table-cell>
          <table:table-cell table:style-name="ce21" table:formula="of:=[Evidence.F2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8]);2014-[Evidence.G208];&quot;&quot;)">
            <text:p/>
          </table:table-cell>
          <table:table-cell table:style-name="ce20"/>
          <table:table-cell table:style-name="ce50" table:formula="of:=((100-[.F218])/100)*[.B2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9]&lt;&gt;&quot;&quot;;CONCATENATE(&quot;(&quot;;[Evidence.A209];&quot;) - &quot;;[Evidence.D209];&quot; - &quot;;[Evidence.E209];&quot;; [&quot;;[Evidence.H209];&quot;]&quot;);&quot;EMPTY&quot;)" office:value-type="string" office:string-value="" calcext:value-type="error">
            <text:p>#REF!</text:p>
          </table:table-cell>
          <table:table-cell table:style-name="ce21" table:formula="of:=[Evidence.F2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9]);2014-[Evidence.G209];&quot;&quot;)">
            <text:p/>
          </table:table-cell>
          <table:table-cell table:style-name="ce20"/>
          <table:table-cell table:style-name="ce50" table:formula="of:=((100-[.F219])/100)*[.B2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09]&lt;&gt;&quot;&quot;;CONCATENATE(&quot;(&quot;;[Evidence.A209];&quot;) - &quot;;[Evidence.D209];&quot; - &quot;;[Evidence.E209];&quot;; [&quot;;[Evidence.H209];&quot;]&quot;);&quot;EMPTY&quot;)" office:value-type="string" office:string-value="" calcext:value-type="error">
            <text:p>#REF!</text:p>
          </table:table-cell>
          <table:table-cell table:style-name="ce21" table:formula="of:=[Evidence.F2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09]);2014-[Evidence.G209];&quot;&quot;)">
            <text:p/>
          </table:table-cell>
          <table:table-cell table:style-name="ce20"/>
          <table:table-cell table:style-name="ce50" table:formula="of:=((100-[.F220])/100)*[.B2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0]&lt;&gt;&quot;&quot;;CONCATENATE(&quot;(&quot;;[Evidence.A210];&quot;) - &quot;;[Evidence.D210];&quot; - &quot;;[Evidence.E210];&quot;; [&quot;;[Evidence.H210];&quot;]&quot;);&quot;EMPTY&quot;)" office:value-type="string" office:string-value="" calcext:value-type="error">
            <text:p>#REF!</text:p>
          </table:table-cell>
          <table:table-cell table:style-name="ce21" table:formula="of:=[Evidence.F210]" office:value-type="float" office:value="600" calcext:value-type="float">
            <text:p>600 Kč</text:p>
          </table:table-cell>
          <table:table-cell table:style-name="ce27"/>
          <table:table-cell table:style-name="ce34"/>
          <table:table-cell table:style-name="ce34" table:formula="of:=IF(ISNUMBER([Evidence.G210]);2014-[Evidence.G21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221])/100)*[.B221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6">
          <table:table-cell table:formula="of:=IF([Evidence.D211]&lt;&gt;&quot;&quot;;CONCATENATE(&quot;(&quot;;[Evidence.A211];&quot;) - &quot;;[Evidence.D211];&quot; - &quot;;[Evidence.E211];&quot;; [&quot;;[Evidence.H211];&quot;]&quot;);&quot;EMPTY&quot;)" office:value-type="string" office:string-value="" calcext:value-type="error">
            <text:p>#REF!</text:p>
          </table:table-cell>
          <table:table-cell table:style-name="ce21" table:formula="of:=[Evidence.F2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1]);2014-[Evidence.G211];&quot;&quot;)">
            <text:p/>
          </table:table-cell>
          <table:table-cell table:style-name="ce20"/>
          <table:table-cell table:style-name="ce50" table:formula="of:=((100-[.F222])/100)*[.B2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2]&lt;&gt;&quot;&quot;;CONCATENATE(&quot;(&quot;;[Evidence.A212];&quot;) - &quot;;[Evidence.D212];&quot; - &quot;;[Evidence.E212];&quot;; [&quot;;[Evidence.H212];&quot;]&quot;);&quot;EMPTY&quot;)" office:value-type="string" office:string-value="" calcext:value-type="error">
            <text:p>#REF!</text:p>
          </table:table-cell>
          <table:table-cell table:style-name="ce21" table:formula="of:=[Evidence.F2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2]);2014-[Evidence.G212];&quot;&quot;)">
            <text:p/>
          </table:table-cell>
          <table:table-cell table:style-name="ce20"/>
          <table:table-cell table:style-name="ce50" table:formula="of:=((100-[.F223])/100)*[.B2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3]&lt;&gt;&quot;&quot;;CONCATENATE(&quot;(&quot;;[Evidence.A213];&quot;) - &quot;;[Evidence.D213];&quot; - &quot;;[Evidence.E213];&quot;; [&quot;;[Evidence.H213];&quot;]&quot;);&quot;EMPTY&quot;)" office:value-type="string" office:string-value="" calcext:value-type="error">
            <text:p>#REF!</text:p>
          </table:table-cell>
          <table:table-cell table:style-name="ce21" table:formula="of:=[Evidence.F213]" office:value-type="float" office:value="189" calcext:value-type="float">
            <text:p>189 Kč</text:p>
          </table:table-cell>
          <table:table-cell table:style-name="ce27"/>
          <table:table-cell table:style-name="ce34"/>
          <table:table-cell table:style-name="ce34" table:formula="of:=IF(ISNUMBER([Evidence.G213]);2014-[Evidence.G213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224])/100)*[.B224]" office:value-type="currency" office:currency="CZK" office:value="189" calcext:value-type="currency">
            <text:p>189.00 Kč </text:p>
          </table:table-cell>
          <table:table-cell table:number-columns-repeated="1017"/>
        </table:table-row>
        <table:table-row table:style-name="ro6">
          <table:table-cell table:formula="of:=IF([Evidence.D214]&lt;&gt;&quot;&quot;;CONCATENATE(&quot;(&quot;;[Evidence.A214];&quot;) - &quot;;[Evidence.D214];&quot; - &quot;;[Evidence.E214];&quot;; [&quot;;[Evidence.H214];&quot;]&quot;);&quot;EMPTY&quot;)" office:value-type="string" office:string-value="EMPTY" calcext:value-type="string">
            <text:p>EMPTY</text:p>
          </table:table-cell>
          <table:table-cell table:style-name="ce21" table:formula="of:=[Evidence.F2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4]);2014-[Evidence.G214];&quot;&quot;)">
            <text:p/>
          </table:table-cell>
          <table:table-cell table:style-name="ce20"/>
          <table:table-cell table:style-name="ce50" table:formula="of:=((100-[.F225])/100)*[.B2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5]&lt;&gt;&quot;&quot;;CONCATENATE(&quot;(&quot;;[Evidence.A215];&quot;) - &quot;;[Evidence.D215];&quot; - &quot;;[Evidence.E215];&quot;; [&quot;;[Evidence.H215];&quot;]&quot;);&quot;EMPTY&quot;)" office:value-type="string" office:string-value="EMPTY" calcext:value-type="string">
            <text:p>EMPTY</text:p>
          </table:table-cell>
          <table:table-cell table:style-name="ce21" table:formula="of:=[Evidence.F2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5]);2014-[Evidence.G215];&quot;&quot;)">
            <text:p/>
          </table:table-cell>
          <table:table-cell table:style-name="ce20"/>
          <table:table-cell table:style-name="ce50" table:formula="of:=((100-[.F226])/100)*[.B2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6]&lt;&gt;&quot;&quot;;CONCATENATE(&quot;(&quot;;[Evidence.A216];&quot;) - &quot;;[Evidence.D216];&quot; - &quot;;[Evidence.E216];&quot;; [&quot;;[Evidence.H216];&quot;]&quot;);&quot;EMPTY&quot;)" office:value-type="string" office:string-value="EMPTY" calcext:value-type="string">
            <text:p>EMPTY</text:p>
          </table:table-cell>
          <table:table-cell table:style-name="ce21" table:formula="of:=[Evidence.F2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6]);2014-[Evidence.G216];&quot;&quot;)">
            <text:p/>
          </table:table-cell>
          <table:table-cell table:style-name="ce20"/>
          <table:table-cell table:style-name="ce50" table:formula="of:=((100-[.F227])/100)*[.B2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7]&lt;&gt;&quot;&quot;;CONCATENATE(&quot;(&quot;;[Evidence.A217];&quot;) - &quot;;[Evidence.D217];&quot; - &quot;;[Evidence.E217];&quot;; [&quot;;[Evidence.H217];&quot;]&quot;);&quot;EMPTY&quot;)" office:value-type="string" office:string-value="EMPTY" calcext:value-type="string">
            <text:p>EMPTY</text:p>
          </table:table-cell>
          <table:table-cell table:style-name="ce21" table:formula="of:=[Evidence.F2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7]);2014-[Evidence.G217];&quot;&quot;)">
            <text:p/>
          </table:table-cell>
          <table:table-cell table:style-name="ce20"/>
          <table:table-cell table:style-name="ce50" table:formula="of:=((100-[.F228])/100)*[.B2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8]&lt;&gt;&quot;&quot;;CONCATENATE(&quot;(&quot;;[Evidence.A218];&quot;) - &quot;;[Evidence.D218];&quot; - &quot;;[Evidence.E218];&quot;; [&quot;;[Evidence.H218];&quot;]&quot;);&quot;EMPTY&quot;)" office:value-type="string" office:string-value="EMPTY" calcext:value-type="string">
            <text:p>EMPTY</text:p>
          </table:table-cell>
          <table:table-cell table:style-name="ce21" table:formula="of:=[Evidence.F2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8]);2014-[Evidence.G218];&quot;&quot;)">
            <text:p/>
          </table:table-cell>
          <table:table-cell table:style-name="ce20"/>
          <table:table-cell table:style-name="ce50" table:formula="of:=((100-[.F229])/100)*[.B2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19]&lt;&gt;&quot;&quot;;CONCATENATE(&quot;(&quot;;[Evidence.A219];&quot;) - &quot;;[Evidence.D219];&quot; - &quot;;[Evidence.E219];&quot;; [&quot;;[Evidence.H219];&quot;]&quot;);&quot;EMPTY&quot;)" office:value-type="string" office:string-value="EMPTY" calcext:value-type="string">
            <text:p>EMPTY</text:p>
          </table:table-cell>
          <table:table-cell table:style-name="ce21" table:formula="of:=[Evidence.F2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19]);2014-[Evidence.G219];&quot;&quot;)">
            <text:p/>
          </table:table-cell>
          <table:table-cell table:style-name="ce20"/>
          <table:table-cell table:style-name="ce50" table:formula="of:=((100-[.F230])/100)*[.B2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0]&lt;&gt;&quot;&quot;;CONCATENATE(&quot;(&quot;;[Evidence.A220];&quot;) - &quot;;[Evidence.D220];&quot; - &quot;;[Evidence.E220];&quot;; [&quot;;[Evidence.H220];&quot;]&quot;);&quot;EMPTY&quot;)" office:value-type="string" office:string-value="EMPTY" calcext:value-type="string">
            <text:p>EMPTY</text:p>
          </table:table-cell>
          <table:table-cell table:style-name="ce21" table:formula="of:=[Evidence.F2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0]);2014-[Evidence.G220];&quot;&quot;)">
            <text:p/>
          </table:table-cell>
          <table:table-cell table:style-name="ce20"/>
          <table:table-cell table:style-name="ce50" table:formula="of:=((100-[.F231])/100)*[.B2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1]&lt;&gt;&quot;&quot;;CONCATENATE(&quot;(&quot;;[Evidence.A221];&quot;) - &quot;;[Evidence.D221];&quot; - &quot;;[Evidence.E221];&quot;; [&quot;;[Evidence.H221];&quot;]&quot;);&quot;EMPTY&quot;)" office:value-type="string" office:string-value="EMPTY" calcext:value-type="string">
            <text:p>EMPTY</text:p>
          </table:table-cell>
          <table:table-cell table:style-name="ce21" table:formula="of:=[Evidence.F2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1]);2014-[Evidence.G221];&quot;&quot;)">
            <text:p/>
          </table:table-cell>
          <table:table-cell table:style-name="ce20"/>
          <table:table-cell table:style-name="ce50" table:formula="of:=((100-[.F232])/100)*[.B2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2]&lt;&gt;&quot;&quot;;CONCATENATE(&quot;(&quot;;[Evidence.A222];&quot;) - &quot;;[Evidence.D222];&quot; - &quot;;[Evidence.E222];&quot;; [&quot;;[Evidence.H222];&quot;]&quot;);&quot;EMPTY&quot;)" office:value-type="string" office:string-value="EMPTY" calcext:value-type="string">
            <text:p>EMPTY</text:p>
          </table:table-cell>
          <table:table-cell table:style-name="ce21" table:formula="of:=[Evidence.F2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2]);2014-[Evidence.G222];&quot;&quot;)">
            <text:p/>
          </table:table-cell>
          <table:table-cell table:style-name="ce20"/>
          <table:table-cell table:style-name="ce50" table:formula="of:=((100-[.F233])/100)*[.B2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3]&lt;&gt;&quot;&quot;;CONCATENATE(&quot;(&quot;;[Evidence.A223];&quot;) - &quot;;[Evidence.D223];&quot; - &quot;;[Evidence.E223];&quot;; [&quot;;[Evidence.H223];&quot;]&quot;);&quot;EMPTY&quot;)" office:value-type="string" office:string-value="EMPTY" calcext:value-type="string">
            <text:p>EMPTY</text:p>
          </table:table-cell>
          <table:table-cell table:style-name="ce21" table:formula="of:=[Evidence.F2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3]);2014-[Evidence.G223];&quot;&quot;)">
            <text:p/>
          </table:table-cell>
          <table:table-cell table:style-name="ce20"/>
          <table:table-cell table:style-name="ce50" table:formula="of:=((100-[.F234])/100)*[.B2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4]&lt;&gt;&quot;&quot;;CONCATENATE(&quot;(&quot;;[Evidence.A224];&quot;) - &quot;;[Evidence.D224];&quot; - &quot;;[Evidence.E224];&quot;; [&quot;;[Evidence.H224];&quot;]&quot;);&quot;EMPTY&quot;)" office:value-type="string" office:string-value="EMPTY" calcext:value-type="string">
            <text:p>EMPTY</text:p>
          </table:table-cell>
          <table:table-cell table:style-name="ce21" table:formula="of:=[Evidence.F2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4]);2014-[Evidence.G224];&quot;&quot;)">
            <text:p/>
          </table:table-cell>
          <table:table-cell table:style-name="ce20"/>
          <table:table-cell table:style-name="ce50" table:formula="of:=((100-[.F235])/100)*[.B2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5]&lt;&gt;&quot;&quot;;CONCATENATE(&quot;(&quot;;[Evidence.A225];&quot;) - &quot;;[Evidence.D225];&quot; - &quot;;[Evidence.E225];&quot;; [&quot;;[Evidence.H225];&quot;]&quot;);&quot;EMPTY&quot;)" office:value-type="string" office:string-value="EMPTY" calcext:value-type="string">
            <text:p>EMPTY</text:p>
          </table:table-cell>
          <table:table-cell table:style-name="ce21" table:formula="of:=[Evidence.F2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5]);2014-[Evidence.G225];&quot;&quot;)">
            <text:p/>
          </table:table-cell>
          <table:table-cell table:style-name="ce20"/>
          <table:table-cell table:style-name="ce50" table:formula="of:=((100-[.F236])/100)*[.B2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6]&lt;&gt;&quot;&quot;;CONCATENATE(&quot;(&quot;;[Evidence.A226];&quot;) - &quot;;[Evidence.D226];&quot; - &quot;;[Evidence.E226];&quot;; [&quot;;[Evidence.H226];&quot;]&quot;);&quot;EMPTY&quot;)" office:value-type="string" office:string-value="EMPTY" calcext:value-type="string">
            <text:p>EMPTY</text:p>
          </table:table-cell>
          <table:table-cell table:style-name="ce21" table:formula="of:=[Evidence.F2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6]);2014-[Evidence.G226];&quot;&quot;)">
            <text:p/>
          </table:table-cell>
          <table:table-cell table:style-name="ce20"/>
          <table:table-cell table:style-name="ce50" table:formula="of:=((100-[.F237])/100)*[.B2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7]&lt;&gt;&quot;&quot;;CONCATENATE(&quot;(&quot;;[Evidence.A227];&quot;) - &quot;;[Evidence.D227];&quot; - &quot;;[Evidence.E227];&quot;; [&quot;;[Evidence.H227];&quot;]&quot;);&quot;EMPTY&quot;)" office:value-type="string" office:string-value="EMPTY" calcext:value-type="string">
            <text:p>EMPTY</text:p>
          </table:table-cell>
          <table:table-cell table:style-name="ce21" table:formula="of:=[Evidence.F2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7]);2014-[Evidence.G227];&quot;&quot;)">
            <text:p/>
          </table:table-cell>
          <table:table-cell table:style-name="ce20"/>
          <table:table-cell table:style-name="ce50" table:formula="of:=((100-[.F238])/100)*[.B2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8]&lt;&gt;&quot;&quot;;CONCATENATE(&quot;(&quot;;[Evidence.A228];&quot;) - &quot;;[Evidence.D228];&quot; - &quot;;[Evidence.E228];&quot;; [&quot;;[Evidence.H228];&quot;]&quot;);&quot;EMPTY&quot;)" office:value-type="string" office:string-value="EMPTY" calcext:value-type="string">
            <text:p>EMPTY</text:p>
          </table:table-cell>
          <table:table-cell table:style-name="ce21" table:formula="of:=[Evidence.F2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8]);2014-[Evidence.G228];&quot;&quot;)">
            <text:p/>
          </table:table-cell>
          <table:table-cell table:style-name="ce20"/>
          <table:table-cell table:style-name="ce50" table:formula="of:=((100-[.F239])/100)*[.B2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29]&lt;&gt;&quot;&quot;;CONCATENATE(&quot;(&quot;;[Evidence.A229];&quot;) - &quot;;[Evidence.D229];&quot; - &quot;;[Evidence.E229];&quot;; [&quot;;[Evidence.H229];&quot;]&quot;);&quot;EMPTY&quot;)" office:value-type="string" office:string-value="EMPTY" calcext:value-type="string">
            <text:p>EMPTY</text:p>
          </table:table-cell>
          <table:table-cell table:style-name="ce21" table:formula="of:=[Evidence.F2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29]);2014-[Evidence.G229];&quot;&quot;)">
            <text:p/>
          </table:table-cell>
          <table:table-cell table:style-name="ce20"/>
          <table:table-cell table:style-name="ce50" table:formula="of:=((100-[.F240])/100)*[.B2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0]&lt;&gt;&quot;&quot;;CONCATENATE(&quot;(&quot;;[Evidence.A230];&quot;) - &quot;;[Evidence.D230];&quot; - &quot;;[Evidence.E230];&quot;; [&quot;;[Evidence.H230];&quot;]&quot;);&quot;EMPTY&quot;)" office:value-type="string" office:string-value="EMPTY" calcext:value-type="string">
            <text:p>EMPTY</text:p>
          </table:table-cell>
          <table:table-cell table:style-name="ce21" table:formula="of:=[Evidence.F2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0]);2014-[Evidence.G230];&quot;&quot;)">
            <text:p/>
          </table:table-cell>
          <table:table-cell table:style-name="ce20"/>
          <table:table-cell table:style-name="ce50" table:formula="of:=((100-[.F241])/100)*[.B2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1]&lt;&gt;&quot;&quot;;CONCATENATE(&quot;(&quot;;[Evidence.A231];&quot;) - &quot;;[Evidence.D231];&quot; - &quot;;[Evidence.E231];&quot;; [&quot;;[Evidence.H231];&quot;]&quot;);&quot;EMPTY&quot;)" office:value-type="string" office:string-value="EMPTY" calcext:value-type="string">
            <text:p>EMPTY</text:p>
          </table:table-cell>
          <table:table-cell table:style-name="ce21" table:formula="of:=[Evidence.F2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1]);2014-[Evidence.G231];&quot;&quot;)">
            <text:p/>
          </table:table-cell>
          <table:table-cell table:style-name="ce20"/>
          <table:table-cell table:style-name="ce50" table:formula="of:=((100-[.F242])/100)*[.B2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2]&lt;&gt;&quot;&quot;;CONCATENATE(&quot;(&quot;;[Evidence.A232];&quot;) - &quot;;[Evidence.D232];&quot; - &quot;;[Evidence.E232];&quot;; [&quot;;[Evidence.H232];&quot;]&quot;);&quot;EMPTY&quot;)" office:value-type="string" office:string-value="EMPTY" calcext:value-type="string">
            <text:p>EMPTY</text:p>
          </table:table-cell>
          <table:table-cell table:style-name="ce21" table:formula="of:=[Evidence.F2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2]);2014-[Evidence.G232];&quot;&quot;)">
            <text:p/>
          </table:table-cell>
          <table:table-cell table:style-name="ce20"/>
          <table:table-cell table:style-name="ce50" table:formula="of:=((100-[.F243])/100)*[.B2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3]&lt;&gt;&quot;&quot;;CONCATENATE(&quot;(&quot;;[Evidence.A233];&quot;) - &quot;;[Evidence.D233];&quot; - &quot;;[Evidence.E233];&quot;; [&quot;;[Evidence.H233];&quot;]&quot;);&quot;EMPTY&quot;)" office:value-type="string" office:string-value="EMPTY" calcext:value-type="string">
            <text:p>EMPTY</text:p>
          </table:table-cell>
          <table:table-cell table:style-name="ce21" table:formula="of:=[Evidence.F2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3]);2014-[Evidence.G233];&quot;&quot;)">
            <text:p/>
          </table:table-cell>
          <table:table-cell table:style-name="ce20"/>
          <table:table-cell table:style-name="ce50" table:formula="of:=((100-[.F244])/100)*[.B2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4]&lt;&gt;&quot;&quot;;CONCATENATE(&quot;(&quot;;[Evidence.A234];&quot;) - &quot;;[Evidence.D234];&quot; - &quot;;[Evidence.E234];&quot;; [&quot;;[Evidence.H234];&quot;]&quot;);&quot;EMPTY&quot;)" office:value-type="string" office:string-value="EMPTY" calcext:value-type="string">
            <text:p>EMPTY</text:p>
          </table:table-cell>
          <table:table-cell table:style-name="ce21" table:formula="of:=[Evidence.F2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4]);2014-[Evidence.G234];&quot;&quot;)">
            <text:p/>
          </table:table-cell>
          <table:table-cell table:style-name="ce20"/>
          <table:table-cell table:style-name="ce50" table:formula="of:=((100-[.F245])/100)*[.B2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5]&lt;&gt;&quot;&quot;;CONCATENATE(&quot;(&quot;;[Evidence.A235];&quot;) - &quot;;[Evidence.D235];&quot; - &quot;;[Evidence.E235];&quot;; [&quot;;[Evidence.H235];&quot;]&quot;);&quot;EMPTY&quot;)" office:value-type="string" office:string-value="EMPTY" calcext:value-type="string">
            <text:p>EMPTY</text:p>
          </table:table-cell>
          <table:table-cell table:style-name="ce21" table:formula="of:=[Evidence.F2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5]);2014-[Evidence.G235];&quot;&quot;)">
            <text:p/>
          </table:table-cell>
          <table:table-cell table:style-name="ce20"/>
          <table:table-cell table:style-name="ce50" table:formula="of:=((100-[.F246])/100)*[.B2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6]&lt;&gt;&quot;&quot;;CONCATENATE(&quot;(&quot;;[Evidence.A236];&quot;) - &quot;;[Evidence.D236];&quot; - &quot;;[Evidence.E236];&quot;; [&quot;;[Evidence.H236];&quot;]&quot;);&quot;EMPTY&quot;)" office:value-type="string" office:string-value="EMPTY" calcext:value-type="string">
            <text:p>EMPTY</text:p>
          </table:table-cell>
          <table:table-cell table:style-name="ce21" table:formula="of:=[Evidence.F2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6]);2014-[Evidence.G236];&quot;&quot;)">
            <text:p/>
          </table:table-cell>
          <table:table-cell table:style-name="ce20"/>
          <table:table-cell table:style-name="ce50" table:formula="of:=((100-[.F247])/100)*[.B2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7]&lt;&gt;&quot;&quot;;CONCATENATE(&quot;(&quot;;[Evidence.A237];&quot;) - &quot;;[Evidence.D237];&quot; - &quot;;[Evidence.E237];&quot;; [&quot;;[Evidence.H237];&quot;]&quot;);&quot;EMPTY&quot;)" office:value-type="string" office:string-value="EMPTY" calcext:value-type="string">
            <text:p>EMPTY</text:p>
          </table:table-cell>
          <table:table-cell table:style-name="ce21" table:formula="of:=[Evidence.F2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7]);2014-[Evidence.G237];&quot;&quot;)">
            <text:p/>
          </table:table-cell>
          <table:table-cell table:style-name="ce20"/>
          <table:table-cell table:style-name="ce50" table:formula="of:=((100-[.F248])/100)*[.B2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8]&lt;&gt;&quot;&quot;;CONCATENATE(&quot;(&quot;;[Evidence.A238];&quot;) - &quot;;[Evidence.D238];&quot; - &quot;;[Evidence.E238];&quot;; [&quot;;[Evidence.H238];&quot;]&quot;);&quot;EMPTY&quot;)" office:value-type="string" office:string-value="EMPTY" calcext:value-type="string">
            <text:p>EMPTY</text:p>
          </table:table-cell>
          <table:table-cell table:style-name="ce21" table:formula="of:=[Evidence.F2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8]);2014-[Evidence.G238];&quot;&quot;)">
            <text:p/>
          </table:table-cell>
          <table:table-cell table:style-name="ce20"/>
          <table:table-cell table:style-name="ce50" table:formula="of:=((100-[.F249])/100)*[.B2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39]&lt;&gt;&quot;&quot;;CONCATENATE(&quot;(&quot;;[Evidence.A239];&quot;) - &quot;;[Evidence.D239];&quot; - &quot;;[Evidence.E239];&quot;; [&quot;;[Evidence.H239];&quot;]&quot;);&quot;EMPTY&quot;)" office:value-type="string" office:string-value="EMPTY" calcext:value-type="string">
            <text:p>EMPTY</text:p>
          </table:table-cell>
          <table:table-cell table:style-name="ce21" table:formula="of:=[Evidence.F2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39]);2014-[Evidence.G239];&quot;&quot;)">
            <text:p/>
          </table:table-cell>
          <table:table-cell table:style-name="ce20"/>
          <table:table-cell table:style-name="ce50" table:formula="of:=((100-[.F250])/100)*[.B2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0]&lt;&gt;&quot;&quot;;CONCATENATE(&quot;(&quot;;[Evidence.A240];&quot;) - &quot;;[Evidence.D240];&quot; - &quot;;[Evidence.E240];&quot;; [&quot;;[Evidence.H240];&quot;]&quot;);&quot;EMPTY&quot;)" office:value-type="string" office:string-value="EMPTY" calcext:value-type="string">
            <text:p>EMPTY</text:p>
          </table:table-cell>
          <table:table-cell table:style-name="ce21" table:formula="of:=[Evidence.F2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0]);2014-[Evidence.G240];&quot;&quot;)">
            <text:p/>
          </table:table-cell>
          <table:table-cell table:style-name="ce20"/>
          <table:table-cell table:style-name="ce50" table:formula="of:=((100-[.F251])/100)*[.B2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1]&lt;&gt;&quot;&quot;;CONCATENATE(&quot;(&quot;;[Evidence.A241];&quot;) - &quot;;[Evidence.D241];&quot; - &quot;;[Evidence.E241];&quot;; [&quot;;[Evidence.H241];&quot;]&quot;);&quot;EMPTY&quot;)" office:value-type="string" office:string-value="EMPTY" calcext:value-type="string">
            <text:p>EMPTY</text:p>
          </table:table-cell>
          <table:table-cell table:style-name="ce21" table:formula="of:=[Evidence.F2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1]);2014-[Evidence.G241];&quot;&quot;)">
            <text:p/>
          </table:table-cell>
          <table:table-cell table:style-name="ce20"/>
          <table:table-cell table:style-name="ce50" table:formula="of:=((100-[.F252])/100)*[.B2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2]&lt;&gt;&quot;&quot;;CONCATENATE(&quot;(&quot;;[Evidence.A242];&quot;) - &quot;;[Evidence.D242];&quot; - &quot;;[Evidence.E242];&quot;; [&quot;;[Evidence.H242];&quot;]&quot;);&quot;EMPTY&quot;)" office:value-type="string" office:string-value="EMPTY" calcext:value-type="string">
            <text:p>EMPTY</text:p>
          </table:table-cell>
          <table:table-cell table:style-name="ce21" table:formula="of:=[Evidence.F2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2]);2014-[Evidence.G242];&quot;&quot;)">
            <text:p/>
          </table:table-cell>
          <table:table-cell table:style-name="ce20"/>
          <table:table-cell table:style-name="ce50" table:formula="of:=((100-[.F253])/100)*[.B2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3]&lt;&gt;&quot;&quot;;CONCATENATE(&quot;(&quot;;[Evidence.A243];&quot;) - &quot;;[Evidence.D243];&quot; - &quot;;[Evidence.E243];&quot;; [&quot;;[Evidence.H243];&quot;]&quot;);&quot;EMPTY&quot;)" office:value-type="string" office:string-value="EMPTY" calcext:value-type="string">
            <text:p>EMPTY</text:p>
          </table:table-cell>
          <table:table-cell table:style-name="ce21" table:formula="of:=[Evidence.F2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3]);2014-[Evidence.G243];&quot;&quot;)">
            <text:p/>
          </table:table-cell>
          <table:table-cell table:style-name="ce20"/>
          <table:table-cell table:style-name="ce50" table:formula="of:=((100-[.F254])/100)*[.B2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4]&lt;&gt;&quot;&quot;;CONCATENATE(&quot;(&quot;;[Evidence.A244];&quot;) - &quot;;[Evidence.D244];&quot; - &quot;;[Evidence.E244];&quot;; [&quot;;[Evidence.H244];&quot;]&quot;);&quot;EMPTY&quot;)" office:value-type="string" office:string-value="EMPTY" calcext:value-type="string">
            <text:p>EMPTY</text:p>
          </table:table-cell>
          <table:table-cell table:style-name="ce21" table:formula="of:=[Evidence.F2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4]);2014-[Evidence.G244];&quot;&quot;)">
            <text:p/>
          </table:table-cell>
          <table:table-cell table:style-name="ce20"/>
          <table:table-cell table:style-name="ce50" table:formula="of:=((100-[.F255])/100)*[.B2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5]&lt;&gt;&quot;&quot;;CONCATENATE(&quot;(&quot;;[Evidence.A245];&quot;) - &quot;;[Evidence.D245];&quot; - &quot;;[Evidence.E245];&quot;; [&quot;;[Evidence.H245];&quot;]&quot;);&quot;EMPTY&quot;)" office:value-type="string" office:string-value="EMPTY" calcext:value-type="string">
            <text:p>EMPTY</text:p>
          </table:table-cell>
          <table:table-cell table:style-name="ce21" table:formula="of:=[Evidence.F2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5]);2014-[Evidence.G245];&quot;&quot;)">
            <text:p/>
          </table:table-cell>
          <table:table-cell table:style-name="ce20"/>
          <table:table-cell table:style-name="ce50" table:formula="of:=((100-[.F256])/100)*[.B2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6]&lt;&gt;&quot;&quot;;CONCATENATE(&quot;(&quot;;[Evidence.A246];&quot;) - &quot;;[Evidence.D246];&quot; - &quot;;[Evidence.E246];&quot;; [&quot;;[Evidence.H246];&quot;]&quot;);&quot;EMPTY&quot;)" office:value-type="string" office:string-value="EMPTY" calcext:value-type="string">
            <text:p>EMPTY</text:p>
          </table:table-cell>
          <table:table-cell table:style-name="ce21" table:formula="of:=[Evidence.F2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6]);2014-[Evidence.G246];&quot;&quot;)">
            <text:p/>
          </table:table-cell>
          <table:table-cell table:style-name="ce20"/>
          <table:table-cell table:style-name="ce50" table:formula="of:=((100-[.F257])/100)*[.B2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7]&lt;&gt;&quot;&quot;;CONCATENATE(&quot;(&quot;;[Evidence.A247];&quot;) - &quot;;[Evidence.D247];&quot; - &quot;;[Evidence.E247];&quot;; [&quot;;[Evidence.H247];&quot;]&quot;);&quot;EMPTY&quot;)" office:value-type="string" office:string-value="EMPTY" calcext:value-type="string">
            <text:p>EMPTY</text:p>
          </table:table-cell>
          <table:table-cell table:style-name="ce21" table:formula="of:=[Evidence.F2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7]);2014-[Evidence.G247];&quot;&quot;)">
            <text:p/>
          </table:table-cell>
          <table:table-cell table:style-name="ce20"/>
          <table:table-cell table:style-name="ce50" table:formula="of:=((100-[.F258])/100)*[.B2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8]&lt;&gt;&quot;&quot;;CONCATENATE(&quot;(&quot;;[Evidence.A248];&quot;) - &quot;;[Evidence.D248];&quot; - &quot;;[Evidence.E248];&quot;; [&quot;;[Evidence.H248];&quot;]&quot;);&quot;EMPTY&quot;)" office:value-type="string" office:string-value="EMPTY" calcext:value-type="string">
            <text:p>EMPTY</text:p>
          </table:table-cell>
          <table:table-cell table:style-name="ce21" table:formula="of:=[Evidence.F2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8]);2014-[Evidence.G248];&quot;&quot;)">
            <text:p/>
          </table:table-cell>
          <table:table-cell table:style-name="ce20"/>
          <table:table-cell table:style-name="ce50" table:formula="of:=((100-[.F259])/100)*[.B2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49]&lt;&gt;&quot;&quot;;CONCATENATE(&quot;(&quot;;[Evidence.A249];&quot;) - &quot;;[Evidence.D249];&quot; - &quot;;[Evidence.E249];&quot;; [&quot;;[Evidence.H249];&quot;]&quot;);&quot;EMPTY&quot;)" office:value-type="string" office:string-value="EMPTY" calcext:value-type="string">
            <text:p>EMPTY</text:p>
          </table:table-cell>
          <table:table-cell table:style-name="ce21" table:formula="of:=[Evidence.F2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49]);2014-[Evidence.G249];&quot;&quot;)">
            <text:p/>
          </table:table-cell>
          <table:table-cell table:style-name="ce20"/>
          <table:table-cell table:style-name="ce50" table:formula="of:=((100-[.F260])/100)*[.B2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0]&lt;&gt;&quot;&quot;;CONCATENATE(&quot;(&quot;;[Evidence.A250];&quot;) - &quot;;[Evidence.D250];&quot; - &quot;;[Evidence.E250];&quot;; [&quot;;[Evidence.H250];&quot;]&quot;);&quot;EMPTY&quot;)" office:value-type="string" office:string-value="EMPTY" calcext:value-type="string">
            <text:p>EMPTY</text:p>
          </table:table-cell>
          <table:table-cell table:style-name="ce21" table:formula="of:=[Evidence.F2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0]);2014-[Evidence.G250];&quot;&quot;)">
            <text:p/>
          </table:table-cell>
          <table:table-cell table:style-name="ce20"/>
          <table:table-cell table:style-name="ce50" table:formula="of:=((100-[.F261])/100)*[.B2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1]&lt;&gt;&quot;&quot;;CONCATENATE(&quot;(&quot;;[Evidence.A251];&quot;) - &quot;;[Evidence.D251];&quot; - &quot;;[Evidence.E251];&quot;; [&quot;;[Evidence.H251];&quot;]&quot;);&quot;EMPTY&quot;)" office:value-type="string" office:string-value="EMPTY" calcext:value-type="string">
            <text:p>EMPTY</text:p>
          </table:table-cell>
          <table:table-cell table:style-name="ce21" table:formula="of:=[Evidence.F2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1]);2014-[Evidence.G251];&quot;&quot;)">
            <text:p/>
          </table:table-cell>
          <table:table-cell table:style-name="ce20"/>
          <table:table-cell table:style-name="ce50" table:formula="of:=((100-[.F262])/100)*[.B2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2]&lt;&gt;&quot;&quot;;CONCATENATE(&quot;(&quot;;[Evidence.A252];&quot;) - &quot;;[Evidence.D252];&quot; - &quot;;[Evidence.E252];&quot;; [&quot;;[Evidence.H252];&quot;]&quot;);&quot;EMPTY&quot;)" office:value-type="string" office:string-value="EMPTY" calcext:value-type="string">
            <text:p>EMPTY</text:p>
          </table:table-cell>
          <table:table-cell table:style-name="ce21" table:formula="of:=[Evidence.F2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2]);2014-[Evidence.G252];&quot;&quot;)">
            <text:p/>
          </table:table-cell>
          <table:table-cell table:style-name="ce20"/>
          <table:table-cell table:style-name="ce50" table:formula="of:=((100-[.F263])/100)*[.B2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3]&lt;&gt;&quot;&quot;;CONCATENATE(&quot;(&quot;;[Evidence.A253];&quot;) - &quot;;[Evidence.D253];&quot; - &quot;;[Evidence.E253];&quot;; [&quot;;[Evidence.H253];&quot;]&quot;);&quot;EMPTY&quot;)" office:value-type="string" office:string-value="EMPTY" calcext:value-type="string">
            <text:p>EMPTY</text:p>
          </table:table-cell>
          <table:table-cell table:style-name="ce21" table:formula="of:=[Evidence.F2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3]);2014-[Evidence.G253];&quot;&quot;)">
            <text:p/>
          </table:table-cell>
          <table:table-cell table:style-name="ce20"/>
          <table:table-cell table:style-name="ce50" table:formula="of:=((100-[.F264])/100)*[.B2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4]&lt;&gt;&quot;&quot;;CONCATENATE(&quot;(&quot;;[Evidence.A254];&quot;) - &quot;;[Evidence.D254];&quot; - &quot;;[Evidence.E254];&quot;; [&quot;;[Evidence.H254];&quot;]&quot;);&quot;EMPTY&quot;)" office:value-type="string" office:string-value="EMPTY" calcext:value-type="string">
            <text:p>EMPTY</text:p>
          </table:table-cell>
          <table:table-cell table:style-name="ce21" table:formula="of:=[Evidence.F2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4]);2014-[Evidence.G254];&quot;&quot;)">
            <text:p/>
          </table:table-cell>
          <table:table-cell table:style-name="ce20"/>
          <table:table-cell table:style-name="ce50" table:formula="of:=((100-[.F265])/100)*[.B2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5]&lt;&gt;&quot;&quot;;CONCATENATE(&quot;(&quot;;[Evidence.A255];&quot;) - &quot;;[Evidence.D255];&quot; - &quot;;[Evidence.E255];&quot;; [&quot;;[Evidence.H255];&quot;]&quot;);&quot;EMPTY&quot;)" office:value-type="string" office:string-value="EMPTY" calcext:value-type="string">
            <text:p>EMPTY</text:p>
          </table:table-cell>
          <table:table-cell table:style-name="ce21" table:formula="of:=[Evidence.F2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5]);2014-[Evidence.G255];&quot;&quot;)">
            <text:p/>
          </table:table-cell>
          <table:table-cell table:style-name="ce20"/>
          <table:table-cell table:style-name="ce50" table:formula="of:=((100-[.F266])/100)*[.B2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6]&lt;&gt;&quot;&quot;;CONCATENATE(&quot;(&quot;;[Evidence.A256];&quot;) - &quot;;[Evidence.D256];&quot; - &quot;;[Evidence.E256];&quot;; [&quot;;[Evidence.H256];&quot;]&quot;);&quot;EMPTY&quot;)" office:value-type="string" office:string-value="EMPTY" calcext:value-type="string">
            <text:p>EMPTY</text:p>
          </table:table-cell>
          <table:table-cell table:style-name="ce21" table:formula="of:=[Evidence.F2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6]);2014-[Evidence.G256];&quot;&quot;)">
            <text:p/>
          </table:table-cell>
          <table:table-cell table:style-name="ce20"/>
          <table:table-cell table:style-name="ce50" table:formula="of:=((100-[.F267])/100)*[.B2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7]&lt;&gt;&quot;&quot;;CONCATENATE(&quot;(&quot;;[Evidence.A257];&quot;) - &quot;;[Evidence.D257];&quot; - &quot;;[Evidence.E257];&quot;; [&quot;;[Evidence.H257];&quot;]&quot;);&quot;EMPTY&quot;)" office:value-type="string" office:string-value="EMPTY" calcext:value-type="string">
            <text:p>EMPTY</text:p>
          </table:table-cell>
          <table:table-cell table:style-name="ce21" table:formula="of:=[Evidence.F2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7]);2014-[Evidence.G257];&quot;&quot;)">
            <text:p/>
          </table:table-cell>
          <table:table-cell table:style-name="ce20"/>
          <table:table-cell table:style-name="ce50" table:formula="of:=((100-[.F268])/100)*[.B2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8]&lt;&gt;&quot;&quot;;CONCATENATE(&quot;(&quot;;[Evidence.A258];&quot;) - &quot;;[Evidence.D258];&quot; - &quot;;[Evidence.E258];&quot;; [&quot;;[Evidence.H258];&quot;]&quot;);&quot;EMPTY&quot;)" office:value-type="string" office:string-value="EMPTY" calcext:value-type="string">
            <text:p>EMPTY</text:p>
          </table:table-cell>
          <table:table-cell table:style-name="ce21" table:formula="of:=[Evidence.F2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8]);2014-[Evidence.G258];&quot;&quot;)">
            <text:p/>
          </table:table-cell>
          <table:table-cell table:style-name="ce20"/>
          <table:table-cell table:style-name="ce50" table:formula="of:=((100-[.F269])/100)*[.B2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59]&lt;&gt;&quot;&quot;;CONCATENATE(&quot;(&quot;;[Evidence.A259];&quot;) - &quot;;[Evidence.D259];&quot; - &quot;;[Evidence.E259];&quot;; [&quot;;[Evidence.H259];&quot;]&quot;);&quot;EMPTY&quot;)" office:value-type="string" office:string-value="EMPTY" calcext:value-type="string">
            <text:p>EMPTY</text:p>
          </table:table-cell>
          <table:table-cell table:style-name="ce21" table:formula="of:=[Evidence.F2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59]);2014-[Evidence.G259];&quot;&quot;)">
            <text:p/>
          </table:table-cell>
          <table:table-cell table:style-name="ce20"/>
          <table:table-cell table:style-name="ce50" table:formula="of:=((100-[.F270])/100)*[.B2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0]&lt;&gt;&quot;&quot;;CONCATENATE(&quot;(&quot;;[Evidence.A260];&quot;) - &quot;;[Evidence.D260];&quot; - &quot;;[Evidence.E260];&quot;; [&quot;;[Evidence.H260];&quot;]&quot;);&quot;EMPTY&quot;)" office:value-type="string" office:string-value="EMPTY" calcext:value-type="string">
            <text:p>EMPTY</text:p>
          </table:table-cell>
          <table:table-cell table:style-name="ce21" table:formula="of:=[Evidence.F2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0]);2014-[Evidence.G260];&quot;&quot;)">
            <text:p/>
          </table:table-cell>
          <table:table-cell table:style-name="ce20"/>
          <table:table-cell table:style-name="ce50" table:formula="of:=((100-[.F271])/100)*[.B2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1]&lt;&gt;&quot;&quot;;CONCATENATE(&quot;(&quot;;[Evidence.A261];&quot;) - &quot;;[Evidence.D261];&quot; - &quot;;[Evidence.E261];&quot;; [&quot;;[Evidence.H261];&quot;]&quot;);&quot;EMPTY&quot;)" office:value-type="string" office:string-value="EMPTY" calcext:value-type="string">
            <text:p>EMPTY</text:p>
          </table:table-cell>
          <table:table-cell table:style-name="ce21" table:formula="of:=[Evidence.F2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1]);2014-[Evidence.G261];&quot;&quot;)">
            <text:p/>
          </table:table-cell>
          <table:table-cell table:style-name="ce20"/>
          <table:table-cell table:style-name="ce50" table:formula="of:=((100-[.F272])/100)*[.B2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2]&lt;&gt;&quot;&quot;;CONCATENATE(&quot;(&quot;;[Evidence.A262];&quot;) - &quot;;[Evidence.D262];&quot; - &quot;;[Evidence.E262];&quot;; [&quot;;[Evidence.H262];&quot;]&quot;);&quot;EMPTY&quot;)" office:value-type="string" office:string-value="EMPTY" calcext:value-type="string">
            <text:p>EMPTY</text:p>
          </table:table-cell>
          <table:table-cell table:style-name="ce21" table:formula="of:=[Evidence.F2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2]);2014-[Evidence.G262];&quot;&quot;)">
            <text:p/>
          </table:table-cell>
          <table:table-cell table:style-name="ce20"/>
          <table:table-cell table:style-name="ce50" table:formula="of:=((100-[.F273])/100)*[.B2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3]&lt;&gt;&quot;&quot;;CONCATENATE(&quot;(&quot;;[Evidence.A263];&quot;) - &quot;;[Evidence.D263];&quot; - &quot;;[Evidence.E263];&quot;; [&quot;;[Evidence.H263];&quot;]&quot;);&quot;EMPTY&quot;)" office:value-type="string" office:string-value="EMPTY" calcext:value-type="string">
            <text:p>EMPTY</text:p>
          </table:table-cell>
          <table:table-cell table:style-name="ce21" table:formula="of:=[Evidence.F2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3]);2014-[Evidence.G263];&quot;&quot;)">
            <text:p/>
          </table:table-cell>
          <table:table-cell table:style-name="ce20"/>
          <table:table-cell table:style-name="ce50" table:formula="of:=((100-[.F274])/100)*[.B2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4]&lt;&gt;&quot;&quot;;CONCATENATE(&quot;(&quot;;[Evidence.A264];&quot;) - &quot;;[Evidence.D264];&quot; - &quot;;[Evidence.E264];&quot;; [&quot;;[Evidence.H264];&quot;]&quot;);&quot;EMPTY&quot;)" office:value-type="string" office:string-value="EMPTY" calcext:value-type="string">
            <text:p>EMPTY</text:p>
          </table:table-cell>
          <table:table-cell table:style-name="ce21" table:formula="of:=[Evidence.F2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4]);2014-[Evidence.G264];&quot;&quot;)">
            <text:p/>
          </table:table-cell>
          <table:table-cell table:style-name="ce20"/>
          <table:table-cell table:style-name="ce50" table:formula="of:=((100-[.F275])/100)*[.B2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5]&lt;&gt;&quot;&quot;;CONCATENATE(&quot;(&quot;;[Evidence.A265];&quot;) - &quot;;[Evidence.D265];&quot; - &quot;;[Evidence.E265];&quot;; [&quot;;[Evidence.H265];&quot;]&quot;);&quot;EMPTY&quot;)" office:value-type="string" office:string-value="EMPTY" calcext:value-type="string">
            <text:p>EMPTY</text:p>
          </table:table-cell>
          <table:table-cell table:style-name="ce21" table:formula="of:=[Evidence.F2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5]);2014-[Evidence.G265];&quot;&quot;)">
            <text:p/>
          </table:table-cell>
          <table:table-cell table:style-name="ce20"/>
          <table:table-cell table:style-name="ce50" table:formula="of:=((100-[.F276])/100)*[.B2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6]&lt;&gt;&quot;&quot;;CONCATENATE(&quot;(&quot;;[Evidence.A266];&quot;) - &quot;;[Evidence.D266];&quot; - &quot;;[Evidence.E266];&quot;; [&quot;;[Evidence.H266];&quot;]&quot;);&quot;EMPTY&quot;)" office:value-type="string" office:string-value="EMPTY" calcext:value-type="string">
            <text:p>EMPTY</text:p>
          </table:table-cell>
          <table:table-cell table:style-name="ce21" table:formula="of:=[Evidence.F2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6]);2014-[Evidence.G266];&quot;&quot;)">
            <text:p/>
          </table:table-cell>
          <table:table-cell table:style-name="ce20"/>
          <table:table-cell table:style-name="ce50" table:formula="of:=((100-[.F277])/100)*[.B2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7]&lt;&gt;&quot;&quot;;CONCATENATE(&quot;(&quot;;[Evidence.A267];&quot;) - &quot;;[Evidence.D267];&quot; - &quot;;[Evidence.E267];&quot;; [&quot;;[Evidence.H267];&quot;]&quot;);&quot;EMPTY&quot;)" office:value-type="string" office:string-value="EMPTY" calcext:value-type="string">
            <text:p>EMPTY</text:p>
          </table:table-cell>
          <table:table-cell table:style-name="ce21" table:formula="of:=[Evidence.F2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7]);2014-[Evidence.G267];&quot;&quot;)">
            <text:p/>
          </table:table-cell>
          <table:table-cell table:style-name="ce20"/>
          <table:table-cell table:style-name="ce50" table:formula="of:=((100-[.F278])/100)*[.B2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8]&lt;&gt;&quot;&quot;;CONCATENATE(&quot;(&quot;;[Evidence.A268];&quot;) - &quot;;[Evidence.D268];&quot; - &quot;;[Evidence.E268];&quot;; [&quot;;[Evidence.H268];&quot;]&quot;);&quot;EMPTY&quot;)" office:value-type="string" office:string-value="EMPTY" calcext:value-type="string">
            <text:p>EMPTY</text:p>
          </table:table-cell>
          <table:table-cell table:style-name="ce21" table:formula="of:=[Evidence.F2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8]);2014-[Evidence.G268];&quot;&quot;)">
            <text:p/>
          </table:table-cell>
          <table:table-cell table:style-name="ce20"/>
          <table:table-cell table:style-name="ce50" table:formula="of:=((100-[.F279])/100)*[.B2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69]&lt;&gt;&quot;&quot;;CONCATENATE(&quot;(&quot;;[Evidence.A269];&quot;) - &quot;;[Evidence.D269];&quot; - &quot;;[Evidence.E269];&quot;; [&quot;;[Evidence.H269];&quot;]&quot;);&quot;EMPTY&quot;)" office:value-type="string" office:string-value="EMPTY" calcext:value-type="string">
            <text:p>EMPTY</text:p>
          </table:table-cell>
          <table:table-cell table:style-name="ce21" table:formula="of:=[Evidence.F2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69]);2014-[Evidence.G269];&quot;&quot;)">
            <text:p/>
          </table:table-cell>
          <table:table-cell table:style-name="ce20"/>
          <table:table-cell table:style-name="ce50" table:formula="of:=((100-[.F280])/100)*[.B2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0]&lt;&gt;&quot;&quot;;CONCATENATE(&quot;(&quot;;[Evidence.A270];&quot;) - &quot;;[Evidence.D270];&quot; - &quot;;[Evidence.E270];&quot;; [&quot;;[Evidence.H270];&quot;]&quot;);&quot;EMPTY&quot;)" office:value-type="string" office:string-value="EMPTY" calcext:value-type="string">
            <text:p>EMPTY</text:p>
          </table:table-cell>
          <table:table-cell table:style-name="ce21" table:formula="of:=[Evidence.F2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0]);2014-[Evidence.G270];&quot;&quot;)">
            <text:p/>
          </table:table-cell>
          <table:table-cell table:style-name="ce20"/>
          <table:table-cell table:style-name="ce50" table:formula="of:=((100-[.F281])/100)*[.B2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1]&lt;&gt;&quot;&quot;;CONCATENATE(&quot;(&quot;;[Evidence.A271];&quot;) - &quot;;[Evidence.D271];&quot; - &quot;;[Evidence.E271];&quot;; [&quot;;[Evidence.H271];&quot;]&quot;);&quot;EMPTY&quot;)" office:value-type="string" office:string-value="EMPTY" calcext:value-type="string">
            <text:p>EMPTY</text:p>
          </table:table-cell>
          <table:table-cell table:style-name="ce21" table:formula="of:=[Evidence.F2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1]);2014-[Evidence.G271];&quot;&quot;)">
            <text:p/>
          </table:table-cell>
          <table:table-cell table:style-name="ce20"/>
          <table:table-cell table:style-name="ce50" table:formula="of:=((100-[.F282])/100)*[.B2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2]&lt;&gt;&quot;&quot;;CONCATENATE(&quot;(&quot;;[Evidence.A272];&quot;) - &quot;;[Evidence.D272];&quot; - &quot;;[Evidence.E272];&quot;; [&quot;;[Evidence.H272];&quot;]&quot;);&quot;EMPTY&quot;)" office:value-type="string" office:string-value="EMPTY" calcext:value-type="string">
            <text:p>EMPTY</text:p>
          </table:table-cell>
          <table:table-cell table:style-name="ce21" table:formula="of:=[Evidence.F2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2]);2014-[Evidence.G272];&quot;&quot;)">
            <text:p/>
          </table:table-cell>
          <table:table-cell table:style-name="ce20"/>
          <table:table-cell table:style-name="ce50" table:formula="of:=((100-[.F283])/100)*[.B2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3]&lt;&gt;&quot;&quot;;CONCATENATE(&quot;(&quot;;[Evidence.A273];&quot;) - &quot;;[Evidence.D273];&quot; - &quot;;[Evidence.E273];&quot;; [&quot;;[Evidence.H273];&quot;]&quot;);&quot;EMPTY&quot;)" office:value-type="string" office:string-value="EMPTY" calcext:value-type="string">
            <text:p>EMPTY</text:p>
          </table:table-cell>
          <table:table-cell table:style-name="ce21" table:formula="of:=[Evidence.F2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3]);2014-[Evidence.G273];&quot;&quot;)">
            <text:p/>
          </table:table-cell>
          <table:table-cell table:style-name="ce20"/>
          <table:table-cell table:style-name="ce50" table:formula="of:=((100-[.F284])/100)*[.B2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4]&lt;&gt;&quot;&quot;;CONCATENATE(&quot;(&quot;;[Evidence.A274];&quot;) - &quot;;[Evidence.D274];&quot; - &quot;;[Evidence.E274];&quot;; [&quot;;[Evidence.H274];&quot;]&quot;);&quot;EMPTY&quot;)" office:value-type="string" office:string-value="EMPTY" calcext:value-type="string">
            <text:p>EMPTY</text:p>
          </table:table-cell>
          <table:table-cell table:style-name="ce21" table:formula="of:=[Evidence.F2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4]);2014-[Evidence.G274];&quot;&quot;)">
            <text:p/>
          </table:table-cell>
          <table:table-cell table:style-name="ce20"/>
          <table:table-cell table:style-name="ce50" table:formula="of:=((100-[.F285])/100)*[.B2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5]&lt;&gt;&quot;&quot;;CONCATENATE(&quot;(&quot;;[Evidence.A275];&quot;) - &quot;;[Evidence.D275];&quot; - &quot;;[Evidence.E275];&quot;; [&quot;;[Evidence.H275];&quot;]&quot;);&quot;EMPTY&quot;)" office:value-type="string" office:string-value="EMPTY" calcext:value-type="string">
            <text:p>EMPTY</text:p>
          </table:table-cell>
          <table:table-cell table:style-name="ce21" table:formula="of:=[Evidence.F2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5]);2014-[Evidence.G275];&quot;&quot;)">
            <text:p/>
          </table:table-cell>
          <table:table-cell table:style-name="ce20"/>
          <table:table-cell table:style-name="ce50" table:formula="of:=((100-[.F286])/100)*[.B2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6]&lt;&gt;&quot;&quot;;CONCATENATE(&quot;(&quot;;[Evidence.A276];&quot;) - &quot;;[Evidence.D276];&quot; - &quot;;[Evidence.E276];&quot;; [&quot;;[Evidence.H276];&quot;]&quot;);&quot;EMPTY&quot;)" office:value-type="string" office:string-value="EMPTY" calcext:value-type="string">
            <text:p>EMPTY</text:p>
          </table:table-cell>
          <table:table-cell table:style-name="ce21" table:formula="of:=[Evidence.F2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6]);2014-[Evidence.G276];&quot;&quot;)">
            <text:p/>
          </table:table-cell>
          <table:table-cell table:style-name="ce20"/>
          <table:table-cell table:style-name="ce50" table:formula="of:=((100-[.F287])/100)*[.B2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7]&lt;&gt;&quot;&quot;;CONCATENATE(&quot;(&quot;;[Evidence.A277];&quot;) - &quot;;[Evidence.D277];&quot; - &quot;;[Evidence.E277];&quot;; [&quot;;[Evidence.H277];&quot;]&quot;);&quot;EMPTY&quot;)" office:value-type="string" office:string-value="EMPTY" calcext:value-type="string">
            <text:p>EMPTY</text:p>
          </table:table-cell>
          <table:table-cell table:style-name="ce21" table:formula="of:=[Evidence.F2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7]);2014-[Evidence.G277];&quot;&quot;)">
            <text:p/>
          </table:table-cell>
          <table:table-cell table:style-name="ce20"/>
          <table:table-cell table:style-name="ce50" table:formula="of:=((100-[.F288])/100)*[.B2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8]&lt;&gt;&quot;&quot;;CONCATENATE(&quot;(&quot;;[Evidence.A278];&quot;) - &quot;;[Evidence.D278];&quot; - &quot;;[Evidence.E278];&quot;; [&quot;;[Evidence.H278];&quot;]&quot;);&quot;EMPTY&quot;)" office:value-type="string" office:string-value="EMPTY" calcext:value-type="string">
            <text:p>EMPTY</text:p>
          </table:table-cell>
          <table:table-cell table:style-name="ce21" table:formula="of:=[Evidence.F2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8]);2014-[Evidence.G278];&quot;&quot;)">
            <text:p/>
          </table:table-cell>
          <table:table-cell table:style-name="ce20"/>
          <table:table-cell table:style-name="ce50" table:formula="of:=((100-[.F289])/100)*[.B2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79]&lt;&gt;&quot;&quot;;CONCATENATE(&quot;(&quot;;[Evidence.A279];&quot;) - &quot;;[Evidence.D279];&quot; - &quot;;[Evidence.E279];&quot;; [&quot;;[Evidence.H279];&quot;]&quot;);&quot;EMPTY&quot;)" office:value-type="string" office:string-value="EMPTY" calcext:value-type="string">
            <text:p>EMPTY</text:p>
          </table:table-cell>
          <table:table-cell table:style-name="ce21" table:formula="of:=[Evidence.F2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79]);2014-[Evidence.G279];&quot;&quot;)">
            <text:p/>
          </table:table-cell>
          <table:table-cell table:style-name="ce20"/>
          <table:table-cell table:style-name="ce50" table:formula="of:=((100-[.F290])/100)*[.B2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0]&lt;&gt;&quot;&quot;;CONCATENATE(&quot;(&quot;;[Evidence.A280];&quot;) - &quot;;[Evidence.D280];&quot; - &quot;;[Evidence.E280];&quot;; [&quot;;[Evidence.H280];&quot;]&quot;);&quot;EMPTY&quot;)" office:value-type="string" office:string-value="EMPTY" calcext:value-type="string">
            <text:p>EMPTY</text:p>
          </table:table-cell>
          <table:table-cell table:style-name="ce21" table:formula="of:=[Evidence.F2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0]);2014-[Evidence.G280];&quot;&quot;)">
            <text:p/>
          </table:table-cell>
          <table:table-cell table:style-name="ce20"/>
          <table:table-cell table:style-name="ce50" table:formula="of:=((100-[.F291])/100)*[.B2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1]&lt;&gt;&quot;&quot;;CONCATENATE(&quot;(&quot;;[Evidence.A281];&quot;) - &quot;;[Evidence.D281];&quot; - &quot;;[Evidence.E281];&quot;; [&quot;;[Evidence.H281];&quot;]&quot;);&quot;EMPTY&quot;)" office:value-type="string" office:string-value="EMPTY" calcext:value-type="string">
            <text:p>EMPTY</text:p>
          </table:table-cell>
          <table:table-cell table:style-name="ce21" table:formula="of:=[Evidence.F2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1]);2014-[Evidence.G281];&quot;&quot;)">
            <text:p/>
          </table:table-cell>
          <table:table-cell table:style-name="ce20"/>
          <table:table-cell table:style-name="ce50" table:formula="of:=((100-[.F292])/100)*[.B2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2]&lt;&gt;&quot;&quot;;CONCATENATE(&quot;(&quot;;[Evidence.A282];&quot;) - &quot;;[Evidence.D282];&quot; - &quot;;[Evidence.E282];&quot;; [&quot;;[Evidence.H282];&quot;]&quot;);&quot;EMPTY&quot;)" office:value-type="string" office:string-value="EMPTY" calcext:value-type="string">
            <text:p>EMPTY</text:p>
          </table:table-cell>
          <table:table-cell table:style-name="ce21" table:formula="of:=[Evidence.F2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2]);2014-[Evidence.G282];&quot;&quot;)">
            <text:p/>
          </table:table-cell>
          <table:table-cell table:style-name="ce20"/>
          <table:table-cell table:style-name="ce50" table:formula="of:=((100-[.F293])/100)*[.B2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3]&lt;&gt;&quot;&quot;;CONCATENATE(&quot;(&quot;;[Evidence.A283];&quot;) - &quot;;[Evidence.D283];&quot; - &quot;;[Evidence.E283];&quot;; [&quot;;[Evidence.H283];&quot;]&quot;);&quot;EMPTY&quot;)" office:value-type="string" office:string-value="EMPTY" calcext:value-type="string">
            <text:p>EMPTY</text:p>
          </table:table-cell>
          <table:table-cell table:style-name="ce21" table:formula="of:=[Evidence.F2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3]);2014-[Evidence.G283];&quot;&quot;)">
            <text:p/>
          </table:table-cell>
          <table:table-cell table:style-name="ce20"/>
          <table:table-cell table:style-name="ce50" table:formula="of:=((100-[.F294])/100)*[.B2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4]&lt;&gt;&quot;&quot;;CONCATENATE(&quot;(&quot;;[Evidence.A284];&quot;) - &quot;;[Evidence.D284];&quot; - &quot;;[Evidence.E284];&quot;; [&quot;;[Evidence.H284];&quot;]&quot;);&quot;EMPTY&quot;)" office:value-type="string" office:string-value="EMPTY" calcext:value-type="string">
            <text:p>EMPTY</text:p>
          </table:table-cell>
          <table:table-cell table:style-name="ce21" table:formula="of:=[Evidence.F2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4]);2014-[Evidence.G284];&quot;&quot;)">
            <text:p/>
          </table:table-cell>
          <table:table-cell table:style-name="ce20"/>
          <table:table-cell table:style-name="ce50" table:formula="of:=((100-[.F295])/100)*[.B2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5]&lt;&gt;&quot;&quot;;CONCATENATE(&quot;(&quot;;[Evidence.A285];&quot;) - &quot;;[Evidence.D285];&quot; - &quot;;[Evidence.E285];&quot;; [&quot;;[Evidence.H285];&quot;]&quot;);&quot;EMPTY&quot;)" office:value-type="string" office:string-value="EMPTY" calcext:value-type="string">
            <text:p>EMPTY</text:p>
          </table:table-cell>
          <table:table-cell table:style-name="ce21" table:formula="of:=[Evidence.F2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5]);2014-[Evidence.G285];&quot;&quot;)">
            <text:p/>
          </table:table-cell>
          <table:table-cell table:style-name="ce20"/>
          <table:table-cell table:style-name="ce50" table:formula="of:=((100-[.F296])/100)*[.B2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6]&lt;&gt;&quot;&quot;;CONCATENATE(&quot;(&quot;;[Evidence.A286];&quot;) - &quot;;[Evidence.D286];&quot; - &quot;;[Evidence.E286];&quot;; [&quot;;[Evidence.H286];&quot;]&quot;);&quot;EMPTY&quot;)" office:value-type="string" office:string-value="EMPTY" calcext:value-type="string">
            <text:p>EMPTY</text:p>
          </table:table-cell>
          <table:table-cell table:style-name="ce21" table:formula="of:=[Evidence.F2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6]);2014-[Evidence.G286];&quot;&quot;)">
            <text:p/>
          </table:table-cell>
          <table:table-cell table:style-name="ce20"/>
          <table:table-cell table:style-name="ce50" table:formula="of:=((100-[.F297])/100)*[.B2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7]&lt;&gt;&quot;&quot;;CONCATENATE(&quot;(&quot;;[Evidence.A287];&quot;) - &quot;;[Evidence.D287];&quot; - &quot;;[Evidence.E287];&quot;; [&quot;;[Evidence.H287];&quot;]&quot;);&quot;EMPTY&quot;)" office:value-type="string" office:string-value="EMPTY" calcext:value-type="string">
            <text:p>EMPTY</text:p>
          </table:table-cell>
          <table:table-cell table:style-name="ce21" table:formula="of:=[Evidence.F2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7]);2014-[Evidence.G287];&quot;&quot;)">
            <text:p/>
          </table:table-cell>
          <table:table-cell table:style-name="ce20"/>
          <table:table-cell table:style-name="ce50" table:formula="of:=((100-[.F298])/100)*[.B2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8]&lt;&gt;&quot;&quot;;CONCATENATE(&quot;(&quot;;[Evidence.A288];&quot;) - &quot;;[Evidence.D288];&quot; - &quot;;[Evidence.E288];&quot;; [&quot;;[Evidence.H288];&quot;]&quot;);&quot;EMPTY&quot;)" office:value-type="string" office:string-value="EMPTY" calcext:value-type="string">
            <text:p>EMPTY</text:p>
          </table:table-cell>
          <table:table-cell table:style-name="ce21" table:formula="of:=[Evidence.F2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8]);2014-[Evidence.G288];&quot;&quot;)">
            <text:p/>
          </table:table-cell>
          <table:table-cell table:style-name="ce20"/>
          <table:table-cell table:style-name="ce50" table:formula="of:=((100-[.F299])/100)*[.B2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89]&lt;&gt;&quot;&quot;;CONCATENATE(&quot;(&quot;;[Evidence.A289];&quot;) - &quot;;[Evidence.D289];&quot; - &quot;;[Evidence.E289];&quot;; [&quot;;[Evidence.H289];&quot;]&quot;);&quot;EMPTY&quot;)" office:value-type="string" office:string-value="EMPTY" calcext:value-type="string">
            <text:p>EMPTY</text:p>
          </table:table-cell>
          <table:table-cell table:style-name="ce21" table:formula="of:=[Evidence.F2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89]);2014-[Evidence.G289];&quot;&quot;)">
            <text:p/>
          </table:table-cell>
          <table:table-cell table:style-name="ce20"/>
          <table:table-cell table:style-name="ce50" table:formula="of:=((100-[.F300])/100)*[.B3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0]&lt;&gt;&quot;&quot;;CONCATENATE(&quot;(&quot;;[Evidence.A290];&quot;) - &quot;;[Evidence.D290];&quot; - &quot;;[Evidence.E290];&quot;; [&quot;;[Evidence.H290];&quot;]&quot;);&quot;EMPTY&quot;)" office:value-type="string" office:string-value="EMPTY" calcext:value-type="string">
            <text:p>EMPTY</text:p>
          </table:table-cell>
          <table:table-cell table:style-name="ce21" table:formula="of:=[Evidence.F2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0]);2014-[Evidence.G290];&quot;&quot;)">
            <text:p/>
          </table:table-cell>
          <table:table-cell table:style-name="ce20"/>
          <table:table-cell table:style-name="ce50" table:formula="of:=((100-[.F301])/100)*[.B3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1]&lt;&gt;&quot;&quot;;CONCATENATE(&quot;(&quot;;[Evidence.A291];&quot;) - &quot;;[Evidence.D291];&quot; - &quot;;[Evidence.E291];&quot;; [&quot;;[Evidence.H291];&quot;]&quot;);&quot;EMPTY&quot;)" office:value-type="string" office:string-value="EMPTY" calcext:value-type="string">
            <text:p>EMPTY</text:p>
          </table:table-cell>
          <table:table-cell table:style-name="ce21" table:formula="of:=[Evidence.F2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1]);2014-[Evidence.G291];&quot;&quot;)">
            <text:p/>
          </table:table-cell>
          <table:table-cell table:style-name="ce20"/>
          <table:table-cell table:style-name="ce50" table:formula="of:=((100-[.F302])/100)*[.B3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2]&lt;&gt;&quot;&quot;;CONCATENATE(&quot;(&quot;;[Evidence.A292];&quot;) - &quot;;[Evidence.D292];&quot; - &quot;;[Evidence.E292];&quot;; [&quot;;[Evidence.H292];&quot;]&quot;);&quot;EMPTY&quot;)" office:value-type="string" office:string-value="EMPTY" calcext:value-type="string">
            <text:p>EMPTY</text:p>
          </table:table-cell>
          <table:table-cell table:style-name="ce21" table:formula="of:=[Evidence.F2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2]);2014-[Evidence.G292];&quot;&quot;)">
            <text:p/>
          </table:table-cell>
          <table:table-cell table:style-name="ce20"/>
          <table:table-cell table:style-name="ce50" table:formula="of:=((100-[.F303])/100)*[.B3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3]&lt;&gt;&quot;&quot;;CONCATENATE(&quot;(&quot;;[Evidence.A293];&quot;) - &quot;;[Evidence.D293];&quot; - &quot;;[Evidence.E293];&quot;; [&quot;;[Evidence.H293];&quot;]&quot;);&quot;EMPTY&quot;)" office:value-type="string" office:string-value="EMPTY" calcext:value-type="string">
            <text:p>EMPTY</text:p>
          </table:table-cell>
          <table:table-cell table:style-name="ce21" table:formula="of:=[Evidence.F2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3]);2014-[Evidence.G293];&quot;&quot;)">
            <text:p/>
          </table:table-cell>
          <table:table-cell table:style-name="ce20"/>
          <table:table-cell table:style-name="ce50" table:formula="of:=((100-[.F304])/100)*[.B3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4]&lt;&gt;&quot;&quot;;CONCATENATE(&quot;(&quot;;[Evidence.A294];&quot;) - &quot;;[Evidence.D294];&quot; - &quot;;[Evidence.E294];&quot;; [&quot;;[Evidence.H294];&quot;]&quot;);&quot;EMPTY&quot;)" office:value-type="string" office:string-value="EMPTY" calcext:value-type="string">
            <text:p>EMPTY</text:p>
          </table:table-cell>
          <table:table-cell table:style-name="ce21" table:formula="of:=[Evidence.F2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4]);2014-[Evidence.G294];&quot;&quot;)">
            <text:p/>
          </table:table-cell>
          <table:table-cell table:style-name="ce20"/>
          <table:table-cell table:style-name="ce50" table:formula="of:=((100-[.F305])/100)*[.B3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5]&lt;&gt;&quot;&quot;;CONCATENATE(&quot;(&quot;;[Evidence.A295];&quot;) - &quot;;[Evidence.D295];&quot; - &quot;;[Evidence.E295];&quot;; [&quot;;[Evidence.H295];&quot;]&quot;);&quot;EMPTY&quot;)" office:value-type="string" office:string-value="EMPTY" calcext:value-type="string">
            <text:p>EMPTY</text:p>
          </table:table-cell>
          <table:table-cell table:style-name="ce21" table:formula="of:=[Evidence.F2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5]);2014-[Evidence.G295];&quot;&quot;)">
            <text:p/>
          </table:table-cell>
          <table:table-cell table:style-name="ce20"/>
          <table:table-cell table:style-name="ce50" table:formula="of:=((100-[.F306])/100)*[.B3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6]&lt;&gt;&quot;&quot;;CONCATENATE(&quot;(&quot;;[Evidence.A296];&quot;) - &quot;;[Evidence.D296];&quot; - &quot;;[Evidence.E296];&quot;; [&quot;;[Evidence.H296];&quot;]&quot;);&quot;EMPTY&quot;)" office:value-type="string" office:string-value="EMPTY" calcext:value-type="string">
            <text:p>EMPTY</text:p>
          </table:table-cell>
          <table:table-cell table:style-name="ce21" table:formula="of:=[Evidence.F2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6]);2014-[Evidence.G296];&quot;&quot;)">
            <text:p/>
          </table:table-cell>
          <table:table-cell table:style-name="ce20"/>
          <table:table-cell table:style-name="ce50" table:formula="of:=((100-[.F307])/100)*[.B3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7]&lt;&gt;&quot;&quot;;CONCATENATE(&quot;(&quot;;[Evidence.A297];&quot;) - &quot;;[Evidence.D297];&quot; - &quot;;[Evidence.E297];&quot;; [&quot;;[Evidence.H297];&quot;]&quot;);&quot;EMPTY&quot;)" office:value-type="string" office:string-value="EMPTY" calcext:value-type="string">
            <text:p>EMPTY</text:p>
          </table:table-cell>
          <table:table-cell table:style-name="ce21" table:formula="of:=[Evidence.F2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7]);2014-[Evidence.G297];&quot;&quot;)">
            <text:p/>
          </table:table-cell>
          <table:table-cell table:style-name="ce20"/>
          <table:table-cell table:style-name="ce50" table:formula="of:=((100-[.F308])/100)*[.B3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8]&lt;&gt;&quot;&quot;;CONCATENATE(&quot;(&quot;;[Evidence.A298];&quot;) - &quot;;[Evidence.D298];&quot; - &quot;;[Evidence.E298];&quot;; [&quot;;[Evidence.H298];&quot;]&quot;);&quot;EMPTY&quot;)" office:value-type="string" office:string-value="EMPTY" calcext:value-type="string">
            <text:p>EMPTY</text:p>
          </table:table-cell>
          <table:table-cell table:style-name="ce21" table:formula="of:=[Evidence.F2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8]);2014-[Evidence.G298];&quot;&quot;)">
            <text:p/>
          </table:table-cell>
          <table:table-cell table:style-name="ce20"/>
          <table:table-cell table:style-name="ce50" table:formula="of:=((100-[.F309])/100)*[.B3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299]&lt;&gt;&quot;&quot;;CONCATENATE(&quot;(&quot;;[Evidence.A299];&quot;) - &quot;;[Evidence.D299];&quot; - &quot;;[Evidence.E299];&quot;; [&quot;;[Evidence.H299];&quot;]&quot;);&quot;EMPTY&quot;)" office:value-type="string" office:string-value="EMPTY" calcext:value-type="string">
            <text:p>EMPTY</text:p>
          </table:table-cell>
          <table:table-cell table:style-name="ce21" table:formula="of:=[Evidence.F2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299]);2014-[Evidence.G299];&quot;&quot;)">
            <text:p/>
          </table:table-cell>
          <table:table-cell table:style-name="ce20"/>
          <table:table-cell table:style-name="ce50" table:formula="of:=((100-[.F310])/100)*[.B3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0]&lt;&gt;&quot;&quot;;CONCATENATE(&quot;(&quot;;[Evidence.A300];&quot;) - &quot;;[Evidence.D300];&quot; - &quot;;[Evidence.E300];&quot;; [&quot;;[Evidence.H300];&quot;]&quot;);&quot;EMPTY&quot;)" office:value-type="string" office:string-value="EMPTY" calcext:value-type="string">
            <text:p>EMPTY</text:p>
          </table:table-cell>
          <table:table-cell table:style-name="ce21" table:formula="of:=[Evidence.F3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0]);2014-[Evidence.G300];&quot;&quot;)">
            <text:p/>
          </table:table-cell>
          <table:table-cell table:style-name="ce20"/>
          <table:table-cell table:style-name="ce50" table:formula="of:=((100-[.F311])/100)*[.B3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1]&lt;&gt;&quot;&quot;;CONCATENATE(&quot;(&quot;;[Evidence.A301];&quot;) - &quot;;[Evidence.D301];&quot; - &quot;;[Evidence.E301];&quot;; [&quot;;[Evidence.H301];&quot;]&quot;);&quot;EMPTY&quot;)" office:value-type="string" office:string-value="EMPTY" calcext:value-type="string">
            <text:p>EMPTY</text:p>
          </table:table-cell>
          <table:table-cell table:style-name="ce21" table:formula="of:=[Evidence.F3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1]);2014-[Evidence.G301];&quot;&quot;)">
            <text:p/>
          </table:table-cell>
          <table:table-cell table:style-name="ce20"/>
          <table:table-cell table:style-name="ce50" table:formula="of:=((100-[.F312])/100)*[.B3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2]&lt;&gt;&quot;&quot;;CONCATENATE(&quot;(&quot;;[Evidence.A302];&quot;) - &quot;;[Evidence.D302];&quot; - &quot;;[Evidence.E302];&quot;; [&quot;;[Evidence.H302];&quot;]&quot;);&quot;EMPTY&quot;)" office:value-type="string" office:string-value="" calcext:value-type="error">
            <text:p>#REF!</text:p>
          </table:table-cell>
          <table:table-cell table:style-name="ce21" table:formula="of:=[Evidence.F302]" office:value-type="float" office:value="643" calcext:value-type="float">
            <text:p>643 Kč</text:p>
          </table:table-cell>
          <table:table-cell table:style-name="ce27"/>
          <table:table-cell table:style-name="ce34"/>
          <table:table-cell table:style-name="ce34" table:formula="of:=IF(ISNUMBER([Evidence.G302]);2014-[Evidence.G302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313])/100)*[.B313]" office:value-type="currency" office:currency="CZK" office:value="643" calcext:value-type="currency">
            <text:p>643.00 Kč </text:p>
          </table:table-cell>
          <table:table-cell table:number-columns-repeated="1017"/>
        </table:table-row>
        <table:table-row table:style-name="ro6">
          <table:table-cell table:formula="of:=IF([Evidence.D303]&lt;&gt;&quot;&quot;;CONCATENATE(&quot;(&quot;;[Evidence.A303];&quot;) - &quot;;[Evidence.D303];&quot; - &quot;;[Evidence.E303];&quot;; [&quot;;[Evidence.H303];&quot;]&quot;);&quot;EMPTY&quot;)" office:value-type="string" office:string-value="" calcext:value-type="error">
            <text:p>#REF!</text:p>
          </table:table-cell>
          <table:table-cell table:style-name="ce21" table:formula="of:=[Evidence.F303]" office:value-type="float" office:value="6741" calcext:value-type="float">
            <text:p>6,741 Kč</text:p>
          </table:table-cell>
          <table:table-cell table:style-name="ce27"/>
          <table:table-cell table:style-name="ce34"/>
          <table:table-cell table:style-name="ce34" table:formula="of:=IF(ISNUMBER([Evidence.G303]);2014-[Evidence.G303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314])/100)*[.B314]" office:value-type="currency" office:currency="CZK" office:value="6741" calcext:value-type="currency">
            <text:p>6,741.00 Kč </text:p>
          </table:table-cell>
          <table:table-cell table:number-columns-repeated="1017"/>
        </table:table-row>
        <table:table-row table:style-name="ro6">
          <table:table-cell table:formula="of:=IF([Evidence.D304]&lt;&gt;&quot;&quot;;CONCATENATE(&quot;(&quot;;[Evidence.A304];&quot;) - &quot;;[Evidence.D304];&quot; - &quot;;[Evidence.E304];&quot;; [&quot;;[Evidence.H304];&quot;]&quot;);&quot;EMPTY&quot;)" office:value-type="string" office:string-value="" calcext:value-type="error">
            <text:p>#REF!</text:p>
          </table:table-cell>
          <table:table-cell table:style-name="ce21" table:formula="of:=[Evidence.F304]" office:value-type="float" office:value="400" calcext:value-type="float">
            <text:p>400 Kč</text:p>
          </table:table-cell>
          <table:table-cell table:style-name="ce27"/>
          <table:table-cell table:style-name="ce34"/>
          <table:table-cell table:style-name="ce34" table:formula="of:=IF(ISNUMBER([Evidence.G304]);2014-[Evidence.G304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15])/100)*[.B315]" office:value-type="currency" office:currency="CZK" office:value="400" calcext:value-type="currency">
            <text:p>400.00 Kč </text:p>
          </table:table-cell>
          <table:table-cell table:number-columns-repeated="1017"/>
        </table:table-row>
        <table:table-row table:style-name="ro6">
          <table:table-cell table:formula="of:=IF([Evidence.D305]&lt;&gt;&quot;&quot;;CONCATENATE(&quot;(&quot;;[Evidence.A305];&quot;) - &quot;;[Evidence.D305];&quot; - &quot;;[Evidence.E305];&quot;; [&quot;;[Evidence.H305];&quot;]&quot;);&quot;EMPTY&quot;)" office:value-type="string" office:string-value="" calcext:value-type="error">
            <text:p>#REF!</text:p>
          </table:table-cell>
          <table:table-cell table:style-name="ce21" table:formula="of:=[Evidence.F3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5]);2014-[Evidence.G305];&quot;&quot;)">
            <text:p/>
          </table:table-cell>
          <table:table-cell table:style-name="ce20"/>
          <table:table-cell table:style-name="ce50" table:formula="of:=((100-[.F316])/100)*[.B3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5]&lt;&gt;&quot;&quot;;CONCATENATE(&quot;(&quot;;[Evidence.A305];&quot;) - &quot;;[Evidence.D305];&quot; - &quot;;[Evidence.E305];&quot;; [&quot;;[Evidence.H305];&quot;]&quot;);&quot;EMPTY&quot;)" office:value-type="string" office:string-value="" calcext:value-type="error">
            <text:p>#REF!</text:p>
          </table:table-cell>
          <table:table-cell table:style-name="ce21" table:formula="of:=[Evidence.F3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5]);2014-[Evidence.G305];&quot;&quot;)">
            <text:p/>
          </table:table-cell>
          <table:table-cell table:style-name="ce20"/>
          <table:table-cell table:style-name="ce50" table:formula="of:=((100-[.F317])/100)*[.B3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6]&lt;&gt;&quot;&quot;;CONCATENATE(&quot;(&quot;;[Evidence.A306];&quot;) - &quot;;[Evidence.D306];&quot; - &quot;;[Evidence.E306];&quot;; [&quot;;[Evidence.H306];&quot;]&quot;);&quot;EMPTY&quot;)" office:value-type="string" office:string-value="" calcext:value-type="error">
            <text:p>#REF!</text:p>
          </table:table-cell>
          <table:table-cell table:style-name="ce21" table:formula="of:=[Evidence.F306]" office:value-type="float" office:value="1294" calcext:value-type="float">
            <text:p>1,294 Kč</text:p>
          </table:table-cell>
          <table:table-cell table:style-name="ce27"/>
          <table:table-cell table:style-name="ce34"/>
          <table:table-cell table:style-name="ce34" table:formula="of:=IF(ISNUMBER([Evidence.G306]);2014-[Evidence.G306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318])/100)*[.B318]" office:value-type="currency" office:currency="CZK" office:value="1294" calcext:value-type="currency">
            <text:p>1,294.00 Kč </text:p>
          </table:table-cell>
          <table:table-cell table:number-columns-repeated="1017"/>
        </table:table-row>
        <table:table-row table:style-name="ro6">
          <table:table-cell table:formula="of:=IF([Evidence.D307]&lt;&gt;&quot;&quot;;CONCATENATE(&quot;(&quot;;[Evidence.A307];&quot;) - &quot;;[Evidence.D307];&quot; - &quot;;[Evidence.E307];&quot;; [&quot;;[Evidence.H307];&quot;]&quot;);&quot;EMPTY&quot;)" office:value-type="string" office:string-value="" calcext:value-type="error">
            <text:p>#REF!</text:p>
          </table:table-cell>
          <table:table-cell table:style-name="ce21" table:formula="of:=[Evidence.F307]" office:value-type="float" office:value="4545" calcext:value-type="float">
            <text:p>4,545 Kč</text:p>
          </table:table-cell>
          <table:table-cell table:style-name="ce27"/>
          <table:table-cell table:style-name="ce34"/>
          <table:table-cell table:style-name="ce34" table:formula="of:=IF(ISNUMBER([Evidence.G307]);2014-[Evidence.G307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319])/100)*[.B319]" office:value-type="currency" office:currency="CZK" office:value="4545" calcext:value-type="currency">
            <text:p>4,545.00 Kč </text:p>
          </table:table-cell>
          <table:table-cell table:number-columns-repeated="1017"/>
        </table:table-row>
        <table:table-row table:style-name="ro6">
          <table:table-cell table:formula="of:=IF([Evidence.D308]&lt;&gt;&quot;&quot;;CONCATENATE(&quot;(&quot;;[Evidence.A308];&quot;) - &quot;;[Evidence.D308];&quot; - &quot;;[Evidence.E308];&quot;; [&quot;;[Evidence.H308];&quot;]&quot;);&quot;EMPTY&quot;)" office:value-type="string" office:string-value="" calcext:value-type="error">
            <text:p>#REF!</text:p>
          </table:table-cell>
          <table:table-cell table:style-name="ce21" table:formula="of:=[Evidence.F3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8]);2014-[Evidence.G308];&quot;&quot;)">
            <text:p/>
          </table:table-cell>
          <table:table-cell table:style-name="ce20"/>
          <table:table-cell table:style-name="ce50" table:formula="of:=((100-[.F320])/100)*[.B3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09]&lt;&gt;&quot;&quot;;CONCATENATE(&quot;(&quot;;[Evidence.A309];&quot;) - &quot;;[Evidence.D309];&quot; - &quot;;[Evidence.E309];&quot;; [&quot;;[Evidence.H309];&quot;]&quot;);&quot;EMPTY&quot;)" office:value-type="string" office:string-value="" calcext:value-type="error">
            <text:p>#REF!</text:p>
          </table:table-cell>
          <table:table-cell table:style-name="ce21" table:formula="of:=[Evidence.F3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09]);2014-[Evidence.G309];&quot;&quot;)">
            <text:p/>
          </table:table-cell>
          <table:table-cell table:style-name="ce20"/>
          <table:table-cell table:style-name="ce50" table:formula="of:=((100-[.F321])/100)*[.B3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0]&lt;&gt;&quot;&quot;;CONCATENATE(&quot;(&quot;;[Evidence.A310];&quot;) - &quot;;[Evidence.D310];&quot; - &quot;;[Evidence.E310];&quot;; [&quot;;[Evidence.H310];&quot;]&quot;);&quot;EMPTY&quot;)" office:value-type="string" office:string-value="" calcext:value-type="error">
            <text:p>#REF!</text:p>
          </table:table-cell>
          <table:table-cell table:style-name="ce21" table:formula="of:=[Evidence.F310]" office:value-type="float" office:value="1890" calcext:value-type="float">
            <text:p>1,890 Kč</text:p>
          </table:table-cell>
          <table:table-cell table:style-name="ce27"/>
          <table:table-cell table:style-name="ce34"/>
          <table:table-cell table:style-name="ce34" table:formula="of:=IF(ISNUMBER([Evidence.G310]);2014-[Evidence.G310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22])/100)*[.B322]" office:value-type="currency" office:currency="CZK" office:value="1890" calcext:value-type="currency">
            <text:p>1,890.00 Kč </text:p>
          </table:table-cell>
          <table:table-cell table:number-columns-repeated="1017"/>
        </table:table-row>
        <table:table-row table:style-name="ro6">
          <table:table-cell table:formula="of:=IF([Evidence.D311]&lt;&gt;&quot;&quot;;CONCATENATE(&quot;(&quot;;[Evidence.A311];&quot;) - &quot;;[Evidence.D311];&quot; - &quot;;[Evidence.E311];&quot;; [&quot;;[Evidence.H311];&quot;]&quot;);&quot;EMPTY&quot;)" office:value-type="string" office:string-value="" calcext:value-type="error">
            <text:p>#REF!</text:p>
          </table:table-cell>
          <table:table-cell table:style-name="ce21" table:formula="of:=[Evidence.F311]" office:value-type="float" office:value="199" calcext:value-type="float">
            <text:p>199 Kč</text:p>
          </table:table-cell>
          <table:table-cell table:style-name="ce27"/>
          <table:table-cell table:style-name="ce34"/>
          <table:table-cell table:style-name="ce34" table:formula="of:=IF(ISNUMBER([Evidence.G311]);2014-[Evidence.G311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23])/100)*[.B323]" office:value-type="currency" office:currency="CZK" office:value="199" calcext:value-type="currency">
            <text:p>199.00 Kč </text:p>
          </table:table-cell>
          <table:table-cell table:number-columns-repeated="1017"/>
        </table:table-row>
        <table:table-row table:style-name="ro6">
          <table:table-cell table:formula="of:=IF([Evidence.D311]&lt;&gt;&quot;&quot;;CONCATENATE(&quot;(&quot;;[Evidence.A311];&quot;) - &quot;;[Evidence.D311];&quot; - &quot;;[Evidence.E311];&quot;; [&quot;;[Evidence.H311];&quot;]&quot;);&quot;EMPTY&quot;)" office:value-type="string" office:string-value="" calcext:value-type="error">
            <text:p>#REF!</text:p>
          </table:table-cell>
          <table:table-cell table:style-name="ce21" table:formula="of:=[Evidence.F311]" office:value-type="float" office:value="199" calcext:value-type="float">
            <text:p>199 Kč</text:p>
          </table:table-cell>
          <table:table-cell table:style-name="ce27"/>
          <table:table-cell table:style-name="ce34"/>
          <table:table-cell table:style-name="ce34" table:formula="of:=IF(ISNUMBER([Evidence.G311]);2014-[Evidence.G311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24])/100)*[.B324]" office:value-type="currency" office:currency="CZK" office:value="199" calcext:value-type="currency">
            <text:p>199.00 Kč </text:p>
          </table:table-cell>
          <table:table-cell table:number-columns-repeated="1017"/>
        </table:table-row>
        <table:table-row table:style-name="ro6">
          <table:table-cell table:formula="of:=IF([Evidence.D312]&lt;&gt;&quot;&quot;;CONCATENATE(&quot;(&quot;;[Evidence.A312];&quot;) - &quot;;[Evidence.D312];&quot; - &quot;;[Evidence.E312];&quot;; [&quot;;[Evidence.H312];&quot;]&quot;);&quot;EMPTY&quot;)" office:value-type="string" office:string-value="" calcext:value-type="error">
            <text:p>#REF!</text:p>
          </table:table-cell>
          <table:table-cell table:style-name="ce21" table:formula="of:=[Evidence.F312]" office:value-type="float" office:value="999" calcext:value-type="float">
            <text:p>999 Kč</text:p>
          </table:table-cell>
          <table:table-cell table:style-name="ce27"/>
          <table:table-cell table:style-name="ce34"/>
          <table:table-cell table:style-name="ce34" table:formula="of:=IF(ISNUMBER([Evidence.G312]);2014-[Evidence.G312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325])/100)*[.B325]" office:value-type="currency" office:currency="CZK" office:value="999" calcext:value-type="currency">
            <text:p>999.00 Kč </text:p>
          </table:table-cell>
          <table:table-cell table:number-columns-repeated="1017"/>
        </table:table-row>
        <table:table-row table:style-name="ro6">
          <table:table-cell table:formula="of:=IF([Evidence.D313]&lt;&gt;&quot;&quot;;CONCATENATE(&quot;(&quot;;[Evidence.A313];&quot;) - &quot;;[Evidence.D313];&quot; - &quot;;[Evidence.E313];&quot;; [&quot;;[Evidence.H313];&quot;]&quot;);&quot;EMPTY&quot;)" office:value-type="string" office:string-value="" calcext:value-type="error">
            <text:p>#REF!</text:p>
          </table:table-cell>
          <table:table-cell table:style-name="ce21" table:formula="of:=[Evidence.F313]" office:value-type="float" office:value="249" calcext:value-type="float">
            <text:p>249 Kč</text:p>
          </table:table-cell>
          <table:table-cell table:style-name="ce27"/>
          <table:table-cell table:style-name="ce34"/>
          <table:table-cell table:style-name="ce34" table:formula="of:=IF(ISNUMBER([Evidence.G313]);2014-[Evidence.G313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326])/100)*[.B326]" office:value-type="currency" office:currency="CZK" office:value="249" calcext:value-type="currency">
            <text:p>249.00 Kč </text:p>
          </table:table-cell>
          <table:table-cell table:number-columns-repeated="1017"/>
        </table:table-row>
        <table:table-row table:style-name="ro6">
          <table:table-cell table:formula="of:=IF([Evidence.D314]&lt;&gt;&quot;&quot;;CONCATENATE(&quot;(&quot;;[Evidence.A314];&quot;) - &quot;;[Evidence.D314];&quot; - &quot;;[Evidence.E314];&quot;; [&quot;;[Evidence.H314];&quot;]&quot;);&quot;EMPTY&quot;)" office:value-type="string" office:string-value="" calcext:value-type="error">
            <text:p>#REF!</text:p>
          </table:table-cell>
          <table:table-cell table:style-name="ce21" table:formula="of:=[Evidence.F3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4]);2014-[Evidence.G314];&quot;&quot;)">
            <text:p/>
          </table:table-cell>
          <table:table-cell table:style-name="ce20"/>
          <table:table-cell table:style-name="ce50" table:formula="of:=((100-[.F327])/100)*[.B3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5]&lt;&gt;&quot;&quot;;CONCATENATE(&quot;(&quot;;[Evidence.A315];&quot;) - &quot;;[Evidence.D315];&quot; - &quot;;[Evidence.E315];&quot;; [&quot;;[Evidence.H315];&quot;]&quot;);&quot;EMPTY&quot;)" office:value-type="string" office:string-value="" calcext:value-type="error">
            <text:p>#REF!</text:p>
          </table:table-cell>
          <table:table-cell table:style-name="ce21" table:formula="of:=[Evidence.F3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5]);2014-[Evidence.G315];&quot;&quot;)">
            <text:p/>
          </table:table-cell>
          <table:table-cell table:style-name="ce20"/>
          <table:table-cell table:style-name="ce50" table:formula="of:=((100-[.F328])/100)*[.B3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6]&lt;&gt;&quot;&quot;;CONCATENATE(&quot;(&quot;;[Evidence.A316];&quot;) - &quot;;[Evidence.D316];&quot; - &quot;;[Evidence.E316];&quot;; [&quot;;[Evidence.H316];&quot;]&quot;);&quot;EMPTY&quot;)" office:value-type="string" office:string-value="" calcext:value-type="error">
            <text:p>#REF!</text:p>
          </table:table-cell>
          <table:table-cell table:style-name="ce21" table:formula="of:=[Evidence.F3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6]);2014-[Evidence.G316];&quot;&quot;)">
            <text:p/>
          </table:table-cell>
          <table:table-cell table:style-name="ce20"/>
          <table:table-cell table:style-name="ce50" table:formula="of:=((100-[.F329])/100)*[.B3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7]&lt;&gt;&quot;&quot;;CONCATENATE(&quot;(&quot;;[Evidence.A317];&quot;) - &quot;;[Evidence.D317];&quot; - &quot;;[Evidence.E317];&quot;; [&quot;;[Evidence.H317];&quot;]&quot;);&quot;EMPTY&quot;)" office:value-type="string" office:string-value="" calcext:value-type="error">
            <text:p>#REF!</text:p>
          </table:table-cell>
          <table:table-cell table:style-name="ce21" table:formula="of:=[Evidence.F3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7]);2014-[Evidence.G317];&quot;&quot;)">
            <text:p/>
          </table:table-cell>
          <table:table-cell table:style-name="ce20"/>
          <table:table-cell table:style-name="ce50" table:formula="of:=((100-[.F330])/100)*[.B3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8]&lt;&gt;&quot;&quot;;CONCATENATE(&quot;(&quot;;[Evidence.A318];&quot;) - &quot;;[Evidence.D318];&quot; - &quot;;[Evidence.E318];&quot;; [&quot;;[Evidence.H318];&quot;]&quot;);&quot;EMPTY&quot;)" office:value-type="string" office:string-value="" calcext:value-type="error">
            <text:p>#REF!</text:p>
          </table:table-cell>
          <table:table-cell table:style-name="ce21" table:formula="of:=[Evidence.F3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8]);2014-[Evidence.G318];&quot;&quot;)">
            <text:p/>
          </table:table-cell>
          <table:table-cell table:style-name="ce20"/>
          <table:table-cell table:style-name="ce50" table:formula="of:=((100-[.F331])/100)*[.B3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19]&lt;&gt;&quot;&quot;;CONCATENATE(&quot;(&quot;;[Evidence.A319];&quot;) - &quot;;[Evidence.D319];&quot; - &quot;;[Evidence.E319];&quot;; [&quot;;[Evidence.H319];&quot;]&quot;);&quot;EMPTY&quot;)" office:value-type="string" office:string-value="" calcext:value-type="error">
            <text:p>#REF!</text:p>
          </table:table-cell>
          <table:table-cell table:style-name="ce21" table:formula="of:=[Evidence.F3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19]);2014-[Evidence.G319];&quot;&quot;)">
            <text:p/>
          </table:table-cell>
          <table:table-cell table:style-name="ce20"/>
          <table:table-cell table:style-name="ce50" table:formula="of:=((100-[.F332])/100)*[.B3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0]&lt;&gt;&quot;&quot;;CONCATENATE(&quot;(&quot;;[Evidence.A320];&quot;) - &quot;;[Evidence.D320];&quot; - &quot;;[Evidence.E320];&quot;; [&quot;;[Evidence.H320];&quot;]&quot;);&quot;EMPTY&quot;)" office:value-type="string" office:string-value="" calcext:value-type="error">
            <text:p>#REF!</text:p>
          </table:table-cell>
          <table:table-cell table:style-name="ce21" table:formula="of:=[Evidence.F3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0]);2014-[Evidence.G320];&quot;&quot;)">
            <text:p/>
          </table:table-cell>
          <table:table-cell table:style-name="ce20"/>
          <table:table-cell table:style-name="ce50" table:formula="of:=((100-[.F333])/100)*[.B3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1]&lt;&gt;&quot;&quot;;CONCATENATE(&quot;(&quot;;[Evidence.A321];&quot;) - &quot;;[Evidence.D321];&quot; - &quot;;[Evidence.E321];&quot;; [&quot;;[Evidence.H321];&quot;]&quot;);&quot;EMPTY&quot;)" office:value-type="string" office:string-value="" calcext:value-type="error">
            <text:p>#REF!</text:p>
          </table:table-cell>
          <table:table-cell table:style-name="ce21" table:formula="of:=[Evidence.F3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1]);2014-[Evidence.G321];&quot;&quot;)">
            <text:p/>
          </table:table-cell>
          <table:table-cell table:style-name="ce20"/>
          <table:table-cell table:style-name="ce50" table:formula="of:=((100-[.F334])/100)*[.B3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2]&lt;&gt;&quot;&quot;;CONCATENATE(&quot;(&quot;;[Evidence.A322];&quot;) - &quot;;[Evidence.D322];&quot; - &quot;;[Evidence.E322];&quot;; [&quot;;[Evidence.H322];&quot;]&quot;);&quot;EMPTY&quot;)" office:value-type="string" office:string-value="" calcext:value-type="error">
            <text:p>#REF!</text:p>
          </table:table-cell>
          <table:table-cell table:style-name="ce21" table:formula="of:=[Evidence.F3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2]);2014-[Evidence.G322];&quot;&quot;)">
            <text:p/>
          </table:table-cell>
          <table:table-cell table:style-name="ce20"/>
          <table:table-cell table:style-name="ce50" table:formula="of:=((100-[.F335])/100)*[.B3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3]&lt;&gt;&quot;&quot;;CONCATENATE(&quot;(&quot;;[Evidence.A323];&quot;) - &quot;;[Evidence.D323];&quot; - &quot;;[Evidence.E323];&quot;; [&quot;;[Evidence.H323];&quot;]&quot;);&quot;EMPTY&quot;)" office:value-type="string" office:string-value="" calcext:value-type="error">
            <text:p>#REF!</text:p>
          </table:table-cell>
          <table:table-cell table:style-name="ce21" table:formula="of:=[Evidence.F3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3]);2014-[Evidence.G323];&quot;&quot;)">
            <text:p/>
          </table:table-cell>
          <table:table-cell table:style-name="ce20"/>
          <table:table-cell table:style-name="ce50" table:formula="of:=((100-[.F336])/100)*[.B3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4]&lt;&gt;&quot;&quot;;CONCATENATE(&quot;(&quot;;[Evidence.A324];&quot;) - &quot;;[Evidence.D324];&quot; - &quot;;[Evidence.E324];&quot;; [&quot;;[Evidence.H324];&quot;]&quot;);&quot;EMPTY&quot;)" office:value-type="string" office:string-value="" calcext:value-type="error">
            <text:p>#REF!</text:p>
          </table:table-cell>
          <table:table-cell table:style-name="ce21" table:formula="of:=[Evidence.F324]" office:value-type="float" office:value="999" calcext:value-type="float">
            <text:p>999 Kč</text:p>
          </table:table-cell>
          <table:table-cell table:style-name="ce27"/>
          <table:table-cell table:style-name="ce34"/>
          <table:table-cell table:style-name="ce34" table:formula="of:=IF(ISNUMBER([Evidence.G324]);2014-[Evidence.G324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37])/100)*[.B337]" office:value-type="currency" office:currency="CZK" office:value="999" calcext:value-type="currency">
            <text:p>999.00 Kč </text:p>
          </table:table-cell>
          <table:table-cell table:number-columns-repeated="1017"/>
        </table:table-row>
        <table:table-row table:style-name="ro6">
          <table:table-cell table:formula="of:=IF([Evidence.D325]&lt;&gt;&quot;&quot;;CONCATENATE(&quot;(&quot;;[Evidence.A325];&quot;) - &quot;;[Evidence.D325];&quot; - &quot;;[Evidence.E325];&quot;; [&quot;;[Evidence.H325];&quot;]&quot;);&quot;EMPTY&quot;)" office:value-type="string" office:string-value="" calcext:value-type="error">
            <text:p>#REF!</text:p>
          </table:table-cell>
          <table:table-cell table:style-name="ce21" table:formula="of:=[Evidence.F325]" office:value-type="float" office:value="3500" calcext:value-type="float">
            <text:p>3,500 Kč</text:p>
          </table:table-cell>
          <table:table-cell table:style-name="ce27"/>
          <table:table-cell table:style-name="ce34"/>
          <table:table-cell table:style-name="ce34" table:formula="of:=IF(ISNUMBER([Evidence.G325]);2014-[Evidence.G325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38])/100)*[.B338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6">
          <table:table-cell table:formula="of:=IF([Evidence.D326]&lt;&gt;&quot;&quot;;CONCATENATE(&quot;(&quot;;[Evidence.A326];&quot;) - &quot;;[Evidence.D326];&quot; - &quot;;[Evidence.E326];&quot;; [&quot;;[Evidence.H326];&quot;]&quot;);&quot;EMPTY&quot;)" office:value-type="string" office:string-value="" calcext:value-type="error">
            <text:p>#REF!</text:p>
          </table:table-cell>
          <table:table-cell table:style-name="ce21" table:formula="of:=[Evidence.F3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6]);2014-[Evidence.G326];&quot;&quot;)">
            <text:p/>
          </table:table-cell>
          <table:table-cell table:style-name="ce20"/>
          <table:table-cell table:style-name="ce50" table:formula="of:=((100-[.F339])/100)*[.B3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7]&lt;&gt;&quot;&quot;;CONCATENATE(&quot;(&quot;;[Evidence.A327];&quot;) - &quot;;[Evidence.D327];&quot; - &quot;;[Evidence.E327];&quot;; [&quot;;[Evidence.H327];&quot;]&quot;);&quot;EMPTY&quot;)" office:value-type="string" office:string-value="" calcext:value-type="error">
            <text:p>#REF!</text:p>
          </table:table-cell>
          <table:table-cell table:style-name="ce21" table:formula="of:=[Evidence.F3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7]);2014-[Evidence.G327];&quot;&quot;)">
            <text:p/>
          </table:table-cell>
          <table:table-cell table:style-name="ce20"/>
          <table:table-cell table:style-name="ce50" table:formula="of:=((100-[.F340])/100)*[.B3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8]&lt;&gt;&quot;&quot;;CONCATENATE(&quot;(&quot;;[Evidence.A328];&quot;) - &quot;;[Evidence.D328];&quot; - &quot;;[Evidence.E328];&quot;; [&quot;;[Evidence.H328];&quot;]&quot;);&quot;EMPTY&quot;)" office:value-type="string" office:string-value="" calcext:value-type="error">
            <text:p>#REF!</text:p>
          </table:table-cell>
          <table:table-cell table:style-name="ce21" table:formula="of:=[Evidence.F3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8]);2014-[Evidence.G328];&quot;&quot;)">
            <text:p/>
          </table:table-cell>
          <table:table-cell table:style-name="ce20"/>
          <table:table-cell table:style-name="ce50" table:formula="of:=((100-[.F341])/100)*[.B3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29]&lt;&gt;&quot;&quot;;CONCATENATE(&quot;(&quot;;[Evidence.A329];&quot;) - &quot;;[Evidence.D329];&quot; - &quot;;[Evidence.E329];&quot;; [&quot;;[Evidence.H329];&quot;]&quot;);&quot;EMPTY&quot;)" office:value-type="string" office:string-value="" calcext:value-type="error">
            <text:p>#REF!</text:p>
          </table:table-cell>
          <table:table-cell table:style-name="ce21" table:formula="of:=[Evidence.F3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29]);2014-[Evidence.G329];&quot;&quot;)">
            <text:p/>
          </table:table-cell>
          <table:table-cell table:style-name="ce20"/>
          <table:table-cell table:style-name="ce50" table:formula="of:=((100-[.F342])/100)*[.B3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0]&lt;&gt;&quot;&quot;;CONCATENATE(&quot;(&quot;;[Evidence.A330];&quot;) - &quot;;[Evidence.D330];&quot; - &quot;;[Evidence.E330];&quot;; [&quot;;[Evidence.H330];&quot;]&quot;);&quot;EMPTY&quot;)" office:value-type="string" office:string-value="" calcext:value-type="error">
            <text:p>#REF!</text:p>
          </table:table-cell>
          <table:table-cell table:style-name="ce21" table:formula="of:=[Evidence.F3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0]);2014-[Evidence.G330];&quot;&quot;)">
            <text:p/>
          </table:table-cell>
          <table:table-cell table:style-name="ce20"/>
          <table:table-cell table:style-name="ce50" table:formula="of:=((100-[.F343])/100)*[.B3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1]&lt;&gt;&quot;&quot;;CONCATENATE(&quot;(&quot;;[Evidence.A331];&quot;) - &quot;;[Evidence.D331];&quot; - &quot;;[Evidence.E331];&quot;; [&quot;;[Evidence.H331];&quot;]&quot;);&quot;EMPTY&quot;)" office:value-type="string" office:string-value="" calcext:value-type="error">
            <text:p>#REF!</text:p>
          </table:table-cell>
          <table:table-cell table:style-name="ce21" table:formula="of:=[Evidence.F331]" office:value-type="float" office:value="599" calcext:value-type="float">
            <text:p>599 Kč</text:p>
          </table:table-cell>
          <table:table-cell table:style-name="ce27"/>
          <table:table-cell table:style-name="ce34"/>
          <table:table-cell table:style-name="ce34" table:formula="of:=IF(ISNUMBER([Evidence.G331]);2014-[Evidence.G331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344])/100)*[.B344]" office:value-type="currency" office:currency="CZK" office:value="599" calcext:value-type="currency">
            <text:p>599.00 Kč </text:p>
          </table:table-cell>
          <table:table-cell table:number-columns-repeated="1017"/>
        </table:table-row>
        <table:table-row table:style-name="ro6">
          <table:table-cell table:formula="of:=IF([Evidence.D332]&lt;&gt;&quot;&quot;;CONCATENATE(&quot;(&quot;;[Evidence.A332];&quot;) - &quot;;[Evidence.D332];&quot; - &quot;;[Evidence.E332];&quot;; [&quot;;[Evidence.H332];&quot;]&quot;);&quot;EMPTY&quot;)" office:value-type="string" office:string-value="" calcext:value-type="error">
            <text:p>#REF!</text:p>
          </table:table-cell>
          <table:table-cell table:style-name="ce21" table:formula="of:=[Evidence.F3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2]);2014-[Evidence.G332];&quot;&quot;)">
            <text:p/>
          </table:table-cell>
          <table:table-cell table:style-name="ce20"/>
          <table:table-cell table:style-name="ce50" table:formula="of:=((100-[.F345])/100)*[.B3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3]&lt;&gt;&quot;&quot;;CONCATENATE(&quot;(&quot;;[Evidence.A333];&quot;) - &quot;;[Evidence.D333];&quot; - &quot;;[Evidence.E333];&quot;; [&quot;;[Evidence.H333];&quot;]&quot;);&quot;EMPTY&quot;)" office:value-type="string" office:string-value="" calcext:value-type="error">
            <text:p>#REF!</text:p>
          </table:table-cell>
          <table:table-cell table:style-name="ce21" table:formula="of:=[Evidence.F3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3]);2014-[Evidence.G333];&quot;&quot;)">
            <text:p/>
          </table:table-cell>
          <table:table-cell table:style-name="ce20"/>
          <table:table-cell table:style-name="ce50" table:formula="of:=((100-[.F346])/100)*[.B3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4]&lt;&gt;&quot;&quot;;CONCATENATE(&quot;(&quot;;[Evidence.A334];&quot;) - &quot;;[Evidence.D334];&quot; - &quot;;[Evidence.E334];&quot;; [&quot;;[Evidence.H334];&quot;]&quot;);&quot;EMPTY&quot;)" office:value-type="string" office:string-value="" calcext:value-type="error">
            <text:p>#REF!</text:p>
          </table:table-cell>
          <table:table-cell table:style-name="ce21" table:formula="of:=[Evidence.F3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4]);2014-[Evidence.G334];&quot;&quot;)">
            <text:p/>
          </table:table-cell>
          <table:table-cell table:style-name="ce20"/>
          <table:table-cell table:style-name="ce50" table:formula="of:=((100-[.F347])/100)*[.B3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5]&lt;&gt;&quot;&quot;;CONCATENATE(&quot;(&quot;;[Evidence.A335];&quot;) - &quot;;[Evidence.D335];&quot; - &quot;;[Evidence.E335];&quot;; [&quot;;[Evidence.H335];&quot;]&quot;);&quot;EMPTY&quot;)" office:value-type="string" office:string-value="" calcext:value-type="error">
            <text:p>#REF!</text:p>
          </table:table-cell>
          <table:table-cell table:style-name="ce21" table:formula="of:=[Evidence.F3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5]);2014-[Evidence.G335];&quot;&quot;)">
            <text:p/>
          </table:table-cell>
          <table:table-cell table:style-name="ce20"/>
          <table:table-cell table:style-name="ce50" table:formula="of:=((100-[.F348])/100)*[.B3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6]&lt;&gt;&quot;&quot;;CONCATENATE(&quot;(&quot;;[Evidence.A336];&quot;) - &quot;;[Evidence.D336];&quot; - &quot;;[Evidence.E336];&quot;; [&quot;;[Evidence.H336];&quot;]&quot;);&quot;EMPTY&quot;)" office:value-type="string" office:string-value="" calcext:value-type="error">
            <text:p>#REF!</text:p>
          </table:table-cell>
          <table:table-cell table:style-name="ce21" table:formula="of:=[Evidence.F3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6]);2014-[Evidence.G336];&quot;&quot;)">
            <text:p/>
          </table:table-cell>
          <table:table-cell table:style-name="ce20"/>
          <table:table-cell table:style-name="ce50" table:formula="of:=((100-[.F349])/100)*[.B3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7]&lt;&gt;&quot;&quot;;CONCATENATE(&quot;(&quot;;[Evidence.A337];&quot;) - &quot;;[Evidence.D337];&quot; - &quot;;[Evidence.E337];&quot;; [&quot;;[Evidence.H337];&quot;]&quot;);&quot;EMPTY&quot;)" office:value-type="string" office:string-value="" calcext:value-type="error">
            <text:p>#REF!</text:p>
          </table:table-cell>
          <table:table-cell table:style-name="ce21" table:formula="of:=[Evidence.F3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7]);2014-[Evidence.G337];&quot;&quot;)">
            <text:p/>
          </table:table-cell>
          <table:table-cell table:style-name="ce20"/>
          <table:table-cell table:style-name="ce50" table:formula="of:=((100-[.F350])/100)*[.B3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8]&lt;&gt;&quot;&quot;;CONCATENATE(&quot;(&quot;;[Evidence.A338];&quot;) - &quot;;[Evidence.D338];&quot; - &quot;;[Evidence.E338];&quot;; [&quot;;[Evidence.H338];&quot;]&quot;);&quot;EMPTY&quot;)" office:value-type="string" office:string-value="" calcext:value-type="error">
            <text:p>#REF!</text:p>
          </table:table-cell>
          <table:table-cell table:style-name="ce21" table:formula="of:=[Evidence.F3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8]);2014-[Evidence.G338];&quot;&quot;)">
            <text:p/>
          </table:table-cell>
          <table:table-cell table:style-name="ce20"/>
          <table:table-cell table:style-name="ce50" table:formula="of:=((100-[.F351])/100)*[.B3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39]&lt;&gt;&quot;&quot;;CONCATENATE(&quot;(&quot;;[Evidence.A339];&quot;) - &quot;;[Evidence.D339];&quot; - &quot;;[Evidence.E339];&quot;; [&quot;;[Evidence.H339];&quot;]&quot;);&quot;EMPTY&quot;)" office:value-type="string" office:string-value="" calcext:value-type="error">
            <text:p>#REF!</text:p>
          </table:table-cell>
          <table:table-cell table:style-name="ce21" table:formula="of:=[Evidence.F3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39]);2014-[Evidence.G339];&quot;&quot;)">
            <text:p/>
          </table:table-cell>
          <table:table-cell table:style-name="ce20"/>
          <table:table-cell table:style-name="ce50" table:formula="of:=((100-[.F352])/100)*[.B3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0]&lt;&gt;&quot;&quot;;CONCATENATE(&quot;(&quot;;[Evidence.A340];&quot;) - &quot;;[Evidence.D340];&quot; - &quot;;[Evidence.E340];&quot;; [&quot;;[Evidence.H340];&quot;]&quot;);&quot;EMPTY&quot;)" office:value-type="string" office:string-value="EMPTY" calcext:value-type="string">
            <text:p>EMPTY</text:p>
          </table:table-cell>
          <table:table-cell table:style-name="ce21" table:formula="of:=[Evidence.F3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0]);2014-[Evidence.G340];&quot;&quot;)">
            <text:p/>
          </table:table-cell>
          <table:table-cell table:style-name="ce20"/>
          <table:table-cell table:style-name="ce50" table:formula="of:=((100-[.F353])/100)*[.B3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1]&lt;&gt;&quot;&quot;;CONCATENATE(&quot;(&quot;;[Evidence.A341];&quot;) - &quot;;[Evidence.D341];&quot; - &quot;;[Evidence.E341];&quot;; [&quot;;[Evidence.H341];&quot;]&quot;);&quot;EMPTY&quot;)" office:value-type="string" office:string-value="EMPTY" calcext:value-type="string">
            <text:p>EMPTY</text:p>
          </table:table-cell>
          <table:table-cell table:style-name="ce21" table:formula="of:=[Evidence.F3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1]);2014-[Evidence.G341];&quot;&quot;)">
            <text:p/>
          </table:table-cell>
          <table:table-cell table:style-name="ce20"/>
          <table:table-cell table:style-name="ce50" table:formula="of:=((100-[.F354])/100)*[.B3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2]&lt;&gt;&quot;&quot;;CONCATENATE(&quot;(&quot;;[Evidence.A342];&quot;) - &quot;;[Evidence.D342];&quot; - &quot;;[Evidence.E342];&quot;; [&quot;;[Evidence.H342];&quot;]&quot;);&quot;EMPTY&quot;)" office:value-type="string" office:string-value="EMPTY" calcext:value-type="string">
            <text:p>EMPTY</text:p>
          </table:table-cell>
          <table:table-cell table:style-name="ce21" table:formula="of:=[Evidence.F3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2]);2014-[Evidence.G342];&quot;&quot;)">
            <text:p/>
          </table:table-cell>
          <table:table-cell table:style-name="ce20"/>
          <table:table-cell table:style-name="ce50" table:formula="of:=((100-[.F355])/100)*[.B3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3]&lt;&gt;&quot;&quot;;CONCATENATE(&quot;(&quot;;[Evidence.A343];&quot;) - &quot;;[Evidence.D343];&quot; - &quot;;[Evidence.E343];&quot;; [&quot;;[Evidence.H343];&quot;]&quot;);&quot;EMPTY&quot;)" office:value-type="string" office:string-value="" calcext:value-type="error">
            <text:p>#REF!</text:p>
          </table:table-cell>
          <table:table-cell table:style-name="ce21" table:formula="of:=[Evidence.F343]" office:value-type="float" office:value="2978" calcext:value-type="float">
            <text:p>2,978 Kč</text:p>
          </table:table-cell>
          <table:table-cell table:style-name="ce27"/>
          <table:table-cell table:style-name="ce34"/>
          <table:table-cell table:style-name="ce34" table:formula="of:=IF(ISNUMBER([Evidence.G343]);2014-[Evidence.G343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356])/100)*[.B356]" office:value-type="currency" office:currency="CZK" office:value="2978" calcext:value-type="currency">
            <text:p>2,978.00 Kč </text:p>
          </table:table-cell>
          <table:table-cell table:number-columns-repeated="1017"/>
        </table:table-row>
        <table:table-row table:style-name="ro6">
          <table:table-cell table:formula="of:=IF([Evidence.D344]&lt;&gt;&quot;&quot;;CONCATENATE(&quot;(&quot;;[Evidence.A344];&quot;) - &quot;;[Evidence.D344];&quot; - &quot;;[Evidence.E344];&quot;; [&quot;;[Evidence.H344];&quot;]&quot;);&quot;EMPTY&quot;)" office:value-type="string" office:string-value="" calcext:value-type="error">
            <text:p>#REF!</text:p>
          </table:table-cell>
          <table:table-cell table:style-name="ce21" table:formula="of:=[Evidence.F3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4]);2014-[Evidence.G344];&quot;&quot;)">
            <text:p/>
          </table:table-cell>
          <table:table-cell table:style-name="ce20"/>
          <table:table-cell table:style-name="ce50" table:formula="of:=((100-[.F357])/100)*[.B3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5]&lt;&gt;&quot;&quot;;CONCATENATE(&quot;(&quot;;[Evidence.A345];&quot;) - &quot;;[Evidence.D345];&quot; - &quot;;[Evidence.E345];&quot;; [&quot;;[Evidence.H345];&quot;]&quot;);&quot;EMPTY&quot;)" office:value-type="string" office:string-value="" calcext:value-type="error">
            <text:p>#REF!</text:p>
          </table:table-cell>
          <table:table-cell table:style-name="ce21" table:formula="of:=[Evidence.F3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5]);2014-[Evidence.G345];&quot;&quot;)">
            <text:p/>
          </table:table-cell>
          <table:table-cell table:style-name="ce20"/>
          <table:table-cell table:style-name="ce50" table:formula="of:=((100-[.F358])/100)*[.B3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6]&lt;&gt;&quot;&quot;;CONCATENATE(&quot;(&quot;;[Evidence.A346];&quot;) - &quot;;[Evidence.D346];&quot; - &quot;;[Evidence.E346];&quot;; [&quot;;[Evidence.H346];&quot;]&quot;);&quot;EMPTY&quot;)" office:value-type="string" office:string-value="" calcext:value-type="error">
            <text:p>#REF!</text:p>
          </table:table-cell>
          <table:table-cell table:style-name="ce21" table:formula="of:=[Evidence.F3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6]);2014-[Evidence.G346];&quot;&quot;)">
            <text:p/>
          </table:table-cell>
          <table:table-cell table:style-name="ce20"/>
          <table:table-cell table:style-name="ce50" table:formula="of:=((100-[.F359])/100)*[.B3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7]&lt;&gt;&quot;&quot;;CONCATENATE(&quot;(&quot;;[Evidence.A347];&quot;) - &quot;;[Evidence.D347];&quot; - &quot;;[Evidence.E347];&quot;; [&quot;;[Evidence.H347];&quot;]&quot;);&quot;EMPTY&quot;)" office:value-type="string" office:string-value="" calcext:value-type="error">
            <text:p>#REF!</text:p>
          </table:table-cell>
          <table:table-cell table:style-name="ce21" table:formula="of:=[Evidence.F3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7]);2014-[Evidence.G347];&quot;&quot;)">
            <text:p/>
          </table:table-cell>
          <table:table-cell table:style-name="ce20"/>
          <table:table-cell table:style-name="ce50" table:formula="of:=((100-[.F360])/100)*[.B3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8]&lt;&gt;&quot;&quot;;CONCATENATE(&quot;(&quot;;[Evidence.A348];&quot;) - &quot;;[Evidence.D348];&quot; - &quot;;[Evidence.E348];&quot;; [&quot;;[Evidence.H348];&quot;]&quot;);&quot;EMPTY&quot;)" office:value-type="string" office:string-value="" calcext:value-type="error">
            <text:p>#REF!</text:p>
          </table:table-cell>
          <table:table-cell table:style-name="ce21" table:formula="of:=[Evidence.F3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8]);2014-[Evidence.G348];&quot;&quot;)">
            <text:p/>
          </table:table-cell>
          <table:table-cell table:style-name="ce20"/>
          <table:table-cell table:style-name="ce50" table:formula="of:=((100-[.F361])/100)*[.B3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49]&lt;&gt;&quot;&quot;;CONCATENATE(&quot;(&quot;;[Evidence.A349];&quot;) - &quot;;[Evidence.D349];&quot; - &quot;;[Evidence.E349];&quot;; [&quot;;[Evidence.H349];&quot;]&quot;);&quot;EMPTY&quot;)" office:value-type="string" office:string-value="" calcext:value-type="error">
            <text:p>#REF!</text:p>
          </table:table-cell>
          <table:table-cell table:style-name="ce21" table:formula="of:=[Evidence.F3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49]);2014-[Evidence.G349];&quot;&quot;)">
            <text:p/>
          </table:table-cell>
          <table:table-cell table:style-name="ce20"/>
          <table:table-cell table:style-name="ce50" table:formula="of:=((100-[.F362])/100)*[.B3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0]&lt;&gt;&quot;&quot;;CONCATENATE(&quot;(&quot;;[Evidence.A350];&quot;) - &quot;;[Evidence.D350];&quot; - &quot;;[Evidence.E350];&quot;; [&quot;;[Evidence.H350];&quot;]&quot;);&quot;EMPTY&quot;)" office:value-type="string" office:string-value="" calcext:value-type="error">
            <text:p>#REF!</text:p>
          </table:table-cell>
          <table:table-cell table:style-name="ce21" table:formula="of:=[Evidence.F350]" office:value-type="float" office:value="5779" calcext:value-type="float">
            <text:p>5,779 Kč</text:p>
          </table:table-cell>
          <table:table-cell table:style-name="ce27"/>
          <table:table-cell table:style-name="ce34"/>
          <table:table-cell table:style-name="ce34" table:formula="of:=IF(ISNUMBER([Evidence.G350]);2014-[Evidence.G350];&quot;&quot;)" office:value-type="float" office:value="6" calcext:value-type="float">
            <text:p>6</text:p>
          </table:table-cell>
          <table:table-cell table:style-name="ce20"/>
          <table:table-cell table:style-name="ce50" table:formula="of:=((100-[.F363])/100)*[.B363]" office:value-type="currency" office:currency="CZK" office:value="5779" calcext:value-type="currency">
            <text:p>5,779.00 Kč </text:p>
          </table:table-cell>
          <table:table-cell table:number-columns-repeated="1017"/>
        </table:table-row>
        <table:table-row table:style-name="ro6">
          <table:table-cell table:formula="of:=IF([Evidence.D351]&lt;&gt;&quot;&quot;;CONCATENATE(&quot;(&quot;;[Evidence.A351];&quot;) - &quot;;[Evidence.D351];&quot; - &quot;;[Evidence.E351];&quot;; [&quot;;[Evidence.H351];&quot;]&quot;);&quot;EMPTY&quot;)" office:value-type="string" office:string-value="" calcext:value-type="error">
            <text:p>#REF!</text:p>
          </table:table-cell>
          <table:table-cell table:style-name="ce21" table:formula="of:=[Evidence.F351]" office:value-type="float" office:value="26562" calcext:value-type="float">
            <text:p>26,562 Kč</text:p>
          </table:table-cell>
          <table:table-cell table:style-name="ce27"/>
          <table:table-cell table:style-name="ce34"/>
          <table:table-cell table:style-name="ce34" table:formula="of:=IF(ISNUMBER([Evidence.G351]);2014-[Evidence.G351];&quot;&quot;)" office:value-type="float" office:value="7" calcext:value-type="float">
            <text:p>7</text:p>
          </table:table-cell>
          <table:table-cell table:style-name="ce20"/>
          <table:table-cell table:style-name="ce50" table:formula="of:=((100-[.F364])/100)*[.B364]" office:value-type="currency" office:currency="CZK" office:value="26562" calcext:value-type="currency">
            <text:p>26,562.00 Kč </text:p>
          </table:table-cell>
          <table:table-cell table:number-columns-repeated="1017"/>
        </table:table-row>
        <table:table-row table:style-name="ro6">
          <table:table-cell table:formula="of:=IF([Evidence.D352]&lt;&gt;&quot;&quot;;CONCATENATE(&quot;(&quot;;[Evidence.A352];&quot;) - &quot;;[Evidence.D352];&quot; - &quot;;[Evidence.E352];&quot;; [&quot;;[Evidence.H352];&quot;]&quot;);&quot;EMPTY&quot;)" office:value-type="string" office:string-value="" calcext:value-type="error">
            <text:p>#REF!</text:p>
          </table:table-cell>
          <table:table-cell table:style-name="ce21" table:formula="of:=[Evidence.F3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2]);2014-[Evidence.G352];&quot;&quot;)">
            <text:p/>
          </table:table-cell>
          <table:table-cell table:style-name="ce20"/>
          <table:table-cell table:style-name="ce50" table:formula="of:=((100-[.F365])/100)*[.B3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3]&lt;&gt;&quot;&quot;;CONCATENATE(&quot;(&quot;;[Evidence.A353];&quot;) - &quot;;[Evidence.D353];&quot; - &quot;;[Evidence.E353];&quot;; [&quot;;[Evidence.H353];&quot;]&quot;);&quot;EMPTY&quot;)" office:value-type="string" office:string-value="" calcext:value-type="error">
            <text:p>#REF!</text:p>
          </table:table-cell>
          <table:table-cell table:style-name="ce21" table:formula="of:=[Evidence.F3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3]);2014-[Evidence.G353];&quot;&quot;)">
            <text:p/>
          </table:table-cell>
          <table:table-cell table:style-name="ce20"/>
          <table:table-cell table:style-name="ce50" table:formula="of:=((100-[.F366])/100)*[.B3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4]&lt;&gt;&quot;&quot;;CONCATENATE(&quot;(&quot;;[Evidence.A354];&quot;) - &quot;;[Evidence.D354];&quot; - &quot;;[Evidence.E354];&quot;; [&quot;;[Evidence.H354];&quot;]&quot;);&quot;EMPTY&quot;)" office:value-type="string" office:string-value="" calcext:value-type="error">
            <text:p>#REF!</text:p>
          </table:table-cell>
          <table:table-cell table:style-name="ce21" table:formula="of:=[Evidence.F3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4]);2014-[Evidence.G354];&quot;&quot;)">
            <text:p/>
          </table:table-cell>
          <table:table-cell table:style-name="ce20"/>
          <table:table-cell table:style-name="ce50" table:formula="of:=((100-[.F367])/100)*[.B3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5]&lt;&gt;&quot;&quot;;CONCATENATE(&quot;(&quot;;[Evidence.A355];&quot;) - &quot;;[Evidence.D355];&quot; - &quot;;[Evidence.E355];&quot;; [&quot;;[Evidence.H355];&quot;]&quot;);&quot;EMPTY&quot;)" office:value-type="string" office:string-value="" calcext:value-type="error">
            <text:p>#REF!</text:p>
          </table:table-cell>
          <table:table-cell table:style-name="ce21" table:formula="of:=[Evidence.F3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5]);2014-[Evidence.G355];&quot;&quot;)">
            <text:p/>
          </table:table-cell>
          <table:table-cell table:style-name="ce20"/>
          <table:table-cell table:style-name="ce50" table:formula="of:=((100-[.F368])/100)*[.B3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6]&lt;&gt;&quot;&quot;;CONCATENATE(&quot;(&quot;;[Evidence.A356];&quot;) - &quot;;[Evidence.D356];&quot; - &quot;;[Evidence.E356];&quot;; [&quot;;[Evidence.H356];&quot;]&quot;);&quot;EMPTY&quot;)" office:value-type="string" office:string-value="" calcext:value-type="error">
            <text:p>#REF!</text:p>
          </table:table-cell>
          <table:table-cell table:style-name="ce21" table:formula="of:=[Evidence.F3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6]);2014-[Evidence.G356];&quot;&quot;)">
            <text:p/>
          </table:table-cell>
          <table:table-cell table:style-name="ce20"/>
          <table:table-cell table:style-name="ce50" table:formula="of:=((100-[.F369])/100)*[.B3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7]&lt;&gt;&quot;&quot;;CONCATENATE(&quot;(&quot;;[Evidence.A357];&quot;) - &quot;;[Evidence.D357];&quot; - &quot;;[Evidence.E357];&quot;; [&quot;;[Evidence.H357];&quot;]&quot;);&quot;EMPTY&quot;)" office:value-type="string" office:string-value="" calcext:value-type="error">
            <text:p>#REF!</text:p>
          </table:table-cell>
          <table:table-cell table:style-name="ce21" table:formula="of:=[Evidence.F3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7]);2014-[Evidence.G357];&quot;&quot;)">
            <text:p/>
          </table:table-cell>
          <table:table-cell table:style-name="ce20"/>
          <table:table-cell table:style-name="ce50" table:formula="of:=((100-[.F370])/100)*[.B3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8]&lt;&gt;&quot;&quot;;CONCATENATE(&quot;(&quot;;[Evidence.A358];&quot;) - &quot;;[Evidence.D358];&quot; - &quot;;[Evidence.E358];&quot;; [&quot;;[Evidence.H358];&quot;]&quot;);&quot;EMPTY&quot;)" office:value-type="string" office:string-value="" calcext:value-type="error">
            <text:p>#REF!</text:p>
          </table:table-cell>
          <table:table-cell table:style-name="ce21" table:formula="of:=[Evidence.F3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8]);2014-[Evidence.G358];&quot;&quot;)">
            <text:p/>
          </table:table-cell>
          <table:table-cell table:style-name="ce20"/>
          <table:table-cell table:style-name="ce50" table:formula="of:=((100-[.F371])/100)*[.B3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59]&lt;&gt;&quot;&quot;;CONCATENATE(&quot;(&quot;;[Evidence.A359];&quot;) - &quot;;[Evidence.D359];&quot; - &quot;;[Evidence.E359];&quot;; [&quot;;[Evidence.H359];&quot;]&quot;);&quot;EMPTY&quot;)" office:value-type="string" office:string-value="" calcext:value-type="error">
            <text:p>#REF!</text:p>
          </table:table-cell>
          <table:table-cell table:style-name="ce21" table:formula="of:=[Evidence.F3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59]);2014-[Evidence.G359];&quot;&quot;)">
            <text:p/>
          </table:table-cell>
          <table:table-cell table:style-name="ce20"/>
          <table:table-cell table:style-name="ce50" table:formula="of:=((100-[.F372])/100)*[.B3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0]&lt;&gt;&quot;&quot;;CONCATENATE(&quot;(&quot;;[Evidence.A360];&quot;) - &quot;;[Evidence.D360];&quot; - &quot;;[Evidence.E360];&quot;; [&quot;;[Evidence.H360];&quot;]&quot;);&quot;EMPTY&quot;)" office:value-type="string" office:string-value="" calcext:value-type="error">
            <text:p>#REF!</text:p>
          </table:table-cell>
          <table:table-cell table:style-name="ce21" table:formula="of:=[Evidence.F3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0]);2014-[Evidence.G360];&quot;&quot;)">
            <text:p/>
          </table:table-cell>
          <table:table-cell table:style-name="ce20"/>
          <table:table-cell table:style-name="ce50" table:formula="of:=((100-[.F373])/100)*[.B3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1]&lt;&gt;&quot;&quot;;CONCATENATE(&quot;(&quot;;[Evidence.A361];&quot;) - &quot;;[Evidence.D361];&quot; - &quot;;[Evidence.E361];&quot;; [&quot;;[Evidence.H361];&quot;]&quot;);&quot;EMPTY&quot;)" office:value-type="string" office:string-value="" calcext:value-type="error">
            <text:p>#REF!</text:p>
          </table:table-cell>
          <table:table-cell table:style-name="ce21" table:formula="of:=[Evidence.F3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1]);2014-[Evidence.G361];&quot;&quot;)">
            <text:p/>
          </table:table-cell>
          <table:table-cell table:style-name="ce20"/>
          <table:table-cell table:style-name="ce50" table:formula="of:=((100-[.F374])/100)*[.B3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2]&lt;&gt;&quot;&quot;;CONCATENATE(&quot;(&quot;;[Evidence.A362];&quot;) - &quot;;[Evidence.D362];&quot; - &quot;;[Evidence.E362];&quot;; [&quot;;[Evidence.H362];&quot;]&quot;);&quot;EMPTY&quot;)" office:value-type="string" office:string-value="" calcext:value-type="error">
            <text:p>#REF!</text:p>
          </table:table-cell>
          <table:table-cell table:style-name="ce21" table:formula="of:=[Evidence.F3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2]);2014-[Evidence.G362];&quot;&quot;)">
            <text:p/>
          </table:table-cell>
          <table:table-cell table:style-name="ce20"/>
          <table:table-cell table:style-name="ce50" table:formula="of:=((100-[.F375])/100)*[.B3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3]&lt;&gt;&quot;&quot;;CONCATENATE(&quot;(&quot;;[Evidence.A363];&quot;) - &quot;;[Evidence.D363];&quot; - &quot;;[Evidence.E363];&quot;; [&quot;;[Evidence.H363];&quot;]&quot;);&quot;EMPTY&quot;)" office:value-type="string" office:string-value="" calcext:value-type="error">
            <text:p>#REF!</text:p>
          </table:table-cell>
          <table:table-cell table:style-name="ce21" table:formula="of:=[Evidence.F3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3]);2014-[Evidence.G363];&quot;&quot;)">
            <text:p/>
          </table:table-cell>
          <table:table-cell table:style-name="ce20"/>
          <table:table-cell table:style-name="ce50" table:formula="of:=((100-[.F376])/100)*[.B3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4]&lt;&gt;&quot;&quot;;CONCATENATE(&quot;(&quot;;[Evidence.A364];&quot;) - &quot;;[Evidence.D364];&quot; - &quot;;[Evidence.E364];&quot;; [&quot;;[Evidence.H364];&quot;]&quot;);&quot;EMPTY&quot;)" office:value-type="string" office:string-value="" calcext:value-type="error">
            <text:p>#REF!</text:p>
          </table:table-cell>
          <table:table-cell table:style-name="ce21" table:formula="of:=[Evidence.F3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4]);2014-[Evidence.G364];&quot;&quot;)">
            <text:p/>
          </table:table-cell>
          <table:table-cell table:style-name="ce20"/>
          <table:table-cell table:style-name="ce50" table:formula="of:=((100-[.F377])/100)*[.B3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5]&lt;&gt;&quot;&quot;;CONCATENATE(&quot;(&quot;;[Evidence.A365];&quot;) - &quot;;[Evidence.D365];&quot; - &quot;;[Evidence.E365];&quot;; [&quot;;[Evidence.H365];&quot;]&quot;);&quot;EMPTY&quot;)" office:value-type="string" office:string-value="" calcext:value-type="error">
            <text:p>#REF!</text:p>
          </table:table-cell>
          <table:table-cell table:style-name="ce21" table:formula="of:=[Evidence.F3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5]);2014-[Evidence.G365];&quot;&quot;)">
            <text:p/>
          </table:table-cell>
          <table:table-cell table:style-name="ce20"/>
          <table:table-cell table:style-name="ce50" table:formula="of:=((100-[.F378])/100)*[.B3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6]&lt;&gt;&quot;&quot;;CONCATENATE(&quot;(&quot;;[Evidence.A366];&quot;) - &quot;;[Evidence.D366];&quot; - &quot;;[Evidence.E366];&quot;; [&quot;;[Evidence.H366];&quot;]&quot;);&quot;EMPTY&quot;)" office:value-type="string" office:string-value="" calcext:value-type="error">
            <text:p>#REF!</text:p>
          </table:table-cell>
          <table:table-cell table:style-name="ce21" table:formula="of:=[Evidence.F3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6]);2014-[Evidence.G366];&quot;&quot;)">
            <text:p/>
          </table:table-cell>
          <table:table-cell table:style-name="ce20"/>
          <table:table-cell table:style-name="ce50" table:formula="of:=((100-[.F379])/100)*[.B3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7]&lt;&gt;&quot;&quot;;CONCATENATE(&quot;(&quot;;[Evidence.A367];&quot;) - &quot;;[Evidence.D367];&quot; - &quot;;[Evidence.E367];&quot;; [&quot;;[Evidence.H367];&quot;]&quot;);&quot;EMPTY&quot;)" office:value-type="string" office:string-value="" calcext:value-type="error">
            <text:p>#REF!</text:p>
          </table:table-cell>
          <table:table-cell table:style-name="ce21" table:formula="of:=[Evidence.F3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7]);2014-[Evidence.G367];&quot;&quot;)">
            <text:p/>
          </table:table-cell>
          <table:table-cell table:style-name="ce20"/>
          <table:table-cell table:style-name="ce50" table:formula="of:=((100-[.F380])/100)*[.B3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8]&lt;&gt;&quot;&quot;;CONCATENATE(&quot;(&quot;;[Evidence.A368];&quot;) - &quot;;[Evidence.D368];&quot; - &quot;;[Evidence.E368];&quot;; [&quot;;[Evidence.H368];&quot;]&quot;);&quot;EMPTY&quot;)" office:value-type="string" office:string-value="" calcext:value-type="error">
            <text:p>#REF!</text:p>
          </table:table-cell>
          <table:table-cell table:style-name="ce21" table:formula="of:=[Evidence.F3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8]);2014-[Evidence.G368];&quot;&quot;)">
            <text:p/>
          </table:table-cell>
          <table:table-cell table:style-name="ce20"/>
          <table:table-cell table:style-name="ce50" table:formula="of:=((100-[.F381])/100)*[.B3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69]&lt;&gt;&quot;&quot;;CONCATENATE(&quot;(&quot;;[Evidence.A369];&quot;) - &quot;;[Evidence.D369];&quot; - &quot;;[Evidence.E369];&quot;; [&quot;;[Evidence.H369];&quot;]&quot;);&quot;EMPTY&quot;)" office:value-type="string" office:string-value="" calcext:value-type="error">
            <text:p>#REF!</text:p>
          </table:table-cell>
          <table:table-cell table:style-name="ce21" table:formula="of:=[Evidence.F3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69]);2014-[Evidence.G369];&quot;&quot;)">
            <text:p/>
          </table:table-cell>
          <table:table-cell table:style-name="ce20"/>
          <table:table-cell table:style-name="ce50" table:formula="of:=((100-[.F382])/100)*[.B3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0]&lt;&gt;&quot;&quot;;CONCATENATE(&quot;(&quot;;[Evidence.A370];&quot;) - &quot;;[Evidence.D370];&quot; - &quot;;[Evidence.E370];&quot;; [&quot;;[Evidence.H370];&quot;]&quot;);&quot;EMPTY&quot;)" office:value-type="string" office:string-value="" calcext:value-type="error">
            <text:p>#REF!</text:p>
          </table:table-cell>
          <table:table-cell table:style-name="ce21" table:formula="of:=[Evidence.F3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0]);2014-[Evidence.G370];&quot;&quot;)">
            <text:p/>
          </table:table-cell>
          <table:table-cell table:style-name="ce20"/>
          <table:table-cell table:style-name="ce50" table:formula="of:=((100-[.F383])/100)*[.B3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1]&lt;&gt;&quot;&quot;;CONCATENATE(&quot;(&quot;;[Evidence.A371];&quot;) - &quot;;[Evidence.D371];&quot; - &quot;;[Evidence.E371];&quot;; [&quot;;[Evidence.H371];&quot;]&quot;);&quot;EMPTY&quot;)" office:value-type="string" office:string-value="" calcext:value-type="error">
            <text:p>#REF!</text:p>
          </table:table-cell>
          <table:table-cell table:style-name="ce21" table:formula="of:=[Evidence.F3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1]);2014-[Evidence.G371];&quot;&quot;)">
            <text:p/>
          </table:table-cell>
          <table:table-cell table:style-name="ce20"/>
          <table:table-cell table:style-name="ce50" table:formula="of:=((100-[.F384])/100)*[.B3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2]&lt;&gt;&quot;&quot;;CONCATENATE(&quot;(&quot;;[Evidence.A372];&quot;) - &quot;;[Evidence.D372];&quot; - &quot;;[Evidence.E372];&quot;; [&quot;;[Evidence.H372];&quot;]&quot;);&quot;EMPTY&quot;)" office:value-type="string" office:string-value="" calcext:value-type="error">
            <text:p>#REF!</text:p>
          </table:table-cell>
          <table:table-cell table:style-name="ce21" table:formula="of:=[Evidence.F3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2]);2014-[Evidence.G372];&quot;&quot;)">
            <text:p/>
          </table:table-cell>
          <table:table-cell table:style-name="ce20"/>
          <table:table-cell table:style-name="ce50" table:formula="of:=((100-[.F385])/100)*[.B3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3]&lt;&gt;&quot;&quot;;CONCATENATE(&quot;(&quot;;[Evidence.A373];&quot;) - &quot;;[Evidence.D373];&quot; - &quot;;[Evidence.E373];&quot;; [&quot;;[Evidence.H373];&quot;]&quot;);&quot;EMPTY&quot;)" office:value-type="string" office:string-value="" calcext:value-type="error">
            <text:p>#REF!</text:p>
          </table:table-cell>
          <table:table-cell table:style-name="ce21" table:formula="of:=[Evidence.F3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3]);2014-[Evidence.G373];&quot;&quot;)">
            <text:p/>
          </table:table-cell>
          <table:table-cell table:style-name="ce20"/>
          <table:table-cell table:style-name="ce50" table:formula="of:=((100-[.F386])/100)*[.B3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4]&lt;&gt;&quot;&quot;;CONCATENATE(&quot;(&quot;;[Evidence.A374];&quot;) - &quot;;[Evidence.D374];&quot; - &quot;;[Evidence.E374];&quot;; [&quot;;[Evidence.H374];&quot;]&quot;);&quot;EMPTY&quot;)" office:value-type="string" office:string-value="" calcext:value-type="error">
            <text:p>#REF!</text:p>
          </table:table-cell>
          <table:table-cell table:style-name="ce21" table:formula="of:=[Evidence.F3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4]);2014-[Evidence.G374];&quot;&quot;)">
            <text:p/>
          </table:table-cell>
          <table:table-cell table:style-name="ce20"/>
          <table:table-cell table:style-name="ce50" table:formula="of:=((100-[.F387])/100)*[.B3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5]&lt;&gt;&quot;&quot;;CONCATENATE(&quot;(&quot;;[Evidence.A375];&quot;) - &quot;;[Evidence.D375];&quot; - &quot;;[Evidence.E375];&quot;; [&quot;;[Evidence.H375];&quot;]&quot;);&quot;EMPTY&quot;)" office:value-type="string" office:string-value="" calcext:value-type="error">
            <text:p>#REF!</text:p>
          </table:table-cell>
          <table:table-cell table:style-name="ce21" table:formula="of:=[Evidence.F3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5]);2014-[Evidence.G375];&quot;&quot;)">
            <text:p/>
          </table:table-cell>
          <table:table-cell table:style-name="ce20"/>
          <table:table-cell table:style-name="ce50" table:formula="of:=((100-[.F388])/100)*[.B3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6]&lt;&gt;&quot;&quot;;CONCATENATE(&quot;(&quot;;[Evidence.A376];&quot;) - &quot;;[Evidence.D376];&quot; - &quot;;[Evidence.E376];&quot;; [&quot;;[Evidence.H376];&quot;]&quot;);&quot;EMPTY&quot;)" office:value-type="string" office:string-value="" calcext:value-type="error">
            <text:p>#REF!</text:p>
          </table:table-cell>
          <table:table-cell table:style-name="ce21" table:formula="of:=[Evidence.F3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6]);2014-[Evidence.G376];&quot;&quot;)">
            <text:p/>
          </table:table-cell>
          <table:table-cell table:style-name="ce20"/>
          <table:table-cell table:style-name="ce50" table:formula="of:=((100-[.F389])/100)*[.B3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7]&lt;&gt;&quot;&quot;;CONCATENATE(&quot;(&quot;;[Evidence.A377];&quot;) - &quot;;[Evidence.D377];&quot; - &quot;;[Evidence.E377];&quot;; [&quot;;[Evidence.H377];&quot;]&quot;);&quot;EMPTY&quot;)" office:value-type="string" office:string-value="" calcext:value-type="error">
            <text:p>#REF!</text:p>
          </table:table-cell>
          <table:table-cell table:style-name="ce21" table:formula="of:=[Evidence.F3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77]);2014-[Evidence.G377];&quot;&quot;)">
            <text:p/>
          </table:table-cell>
          <table:table-cell table:style-name="ce20"/>
          <table:table-cell table:style-name="ce50" table:formula="of:=((100-[.F390])/100)*[.B3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78]&lt;&gt;&quot;&quot;;CONCATENATE(&quot;(&quot;;[Evidence.A378];&quot;) - &quot;;[Evidence.D378];&quot; - &quot;;[Evidence.E378];&quot;; [&quot;;[Evidence.H378];&quot;]&quot;);&quot;EMPTY&quot;)" office:value-type="string" office:string-value="" calcext:value-type="error">
            <text:p>#REF!</text:p>
          </table:table-cell>
          <table:table-cell table:style-name="ce21" table:formula="of:=[Evidence.F378]" office:value-type="float" office:value="2300" calcext:value-type="float">
            <text:p>2,300 Kč</text:p>
          </table:table-cell>
          <table:table-cell table:style-name="ce27"/>
          <table:table-cell table:style-name="ce34"/>
          <table:table-cell table:style-name="ce34" table:formula="of:=IF(ISNUMBER([Evidence.G378]);2014-[Evidence.G378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391])/100)*[.B391]" office:value-type="currency" office:currency="CZK" office:value="2300" calcext:value-type="currency">
            <text:p>2,300.00 Kč </text:p>
          </table:table-cell>
          <table:table-cell table:number-columns-repeated="1017"/>
        </table:table-row>
        <table:table-row table:style-name="ro6">
          <table:table-cell table:formula="of:=IF([Evidence.D379]&lt;&gt;&quot;&quot;;CONCATENATE(&quot;(&quot;;[Evidence.A379];&quot;) - &quot;;[Evidence.D379];&quot; - &quot;;[Evidence.E379];&quot;; [&quot;;[Evidence.H379];&quot;]&quot;);&quot;EMPTY&quot;)" office:value-type="string" office:string-value="" calcext:value-type="error">
            <text:p>#REF!</text:p>
          </table:table-cell>
          <table:table-cell table:style-name="ce21" table:formula="of:=[Evidence.F379]" office:value-type="float" office:value="4990" calcext:value-type="float">
            <text:p>4,990 Kč</text:p>
          </table:table-cell>
          <table:table-cell table:style-name="ce27"/>
          <table:table-cell table:style-name="ce34"/>
          <table:table-cell table:style-name="ce34" table:formula="of:=IF(ISNUMBER([Evidence.G379]);2014-[Evidence.G379];&quot;&quot;)" office:value-type="float" office:value="5" calcext:value-type="float">
            <text:p>5</text:p>
          </table:table-cell>
          <table:table-cell table:style-name="ce20"/>
          <table:table-cell table:style-name="ce50" table:formula="of:=((100-[.F392])/100)*[.B392]" office:value-type="currency" office:currency="CZK" office:value="4990" calcext:value-type="currency">
            <text:p>4,990.00 Kč </text:p>
          </table:table-cell>
          <table:table-cell table:number-columns-repeated="1017"/>
        </table:table-row>
        <table:table-row table:style-name="ro6">
          <table:table-cell table:formula="of:=IF([Evidence.D380]&lt;&gt;&quot;&quot;;CONCATENATE(&quot;(&quot;;[Evidence.A380];&quot;) - &quot;;[Evidence.D380];&quot; - &quot;;[Evidence.E380];&quot;; [&quot;;[Evidence.H380];&quot;]&quot;);&quot;EMPTY&quot;)" office:value-type="string" office:string-value="" calcext:value-type="error">
            <text:p>#REF!</text:p>
          </table:table-cell>
          <table:table-cell table:style-name="ce21" table:formula="of:=[Evidence.F3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0]);2014-[Evidence.G380];&quot;&quot;)">
            <text:p/>
          </table:table-cell>
          <table:table-cell table:style-name="ce20"/>
          <table:table-cell table:style-name="ce50" table:formula="of:=((100-[.F393])/100)*[.B3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1]&lt;&gt;&quot;&quot;;CONCATENATE(&quot;(&quot;;[Evidence.A381];&quot;) - &quot;;[Evidence.D381];&quot; - &quot;;[Evidence.E381];&quot;; [&quot;;[Evidence.H381];&quot;]&quot;);&quot;EMPTY&quot;)" office:value-type="string" office:string-value="" calcext:value-type="error">
            <text:p>#REF!</text:p>
          </table:table-cell>
          <table:table-cell table:style-name="ce21" table:formula="of:=[Evidence.F3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1]);2014-[Evidence.G381];&quot;&quot;)">
            <text:p/>
          </table:table-cell>
          <table:table-cell table:style-name="ce20"/>
          <table:table-cell table:style-name="ce50" table:formula="of:=((100-[.F394])/100)*[.B3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2]&lt;&gt;&quot;&quot;;CONCATENATE(&quot;(&quot;;[Evidence.A382];&quot;) - &quot;;[Evidence.D382];&quot; - &quot;;[Evidence.E382];&quot;; [&quot;;[Evidence.H382];&quot;]&quot;);&quot;EMPTY&quot;)" office:value-type="string" office:string-value="" calcext:value-type="error">
            <text:p>#REF!</text:p>
          </table:table-cell>
          <table:table-cell table:style-name="ce21" table:formula="of:=[Evidence.F3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2]);2014-[Evidence.G382];&quot;&quot;)">
            <text:p/>
          </table:table-cell>
          <table:table-cell table:style-name="ce20"/>
          <table:table-cell table:style-name="ce50" table:formula="of:=((100-[.F395])/100)*[.B3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3]&lt;&gt;&quot;&quot;;CONCATENATE(&quot;(&quot;;[Evidence.A383];&quot;) - &quot;;[Evidence.D383];&quot; - &quot;;[Evidence.E383];&quot;; [&quot;;[Evidence.H383];&quot;]&quot;);&quot;EMPTY&quot;)" office:value-type="string" office:string-value="" calcext:value-type="error">
            <text:p>#REF!</text:p>
          </table:table-cell>
          <table:table-cell table:style-name="ce21" table:formula="of:=[Evidence.F3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3]);2014-[Evidence.G383];&quot;&quot;)">
            <text:p/>
          </table:table-cell>
          <table:table-cell table:style-name="ce20"/>
          <table:table-cell table:style-name="ce50" table:formula="of:=((100-[.F396])/100)*[.B3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4]&lt;&gt;&quot;&quot;;CONCATENATE(&quot;(&quot;;[Evidence.A384];&quot;) - &quot;;[Evidence.D384];&quot; - &quot;;[Evidence.E384];&quot;; [&quot;;[Evidence.H384];&quot;]&quot;);&quot;EMPTY&quot;)" office:value-type="string" office:string-value="" calcext:value-type="error">
            <text:p>#REF!</text:p>
          </table:table-cell>
          <table:table-cell table:style-name="ce21" table:formula="of:=[Evidence.F3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4]);2014-[Evidence.G384];&quot;&quot;)">
            <text:p/>
          </table:table-cell>
          <table:table-cell table:style-name="ce20"/>
          <table:table-cell table:style-name="ce50" table:formula="of:=((100-[.F397])/100)*[.B3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5]&lt;&gt;&quot;&quot;;CONCATENATE(&quot;(&quot;;[Evidence.A385];&quot;) - &quot;;[Evidence.D385];&quot; - &quot;;[Evidence.E385];&quot;; [&quot;;[Evidence.H385];&quot;]&quot;);&quot;EMPTY&quot;)" office:value-type="string" office:string-value="" calcext:value-type="error">
            <text:p>#REF!</text:p>
          </table:table-cell>
          <table:table-cell table:style-name="ce21" table:formula="of:=[Evidence.F3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5]);2014-[Evidence.G385];&quot;&quot;)">
            <text:p/>
          </table:table-cell>
          <table:table-cell table:style-name="ce20"/>
          <table:table-cell table:style-name="ce50" table:formula="of:=((100-[.F398])/100)*[.B3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6]&lt;&gt;&quot;&quot;;CONCATENATE(&quot;(&quot;;[Evidence.A386];&quot;) - &quot;;[Evidence.D386];&quot; - &quot;;[Evidence.E386];&quot;; [&quot;;[Evidence.H386];&quot;]&quot;);&quot;EMPTY&quot;)" office:value-type="string" office:string-value="" calcext:value-type="error">
            <text:p>#REF!</text:p>
          </table:table-cell>
          <table:table-cell table:style-name="ce21" table:formula="of:=[Evidence.F3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6]);2014-[Evidence.G386];&quot;&quot;)">
            <text:p/>
          </table:table-cell>
          <table:table-cell table:style-name="ce20"/>
          <table:table-cell table:style-name="ce50" table:formula="of:=((100-[.F399])/100)*[.B3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7]&lt;&gt;&quot;&quot;;CONCATENATE(&quot;(&quot;;[Evidence.A387];&quot;) - &quot;;[Evidence.D387];&quot; - &quot;;[Evidence.E387];&quot;; [&quot;;[Evidence.H387];&quot;]&quot;);&quot;EMPTY&quot;)" office:value-type="string" office:string-value="" calcext:value-type="error">
            <text:p>#REF!</text:p>
          </table:table-cell>
          <table:table-cell table:style-name="ce21" table:formula="of:=[Evidence.F3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7]);2014-[Evidence.G387];&quot;&quot;)">
            <text:p/>
          </table:table-cell>
          <table:table-cell table:style-name="ce20"/>
          <table:table-cell table:style-name="ce50" table:formula="of:=((100-[.F400])/100)*[.B4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8]&lt;&gt;&quot;&quot;;CONCATENATE(&quot;(&quot;;[Evidence.A388];&quot;) - &quot;;[Evidence.D388];&quot; - &quot;;[Evidence.E388];&quot;; [&quot;;[Evidence.H388];&quot;]&quot;);&quot;EMPTY&quot;)" office:value-type="string" office:string-value="" calcext:value-type="error">
            <text:p>#REF!</text:p>
          </table:table-cell>
          <table:table-cell table:style-name="ce21" table:formula="of:=[Evidence.F3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8]);2014-[Evidence.G388];&quot;&quot;)">
            <text:p/>
          </table:table-cell>
          <table:table-cell table:style-name="ce20"/>
          <table:table-cell table:style-name="ce50" table:formula="of:=((100-[.F401])/100)*[.B4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89]&lt;&gt;&quot;&quot;;CONCATENATE(&quot;(&quot;;[Evidence.A389];&quot;) - &quot;;[Evidence.D389];&quot; - &quot;;[Evidence.E389];&quot;; [&quot;;[Evidence.H389];&quot;]&quot;);&quot;EMPTY&quot;)" office:value-type="string" office:string-value="" calcext:value-type="error">
            <text:p>#REF!</text:p>
          </table:table-cell>
          <table:table-cell table:style-name="ce21" table:formula="of:=[Evidence.F3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89]);2014-[Evidence.G389];&quot;&quot;)">
            <text:p/>
          </table:table-cell>
          <table:table-cell table:style-name="ce20"/>
          <table:table-cell table:style-name="ce50" table:formula="of:=((100-[.F402])/100)*[.B4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0]&lt;&gt;&quot;&quot;;CONCATENATE(&quot;(&quot;;[Evidence.A390];&quot;) - &quot;;[Evidence.D390];&quot; - &quot;;[Evidence.E390];&quot;; [&quot;;[Evidence.H390];&quot;]&quot;);&quot;EMPTY&quot;)" office:value-type="string" office:string-value="" calcext:value-type="error">
            <text:p>#REF!</text:p>
          </table:table-cell>
          <table:table-cell table:style-name="ce21" table:formula="of:=[Evidence.F3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0]);2014-[Evidence.G390];&quot;&quot;)">
            <text:p/>
          </table:table-cell>
          <table:table-cell table:style-name="ce20"/>
          <table:table-cell table:style-name="ce50" table:formula="of:=((100-[.F403])/100)*[.B4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1]&lt;&gt;&quot;&quot;;CONCATENATE(&quot;(&quot;;[Evidence.A391];&quot;) - &quot;;[Evidence.D391];&quot; - &quot;;[Evidence.E391];&quot;; [&quot;;[Evidence.H391];&quot;]&quot;);&quot;EMPTY&quot;)" office:value-type="string" office:string-value="" calcext:value-type="error">
            <text:p>#REF!</text:p>
          </table:table-cell>
          <table:table-cell table:style-name="ce21" table:formula="of:=[Evidence.F3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1]);2014-[Evidence.G391];&quot;&quot;)">
            <text:p/>
          </table:table-cell>
          <table:table-cell table:style-name="ce20"/>
          <table:table-cell table:style-name="ce50" table:formula="of:=((100-[.F404])/100)*[.B4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2]&lt;&gt;&quot;&quot;;CONCATENATE(&quot;(&quot;;[Evidence.A392];&quot;) - &quot;;[Evidence.D392];&quot; - &quot;;[Evidence.E392];&quot;; [&quot;;[Evidence.H392];&quot;]&quot;);&quot;EMPTY&quot;)" office:value-type="string" office:string-value="" calcext:value-type="error">
            <text:p>#REF!</text:p>
          </table:table-cell>
          <table:table-cell table:style-name="ce21" table:formula="of:=[Evidence.F3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2]);2014-[Evidence.G392];&quot;&quot;)">
            <text:p/>
          </table:table-cell>
          <table:table-cell table:style-name="ce20"/>
          <table:table-cell table:style-name="ce50" table:formula="of:=((100-[.F405])/100)*[.B4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3]&lt;&gt;&quot;&quot;;CONCATENATE(&quot;(&quot;;[Evidence.A393];&quot;) - &quot;;[Evidence.D393];&quot; - &quot;;[Evidence.E393];&quot;; [&quot;;[Evidence.H393];&quot;]&quot;);&quot;EMPTY&quot;)" office:value-type="string" office:string-value="" calcext:value-type="error">
            <text:p>#REF!</text:p>
          </table:table-cell>
          <table:table-cell table:style-name="ce21" table:formula="of:=[Evidence.F3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3]);2014-[Evidence.G393];&quot;&quot;)">
            <text:p/>
          </table:table-cell>
          <table:table-cell table:style-name="ce20"/>
          <table:table-cell table:style-name="ce50" table:formula="of:=((100-[.F406])/100)*[.B4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4]&lt;&gt;&quot;&quot;;CONCATENATE(&quot;(&quot;;[Evidence.A394];&quot;) - &quot;;[Evidence.D394];&quot; - &quot;;[Evidence.E394];&quot;; [&quot;;[Evidence.H394];&quot;]&quot;);&quot;EMPTY&quot;)" office:value-type="string" office:string-value="" calcext:value-type="error">
            <text:p>#REF!</text:p>
          </table:table-cell>
          <table:table-cell table:style-name="ce21" table:formula="of:=[Evidence.F3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4]);2014-[Evidence.G394];&quot;&quot;)">
            <text:p/>
          </table:table-cell>
          <table:table-cell table:style-name="ce20"/>
          <table:table-cell table:style-name="ce50" table:formula="of:=((100-[.F407])/100)*[.B4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5]&lt;&gt;&quot;&quot;;CONCATENATE(&quot;(&quot;;[Evidence.A395];&quot;) - &quot;;[Evidence.D395];&quot; - &quot;;[Evidence.E395];&quot;; [&quot;;[Evidence.H395];&quot;]&quot;);&quot;EMPTY&quot;)" office:value-type="string" office:string-value="" calcext:value-type="error">
            <text:p>#REF!</text:p>
          </table:table-cell>
          <table:table-cell table:style-name="ce21" table:formula="of:=[Evidence.F3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5]);2014-[Evidence.G395];&quot;&quot;)">
            <text:p/>
          </table:table-cell>
          <table:table-cell table:style-name="ce20"/>
          <table:table-cell table:style-name="ce50" table:formula="of:=((100-[.F408])/100)*[.B4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6]&lt;&gt;&quot;&quot;;CONCATENATE(&quot;(&quot;;[Evidence.A396];&quot;) - &quot;;[Evidence.D396];&quot; - &quot;;[Evidence.E396];&quot;; [&quot;;[Evidence.H396];&quot;]&quot;);&quot;EMPTY&quot;)" office:value-type="string" office:string-value="" calcext:value-type="error">
            <text:p>#REF!</text:p>
          </table:table-cell>
          <table:table-cell table:style-name="ce21" table:formula="of:=[Evidence.F3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6]);2014-[Evidence.G396];&quot;&quot;)">
            <text:p/>
          </table:table-cell>
          <table:table-cell table:style-name="ce20"/>
          <table:table-cell table:style-name="ce50" table:formula="of:=((100-[.F409])/100)*[.B4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7]&lt;&gt;&quot;&quot;;CONCATENATE(&quot;(&quot;;[Evidence.A397];&quot;) - &quot;;[Evidence.D397];&quot; - &quot;;[Evidence.E397];&quot;; [&quot;;[Evidence.H397];&quot;]&quot;);&quot;EMPTY&quot;)" office:value-type="string" office:string-value="" calcext:value-type="error">
            <text:p>#REF!</text:p>
          </table:table-cell>
          <table:table-cell table:style-name="ce21" table:formula="of:=[Evidence.F3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7]);2014-[Evidence.G397];&quot;&quot;)">
            <text:p/>
          </table:table-cell>
          <table:table-cell table:style-name="ce20"/>
          <table:table-cell table:style-name="ce50" table:formula="of:=((100-[.F410])/100)*[.B4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8]&lt;&gt;&quot;&quot;;CONCATENATE(&quot;(&quot;;[Evidence.A398];&quot;) - &quot;;[Evidence.D398];&quot; - &quot;;[Evidence.E398];&quot;; [&quot;;[Evidence.H398];&quot;]&quot;);&quot;EMPTY&quot;)" office:value-type="string" office:string-value="" calcext:value-type="error">
            <text:p>#REF!</text:p>
          </table:table-cell>
          <table:table-cell table:style-name="ce21" table:formula="of:=[Evidence.F3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398]);2014-[Evidence.G398];&quot;&quot;)">
            <text:p/>
          </table:table-cell>
          <table:table-cell table:style-name="ce20"/>
          <table:table-cell table:style-name="ce50" table:formula="of:=((100-[.F411])/100)*[.B4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399]&lt;&gt;&quot;&quot;;CONCATENATE(&quot;(&quot;;[Evidence.A399];&quot;) - &quot;;[Evidence.D399];&quot; - &quot;;[Evidence.E399];&quot;; [&quot;;[Evidence.H399];&quot;]&quot;);&quot;EMPTY&quot;)" office:value-type="string" office:string-value="" calcext:value-type="error">
            <text:p>#REF!</text:p>
          </table:table-cell>
          <table:table-cell table:style-name="ce21" table:formula="of:=[Evidence.F399]" office:value-type="float" office:value="2205" calcext:value-type="float">
            <text:p>2,205 Kč</text:p>
          </table:table-cell>
          <table:table-cell table:style-name="ce27"/>
          <table:table-cell table:style-name="ce34"/>
          <table:table-cell table:style-name="ce34" table:formula="of:=IF(ISNUMBER([Evidence.G399]);2014-[Evidence.G399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412])/100)*[.B412]" office:value-type="currency" office:currency="CZK" office:value="2205" calcext:value-type="currency">
            <text:p>2,205.00 Kč </text:p>
          </table:table-cell>
          <table:table-cell table:number-columns-repeated="1017"/>
        </table:table-row>
        <table:table-row table:style-name="ro6">
          <table:table-cell table:formula="of:=IF([Evidence.D400]&lt;&gt;&quot;&quot;;CONCATENATE(&quot;(&quot;;[Evidence.A400];&quot;) - &quot;;[Evidence.D400];&quot; - &quot;;[Evidence.E400];&quot;; [&quot;;[Evidence.H400];&quot;]&quot;);&quot;EMPTY&quot;)" office:value-type="string" office:string-value="" calcext:value-type="error">
            <text:p>#REF!</text:p>
          </table:table-cell>
          <table:table-cell table:style-name="ce21" table:formula="of:=[Evidence.F400]" office:value-type="float" office:value="299" calcext:value-type="float">
            <text:p>299 Kč</text:p>
          </table:table-cell>
          <table:table-cell table:style-name="ce27"/>
          <table:table-cell table:style-name="ce34"/>
          <table:table-cell table:style-name="ce34" table:formula="of:=IF(ISNUMBER([Evidence.G400]);2014-[Evidence.G400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413])/100)*[.B413]" office:value-type="currency" office:currency="CZK" office:value="299" calcext:value-type="currency">
            <text:p>299.00 Kč </text:p>
          </table:table-cell>
          <table:table-cell table:number-columns-repeated="1017"/>
        </table:table-row>
        <table:table-row table:style-name="ro6">
          <table:table-cell table:formula="of:=IF([Evidence.D401]&lt;&gt;&quot;&quot;;CONCATENATE(&quot;(&quot;;[Evidence.A401];&quot;) - &quot;;[Evidence.D401];&quot; - &quot;;[Evidence.E401];&quot;; [&quot;;[Evidence.H401];&quot;]&quot;);&quot;EMPTY&quot;)" office:value-type="string" office:string-value="" calcext:value-type="error">
            <text:p>#REF!</text:p>
          </table:table-cell>
          <table:table-cell table:style-name="ce21" table:formula="of:=[Evidence.F4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01]);2014-[Evidence.G401];&quot;&quot;)">
            <text:p/>
          </table:table-cell>
          <table:table-cell table:style-name="ce20"/>
          <table:table-cell table:style-name="ce50" table:formula="of:=((100-[.F414])/100)*[.B4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02]&lt;&gt;&quot;&quot;;CONCATENATE(&quot;(&quot;;[Evidence.A402];&quot;) - &quot;;[Evidence.D402];&quot; - &quot;;[Evidence.E402];&quot;; [&quot;;[Evidence.H402];&quot;]&quot;);&quot;EMPTY&quot;)" office:value-type="string" office:string-value="" calcext:value-type="error">
            <text:p>#REF!</text:p>
          </table:table-cell>
          <table:table-cell table:style-name="ce21" table:formula="of:=[Evidence.F4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02]);2014-[Evidence.G402];&quot;&quot;)">
            <text:p/>
          </table:table-cell>
          <table:table-cell table:style-name="ce20"/>
          <table:table-cell table:style-name="ce50" table:formula="of:=((100-[.F415])/100)*[.B4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03]&lt;&gt;&quot;&quot;;CONCATENATE(&quot;(&quot;;[Evidence.A403];&quot;) - &quot;;[Evidence.D403];&quot; - &quot;;[Evidence.E403];&quot;; [&quot;;[Evidence.H403];&quot;]&quot;);&quot;EMPTY&quot;)" office:value-type="string" office:string-value="" calcext:value-type="error">
            <text:p>#REF!</text:p>
          </table:table-cell>
          <table:table-cell table:style-name="ce21" table:formula="of:=[Evidence.F403]" office:value-type="string" office:string-value="POKUD" calcext:value-type="string">
            <text:p>POKUD</text:p>
          </table:table-cell>
          <table:table-cell table:style-name="ce27"/>
          <table:table-cell table:style-name="ce34"/>
          <table:table-cell table:style-name="ce34" table:formula="of:=IF(ISNUMBER([Evidence.G403]);2014-[Evidence.G403];&quot;&quot;)">
            <text:p/>
          </table:table-cell>
          <table:table-cell table:style-name="ce20"/>
          <table:table-cell table:style-name="ce50" table:formula="of:=((100-[.F416])/100)*[.B41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6">
          <table:table-cell table:formula="of:=IF([Evidence.D404]&lt;&gt;&quot;&quot;;CONCATENATE(&quot;(&quot;;[Evidence.A404];&quot;) - &quot;;[Evidence.D404];&quot; - &quot;;[Evidence.E404];&quot;; [&quot;;[Evidence.H404];&quot;]&quot;);&quot;EMPTY&quot;)" office:value-type="string" office:string-value="" calcext:value-type="error">
            <text:p>#REF!</text:p>
          </table:table-cell>
          <table:table-cell table:style-name="ce21" table:formula="of:=[Evidence.F404]" office:value-type="float" office:value="249" calcext:value-type="float">
            <text:p>249 Kč</text:p>
          </table:table-cell>
          <table:table-cell table:style-name="ce27"/>
          <table:table-cell table:style-name="ce34"/>
          <table:table-cell table:style-name="ce34" table:formula="of:=IF(ISNUMBER([Evidence.G404]);2014-[Evidence.G404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417])/100)*[.B417]" office:value-type="currency" office:currency="CZK" office:value="249" calcext:value-type="currency">
            <text:p>249.00 Kč </text:p>
          </table:table-cell>
          <table:table-cell table:number-columns-repeated="1017"/>
        </table:table-row>
        <table:table-row table:style-name="ro6">
          <table:table-cell table:formula="of:=IF([Evidence.D405]&lt;&gt;&quot;&quot;;CONCATENATE(&quot;(&quot;;[Evidence.A405];&quot;) - &quot;;[Evidence.D405];&quot; - &quot;;[Evidence.E405];&quot;; [&quot;;[Evidence.H405];&quot;]&quot;);&quot;EMPTY&quot;)" office:value-type="string" office:string-value="" calcext:value-type="error">
            <text:p>#REF!</text:p>
          </table:table-cell>
          <table:table-cell table:style-name="ce21" table:formula="of:=[Evidence.F405]" office:value-type="float" office:value="1000" calcext:value-type="float">
            <text:p>1,000 Kč</text:p>
          </table:table-cell>
          <table:table-cell table:style-name="ce27"/>
          <table:table-cell table:style-name="ce34"/>
          <table:table-cell table:style-name="ce34" table:formula="of:=IF(ISNUMBER([Evidence.G405]);2014-[Evidence.G405];&quot;&quot;)">
            <text:p/>
          </table:table-cell>
          <table:table-cell table:style-name="ce20"/>
          <table:table-cell table:style-name="ce50" table:formula="of:=((100-[.F418])/100)*[.B418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6">
          <table:table-cell table:formula="of:=IF([Evidence.D406]&lt;&gt;&quot;&quot;;CONCATENATE(&quot;(&quot;;[Evidence.A406];&quot;) - &quot;;[Evidence.D406];&quot; - &quot;;[Evidence.E406];&quot;; [&quot;;[Evidence.H406];&quot;]&quot;);&quot;EMPTY&quot;)" office:value-type="string" office:string-value="" calcext:value-type="error">
            <text:p>#REF!</text:p>
          </table:table-cell>
          <table:table-cell table:style-name="ce21" table:formula="of:=[Evidence.F406]" office:value-type="float" office:value="499" calcext:value-type="float">
            <text:p>499 Kč</text:p>
          </table:table-cell>
          <table:table-cell table:style-name="ce27"/>
          <table:table-cell table:style-name="ce34"/>
          <table:table-cell table:style-name="ce34" table:formula="of:=IF(ISNUMBER([Evidence.G406]);2014-[Evidence.G406];&quot;&quot;)" office:value-type="float" office:value="3" calcext:value-type="float">
            <text:p>3</text:p>
          </table:table-cell>
          <table:table-cell table:style-name="ce20"/>
          <table:table-cell table:style-name="ce50" table:formula="of:=((100-[.F419])/100)*[.B419]" office:value-type="currency" office:currency="CZK" office:value="499" calcext:value-type="currency">
            <text:p>499.00 Kč </text:p>
          </table:table-cell>
          <table:table-cell table:number-columns-repeated="1017"/>
        </table:table-row>
        <table:table-row table:style-name="ro6">
          <table:table-cell table:formula="of:=IF([Evidence.D407]&lt;&gt;&quot;&quot;;CONCATENATE(&quot;(&quot;;[Evidence.A407];&quot;) - &quot;;[Evidence.D407];&quot; - &quot;;[Evidence.E407];&quot;; [&quot;;[Evidence.H407];&quot;]&quot;);&quot;EMPTY&quot;)" office:value-type="string" office:string-value="" calcext:value-type="error">
            <text:p>#REF!</text:p>
          </table:table-cell>
          <table:table-cell table:style-name="ce21" table:formula="of:=[Evidence.F407]" office:value-type="float" office:value="517" calcext:value-type="float">
            <text:p>517 Kč</text:p>
          </table:table-cell>
          <table:table-cell table:style-name="ce27"/>
          <table:table-cell table:style-name="ce34"/>
          <table:table-cell table:style-name="ce34" table:formula="of:=IF(ISNUMBER([Evidence.G407]);2014-[Evidence.G407];&quot;&quot;)" office:value-type="float" office:value="1" calcext:value-type="float">
            <text:p>1</text:p>
          </table:table-cell>
          <table:table-cell table:style-name="ce20"/>
          <table:table-cell table:style-name="ce50" table:formula="of:=((100-[.F420])/100)*[.B420]" office:value-type="currency" office:currency="CZK" office:value="517" calcext:value-type="currency">
            <text:p>517.00 Kč </text:p>
          </table:table-cell>
          <table:table-cell table:number-columns-repeated="1017"/>
        </table:table-row>
        <table:table-row table:style-name="ro6">
          <table:table-cell table:formula="of:=IF([Evidence.D408]&lt;&gt;&quot;&quot;;CONCATENATE(&quot;(&quot;;[Evidence.A408];&quot;) - &quot;;[Evidence.D408];&quot; - &quot;;[Evidence.E408];&quot;; [&quot;;[Evidence.H408];&quot;]&quot;);&quot;EMPTY&quot;)" office:value-type="string" office:string-value="EMPTY" calcext:value-type="string">
            <text:p>EMPTY</text:p>
          </table:table-cell>
          <table:table-cell table:style-name="ce21" table:formula="of:=[Evidence.F4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08]);2014-[Evidence.G408];&quot;&quot;)">
            <text:p/>
          </table:table-cell>
          <table:table-cell table:style-name="ce20"/>
          <table:table-cell table:style-name="ce50" table:formula="of:=((100-[.F421])/100)*[.B4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09]&lt;&gt;&quot;&quot;;CONCATENATE(&quot;(&quot;;[Evidence.A409];&quot;) - &quot;;[Evidence.D409];&quot; - &quot;;[Evidence.E409];&quot;; [&quot;;[Evidence.H409];&quot;]&quot;);&quot;EMPTY&quot;)" office:value-type="string" office:string-value="EMPTY" calcext:value-type="string">
            <text:p>EMPTY</text:p>
          </table:table-cell>
          <table:table-cell table:style-name="ce21" table:formula="of:=[Evidence.F4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09]);2014-[Evidence.G409];&quot;&quot;)">
            <text:p/>
          </table:table-cell>
          <table:table-cell table:style-name="ce20"/>
          <table:table-cell table:style-name="ce50" table:formula="of:=((100-[.F422])/100)*[.B4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0]&lt;&gt;&quot;&quot;;CONCATENATE(&quot;(&quot;;[Evidence.A410];&quot;) - &quot;;[Evidence.D410];&quot; - &quot;;[Evidence.E410];&quot;; [&quot;;[Evidence.H410];&quot;]&quot;);&quot;EMPTY&quot;)" office:value-type="string" office:string-value="EMPTY" calcext:value-type="string">
            <text:p>EMPTY</text:p>
          </table:table-cell>
          <table:table-cell table:style-name="ce21" table:formula="of:=[Evidence.F4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0]);2014-[Evidence.G410];&quot;&quot;)">
            <text:p/>
          </table:table-cell>
          <table:table-cell table:style-name="ce20"/>
          <table:table-cell table:style-name="ce50" table:formula="of:=((100-[.F423])/100)*[.B4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1]&lt;&gt;&quot;&quot;;CONCATENATE(&quot;(&quot;;[Evidence.A411];&quot;) - &quot;;[Evidence.D411];&quot; - &quot;;[Evidence.E411];&quot;; [&quot;;[Evidence.H411];&quot;]&quot;);&quot;EMPTY&quot;)" office:value-type="string" office:string-value="EMPTY" calcext:value-type="string">
            <text:p>EMPTY</text:p>
          </table:table-cell>
          <table:table-cell table:style-name="ce21" table:formula="of:=[Evidence.F4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1]);2014-[Evidence.G411];&quot;&quot;)">
            <text:p/>
          </table:table-cell>
          <table:table-cell table:style-name="ce20"/>
          <table:table-cell table:style-name="ce50" table:formula="of:=((100-[.F424])/100)*[.B4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2]&lt;&gt;&quot;&quot;;CONCATENATE(&quot;(&quot;;[Evidence.A412];&quot;) - &quot;;[Evidence.D412];&quot; - &quot;;[Evidence.E412];&quot;; [&quot;;[Evidence.H412];&quot;]&quot;);&quot;EMPTY&quot;)" office:value-type="string" office:string-value="EMPTY" calcext:value-type="string">
            <text:p>EMPTY</text:p>
          </table:table-cell>
          <table:table-cell table:style-name="ce21" table:formula="of:=[Evidence.F4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2]);2014-[Evidence.G412];&quot;&quot;)">
            <text:p/>
          </table:table-cell>
          <table:table-cell table:style-name="ce20"/>
          <table:table-cell table:style-name="ce50" table:formula="of:=((100-[.F425])/100)*[.B4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3]&lt;&gt;&quot;&quot;;CONCATENATE(&quot;(&quot;;[Evidence.A413];&quot;) - &quot;;[Evidence.D413];&quot; - &quot;;[Evidence.E413];&quot;; [&quot;;[Evidence.H413];&quot;]&quot;);&quot;EMPTY&quot;)" office:value-type="string" office:string-value="EMPTY" calcext:value-type="string">
            <text:p>EMPTY</text:p>
          </table:table-cell>
          <table:table-cell table:style-name="ce21" table:formula="of:=[Evidence.F4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3]);2014-[Evidence.G413];&quot;&quot;)">
            <text:p/>
          </table:table-cell>
          <table:table-cell table:style-name="ce20"/>
          <table:table-cell table:style-name="ce50" table:formula="of:=((100-[.F426])/100)*[.B4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4]&lt;&gt;&quot;&quot;;CONCATENATE(&quot;(&quot;;[Evidence.A414];&quot;) - &quot;;[Evidence.D414];&quot; - &quot;;[Evidence.E414];&quot;; [&quot;;[Evidence.H414];&quot;]&quot;);&quot;EMPTY&quot;)" office:value-type="string" office:string-value="EMPTY" calcext:value-type="string">
            <text:p>EMPTY</text:p>
          </table:table-cell>
          <table:table-cell table:style-name="ce21" table:formula="of:=[Evidence.F4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4]);2014-[Evidence.G414];&quot;&quot;)">
            <text:p/>
          </table:table-cell>
          <table:table-cell table:style-name="ce20"/>
          <table:table-cell table:style-name="ce50" table:formula="of:=((100-[.F427])/100)*[.B4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5]&lt;&gt;&quot;&quot;;CONCATENATE(&quot;(&quot;;[Evidence.A415];&quot;) - &quot;;[Evidence.D415];&quot; - &quot;;[Evidence.E415];&quot;; [&quot;;[Evidence.H415];&quot;]&quot;);&quot;EMPTY&quot;)" office:value-type="string" office:string-value="EMPTY" calcext:value-type="string">
            <text:p>EMPTY</text:p>
          </table:table-cell>
          <table:table-cell table:style-name="ce21" table:formula="of:=[Evidence.F4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5]);2014-[Evidence.G415];&quot;&quot;)">
            <text:p/>
          </table:table-cell>
          <table:table-cell table:style-name="ce20"/>
          <table:table-cell table:style-name="ce50" table:formula="of:=((100-[.F428])/100)*[.B4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6]&lt;&gt;&quot;&quot;;CONCATENATE(&quot;(&quot;;[Evidence.A416];&quot;) - &quot;;[Evidence.D416];&quot; - &quot;;[Evidence.E416];&quot;; [&quot;;[Evidence.H416];&quot;]&quot;);&quot;EMPTY&quot;)" office:value-type="string" office:string-value="EMPTY" calcext:value-type="string">
            <text:p>EMPTY</text:p>
          </table:table-cell>
          <table:table-cell table:style-name="ce21" table:formula="of:=[Evidence.F4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6]);2014-[Evidence.G416];&quot;&quot;)">
            <text:p/>
          </table:table-cell>
          <table:table-cell table:style-name="ce20"/>
          <table:table-cell table:style-name="ce50" table:formula="of:=((100-[.F429])/100)*[.B4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7]&lt;&gt;&quot;&quot;;CONCATENATE(&quot;(&quot;;[Evidence.A417];&quot;) - &quot;;[Evidence.D417];&quot; - &quot;;[Evidence.E417];&quot;; [&quot;;[Evidence.H417];&quot;]&quot;);&quot;EMPTY&quot;)" office:value-type="string" office:string-value="EMPTY" calcext:value-type="string">
            <text:p>EMPTY</text:p>
          </table:table-cell>
          <table:table-cell table:style-name="ce21" table:formula="of:=[Evidence.F4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7]);2014-[Evidence.G417];&quot;&quot;)">
            <text:p/>
          </table:table-cell>
          <table:table-cell table:style-name="ce20"/>
          <table:table-cell table:style-name="ce50" table:formula="of:=((100-[.F430])/100)*[.B4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8]&lt;&gt;&quot;&quot;;CONCATENATE(&quot;(&quot;;[Evidence.A418];&quot;) - &quot;;[Evidence.D418];&quot; - &quot;;[Evidence.E418];&quot;; [&quot;;[Evidence.H418];&quot;]&quot;);&quot;EMPTY&quot;)" office:value-type="string" office:string-value="EMPTY" calcext:value-type="string">
            <text:p>EMPTY</text:p>
          </table:table-cell>
          <table:table-cell table:style-name="ce21" table:formula="of:=[Evidence.F4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8]);2014-[Evidence.G418];&quot;&quot;)">
            <text:p/>
          </table:table-cell>
          <table:table-cell table:style-name="ce20"/>
          <table:table-cell table:style-name="ce50" table:formula="of:=((100-[.F431])/100)*[.B4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19]&lt;&gt;&quot;&quot;;CONCATENATE(&quot;(&quot;;[Evidence.A419];&quot;) - &quot;;[Evidence.D419];&quot; - &quot;;[Evidence.E419];&quot;; [&quot;;[Evidence.H419];&quot;]&quot;);&quot;EMPTY&quot;)" office:value-type="string" office:string-value="EMPTY" calcext:value-type="string">
            <text:p>EMPTY</text:p>
          </table:table-cell>
          <table:table-cell table:style-name="ce21" table:formula="of:=[Evidence.F4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19]);2014-[Evidence.G419];&quot;&quot;)">
            <text:p/>
          </table:table-cell>
          <table:table-cell table:style-name="ce20"/>
          <table:table-cell table:style-name="ce50" table:formula="of:=((100-[.F432])/100)*[.B4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0]&lt;&gt;&quot;&quot;;CONCATENATE(&quot;(&quot;;[Evidence.A420];&quot;) - &quot;;[Evidence.D420];&quot; - &quot;;[Evidence.E420];&quot;; [&quot;;[Evidence.H420];&quot;]&quot;);&quot;EMPTY&quot;)" office:value-type="string" office:string-value="EMPTY" calcext:value-type="string">
            <text:p>EMPTY</text:p>
          </table:table-cell>
          <table:table-cell table:style-name="ce21" table:formula="of:=[Evidence.F4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0]);2014-[Evidence.G420];&quot;&quot;)">
            <text:p/>
          </table:table-cell>
          <table:table-cell table:style-name="ce20"/>
          <table:table-cell table:style-name="ce50" table:formula="of:=((100-[.F433])/100)*[.B4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1]&lt;&gt;&quot;&quot;;CONCATENATE(&quot;(&quot;;[Evidence.A421];&quot;) - &quot;;[Evidence.D421];&quot; - &quot;;[Evidence.E421];&quot;; [&quot;;[Evidence.H421];&quot;]&quot;);&quot;EMPTY&quot;)" office:value-type="string" office:string-value="" calcext:value-type="error">
            <text:p>#REF!</text:p>
          </table:table-cell>
          <table:table-cell table:style-name="ce21" table:formula="of:=[Evidence.F4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1]);2014-[Evidence.G421];&quot;&quot;)">
            <text:p/>
          </table:table-cell>
          <table:table-cell table:style-name="ce20"/>
          <table:table-cell table:style-name="ce50" table:formula="of:=((100-[.F434])/100)*[.B4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2]&lt;&gt;&quot;&quot;;CONCATENATE(&quot;(&quot;;[Evidence.A422];&quot;) - &quot;;[Evidence.D422];&quot; - &quot;;[Evidence.E422];&quot;; [&quot;;[Evidence.H422];&quot;]&quot;);&quot;EMPTY&quot;)" office:value-type="string" office:string-value="" calcext:value-type="error">
            <text:p>#REF!</text:p>
          </table:table-cell>
          <table:table-cell table:style-name="ce21" table:formula="of:=[Evidence.F4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2]);2014-[Evidence.G422];&quot;&quot;)">
            <text:p/>
          </table:table-cell>
          <table:table-cell table:style-name="ce20"/>
          <table:table-cell table:style-name="ce50" table:formula="of:=((100-[.F435])/100)*[.B4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3]&lt;&gt;&quot;&quot;;CONCATENATE(&quot;(&quot;;[Evidence.A423];&quot;) - &quot;;[Evidence.D423];&quot; - &quot;;[Evidence.E423];&quot;; [&quot;;[Evidence.H423];&quot;]&quot;);&quot;EMPTY&quot;)" office:value-type="string" office:string-value="" calcext:value-type="error">
            <text:p>#REF!</text:p>
          </table:table-cell>
          <table:table-cell table:style-name="ce21" table:formula="of:=[Evidence.F4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3]);2014-[Evidence.G423];&quot;&quot;)">
            <text:p/>
          </table:table-cell>
          <table:table-cell table:style-name="ce20"/>
          <table:table-cell table:style-name="ce50" table:formula="of:=((100-[.F436])/100)*[.B4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4]&lt;&gt;&quot;&quot;;CONCATENATE(&quot;(&quot;;[Evidence.A424];&quot;) - &quot;;[Evidence.D424];&quot; - &quot;;[Evidence.E424];&quot;; [&quot;;[Evidence.H424];&quot;]&quot;);&quot;EMPTY&quot;)" office:value-type="string" office:string-value="" calcext:value-type="error">
            <text:p>#REF!</text:p>
          </table:table-cell>
          <table:table-cell table:style-name="ce21" table:formula="of:=[Evidence.F424]" office:value-type="string" office:string-value="POKUD" calcext:value-type="string">
            <text:p>POKUD</text:p>
          </table:table-cell>
          <table:table-cell table:style-name="ce27"/>
          <table:table-cell table:style-name="ce34"/>
          <table:table-cell table:style-name="ce34" table:formula="of:=IF(ISNUMBER([Evidence.G424]);2014-[Evidence.G424];&quot;&quot;)">
            <text:p/>
          </table:table-cell>
          <table:table-cell table:style-name="ce20"/>
          <table:table-cell table:style-name="ce50" table:formula="of:=((100-[.F437])/100)*[.B43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6">
          <table:table-cell table:formula="of:=IF([Evidence.D425]&lt;&gt;&quot;&quot;;CONCATENATE(&quot;(&quot;;[Evidence.A425];&quot;) - &quot;;[Evidence.D425];&quot; - &quot;;[Evidence.E425];&quot;; [&quot;;[Evidence.H425];&quot;]&quot;);&quot;EMPTY&quot;)" office:value-type="string" office:string-value="" calcext:value-type="error">
            <text:p>#REF!</text:p>
          </table:table-cell>
          <table:table-cell table:style-name="ce21" table:formula="of:=[Evidence.F425]" office:value-type="string" office:string-value="POKUD" calcext:value-type="string">
            <text:p>POKUD</text:p>
          </table:table-cell>
          <table:table-cell table:style-name="ce27"/>
          <table:table-cell table:style-name="ce34"/>
          <table:table-cell table:style-name="ce34" table:formula="of:=IF(ISNUMBER([Evidence.G425]);2014-[Evidence.G425];&quot;&quot;)">
            <text:p/>
          </table:table-cell>
          <table:table-cell table:style-name="ce20"/>
          <table:table-cell table:style-name="ce50" table:formula="of:=((100-[.F438])/100)*[.B43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6">
          <table:table-cell table:formula="of:=IF([Evidence.D426]&lt;&gt;&quot;&quot;;CONCATENATE(&quot;(&quot;;[Evidence.A426];&quot;) - &quot;;[Evidence.D426];&quot; - &quot;;[Evidence.E426];&quot;; [&quot;;[Evidence.H426];&quot;]&quot;);&quot;EMPTY&quot;)" office:value-type="string" office:string-value="" calcext:value-type="error">
            <text:p>#REF!</text:p>
          </table:table-cell>
          <table:table-cell table:style-name="ce21" table:formula="of:=[Evidence.F4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6]);2014-[Evidence.G426];&quot;&quot;)">
            <text:p/>
          </table:table-cell>
          <table:table-cell table:style-name="ce20"/>
          <table:table-cell table:style-name="ce50" table:formula="of:=((100-[.F439])/100)*[.B4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7]&lt;&gt;&quot;&quot;;CONCATENATE(&quot;(&quot;;[Evidence.A427];&quot;) - &quot;;[Evidence.D427];&quot; - &quot;;[Evidence.E427];&quot;; [&quot;;[Evidence.H427];&quot;]&quot;);&quot;EMPTY&quot;)" office:value-type="string" office:string-value="" calcext:value-type="error">
            <text:p>#REF!</text:p>
          </table:table-cell>
          <table:table-cell table:style-name="ce21" table:formula="of:=[Evidence.F4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7]);2014-[Evidence.G427];&quot;&quot;)">
            <text:p/>
          </table:table-cell>
          <table:table-cell table:style-name="ce20"/>
          <table:table-cell table:style-name="ce50" table:formula="of:=((100-[.F440])/100)*[.B4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8]&lt;&gt;&quot;&quot;;CONCATENATE(&quot;(&quot;;[Evidence.A428];&quot;) - &quot;;[Evidence.D428];&quot; - &quot;;[Evidence.E428];&quot;; [&quot;;[Evidence.H428];&quot;]&quot;);&quot;EMPTY&quot;)" office:value-type="string" office:string-value="EMPTY" calcext:value-type="string">
            <text:p>EMPTY</text:p>
          </table:table-cell>
          <table:table-cell table:style-name="ce21" table:formula="of:=[Evidence.F4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8]);2014-[Evidence.G428];&quot;&quot;)">
            <text:p/>
          </table:table-cell>
          <table:table-cell table:style-name="ce20"/>
          <table:table-cell table:style-name="ce50" table:formula="of:=((100-[.F441])/100)*[.B4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29]&lt;&gt;&quot;&quot;;CONCATENATE(&quot;(&quot;;[Evidence.A429];&quot;) - &quot;;[Evidence.D429];&quot; - &quot;;[Evidence.E429];&quot;; [&quot;;[Evidence.H429];&quot;]&quot;);&quot;EMPTY&quot;)" office:value-type="string" office:string-value="EMPTY" calcext:value-type="string">
            <text:p>EMPTY</text:p>
          </table:table-cell>
          <table:table-cell table:style-name="ce21" table:formula="of:=[Evidence.F4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29]);2014-[Evidence.G429];&quot;&quot;)">
            <text:p/>
          </table:table-cell>
          <table:table-cell table:style-name="ce20"/>
          <table:table-cell table:style-name="ce50" table:formula="of:=((100-[.F442])/100)*[.B4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0]&lt;&gt;&quot;&quot;;CONCATENATE(&quot;(&quot;;[Evidence.A430];&quot;) - &quot;;[Evidence.D430];&quot; - &quot;;[Evidence.E430];&quot;; [&quot;;[Evidence.H430];&quot;]&quot;);&quot;EMPTY&quot;)" office:value-type="string" office:string-value="EMPTY" calcext:value-type="string">
            <text:p>EMPTY</text:p>
          </table:table-cell>
          <table:table-cell table:style-name="ce21" table:formula="of:=[Evidence.F4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0]);2014-[Evidence.G430];&quot;&quot;)">
            <text:p/>
          </table:table-cell>
          <table:table-cell table:style-name="ce20"/>
          <table:table-cell table:style-name="ce50" table:formula="of:=((100-[.F443])/100)*[.B4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1]&lt;&gt;&quot;&quot;;CONCATENATE(&quot;(&quot;;[Evidence.A431];&quot;) - &quot;;[Evidence.D431];&quot; - &quot;;[Evidence.E431];&quot;; [&quot;;[Evidence.H431];&quot;]&quot;);&quot;EMPTY&quot;)" office:value-type="string" office:string-value="EMPTY" calcext:value-type="string">
            <text:p>EMPTY</text:p>
          </table:table-cell>
          <table:table-cell table:style-name="ce21" table:formula="of:=[Evidence.F4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1]);2014-[Evidence.G431];&quot;&quot;)">
            <text:p/>
          </table:table-cell>
          <table:table-cell table:style-name="ce20"/>
          <table:table-cell table:style-name="ce50" table:formula="of:=((100-[.F444])/100)*[.B4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2]&lt;&gt;&quot;&quot;;CONCATENATE(&quot;(&quot;;[Evidence.A432];&quot;) - &quot;;[Evidence.D432];&quot; - &quot;;[Evidence.E432];&quot;; [&quot;;[Evidence.H432];&quot;]&quot;);&quot;EMPTY&quot;)" office:value-type="string" office:string-value="EMPTY" calcext:value-type="string">
            <text:p>EMPTY</text:p>
          </table:table-cell>
          <table:table-cell table:style-name="ce21" table:formula="of:=[Evidence.F4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2]);2014-[Evidence.G432];&quot;&quot;)">
            <text:p/>
          </table:table-cell>
          <table:table-cell table:style-name="ce20"/>
          <table:table-cell table:style-name="ce50" table:formula="of:=((100-[.F445])/100)*[.B4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3]&lt;&gt;&quot;&quot;;CONCATENATE(&quot;(&quot;;[Evidence.A433];&quot;) - &quot;;[Evidence.D433];&quot; - &quot;;[Evidence.E433];&quot;; [&quot;;[Evidence.H433];&quot;]&quot;);&quot;EMPTY&quot;)" office:value-type="string" office:string-value="EMPTY" calcext:value-type="string">
            <text:p>EMPTY</text:p>
          </table:table-cell>
          <table:table-cell table:style-name="ce21" table:formula="of:=[Evidence.F4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3]);2014-[Evidence.G433];&quot;&quot;)">
            <text:p/>
          </table:table-cell>
          <table:table-cell table:style-name="ce20"/>
          <table:table-cell table:style-name="ce50" table:formula="of:=((100-[.F446])/100)*[.B4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4]&lt;&gt;&quot;&quot;;CONCATENATE(&quot;(&quot;;[Evidence.A434];&quot;) - &quot;;[Evidence.D434];&quot; - &quot;;[Evidence.E434];&quot;; [&quot;;[Evidence.H434];&quot;]&quot;);&quot;EMPTY&quot;)" office:value-type="string" office:string-value="EMPTY" calcext:value-type="string">
            <text:p>EMPTY</text:p>
          </table:table-cell>
          <table:table-cell table:style-name="ce21" table:formula="of:=[Evidence.F4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4]);2014-[Evidence.G434];&quot;&quot;)">
            <text:p/>
          </table:table-cell>
          <table:table-cell table:style-name="ce20"/>
          <table:table-cell table:style-name="ce50" table:formula="of:=((100-[.F447])/100)*[.B4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5]&lt;&gt;&quot;&quot;;CONCATENATE(&quot;(&quot;;[Evidence.A435];&quot;) - &quot;;[Evidence.D435];&quot; - &quot;;[Evidence.E435];&quot;; [&quot;;[Evidence.H435];&quot;]&quot;);&quot;EMPTY&quot;)" office:value-type="string" office:string-value="EMPTY" calcext:value-type="string">
            <text:p>EMPTY</text:p>
          </table:table-cell>
          <table:table-cell table:style-name="ce21" table:formula="of:=[Evidence.F4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5]);2014-[Evidence.G435];&quot;&quot;)">
            <text:p/>
          </table:table-cell>
          <table:table-cell table:style-name="ce20"/>
          <table:table-cell table:style-name="ce50" table:formula="of:=((100-[.F448])/100)*[.B4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6]&lt;&gt;&quot;&quot;;CONCATENATE(&quot;(&quot;;[Evidence.A436];&quot;) - &quot;;[Evidence.D436];&quot; - &quot;;[Evidence.E436];&quot;; [&quot;;[Evidence.H436];&quot;]&quot;);&quot;EMPTY&quot;)" office:value-type="string" office:string-value="EMPTY" calcext:value-type="string">
            <text:p>EMPTY</text:p>
          </table:table-cell>
          <table:table-cell table:style-name="ce21" table:formula="of:=[Evidence.F4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6]);2014-[Evidence.G436];&quot;&quot;)">
            <text:p/>
          </table:table-cell>
          <table:table-cell table:style-name="ce20"/>
          <table:table-cell table:style-name="ce50" table:formula="of:=((100-[.F449])/100)*[.B4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7]&lt;&gt;&quot;&quot;;CONCATENATE(&quot;(&quot;;[Evidence.A437];&quot;) - &quot;;[Evidence.D437];&quot; - &quot;;[Evidence.E437];&quot;; [&quot;;[Evidence.H437];&quot;]&quot;);&quot;EMPTY&quot;)" office:value-type="string" office:string-value="EMPTY" calcext:value-type="string">
            <text:p>EMPTY</text:p>
          </table:table-cell>
          <table:table-cell table:style-name="ce21" table:formula="of:=[Evidence.F4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7]);2014-[Evidence.G437];&quot;&quot;)">
            <text:p/>
          </table:table-cell>
          <table:table-cell table:style-name="ce20"/>
          <table:table-cell table:style-name="ce50" table:formula="of:=((100-[.F450])/100)*[.B4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8]&lt;&gt;&quot;&quot;;CONCATENATE(&quot;(&quot;;[Evidence.A438];&quot;) - &quot;;[Evidence.D438];&quot; - &quot;;[Evidence.E438];&quot;; [&quot;;[Evidence.H438];&quot;]&quot;);&quot;EMPTY&quot;)" office:value-type="string" office:string-value="EMPTY" calcext:value-type="string">
            <text:p>EMPTY</text:p>
          </table:table-cell>
          <table:table-cell table:style-name="ce21" table:formula="of:=[Evidence.F4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8]);2014-[Evidence.G438];&quot;&quot;)">
            <text:p/>
          </table:table-cell>
          <table:table-cell table:style-name="ce20"/>
          <table:table-cell table:style-name="ce50" table:formula="of:=((100-[.F451])/100)*[.B4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39]&lt;&gt;&quot;&quot;;CONCATENATE(&quot;(&quot;;[Evidence.A439];&quot;) - &quot;;[Evidence.D439];&quot; - &quot;;[Evidence.E439];&quot;; [&quot;;[Evidence.H439];&quot;]&quot;);&quot;EMPTY&quot;)" office:value-type="string" office:string-value="EMPTY" calcext:value-type="string">
            <text:p>EMPTY</text:p>
          </table:table-cell>
          <table:table-cell table:style-name="ce21" table:formula="of:=[Evidence.F4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39]);2014-[Evidence.G439];&quot;&quot;)">
            <text:p/>
          </table:table-cell>
          <table:table-cell table:style-name="ce20"/>
          <table:table-cell table:style-name="ce50" table:formula="of:=((100-[.F452])/100)*[.B4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0]&lt;&gt;&quot;&quot;;CONCATENATE(&quot;(&quot;;[Evidence.A440];&quot;) - &quot;;[Evidence.D440];&quot; - &quot;;[Evidence.E440];&quot;; [&quot;;[Evidence.H440];&quot;]&quot;);&quot;EMPTY&quot;)" office:value-type="string" office:string-value="EMPTY" calcext:value-type="string">
            <text:p>EMPTY</text:p>
          </table:table-cell>
          <table:table-cell table:style-name="ce21" table:formula="of:=[Evidence.F4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0]);2014-[Evidence.G440];&quot;&quot;)">
            <text:p/>
          </table:table-cell>
          <table:table-cell table:style-name="ce20"/>
          <table:table-cell table:style-name="ce50" table:formula="of:=((100-[.F453])/100)*[.B4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1]&lt;&gt;&quot;&quot;;CONCATENATE(&quot;(&quot;;[Evidence.A441];&quot;) - &quot;;[Evidence.D441];&quot; - &quot;;[Evidence.E441];&quot;; [&quot;;[Evidence.H441];&quot;]&quot;);&quot;EMPTY&quot;)" office:value-type="string" office:string-value="EMPTY" calcext:value-type="string">
            <text:p>EMPTY</text:p>
          </table:table-cell>
          <table:table-cell table:style-name="ce21" table:formula="of:=[Evidence.F4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1]);2014-[Evidence.G441];&quot;&quot;)">
            <text:p/>
          </table:table-cell>
          <table:table-cell table:style-name="ce20"/>
          <table:table-cell table:style-name="ce50" table:formula="of:=((100-[.F454])/100)*[.B4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2]&lt;&gt;&quot;&quot;;CONCATENATE(&quot;(&quot;;[Evidence.A442];&quot;) - &quot;;[Evidence.D442];&quot; - &quot;;[Evidence.E442];&quot;; [&quot;;[Evidence.H442];&quot;]&quot;);&quot;EMPTY&quot;)" office:value-type="string" office:string-value="EMPTY" calcext:value-type="string">
            <text:p>EMPTY</text:p>
          </table:table-cell>
          <table:table-cell table:style-name="ce21" table:formula="of:=[Evidence.F4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2]);2014-[Evidence.G442];&quot;&quot;)">
            <text:p/>
          </table:table-cell>
          <table:table-cell table:style-name="ce20"/>
          <table:table-cell table:style-name="ce50" table:formula="of:=((100-[.F455])/100)*[.B4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3]&lt;&gt;&quot;&quot;;CONCATENATE(&quot;(&quot;;[Evidence.A443];&quot;) - &quot;;[Evidence.D443];&quot; - &quot;;[Evidence.E443];&quot;; [&quot;;[Evidence.H443];&quot;]&quot;);&quot;EMPTY&quot;)" office:value-type="string" office:string-value="EMPTY" calcext:value-type="string">
            <text:p>EMPTY</text:p>
          </table:table-cell>
          <table:table-cell table:style-name="ce21" table:formula="of:=[Evidence.F4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3]);2014-[Evidence.G443];&quot;&quot;)">
            <text:p/>
          </table:table-cell>
          <table:table-cell table:style-name="ce20"/>
          <table:table-cell table:style-name="ce50" table:formula="of:=((100-[.F456])/100)*[.B4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4]&lt;&gt;&quot;&quot;;CONCATENATE(&quot;(&quot;;[Evidence.A444];&quot;) - &quot;;[Evidence.D444];&quot; - &quot;;[Evidence.E444];&quot;; [&quot;;[Evidence.H444];&quot;]&quot;);&quot;EMPTY&quot;)" office:value-type="string" office:string-value="EMPTY" calcext:value-type="string">
            <text:p>EMPTY</text:p>
          </table:table-cell>
          <table:table-cell table:style-name="ce21" table:formula="of:=[Evidence.F4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4]);2014-[Evidence.G444];&quot;&quot;)">
            <text:p/>
          </table:table-cell>
          <table:table-cell table:style-name="ce20"/>
          <table:table-cell table:style-name="ce50" table:formula="of:=((100-[.F457])/100)*[.B4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5]&lt;&gt;&quot;&quot;;CONCATENATE(&quot;(&quot;;[Evidence.A445];&quot;) - &quot;;[Evidence.D445];&quot; - &quot;;[Evidence.E445];&quot;; [&quot;;[Evidence.H445];&quot;]&quot;);&quot;EMPTY&quot;)" office:value-type="string" office:string-value="EMPTY" calcext:value-type="string">
            <text:p>EMPTY</text:p>
          </table:table-cell>
          <table:table-cell table:style-name="ce21" table:formula="of:=[Evidence.F4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5]);2014-[Evidence.G445];&quot;&quot;)">
            <text:p/>
          </table:table-cell>
          <table:table-cell table:style-name="ce20"/>
          <table:table-cell table:style-name="ce50" table:formula="of:=((100-[.F458])/100)*[.B4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6]&lt;&gt;&quot;&quot;;CONCATENATE(&quot;(&quot;;[Evidence.A446];&quot;) - &quot;;[Evidence.D446];&quot; - &quot;;[Evidence.E446];&quot;; [&quot;;[Evidence.H446];&quot;]&quot;);&quot;EMPTY&quot;)" office:value-type="string" office:string-value="EMPTY" calcext:value-type="string">
            <text:p>EMPTY</text:p>
          </table:table-cell>
          <table:table-cell table:style-name="ce21" table:formula="of:=[Evidence.F4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6]);2014-[Evidence.G446];&quot;&quot;)">
            <text:p/>
          </table:table-cell>
          <table:table-cell table:style-name="ce20"/>
          <table:table-cell table:style-name="ce50" table:formula="of:=((100-[.F459])/100)*[.B4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7]&lt;&gt;&quot;&quot;;CONCATENATE(&quot;(&quot;;[Evidence.A447];&quot;) - &quot;;[Evidence.D447];&quot; - &quot;;[Evidence.E447];&quot;; [&quot;;[Evidence.H447];&quot;]&quot;);&quot;EMPTY&quot;)" office:value-type="string" office:string-value="EMPTY" calcext:value-type="string">
            <text:p>EMPTY</text:p>
          </table:table-cell>
          <table:table-cell table:style-name="ce21" table:formula="of:=[Evidence.F4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7]);2014-[Evidence.G447];&quot;&quot;)">
            <text:p/>
          </table:table-cell>
          <table:table-cell table:style-name="ce20"/>
          <table:table-cell table:style-name="ce50" table:formula="of:=((100-[.F460])/100)*[.B4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8]&lt;&gt;&quot;&quot;;CONCATENATE(&quot;(&quot;;[Evidence.A448];&quot;) - &quot;;[Evidence.D448];&quot; - &quot;;[Evidence.E448];&quot;; [&quot;;[Evidence.H448];&quot;]&quot;);&quot;EMPTY&quot;)" office:value-type="string" office:string-value="EMPTY" calcext:value-type="string">
            <text:p>EMPTY</text:p>
          </table:table-cell>
          <table:table-cell table:style-name="ce21" table:formula="of:=[Evidence.F4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8]);2014-[Evidence.G448];&quot;&quot;)">
            <text:p/>
          </table:table-cell>
          <table:table-cell table:style-name="ce20"/>
          <table:table-cell table:style-name="ce50" table:formula="of:=((100-[.F461])/100)*[.B4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49]&lt;&gt;&quot;&quot;;CONCATENATE(&quot;(&quot;;[Evidence.A449];&quot;) - &quot;;[Evidence.D449];&quot; - &quot;;[Evidence.E449];&quot;; [&quot;;[Evidence.H449];&quot;]&quot;);&quot;EMPTY&quot;)" office:value-type="string" office:string-value="EMPTY" calcext:value-type="string">
            <text:p>EMPTY</text:p>
          </table:table-cell>
          <table:table-cell table:style-name="ce21" table:formula="of:=[Evidence.F4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49]);2014-[Evidence.G449];&quot;&quot;)">
            <text:p/>
          </table:table-cell>
          <table:table-cell table:style-name="ce20"/>
          <table:table-cell table:style-name="ce50" table:formula="of:=((100-[.F462])/100)*[.B4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0]&lt;&gt;&quot;&quot;;CONCATENATE(&quot;(&quot;;[Evidence.A450];&quot;) - &quot;;[Evidence.D450];&quot; - &quot;;[Evidence.E450];&quot;; [&quot;;[Evidence.H450];&quot;]&quot;);&quot;EMPTY&quot;)" office:value-type="string" office:string-value="EMPTY" calcext:value-type="string">
            <text:p>EMPTY</text:p>
          </table:table-cell>
          <table:table-cell table:style-name="ce21" table:formula="of:=[Evidence.F4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0]);2014-[Evidence.G450];&quot;&quot;)">
            <text:p/>
          </table:table-cell>
          <table:table-cell table:style-name="ce20"/>
          <table:table-cell table:style-name="ce50" table:formula="of:=((100-[.F463])/100)*[.B4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1]&lt;&gt;&quot;&quot;;CONCATENATE(&quot;(&quot;;[Evidence.A451];&quot;) - &quot;;[Evidence.D451];&quot; - &quot;;[Evidence.E451];&quot;; [&quot;;[Evidence.H451];&quot;]&quot;);&quot;EMPTY&quot;)" office:value-type="string" office:string-value="EMPTY" calcext:value-type="string">
            <text:p>EMPTY</text:p>
          </table:table-cell>
          <table:table-cell table:style-name="ce21" table:formula="of:=[Evidence.F4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1]);2014-[Evidence.G451];&quot;&quot;)">
            <text:p/>
          </table:table-cell>
          <table:table-cell table:style-name="ce20"/>
          <table:table-cell table:style-name="ce50" table:formula="of:=((100-[.F464])/100)*[.B4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2]&lt;&gt;&quot;&quot;;CONCATENATE(&quot;(&quot;;[Evidence.A452];&quot;) - &quot;;[Evidence.D452];&quot; - &quot;;[Evidence.E452];&quot;; [&quot;;[Evidence.H452];&quot;]&quot;);&quot;EMPTY&quot;)" office:value-type="string" office:string-value="EMPTY" calcext:value-type="string">
            <text:p>EMPTY</text:p>
          </table:table-cell>
          <table:table-cell table:style-name="ce21" table:formula="of:=[Evidence.F4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2]);2014-[Evidence.G452];&quot;&quot;)">
            <text:p/>
          </table:table-cell>
          <table:table-cell table:style-name="ce20"/>
          <table:table-cell table:style-name="ce50" table:formula="of:=((100-[.F465])/100)*[.B4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3]&lt;&gt;&quot;&quot;;CONCATENATE(&quot;(&quot;;[Evidence.A453];&quot;) - &quot;;[Evidence.D453];&quot; - &quot;;[Evidence.E453];&quot;; [&quot;;[Evidence.H453];&quot;]&quot;);&quot;EMPTY&quot;)" office:value-type="string" office:string-value="EMPTY" calcext:value-type="string">
            <text:p>EMPTY</text:p>
          </table:table-cell>
          <table:table-cell table:style-name="ce21" table:formula="of:=[Evidence.F4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3]);2014-[Evidence.G453];&quot;&quot;)">
            <text:p/>
          </table:table-cell>
          <table:table-cell table:style-name="ce20"/>
          <table:table-cell table:style-name="ce50" table:formula="of:=((100-[.F466])/100)*[.B4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4]&lt;&gt;&quot;&quot;;CONCATENATE(&quot;(&quot;;[Evidence.A454];&quot;) - &quot;;[Evidence.D454];&quot; - &quot;;[Evidence.E454];&quot;; [&quot;;[Evidence.H454];&quot;]&quot;);&quot;EMPTY&quot;)" office:value-type="string" office:string-value="EMPTY" calcext:value-type="string">
            <text:p>EMPTY</text:p>
          </table:table-cell>
          <table:table-cell table:style-name="ce21" table:formula="of:=[Evidence.F4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4]);2014-[Evidence.G454];&quot;&quot;)">
            <text:p/>
          </table:table-cell>
          <table:table-cell table:style-name="ce20"/>
          <table:table-cell table:style-name="ce50" table:formula="of:=((100-[.F467])/100)*[.B4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5]&lt;&gt;&quot;&quot;;CONCATENATE(&quot;(&quot;;[Evidence.A455];&quot;) - &quot;;[Evidence.D455];&quot; - &quot;;[Evidence.E455];&quot;; [&quot;;[Evidence.H455];&quot;]&quot;);&quot;EMPTY&quot;)" office:value-type="string" office:string-value="EMPTY" calcext:value-type="string">
            <text:p>EMPTY</text:p>
          </table:table-cell>
          <table:table-cell table:style-name="ce21" table:formula="of:=[Evidence.F4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5]);2014-[Evidence.G455];&quot;&quot;)">
            <text:p/>
          </table:table-cell>
          <table:table-cell table:style-name="ce20"/>
          <table:table-cell table:style-name="ce50" table:formula="of:=((100-[.F468])/100)*[.B4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6]&lt;&gt;&quot;&quot;;CONCATENATE(&quot;(&quot;;[Evidence.A456];&quot;) - &quot;;[Evidence.D456];&quot; - &quot;;[Evidence.E456];&quot;; [&quot;;[Evidence.H456];&quot;]&quot;);&quot;EMPTY&quot;)" office:value-type="string" office:string-value="EMPTY" calcext:value-type="string">
            <text:p>EMPTY</text:p>
          </table:table-cell>
          <table:table-cell table:style-name="ce21" table:formula="of:=[Evidence.F4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6]);2014-[Evidence.G456];&quot;&quot;)">
            <text:p/>
          </table:table-cell>
          <table:table-cell table:style-name="ce20"/>
          <table:table-cell table:style-name="ce50" table:formula="of:=((100-[.F469])/100)*[.B4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7]&lt;&gt;&quot;&quot;;CONCATENATE(&quot;(&quot;;[Evidence.A457];&quot;) - &quot;;[Evidence.D457];&quot; - &quot;;[Evidence.E457];&quot;; [&quot;;[Evidence.H457];&quot;]&quot;);&quot;EMPTY&quot;)" office:value-type="string" office:string-value="EMPTY" calcext:value-type="string">
            <text:p>EMPTY</text:p>
          </table:table-cell>
          <table:table-cell table:style-name="ce21" table:formula="of:=[Evidence.F4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7]);2014-[Evidence.G457];&quot;&quot;)">
            <text:p/>
          </table:table-cell>
          <table:table-cell table:style-name="ce20"/>
          <table:table-cell table:style-name="ce50" table:formula="of:=((100-[.F470])/100)*[.B4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8]&lt;&gt;&quot;&quot;;CONCATENATE(&quot;(&quot;;[Evidence.A458];&quot;) - &quot;;[Evidence.D458];&quot; - &quot;;[Evidence.E458];&quot;; [&quot;;[Evidence.H458];&quot;]&quot;);&quot;EMPTY&quot;)" office:value-type="string" office:string-value="EMPTY" calcext:value-type="string">
            <text:p>EMPTY</text:p>
          </table:table-cell>
          <table:table-cell table:style-name="ce21" table:formula="of:=[Evidence.F4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8]);2014-[Evidence.G458];&quot;&quot;)">
            <text:p/>
          </table:table-cell>
          <table:table-cell table:style-name="ce20"/>
          <table:table-cell table:style-name="ce50" table:formula="of:=((100-[.F471])/100)*[.B4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9]&lt;&gt;&quot;&quot;;CONCATENATE(&quot;(&quot;;[Evidence.A459];&quot;) - &quot;;[Evidence.D459];&quot; - &quot;;[Evidence.E459];&quot;; [&quot;;[Evidence.H459];&quot;]&quot;);&quot;EMPTY&quot;)" office:value-type="string" office:string-value="EMPTY" calcext:value-type="string">
            <text:p>EMPTY</text:p>
          </table:table-cell>
          <table:table-cell table:style-name="ce21" table:formula="of:=[Evidence.F4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59]);2014-[Evidence.G459];&quot;&quot;)">
            <text:p/>
          </table:table-cell>
          <table:table-cell table:style-name="ce20"/>
          <table:table-cell table:style-name="ce50" table:formula="of:=((100-[.F472])/100)*[.B4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0]&lt;&gt;&quot;&quot;;CONCATENATE(&quot;(&quot;;[Evidence.A460];&quot;) - &quot;;[Evidence.D460];&quot; - &quot;;[Evidence.E460];&quot;; [&quot;;[Evidence.H460];&quot;]&quot;);&quot;EMPTY&quot;)" office:value-type="string" office:string-value="EMPTY" calcext:value-type="string">
            <text:p>EMPTY</text:p>
          </table:table-cell>
          <table:table-cell table:style-name="ce21" table:formula="of:=[Evidence.F4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0]);2014-[Evidence.G460];&quot;&quot;)">
            <text:p/>
          </table:table-cell>
          <table:table-cell table:style-name="ce20"/>
          <table:table-cell table:style-name="ce50" table:formula="of:=((100-[.F473])/100)*[.B4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1]&lt;&gt;&quot;&quot;;CONCATENATE(&quot;(&quot;;[Evidence.A461];&quot;) - &quot;;[Evidence.D461];&quot; - &quot;;[Evidence.E461];&quot;; [&quot;;[Evidence.H461];&quot;]&quot;);&quot;EMPTY&quot;)" office:value-type="string" office:string-value="EMPTY" calcext:value-type="string">
            <text:p>EMPTY</text:p>
          </table:table-cell>
          <table:table-cell table:style-name="ce21" table:formula="of:=[Evidence.F4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1]);2014-[Evidence.G461];&quot;&quot;)">
            <text:p/>
          </table:table-cell>
          <table:table-cell table:style-name="ce20"/>
          <table:table-cell table:style-name="ce50" table:formula="of:=((100-[.F474])/100)*[.B4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2]&lt;&gt;&quot;&quot;;CONCATENATE(&quot;(&quot;;[Evidence.A462];&quot;) - &quot;;[Evidence.D462];&quot; - &quot;;[Evidence.E462];&quot;; [&quot;;[Evidence.H462];&quot;]&quot;);&quot;EMPTY&quot;)" office:value-type="string" office:string-value="EMPTY" calcext:value-type="string">
            <text:p>EMPTY</text:p>
          </table:table-cell>
          <table:table-cell table:style-name="ce21" table:formula="of:=[Evidence.F4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2]);2014-[Evidence.G462];&quot;&quot;)">
            <text:p/>
          </table:table-cell>
          <table:table-cell table:style-name="ce20"/>
          <table:table-cell table:style-name="ce50" table:formula="of:=((100-[.F475])/100)*[.B4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3]&lt;&gt;&quot;&quot;;CONCATENATE(&quot;(&quot;;[Evidence.A463];&quot;) - &quot;;[Evidence.D463];&quot; - &quot;;[Evidence.E463];&quot;; [&quot;;[Evidence.H463];&quot;]&quot;);&quot;EMPTY&quot;)" office:value-type="string" office:string-value="EMPTY" calcext:value-type="string">
            <text:p>EMPTY</text:p>
          </table:table-cell>
          <table:table-cell table:style-name="ce21" table:formula="of:=[Evidence.F4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3]);2014-[Evidence.G463];&quot;&quot;)">
            <text:p/>
          </table:table-cell>
          <table:table-cell table:style-name="ce20"/>
          <table:table-cell table:style-name="ce50" table:formula="of:=((100-[.F476])/100)*[.B4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4]&lt;&gt;&quot;&quot;;CONCATENATE(&quot;(&quot;;[Evidence.A464];&quot;) - &quot;;[Evidence.D464];&quot; - &quot;;[Evidence.E464];&quot;; [&quot;;[Evidence.H464];&quot;]&quot;);&quot;EMPTY&quot;)" office:value-type="string" office:string-value="EMPTY" calcext:value-type="string">
            <text:p>EMPTY</text:p>
          </table:table-cell>
          <table:table-cell table:style-name="ce21" table:formula="of:=[Evidence.F4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4]);2014-[Evidence.G464];&quot;&quot;)">
            <text:p/>
          </table:table-cell>
          <table:table-cell table:style-name="ce20"/>
          <table:table-cell table:style-name="ce50" table:formula="of:=((100-[.F477])/100)*[.B4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5]&lt;&gt;&quot;&quot;;CONCATENATE(&quot;(&quot;;[Evidence.A465];&quot;) - &quot;;[Evidence.D465];&quot; - &quot;;[Evidence.E465];&quot;; [&quot;;[Evidence.H465];&quot;]&quot;);&quot;EMPTY&quot;)" office:value-type="string" office:string-value="EMPTY" calcext:value-type="string">
            <text:p>EMPTY</text:p>
          </table:table-cell>
          <table:table-cell table:style-name="ce21" table:formula="of:=[Evidence.F4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5]);2014-[Evidence.G465];&quot;&quot;)">
            <text:p/>
          </table:table-cell>
          <table:table-cell table:style-name="ce20"/>
          <table:table-cell table:style-name="ce50" table:formula="of:=((100-[.F478])/100)*[.B4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6]&lt;&gt;&quot;&quot;;CONCATENATE(&quot;(&quot;;[Evidence.A466];&quot;) - &quot;;[Evidence.D466];&quot; - &quot;;[Evidence.E466];&quot;; [&quot;;[Evidence.H466];&quot;]&quot;);&quot;EMPTY&quot;)" office:value-type="string" office:string-value="EMPTY" calcext:value-type="string">
            <text:p>EMPTY</text:p>
          </table:table-cell>
          <table:table-cell table:style-name="ce21" table:formula="of:=[Evidence.F4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6]);2014-[Evidence.G466];&quot;&quot;)">
            <text:p/>
          </table:table-cell>
          <table:table-cell table:style-name="ce20"/>
          <table:table-cell table:style-name="ce50" table:formula="of:=((100-[.F479])/100)*[.B4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7]&lt;&gt;&quot;&quot;;CONCATENATE(&quot;(&quot;;[Evidence.A467];&quot;) - &quot;;[Evidence.D467];&quot; - &quot;;[Evidence.E467];&quot;; [&quot;;[Evidence.H467];&quot;]&quot;);&quot;EMPTY&quot;)" office:value-type="string" office:string-value="EMPTY" calcext:value-type="string">
            <text:p>EMPTY</text:p>
          </table:table-cell>
          <table:table-cell table:style-name="ce21" table:formula="of:=[Evidence.F4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7]);2014-[Evidence.G467];&quot;&quot;)">
            <text:p/>
          </table:table-cell>
          <table:table-cell table:style-name="ce20"/>
          <table:table-cell table:style-name="ce50" table:formula="of:=((100-[.F480])/100)*[.B4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8]&lt;&gt;&quot;&quot;;CONCATENATE(&quot;(&quot;;[Evidence.A468];&quot;) - &quot;;[Evidence.D468];&quot; - &quot;;[Evidence.E468];&quot;; [&quot;;[Evidence.H468];&quot;]&quot;);&quot;EMPTY&quot;)" office:value-type="string" office:string-value="EMPTY" calcext:value-type="string">
            <text:p>EMPTY</text:p>
          </table:table-cell>
          <table:table-cell table:style-name="ce21" table:formula="of:=[Evidence.F4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8]);2014-[Evidence.G468];&quot;&quot;)">
            <text:p/>
          </table:table-cell>
          <table:table-cell table:style-name="ce20"/>
          <table:table-cell table:style-name="ce50" table:formula="of:=((100-[.F481])/100)*[.B4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69]&lt;&gt;&quot;&quot;;CONCATENATE(&quot;(&quot;;[Evidence.A469];&quot;) - &quot;;[Evidence.D469];&quot; - &quot;;[Evidence.E469];&quot;; [&quot;;[Evidence.H469];&quot;]&quot;);&quot;EMPTY&quot;)" office:value-type="string" office:string-value="EMPTY" calcext:value-type="string">
            <text:p>EMPTY</text:p>
          </table:table-cell>
          <table:table-cell table:style-name="ce21" table:formula="of:=[Evidence.F4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69]);2014-[Evidence.G469];&quot;&quot;)">
            <text:p/>
          </table:table-cell>
          <table:table-cell table:style-name="ce20"/>
          <table:table-cell table:style-name="ce50" table:formula="of:=((100-[.F482])/100)*[.B4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0]&lt;&gt;&quot;&quot;;CONCATENATE(&quot;(&quot;;[Evidence.A470];&quot;) - &quot;;[Evidence.D470];&quot; - &quot;;[Evidence.E470];&quot;; [&quot;;[Evidence.H470];&quot;]&quot;);&quot;EMPTY&quot;)" office:value-type="string" office:string-value="EMPTY" calcext:value-type="string">
            <text:p>EMPTY</text:p>
          </table:table-cell>
          <table:table-cell table:style-name="ce21" table:formula="of:=[Evidence.F4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0]);2014-[Evidence.G470];&quot;&quot;)">
            <text:p/>
          </table:table-cell>
          <table:table-cell table:style-name="ce20"/>
          <table:table-cell table:style-name="ce50" table:formula="of:=((100-[.F483])/100)*[.B4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1]&lt;&gt;&quot;&quot;;CONCATENATE(&quot;(&quot;;[Evidence.A471];&quot;) - &quot;;[Evidence.D471];&quot; - &quot;;[Evidence.E471];&quot;; [&quot;;[Evidence.H471];&quot;]&quot;);&quot;EMPTY&quot;)" office:value-type="string" office:string-value="EMPTY" calcext:value-type="string">
            <text:p>EMPTY</text:p>
          </table:table-cell>
          <table:table-cell table:style-name="ce21" table:formula="of:=[Evidence.F4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1]);2014-[Evidence.G471];&quot;&quot;)">
            <text:p/>
          </table:table-cell>
          <table:table-cell table:style-name="ce20"/>
          <table:table-cell table:style-name="ce50" table:formula="of:=((100-[.F484])/100)*[.B4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2]&lt;&gt;&quot;&quot;;CONCATENATE(&quot;(&quot;;[Evidence.A472];&quot;) - &quot;;[Evidence.D472];&quot; - &quot;;[Evidence.E472];&quot;; [&quot;;[Evidence.H472];&quot;]&quot;);&quot;EMPTY&quot;)" office:value-type="string" office:string-value="EMPTY" calcext:value-type="string">
            <text:p>EMPTY</text:p>
          </table:table-cell>
          <table:table-cell table:style-name="ce21" table:formula="of:=[Evidence.F4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2]);2014-[Evidence.G472];&quot;&quot;)">
            <text:p/>
          </table:table-cell>
          <table:table-cell table:style-name="ce20"/>
          <table:table-cell table:style-name="ce50" table:formula="of:=((100-[.F485])/100)*[.B4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3]&lt;&gt;&quot;&quot;;CONCATENATE(&quot;(&quot;;[Evidence.A473];&quot;) - &quot;;[Evidence.D473];&quot; - &quot;;[Evidence.E473];&quot;; [&quot;;[Evidence.H473];&quot;]&quot;);&quot;EMPTY&quot;)" office:value-type="string" office:string-value="EMPTY" calcext:value-type="string">
            <text:p>EMPTY</text:p>
          </table:table-cell>
          <table:table-cell table:style-name="ce21" table:formula="of:=[Evidence.F4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3]);2014-[Evidence.G473];&quot;&quot;)">
            <text:p/>
          </table:table-cell>
          <table:table-cell table:style-name="ce20"/>
          <table:table-cell table:style-name="ce50" table:formula="of:=((100-[.F486])/100)*[.B4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4]&lt;&gt;&quot;&quot;;CONCATENATE(&quot;(&quot;;[Evidence.A474];&quot;) - &quot;;[Evidence.D474];&quot; - &quot;;[Evidence.E474];&quot;; [&quot;;[Evidence.H474];&quot;]&quot;);&quot;EMPTY&quot;)" office:value-type="string" office:string-value="EMPTY" calcext:value-type="string">
            <text:p>EMPTY</text:p>
          </table:table-cell>
          <table:table-cell table:style-name="ce21" table:formula="of:=[Evidence.F4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4]);2014-[Evidence.G474];&quot;&quot;)">
            <text:p/>
          </table:table-cell>
          <table:table-cell table:style-name="ce20"/>
          <table:table-cell table:style-name="ce50" table:formula="of:=((100-[.F487])/100)*[.B4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5]&lt;&gt;&quot;&quot;;CONCATENATE(&quot;(&quot;;[Evidence.A475];&quot;) - &quot;;[Evidence.D475];&quot; - &quot;;[Evidence.E475];&quot;; [&quot;;[Evidence.H475];&quot;]&quot;);&quot;EMPTY&quot;)" office:value-type="string" office:string-value="EMPTY" calcext:value-type="string">
            <text:p>EMPTY</text:p>
          </table:table-cell>
          <table:table-cell table:style-name="ce21" table:formula="of:=[Evidence.F4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5]);2014-[Evidence.G475];&quot;&quot;)">
            <text:p/>
          </table:table-cell>
          <table:table-cell table:style-name="ce20"/>
          <table:table-cell table:style-name="ce50" table:formula="of:=((100-[.F488])/100)*[.B4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6]&lt;&gt;&quot;&quot;;CONCATENATE(&quot;(&quot;;[Evidence.A476];&quot;) - &quot;;[Evidence.D476];&quot; - &quot;;[Evidence.E476];&quot;; [&quot;;[Evidence.H476];&quot;]&quot;);&quot;EMPTY&quot;)" office:value-type="string" office:string-value="EMPTY" calcext:value-type="string">
            <text:p>EMPTY</text:p>
          </table:table-cell>
          <table:table-cell table:style-name="ce21" table:formula="of:=[Evidence.F4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6]);2014-[Evidence.G476];&quot;&quot;)">
            <text:p/>
          </table:table-cell>
          <table:table-cell table:style-name="ce20"/>
          <table:table-cell table:style-name="ce50" table:formula="of:=((100-[.F489])/100)*[.B4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7]&lt;&gt;&quot;&quot;;CONCATENATE(&quot;(&quot;;[Evidence.A477];&quot;) - &quot;;[Evidence.D477];&quot; - &quot;;[Evidence.E477];&quot;; [&quot;;[Evidence.H477];&quot;]&quot;);&quot;EMPTY&quot;)" office:value-type="string" office:string-value="EMPTY" calcext:value-type="string">
            <text:p>EMPTY</text:p>
          </table:table-cell>
          <table:table-cell table:style-name="ce21" table:formula="of:=[Evidence.F4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7]);2014-[Evidence.G477];&quot;&quot;)">
            <text:p/>
          </table:table-cell>
          <table:table-cell table:style-name="ce20"/>
          <table:table-cell table:style-name="ce50" table:formula="of:=((100-[.F490])/100)*[.B4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8]&lt;&gt;&quot;&quot;;CONCATENATE(&quot;(&quot;;[Evidence.A478];&quot;) - &quot;;[Evidence.D478];&quot; - &quot;;[Evidence.E478];&quot;; [&quot;;[Evidence.H478];&quot;]&quot;);&quot;EMPTY&quot;)" office:value-type="string" office:string-value="EMPTY" calcext:value-type="string">
            <text:p>EMPTY</text:p>
          </table:table-cell>
          <table:table-cell table:style-name="ce21" table:formula="of:=[Evidence.F4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8]);2014-[Evidence.G478];&quot;&quot;)">
            <text:p/>
          </table:table-cell>
          <table:table-cell table:style-name="ce20"/>
          <table:table-cell table:style-name="ce50" table:formula="of:=((100-[.F491])/100)*[.B4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79]&lt;&gt;&quot;&quot;;CONCATENATE(&quot;(&quot;;[Evidence.A479];&quot;) - &quot;;[Evidence.D479];&quot; - &quot;;[Evidence.E479];&quot;; [&quot;;[Evidence.H479];&quot;]&quot;);&quot;EMPTY&quot;)" office:value-type="string" office:string-value="EMPTY" calcext:value-type="string">
            <text:p>EMPTY</text:p>
          </table:table-cell>
          <table:table-cell table:style-name="ce21" table:formula="of:=[Evidence.F4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79]);2014-[Evidence.G479];&quot;&quot;)">
            <text:p/>
          </table:table-cell>
          <table:table-cell table:style-name="ce20"/>
          <table:table-cell table:style-name="ce50" table:formula="of:=((100-[.F492])/100)*[.B4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0]&lt;&gt;&quot;&quot;;CONCATENATE(&quot;(&quot;;[Evidence.A480];&quot;) - &quot;;[Evidence.D480];&quot; - &quot;;[Evidence.E480];&quot;; [&quot;;[Evidence.H480];&quot;]&quot;);&quot;EMPTY&quot;)" office:value-type="string" office:string-value="EMPTY" calcext:value-type="string">
            <text:p>EMPTY</text:p>
          </table:table-cell>
          <table:table-cell table:style-name="ce21" table:formula="of:=[Evidence.F4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0]);2014-[Evidence.G480];&quot;&quot;)">
            <text:p/>
          </table:table-cell>
          <table:table-cell table:style-name="ce20"/>
          <table:table-cell table:style-name="ce50" table:formula="of:=((100-[.F493])/100)*[.B4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1]&lt;&gt;&quot;&quot;;CONCATENATE(&quot;(&quot;;[Evidence.A481];&quot;) - &quot;;[Evidence.D481];&quot; - &quot;;[Evidence.E481];&quot;; [&quot;;[Evidence.H481];&quot;]&quot;);&quot;EMPTY&quot;)" office:value-type="string" office:string-value="EMPTY" calcext:value-type="string">
            <text:p>EMPTY</text:p>
          </table:table-cell>
          <table:table-cell table:style-name="ce21" table:formula="of:=[Evidence.F4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1]);2014-[Evidence.G481];&quot;&quot;)">
            <text:p/>
          </table:table-cell>
          <table:table-cell table:style-name="ce20"/>
          <table:table-cell table:style-name="ce50" table:formula="of:=((100-[.F494])/100)*[.B4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2]&lt;&gt;&quot;&quot;;CONCATENATE(&quot;(&quot;;[Evidence.A482];&quot;) - &quot;;[Evidence.D482];&quot; - &quot;;[Evidence.E482];&quot;; [&quot;;[Evidence.H482];&quot;]&quot;);&quot;EMPTY&quot;)" office:value-type="string" office:string-value="EMPTY" calcext:value-type="string">
            <text:p>EMPTY</text:p>
          </table:table-cell>
          <table:table-cell table:style-name="ce21" table:formula="of:=[Evidence.F4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2]);2014-[Evidence.G482];&quot;&quot;)">
            <text:p/>
          </table:table-cell>
          <table:table-cell table:style-name="ce20"/>
          <table:table-cell table:style-name="ce50" table:formula="of:=((100-[.F495])/100)*[.B4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3]&lt;&gt;&quot;&quot;;CONCATENATE(&quot;(&quot;;[Evidence.A483];&quot;) - &quot;;[Evidence.D483];&quot; - &quot;;[Evidence.E483];&quot;; [&quot;;[Evidence.H483];&quot;]&quot;);&quot;EMPTY&quot;)" office:value-type="string" office:string-value="EMPTY" calcext:value-type="string">
            <text:p>EMPTY</text:p>
          </table:table-cell>
          <table:table-cell table:style-name="ce21" table:formula="of:=[Evidence.F4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3]);2014-[Evidence.G483];&quot;&quot;)">
            <text:p/>
          </table:table-cell>
          <table:table-cell table:style-name="ce20"/>
          <table:table-cell table:style-name="ce50" table:formula="of:=((100-[.F496])/100)*[.B4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4]&lt;&gt;&quot;&quot;;CONCATENATE(&quot;(&quot;;[Evidence.A484];&quot;) - &quot;;[Evidence.D484];&quot; - &quot;;[Evidence.E484];&quot;; [&quot;;[Evidence.H484];&quot;]&quot;);&quot;EMPTY&quot;)" office:value-type="string" office:string-value="EMPTY" calcext:value-type="string">
            <text:p>EMPTY</text:p>
          </table:table-cell>
          <table:table-cell table:style-name="ce21" table:formula="of:=[Evidence.F4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4]);2014-[Evidence.G484];&quot;&quot;)">
            <text:p/>
          </table:table-cell>
          <table:table-cell table:style-name="ce20"/>
          <table:table-cell table:style-name="ce50" table:formula="of:=((100-[.F497])/100)*[.B4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5]&lt;&gt;&quot;&quot;;CONCATENATE(&quot;(&quot;;[Evidence.A485];&quot;) - &quot;;[Evidence.D485];&quot; - &quot;;[Evidence.E485];&quot;; [&quot;;[Evidence.H485];&quot;]&quot;);&quot;EMPTY&quot;)" office:value-type="string" office:string-value="EMPTY" calcext:value-type="string">
            <text:p>EMPTY</text:p>
          </table:table-cell>
          <table:table-cell table:style-name="ce21" table:formula="of:=[Evidence.F4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5]);2014-[Evidence.G485];&quot;&quot;)">
            <text:p/>
          </table:table-cell>
          <table:table-cell table:style-name="ce20"/>
          <table:table-cell table:style-name="ce50" table:formula="of:=((100-[.F498])/100)*[.B4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6]&lt;&gt;&quot;&quot;;CONCATENATE(&quot;(&quot;;[Evidence.A486];&quot;) - &quot;;[Evidence.D486];&quot; - &quot;;[Evidence.E486];&quot;; [&quot;;[Evidence.H486];&quot;]&quot;);&quot;EMPTY&quot;)" office:value-type="string" office:string-value="EMPTY" calcext:value-type="string">
            <text:p>EMPTY</text:p>
          </table:table-cell>
          <table:table-cell table:style-name="ce21" table:formula="of:=[Evidence.F4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6]);2014-[Evidence.G486];&quot;&quot;)">
            <text:p/>
          </table:table-cell>
          <table:table-cell table:style-name="ce20"/>
          <table:table-cell table:style-name="ce50" table:formula="of:=((100-[.F499])/100)*[.B4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7]&lt;&gt;&quot;&quot;;CONCATENATE(&quot;(&quot;;[Evidence.A487];&quot;) - &quot;;[Evidence.D487];&quot; - &quot;;[Evidence.E487];&quot;; [&quot;;[Evidence.H487];&quot;]&quot;);&quot;EMPTY&quot;)" office:value-type="string" office:string-value="EMPTY" calcext:value-type="string">
            <text:p>EMPTY</text:p>
          </table:table-cell>
          <table:table-cell table:style-name="ce21" table:formula="of:=[Evidence.F4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7]);2014-[Evidence.G487];&quot;&quot;)">
            <text:p/>
          </table:table-cell>
          <table:table-cell table:style-name="ce20"/>
          <table:table-cell table:style-name="ce50" table:formula="of:=((100-[.F500])/100)*[.B5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8]&lt;&gt;&quot;&quot;;CONCATENATE(&quot;(&quot;;[Evidence.A488];&quot;) - &quot;;[Evidence.D488];&quot; - &quot;;[Evidence.E488];&quot;; [&quot;;[Evidence.H488];&quot;]&quot;);&quot;EMPTY&quot;)" office:value-type="string" office:string-value="EMPTY" calcext:value-type="string">
            <text:p>EMPTY</text:p>
          </table:table-cell>
          <table:table-cell table:style-name="ce21" table:formula="of:=[Evidence.F4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8]);2014-[Evidence.G488];&quot;&quot;)">
            <text:p/>
          </table:table-cell>
          <table:table-cell table:style-name="ce20"/>
          <table:table-cell table:style-name="ce50" table:formula="of:=((100-[.F501])/100)*[.B5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89]&lt;&gt;&quot;&quot;;CONCATENATE(&quot;(&quot;;[Evidence.A489];&quot;) - &quot;;[Evidence.D489];&quot; - &quot;;[Evidence.E489];&quot;; [&quot;;[Evidence.H489];&quot;]&quot;);&quot;EMPTY&quot;)" office:value-type="string" office:string-value="EMPTY" calcext:value-type="string">
            <text:p>EMPTY</text:p>
          </table:table-cell>
          <table:table-cell table:style-name="ce21" table:formula="of:=[Evidence.F4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89]);2014-[Evidence.G489];&quot;&quot;)">
            <text:p/>
          </table:table-cell>
          <table:table-cell table:style-name="ce20"/>
          <table:table-cell table:style-name="ce50" table:formula="of:=((100-[.F502])/100)*[.B5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0]&lt;&gt;&quot;&quot;;CONCATENATE(&quot;(&quot;;[Evidence.A490];&quot;) - &quot;;[Evidence.D490];&quot; - &quot;;[Evidence.E490];&quot;; [&quot;;[Evidence.H490];&quot;]&quot;);&quot;EMPTY&quot;)" office:value-type="string" office:string-value="EMPTY" calcext:value-type="string">
            <text:p>EMPTY</text:p>
          </table:table-cell>
          <table:table-cell table:style-name="ce21" table:formula="of:=[Evidence.F4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0]);2014-[Evidence.G490];&quot;&quot;)">
            <text:p/>
          </table:table-cell>
          <table:table-cell table:style-name="ce20"/>
          <table:table-cell table:style-name="ce50" table:formula="of:=((100-[.F503])/100)*[.B5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1]&lt;&gt;&quot;&quot;;CONCATENATE(&quot;(&quot;;[Evidence.A491];&quot;) - &quot;;[Evidence.D491];&quot; - &quot;;[Evidence.E491];&quot;; [&quot;;[Evidence.H491];&quot;]&quot;);&quot;EMPTY&quot;)" office:value-type="string" office:string-value="EMPTY" calcext:value-type="string">
            <text:p>EMPTY</text:p>
          </table:table-cell>
          <table:table-cell table:style-name="ce21" table:formula="of:=[Evidence.F4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1]);2014-[Evidence.G491];&quot;&quot;)">
            <text:p/>
          </table:table-cell>
          <table:table-cell table:style-name="ce20"/>
          <table:table-cell table:style-name="ce50" table:formula="of:=((100-[.F504])/100)*[.B5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2]&lt;&gt;&quot;&quot;;CONCATENATE(&quot;(&quot;;[Evidence.A492];&quot;) - &quot;;[Evidence.D492];&quot; - &quot;;[Evidence.E492];&quot;; [&quot;;[Evidence.H492];&quot;]&quot;);&quot;EMPTY&quot;)" office:value-type="string" office:string-value="EMPTY" calcext:value-type="string">
            <text:p>EMPTY</text:p>
          </table:table-cell>
          <table:table-cell table:style-name="ce21" table:formula="of:=[Evidence.F4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2]);2014-[Evidence.G492];&quot;&quot;)">
            <text:p/>
          </table:table-cell>
          <table:table-cell table:style-name="ce20"/>
          <table:table-cell table:style-name="ce50" table:formula="of:=((100-[.F505])/100)*[.B5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3]&lt;&gt;&quot;&quot;;CONCATENATE(&quot;(&quot;;[Evidence.A493];&quot;) - &quot;;[Evidence.D493];&quot; - &quot;;[Evidence.E493];&quot;; [&quot;;[Evidence.H493];&quot;]&quot;);&quot;EMPTY&quot;)" office:value-type="string" office:string-value="EMPTY" calcext:value-type="string">
            <text:p>EMPTY</text:p>
          </table:table-cell>
          <table:table-cell table:style-name="ce21" table:formula="of:=[Evidence.F4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3]);2014-[Evidence.G493];&quot;&quot;)">
            <text:p/>
          </table:table-cell>
          <table:table-cell table:style-name="ce20"/>
          <table:table-cell table:style-name="ce50" table:formula="of:=((100-[.F506])/100)*[.B5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4]&lt;&gt;&quot;&quot;;CONCATENATE(&quot;(&quot;;[Evidence.A494];&quot;) - &quot;;[Evidence.D494];&quot; - &quot;;[Evidence.E494];&quot;; [&quot;;[Evidence.H494];&quot;]&quot;);&quot;EMPTY&quot;)" office:value-type="string" office:string-value="EMPTY" calcext:value-type="string">
            <text:p>EMPTY</text:p>
          </table:table-cell>
          <table:table-cell table:style-name="ce21" table:formula="of:=[Evidence.F4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4]);2014-[Evidence.G494];&quot;&quot;)">
            <text:p/>
          </table:table-cell>
          <table:table-cell table:style-name="ce20"/>
          <table:table-cell table:style-name="ce50" table:formula="of:=((100-[.F507])/100)*[.B5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5]&lt;&gt;&quot;&quot;;CONCATENATE(&quot;(&quot;;[Evidence.A495];&quot;) - &quot;;[Evidence.D495];&quot; - &quot;;[Evidence.E495];&quot;; [&quot;;[Evidence.H495];&quot;]&quot;);&quot;EMPTY&quot;)" office:value-type="string" office:string-value="EMPTY" calcext:value-type="string">
            <text:p>EMPTY</text:p>
          </table:table-cell>
          <table:table-cell table:style-name="ce21" table:formula="of:=[Evidence.F4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5]);2014-[Evidence.G495];&quot;&quot;)">
            <text:p/>
          </table:table-cell>
          <table:table-cell table:style-name="ce20"/>
          <table:table-cell table:style-name="ce50" table:formula="of:=((100-[.F508])/100)*[.B5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6]&lt;&gt;&quot;&quot;;CONCATENATE(&quot;(&quot;;[Evidence.A496];&quot;) - &quot;;[Evidence.D496];&quot; - &quot;;[Evidence.E496];&quot;; [&quot;;[Evidence.H496];&quot;]&quot;);&quot;EMPTY&quot;)" office:value-type="string" office:string-value="EMPTY" calcext:value-type="string">
            <text:p>EMPTY</text:p>
          </table:table-cell>
          <table:table-cell table:style-name="ce21" table:formula="of:=[Evidence.F4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6]);2014-[Evidence.G496];&quot;&quot;)">
            <text:p/>
          </table:table-cell>
          <table:table-cell table:style-name="ce20"/>
          <table:table-cell table:style-name="ce50" table:formula="of:=((100-[.F509])/100)*[.B5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7]&lt;&gt;&quot;&quot;;CONCATENATE(&quot;(&quot;;[Evidence.A497];&quot;) - &quot;;[Evidence.D497];&quot; - &quot;;[Evidence.E497];&quot;; [&quot;;[Evidence.H497];&quot;]&quot;);&quot;EMPTY&quot;)" office:value-type="string" office:string-value="EMPTY" calcext:value-type="string">
            <text:p>EMPTY</text:p>
          </table:table-cell>
          <table:table-cell table:style-name="ce21" table:formula="of:=[Evidence.F4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7]);2014-[Evidence.G497];&quot;&quot;)">
            <text:p/>
          </table:table-cell>
          <table:table-cell table:style-name="ce20"/>
          <table:table-cell table:style-name="ce50" table:formula="of:=((100-[.F510])/100)*[.B5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8]&lt;&gt;&quot;&quot;;CONCATENATE(&quot;(&quot;;[Evidence.A498];&quot;) - &quot;;[Evidence.D498];&quot; - &quot;;[Evidence.E498];&quot;; [&quot;;[Evidence.H498];&quot;]&quot;);&quot;EMPTY&quot;)" office:value-type="string" office:string-value="EMPTY" calcext:value-type="string">
            <text:p>EMPTY</text:p>
          </table:table-cell>
          <table:table-cell table:style-name="ce21" table:formula="of:=[Evidence.F4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8]);2014-[Evidence.G498];&quot;&quot;)">
            <text:p/>
          </table:table-cell>
          <table:table-cell table:style-name="ce20"/>
          <table:table-cell table:style-name="ce50" table:formula="of:=((100-[.F511])/100)*[.B5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99]&lt;&gt;&quot;&quot;;CONCATENATE(&quot;(&quot;;[Evidence.A499];&quot;) - &quot;;[Evidence.D499];&quot; - &quot;;[Evidence.E499];&quot;; [&quot;;[Evidence.H499];&quot;]&quot;);&quot;EMPTY&quot;)" office:value-type="string" office:string-value="EMPTY" calcext:value-type="string">
            <text:p>EMPTY</text:p>
          </table:table-cell>
          <table:table-cell table:style-name="ce21" table:formula="of:=[Evidence.F4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499]);2014-[Evidence.G499];&quot;&quot;)">
            <text:p/>
          </table:table-cell>
          <table:table-cell table:style-name="ce20"/>
          <table:table-cell table:style-name="ce50" table:formula="of:=((100-[.F512])/100)*[.B5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0]&lt;&gt;&quot;&quot;;CONCATENATE(&quot;(&quot;;[Evidence.A500];&quot;) - &quot;;[Evidence.D500];&quot; - &quot;;[Evidence.E500];&quot;; [&quot;;[Evidence.H500];&quot;]&quot;);&quot;EMPTY&quot;)" office:value-type="string" office:string-value="EMPTY" calcext:value-type="string">
            <text:p>EMPTY</text:p>
          </table:table-cell>
          <table:table-cell table:style-name="ce21" table:formula="of:=[Evidence.F5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0]);2014-[Evidence.G500];&quot;&quot;)">
            <text:p/>
          </table:table-cell>
          <table:table-cell table:style-name="ce20"/>
          <table:table-cell table:style-name="ce50" table:formula="of:=((100-[.F513])/100)*[.B5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1]&lt;&gt;&quot;&quot;;CONCATENATE(&quot;(&quot;;[Evidence.A501];&quot;) - &quot;;[Evidence.D501];&quot; - &quot;;[Evidence.E501];&quot;; [&quot;;[Evidence.H501];&quot;]&quot;);&quot;EMPTY&quot;)" office:value-type="string" office:string-value="EMPTY" calcext:value-type="string">
            <text:p>EMPTY</text:p>
          </table:table-cell>
          <table:table-cell table:style-name="ce21" table:formula="of:=[Evidence.F5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1]);2014-[Evidence.G501];&quot;&quot;)">
            <text:p/>
          </table:table-cell>
          <table:table-cell table:style-name="ce20"/>
          <table:table-cell table:style-name="ce50" table:formula="of:=((100-[.F514])/100)*[.B5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2]&lt;&gt;&quot;&quot;;CONCATENATE(&quot;(&quot;;[Evidence.A502];&quot;) - &quot;;[Evidence.D502];&quot; - &quot;;[Evidence.E502];&quot;; [&quot;;[Evidence.H502];&quot;]&quot;);&quot;EMPTY&quot;)" office:value-type="string" office:string-value="EMPTY" calcext:value-type="string">
            <text:p>EMPTY</text:p>
          </table:table-cell>
          <table:table-cell table:style-name="ce21" table:formula="of:=[Evidence.F5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2]);2014-[Evidence.G502];&quot;&quot;)">
            <text:p/>
          </table:table-cell>
          <table:table-cell table:style-name="ce20"/>
          <table:table-cell table:style-name="ce50" table:formula="of:=((100-[.F515])/100)*[.B5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3]&lt;&gt;&quot;&quot;;CONCATENATE(&quot;(&quot;;[Evidence.A503];&quot;) - &quot;;[Evidence.D503];&quot; - &quot;;[Evidence.E503];&quot;; [&quot;;[Evidence.H503];&quot;]&quot;);&quot;EMPTY&quot;)" office:value-type="string" office:string-value="EMPTY" calcext:value-type="string">
            <text:p>EMPTY</text:p>
          </table:table-cell>
          <table:table-cell table:style-name="ce21" table:formula="of:=[Evidence.F5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3]);2014-[Evidence.G503];&quot;&quot;)">
            <text:p/>
          </table:table-cell>
          <table:table-cell table:style-name="ce20"/>
          <table:table-cell table:style-name="ce50" table:formula="of:=((100-[.F516])/100)*[.B5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4]&lt;&gt;&quot;&quot;;CONCATENATE(&quot;(&quot;;[Evidence.A504];&quot;) - &quot;;[Evidence.D504];&quot; - &quot;;[Evidence.E504];&quot;; [&quot;;[Evidence.H504];&quot;]&quot;);&quot;EMPTY&quot;)" office:value-type="string" office:string-value="EMPTY" calcext:value-type="string">
            <text:p>EMPTY</text:p>
          </table:table-cell>
          <table:table-cell table:style-name="ce21" table:formula="of:=[Evidence.F50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4]);2014-[Evidence.G504];&quot;&quot;)">
            <text:p/>
          </table:table-cell>
          <table:table-cell table:style-name="ce20"/>
          <table:table-cell table:style-name="ce50" table:formula="of:=((100-[.F517])/100)*[.B5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5]&lt;&gt;&quot;&quot;;CONCATENATE(&quot;(&quot;;[Evidence.A505];&quot;) - &quot;;[Evidence.D505];&quot; - &quot;;[Evidence.E505];&quot;; [&quot;;[Evidence.H505];&quot;]&quot;);&quot;EMPTY&quot;)" office:value-type="string" office:string-value="EMPTY" calcext:value-type="string">
            <text:p>EMPTY</text:p>
          </table:table-cell>
          <table:table-cell table:style-name="ce21" table:formula="of:=[Evidence.F5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5]);2014-[Evidence.G505];&quot;&quot;)">
            <text:p/>
          </table:table-cell>
          <table:table-cell table:style-name="ce20"/>
          <table:table-cell table:style-name="ce50" table:formula="of:=((100-[.F518])/100)*[.B5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6]&lt;&gt;&quot;&quot;;CONCATENATE(&quot;(&quot;;[Evidence.A506];&quot;) - &quot;;[Evidence.D506];&quot; - &quot;;[Evidence.E506];&quot;; [&quot;;[Evidence.H506];&quot;]&quot;);&quot;EMPTY&quot;)" office:value-type="string" office:string-value="EMPTY" calcext:value-type="string">
            <text:p>EMPTY</text:p>
          </table:table-cell>
          <table:table-cell table:style-name="ce21" table:formula="of:=[Evidence.F50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6]);2014-[Evidence.G506];&quot;&quot;)">
            <text:p/>
          </table:table-cell>
          <table:table-cell table:style-name="ce20"/>
          <table:table-cell table:style-name="ce50" table:formula="of:=((100-[.F519])/100)*[.B5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7]&lt;&gt;&quot;&quot;;CONCATENATE(&quot;(&quot;;[Evidence.A507];&quot;) - &quot;;[Evidence.D507];&quot; - &quot;;[Evidence.E507];&quot;; [&quot;;[Evidence.H507];&quot;]&quot;);&quot;EMPTY&quot;)" office:value-type="string" office:string-value="EMPTY" calcext:value-type="string">
            <text:p>EMPTY</text:p>
          </table:table-cell>
          <table:table-cell table:style-name="ce21" table:formula="of:=[Evidence.F5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7]);2014-[Evidence.G507];&quot;&quot;)">
            <text:p/>
          </table:table-cell>
          <table:table-cell table:style-name="ce20"/>
          <table:table-cell table:style-name="ce50" table:formula="of:=((100-[.F520])/100)*[.B5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8]&lt;&gt;&quot;&quot;;CONCATENATE(&quot;(&quot;;[Evidence.A508];&quot;) - &quot;;[Evidence.D508];&quot; - &quot;;[Evidence.E508];&quot;; [&quot;;[Evidence.H508];&quot;]&quot;);&quot;EMPTY&quot;)" office:value-type="string" office:string-value="EMPTY" calcext:value-type="string">
            <text:p>EMPTY</text:p>
          </table:table-cell>
          <table:table-cell table:style-name="ce21" table:formula="of:=[Evidence.F5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8]);2014-[Evidence.G508];&quot;&quot;)">
            <text:p/>
          </table:table-cell>
          <table:table-cell table:style-name="ce20"/>
          <table:table-cell table:style-name="ce50" table:formula="of:=((100-[.F521])/100)*[.B5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09]&lt;&gt;&quot;&quot;;CONCATENATE(&quot;(&quot;;[Evidence.A509];&quot;) - &quot;;[Evidence.D509];&quot; - &quot;;[Evidence.E509];&quot;; [&quot;;[Evidence.H509];&quot;]&quot;);&quot;EMPTY&quot;)" office:value-type="string" office:string-value="EMPTY" calcext:value-type="string">
            <text:p>EMPTY</text:p>
          </table:table-cell>
          <table:table-cell table:style-name="ce21" table:formula="of:=[Evidence.F5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09]);2014-[Evidence.G509];&quot;&quot;)">
            <text:p/>
          </table:table-cell>
          <table:table-cell table:style-name="ce20"/>
          <table:table-cell table:style-name="ce50" table:formula="of:=((100-[.F522])/100)*[.B5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0]&lt;&gt;&quot;&quot;;CONCATENATE(&quot;(&quot;;[Evidence.A510];&quot;) - &quot;;[Evidence.D510];&quot; - &quot;;[Evidence.E510];&quot;; [&quot;;[Evidence.H510];&quot;]&quot;);&quot;EMPTY&quot;)" office:value-type="string" office:string-value="EMPTY" calcext:value-type="string">
            <text:p>EMPTY</text:p>
          </table:table-cell>
          <table:table-cell table:style-name="ce21" table:formula="of:=[Evidence.F5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0]);2014-[Evidence.G510];&quot;&quot;)">
            <text:p/>
          </table:table-cell>
          <table:table-cell table:style-name="ce20"/>
          <table:table-cell table:style-name="ce50" table:formula="of:=((100-[.F523])/100)*[.B5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1]&lt;&gt;&quot;&quot;;CONCATENATE(&quot;(&quot;;[Evidence.A511];&quot;) - &quot;;[Evidence.D511];&quot; - &quot;;[Evidence.E511];&quot;; [&quot;;[Evidence.H511];&quot;]&quot;);&quot;EMPTY&quot;)" office:value-type="string" office:string-value="EMPTY" calcext:value-type="string">
            <text:p>EMPTY</text:p>
          </table:table-cell>
          <table:table-cell table:style-name="ce21" table:formula="of:=[Evidence.F5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1]);2014-[Evidence.G511];&quot;&quot;)">
            <text:p/>
          </table:table-cell>
          <table:table-cell table:style-name="ce20"/>
          <table:table-cell table:style-name="ce50" table:formula="of:=((100-[.F524])/100)*[.B5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2]&lt;&gt;&quot;&quot;;CONCATENATE(&quot;(&quot;;[Evidence.A512];&quot;) - &quot;;[Evidence.D512];&quot; - &quot;;[Evidence.E512];&quot;; [&quot;;[Evidence.H512];&quot;]&quot;);&quot;EMPTY&quot;)" office:value-type="string" office:string-value="" calcext:value-type="error">
            <text:p>#REF!</text:p>
          </table:table-cell>
          <table:table-cell table:style-name="ce21" table:formula="of:=[Evidence.F5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2]);2014-[Evidence.G512];&quot;&quot;)">
            <text:p/>
          </table:table-cell>
          <table:table-cell table:style-name="ce20"/>
          <table:table-cell table:style-name="ce50" table:formula="of:=((100-[.F525])/100)*[.B5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3]&lt;&gt;&quot;&quot;;CONCATENATE(&quot;(&quot;;[Evidence.A513];&quot;) - &quot;;[Evidence.D513];&quot; - &quot;;[Evidence.E513];&quot;; [&quot;;[Evidence.H513];&quot;]&quot;);&quot;EMPTY&quot;)" office:value-type="string" office:string-value="" calcext:value-type="error">
            <text:p>#REF!</text:p>
          </table:table-cell>
          <table:table-cell table:style-name="ce21" table:formula="of:=[Evidence.F5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3]);2014-[Evidence.G513];&quot;&quot;)">
            <text:p/>
          </table:table-cell>
          <table:table-cell table:style-name="ce20"/>
          <table:table-cell table:style-name="ce50" table:formula="of:=((100-[.F526])/100)*[.B5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4]&lt;&gt;&quot;&quot;;CONCATENATE(&quot;(&quot;;[Evidence.A514];&quot;) - &quot;;[Evidence.D514];&quot; - &quot;;[Evidence.E514];&quot;; [&quot;;[Evidence.H514];&quot;]&quot;);&quot;EMPTY&quot;)" office:value-type="string" office:string-value="" calcext:value-type="error">
            <text:p>#REF!</text:p>
          </table:table-cell>
          <table:table-cell table:style-name="ce21" table:formula="of:=[Evidence.F5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4]);2014-[Evidence.G514];&quot;&quot;)">
            <text:p/>
          </table:table-cell>
          <table:table-cell table:style-name="ce20"/>
          <table:table-cell table:style-name="ce50" table:formula="of:=((100-[.F527])/100)*[.B5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5]&lt;&gt;&quot;&quot;;CONCATENATE(&quot;(&quot;;[Evidence.A515];&quot;) - &quot;;[Evidence.D515];&quot; - &quot;;[Evidence.E515];&quot;; [&quot;;[Evidence.H515];&quot;]&quot;);&quot;EMPTY&quot;)" office:value-type="string" office:string-value="" calcext:value-type="error">
            <text:p>#REF!</text:p>
          </table:table-cell>
          <table:table-cell table:style-name="ce21" table:formula="of:=[Evidence.F5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5]);2014-[Evidence.G515];&quot;&quot;)">
            <text:p/>
          </table:table-cell>
          <table:table-cell table:style-name="ce20"/>
          <table:table-cell table:style-name="ce50" table:formula="of:=((100-[.F528])/100)*[.B5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6]&lt;&gt;&quot;&quot;;CONCATENATE(&quot;(&quot;;[Evidence.A516];&quot;) - &quot;;[Evidence.D516];&quot; - &quot;;[Evidence.E516];&quot;; [&quot;;[Evidence.H516];&quot;]&quot;);&quot;EMPTY&quot;)" office:value-type="string" office:string-value="" calcext:value-type="error">
            <text:p>#REF!</text:p>
          </table:table-cell>
          <table:table-cell table:style-name="ce21" table:formula="of:=[Evidence.F5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6]);2014-[Evidence.G516];&quot;&quot;)">
            <text:p/>
          </table:table-cell>
          <table:table-cell table:style-name="ce20"/>
          <table:table-cell table:style-name="ce50" table:formula="of:=((100-[.F529])/100)*[.B5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7]&lt;&gt;&quot;&quot;;CONCATENATE(&quot;(&quot;;[Evidence.A517];&quot;) - &quot;;[Evidence.D517];&quot; - &quot;;[Evidence.E517];&quot;; [&quot;;[Evidence.H517];&quot;]&quot;);&quot;EMPTY&quot;)" office:value-type="string" office:string-value="" calcext:value-type="error">
            <text:p>#REF!</text:p>
          </table:table-cell>
          <table:table-cell table:style-name="ce21" table:formula="of:=[Evidence.F5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7]);2014-[Evidence.G517];&quot;&quot;)">
            <text:p/>
          </table:table-cell>
          <table:table-cell table:style-name="ce20"/>
          <table:table-cell table:style-name="ce50" table:formula="of:=((100-[.F530])/100)*[.B5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18]&lt;&gt;&quot;&quot;;CONCATENATE(&quot;(&quot;;[Evidence.A518];&quot;) - &quot;;[Evidence.D518];&quot; - &quot;;[Evidence.E518];&quot;; [&quot;;[Evidence.H518];&quot;]&quot;);&quot;EMPTY&quot;)" office:value-type="string" office:string-value="" calcext:value-type="error">
            <text:p>#REF!</text:p>
          </table:table-cell>
          <table:table-cell table:style-name="ce21" table:formula="of:=[Evidence.F518]" office:value-type="float" office:value="2149" calcext:value-type="float">
            <text:p>2,149 Kč</text:p>
          </table:table-cell>
          <table:table-cell table:style-name="ce27"/>
          <table:table-cell table:style-name="ce34"/>
          <table:table-cell table:style-name="ce34" table:formula="of:=IF(ISNUMBER([Evidence.G518]);2014-[Evidence.G518];&quot;&quot;)" office:value-type="float" office:value="2" calcext:value-type="float">
            <text:p>2</text:p>
          </table:table-cell>
          <table:table-cell table:style-name="ce20"/>
          <table:table-cell table:style-name="ce50" table:formula="of:=((100-[.F531])/100)*[.B531]" office:value-type="currency" office:currency="CZK" office:value="2149" calcext:value-type="currency">
            <text:p>2,149.00 Kč </text:p>
          </table:table-cell>
          <table:table-cell table:number-columns-repeated="1017"/>
        </table:table-row>
        <table:table-row table:style-name="ro6">
          <table:table-cell table:formula="of:=IF([Evidence.D519]&lt;&gt;&quot;&quot;;CONCATENATE(&quot;(&quot;;[Evidence.A519];&quot;) - &quot;;[Evidence.D519];&quot; - &quot;;[Evidence.E519];&quot;; [&quot;;[Evidence.H519];&quot;]&quot;);&quot;EMPTY&quot;)" office:value-type="string" office:string-value="EMPTY" calcext:value-type="string">
            <text:p>EMPTY</text:p>
          </table:table-cell>
          <table:table-cell table:style-name="ce21" table:formula="of:=[Evidence.F5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19]);2014-[Evidence.G519];&quot;&quot;)">
            <text:p/>
          </table:table-cell>
          <table:table-cell table:style-name="ce20"/>
          <table:table-cell table:style-name="ce50" table:formula="of:=((100-[.F532])/100)*[.B5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0]&lt;&gt;&quot;&quot;;CONCATENATE(&quot;(&quot;;[Evidence.A520];&quot;) - &quot;;[Evidence.D520];&quot; - &quot;;[Evidence.E520];&quot;; [&quot;;[Evidence.H520];&quot;]&quot;);&quot;EMPTY&quot;)" office:value-type="string" office:string-value="EMPTY" calcext:value-type="string">
            <text:p>EMPTY</text:p>
          </table:table-cell>
          <table:table-cell table:style-name="ce21" table:formula="of:=[Evidence.F5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0]);2014-[Evidence.G520];&quot;&quot;)">
            <text:p/>
          </table:table-cell>
          <table:table-cell table:style-name="ce20"/>
          <table:table-cell table:style-name="ce50" table:formula="of:=((100-[.F533])/100)*[.B5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1]&lt;&gt;&quot;&quot;;CONCATENATE(&quot;(&quot;;[Evidence.A521];&quot;) - &quot;;[Evidence.D521];&quot; - &quot;;[Evidence.E521];&quot;; [&quot;;[Evidence.H521];&quot;]&quot;);&quot;EMPTY&quot;)" office:value-type="string" office:string-value="EMPTY" calcext:value-type="string">
            <text:p>EMPTY</text:p>
          </table:table-cell>
          <table:table-cell table:style-name="ce21" table:formula="of:=[Evidence.F5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1]);2014-[Evidence.G521];&quot;&quot;)">
            <text:p/>
          </table:table-cell>
          <table:table-cell table:style-name="ce20"/>
          <table:table-cell table:style-name="ce50" table:formula="of:=((100-[.F534])/100)*[.B5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2]&lt;&gt;&quot;&quot;;CONCATENATE(&quot;(&quot;;[Evidence.A522];&quot;) - &quot;;[Evidence.D522];&quot; - &quot;;[Evidence.E522];&quot;; [&quot;;[Evidence.H522];&quot;]&quot;);&quot;EMPTY&quot;)" office:value-type="string" office:string-value="EMPTY" calcext:value-type="string">
            <text:p>EMPTY</text:p>
          </table:table-cell>
          <table:table-cell table:style-name="ce21" table:formula="of:=[Evidence.F5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2]);2014-[Evidence.G522];&quot;&quot;)">
            <text:p/>
          </table:table-cell>
          <table:table-cell table:style-name="ce20"/>
          <table:table-cell table:style-name="ce50" table:formula="of:=((100-[.F535])/100)*[.B5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3]&lt;&gt;&quot;&quot;;CONCATENATE(&quot;(&quot;;[Evidence.A523];&quot;) - &quot;;[Evidence.D523];&quot; - &quot;;[Evidence.E523];&quot;; [&quot;;[Evidence.H523];&quot;]&quot;);&quot;EMPTY&quot;)" office:value-type="string" office:string-value="EMPTY" calcext:value-type="string">
            <text:p>EMPTY</text:p>
          </table:table-cell>
          <table:table-cell table:style-name="ce21" table:formula="of:=[Evidence.F5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3]);2014-[Evidence.G523];&quot;&quot;)">
            <text:p/>
          </table:table-cell>
          <table:table-cell table:style-name="ce20"/>
          <table:table-cell table:style-name="ce50" table:formula="of:=((100-[.F536])/100)*[.B5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4]&lt;&gt;&quot;&quot;;CONCATENATE(&quot;(&quot;;[Evidence.A524];&quot;) - &quot;;[Evidence.D524];&quot; - &quot;;[Evidence.E524];&quot;; [&quot;;[Evidence.H524];&quot;]&quot;);&quot;EMPTY&quot;)" office:value-type="string" office:string-value="EMPTY" calcext:value-type="string">
            <text:p>EMPTY</text:p>
          </table:table-cell>
          <table:table-cell table:style-name="ce21" table:formula="of:=[Evidence.F5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4]);2014-[Evidence.G524];&quot;&quot;)">
            <text:p/>
          </table:table-cell>
          <table:table-cell table:style-name="ce20"/>
          <table:table-cell table:style-name="ce50" table:formula="of:=((100-[.F537])/100)*[.B5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5]&lt;&gt;&quot;&quot;;CONCATENATE(&quot;(&quot;;[Evidence.A525];&quot;) - &quot;;[Evidence.D525];&quot; - &quot;;[Evidence.E525];&quot;; [&quot;;[Evidence.H525];&quot;]&quot;);&quot;EMPTY&quot;)" office:value-type="string" office:string-value="EMPTY" calcext:value-type="string">
            <text:p>EMPTY</text:p>
          </table:table-cell>
          <table:table-cell table:style-name="ce21" table:formula="of:=[Evidence.F5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5]);2014-[Evidence.G525];&quot;&quot;)">
            <text:p/>
          </table:table-cell>
          <table:table-cell table:style-name="ce20"/>
          <table:table-cell table:style-name="ce50" table:formula="of:=((100-[.F538])/100)*[.B5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6]&lt;&gt;&quot;&quot;;CONCATENATE(&quot;(&quot;;[Evidence.A526];&quot;) - &quot;;[Evidence.D526];&quot; - &quot;;[Evidence.E526];&quot;; [&quot;;[Evidence.H526];&quot;]&quot;);&quot;EMPTY&quot;)" office:value-type="string" office:string-value="EMPTY" calcext:value-type="string">
            <text:p>EMPTY</text:p>
          </table:table-cell>
          <table:table-cell table:style-name="ce21" table:formula="of:=[Evidence.F5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6]);2014-[Evidence.G526];&quot;&quot;)">
            <text:p/>
          </table:table-cell>
          <table:table-cell table:style-name="ce20"/>
          <table:table-cell table:style-name="ce50" table:formula="of:=((100-[.F539])/100)*[.B5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7]&lt;&gt;&quot;&quot;;CONCATENATE(&quot;(&quot;;[Evidence.A527];&quot;) - &quot;;[Evidence.D527];&quot; - &quot;;[Evidence.E527];&quot;; [&quot;;[Evidence.H527];&quot;]&quot;);&quot;EMPTY&quot;)" office:value-type="string" office:string-value="EMPTY" calcext:value-type="string">
            <text:p>EMPTY</text:p>
          </table:table-cell>
          <table:table-cell table:style-name="ce21" table:formula="of:=[Evidence.F5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7]);2014-[Evidence.G527];&quot;&quot;)">
            <text:p/>
          </table:table-cell>
          <table:table-cell table:style-name="ce20"/>
          <table:table-cell table:style-name="ce50" table:formula="of:=((100-[.F540])/100)*[.B5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8]&lt;&gt;&quot;&quot;;CONCATENATE(&quot;(&quot;;[Evidence.A528];&quot;) - &quot;;[Evidence.D528];&quot; - &quot;;[Evidence.E528];&quot;; [&quot;;[Evidence.H528];&quot;]&quot;);&quot;EMPTY&quot;)" office:value-type="string" office:string-value="EMPTY" calcext:value-type="string">
            <text:p>EMPTY</text:p>
          </table:table-cell>
          <table:table-cell table:style-name="ce21" table:formula="of:=[Evidence.F5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8]);2014-[Evidence.G528];&quot;&quot;)">
            <text:p/>
          </table:table-cell>
          <table:table-cell table:style-name="ce20"/>
          <table:table-cell table:style-name="ce50" table:formula="of:=((100-[.F541])/100)*[.B5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29]&lt;&gt;&quot;&quot;;CONCATENATE(&quot;(&quot;;[Evidence.A529];&quot;) - &quot;;[Evidence.D529];&quot; - &quot;;[Evidence.E529];&quot;; [&quot;;[Evidence.H529];&quot;]&quot;);&quot;EMPTY&quot;)" office:value-type="string" office:string-value="EMPTY" calcext:value-type="string">
            <text:p>EMPTY</text:p>
          </table:table-cell>
          <table:table-cell table:style-name="ce21" table:formula="of:=[Evidence.F5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29]);2014-[Evidence.G529];&quot;&quot;)">
            <text:p/>
          </table:table-cell>
          <table:table-cell table:style-name="ce20"/>
          <table:table-cell table:style-name="ce50" table:formula="of:=((100-[.F542])/100)*[.B5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0]&lt;&gt;&quot;&quot;;CONCATENATE(&quot;(&quot;;[Evidence.A530];&quot;) - &quot;;[Evidence.D530];&quot; - &quot;;[Evidence.E530];&quot;; [&quot;;[Evidence.H530];&quot;]&quot;);&quot;EMPTY&quot;)" office:value-type="string" office:string-value="EMPTY" calcext:value-type="string">
            <text:p>EMPTY</text:p>
          </table:table-cell>
          <table:table-cell table:style-name="ce21" table:formula="of:=[Evidence.F5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0]);2014-[Evidence.G530];&quot;&quot;)">
            <text:p/>
          </table:table-cell>
          <table:table-cell table:style-name="ce20"/>
          <table:table-cell table:style-name="ce50" table:formula="of:=((100-[.F543])/100)*[.B5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1]&lt;&gt;&quot;&quot;;CONCATENATE(&quot;(&quot;;[Evidence.A531];&quot;) - &quot;;[Evidence.D531];&quot; - &quot;;[Evidence.E531];&quot;; [&quot;;[Evidence.H531];&quot;]&quot;);&quot;EMPTY&quot;)" office:value-type="string" office:string-value="EMPTY" calcext:value-type="string">
            <text:p>EMPTY</text:p>
          </table:table-cell>
          <table:table-cell table:style-name="ce21" table:formula="of:=[Evidence.F5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1]);2014-[Evidence.G531];&quot;&quot;)">
            <text:p/>
          </table:table-cell>
          <table:table-cell table:style-name="ce20"/>
          <table:table-cell table:style-name="ce50" table:formula="of:=((100-[.F544])/100)*[.B5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2]&lt;&gt;&quot;&quot;;CONCATENATE(&quot;(&quot;;[Evidence.A532];&quot;) - &quot;;[Evidence.D532];&quot; - &quot;;[Evidence.E532];&quot;; [&quot;;[Evidence.H532];&quot;]&quot;);&quot;EMPTY&quot;)" office:value-type="string" office:string-value="EMPTY" calcext:value-type="string">
            <text:p>EMPTY</text:p>
          </table:table-cell>
          <table:table-cell table:style-name="ce21" table:formula="of:=[Evidence.F5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2]);2014-[Evidence.G532];&quot;&quot;)">
            <text:p/>
          </table:table-cell>
          <table:table-cell table:style-name="ce20"/>
          <table:table-cell table:style-name="ce50" table:formula="of:=((100-[.F545])/100)*[.B5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3]&lt;&gt;&quot;&quot;;CONCATENATE(&quot;(&quot;;[Evidence.A533];&quot;) - &quot;;[Evidence.D533];&quot; - &quot;;[Evidence.E533];&quot;; [&quot;;[Evidence.H533];&quot;]&quot;);&quot;EMPTY&quot;)" office:value-type="string" office:string-value="EMPTY" calcext:value-type="string">
            <text:p>EMPTY</text:p>
          </table:table-cell>
          <table:table-cell table:style-name="ce21" table:formula="of:=[Evidence.F5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3]);2014-[Evidence.G533];&quot;&quot;)">
            <text:p/>
          </table:table-cell>
          <table:table-cell table:style-name="ce20"/>
          <table:table-cell table:style-name="ce50" table:formula="of:=((100-[.F546])/100)*[.B5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4]&lt;&gt;&quot;&quot;;CONCATENATE(&quot;(&quot;;[Evidence.A534];&quot;) - &quot;;[Evidence.D534];&quot; - &quot;;[Evidence.E534];&quot;; [&quot;;[Evidence.H534];&quot;]&quot;);&quot;EMPTY&quot;)" office:value-type="string" office:string-value="EMPTY" calcext:value-type="string">
            <text:p>EMPTY</text:p>
          </table:table-cell>
          <table:table-cell table:style-name="ce21" table:formula="of:=[Evidence.F5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4]);2014-[Evidence.G534];&quot;&quot;)">
            <text:p/>
          </table:table-cell>
          <table:table-cell table:style-name="ce20"/>
          <table:table-cell table:style-name="ce50" table:formula="of:=((100-[.F547])/100)*[.B5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5]&lt;&gt;&quot;&quot;;CONCATENATE(&quot;(&quot;;[Evidence.A535];&quot;) - &quot;;[Evidence.D535];&quot; - &quot;;[Evidence.E535];&quot;; [&quot;;[Evidence.H535];&quot;]&quot;);&quot;EMPTY&quot;)" office:value-type="string" office:string-value="EMPTY" calcext:value-type="string">
            <text:p>EMPTY</text:p>
          </table:table-cell>
          <table:table-cell table:style-name="ce21" table:formula="of:=[Evidence.F5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5]);2014-[Evidence.G535];&quot;&quot;)">
            <text:p/>
          </table:table-cell>
          <table:table-cell table:style-name="ce20"/>
          <table:table-cell table:style-name="ce50" table:formula="of:=((100-[.F548])/100)*[.B5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6]&lt;&gt;&quot;&quot;;CONCATENATE(&quot;(&quot;;[Evidence.A536];&quot;) - &quot;;[Evidence.D536];&quot; - &quot;;[Evidence.E536];&quot;; [&quot;;[Evidence.H536];&quot;]&quot;);&quot;EMPTY&quot;)" office:value-type="string" office:string-value="EMPTY" calcext:value-type="string">
            <text:p>EMPTY</text:p>
          </table:table-cell>
          <table:table-cell table:style-name="ce21" table:formula="of:=[Evidence.F5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6]);2014-[Evidence.G536];&quot;&quot;)">
            <text:p/>
          </table:table-cell>
          <table:table-cell table:style-name="ce20"/>
          <table:table-cell table:style-name="ce50" table:formula="of:=((100-[.F549])/100)*[.B5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7]&lt;&gt;&quot;&quot;;CONCATENATE(&quot;(&quot;;[Evidence.A537];&quot;) - &quot;;[Evidence.D537];&quot; - &quot;;[Evidence.E537];&quot;; [&quot;;[Evidence.H537];&quot;]&quot;);&quot;EMPTY&quot;)" office:value-type="string" office:string-value="EMPTY" calcext:value-type="string">
            <text:p>EMPTY</text:p>
          </table:table-cell>
          <table:table-cell table:style-name="ce21" table:formula="of:=[Evidence.F5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7]);2014-[Evidence.G537];&quot;&quot;)">
            <text:p/>
          </table:table-cell>
          <table:table-cell table:style-name="ce20"/>
          <table:table-cell table:style-name="ce50" table:formula="of:=((100-[.F550])/100)*[.B5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8]&lt;&gt;&quot;&quot;;CONCATENATE(&quot;(&quot;;[Evidence.A538];&quot;) - &quot;;[Evidence.D538];&quot; - &quot;;[Evidence.E538];&quot;; [&quot;;[Evidence.H538];&quot;]&quot;);&quot;EMPTY&quot;)" office:value-type="string" office:string-value="EMPTY" calcext:value-type="string">
            <text:p>EMPTY</text:p>
          </table:table-cell>
          <table:table-cell table:style-name="ce21" table:formula="of:=[Evidence.F5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8]);2014-[Evidence.G538];&quot;&quot;)">
            <text:p/>
          </table:table-cell>
          <table:table-cell table:style-name="ce20"/>
          <table:table-cell table:style-name="ce50" table:formula="of:=((100-[.F551])/100)*[.B5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39]&lt;&gt;&quot;&quot;;CONCATENATE(&quot;(&quot;;[Evidence.A539];&quot;) - &quot;;[Evidence.D539];&quot; - &quot;;[Evidence.E539];&quot;; [&quot;;[Evidence.H539];&quot;]&quot;);&quot;EMPTY&quot;)" office:value-type="string" office:string-value="EMPTY" calcext:value-type="string">
            <text:p>EMPTY</text:p>
          </table:table-cell>
          <table:table-cell table:style-name="ce21" table:formula="of:=[Evidence.F5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39]);2014-[Evidence.G539];&quot;&quot;)">
            <text:p/>
          </table:table-cell>
          <table:table-cell table:style-name="ce20"/>
          <table:table-cell table:style-name="ce50" table:formula="of:=((100-[.F552])/100)*[.B5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0]&lt;&gt;&quot;&quot;;CONCATENATE(&quot;(&quot;;[Evidence.A540];&quot;) - &quot;;[Evidence.D540];&quot; - &quot;;[Evidence.E540];&quot;; [&quot;;[Evidence.H540];&quot;]&quot;);&quot;EMPTY&quot;)" office:value-type="string" office:string-value="EMPTY" calcext:value-type="string">
            <text:p>EMPTY</text:p>
          </table:table-cell>
          <table:table-cell table:style-name="ce21" table:formula="of:=[Evidence.F5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0]);2014-[Evidence.G540];&quot;&quot;)">
            <text:p/>
          </table:table-cell>
          <table:table-cell table:style-name="ce20"/>
          <table:table-cell table:style-name="ce50" table:formula="of:=((100-[.F553])/100)*[.B5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1]&lt;&gt;&quot;&quot;;CONCATENATE(&quot;(&quot;;[Evidence.A541];&quot;) - &quot;;[Evidence.D541];&quot; - &quot;;[Evidence.E541];&quot;; [&quot;;[Evidence.H541];&quot;]&quot;);&quot;EMPTY&quot;)" office:value-type="string" office:string-value="EMPTY" calcext:value-type="string">
            <text:p>EMPTY</text:p>
          </table:table-cell>
          <table:table-cell table:style-name="ce21" table:formula="of:=[Evidence.F5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1]);2014-[Evidence.G541];&quot;&quot;)">
            <text:p/>
          </table:table-cell>
          <table:table-cell table:style-name="ce20"/>
          <table:table-cell table:style-name="ce50" table:formula="of:=((100-[.F554])/100)*[.B5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2]&lt;&gt;&quot;&quot;;CONCATENATE(&quot;(&quot;;[Evidence.A542];&quot;) - &quot;;[Evidence.D542];&quot; - &quot;;[Evidence.E542];&quot;; [&quot;;[Evidence.H542];&quot;]&quot;);&quot;EMPTY&quot;)" office:value-type="string" office:string-value="EMPTY" calcext:value-type="string">
            <text:p>EMPTY</text:p>
          </table:table-cell>
          <table:table-cell table:style-name="ce21" table:formula="of:=[Evidence.F5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2]);2014-[Evidence.G542];&quot;&quot;)">
            <text:p/>
          </table:table-cell>
          <table:table-cell table:style-name="ce20"/>
          <table:table-cell table:style-name="ce50" table:formula="of:=((100-[.F555])/100)*[.B5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3]&lt;&gt;&quot;&quot;;CONCATENATE(&quot;(&quot;;[Evidence.A543];&quot;) - &quot;;[Evidence.D543];&quot; - &quot;;[Evidence.E543];&quot;; [&quot;;[Evidence.H543];&quot;]&quot;);&quot;EMPTY&quot;)" office:value-type="string" office:string-value="EMPTY" calcext:value-type="string">
            <text:p>EMPTY</text:p>
          </table:table-cell>
          <table:table-cell table:style-name="ce21" table:formula="of:=[Evidence.F5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3]);2014-[Evidence.G543];&quot;&quot;)">
            <text:p/>
          </table:table-cell>
          <table:table-cell table:style-name="ce20"/>
          <table:table-cell table:style-name="ce50" table:formula="of:=((100-[.F556])/100)*[.B5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4]&lt;&gt;&quot;&quot;;CONCATENATE(&quot;(&quot;;[Evidence.A544];&quot;) - &quot;;[Evidence.D544];&quot; - &quot;;[Evidence.E544];&quot;; [&quot;;[Evidence.H544];&quot;]&quot;);&quot;EMPTY&quot;)" office:value-type="string" office:string-value="EMPTY" calcext:value-type="string">
            <text:p>EMPTY</text:p>
          </table:table-cell>
          <table:table-cell table:style-name="ce21" table:formula="of:=[Evidence.F5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4]);2014-[Evidence.G544];&quot;&quot;)">
            <text:p/>
          </table:table-cell>
          <table:table-cell table:style-name="ce20"/>
          <table:table-cell table:style-name="ce50" table:formula="of:=((100-[.F557])/100)*[.B5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5]&lt;&gt;&quot;&quot;;CONCATENATE(&quot;(&quot;;[Evidence.A545];&quot;) - &quot;;[Evidence.D545];&quot; - &quot;;[Evidence.E545];&quot;; [&quot;;[Evidence.H545];&quot;]&quot;);&quot;EMPTY&quot;)" office:value-type="string" office:string-value="EMPTY" calcext:value-type="string">
            <text:p>EMPTY</text:p>
          </table:table-cell>
          <table:table-cell table:style-name="ce21" table:formula="of:=[Evidence.F5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5]);2014-[Evidence.G545];&quot;&quot;)">
            <text:p/>
          </table:table-cell>
          <table:table-cell table:style-name="ce20"/>
          <table:table-cell table:style-name="ce50" table:formula="of:=((100-[.F558])/100)*[.B5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6]&lt;&gt;&quot;&quot;;CONCATENATE(&quot;(&quot;;[Evidence.A546];&quot;) - &quot;;[Evidence.D546];&quot; - &quot;;[Evidence.E546];&quot;; [&quot;;[Evidence.H546];&quot;]&quot;);&quot;EMPTY&quot;)" office:value-type="string" office:string-value="EMPTY" calcext:value-type="string">
            <text:p>EMPTY</text:p>
          </table:table-cell>
          <table:table-cell table:style-name="ce21" table:formula="of:=[Evidence.F5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6]);2014-[Evidence.G546];&quot;&quot;)">
            <text:p/>
          </table:table-cell>
          <table:table-cell table:style-name="ce20"/>
          <table:table-cell table:style-name="ce50" table:formula="of:=((100-[.F559])/100)*[.B5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7]&lt;&gt;&quot;&quot;;CONCATENATE(&quot;(&quot;;[Evidence.A547];&quot;) - &quot;;[Evidence.D547];&quot; - &quot;;[Evidence.E547];&quot;; [&quot;;[Evidence.H547];&quot;]&quot;);&quot;EMPTY&quot;)" office:value-type="string" office:string-value="EMPTY" calcext:value-type="string">
            <text:p>EMPTY</text:p>
          </table:table-cell>
          <table:table-cell table:style-name="ce21" table:formula="of:=[Evidence.F5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7]);2014-[Evidence.G547];&quot;&quot;)">
            <text:p/>
          </table:table-cell>
          <table:table-cell table:style-name="ce20"/>
          <table:table-cell table:style-name="ce50" table:formula="of:=((100-[.F560])/100)*[.B5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8]&lt;&gt;&quot;&quot;;CONCATENATE(&quot;(&quot;;[Evidence.A548];&quot;) - &quot;;[Evidence.D548];&quot; - &quot;;[Evidence.E548];&quot;; [&quot;;[Evidence.H548];&quot;]&quot;);&quot;EMPTY&quot;)" office:value-type="string" office:string-value="EMPTY" calcext:value-type="string">
            <text:p>EMPTY</text:p>
          </table:table-cell>
          <table:table-cell table:style-name="ce21" table:formula="of:=[Evidence.F5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8]);2014-[Evidence.G548];&quot;&quot;)">
            <text:p/>
          </table:table-cell>
          <table:table-cell table:style-name="ce20"/>
          <table:table-cell table:style-name="ce50" table:formula="of:=((100-[.F561])/100)*[.B5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49]&lt;&gt;&quot;&quot;;CONCATENATE(&quot;(&quot;;[Evidence.A549];&quot;) - &quot;;[Evidence.D549];&quot; - &quot;;[Evidence.E549];&quot;; [&quot;;[Evidence.H549];&quot;]&quot;);&quot;EMPTY&quot;)" office:value-type="string" office:string-value="EMPTY" calcext:value-type="string">
            <text:p>EMPTY</text:p>
          </table:table-cell>
          <table:table-cell table:style-name="ce21" table:formula="of:=[Evidence.F5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49]);2014-[Evidence.G549];&quot;&quot;)">
            <text:p/>
          </table:table-cell>
          <table:table-cell table:style-name="ce20"/>
          <table:table-cell table:style-name="ce50" table:formula="of:=((100-[.F562])/100)*[.B5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0]&lt;&gt;&quot;&quot;;CONCATENATE(&quot;(&quot;;[Evidence.A550];&quot;) - &quot;;[Evidence.D550];&quot; - &quot;;[Evidence.E550];&quot;; [&quot;;[Evidence.H550];&quot;]&quot;);&quot;EMPTY&quot;)" office:value-type="string" office:string-value="EMPTY" calcext:value-type="string">
            <text:p>EMPTY</text:p>
          </table:table-cell>
          <table:table-cell table:style-name="ce21" table:formula="of:=[Evidence.F5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0]);2014-[Evidence.G550];&quot;&quot;)">
            <text:p/>
          </table:table-cell>
          <table:table-cell table:style-name="ce20"/>
          <table:table-cell table:style-name="ce50" table:formula="of:=((100-[.F563])/100)*[.B5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1]&lt;&gt;&quot;&quot;;CONCATENATE(&quot;(&quot;;[Evidence.A551];&quot;) - &quot;;[Evidence.D551];&quot; - &quot;;[Evidence.E551];&quot;; [&quot;;[Evidence.H551];&quot;]&quot;);&quot;EMPTY&quot;)" office:value-type="string" office:string-value="EMPTY" calcext:value-type="string">
            <text:p>EMPTY</text:p>
          </table:table-cell>
          <table:table-cell table:style-name="ce21" table:formula="of:=[Evidence.F5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1]);2014-[Evidence.G551];&quot;&quot;)">
            <text:p/>
          </table:table-cell>
          <table:table-cell table:style-name="ce20"/>
          <table:table-cell table:style-name="ce50" table:formula="of:=((100-[.F564])/100)*[.B5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2]&lt;&gt;&quot;&quot;;CONCATENATE(&quot;(&quot;;[Evidence.A552];&quot;) - &quot;;[Evidence.D552];&quot; - &quot;;[Evidence.E552];&quot;; [&quot;;[Evidence.H552];&quot;]&quot;);&quot;EMPTY&quot;)" office:value-type="string" office:string-value="EMPTY" calcext:value-type="string">
            <text:p>EMPTY</text:p>
          </table:table-cell>
          <table:table-cell table:style-name="ce21" table:formula="of:=[Evidence.F5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2]);2014-[Evidence.G552];&quot;&quot;)">
            <text:p/>
          </table:table-cell>
          <table:table-cell table:style-name="ce20"/>
          <table:table-cell table:style-name="ce50" table:formula="of:=((100-[.F565])/100)*[.B5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3]&lt;&gt;&quot;&quot;;CONCATENATE(&quot;(&quot;;[Evidence.A553];&quot;) - &quot;;[Evidence.D553];&quot; - &quot;;[Evidence.E553];&quot;; [&quot;;[Evidence.H553];&quot;]&quot;);&quot;EMPTY&quot;)" office:value-type="string" office:string-value="EMPTY" calcext:value-type="string">
            <text:p>EMPTY</text:p>
          </table:table-cell>
          <table:table-cell table:style-name="ce21" table:formula="of:=[Evidence.F5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3]);2014-[Evidence.G553];&quot;&quot;)">
            <text:p/>
          </table:table-cell>
          <table:table-cell table:style-name="ce20"/>
          <table:table-cell table:style-name="ce50" table:formula="of:=((100-[.F566])/100)*[.B5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4]&lt;&gt;&quot;&quot;;CONCATENATE(&quot;(&quot;;[Evidence.A554];&quot;) - &quot;;[Evidence.D554];&quot; - &quot;;[Evidence.E554];&quot;; [&quot;;[Evidence.H554];&quot;]&quot;);&quot;EMPTY&quot;)" office:value-type="string" office:string-value="EMPTY" calcext:value-type="string">
            <text:p>EMPTY</text:p>
          </table:table-cell>
          <table:table-cell table:style-name="ce21" table:formula="of:=[Evidence.F5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4]);2014-[Evidence.G554];&quot;&quot;)">
            <text:p/>
          </table:table-cell>
          <table:table-cell table:style-name="ce20"/>
          <table:table-cell table:style-name="ce50" table:formula="of:=((100-[.F567])/100)*[.B5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5]&lt;&gt;&quot;&quot;;CONCATENATE(&quot;(&quot;;[Evidence.A555];&quot;) - &quot;;[Evidence.D555];&quot; - &quot;;[Evidence.E555];&quot;; [&quot;;[Evidence.H555];&quot;]&quot;);&quot;EMPTY&quot;)" office:value-type="string" office:string-value="EMPTY" calcext:value-type="string">
            <text:p>EMPTY</text:p>
          </table:table-cell>
          <table:table-cell table:style-name="ce21" table:formula="of:=[Evidence.F5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5]);2014-[Evidence.G555];&quot;&quot;)">
            <text:p/>
          </table:table-cell>
          <table:table-cell table:style-name="ce20"/>
          <table:table-cell table:style-name="ce50" table:formula="of:=((100-[.F568])/100)*[.B5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6]&lt;&gt;&quot;&quot;;CONCATENATE(&quot;(&quot;;[Evidence.A556];&quot;) - &quot;;[Evidence.D556];&quot; - &quot;;[Evidence.E556];&quot;; [&quot;;[Evidence.H556];&quot;]&quot;);&quot;EMPTY&quot;)" office:value-type="string" office:string-value="EMPTY" calcext:value-type="string">
            <text:p>EMPTY</text:p>
          </table:table-cell>
          <table:table-cell table:style-name="ce21" table:formula="of:=[Evidence.F5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6]);2014-[Evidence.G556];&quot;&quot;)">
            <text:p/>
          </table:table-cell>
          <table:table-cell table:style-name="ce20"/>
          <table:table-cell table:style-name="ce50" table:formula="of:=((100-[.F569])/100)*[.B5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7]&lt;&gt;&quot;&quot;;CONCATENATE(&quot;(&quot;;[Evidence.A557];&quot;) - &quot;;[Evidence.D557];&quot; - &quot;;[Evidence.E557];&quot;; [&quot;;[Evidence.H557];&quot;]&quot;);&quot;EMPTY&quot;)" office:value-type="string" office:string-value="EMPTY" calcext:value-type="string">
            <text:p>EMPTY</text:p>
          </table:table-cell>
          <table:table-cell table:style-name="ce21" table:formula="of:=[Evidence.F5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7]);2014-[Evidence.G557];&quot;&quot;)">
            <text:p/>
          </table:table-cell>
          <table:table-cell table:style-name="ce20"/>
          <table:table-cell table:style-name="ce50" table:formula="of:=((100-[.F570])/100)*[.B5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8]&lt;&gt;&quot;&quot;;CONCATENATE(&quot;(&quot;;[Evidence.A558];&quot;) - &quot;;[Evidence.D558];&quot; - &quot;;[Evidence.E558];&quot;; [&quot;;[Evidence.H558];&quot;]&quot;);&quot;EMPTY&quot;)" office:value-type="string" office:string-value="EMPTY" calcext:value-type="string">
            <text:p>EMPTY</text:p>
          </table:table-cell>
          <table:table-cell table:style-name="ce21" table:formula="of:=[Evidence.F5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8]);2014-[Evidence.G558];&quot;&quot;)">
            <text:p/>
          </table:table-cell>
          <table:table-cell table:style-name="ce20"/>
          <table:table-cell table:style-name="ce50" table:formula="of:=((100-[.F571])/100)*[.B5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59]&lt;&gt;&quot;&quot;;CONCATENATE(&quot;(&quot;;[Evidence.A559];&quot;) - &quot;;[Evidence.D559];&quot; - &quot;;[Evidence.E559];&quot;; [&quot;;[Evidence.H559];&quot;]&quot;);&quot;EMPTY&quot;)" office:value-type="string" office:string-value="EMPTY" calcext:value-type="string">
            <text:p>EMPTY</text:p>
          </table:table-cell>
          <table:table-cell table:style-name="ce21" table:formula="of:=[Evidence.F5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59]);2014-[Evidence.G559];&quot;&quot;)">
            <text:p/>
          </table:table-cell>
          <table:table-cell table:style-name="ce20"/>
          <table:table-cell table:style-name="ce50" table:formula="of:=((100-[.F572])/100)*[.B5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0]&lt;&gt;&quot;&quot;;CONCATENATE(&quot;(&quot;;[Evidence.A560];&quot;) - &quot;;[Evidence.D560];&quot; - &quot;;[Evidence.E560];&quot;; [&quot;;[Evidence.H560];&quot;]&quot;);&quot;EMPTY&quot;)" office:value-type="string" office:string-value="EMPTY" calcext:value-type="string">
            <text:p>EMPTY</text:p>
          </table:table-cell>
          <table:table-cell table:style-name="ce21" table:formula="of:=[Evidence.F5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0]);2014-[Evidence.G560];&quot;&quot;)">
            <text:p/>
          </table:table-cell>
          <table:table-cell table:style-name="ce20"/>
          <table:table-cell table:style-name="ce50" table:formula="of:=((100-[.F573])/100)*[.B5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1]&lt;&gt;&quot;&quot;;CONCATENATE(&quot;(&quot;;[Evidence.A561];&quot;) - &quot;;[Evidence.D561];&quot; - &quot;;[Evidence.E561];&quot;; [&quot;;[Evidence.H561];&quot;]&quot;);&quot;EMPTY&quot;)" office:value-type="string" office:string-value="EMPTY" calcext:value-type="string">
            <text:p>EMPTY</text:p>
          </table:table-cell>
          <table:table-cell table:style-name="ce21" table:formula="of:=[Evidence.F5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1]);2014-[Evidence.G561];&quot;&quot;)">
            <text:p/>
          </table:table-cell>
          <table:table-cell table:style-name="ce20"/>
          <table:table-cell table:style-name="ce50" table:formula="of:=((100-[.F574])/100)*[.B5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2]&lt;&gt;&quot;&quot;;CONCATENATE(&quot;(&quot;;[Evidence.A562];&quot;) - &quot;;[Evidence.D562];&quot; - &quot;;[Evidence.E562];&quot;; [&quot;;[Evidence.H562];&quot;]&quot;);&quot;EMPTY&quot;)" office:value-type="string" office:string-value="EMPTY" calcext:value-type="string">
            <text:p>EMPTY</text:p>
          </table:table-cell>
          <table:table-cell table:style-name="ce21" table:formula="of:=[Evidence.F5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2]);2014-[Evidence.G562];&quot;&quot;)">
            <text:p/>
          </table:table-cell>
          <table:table-cell table:style-name="ce20"/>
          <table:table-cell table:style-name="ce50" table:formula="of:=((100-[.F575])/100)*[.B5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3]&lt;&gt;&quot;&quot;;CONCATENATE(&quot;(&quot;;[Evidence.A563];&quot;) - &quot;;[Evidence.D563];&quot; - &quot;;[Evidence.E563];&quot;; [&quot;;[Evidence.H563];&quot;]&quot;);&quot;EMPTY&quot;)" office:value-type="string" office:string-value="" calcext:value-type="error">
            <text:p>#REF!</text:p>
          </table:table-cell>
          <table:table-cell table:style-name="ce21" table:formula="of:=[Evidence.F563]" office:value-type="float" office:value="100" calcext:value-type="float">
            <text:p>100 Kč</text:p>
          </table:table-cell>
          <table:table-cell table:style-name="ce27"/>
          <table:table-cell table:style-name="ce34"/>
          <table:table-cell table:style-name="ce34" table:formula="of:=IF(ISNUMBER([Evidence.G563]);2014-[Evidence.G563];&quot;&quot;)" office:value-type="float" office:value="0" calcext:value-type="float">
            <text:p>0</text:p>
          </table:table-cell>
          <table:table-cell table:style-name="ce20"/>
          <table:table-cell table:style-name="ce50" table:formula="of:=((100-[.F576])/100)*[.B576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6">
          <table:table-cell table:formula="of:=IF([Evidence.D564]&lt;&gt;&quot;&quot;;CONCATENATE(&quot;(&quot;;[Evidence.A564];&quot;) - &quot;;[Evidence.D564];&quot; - &quot;;[Evidence.E564];&quot;; [&quot;;[Evidence.H564];&quot;]&quot;);&quot;EMPTY&quot;)" office:value-type="string" office:string-value="EMPTY" calcext:value-type="string">
            <text:p>EMPTY</text:p>
          </table:table-cell>
          <table:table-cell table:style-name="ce21" table:formula="of:=[Evidence.F5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4]);2014-[Evidence.G564];&quot;&quot;)">
            <text:p/>
          </table:table-cell>
          <table:table-cell table:style-name="ce20"/>
          <table:table-cell table:style-name="ce50" table:formula="of:=((100-[.F577])/100)*[.B5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5]&lt;&gt;&quot;&quot;;CONCATENATE(&quot;(&quot;;[Evidence.A565];&quot;) - &quot;;[Evidence.D565];&quot; - &quot;;[Evidence.E565];&quot;; [&quot;;[Evidence.H565];&quot;]&quot;);&quot;EMPTY&quot;)" office:value-type="string" office:string-value="EMPTY" calcext:value-type="string">
            <text:p>EMPTY</text:p>
          </table:table-cell>
          <table:table-cell table:style-name="ce21" table:formula="of:=[Evidence.F5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5]);2014-[Evidence.G565];&quot;&quot;)">
            <text:p/>
          </table:table-cell>
          <table:table-cell table:style-name="ce20"/>
          <table:table-cell table:style-name="ce50" table:formula="of:=((100-[.F578])/100)*[.B5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6]&lt;&gt;&quot;&quot;;CONCATENATE(&quot;(&quot;;[Evidence.A566];&quot;) - &quot;;[Evidence.D566];&quot; - &quot;;[Evidence.E566];&quot;; [&quot;;[Evidence.H566];&quot;]&quot;);&quot;EMPTY&quot;)" office:value-type="string" office:string-value="EMPTY" calcext:value-type="string">
            <text:p>EMPTY</text:p>
          </table:table-cell>
          <table:table-cell table:style-name="ce21" table:formula="of:=[Evidence.F5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6]);2014-[Evidence.G566];&quot;&quot;)">
            <text:p/>
          </table:table-cell>
          <table:table-cell table:style-name="ce20"/>
          <table:table-cell table:style-name="ce50" table:formula="of:=((100-[.F579])/100)*[.B5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7]&lt;&gt;&quot;&quot;;CONCATENATE(&quot;(&quot;;[Evidence.A567];&quot;) - &quot;;[Evidence.D567];&quot; - &quot;;[Evidence.E567];&quot;; [&quot;;[Evidence.H567];&quot;]&quot;);&quot;EMPTY&quot;)" office:value-type="string" office:string-value="EMPTY" calcext:value-type="string">
            <text:p>EMPTY</text:p>
          </table:table-cell>
          <table:table-cell table:style-name="ce21" table:formula="of:=[Evidence.F5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7]);2014-[Evidence.G567];&quot;&quot;)">
            <text:p/>
          </table:table-cell>
          <table:table-cell table:style-name="ce20"/>
          <table:table-cell table:style-name="ce50" table:formula="of:=((100-[.F580])/100)*[.B5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8]&lt;&gt;&quot;&quot;;CONCATENATE(&quot;(&quot;;[Evidence.A568];&quot;) - &quot;;[Evidence.D568];&quot; - &quot;;[Evidence.E568];&quot;; [&quot;;[Evidence.H568];&quot;]&quot;);&quot;EMPTY&quot;)" office:value-type="string" office:string-value="EMPTY" calcext:value-type="string">
            <text:p>EMPTY</text:p>
          </table:table-cell>
          <table:table-cell table:style-name="ce21" table:formula="of:=[Evidence.F5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8]);2014-[Evidence.G568];&quot;&quot;)">
            <text:p/>
          </table:table-cell>
          <table:table-cell table:style-name="ce20"/>
          <table:table-cell table:style-name="ce50" table:formula="of:=((100-[.F581])/100)*[.B5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69]&lt;&gt;&quot;&quot;;CONCATENATE(&quot;(&quot;;[Evidence.A569];&quot;) - &quot;;[Evidence.D569];&quot; - &quot;;[Evidence.E569];&quot;; [&quot;;[Evidence.H569];&quot;]&quot;);&quot;EMPTY&quot;)" office:value-type="string" office:string-value="EMPTY" calcext:value-type="string">
            <text:p>EMPTY</text:p>
          </table:table-cell>
          <table:table-cell table:style-name="ce21" table:formula="of:=[Evidence.F5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69]);2014-[Evidence.G569];&quot;&quot;)">
            <text:p/>
          </table:table-cell>
          <table:table-cell table:style-name="ce20"/>
          <table:table-cell table:style-name="ce50" table:formula="of:=((100-[.F582])/100)*[.B5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0]&lt;&gt;&quot;&quot;;CONCATENATE(&quot;(&quot;;[Evidence.A570];&quot;) - &quot;;[Evidence.D570];&quot; - &quot;;[Evidence.E570];&quot;; [&quot;;[Evidence.H570];&quot;]&quot;);&quot;EMPTY&quot;)" office:value-type="string" office:string-value="EMPTY" calcext:value-type="string">
            <text:p>EMPTY</text:p>
          </table:table-cell>
          <table:table-cell table:style-name="ce21" table:formula="of:=[Evidence.F5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0]);2014-[Evidence.G570];&quot;&quot;)">
            <text:p/>
          </table:table-cell>
          <table:table-cell table:style-name="ce20"/>
          <table:table-cell table:style-name="ce50" table:formula="of:=((100-[.F583])/100)*[.B5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1]&lt;&gt;&quot;&quot;;CONCATENATE(&quot;(&quot;;[Evidence.A571];&quot;) - &quot;;[Evidence.D571];&quot; - &quot;;[Evidence.E571];&quot;; [&quot;;[Evidence.H571];&quot;]&quot;);&quot;EMPTY&quot;)" office:value-type="string" office:string-value="EMPTY" calcext:value-type="string">
            <text:p>EMPTY</text:p>
          </table:table-cell>
          <table:table-cell table:style-name="ce21" table:formula="of:=[Evidence.F5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1]);2014-[Evidence.G571];&quot;&quot;)">
            <text:p/>
          </table:table-cell>
          <table:table-cell table:style-name="ce20"/>
          <table:table-cell table:style-name="ce50" table:formula="of:=((100-[.F584])/100)*[.B5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2]&lt;&gt;&quot;&quot;;CONCATENATE(&quot;(&quot;;[Evidence.A572];&quot;) - &quot;;[Evidence.D572];&quot; - &quot;;[Evidence.E572];&quot;; [&quot;;[Evidence.H572];&quot;]&quot;);&quot;EMPTY&quot;)" office:value-type="string" office:string-value="EMPTY" calcext:value-type="string">
            <text:p>EMPTY</text:p>
          </table:table-cell>
          <table:table-cell table:style-name="ce21" table:formula="of:=[Evidence.F5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2]);2014-[Evidence.G572];&quot;&quot;)">
            <text:p/>
          </table:table-cell>
          <table:table-cell table:style-name="ce20"/>
          <table:table-cell table:style-name="ce50" table:formula="of:=((100-[.F585])/100)*[.B5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3]&lt;&gt;&quot;&quot;;CONCATENATE(&quot;(&quot;;[Evidence.A573];&quot;) - &quot;;[Evidence.D573];&quot; - &quot;;[Evidence.E573];&quot;; [&quot;;[Evidence.H573];&quot;]&quot;);&quot;EMPTY&quot;)" office:value-type="string" office:string-value="EMPTY" calcext:value-type="string">
            <text:p>EMPTY</text:p>
          </table:table-cell>
          <table:table-cell table:style-name="ce21" table:formula="of:=[Evidence.F5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3]);2014-[Evidence.G573];&quot;&quot;)">
            <text:p/>
          </table:table-cell>
          <table:table-cell table:style-name="ce20"/>
          <table:table-cell table:style-name="ce50" table:formula="of:=((100-[.F586])/100)*[.B5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4]&lt;&gt;&quot;&quot;;CONCATENATE(&quot;(&quot;;[Evidence.A574];&quot;) - &quot;;[Evidence.D574];&quot; - &quot;;[Evidence.E574];&quot;; [&quot;;[Evidence.H574];&quot;]&quot;);&quot;EMPTY&quot;)" office:value-type="string" office:string-value="EMPTY" calcext:value-type="string">
            <text:p>EMPTY</text:p>
          </table:table-cell>
          <table:table-cell table:style-name="ce21" table:formula="of:=[Evidence.F5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4]);2014-[Evidence.G574];&quot;&quot;)">
            <text:p/>
          </table:table-cell>
          <table:table-cell table:style-name="ce20"/>
          <table:table-cell table:style-name="ce50" table:formula="of:=((100-[.F587])/100)*[.B5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5]&lt;&gt;&quot;&quot;;CONCATENATE(&quot;(&quot;;[Evidence.A575];&quot;) - &quot;;[Evidence.D575];&quot; - &quot;;[Evidence.E575];&quot;; [&quot;;[Evidence.H575];&quot;]&quot;);&quot;EMPTY&quot;)" office:value-type="string" office:string-value="EMPTY" calcext:value-type="string">
            <text:p>EMPTY</text:p>
          </table:table-cell>
          <table:table-cell table:style-name="ce21" table:formula="of:=[Evidence.F5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5]);2014-[Evidence.G575];&quot;&quot;)">
            <text:p/>
          </table:table-cell>
          <table:table-cell table:style-name="ce20"/>
          <table:table-cell table:style-name="ce50" table:formula="of:=((100-[.F588])/100)*[.B5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6]&lt;&gt;&quot;&quot;;CONCATENATE(&quot;(&quot;;[Evidence.A576];&quot;) - &quot;;[Evidence.D576];&quot; - &quot;;[Evidence.E576];&quot;; [&quot;;[Evidence.H576];&quot;]&quot;);&quot;EMPTY&quot;)" office:value-type="string" office:string-value="EMPTY" calcext:value-type="string">
            <text:p>EMPTY</text:p>
          </table:table-cell>
          <table:table-cell table:style-name="ce21" table:formula="of:=[Evidence.F5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6]);2014-[Evidence.G576];&quot;&quot;)">
            <text:p/>
          </table:table-cell>
          <table:table-cell table:style-name="ce20"/>
          <table:table-cell table:style-name="ce50" table:formula="of:=((100-[.F589])/100)*[.B5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7]&lt;&gt;&quot;&quot;;CONCATENATE(&quot;(&quot;;[Evidence.A577];&quot;) - &quot;;[Evidence.D577];&quot; - &quot;;[Evidence.E577];&quot;; [&quot;;[Evidence.H577];&quot;]&quot;);&quot;EMPTY&quot;)" office:value-type="string" office:string-value="EMPTY" calcext:value-type="string">
            <text:p>EMPTY</text:p>
          </table:table-cell>
          <table:table-cell table:style-name="ce21" table:formula="of:=[Evidence.F5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7]);2014-[Evidence.G577];&quot;&quot;)">
            <text:p/>
          </table:table-cell>
          <table:table-cell table:style-name="ce20"/>
          <table:table-cell table:style-name="ce50" table:formula="of:=((100-[.F590])/100)*[.B5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8]&lt;&gt;&quot;&quot;;CONCATENATE(&quot;(&quot;;[Evidence.A578];&quot;) - &quot;;[Evidence.D578];&quot; - &quot;;[Evidence.E578];&quot;; [&quot;;[Evidence.H578];&quot;]&quot;);&quot;EMPTY&quot;)" office:value-type="string" office:string-value="EMPTY" calcext:value-type="string">
            <text:p>EMPTY</text:p>
          </table:table-cell>
          <table:table-cell table:style-name="ce21" table:formula="of:=[Evidence.F5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8]);2014-[Evidence.G578];&quot;&quot;)">
            <text:p/>
          </table:table-cell>
          <table:table-cell table:style-name="ce20"/>
          <table:table-cell table:style-name="ce50" table:formula="of:=((100-[.F591])/100)*[.B5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79]&lt;&gt;&quot;&quot;;CONCATENATE(&quot;(&quot;;[Evidence.A579];&quot;) - &quot;;[Evidence.D579];&quot; - &quot;;[Evidence.E579];&quot;; [&quot;;[Evidence.H579];&quot;]&quot;);&quot;EMPTY&quot;)" office:value-type="string" office:string-value="EMPTY" calcext:value-type="string">
            <text:p>EMPTY</text:p>
          </table:table-cell>
          <table:table-cell table:style-name="ce21" table:formula="of:=[Evidence.F5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79]);2014-[Evidence.G579];&quot;&quot;)">
            <text:p/>
          </table:table-cell>
          <table:table-cell table:style-name="ce20"/>
          <table:table-cell table:style-name="ce50" table:formula="of:=((100-[.F592])/100)*[.B5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0]&lt;&gt;&quot;&quot;;CONCATENATE(&quot;(&quot;;[Evidence.A580];&quot;) - &quot;;[Evidence.D580];&quot; - &quot;;[Evidence.E580];&quot;; [&quot;;[Evidence.H580];&quot;]&quot;);&quot;EMPTY&quot;)" office:value-type="string" office:string-value="EMPTY" calcext:value-type="string">
            <text:p>EMPTY</text:p>
          </table:table-cell>
          <table:table-cell table:style-name="ce21" table:formula="of:=[Evidence.F5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0]);2014-[Evidence.G580];&quot;&quot;)">
            <text:p/>
          </table:table-cell>
          <table:table-cell table:style-name="ce20"/>
          <table:table-cell table:style-name="ce50" table:formula="of:=((100-[.F593])/100)*[.B5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1]&lt;&gt;&quot;&quot;;CONCATENATE(&quot;(&quot;;[Evidence.A581];&quot;) - &quot;;[Evidence.D581];&quot; - &quot;;[Evidence.E581];&quot;; [&quot;;[Evidence.H581];&quot;]&quot;);&quot;EMPTY&quot;)" office:value-type="string" office:string-value="EMPTY" calcext:value-type="string">
            <text:p>EMPTY</text:p>
          </table:table-cell>
          <table:table-cell table:style-name="ce21" table:formula="of:=[Evidence.F5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1]);2014-[Evidence.G581];&quot;&quot;)">
            <text:p/>
          </table:table-cell>
          <table:table-cell table:style-name="ce20"/>
          <table:table-cell table:style-name="ce50" table:formula="of:=((100-[.F594])/100)*[.B5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2]&lt;&gt;&quot;&quot;;CONCATENATE(&quot;(&quot;;[Evidence.A582];&quot;) - &quot;;[Evidence.D582];&quot; - &quot;;[Evidence.E582];&quot;; [&quot;;[Evidence.H582];&quot;]&quot;);&quot;EMPTY&quot;)" office:value-type="string" office:string-value="EMPTY" calcext:value-type="string">
            <text:p>EMPTY</text:p>
          </table:table-cell>
          <table:table-cell table:style-name="ce21" table:formula="of:=[Evidence.F5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2]);2014-[Evidence.G582];&quot;&quot;)">
            <text:p/>
          </table:table-cell>
          <table:table-cell table:style-name="ce20"/>
          <table:table-cell table:style-name="ce50" table:formula="of:=((100-[.F595])/100)*[.B5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3]&lt;&gt;&quot;&quot;;CONCATENATE(&quot;(&quot;;[Evidence.A583];&quot;) - &quot;;[Evidence.D583];&quot; - &quot;;[Evidence.E583];&quot;; [&quot;;[Evidence.H583];&quot;]&quot;);&quot;EMPTY&quot;)" office:value-type="string" office:string-value="EMPTY" calcext:value-type="string">
            <text:p>EMPTY</text:p>
          </table:table-cell>
          <table:table-cell table:style-name="ce21" table:formula="of:=[Evidence.F5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3]);2014-[Evidence.G583];&quot;&quot;)">
            <text:p/>
          </table:table-cell>
          <table:table-cell table:style-name="ce20"/>
          <table:table-cell table:style-name="ce50" table:formula="of:=((100-[.F596])/100)*[.B5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4]&lt;&gt;&quot;&quot;;CONCATENATE(&quot;(&quot;;[Evidence.A584];&quot;) - &quot;;[Evidence.D584];&quot; - &quot;;[Evidence.E584];&quot;; [&quot;;[Evidence.H584];&quot;]&quot;);&quot;EMPTY&quot;)" office:value-type="string" office:string-value="EMPTY" calcext:value-type="string">
            <text:p>EMPTY</text:p>
          </table:table-cell>
          <table:table-cell table:style-name="ce21" table:formula="of:=[Evidence.F5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4]);2014-[Evidence.G584];&quot;&quot;)">
            <text:p/>
          </table:table-cell>
          <table:table-cell table:style-name="ce20"/>
          <table:table-cell table:style-name="ce50" table:formula="of:=((100-[.F597])/100)*[.B5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5]&lt;&gt;&quot;&quot;;CONCATENATE(&quot;(&quot;;[Evidence.A585];&quot;) - &quot;;[Evidence.D585];&quot; - &quot;;[Evidence.E585];&quot;; [&quot;;[Evidence.H585];&quot;]&quot;);&quot;EMPTY&quot;)" office:value-type="string" office:string-value="EMPTY" calcext:value-type="string">
            <text:p>EMPTY</text:p>
          </table:table-cell>
          <table:table-cell table:style-name="ce21" table:formula="of:=[Evidence.F5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5]);2014-[Evidence.G585];&quot;&quot;)">
            <text:p/>
          </table:table-cell>
          <table:table-cell table:style-name="ce20"/>
          <table:table-cell table:style-name="ce50" table:formula="of:=((100-[.F598])/100)*[.B5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6]&lt;&gt;&quot;&quot;;CONCATENATE(&quot;(&quot;;[Evidence.A586];&quot;) - &quot;;[Evidence.D586];&quot; - &quot;;[Evidence.E586];&quot;; [&quot;;[Evidence.H586];&quot;]&quot;);&quot;EMPTY&quot;)" office:value-type="string" office:string-value="EMPTY" calcext:value-type="string">
            <text:p>EMPTY</text:p>
          </table:table-cell>
          <table:table-cell table:style-name="ce21" table:formula="of:=[Evidence.F5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6]);2014-[Evidence.G586];&quot;&quot;)">
            <text:p/>
          </table:table-cell>
          <table:table-cell table:style-name="ce20"/>
          <table:table-cell table:style-name="ce50" table:formula="of:=((100-[.F599])/100)*[.B5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7]&lt;&gt;&quot;&quot;;CONCATENATE(&quot;(&quot;;[Evidence.A587];&quot;) - &quot;;[Evidence.D587];&quot; - &quot;;[Evidence.E587];&quot;; [&quot;;[Evidence.H587];&quot;]&quot;);&quot;EMPTY&quot;)" office:value-type="string" office:string-value="EMPTY" calcext:value-type="string">
            <text:p>EMPTY</text:p>
          </table:table-cell>
          <table:table-cell table:style-name="ce21" table:formula="of:=[Evidence.F5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7]);2014-[Evidence.G587];&quot;&quot;)">
            <text:p/>
          </table:table-cell>
          <table:table-cell table:style-name="ce20"/>
          <table:table-cell table:style-name="ce50" table:formula="of:=((100-[.F600])/100)*[.B6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8]&lt;&gt;&quot;&quot;;CONCATENATE(&quot;(&quot;;[Evidence.A588];&quot;) - &quot;;[Evidence.D588];&quot; - &quot;;[Evidence.E588];&quot;; [&quot;;[Evidence.H588];&quot;]&quot;);&quot;EMPTY&quot;)" office:value-type="string" office:string-value="EMPTY" calcext:value-type="string">
            <text:p>EMPTY</text:p>
          </table:table-cell>
          <table:table-cell table:style-name="ce21" table:formula="of:=[Evidence.F5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8]);2014-[Evidence.G588];&quot;&quot;)">
            <text:p/>
          </table:table-cell>
          <table:table-cell table:style-name="ce20"/>
          <table:table-cell table:style-name="ce50" table:formula="of:=((100-[.F601])/100)*[.B6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89]&lt;&gt;&quot;&quot;;CONCATENATE(&quot;(&quot;;[Evidence.A589];&quot;) - &quot;;[Evidence.D589];&quot; - &quot;;[Evidence.E589];&quot;; [&quot;;[Evidence.H589];&quot;]&quot;);&quot;EMPTY&quot;)" office:value-type="string" office:string-value="EMPTY" calcext:value-type="string">
            <text:p>EMPTY</text:p>
          </table:table-cell>
          <table:table-cell table:style-name="ce21" table:formula="of:=[Evidence.F5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89]);2014-[Evidence.G589];&quot;&quot;)">
            <text:p/>
          </table:table-cell>
          <table:table-cell table:style-name="ce20"/>
          <table:table-cell table:style-name="ce50" table:formula="of:=((100-[.F602])/100)*[.B6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0]&lt;&gt;&quot;&quot;;CONCATENATE(&quot;(&quot;;[Evidence.A590];&quot;) - &quot;;[Evidence.D590];&quot; - &quot;;[Evidence.E590];&quot;; [&quot;;[Evidence.H590];&quot;]&quot;);&quot;EMPTY&quot;)" office:value-type="string" office:string-value="EMPTY" calcext:value-type="string">
            <text:p>EMPTY</text:p>
          </table:table-cell>
          <table:table-cell table:style-name="ce21" table:formula="of:=[Evidence.F5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0]);2014-[Evidence.G590];&quot;&quot;)">
            <text:p/>
          </table:table-cell>
          <table:table-cell table:style-name="ce20"/>
          <table:table-cell table:style-name="ce50" table:formula="of:=((100-[.F603])/100)*[.B6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1]&lt;&gt;&quot;&quot;;CONCATENATE(&quot;(&quot;;[Evidence.A591];&quot;) - &quot;;[Evidence.D591];&quot; - &quot;;[Evidence.E591];&quot;; [&quot;;[Evidence.H591];&quot;]&quot;);&quot;EMPTY&quot;)" office:value-type="string" office:string-value="EMPTY" calcext:value-type="string">
            <text:p>EMPTY</text:p>
          </table:table-cell>
          <table:table-cell table:style-name="ce21" table:formula="of:=[Evidence.F5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1]);2014-[Evidence.G591];&quot;&quot;)">
            <text:p/>
          </table:table-cell>
          <table:table-cell table:style-name="ce20"/>
          <table:table-cell table:style-name="ce50" table:formula="of:=((100-[.F604])/100)*[.B6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2]&lt;&gt;&quot;&quot;;CONCATENATE(&quot;(&quot;;[Evidence.A592];&quot;) - &quot;;[Evidence.D592];&quot; - &quot;;[Evidence.E592];&quot;; [&quot;;[Evidence.H592];&quot;]&quot;);&quot;EMPTY&quot;)" office:value-type="string" office:string-value="EMPTY" calcext:value-type="string">
            <text:p>EMPTY</text:p>
          </table:table-cell>
          <table:table-cell table:style-name="ce21" table:formula="of:=[Evidence.F5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2]);2014-[Evidence.G592];&quot;&quot;)">
            <text:p/>
          </table:table-cell>
          <table:table-cell table:style-name="ce20"/>
          <table:table-cell table:style-name="ce50" table:formula="of:=((100-[.F605])/100)*[.B6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3]&lt;&gt;&quot;&quot;;CONCATENATE(&quot;(&quot;;[Evidence.A593];&quot;) - &quot;;[Evidence.D593];&quot; - &quot;;[Evidence.E593];&quot;; [&quot;;[Evidence.H593];&quot;]&quot;);&quot;EMPTY&quot;)" office:value-type="string" office:string-value="EMPTY" calcext:value-type="string">
            <text:p>EMPTY</text:p>
          </table:table-cell>
          <table:table-cell table:style-name="ce21" table:formula="of:=[Evidence.F5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3]);2014-[Evidence.G593];&quot;&quot;)">
            <text:p/>
          </table:table-cell>
          <table:table-cell table:style-name="ce20"/>
          <table:table-cell table:style-name="ce50" table:formula="of:=((100-[.F606])/100)*[.B6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4]&lt;&gt;&quot;&quot;;CONCATENATE(&quot;(&quot;;[Evidence.A594];&quot;) - &quot;;[Evidence.D594];&quot; - &quot;;[Evidence.E594];&quot;; [&quot;;[Evidence.H594];&quot;]&quot;);&quot;EMPTY&quot;)" office:value-type="string" office:string-value="EMPTY" calcext:value-type="string">
            <text:p>EMPTY</text:p>
          </table:table-cell>
          <table:table-cell table:style-name="ce21" table:formula="of:=[Evidence.F5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4]);2014-[Evidence.G594];&quot;&quot;)">
            <text:p/>
          </table:table-cell>
          <table:table-cell table:style-name="ce20"/>
          <table:table-cell table:style-name="ce50" table:formula="of:=((100-[.F607])/100)*[.B6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5]&lt;&gt;&quot;&quot;;CONCATENATE(&quot;(&quot;;[Evidence.A595];&quot;) - &quot;;[Evidence.D595];&quot; - &quot;;[Evidence.E595];&quot;; [&quot;;[Evidence.H595];&quot;]&quot;);&quot;EMPTY&quot;)" office:value-type="string" office:string-value="EMPTY" calcext:value-type="string">
            <text:p>EMPTY</text:p>
          </table:table-cell>
          <table:table-cell table:style-name="ce21" table:formula="of:=[Evidence.F5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5]);2014-[Evidence.G595];&quot;&quot;)">
            <text:p/>
          </table:table-cell>
          <table:table-cell table:style-name="ce20"/>
          <table:table-cell table:style-name="ce50" table:formula="of:=((100-[.F608])/100)*[.B6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6]&lt;&gt;&quot;&quot;;CONCATENATE(&quot;(&quot;;[Evidence.A596];&quot;) - &quot;;[Evidence.D596];&quot; - &quot;;[Evidence.E596];&quot;; [&quot;;[Evidence.H596];&quot;]&quot;);&quot;EMPTY&quot;)" office:value-type="string" office:string-value="EMPTY" calcext:value-type="string">
            <text:p>EMPTY</text:p>
          </table:table-cell>
          <table:table-cell table:style-name="ce21" table:formula="of:=[Evidence.F5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6]);2014-[Evidence.G596];&quot;&quot;)">
            <text:p/>
          </table:table-cell>
          <table:table-cell table:style-name="ce20"/>
          <table:table-cell table:style-name="ce50" table:formula="of:=((100-[.F609])/100)*[.B6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7]&lt;&gt;&quot;&quot;;CONCATENATE(&quot;(&quot;;[Evidence.A597];&quot;) - &quot;;[Evidence.D597];&quot; - &quot;;[Evidence.E597];&quot;; [&quot;;[Evidence.H597];&quot;]&quot;);&quot;EMPTY&quot;)" office:value-type="string" office:string-value="EMPTY" calcext:value-type="string">
            <text:p>EMPTY</text:p>
          </table:table-cell>
          <table:table-cell table:style-name="ce21" table:formula="of:=[Evidence.F5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7]);2014-[Evidence.G597];&quot;&quot;)">
            <text:p/>
          </table:table-cell>
          <table:table-cell table:style-name="ce20"/>
          <table:table-cell table:style-name="ce50" table:formula="of:=((100-[.F610])/100)*[.B6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8]&lt;&gt;&quot;&quot;;CONCATENATE(&quot;(&quot;;[Evidence.A598];&quot;) - &quot;;[Evidence.D598];&quot; - &quot;;[Evidence.E598];&quot;; [&quot;;[Evidence.H598];&quot;]&quot;);&quot;EMPTY&quot;)" office:value-type="string" office:string-value="EMPTY" calcext:value-type="string">
            <text:p>EMPTY</text:p>
          </table:table-cell>
          <table:table-cell table:style-name="ce21" table:formula="of:=[Evidence.F5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8]);2014-[Evidence.G598];&quot;&quot;)">
            <text:p/>
          </table:table-cell>
          <table:table-cell table:style-name="ce20"/>
          <table:table-cell table:style-name="ce50" table:formula="of:=((100-[.F611])/100)*[.B6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599]&lt;&gt;&quot;&quot;;CONCATENATE(&quot;(&quot;;[Evidence.A599];&quot;) - &quot;;[Evidence.D599];&quot; - &quot;;[Evidence.E599];&quot;; [&quot;;[Evidence.H599];&quot;]&quot;);&quot;EMPTY&quot;)" office:value-type="string" office:string-value="EMPTY" calcext:value-type="string">
            <text:p>EMPTY</text:p>
          </table:table-cell>
          <table:table-cell table:style-name="ce21" table:formula="of:=[Evidence.F5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599]);2014-[Evidence.G599];&quot;&quot;)">
            <text:p/>
          </table:table-cell>
          <table:table-cell table:style-name="ce20"/>
          <table:table-cell table:style-name="ce50" table:formula="of:=((100-[.F612])/100)*[.B6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0]&lt;&gt;&quot;&quot;;CONCATENATE(&quot;(&quot;;[Evidence.A600];&quot;) - &quot;;[Evidence.D600];&quot; - &quot;;[Evidence.E600];&quot;; [&quot;;[Evidence.H600];&quot;]&quot;);&quot;EMPTY&quot;)" office:value-type="string" office:string-value="EMPTY" calcext:value-type="string">
            <text:p>EMPTY</text:p>
          </table:table-cell>
          <table:table-cell table:style-name="ce21" table:formula="of:=[Evidence.F6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0]);2014-[Evidence.G600];&quot;&quot;)">
            <text:p/>
          </table:table-cell>
          <table:table-cell table:style-name="ce20"/>
          <table:table-cell table:style-name="ce50" table:formula="of:=((100-[.F613])/100)*[.B6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1]&lt;&gt;&quot;&quot;;CONCATENATE(&quot;(&quot;;[Evidence.A601];&quot;) - &quot;;[Evidence.D601];&quot; - &quot;;[Evidence.E601];&quot;; [&quot;;[Evidence.H601];&quot;]&quot;);&quot;EMPTY&quot;)" office:value-type="string" office:string-value="EMPTY" calcext:value-type="string">
            <text:p>EMPTY</text:p>
          </table:table-cell>
          <table:table-cell table:style-name="ce21" table:formula="of:=[Evidence.F6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1]);2014-[Evidence.G601];&quot;&quot;)">
            <text:p/>
          </table:table-cell>
          <table:table-cell table:style-name="ce20"/>
          <table:table-cell table:style-name="ce50" table:formula="of:=((100-[.F614])/100)*[.B6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2]&lt;&gt;&quot;&quot;;CONCATENATE(&quot;(&quot;;[Evidence.A602];&quot;) - &quot;;[Evidence.D602];&quot; - &quot;;[Evidence.E602];&quot;; [&quot;;[Evidence.H602];&quot;]&quot;);&quot;EMPTY&quot;)" office:value-type="string" office:string-value="EMPTY" calcext:value-type="string">
            <text:p>EMPTY</text:p>
          </table:table-cell>
          <table:table-cell table:style-name="ce21" table:formula="of:=[Evidence.F6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2]);2014-[Evidence.G602];&quot;&quot;)">
            <text:p/>
          </table:table-cell>
          <table:table-cell table:style-name="ce20"/>
          <table:table-cell table:style-name="ce50" table:formula="of:=((100-[.F615])/100)*[.B6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3]&lt;&gt;&quot;&quot;;CONCATENATE(&quot;(&quot;;[Evidence.A603];&quot;) - &quot;;[Evidence.D603];&quot; - &quot;;[Evidence.E603];&quot;; [&quot;;[Evidence.H603];&quot;]&quot;);&quot;EMPTY&quot;)" office:value-type="string" office:string-value="EMPTY" calcext:value-type="string">
            <text:p>EMPTY</text:p>
          </table:table-cell>
          <table:table-cell table:style-name="ce21" table:formula="of:=[Evidence.F6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3]);2014-[Evidence.G603];&quot;&quot;)">
            <text:p/>
          </table:table-cell>
          <table:table-cell table:style-name="ce20"/>
          <table:table-cell table:style-name="ce50" table:formula="of:=((100-[.F616])/100)*[.B6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4]&lt;&gt;&quot;&quot;;CONCATENATE(&quot;(&quot;;[Evidence.A604];&quot;) - &quot;;[Evidence.D604];&quot; - &quot;;[Evidence.E604];&quot;; [&quot;;[Evidence.H604];&quot;]&quot;);&quot;EMPTY&quot;)" office:value-type="string" office:string-value="EMPTY" calcext:value-type="string">
            <text:p>EMPTY</text:p>
          </table:table-cell>
          <table:table-cell table:style-name="ce21" table:formula="of:=[Evidence.F60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4]);2014-[Evidence.G604];&quot;&quot;)">
            <text:p/>
          </table:table-cell>
          <table:table-cell table:style-name="ce20"/>
          <table:table-cell table:style-name="ce50" table:formula="of:=((100-[.F617])/100)*[.B6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5]&lt;&gt;&quot;&quot;;CONCATENATE(&quot;(&quot;;[Evidence.A605];&quot;) - &quot;;[Evidence.D605];&quot; - &quot;;[Evidence.E605];&quot;; [&quot;;[Evidence.H605];&quot;]&quot;);&quot;EMPTY&quot;)" office:value-type="string" office:string-value="EMPTY" calcext:value-type="string">
            <text:p>EMPTY</text:p>
          </table:table-cell>
          <table:table-cell table:style-name="ce21" table:formula="of:=[Evidence.F6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5]);2014-[Evidence.G605];&quot;&quot;)">
            <text:p/>
          </table:table-cell>
          <table:table-cell table:style-name="ce20"/>
          <table:table-cell table:style-name="ce50" table:formula="of:=((100-[.F618])/100)*[.B6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6]&lt;&gt;&quot;&quot;;CONCATENATE(&quot;(&quot;;[Evidence.A606];&quot;) - &quot;;[Evidence.D606];&quot; - &quot;;[Evidence.E606];&quot;; [&quot;;[Evidence.H606];&quot;]&quot;);&quot;EMPTY&quot;)" office:value-type="string" office:string-value="EMPTY" calcext:value-type="string">
            <text:p>EMPTY</text:p>
          </table:table-cell>
          <table:table-cell table:style-name="ce21" table:formula="of:=[Evidence.F60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6]);2014-[Evidence.G606];&quot;&quot;)">
            <text:p/>
          </table:table-cell>
          <table:table-cell table:style-name="ce20"/>
          <table:table-cell table:style-name="ce50" table:formula="of:=((100-[.F619])/100)*[.B6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7]&lt;&gt;&quot;&quot;;CONCATENATE(&quot;(&quot;;[Evidence.A607];&quot;) - &quot;;[Evidence.D607];&quot; - &quot;;[Evidence.E607];&quot;; [&quot;;[Evidence.H607];&quot;]&quot;);&quot;EMPTY&quot;)" office:value-type="string" office:string-value="EMPTY" calcext:value-type="string">
            <text:p>EMPTY</text:p>
          </table:table-cell>
          <table:table-cell table:style-name="ce21" table:formula="of:=[Evidence.F6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7]);2014-[Evidence.G607];&quot;&quot;)">
            <text:p/>
          </table:table-cell>
          <table:table-cell table:style-name="ce20"/>
          <table:table-cell table:style-name="ce50" table:formula="of:=((100-[.F620])/100)*[.B6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8]&lt;&gt;&quot;&quot;;CONCATENATE(&quot;(&quot;;[Evidence.A608];&quot;) - &quot;;[Evidence.D608];&quot; - &quot;;[Evidence.E608];&quot;; [&quot;;[Evidence.H608];&quot;]&quot;);&quot;EMPTY&quot;)" office:value-type="string" office:string-value="EMPTY" calcext:value-type="string">
            <text:p>EMPTY</text:p>
          </table:table-cell>
          <table:table-cell table:style-name="ce21" table:formula="of:=[Evidence.F6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8]);2014-[Evidence.G608];&quot;&quot;)">
            <text:p/>
          </table:table-cell>
          <table:table-cell table:style-name="ce20"/>
          <table:table-cell table:style-name="ce50" table:formula="of:=((100-[.F621])/100)*[.B6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09]&lt;&gt;&quot;&quot;;CONCATENATE(&quot;(&quot;;[Evidence.A609];&quot;) - &quot;;[Evidence.D609];&quot; - &quot;;[Evidence.E609];&quot;; [&quot;;[Evidence.H609];&quot;]&quot;);&quot;EMPTY&quot;)" office:value-type="string" office:string-value="EMPTY" calcext:value-type="string">
            <text:p>EMPTY</text:p>
          </table:table-cell>
          <table:table-cell table:style-name="ce21" table:formula="of:=[Evidence.F6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09]);2014-[Evidence.G609];&quot;&quot;)">
            <text:p/>
          </table:table-cell>
          <table:table-cell table:style-name="ce20"/>
          <table:table-cell table:style-name="ce50" table:formula="of:=((100-[.F622])/100)*[.B6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0]&lt;&gt;&quot;&quot;;CONCATENATE(&quot;(&quot;;[Evidence.A610];&quot;) - &quot;;[Evidence.D610];&quot; - &quot;;[Evidence.E610];&quot;; [&quot;;[Evidence.H610];&quot;]&quot;);&quot;EMPTY&quot;)" office:value-type="string" office:string-value="EMPTY" calcext:value-type="string">
            <text:p>EMPTY</text:p>
          </table:table-cell>
          <table:table-cell table:style-name="ce21" table:formula="of:=[Evidence.F6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0]);2014-[Evidence.G610];&quot;&quot;)">
            <text:p/>
          </table:table-cell>
          <table:table-cell table:style-name="ce20"/>
          <table:table-cell table:style-name="ce50" table:formula="of:=((100-[.F623])/100)*[.B6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1]&lt;&gt;&quot;&quot;;CONCATENATE(&quot;(&quot;;[Evidence.A611];&quot;) - &quot;;[Evidence.D611];&quot; - &quot;;[Evidence.E611];&quot;; [&quot;;[Evidence.H611];&quot;]&quot;);&quot;EMPTY&quot;)" office:value-type="string" office:string-value="EMPTY" calcext:value-type="string">
            <text:p>EMPTY</text:p>
          </table:table-cell>
          <table:table-cell table:style-name="ce21" table:formula="of:=[Evidence.F6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1]);2014-[Evidence.G611];&quot;&quot;)">
            <text:p/>
          </table:table-cell>
          <table:table-cell table:style-name="ce20"/>
          <table:table-cell table:style-name="ce50" table:formula="of:=((100-[.F624])/100)*[.B6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2]&lt;&gt;&quot;&quot;;CONCATENATE(&quot;(&quot;;[Evidence.A612];&quot;) - &quot;;[Evidence.D612];&quot; - &quot;;[Evidence.E612];&quot;; [&quot;;[Evidence.H612];&quot;]&quot;);&quot;EMPTY&quot;)" office:value-type="string" office:string-value="EMPTY" calcext:value-type="string">
            <text:p>EMPTY</text:p>
          </table:table-cell>
          <table:table-cell table:style-name="ce21" table:formula="of:=[Evidence.F6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2]);2014-[Evidence.G612];&quot;&quot;)">
            <text:p/>
          </table:table-cell>
          <table:table-cell table:style-name="ce20"/>
          <table:table-cell table:style-name="ce50" table:formula="of:=((100-[.F625])/100)*[.B6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3]&lt;&gt;&quot;&quot;;CONCATENATE(&quot;(&quot;;[Evidence.A613];&quot;) - &quot;;[Evidence.D613];&quot; - &quot;;[Evidence.E613];&quot;; [&quot;;[Evidence.H613];&quot;]&quot;);&quot;EMPTY&quot;)" office:value-type="string" office:string-value="EMPTY" calcext:value-type="string">
            <text:p>EMPTY</text:p>
          </table:table-cell>
          <table:table-cell table:style-name="ce21" table:formula="of:=[Evidence.F6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3]);2014-[Evidence.G613];&quot;&quot;)">
            <text:p/>
          </table:table-cell>
          <table:table-cell table:style-name="ce20"/>
          <table:table-cell table:style-name="ce50" table:formula="of:=((100-[.F626])/100)*[.B6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4]&lt;&gt;&quot;&quot;;CONCATENATE(&quot;(&quot;;[Evidence.A614];&quot;) - &quot;;[Evidence.D614];&quot; - &quot;;[Evidence.E614];&quot;; [&quot;;[Evidence.H614];&quot;]&quot;);&quot;EMPTY&quot;)" office:value-type="string" office:string-value="EMPTY" calcext:value-type="string">
            <text:p>EMPTY</text:p>
          </table:table-cell>
          <table:table-cell table:style-name="ce21" table:formula="of:=[Evidence.F6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4]);2014-[Evidence.G614];&quot;&quot;)">
            <text:p/>
          </table:table-cell>
          <table:table-cell table:style-name="ce20"/>
          <table:table-cell table:style-name="ce50" table:formula="of:=((100-[.F627])/100)*[.B6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5]&lt;&gt;&quot;&quot;;CONCATENATE(&quot;(&quot;;[Evidence.A615];&quot;) - &quot;;[Evidence.D615];&quot; - &quot;;[Evidence.E615];&quot;; [&quot;;[Evidence.H615];&quot;]&quot;);&quot;EMPTY&quot;)" office:value-type="string" office:string-value="EMPTY" calcext:value-type="string">
            <text:p>EMPTY</text:p>
          </table:table-cell>
          <table:table-cell table:style-name="ce21" table:formula="of:=[Evidence.F6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5]);2014-[Evidence.G615];&quot;&quot;)">
            <text:p/>
          </table:table-cell>
          <table:table-cell table:style-name="ce20"/>
          <table:table-cell table:style-name="ce50" table:formula="of:=((100-[.F628])/100)*[.B6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6]&lt;&gt;&quot;&quot;;CONCATENATE(&quot;(&quot;;[Evidence.A616];&quot;) - &quot;;[Evidence.D616];&quot; - &quot;;[Evidence.E616];&quot;; [&quot;;[Evidence.H616];&quot;]&quot;);&quot;EMPTY&quot;)" office:value-type="string" office:string-value="EMPTY" calcext:value-type="string">
            <text:p>EMPTY</text:p>
          </table:table-cell>
          <table:table-cell table:style-name="ce21" table:formula="of:=[Evidence.F6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6]);2014-[Evidence.G616];&quot;&quot;)">
            <text:p/>
          </table:table-cell>
          <table:table-cell table:style-name="ce20"/>
          <table:table-cell table:style-name="ce50" table:formula="of:=((100-[.F629])/100)*[.B6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7]&lt;&gt;&quot;&quot;;CONCATENATE(&quot;(&quot;;[Evidence.A617];&quot;) - &quot;;[Evidence.D617];&quot; - &quot;;[Evidence.E617];&quot;; [&quot;;[Evidence.H617];&quot;]&quot;);&quot;EMPTY&quot;)" office:value-type="string" office:string-value="EMPTY" calcext:value-type="string">
            <text:p>EMPTY</text:p>
          </table:table-cell>
          <table:table-cell table:style-name="ce21" table:formula="of:=[Evidence.F6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7]);2014-[Evidence.G617];&quot;&quot;)">
            <text:p/>
          </table:table-cell>
          <table:table-cell table:style-name="ce20"/>
          <table:table-cell table:style-name="ce50" table:formula="of:=((100-[.F630])/100)*[.B6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8]&lt;&gt;&quot;&quot;;CONCATENATE(&quot;(&quot;;[Evidence.A618];&quot;) - &quot;;[Evidence.D618];&quot; - &quot;;[Evidence.E618];&quot;; [&quot;;[Evidence.H618];&quot;]&quot;);&quot;EMPTY&quot;)" office:value-type="string" office:string-value="EMPTY" calcext:value-type="string">
            <text:p>EMPTY</text:p>
          </table:table-cell>
          <table:table-cell table:style-name="ce21" table:formula="of:=[Evidence.F6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8]);2014-[Evidence.G618];&quot;&quot;)">
            <text:p/>
          </table:table-cell>
          <table:table-cell table:style-name="ce20"/>
          <table:table-cell table:style-name="ce50" table:formula="of:=((100-[.F631])/100)*[.B6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19]&lt;&gt;&quot;&quot;;CONCATENATE(&quot;(&quot;;[Evidence.A619];&quot;) - &quot;;[Evidence.D619];&quot; - &quot;;[Evidence.E619];&quot;; [&quot;;[Evidence.H619];&quot;]&quot;);&quot;EMPTY&quot;)" office:value-type="string" office:string-value="EMPTY" calcext:value-type="string">
            <text:p>EMPTY</text:p>
          </table:table-cell>
          <table:table-cell table:style-name="ce21" table:formula="of:=[Evidence.F6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19]);2014-[Evidence.G619];&quot;&quot;)">
            <text:p/>
          </table:table-cell>
          <table:table-cell table:style-name="ce20"/>
          <table:table-cell table:style-name="ce50" table:formula="of:=((100-[.F632])/100)*[.B6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0]&lt;&gt;&quot;&quot;;CONCATENATE(&quot;(&quot;;[Evidence.A620];&quot;) - &quot;;[Evidence.D620];&quot; - &quot;;[Evidence.E620];&quot;; [&quot;;[Evidence.H620];&quot;]&quot;);&quot;EMPTY&quot;)" office:value-type="string" office:string-value="EMPTY" calcext:value-type="string">
            <text:p>EMPTY</text:p>
          </table:table-cell>
          <table:table-cell table:style-name="ce21" table:formula="of:=[Evidence.F6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0]);2014-[Evidence.G620];&quot;&quot;)">
            <text:p/>
          </table:table-cell>
          <table:table-cell table:style-name="ce20"/>
          <table:table-cell table:style-name="ce50" table:formula="of:=((100-[.F633])/100)*[.B6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1]&lt;&gt;&quot;&quot;;CONCATENATE(&quot;(&quot;;[Evidence.A621];&quot;) - &quot;;[Evidence.D621];&quot; - &quot;;[Evidence.E621];&quot;; [&quot;;[Evidence.H621];&quot;]&quot;);&quot;EMPTY&quot;)" office:value-type="string" office:string-value="EMPTY" calcext:value-type="string">
            <text:p>EMPTY</text:p>
          </table:table-cell>
          <table:table-cell table:style-name="ce21" table:formula="of:=[Evidence.F6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1]);2014-[Evidence.G621];&quot;&quot;)">
            <text:p/>
          </table:table-cell>
          <table:table-cell table:style-name="ce20"/>
          <table:table-cell table:style-name="ce50" table:formula="of:=((100-[.F634])/100)*[.B6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2]&lt;&gt;&quot;&quot;;CONCATENATE(&quot;(&quot;;[Evidence.A622];&quot;) - &quot;;[Evidence.D622];&quot; - &quot;;[Evidence.E622];&quot;; [&quot;;[Evidence.H622];&quot;]&quot;);&quot;EMPTY&quot;)" office:value-type="string" office:string-value="EMPTY" calcext:value-type="string">
            <text:p>EMPTY</text:p>
          </table:table-cell>
          <table:table-cell table:style-name="ce21" table:formula="of:=[Evidence.F6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2]);2014-[Evidence.G622];&quot;&quot;)">
            <text:p/>
          </table:table-cell>
          <table:table-cell table:style-name="ce20"/>
          <table:table-cell table:style-name="ce50" table:formula="of:=((100-[.F635])/100)*[.B6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3]&lt;&gt;&quot;&quot;;CONCATENATE(&quot;(&quot;;[Evidence.A623];&quot;) - &quot;;[Evidence.D623];&quot; - &quot;;[Evidence.E623];&quot;; [&quot;;[Evidence.H623];&quot;]&quot;);&quot;EMPTY&quot;)" office:value-type="string" office:string-value="EMPTY" calcext:value-type="string">
            <text:p>EMPTY</text:p>
          </table:table-cell>
          <table:table-cell table:style-name="ce21" table:formula="of:=[Evidence.F6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3]);2014-[Evidence.G623];&quot;&quot;)">
            <text:p/>
          </table:table-cell>
          <table:table-cell table:style-name="ce20"/>
          <table:table-cell table:style-name="ce50" table:formula="of:=((100-[.F636])/100)*[.B6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4]&lt;&gt;&quot;&quot;;CONCATENATE(&quot;(&quot;;[Evidence.A624];&quot;) - &quot;;[Evidence.D624];&quot; - &quot;;[Evidence.E624];&quot;; [&quot;;[Evidence.H624];&quot;]&quot;);&quot;EMPTY&quot;)" office:value-type="string" office:string-value="EMPTY" calcext:value-type="string">
            <text:p>EMPTY</text:p>
          </table:table-cell>
          <table:table-cell table:style-name="ce21" table:formula="of:=[Evidence.F6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4]);2014-[Evidence.G624];&quot;&quot;)">
            <text:p/>
          </table:table-cell>
          <table:table-cell table:style-name="ce20"/>
          <table:table-cell table:style-name="ce50" table:formula="of:=((100-[.F637])/100)*[.B6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5]&lt;&gt;&quot;&quot;;CONCATENATE(&quot;(&quot;;[Evidence.A625];&quot;) - &quot;;[Evidence.D625];&quot; - &quot;;[Evidence.E625];&quot;; [&quot;;[Evidence.H625];&quot;]&quot;);&quot;EMPTY&quot;)" office:value-type="string" office:string-value="EMPTY" calcext:value-type="string">
            <text:p>EMPTY</text:p>
          </table:table-cell>
          <table:table-cell table:style-name="ce21" table:formula="of:=[Evidence.F6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5]);2014-[Evidence.G625];&quot;&quot;)">
            <text:p/>
          </table:table-cell>
          <table:table-cell table:style-name="ce20"/>
          <table:table-cell table:style-name="ce50" table:formula="of:=((100-[.F638])/100)*[.B6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6]&lt;&gt;&quot;&quot;;CONCATENATE(&quot;(&quot;;[Evidence.A626];&quot;) - &quot;;[Evidence.D626];&quot; - &quot;;[Evidence.E626];&quot;; [&quot;;[Evidence.H626];&quot;]&quot;);&quot;EMPTY&quot;)" office:value-type="string" office:string-value="EMPTY" calcext:value-type="string">
            <text:p>EMPTY</text:p>
          </table:table-cell>
          <table:table-cell table:style-name="ce21" table:formula="of:=[Evidence.F6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6]);2014-[Evidence.G626];&quot;&quot;)">
            <text:p/>
          </table:table-cell>
          <table:table-cell table:style-name="ce20"/>
          <table:table-cell table:style-name="ce50" table:formula="of:=((100-[.F639])/100)*[.B6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7]&lt;&gt;&quot;&quot;;CONCATENATE(&quot;(&quot;;[Evidence.A627];&quot;) - &quot;;[Evidence.D627];&quot; - &quot;;[Evidence.E627];&quot;; [&quot;;[Evidence.H627];&quot;]&quot;);&quot;EMPTY&quot;)" office:value-type="string" office:string-value="EMPTY" calcext:value-type="string">
            <text:p>EMPTY</text:p>
          </table:table-cell>
          <table:table-cell table:style-name="ce21" table:formula="of:=[Evidence.F6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7]);2014-[Evidence.G627];&quot;&quot;)">
            <text:p/>
          </table:table-cell>
          <table:table-cell table:style-name="ce20"/>
          <table:table-cell table:style-name="ce50" table:formula="of:=((100-[.F640])/100)*[.B6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8]&lt;&gt;&quot;&quot;;CONCATENATE(&quot;(&quot;;[Evidence.A628];&quot;) - &quot;;[Evidence.D628];&quot; - &quot;;[Evidence.E628];&quot;; [&quot;;[Evidence.H628];&quot;]&quot;);&quot;EMPTY&quot;)" office:value-type="string" office:string-value="EMPTY" calcext:value-type="string">
            <text:p>EMPTY</text:p>
          </table:table-cell>
          <table:table-cell table:style-name="ce21" table:formula="of:=[Evidence.F6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8]);2014-[Evidence.G628];&quot;&quot;)">
            <text:p/>
          </table:table-cell>
          <table:table-cell table:style-name="ce20"/>
          <table:table-cell table:style-name="ce50" table:formula="of:=((100-[.F641])/100)*[.B6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29]&lt;&gt;&quot;&quot;;CONCATENATE(&quot;(&quot;;[Evidence.A629];&quot;) - &quot;;[Evidence.D629];&quot; - &quot;;[Evidence.E629];&quot;; [&quot;;[Evidence.H629];&quot;]&quot;);&quot;EMPTY&quot;)" office:value-type="string" office:string-value="EMPTY" calcext:value-type="string">
            <text:p>EMPTY</text:p>
          </table:table-cell>
          <table:table-cell table:style-name="ce21" table:formula="of:=[Evidence.F6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29]);2014-[Evidence.G629];&quot;&quot;)">
            <text:p/>
          </table:table-cell>
          <table:table-cell table:style-name="ce20"/>
          <table:table-cell table:style-name="ce50" table:formula="of:=((100-[.F642])/100)*[.B6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0]&lt;&gt;&quot;&quot;;CONCATENATE(&quot;(&quot;;[Evidence.A630];&quot;) - &quot;;[Evidence.D630];&quot; - &quot;;[Evidence.E630];&quot;; [&quot;;[Evidence.H630];&quot;]&quot;);&quot;EMPTY&quot;)" office:value-type="string" office:string-value="EMPTY" calcext:value-type="string">
            <text:p>EMPTY</text:p>
          </table:table-cell>
          <table:table-cell table:style-name="ce21" table:formula="of:=[Evidence.F6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0]);2014-[Evidence.G630];&quot;&quot;)">
            <text:p/>
          </table:table-cell>
          <table:table-cell table:style-name="ce20"/>
          <table:table-cell table:style-name="ce50" table:formula="of:=((100-[.F643])/100)*[.B6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1]&lt;&gt;&quot;&quot;;CONCATENATE(&quot;(&quot;;[Evidence.A631];&quot;) - &quot;;[Evidence.D631];&quot; - &quot;;[Evidence.E631];&quot;; [&quot;;[Evidence.H631];&quot;]&quot;);&quot;EMPTY&quot;)" office:value-type="string" office:string-value="EMPTY" calcext:value-type="string">
            <text:p>EMPTY</text:p>
          </table:table-cell>
          <table:table-cell table:style-name="ce21" table:formula="of:=[Evidence.F6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1]);2014-[Evidence.G631];&quot;&quot;)">
            <text:p/>
          </table:table-cell>
          <table:table-cell table:style-name="ce20"/>
          <table:table-cell table:style-name="ce50" table:formula="of:=((100-[.F644])/100)*[.B6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2]&lt;&gt;&quot;&quot;;CONCATENATE(&quot;(&quot;;[Evidence.A632];&quot;) - &quot;;[Evidence.D632];&quot; - &quot;;[Evidence.E632];&quot;; [&quot;;[Evidence.H632];&quot;]&quot;);&quot;EMPTY&quot;)" office:value-type="string" office:string-value="EMPTY" calcext:value-type="string">
            <text:p>EMPTY</text:p>
          </table:table-cell>
          <table:table-cell table:style-name="ce21" table:formula="of:=[Evidence.F6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2]);2014-[Evidence.G632];&quot;&quot;)">
            <text:p/>
          </table:table-cell>
          <table:table-cell table:style-name="ce20"/>
          <table:table-cell table:style-name="ce50" table:formula="of:=((100-[.F645])/100)*[.B6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3]&lt;&gt;&quot;&quot;;CONCATENATE(&quot;(&quot;;[Evidence.A633];&quot;) - &quot;;[Evidence.D633];&quot; - &quot;;[Evidence.E633];&quot;; [&quot;;[Evidence.H633];&quot;]&quot;);&quot;EMPTY&quot;)" office:value-type="string" office:string-value="EMPTY" calcext:value-type="string">
            <text:p>EMPTY</text:p>
          </table:table-cell>
          <table:table-cell table:style-name="ce21" table:formula="of:=[Evidence.F6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3]);2014-[Evidence.G633];&quot;&quot;)">
            <text:p/>
          </table:table-cell>
          <table:table-cell table:style-name="ce20"/>
          <table:table-cell table:style-name="ce50" table:formula="of:=((100-[.F646])/100)*[.B6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4]&lt;&gt;&quot;&quot;;CONCATENATE(&quot;(&quot;;[Evidence.A634];&quot;) - &quot;;[Evidence.D634];&quot; - &quot;;[Evidence.E634];&quot;; [&quot;;[Evidence.H634];&quot;]&quot;);&quot;EMPTY&quot;)" office:value-type="string" office:string-value="EMPTY" calcext:value-type="string">
            <text:p>EMPTY</text:p>
          </table:table-cell>
          <table:table-cell table:style-name="ce21" table:formula="of:=[Evidence.F6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4]);2014-[Evidence.G634];&quot;&quot;)">
            <text:p/>
          </table:table-cell>
          <table:table-cell table:style-name="ce20"/>
          <table:table-cell table:style-name="ce50" table:formula="of:=((100-[.F647])/100)*[.B6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5]&lt;&gt;&quot;&quot;;CONCATENATE(&quot;(&quot;;[Evidence.A635];&quot;) - &quot;;[Evidence.D635];&quot; - &quot;;[Evidence.E635];&quot;; [&quot;;[Evidence.H635];&quot;]&quot;);&quot;EMPTY&quot;)" office:value-type="string" office:string-value="EMPTY" calcext:value-type="string">
            <text:p>EMPTY</text:p>
          </table:table-cell>
          <table:table-cell table:style-name="ce21" table:formula="of:=[Evidence.F6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5]);2014-[Evidence.G635];&quot;&quot;)">
            <text:p/>
          </table:table-cell>
          <table:table-cell table:style-name="ce20"/>
          <table:table-cell table:style-name="ce50" table:formula="of:=((100-[.F648])/100)*[.B6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6]&lt;&gt;&quot;&quot;;CONCATENATE(&quot;(&quot;;[Evidence.A636];&quot;) - &quot;;[Evidence.D636];&quot; - &quot;;[Evidence.E636];&quot;; [&quot;;[Evidence.H636];&quot;]&quot;);&quot;EMPTY&quot;)" office:value-type="string" office:string-value="EMPTY" calcext:value-type="string">
            <text:p>EMPTY</text:p>
          </table:table-cell>
          <table:table-cell table:style-name="ce21" table:formula="of:=[Evidence.F6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6]);2014-[Evidence.G636];&quot;&quot;)">
            <text:p/>
          </table:table-cell>
          <table:table-cell table:style-name="ce20"/>
          <table:table-cell table:style-name="ce50" table:formula="of:=((100-[.F649])/100)*[.B6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7]&lt;&gt;&quot;&quot;;CONCATENATE(&quot;(&quot;;[Evidence.A637];&quot;) - &quot;;[Evidence.D637];&quot; - &quot;;[Evidence.E637];&quot;; [&quot;;[Evidence.H637];&quot;]&quot;);&quot;EMPTY&quot;)" office:value-type="string" office:string-value="EMPTY" calcext:value-type="string">
            <text:p>EMPTY</text:p>
          </table:table-cell>
          <table:table-cell table:style-name="ce21" table:formula="of:=[Evidence.F6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7]);2014-[Evidence.G637];&quot;&quot;)">
            <text:p/>
          </table:table-cell>
          <table:table-cell table:style-name="ce20"/>
          <table:table-cell table:style-name="ce50" table:formula="of:=((100-[.F650])/100)*[.B6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8]&lt;&gt;&quot;&quot;;CONCATENATE(&quot;(&quot;;[Evidence.A638];&quot;) - &quot;;[Evidence.D638];&quot; - &quot;;[Evidence.E638];&quot;; [&quot;;[Evidence.H638];&quot;]&quot;);&quot;EMPTY&quot;)" office:value-type="string" office:string-value="EMPTY" calcext:value-type="string">
            <text:p>EMPTY</text:p>
          </table:table-cell>
          <table:table-cell table:style-name="ce21" table:formula="of:=[Evidence.F6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8]);2014-[Evidence.G638];&quot;&quot;)">
            <text:p/>
          </table:table-cell>
          <table:table-cell table:style-name="ce20"/>
          <table:table-cell table:style-name="ce50" table:formula="of:=((100-[.F651])/100)*[.B6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39]&lt;&gt;&quot;&quot;;CONCATENATE(&quot;(&quot;;[Evidence.A639];&quot;) - &quot;;[Evidence.D639];&quot; - &quot;;[Evidence.E639];&quot;; [&quot;;[Evidence.H639];&quot;]&quot;);&quot;EMPTY&quot;)" office:value-type="string" office:string-value="EMPTY" calcext:value-type="string">
            <text:p>EMPTY</text:p>
          </table:table-cell>
          <table:table-cell table:style-name="ce21" table:formula="of:=[Evidence.F6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39]);2014-[Evidence.G639];&quot;&quot;)">
            <text:p/>
          </table:table-cell>
          <table:table-cell table:style-name="ce20"/>
          <table:table-cell table:style-name="ce50" table:formula="of:=((100-[.F652])/100)*[.B6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0]&lt;&gt;&quot;&quot;;CONCATENATE(&quot;(&quot;;[Evidence.A640];&quot;) - &quot;;[Evidence.D640];&quot; - &quot;;[Evidence.E640];&quot;; [&quot;;[Evidence.H640];&quot;]&quot;);&quot;EMPTY&quot;)" office:value-type="string" office:string-value="EMPTY" calcext:value-type="string">
            <text:p>EMPTY</text:p>
          </table:table-cell>
          <table:table-cell table:style-name="ce21" table:formula="of:=[Evidence.F6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0]);2014-[Evidence.G640];&quot;&quot;)">
            <text:p/>
          </table:table-cell>
          <table:table-cell table:style-name="ce20"/>
          <table:table-cell table:style-name="ce50" table:formula="of:=((100-[.F653])/100)*[.B6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1]&lt;&gt;&quot;&quot;;CONCATENATE(&quot;(&quot;;[Evidence.A641];&quot;) - &quot;;[Evidence.D641];&quot; - &quot;;[Evidence.E641];&quot;; [&quot;;[Evidence.H641];&quot;]&quot;);&quot;EMPTY&quot;)" office:value-type="string" office:string-value="EMPTY" calcext:value-type="string">
            <text:p>EMPTY</text:p>
          </table:table-cell>
          <table:table-cell table:style-name="ce21" table:formula="of:=[Evidence.F6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1]);2014-[Evidence.G641];&quot;&quot;)">
            <text:p/>
          </table:table-cell>
          <table:table-cell table:style-name="ce20"/>
          <table:table-cell table:style-name="ce50" table:formula="of:=((100-[.F654])/100)*[.B6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2]&lt;&gt;&quot;&quot;;CONCATENATE(&quot;(&quot;;[Evidence.A642];&quot;) - &quot;;[Evidence.D642];&quot; - &quot;;[Evidence.E642];&quot;; [&quot;;[Evidence.H642];&quot;]&quot;);&quot;EMPTY&quot;)" office:value-type="string" office:string-value="EMPTY" calcext:value-type="string">
            <text:p>EMPTY</text:p>
          </table:table-cell>
          <table:table-cell table:style-name="ce21" table:formula="of:=[Evidence.F6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2]);2014-[Evidence.G642];&quot;&quot;)">
            <text:p/>
          </table:table-cell>
          <table:table-cell table:style-name="ce20"/>
          <table:table-cell table:style-name="ce50" table:formula="of:=((100-[.F655])/100)*[.B6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3]&lt;&gt;&quot;&quot;;CONCATENATE(&quot;(&quot;;[Evidence.A643];&quot;) - &quot;;[Evidence.D643];&quot; - &quot;;[Evidence.E643];&quot;; [&quot;;[Evidence.H643];&quot;]&quot;);&quot;EMPTY&quot;)" office:value-type="string" office:string-value="EMPTY" calcext:value-type="string">
            <text:p>EMPTY</text:p>
          </table:table-cell>
          <table:table-cell table:style-name="ce21" table:formula="of:=[Evidence.F6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3]);2014-[Evidence.G643];&quot;&quot;)">
            <text:p/>
          </table:table-cell>
          <table:table-cell table:style-name="ce20"/>
          <table:table-cell table:style-name="ce50" table:formula="of:=((100-[.F656])/100)*[.B6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4]&lt;&gt;&quot;&quot;;CONCATENATE(&quot;(&quot;;[Evidence.A644];&quot;) - &quot;;[Evidence.D644];&quot; - &quot;;[Evidence.E644];&quot;; [&quot;;[Evidence.H644];&quot;]&quot;);&quot;EMPTY&quot;)" office:value-type="string" office:string-value="EMPTY" calcext:value-type="string">
            <text:p>EMPTY</text:p>
          </table:table-cell>
          <table:table-cell table:style-name="ce21" table:formula="of:=[Evidence.F6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4]);2014-[Evidence.G644];&quot;&quot;)">
            <text:p/>
          </table:table-cell>
          <table:table-cell table:style-name="ce20"/>
          <table:table-cell table:style-name="ce50" table:formula="of:=((100-[.F657])/100)*[.B6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5]&lt;&gt;&quot;&quot;;CONCATENATE(&quot;(&quot;;[Evidence.A645];&quot;) - &quot;;[Evidence.D645];&quot; - &quot;;[Evidence.E645];&quot;; [&quot;;[Evidence.H645];&quot;]&quot;);&quot;EMPTY&quot;)" office:value-type="string" office:string-value="EMPTY" calcext:value-type="string">
            <text:p>EMPTY</text:p>
          </table:table-cell>
          <table:table-cell table:style-name="ce21" table:formula="of:=[Evidence.F6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5]);2014-[Evidence.G645];&quot;&quot;)">
            <text:p/>
          </table:table-cell>
          <table:table-cell table:style-name="ce20"/>
          <table:table-cell table:style-name="ce50" table:formula="of:=((100-[.F658])/100)*[.B6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6]&lt;&gt;&quot;&quot;;CONCATENATE(&quot;(&quot;;[Evidence.A646];&quot;) - &quot;;[Evidence.D646];&quot; - &quot;;[Evidence.E646];&quot;; [&quot;;[Evidence.H646];&quot;]&quot;);&quot;EMPTY&quot;)" office:value-type="string" office:string-value="EMPTY" calcext:value-type="string">
            <text:p>EMPTY</text:p>
          </table:table-cell>
          <table:table-cell table:style-name="ce21" table:formula="of:=[Evidence.F6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6]);2014-[Evidence.G646];&quot;&quot;)">
            <text:p/>
          </table:table-cell>
          <table:table-cell table:style-name="ce20"/>
          <table:table-cell table:style-name="ce50" table:formula="of:=((100-[.F659])/100)*[.B6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7]&lt;&gt;&quot;&quot;;CONCATENATE(&quot;(&quot;;[Evidence.A647];&quot;) - &quot;;[Evidence.D647];&quot; - &quot;;[Evidence.E647];&quot;; [&quot;;[Evidence.H647];&quot;]&quot;);&quot;EMPTY&quot;)" office:value-type="string" office:string-value="EMPTY" calcext:value-type="string">
            <text:p>EMPTY</text:p>
          </table:table-cell>
          <table:table-cell table:style-name="ce21" table:formula="of:=[Evidence.F6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7]);2014-[Evidence.G647];&quot;&quot;)">
            <text:p/>
          </table:table-cell>
          <table:table-cell table:style-name="ce20"/>
          <table:table-cell table:style-name="ce50" table:formula="of:=((100-[.F660])/100)*[.B6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8]&lt;&gt;&quot;&quot;;CONCATENATE(&quot;(&quot;;[Evidence.A648];&quot;) - &quot;;[Evidence.D648];&quot; - &quot;;[Evidence.E648];&quot;; [&quot;;[Evidence.H648];&quot;]&quot;);&quot;EMPTY&quot;)" office:value-type="string" office:string-value="EMPTY" calcext:value-type="string">
            <text:p>EMPTY</text:p>
          </table:table-cell>
          <table:table-cell table:style-name="ce21" table:formula="of:=[Evidence.F6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8]);2014-[Evidence.G648];&quot;&quot;)">
            <text:p/>
          </table:table-cell>
          <table:table-cell table:style-name="ce20"/>
          <table:table-cell table:style-name="ce50" table:formula="of:=((100-[.F661])/100)*[.B6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49]&lt;&gt;&quot;&quot;;CONCATENATE(&quot;(&quot;;[Evidence.A649];&quot;) - &quot;;[Evidence.D649];&quot; - &quot;;[Evidence.E649];&quot;; [&quot;;[Evidence.H649];&quot;]&quot;);&quot;EMPTY&quot;)" office:value-type="string" office:string-value="EMPTY" calcext:value-type="string">
            <text:p>EMPTY</text:p>
          </table:table-cell>
          <table:table-cell table:style-name="ce21" table:formula="of:=[Evidence.F6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49]);2014-[Evidence.G649];&quot;&quot;)">
            <text:p/>
          </table:table-cell>
          <table:table-cell table:style-name="ce20"/>
          <table:table-cell table:style-name="ce50" table:formula="of:=((100-[.F662])/100)*[.B6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0]&lt;&gt;&quot;&quot;;CONCATENATE(&quot;(&quot;;[Evidence.A650];&quot;) - &quot;;[Evidence.D650];&quot; - &quot;;[Evidence.E650];&quot;; [&quot;;[Evidence.H650];&quot;]&quot;);&quot;EMPTY&quot;)" office:value-type="string" office:string-value="EMPTY" calcext:value-type="string">
            <text:p>EMPTY</text:p>
          </table:table-cell>
          <table:table-cell table:style-name="ce21" table:formula="of:=[Evidence.F6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0]);2014-[Evidence.G650];&quot;&quot;)">
            <text:p/>
          </table:table-cell>
          <table:table-cell table:style-name="ce20"/>
          <table:table-cell table:style-name="ce50" table:formula="of:=((100-[.F663])/100)*[.B6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1]&lt;&gt;&quot;&quot;;CONCATENATE(&quot;(&quot;;[Evidence.A651];&quot;) - &quot;;[Evidence.D651];&quot; - &quot;;[Evidence.E651];&quot;; [&quot;;[Evidence.H651];&quot;]&quot;);&quot;EMPTY&quot;)" office:value-type="string" office:string-value="EMPTY" calcext:value-type="string">
            <text:p>EMPTY</text:p>
          </table:table-cell>
          <table:table-cell table:style-name="ce21" table:formula="of:=[Evidence.F6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1]);2014-[Evidence.G651];&quot;&quot;)">
            <text:p/>
          </table:table-cell>
          <table:table-cell table:style-name="ce20"/>
          <table:table-cell table:style-name="ce50" table:formula="of:=((100-[.F664])/100)*[.B6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2]&lt;&gt;&quot;&quot;;CONCATENATE(&quot;(&quot;;[Evidence.A652];&quot;) - &quot;;[Evidence.D652];&quot; - &quot;;[Evidence.E652];&quot;; [&quot;;[Evidence.H652];&quot;]&quot;);&quot;EMPTY&quot;)" office:value-type="string" office:string-value="EMPTY" calcext:value-type="string">
            <text:p>EMPTY</text:p>
          </table:table-cell>
          <table:table-cell table:style-name="ce21" table:formula="of:=[Evidence.F6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2]);2014-[Evidence.G652];&quot;&quot;)">
            <text:p/>
          </table:table-cell>
          <table:table-cell table:style-name="ce20"/>
          <table:table-cell table:style-name="ce50" table:formula="of:=((100-[.F665])/100)*[.B6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3]&lt;&gt;&quot;&quot;;CONCATENATE(&quot;(&quot;;[Evidence.A653];&quot;) - &quot;;[Evidence.D653];&quot; - &quot;;[Evidence.E653];&quot;; [&quot;;[Evidence.H653];&quot;]&quot;);&quot;EMPTY&quot;)" office:value-type="string" office:string-value="EMPTY" calcext:value-type="string">
            <text:p>EMPTY</text:p>
          </table:table-cell>
          <table:table-cell table:style-name="ce21" table:formula="of:=[Evidence.F6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3]);2014-[Evidence.G653];&quot;&quot;)">
            <text:p/>
          </table:table-cell>
          <table:table-cell table:style-name="ce20"/>
          <table:table-cell table:style-name="ce50" table:formula="of:=((100-[.F666])/100)*[.B6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4]&lt;&gt;&quot;&quot;;CONCATENATE(&quot;(&quot;;[Evidence.A654];&quot;) - &quot;;[Evidence.D654];&quot; - &quot;;[Evidence.E654];&quot;; [&quot;;[Evidence.H654];&quot;]&quot;);&quot;EMPTY&quot;)" office:value-type="string" office:string-value="EMPTY" calcext:value-type="string">
            <text:p>EMPTY</text:p>
          </table:table-cell>
          <table:table-cell table:style-name="ce21" table:formula="of:=[Evidence.F6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4]);2014-[Evidence.G654];&quot;&quot;)">
            <text:p/>
          </table:table-cell>
          <table:table-cell table:style-name="ce20"/>
          <table:table-cell table:style-name="ce50" table:formula="of:=((100-[.F667])/100)*[.B6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5]&lt;&gt;&quot;&quot;;CONCATENATE(&quot;(&quot;;[Evidence.A655];&quot;) - &quot;;[Evidence.D655];&quot; - &quot;;[Evidence.E655];&quot;; [&quot;;[Evidence.H655];&quot;]&quot;);&quot;EMPTY&quot;)" office:value-type="string" office:string-value="EMPTY" calcext:value-type="string">
            <text:p>EMPTY</text:p>
          </table:table-cell>
          <table:table-cell table:style-name="ce21" table:formula="of:=[Evidence.F6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5]);2014-[Evidence.G655];&quot;&quot;)">
            <text:p/>
          </table:table-cell>
          <table:table-cell table:style-name="ce20"/>
          <table:table-cell table:style-name="ce50" table:formula="of:=((100-[.F668])/100)*[.B6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6]&lt;&gt;&quot;&quot;;CONCATENATE(&quot;(&quot;;[Evidence.A656];&quot;) - &quot;;[Evidence.D656];&quot; - &quot;;[Evidence.E656];&quot;; [&quot;;[Evidence.H656];&quot;]&quot;);&quot;EMPTY&quot;)" office:value-type="string" office:string-value="EMPTY" calcext:value-type="string">
            <text:p>EMPTY</text:p>
          </table:table-cell>
          <table:table-cell table:style-name="ce21" table:formula="of:=[Evidence.F6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6]);2014-[Evidence.G656];&quot;&quot;)">
            <text:p/>
          </table:table-cell>
          <table:table-cell table:style-name="ce20"/>
          <table:table-cell table:style-name="ce50" table:formula="of:=((100-[.F669])/100)*[.B6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7]&lt;&gt;&quot;&quot;;CONCATENATE(&quot;(&quot;;[Evidence.A657];&quot;) - &quot;;[Evidence.D657];&quot; - &quot;;[Evidence.E657];&quot;; [&quot;;[Evidence.H657];&quot;]&quot;);&quot;EMPTY&quot;)" office:value-type="string" office:string-value="EMPTY" calcext:value-type="string">
            <text:p>EMPTY</text:p>
          </table:table-cell>
          <table:table-cell table:style-name="ce21" table:formula="of:=[Evidence.F6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7]);2014-[Evidence.G657];&quot;&quot;)">
            <text:p/>
          </table:table-cell>
          <table:table-cell table:style-name="ce20"/>
          <table:table-cell table:style-name="ce50" table:formula="of:=((100-[.F670])/100)*[.B6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8]&lt;&gt;&quot;&quot;;CONCATENATE(&quot;(&quot;;[Evidence.A658];&quot;) - &quot;;[Evidence.D658];&quot; - &quot;;[Evidence.E658];&quot;; [&quot;;[Evidence.H658];&quot;]&quot;);&quot;EMPTY&quot;)" office:value-type="string" office:string-value="EMPTY" calcext:value-type="string">
            <text:p>EMPTY</text:p>
          </table:table-cell>
          <table:table-cell table:style-name="ce21" table:formula="of:=[Evidence.F6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8]);2014-[Evidence.G658];&quot;&quot;)">
            <text:p/>
          </table:table-cell>
          <table:table-cell table:style-name="ce20"/>
          <table:table-cell table:style-name="ce50" table:formula="of:=((100-[.F671])/100)*[.B6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59]&lt;&gt;&quot;&quot;;CONCATENATE(&quot;(&quot;;[Evidence.A659];&quot;) - &quot;;[Evidence.D659];&quot; - &quot;;[Evidence.E659];&quot;; [&quot;;[Evidence.H659];&quot;]&quot;);&quot;EMPTY&quot;)" office:value-type="string" office:string-value="EMPTY" calcext:value-type="string">
            <text:p>EMPTY</text:p>
          </table:table-cell>
          <table:table-cell table:style-name="ce21" table:formula="of:=[Evidence.F6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59]);2014-[Evidence.G659];&quot;&quot;)">
            <text:p/>
          </table:table-cell>
          <table:table-cell table:style-name="ce20"/>
          <table:table-cell table:style-name="ce50" table:formula="of:=((100-[.F672])/100)*[.B6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0]&lt;&gt;&quot;&quot;;CONCATENATE(&quot;(&quot;;[Evidence.A660];&quot;) - &quot;;[Evidence.D660];&quot; - &quot;;[Evidence.E660];&quot;; [&quot;;[Evidence.H660];&quot;]&quot;);&quot;EMPTY&quot;)" office:value-type="string" office:string-value="EMPTY" calcext:value-type="string">
            <text:p>EMPTY</text:p>
          </table:table-cell>
          <table:table-cell table:style-name="ce21" table:formula="of:=[Evidence.F6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0]);2014-[Evidence.G660];&quot;&quot;)">
            <text:p/>
          </table:table-cell>
          <table:table-cell table:style-name="ce20"/>
          <table:table-cell table:style-name="ce50" table:formula="of:=((100-[.F673])/100)*[.B6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1]&lt;&gt;&quot;&quot;;CONCATENATE(&quot;(&quot;;[Evidence.A661];&quot;) - &quot;;[Evidence.D661];&quot; - &quot;;[Evidence.E661];&quot;; [&quot;;[Evidence.H661];&quot;]&quot;);&quot;EMPTY&quot;)" office:value-type="string" office:string-value="EMPTY" calcext:value-type="string">
            <text:p>EMPTY</text:p>
          </table:table-cell>
          <table:table-cell table:style-name="ce21" table:formula="of:=[Evidence.F6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1]);2014-[Evidence.G661];&quot;&quot;)">
            <text:p/>
          </table:table-cell>
          <table:table-cell table:style-name="ce20"/>
          <table:table-cell table:style-name="ce50" table:formula="of:=((100-[.F674])/100)*[.B6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2]&lt;&gt;&quot;&quot;;CONCATENATE(&quot;(&quot;;[Evidence.A662];&quot;) - &quot;;[Evidence.D662];&quot; - &quot;;[Evidence.E662];&quot;; [&quot;;[Evidence.H662];&quot;]&quot;);&quot;EMPTY&quot;)" office:value-type="string" office:string-value="EMPTY" calcext:value-type="string">
            <text:p>EMPTY</text:p>
          </table:table-cell>
          <table:table-cell table:style-name="ce21" table:formula="of:=[Evidence.F6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2]);2014-[Evidence.G662];&quot;&quot;)">
            <text:p/>
          </table:table-cell>
          <table:table-cell table:style-name="ce20"/>
          <table:table-cell table:style-name="ce50" table:formula="of:=((100-[.F675])/100)*[.B6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3]&lt;&gt;&quot;&quot;;CONCATENATE(&quot;(&quot;;[Evidence.A663];&quot;) - &quot;;[Evidence.D663];&quot; - &quot;;[Evidence.E663];&quot;; [&quot;;[Evidence.H663];&quot;]&quot;);&quot;EMPTY&quot;)" office:value-type="string" office:string-value="EMPTY" calcext:value-type="string">
            <text:p>EMPTY</text:p>
          </table:table-cell>
          <table:table-cell table:style-name="ce21" table:formula="of:=[Evidence.F6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3]);2014-[Evidence.G663];&quot;&quot;)">
            <text:p/>
          </table:table-cell>
          <table:table-cell table:style-name="ce20"/>
          <table:table-cell table:style-name="ce50" table:formula="of:=((100-[.F676])/100)*[.B6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4]&lt;&gt;&quot;&quot;;CONCATENATE(&quot;(&quot;;[Evidence.A664];&quot;) - &quot;;[Evidence.D664];&quot; - &quot;;[Evidence.E664];&quot;; [&quot;;[Evidence.H664];&quot;]&quot;);&quot;EMPTY&quot;)" office:value-type="string" office:string-value="EMPTY" calcext:value-type="string">
            <text:p>EMPTY</text:p>
          </table:table-cell>
          <table:table-cell table:style-name="ce21" table:formula="of:=[Evidence.F6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4]);2014-[Evidence.G664];&quot;&quot;)">
            <text:p/>
          </table:table-cell>
          <table:table-cell table:style-name="ce20"/>
          <table:table-cell table:style-name="ce50" table:formula="of:=((100-[.F677])/100)*[.B6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5]&lt;&gt;&quot;&quot;;CONCATENATE(&quot;(&quot;;[Evidence.A665];&quot;) - &quot;;[Evidence.D665];&quot; - &quot;;[Evidence.E665];&quot;; [&quot;;[Evidence.H665];&quot;]&quot;);&quot;EMPTY&quot;)" office:value-type="string" office:string-value="EMPTY" calcext:value-type="string">
            <text:p>EMPTY</text:p>
          </table:table-cell>
          <table:table-cell table:style-name="ce21" table:formula="of:=[Evidence.F6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5]);2014-[Evidence.G665];&quot;&quot;)">
            <text:p/>
          </table:table-cell>
          <table:table-cell table:style-name="ce20"/>
          <table:table-cell table:style-name="ce50" table:formula="of:=((100-[.F678])/100)*[.B6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6]&lt;&gt;&quot;&quot;;CONCATENATE(&quot;(&quot;;[Evidence.A666];&quot;) - &quot;;[Evidence.D666];&quot; - &quot;;[Evidence.E666];&quot;; [&quot;;[Evidence.H666];&quot;]&quot;);&quot;EMPTY&quot;)" office:value-type="string" office:string-value="EMPTY" calcext:value-type="string">
            <text:p>EMPTY</text:p>
          </table:table-cell>
          <table:table-cell table:style-name="ce21" table:formula="of:=[Evidence.F6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6]);2014-[Evidence.G666];&quot;&quot;)">
            <text:p/>
          </table:table-cell>
          <table:table-cell table:style-name="ce20"/>
          <table:table-cell table:style-name="ce50" table:formula="of:=((100-[.F679])/100)*[.B6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7]&lt;&gt;&quot;&quot;;CONCATENATE(&quot;(&quot;;[Evidence.A667];&quot;) - &quot;;[Evidence.D667];&quot; - &quot;;[Evidence.E667];&quot;; [&quot;;[Evidence.H667];&quot;]&quot;);&quot;EMPTY&quot;)" office:value-type="string" office:string-value="EMPTY" calcext:value-type="string">
            <text:p>EMPTY</text:p>
          </table:table-cell>
          <table:table-cell table:style-name="ce21" table:formula="of:=[Evidence.F6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7]);2014-[Evidence.G667];&quot;&quot;)">
            <text:p/>
          </table:table-cell>
          <table:table-cell table:style-name="ce20"/>
          <table:table-cell table:style-name="ce50" table:formula="of:=((100-[.F680])/100)*[.B6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8]&lt;&gt;&quot;&quot;;CONCATENATE(&quot;(&quot;;[Evidence.A668];&quot;) - &quot;;[Evidence.D668];&quot; - &quot;;[Evidence.E668];&quot;; [&quot;;[Evidence.H668];&quot;]&quot;);&quot;EMPTY&quot;)" office:value-type="string" office:string-value="EMPTY" calcext:value-type="string">
            <text:p>EMPTY</text:p>
          </table:table-cell>
          <table:table-cell table:style-name="ce21" table:formula="of:=[Evidence.F6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8]);2014-[Evidence.G668];&quot;&quot;)">
            <text:p/>
          </table:table-cell>
          <table:table-cell table:style-name="ce20"/>
          <table:table-cell table:style-name="ce50" table:formula="of:=((100-[.F681])/100)*[.B6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69]&lt;&gt;&quot;&quot;;CONCATENATE(&quot;(&quot;;[Evidence.A669];&quot;) - &quot;;[Evidence.D669];&quot; - &quot;;[Evidence.E669];&quot;; [&quot;;[Evidence.H669];&quot;]&quot;);&quot;EMPTY&quot;)" office:value-type="string" office:string-value="EMPTY" calcext:value-type="string">
            <text:p>EMPTY</text:p>
          </table:table-cell>
          <table:table-cell table:style-name="ce21" table:formula="of:=[Evidence.F6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69]);2014-[Evidence.G669];&quot;&quot;)">
            <text:p/>
          </table:table-cell>
          <table:table-cell table:style-name="ce20"/>
          <table:table-cell table:style-name="ce50" table:formula="of:=((100-[.F682])/100)*[.B6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0]&lt;&gt;&quot;&quot;;CONCATENATE(&quot;(&quot;;[Evidence.A670];&quot;) - &quot;;[Evidence.D670];&quot; - &quot;;[Evidence.E670];&quot;; [&quot;;[Evidence.H670];&quot;]&quot;);&quot;EMPTY&quot;)" office:value-type="string" office:string-value="EMPTY" calcext:value-type="string">
            <text:p>EMPTY</text:p>
          </table:table-cell>
          <table:table-cell table:style-name="ce21" table:formula="of:=[Evidence.F6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0]);2014-[Evidence.G670];&quot;&quot;)">
            <text:p/>
          </table:table-cell>
          <table:table-cell table:style-name="ce20"/>
          <table:table-cell table:style-name="ce50" table:formula="of:=((100-[.F683])/100)*[.B6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1]&lt;&gt;&quot;&quot;;CONCATENATE(&quot;(&quot;;[Evidence.A671];&quot;) - &quot;;[Evidence.D671];&quot; - &quot;;[Evidence.E671];&quot;; [&quot;;[Evidence.H671];&quot;]&quot;);&quot;EMPTY&quot;)" office:value-type="string" office:string-value="EMPTY" calcext:value-type="string">
            <text:p>EMPTY</text:p>
          </table:table-cell>
          <table:table-cell table:style-name="ce21" table:formula="of:=[Evidence.F6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1]);2014-[Evidence.G671];&quot;&quot;)">
            <text:p/>
          </table:table-cell>
          <table:table-cell table:style-name="ce20"/>
          <table:table-cell table:style-name="ce50" table:formula="of:=((100-[.F684])/100)*[.B6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2]&lt;&gt;&quot;&quot;;CONCATENATE(&quot;(&quot;;[Evidence.A672];&quot;) - &quot;;[Evidence.D672];&quot; - &quot;;[Evidence.E672];&quot;; [&quot;;[Evidence.H672];&quot;]&quot;);&quot;EMPTY&quot;)" office:value-type="string" office:string-value="EMPTY" calcext:value-type="string">
            <text:p>EMPTY</text:p>
          </table:table-cell>
          <table:table-cell table:style-name="ce21" table:formula="of:=[Evidence.F6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2]);2014-[Evidence.G672];&quot;&quot;)">
            <text:p/>
          </table:table-cell>
          <table:table-cell table:style-name="ce20"/>
          <table:table-cell table:style-name="ce50" table:formula="of:=((100-[.F685])/100)*[.B6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3]&lt;&gt;&quot;&quot;;CONCATENATE(&quot;(&quot;;[Evidence.A673];&quot;) - &quot;;[Evidence.D673];&quot; - &quot;;[Evidence.E673];&quot;; [&quot;;[Evidence.H673];&quot;]&quot;);&quot;EMPTY&quot;)" office:value-type="string" office:string-value="EMPTY" calcext:value-type="string">
            <text:p>EMPTY</text:p>
          </table:table-cell>
          <table:table-cell table:style-name="ce21" table:formula="of:=[Evidence.F6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3]);2014-[Evidence.G673];&quot;&quot;)">
            <text:p/>
          </table:table-cell>
          <table:table-cell table:style-name="ce20"/>
          <table:table-cell table:style-name="ce50" table:formula="of:=((100-[.F686])/100)*[.B6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4]&lt;&gt;&quot;&quot;;CONCATENATE(&quot;(&quot;;[Evidence.A674];&quot;) - &quot;;[Evidence.D674];&quot; - &quot;;[Evidence.E674];&quot;; [&quot;;[Evidence.H674];&quot;]&quot;);&quot;EMPTY&quot;)" office:value-type="string" office:string-value="EMPTY" calcext:value-type="string">
            <text:p>EMPTY</text:p>
          </table:table-cell>
          <table:table-cell table:style-name="ce21" table:formula="of:=[Evidence.F6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4]);2014-[Evidence.G674];&quot;&quot;)">
            <text:p/>
          </table:table-cell>
          <table:table-cell table:style-name="ce20"/>
          <table:table-cell table:style-name="ce50" table:formula="of:=((100-[.F687])/100)*[.B6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5]&lt;&gt;&quot;&quot;;CONCATENATE(&quot;(&quot;;[Evidence.A675];&quot;) - &quot;;[Evidence.D675];&quot; - &quot;;[Evidence.E675];&quot;; [&quot;;[Evidence.H675];&quot;]&quot;);&quot;EMPTY&quot;)" office:value-type="string" office:string-value="EMPTY" calcext:value-type="string">
            <text:p>EMPTY</text:p>
          </table:table-cell>
          <table:table-cell table:style-name="ce21" table:formula="of:=[Evidence.F6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5]);2014-[Evidence.G675];&quot;&quot;)">
            <text:p/>
          </table:table-cell>
          <table:table-cell table:style-name="ce20"/>
          <table:table-cell table:style-name="ce50" table:formula="of:=((100-[.F688])/100)*[.B6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6]&lt;&gt;&quot;&quot;;CONCATENATE(&quot;(&quot;;[Evidence.A676];&quot;) - &quot;;[Evidence.D676];&quot; - &quot;;[Evidence.E676];&quot;; [&quot;;[Evidence.H676];&quot;]&quot;);&quot;EMPTY&quot;)" office:value-type="string" office:string-value="EMPTY" calcext:value-type="string">
            <text:p>EMPTY</text:p>
          </table:table-cell>
          <table:table-cell table:style-name="ce21" table:formula="of:=[Evidence.F6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6]);2014-[Evidence.G676];&quot;&quot;)">
            <text:p/>
          </table:table-cell>
          <table:table-cell table:style-name="ce20"/>
          <table:table-cell table:style-name="ce50" table:formula="of:=((100-[.F689])/100)*[.B6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7]&lt;&gt;&quot;&quot;;CONCATENATE(&quot;(&quot;;[Evidence.A677];&quot;) - &quot;;[Evidence.D677];&quot; - &quot;;[Evidence.E677];&quot;; [&quot;;[Evidence.H677];&quot;]&quot;);&quot;EMPTY&quot;)" office:value-type="string" office:string-value="EMPTY" calcext:value-type="string">
            <text:p>EMPTY</text:p>
          </table:table-cell>
          <table:table-cell table:style-name="ce21" table:formula="of:=[Evidence.F6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7]);2014-[Evidence.G677];&quot;&quot;)">
            <text:p/>
          </table:table-cell>
          <table:table-cell table:style-name="ce20"/>
          <table:table-cell table:style-name="ce50" table:formula="of:=((100-[.F690])/100)*[.B6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8]&lt;&gt;&quot;&quot;;CONCATENATE(&quot;(&quot;;[Evidence.A678];&quot;) - &quot;;[Evidence.D678];&quot; - &quot;;[Evidence.E678];&quot;; [&quot;;[Evidence.H678];&quot;]&quot;);&quot;EMPTY&quot;)" office:value-type="string" office:string-value="EMPTY" calcext:value-type="string">
            <text:p>EMPTY</text:p>
          </table:table-cell>
          <table:table-cell table:style-name="ce21" table:formula="of:=[Evidence.F6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8]);2014-[Evidence.G678];&quot;&quot;)">
            <text:p/>
          </table:table-cell>
          <table:table-cell table:style-name="ce20"/>
          <table:table-cell table:style-name="ce50" table:formula="of:=((100-[.F691])/100)*[.B6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79]&lt;&gt;&quot;&quot;;CONCATENATE(&quot;(&quot;;[Evidence.A679];&quot;) - &quot;;[Evidence.D679];&quot; - &quot;;[Evidence.E679];&quot;; [&quot;;[Evidence.H679];&quot;]&quot;);&quot;EMPTY&quot;)" office:value-type="string" office:string-value="EMPTY" calcext:value-type="string">
            <text:p>EMPTY</text:p>
          </table:table-cell>
          <table:table-cell table:style-name="ce21" table:formula="of:=[Evidence.F6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79]);2014-[Evidence.G679];&quot;&quot;)">
            <text:p/>
          </table:table-cell>
          <table:table-cell table:style-name="ce20"/>
          <table:table-cell table:style-name="ce50" table:formula="of:=((100-[.F692])/100)*[.B6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0]&lt;&gt;&quot;&quot;;CONCATENATE(&quot;(&quot;;[Evidence.A680];&quot;) - &quot;;[Evidence.D680];&quot; - &quot;;[Evidence.E680];&quot;; [&quot;;[Evidence.H680];&quot;]&quot;);&quot;EMPTY&quot;)" office:value-type="string" office:string-value="EMPTY" calcext:value-type="string">
            <text:p>EMPTY</text:p>
          </table:table-cell>
          <table:table-cell table:style-name="ce21" table:formula="of:=[Evidence.F6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0]);2014-[Evidence.G680];&quot;&quot;)">
            <text:p/>
          </table:table-cell>
          <table:table-cell table:style-name="ce20"/>
          <table:table-cell table:style-name="ce50" table:formula="of:=((100-[.F693])/100)*[.B6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1]&lt;&gt;&quot;&quot;;CONCATENATE(&quot;(&quot;;[Evidence.A681];&quot;) - &quot;;[Evidence.D681];&quot; - &quot;;[Evidence.E681];&quot;; [&quot;;[Evidence.H681];&quot;]&quot;);&quot;EMPTY&quot;)" office:value-type="string" office:string-value="EMPTY" calcext:value-type="string">
            <text:p>EMPTY</text:p>
          </table:table-cell>
          <table:table-cell table:style-name="ce21" table:formula="of:=[Evidence.F6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1]);2014-[Evidence.G681];&quot;&quot;)">
            <text:p/>
          </table:table-cell>
          <table:table-cell table:style-name="ce20"/>
          <table:table-cell table:style-name="ce50" table:formula="of:=((100-[.F694])/100)*[.B6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2]&lt;&gt;&quot;&quot;;CONCATENATE(&quot;(&quot;;[Evidence.A682];&quot;) - &quot;;[Evidence.D682];&quot; - &quot;;[Evidence.E682];&quot;; [&quot;;[Evidence.H682];&quot;]&quot;);&quot;EMPTY&quot;)" office:value-type="string" office:string-value="EMPTY" calcext:value-type="string">
            <text:p>EMPTY</text:p>
          </table:table-cell>
          <table:table-cell table:style-name="ce21" table:formula="of:=[Evidence.F6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2]);2014-[Evidence.G682];&quot;&quot;)">
            <text:p/>
          </table:table-cell>
          <table:table-cell table:style-name="ce20"/>
          <table:table-cell table:style-name="ce50" table:formula="of:=((100-[.F695])/100)*[.B6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3]&lt;&gt;&quot;&quot;;CONCATENATE(&quot;(&quot;;[Evidence.A683];&quot;) - &quot;;[Evidence.D683];&quot; - &quot;;[Evidence.E683];&quot;; [&quot;;[Evidence.H683];&quot;]&quot;);&quot;EMPTY&quot;)" office:value-type="string" office:string-value="EMPTY" calcext:value-type="string">
            <text:p>EMPTY</text:p>
          </table:table-cell>
          <table:table-cell table:style-name="ce21" table:formula="of:=[Evidence.F6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3]);2014-[Evidence.G683];&quot;&quot;)">
            <text:p/>
          </table:table-cell>
          <table:table-cell table:style-name="ce20"/>
          <table:table-cell table:style-name="ce50" table:formula="of:=((100-[.F696])/100)*[.B6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4]&lt;&gt;&quot;&quot;;CONCATENATE(&quot;(&quot;;[Evidence.A684];&quot;) - &quot;;[Evidence.D684];&quot; - &quot;;[Evidence.E684];&quot;; [&quot;;[Evidence.H684];&quot;]&quot;);&quot;EMPTY&quot;)" office:value-type="string" office:string-value="EMPTY" calcext:value-type="string">
            <text:p>EMPTY</text:p>
          </table:table-cell>
          <table:table-cell table:style-name="ce21" table:formula="of:=[Evidence.F6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4]);2014-[Evidence.G684];&quot;&quot;)">
            <text:p/>
          </table:table-cell>
          <table:table-cell table:style-name="ce20"/>
          <table:table-cell table:style-name="ce50" table:formula="of:=((100-[.F697])/100)*[.B6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5]&lt;&gt;&quot;&quot;;CONCATENATE(&quot;(&quot;;[Evidence.A685];&quot;) - &quot;;[Evidence.D685];&quot; - &quot;;[Evidence.E685];&quot;; [&quot;;[Evidence.H685];&quot;]&quot;);&quot;EMPTY&quot;)" office:value-type="string" office:string-value="EMPTY" calcext:value-type="string">
            <text:p>EMPTY</text:p>
          </table:table-cell>
          <table:table-cell table:style-name="ce21" table:formula="of:=[Evidence.F6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5]);2014-[Evidence.G685];&quot;&quot;)">
            <text:p/>
          </table:table-cell>
          <table:table-cell table:style-name="ce20"/>
          <table:table-cell table:style-name="ce50" table:formula="of:=((100-[.F698])/100)*[.B6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6]&lt;&gt;&quot;&quot;;CONCATENATE(&quot;(&quot;;[Evidence.A686];&quot;) - &quot;;[Evidence.D686];&quot; - &quot;;[Evidence.E686];&quot;; [&quot;;[Evidence.H686];&quot;]&quot;);&quot;EMPTY&quot;)" office:value-type="string" office:string-value="EMPTY" calcext:value-type="string">
            <text:p>EMPTY</text:p>
          </table:table-cell>
          <table:table-cell table:style-name="ce21" table:formula="of:=[Evidence.F6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6]);2014-[Evidence.G686];&quot;&quot;)">
            <text:p/>
          </table:table-cell>
          <table:table-cell table:style-name="ce20"/>
          <table:table-cell table:style-name="ce50" table:formula="of:=((100-[.F699])/100)*[.B6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7]&lt;&gt;&quot;&quot;;CONCATENATE(&quot;(&quot;;[Evidence.A687];&quot;) - &quot;;[Evidence.D687];&quot; - &quot;;[Evidence.E687];&quot;; [&quot;;[Evidence.H687];&quot;]&quot;);&quot;EMPTY&quot;)" office:value-type="string" office:string-value="EMPTY" calcext:value-type="string">
            <text:p>EMPTY</text:p>
          </table:table-cell>
          <table:table-cell table:style-name="ce21" table:formula="of:=[Evidence.F6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7]);2014-[Evidence.G687];&quot;&quot;)">
            <text:p/>
          </table:table-cell>
          <table:table-cell table:style-name="ce20"/>
          <table:table-cell table:style-name="ce50" table:formula="of:=((100-[.F700])/100)*[.B7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8]&lt;&gt;&quot;&quot;;CONCATENATE(&quot;(&quot;;[Evidence.A688];&quot;) - &quot;;[Evidence.D688];&quot; - &quot;;[Evidence.E688];&quot;; [&quot;;[Evidence.H688];&quot;]&quot;);&quot;EMPTY&quot;)" office:value-type="string" office:string-value="EMPTY" calcext:value-type="string">
            <text:p>EMPTY</text:p>
          </table:table-cell>
          <table:table-cell table:style-name="ce21" table:formula="of:=[Evidence.F6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8]);2014-[Evidence.G688];&quot;&quot;)">
            <text:p/>
          </table:table-cell>
          <table:table-cell table:style-name="ce20"/>
          <table:table-cell table:style-name="ce50" table:formula="of:=((100-[.F701])/100)*[.B7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89]&lt;&gt;&quot;&quot;;CONCATENATE(&quot;(&quot;;[Evidence.A689];&quot;) - &quot;;[Evidence.D689];&quot; - &quot;;[Evidence.E689];&quot;; [&quot;;[Evidence.H689];&quot;]&quot;);&quot;EMPTY&quot;)" office:value-type="string" office:string-value="EMPTY" calcext:value-type="string">
            <text:p>EMPTY</text:p>
          </table:table-cell>
          <table:table-cell table:style-name="ce21" table:formula="of:=[Evidence.F6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89]);2014-[Evidence.G689];&quot;&quot;)">
            <text:p/>
          </table:table-cell>
          <table:table-cell table:style-name="ce20"/>
          <table:table-cell table:style-name="ce50" table:formula="of:=((100-[.F702])/100)*[.B7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0]&lt;&gt;&quot;&quot;;CONCATENATE(&quot;(&quot;;[Evidence.A690];&quot;) - &quot;;[Evidence.D690];&quot; - &quot;;[Evidence.E690];&quot;; [&quot;;[Evidence.H690];&quot;]&quot;);&quot;EMPTY&quot;)" office:value-type="string" office:string-value="EMPTY" calcext:value-type="string">
            <text:p>EMPTY</text:p>
          </table:table-cell>
          <table:table-cell table:style-name="ce21" table:formula="of:=[Evidence.F6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0]);2014-[Evidence.G690];&quot;&quot;)">
            <text:p/>
          </table:table-cell>
          <table:table-cell table:style-name="ce20"/>
          <table:table-cell table:style-name="ce50" table:formula="of:=((100-[.F703])/100)*[.B7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1]&lt;&gt;&quot;&quot;;CONCATENATE(&quot;(&quot;;[Evidence.A691];&quot;) - &quot;;[Evidence.D691];&quot; - &quot;;[Evidence.E691];&quot;; [&quot;;[Evidence.H691];&quot;]&quot;);&quot;EMPTY&quot;)" office:value-type="string" office:string-value="EMPTY" calcext:value-type="string">
            <text:p>EMPTY</text:p>
          </table:table-cell>
          <table:table-cell table:style-name="ce21" table:formula="of:=[Evidence.F6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1]);2014-[Evidence.G691];&quot;&quot;)">
            <text:p/>
          </table:table-cell>
          <table:table-cell table:style-name="ce20"/>
          <table:table-cell table:style-name="ce50" table:formula="of:=((100-[.F704])/100)*[.B7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2]&lt;&gt;&quot;&quot;;CONCATENATE(&quot;(&quot;;[Evidence.A692];&quot;) - &quot;;[Evidence.D692];&quot; - &quot;;[Evidence.E692];&quot;; [&quot;;[Evidence.H692];&quot;]&quot;);&quot;EMPTY&quot;)" office:value-type="string" office:string-value="EMPTY" calcext:value-type="string">
            <text:p>EMPTY</text:p>
          </table:table-cell>
          <table:table-cell table:style-name="ce21" table:formula="of:=[Evidence.F6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2]);2014-[Evidence.G692];&quot;&quot;)">
            <text:p/>
          </table:table-cell>
          <table:table-cell table:style-name="ce20"/>
          <table:table-cell table:style-name="ce50" table:formula="of:=((100-[.F705])/100)*[.B7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3]&lt;&gt;&quot;&quot;;CONCATENATE(&quot;(&quot;;[Evidence.A693];&quot;) - &quot;;[Evidence.D693];&quot; - &quot;;[Evidence.E693];&quot;; [&quot;;[Evidence.H693];&quot;]&quot;);&quot;EMPTY&quot;)" office:value-type="string" office:string-value="EMPTY" calcext:value-type="string">
            <text:p>EMPTY</text:p>
          </table:table-cell>
          <table:table-cell table:style-name="ce21" table:formula="of:=[Evidence.F6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3]);2014-[Evidence.G693];&quot;&quot;)">
            <text:p/>
          </table:table-cell>
          <table:table-cell table:style-name="ce20"/>
          <table:table-cell table:style-name="ce50" table:formula="of:=((100-[.F706])/100)*[.B7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4]&lt;&gt;&quot;&quot;;CONCATENATE(&quot;(&quot;;[Evidence.A694];&quot;) - &quot;;[Evidence.D694];&quot; - &quot;;[Evidence.E694];&quot;; [&quot;;[Evidence.H694];&quot;]&quot;);&quot;EMPTY&quot;)" office:value-type="string" office:string-value="EMPTY" calcext:value-type="string">
            <text:p>EMPTY</text:p>
          </table:table-cell>
          <table:table-cell table:style-name="ce21" table:formula="of:=[Evidence.F6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4]);2014-[Evidence.G694];&quot;&quot;)">
            <text:p/>
          </table:table-cell>
          <table:table-cell table:style-name="ce20"/>
          <table:table-cell table:style-name="ce50" table:formula="of:=((100-[.F707])/100)*[.B7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5]&lt;&gt;&quot;&quot;;CONCATENATE(&quot;(&quot;;[Evidence.A695];&quot;) - &quot;;[Evidence.D695];&quot; - &quot;;[Evidence.E695];&quot;; [&quot;;[Evidence.H695];&quot;]&quot;);&quot;EMPTY&quot;)" office:value-type="string" office:string-value="EMPTY" calcext:value-type="string">
            <text:p>EMPTY</text:p>
          </table:table-cell>
          <table:table-cell table:style-name="ce21" table:formula="of:=[Evidence.F6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5]);2014-[Evidence.G695];&quot;&quot;)">
            <text:p/>
          </table:table-cell>
          <table:table-cell table:style-name="ce20"/>
          <table:table-cell table:style-name="ce50" table:formula="of:=((100-[.F708])/100)*[.B7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6]&lt;&gt;&quot;&quot;;CONCATENATE(&quot;(&quot;;[Evidence.A696];&quot;) - &quot;;[Evidence.D696];&quot; - &quot;;[Evidence.E696];&quot;; [&quot;;[Evidence.H696];&quot;]&quot;);&quot;EMPTY&quot;)" office:value-type="string" office:string-value="EMPTY" calcext:value-type="string">
            <text:p>EMPTY</text:p>
          </table:table-cell>
          <table:table-cell table:style-name="ce21" table:formula="of:=[Evidence.F6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6]);2014-[Evidence.G696];&quot;&quot;)">
            <text:p/>
          </table:table-cell>
          <table:table-cell table:style-name="ce20"/>
          <table:table-cell table:style-name="ce50" table:formula="of:=((100-[.F709])/100)*[.B7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7]&lt;&gt;&quot;&quot;;CONCATENATE(&quot;(&quot;;[Evidence.A697];&quot;) - &quot;;[Evidence.D697];&quot; - &quot;;[Evidence.E697];&quot;; [&quot;;[Evidence.H697];&quot;]&quot;);&quot;EMPTY&quot;)" office:value-type="string" office:string-value="EMPTY" calcext:value-type="string">
            <text:p>EMPTY</text:p>
          </table:table-cell>
          <table:table-cell table:style-name="ce21" table:formula="of:=[Evidence.F6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7]);2014-[Evidence.G697];&quot;&quot;)">
            <text:p/>
          </table:table-cell>
          <table:table-cell table:style-name="ce20"/>
          <table:table-cell table:style-name="ce50" table:formula="of:=((100-[.F710])/100)*[.B7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8]&lt;&gt;&quot;&quot;;CONCATENATE(&quot;(&quot;;[Evidence.A698];&quot;) - &quot;;[Evidence.D698];&quot; - &quot;;[Evidence.E698];&quot;; [&quot;;[Evidence.H698];&quot;]&quot;);&quot;EMPTY&quot;)" office:value-type="string" office:string-value="EMPTY" calcext:value-type="string">
            <text:p>EMPTY</text:p>
          </table:table-cell>
          <table:table-cell table:style-name="ce21" table:formula="of:=[Evidence.F6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8]);2014-[Evidence.G698];&quot;&quot;)">
            <text:p/>
          </table:table-cell>
          <table:table-cell table:style-name="ce20"/>
          <table:table-cell table:style-name="ce50" table:formula="of:=((100-[.F711])/100)*[.B7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699]&lt;&gt;&quot;&quot;;CONCATENATE(&quot;(&quot;;[Evidence.A699];&quot;) - &quot;;[Evidence.D699];&quot; - &quot;;[Evidence.E699];&quot;; [&quot;;[Evidence.H699];&quot;]&quot;);&quot;EMPTY&quot;)" office:value-type="string" office:string-value="EMPTY" calcext:value-type="string">
            <text:p>EMPTY</text:p>
          </table:table-cell>
          <table:table-cell table:style-name="ce21" table:formula="of:=[Evidence.F6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699]);2014-[Evidence.G699];&quot;&quot;)">
            <text:p/>
          </table:table-cell>
          <table:table-cell table:style-name="ce20"/>
          <table:table-cell table:style-name="ce50" table:formula="of:=((100-[.F712])/100)*[.B7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0]&lt;&gt;&quot;&quot;;CONCATENATE(&quot;(&quot;;[Evidence.A700];&quot;) - &quot;;[Evidence.D700];&quot; - &quot;;[Evidence.E700];&quot;; [&quot;;[Evidence.H700];&quot;]&quot;);&quot;EMPTY&quot;)" office:value-type="string" office:string-value="EMPTY" calcext:value-type="string">
            <text:p>EMPTY</text:p>
          </table:table-cell>
          <table:table-cell table:style-name="ce21" table:formula="of:=[Evidence.F7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0]);2014-[Evidence.G700];&quot;&quot;)">
            <text:p/>
          </table:table-cell>
          <table:table-cell table:style-name="ce20"/>
          <table:table-cell table:style-name="ce50" table:formula="of:=((100-[.F713])/100)*[.B7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1]&lt;&gt;&quot;&quot;;CONCATENATE(&quot;(&quot;;[Evidence.A701];&quot;) - &quot;;[Evidence.D701];&quot; - &quot;;[Evidence.E701];&quot;; [&quot;;[Evidence.H701];&quot;]&quot;);&quot;EMPTY&quot;)" office:value-type="string" office:string-value="EMPTY" calcext:value-type="string">
            <text:p>EMPTY</text:p>
          </table:table-cell>
          <table:table-cell table:style-name="ce21" table:formula="of:=[Evidence.F7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1]);2014-[Evidence.G701];&quot;&quot;)">
            <text:p/>
          </table:table-cell>
          <table:table-cell table:style-name="ce20"/>
          <table:table-cell table:style-name="ce50" table:formula="of:=((100-[.F714])/100)*[.B7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2]&lt;&gt;&quot;&quot;;CONCATENATE(&quot;(&quot;;[Evidence.A702];&quot;) - &quot;;[Evidence.D702];&quot; - &quot;;[Evidence.E702];&quot;; [&quot;;[Evidence.H702];&quot;]&quot;);&quot;EMPTY&quot;)" office:value-type="string" office:string-value="EMPTY" calcext:value-type="string">
            <text:p>EMPTY</text:p>
          </table:table-cell>
          <table:table-cell table:style-name="ce21" table:formula="of:=[Evidence.F7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2]);2014-[Evidence.G702];&quot;&quot;)">
            <text:p/>
          </table:table-cell>
          <table:table-cell table:style-name="ce20"/>
          <table:table-cell table:style-name="ce50" table:formula="of:=((100-[.F715])/100)*[.B7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3]&lt;&gt;&quot;&quot;;CONCATENATE(&quot;(&quot;;[Evidence.A703];&quot;) - &quot;;[Evidence.D703];&quot; - &quot;;[Evidence.E703];&quot;; [&quot;;[Evidence.H703];&quot;]&quot;);&quot;EMPTY&quot;)" office:value-type="string" office:string-value="EMPTY" calcext:value-type="string">
            <text:p>EMPTY</text:p>
          </table:table-cell>
          <table:table-cell table:style-name="ce21" table:formula="of:=[Evidence.F7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3]);2014-[Evidence.G703];&quot;&quot;)">
            <text:p/>
          </table:table-cell>
          <table:table-cell table:style-name="ce20"/>
          <table:table-cell table:style-name="ce50" table:formula="of:=((100-[.F716])/100)*[.B7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4]&lt;&gt;&quot;&quot;;CONCATENATE(&quot;(&quot;;[Evidence.A704];&quot;) - &quot;;[Evidence.D704];&quot; - &quot;;[Evidence.E704];&quot;; [&quot;;[Evidence.H704];&quot;]&quot;);&quot;EMPTY&quot;)" office:value-type="string" office:string-value="EMPTY" calcext:value-type="string">
            <text:p>EMPTY</text:p>
          </table:table-cell>
          <table:table-cell table:style-name="ce21" table:formula="of:=[Evidence.F70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4]);2014-[Evidence.G704];&quot;&quot;)">
            <text:p/>
          </table:table-cell>
          <table:table-cell table:style-name="ce20"/>
          <table:table-cell table:style-name="ce50" table:formula="of:=((100-[.F717])/100)*[.B7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5]&lt;&gt;&quot;&quot;;CONCATENATE(&quot;(&quot;;[Evidence.A705];&quot;) - &quot;;[Evidence.D705];&quot; - &quot;;[Evidence.E705];&quot;; [&quot;;[Evidence.H705];&quot;]&quot;);&quot;EMPTY&quot;)" office:value-type="string" office:string-value="EMPTY" calcext:value-type="string">
            <text:p>EMPTY</text:p>
          </table:table-cell>
          <table:table-cell table:style-name="ce21" table:formula="of:=[Evidence.F7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5]);2014-[Evidence.G705];&quot;&quot;)">
            <text:p/>
          </table:table-cell>
          <table:table-cell table:style-name="ce20"/>
          <table:table-cell table:style-name="ce50" table:formula="of:=((100-[.F718])/100)*[.B7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6]&lt;&gt;&quot;&quot;;CONCATENATE(&quot;(&quot;;[Evidence.A706];&quot;) - &quot;;[Evidence.D706];&quot; - &quot;;[Evidence.E706];&quot;; [&quot;;[Evidence.H706];&quot;]&quot;);&quot;EMPTY&quot;)" office:value-type="string" office:string-value="EMPTY" calcext:value-type="string">
            <text:p>EMPTY</text:p>
          </table:table-cell>
          <table:table-cell table:style-name="ce21" table:formula="of:=[Evidence.F70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6]);2014-[Evidence.G706];&quot;&quot;)">
            <text:p/>
          </table:table-cell>
          <table:table-cell table:style-name="ce20"/>
          <table:table-cell table:style-name="ce50" table:formula="of:=((100-[.F719])/100)*[.B7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7]&lt;&gt;&quot;&quot;;CONCATENATE(&quot;(&quot;;[Evidence.A707];&quot;) - &quot;;[Evidence.D707];&quot; - &quot;;[Evidence.E707];&quot;; [&quot;;[Evidence.H707];&quot;]&quot;);&quot;EMPTY&quot;)" office:value-type="string" office:string-value="EMPTY" calcext:value-type="string">
            <text:p>EMPTY</text:p>
          </table:table-cell>
          <table:table-cell table:style-name="ce21" table:formula="of:=[Evidence.F7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7]);2014-[Evidence.G707];&quot;&quot;)">
            <text:p/>
          </table:table-cell>
          <table:table-cell table:style-name="ce20"/>
          <table:table-cell table:style-name="ce50" table:formula="of:=((100-[.F720])/100)*[.B7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8]&lt;&gt;&quot;&quot;;CONCATENATE(&quot;(&quot;;[Evidence.A708];&quot;) - &quot;;[Evidence.D708];&quot; - &quot;;[Evidence.E708];&quot;; [&quot;;[Evidence.H708];&quot;]&quot;);&quot;EMPTY&quot;)" office:value-type="string" office:string-value="EMPTY" calcext:value-type="string">
            <text:p>EMPTY</text:p>
          </table:table-cell>
          <table:table-cell table:style-name="ce21" table:formula="of:=[Evidence.F7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8]);2014-[Evidence.G708];&quot;&quot;)">
            <text:p/>
          </table:table-cell>
          <table:table-cell table:style-name="ce20"/>
          <table:table-cell table:style-name="ce50" table:formula="of:=((100-[.F721])/100)*[.B7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09]&lt;&gt;&quot;&quot;;CONCATENATE(&quot;(&quot;;[Evidence.A709];&quot;) - &quot;;[Evidence.D709];&quot; - &quot;;[Evidence.E709];&quot;; [&quot;;[Evidence.H709];&quot;]&quot;);&quot;EMPTY&quot;)" office:value-type="string" office:string-value="EMPTY" calcext:value-type="string">
            <text:p>EMPTY</text:p>
          </table:table-cell>
          <table:table-cell table:style-name="ce21" table:formula="of:=[Evidence.F7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09]);2014-[Evidence.G709];&quot;&quot;)">
            <text:p/>
          </table:table-cell>
          <table:table-cell table:style-name="ce20"/>
          <table:table-cell table:style-name="ce50" table:formula="of:=((100-[.F722])/100)*[.B7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0]&lt;&gt;&quot;&quot;;CONCATENATE(&quot;(&quot;;[Evidence.A710];&quot;) - &quot;;[Evidence.D710];&quot; - &quot;;[Evidence.E710];&quot;; [&quot;;[Evidence.H710];&quot;]&quot;);&quot;EMPTY&quot;)" office:value-type="string" office:string-value="EMPTY" calcext:value-type="string">
            <text:p>EMPTY</text:p>
          </table:table-cell>
          <table:table-cell table:style-name="ce21" table:formula="of:=[Evidence.F7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0]);2014-[Evidence.G710];&quot;&quot;)">
            <text:p/>
          </table:table-cell>
          <table:table-cell table:style-name="ce20"/>
          <table:table-cell table:style-name="ce50" table:formula="of:=((100-[.F723])/100)*[.B7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1]&lt;&gt;&quot;&quot;;CONCATENATE(&quot;(&quot;;[Evidence.A711];&quot;) - &quot;;[Evidence.D711];&quot; - &quot;;[Evidence.E711];&quot;; [&quot;;[Evidence.H711];&quot;]&quot;);&quot;EMPTY&quot;)" office:value-type="string" office:string-value="EMPTY" calcext:value-type="string">
            <text:p>EMPTY</text:p>
          </table:table-cell>
          <table:table-cell table:style-name="ce21" table:formula="of:=[Evidence.F7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1]);2014-[Evidence.G711];&quot;&quot;)">
            <text:p/>
          </table:table-cell>
          <table:table-cell table:style-name="ce20"/>
          <table:table-cell table:style-name="ce50" table:formula="of:=((100-[.F724])/100)*[.B7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2]&lt;&gt;&quot;&quot;;CONCATENATE(&quot;(&quot;;[Evidence.A712];&quot;) - &quot;;[Evidence.D712];&quot; - &quot;;[Evidence.E712];&quot;; [&quot;;[Evidence.H712];&quot;]&quot;);&quot;EMPTY&quot;)" office:value-type="string" office:string-value="EMPTY" calcext:value-type="string">
            <text:p>EMPTY</text:p>
          </table:table-cell>
          <table:table-cell table:style-name="ce21" table:formula="of:=[Evidence.F7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2]);2014-[Evidence.G712];&quot;&quot;)">
            <text:p/>
          </table:table-cell>
          <table:table-cell table:style-name="ce20"/>
          <table:table-cell table:style-name="ce50" table:formula="of:=((100-[.F725])/100)*[.B7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3]&lt;&gt;&quot;&quot;;CONCATENATE(&quot;(&quot;;[Evidence.A713];&quot;) - &quot;;[Evidence.D713];&quot; - &quot;;[Evidence.E713];&quot;; [&quot;;[Evidence.H713];&quot;]&quot;);&quot;EMPTY&quot;)" office:value-type="string" office:string-value="EMPTY" calcext:value-type="string">
            <text:p>EMPTY</text:p>
          </table:table-cell>
          <table:table-cell table:style-name="ce21" table:formula="of:=[Evidence.F7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3]);2014-[Evidence.G713];&quot;&quot;)">
            <text:p/>
          </table:table-cell>
          <table:table-cell table:style-name="ce20"/>
          <table:table-cell table:style-name="ce50" table:formula="of:=((100-[.F726])/100)*[.B7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4]&lt;&gt;&quot;&quot;;CONCATENATE(&quot;(&quot;;[Evidence.A714];&quot;) - &quot;;[Evidence.D714];&quot; - &quot;;[Evidence.E714];&quot;; [&quot;;[Evidence.H714];&quot;]&quot;);&quot;EMPTY&quot;)" office:value-type="string" office:string-value="EMPTY" calcext:value-type="string">
            <text:p>EMPTY</text:p>
          </table:table-cell>
          <table:table-cell table:style-name="ce21" table:formula="of:=[Evidence.F7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4]);2014-[Evidence.G714];&quot;&quot;)">
            <text:p/>
          </table:table-cell>
          <table:table-cell table:style-name="ce20"/>
          <table:table-cell table:style-name="ce50" table:formula="of:=((100-[.F727])/100)*[.B7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5]&lt;&gt;&quot;&quot;;CONCATENATE(&quot;(&quot;;[Evidence.A715];&quot;) - &quot;;[Evidence.D715];&quot; - &quot;;[Evidence.E715];&quot;; [&quot;;[Evidence.H715];&quot;]&quot;);&quot;EMPTY&quot;)" office:value-type="string" office:string-value="EMPTY" calcext:value-type="string">
            <text:p>EMPTY</text:p>
          </table:table-cell>
          <table:table-cell table:style-name="ce21" table:formula="of:=[Evidence.F7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5]);2014-[Evidence.G715];&quot;&quot;)">
            <text:p/>
          </table:table-cell>
          <table:table-cell table:style-name="ce20"/>
          <table:table-cell table:style-name="ce50" table:formula="of:=((100-[.F728])/100)*[.B7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6]&lt;&gt;&quot;&quot;;CONCATENATE(&quot;(&quot;;[Evidence.A716];&quot;) - &quot;;[Evidence.D716];&quot; - &quot;;[Evidence.E716];&quot;; [&quot;;[Evidence.H716];&quot;]&quot;);&quot;EMPTY&quot;)" office:value-type="string" office:string-value="EMPTY" calcext:value-type="string">
            <text:p>EMPTY</text:p>
          </table:table-cell>
          <table:table-cell table:style-name="ce21" table:formula="of:=[Evidence.F7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6]);2014-[Evidence.G716];&quot;&quot;)">
            <text:p/>
          </table:table-cell>
          <table:table-cell table:style-name="ce20"/>
          <table:table-cell table:style-name="ce50" table:formula="of:=((100-[.F729])/100)*[.B7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7]&lt;&gt;&quot;&quot;;CONCATENATE(&quot;(&quot;;[Evidence.A717];&quot;) - &quot;;[Evidence.D717];&quot; - &quot;;[Evidence.E717];&quot;; [&quot;;[Evidence.H717];&quot;]&quot;);&quot;EMPTY&quot;)" office:value-type="string" office:string-value="EMPTY" calcext:value-type="string">
            <text:p>EMPTY</text:p>
          </table:table-cell>
          <table:table-cell table:style-name="ce21" table:formula="of:=[Evidence.F7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7]);2014-[Evidence.G717];&quot;&quot;)">
            <text:p/>
          </table:table-cell>
          <table:table-cell table:style-name="ce20"/>
          <table:table-cell table:style-name="ce50" table:formula="of:=((100-[.F730])/100)*[.B7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8]&lt;&gt;&quot;&quot;;CONCATENATE(&quot;(&quot;;[Evidence.A718];&quot;) - &quot;;[Evidence.D718];&quot; - &quot;;[Evidence.E718];&quot;; [&quot;;[Evidence.H718];&quot;]&quot;);&quot;EMPTY&quot;)" office:value-type="string" office:string-value="EMPTY" calcext:value-type="string">
            <text:p>EMPTY</text:p>
          </table:table-cell>
          <table:table-cell table:style-name="ce21" table:formula="of:=[Evidence.F7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8]);2014-[Evidence.G718];&quot;&quot;)">
            <text:p/>
          </table:table-cell>
          <table:table-cell table:style-name="ce20"/>
          <table:table-cell table:style-name="ce50" table:formula="of:=((100-[.F731])/100)*[.B7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19]&lt;&gt;&quot;&quot;;CONCATENATE(&quot;(&quot;;[Evidence.A719];&quot;) - &quot;;[Evidence.D719];&quot; - &quot;;[Evidence.E719];&quot;; [&quot;;[Evidence.H719];&quot;]&quot;);&quot;EMPTY&quot;)" office:value-type="string" office:string-value="EMPTY" calcext:value-type="string">
            <text:p>EMPTY</text:p>
          </table:table-cell>
          <table:table-cell table:style-name="ce21" table:formula="of:=[Evidence.F7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19]);2014-[Evidence.G719];&quot;&quot;)">
            <text:p/>
          </table:table-cell>
          <table:table-cell table:style-name="ce20"/>
          <table:table-cell table:style-name="ce50" table:formula="of:=((100-[.F732])/100)*[.B7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0]&lt;&gt;&quot;&quot;;CONCATENATE(&quot;(&quot;;[Evidence.A720];&quot;) - &quot;;[Evidence.D720];&quot; - &quot;;[Evidence.E720];&quot;; [&quot;;[Evidence.H720];&quot;]&quot;);&quot;EMPTY&quot;)" office:value-type="string" office:string-value="EMPTY" calcext:value-type="string">
            <text:p>EMPTY</text:p>
          </table:table-cell>
          <table:table-cell table:style-name="ce21" table:formula="of:=[Evidence.F7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0]);2014-[Evidence.G720];&quot;&quot;)">
            <text:p/>
          </table:table-cell>
          <table:table-cell table:style-name="ce20"/>
          <table:table-cell table:style-name="ce50" table:formula="of:=((100-[.F733])/100)*[.B7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1]&lt;&gt;&quot;&quot;;CONCATENATE(&quot;(&quot;;[Evidence.A721];&quot;) - &quot;;[Evidence.D721];&quot; - &quot;;[Evidence.E721];&quot;; [&quot;;[Evidence.H721];&quot;]&quot;);&quot;EMPTY&quot;)" office:value-type="string" office:string-value="EMPTY" calcext:value-type="string">
            <text:p>EMPTY</text:p>
          </table:table-cell>
          <table:table-cell table:style-name="ce21" table:formula="of:=[Evidence.F7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1]);2014-[Evidence.G721];&quot;&quot;)">
            <text:p/>
          </table:table-cell>
          <table:table-cell table:style-name="ce20"/>
          <table:table-cell table:style-name="ce50" table:formula="of:=((100-[.F734])/100)*[.B7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2]&lt;&gt;&quot;&quot;;CONCATENATE(&quot;(&quot;;[Evidence.A722];&quot;) - &quot;;[Evidence.D722];&quot; - &quot;;[Evidence.E722];&quot;; [&quot;;[Evidence.H722];&quot;]&quot;);&quot;EMPTY&quot;)" office:value-type="string" office:string-value="EMPTY" calcext:value-type="string">
            <text:p>EMPTY</text:p>
          </table:table-cell>
          <table:table-cell table:style-name="ce21" table:formula="of:=[Evidence.F7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2]);2014-[Evidence.G722];&quot;&quot;)">
            <text:p/>
          </table:table-cell>
          <table:table-cell table:style-name="ce20"/>
          <table:table-cell table:style-name="ce50" table:formula="of:=((100-[.F735])/100)*[.B7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3]&lt;&gt;&quot;&quot;;CONCATENATE(&quot;(&quot;;[Evidence.A723];&quot;) - &quot;;[Evidence.D723];&quot; - &quot;;[Evidence.E723];&quot;; [&quot;;[Evidence.H723];&quot;]&quot;);&quot;EMPTY&quot;)" office:value-type="string" office:string-value="EMPTY" calcext:value-type="string">
            <text:p>EMPTY</text:p>
          </table:table-cell>
          <table:table-cell table:style-name="ce21" table:formula="of:=[Evidence.F7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3]);2014-[Evidence.G723];&quot;&quot;)">
            <text:p/>
          </table:table-cell>
          <table:table-cell table:style-name="ce20"/>
          <table:table-cell table:style-name="ce50" table:formula="of:=((100-[.F736])/100)*[.B7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4]&lt;&gt;&quot;&quot;;CONCATENATE(&quot;(&quot;;[Evidence.A724];&quot;) - &quot;;[Evidence.D724];&quot; - &quot;;[Evidence.E724];&quot;; [&quot;;[Evidence.H724];&quot;]&quot;);&quot;EMPTY&quot;)" office:value-type="string" office:string-value="EMPTY" calcext:value-type="string">
            <text:p>EMPTY</text:p>
          </table:table-cell>
          <table:table-cell table:style-name="ce21" table:formula="of:=[Evidence.F7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4]);2014-[Evidence.G724];&quot;&quot;)">
            <text:p/>
          </table:table-cell>
          <table:table-cell table:style-name="ce20"/>
          <table:table-cell table:style-name="ce50" table:formula="of:=((100-[.F737])/100)*[.B7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5]&lt;&gt;&quot;&quot;;CONCATENATE(&quot;(&quot;;[Evidence.A725];&quot;) - &quot;;[Evidence.D725];&quot; - &quot;;[Evidence.E725];&quot;; [&quot;;[Evidence.H725];&quot;]&quot;);&quot;EMPTY&quot;)" office:value-type="string" office:string-value="EMPTY" calcext:value-type="string">
            <text:p>EMPTY</text:p>
          </table:table-cell>
          <table:table-cell table:style-name="ce21" table:formula="of:=[Evidence.F7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5]);2014-[Evidence.G725];&quot;&quot;)">
            <text:p/>
          </table:table-cell>
          <table:table-cell table:style-name="ce20"/>
          <table:table-cell table:style-name="ce50" table:formula="of:=((100-[.F738])/100)*[.B7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6]&lt;&gt;&quot;&quot;;CONCATENATE(&quot;(&quot;;[Evidence.A726];&quot;) - &quot;;[Evidence.D726];&quot; - &quot;;[Evidence.E726];&quot;; [&quot;;[Evidence.H726];&quot;]&quot;);&quot;EMPTY&quot;)" office:value-type="string" office:string-value="EMPTY" calcext:value-type="string">
            <text:p>EMPTY</text:p>
          </table:table-cell>
          <table:table-cell table:style-name="ce21" table:formula="of:=[Evidence.F7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6]);2014-[Evidence.G726];&quot;&quot;)">
            <text:p/>
          </table:table-cell>
          <table:table-cell table:style-name="ce20"/>
          <table:table-cell table:style-name="ce50" table:formula="of:=((100-[.F739])/100)*[.B7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7]&lt;&gt;&quot;&quot;;CONCATENATE(&quot;(&quot;;[Evidence.A727];&quot;) - &quot;;[Evidence.D727];&quot; - &quot;;[Evidence.E727];&quot;; [&quot;;[Evidence.H727];&quot;]&quot;);&quot;EMPTY&quot;)" office:value-type="string" office:string-value="EMPTY" calcext:value-type="string">
            <text:p>EMPTY</text:p>
          </table:table-cell>
          <table:table-cell table:style-name="ce21" table:formula="of:=[Evidence.F7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7]);2014-[Evidence.G727];&quot;&quot;)">
            <text:p/>
          </table:table-cell>
          <table:table-cell table:style-name="ce20"/>
          <table:table-cell table:style-name="ce50" table:formula="of:=((100-[.F740])/100)*[.B7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8]&lt;&gt;&quot;&quot;;CONCATENATE(&quot;(&quot;;[Evidence.A728];&quot;) - &quot;;[Evidence.D728];&quot; - &quot;;[Evidence.E728];&quot;; [&quot;;[Evidence.H728];&quot;]&quot;);&quot;EMPTY&quot;)" office:value-type="string" office:string-value="EMPTY" calcext:value-type="string">
            <text:p>EMPTY</text:p>
          </table:table-cell>
          <table:table-cell table:style-name="ce21" table:formula="of:=[Evidence.F7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8]);2014-[Evidence.G728];&quot;&quot;)">
            <text:p/>
          </table:table-cell>
          <table:table-cell table:style-name="ce20"/>
          <table:table-cell table:style-name="ce50" table:formula="of:=((100-[.F741])/100)*[.B7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29]&lt;&gt;&quot;&quot;;CONCATENATE(&quot;(&quot;;[Evidence.A729];&quot;) - &quot;;[Evidence.D729];&quot; - &quot;;[Evidence.E729];&quot;; [&quot;;[Evidence.H729];&quot;]&quot;);&quot;EMPTY&quot;)" office:value-type="string" office:string-value="EMPTY" calcext:value-type="string">
            <text:p>EMPTY</text:p>
          </table:table-cell>
          <table:table-cell table:style-name="ce21" table:formula="of:=[Evidence.F7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29]);2014-[Evidence.G729];&quot;&quot;)">
            <text:p/>
          </table:table-cell>
          <table:table-cell table:style-name="ce20"/>
          <table:table-cell table:style-name="ce50" table:formula="of:=((100-[.F742])/100)*[.B7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0]&lt;&gt;&quot;&quot;;CONCATENATE(&quot;(&quot;;[Evidence.A730];&quot;) - &quot;;[Evidence.D730];&quot; - &quot;;[Evidence.E730];&quot;; [&quot;;[Evidence.H730];&quot;]&quot;);&quot;EMPTY&quot;)" office:value-type="string" office:string-value="EMPTY" calcext:value-type="string">
            <text:p>EMPTY</text:p>
          </table:table-cell>
          <table:table-cell table:style-name="ce21" table:formula="of:=[Evidence.F7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0]);2014-[Evidence.G730];&quot;&quot;)">
            <text:p/>
          </table:table-cell>
          <table:table-cell table:style-name="ce20"/>
          <table:table-cell table:style-name="ce50" table:formula="of:=((100-[.F743])/100)*[.B7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1]&lt;&gt;&quot;&quot;;CONCATENATE(&quot;(&quot;;[Evidence.A731];&quot;) - &quot;;[Evidence.D731];&quot; - &quot;;[Evidence.E731];&quot;; [&quot;;[Evidence.H731];&quot;]&quot;);&quot;EMPTY&quot;)" office:value-type="string" office:string-value="EMPTY" calcext:value-type="string">
            <text:p>EMPTY</text:p>
          </table:table-cell>
          <table:table-cell table:style-name="ce21" table:formula="of:=[Evidence.F7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1]);2014-[Evidence.G731];&quot;&quot;)">
            <text:p/>
          </table:table-cell>
          <table:table-cell table:style-name="ce20"/>
          <table:table-cell table:style-name="ce50" table:formula="of:=((100-[.F744])/100)*[.B7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2]&lt;&gt;&quot;&quot;;CONCATENATE(&quot;(&quot;;[Evidence.A732];&quot;) - &quot;;[Evidence.D732];&quot; - &quot;;[Evidence.E732];&quot;; [&quot;;[Evidence.H732];&quot;]&quot;);&quot;EMPTY&quot;)" office:value-type="string" office:string-value="EMPTY" calcext:value-type="string">
            <text:p>EMPTY</text:p>
          </table:table-cell>
          <table:table-cell table:style-name="ce21" table:formula="of:=[Evidence.F7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2]);2014-[Evidence.G732];&quot;&quot;)">
            <text:p/>
          </table:table-cell>
          <table:table-cell table:style-name="ce20"/>
          <table:table-cell table:style-name="ce50" table:formula="of:=((100-[.F745])/100)*[.B7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3]&lt;&gt;&quot;&quot;;CONCATENATE(&quot;(&quot;;[Evidence.A733];&quot;) - &quot;;[Evidence.D733];&quot; - &quot;;[Evidence.E733];&quot;; [&quot;;[Evidence.H733];&quot;]&quot;);&quot;EMPTY&quot;)" office:value-type="string" office:string-value="EMPTY" calcext:value-type="string">
            <text:p>EMPTY</text:p>
          </table:table-cell>
          <table:table-cell table:style-name="ce21" table:formula="of:=[Evidence.F7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3]);2014-[Evidence.G733];&quot;&quot;)">
            <text:p/>
          </table:table-cell>
          <table:table-cell table:style-name="ce20"/>
          <table:table-cell table:style-name="ce50" table:formula="of:=((100-[.F746])/100)*[.B7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4]&lt;&gt;&quot;&quot;;CONCATENATE(&quot;(&quot;;[Evidence.A734];&quot;) - &quot;;[Evidence.D734];&quot; - &quot;;[Evidence.E734];&quot;; [&quot;;[Evidence.H734];&quot;]&quot;);&quot;EMPTY&quot;)" office:value-type="string" office:string-value="EMPTY" calcext:value-type="string">
            <text:p>EMPTY</text:p>
          </table:table-cell>
          <table:table-cell table:style-name="ce21" table:formula="of:=[Evidence.F7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4]);2014-[Evidence.G734];&quot;&quot;)">
            <text:p/>
          </table:table-cell>
          <table:table-cell table:style-name="ce20"/>
          <table:table-cell table:style-name="ce50" table:formula="of:=((100-[.F747])/100)*[.B7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5]&lt;&gt;&quot;&quot;;CONCATENATE(&quot;(&quot;;[Evidence.A735];&quot;) - &quot;;[Evidence.D735];&quot; - &quot;;[Evidence.E735];&quot;; [&quot;;[Evidence.H735];&quot;]&quot;);&quot;EMPTY&quot;)" office:value-type="string" office:string-value="EMPTY" calcext:value-type="string">
            <text:p>EMPTY</text:p>
          </table:table-cell>
          <table:table-cell table:style-name="ce21" table:formula="of:=[Evidence.F7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5]);2014-[Evidence.G735];&quot;&quot;)">
            <text:p/>
          </table:table-cell>
          <table:table-cell table:style-name="ce20"/>
          <table:table-cell table:style-name="ce50" table:formula="of:=((100-[.F748])/100)*[.B7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6]&lt;&gt;&quot;&quot;;CONCATENATE(&quot;(&quot;;[Evidence.A736];&quot;) - &quot;;[Evidence.D736];&quot; - &quot;;[Evidence.E736];&quot;; [&quot;;[Evidence.H736];&quot;]&quot;);&quot;EMPTY&quot;)" office:value-type="string" office:string-value="EMPTY" calcext:value-type="string">
            <text:p>EMPTY</text:p>
          </table:table-cell>
          <table:table-cell table:style-name="ce21" table:formula="of:=[Evidence.F7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6]);2014-[Evidence.G736];&quot;&quot;)">
            <text:p/>
          </table:table-cell>
          <table:table-cell table:style-name="ce20"/>
          <table:table-cell table:style-name="ce50" table:formula="of:=((100-[.F749])/100)*[.B7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7]&lt;&gt;&quot;&quot;;CONCATENATE(&quot;(&quot;;[Evidence.A737];&quot;) - &quot;;[Evidence.D737];&quot; - &quot;;[Evidence.E737];&quot;; [&quot;;[Evidence.H737];&quot;]&quot;);&quot;EMPTY&quot;)" office:value-type="string" office:string-value="EMPTY" calcext:value-type="string">
            <text:p>EMPTY</text:p>
          </table:table-cell>
          <table:table-cell table:style-name="ce21" table:formula="of:=[Evidence.F7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7]);2014-[Evidence.G737];&quot;&quot;)">
            <text:p/>
          </table:table-cell>
          <table:table-cell table:style-name="ce20"/>
          <table:table-cell table:style-name="ce50" table:formula="of:=((100-[.F750])/100)*[.B7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8]&lt;&gt;&quot;&quot;;CONCATENATE(&quot;(&quot;;[Evidence.A738];&quot;) - &quot;;[Evidence.D738];&quot; - &quot;;[Evidence.E738];&quot;; [&quot;;[Evidence.H738];&quot;]&quot;);&quot;EMPTY&quot;)" office:value-type="string" office:string-value="EMPTY" calcext:value-type="string">
            <text:p>EMPTY</text:p>
          </table:table-cell>
          <table:table-cell table:style-name="ce21" table:formula="of:=[Evidence.F7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8]);2014-[Evidence.G738];&quot;&quot;)">
            <text:p/>
          </table:table-cell>
          <table:table-cell table:style-name="ce20"/>
          <table:table-cell table:style-name="ce50" table:formula="of:=((100-[.F751])/100)*[.B7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39]&lt;&gt;&quot;&quot;;CONCATENATE(&quot;(&quot;;[Evidence.A739];&quot;) - &quot;;[Evidence.D739];&quot; - &quot;;[Evidence.E739];&quot;; [&quot;;[Evidence.H739];&quot;]&quot;);&quot;EMPTY&quot;)" office:value-type="string" office:string-value="EMPTY" calcext:value-type="string">
            <text:p>EMPTY</text:p>
          </table:table-cell>
          <table:table-cell table:style-name="ce21" table:formula="of:=[Evidence.F7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39]);2014-[Evidence.G739];&quot;&quot;)">
            <text:p/>
          </table:table-cell>
          <table:table-cell table:style-name="ce20"/>
          <table:table-cell table:style-name="ce50" table:formula="of:=((100-[.F752])/100)*[.B7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0]&lt;&gt;&quot;&quot;;CONCATENATE(&quot;(&quot;;[Evidence.A740];&quot;) - &quot;;[Evidence.D740];&quot; - &quot;;[Evidence.E740];&quot;; [&quot;;[Evidence.H740];&quot;]&quot;);&quot;EMPTY&quot;)" office:value-type="string" office:string-value="EMPTY" calcext:value-type="string">
            <text:p>EMPTY</text:p>
          </table:table-cell>
          <table:table-cell table:style-name="ce21" table:formula="of:=[Evidence.F7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0]);2014-[Evidence.G740];&quot;&quot;)">
            <text:p/>
          </table:table-cell>
          <table:table-cell table:style-name="ce20"/>
          <table:table-cell table:style-name="ce50" table:formula="of:=((100-[.F753])/100)*[.B7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1]&lt;&gt;&quot;&quot;;CONCATENATE(&quot;(&quot;;[Evidence.A741];&quot;) - &quot;;[Evidence.D741];&quot; - &quot;;[Evidence.E741];&quot;; [&quot;;[Evidence.H741];&quot;]&quot;);&quot;EMPTY&quot;)" office:value-type="string" office:string-value="EMPTY" calcext:value-type="string">
            <text:p>EMPTY</text:p>
          </table:table-cell>
          <table:table-cell table:style-name="ce21" table:formula="of:=[Evidence.F7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1]);2014-[Evidence.G741];&quot;&quot;)">
            <text:p/>
          </table:table-cell>
          <table:table-cell table:style-name="ce20"/>
          <table:table-cell table:style-name="ce50" table:formula="of:=((100-[.F754])/100)*[.B7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2]&lt;&gt;&quot;&quot;;CONCATENATE(&quot;(&quot;;[Evidence.A742];&quot;) - &quot;;[Evidence.D742];&quot; - &quot;;[Evidence.E742];&quot;; [&quot;;[Evidence.H742];&quot;]&quot;);&quot;EMPTY&quot;)" office:value-type="string" office:string-value="EMPTY" calcext:value-type="string">
            <text:p>EMPTY</text:p>
          </table:table-cell>
          <table:table-cell table:style-name="ce21" table:formula="of:=[Evidence.F7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2]);2014-[Evidence.G742];&quot;&quot;)">
            <text:p/>
          </table:table-cell>
          <table:table-cell table:style-name="ce20"/>
          <table:table-cell table:style-name="ce50" table:formula="of:=((100-[.F755])/100)*[.B7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3]&lt;&gt;&quot;&quot;;CONCATENATE(&quot;(&quot;;[Evidence.A743];&quot;) - &quot;;[Evidence.D743];&quot; - &quot;;[Evidence.E743];&quot;; [&quot;;[Evidence.H743];&quot;]&quot;);&quot;EMPTY&quot;)" office:value-type="string" office:string-value="EMPTY" calcext:value-type="string">
            <text:p>EMPTY</text:p>
          </table:table-cell>
          <table:table-cell table:style-name="ce21" table:formula="of:=[Evidence.F7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3]);2014-[Evidence.G743];&quot;&quot;)">
            <text:p/>
          </table:table-cell>
          <table:table-cell table:style-name="ce20"/>
          <table:table-cell table:style-name="ce50" table:formula="of:=((100-[.F756])/100)*[.B7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4]&lt;&gt;&quot;&quot;;CONCATENATE(&quot;(&quot;;[Evidence.A744];&quot;) - &quot;;[Evidence.D744];&quot; - &quot;;[Evidence.E744];&quot;; [&quot;;[Evidence.H744];&quot;]&quot;);&quot;EMPTY&quot;)" office:value-type="string" office:string-value="EMPTY" calcext:value-type="string">
            <text:p>EMPTY</text:p>
          </table:table-cell>
          <table:table-cell table:style-name="ce21" table:formula="of:=[Evidence.F7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4]);2014-[Evidence.G744];&quot;&quot;)">
            <text:p/>
          </table:table-cell>
          <table:table-cell table:style-name="ce20"/>
          <table:table-cell table:style-name="ce50" table:formula="of:=((100-[.F757])/100)*[.B7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5]&lt;&gt;&quot;&quot;;CONCATENATE(&quot;(&quot;;[Evidence.A745];&quot;) - &quot;;[Evidence.D745];&quot; - &quot;;[Evidence.E745];&quot;; [&quot;;[Evidence.H745];&quot;]&quot;);&quot;EMPTY&quot;)" office:value-type="string" office:string-value="EMPTY" calcext:value-type="string">
            <text:p>EMPTY</text:p>
          </table:table-cell>
          <table:table-cell table:style-name="ce21" table:formula="of:=[Evidence.F7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5]);2014-[Evidence.G745];&quot;&quot;)">
            <text:p/>
          </table:table-cell>
          <table:table-cell table:style-name="ce20"/>
          <table:table-cell table:style-name="ce50" table:formula="of:=((100-[.F758])/100)*[.B7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6]&lt;&gt;&quot;&quot;;CONCATENATE(&quot;(&quot;;[Evidence.A746];&quot;) - &quot;;[Evidence.D746];&quot; - &quot;;[Evidence.E746];&quot;; [&quot;;[Evidence.H746];&quot;]&quot;);&quot;EMPTY&quot;)" office:value-type="string" office:string-value="EMPTY" calcext:value-type="string">
            <text:p>EMPTY</text:p>
          </table:table-cell>
          <table:table-cell table:style-name="ce21" table:formula="of:=[Evidence.F7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6]);2014-[Evidence.G746];&quot;&quot;)">
            <text:p/>
          </table:table-cell>
          <table:table-cell table:style-name="ce20"/>
          <table:table-cell table:style-name="ce50" table:formula="of:=((100-[.F759])/100)*[.B7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7]&lt;&gt;&quot;&quot;;CONCATENATE(&quot;(&quot;;[Evidence.A747];&quot;) - &quot;;[Evidence.D747];&quot; - &quot;;[Evidence.E747];&quot;; [&quot;;[Evidence.H747];&quot;]&quot;);&quot;EMPTY&quot;)" office:value-type="string" office:string-value="EMPTY" calcext:value-type="string">
            <text:p>EMPTY</text:p>
          </table:table-cell>
          <table:table-cell table:style-name="ce21" table:formula="of:=[Evidence.F7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7]);2014-[Evidence.G747];&quot;&quot;)">
            <text:p/>
          </table:table-cell>
          <table:table-cell table:style-name="ce20"/>
          <table:table-cell table:style-name="ce50" table:formula="of:=((100-[.F760])/100)*[.B7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8]&lt;&gt;&quot;&quot;;CONCATENATE(&quot;(&quot;;[Evidence.A748];&quot;) - &quot;;[Evidence.D748];&quot; - &quot;;[Evidence.E748];&quot;; [&quot;;[Evidence.H748];&quot;]&quot;);&quot;EMPTY&quot;)" office:value-type="string" office:string-value="EMPTY" calcext:value-type="string">
            <text:p>EMPTY</text:p>
          </table:table-cell>
          <table:table-cell table:style-name="ce21" table:formula="of:=[Evidence.F7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8]);2014-[Evidence.G748];&quot;&quot;)">
            <text:p/>
          </table:table-cell>
          <table:table-cell table:style-name="ce20"/>
          <table:table-cell table:style-name="ce50" table:formula="of:=((100-[.F761])/100)*[.B7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49]&lt;&gt;&quot;&quot;;CONCATENATE(&quot;(&quot;;[Evidence.A749];&quot;) - &quot;;[Evidence.D749];&quot; - &quot;;[Evidence.E749];&quot;; [&quot;;[Evidence.H749];&quot;]&quot;);&quot;EMPTY&quot;)" office:value-type="string" office:string-value="EMPTY" calcext:value-type="string">
            <text:p>EMPTY</text:p>
          </table:table-cell>
          <table:table-cell table:style-name="ce21" table:formula="of:=[Evidence.F7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49]);2014-[Evidence.G749];&quot;&quot;)">
            <text:p/>
          </table:table-cell>
          <table:table-cell table:style-name="ce20"/>
          <table:table-cell table:style-name="ce50" table:formula="of:=((100-[.F762])/100)*[.B7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0]&lt;&gt;&quot;&quot;;CONCATENATE(&quot;(&quot;;[Evidence.A750];&quot;) - &quot;;[Evidence.D750];&quot; - &quot;;[Evidence.E750];&quot;; [&quot;;[Evidence.H750];&quot;]&quot;);&quot;EMPTY&quot;)" office:value-type="string" office:string-value="EMPTY" calcext:value-type="string">
            <text:p>EMPTY</text:p>
          </table:table-cell>
          <table:table-cell table:style-name="ce21" table:formula="of:=[Evidence.F7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0]);2014-[Evidence.G750];&quot;&quot;)">
            <text:p/>
          </table:table-cell>
          <table:table-cell table:style-name="ce20"/>
          <table:table-cell table:style-name="ce50" table:formula="of:=((100-[.F763])/100)*[.B7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1]&lt;&gt;&quot;&quot;;CONCATENATE(&quot;(&quot;;[Evidence.A751];&quot;) - &quot;;[Evidence.D751];&quot; - &quot;;[Evidence.E751];&quot;; [&quot;;[Evidence.H751];&quot;]&quot;);&quot;EMPTY&quot;)" office:value-type="string" office:string-value="EMPTY" calcext:value-type="string">
            <text:p>EMPTY</text:p>
          </table:table-cell>
          <table:table-cell table:style-name="ce21" table:formula="of:=[Evidence.F7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1]);2014-[Evidence.G751];&quot;&quot;)">
            <text:p/>
          </table:table-cell>
          <table:table-cell table:style-name="ce20"/>
          <table:table-cell table:style-name="ce50" table:formula="of:=((100-[.F764])/100)*[.B7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2]&lt;&gt;&quot;&quot;;CONCATENATE(&quot;(&quot;;[Evidence.A752];&quot;) - &quot;;[Evidence.D752];&quot; - &quot;;[Evidence.E752];&quot;; [&quot;;[Evidence.H752];&quot;]&quot;);&quot;EMPTY&quot;)" office:value-type="string" office:string-value="EMPTY" calcext:value-type="string">
            <text:p>EMPTY</text:p>
          </table:table-cell>
          <table:table-cell table:style-name="ce21" table:formula="of:=[Evidence.F7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2]);2014-[Evidence.G752];&quot;&quot;)">
            <text:p/>
          </table:table-cell>
          <table:table-cell table:style-name="ce20"/>
          <table:table-cell table:style-name="ce50" table:formula="of:=((100-[.F765])/100)*[.B7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3]&lt;&gt;&quot;&quot;;CONCATENATE(&quot;(&quot;;[Evidence.A753];&quot;) - &quot;;[Evidence.D753];&quot; - &quot;;[Evidence.E753];&quot;; [&quot;;[Evidence.H753];&quot;]&quot;);&quot;EMPTY&quot;)" office:value-type="string" office:string-value="EMPTY" calcext:value-type="string">
            <text:p>EMPTY</text:p>
          </table:table-cell>
          <table:table-cell table:style-name="ce21" table:formula="of:=[Evidence.F7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3]);2014-[Evidence.G753];&quot;&quot;)">
            <text:p/>
          </table:table-cell>
          <table:table-cell table:style-name="ce20"/>
          <table:table-cell table:style-name="ce50" table:formula="of:=((100-[.F766])/100)*[.B7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4]&lt;&gt;&quot;&quot;;CONCATENATE(&quot;(&quot;;[Evidence.A754];&quot;) - &quot;;[Evidence.D754];&quot; - &quot;;[Evidence.E754];&quot;; [&quot;;[Evidence.H754];&quot;]&quot;);&quot;EMPTY&quot;)" office:value-type="string" office:string-value="EMPTY" calcext:value-type="string">
            <text:p>EMPTY</text:p>
          </table:table-cell>
          <table:table-cell table:style-name="ce21" table:formula="of:=[Evidence.F7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4]);2014-[Evidence.G754];&quot;&quot;)">
            <text:p/>
          </table:table-cell>
          <table:table-cell table:style-name="ce20"/>
          <table:table-cell table:style-name="ce50" table:formula="of:=((100-[.F767])/100)*[.B7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5]&lt;&gt;&quot;&quot;;CONCATENATE(&quot;(&quot;;[Evidence.A755];&quot;) - &quot;;[Evidence.D755];&quot; - &quot;;[Evidence.E755];&quot;; [&quot;;[Evidence.H755];&quot;]&quot;);&quot;EMPTY&quot;)" office:value-type="string" office:string-value="EMPTY" calcext:value-type="string">
            <text:p>EMPTY</text:p>
          </table:table-cell>
          <table:table-cell table:style-name="ce21" table:formula="of:=[Evidence.F7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5]);2014-[Evidence.G755];&quot;&quot;)">
            <text:p/>
          </table:table-cell>
          <table:table-cell table:style-name="ce20"/>
          <table:table-cell table:style-name="ce50" table:formula="of:=((100-[.F768])/100)*[.B7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6]&lt;&gt;&quot;&quot;;CONCATENATE(&quot;(&quot;;[Evidence.A756];&quot;) - &quot;;[Evidence.D756];&quot; - &quot;;[Evidence.E756];&quot;; [&quot;;[Evidence.H756];&quot;]&quot;);&quot;EMPTY&quot;)" office:value-type="string" office:string-value="EMPTY" calcext:value-type="string">
            <text:p>EMPTY</text:p>
          </table:table-cell>
          <table:table-cell table:style-name="ce21" table:formula="of:=[Evidence.F7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6]);2014-[Evidence.G756];&quot;&quot;)">
            <text:p/>
          </table:table-cell>
          <table:table-cell table:style-name="ce20"/>
          <table:table-cell table:style-name="ce50" table:formula="of:=((100-[.F769])/100)*[.B7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7]&lt;&gt;&quot;&quot;;CONCATENATE(&quot;(&quot;;[Evidence.A757];&quot;) - &quot;;[Evidence.D757];&quot; - &quot;;[Evidence.E757];&quot;; [&quot;;[Evidence.H757];&quot;]&quot;);&quot;EMPTY&quot;)" office:value-type="string" office:string-value="EMPTY" calcext:value-type="string">
            <text:p>EMPTY</text:p>
          </table:table-cell>
          <table:table-cell table:style-name="ce21" table:formula="of:=[Evidence.F7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7]);2014-[Evidence.G757];&quot;&quot;)">
            <text:p/>
          </table:table-cell>
          <table:table-cell table:style-name="ce20"/>
          <table:table-cell table:style-name="ce50" table:formula="of:=((100-[.F770])/100)*[.B7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8]&lt;&gt;&quot;&quot;;CONCATENATE(&quot;(&quot;;[Evidence.A758];&quot;) - &quot;;[Evidence.D758];&quot; - &quot;;[Evidence.E758];&quot;; [&quot;;[Evidence.H758];&quot;]&quot;);&quot;EMPTY&quot;)" office:value-type="string" office:string-value="EMPTY" calcext:value-type="string">
            <text:p>EMPTY</text:p>
          </table:table-cell>
          <table:table-cell table:style-name="ce21" table:formula="of:=[Evidence.F7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8]);2014-[Evidence.G758];&quot;&quot;)">
            <text:p/>
          </table:table-cell>
          <table:table-cell table:style-name="ce20"/>
          <table:table-cell table:style-name="ce50" table:formula="of:=((100-[.F771])/100)*[.B7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59]&lt;&gt;&quot;&quot;;CONCATENATE(&quot;(&quot;;[Evidence.A759];&quot;) - &quot;;[Evidence.D759];&quot; - &quot;;[Evidence.E759];&quot;; [&quot;;[Evidence.H759];&quot;]&quot;);&quot;EMPTY&quot;)" office:value-type="string" office:string-value="EMPTY" calcext:value-type="string">
            <text:p>EMPTY</text:p>
          </table:table-cell>
          <table:table-cell table:style-name="ce21" table:formula="of:=[Evidence.F7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59]);2014-[Evidence.G759];&quot;&quot;)">
            <text:p/>
          </table:table-cell>
          <table:table-cell table:style-name="ce20"/>
          <table:table-cell table:style-name="ce50" table:formula="of:=((100-[.F772])/100)*[.B7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0]&lt;&gt;&quot;&quot;;CONCATENATE(&quot;(&quot;;[Evidence.A760];&quot;) - &quot;;[Evidence.D760];&quot; - &quot;;[Evidence.E760];&quot;; [&quot;;[Evidence.H760];&quot;]&quot;);&quot;EMPTY&quot;)" office:value-type="string" office:string-value="EMPTY" calcext:value-type="string">
            <text:p>EMPTY</text:p>
          </table:table-cell>
          <table:table-cell table:style-name="ce21" table:formula="of:=[Evidence.F7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0]);2014-[Evidence.G760];&quot;&quot;)">
            <text:p/>
          </table:table-cell>
          <table:table-cell table:style-name="ce20"/>
          <table:table-cell table:style-name="ce50" table:formula="of:=((100-[.F773])/100)*[.B7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1]&lt;&gt;&quot;&quot;;CONCATENATE(&quot;(&quot;;[Evidence.A761];&quot;) - &quot;;[Evidence.D761];&quot; - &quot;;[Evidence.E761];&quot;; [&quot;;[Evidence.H761];&quot;]&quot;);&quot;EMPTY&quot;)" office:value-type="string" office:string-value="EMPTY" calcext:value-type="string">
            <text:p>EMPTY</text:p>
          </table:table-cell>
          <table:table-cell table:style-name="ce21" table:formula="of:=[Evidence.F7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1]);2014-[Evidence.G761];&quot;&quot;)">
            <text:p/>
          </table:table-cell>
          <table:table-cell table:style-name="ce20"/>
          <table:table-cell table:style-name="ce50" table:formula="of:=((100-[.F774])/100)*[.B7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2]&lt;&gt;&quot;&quot;;CONCATENATE(&quot;(&quot;;[Evidence.A762];&quot;) - &quot;;[Evidence.D762];&quot; - &quot;;[Evidence.E762];&quot;; [&quot;;[Evidence.H762];&quot;]&quot;);&quot;EMPTY&quot;)" office:value-type="string" office:string-value="EMPTY" calcext:value-type="string">
            <text:p>EMPTY</text:p>
          </table:table-cell>
          <table:table-cell table:style-name="ce21" table:formula="of:=[Evidence.F7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2]);2014-[Evidence.G762];&quot;&quot;)">
            <text:p/>
          </table:table-cell>
          <table:table-cell table:style-name="ce20"/>
          <table:table-cell table:style-name="ce50" table:formula="of:=((100-[.F775])/100)*[.B7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3]&lt;&gt;&quot;&quot;;CONCATENATE(&quot;(&quot;;[Evidence.A763];&quot;) - &quot;;[Evidence.D763];&quot; - &quot;;[Evidence.E763];&quot;; [&quot;;[Evidence.H763];&quot;]&quot;);&quot;EMPTY&quot;)" office:value-type="string" office:string-value="EMPTY" calcext:value-type="string">
            <text:p>EMPTY</text:p>
          </table:table-cell>
          <table:table-cell table:style-name="ce21" table:formula="of:=[Evidence.F7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3]);2014-[Evidence.G763];&quot;&quot;)">
            <text:p/>
          </table:table-cell>
          <table:table-cell table:style-name="ce20"/>
          <table:table-cell table:style-name="ce50" table:formula="of:=((100-[.F776])/100)*[.B7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4]&lt;&gt;&quot;&quot;;CONCATENATE(&quot;(&quot;;[Evidence.A764];&quot;) - &quot;;[Evidence.D764];&quot; - &quot;;[Evidence.E764];&quot;; [&quot;;[Evidence.H764];&quot;]&quot;);&quot;EMPTY&quot;)" office:value-type="string" office:string-value="EMPTY" calcext:value-type="string">
            <text:p>EMPTY</text:p>
          </table:table-cell>
          <table:table-cell table:style-name="ce21" table:formula="of:=[Evidence.F7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4]);2014-[Evidence.G764];&quot;&quot;)">
            <text:p/>
          </table:table-cell>
          <table:table-cell table:style-name="ce20"/>
          <table:table-cell table:style-name="ce50" table:formula="of:=((100-[.F777])/100)*[.B7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5]&lt;&gt;&quot;&quot;;CONCATENATE(&quot;(&quot;;[Evidence.A765];&quot;) - &quot;;[Evidence.D765];&quot; - &quot;;[Evidence.E765];&quot;; [&quot;;[Evidence.H765];&quot;]&quot;);&quot;EMPTY&quot;)" office:value-type="string" office:string-value="EMPTY" calcext:value-type="string">
            <text:p>EMPTY</text:p>
          </table:table-cell>
          <table:table-cell table:style-name="ce21" table:formula="of:=[Evidence.F7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5]);2014-[Evidence.G765];&quot;&quot;)">
            <text:p/>
          </table:table-cell>
          <table:table-cell table:style-name="ce20"/>
          <table:table-cell table:style-name="ce50" table:formula="of:=((100-[.F778])/100)*[.B7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6]&lt;&gt;&quot;&quot;;CONCATENATE(&quot;(&quot;;[Evidence.A766];&quot;) - &quot;;[Evidence.D766];&quot; - &quot;;[Evidence.E766];&quot;; [&quot;;[Evidence.H766];&quot;]&quot;);&quot;EMPTY&quot;)" office:value-type="string" office:string-value="EMPTY" calcext:value-type="string">
            <text:p>EMPTY</text:p>
          </table:table-cell>
          <table:table-cell table:style-name="ce21" table:formula="of:=[Evidence.F7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6]);2014-[Evidence.G766];&quot;&quot;)">
            <text:p/>
          </table:table-cell>
          <table:table-cell table:style-name="ce20"/>
          <table:table-cell table:style-name="ce50" table:formula="of:=((100-[.F779])/100)*[.B7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7]&lt;&gt;&quot;&quot;;CONCATENATE(&quot;(&quot;;[Evidence.A767];&quot;) - &quot;;[Evidence.D767];&quot; - &quot;;[Evidence.E767];&quot;; [&quot;;[Evidence.H767];&quot;]&quot;);&quot;EMPTY&quot;)" office:value-type="string" office:string-value="EMPTY" calcext:value-type="string">
            <text:p>EMPTY</text:p>
          </table:table-cell>
          <table:table-cell table:style-name="ce21" table:formula="of:=[Evidence.F7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7]);2014-[Evidence.G767];&quot;&quot;)">
            <text:p/>
          </table:table-cell>
          <table:table-cell table:style-name="ce20"/>
          <table:table-cell table:style-name="ce50" table:formula="of:=((100-[.F780])/100)*[.B7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8]&lt;&gt;&quot;&quot;;CONCATENATE(&quot;(&quot;;[Evidence.A768];&quot;) - &quot;;[Evidence.D768];&quot; - &quot;;[Evidence.E768];&quot;; [&quot;;[Evidence.H768];&quot;]&quot;);&quot;EMPTY&quot;)" office:value-type="string" office:string-value="EMPTY" calcext:value-type="string">
            <text:p>EMPTY</text:p>
          </table:table-cell>
          <table:table-cell table:style-name="ce21" table:formula="of:=[Evidence.F7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8]);2014-[Evidence.G768];&quot;&quot;)">
            <text:p/>
          </table:table-cell>
          <table:table-cell table:style-name="ce20"/>
          <table:table-cell table:style-name="ce50" table:formula="of:=((100-[.F781])/100)*[.B7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69]&lt;&gt;&quot;&quot;;CONCATENATE(&quot;(&quot;;[Evidence.A769];&quot;) - &quot;;[Evidence.D769];&quot; - &quot;;[Evidence.E769];&quot;; [&quot;;[Evidence.H769];&quot;]&quot;);&quot;EMPTY&quot;)" office:value-type="string" office:string-value="EMPTY" calcext:value-type="string">
            <text:p>EMPTY</text:p>
          </table:table-cell>
          <table:table-cell table:style-name="ce21" table:formula="of:=[Evidence.F7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69]);2014-[Evidence.G769];&quot;&quot;)">
            <text:p/>
          </table:table-cell>
          <table:table-cell table:style-name="ce20"/>
          <table:table-cell table:style-name="ce50" table:formula="of:=((100-[.F782])/100)*[.B7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0]&lt;&gt;&quot;&quot;;CONCATENATE(&quot;(&quot;;[Evidence.A770];&quot;) - &quot;;[Evidence.D770];&quot; - &quot;;[Evidence.E770];&quot;; [&quot;;[Evidence.H770];&quot;]&quot;);&quot;EMPTY&quot;)" office:value-type="string" office:string-value="EMPTY" calcext:value-type="string">
            <text:p>EMPTY</text:p>
          </table:table-cell>
          <table:table-cell table:style-name="ce21" table:formula="of:=[Evidence.F7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0]);2014-[Evidence.G770];&quot;&quot;)">
            <text:p/>
          </table:table-cell>
          <table:table-cell table:style-name="ce20"/>
          <table:table-cell table:style-name="ce50" table:formula="of:=((100-[.F783])/100)*[.B7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1]&lt;&gt;&quot;&quot;;CONCATENATE(&quot;(&quot;;[Evidence.A771];&quot;) - &quot;;[Evidence.D771];&quot; - &quot;;[Evidence.E771];&quot;; [&quot;;[Evidence.H771];&quot;]&quot;);&quot;EMPTY&quot;)" office:value-type="string" office:string-value="EMPTY" calcext:value-type="string">
            <text:p>EMPTY</text:p>
          </table:table-cell>
          <table:table-cell table:style-name="ce21" table:formula="of:=[Evidence.F7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1]);2014-[Evidence.G771];&quot;&quot;)">
            <text:p/>
          </table:table-cell>
          <table:table-cell table:style-name="ce20"/>
          <table:table-cell table:style-name="ce50" table:formula="of:=((100-[.F784])/100)*[.B7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2]&lt;&gt;&quot;&quot;;CONCATENATE(&quot;(&quot;;[Evidence.A772];&quot;) - &quot;;[Evidence.D772];&quot; - &quot;;[Evidence.E772];&quot;; [&quot;;[Evidence.H772];&quot;]&quot;);&quot;EMPTY&quot;)" office:value-type="string" office:string-value="EMPTY" calcext:value-type="string">
            <text:p>EMPTY</text:p>
          </table:table-cell>
          <table:table-cell table:style-name="ce21" table:formula="of:=[Evidence.F7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2]);2014-[Evidence.G772];&quot;&quot;)">
            <text:p/>
          </table:table-cell>
          <table:table-cell table:style-name="ce20"/>
          <table:table-cell table:style-name="ce50" table:formula="of:=((100-[.F785])/100)*[.B7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3]&lt;&gt;&quot;&quot;;CONCATENATE(&quot;(&quot;;[Evidence.A773];&quot;) - &quot;;[Evidence.D773];&quot; - &quot;;[Evidence.E773];&quot;; [&quot;;[Evidence.H773];&quot;]&quot;);&quot;EMPTY&quot;)" office:value-type="string" office:string-value="EMPTY" calcext:value-type="string">
            <text:p>EMPTY</text:p>
          </table:table-cell>
          <table:table-cell table:style-name="ce21" table:formula="of:=[Evidence.F7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3]);2014-[Evidence.G773];&quot;&quot;)">
            <text:p/>
          </table:table-cell>
          <table:table-cell table:style-name="ce20"/>
          <table:table-cell table:style-name="ce50" table:formula="of:=((100-[.F786])/100)*[.B7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4]&lt;&gt;&quot;&quot;;CONCATENATE(&quot;(&quot;;[Evidence.A774];&quot;) - &quot;;[Evidence.D774];&quot; - &quot;;[Evidence.E774];&quot;; [&quot;;[Evidence.H774];&quot;]&quot;);&quot;EMPTY&quot;)" office:value-type="string" office:string-value="EMPTY" calcext:value-type="string">
            <text:p>EMPTY</text:p>
          </table:table-cell>
          <table:table-cell table:style-name="ce21" table:formula="of:=[Evidence.F7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4]);2014-[Evidence.G774];&quot;&quot;)">
            <text:p/>
          </table:table-cell>
          <table:table-cell table:style-name="ce20"/>
          <table:table-cell table:style-name="ce50" table:formula="of:=((100-[.F787])/100)*[.B7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5]&lt;&gt;&quot;&quot;;CONCATENATE(&quot;(&quot;;[Evidence.A775];&quot;) - &quot;;[Evidence.D775];&quot; - &quot;;[Evidence.E775];&quot;; [&quot;;[Evidence.H775];&quot;]&quot;);&quot;EMPTY&quot;)" office:value-type="string" office:string-value="EMPTY" calcext:value-type="string">
            <text:p>EMPTY</text:p>
          </table:table-cell>
          <table:table-cell table:style-name="ce21" table:formula="of:=[Evidence.F7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5]);2014-[Evidence.G775];&quot;&quot;)">
            <text:p/>
          </table:table-cell>
          <table:table-cell table:style-name="ce20"/>
          <table:table-cell table:style-name="ce50" table:formula="of:=((100-[.F788])/100)*[.B7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6]&lt;&gt;&quot;&quot;;CONCATENATE(&quot;(&quot;;[Evidence.A776];&quot;) - &quot;;[Evidence.D776];&quot; - &quot;;[Evidence.E776];&quot;; [&quot;;[Evidence.H776];&quot;]&quot;);&quot;EMPTY&quot;)" office:value-type="string" office:string-value="EMPTY" calcext:value-type="string">
            <text:p>EMPTY</text:p>
          </table:table-cell>
          <table:table-cell table:style-name="ce21" table:formula="of:=[Evidence.F7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6]);2014-[Evidence.G776];&quot;&quot;)">
            <text:p/>
          </table:table-cell>
          <table:table-cell table:style-name="ce20"/>
          <table:table-cell table:style-name="ce50" table:formula="of:=((100-[.F789])/100)*[.B7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7]&lt;&gt;&quot;&quot;;CONCATENATE(&quot;(&quot;;[Evidence.A777];&quot;) - &quot;;[Evidence.D777];&quot; - &quot;;[Evidence.E777];&quot;; [&quot;;[Evidence.H777];&quot;]&quot;);&quot;EMPTY&quot;)" office:value-type="string" office:string-value="EMPTY" calcext:value-type="string">
            <text:p>EMPTY</text:p>
          </table:table-cell>
          <table:table-cell table:style-name="ce21" table:formula="of:=[Evidence.F7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7]);2014-[Evidence.G777];&quot;&quot;)">
            <text:p/>
          </table:table-cell>
          <table:table-cell table:style-name="ce20"/>
          <table:table-cell table:style-name="ce50" table:formula="of:=((100-[.F790])/100)*[.B7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8]&lt;&gt;&quot;&quot;;CONCATENATE(&quot;(&quot;;[Evidence.A778];&quot;) - &quot;;[Evidence.D778];&quot; - &quot;;[Evidence.E778];&quot;; [&quot;;[Evidence.H778];&quot;]&quot;);&quot;EMPTY&quot;)" office:value-type="string" office:string-value="EMPTY" calcext:value-type="string">
            <text:p>EMPTY</text:p>
          </table:table-cell>
          <table:table-cell table:style-name="ce21" table:formula="of:=[Evidence.F7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8]);2014-[Evidence.G778];&quot;&quot;)">
            <text:p/>
          </table:table-cell>
          <table:table-cell table:style-name="ce20"/>
          <table:table-cell table:style-name="ce50" table:formula="of:=((100-[.F791])/100)*[.B7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79]&lt;&gt;&quot;&quot;;CONCATENATE(&quot;(&quot;;[Evidence.A779];&quot;) - &quot;;[Evidence.D779];&quot; - &quot;;[Evidence.E779];&quot;; [&quot;;[Evidence.H779];&quot;]&quot;);&quot;EMPTY&quot;)" office:value-type="string" office:string-value="EMPTY" calcext:value-type="string">
            <text:p>EMPTY</text:p>
          </table:table-cell>
          <table:table-cell table:style-name="ce21" table:formula="of:=[Evidence.F7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79]);2014-[Evidence.G779];&quot;&quot;)">
            <text:p/>
          </table:table-cell>
          <table:table-cell table:style-name="ce20"/>
          <table:table-cell table:style-name="ce50" table:formula="of:=((100-[.F792])/100)*[.B7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0]&lt;&gt;&quot;&quot;;CONCATENATE(&quot;(&quot;;[Evidence.A780];&quot;) - &quot;;[Evidence.D780];&quot; - &quot;;[Evidence.E780];&quot;; [&quot;;[Evidence.H780];&quot;]&quot;);&quot;EMPTY&quot;)" office:value-type="string" office:string-value="EMPTY" calcext:value-type="string">
            <text:p>EMPTY</text:p>
          </table:table-cell>
          <table:table-cell table:style-name="ce21" table:formula="of:=[Evidence.F7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0]);2014-[Evidence.G780];&quot;&quot;)">
            <text:p/>
          </table:table-cell>
          <table:table-cell table:style-name="ce20"/>
          <table:table-cell table:style-name="ce50" table:formula="of:=((100-[.F793])/100)*[.B7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1]&lt;&gt;&quot;&quot;;CONCATENATE(&quot;(&quot;;[Evidence.A781];&quot;) - &quot;;[Evidence.D781];&quot; - &quot;;[Evidence.E781];&quot;; [&quot;;[Evidence.H781];&quot;]&quot;);&quot;EMPTY&quot;)" office:value-type="string" office:string-value="EMPTY" calcext:value-type="string">
            <text:p>EMPTY</text:p>
          </table:table-cell>
          <table:table-cell table:style-name="ce21" table:formula="of:=[Evidence.F7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1]);2014-[Evidence.G781];&quot;&quot;)">
            <text:p/>
          </table:table-cell>
          <table:table-cell table:style-name="ce20"/>
          <table:table-cell table:style-name="ce50" table:formula="of:=((100-[.F794])/100)*[.B7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2]&lt;&gt;&quot;&quot;;CONCATENATE(&quot;(&quot;;[Evidence.A782];&quot;) - &quot;;[Evidence.D782];&quot; - &quot;;[Evidence.E782];&quot;; [&quot;;[Evidence.H782];&quot;]&quot;);&quot;EMPTY&quot;)" office:value-type="string" office:string-value="EMPTY" calcext:value-type="string">
            <text:p>EMPTY</text:p>
          </table:table-cell>
          <table:table-cell table:style-name="ce21" table:formula="of:=[Evidence.F7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2]);2014-[Evidence.G782];&quot;&quot;)">
            <text:p/>
          </table:table-cell>
          <table:table-cell table:style-name="ce20"/>
          <table:table-cell table:style-name="ce50" table:formula="of:=((100-[.F795])/100)*[.B7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3]&lt;&gt;&quot;&quot;;CONCATENATE(&quot;(&quot;;[Evidence.A783];&quot;) - &quot;;[Evidence.D783];&quot; - &quot;;[Evidence.E783];&quot;; [&quot;;[Evidence.H783];&quot;]&quot;);&quot;EMPTY&quot;)" office:value-type="string" office:string-value="EMPTY" calcext:value-type="string">
            <text:p>EMPTY</text:p>
          </table:table-cell>
          <table:table-cell table:style-name="ce21" table:formula="of:=[Evidence.F7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3]);2014-[Evidence.G783];&quot;&quot;)">
            <text:p/>
          </table:table-cell>
          <table:table-cell table:style-name="ce20"/>
          <table:table-cell table:style-name="ce50" table:formula="of:=((100-[.F796])/100)*[.B7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4]&lt;&gt;&quot;&quot;;CONCATENATE(&quot;(&quot;;[Evidence.A784];&quot;) - &quot;;[Evidence.D784];&quot; - &quot;;[Evidence.E784];&quot;; [&quot;;[Evidence.H784];&quot;]&quot;);&quot;EMPTY&quot;)" office:value-type="string" office:string-value="EMPTY" calcext:value-type="string">
            <text:p>EMPTY</text:p>
          </table:table-cell>
          <table:table-cell table:style-name="ce21" table:formula="of:=[Evidence.F7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4]);2014-[Evidence.G784];&quot;&quot;)">
            <text:p/>
          </table:table-cell>
          <table:table-cell table:style-name="ce20"/>
          <table:table-cell table:style-name="ce50" table:formula="of:=((100-[.F797])/100)*[.B7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5]&lt;&gt;&quot;&quot;;CONCATENATE(&quot;(&quot;;[Evidence.A785];&quot;) - &quot;;[Evidence.D785];&quot; - &quot;;[Evidence.E785];&quot;; [&quot;;[Evidence.H785];&quot;]&quot;);&quot;EMPTY&quot;)" office:value-type="string" office:string-value="EMPTY" calcext:value-type="string">
            <text:p>EMPTY</text:p>
          </table:table-cell>
          <table:table-cell table:style-name="ce21" table:formula="of:=[Evidence.F7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5]);2014-[Evidence.G785];&quot;&quot;)">
            <text:p/>
          </table:table-cell>
          <table:table-cell table:style-name="ce20"/>
          <table:table-cell table:style-name="ce50" table:formula="of:=((100-[.F798])/100)*[.B7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6]&lt;&gt;&quot;&quot;;CONCATENATE(&quot;(&quot;;[Evidence.A786];&quot;) - &quot;;[Evidence.D786];&quot; - &quot;;[Evidence.E786];&quot;; [&quot;;[Evidence.H786];&quot;]&quot;);&quot;EMPTY&quot;)" office:value-type="string" office:string-value="EMPTY" calcext:value-type="string">
            <text:p>EMPTY</text:p>
          </table:table-cell>
          <table:table-cell table:style-name="ce21" table:formula="of:=[Evidence.F7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6]);2014-[Evidence.G786];&quot;&quot;)">
            <text:p/>
          </table:table-cell>
          <table:table-cell table:style-name="ce20"/>
          <table:table-cell table:style-name="ce50" table:formula="of:=((100-[.F799])/100)*[.B7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7]&lt;&gt;&quot;&quot;;CONCATENATE(&quot;(&quot;;[Evidence.A787];&quot;) - &quot;;[Evidence.D787];&quot; - &quot;;[Evidence.E787];&quot;; [&quot;;[Evidence.H787];&quot;]&quot;);&quot;EMPTY&quot;)" office:value-type="string" office:string-value="EMPTY" calcext:value-type="string">
            <text:p>EMPTY</text:p>
          </table:table-cell>
          <table:table-cell table:style-name="ce21" table:formula="of:=[Evidence.F7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7]);2014-[Evidence.G787];&quot;&quot;)">
            <text:p/>
          </table:table-cell>
          <table:table-cell table:style-name="ce20"/>
          <table:table-cell table:style-name="ce50" table:formula="of:=((100-[.F800])/100)*[.B8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8]&lt;&gt;&quot;&quot;;CONCATENATE(&quot;(&quot;;[Evidence.A788];&quot;) - &quot;;[Evidence.D788];&quot; - &quot;;[Evidence.E788];&quot;; [&quot;;[Evidence.H788];&quot;]&quot;);&quot;EMPTY&quot;)" office:value-type="string" office:string-value="EMPTY" calcext:value-type="string">
            <text:p>EMPTY</text:p>
          </table:table-cell>
          <table:table-cell table:style-name="ce21" table:formula="of:=[Evidence.F7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8]);2014-[Evidence.G788];&quot;&quot;)">
            <text:p/>
          </table:table-cell>
          <table:table-cell table:style-name="ce20"/>
          <table:table-cell table:style-name="ce50" table:formula="of:=((100-[.F801])/100)*[.B8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89]&lt;&gt;&quot;&quot;;CONCATENATE(&quot;(&quot;;[Evidence.A789];&quot;) - &quot;;[Evidence.D789];&quot; - &quot;;[Evidence.E789];&quot;; [&quot;;[Evidence.H789];&quot;]&quot;);&quot;EMPTY&quot;)" office:value-type="string" office:string-value="EMPTY" calcext:value-type="string">
            <text:p>EMPTY</text:p>
          </table:table-cell>
          <table:table-cell table:style-name="ce21" table:formula="of:=[Evidence.F7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89]);2014-[Evidence.G789];&quot;&quot;)">
            <text:p/>
          </table:table-cell>
          <table:table-cell table:style-name="ce20"/>
          <table:table-cell table:style-name="ce50" table:formula="of:=((100-[.F802])/100)*[.B8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0]&lt;&gt;&quot;&quot;;CONCATENATE(&quot;(&quot;;[Evidence.A790];&quot;) - &quot;;[Evidence.D790];&quot; - &quot;;[Evidence.E790];&quot;; [&quot;;[Evidence.H790];&quot;]&quot;);&quot;EMPTY&quot;)" office:value-type="string" office:string-value="EMPTY" calcext:value-type="string">
            <text:p>EMPTY</text:p>
          </table:table-cell>
          <table:table-cell table:style-name="ce21" table:formula="of:=[Evidence.F7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0]);2014-[Evidence.G790];&quot;&quot;)">
            <text:p/>
          </table:table-cell>
          <table:table-cell table:style-name="ce20"/>
          <table:table-cell table:style-name="ce50" table:formula="of:=((100-[.F803])/100)*[.B8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1]&lt;&gt;&quot;&quot;;CONCATENATE(&quot;(&quot;;[Evidence.A791];&quot;) - &quot;;[Evidence.D791];&quot; - &quot;;[Evidence.E791];&quot;; [&quot;;[Evidence.H791];&quot;]&quot;);&quot;EMPTY&quot;)" office:value-type="string" office:string-value="EMPTY" calcext:value-type="string">
            <text:p>EMPTY</text:p>
          </table:table-cell>
          <table:table-cell table:style-name="ce21" table:formula="of:=[Evidence.F7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1]);2014-[Evidence.G791];&quot;&quot;)">
            <text:p/>
          </table:table-cell>
          <table:table-cell table:style-name="ce20"/>
          <table:table-cell table:style-name="ce50" table:formula="of:=((100-[.F804])/100)*[.B8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2]&lt;&gt;&quot;&quot;;CONCATENATE(&quot;(&quot;;[Evidence.A792];&quot;) - &quot;;[Evidence.D792];&quot; - &quot;;[Evidence.E792];&quot;; [&quot;;[Evidence.H792];&quot;]&quot;);&quot;EMPTY&quot;)" office:value-type="string" office:string-value="EMPTY" calcext:value-type="string">
            <text:p>EMPTY</text:p>
          </table:table-cell>
          <table:table-cell table:style-name="ce21" table:formula="of:=[Evidence.F7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2]);2014-[Evidence.G792];&quot;&quot;)">
            <text:p/>
          </table:table-cell>
          <table:table-cell table:style-name="ce20"/>
          <table:table-cell table:style-name="ce50" table:formula="of:=((100-[.F805])/100)*[.B8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3]&lt;&gt;&quot;&quot;;CONCATENATE(&quot;(&quot;;[Evidence.A793];&quot;) - &quot;;[Evidence.D793];&quot; - &quot;;[Evidence.E793];&quot;; [&quot;;[Evidence.H793];&quot;]&quot;);&quot;EMPTY&quot;)" office:value-type="string" office:string-value="EMPTY" calcext:value-type="string">
            <text:p>EMPTY</text:p>
          </table:table-cell>
          <table:table-cell table:style-name="ce21" table:formula="of:=[Evidence.F7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3]);2014-[Evidence.G793];&quot;&quot;)">
            <text:p/>
          </table:table-cell>
          <table:table-cell table:style-name="ce20"/>
          <table:table-cell table:style-name="ce50" table:formula="of:=((100-[.F806])/100)*[.B8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4]&lt;&gt;&quot;&quot;;CONCATENATE(&quot;(&quot;;[Evidence.A794];&quot;) - &quot;;[Evidence.D794];&quot; - &quot;;[Evidence.E794];&quot;; [&quot;;[Evidence.H794];&quot;]&quot;);&quot;EMPTY&quot;)" office:value-type="string" office:string-value="EMPTY" calcext:value-type="string">
            <text:p>EMPTY</text:p>
          </table:table-cell>
          <table:table-cell table:style-name="ce21" table:formula="of:=[Evidence.F7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4]);2014-[Evidence.G794];&quot;&quot;)">
            <text:p/>
          </table:table-cell>
          <table:table-cell table:style-name="ce20"/>
          <table:table-cell table:style-name="ce50" table:formula="of:=((100-[.F807])/100)*[.B8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5]&lt;&gt;&quot;&quot;;CONCATENATE(&quot;(&quot;;[Evidence.A795];&quot;) - &quot;;[Evidence.D795];&quot; - &quot;;[Evidence.E795];&quot;; [&quot;;[Evidence.H795];&quot;]&quot;);&quot;EMPTY&quot;)" office:value-type="string" office:string-value="EMPTY" calcext:value-type="string">
            <text:p>EMPTY</text:p>
          </table:table-cell>
          <table:table-cell table:style-name="ce21" table:formula="of:=[Evidence.F7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5]);2014-[Evidence.G795];&quot;&quot;)">
            <text:p/>
          </table:table-cell>
          <table:table-cell table:style-name="ce20"/>
          <table:table-cell table:style-name="ce50" table:formula="of:=((100-[.F808])/100)*[.B8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6]&lt;&gt;&quot;&quot;;CONCATENATE(&quot;(&quot;;[Evidence.A796];&quot;) - &quot;;[Evidence.D796];&quot; - &quot;;[Evidence.E796];&quot;; [&quot;;[Evidence.H796];&quot;]&quot;);&quot;EMPTY&quot;)" office:value-type="string" office:string-value="EMPTY" calcext:value-type="string">
            <text:p>EMPTY</text:p>
          </table:table-cell>
          <table:table-cell table:style-name="ce21" table:formula="of:=[Evidence.F7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6]);2014-[Evidence.G796];&quot;&quot;)">
            <text:p/>
          </table:table-cell>
          <table:table-cell table:style-name="ce20"/>
          <table:table-cell table:style-name="ce50" table:formula="of:=((100-[.F809])/100)*[.B8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7]&lt;&gt;&quot;&quot;;CONCATENATE(&quot;(&quot;;[Evidence.A797];&quot;) - &quot;;[Evidence.D797];&quot; - &quot;;[Evidence.E797];&quot;; [&quot;;[Evidence.H797];&quot;]&quot;);&quot;EMPTY&quot;)" office:value-type="string" office:string-value="EMPTY" calcext:value-type="string">
            <text:p>EMPTY</text:p>
          </table:table-cell>
          <table:table-cell table:style-name="ce21" table:formula="of:=[Evidence.F7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7]);2014-[Evidence.G797];&quot;&quot;)">
            <text:p/>
          </table:table-cell>
          <table:table-cell table:style-name="ce20"/>
          <table:table-cell table:style-name="ce50" table:formula="of:=((100-[.F810])/100)*[.B8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8]&lt;&gt;&quot;&quot;;CONCATENATE(&quot;(&quot;;[Evidence.A798];&quot;) - &quot;;[Evidence.D798];&quot; - &quot;;[Evidence.E798];&quot;; [&quot;;[Evidence.H798];&quot;]&quot;);&quot;EMPTY&quot;)" office:value-type="string" office:string-value="EMPTY" calcext:value-type="string">
            <text:p>EMPTY</text:p>
          </table:table-cell>
          <table:table-cell table:style-name="ce21" table:formula="of:=[Evidence.F7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8]);2014-[Evidence.G798];&quot;&quot;)">
            <text:p/>
          </table:table-cell>
          <table:table-cell table:style-name="ce20"/>
          <table:table-cell table:style-name="ce50" table:formula="of:=((100-[.F811])/100)*[.B8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799]&lt;&gt;&quot;&quot;;CONCATENATE(&quot;(&quot;;[Evidence.A799];&quot;) - &quot;;[Evidence.D799];&quot; - &quot;;[Evidence.E799];&quot;; [&quot;;[Evidence.H799];&quot;]&quot;);&quot;EMPTY&quot;)" office:value-type="string" office:string-value="EMPTY" calcext:value-type="string">
            <text:p>EMPTY</text:p>
          </table:table-cell>
          <table:table-cell table:style-name="ce21" table:formula="of:=[Evidence.F7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799]);2014-[Evidence.G799];&quot;&quot;)">
            <text:p/>
          </table:table-cell>
          <table:table-cell table:style-name="ce20"/>
          <table:table-cell table:style-name="ce50" table:formula="of:=((100-[.F812])/100)*[.B8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0]&lt;&gt;&quot;&quot;;CONCATENATE(&quot;(&quot;;[Evidence.A800];&quot;) - &quot;;[Evidence.D800];&quot; - &quot;;[Evidence.E800];&quot;; [&quot;;[Evidence.H800];&quot;]&quot;);&quot;EMPTY&quot;)" office:value-type="string" office:string-value="EMPTY" calcext:value-type="string">
            <text:p>EMPTY</text:p>
          </table:table-cell>
          <table:table-cell table:style-name="ce21" table:formula="of:=[Evidence.F8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0]);2014-[Evidence.G800];&quot;&quot;)">
            <text:p/>
          </table:table-cell>
          <table:table-cell table:style-name="ce20"/>
          <table:table-cell table:style-name="ce50" table:formula="of:=((100-[.F813])/100)*[.B8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1]&lt;&gt;&quot;&quot;;CONCATENATE(&quot;(&quot;;[Evidence.A801];&quot;) - &quot;;[Evidence.D801];&quot; - &quot;;[Evidence.E801];&quot;; [&quot;;[Evidence.H801];&quot;]&quot;);&quot;EMPTY&quot;)" office:value-type="string" office:string-value="EMPTY" calcext:value-type="string">
            <text:p>EMPTY</text:p>
          </table:table-cell>
          <table:table-cell table:style-name="ce21" table:formula="of:=[Evidence.F8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1]);2014-[Evidence.G801];&quot;&quot;)">
            <text:p/>
          </table:table-cell>
          <table:table-cell table:style-name="ce20"/>
          <table:table-cell table:style-name="ce50" table:formula="of:=((100-[.F814])/100)*[.B8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2]&lt;&gt;&quot;&quot;;CONCATENATE(&quot;(&quot;;[Evidence.A802];&quot;) - &quot;;[Evidence.D802];&quot; - &quot;;[Evidence.E802];&quot;; [&quot;;[Evidence.H802];&quot;]&quot;);&quot;EMPTY&quot;)" office:value-type="string" office:string-value="EMPTY" calcext:value-type="string">
            <text:p>EMPTY</text:p>
          </table:table-cell>
          <table:table-cell table:style-name="ce21" table:formula="of:=[Evidence.F8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2]);2014-[Evidence.G802];&quot;&quot;)">
            <text:p/>
          </table:table-cell>
          <table:table-cell table:style-name="ce20"/>
          <table:table-cell table:style-name="ce50" table:formula="of:=((100-[.F815])/100)*[.B8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3]&lt;&gt;&quot;&quot;;CONCATENATE(&quot;(&quot;;[Evidence.A803];&quot;) - &quot;;[Evidence.D803];&quot; - &quot;;[Evidence.E803];&quot;; [&quot;;[Evidence.H803];&quot;]&quot;);&quot;EMPTY&quot;)" office:value-type="string" office:string-value="EMPTY" calcext:value-type="string">
            <text:p>EMPTY</text:p>
          </table:table-cell>
          <table:table-cell table:style-name="ce21" table:formula="of:=[Evidence.F8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3]);2014-[Evidence.G803];&quot;&quot;)">
            <text:p/>
          </table:table-cell>
          <table:table-cell table:style-name="ce20"/>
          <table:table-cell table:style-name="ce50" table:formula="of:=((100-[.F816])/100)*[.B8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4]&lt;&gt;&quot;&quot;;CONCATENATE(&quot;(&quot;;[Evidence.A804];&quot;) - &quot;;[Evidence.D804];&quot; - &quot;;[Evidence.E804];&quot;; [&quot;;[Evidence.H804];&quot;]&quot;);&quot;EMPTY&quot;)" office:value-type="string" office:string-value="EMPTY" calcext:value-type="string">
            <text:p>EMPTY</text:p>
          </table:table-cell>
          <table:table-cell table:style-name="ce21" table:formula="of:=[Evidence.F80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4]);2014-[Evidence.G804];&quot;&quot;)">
            <text:p/>
          </table:table-cell>
          <table:table-cell table:style-name="ce20"/>
          <table:table-cell table:style-name="ce50" table:formula="of:=((100-[.F817])/100)*[.B8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5]&lt;&gt;&quot;&quot;;CONCATENATE(&quot;(&quot;;[Evidence.A805];&quot;) - &quot;;[Evidence.D805];&quot; - &quot;;[Evidence.E805];&quot;; [&quot;;[Evidence.H805];&quot;]&quot;);&quot;EMPTY&quot;)" office:value-type="string" office:string-value="EMPTY" calcext:value-type="string">
            <text:p>EMPTY</text:p>
          </table:table-cell>
          <table:table-cell table:style-name="ce21" table:formula="of:=[Evidence.F8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5]);2014-[Evidence.G805];&quot;&quot;)">
            <text:p/>
          </table:table-cell>
          <table:table-cell table:style-name="ce20"/>
          <table:table-cell table:style-name="ce50" table:formula="of:=((100-[.F818])/100)*[.B8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6]&lt;&gt;&quot;&quot;;CONCATENATE(&quot;(&quot;;[Evidence.A806];&quot;) - &quot;;[Evidence.D806];&quot; - &quot;;[Evidence.E806];&quot;; [&quot;;[Evidence.H806];&quot;]&quot;);&quot;EMPTY&quot;)" office:value-type="string" office:string-value="EMPTY" calcext:value-type="string">
            <text:p>EMPTY</text:p>
          </table:table-cell>
          <table:table-cell table:style-name="ce21" table:formula="of:=[Evidence.F80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6]);2014-[Evidence.G806];&quot;&quot;)">
            <text:p/>
          </table:table-cell>
          <table:table-cell table:style-name="ce20"/>
          <table:table-cell table:style-name="ce50" table:formula="of:=((100-[.F819])/100)*[.B8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7]&lt;&gt;&quot;&quot;;CONCATENATE(&quot;(&quot;;[Evidence.A807];&quot;) - &quot;;[Evidence.D807];&quot; - &quot;;[Evidence.E807];&quot;; [&quot;;[Evidence.H807];&quot;]&quot;);&quot;EMPTY&quot;)" office:value-type="string" office:string-value="EMPTY" calcext:value-type="string">
            <text:p>EMPTY</text:p>
          </table:table-cell>
          <table:table-cell table:style-name="ce21" table:formula="of:=[Evidence.F8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7]);2014-[Evidence.G807];&quot;&quot;)">
            <text:p/>
          </table:table-cell>
          <table:table-cell table:style-name="ce20"/>
          <table:table-cell table:style-name="ce50" table:formula="of:=((100-[.F820])/100)*[.B8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8]&lt;&gt;&quot;&quot;;CONCATENATE(&quot;(&quot;;[Evidence.A808];&quot;) - &quot;;[Evidence.D808];&quot; - &quot;;[Evidence.E808];&quot;; [&quot;;[Evidence.H808];&quot;]&quot;);&quot;EMPTY&quot;)" office:value-type="string" office:string-value="EMPTY" calcext:value-type="string">
            <text:p>EMPTY</text:p>
          </table:table-cell>
          <table:table-cell table:style-name="ce21" table:formula="of:=[Evidence.F8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8]);2014-[Evidence.G808];&quot;&quot;)">
            <text:p/>
          </table:table-cell>
          <table:table-cell table:style-name="ce20"/>
          <table:table-cell table:style-name="ce50" table:formula="of:=((100-[.F821])/100)*[.B8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09]&lt;&gt;&quot;&quot;;CONCATENATE(&quot;(&quot;;[Evidence.A809];&quot;) - &quot;;[Evidence.D809];&quot; - &quot;;[Evidence.E809];&quot;; [&quot;;[Evidence.H809];&quot;]&quot;);&quot;EMPTY&quot;)" office:value-type="string" office:string-value="EMPTY" calcext:value-type="string">
            <text:p>EMPTY</text:p>
          </table:table-cell>
          <table:table-cell table:style-name="ce21" table:formula="of:=[Evidence.F8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09]);2014-[Evidence.G809];&quot;&quot;)">
            <text:p/>
          </table:table-cell>
          <table:table-cell table:style-name="ce20"/>
          <table:table-cell table:style-name="ce50" table:formula="of:=((100-[.F822])/100)*[.B8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0]&lt;&gt;&quot;&quot;;CONCATENATE(&quot;(&quot;;[Evidence.A810];&quot;) - &quot;;[Evidence.D810];&quot; - &quot;;[Evidence.E810];&quot;; [&quot;;[Evidence.H810];&quot;]&quot;);&quot;EMPTY&quot;)" office:value-type="string" office:string-value="EMPTY" calcext:value-type="string">
            <text:p>EMPTY</text:p>
          </table:table-cell>
          <table:table-cell table:style-name="ce21" table:formula="of:=[Evidence.F8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0]);2014-[Evidence.G810];&quot;&quot;)">
            <text:p/>
          </table:table-cell>
          <table:table-cell table:style-name="ce20"/>
          <table:table-cell table:style-name="ce50" table:formula="of:=((100-[.F823])/100)*[.B8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1]&lt;&gt;&quot;&quot;;CONCATENATE(&quot;(&quot;;[Evidence.A811];&quot;) - &quot;;[Evidence.D811];&quot; - &quot;;[Evidence.E811];&quot;; [&quot;;[Evidence.H811];&quot;]&quot;);&quot;EMPTY&quot;)" office:value-type="string" office:string-value="EMPTY" calcext:value-type="string">
            <text:p>EMPTY</text:p>
          </table:table-cell>
          <table:table-cell table:style-name="ce21" table:formula="of:=[Evidence.F8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1]);2014-[Evidence.G811];&quot;&quot;)">
            <text:p/>
          </table:table-cell>
          <table:table-cell table:style-name="ce20"/>
          <table:table-cell table:style-name="ce50" table:formula="of:=((100-[.F824])/100)*[.B8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2]&lt;&gt;&quot;&quot;;CONCATENATE(&quot;(&quot;;[Evidence.A812];&quot;) - &quot;;[Evidence.D812];&quot; - &quot;;[Evidence.E812];&quot;; [&quot;;[Evidence.H812];&quot;]&quot;);&quot;EMPTY&quot;)" office:value-type="string" office:string-value="EMPTY" calcext:value-type="string">
            <text:p>EMPTY</text:p>
          </table:table-cell>
          <table:table-cell table:style-name="ce21" table:formula="of:=[Evidence.F8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2]);2014-[Evidence.G812];&quot;&quot;)">
            <text:p/>
          </table:table-cell>
          <table:table-cell table:style-name="ce20"/>
          <table:table-cell table:style-name="ce50" table:formula="of:=((100-[.F825])/100)*[.B8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3]&lt;&gt;&quot;&quot;;CONCATENATE(&quot;(&quot;;[Evidence.A813];&quot;) - &quot;;[Evidence.D813];&quot; - &quot;;[Evidence.E813];&quot;; [&quot;;[Evidence.H813];&quot;]&quot;);&quot;EMPTY&quot;)" office:value-type="string" office:string-value="EMPTY" calcext:value-type="string">
            <text:p>EMPTY</text:p>
          </table:table-cell>
          <table:table-cell table:style-name="ce21" table:formula="of:=[Evidence.F8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3]);2014-[Evidence.G813];&quot;&quot;)">
            <text:p/>
          </table:table-cell>
          <table:table-cell table:style-name="ce20"/>
          <table:table-cell table:style-name="ce50" table:formula="of:=((100-[.F826])/100)*[.B8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4]&lt;&gt;&quot;&quot;;CONCATENATE(&quot;(&quot;;[Evidence.A814];&quot;) - &quot;;[Evidence.D814];&quot; - &quot;;[Evidence.E814];&quot;; [&quot;;[Evidence.H814];&quot;]&quot;);&quot;EMPTY&quot;)" office:value-type="string" office:string-value="EMPTY" calcext:value-type="string">
            <text:p>EMPTY</text:p>
          </table:table-cell>
          <table:table-cell table:style-name="ce21" table:formula="of:=[Evidence.F8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4]);2014-[Evidence.G814];&quot;&quot;)">
            <text:p/>
          </table:table-cell>
          <table:table-cell table:style-name="ce20"/>
          <table:table-cell table:style-name="ce50" table:formula="of:=((100-[.F827])/100)*[.B8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5]&lt;&gt;&quot;&quot;;CONCATENATE(&quot;(&quot;;[Evidence.A815];&quot;) - &quot;;[Evidence.D815];&quot; - &quot;;[Evidence.E815];&quot;; [&quot;;[Evidence.H815];&quot;]&quot;);&quot;EMPTY&quot;)" office:value-type="string" office:string-value="EMPTY" calcext:value-type="string">
            <text:p>EMPTY</text:p>
          </table:table-cell>
          <table:table-cell table:style-name="ce21" table:formula="of:=[Evidence.F8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5]);2014-[Evidence.G815];&quot;&quot;)">
            <text:p/>
          </table:table-cell>
          <table:table-cell table:style-name="ce20"/>
          <table:table-cell table:style-name="ce50" table:formula="of:=((100-[.F828])/100)*[.B8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6]&lt;&gt;&quot;&quot;;CONCATENATE(&quot;(&quot;;[Evidence.A816];&quot;) - &quot;;[Evidence.D816];&quot; - &quot;;[Evidence.E816];&quot;; [&quot;;[Evidence.H816];&quot;]&quot;);&quot;EMPTY&quot;)" office:value-type="string" office:string-value="EMPTY" calcext:value-type="string">
            <text:p>EMPTY</text:p>
          </table:table-cell>
          <table:table-cell table:style-name="ce21" table:formula="of:=[Evidence.F8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6]);2014-[Evidence.G816];&quot;&quot;)">
            <text:p/>
          </table:table-cell>
          <table:table-cell table:style-name="ce20"/>
          <table:table-cell table:style-name="ce50" table:formula="of:=((100-[.F829])/100)*[.B8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7]&lt;&gt;&quot;&quot;;CONCATENATE(&quot;(&quot;;[Evidence.A817];&quot;) - &quot;;[Evidence.D817];&quot; - &quot;;[Evidence.E817];&quot;; [&quot;;[Evidence.H817];&quot;]&quot;);&quot;EMPTY&quot;)" office:value-type="string" office:string-value="EMPTY" calcext:value-type="string">
            <text:p>EMPTY</text:p>
          </table:table-cell>
          <table:table-cell table:style-name="ce21" table:formula="of:=[Evidence.F8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7]);2014-[Evidence.G817];&quot;&quot;)">
            <text:p/>
          </table:table-cell>
          <table:table-cell table:style-name="ce20"/>
          <table:table-cell table:style-name="ce50" table:formula="of:=((100-[.F830])/100)*[.B8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8]&lt;&gt;&quot;&quot;;CONCATENATE(&quot;(&quot;;[Evidence.A818];&quot;) - &quot;;[Evidence.D818];&quot; - &quot;;[Evidence.E818];&quot;; [&quot;;[Evidence.H818];&quot;]&quot;);&quot;EMPTY&quot;)" office:value-type="string" office:string-value="EMPTY" calcext:value-type="string">
            <text:p>EMPTY</text:p>
          </table:table-cell>
          <table:table-cell table:style-name="ce21" table:formula="of:=[Evidence.F8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8]);2014-[Evidence.G818];&quot;&quot;)">
            <text:p/>
          </table:table-cell>
          <table:table-cell table:style-name="ce20"/>
          <table:table-cell table:style-name="ce50" table:formula="of:=((100-[.F831])/100)*[.B8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19]&lt;&gt;&quot;&quot;;CONCATENATE(&quot;(&quot;;[Evidence.A819];&quot;) - &quot;;[Evidence.D819];&quot; - &quot;;[Evidence.E819];&quot;; [&quot;;[Evidence.H819];&quot;]&quot;);&quot;EMPTY&quot;)" office:value-type="string" office:string-value="EMPTY" calcext:value-type="string">
            <text:p>EMPTY</text:p>
          </table:table-cell>
          <table:table-cell table:style-name="ce21" table:formula="of:=[Evidence.F8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19]);2014-[Evidence.G819];&quot;&quot;)">
            <text:p/>
          </table:table-cell>
          <table:table-cell table:style-name="ce20"/>
          <table:table-cell table:style-name="ce50" table:formula="of:=((100-[.F832])/100)*[.B8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0]&lt;&gt;&quot;&quot;;CONCATENATE(&quot;(&quot;;[Evidence.A820];&quot;) - &quot;;[Evidence.D820];&quot; - &quot;;[Evidence.E820];&quot;; [&quot;;[Evidence.H820];&quot;]&quot;);&quot;EMPTY&quot;)" office:value-type="string" office:string-value="EMPTY" calcext:value-type="string">
            <text:p>EMPTY</text:p>
          </table:table-cell>
          <table:table-cell table:style-name="ce21" table:formula="of:=[Evidence.F8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0]);2014-[Evidence.G820];&quot;&quot;)">
            <text:p/>
          </table:table-cell>
          <table:table-cell table:style-name="ce20"/>
          <table:table-cell table:style-name="ce50" table:formula="of:=((100-[.F833])/100)*[.B8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1]&lt;&gt;&quot;&quot;;CONCATENATE(&quot;(&quot;;[Evidence.A821];&quot;) - &quot;;[Evidence.D821];&quot; - &quot;;[Evidence.E821];&quot;; [&quot;;[Evidence.H821];&quot;]&quot;);&quot;EMPTY&quot;)" office:value-type="string" office:string-value="EMPTY" calcext:value-type="string">
            <text:p>EMPTY</text:p>
          </table:table-cell>
          <table:table-cell table:style-name="ce21" table:formula="of:=[Evidence.F8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1]);2014-[Evidence.G821];&quot;&quot;)">
            <text:p/>
          </table:table-cell>
          <table:table-cell table:style-name="ce20"/>
          <table:table-cell table:style-name="ce50" table:formula="of:=((100-[.F834])/100)*[.B8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2]&lt;&gt;&quot;&quot;;CONCATENATE(&quot;(&quot;;[Evidence.A822];&quot;) - &quot;;[Evidence.D822];&quot; - &quot;;[Evidence.E822];&quot;; [&quot;;[Evidence.H822];&quot;]&quot;);&quot;EMPTY&quot;)" office:value-type="string" office:string-value="EMPTY" calcext:value-type="string">
            <text:p>EMPTY</text:p>
          </table:table-cell>
          <table:table-cell table:style-name="ce21" table:formula="of:=[Evidence.F8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2]);2014-[Evidence.G822];&quot;&quot;)">
            <text:p/>
          </table:table-cell>
          <table:table-cell table:style-name="ce20"/>
          <table:table-cell table:style-name="ce50" table:formula="of:=((100-[.F835])/100)*[.B8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3]&lt;&gt;&quot;&quot;;CONCATENATE(&quot;(&quot;;[Evidence.A823];&quot;) - &quot;;[Evidence.D823];&quot; - &quot;;[Evidence.E823];&quot;; [&quot;;[Evidence.H823];&quot;]&quot;);&quot;EMPTY&quot;)" office:value-type="string" office:string-value="EMPTY" calcext:value-type="string">
            <text:p>EMPTY</text:p>
          </table:table-cell>
          <table:table-cell table:style-name="ce21" table:formula="of:=[Evidence.F8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3]);2014-[Evidence.G823];&quot;&quot;)">
            <text:p/>
          </table:table-cell>
          <table:table-cell table:style-name="ce20"/>
          <table:table-cell table:style-name="ce50" table:formula="of:=((100-[.F836])/100)*[.B8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4]&lt;&gt;&quot;&quot;;CONCATENATE(&quot;(&quot;;[Evidence.A824];&quot;) - &quot;;[Evidence.D824];&quot; - &quot;;[Evidence.E824];&quot;; [&quot;;[Evidence.H824];&quot;]&quot;);&quot;EMPTY&quot;)" office:value-type="string" office:string-value="EMPTY" calcext:value-type="string">
            <text:p>EMPTY</text:p>
          </table:table-cell>
          <table:table-cell table:style-name="ce21" table:formula="of:=[Evidence.F8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4]);2014-[Evidence.G824];&quot;&quot;)">
            <text:p/>
          </table:table-cell>
          <table:table-cell table:style-name="ce20"/>
          <table:table-cell table:style-name="ce50" table:formula="of:=((100-[.F837])/100)*[.B8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5]&lt;&gt;&quot;&quot;;CONCATENATE(&quot;(&quot;;[Evidence.A825];&quot;) - &quot;;[Evidence.D825];&quot; - &quot;;[Evidence.E825];&quot;; [&quot;;[Evidence.H825];&quot;]&quot;);&quot;EMPTY&quot;)" office:value-type="string" office:string-value="EMPTY" calcext:value-type="string">
            <text:p>EMPTY</text:p>
          </table:table-cell>
          <table:table-cell table:style-name="ce21" table:formula="of:=[Evidence.F8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5]);2014-[Evidence.G825];&quot;&quot;)">
            <text:p/>
          </table:table-cell>
          <table:table-cell table:style-name="ce20"/>
          <table:table-cell table:style-name="ce50" table:formula="of:=((100-[.F838])/100)*[.B8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6]&lt;&gt;&quot;&quot;;CONCATENATE(&quot;(&quot;;[Evidence.A826];&quot;) - &quot;;[Evidence.D826];&quot; - &quot;;[Evidence.E826];&quot;; [&quot;;[Evidence.H826];&quot;]&quot;);&quot;EMPTY&quot;)" office:value-type="string" office:string-value="EMPTY" calcext:value-type="string">
            <text:p>EMPTY</text:p>
          </table:table-cell>
          <table:table-cell table:style-name="ce21" table:formula="of:=[Evidence.F8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6]);2014-[Evidence.G826];&quot;&quot;)">
            <text:p/>
          </table:table-cell>
          <table:table-cell table:style-name="ce20"/>
          <table:table-cell table:style-name="ce50" table:formula="of:=((100-[.F839])/100)*[.B8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7]&lt;&gt;&quot;&quot;;CONCATENATE(&quot;(&quot;;[Evidence.A827];&quot;) - &quot;;[Evidence.D827];&quot; - &quot;;[Evidence.E827];&quot;; [&quot;;[Evidence.H827];&quot;]&quot;);&quot;EMPTY&quot;)" office:value-type="string" office:string-value="EMPTY" calcext:value-type="string">
            <text:p>EMPTY</text:p>
          </table:table-cell>
          <table:table-cell table:style-name="ce21" table:formula="of:=[Evidence.F8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7]);2014-[Evidence.G827];&quot;&quot;)">
            <text:p/>
          </table:table-cell>
          <table:table-cell table:style-name="ce20"/>
          <table:table-cell table:style-name="ce50" table:formula="of:=((100-[.F840])/100)*[.B8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8]&lt;&gt;&quot;&quot;;CONCATENATE(&quot;(&quot;;[Evidence.A828];&quot;) - &quot;;[Evidence.D828];&quot; - &quot;;[Evidence.E828];&quot;; [&quot;;[Evidence.H828];&quot;]&quot;);&quot;EMPTY&quot;)" office:value-type="string" office:string-value="EMPTY" calcext:value-type="string">
            <text:p>EMPTY</text:p>
          </table:table-cell>
          <table:table-cell table:style-name="ce21" table:formula="of:=[Evidence.F8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8]);2014-[Evidence.G828];&quot;&quot;)">
            <text:p/>
          </table:table-cell>
          <table:table-cell table:style-name="ce20"/>
          <table:table-cell table:style-name="ce50" table:formula="of:=((100-[.F841])/100)*[.B8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29]&lt;&gt;&quot;&quot;;CONCATENATE(&quot;(&quot;;[Evidence.A829];&quot;) - &quot;;[Evidence.D829];&quot; - &quot;;[Evidence.E829];&quot;; [&quot;;[Evidence.H829];&quot;]&quot;);&quot;EMPTY&quot;)" office:value-type="string" office:string-value="EMPTY" calcext:value-type="string">
            <text:p>EMPTY</text:p>
          </table:table-cell>
          <table:table-cell table:style-name="ce21" table:formula="of:=[Evidence.F8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29]);2014-[Evidence.G829];&quot;&quot;)">
            <text:p/>
          </table:table-cell>
          <table:table-cell table:style-name="ce20"/>
          <table:table-cell table:style-name="ce50" table:formula="of:=((100-[.F842])/100)*[.B8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0]&lt;&gt;&quot;&quot;;CONCATENATE(&quot;(&quot;;[Evidence.A830];&quot;) - &quot;;[Evidence.D830];&quot; - &quot;;[Evidence.E830];&quot;; [&quot;;[Evidence.H830];&quot;]&quot;);&quot;EMPTY&quot;)" office:value-type="string" office:string-value="EMPTY" calcext:value-type="string">
            <text:p>EMPTY</text:p>
          </table:table-cell>
          <table:table-cell table:style-name="ce21" table:formula="of:=[Evidence.F8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0]);2014-[Evidence.G830];&quot;&quot;)">
            <text:p/>
          </table:table-cell>
          <table:table-cell table:style-name="ce20"/>
          <table:table-cell table:style-name="ce50" table:formula="of:=((100-[.F843])/100)*[.B8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1]&lt;&gt;&quot;&quot;;CONCATENATE(&quot;(&quot;;[Evidence.A831];&quot;) - &quot;;[Evidence.D831];&quot; - &quot;;[Evidence.E831];&quot;; [&quot;;[Evidence.H831];&quot;]&quot;);&quot;EMPTY&quot;)" office:value-type="string" office:string-value="EMPTY" calcext:value-type="string">
            <text:p>EMPTY</text:p>
          </table:table-cell>
          <table:table-cell table:style-name="ce21" table:formula="of:=[Evidence.F8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1]);2014-[Evidence.G831];&quot;&quot;)">
            <text:p/>
          </table:table-cell>
          <table:table-cell table:style-name="ce20"/>
          <table:table-cell table:style-name="ce50" table:formula="of:=((100-[.F844])/100)*[.B8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2]&lt;&gt;&quot;&quot;;CONCATENATE(&quot;(&quot;;[Evidence.A832];&quot;) - &quot;;[Evidence.D832];&quot; - &quot;;[Evidence.E832];&quot;; [&quot;;[Evidence.H832];&quot;]&quot;);&quot;EMPTY&quot;)" office:value-type="string" office:string-value="EMPTY" calcext:value-type="string">
            <text:p>EMPTY</text:p>
          </table:table-cell>
          <table:table-cell table:style-name="ce21" table:formula="of:=[Evidence.F8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2]);2014-[Evidence.G832];&quot;&quot;)">
            <text:p/>
          </table:table-cell>
          <table:table-cell table:style-name="ce20"/>
          <table:table-cell table:style-name="ce50" table:formula="of:=((100-[.F845])/100)*[.B8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3]&lt;&gt;&quot;&quot;;CONCATENATE(&quot;(&quot;;[Evidence.A833];&quot;) - &quot;;[Evidence.D833];&quot; - &quot;;[Evidence.E833];&quot;; [&quot;;[Evidence.H833];&quot;]&quot;);&quot;EMPTY&quot;)" office:value-type="string" office:string-value="EMPTY" calcext:value-type="string">
            <text:p>EMPTY</text:p>
          </table:table-cell>
          <table:table-cell table:style-name="ce21" table:formula="of:=[Evidence.F8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3]);2014-[Evidence.G833];&quot;&quot;)">
            <text:p/>
          </table:table-cell>
          <table:table-cell table:style-name="ce20"/>
          <table:table-cell table:style-name="ce50" table:formula="of:=((100-[.F846])/100)*[.B8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4]&lt;&gt;&quot;&quot;;CONCATENATE(&quot;(&quot;;[Evidence.A834];&quot;) - &quot;;[Evidence.D834];&quot; - &quot;;[Evidence.E834];&quot;; [&quot;;[Evidence.H834];&quot;]&quot;);&quot;EMPTY&quot;)" office:value-type="string" office:string-value="EMPTY" calcext:value-type="string">
            <text:p>EMPTY</text:p>
          </table:table-cell>
          <table:table-cell table:style-name="ce21" table:formula="of:=[Evidence.F8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4]);2014-[Evidence.G834];&quot;&quot;)">
            <text:p/>
          </table:table-cell>
          <table:table-cell table:style-name="ce20"/>
          <table:table-cell table:style-name="ce50" table:formula="of:=((100-[.F847])/100)*[.B8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5]&lt;&gt;&quot;&quot;;CONCATENATE(&quot;(&quot;;[Evidence.A835];&quot;) - &quot;;[Evidence.D835];&quot; - &quot;;[Evidence.E835];&quot;; [&quot;;[Evidence.H835];&quot;]&quot;);&quot;EMPTY&quot;)" office:value-type="string" office:string-value="EMPTY" calcext:value-type="string">
            <text:p>EMPTY</text:p>
          </table:table-cell>
          <table:table-cell table:style-name="ce21" table:formula="of:=[Evidence.F8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5]);2014-[Evidence.G835];&quot;&quot;)">
            <text:p/>
          </table:table-cell>
          <table:table-cell table:style-name="ce20"/>
          <table:table-cell table:style-name="ce50" table:formula="of:=((100-[.F848])/100)*[.B8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6]&lt;&gt;&quot;&quot;;CONCATENATE(&quot;(&quot;;[Evidence.A836];&quot;) - &quot;;[Evidence.D836];&quot; - &quot;;[Evidence.E836];&quot;; [&quot;;[Evidence.H836];&quot;]&quot;);&quot;EMPTY&quot;)" office:value-type="string" office:string-value="EMPTY" calcext:value-type="string">
            <text:p>EMPTY</text:p>
          </table:table-cell>
          <table:table-cell table:style-name="ce21" table:formula="of:=[Evidence.F8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6]);2014-[Evidence.G836];&quot;&quot;)">
            <text:p/>
          </table:table-cell>
          <table:table-cell table:style-name="ce20"/>
          <table:table-cell table:style-name="ce50" table:formula="of:=((100-[.F849])/100)*[.B8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7]&lt;&gt;&quot;&quot;;CONCATENATE(&quot;(&quot;;[Evidence.A837];&quot;) - &quot;;[Evidence.D837];&quot; - &quot;;[Evidence.E837];&quot;; [&quot;;[Evidence.H837];&quot;]&quot;);&quot;EMPTY&quot;)" office:value-type="string" office:string-value="EMPTY" calcext:value-type="string">
            <text:p>EMPTY</text:p>
          </table:table-cell>
          <table:table-cell table:style-name="ce21" table:formula="of:=[Evidence.F8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7]);2014-[Evidence.G837];&quot;&quot;)">
            <text:p/>
          </table:table-cell>
          <table:table-cell table:style-name="ce20"/>
          <table:table-cell table:style-name="ce50" table:formula="of:=((100-[.F850])/100)*[.B8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8]&lt;&gt;&quot;&quot;;CONCATENATE(&quot;(&quot;;[Evidence.A838];&quot;) - &quot;;[Evidence.D838];&quot; - &quot;;[Evidence.E838];&quot;; [&quot;;[Evidence.H838];&quot;]&quot;);&quot;EMPTY&quot;)" office:value-type="string" office:string-value="EMPTY" calcext:value-type="string">
            <text:p>EMPTY</text:p>
          </table:table-cell>
          <table:table-cell table:style-name="ce21" table:formula="of:=[Evidence.F8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8]);2014-[Evidence.G838];&quot;&quot;)">
            <text:p/>
          </table:table-cell>
          <table:table-cell table:style-name="ce20"/>
          <table:table-cell table:style-name="ce50" table:formula="of:=((100-[.F851])/100)*[.B8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39]&lt;&gt;&quot;&quot;;CONCATENATE(&quot;(&quot;;[Evidence.A839];&quot;) - &quot;;[Evidence.D839];&quot; - &quot;;[Evidence.E839];&quot;; [&quot;;[Evidence.H839];&quot;]&quot;);&quot;EMPTY&quot;)" office:value-type="string" office:string-value="EMPTY" calcext:value-type="string">
            <text:p>EMPTY</text:p>
          </table:table-cell>
          <table:table-cell table:style-name="ce21" table:formula="of:=[Evidence.F8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39]);2014-[Evidence.G839];&quot;&quot;)">
            <text:p/>
          </table:table-cell>
          <table:table-cell table:style-name="ce20"/>
          <table:table-cell table:style-name="ce50" table:formula="of:=((100-[.F852])/100)*[.B8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0]&lt;&gt;&quot;&quot;;CONCATENATE(&quot;(&quot;;[Evidence.A840];&quot;) - &quot;;[Evidence.D840];&quot; - &quot;;[Evidence.E840];&quot;; [&quot;;[Evidence.H840];&quot;]&quot;);&quot;EMPTY&quot;)" office:value-type="string" office:string-value="EMPTY" calcext:value-type="string">
            <text:p>EMPTY</text:p>
          </table:table-cell>
          <table:table-cell table:style-name="ce21" table:formula="of:=[Evidence.F8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0]);2014-[Evidence.G840];&quot;&quot;)">
            <text:p/>
          </table:table-cell>
          <table:table-cell table:style-name="ce20"/>
          <table:table-cell table:style-name="ce50" table:formula="of:=((100-[.F853])/100)*[.B8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1]&lt;&gt;&quot;&quot;;CONCATENATE(&quot;(&quot;;[Evidence.A841];&quot;) - &quot;;[Evidence.D841];&quot; - &quot;;[Evidence.E841];&quot;; [&quot;;[Evidence.H841];&quot;]&quot;);&quot;EMPTY&quot;)" office:value-type="string" office:string-value="EMPTY" calcext:value-type="string">
            <text:p>EMPTY</text:p>
          </table:table-cell>
          <table:table-cell table:style-name="ce21" table:formula="of:=[Evidence.F8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1]);2014-[Evidence.G841];&quot;&quot;)">
            <text:p/>
          </table:table-cell>
          <table:table-cell table:style-name="ce20"/>
          <table:table-cell table:style-name="ce50" table:formula="of:=((100-[.F854])/100)*[.B8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2]&lt;&gt;&quot;&quot;;CONCATENATE(&quot;(&quot;;[Evidence.A842];&quot;) - &quot;;[Evidence.D842];&quot; - &quot;;[Evidence.E842];&quot;; [&quot;;[Evidence.H842];&quot;]&quot;);&quot;EMPTY&quot;)" office:value-type="string" office:string-value="EMPTY" calcext:value-type="string">
            <text:p>EMPTY</text:p>
          </table:table-cell>
          <table:table-cell table:style-name="ce21" table:formula="of:=[Evidence.F8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2]);2014-[Evidence.G842];&quot;&quot;)">
            <text:p/>
          </table:table-cell>
          <table:table-cell table:style-name="ce20"/>
          <table:table-cell table:style-name="ce50" table:formula="of:=((100-[.F855])/100)*[.B8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3]&lt;&gt;&quot;&quot;;CONCATENATE(&quot;(&quot;;[Evidence.A843];&quot;) - &quot;;[Evidence.D843];&quot; - &quot;;[Evidence.E843];&quot;; [&quot;;[Evidence.H843];&quot;]&quot;);&quot;EMPTY&quot;)" office:value-type="string" office:string-value="EMPTY" calcext:value-type="string">
            <text:p>EMPTY</text:p>
          </table:table-cell>
          <table:table-cell table:style-name="ce21" table:formula="of:=[Evidence.F8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3]);2014-[Evidence.G843];&quot;&quot;)">
            <text:p/>
          </table:table-cell>
          <table:table-cell table:style-name="ce20"/>
          <table:table-cell table:style-name="ce50" table:formula="of:=((100-[.F856])/100)*[.B8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4]&lt;&gt;&quot;&quot;;CONCATENATE(&quot;(&quot;;[Evidence.A844];&quot;) - &quot;;[Evidence.D844];&quot; - &quot;;[Evidence.E844];&quot;; [&quot;;[Evidence.H844];&quot;]&quot;);&quot;EMPTY&quot;)" office:value-type="string" office:string-value="EMPTY" calcext:value-type="string">
            <text:p>EMPTY</text:p>
          </table:table-cell>
          <table:table-cell table:style-name="ce21" table:formula="of:=[Evidence.F8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4]);2014-[Evidence.G844];&quot;&quot;)">
            <text:p/>
          </table:table-cell>
          <table:table-cell table:style-name="ce20"/>
          <table:table-cell table:style-name="ce50" table:formula="of:=((100-[.F857])/100)*[.B8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5]&lt;&gt;&quot;&quot;;CONCATENATE(&quot;(&quot;;[Evidence.A845];&quot;) - &quot;;[Evidence.D845];&quot; - &quot;;[Evidence.E845];&quot;; [&quot;;[Evidence.H845];&quot;]&quot;);&quot;EMPTY&quot;)" office:value-type="string" office:string-value="EMPTY" calcext:value-type="string">
            <text:p>EMPTY</text:p>
          </table:table-cell>
          <table:table-cell table:style-name="ce21" table:formula="of:=[Evidence.F8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5]);2014-[Evidence.G845];&quot;&quot;)">
            <text:p/>
          </table:table-cell>
          <table:table-cell table:style-name="ce20"/>
          <table:table-cell table:style-name="ce50" table:formula="of:=((100-[.F858])/100)*[.B8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6]&lt;&gt;&quot;&quot;;CONCATENATE(&quot;(&quot;;[Evidence.A846];&quot;) - &quot;;[Evidence.D846];&quot; - &quot;;[Evidence.E846];&quot;; [&quot;;[Evidence.H846];&quot;]&quot;);&quot;EMPTY&quot;)" office:value-type="string" office:string-value="EMPTY" calcext:value-type="string">
            <text:p>EMPTY</text:p>
          </table:table-cell>
          <table:table-cell table:style-name="ce21" table:formula="of:=[Evidence.F8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6]);2014-[Evidence.G846];&quot;&quot;)">
            <text:p/>
          </table:table-cell>
          <table:table-cell table:style-name="ce20"/>
          <table:table-cell table:style-name="ce50" table:formula="of:=((100-[.F859])/100)*[.B8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7]&lt;&gt;&quot;&quot;;CONCATENATE(&quot;(&quot;;[Evidence.A847];&quot;) - &quot;;[Evidence.D847];&quot; - &quot;;[Evidence.E847];&quot;; [&quot;;[Evidence.H847];&quot;]&quot;);&quot;EMPTY&quot;)" office:value-type="string" office:string-value="EMPTY" calcext:value-type="string">
            <text:p>EMPTY</text:p>
          </table:table-cell>
          <table:table-cell table:style-name="ce21" table:formula="of:=[Evidence.F8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7]);2014-[Evidence.G847];&quot;&quot;)">
            <text:p/>
          </table:table-cell>
          <table:table-cell table:style-name="ce20"/>
          <table:table-cell table:style-name="ce50" table:formula="of:=((100-[.F860])/100)*[.B8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8]&lt;&gt;&quot;&quot;;CONCATENATE(&quot;(&quot;;[Evidence.A848];&quot;) - &quot;;[Evidence.D848];&quot; - &quot;;[Evidence.E848];&quot;; [&quot;;[Evidence.H848];&quot;]&quot;);&quot;EMPTY&quot;)" office:value-type="string" office:string-value="EMPTY" calcext:value-type="string">
            <text:p>EMPTY</text:p>
          </table:table-cell>
          <table:table-cell table:style-name="ce21" table:formula="of:=[Evidence.F8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8]);2014-[Evidence.G848];&quot;&quot;)">
            <text:p/>
          </table:table-cell>
          <table:table-cell table:style-name="ce20"/>
          <table:table-cell table:style-name="ce50" table:formula="of:=((100-[.F861])/100)*[.B8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49]&lt;&gt;&quot;&quot;;CONCATENATE(&quot;(&quot;;[Evidence.A849];&quot;) - &quot;;[Evidence.D849];&quot; - &quot;;[Evidence.E849];&quot;; [&quot;;[Evidence.H849];&quot;]&quot;);&quot;EMPTY&quot;)" office:value-type="string" office:string-value="EMPTY" calcext:value-type="string">
            <text:p>EMPTY</text:p>
          </table:table-cell>
          <table:table-cell table:style-name="ce21" table:formula="of:=[Evidence.F8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49]);2014-[Evidence.G849];&quot;&quot;)">
            <text:p/>
          </table:table-cell>
          <table:table-cell table:style-name="ce20"/>
          <table:table-cell table:style-name="ce50" table:formula="of:=((100-[.F862])/100)*[.B8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0]&lt;&gt;&quot;&quot;;CONCATENATE(&quot;(&quot;;[Evidence.A850];&quot;) - &quot;;[Evidence.D850];&quot; - &quot;;[Evidence.E850];&quot;; [&quot;;[Evidence.H850];&quot;]&quot;);&quot;EMPTY&quot;)" office:value-type="string" office:string-value="EMPTY" calcext:value-type="string">
            <text:p>EMPTY</text:p>
          </table:table-cell>
          <table:table-cell table:style-name="ce21" table:formula="of:=[Evidence.F8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0]);2014-[Evidence.G850];&quot;&quot;)">
            <text:p/>
          </table:table-cell>
          <table:table-cell table:style-name="ce20"/>
          <table:table-cell table:style-name="ce50" table:formula="of:=((100-[.F863])/100)*[.B8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1]&lt;&gt;&quot;&quot;;CONCATENATE(&quot;(&quot;;[Evidence.A851];&quot;) - &quot;;[Evidence.D851];&quot; - &quot;;[Evidence.E851];&quot;; [&quot;;[Evidence.H851];&quot;]&quot;);&quot;EMPTY&quot;)" office:value-type="string" office:string-value="EMPTY" calcext:value-type="string">
            <text:p>EMPTY</text:p>
          </table:table-cell>
          <table:table-cell table:style-name="ce21" table:formula="of:=[Evidence.F8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1]);2014-[Evidence.G851];&quot;&quot;)">
            <text:p/>
          </table:table-cell>
          <table:table-cell table:style-name="ce20"/>
          <table:table-cell table:style-name="ce50" table:formula="of:=((100-[.F864])/100)*[.B8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2]&lt;&gt;&quot;&quot;;CONCATENATE(&quot;(&quot;;[Evidence.A852];&quot;) - &quot;;[Evidence.D852];&quot; - &quot;;[Evidence.E852];&quot;; [&quot;;[Evidence.H852];&quot;]&quot;);&quot;EMPTY&quot;)" office:value-type="string" office:string-value="EMPTY" calcext:value-type="string">
            <text:p>EMPTY</text:p>
          </table:table-cell>
          <table:table-cell table:style-name="ce21" table:formula="of:=[Evidence.F8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2]);2014-[Evidence.G852];&quot;&quot;)">
            <text:p/>
          </table:table-cell>
          <table:table-cell table:style-name="ce20"/>
          <table:table-cell table:style-name="ce50" table:formula="of:=((100-[.F865])/100)*[.B8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3]&lt;&gt;&quot;&quot;;CONCATENATE(&quot;(&quot;;[Evidence.A853];&quot;) - &quot;;[Evidence.D853];&quot; - &quot;;[Evidence.E853];&quot;; [&quot;;[Evidence.H853];&quot;]&quot;);&quot;EMPTY&quot;)" office:value-type="string" office:string-value="EMPTY" calcext:value-type="string">
            <text:p>EMPTY</text:p>
          </table:table-cell>
          <table:table-cell table:style-name="ce21" table:formula="of:=[Evidence.F8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3]);2014-[Evidence.G853];&quot;&quot;)">
            <text:p/>
          </table:table-cell>
          <table:table-cell table:style-name="ce20"/>
          <table:table-cell table:style-name="ce50" table:formula="of:=((100-[.F866])/100)*[.B8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4]&lt;&gt;&quot;&quot;;CONCATENATE(&quot;(&quot;;[Evidence.A854];&quot;) - &quot;;[Evidence.D854];&quot; - &quot;;[Evidence.E854];&quot;; [&quot;;[Evidence.H854];&quot;]&quot;);&quot;EMPTY&quot;)" office:value-type="string" office:string-value="EMPTY" calcext:value-type="string">
            <text:p>EMPTY</text:p>
          </table:table-cell>
          <table:table-cell table:style-name="ce21" table:formula="of:=[Evidence.F8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4]);2014-[Evidence.G854];&quot;&quot;)">
            <text:p/>
          </table:table-cell>
          <table:table-cell table:style-name="ce20"/>
          <table:table-cell table:style-name="ce50" table:formula="of:=((100-[.F867])/100)*[.B8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5]&lt;&gt;&quot;&quot;;CONCATENATE(&quot;(&quot;;[Evidence.A855];&quot;) - &quot;;[Evidence.D855];&quot; - &quot;;[Evidence.E855];&quot;; [&quot;;[Evidence.H855];&quot;]&quot;);&quot;EMPTY&quot;)" office:value-type="string" office:string-value="EMPTY" calcext:value-type="string">
            <text:p>EMPTY</text:p>
          </table:table-cell>
          <table:table-cell table:style-name="ce21" table:formula="of:=[Evidence.F8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5]);2014-[Evidence.G855];&quot;&quot;)">
            <text:p/>
          </table:table-cell>
          <table:table-cell table:style-name="ce20"/>
          <table:table-cell table:style-name="ce50" table:formula="of:=((100-[.F868])/100)*[.B8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6]&lt;&gt;&quot;&quot;;CONCATENATE(&quot;(&quot;;[Evidence.A856];&quot;) - &quot;;[Evidence.D856];&quot; - &quot;;[Evidence.E856];&quot;; [&quot;;[Evidence.H856];&quot;]&quot;);&quot;EMPTY&quot;)" office:value-type="string" office:string-value="EMPTY" calcext:value-type="string">
            <text:p>EMPTY</text:p>
          </table:table-cell>
          <table:table-cell table:style-name="ce21" table:formula="of:=[Evidence.F8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6]);2014-[Evidence.G856];&quot;&quot;)">
            <text:p/>
          </table:table-cell>
          <table:table-cell table:style-name="ce20"/>
          <table:table-cell table:style-name="ce50" table:formula="of:=((100-[.F869])/100)*[.B8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7]&lt;&gt;&quot;&quot;;CONCATENATE(&quot;(&quot;;[Evidence.A857];&quot;) - &quot;;[Evidence.D857];&quot; - &quot;;[Evidence.E857];&quot;; [&quot;;[Evidence.H857];&quot;]&quot;);&quot;EMPTY&quot;)" office:value-type="string" office:string-value="EMPTY" calcext:value-type="string">
            <text:p>EMPTY</text:p>
          </table:table-cell>
          <table:table-cell table:style-name="ce21" table:formula="of:=[Evidence.F8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7]);2014-[Evidence.G857];&quot;&quot;)">
            <text:p/>
          </table:table-cell>
          <table:table-cell table:style-name="ce20"/>
          <table:table-cell table:style-name="ce50" table:formula="of:=((100-[.F870])/100)*[.B8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8]&lt;&gt;&quot;&quot;;CONCATENATE(&quot;(&quot;;[Evidence.A858];&quot;) - &quot;;[Evidence.D858];&quot; - &quot;;[Evidence.E858];&quot;; [&quot;;[Evidence.H858];&quot;]&quot;);&quot;EMPTY&quot;)" office:value-type="string" office:string-value="EMPTY" calcext:value-type="string">
            <text:p>EMPTY</text:p>
          </table:table-cell>
          <table:table-cell table:style-name="ce21" table:formula="of:=[Evidence.F85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8]);2014-[Evidence.G858];&quot;&quot;)">
            <text:p/>
          </table:table-cell>
          <table:table-cell table:style-name="ce20"/>
          <table:table-cell table:style-name="ce50" table:formula="of:=((100-[.F871])/100)*[.B8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59]&lt;&gt;&quot;&quot;;CONCATENATE(&quot;(&quot;;[Evidence.A859];&quot;) - &quot;;[Evidence.D859];&quot; - &quot;;[Evidence.E859];&quot;; [&quot;;[Evidence.H859];&quot;]&quot;);&quot;EMPTY&quot;)" office:value-type="string" office:string-value="EMPTY" calcext:value-type="string">
            <text:p>EMPTY</text:p>
          </table:table-cell>
          <table:table-cell table:style-name="ce21" table:formula="of:=[Evidence.F85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59]);2014-[Evidence.G859];&quot;&quot;)">
            <text:p/>
          </table:table-cell>
          <table:table-cell table:style-name="ce20"/>
          <table:table-cell table:style-name="ce50" table:formula="of:=((100-[.F872])/100)*[.B8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0]&lt;&gt;&quot;&quot;;CONCATENATE(&quot;(&quot;;[Evidence.A860];&quot;) - &quot;;[Evidence.D860];&quot; - &quot;;[Evidence.E860];&quot;; [&quot;;[Evidence.H860];&quot;]&quot;);&quot;EMPTY&quot;)" office:value-type="string" office:string-value="EMPTY" calcext:value-type="string">
            <text:p>EMPTY</text:p>
          </table:table-cell>
          <table:table-cell table:style-name="ce21" table:formula="of:=[Evidence.F86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0]);2014-[Evidence.G860];&quot;&quot;)">
            <text:p/>
          </table:table-cell>
          <table:table-cell table:style-name="ce20"/>
          <table:table-cell table:style-name="ce50" table:formula="of:=((100-[.F873])/100)*[.B8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1]&lt;&gt;&quot;&quot;;CONCATENATE(&quot;(&quot;;[Evidence.A861];&quot;) - &quot;;[Evidence.D861];&quot; - &quot;;[Evidence.E861];&quot;; [&quot;;[Evidence.H861];&quot;]&quot;);&quot;EMPTY&quot;)" office:value-type="string" office:string-value="EMPTY" calcext:value-type="string">
            <text:p>EMPTY</text:p>
          </table:table-cell>
          <table:table-cell table:style-name="ce21" table:formula="of:=[Evidence.F86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1]);2014-[Evidence.G861];&quot;&quot;)">
            <text:p/>
          </table:table-cell>
          <table:table-cell table:style-name="ce20"/>
          <table:table-cell table:style-name="ce50" table:formula="of:=((100-[.F874])/100)*[.B8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2]&lt;&gt;&quot;&quot;;CONCATENATE(&quot;(&quot;;[Evidence.A862];&quot;) - &quot;;[Evidence.D862];&quot; - &quot;;[Evidence.E862];&quot;; [&quot;;[Evidence.H862];&quot;]&quot;);&quot;EMPTY&quot;)" office:value-type="string" office:string-value="EMPTY" calcext:value-type="string">
            <text:p>EMPTY</text:p>
          </table:table-cell>
          <table:table-cell table:style-name="ce21" table:formula="of:=[Evidence.F86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2]);2014-[Evidence.G862];&quot;&quot;)">
            <text:p/>
          </table:table-cell>
          <table:table-cell table:style-name="ce20"/>
          <table:table-cell table:style-name="ce50" table:formula="of:=((100-[.F875])/100)*[.B8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3]&lt;&gt;&quot;&quot;;CONCATENATE(&quot;(&quot;;[Evidence.A863];&quot;) - &quot;;[Evidence.D863];&quot; - &quot;;[Evidence.E863];&quot;; [&quot;;[Evidence.H863];&quot;]&quot;);&quot;EMPTY&quot;)" office:value-type="string" office:string-value="EMPTY" calcext:value-type="string">
            <text:p>EMPTY</text:p>
          </table:table-cell>
          <table:table-cell table:style-name="ce21" table:formula="of:=[Evidence.F86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3]);2014-[Evidence.G863];&quot;&quot;)">
            <text:p/>
          </table:table-cell>
          <table:table-cell table:style-name="ce20"/>
          <table:table-cell table:style-name="ce50" table:formula="of:=((100-[.F876])/100)*[.B8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4]&lt;&gt;&quot;&quot;;CONCATENATE(&quot;(&quot;;[Evidence.A864];&quot;) - &quot;;[Evidence.D864];&quot; - &quot;;[Evidence.E864];&quot;; [&quot;;[Evidence.H864];&quot;]&quot;);&quot;EMPTY&quot;)" office:value-type="string" office:string-value="EMPTY" calcext:value-type="string">
            <text:p>EMPTY</text:p>
          </table:table-cell>
          <table:table-cell table:style-name="ce21" table:formula="of:=[Evidence.F86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4]);2014-[Evidence.G864];&quot;&quot;)">
            <text:p/>
          </table:table-cell>
          <table:table-cell table:style-name="ce20"/>
          <table:table-cell table:style-name="ce50" table:formula="of:=((100-[.F877])/100)*[.B8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5]&lt;&gt;&quot;&quot;;CONCATENATE(&quot;(&quot;;[Evidence.A865];&quot;) - &quot;;[Evidence.D865];&quot; - &quot;;[Evidence.E865];&quot;; [&quot;;[Evidence.H865];&quot;]&quot;);&quot;EMPTY&quot;)" office:value-type="string" office:string-value="EMPTY" calcext:value-type="string">
            <text:p>EMPTY</text:p>
          </table:table-cell>
          <table:table-cell table:style-name="ce21" table:formula="of:=[Evidence.F86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5]);2014-[Evidence.G865];&quot;&quot;)">
            <text:p/>
          </table:table-cell>
          <table:table-cell table:style-name="ce20"/>
          <table:table-cell table:style-name="ce50" table:formula="of:=((100-[.F878])/100)*[.B8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6]&lt;&gt;&quot;&quot;;CONCATENATE(&quot;(&quot;;[Evidence.A866];&quot;) - &quot;;[Evidence.D866];&quot; - &quot;;[Evidence.E866];&quot;; [&quot;;[Evidence.H866];&quot;]&quot;);&quot;EMPTY&quot;)" office:value-type="string" office:string-value="EMPTY" calcext:value-type="string">
            <text:p>EMPTY</text:p>
          </table:table-cell>
          <table:table-cell table:style-name="ce21" table:formula="of:=[Evidence.F86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6]);2014-[Evidence.G866];&quot;&quot;)">
            <text:p/>
          </table:table-cell>
          <table:table-cell table:style-name="ce20"/>
          <table:table-cell table:style-name="ce50" table:formula="of:=((100-[.F879])/100)*[.B8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7]&lt;&gt;&quot;&quot;;CONCATENATE(&quot;(&quot;;[Evidence.A867];&quot;) - &quot;;[Evidence.D867];&quot; - &quot;;[Evidence.E867];&quot;; [&quot;;[Evidence.H867];&quot;]&quot;);&quot;EMPTY&quot;)" office:value-type="string" office:string-value="EMPTY" calcext:value-type="string">
            <text:p>EMPTY</text:p>
          </table:table-cell>
          <table:table-cell table:style-name="ce21" table:formula="of:=[Evidence.F86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7]);2014-[Evidence.G867];&quot;&quot;)">
            <text:p/>
          </table:table-cell>
          <table:table-cell table:style-name="ce20"/>
          <table:table-cell table:style-name="ce50" table:formula="of:=((100-[.F880])/100)*[.B8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8]&lt;&gt;&quot;&quot;;CONCATENATE(&quot;(&quot;;[Evidence.A868];&quot;) - &quot;;[Evidence.D868];&quot; - &quot;;[Evidence.E868];&quot;; [&quot;;[Evidence.H868];&quot;]&quot;);&quot;EMPTY&quot;)" office:value-type="string" office:string-value="EMPTY" calcext:value-type="string">
            <text:p>EMPTY</text:p>
          </table:table-cell>
          <table:table-cell table:style-name="ce21" table:formula="of:=[Evidence.F86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8]);2014-[Evidence.G868];&quot;&quot;)">
            <text:p/>
          </table:table-cell>
          <table:table-cell table:style-name="ce20"/>
          <table:table-cell table:style-name="ce50" table:formula="of:=((100-[.F881])/100)*[.B8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69]&lt;&gt;&quot;&quot;;CONCATENATE(&quot;(&quot;;[Evidence.A869];&quot;) - &quot;;[Evidence.D869];&quot; - &quot;;[Evidence.E869];&quot;; [&quot;;[Evidence.H869];&quot;]&quot;);&quot;EMPTY&quot;)" office:value-type="string" office:string-value="EMPTY" calcext:value-type="string">
            <text:p>EMPTY</text:p>
          </table:table-cell>
          <table:table-cell table:style-name="ce21" table:formula="of:=[Evidence.F86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69]);2014-[Evidence.G869];&quot;&quot;)">
            <text:p/>
          </table:table-cell>
          <table:table-cell table:style-name="ce20"/>
          <table:table-cell table:style-name="ce50" table:formula="of:=((100-[.F882])/100)*[.B8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0]&lt;&gt;&quot;&quot;;CONCATENATE(&quot;(&quot;;[Evidence.A870];&quot;) - &quot;;[Evidence.D870];&quot; - &quot;;[Evidence.E870];&quot;; [&quot;;[Evidence.H870];&quot;]&quot;);&quot;EMPTY&quot;)" office:value-type="string" office:string-value="EMPTY" calcext:value-type="string">
            <text:p>EMPTY</text:p>
          </table:table-cell>
          <table:table-cell table:style-name="ce21" table:formula="of:=[Evidence.F87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0]);2014-[Evidence.G870];&quot;&quot;)">
            <text:p/>
          </table:table-cell>
          <table:table-cell table:style-name="ce20"/>
          <table:table-cell table:style-name="ce50" table:formula="of:=((100-[.F883])/100)*[.B8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1]&lt;&gt;&quot;&quot;;CONCATENATE(&quot;(&quot;;[Evidence.A871];&quot;) - &quot;;[Evidence.D871];&quot; - &quot;;[Evidence.E871];&quot;; [&quot;;[Evidence.H871];&quot;]&quot;);&quot;EMPTY&quot;)" office:value-type="string" office:string-value="EMPTY" calcext:value-type="string">
            <text:p>EMPTY</text:p>
          </table:table-cell>
          <table:table-cell table:style-name="ce21" table:formula="of:=[Evidence.F87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1]);2014-[Evidence.G871];&quot;&quot;)">
            <text:p/>
          </table:table-cell>
          <table:table-cell table:style-name="ce20"/>
          <table:table-cell table:style-name="ce50" table:formula="of:=((100-[.F884])/100)*[.B8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2]&lt;&gt;&quot;&quot;;CONCATENATE(&quot;(&quot;;[Evidence.A872];&quot;) - &quot;;[Evidence.D872];&quot; - &quot;;[Evidence.E872];&quot;; [&quot;;[Evidence.H872];&quot;]&quot;);&quot;EMPTY&quot;)" office:value-type="string" office:string-value="EMPTY" calcext:value-type="string">
            <text:p>EMPTY</text:p>
          </table:table-cell>
          <table:table-cell table:style-name="ce21" table:formula="of:=[Evidence.F87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2]);2014-[Evidence.G872];&quot;&quot;)">
            <text:p/>
          </table:table-cell>
          <table:table-cell table:style-name="ce20"/>
          <table:table-cell table:style-name="ce50" table:formula="of:=((100-[.F885])/100)*[.B8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3]&lt;&gt;&quot;&quot;;CONCATENATE(&quot;(&quot;;[Evidence.A873];&quot;) - &quot;;[Evidence.D873];&quot; - &quot;;[Evidence.E873];&quot;; [&quot;;[Evidence.H873];&quot;]&quot;);&quot;EMPTY&quot;)" office:value-type="string" office:string-value="EMPTY" calcext:value-type="string">
            <text:p>EMPTY</text:p>
          </table:table-cell>
          <table:table-cell table:style-name="ce21" table:formula="of:=[Evidence.F87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3]);2014-[Evidence.G873];&quot;&quot;)">
            <text:p/>
          </table:table-cell>
          <table:table-cell table:style-name="ce20"/>
          <table:table-cell table:style-name="ce50" table:formula="of:=((100-[.F886])/100)*[.B8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4]&lt;&gt;&quot;&quot;;CONCATENATE(&quot;(&quot;;[Evidence.A874];&quot;) - &quot;;[Evidence.D874];&quot; - &quot;;[Evidence.E874];&quot;; [&quot;;[Evidence.H874];&quot;]&quot;);&quot;EMPTY&quot;)" office:value-type="string" office:string-value="EMPTY" calcext:value-type="string">
            <text:p>EMPTY</text:p>
          </table:table-cell>
          <table:table-cell table:style-name="ce21" table:formula="of:=[Evidence.F87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4]);2014-[Evidence.G874];&quot;&quot;)">
            <text:p/>
          </table:table-cell>
          <table:table-cell table:style-name="ce20"/>
          <table:table-cell table:style-name="ce50" table:formula="of:=((100-[.F887])/100)*[.B8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5]&lt;&gt;&quot;&quot;;CONCATENATE(&quot;(&quot;;[Evidence.A875];&quot;) - &quot;;[Evidence.D875];&quot; - &quot;;[Evidence.E875];&quot;; [&quot;;[Evidence.H875];&quot;]&quot;);&quot;EMPTY&quot;)" office:value-type="string" office:string-value="EMPTY" calcext:value-type="string">
            <text:p>EMPTY</text:p>
          </table:table-cell>
          <table:table-cell table:style-name="ce21" table:formula="of:=[Evidence.F87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5]);2014-[Evidence.G875];&quot;&quot;)">
            <text:p/>
          </table:table-cell>
          <table:table-cell table:style-name="ce20"/>
          <table:table-cell table:style-name="ce50" table:formula="of:=((100-[.F888])/100)*[.B8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6]&lt;&gt;&quot;&quot;;CONCATENATE(&quot;(&quot;;[Evidence.A876];&quot;) - &quot;;[Evidence.D876];&quot; - &quot;;[Evidence.E876];&quot;; [&quot;;[Evidence.H876];&quot;]&quot;);&quot;EMPTY&quot;)" office:value-type="string" office:string-value="EMPTY" calcext:value-type="string">
            <text:p>EMPTY</text:p>
          </table:table-cell>
          <table:table-cell table:style-name="ce21" table:formula="of:=[Evidence.F87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6]);2014-[Evidence.G876];&quot;&quot;)">
            <text:p/>
          </table:table-cell>
          <table:table-cell table:style-name="ce20"/>
          <table:table-cell table:style-name="ce50" table:formula="of:=((100-[.F889])/100)*[.B8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7]&lt;&gt;&quot;&quot;;CONCATENATE(&quot;(&quot;;[Evidence.A877];&quot;) - &quot;;[Evidence.D877];&quot; - &quot;;[Evidence.E877];&quot;; [&quot;;[Evidence.H877];&quot;]&quot;);&quot;EMPTY&quot;)" office:value-type="string" office:string-value="EMPTY" calcext:value-type="string">
            <text:p>EMPTY</text:p>
          </table:table-cell>
          <table:table-cell table:style-name="ce21" table:formula="of:=[Evidence.F87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7]);2014-[Evidence.G877];&quot;&quot;)">
            <text:p/>
          </table:table-cell>
          <table:table-cell table:style-name="ce20"/>
          <table:table-cell table:style-name="ce50" table:formula="of:=((100-[.F890])/100)*[.B8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8]&lt;&gt;&quot;&quot;;CONCATENATE(&quot;(&quot;;[Evidence.A878];&quot;) - &quot;;[Evidence.D878];&quot; - &quot;;[Evidence.E878];&quot;; [&quot;;[Evidence.H878];&quot;]&quot;);&quot;EMPTY&quot;)" office:value-type="string" office:string-value="EMPTY" calcext:value-type="string">
            <text:p>EMPTY</text:p>
          </table:table-cell>
          <table:table-cell table:style-name="ce21" table:formula="of:=[Evidence.F87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8]);2014-[Evidence.G878];&quot;&quot;)">
            <text:p/>
          </table:table-cell>
          <table:table-cell table:style-name="ce20"/>
          <table:table-cell table:style-name="ce50" table:formula="of:=((100-[.F891])/100)*[.B8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79]&lt;&gt;&quot;&quot;;CONCATENATE(&quot;(&quot;;[Evidence.A879];&quot;) - &quot;;[Evidence.D879];&quot; - &quot;;[Evidence.E879];&quot;; [&quot;;[Evidence.H879];&quot;]&quot;);&quot;EMPTY&quot;)" office:value-type="string" office:string-value="EMPTY" calcext:value-type="string">
            <text:p>EMPTY</text:p>
          </table:table-cell>
          <table:table-cell table:style-name="ce21" table:formula="of:=[Evidence.F87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79]);2014-[Evidence.G879];&quot;&quot;)">
            <text:p/>
          </table:table-cell>
          <table:table-cell table:style-name="ce20"/>
          <table:table-cell table:style-name="ce50" table:formula="of:=((100-[.F892])/100)*[.B8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0]&lt;&gt;&quot;&quot;;CONCATENATE(&quot;(&quot;;[Evidence.A880];&quot;) - &quot;;[Evidence.D880];&quot; - &quot;;[Evidence.E880];&quot;; [&quot;;[Evidence.H880];&quot;]&quot;);&quot;EMPTY&quot;)" office:value-type="string" office:string-value="EMPTY" calcext:value-type="string">
            <text:p>EMPTY</text:p>
          </table:table-cell>
          <table:table-cell table:style-name="ce21" table:formula="of:=[Evidence.F88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0]);2014-[Evidence.G880];&quot;&quot;)">
            <text:p/>
          </table:table-cell>
          <table:table-cell table:style-name="ce20"/>
          <table:table-cell table:style-name="ce50" table:formula="of:=((100-[.F893])/100)*[.B8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1]&lt;&gt;&quot;&quot;;CONCATENATE(&quot;(&quot;;[Evidence.A881];&quot;) - &quot;;[Evidence.D881];&quot; - &quot;;[Evidence.E881];&quot;; [&quot;;[Evidence.H881];&quot;]&quot;);&quot;EMPTY&quot;)" office:value-type="string" office:string-value="EMPTY" calcext:value-type="string">
            <text:p>EMPTY</text:p>
          </table:table-cell>
          <table:table-cell table:style-name="ce21" table:formula="of:=[Evidence.F88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1]);2014-[Evidence.G881];&quot;&quot;)">
            <text:p/>
          </table:table-cell>
          <table:table-cell table:style-name="ce20"/>
          <table:table-cell table:style-name="ce50" table:formula="of:=((100-[.F894])/100)*[.B8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2]&lt;&gt;&quot;&quot;;CONCATENATE(&quot;(&quot;;[Evidence.A882];&quot;) - &quot;;[Evidence.D882];&quot; - &quot;;[Evidence.E882];&quot;; [&quot;;[Evidence.H882];&quot;]&quot;);&quot;EMPTY&quot;)" office:value-type="string" office:string-value="EMPTY" calcext:value-type="string">
            <text:p>EMPTY</text:p>
          </table:table-cell>
          <table:table-cell table:style-name="ce21" table:formula="of:=[Evidence.F88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2]);2014-[Evidence.G882];&quot;&quot;)">
            <text:p/>
          </table:table-cell>
          <table:table-cell table:style-name="ce20"/>
          <table:table-cell table:style-name="ce50" table:formula="of:=((100-[.F895])/100)*[.B8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3]&lt;&gt;&quot;&quot;;CONCATENATE(&quot;(&quot;;[Evidence.A883];&quot;) - &quot;;[Evidence.D883];&quot; - &quot;;[Evidence.E883];&quot;; [&quot;;[Evidence.H883];&quot;]&quot;);&quot;EMPTY&quot;)" office:value-type="string" office:string-value="EMPTY" calcext:value-type="string">
            <text:p>EMPTY</text:p>
          </table:table-cell>
          <table:table-cell table:style-name="ce21" table:formula="of:=[Evidence.F88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3]);2014-[Evidence.G883];&quot;&quot;)">
            <text:p/>
          </table:table-cell>
          <table:table-cell table:style-name="ce20"/>
          <table:table-cell table:style-name="ce50" table:formula="of:=((100-[.F896])/100)*[.B8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4]&lt;&gt;&quot;&quot;;CONCATENATE(&quot;(&quot;;[Evidence.A884];&quot;) - &quot;;[Evidence.D884];&quot; - &quot;;[Evidence.E884];&quot;; [&quot;;[Evidence.H884];&quot;]&quot;);&quot;EMPTY&quot;)" office:value-type="string" office:string-value="EMPTY" calcext:value-type="string">
            <text:p>EMPTY</text:p>
          </table:table-cell>
          <table:table-cell table:style-name="ce21" table:formula="of:=[Evidence.F88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4]);2014-[Evidence.G884];&quot;&quot;)">
            <text:p/>
          </table:table-cell>
          <table:table-cell table:style-name="ce20"/>
          <table:table-cell table:style-name="ce50" table:formula="of:=((100-[.F897])/100)*[.B8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5]&lt;&gt;&quot;&quot;;CONCATENATE(&quot;(&quot;;[Evidence.A885];&quot;) - &quot;;[Evidence.D885];&quot; - &quot;;[Evidence.E885];&quot;; [&quot;;[Evidence.H885];&quot;]&quot;);&quot;EMPTY&quot;)" office:value-type="string" office:string-value="EMPTY" calcext:value-type="string">
            <text:p>EMPTY</text:p>
          </table:table-cell>
          <table:table-cell table:style-name="ce21" table:formula="of:=[Evidence.F88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5]);2014-[Evidence.G885];&quot;&quot;)">
            <text:p/>
          </table:table-cell>
          <table:table-cell table:style-name="ce20"/>
          <table:table-cell table:style-name="ce50" table:formula="of:=((100-[.F898])/100)*[.B8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6]&lt;&gt;&quot;&quot;;CONCATENATE(&quot;(&quot;;[Evidence.A886];&quot;) - &quot;;[Evidence.D886];&quot; - &quot;;[Evidence.E886];&quot;; [&quot;;[Evidence.H886];&quot;]&quot;);&quot;EMPTY&quot;)" office:value-type="string" office:string-value="EMPTY" calcext:value-type="string">
            <text:p>EMPTY</text:p>
          </table:table-cell>
          <table:table-cell table:style-name="ce21" table:formula="of:=[Evidence.F88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6]);2014-[Evidence.G886];&quot;&quot;)">
            <text:p/>
          </table:table-cell>
          <table:table-cell table:style-name="ce20"/>
          <table:table-cell table:style-name="ce50" table:formula="of:=((100-[.F899])/100)*[.B8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7]&lt;&gt;&quot;&quot;;CONCATENATE(&quot;(&quot;;[Evidence.A887];&quot;) - &quot;;[Evidence.D887];&quot; - &quot;;[Evidence.E887];&quot;; [&quot;;[Evidence.H887];&quot;]&quot;);&quot;EMPTY&quot;)" office:value-type="string" office:string-value="EMPTY" calcext:value-type="string">
            <text:p>EMPTY</text:p>
          </table:table-cell>
          <table:table-cell table:style-name="ce21" table:formula="of:=[Evidence.F88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7]);2014-[Evidence.G887];&quot;&quot;)">
            <text:p/>
          </table:table-cell>
          <table:table-cell table:style-name="ce20"/>
          <table:table-cell table:style-name="ce50" table:formula="of:=((100-[.F900])/100)*[.B9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8]&lt;&gt;&quot;&quot;;CONCATENATE(&quot;(&quot;;[Evidence.A888];&quot;) - &quot;;[Evidence.D888];&quot; - &quot;;[Evidence.E888];&quot;; [&quot;;[Evidence.H888];&quot;]&quot;);&quot;EMPTY&quot;)" office:value-type="string" office:string-value="EMPTY" calcext:value-type="string">
            <text:p>EMPTY</text:p>
          </table:table-cell>
          <table:table-cell table:style-name="ce21" table:formula="of:=[Evidence.F88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8]);2014-[Evidence.G888];&quot;&quot;)">
            <text:p/>
          </table:table-cell>
          <table:table-cell table:style-name="ce20"/>
          <table:table-cell table:style-name="ce50" table:formula="of:=((100-[.F901])/100)*[.B9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89]&lt;&gt;&quot;&quot;;CONCATENATE(&quot;(&quot;;[Evidence.A889];&quot;) - &quot;;[Evidence.D889];&quot; - &quot;;[Evidence.E889];&quot;; [&quot;;[Evidence.H889];&quot;]&quot;);&quot;EMPTY&quot;)" office:value-type="string" office:string-value="EMPTY" calcext:value-type="string">
            <text:p>EMPTY</text:p>
          </table:table-cell>
          <table:table-cell table:style-name="ce21" table:formula="of:=[Evidence.F88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89]);2014-[Evidence.G889];&quot;&quot;)">
            <text:p/>
          </table:table-cell>
          <table:table-cell table:style-name="ce20"/>
          <table:table-cell table:style-name="ce50" table:formula="of:=((100-[.F902])/100)*[.B9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0]&lt;&gt;&quot;&quot;;CONCATENATE(&quot;(&quot;;[Evidence.A890];&quot;) - &quot;;[Evidence.D890];&quot; - &quot;;[Evidence.E890];&quot;; [&quot;;[Evidence.H890];&quot;]&quot;);&quot;EMPTY&quot;)" office:value-type="string" office:string-value="EMPTY" calcext:value-type="string">
            <text:p>EMPTY</text:p>
          </table:table-cell>
          <table:table-cell table:style-name="ce21" table:formula="of:=[Evidence.F89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0]);2014-[Evidence.G890];&quot;&quot;)">
            <text:p/>
          </table:table-cell>
          <table:table-cell table:style-name="ce20"/>
          <table:table-cell table:style-name="ce50" table:formula="of:=((100-[.F903])/100)*[.B9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1]&lt;&gt;&quot;&quot;;CONCATENATE(&quot;(&quot;;[Evidence.A891];&quot;) - &quot;;[Evidence.D891];&quot; - &quot;;[Evidence.E891];&quot;; [&quot;;[Evidence.H891];&quot;]&quot;);&quot;EMPTY&quot;)" office:value-type="string" office:string-value="EMPTY" calcext:value-type="string">
            <text:p>EMPTY</text:p>
          </table:table-cell>
          <table:table-cell table:style-name="ce21" table:formula="of:=[Evidence.F89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1]);2014-[Evidence.G891];&quot;&quot;)">
            <text:p/>
          </table:table-cell>
          <table:table-cell table:style-name="ce20"/>
          <table:table-cell table:style-name="ce50" table:formula="of:=((100-[.F904])/100)*[.B9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2]&lt;&gt;&quot;&quot;;CONCATENATE(&quot;(&quot;;[Evidence.A892];&quot;) - &quot;;[Evidence.D892];&quot; - &quot;;[Evidence.E892];&quot;; [&quot;;[Evidence.H892];&quot;]&quot;);&quot;EMPTY&quot;)" office:value-type="string" office:string-value="EMPTY" calcext:value-type="string">
            <text:p>EMPTY</text:p>
          </table:table-cell>
          <table:table-cell table:style-name="ce21" table:formula="of:=[Evidence.F89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2]);2014-[Evidence.G892];&quot;&quot;)">
            <text:p/>
          </table:table-cell>
          <table:table-cell table:style-name="ce20"/>
          <table:table-cell table:style-name="ce50" table:formula="of:=((100-[.F905])/100)*[.B9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3]&lt;&gt;&quot;&quot;;CONCATENATE(&quot;(&quot;;[Evidence.A893];&quot;) - &quot;;[Evidence.D893];&quot; - &quot;;[Evidence.E893];&quot;; [&quot;;[Evidence.H893];&quot;]&quot;);&quot;EMPTY&quot;)" office:value-type="string" office:string-value="EMPTY" calcext:value-type="string">
            <text:p>EMPTY</text:p>
          </table:table-cell>
          <table:table-cell table:style-name="ce21" table:formula="of:=[Evidence.F89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3]);2014-[Evidence.G893];&quot;&quot;)">
            <text:p/>
          </table:table-cell>
          <table:table-cell table:style-name="ce20"/>
          <table:table-cell table:style-name="ce50" table:formula="of:=((100-[.F906])/100)*[.B9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4]&lt;&gt;&quot;&quot;;CONCATENATE(&quot;(&quot;;[Evidence.A894];&quot;) - &quot;;[Evidence.D894];&quot; - &quot;;[Evidence.E894];&quot;; [&quot;;[Evidence.H894];&quot;]&quot;);&quot;EMPTY&quot;)" office:value-type="string" office:string-value="EMPTY" calcext:value-type="string">
            <text:p>EMPTY</text:p>
          </table:table-cell>
          <table:table-cell table:style-name="ce21" table:formula="of:=[Evidence.F89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4]);2014-[Evidence.G894];&quot;&quot;)">
            <text:p/>
          </table:table-cell>
          <table:table-cell table:style-name="ce20"/>
          <table:table-cell table:style-name="ce50" table:formula="of:=((100-[.F907])/100)*[.B9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5]&lt;&gt;&quot;&quot;;CONCATENATE(&quot;(&quot;;[Evidence.A895];&quot;) - &quot;;[Evidence.D895];&quot; - &quot;;[Evidence.E895];&quot;; [&quot;;[Evidence.H895];&quot;]&quot;);&quot;EMPTY&quot;)" office:value-type="string" office:string-value="EMPTY" calcext:value-type="string">
            <text:p>EMPTY</text:p>
          </table:table-cell>
          <table:table-cell table:style-name="ce21" table:formula="of:=[Evidence.F89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5]);2014-[Evidence.G895];&quot;&quot;)">
            <text:p/>
          </table:table-cell>
          <table:table-cell table:style-name="ce20"/>
          <table:table-cell table:style-name="ce50" table:formula="of:=((100-[.F908])/100)*[.B9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6]&lt;&gt;&quot;&quot;;CONCATENATE(&quot;(&quot;;[Evidence.A896];&quot;) - &quot;;[Evidence.D896];&quot; - &quot;;[Evidence.E896];&quot;; [&quot;;[Evidence.H896];&quot;]&quot;);&quot;EMPTY&quot;)" office:value-type="string" office:string-value="EMPTY" calcext:value-type="string">
            <text:p>EMPTY</text:p>
          </table:table-cell>
          <table:table-cell table:style-name="ce21" table:formula="of:=[Evidence.F89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6]);2014-[Evidence.G896];&quot;&quot;)">
            <text:p/>
          </table:table-cell>
          <table:table-cell table:style-name="ce20"/>
          <table:table-cell table:style-name="ce50" table:formula="of:=((100-[.F909])/100)*[.B9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7]&lt;&gt;&quot;&quot;;CONCATENATE(&quot;(&quot;;[Evidence.A897];&quot;) - &quot;;[Evidence.D897];&quot; - &quot;;[Evidence.E897];&quot;; [&quot;;[Evidence.H897];&quot;]&quot;);&quot;EMPTY&quot;)" office:value-type="string" office:string-value="EMPTY" calcext:value-type="string">
            <text:p>EMPTY</text:p>
          </table:table-cell>
          <table:table-cell table:style-name="ce21" table:formula="of:=[Evidence.F89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7]);2014-[Evidence.G897];&quot;&quot;)">
            <text:p/>
          </table:table-cell>
          <table:table-cell table:style-name="ce20"/>
          <table:table-cell table:style-name="ce50" table:formula="of:=((100-[.F910])/100)*[.B9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8]&lt;&gt;&quot;&quot;;CONCATENATE(&quot;(&quot;;[Evidence.A898];&quot;) - &quot;;[Evidence.D898];&quot; - &quot;;[Evidence.E898];&quot;; [&quot;;[Evidence.H898];&quot;]&quot;);&quot;EMPTY&quot;)" office:value-type="string" office:string-value="EMPTY" calcext:value-type="string">
            <text:p>EMPTY</text:p>
          </table:table-cell>
          <table:table-cell table:style-name="ce21" table:formula="of:=[Evidence.F89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8]);2014-[Evidence.G898];&quot;&quot;)">
            <text:p/>
          </table:table-cell>
          <table:table-cell table:style-name="ce20"/>
          <table:table-cell table:style-name="ce50" table:formula="of:=((100-[.F911])/100)*[.B9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899]&lt;&gt;&quot;&quot;;CONCATENATE(&quot;(&quot;;[Evidence.A899];&quot;) - &quot;;[Evidence.D899];&quot; - &quot;;[Evidence.E899];&quot;; [&quot;;[Evidence.H899];&quot;]&quot;);&quot;EMPTY&quot;)" office:value-type="string" office:string-value="EMPTY" calcext:value-type="string">
            <text:p>EMPTY</text:p>
          </table:table-cell>
          <table:table-cell table:style-name="ce21" table:formula="of:=[Evidence.F89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899]);2014-[Evidence.G899];&quot;&quot;)">
            <text:p/>
          </table:table-cell>
          <table:table-cell table:style-name="ce20"/>
          <table:table-cell table:style-name="ce50" table:formula="of:=((100-[.F912])/100)*[.B9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0]&lt;&gt;&quot;&quot;;CONCATENATE(&quot;(&quot;;[Evidence.A900];&quot;) - &quot;;[Evidence.D900];&quot; - &quot;;[Evidence.E900];&quot;; [&quot;;[Evidence.H900];&quot;]&quot;);&quot;EMPTY&quot;)" office:value-type="string" office:string-value="EMPTY" calcext:value-type="string">
            <text:p>EMPTY</text:p>
          </table:table-cell>
          <table:table-cell table:style-name="ce21" table:formula="of:=[Evidence.F90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0]);2014-[Evidence.G900];&quot;&quot;)">
            <text:p/>
          </table:table-cell>
          <table:table-cell table:style-name="ce20"/>
          <table:table-cell table:style-name="ce50" table:formula="of:=((100-[.F913])/100)*[.B9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1]&lt;&gt;&quot;&quot;;CONCATENATE(&quot;(&quot;;[Evidence.A901];&quot;) - &quot;;[Evidence.D901];&quot; - &quot;;[Evidence.E901];&quot;; [&quot;;[Evidence.H901];&quot;]&quot;);&quot;EMPTY&quot;)" office:value-type="string" office:string-value="EMPTY" calcext:value-type="string">
            <text:p>EMPTY</text:p>
          </table:table-cell>
          <table:table-cell table:style-name="ce21" table:formula="of:=[Evidence.F90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1]);2014-[Evidence.G901];&quot;&quot;)">
            <text:p/>
          </table:table-cell>
          <table:table-cell table:style-name="ce20"/>
          <table:table-cell table:style-name="ce50" table:formula="of:=((100-[.F914])/100)*[.B9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2]&lt;&gt;&quot;&quot;;CONCATENATE(&quot;(&quot;;[Evidence.A902];&quot;) - &quot;;[Evidence.D902];&quot; - &quot;;[Evidence.E902];&quot;; [&quot;;[Evidence.H902];&quot;]&quot;);&quot;EMPTY&quot;)" office:value-type="string" office:string-value="EMPTY" calcext:value-type="string">
            <text:p>EMPTY</text:p>
          </table:table-cell>
          <table:table-cell table:style-name="ce21" table:formula="of:=[Evidence.F90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2]);2014-[Evidence.G902];&quot;&quot;)">
            <text:p/>
          </table:table-cell>
          <table:table-cell table:style-name="ce20"/>
          <table:table-cell table:style-name="ce50" table:formula="of:=((100-[.F915])/100)*[.B9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3]&lt;&gt;&quot;&quot;;CONCATENATE(&quot;(&quot;;[Evidence.A903];&quot;) - &quot;;[Evidence.D903];&quot; - &quot;;[Evidence.E903];&quot;; [&quot;;[Evidence.H903];&quot;]&quot;);&quot;EMPTY&quot;)" office:value-type="string" office:string-value="EMPTY" calcext:value-type="string">
            <text:p>EMPTY</text:p>
          </table:table-cell>
          <table:table-cell table:style-name="ce21" table:formula="of:=[Evidence.F90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3]);2014-[Evidence.G903];&quot;&quot;)">
            <text:p/>
          </table:table-cell>
          <table:table-cell table:style-name="ce20"/>
          <table:table-cell table:style-name="ce50" table:formula="of:=((100-[.F916])/100)*[.B9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4]&lt;&gt;&quot;&quot;;CONCATENATE(&quot;(&quot;;[Evidence.A904];&quot;) - &quot;;[Evidence.D904];&quot; - &quot;;[Evidence.E904];&quot;; [&quot;;[Evidence.H904];&quot;]&quot;);&quot;EMPTY&quot;)" office:value-type="string" office:string-value="EMPTY" calcext:value-type="string">
            <text:p>EMPTY</text:p>
          </table:table-cell>
          <table:table-cell table:style-name="ce21" table:formula="of:=[Evidence.F90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4]);2014-[Evidence.G904];&quot;&quot;)">
            <text:p/>
          </table:table-cell>
          <table:table-cell table:style-name="ce20"/>
          <table:table-cell table:style-name="ce50" table:formula="of:=((100-[.F917])/100)*[.B9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5]&lt;&gt;&quot;&quot;;CONCATENATE(&quot;(&quot;;[Evidence.A905];&quot;) - &quot;;[Evidence.D905];&quot; - &quot;;[Evidence.E905];&quot;; [&quot;;[Evidence.H905];&quot;]&quot;);&quot;EMPTY&quot;)" office:value-type="string" office:string-value="EMPTY" calcext:value-type="string">
            <text:p>EMPTY</text:p>
          </table:table-cell>
          <table:table-cell table:style-name="ce21" table:formula="of:=[Evidence.F90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5]);2014-[Evidence.G905];&quot;&quot;)">
            <text:p/>
          </table:table-cell>
          <table:table-cell table:style-name="ce20"/>
          <table:table-cell table:style-name="ce50" table:formula="of:=((100-[.F918])/100)*[.B9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6]&lt;&gt;&quot;&quot;;CONCATENATE(&quot;(&quot;;[Evidence.A906];&quot;) - &quot;;[Evidence.D906];&quot; - &quot;;[Evidence.E906];&quot;; [&quot;;[Evidence.H906];&quot;]&quot;);&quot;EMPTY&quot;)" office:value-type="string" office:string-value="EMPTY" calcext:value-type="string">
            <text:p>EMPTY</text:p>
          </table:table-cell>
          <table:table-cell table:style-name="ce21" table:formula="of:=[Evidence.F90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6]);2014-[Evidence.G906];&quot;&quot;)">
            <text:p/>
          </table:table-cell>
          <table:table-cell table:style-name="ce20"/>
          <table:table-cell table:style-name="ce50" table:formula="of:=((100-[.F919])/100)*[.B9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7]&lt;&gt;&quot;&quot;;CONCATENATE(&quot;(&quot;;[Evidence.A907];&quot;) - &quot;;[Evidence.D907];&quot; - &quot;;[Evidence.E907];&quot;; [&quot;;[Evidence.H907];&quot;]&quot;);&quot;EMPTY&quot;)" office:value-type="string" office:string-value="EMPTY" calcext:value-type="string">
            <text:p>EMPTY</text:p>
          </table:table-cell>
          <table:table-cell table:style-name="ce21" table:formula="of:=[Evidence.F90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7]);2014-[Evidence.G907];&quot;&quot;)">
            <text:p/>
          </table:table-cell>
          <table:table-cell table:style-name="ce20"/>
          <table:table-cell table:style-name="ce50" table:formula="of:=((100-[.F920])/100)*[.B9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8]&lt;&gt;&quot;&quot;;CONCATENATE(&quot;(&quot;;[Evidence.A908];&quot;) - &quot;;[Evidence.D908];&quot; - &quot;;[Evidence.E908];&quot;; [&quot;;[Evidence.H908];&quot;]&quot;);&quot;EMPTY&quot;)" office:value-type="string" office:string-value="EMPTY" calcext:value-type="string">
            <text:p>EMPTY</text:p>
          </table:table-cell>
          <table:table-cell table:style-name="ce21" table:formula="of:=[Evidence.F90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8]);2014-[Evidence.G908];&quot;&quot;)">
            <text:p/>
          </table:table-cell>
          <table:table-cell table:style-name="ce20"/>
          <table:table-cell table:style-name="ce50" table:formula="of:=((100-[.F921])/100)*[.B9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09]&lt;&gt;&quot;&quot;;CONCATENATE(&quot;(&quot;;[Evidence.A909];&quot;) - &quot;;[Evidence.D909];&quot; - &quot;;[Evidence.E909];&quot;; [&quot;;[Evidence.H909];&quot;]&quot;);&quot;EMPTY&quot;)" office:value-type="string" office:string-value="EMPTY" calcext:value-type="string">
            <text:p>EMPTY</text:p>
          </table:table-cell>
          <table:table-cell table:style-name="ce21" table:formula="of:=[Evidence.F90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09]);2014-[Evidence.G909];&quot;&quot;)">
            <text:p/>
          </table:table-cell>
          <table:table-cell table:style-name="ce20"/>
          <table:table-cell table:style-name="ce50" table:formula="of:=((100-[.F922])/100)*[.B9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0]&lt;&gt;&quot;&quot;;CONCATENATE(&quot;(&quot;;[Evidence.A910];&quot;) - &quot;;[Evidence.D910];&quot; - &quot;;[Evidence.E910];&quot;; [&quot;;[Evidence.H910];&quot;]&quot;);&quot;EMPTY&quot;)" office:value-type="string" office:string-value="EMPTY" calcext:value-type="string">
            <text:p>EMPTY</text:p>
          </table:table-cell>
          <table:table-cell table:style-name="ce21" table:formula="of:=[Evidence.F91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0]);2014-[Evidence.G910];&quot;&quot;)">
            <text:p/>
          </table:table-cell>
          <table:table-cell table:style-name="ce20"/>
          <table:table-cell table:style-name="ce50" table:formula="of:=((100-[.F923])/100)*[.B9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1]&lt;&gt;&quot;&quot;;CONCATENATE(&quot;(&quot;;[Evidence.A911];&quot;) - &quot;;[Evidence.D911];&quot; - &quot;;[Evidence.E911];&quot;; [&quot;;[Evidence.H911];&quot;]&quot;);&quot;EMPTY&quot;)" office:value-type="string" office:string-value="EMPTY" calcext:value-type="string">
            <text:p>EMPTY</text:p>
          </table:table-cell>
          <table:table-cell table:style-name="ce21" table:formula="of:=[Evidence.F91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1]);2014-[Evidence.G911];&quot;&quot;)">
            <text:p/>
          </table:table-cell>
          <table:table-cell table:style-name="ce20"/>
          <table:table-cell table:style-name="ce50" table:formula="of:=((100-[.F924])/100)*[.B9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2]&lt;&gt;&quot;&quot;;CONCATENATE(&quot;(&quot;;[Evidence.A912];&quot;) - &quot;;[Evidence.D912];&quot; - &quot;;[Evidence.E912];&quot;; [&quot;;[Evidence.H912];&quot;]&quot;);&quot;EMPTY&quot;)" office:value-type="string" office:string-value="EMPTY" calcext:value-type="string">
            <text:p>EMPTY</text:p>
          </table:table-cell>
          <table:table-cell table:style-name="ce21" table:formula="of:=[Evidence.F91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2]);2014-[Evidence.G912];&quot;&quot;)">
            <text:p/>
          </table:table-cell>
          <table:table-cell table:style-name="ce20"/>
          <table:table-cell table:style-name="ce50" table:formula="of:=((100-[.F925])/100)*[.B9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3]&lt;&gt;&quot;&quot;;CONCATENATE(&quot;(&quot;;[Evidence.A913];&quot;) - &quot;;[Evidence.D913];&quot; - &quot;;[Evidence.E913];&quot;; [&quot;;[Evidence.H913];&quot;]&quot;);&quot;EMPTY&quot;)" office:value-type="string" office:string-value="EMPTY" calcext:value-type="string">
            <text:p>EMPTY</text:p>
          </table:table-cell>
          <table:table-cell table:style-name="ce21" table:formula="of:=[Evidence.F91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3]);2014-[Evidence.G913];&quot;&quot;)">
            <text:p/>
          </table:table-cell>
          <table:table-cell table:style-name="ce20"/>
          <table:table-cell table:style-name="ce50" table:formula="of:=((100-[.F926])/100)*[.B9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4]&lt;&gt;&quot;&quot;;CONCATENATE(&quot;(&quot;;[Evidence.A914];&quot;) - &quot;;[Evidence.D914];&quot; - &quot;;[Evidence.E914];&quot;; [&quot;;[Evidence.H914];&quot;]&quot;);&quot;EMPTY&quot;)" office:value-type="string" office:string-value="EMPTY" calcext:value-type="string">
            <text:p>EMPTY</text:p>
          </table:table-cell>
          <table:table-cell table:style-name="ce21" table:formula="of:=[Evidence.F91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4]);2014-[Evidence.G914];&quot;&quot;)">
            <text:p/>
          </table:table-cell>
          <table:table-cell table:style-name="ce20"/>
          <table:table-cell table:style-name="ce50" table:formula="of:=((100-[.F927])/100)*[.B9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5]&lt;&gt;&quot;&quot;;CONCATENATE(&quot;(&quot;;[Evidence.A915];&quot;) - &quot;;[Evidence.D915];&quot; - &quot;;[Evidence.E915];&quot;; [&quot;;[Evidence.H915];&quot;]&quot;);&quot;EMPTY&quot;)" office:value-type="string" office:string-value="EMPTY" calcext:value-type="string">
            <text:p>EMPTY</text:p>
          </table:table-cell>
          <table:table-cell table:style-name="ce21" table:formula="of:=[Evidence.F91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5]);2014-[Evidence.G915];&quot;&quot;)">
            <text:p/>
          </table:table-cell>
          <table:table-cell table:style-name="ce20"/>
          <table:table-cell table:style-name="ce50" table:formula="of:=((100-[.F928])/100)*[.B9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6]&lt;&gt;&quot;&quot;;CONCATENATE(&quot;(&quot;;[Evidence.A916];&quot;) - &quot;;[Evidence.D916];&quot; - &quot;;[Evidence.E916];&quot;; [&quot;;[Evidence.H916];&quot;]&quot;);&quot;EMPTY&quot;)" office:value-type="string" office:string-value="EMPTY" calcext:value-type="string">
            <text:p>EMPTY</text:p>
          </table:table-cell>
          <table:table-cell table:style-name="ce21" table:formula="of:=[Evidence.F91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6]);2014-[Evidence.G916];&quot;&quot;)">
            <text:p/>
          </table:table-cell>
          <table:table-cell table:style-name="ce20"/>
          <table:table-cell table:style-name="ce50" table:formula="of:=((100-[.F929])/100)*[.B9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7]&lt;&gt;&quot;&quot;;CONCATENATE(&quot;(&quot;;[Evidence.A917];&quot;) - &quot;;[Evidence.D917];&quot; - &quot;;[Evidence.E917];&quot;; [&quot;;[Evidence.H917];&quot;]&quot;);&quot;EMPTY&quot;)" office:value-type="string" office:string-value="EMPTY" calcext:value-type="string">
            <text:p>EMPTY</text:p>
          </table:table-cell>
          <table:table-cell table:style-name="ce21" table:formula="of:=[Evidence.F91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7]);2014-[Evidence.G917];&quot;&quot;)">
            <text:p/>
          </table:table-cell>
          <table:table-cell table:style-name="ce20"/>
          <table:table-cell table:style-name="ce50" table:formula="of:=((100-[.F930])/100)*[.B9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8]&lt;&gt;&quot;&quot;;CONCATENATE(&quot;(&quot;;[Evidence.A918];&quot;) - &quot;;[Evidence.D918];&quot; - &quot;;[Evidence.E918];&quot;; [&quot;;[Evidence.H918];&quot;]&quot;);&quot;EMPTY&quot;)" office:value-type="string" office:string-value="EMPTY" calcext:value-type="string">
            <text:p>EMPTY</text:p>
          </table:table-cell>
          <table:table-cell table:style-name="ce21" table:formula="of:=[Evidence.F91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8]);2014-[Evidence.G918];&quot;&quot;)">
            <text:p/>
          </table:table-cell>
          <table:table-cell table:style-name="ce20"/>
          <table:table-cell table:style-name="ce50" table:formula="of:=((100-[.F931])/100)*[.B9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19]&lt;&gt;&quot;&quot;;CONCATENATE(&quot;(&quot;;[Evidence.A919];&quot;) - &quot;;[Evidence.D919];&quot; - &quot;;[Evidence.E919];&quot;; [&quot;;[Evidence.H919];&quot;]&quot;);&quot;EMPTY&quot;)" office:value-type="string" office:string-value="EMPTY" calcext:value-type="string">
            <text:p>EMPTY</text:p>
          </table:table-cell>
          <table:table-cell table:style-name="ce21" table:formula="of:=[Evidence.F91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19]);2014-[Evidence.G919];&quot;&quot;)">
            <text:p/>
          </table:table-cell>
          <table:table-cell table:style-name="ce20"/>
          <table:table-cell table:style-name="ce50" table:formula="of:=((100-[.F932])/100)*[.B9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0]&lt;&gt;&quot;&quot;;CONCATENATE(&quot;(&quot;;[Evidence.A920];&quot;) - &quot;;[Evidence.D920];&quot; - &quot;;[Evidence.E920];&quot;; [&quot;;[Evidence.H920];&quot;]&quot;);&quot;EMPTY&quot;)" office:value-type="string" office:string-value="EMPTY" calcext:value-type="string">
            <text:p>EMPTY</text:p>
          </table:table-cell>
          <table:table-cell table:style-name="ce21" table:formula="of:=[Evidence.F92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0]);2014-[Evidence.G920];&quot;&quot;)">
            <text:p/>
          </table:table-cell>
          <table:table-cell table:style-name="ce20"/>
          <table:table-cell table:style-name="ce50" table:formula="of:=((100-[.F933])/100)*[.B9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1]&lt;&gt;&quot;&quot;;CONCATENATE(&quot;(&quot;;[Evidence.A921];&quot;) - &quot;;[Evidence.D921];&quot; - &quot;;[Evidence.E921];&quot;; [&quot;;[Evidence.H921];&quot;]&quot;);&quot;EMPTY&quot;)" office:value-type="string" office:string-value="EMPTY" calcext:value-type="string">
            <text:p>EMPTY</text:p>
          </table:table-cell>
          <table:table-cell table:style-name="ce21" table:formula="of:=[Evidence.F92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1]);2014-[Evidence.G921];&quot;&quot;)">
            <text:p/>
          </table:table-cell>
          <table:table-cell table:style-name="ce20"/>
          <table:table-cell table:style-name="ce50" table:formula="of:=((100-[.F934])/100)*[.B9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2]&lt;&gt;&quot;&quot;;CONCATENATE(&quot;(&quot;;[Evidence.A922];&quot;) - &quot;;[Evidence.D922];&quot; - &quot;;[Evidence.E922];&quot;; [&quot;;[Evidence.H922];&quot;]&quot;);&quot;EMPTY&quot;)" office:value-type="string" office:string-value="EMPTY" calcext:value-type="string">
            <text:p>EMPTY</text:p>
          </table:table-cell>
          <table:table-cell table:style-name="ce21" table:formula="of:=[Evidence.F92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2]);2014-[Evidence.G922];&quot;&quot;)">
            <text:p/>
          </table:table-cell>
          <table:table-cell table:style-name="ce20"/>
          <table:table-cell table:style-name="ce50" table:formula="of:=((100-[.F935])/100)*[.B9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3]&lt;&gt;&quot;&quot;;CONCATENATE(&quot;(&quot;;[Evidence.A923];&quot;) - &quot;;[Evidence.D923];&quot; - &quot;;[Evidence.E923];&quot;; [&quot;;[Evidence.H923];&quot;]&quot;);&quot;EMPTY&quot;)" office:value-type="string" office:string-value="EMPTY" calcext:value-type="string">
            <text:p>EMPTY</text:p>
          </table:table-cell>
          <table:table-cell table:style-name="ce21" table:formula="of:=[Evidence.F92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3]);2014-[Evidence.G923];&quot;&quot;)">
            <text:p/>
          </table:table-cell>
          <table:table-cell table:style-name="ce20"/>
          <table:table-cell table:style-name="ce50" table:formula="of:=((100-[.F936])/100)*[.B9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4]&lt;&gt;&quot;&quot;;CONCATENATE(&quot;(&quot;;[Evidence.A924];&quot;) - &quot;;[Evidence.D924];&quot; - &quot;;[Evidence.E924];&quot;; [&quot;;[Evidence.H924];&quot;]&quot;);&quot;EMPTY&quot;)" office:value-type="string" office:string-value="EMPTY" calcext:value-type="string">
            <text:p>EMPTY</text:p>
          </table:table-cell>
          <table:table-cell table:style-name="ce21" table:formula="of:=[Evidence.F92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4]);2014-[Evidence.G924];&quot;&quot;)">
            <text:p/>
          </table:table-cell>
          <table:table-cell table:style-name="ce20"/>
          <table:table-cell table:style-name="ce50" table:formula="of:=((100-[.F937])/100)*[.B9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5]&lt;&gt;&quot;&quot;;CONCATENATE(&quot;(&quot;;[Evidence.A925];&quot;) - &quot;;[Evidence.D925];&quot; - &quot;;[Evidence.E925];&quot;; [&quot;;[Evidence.H925];&quot;]&quot;);&quot;EMPTY&quot;)" office:value-type="string" office:string-value="EMPTY" calcext:value-type="string">
            <text:p>EMPTY</text:p>
          </table:table-cell>
          <table:table-cell table:style-name="ce21" table:formula="of:=[Evidence.F92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5]);2014-[Evidence.G925];&quot;&quot;)">
            <text:p/>
          </table:table-cell>
          <table:table-cell table:style-name="ce20"/>
          <table:table-cell table:style-name="ce50" table:formula="of:=((100-[.F938])/100)*[.B9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6]&lt;&gt;&quot;&quot;;CONCATENATE(&quot;(&quot;;[Evidence.A926];&quot;) - &quot;;[Evidence.D926];&quot; - &quot;;[Evidence.E926];&quot;; [&quot;;[Evidence.H926];&quot;]&quot;);&quot;EMPTY&quot;)" office:value-type="string" office:string-value="EMPTY" calcext:value-type="string">
            <text:p>EMPTY</text:p>
          </table:table-cell>
          <table:table-cell table:style-name="ce21" table:formula="of:=[Evidence.F92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6]);2014-[Evidence.G926];&quot;&quot;)">
            <text:p/>
          </table:table-cell>
          <table:table-cell table:style-name="ce20"/>
          <table:table-cell table:style-name="ce50" table:formula="of:=((100-[.F939])/100)*[.B9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7]&lt;&gt;&quot;&quot;;CONCATENATE(&quot;(&quot;;[Evidence.A927];&quot;) - &quot;;[Evidence.D927];&quot; - &quot;;[Evidence.E927];&quot;; [&quot;;[Evidence.H927];&quot;]&quot;);&quot;EMPTY&quot;)" office:value-type="string" office:string-value="EMPTY" calcext:value-type="string">
            <text:p>EMPTY</text:p>
          </table:table-cell>
          <table:table-cell table:style-name="ce21" table:formula="of:=[Evidence.F92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7]);2014-[Evidence.G927];&quot;&quot;)">
            <text:p/>
          </table:table-cell>
          <table:table-cell table:style-name="ce20"/>
          <table:table-cell table:style-name="ce50" table:formula="of:=((100-[.F940])/100)*[.B9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8]&lt;&gt;&quot;&quot;;CONCATENATE(&quot;(&quot;;[Evidence.A928];&quot;) - &quot;;[Evidence.D928];&quot; - &quot;;[Evidence.E928];&quot;; [&quot;;[Evidence.H928];&quot;]&quot;);&quot;EMPTY&quot;)" office:value-type="string" office:string-value="EMPTY" calcext:value-type="string">
            <text:p>EMPTY</text:p>
          </table:table-cell>
          <table:table-cell table:style-name="ce21" table:formula="of:=[Evidence.F92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8]);2014-[Evidence.G928];&quot;&quot;)">
            <text:p/>
          </table:table-cell>
          <table:table-cell table:style-name="ce20"/>
          <table:table-cell table:style-name="ce50" table:formula="of:=((100-[.F941])/100)*[.B9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29]&lt;&gt;&quot;&quot;;CONCATENATE(&quot;(&quot;;[Evidence.A929];&quot;) - &quot;;[Evidence.D929];&quot; - &quot;;[Evidence.E929];&quot;; [&quot;;[Evidence.H929];&quot;]&quot;);&quot;EMPTY&quot;)" office:value-type="string" office:string-value="EMPTY" calcext:value-type="string">
            <text:p>EMPTY</text:p>
          </table:table-cell>
          <table:table-cell table:style-name="ce21" table:formula="of:=[Evidence.F92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29]);2014-[Evidence.G929];&quot;&quot;)">
            <text:p/>
          </table:table-cell>
          <table:table-cell table:style-name="ce20"/>
          <table:table-cell table:style-name="ce50" table:formula="of:=((100-[.F942])/100)*[.B9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0]&lt;&gt;&quot;&quot;;CONCATENATE(&quot;(&quot;;[Evidence.A930];&quot;) - &quot;;[Evidence.D930];&quot; - &quot;;[Evidence.E930];&quot;; [&quot;;[Evidence.H930];&quot;]&quot;);&quot;EMPTY&quot;)" office:value-type="string" office:string-value="EMPTY" calcext:value-type="string">
            <text:p>EMPTY</text:p>
          </table:table-cell>
          <table:table-cell table:style-name="ce21" table:formula="of:=[Evidence.F93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0]);2014-[Evidence.G930];&quot;&quot;)">
            <text:p/>
          </table:table-cell>
          <table:table-cell table:style-name="ce20"/>
          <table:table-cell table:style-name="ce50" table:formula="of:=((100-[.F943])/100)*[.B9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1]&lt;&gt;&quot;&quot;;CONCATENATE(&quot;(&quot;;[Evidence.A931];&quot;) - &quot;;[Evidence.D931];&quot; - &quot;;[Evidence.E931];&quot;; [&quot;;[Evidence.H931];&quot;]&quot;);&quot;EMPTY&quot;)" office:value-type="string" office:string-value="EMPTY" calcext:value-type="string">
            <text:p>EMPTY</text:p>
          </table:table-cell>
          <table:table-cell table:style-name="ce21" table:formula="of:=[Evidence.F93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1]);2014-[Evidence.G931];&quot;&quot;)">
            <text:p/>
          </table:table-cell>
          <table:table-cell table:style-name="ce20"/>
          <table:table-cell table:style-name="ce50" table:formula="of:=((100-[.F944])/100)*[.B9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2]&lt;&gt;&quot;&quot;;CONCATENATE(&quot;(&quot;;[Evidence.A932];&quot;) - &quot;;[Evidence.D932];&quot; - &quot;;[Evidence.E932];&quot;; [&quot;;[Evidence.H932];&quot;]&quot;);&quot;EMPTY&quot;)" office:value-type="string" office:string-value="EMPTY" calcext:value-type="string">
            <text:p>EMPTY</text:p>
          </table:table-cell>
          <table:table-cell table:style-name="ce21" table:formula="of:=[Evidence.F93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2]);2014-[Evidence.G932];&quot;&quot;)">
            <text:p/>
          </table:table-cell>
          <table:table-cell table:style-name="ce20"/>
          <table:table-cell table:style-name="ce50" table:formula="of:=((100-[.F945])/100)*[.B9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3]&lt;&gt;&quot;&quot;;CONCATENATE(&quot;(&quot;;[Evidence.A933];&quot;) - &quot;;[Evidence.D933];&quot; - &quot;;[Evidence.E933];&quot;; [&quot;;[Evidence.H933];&quot;]&quot;);&quot;EMPTY&quot;)" office:value-type="string" office:string-value="EMPTY" calcext:value-type="string">
            <text:p>EMPTY</text:p>
          </table:table-cell>
          <table:table-cell table:style-name="ce21" table:formula="of:=[Evidence.F93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3]);2014-[Evidence.G933];&quot;&quot;)">
            <text:p/>
          </table:table-cell>
          <table:table-cell table:style-name="ce20"/>
          <table:table-cell table:style-name="ce50" table:formula="of:=((100-[.F946])/100)*[.B9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4]&lt;&gt;&quot;&quot;;CONCATENATE(&quot;(&quot;;[Evidence.A934];&quot;) - &quot;;[Evidence.D934];&quot; - &quot;;[Evidence.E934];&quot;; [&quot;;[Evidence.H934];&quot;]&quot;);&quot;EMPTY&quot;)" office:value-type="string" office:string-value="EMPTY" calcext:value-type="string">
            <text:p>EMPTY</text:p>
          </table:table-cell>
          <table:table-cell table:style-name="ce21" table:formula="of:=[Evidence.F93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4]);2014-[Evidence.G934];&quot;&quot;)">
            <text:p/>
          </table:table-cell>
          <table:table-cell table:style-name="ce20"/>
          <table:table-cell table:style-name="ce50" table:formula="of:=((100-[.F947])/100)*[.B9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5]&lt;&gt;&quot;&quot;;CONCATENATE(&quot;(&quot;;[Evidence.A935];&quot;) - &quot;;[Evidence.D935];&quot; - &quot;;[Evidence.E935];&quot;; [&quot;;[Evidence.H935];&quot;]&quot;);&quot;EMPTY&quot;)" office:value-type="string" office:string-value="EMPTY" calcext:value-type="string">
            <text:p>EMPTY</text:p>
          </table:table-cell>
          <table:table-cell table:style-name="ce21" table:formula="of:=[Evidence.F93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5]);2014-[Evidence.G935];&quot;&quot;)">
            <text:p/>
          </table:table-cell>
          <table:table-cell table:style-name="ce20"/>
          <table:table-cell table:style-name="ce50" table:formula="of:=((100-[.F948])/100)*[.B9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6]&lt;&gt;&quot;&quot;;CONCATENATE(&quot;(&quot;;[Evidence.A936];&quot;) - &quot;;[Evidence.D936];&quot; - &quot;;[Evidence.E936];&quot;; [&quot;;[Evidence.H936];&quot;]&quot;);&quot;EMPTY&quot;)" office:value-type="string" office:string-value="EMPTY" calcext:value-type="string">
            <text:p>EMPTY</text:p>
          </table:table-cell>
          <table:table-cell table:style-name="ce21" table:formula="of:=[Evidence.F93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6]);2014-[Evidence.G936];&quot;&quot;)">
            <text:p/>
          </table:table-cell>
          <table:table-cell table:style-name="ce20"/>
          <table:table-cell table:style-name="ce50" table:formula="of:=((100-[.F949])/100)*[.B9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7]&lt;&gt;&quot;&quot;;CONCATENATE(&quot;(&quot;;[Evidence.A937];&quot;) - &quot;;[Evidence.D937];&quot; - &quot;;[Evidence.E937];&quot;; [&quot;;[Evidence.H937];&quot;]&quot;);&quot;EMPTY&quot;)" office:value-type="string" office:string-value="EMPTY" calcext:value-type="string">
            <text:p>EMPTY</text:p>
          </table:table-cell>
          <table:table-cell table:style-name="ce21" table:formula="of:=[Evidence.F93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7]);2014-[Evidence.G937];&quot;&quot;)">
            <text:p/>
          </table:table-cell>
          <table:table-cell table:style-name="ce20"/>
          <table:table-cell table:style-name="ce50" table:formula="of:=((100-[.F950])/100)*[.B9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8]&lt;&gt;&quot;&quot;;CONCATENATE(&quot;(&quot;;[Evidence.A938];&quot;) - &quot;;[Evidence.D938];&quot; - &quot;;[Evidence.E938];&quot;; [&quot;;[Evidence.H938];&quot;]&quot;);&quot;EMPTY&quot;)" office:value-type="string" office:string-value="EMPTY" calcext:value-type="string">
            <text:p>EMPTY</text:p>
          </table:table-cell>
          <table:table-cell table:style-name="ce21" table:formula="of:=[Evidence.F93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8]);2014-[Evidence.G938];&quot;&quot;)">
            <text:p/>
          </table:table-cell>
          <table:table-cell table:style-name="ce20"/>
          <table:table-cell table:style-name="ce50" table:formula="of:=((100-[.F951])/100)*[.B9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39]&lt;&gt;&quot;&quot;;CONCATENATE(&quot;(&quot;;[Evidence.A939];&quot;) - &quot;;[Evidence.D939];&quot; - &quot;;[Evidence.E939];&quot;; [&quot;;[Evidence.H939];&quot;]&quot;);&quot;EMPTY&quot;)" office:value-type="string" office:string-value="EMPTY" calcext:value-type="string">
            <text:p>EMPTY</text:p>
          </table:table-cell>
          <table:table-cell table:style-name="ce21" table:formula="of:=[Evidence.F93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39]);2014-[Evidence.G939];&quot;&quot;)">
            <text:p/>
          </table:table-cell>
          <table:table-cell table:style-name="ce20"/>
          <table:table-cell table:style-name="ce50" table:formula="of:=((100-[.F952])/100)*[.B9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0]&lt;&gt;&quot;&quot;;CONCATENATE(&quot;(&quot;;[Evidence.A940];&quot;) - &quot;;[Evidence.D940];&quot; - &quot;;[Evidence.E940];&quot;; [&quot;;[Evidence.H940];&quot;]&quot;);&quot;EMPTY&quot;)" office:value-type="string" office:string-value="EMPTY" calcext:value-type="string">
            <text:p>EMPTY</text:p>
          </table:table-cell>
          <table:table-cell table:style-name="ce21" table:formula="of:=[Evidence.F94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0]);2014-[Evidence.G940];&quot;&quot;)">
            <text:p/>
          </table:table-cell>
          <table:table-cell table:style-name="ce20"/>
          <table:table-cell table:style-name="ce50" table:formula="of:=((100-[.F953])/100)*[.B9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1]&lt;&gt;&quot;&quot;;CONCATENATE(&quot;(&quot;;[Evidence.A941];&quot;) - &quot;;[Evidence.D941];&quot; - &quot;;[Evidence.E941];&quot;; [&quot;;[Evidence.H941];&quot;]&quot;);&quot;EMPTY&quot;)" office:value-type="string" office:string-value="EMPTY" calcext:value-type="string">
            <text:p>EMPTY</text:p>
          </table:table-cell>
          <table:table-cell table:style-name="ce21" table:formula="of:=[Evidence.F94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1]);2014-[Evidence.G941];&quot;&quot;)">
            <text:p/>
          </table:table-cell>
          <table:table-cell table:style-name="ce20"/>
          <table:table-cell table:style-name="ce50" table:formula="of:=((100-[.F954])/100)*[.B9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2]&lt;&gt;&quot;&quot;;CONCATENATE(&quot;(&quot;;[Evidence.A942];&quot;) - &quot;;[Evidence.D942];&quot; - &quot;;[Evidence.E942];&quot;; [&quot;;[Evidence.H942];&quot;]&quot;);&quot;EMPTY&quot;)" office:value-type="string" office:string-value="EMPTY" calcext:value-type="string">
            <text:p>EMPTY</text:p>
          </table:table-cell>
          <table:table-cell table:style-name="ce21" table:formula="of:=[Evidence.F94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2]);2014-[Evidence.G942];&quot;&quot;)">
            <text:p/>
          </table:table-cell>
          <table:table-cell table:style-name="ce20"/>
          <table:table-cell table:style-name="ce50" table:formula="of:=((100-[.F955])/100)*[.B9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3]&lt;&gt;&quot;&quot;;CONCATENATE(&quot;(&quot;;[Evidence.A943];&quot;) - &quot;;[Evidence.D943];&quot; - &quot;;[Evidence.E943];&quot;; [&quot;;[Evidence.H943];&quot;]&quot;);&quot;EMPTY&quot;)" office:value-type="string" office:string-value="EMPTY" calcext:value-type="string">
            <text:p>EMPTY</text:p>
          </table:table-cell>
          <table:table-cell table:style-name="ce21" table:formula="of:=[Evidence.F94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3]);2014-[Evidence.G943];&quot;&quot;)">
            <text:p/>
          </table:table-cell>
          <table:table-cell table:style-name="ce20"/>
          <table:table-cell table:style-name="ce50" table:formula="of:=((100-[.F956])/100)*[.B9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4]&lt;&gt;&quot;&quot;;CONCATENATE(&quot;(&quot;;[Evidence.A944];&quot;) - &quot;;[Evidence.D944];&quot; - &quot;;[Evidence.E944];&quot;; [&quot;;[Evidence.H944];&quot;]&quot;);&quot;EMPTY&quot;)" office:value-type="string" office:string-value="EMPTY" calcext:value-type="string">
            <text:p>EMPTY</text:p>
          </table:table-cell>
          <table:table-cell table:style-name="ce21" table:formula="of:=[Evidence.F94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4]);2014-[Evidence.G944];&quot;&quot;)">
            <text:p/>
          </table:table-cell>
          <table:table-cell table:style-name="ce20"/>
          <table:table-cell table:style-name="ce50" table:formula="of:=((100-[.F957])/100)*[.B9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5]&lt;&gt;&quot;&quot;;CONCATENATE(&quot;(&quot;;[Evidence.A945];&quot;) - &quot;;[Evidence.D945];&quot; - &quot;;[Evidence.E945];&quot;; [&quot;;[Evidence.H945];&quot;]&quot;);&quot;EMPTY&quot;)" office:value-type="string" office:string-value="EMPTY" calcext:value-type="string">
            <text:p>EMPTY</text:p>
          </table:table-cell>
          <table:table-cell table:style-name="ce21" table:formula="of:=[Evidence.F94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5]);2014-[Evidence.G945];&quot;&quot;)">
            <text:p/>
          </table:table-cell>
          <table:table-cell table:style-name="ce20"/>
          <table:table-cell table:style-name="ce50" table:formula="of:=((100-[.F958])/100)*[.B9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6]&lt;&gt;&quot;&quot;;CONCATENATE(&quot;(&quot;;[Evidence.A946];&quot;) - &quot;;[Evidence.D946];&quot; - &quot;;[Evidence.E946];&quot;; [&quot;;[Evidence.H946];&quot;]&quot;);&quot;EMPTY&quot;)" office:value-type="string" office:string-value="EMPTY" calcext:value-type="string">
            <text:p>EMPTY</text:p>
          </table:table-cell>
          <table:table-cell table:style-name="ce21" table:formula="of:=[Evidence.F94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6]);2014-[Evidence.G946];&quot;&quot;)">
            <text:p/>
          </table:table-cell>
          <table:table-cell table:style-name="ce20"/>
          <table:table-cell table:style-name="ce50" table:formula="of:=((100-[.F959])/100)*[.B9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7]&lt;&gt;&quot;&quot;;CONCATENATE(&quot;(&quot;;[Evidence.A947];&quot;) - &quot;;[Evidence.D947];&quot; - &quot;;[Evidence.E947];&quot;; [&quot;;[Evidence.H947];&quot;]&quot;);&quot;EMPTY&quot;)" office:value-type="string" office:string-value="EMPTY" calcext:value-type="string">
            <text:p>EMPTY</text:p>
          </table:table-cell>
          <table:table-cell table:style-name="ce21" table:formula="of:=[Evidence.F94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7]);2014-[Evidence.G947];&quot;&quot;)">
            <text:p/>
          </table:table-cell>
          <table:table-cell table:style-name="ce20"/>
          <table:table-cell table:style-name="ce50" table:formula="of:=((100-[.F960])/100)*[.B9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8]&lt;&gt;&quot;&quot;;CONCATENATE(&quot;(&quot;;[Evidence.A948];&quot;) - &quot;;[Evidence.D948];&quot; - &quot;;[Evidence.E948];&quot;; [&quot;;[Evidence.H948];&quot;]&quot;);&quot;EMPTY&quot;)" office:value-type="string" office:string-value="EMPTY" calcext:value-type="string">
            <text:p>EMPTY</text:p>
          </table:table-cell>
          <table:table-cell table:style-name="ce21" table:formula="of:=[Evidence.F948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8]);2014-[Evidence.G948];&quot;&quot;)">
            <text:p/>
          </table:table-cell>
          <table:table-cell table:style-name="ce20"/>
          <table:table-cell table:style-name="ce50" table:formula="of:=((100-[.F961])/100)*[.B9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49]&lt;&gt;&quot;&quot;;CONCATENATE(&quot;(&quot;;[Evidence.A949];&quot;) - &quot;;[Evidence.D949];&quot; - &quot;;[Evidence.E949];&quot;; [&quot;;[Evidence.H949];&quot;]&quot;);&quot;EMPTY&quot;)" office:value-type="string" office:string-value="EMPTY" calcext:value-type="string">
            <text:p>EMPTY</text:p>
          </table:table-cell>
          <table:table-cell table:style-name="ce21" table:formula="of:=[Evidence.F949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49]);2014-[Evidence.G949];&quot;&quot;)">
            <text:p/>
          </table:table-cell>
          <table:table-cell table:style-name="ce20"/>
          <table:table-cell table:style-name="ce50" table:formula="of:=((100-[.F962])/100)*[.B9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0]&lt;&gt;&quot;&quot;;CONCATENATE(&quot;(&quot;;[Evidence.A950];&quot;) - &quot;;[Evidence.D950];&quot; - &quot;;[Evidence.E950];&quot;; [&quot;;[Evidence.H950];&quot;]&quot;);&quot;EMPTY&quot;)" office:value-type="string" office:string-value="EMPTY" calcext:value-type="string">
            <text:p>EMPTY</text:p>
          </table:table-cell>
          <table:table-cell table:style-name="ce21" table:formula="of:=[Evidence.F950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0]);2014-[Evidence.G950];&quot;&quot;)">
            <text:p/>
          </table:table-cell>
          <table:table-cell table:style-name="ce20"/>
          <table:table-cell table:style-name="ce50" table:formula="of:=((100-[.F963])/100)*[.B9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1]&lt;&gt;&quot;&quot;;CONCATENATE(&quot;(&quot;;[Evidence.A951];&quot;) - &quot;;[Evidence.D951];&quot; - &quot;;[Evidence.E951];&quot;; [&quot;;[Evidence.H951];&quot;]&quot;);&quot;EMPTY&quot;)" office:value-type="string" office:string-value="EMPTY" calcext:value-type="string">
            <text:p>EMPTY</text:p>
          </table:table-cell>
          <table:table-cell table:style-name="ce21" table:formula="of:=[Evidence.F951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1]);2014-[Evidence.G951];&quot;&quot;)">
            <text:p/>
          </table:table-cell>
          <table:table-cell table:style-name="ce20"/>
          <table:table-cell table:style-name="ce50" table:formula="of:=((100-[.F964])/100)*[.B9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2]&lt;&gt;&quot;&quot;;CONCATENATE(&quot;(&quot;;[Evidence.A952];&quot;) - &quot;;[Evidence.D952];&quot; - &quot;;[Evidence.E952];&quot;; [&quot;;[Evidence.H952];&quot;]&quot;);&quot;EMPTY&quot;)" office:value-type="string" office:string-value="EMPTY" calcext:value-type="string">
            <text:p>EMPTY</text:p>
          </table:table-cell>
          <table:table-cell table:style-name="ce21" table:formula="of:=[Evidence.F952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2]);2014-[Evidence.G952];&quot;&quot;)">
            <text:p/>
          </table:table-cell>
          <table:table-cell table:style-name="ce20"/>
          <table:table-cell table:style-name="ce50" table:formula="of:=((100-[.F965])/100)*[.B9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3]&lt;&gt;&quot;&quot;;CONCATENATE(&quot;(&quot;;[Evidence.A953];&quot;) - &quot;;[Evidence.D953];&quot; - &quot;;[Evidence.E953];&quot;; [&quot;;[Evidence.H953];&quot;]&quot;);&quot;EMPTY&quot;)" office:value-type="string" office:string-value="EMPTY" calcext:value-type="string">
            <text:p>EMPTY</text:p>
          </table:table-cell>
          <table:table-cell table:style-name="ce21" table:formula="of:=[Evidence.F953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3]);2014-[Evidence.G953];&quot;&quot;)">
            <text:p/>
          </table:table-cell>
          <table:table-cell table:style-name="ce20"/>
          <table:table-cell table:style-name="ce50" table:formula="of:=((100-[.F966])/100)*[.B9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4]&lt;&gt;&quot;&quot;;CONCATENATE(&quot;(&quot;;[Evidence.A954];&quot;) - &quot;;[Evidence.D954];&quot; - &quot;;[Evidence.E954];&quot;; [&quot;;[Evidence.H954];&quot;]&quot;);&quot;EMPTY&quot;)" office:value-type="string" office:string-value="EMPTY" calcext:value-type="string">
            <text:p>EMPTY</text:p>
          </table:table-cell>
          <table:table-cell table:style-name="ce21" table:formula="of:=[Evidence.F954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4]);2014-[Evidence.G954];&quot;&quot;)">
            <text:p/>
          </table:table-cell>
          <table:table-cell table:style-name="ce20"/>
          <table:table-cell table:style-name="ce50" table:formula="of:=((100-[.F967])/100)*[.B9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5]&lt;&gt;&quot;&quot;;CONCATENATE(&quot;(&quot;;[Evidence.A955];&quot;) - &quot;;[Evidence.D955];&quot; - &quot;;[Evidence.E955];&quot;; [&quot;;[Evidence.H955];&quot;]&quot;);&quot;EMPTY&quot;)" office:value-type="string" office:string-value="EMPTY" calcext:value-type="string">
            <text:p>EMPTY</text:p>
          </table:table-cell>
          <table:table-cell table:style-name="ce21" table:formula="of:=[Evidence.F955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5]);2014-[Evidence.G955];&quot;&quot;)">
            <text:p/>
          </table:table-cell>
          <table:table-cell table:style-name="ce20"/>
          <table:table-cell table:style-name="ce50" table:formula="of:=((100-[.F968])/100)*[.B9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6]&lt;&gt;&quot;&quot;;CONCATENATE(&quot;(&quot;;[Evidence.A956];&quot;) - &quot;;[Evidence.D956];&quot; - &quot;;[Evidence.E956];&quot;; [&quot;;[Evidence.H956];&quot;]&quot;);&quot;EMPTY&quot;)" office:value-type="string" office:string-value="EMPTY" calcext:value-type="string">
            <text:p>EMPTY</text:p>
          </table:table-cell>
          <table:table-cell table:style-name="ce21" table:formula="of:=[Evidence.F956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6]);2014-[Evidence.G956];&quot;&quot;)">
            <text:p/>
          </table:table-cell>
          <table:table-cell table:style-name="ce20"/>
          <table:table-cell table:style-name="ce50" table:formula="of:=((100-[.F969])/100)*[.B9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957]&lt;&gt;&quot;&quot;;CONCATENATE(&quot;(&quot;;[Evidence.A957];&quot;) - &quot;;[Evidence.D957];&quot; - &quot;;[Evidence.E957];&quot;; [&quot;;[Evidence.H957];&quot;]&quot;);&quot;EMPTY&quot;)" office:value-type="string" office:string-value="EMPTY" calcext:value-type="string">
            <text:p>EMPTY</text:p>
          </table:table-cell>
          <table:table-cell table:style-name="ce21" table:formula="of:=[Evidence.F957]" office:value-type="float" office:value="0" calcext:value-type="float">
            <text:p>0 Kč</text:p>
          </table:table-cell>
          <table:table-cell table:style-name="ce27"/>
          <table:table-cell table:style-name="ce34"/>
          <table:table-cell table:style-name="ce34" table:formula="of:=IF(ISNUMBER([Evidence.G957]);2014-[Evidence.G957];&quot;&quot;)">
            <text:p/>
          </table:table-cell>
          <table:table-cell table:style-name="ce20"/>
          <table:table-cell table:style-name="ce50" table:formula="of:=((100-[.F970])/100)*[.B9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 calcext:value-type="string">
            <text:p>Celkem</text:p>
          </table:table-cell>
          <table:table-cell table:style-name="ce23" table:formula="of:=SUM([.B10:.B970])" office:value-type="currency" office:currency="CZK" office:value="513325" calcext:value-type="currency">
            <text:p>513,325.00 Kč </text:p>
          </table:table-cell>
          <table:table-cell table:style-name="ce28" table:formula="of:=SUM([.C10:.C970])" office:value-type="float" office:value="0" calcext:value-type="float">
            <text:p>0 Kč</text:p>
          </table:table-cell>
          <table:table-cell table:style-name="ce35" table:number-columns-repeated="2"/>
          <table:table-cell table:style-name="ce37"/>
          <table:table-cell table:style-name="ce52" table:formula="of:=((100-[.F972])/100)*[.C9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 table:number-rows-repeated="47">
          <table:table-cell table:number-columns-repeated="1024"/>
        </table:table-row>
        <table:table-row table:style-name="ro16" table:number-rows-repeated="1047554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roPojistovnNahrady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2"/>
        <table:table-column table:style-name="co13" table:default-cell-style-name="ce42"/>
        <table:table-column table:style-name="co12" table:number-columns-repeated="1017" table:default-cell-style-name="Default"/>
        <table:table-row table:style-name="ro11">
          <table:table-cell table:number-columns-repeated="1022"/>
        </table:table-row>
        <table:table-row table:style-name="ro12">
          <table:table-cell/>
          <table:table-cell table:style-name="ce43" office:value-type="string" calcext:value-type="string">
            <text:p>Ostatni plneni</text:p>
          </table:table-cell>
          <table:table-cell table:style-name="ce43"/>
          <table:table-cell table:style-name="ce46" table:number-columns-repeated="2"/>
          <table:table-cell table:style-name="ce43" table:number-columns-repeated="1017"/>
        </table:table-row>
        <table:table-row table:style-name="ro11">
          <table:table-cell table:number-columns-repeated="1022"/>
        </table:table-row>
        <table:table-row table:style-name="ro13">
          <table:table-cell office:value-type="string" calcext:value-type="string">
            <text:p>ID</text:p>
          </table:table-cell>
          <table:table-cell table:style-name="ce44" office:value-type="string" calcext:value-type="string">
            <text:p>Polozka</text:p>
          </table:table-cell>
          <table:table-cell table:style-name="ce44" office:value-type="string" calcext:value-type="string">
            <text:p>Popis</text:p>
          </table:table-cell>
          <table:table-cell table:style-name="ce47" office:value-type="string" calcext:value-type="string">
            <text:p>Cena</text:p>
          </table:table-cell>
          <table:table-cell table:style-name="ce47" office:value-type="string" calcext:value-type="string">
            <text:p>Faktura</text:p>
            <text:p>(jmeno souboru)</text:p>
          </table:table-cell>
          <table:table-cell table:style-name="ce44" table:number-columns-repeated="1017"/>
        </table:table-row>
        <table:table-row table:style-name="ro14">
          <table:table-cell table:number-columns-repeated="1022"/>
        </table:table-row>
        <table:table-row table:style-name="ro2">
          <table:table-cell table:style-name="ce42" office:value-type="string" calcext:value-type="string">
            <text:p>o1</text:p>
          </table:table-cell>
          <table:table-cell table:style-name="ce7" office:value-type="string" calcext:value-type="string">
            <text:p>Cisteni auta</text:p>
          </table:table-cell>
          <table:table-cell table:style-name="ce45" office:value-type="string" calcext:value-type="string">
            <text:p>Po manipulaci s kontaminovanou konfekcia vecmi.</text:p>
          </table:table-cell>
          <table:table-cell table:number-columns-repeated="1019"/>
        </table:table-row>
        <table:table-row table:style-name="ro11">
          <table:table-cell table:style-name="ce42" office:value-type="string" calcext:value-type="string">
            <text:p>o2</text:p>
          </table:table-cell>
          <table:table-cell office:value-type="string" calcext:value-type="string">
            <text:p>Prani vlast. Silami</text:p>
          </table:table-cell>
          <table:table-cell office:value-type="string" calcext:value-type="string">
            <text:p>Pocet prani: 50</text:p>
          </table:table-cell>
          <table:table-cell office:value-type="string" calcext:value-type="string">
            <text:p>DOPLNI POJ.</text:p>
          </table:table-cell>
          <table:table-cell office:value-type="string" calcext:value-type="string">
            <text:p>NE</text:p>
          </table:table-cell>
          <table:table-cell table:number-columns-repeated="1017"/>
        </table:table-row>
        <table:table-row table:style-name="ro11">
          <table:table-cell table:style-name="ce42" office:value-type="string" calcext:value-type="string">
            <text:p>o3</text:p>
          </table:table-cell>
          <table:table-cell office:value-type="string" calcext:value-type="string">
            <text:p>Pradelna</text:p>
          </table:table-cell>
          <table:table-cell office:value-type="string" calcext:value-type="string">
            <text:p>Kabaty a spol sat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O</text:p>
          </table:table-cell>
          <table:table-cell table:number-columns-repeated="1017"/>
        </table:table-row>
        <table:table-row table:style-name="ro11">
          <table:table-cell table:style-name="ce42" office:value-type="string" calcext:value-type="string">
            <text:p>o4</text:p>
          </table:table-cell>
          <table:table-cell office:value-type="string" calcext:value-type="string">
            <text:p>Pradelna</text:p>
          </table:table-cell>
          <table:table-cell office:value-type="string" calcext:value-type="string">
            <text:p>Lozni pradl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ANO</text:p>
          </table:table-cell>
          <table:table-cell table:number-columns-repeated="1017"/>
        </table:table-row>
        <table:table-row table:style-name="ro11">
          <table:table-cell table:style-name="ce42" office:value-type="string" calcext:value-type="string">
            <text:p>o5</text:p>
          </table:table-cell>
          <table:table-cell table:number-columns-repeated="1021"/>
        </table:table-row>
        <table:table-row table:style-name="ro11">
          <table:table-cell table:style-name="ce42" office:value-type="string" calcext:value-type="string">
            <text:p>o6</text:p>
          </table:table-cell>
          <table:table-cell table:number-columns-repeated="1021"/>
        </table:table-row>
        <table:table-row table:style-name="ro11">
          <table:table-cell table:style-name="ce42" office:value-type="string" calcext:value-type="string">
            <text:p>o7</text:p>
          </table:table-cell>
          <table:table-cell table:number-columns-repeated="1021"/>
        </table:table-row>
        <table:table-row table:style-name="ro11">
          <table:table-cell table:style-name="ce42" office:value-type="string" calcext:value-type="string">
            <text:p>o8</text:p>
          </table:table-cell>
          <table:table-cell table:number-columns-repeated="1021"/>
        </table:table-row>
        <table:table-row table:style-name="ro11">
          <table:table-cell table:style-name="ce42" office:value-type="string" calcext:value-type="string">
            <text:p>o9</text:p>
          </table:table-cell>
          <table:table-cell table:number-columns-repeated="1021"/>
        </table:table-row>
        <table:table-row table:style-name="ro11" table:number-rows-repeated="1048561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1"/>
        <table:table-column table:style-name="co20" table:default-cell-style-name="ce66"/>
        <table:table-column table:style-name="co21" table:default-cell-style-name="ce73"/>
        <table:table-column table:style-name="co22" table:default-cell-style-name="ce77"/>
        <table:table-column table:style-name="co23" table:default-cell-style-name="ce83"/>
        <table:table-column table:style-name="co24" table:default-cell-style-name="ce66"/>
        <table:table-column table:style-name="co12" table:default-cell-style-name="ce66"/>
        <table:table-column table:style-name="co25" table:default-cell-style-name="ce93"/>
        <table:table-column table:style-name="co25" table:default-cell-style-name="ce95"/>
        <table:table-column table:style-name="co26" table:default-cell-style-name="ce110"/>
        <table:table-column table:style-name="co27" table:default-cell-style-name="ce115"/>
        <table:table-column table:style-name="co12" table:number-columns-repeated="1002" table:default-cell-style-name="ce116"/>
        <table:table-column table:style-name="co12" table:number-columns-repeated="11" table:default-cell-style-name="Default"/>
        <table:table-row table:style-name="ro11">
          <table:table-cell/>
          <table:table-cell table:style-name="ce64"/>
          <table:table-cell table:style-name="ce70"/>
          <table:table-cell table:style-name="ce76"/>
          <table:table-cell table:style-name="ce82"/>
          <table:table-cell table:style-name="ce64" table:number-columns-repeated="2"/>
          <table:table-cell table:style-name="ce91" table:number-columns-repeated="2"/>
          <table:table-cell table:style-name="ce106" office:value-type="string" calcext:value-type="string">
            <text:p>Adr.Fotografie</text:p>
          </table:table-cell>
          <table:table-cell table:style-name="ce112" office:value-type="string" calcext:value-type="string">
            <text:p>Adr.Doklady</text:p>
          </table:table-cell>
          <table:table-cell table:number-columns-repeated="1013"/>
        </table:table-row>
        <table:table-row table:style-name="ro13">
          <table:table-cell/>
          <table:table-cell table:style-name="ce64"/>
          <table:table-cell table:style-name="ce71" office:value-type="string" calcext:value-type="string">
            <text:p>Generovany</text:p>
            <text:p>Podle foto.</text:p>
          </table:table-cell>
          <table:table-cell table:style-name="ce76"/>
          <table:table-cell table:style-name="ce82"/>
          <table:table-cell table:style-name="ce64" table:formula="of:=SUM([.F1:.F836])" office:value-type="string" office:string-value="" calcext:value-type="error">
            <text:p>Err:522</text:p>
          </table:table-cell>
          <table:table-cell table:style-name="ce64"/>
          <table:table-cell table:style-name="ce91" table:number-columns-repeated="2"/>
          <table:table-cell table:style-name="ce107" office:value-type="string" calcext:value-type="string">
            <text:p>/home/pmichalec/hg2g/workspace-popo/Evidence/foto</text:p>
          </table:table-cell>
          <table:table-cell table:style-name="ce107" office:value-type="string" calcext:value-type="string">
            <text:p>/home/pmichalec/hg2g/workspace-popo/Evidence/doklady</text:p>
          </table:table-cell>
          <table:table-cell table:number-columns-repeated="1013"/>
        </table:table-row>
        <table:table-row table:style-name="ro11">
          <table:table-cell/>
          <table:table-cell table:style-name="ce64"/>
          <table:table-cell table:style-name="ce70"/>
          <table:table-cell table:style-name="ce76"/>
          <table:table-cell table:style-name="ce82"/>
          <table:table-cell table:style-name="ce64" table:number-columns-repeated="2"/>
          <table:table-cell table:style-name="ce92"/>
          <table:table-cell table:style-name="ce91"/>
          <table:table-cell table:style-name="ce108"/>
          <table:table-cell table:style-name="ce113"/>
          <table:table-cell table:number-columns-repeated="1013"/>
        </table:table-row>
        <table:table-row table:style-name="ro13">
          <table:table-cell table:style-name="ce62" office:value-type="string" calcext:value-type="string">
            <text:p>ID</text:p>
          </table:table-cell>
          <table:table-cell table:style-name="ce65" office:value-type="string" calcext:value-type="string">
            <text:p>Typ</text:p>
            <text:p>[m/n]</text:p>
          </table:table-cell>
          <table:table-cell table:style-name="ce72" office:value-type="string" calcext:value-type="string">
            <text:p>Lokace</text:p>
            <text:p>Tag</text:p>
          </table:table-cell>
          <table:table-cell table:style-name="ce72" office:value-type="string" calcext:value-type="string">
            <text:p>Polozka</text:p>
            <text:p>[nazev]</text:p>
          </table:table-cell>
          <table:table-cell table:style-name="ce72" office:value-type="string" calcext:value-type="string">
            <text:p>Detail</text:p>
            <text:p>[znacka, typ, atp]</text:p>
          </table:table-cell>
          <table:table-cell table:style-name="ce65" office:value-type="string" calcext:value-type="string">
            <text:p>Cena</text:p>
            <text:p>[kc]</text:p>
          </table:table-cell>
          <table:table-cell table:style-name="ce65" office:value-type="string" calcext:value-type="string">
            <text:p>Rok</text:p>
            <text:p>Porizeni</text:p>
          </table:table-cell>
          <table:table-cell table:style-name="ce72" office:value-type="string" calcext:value-type="string">
            <text:p>Fotografie</text:p>
            <text:p>[jmeno]</text:p>
          </table:table-cell>
          <table:table-cell table:style-name="ce72" office:value-type="string" calcext:value-type="string">
            <text:p>Doklad</text:p>
            <text:p>[jmeno]</text:p>
          </table:table-cell>
          <table:table-cell table:style-name="ce109" office:value-type="string" calcext:value-type="string">
            <text:p>Fotografie</text:p>
            <text:p>[nahled]</text:p>
          </table:table-cell>
          <table:table-cell table:style-name="ce114" office:value-type="string" calcext:value-type="string">
            <text:p>Doklad</text:p>
            <text:p>[naled]</text:p>
          </table:table-cell>
          <table:table-cell table:style-name="ce62" table:number-columns-repeated="1002"/>
          <table:table-cell table:number-columns-repeated="1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e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Krups; espresso, typ nezname</text:p>
          </table:table-cell>
          <table:table-cell office:value-type="float" office:value="4000" calcext:value-type="float">
            <text:p>4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SC_7515.jpg</text:p>
          </table:table-cell>
          <table:table-cell office:value-type="string" calcext:value-type="string">
            <text:p>2.pdf</text:p>
          </table:table-cell>
          <table:table-cell table:formula="of:=IF([.H5]&lt;&gt;&quot;&quot;;HYPERLINK( CONCATENATE(&quot;file://&quot;;[.$J$2];VLOOKUP(LEFT([.H5];IF(               ISNUMBER(FIND(&quot; &quot;;[.H5]));FIND(&quot; &quot;;[.H5])-1;LEN([.H5])       )                );[Fotografie.$B$1:.$D$403];3;0);&quot;/&quot;;LEFT([.H5];IF(               ISNUMBER(FIND(&quot; &quot;;[.H5]));FIND(&quot; &quot;;[.H5])-1;LEN([.H5])       )                )));&quot;&quot;)" office:value-type="string" office:string-value="file:///home/pmichalec/hg2g/workspace-popo/Evidence/foto/DSC_7515.jpg" calcext:value-type="string">
            <text:p>file:///home/pmichalec/hg2g/workspace-popo/Evidence/foto/DSC_7515.jpg</text:p>
          </table:table-cell>
          <table:table-cell table:style-name="ce110" table:formula="of:=IF([.I5]&lt;&gt;&quot;&quot;;HYPERLINK( CONCATENATE(&quot;file://&quot;;[.$K$2];VLOOKUP(LEFT([.I5];IF(               ISNUMBER(FIND(&quot; &quot;;[.I5]));FIND(&quot; &quot;;[.I5])-1;LEN([.I5])       )                );[Doklady.$B$1:.$D$405];3;0);&quot;/&quot;;LEFT([.I5];IF(               ISNUMBER(FIND(&quot; &quot;;[.I5]));FIND(&quot; &quot;;[.I5])-1;LEN([.I5])       )                )) );&quot;&quot;)" office:value-type="string" office:string-value="file:///home/pmichalec/hg2g/workspace-popo/Evidence/doklady/2.pdf" calcext:value-type="string">
            <text:p>file:///home/pmichalec/hg2g/workspace-popo/Evidence/doklady/2.pdf</text:p>
          </table:table-cell>
          <table:table-cell table:number-columns-repeated="1013"/>
        </table:table-row>
        <table:table-row table:style-name="ro17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SUBSTITUTE(VLOOKUP(LEFT([.H6];IF(               ISNUMBER(FIND(&quot; &quot;;[.H6]));FIND(&quot; &quot;;[.H6])-1;LEN([.H6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; na prehledove foto, neni videt a nebyli identifikovany pozustatky v popelu.</text:p>
          </table:table-cell>
          <table:table-cell office:value-type="float" office:value="5000" calcext:value-type="float">
            <text:p>50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805.jpg</text:p>
          </table:table-cell>
          <table:table-cell office:value-type="string" calcext:value-type="string">
            <text:p>NENI</text:p>
          </table:table-cell>
          <table:table-cell table:formula="of:=IF([.H6]&lt;&gt;&quot;&quot;;HYPERLINK( CONCATENATE(&quot;file://&quot;;[.$J$2];VLOOKUP(LEFT([.H6];IF(               ISNUMBER(FIND(&quot; &quot;;[.H6]));FIND(&quot; &quot;;[.H6])-1;LEN([.H6])       )                );[Fotografie.$B$1:.$D$403];3;0);&quot;/&quot;;LEFT([.H6];IF(               ISNUMBER(FIND(&quot; &quot;;[.H6]));FIND(&quot; &quot;;[.H6])-1;LEN([.H6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110" table:formula="of:=IF([.I6]&lt;&gt;&quot;&quot;;HYPERLINK( CONCATENATE(&quot;file://&quot;;[.$K$2];VLOOKUP(LEFT([.I6];IF(               ISNUMBER(FIND(&quot; &quot;;[.I6]));FIND(&quot; &quot;;[.I6])-1;LEN([.I6])       )                );[Doklady.$B$1:.$D$405];3;0);&quot;/&quot;;LEFT([.I6];IF(               ISNUMBER(FIND(&quot; &quot;;[.I6]));FIND(&quot; &quot;;[.I6])-1;LEN([.I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SUBSTITUTE(VLOOKUP(LEFT([.H7];IF(               ISNUMBER(FIND(&quot; &quot;;[.H7]));FIND(&quot; &quot;;[.H7])-1;LEN([.H7])       )                );[Fotografie.$B$1:.$D$403];3;0);&quot;/&quot;;&quot; &quot;)" office:value-type="string" office:string-value="kuchyne spotrebice " calcext:value-type="string">
            <text:p>kuchyne spotrebice 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; 4kg, A+</text:p>
          </table:table-cell>
          <table:table-cell office:value-type="float" office:value="13500" calcext:value-type="float">
            <text:p>135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8.jpg 20140625_0023.jpg</text:p>
          </table:table-cell>
          <table:table-cell office:value-type="string" calcext:value-type="string">
            <text:p>NENI</text:p>
          </table:table-cell>
          <table:table-cell table:formula="of:=IF([.H7]&lt;&gt;&quot;&quot;;HYPERLINK( CONCATENATE(&quot;file://&quot;;[.$J$2];VLOOKUP(LEFT([.H7];IF(               ISNUMBER(FIND(&quot; &quot;;[.H7]));FIND(&quot; &quot;;[.H7])-1;LEN([.H7])       )                );[Fotografie.$B$1:.$D$403];3;0);&quot;/&quot;;LEFT([.H7];IF(               ISNUMBER(FIND(&quot; &quot;;[.H7]));FIND(&quot; &quot;;[.H7])-1;LEN([.H7])       )                )));&quot;&quot;)" office:value-type="string" office:string-value="file:///home/pmichalec/hg2g/workspace-popo/Evidence/fotokuchyne/spotrebice//_APE0798.jpg" calcext:value-type="string">
            <text:p>file:///home/pmichalec/hg2g/workspace-popo/Evidence/fotokuchyne/spotrebice//_APE0798.jpg</text:p>
          </table:table-cell>
          <table:table-cell table:style-name="ce110" table:formula="of:=IF([.I7]&lt;&gt;&quot;&quot;;HYPERLINK( CONCATENATE(&quot;file://&quot;;[.$K$2];VLOOKUP(LEFT([.I7];IF(               ISNUMBER(FIND(&quot; &quot;;[.I7]));FIND(&quot; &quot;;[.I7])-1;LEN([.I7])       )                );[Doklady.$B$1:.$D$405];3;0);&quot;/&quot;;LEFT([.I7];IF(               ISNUMBER(FIND(&quot; &quot;;[.I7]));FIND(&quot; &quot;;[.I7])-1;LEN([.I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style-name="ce63" table:formula="of:=[.A7]+1" office:value-type="float" office:value="4" calcext:value-type="float">
            <text:p>4</text:p>
          </table:table-cell>
          <table:table-cell table:style-name="ce67" office:value-type="string" calcext:value-type="string">
            <text:p>m</text:p>
          </table:table-cell>
          <table:table-cell table:style-name="ce74" table:formula="of:=SUBSTITUTE(VLOOKUP(LEFT([.H8];IF(               ISNUMBER(FIND(&quot; &quot;;[.H8]));FIND(&quot; &quot;;[.H8])-1;LEN([.H8])       )                );[Fotografie.$B$1:.$D$403];3;0);&quot;/&quot;;&quot; &quot;)" office:value-type="string" office:string-value="" calcext:value-type="error">
            <text:p>#VALUE!</text:p>
          </table:table-cell>
          <table:table-cell table:style-name="ce78" office:value-type="string" calcext:value-type="string">
            <text:p>podlahove listy</text:p>
          </table:table-cell>
          <table:table-cell table:style-name="ce84" office:value-type="string" calcext:value-type="string">
            <text:p>samolepici; <text:s/>kryti elekt.inst.k barovym svetl.</text:p>
          </table:table-cell>
          <table:table-cell table:style-name="ce67" table:number-columns-repeated="2"/>
          <table:table-cell table:style-name="ce94"/>
          <table:table-cell table:style-name="ce103"/>
          <table:table-cell table:formula="of:=IF([.H8]&lt;&gt;&quot;&quot;;HYPERLINK( CONCATENATE(&quot;file://&quot;;[.$J$2];VLOOKUP(LEFT([.H8];IF(               ISNUMBER(FIND(&quot; &quot;;[.H8]));FIND(&quot; &quot;;[.H8])-1;LEN([.H8])       )                );[Fotografie.$B$1:.$D$403];3;0);&quot;/&quot;;LEFT([.H8];IF(               ISNUMBER(FIND(&quot; &quot;;[.H8]));FIND(&quot; &quot;;[.H8])-1;LEN([.H8])       )                )));&quot;&quot;)">
            <text:p/>
          </table:table-cell>
          <table:table-cell table:style-name="ce110" table:formula="of:=IF([.I8]&lt;&gt;&quot;&quot;;HYPERLINK( CONCATENATE(&quot;file://&quot;;[.$K$2];VLOOKUP(LEFT([.I8];IF(               ISNUMBER(FIND(&quot; &quot;;[.I8]));FIND(&quot; &quot;;[.I8])-1;LEN([.I8])       )                );[Doklady.$B$1:.$D$405];3;0);&quot;/&quot;;LEFT([.I8];IF(               ISNUMBER(FIND(&quot; &quot;;[.I8]));FIND(&quot; &quot;;[.I8])-1;LEN([.I8])       )                )) );&quot;&quot;)">
            <text:p/>
          </table:table-cell>
          <table:table-cell table:style-name="ce117" table:number-columns-repeated="1002"/>
          <table:table-cell table:style-name="ce119" table:number-columns-repeated="11"/>
        </table:table-row>
        <table:table-row table:style-name="ro18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SUBSTITUTE(VLOOKUP(LEFT([.H9];IF(               ISNUMBER(FIND(&quot; &quot;;[.H9]));FIND(&quot; &quot;;[.H9])-1;LEN([.H9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kvetiny</text:p>
          </table:table-cell>
          <table:table-cell office:value-type="string" calcext:value-type="string">
            <text:p>Okrasne kvetiny vcetne kvetinace</text:p>
            <text:p>2x orchidej</text:p>
            <text:p>1x kvetinac pro orchydej</text:p>
            <text:p>2x bylinky</text:p>
            <text:p>2x kvetinac pro bylinky; </text:p>
            <text:p/>
            <text:p><text:a xlink:href="http://www.ikea.com/cz/cs/catalog/products/40148542/" xlink:type="simple">http://www.ikea.com/cz/cs/catalog/products/40148542/</text:a></text:p>
            <text:p><text:a xlink:href="http://www.ikea.com/cz/cs/catalog/products/10221261/" xlink:type="simple">http://www.ikea.com/cz/cs/catalog/products/10221261/</text:a></text:p>
          </table:table-cell>
          <table:table-cell table:formula="of:=2*349+2*50+2*59" office:value-type="float" office:value="916" calcext:value-type="float">
            <text:p>916</text:p>
          </table:table-cell>
          <table:table-cell office:value-type="float" office:value="2013" calcext:value-type="float">
            <text:p>2013</text:p>
          </table:table-cell>
          <table:table-cell table:style-name="ce95" office:value-type="string" calcext:value-type="string">
            <text:p>20140625_0024.jpg 20140625_0024.jpg</text:p>
            <text:p>20140625_0024.jpg</text:p>
            <text:p>20140625_0024.jpg</text:p>
            <text:p/>
          </table:table-cell>
          <table:table-cell/>
          <table:table-cell table:formula="of:=IF([.H9]&lt;&gt;&quot;&quot;;HYPERLINK( CONCATENATE(&quot;file://&quot;;[.$J$2];VLOOKUP(LEFT([.H9];IF(               ISNUMBER(FIND(&quot; &quot;;[.H9]));FIND(&quot; &quot;;[.H9])-1;LEN([.H9])       )                );[Fotografie.$B$1:.$D$403];3;0);&quot;/&quot;;LEFT([.H9];IF(               ISNUMBER(FIND(&quot; &quot;;[.H9]));FIND(&quot; &quot;;[.H9])-1;LEN([.H9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110" table:formula="of:=IF([.I9]&lt;&gt;&quot;&quot;;HYPERLINK( CONCATENATE(&quot;file://&quot;;[.$K$2];VLOOKUP(LEFT([.I9];IF(               ISNUMBER(FIND(&quot; &quot;;[.I9]));FIND(&quot; &quot;;[.I9])-1;LEN([.I9])       )                );[Doklady.$B$1:.$D$405];3;0);&quot;/&quot;;LEFT([.I9];IF(               ISNUMBER(FIND(&quot; &quot;;[.I9]));FIND(&quot; &quot;;[.I9])-1;LEN([.I9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SUBSTITUTE(VLOOKUP(LEFT([.H10];IF(               ISNUMBER(FIND(&quot; &quot;;[.H10]));FIND(&quot; &quot;;[.H10])-1;LEN([.H10])       )                );[Fotografie.$B$1:.$D$403];3;0);&quot;/&quot;;&quot; &quot;)" office:value-type="string" office:string-value="obyvak " calcext:value-type="string">
            <text:p>obyvak </text:p>
          </table:table-cell>
          <table:table-cell office:value-type="string" calcext:value-type="string">
            <text:p>Zaclona + hacky 3x</text:p>
          </table:table-cell>
          <table:table-cell office:value-type="string" calcext:value-type="string">
            <text:p>3x v kuchyni + obyvak</text:p>
            <text:p>Atyp, siti, neslo o prum. Zbozi</text:p>
          </table:table-cell>
          <table:table-cell table:formula="of:=3*100+3*100" office:value-type="float" office:value="600" calcext:value-type="float">
            <text:p>6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_APE0760.jpg</text:p>
          </table:table-cell>
          <table:table-cell/>
          <table:table-cell table:formula="of:=IF([.H10]&lt;&gt;&quot;&quot;;HYPERLINK( CONCATENATE(&quot;file://&quot;;[.$J$2];VLOOKUP(LEFT([.H10];IF(               ISNUMBER(FIND(&quot; &quot;;[.H10]));FIND(&quot; &quot;;[.H10])-1;LEN([.H10])       )                );[Fotografie.$B$1:.$D$403];3;0);&quot;/&quot;;LEFT([.H10];IF(               ISNUMBER(FIND(&quot; &quot;;[.H10]));FIND(&quot; &quot;;[.H10])-1;LEN([.H10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110" table:formula="of:=IF([.I10]&lt;&gt;&quot;&quot;;HYPERLINK( CONCATENATE(&quot;file://&quot;;[.$K$2];VLOOKUP(LEFT([.I10];IF(               ISNUMBER(FIND(&quot; &quot;;[.I10]));FIND(&quot; &quot;;[.I10])-1;LEN([.I10])       )                );[Doklady.$B$1:.$D$405];3;0);&quot;/&quot;;LEFT([.I10];IF(               ISNUMBER(FIND(&quot; &quot;;[.I10]));FIND(&quot; &quot;;[.I10])-1;LEN([.I10])       )                )) );&quot;&quot;)">
            <text:p/>
          </table:table-cell>
          <table:table-cell table:number-columns-repeated="1013"/>
        </table:table-row>
        <table:table-row table:style-name="ro19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SUBSTITUTE(VLOOKUP(LEFT([.H11];IF(               ISNUMBER(FIND(&quot; &quot;;[.H11]));FIND(&quot; &quot;;[.H11])-1;LEN([.H11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; na zaclonu, 3x v kuchyni + obyvak</text:p>
            <text:p>http://www.ikea.com/cz/cs/catalog/products/60075295/</text:p>
            <text:p/>
          </table:table-cell>
          <table:table-cell table:formula="of:=3*129" office:value-type="float" office:value="387" calcext:value-type="float">
            <text:p>3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140625_0023.jpg _APE0760.jpg</text:p>
          </table:table-cell>
          <table:table-cell/>
          <table:table-cell table:formula="of:=IF([.H11]&lt;&gt;&quot;&quot;;HYPERLINK( CONCATENATE(&quot;file://&quot;;[.$J$2];VLOOKUP(LEFT([.H11];IF(               ISNUMBER(FIND(&quot; &quot;;[.H11]));FIND(&quot; &quot;;[.H11])-1;LEN([.H11])       )                );[Fotografie.$B$1:.$D$403];3;0);&quot;/&quot;;LEFT([.H11];IF(               ISNUMBER(FIND(&quot; &quot;;[.H11]));FIND(&quot; &quot;;[.H11])-1;LEN([.H11])       )                )));&quot;&quot;)" office:value-type="string" office:string-value="file:///home/pmichalec/hg2g/workspace-popo/Evidence/fotokuchyne//20140625_0023.jpg" calcext:value-type="string">
            <text:p>file:///home/pmichalec/hg2g/workspace-popo/Evidence/fotokuchyne//20140625_0023.jpg</text:p>
          </table:table-cell>
          <table:table-cell table:style-name="ce110" table:formula="of:=IF([.I11]&lt;&gt;&quot;&quot;;HYPERLINK( CONCATENATE(&quot;file://&quot;;[.$K$2];VLOOKUP(LEFT([.I11];IF(               ISNUMBER(FIND(&quot; &quot;;[.I11]));FIND(&quot; &quot;;[.I11])-1;LEN([.I11])       )                );[Doklady.$B$1:.$D$405];3;0);&quot;/&quot;;LEFT([.I11];IF(               ISNUMBER(FIND(&quot; &quot;;[.I11]));FIND(&quot; &quot;;[.I11])-1;LEN([.I11])       )                )) );&quot;&quot;)">
            <text:p/>
          </table:table-cell>
          <table:table-cell table:number-columns-repeated="1013"/>
        </table:table-row>
        <table:table-row table:style-name="ro20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SUBSTITUTE(VLOOKUP(LEFT([.H12];IF(               ISNUMBER(FIND(&quot; &quot;;[.H12]));FIND(&quot; &quot;;[.H12])-1;LEN([.H12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Cistici prostredky v kuchyni:</text:p>
            <text:p>- houbicka na nadobi</text:p>
            <text:p>- stojan na pribor</text:p>
            <text:p>- jar</text:p>
            <text:p>- stetky na dets. Lahvicky</text:p>
            <text:p>- mydlo</text:p>
            <text:p>- stetka na nadobi</text:p>
          </table:table-cell>
          <table:table-cell office:value-type="string" calcext:value-type="string">
            <text:p>; </text:p>
          </table:table-cell>
          <table:table-cell office:value-type="float" office:value="500" calcext:value-type="float">
            <text:p>5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799.jpg</text:p>
          </table:table-cell>
          <table:table-cell/>
          <table:table-cell table:formula="of:=IF([.H12]&lt;&gt;&quot;&quot;;HYPERLINK( CONCATENATE(&quot;file://&quot;;[.$J$2];VLOOKUP(LEFT([.H12];IF(               ISNUMBER(FIND(&quot; &quot;;[.H12]));FIND(&quot; &quot;;[.H12])-1;LEN([.H12])       )                );[Fotografie.$B$1:.$D$403];3;0);&quot;/&quot;;LEFT([.H12];IF(               ISNUMBER(FIND(&quot; &quot;;[.H12]));FIND(&quot; &quot;;[.H12])-1;LEN([.H12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110" table:formula="of:=IF([.I12]&lt;&gt;&quot;&quot;;HYPERLINK( CONCATENATE(&quot;file://&quot;;[.$K$2];VLOOKUP(LEFT([.I12];IF(               ISNUMBER(FIND(&quot; &quot;;[.I12]));FIND(&quot; &quot;;[.I12])-1;LEN([.I12])       )                );[Doklady.$B$1:.$D$405];3;0);&quot;/&quot;;LEFT([.I12];IF(               ISNUMBER(FIND(&quot; &quot;;[.I12]));FIND(&quot; &quot;;[.I12])-1;LEN([.I12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2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ahev na vodu</text:p>
          </table:table-cell>
          <table:table-cell office:value-type="string" calcext:value-type="string">
            <text:p>Eqaqua, plast, v supliku, smrdi po splodinach horeni a koure</text:p>
          </table:table-cell>
          <table:table-cell office:value-type="float" office:value="259" calcext:value-type="float">
            <text:p>25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40.pdf</text:p>
          </table:table-cell>
          <table:table-cell table:formula="of:=IF([.H13]&lt;&gt;&quot;&quot;;HYPERLINK( CONCATENATE(&quot;file://&quot;;[.$J$2];VLOOKUP(LEFT([.H13];IF(               ISNUMBER(FIND(&quot; &quot;;[.H13]));FIND(&quot; &quot;;[.H13])-1;LEN([.H13])       )                );[Fotografie.$B$1:.$D$403];3;0);&quot;/&quot;;LEFT([.H13];IF(               ISNUMBER(FIND(&quot; &quot;;[.H13]));FIND(&quot; &quot;;[.H13])-1;LEN([.H13])       )                )));&quot;&quot;)">
            <text:p/>
          </table:table-cell>
          <table:table-cell table:style-name="ce110" table:formula="of:=IF([.I13]&lt;&gt;&quot;&quot;;HYPERLINK( CONCATENATE(&quot;file://&quot;;[.$K$2];VLOOKUP(LEFT([.I13];IF(               ISNUMBER(FIND(&quot; &quot;;[.I13]));FIND(&quot; &quot;;[.I13])-1;LEN([.I13])       )                );[Doklady.$B$1:.$D$405];3;0);&quot;/&quot;;LEFT([.I13];IF(               ISNUMBER(FIND(&quot; &quot;;[.I13]));FIND(&quot; &quot;;[.I13])-1;LEN([.I13])       )                )) );&quot;&quot;)" office:value-type="string" office:string-value="file:///home/pmichalec/hg2g/workspace-popo/Evidence/doklady/40.pdf" calcext:value-type="string">
            <text:p>file:///home/pmichalec/hg2g/workspace-popo/Evidence/doklady/40.pdf</text:p>
          </table:table-cell>
          <table:table-cell table:number-columns-repeated="1013"/>
        </table:table-row>
        <table:table-row table:style-name="ro1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VLOOKUP(LEFT([.H14];IF(               ISNUMBER(FIND(&quot; &quot;;[.H14]));FIND(&quot; &quot;;[.H14])-1;LEN([.H1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etska lahvicka Mama</text:p>
          </table:table-cell>
          <table:table-cell office:value-type="string" calcext:value-type="string">
            <text:p>; zelena </text:p>
          </table:table-cell>
          <table:table-cell office:value-type="float" office:value="204" calcext:value-type="float">
            <text:p>2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808.jpg</text:p>
          </table:table-cell>
          <table:table-cell/>
          <table:table-cell table:formula="of:=IF([.H14]&lt;&gt;&quot;&quot;;HYPERLINK( CONCATENATE(&quot;file://&quot;;[.$J$2];VLOOKUP(LEFT([.H14];IF(               ISNUMBER(FIND(&quot; &quot;;[.H14]));FIND(&quot; &quot;;[.H14])-1;LEN([.H14])       )                );[Fotografie.$B$1:.$D$403];3;0);&quot;/&quot;;LEFT([.H14];IF(               ISNUMBER(FIND(&quot; &quot;;[.H14]));FIND(&quot; &quot;;[.H14])-1;LEN([.H14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14]&lt;&gt;&quot;&quot;;HYPERLINK( CONCATENATE(&quot;file://&quot;;[.$K$2];VLOOKUP(LEFT([.I14];IF(               ISNUMBER(FIND(&quot; &quot;;[.I14]));FIND(&quot; &quot;;[.I14])-1;LEN([.I14])       )                );[Doklady.$B$1:.$D$405];3;0);&quot;/&quot;;LEFT([.I14];IF(               ISNUMBER(FIND(&quot; &quot;;[.I14]));FIND(&quot; &quot;;[.I14])-1;LEN([.I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VLOOKUP(LEFT([.H15];IF(               ISNUMBER(FIND(&quot; &quot;;[.H15]));FIND(&quot; &quot;;[.H15])-1;LEN([.H15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mixer tycovy</text:p>
          </table:table-cell>
          <table:table-cell office:value-type="string" calcext:value-type="string">
            <text:p>moulinex</text:p>
          </table:table-cell>
          <table:table-cell office:value-type="float" office:value="600" calcext:value-type="float">
            <text:p>6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BD</text:p>
          </table:table-cell>
          <table:table-cell/>
          <table:table-cell table:formula="of:=IF([.H15]&lt;&gt;&quot;&quot;;HYPERLINK( CONCATENATE(&quot;file://&quot;;[.$J$2];VLOOKUP(LEFT([.H15];IF(               ISNUMBER(FIND(&quot; &quot;;[.H15]));FIND(&quot; &quot;;[.H15])-1;LEN([.H15])       )                );[Fotografie.$B$1:.$D$403];3;0);&quot;/&quot;;LEFT([.H15];IF(               ISNUMBER(FIND(&quot; &quot;;[.H15]));FIND(&quot; &quot;;[.H15])-1;LEN([.H15])       )                )));&quot;&quot;)" office:value-type="string" office:string-value="" calcext:value-type="error">
            <text:p>#N/A</text:p>
          </table:table-cell>
          <table:table-cell table:style-name="ce110" table:formula="of:=IF([.I15]&lt;&gt;&quot;&quot;;HYPERLINK( CONCATENATE(&quot;file://&quot;;[.$K$2];VLOOKUP(LEFT([.I15];IF(               ISNUMBER(FIND(&quot; &quot;;[.I15]));FIND(&quot; &quot;;[.I15])-1;LEN([.I15])       )                );[Doklady.$B$1:.$D$405];3;0);&quot;/&quot;;LEFT([.I15];IF(               ISNUMBER(FIND(&quot; &quot;;[.I15]));FIND(&quot; &quot;;[.I15])-1;LEN([.I1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VLOOKUP(LEFT([.H16];IF(               ISNUMBER(FIND(&quot; &quot;;[.H16]));FIND(&quot; &quot;;[.H16])-1;LEN([.H1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y multifunkcni robot</text:p>
          </table:table-cell>
          <table:table-cell office:value-type="string" calcext:value-type="string">
            <text:p>AEG KM 850 Asistant, ; na fotografii vcetne casti robota</text:p>
          </table:table-cell>
          <table:table-cell office:value-type="float" office:value="2940" calcext:value-type="float">
            <text:p>29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496.jpg _APE0808.jpg</text:p>
          </table:table-cell>
          <table:table-cell office:value-type="string" calcext:value-type="string">
            <text:p>7.pdf</text:p>
          </table:table-cell>
          <table:table-cell table:formula="of:=IF([.H16]&lt;&gt;&quot;&quot;;HYPERLINK( CONCATENATE(&quot;file://&quot;;[.$J$2];VLOOKUP(LEFT([.H16];IF(               ISNUMBER(FIND(&quot; &quot;;[.H16]));FIND(&quot; &quot;;[.H16])-1;LEN([.H16])       )                );[Fotografie.$B$1:.$D$403];3;0);&quot;/&quot;;LEFT([.H16];IF(               ISNUMBER(FIND(&quot; &quot;;[.H16]));FIND(&quot; &quot;;[.H16])-1;LEN([.H16])       )                )));&quot;&quot;)" office:value-type="string" office:string-value="file:///home/pmichalec/hg2g/workspace-popo/Evidence/fotokuchyne/vybaveni//DSC_7496.jpg" calcext:value-type="string">
            <text:p>file:///home/pmichalec/hg2g/workspace-popo/Evidence/fotokuchyne/vybaveni//DSC_7496.jpg</text:p>
          </table:table-cell>
          <table:table-cell table:style-name="ce110" table:formula="of:=IF([.I16]&lt;&gt;&quot;&quot;;HYPERLINK( CONCATENATE(&quot;file://&quot;;[.$K$2];VLOOKUP(LEFT([.I16];IF(               ISNUMBER(FIND(&quot; &quot;;[.I16]));FIND(&quot; &quot;;[.I16])-1;LEN([.I16])       )                );[Doklady.$B$1:.$D$405];3;0);&quot;/&quot;;LEFT([.I16];IF(               ISNUMBER(FIND(&quot; &quot;;[.I16]));FIND(&quot; &quot;;[.I16])-1;LEN([.I16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3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VLOOKUP(LEFT([.H17];IF(               ISNUMBER(FIND(&quot; &quot;;[.H17]));FIND(&quot; &quot;;[.H17])-1;LEN([.H1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; 3x sada na vymenu ploten (wafle, tousty, grill)</text:p>
          </table:table-cell>
          <table:table-cell office:value-type="float" office:value="1990" calcext:value-type="float">
            <text:p>199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SC_7496.jpg</text:p>
          </table:table-cell>
          <table:table-cell office:value-type="string" calcext:value-type="string">
            <text:p>42.pdf</text:p>
          </table:table-cell>
          <table:table-cell table:formula="of:=IF([.H17]&lt;&gt;&quot;&quot;;HYPERLINK( CONCATENATE(&quot;file://&quot;;[.$J$2];VLOOKUP(LEFT([.H17];IF(               ISNUMBER(FIND(&quot; &quot;;[.H17]));FIND(&quot; &quot;;[.H17])-1;LEN([.H17])       )                );[Fotografie.$B$1:.$D$403];3;0);&quot;/&quot;;LEFT([.H17];IF(               ISNUMBER(FIND(&quot; &quot;;[.H17]));FIND(&quot; &quot;;[.H17])-1;LEN([.H17])       )                )));&quot;&quot;)" office:value-type="string" office:string-value="file:///home/pmichalec/hg2g/workspace-popo/Evidence/fotokuchyne/vybaveni//DSC_7496.jpg" calcext:value-type="string">
            <text:p>file:///home/pmichalec/hg2g/workspace-popo/Evidence/fotokuchyne/vybaveni//DSC_7496.jpg</text:p>
          </table:table-cell>
          <table:table-cell table:style-name="ce110" table:formula="of:=IF([.I17]&lt;&gt;&quot;&quot;;HYPERLINK( CONCATENATE(&quot;file://&quot;;[.$K$2];VLOOKUP(LEFT([.I17];IF(               ISNUMBER(FIND(&quot; &quot;;[.I17]));FIND(&quot; &quot;;[.I17])-1;LEN([.I17])       )                );[Doklady.$B$1:.$D$405];3;0);&quot;/&quot;;LEFT([.I17];IF(               ISNUMBER(FIND(&quot; &quot;;[.I17]));FIND(&quot; &quot;;[.I17])-1;LEN([.I17])       )                )) );&quot;&quot;)" office:value-type="string" office:string-value="file:///home/pmichalec/hg2g/workspace-popo/Evidence/doklady/42.pdf" calcext:value-type="string">
            <text:p>file:///home/pmichalec/hg2g/workspace-popo/Evidence/doklady/42.pdf</text:p>
          </table:table-cell>
          <table:table-cell table:number-columns-repeated="1013"/>
        </table:table-row>
        <table:table-row table:style-name="ro13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VLOOKUP(LEFT([.H18];IF(               ISNUMBER(FIND(&quot; &quot;;[.H18]));FIND(&quot; &quot;;[.H18])-1;LEN([.H1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; </text:p>
          </table:table-cell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SC_7513.jpg</text:p>
          </table:table-cell>
          <table:table-cell/>
          <table:table-cell table:formula="of:=IF([.H18]&lt;&gt;&quot;&quot;;HYPERLINK( CONCATENATE(&quot;file://&quot;;[.$J$2];VLOOKUP(LEFT([.H18];IF(               ISNUMBER(FIND(&quot; &quot;;[.H18]));FIND(&quot; &quot;;[.H18])-1;LEN([.H18])       )                );[Fotografie.$B$1:.$D$403];3;0);&quot;/&quot;;LEFT([.H18];IF(               ISNUMBER(FIND(&quot; &quot;;[.H18]));FIND(&quot; &quot;;[.H18])-1;LEN([.H18])       )                )));&quot;&quot;)" office:value-type="string" office:string-value="file:///home/pmichalec/hg2g/workspace-popo/Evidence/fotokuchyne/vybaveni//DSC_7513.jpg" calcext:value-type="string">
            <text:p>file:///home/pmichalec/hg2g/workspace-popo/Evidence/fotokuchyne/vybaveni//DSC_7513.jpg</text:p>
          </table:table-cell>
          <table:table-cell table:style-name="ce110" table:formula="of:=IF([.I18]&lt;&gt;&quot;&quot;;HYPERLINK( CONCATENATE(&quot;file://&quot;;[.$K$2];VLOOKUP(LEFT([.I18];IF(               ISNUMBER(FIND(&quot; &quot;;[.I18]));FIND(&quot; &quot;;[.I18])-1;LEN([.I18])       )                );[Doklady.$B$1:.$D$405];3;0);&quot;/&quot;;LEFT([.I18];IF(               ISNUMBER(FIND(&quot; &quot;;[.I18]));FIND(&quot; &quot;;[.I18])-1;LEN([.I1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VLOOKUP(LEFT([.H19];IF(               ISNUMBER(FIND(&quot; &quot;;[.H19]));FIND(&quot; &quot;;[.H19])-1;LEN([.H1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kulina</text:p>
          </table:table-cell>
          <table:table-cell office:value-type="float" office:value="349" calcext:value-type="float">
            <text:p>3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SC_7513.jpg</text:p>
          </table:table-cell>
          <table:table-cell/>
          <table:table-cell table:formula="of:=IF([.H19]&lt;&gt;&quot;&quot;;HYPERLINK( CONCATENATE(&quot;file://&quot;;[.$J$2];VLOOKUP(LEFT([.H19];IF(               ISNUMBER(FIND(&quot; &quot;;[.H19]));FIND(&quot; &quot;;[.H19])-1;LEN([.H19])       )                );[Fotografie.$B$1:.$D$403];3;0);&quot;/&quot;;LEFT([.H19];IF(               ISNUMBER(FIND(&quot; &quot;;[.H19]));FIND(&quot; &quot;;[.H19])-1;LEN([.H19])       )                )));&quot;&quot;)" office:value-type="string" office:string-value="file:///home/pmichalec/hg2g/workspace-popo/Evidence/fotokuchyne/vybaveni//DSC_7513.jpg" calcext:value-type="string">
            <text:p>file:///home/pmichalec/hg2g/workspace-popo/Evidence/fotokuchyne/vybaveni//DSC_7513.jpg</text:p>
          </table:table-cell>
          <table:table-cell table:style-name="ce110" table:formula="of:=IF([.I19]&lt;&gt;&quot;&quot;;HYPERLINK( CONCATENATE(&quot;file://&quot;;[.$K$2];VLOOKUP(LEFT([.I19];IF(               ISNUMBER(FIND(&quot; &quot;;[.I19]));FIND(&quot; &quot;;[.I19])-1;LEN([.I19])       )                );[Doklady.$B$1:.$D$405];3;0);&quot;/&quot;;LEFT([.I19];IF(               ISNUMBER(FIND(&quot; &quot;;[.I19]));FIND(&quot; &quot;;[.I19])-1;LEN([.I1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VLOOKUP(LEFT([.H20];IF(               ISNUMBER(FIND(&quot; &quot;;[.H20]));FIND(&quot; &quot;;[.H20])-1;LEN([.H2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; cerveny</text:p>
          </table:table-cell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CESTNEPROHLASENI</text:p>
          </table:table-cell>
          <table:table-cell table:formula="of:=IF([.H20]&lt;&gt;&quot;&quot;;HYPERLINK( CONCATENATE(&quot;file://&quot;;[.$J$2];VLOOKUP(LEFT([.H20];IF(               ISNUMBER(FIND(&quot; &quot;;[.H20]));FIND(&quot; &quot;;[.H20])-1;LEN([.H20])       )                );[Fotografie.$B$1:.$D$403];3;0);&quot;/&quot;;LEFT([.H20];IF(               ISNUMBER(FIND(&quot; &quot;;[.H20]));FIND(&quot; &quot;;[.H20])-1;LEN([.H20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20]&lt;&gt;&quot;&quot;;HYPERLINK( CONCATENATE(&quot;file://&quot;;[.$K$2];VLOOKUP(LEFT([.I20];IF(               ISNUMBER(FIND(&quot; &quot;;[.I20]));FIND(&quot; &quot;;[.I20])-1;LEN([.I20])       )                );[Doklady.$B$1:.$D$405];3;0);&quot;/&quot;;LEFT([.I20];IF(               ISNUMBER(FIND(&quot; &quot;;[.I20]));FIND(&quot; &quot;;[.I20])-1;LEN([.I2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VLOOKUP(LEFT([.H21];IF(               ISNUMBER(FIND(&quot; &quot;;[.H21]));FIND(&quot; &quot;;[.H21])-1;LEN([.H2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y val </text:p>
          </table:table-cell>
          <table:table-cell office:value-type="string" calcext:value-type="string">
            <text:p>; </text:p>
          </table:table-cell>
          <table:table-cell office:value-type="float" office:value="599" calcext:value-type="float">
            <text:p>59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SC_7491.jpg</text:p>
          </table:table-cell>
          <table:table-cell office:value-type="string" calcext:value-type="string">
            <text:p>CESTNEPROHLASENI</text:p>
          </table:table-cell>
          <table:table-cell table:formula="of:=IF([.H21]&lt;&gt;&quot;&quot;;HYPERLINK( CONCATENATE(&quot;file://&quot;;[.$J$2];VLOOKUP(LEFT([.H21];IF(               ISNUMBER(FIND(&quot; &quot;;[.H21]));FIND(&quot; &quot;;[.H21])-1;LEN([.H21])       )                );[Fotografie.$B$1:.$D$403];3;0);&quot;/&quot;;LEFT([.H21];IF(               ISNUMBER(FIND(&quot; &quot;;[.H21]));FIND(&quot; &quot;;[.H21])-1;LEN([.H21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110" table:formula="of:=IF([.I21]&lt;&gt;&quot;&quot;;HYPERLINK( CONCATENATE(&quot;file://&quot;;[.$K$2];VLOOKUP(LEFT([.I21];IF(               ISNUMBER(FIND(&quot; &quot;;[.I21]));FIND(&quot; &quot;;[.I21])-1;LEN([.I21])       )                );[Doklady.$B$1:.$D$405];3;0);&quot;/&quot;;LEFT([.I21];IF(               ISNUMBER(FIND(&quot; &quot;;[.I21]));FIND(&quot; &quot;;[.I21])-1;LEN([.I2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VLOOKUP(LEFT([.H22];IF(               ISNUMBER(FIND(&quot; &quot;;[.H22]));FIND(&quot; &quot;;[.H22])-1;LEN([.H2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; </text:p>
          </table:table-cell>
          <table:table-cell table:formula="of:=109+49"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25.pdf 37.pdf</text:p>
          </table:table-cell>
          <table:table-cell table:formula="of:=IF([.H22]&lt;&gt;&quot;&quot;;HYPERLINK( CONCATENATE(&quot;file://&quot;;[.$J$2];VLOOKUP(LEFT([.H22];IF(               ISNUMBER(FIND(&quot; &quot;;[.H22]));FIND(&quot; &quot;;[.H22])-1;LEN([.H22])       )                );[Fotografie.$B$1:.$D$403];3;0);&quot;/&quot;;LEFT([.H22];IF(               ISNUMBER(FIND(&quot; &quot;;[.H22]));FIND(&quot; &quot;;[.H22])-1;LEN([.H22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22]&lt;&gt;&quot;&quot;;HYPERLINK( CONCATENATE(&quot;file://&quot;;[.$K$2];VLOOKUP(LEFT([.I22];IF(               ISNUMBER(FIND(&quot; &quot;;[.I22]));FIND(&quot; &quot;;[.I22])-1;LEN([.I22])       )                );[Doklady.$B$1:.$D$405];3;0);&quot;/&quot;;LEFT([.I22];IF(               ISNUMBER(FIND(&quot; &quot;;[.I22]));FIND(&quot; &quot;;[.I22])-1;LEN([.I22])       )                )) );&quot;&quot;)" office:value-type="string" office:string-value="file:///home/pmichalec/hg2g/workspace-popo/Evidence/doklady/25.pdf" calcext:value-type="string">
            <text:p>file:///home/pmichalec/hg2g/workspace-popo/Evidence/doklady/25.pdf</text:p>
          </table:table-cell>
          <table:table-cell table:number-columns-repeated="1013"/>
        </table:table-row>
        <table:table-row table:style-name="ro1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VLOOKUP(LEFT([.H23];IF(               ISNUMBER(FIND(&quot; &quot;;[.H23]));FIND(&quot; &quot;;[.H23])-1;LEN([.H2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teflonovy pecici papir</text:p>
          </table:table-cell>
          <table:table-cell office:value-type="string" calcext:value-type="string">
            <text:p>; </text:p>
          </table:table-cell>
          <table:table-cell office:value-type="float" office:value="99" calcext:value-type="float">
            <text:p>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SC_7512.jpg</text:p>
          </table:table-cell>
          <table:table-cell/>
          <table:table-cell table:formula="of:=IF([.H23]&lt;&gt;&quot;&quot;;HYPERLINK( CONCATENATE(&quot;file://&quot;;[.$J$2];VLOOKUP(LEFT([.H23];IF(               ISNUMBER(FIND(&quot; &quot;;[.H23]));FIND(&quot; &quot;;[.H23])-1;LEN([.H23])       )                );[Fotografie.$B$1:.$D$403];3;0);&quot;/&quot;;LEFT([.H23];IF(               ISNUMBER(FIND(&quot; &quot;;[.H23]));FIND(&quot; &quot;;[.H23])-1;LEN([.H23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110" table:formula="of:=IF([.I23]&lt;&gt;&quot;&quot;;HYPERLINK( CONCATENATE(&quot;file://&quot;;[.$K$2];VLOOKUP(LEFT([.I23];IF(               ISNUMBER(FIND(&quot; &quot;;[.I23]));FIND(&quot; &quot;;[.I23])-1;LEN([.I23])       )                );[Doklady.$B$1:.$D$405];3;0);&quot;/&quot;;LEFT([.I23];IF(               ISNUMBER(FIND(&quot; &quot;;[.I23]));FIND(&quot; &quot;;[.I23])-1;LEN([.I2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VLOOKUP(LEFT([.H24];IF(               ISNUMBER(FIND(&quot; &quot;;[.H24]));FIND(&quot; &quot;;[.H24])-1;LEN([.H24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poradac do zasuvky</text:p>
          </table:table-cell>
          <table:table-cell office:value-type="string" calcext:value-type="string">
            <text:p>1x ikea, 1x z kuch. Studia</text:p>
          </table:table-cell>
          <table:table-cell office:value-type="float" office:value="1000" calcext:value-type="float">
            <text:p>100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ESTNEPROHLASENI</text:p>
          </table:table-cell>
          <table:table-cell table:formula="of:=IF([.H24]&lt;&gt;&quot;&quot;;HYPERLINK( CONCATENATE(&quot;file://&quot;;[.$J$2];VLOOKUP(LEFT([.H24];IF(               ISNUMBER(FIND(&quot; &quot;;[.H24]));FIND(&quot; &quot;;[.H24])-1;LEN([.H24])       )                );[Fotografie.$B$1:.$D$403];3;0);&quot;/&quot;;LEFT([.H24];IF(               ISNUMBER(FIND(&quot; &quot;;[.H24]));FIND(&quot; &quot;;[.H24])-1;LEN([.H24])       )                )));&quot;&quot;)">
            <text:p/>
          </table:table-cell>
          <table:table-cell table:style-name="ce110" table:formula="of:=IF([.I24]&lt;&gt;&quot;&quot;;HYPERLINK( CONCATENATE(&quot;file://&quot;;[.$K$2];VLOOKUP(LEFT([.I24];IF(               ISNUMBER(FIND(&quot; &quot;;[.I24]));FIND(&quot; &quot;;[.I24])-1;LEN([.I24])       )                );[Doklady.$B$1:.$D$405];3;0);&quot;/&quot;;LEFT([.I24];IF(               ISNUMBER(FIND(&quot; &quot;;[.I24]));FIND(&quot; &quot;;[.I24])-1;LEN([.I2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formula="of:=VLOOKUP(LEFT([.H25];IF(               ISNUMBER(FIND(&quot; &quot;;[.H25]));FIND(&quot; &quot;;[.H25])-1;LEN([.H25])       )                );[Fotografie.$B$1:.$D$403];3;0)">
            <text:p/>
          </table:table-cell>
          <table:table-cell office:value-type="string" calcext:value-type="string">
            <text:p>Kuchynska linka</text:p>
          </table:table-cell>
          <table:table-cell office:value-type="string" calcext:value-type="string">
            <text:p>Kuchynska linka; na miru z kuch. Studia; Vcetne montaze</text:p>
          </table:table-cell>
          <table:table-cell table:style-name="ce87" table:formula="of:=92520+14096" office:value-type="float" office:value="106616" calcext:value-type="float">
            <text:p>1066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15.jpg</text:p>
          </table:table-cell>
          <table:table-cell office:value-type="string" calcext:value-type="string">
            <text:p>7.pdf</text:p>
          </table:table-cell>
          <table:table-cell table:formula="of:=IF([.H25]&lt;&gt;&quot;&quot;;HYPERLINK( CONCATENATE(&quot;file://&quot;;[.$J$2];VLOOKUP(LEFT([.H25];IF(               ISNUMBER(FIND(&quot; &quot;;[.H25]));FIND(&quot; &quot;;[.H25])-1;LEN([.H25])       )                );[Fotografie.$B$1:.$D$403];3;0);&quot;/&quot;;LEFT([.H25];IF(               ISNUMBER(FIND(&quot; &quot;;[.H25]));FIND(&quot; &quot;;[.H25])-1;LEN([.H25])       )                )));&quot;&quot;)" office:value-type="string" office:string-value="file:///home/pmichalec/hg2g/workspace-popo/Evidence/foto/DSC_7515.jpg" calcext:value-type="string">
            <text:p>file:///home/pmichalec/hg2g/workspace-popo/Evidence/foto/DSC_7515.jpg</text:p>
          </table:table-cell>
          <table:table-cell table:style-name="ce110" table:formula="of:=IF([.I25]&lt;&gt;&quot;&quot;;HYPERLINK( CONCATENATE(&quot;file://&quot;;[.$K$2];VLOOKUP(LEFT([.I25];IF(               ISNUMBER(FIND(&quot; &quot;;[.I25]));FIND(&quot; &quot;;[.I25])-1;LEN([.I25])       )                );[Doklady.$B$1:.$D$405];3;0);&quot;/&quot;;LEFT([.I25];IF(               ISNUMBER(FIND(&quot; &quot;;[.I25]));FIND(&quot; &quot;;[.I25])-1;LEN([.I25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3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formula="of:=VLOOKUP(LEFT([.H26];IF(               ISNUMBER(FIND(&quot; &quot;;[.H26]));FIND(&quot; &quot;;[.H26])-1;LEN([.H26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Vestavna; Elektrolux; EOB63100X</text:p>
            <text:p><text:a xlink:href="http://www.pracky-lednicky.cz/elektro/trouby/multifunkcni/trouba-vestavna-electrolux-eob-63100-x-nerez" xlink:type="simple">http://www.pracky-lednicky.cz/elektro/trouby/multifunkcni/trouba-vestavna-electrolux-eob-63100-x-nerez</text:a></text:p>
          </table:table-cell>
          <table:table-cell table:style-name="ce87" office:value-type="float" office:value="15080" calcext:value-type="float">
            <text:p>150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2.jpg</text:p>
          </table:table-cell>
          <table:table-cell office:value-type="string" calcext:value-type="string">
            <text:p>7.pdf</text:p>
          </table:table-cell>
          <table:table-cell table:formula="of:=IF([.H26]&lt;&gt;&quot;&quot;;HYPERLINK( CONCATENATE(&quot;file://&quot;;[.$J$2];VLOOKUP(LEFT([.H26];IF(               ISNUMBER(FIND(&quot; &quot;;[.H26]));FIND(&quot; &quot;;[.H26])-1;LEN([.H26])       )                );[Fotografie.$B$1:.$D$403];3;0);&quot;/&quot;;LEFT([.H26];IF(               ISNUMBER(FIND(&quot; &quot;;[.H26]));FIND(&quot; &quot;;[.H26])-1;LEN([.H26])       )                )));&quot;&quot;)" office:value-type="string" office:string-value="file:///home/pmichalec/hg2g/workspace-popo/Evidence/fotokuchyne/spotrebice//_APE0792.jpg" calcext:value-type="string">
            <text:p>file:///home/pmichalec/hg2g/workspace-popo/Evidence/fotokuchyne/spotrebice//_APE0792.jpg</text:p>
          </table:table-cell>
          <table:table-cell table:style-name="ce110" table:formula="of:=IF([.I26]&lt;&gt;&quot;&quot;;HYPERLINK( CONCATENATE(&quot;file://&quot;;[.$K$2];VLOOKUP(LEFT([.I26];IF(               ISNUMBER(FIND(&quot; &quot;;[.I26]));FIND(&quot; &quot;;[.I26])-1;LEN([.I26])       )                );[Doklady.$B$1:.$D$405];3;0);&quot;/&quot;;LEFT([.I26];IF(               ISNUMBER(FIND(&quot; &quot;;[.I26]));FIND(&quot; &quot;;[.I26])-1;LEN([.I26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formula="of:=VLOOKUP(LEFT([.H27];IF(               ISNUMBER(FIND(&quot; &quot;;[.H27]));FIND(&quot; &quot;;[.H27])-1;LEN([.H2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; Candy; CFBC 3180X</text:p>
          </table:table-cell>
          <table:table-cell table:style-name="ce87" office:value-type="float" office:value="12142" calcext:value-type="float">
            <text:p>1214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0.jpg</text:p>
          </table:table-cell>
          <table:table-cell office:value-type="string" calcext:value-type="string">
            <text:p>7.pdf</text:p>
          </table:table-cell>
          <table:table-cell table:formula="of:=IF([.H27]&lt;&gt;&quot;&quot;;HYPERLINK( CONCATENATE(&quot;file://&quot;;[.$J$2];VLOOKUP(LEFT([.H27];IF(               ISNUMBER(FIND(&quot; &quot;;[.H27]));FIND(&quot; &quot;;[.H27])-1;LEN([.H27])       )                );[Fotografie.$B$1:.$D$403];3;0);&quot;/&quot;;LEFT([.H27];IF(               ISNUMBER(FIND(&quot; &quot;;[.H27]));FIND(&quot; &quot;;[.H27])-1;LEN([.H27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110" table:formula="of:=IF([.I27]&lt;&gt;&quot;&quot;;HYPERLINK( CONCATENATE(&quot;file://&quot;;[.$K$2];VLOOKUP(LEFT([.I27];IF(               ISNUMBER(FIND(&quot; &quot;;[.I27]));FIND(&quot; &quot;;[.I27])-1;LEN([.I27])       )                );[Doklady.$B$1:.$D$405];3;0);&quot;/&quot;;LEFT([.I27];IF(               ISNUMBER(FIND(&quot; &quot;;[.I27]));FIND(&quot; &quot;;[.I27])-1;LEN([.I27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table:formula="of:=VLOOKUP(LEFT([.H28];IF(               ISNUMBER(FIND(&quot; &quot;;[.H28]));FIND(&quot; &quot;;[.H28])-1;LEN([.H28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; Candy; CDI 5015</text:p>
          </table:table-cell>
          <table:table-cell table:style-name="ce87" office:value-type="float" office:value="12390" calcext:value-type="float">
            <text:p>1239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09.jpg</text:p>
          </table:table-cell>
          <table:table-cell office:value-type="string" calcext:value-type="string">
            <text:p>7.pdf</text:p>
          </table:table-cell>
          <table:table-cell table:formula="of:=IF([.H28]&lt;&gt;&quot;&quot;;HYPERLINK( CONCATENATE(&quot;file://&quot;;[.$J$2];VLOOKUP(LEFT([.H28];IF(               ISNUMBER(FIND(&quot; &quot;;[.H28]));FIND(&quot; &quot;;[.H28])-1;LEN([.H28])       )                );[Fotografie.$B$1:.$D$403];3;0);&quot;/&quot;;LEFT([.H28];IF(               ISNUMBER(FIND(&quot; &quot;;[.H28]));FIND(&quot; &quot;;[.H28])-1;LEN([.H28])       )                )));&quot;&quot;)" office:value-type="string" office:string-value="file:///home/pmichalec/hg2g/workspace-popo/Evidence/fotokuchyne/spotrebice//DSC_7509.jpg" calcext:value-type="string">
            <text:p>file:///home/pmichalec/hg2g/workspace-popo/Evidence/fotokuchyne/spotrebice//DSC_7509.jpg</text:p>
          </table:table-cell>
          <table:table-cell table:style-name="ce110" table:formula="of:=IF([.I28]&lt;&gt;&quot;&quot;;HYPERLINK( CONCATENATE(&quot;file://&quot;;[.$K$2];VLOOKUP(LEFT([.I28];IF(               ISNUMBER(FIND(&quot; &quot;;[.I28]));FIND(&quot; &quot;;[.I28])-1;LEN([.I28])       )                );[Doklady.$B$1:.$D$405];3;0);&quot;/&quot;;LEFT([.I28];IF(               ISNUMBER(FIND(&quot; &quot;;[.I28]));FIND(&quot; &quot;;[.I28])-1;LEN([.I28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3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formula="of:=VLOOKUP(LEFT([.H29];IF(               ISNUMBER(FIND(&quot; &quot;;[.H29]));FIND(&quot; &quot;;[.H29])-1;LEN([.H29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TI612XTI, 4x plotna s Boost a casovacem; </text:p>
          </table:table-cell>
          <table:table-cell table:style-name="ce87" office:value-type="float" office:value="15940" calcext:value-type="float">
            <text:p>159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140625_0024.jpg</text:p>
          </table:table-cell>
          <table:table-cell office:value-type="string" calcext:value-type="string">
            <text:p>7.pdf</text:p>
          </table:table-cell>
          <table:table-cell table:formula="of:=IF([.H29]&lt;&gt;&quot;&quot;;HYPERLINK( CONCATENATE(&quot;file://&quot;;[.$J$2];VLOOKUP(LEFT([.H29];IF(               ISNUMBER(FIND(&quot; &quot;;[.H29]));FIND(&quot; &quot;;[.H29])-1;LEN([.H29])       )                );[Fotografie.$B$1:.$D$403];3;0);&quot;/&quot;;LEFT([.H29];IF(               ISNUMBER(FIND(&quot; &quot;;[.H29]));FIND(&quot; &quot;;[.H29])-1;LEN([.H29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110" table:formula="of:=IF([.I29]&lt;&gt;&quot;&quot;;HYPERLINK( CONCATENATE(&quot;file://&quot;;[.$K$2];VLOOKUP(LEFT([.I29];IF(               ISNUMBER(FIND(&quot; &quot;;[.I29]));FIND(&quot; &quot;;[.I29])-1;LEN([.I29])       )                );[Doklady.$B$1:.$D$405];3;0);&quot;/&quot;;LEFT([.I29];IF(               ISNUMBER(FIND(&quot; &quot;;[.I29]));FIND(&quot; &quot;;[.I29])-1;LEN([.I29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table:formula="of:=VLOOKUP(LEFT([.H30];IF(               ISNUMBER(FIND(&quot; &quot;;[.H30]));FIND(&quot; &quot;;[.H30])-1;LEN([.H30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digestor</text:p>
          </table:table-cell>
          <table:table-cell office:value-type="string" calcext:value-type="string">
            <text:p>baumatic, isl5ss</text:p>
          </table:table-cell>
          <table:table-cell table:style-name="ce87" office:value-type="float" office:value="14400" calcext:value-type="float">
            <text:p>144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812.jpg _APE0817.jpg</text:p>
          </table:table-cell>
          <table:table-cell office:value-type="string" calcext:value-type="string">
            <text:p>CESTNEPROHLASENI</text:p>
          </table:table-cell>
          <table:table-cell table:formula="of:=IF([.H30]&lt;&gt;&quot;&quot;;HYPERLINK( CONCATENATE(&quot;file://&quot;;[.$J$2];VLOOKUP(LEFT([.H30];IF(               ISNUMBER(FIND(&quot; &quot;;[.H30]));FIND(&quot; &quot;;[.H30])-1;LEN([.H30])       )                );[Fotografie.$B$1:.$D$403];3;0);&quot;/&quot;;LEFT([.H30];IF(               ISNUMBER(FIND(&quot; &quot;;[.H30]));FIND(&quot; &quot;;[.H30])-1;LEN([.H30])       )                )));&quot;&quot;)" office:value-type="string" office:string-value="file:///home/pmichalec/hg2g/workspace-popo/Evidence/fotokuchyne/spotrebice//_APE0812.jpg" calcext:value-type="string">
            <text:p>file:///home/pmichalec/hg2g/workspace-popo/Evidence/fotokuchyne/spotrebice//_APE0812.jpg</text:p>
          </table:table-cell>
          <table:table-cell table:style-name="ce110" table:formula="of:=IF([.I30]&lt;&gt;&quot;&quot;;HYPERLINK( CONCATENATE(&quot;file://&quot;;[.$K$2];VLOOKUP(LEFT([.I30];IF(               ISNUMBER(FIND(&quot; &quot;;[.I30]));FIND(&quot; &quot;;[.I30])-1;LEN([.I30])       )                );[Doklady.$B$1:.$D$405];3;0);&quot;/&quot;;LEFT([.I30];IF(               ISNUMBER(FIND(&quot; &quot;;[.I30]));FIND(&quot; &quot;;[.I30])-1;LEN([.I3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formula="of:=VLOOKUP(LEFT([.H31];IF(               ISNUMBER(FIND(&quot; &quot;;[.H31]));FIND(&quot; &quot;;[.H31])-1;LEN([.H3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Shock; Arco C-150; Povrch a barva poskozeny splodinami horeni.</text:p>
          </table:table-cell>
          <table:table-cell table:style-name="ce87" office:value-type="float" office:value="14508" calcext:value-type="float">
            <text:p>1450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05.jpg</text:p>
          </table:table-cell>
          <table:table-cell office:value-type="string" calcext:value-type="string">
            <text:p>7.pdf</text:p>
          </table:table-cell>
          <table:table-cell table:formula="of:=IF([.H31]&lt;&gt;&quot;&quot;;HYPERLINK( CONCATENATE(&quot;file://&quot;;[.$J$2];VLOOKUP(LEFT([.H31];IF(               ISNUMBER(FIND(&quot; &quot;;[.H31]));FIND(&quot; &quot;;[.H31])-1;LEN([.H31])       )                );[Fotografie.$B$1:.$D$403];3;0);&quot;/&quot;;LEFT([.H31];IF(               ISNUMBER(FIND(&quot; &quot;;[.H31]));FIND(&quot; &quot;;[.H31])-1;LEN([.H31])       )                )));&quot;&quot;)" office:value-type="string" office:string-value="file:///home/pmichalec/hg2g/workspace-popo/Evidence/fotokuchyne/vybaveni//DSC_7505.jpg" calcext:value-type="string">
            <text:p>file:///home/pmichalec/hg2g/workspace-popo/Evidence/fotokuchyne/vybaveni//DSC_7505.jpg</text:p>
          </table:table-cell>
          <table:table-cell table:style-name="ce110" table:formula="of:=IF([.I31]&lt;&gt;&quot;&quot;;HYPERLINK( CONCATENATE(&quot;file://&quot;;[.$K$2];VLOOKUP(LEFT([.I31];IF(               ISNUMBER(FIND(&quot; &quot;;[.I31]));FIND(&quot; &quot;;[.I31])-1;LEN([.I31])       )                );[Doklady.$B$1:.$D$405];3;0);&quot;/&quot;;LEFT([.I31];IF(               ISNUMBER(FIND(&quot; &quot;;[.I31]));FIND(&quot; &quot;;[.I31])-1;LEN([.I31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3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formula="of:=VLOOKUP(LEFT([.H32];IF(               ISNUMBER(FIND(&quot; &quot;;[.H32]));FIND(&quot; &quot;;[.H32])-1;LEN([.H32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; </text:p>
          </table:table-cell>
          <table:table-cell office:value-type="float" office:value="1000" calcext:value-type="float">
            <text:p>1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40625_0023.jpg</text:p>
          </table:table-cell>
          <table:table-cell office:value-type="string" calcext:value-type="string">
            <text:p>CESTNEPROHLASENI</text:p>
          </table:table-cell>
          <table:table-cell table:formula="of:=IF([.H32]&lt;&gt;&quot;&quot;;HYPERLINK( CONCATENATE(&quot;file://&quot;;[.$J$2];VLOOKUP(LEFT([.H32];IF(               ISNUMBER(FIND(&quot; &quot;;[.H32]));FIND(&quot; &quot;;[.H32])-1;LEN([.H32])       )                );[Fotografie.$B$1:.$D$403];3;0);&quot;/&quot;;LEFT([.H32];IF(               ISNUMBER(FIND(&quot; &quot;;[.H32]));FIND(&quot; &quot;;[.H32])-1;LEN([.H32])       )                )));&quot;&quot;)" office:value-type="string" office:string-value="file:///home/pmichalec/hg2g/workspace-popo/Evidence/fotokuchyne//20140625_0023.jpg" calcext:value-type="string">
            <text:p>file:///home/pmichalec/hg2g/workspace-popo/Evidence/fotokuchyne//20140625_0023.jpg</text:p>
          </table:table-cell>
          <table:table-cell table:style-name="ce110" table:formula="of:=IF([.I32]&lt;&gt;&quot;&quot;;HYPERLINK( CONCATENATE(&quot;file://&quot;;[.$K$2];VLOOKUP(LEFT([.I32];IF(               ISNUMBER(FIND(&quot; &quot;;[.I32]));FIND(&quot; &quot;;[.I32])-1;LEN([.I32])       )                );[Doklady.$B$1:.$D$405];3;0);&quot;/&quot;;LEFT([.I32];IF(               ISNUMBER(FIND(&quot; &quot;;[.I32]));FIND(&quot; &quot;;[.I32])-1;LEN([.I3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table:formula="of:=VLOOKUP(LEFT([.H33];IF(               ISNUMBER(FIND(&quot; &quot;;[.H33]));FIND(&quot; &quot;;[.H33])-1;LEN([.H33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; plast neodnimatelneho madla zanesen, take: 20140625_0023.jpg</text:p>
          </table:table-cell>
          <table:table-cell office:value-type="float" office:value="1000" calcext:value-type="float">
            <text:p>1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_APE0793.jpg 20140625_0023.jpg</text:p>
          </table:table-cell>
          <table:table-cell office:value-type="string" calcext:value-type="string">
            <text:p>CESTNEPROHLASENI</text:p>
          </table:table-cell>
          <table:table-cell table:formula="of:=IF([.H33]&lt;&gt;&quot;&quot;;HYPERLINK( CONCATENATE(&quot;file://&quot;;[.$J$2];VLOOKUP(LEFT([.H33];IF(               ISNUMBER(FIND(&quot; &quot;;[.H33]));FIND(&quot; &quot;;[.H33])-1;LEN([.H33])       )                );[Fotografie.$B$1:.$D$403];3;0);&quot;/&quot;;LEFT([.H33];IF(               ISNUMBER(FIND(&quot; &quot;;[.H33]));FIND(&quot; &quot;;[.H33])-1;LEN([.H33])       )                )));&quot;&quot;)" office:value-type="string" office:string-value="file:///home/pmichalec/hg2g/workspace-popo/Evidence/fotokuchyne//_APE0793.jpg" calcext:value-type="string">
            <text:p>file:///home/pmichalec/hg2g/workspace-popo/Evidence/fotokuchyne//_APE0793.jpg</text:p>
          </table:table-cell>
          <table:table-cell table:style-name="ce110" table:formula="of:=IF([.I33]&lt;&gt;&quot;&quot;;HYPERLINK( CONCATENATE(&quot;file://&quot;;[.$K$2];VLOOKUP(LEFT([.I33];IF(               ISNUMBER(FIND(&quot; &quot;;[.I33]));FIND(&quot; &quot;;[.I33])-1;LEN([.I33])       )                );[Doklady.$B$1:.$D$405];3;0);&quot;/&quot;;LEFT([.I33];IF(               ISNUMBER(FIND(&quot; &quot;;[.I33]));FIND(&quot; &quot;;[.I33])-1;LEN([.I3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formula="of:=VLOOKUP(LEFT([.H34];IF(               ISNUMBER(FIND(&quot; &quot;;[.H34]));FIND(&quot; &quot;;[.H34])-1;LEN([.H34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odnost na jidlo – plast +</text:p>
            <text:p>Detsky hrnek</text:p>
          </table:table-cell>
          <table:table-cell office:value-type="string" calcext:value-type="string">
            <text:p>S obrazkem krtecka; Vyrobky poskozeny splodinamy horeni a zarem</text:p>
          </table:table-cell>
          <table:table-cell table:formula="of:=218"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799.jpg</text:p>
          </table:table-cell>
          <table:table-cell office:value-type="string" calcext:value-type="string">
            <text:p>10.pdf</text:p>
          </table:table-cell>
          <table:table-cell table:formula="of:=IF([.H34]&lt;&gt;&quot;&quot;;HYPERLINK( CONCATENATE(&quot;file://&quot;;[.$J$2];VLOOKUP(LEFT([.H34];IF(               ISNUMBER(FIND(&quot; &quot;;[.H34]));FIND(&quot; &quot;;[.H34])-1;LEN([.H34])       )                );[Fotografie.$B$1:.$D$403];3;0);&quot;/&quot;;LEFT([.H34];IF(               ISNUMBER(FIND(&quot; &quot;;[.H34]));FIND(&quot; &quot;;[.H34])-1;LEN([.H34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110" table:formula="of:=IF([.I34]&lt;&gt;&quot;&quot;;HYPERLINK( CONCATENATE(&quot;file://&quot;;[.$K$2];VLOOKUP(LEFT([.I34];IF(               ISNUMBER(FIND(&quot; &quot;;[.I34]));FIND(&quot; &quot;;[.I34])-1;LEN([.I34])       )                );[Doklady.$B$1:.$D$405];3;0);&quot;/&quot;;LEFT([.I34];IF(               ISNUMBER(FIND(&quot; &quot;;[.I34]));FIND(&quot; &quot;;[.I34])-1;LEN([.I34])       )                )) );&quot;&quot;)" office:value-type="string" office:string-value="file:///home/pmichalec/hg2g/workspace-popo/Evidence/doklady/10.pdf" calcext:value-type="string">
            <text:p>file:///home/pmichalec/hg2g/workspace-popo/Evidence/doklady/10.pdf</text:p>
          </table:table-cell>
          <table:table-cell table:number-columns-repeated="1013"/>
        </table:table-row>
        <table:table-row table:style-name="ro1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formula="of:=VLOOKUP(LEFT([.H35];IF(               ISNUMBER(FIND(&quot; &quot;;[.H35]));FIND(&quot; &quot;;[.H35])-1;LEN([.H35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odnost na jidlo – vetsi</text:p>
          </table:table-cell>
          <table:table-cell office:value-type="string" calcext:value-type="string">
            <text:p>; na obr. Pod drevenymi prkenky</text:p>
          </table:table-cell>
          <table:table-cell office:value-type="float" office:value="400" calcext:value-type="float">
            <text:p>4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_APE0799.jpg</text:p>
          </table:table-cell>
          <table:table-cell office:value-type="string" calcext:value-type="string">
            <text:p>CESTNEPROHLASENI</text:p>
          </table:table-cell>
          <table:table-cell table:formula="of:=IF([.H35]&lt;&gt;&quot;&quot;;HYPERLINK( CONCATENATE(&quot;file://&quot;;[.$J$2];VLOOKUP(LEFT([.H35];IF(               ISNUMBER(FIND(&quot; &quot;;[.H35]));FIND(&quot; &quot;;[.H35])-1;LEN([.H35])       )                );[Fotografie.$B$1:.$D$403];3;0);&quot;/&quot;;LEFT([.H35];IF(               ISNUMBER(FIND(&quot; &quot;;[.H35]));FIND(&quot; &quot;;[.H35])-1;LEN([.H35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110" table:formula="of:=IF([.I35]&lt;&gt;&quot;&quot;;HYPERLINK( CONCATENATE(&quot;file://&quot;;[.$K$2];VLOOKUP(LEFT([.I35];IF(               ISNUMBER(FIND(&quot; &quot;;[.I35]));FIND(&quot; &quot;;[.I35])-1;LEN([.I35])       )                );[Doklady.$B$1:.$D$405];3;0);&quot;/&quot;;LEFT([.I35];IF(               ISNUMBER(FIND(&quot; &quot;;[.I35]));FIND(&quot; &quot;;[.I35])-1;LEN([.I3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table:formula="of:=VLOOKUP(LEFT([.H36];IF(               ISNUMBER(FIND(&quot; &quot;;[.H36]));FIND(&quot; &quot;;[.H36])-1;LEN([.H3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; na foto. Jsou prelozeny pres sebe</text:p>
          </table:table-cell>
          <table:table-cell office:value-type="float" office:value="200" calcext:value-type="float">
            <text:p>2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_APE0799.jpg</text:p>
          </table:table-cell>
          <table:table-cell office:value-type="string" calcext:value-type="string">
            <text:p>CESTNEPROHLASENI</text:p>
          </table:table-cell>
          <table:table-cell table:formula="of:=IF([.H36]&lt;&gt;&quot;&quot;;HYPERLINK( CONCATENATE(&quot;file://&quot;;[.$J$2];VLOOKUP(LEFT([.H36];IF(               ISNUMBER(FIND(&quot; &quot;;[.H36]));FIND(&quot; &quot;;[.H36])-1;LEN([.H36])       )                );[Fotografie.$B$1:.$D$403];3;0);&quot;/&quot;;LEFT([.H36];IF(               ISNUMBER(FIND(&quot; &quot;;[.H36]));FIND(&quot; &quot;;[.H36])-1;LEN([.H36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110" table:formula="of:=IF([.I36]&lt;&gt;&quot;&quot;;HYPERLINK( CONCATENATE(&quot;file://&quot;;[.$K$2];VLOOKUP(LEFT([.I36];IF(               ISNUMBER(FIND(&quot; &quot;;[.I36]));FIND(&quot; &quot;;[.I36])-1;LEN([.I36])       )                );[Doklady.$B$1:.$D$405];3;0);&quot;/&quot;;LEFT([.I36];IF(               ISNUMBER(FIND(&quot; &quot;;[.I36]));FIND(&quot; &quot;;[.I36])-1;LEN([.I3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style-name="ce63" table:formula="of:=[.A36]+1" office:value-type="float" office:value="33" calcext:value-type="float">
            <text:p>33</text:p>
          </table:table-cell>
          <table:table-cell table:style-name="ce67" office:value-type="string" calcext:value-type="string">
            <text:p>m</text:p>
          </table:table-cell>
          <table:table-cell table:style-name="ce74" table:formula="of:=VLOOKUP(LEFT([.H37];IF(               ISNUMBER(FIND(&quot; &quot;;[.H37]));FIND(&quot; &quot;;[.H37])-1;LEN([.H37])       )                );[Fotografie.$B$1:.$D$403];3;0)" office:value-type="string" office:string-value="kuchyne/" calcext:value-type="string">
            <text:p>kuchyne/</text:p>
          </table:table-cell>
          <table:table-cell table:style-name="ce78" office:value-type="string" calcext:value-type="string">
            <text:p>Keramicka miska</text:p>
          </table:table-cell>
          <table:table-cell table:style-name="ce84" office:value-type="string" calcext:value-type="string">
            <text:p>umelecke dilo; miska neni po celem povrchu glazurovana, kour (smrad) nelze odstratnit</text:p>
          </table:table-cell>
          <table:table-cell table:style-name="ce67" table:number-columns-repeated="2"/>
          <table:table-cell table:style-name="ce94" office:value-type="string" calcext:value-type="string">
            <text:p>20140625_0024.jpg</text:p>
          </table:table-cell>
          <table:table-cell table:style-name="ce103"/>
          <table:table-cell table:style-name="ce111" table:formula="of:=IF([.H37]&lt;&gt;&quot;&quot;;HYPERLINK( CONCATENATE(&quot;file://&quot;;[.$J$2];VLOOKUP(LEFT([.H37];IF(               ISNUMBER(FIND(&quot; &quot;;[.H37]));FIND(&quot; &quot;;[.H37])-1;LEN([.H37])       )                );[Fotografie.$B$1:.$D$403];3;0);&quot;/&quot;;LEFT([.H37];IF(               ISNUMBER(FIND(&quot; &quot;;[.H37]));FIND(&quot; &quot;;[.H37])-1;LEN([.H37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111" table:formula="of:=IF([.I37]&lt;&gt;&quot;&quot;;HYPERLINK( CONCATENATE(&quot;file://&quot;;[.$K$2];VLOOKUP(LEFT([.I37];IF(               ISNUMBER(FIND(&quot; &quot;;[.I37]));FIND(&quot; &quot;;[.I37])-1;LEN([.I37])       )                );[Doklady.$B$1:.$D$405];3;0);&quot;/&quot;;LEFT([.I37];IF(               ISNUMBER(FIND(&quot; &quot;;[.I37]));FIND(&quot; &quot;;[.I37])-1;LEN([.I37])       )                )) );&quot;&quot;)">
            <text:p/>
          </table:table-cell>
          <table:table-cell table:style-name="ce117" table:number-columns-repeated="1002"/>
          <table:table-cell table:style-name="ce119" table:number-columns-repeated="11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38];IF(               ISNUMBER(FIND(&quot; &quot;;[.H38]));FIND(&quot; &quot;;[.H38])-1;LEN([.H3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; </text:p>
          </table:table-cell>
          <table:table-cell office:value-type="float" office:value="1200" calcext:value-type="float">
            <text:p>12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1.jpg _APE0790.jpg</text:p>
          </table:table-cell>
          <table:table-cell office:value-type="string" calcext:value-type="string">
            <text:p>CESTNEPROHLASENI</text:p>
          </table:table-cell>
          <table:table-cell table:formula="of:=IF([.H38]&lt;&gt;&quot;&quot;;HYPERLINK( CONCATENATE(&quot;file://&quot;;[.$J$2];VLOOKUP(LEFT([.H38];IF(               ISNUMBER(FIND(&quot; &quot;;[.H38]));FIND(&quot; &quot;;[.H38])-1;LEN([.H38])       )                );[Fotografie.$B$1:.$D$403];3;0);&quot;/&quot;;LEFT([.H38];IF(               ISNUMBER(FIND(&quot; &quot;;[.H38]));FIND(&quot; &quot;;[.H38])-1;LEN([.H38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110" table:formula="of:=IF([.I38]&lt;&gt;&quot;&quot;;HYPERLINK( CONCATENATE(&quot;file://&quot;;[.$K$2];VLOOKUP(LEFT([.I38];IF(               ISNUMBER(FIND(&quot; &quot;;[.I38]));FIND(&quot; &quot;;[.I38])-1;LEN([.I38])       )                );[Doklady.$B$1:.$D$405];3;0);&quot;/&quot;;LEFT([.I38];IF(               ISNUMBER(FIND(&quot; &quot;;[.I38]));FIND(&quot; &quot;;[.I38])-1;LEN([.I3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39];IF(               ISNUMBER(FIND(&quot; &quot;;[.H39]));FIND(&quot; &quot;;[.H39])-1;LEN([.H3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; poskozena plastova tesneni a drevena vicka, na fotografii _APE0793.jpg jsou korenky uvnitr krabice od bot.</text:p>
          </table:table-cell>
          <table:table-cell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SC_7482.jpg _APE0793.jpg</text:p>
          </table:table-cell>
          <table:table-cell office:value-type="string" calcext:value-type="string">
            <text:p>CESTNEPROHLASENI</text:p>
          </table:table-cell>
          <table:table-cell table:formula="of:=IF([.H39]&lt;&gt;&quot;&quot;;HYPERLINK( CONCATENATE(&quot;file://&quot;;[.$J$2];VLOOKUP(LEFT([.H39];IF(               ISNUMBER(FIND(&quot; &quot;;[.H39]));FIND(&quot; &quot;;[.H39])-1;LEN([.H39])       )                );[Fotografie.$B$1:.$D$403];3;0);&quot;/&quot;;LEFT([.H39];IF(               ISNUMBER(FIND(&quot; &quot;;[.H39]));FIND(&quot; &quot;;[.H39])-1;LEN([.H39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39]&lt;&gt;&quot;&quot;;HYPERLINK( CONCATENATE(&quot;file://&quot;;[.$K$2];VLOOKUP(LEFT([.I39];IF(               ISNUMBER(FIND(&quot; &quot;;[.I39]));FIND(&quot; &quot;;[.I39])-1;LEN([.I39])       )                );[Doklady.$B$1:.$D$405];3;0);&quot;/&quot;;LEFT([.I39];IF(               ISNUMBER(FIND(&quot; &quot;;[.I39]));FIND(&quot; &quot;;[.I39])-1;LEN([.I3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3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0];IF(               ISNUMBER(FIND(&quot; &quot;;[.H40]));FIND(&quot; &quot;;[.H40])-1;LEN([.H40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; modra</text:p>
          </table:table-cell>
          <table:table-cell table:formula="of:=30*4"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795.jpg</text:p>
          </table:table-cell>
          <table:table-cell office:value-type="string" calcext:value-type="string">
            <text:p>CESTNEPROHLASENI</text:p>
          </table:table-cell>
          <table:table-cell table:formula="of:=IF([.H40]&lt;&gt;&quot;&quot;;HYPERLINK( CONCATENATE(&quot;file://&quot;;[.$J$2];VLOOKUP(LEFT([.H40];IF(               ISNUMBER(FIND(&quot; &quot;;[.H40]));FIND(&quot; &quot;;[.H40])-1;LEN([.H40])       )                );[Fotografie.$B$1:.$D$403];3;0);&quot;/&quot;;LEFT([.H40];IF(               ISNUMBER(FIND(&quot; &quot;;[.H40]));FIND(&quot; &quot;;[.H40])-1;LEN([.H40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110" table:formula="of:=IF([.I40]&lt;&gt;&quot;&quot;;HYPERLINK( CONCATENATE(&quot;file://&quot;;[.$K$2];VLOOKUP(LEFT([.I40];IF(               ISNUMBER(FIND(&quot; &quot;;[.I40]));FIND(&quot; &quot;;[.I40])-1;LEN([.I40])       )                );[Doklady.$B$1:.$D$405];3;0);&quot;/&quot;;LEFT([.I40];IF(               ISNUMBER(FIND(&quot; &quot;;[.I40]));FIND(&quot; &quot;;[.I40])-1;LEN([.I4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40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1];IF(               ISNUMBER(FIND(&quot; &quot;;[.H41]));FIND(&quot; &quot;;[.H41])-1;LEN([.H41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; modra</text:p>
          </table:table-cell>
          <table:table-cell office:value-type="float" office:value="2100" calcext:value-type="float">
            <text:p>21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6.jpg</text:p>
          </table:table-cell>
          <table:table-cell office:value-type="string" calcext:value-type="string">
            <text:p>CESTNEPROHLASENI</text:p>
          </table:table-cell>
          <table:table-cell table:formula="of:=IF([.H41]&lt;&gt;&quot;&quot;;HYPERLINK( CONCATENATE(&quot;file://&quot;;[.$J$2];VLOOKUP(LEFT([.H41];IF(               ISNUMBER(FIND(&quot; &quot;;[.H41]));FIND(&quot; &quot;;[.H41])-1;LEN([.H41])       )                );[Fotografie.$B$1:.$D$403];3;0);&quot;/&quot;;LEFT([.H41];IF(               ISNUMBER(FIND(&quot; &quot;;[.H41]));FIND(&quot; &quot;;[.H41])-1;LEN([.H41])       )                )));&quot;&quot;)" office:value-type="string" office:string-value="file:///home/pmichalec/hg2g/workspace-popo/Evidence/fotokuchyne//_APE0796.jpg" calcext:value-type="string">
            <text:p>file:///home/pmichalec/hg2g/workspace-popo/Evidence/fotokuchyne//_APE0796.jpg</text:p>
          </table:table-cell>
          <table:table-cell table:style-name="ce110" table:formula="of:=IF([.I41]&lt;&gt;&quot;&quot;;HYPERLINK( CONCATENATE(&quot;file://&quot;;[.$K$2];VLOOKUP(LEFT([.I41];IF(               ISNUMBER(FIND(&quot; &quot;;[.I41]));FIND(&quot; &quot;;[.I41])-1;LEN([.I41])       )                );[Doklady.$B$1:.$D$405];3;0);&quot;/&quot;;LEFT([.I41];IF(               ISNUMBER(FIND(&quot; &quot;;[.I41]));FIND(&quot; &quot;;[.I41])-1;LEN([.I4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4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2];IF(               ISNUMBER(FIND(&quot; &quot;;[.H42]));FIND(&quot; &quot;;[.H42])-1;LEN([.H42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; poskozeno plastove tesneni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/>
          <table:table-cell table:formula="of:=IF([.H42]&lt;&gt;&quot;&quot;;HYPERLINK( CONCATENATE(&quot;file://&quot;;[.$J$2];VLOOKUP(LEFT([.H42];IF(               ISNUMBER(FIND(&quot; &quot;;[.H42]));FIND(&quot; &quot;;[.H42])-1;LEN([.H42])       )                );[Fotografie.$B$1:.$D$403];3;0);&quot;/&quot;;LEFT([.H42];IF(               ISNUMBER(FIND(&quot; &quot;;[.H42]));FIND(&quot; &quot;;[.H42])-1;LEN([.H42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110" table:formula="of:=IF([.I42]&lt;&gt;&quot;&quot;;HYPERLINK( CONCATENATE(&quot;file://&quot;;[.$K$2];VLOOKUP(LEFT([.I42];IF(               ISNUMBER(FIND(&quot; &quot;;[.I42]));FIND(&quot; &quot;;[.I42])-1;LEN([.I42])       )                );[Doklady.$B$1:.$D$405];3;0);&quot;/&quot;;LEFT([.I42];IF(               ISNUMBER(FIND(&quot; &quot;;[.I42]));FIND(&quot; &quot;;[.I42])-1;LEN([.I4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3];IF(               ISNUMBER(FIND(&quot; &quot;;[.H43]));FIND(&quot; &quot;;[.H43])-1;LEN([.H43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; </text:p>
          </table:table-cell>
          <table:table-cell office:value-type="float" office:value="250" calcext:value-type="float">
            <text:p>2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795.jpg</text:p>
          </table:table-cell>
          <table:table-cell office:value-type="string" calcext:value-type="string">
            <text:p>CESTNEPROHLASENI</text:p>
          </table:table-cell>
          <table:table-cell table:formula="of:=IF([.H43]&lt;&gt;&quot;&quot;;HYPERLINK( CONCATENATE(&quot;file://&quot;;[.$J$2];VLOOKUP(LEFT([.H43];IF(               ISNUMBER(FIND(&quot; &quot;;[.H43]));FIND(&quot; &quot;;[.H43])-1;LEN([.H43])       )                );[Fotografie.$B$1:.$D$403];3;0);&quot;/&quot;;LEFT([.H43];IF(               ISNUMBER(FIND(&quot; &quot;;[.H43]));FIND(&quot; &quot;;[.H43])-1;LEN([.H43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110" table:formula="of:=IF([.I43]&lt;&gt;&quot;&quot;;HYPERLINK( CONCATENATE(&quot;file://&quot;;[.$K$2];VLOOKUP(LEFT([.I43];IF(               ISNUMBER(FIND(&quot; &quot;;[.I43]));FIND(&quot; &quot;;[.I43])-1;LEN([.I43])       )                );[Doklady.$B$1:.$D$405];3;0);&quot;/&quot;;LEFT([.I43];IF(               ISNUMBER(FIND(&quot; &quot;;[.I43]));FIND(&quot; &quot;;[.I43])-1;LEN([.I4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4];IF(               ISNUMBER(FIND(&quot; &quot;;[.H44]));FIND(&quot; &quot;;[.H44])-1;LEN([.H44])       )                );[Fotografie.$B$1:.$D$403];3;0)" office:value-type="string" office:string-value="kuchyne/" calcext:value-type="string">
            <text:p>kuchyne/</text:p>
          </table:table-cell>
          <table:table-cell table:style-name="ce79" office:value-type="string" calcext:value-type="string">
            <text:p>stetka na detske lahvicky</text:p>
          </table:table-cell>
          <table:table-cell office:value-type="string" calcext:value-type="string">
            <text:p>; 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799.jpg</text:p>
          </table:table-cell>
          <table:table-cell office:value-type="string" calcext:value-type="string">
            <text:p>CESTNEPROHLASENI</text:p>
          </table:table-cell>
          <table:table-cell table:formula="of:=IF([.H44]&lt;&gt;&quot;&quot;;HYPERLINK( CONCATENATE(&quot;file://&quot;;[.$J$2];VLOOKUP(LEFT([.H44];IF(               ISNUMBER(FIND(&quot; &quot;;[.H44]));FIND(&quot; &quot;;[.H44])-1;LEN([.H44])       )                );[Fotografie.$B$1:.$D$403];3;0);&quot;/&quot;;LEFT([.H44];IF(               ISNUMBER(FIND(&quot; &quot;;[.H44]));FIND(&quot; &quot;;[.H44])-1;LEN([.H44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110" table:formula="of:=IF([.I44]&lt;&gt;&quot;&quot;;HYPERLINK( CONCATENATE(&quot;file://&quot;;[.$K$2];VLOOKUP(LEFT([.I44];IF(               ISNUMBER(FIND(&quot; &quot;;[.I44]));FIND(&quot; &quot;;[.I44])-1;LEN([.I44])       )                );[Doklady.$B$1:.$D$405];3;0);&quot;/&quot;;LEFT([.I44];IF(               ISNUMBER(FIND(&quot; &quot;;[.I44]));FIND(&quot; &quot;;[.I44])-1;LEN([.I4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5];IF(               ISNUMBER(FIND(&quot; &quot;;[.H45]));FIND(&quot; &quot;;[.H45])-1;LEN([.H4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oza na cervene vino</text:p>
          </table:table-cell>
          <table:table-cell office:value-type="string" calcext:value-type="string">
            <text:p>; Sklo, uzke hrdlo, nelze dostatecne vycistit, na foto tesne pod stropem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SC_7517.jpg _APE0803.jpg</text:p>
          </table:table-cell>
          <table:table-cell office:value-type="string" calcext:value-type="string">
            <text:p>CESTNEPROHLASENI</text:p>
          </table:table-cell>
          <table:table-cell table:formula="of:=IF([.H45]&lt;&gt;&quot;&quot;;HYPERLINK( CONCATENATE(&quot;file://&quot;;[.$J$2];VLOOKUP(LEFT([.H45];IF(               ISNUMBER(FIND(&quot; &quot;;[.H45]));FIND(&quot; &quot;;[.H45])-1;LEN([.H45])       )                );[Fotografie.$B$1:.$D$403];3;0);&quot;/&quot;;LEFT([.H45];IF(               ISNUMBER(FIND(&quot; &quot;;[.H45]));FIND(&quot; &quot;;[.H45])-1;LEN([.H45])       )                )));&quot;&quot;)" office:value-type="string" office:string-value="file:///home/pmichalec/hg2g/workspace-popo/Evidence/fotokuchyne/vybaveni//DSC_7517.jpg" calcext:value-type="string">
            <text:p>file:///home/pmichalec/hg2g/workspace-popo/Evidence/fotokuchyne/vybaveni//DSC_7517.jpg</text:p>
          </table:table-cell>
          <table:table-cell table:style-name="ce110" table:formula="of:=IF([.I45]&lt;&gt;&quot;&quot;;HYPERLINK( CONCATENATE(&quot;file://&quot;;[.$K$2];VLOOKUP(LEFT([.I45];IF(               ISNUMBER(FIND(&quot; &quot;;[.I45]));FIND(&quot; &quot;;[.I45])-1;LEN([.I45])       )                );[Doklady.$B$1:.$D$405];3;0);&quot;/&quot;;LEFT([.I45];IF(               ISNUMBER(FIND(&quot; &quot;;[.I45]));FIND(&quot; &quot;;[.I45])-1;LEN([.I4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6];IF(               ISNUMBER(FIND(&quot; &quot;;[.H46]));FIND(&quot; &quot;;[.H46])-1;LEN([.H4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; lahev na fotce zcela v levo</text:p>
          </table:table-cell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805.jpg</text:p>
          </table:table-cell>
          <table:table-cell office:value-type="string" calcext:value-type="string">
            <text:p>CESTNEPROHLASENI</text:p>
          </table:table-cell>
          <table:table-cell table:formula="of:=IF([.H46]&lt;&gt;&quot;&quot;;HYPERLINK( CONCATENATE(&quot;file://&quot;;[.$J$2];VLOOKUP(LEFT([.H46];IF(               ISNUMBER(FIND(&quot; &quot;;[.H46]));FIND(&quot; &quot;;[.H46])-1;LEN([.H46])       )                );[Fotografie.$B$1:.$D$403];3;0);&quot;/&quot;;LEFT([.H46];IF(               ISNUMBER(FIND(&quot; &quot;;[.H46]));FIND(&quot; &quot;;[.H46])-1;LEN([.H46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110" table:formula="of:=IF([.I46]&lt;&gt;&quot;&quot;;HYPERLINK( CONCATENATE(&quot;file://&quot;;[.$K$2];VLOOKUP(LEFT([.I46];IF(               ISNUMBER(FIND(&quot; &quot;;[.I46]));FIND(&quot; &quot;;[.I46])-1;LEN([.I46])       )                );[Doklady.$B$1:.$D$405];3;0);&quot;/&quot;;LEFT([.I46];IF(               ISNUMBER(FIND(&quot; &quot;;[.I46]));FIND(&quot; &quot;;[.I46])-1;LEN([.I4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4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7];IF(               ISNUMBER(FIND(&quot; &quot;;[.H47]));FIND(&quot; &quot;;[.H47])-1;LEN([.H4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doza na kafe</text:p>
          </table:table-cell>
          <table:table-cell office:value-type="string" calcext:value-type="string">
            <text:p>; na fotce v levo</text:p>
          </table:table-cell>
          <table:table-cell office:value-type="float" office:value="300" calcext:value-type="float">
            <text:p>3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_APE0805.jpg</text:p>
          </table:table-cell>
          <table:table-cell office:value-type="string" calcext:value-type="string">
            <text:p>CESTNEPROHLASENI</text:p>
          </table:table-cell>
          <table:table-cell table:formula="of:=IF([.H47]&lt;&gt;&quot;&quot;;HYPERLINK( CONCATENATE(&quot;file://&quot;;[.$J$2];VLOOKUP(LEFT([.H47];IF(               ISNUMBER(FIND(&quot; &quot;;[.H47]));FIND(&quot; &quot;;[.H47])-1;LEN([.H47])       )                );[Fotografie.$B$1:.$D$403];3;0);&quot;/&quot;;LEFT([.H47];IF(               ISNUMBER(FIND(&quot; &quot;;[.H47]));FIND(&quot; &quot;;[.H47])-1;LEN([.H47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110" table:formula="of:=IF([.I47]&lt;&gt;&quot;&quot;;HYPERLINK( CONCATENATE(&quot;file://&quot;;[.$K$2];VLOOKUP(LEFT([.I47];IF(               ISNUMBER(FIND(&quot; &quot;;[.I47]));FIND(&quot; &quot;;[.I47])-1;LEN([.I47])       )                );[Doklady.$B$1:.$D$405];3;0);&quot;/&quot;;LEFT([.I47];IF(               ISNUMBER(FIND(&quot; &quot;;[.I47]));FIND(&quot; &quot;;[.I47])-1;LEN([.I4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4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8];IF(               ISNUMBER(FIND(&quot; &quot;;[.H48]));FIND(&quot; &quot;;[.H48])-1;LEN([.H48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; na fotce v rohu</text:p>
          </table:table-cell>
          <table:table-cell office:value-type="float" office:value="200" calcext:value-type="float">
            <text:p>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_APE0805.jpg</text:p>
          </table:table-cell>
          <table:table-cell office:value-type="string" calcext:value-type="string">
            <text:p>CESTNEPROHLASENI</text:p>
          </table:table-cell>
          <table:table-cell table:formula="of:=IF([.H48]&lt;&gt;&quot;&quot;;HYPERLINK( CONCATENATE(&quot;file://&quot;;[.$J$2];VLOOKUP(LEFT([.H48];IF(               ISNUMBER(FIND(&quot; &quot;;[.H48]));FIND(&quot; &quot;;[.H48])-1;LEN([.H48])       )                );[Fotografie.$B$1:.$D$403];3;0);&quot;/&quot;;LEFT([.H48];IF(               ISNUMBER(FIND(&quot; &quot;;[.H48]));FIND(&quot; &quot;;[.H48])-1;LEN([.H48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110" table:formula="of:=IF([.I48]&lt;&gt;&quot;&quot;;HYPERLINK( CONCATENATE(&quot;file://&quot;;[.$K$2];VLOOKUP(LEFT([.I48];IF(               ISNUMBER(FIND(&quot; &quot;;[.I48]));FIND(&quot; &quot;;[.I48])-1;LEN([.I48])       )                );[Doklady.$B$1:.$D$405];3;0);&quot;/&quot;;LEFT([.I48];IF(               ISNUMBER(FIND(&quot; &quot;;[.I48]));FIND(&quot; &quot;;[.I48])-1;LEN([.I4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2">
          <table:table-cell table:formula="of:=[.A4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49];IF(               ISNUMBER(FIND(&quot; &quot;;[.H49]));FIND(&quot; &quot;;[.H49])-1;LEN([.H4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Design, Irsko, </text:p>
            <text:p>Sada 2ks (z toho 1x rukavice); textilie</text:p>
            <text:p>obyc ctvercove 2x; textilie</text:p>
            <text:p>NELZE VYPRAT – Poskozeno zarem a splodinami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_APE0791.jpg</text:p>
          </table:table-cell>
          <table:table-cell office:value-type="string" calcext:value-type="string">
            <text:p>CESTNEPROHLASENI</text:p>
          </table:table-cell>
          <table:table-cell table:formula="of:=IF([.H49]&lt;&gt;&quot;&quot;;HYPERLINK( CONCATENATE(&quot;file://&quot;;[.$J$2];VLOOKUP(LEFT([.H49];IF(               ISNUMBER(FIND(&quot; &quot;;[.H49]));FIND(&quot; &quot;;[.H49])-1;LEN([.H49])       )                );[Fotografie.$B$1:.$D$403];3;0);&quot;/&quot;;LEFT([.H49];IF(               ISNUMBER(FIND(&quot; &quot;;[.H49]));FIND(&quot; &quot;;[.H49])-1;LEN([.H49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110" table:formula="of:=IF([.I49]&lt;&gt;&quot;&quot;;HYPERLINK( CONCATENATE(&quot;file://&quot;;[.$K$2];VLOOKUP(LEFT([.I49];IF(               ISNUMBER(FIND(&quot; &quot;;[.I49]));FIND(&quot; &quot;;[.I49])-1;LEN([.I49])       )                );[Doklady.$B$1:.$D$405];3;0);&quot;/&quot;;LEFT([.I49];IF(               ISNUMBER(FIND(&quot; &quot;;[.I49]));FIND(&quot; &quot;;[.I49])-1;LEN([.I4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0];IF(               ISNUMBER(FIND(&quot; &quot;;[.H50]));FIND(&quot; &quot;;[.H50])-1;LEN([.H5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e nacini na vareni</text:p>
          </table:table-cell>
          <table:table-cell office:value-type="string" calcext:value-type="string">
            <text:p>tescoma; oranzova, plast, varecky, naberacky, obracecky, tescoma; sterky, maslovacky, otevirac konzerv, krajec testa aj. SET.</text:p>
          </table:table-cell>
          <table:table-cell office:value-type="float" office:value="2000" calcext:value-type="float">
            <text:p>20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791.jpg</text:p>
          </table:table-cell>
          <table:table-cell office:value-type="string" calcext:value-type="string">
            <text:p>CESTNEPROHLASENI</text:p>
          </table:table-cell>
          <table:table-cell table:formula="of:=IF([.H50]&lt;&gt;&quot;&quot;;HYPERLINK( CONCATENATE(&quot;file://&quot;;[.$J$2];VLOOKUP(LEFT([.H50];IF(               ISNUMBER(FIND(&quot; &quot;;[.H50]));FIND(&quot; &quot;;[.H50])-1;LEN([.H50])       )                );[Fotografie.$B$1:.$D$403];3;0);&quot;/&quot;;LEFT([.H50];IF(               ISNUMBER(FIND(&quot; &quot;;[.H50]));FIND(&quot; &quot;;[.H50])-1;LEN([.H50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110" table:formula="of:=IF([.I50]&lt;&gt;&quot;&quot;;HYPERLINK( CONCATENATE(&quot;file://&quot;;[.$K$2];VLOOKUP(LEFT([.I50];IF(               ISNUMBER(FIND(&quot; &quot;;[.I50]));FIND(&quot; &quot;;[.I50])-1;LEN([.I50])       )                );[Doklady.$B$1:.$D$405];3;0);&quot;/&quot;;LEFT([.I50];IF(               ISNUMBER(FIND(&quot; &quot;;[.I50]));FIND(&quot; &quot;;[.I50])-1;LEN([.I5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1];IF(               ISNUMBER(FIND(&quot; &quot;;[.H51]));FIND(&quot; &quot;;[.H51])-1;LEN([.H5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; plastove testeni kontaminovano, dreveny podtacek rovnez</text:p>
          </table:table-cell>
          <table:table-cell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_APE0791.jpg</text:p>
          </table:table-cell>
          <table:table-cell office:value-type="string" calcext:value-type="string">
            <text:p>CESTNEPROHLASENI</text:p>
          </table:table-cell>
          <table:table-cell table:formula="of:=IF([.H51]&lt;&gt;&quot;&quot;;HYPERLINK( CONCATENATE(&quot;file://&quot;;[.$J$2];VLOOKUP(LEFT([.H51];IF(               ISNUMBER(FIND(&quot; &quot;;[.H51]));FIND(&quot; &quot;;[.H51])-1;LEN([.H51])       )                );[Fotografie.$B$1:.$D$403];3;0);&quot;/&quot;;LEFT([.H51];IF(               ISNUMBER(FIND(&quot; &quot;;[.H51]));FIND(&quot; &quot;;[.H51])-1;LEN([.H51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110" table:formula="of:=IF([.I51]&lt;&gt;&quot;&quot;;HYPERLINK( CONCATENATE(&quot;file://&quot;;[.$K$2];VLOOKUP(LEFT([.I51];IF(               ISNUMBER(FIND(&quot; &quot;;[.I51]));FIND(&quot; &quot;;[.I51])-1;LEN([.I51])       )                );[Doklady.$B$1:.$D$405];3;0);&quot;/&quot;;LEFT([.I51];IF(               ISNUMBER(FIND(&quot; &quot;;[.I51]));FIND(&quot; &quot;;[.I51])-1;LEN([.I5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2];IF(               ISNUMBER(FIND(&quot; &quot;;[.H52]));FIND(&quot; &quot;;[.H52])-1;LEN([.H5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amenny hmozdir</text:p>
          </table:table-cell>
          <table:table-cell office:value-type="string" calcext:value-type="string">
            <text:p>; 2x mala misticka, 1x velky, hrby povrch; Silne zasazeno splodinami koure a horeni.</text:p>
          </table:table-cell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_APE0791.jpg</text:p>
          </table:table-cell>
          <table:table-cell office:value-type="string" calcext:value-type="string">
            <text:p>CESTNEPROHLASENI</text:p>
          </table:table-cell>
          <table:table-cell table:formula="of:=IF([.H52]&lt;&gt;&quot;&quot;;HYPERLINK( CONCATENATE(&quot;file://&quot;;[.$J$2];VLOOKUP(LEFT([.H52];IF(               ISNUMBER(FIND(&quot; &quot;;[.H52]));FIND(&quot; &quot;;[.H52])-1;LEN([.H52])       )                );[Fotografie.$B$1:.$D$403];3;0);&quot;/&quot;;LEFT([.H52];IF(               ISNUMBER(FIND(&quot; &quot;;[.H52]));FIND(&quot; &quot;;[.H52])-1;LEN([.H52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110" table:formula="of:=IF([.I52]&lt;&gt;&quot;&quot;;HYPERLINK( CONCATENATE(&quot;file://&quot;;[.$K$2];VLOOKUP(LEFT([.I52];IF(               ISNUMBER(FIND(&quot; &quot;;[.I52]));FIND(&quot; &quot;;[.I52])-1;LEN([.I52])       )                );[Doklady.$B$1:.$D$405];3;0);&quot;/&quot;;LEFT([.I52];IF(               ISNUMBER(FIND(&quot; &quot;;[.I52]));FIND(&quot; &quot;;[.I52])-1;LEN([.I5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5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3];IF(               ISNUMBER(FIND(&quot; &quot;;[.H53]));FIND(&quot; &quot;;[.H53])-1;LEN([.H5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el.mlynek na sul a pepr</text:p>
          </table:table-cell>
          <table:table-cell office:value-type="string" calcext:value-type="string">
            <text:p>; 2x plastove dily, kovove telo, na 4x baterie</text:p>
          </table:table-cell>
          <table:table-cell office:value-type="float" office:value="900" calcext:value-type="float">
            <text:p>9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CESTNEPROHLASENI</text:p>
          </table:table-cell>
          <table:table-cell table:formula="of:=IF([.H53]&lt;&gt;&quot;&quot;;HYPERLINK( CONCATENATE(&quot;file://&quot;;[.$J$2];VLOOKUP(LEFT([.H53];IF(               ISNUMBER(FIND(&quot; &quot;;[.H53]));FIND(&quot; &quot;;[.H53])-1;LEN([.H53])       )                );[Fotografie.$B$1:.$D$403];3;0);&quot;/&quot;;LEFT([.H53];IF(               ISNUMBER(FIND(&quot; &quot;;[.H53]));FIND(&quot; &quot;;[.H53])-1;LEN([.H53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53]&lt;&gt;&quot;&quot;;HYPERLINK( CONCATENATE(&quot;file://&quot;;[.$K$2];VLOOKUP(LEFT([.I53];IF(               ISNUMBER(FIND(&quot; &quot;;[.I53]));FIND(&quot; &quot;;[.I53])-1;LEN([.I53])       )                );[Doklady.$B$1:.$D$405];3;0);&quot;/&quot;;LEFT([.I53];IF(               ISNUMBER(FIND(&quot; &quot;;[.I53]));FIND(&quot; &quot;;[.I53])-1;LEN([.I5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53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4];IF(               ISNUMBER(FIND(&quot; &quot;;[.H54]));FIND(&quot; &quot;;[.H54])-1;LEN([.H5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; cca 2L</text:p>
          </table:table-cell>
          <table:table-cell office:value-type="float" office:value="69" calcext:value-type="float">
            <text:p>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CESTNEPROHLASENI</text:p>
          </table:table-cell>
          <table:table-cell table:formula="of:=IF([.H54]&lt;&gt;&quot;&quot;;HYPERLINK( CONCATENATE(&quot;file://&quot;;[.$J$2];VLOOKUP(LEFT([.H54];IF(               ISNUMBER(FIND(&quot; &quot;;[.H54]));FIND(&quot; &quot;;[.H54])-1;LEN([.H54])       )                );[Fotografie.$B$1:.$D$403];3;0);&quot;/&quot;;LEFT([.H54];IF(               ISNUMBER(FIND(&quot; &quot;;[.H54]));FIND(&quot; &quot;;[.H54])-1;LEN([.H54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54]&lt;&gt;&quot;&quot;;HYPERLINK( CONCATENATE(&quot;file://&quot;;[.$K$2];VLOOKUP(LEFT([.I54];IF(               ISNUMBER(FIND(&quot; &quot;;[.I54]));FIND(&quot; &quot;;[.I54])-1;LEN([.I54])       )                );[Doklady.$B$1:.$D$405];3;0);&quot;/&quot;;LEFT([.I54];IF(               ISNUMBER(FIND(&quot; &quot;;[.I54]));FIND(&quot; &quot;;[.I54])-1;LEN([.I5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5];IF(               ISNUMBER(FIND(&quot; &quot;;[.H55]));FIND(&quot; &quot;;[.H55])-1;LEN([.H5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plast. Dozicek na detska jidla a lahvicky, mix</text:p>
          </table:table-cell>
          <table:table-cell office:value-type="string" calcext:value-type="string">
            <text:p>Avent; Cca 24ks, na foto vicka na odkapavaci</text:p>
            <text:p/>
            <text:p>Bambeeno set jidelni souprava</text:p>
            <text:p/>
            <text:p>Tomme Tipe – lahvicky (cena viz foto)</text:p>
          </table:table-cell>
          <table:table-cell table:formula="of:=549+579+299" office:value-type="float" office:value="1427" calcext:value-type="float">
            <text:p>1427</text:p>
          </table:table-cell>
          <table:table-cell office:value-type="float" office:value="2012" calcext:value-type="float">
            <text:p>2012</text:p>
          </table:table-cell>
          <table:table-cell table:style-name="ce96" office:value-type="string" calcext:value-type="string">
            <text:p>_APE0808.jpg </text:p>
            <text:p>_APE0993.jpg</text:p>
          </table:table-cell>
          <table:table-cell office:value-type="string" calcext:value-type="string">
            <text:p>26.pdf</text:p>
            <text:p>CESTNEPROHLASENI</text:p>
            <text:p>36.pdf</text:p>
          </table:table-cell>
          <table:table-cell table:formula="of:=IF([.H55]&lt;&gt;&quot;&quot;;HYPERLINK( CONCATENATE(&quot;file://&quot;;[.$J$2];VLOOKUP(LEFT([.H55];IF(               ISNUMBER(FIND(&quot; &quot;;[.H55]));FIND(&quot; &quot;;[.H55])-1;LEN([.H55])       )                );[Fotografie.$B$1:.$D$403];3;0);&quot;/&quot;;LEFT([.H55];IF(               ISNUMBER(FIND(&quot; &quot;;[.H55]));FIND(&quot; &quot;;[.H55])-1;LEN([.H55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55]&lt;&gt;&quot;&quot;;HYPERLINK( CONCATENATE(&quot;file://&quot;;[.$K$2];VLOOKUP(LEFT([.I55];IF(               ISNUMBER(FIND(&quot; &quot;;[.I55]));FIND(&quot; &quot;;[.I55])-1;LEN([.I55])       )                );[Doklady.$B$1:.$D$405];3;0);&quot;/&quot;;LEFT([.I55];IF(               ISNUMBER(FIND(&quot; &quot;;[.I55]));FIND(&quot; &quot;;[.I55])-1;LEN([.I5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5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6];IF(               ISNUMBER(FIND(&quot; &quot;;[.H56]));FIND(&quot; &quot;;[.H56])-1;LEN([.H5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e noze</text:p>
          </table:table-cell>
          <table:table-cell office:value-type="string" calcext:value-type="string">
            <text:p>tescoma; sada, drevene drzadlo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CESTNEPROHLASENI</text:p>
          </table:table-cell>
          <table:table-cell table:formula="of:=IF([.H56]&lt;&gt;&quot;&quot;;HYPERLINK( CONCATENATE(&quot;file://&quot;;[.$J$2];VLOOKUP(LEFT([.H56];IF(               ISNUMBER(FIND(&quot; &quot;;[.H56]));FIND(&quot; &quot;;[.H56])-1;LEN([.H56])       )                );[Fotografie.$B$1:.$D$403];3;0);&quot;/&quot;;LEFT([.H56];IF(               ISNUMBER(FIND(&quot; &quot;;[.H56]));FIND(&quot; &quot;;[.H56])-1;LEN([.H56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110" table:formula="of:=IF([.I56]&lt;&gt;&quot;&quot;;HYPERLINK( CONCATENATE(&quot;file://&quot;;[.$K$2];VLOOKUP(LEFT([.I56];IF(               ISNUMBER(FIND(&quot; &quot;;[.I56]));FIND(&quot; &quot;;[.I56])-1;LEN([.I56])       )                );[Doklady.$B$1:.$D$405];3;0);&quot;/&quot;;LEFT([.I56];IF(               ISNUMBER(FIND(&quot; &quot;;[.I56]));FIND(&quot; &quot;;[.I56])-1;LEN([.I5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7];IF(               ISNUMBER(FIND(&quot; &quot;;[.H57]));FIND(&quot; &quot;;[.H57])-1;LEN([.H5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; sada cca 10ks</text:p>
          </table:table-cell>
          <table:table-cell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57]&lt;&gt;&quot;&quot;;HYPERLINK( CONCATENATE(&quot;file://&quot;;[.$J$2];VLOOKUP(LEFT([.H57];IF(               ISNUMBER(FIND(&quot; &quot;;[.H57]));FIND(&quot; &quot;;[.H57])-1;LEN([.H57])       )                );[Fotografie.$B$1:.$D$403];3;0);&quot;/&quot;;LEFT([.H57];IF(               ISNUMBER(FIND(&quot; &quot;;[.H57]));FIND(&quot; &quot;;[.H57])-1;LEN([.H57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57]&lt;&gt;&quot;&quot;;HYPERLINK( CONCATENATE(&quot;file://&quot;;[.$K$2];VLOOKUP(LEFT([.I57];IF(               ISNUMBER(FIND(&quot; &quot;;[.I57]));FIND(&quot; &quot;;[.I57])-1;LEN([.I57])       )                );[Doklady.$B$1:.$D$405];3;0);&quot;/&quot;;LEFT([.I57];IF(               ISNUMBER(FIND(&quot; &quot;;[.I57]));FIND(&quot; &quot;;[.I57])-1;LEN([.I5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5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8];IF(               ISNUMBER(FIND(&quot; &quot;;[.H58]));FIND(&quot; &quot;;[.H58])-1;LEN([.H5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veny louskac na orechy</text:p>
          </table:table-cell>
          <table:table-cell office:value-type="string" calcext:value-type="string">
            <text:p>; 1x</text:p>
          </table:table-cell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58]&lt;&gt;&quot;&quot;;HYPERLINK( CONCATENATE(&quot;file://&quot;;[.$J$2];VLOOKUP(LEFT([.H58];IF(               ISNUMBER(FIND(&quot; &quot;;[.H58]));FIND(&quot; &quot;;[.H58])-1;LEN([.H58])       )                );[Fotografie.$B$1:.$D$403];3;0);&quot;/&quot;;LEFT([.H58];IF(               ISNUMBER(FIND(&quot; &quot;;[.H58]));FIND(&quot; &quot;;[.H58])-1;LEN([.H58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58]&lt;&gt;&quot;&quot;;HYPERLINK( CONCATENATE(&quot;file://&quot;;[.$K$2];VLOOKUP(LEFT([.I58];IF(               ISNUMBER(FIND(&quot; &quot;;[.I58]));FIND(&quot; &quot;;[.I58])-1;LEN([.I58])       )                );[Doklady.$B$1:.$D$405];3;0);&quot;/&quot;;LEFT([.I58];IF(               ISNUMBER(FIND(&quot; &quot;;[.I58]));FIND(&quot; &quot;;[.I58])-1;LEN([.I5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5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59];IF(               ISNUMBER(FIND(&quot; &quot;;[.H59]));FIND(&quot; &quot;;[.H59])-1;LEN([.H5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; vcetne odkladacich stojanku (drevo)</text:p>
          </table:table-cell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59]&lt;&gt;&quot;&quot;;HYPERLINK( CONCATENATE(&quot;file://&quot;;[.$J$2];VLOOKUP(LEFT([.H59];IF(               ISNUMBER(FIND(&quot; &quot;;[.H59]));FIND(&quot; &quot;;[.H59])-1;LEN([.H59])       )                );[Fotografie.$B$1:.$D$403];3;0);&quot;/&quot;;LEFT([.H59];IF(               ISNUMBER(FIND(&quot; &quot;;[.H59]));FIND(&quot; &quot;;[.H59])-1;LEN([.H59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59]&lt;&gt;&quot;&quot;;HYPERLINK( CONCATENATE(&quot;file://&quot;;[.$K$2];VLOOKUP(LEFT([.I59];IF(               ISNUMBER(FIND(&quot; &quot;;[.I59]));FIND(&quot; &quot;;[.I59])-1;LEN([.I59])       )                );[Doklady.$B$1:.$D$405];3;0);&quot;/&quot;;LEFT([.I59];IF(               ISNUMBER(FIND(&quot; &quot;;[.I59]));FIND(&quot; &quot;;[.I59])-1;LEN([.I5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5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0];IF(               ISNUMBER(FIND(&quot; &quot;;[.H60]));FIND(&quot; &quot;;[.H60])-1;LEN([.H6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; Otevrene, drevo kontaminovano splodinami horeni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0]&lt;&gt;&quot;&quot;;HYPERLINK( CONCATENATE(&quot;file://&quot;;[.$J$2];VLOOKUP(LEFT([.H60];IF(               ISNUMBER(FIND(&quot; &quot;;[.H60]));FIND(&quot; &quot;;[.H60])-1;LEN([.H60])       )                );[Fotografie.$B$1:.$D$403];3;0);&quot;/&quot;;LEFT([.H60];IF(               ISNUMBER(FIND(&quot; &quot;;[.H60]));FIND(&quot; &quot;;[.H60])-1;LEN([.H60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0]&lt;&gt;&quot;&quot;;HYPERLINK( CONCATENATE(&quot;file://&quot;;[.$K$2];VLOOKUP(LEFT([.I60];IF(               ISNUMBER(FIND(&quot; &quot;;[.I60]));FIND(&quot; &quot;;[.I60])-1;LEN([.I60])       )                );[Doklady.$B$1:.$D$405];3;0);&quot;/&quot;;LEFT([.I60];IF(               ISNUMBER(FIND(&quot; &quot;;[.I60]));FIND(&quot; &quot;;[.I60])-1;LEN([.I6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1];IF(               ISNUMBER(FIND(&quot; &quot;;[.H61]));FIND(&quot; &quot;;[.H61])-1;LEN([.H6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nuzky</text:p>
          </table:table-cell>
          <table:table-cell office:value-type="string" calcext:value-type="string">
            <text:p>; velke, plastove madlo poskozeno splodinami koure</text:p>
          </table:table-cell>
          <table:table-cell office:value-type="float" office:value="150" calcext:value-type="float">
            <text:p>15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1]&lt;&gt;&quot;&quot;;HYPERLINK( CONCATENATE(&quot;file://&quot;;[.$J$2];VLOOKUP(LEFT([.H61];IF(               ISNUMBER(FIND(&quot; &quot;;[.H61]));FIND(&quot; &quot;;[.H61])-1;LEN([.H61])       )                );[Fotografie.$B$1:.$D$403];3;0);&quot;/&quot;;LEFT([.H61];IF(               ISNUMBER(FIND(&quot; &quot;;[.H61]));FIND(&quot; &quot;;[.H61])-1;LEN([.H61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1]&lt;&gt;&quot;&quot;;HYPERLINK( CONCATENATE(&quot;file://&quot;;[.$K$2];VLOOKUP(LEFT([.I61];IF(               ISNUMBER(FIND(&quot; &quot;;[.I61]));FIND(&quot; &quot;;[.I61])-1;LEN([.I61])       )                );[Doklady.$B$1:.$D$405];3;0);&quot;/&quot;;LEFT([.I61];IF(               ISNUMBER(FIND(&quot; &quot;;[.I61]));FIND(&quot; &quot;;[.I61])-1;LEN([.I6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[.A6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2];IF(               ISNUMBER(FIND(&quot; &quot;;[.H62]));FIND(&quot; &quot;;[.H62])-1;LEN([.H6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ofi digitalni teplomer na potraviny a vareni v troube</text:p>
          </table:table-cell>
          <table:table-cell office:value-type="string" calcext:value-type="string">
            <text:p>; plast nasaknut kourem, smrdi (nelze umyt)</text:p>
          </table:table-cell>
          <table:table-cell office:value-type="float" office:value="1500" calcext:value-type="float">
            <text:p>15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2]&lt;&gt;&quot;&quot;;HYPERLINK( CONCATENATE(&quot;file://&quot;;[.$J$2];VLOOKUP(LEFT([.H62];IF(               ISNUMBER(FIND(&quot; &quot;;[.H62]));FIND(&quot; &quot;;[.H62])-1;LEN([.H62])       )                );[Fotografie.$B$1:.$D$403];3;0);&quot;/&quot;;LEFT([.H62];IF(               ISNUMBER(FIND(&quot; &quot;;[.H62]));FIND(&quot; &quot;;[.H62])-1;LEN([.H62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2]&lt;&gt;&quot;&quot;;HYPERLINK( CONCATENATE(&quot;file://&quot;;[.$K$2];VLOOKUP(LEFT([.I62];IF(               ISNUMBER(FIND(&quot; &quot;;[.I62]));FIND(&quot; &quot;;[.I62])-1;LEN([.I62])       )                );[Doklady.$B$1:.$D$405];3;0);&quot;/&quot;;LEFT([.I62];IF(               ISNUMBER(FIND(&quot; &quot;;[.I62]));FIND(&quot; &quot;;[.I62])-1;LEN([.I6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6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3];IF(               ISNUMBER(FIND(&quot; &quot;;[.H63]));FIND(&quot; &quot;;[.H63])-1;LEN([.H6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; na foto videt pouze cast sady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SC_7482.jpg DSC_7510.jpg</text:p>
          </table:table-cell>
          <table:table-cell office:value-type="string" calcext:value-type="string">
            <text:p>CESTNEPROHLASENI</text:p>
          </table:table-cell>
          <table:table-cell table:formula="of:=IF([.H63]&lt;&gt;&quot;&quot;;HYPERLINK( CONCATENATE(&quot;file://&quot;;[.$J$2];VLOOKUP(LEFT([.H63];IF(               ISNUMBER(FIND(&quot; &quot;;[.H63]));FIND(&quot; &quot;;[.H63])-1;LEN([.H63])       )                );[Fotografie.$B$1:.$D$403];3;0);&quot;/&quot;;LEFT([.H63];IF(               ISNUMBER(FIND(&quot; &quot;;[.H63]));FIND(&quot; &quot;;[.H63])-1;LEN([.H63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3]&lt;&gt;&quot;&quot;;HYPERLINK( CONCATENATE(&quot;file://&quot;;[.$K$2];VLOOKUP(LEFT([.I63];IF(               ISNUMBER(FIND(&quot; &quot;;[.I63]));FIND(&quot; &quot;;[.I63])-1;LEN([.I63])       )                );[Doklady.$B$1:.$D$405];3;0);&quot;/&quot;;LEFT([.I63];IF(               ISNUMBER(FIND(&quot; &quot;;[.I63]));FIND(&quot; &quot;;[.I63])-1;LEN([.I6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4];IF(               ISNUMBER(FIND(&quot; &quot;;[.H64]));FIND(&quot; &quot;;[.H64])-1;LEN([.H6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maly tycovy mixer na naslehani mleka</text:p>
          </table:table-cell>
          <table:table-cell office:value-type="string" calcext:value-type="string">
            <text:p>; oranzova barva, vcetne baterii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2010" calcext:value-type="float">
            <text:p>2010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4]&lt;&gt;&quot;&quot;;HYPERLINK( CONCATENATE(&quot;file://&quot;;[.$J$2];VLOOKUP(LEFT([.H64];IF(               ISNUMBER(FIND(&quot; &quot;;[.H64]));FIND(&quot; &quot;;[.H64])-1;LEN([.H64])       )                );[Fotografie.$B$1:.$D$403];3;0);&quot;/&quot;;LEFT([.H64];IF(               ISNUMBER(FIND(&quot; &quot;;[.H64]));FIND(&quot; &quot;;[.H64])-1;LEN([.H64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4]&lt;&gt;&quot;&quot;;HYPERLINK( CONCATENATE(&quot;file://&quot;;[.$K$2];VLOOKUP(LEFT([.I64];IF(               ISNUMBER(FIND(&quot; &quot;;[.I64]));FIND(&quot; &quot;;[.I64])-1;LEN([.I64])       )                );[Doklady.$B$1:.$D$405];3;0);&quot;/&quot;;LEFT([.I64];IF(               ISNUMBER(FIND(&quot; &quot;;[.I64]));FIND(&quot; &quot;;[.I64])-1;LEN([.I6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6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5];IF(               ISNUMBER(FIND(&quot; &quot;;[.H65]));FIND(&quot; &quot;;[.H65])-1;LEN([.H6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; </text:p>
          </table:table-cell>
          <table:table-cell office:value-type="float" office:value="60" calcext:value-type="float">
            <text:p>60</text:p>
          </table:table-cell>
          <table:table-cell table:style-name="ce69" office:value-type="float" office:value="2013" calcext:value-type="float">
            <text:p>2013</text:p>
          </table:table-cell>
          <table:table-cell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5]&lt;&gt;&quot;&quot;;HYPERLINK( CONCATENATE(&quot;file://&quot;;[.$J$2];VLOOKUP(LEFT([.H65];IF(               ISNUMBER(FIND(&quot; &quot;;[.H65]));FIND(&quot; &quot;;[.H65])-1;LEN([.H65])       )                );[Fotografie.$B$1:.$D$403];3;0);&quot;/&quot;;LEFT([.H65];IF(               ISNUMBER(FIND(&quot; &quot;;[.H65]));FIND(&quot; &quot;;[.H65])-1;LEN([.H65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5]&lt;&gt;&quot;&quot;;HYPERLINK( CONCATENATE(&quot;file://&quot;;[.$K$2];VLOOKUP(LEFT([.I65];IF(               ISNUMBER(FIND(&quot; &quot;;[.I65]));FIND(&quot; &quot;;[.I65])-1;LEN([.I65])       )                );[Doklady.$B$1:.$D$405];3;0);&quot;/&quot;;LEFT([.I65];IF(               ISNUMBER(FIND(&quot; &quot;;[.I65]));FIND(&quot; &quot;;[.I65])-1;LEN([.I6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6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6];IF(               ISNUMBER(FIND(&quot; &quot;;[.H66]));FIND(&quot; &quot;;[.H66])-1;LEN([.H6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; strenka z kosti, nasakle kourem</text:p>
          </table:table-cell>
          <table:table-cell office:value-type="float" office:value="900" calcext:value-type="float">
            <text:p>900</text:p>
          </table:table-cell>
          <table:table-cell table:style-name="ce69" office:value-type="float" office:value="1992" calcext:value-type="float">
            <text:p>1992</text:p>
          </table:table-cell>
          <table:table-cell table:style-name="ce96" table:formula="of:=IF([.H65]=&quot;&quot;;&quot;&quot;;[.H65])" office:value-type="string" office:string-value="DSC_7482.jp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6]&lt;&gt;&quot;&quot;;HYPERLINK( CONCATENATE(&quot;file://&quot;;[.$J$2];VLOOKUP(LEFT([.H66];IF(               ISNUMBER(FIND(&quot; &quot;;[.H66]));FIND(&quot; &quot;;[.H66])-1;LEN([.H66])       )                );[Fotografie.$B$1:.$D$403];3;0);&quot;/&quot;;LEFT([.H66];IF(               ISNUMBER(FIND(&quot; &quot;;[.H66]));FIND(&quot; &quot;;[.H66])-1;LEN([.H66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6]&lt;&gt;&quot;&quot;;HYPERLINK( CONCATENATE(&quot;file://&quot;;[.$K$2];VLOOKUP(LEFT([.I66];IF(               ISNUMBER(FIND(&quot; &quot;;[.I66]));FIND(&quot; &quot;;[.I66])-1;LEN([.I66])       )                );[Doklady.$B$1:.$D$405];3;0);&quot;/&quot;;LEFT([.I66];IF(               ISNUMBER(FIND(&quot; &quot;;[.I66]));FIND(&quot; &quot;;[.I66])-1;LEN([.I6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4">
          <table:table-cell table:formula="of:=[.A6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7];IF(               ISNUMBER(FIND(&quot; &quot;;[.H67]));FIND(&quot; &quot;;[.H67])-1;LEN([.H6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<text:span text:style-name="T1">haluskovac</text:span></text:p>
            <text:p><text:span text:style-name="T1">valec na testo</text:span></text:p>
            <text:p><text:span text:style-name="T1">kuchynska odmerka</text:span></text:p>
            <text:p><text:span text:style-name="T1">rohozka na susi</text:span></text:p>
            <text:p><text:span text:style-name="T1">party papirove kelimky</text:span></text:p>
            <text:p><text:span text:style-name="T1">babovkova forma</text:span></text:p>
            <text:p><text:span text:style-name="T1">kuchynske prostirani 2x ks.</text:span></text:p>
            <text:p><text:span text:style-name="T1">kuchynske prostirani 4x ks.</text:span></text:p>
            <text:p><text:span text:style-name="T1">krajec na jablka</text:span></text:p>
            <text:p/>
          </table:table-cell>
          <table:table-cell office:value-type="string" calcext:value-type="string">
            <text:p>tescoma; plastova madla</text:p>
          </table:table-cell>
          <table:table-cell office:value-type="float" office:value="2000" calcext:value-type="float">
            <text:p>200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7" office:value-type="string" calcext:value-type="string">
            <text:p>DSC_7482.jpg </text:p>
            <text:p>DSC_7491.jpg</text:p>
          </table:table-cell>
          <table:table-cell office:value-type="string" calcext:value-type="string">
            <text:p>CESTNEPROHLASENI</text:p>
          </table:table-cell>
          <table:table-cell table:formula="of:=IF([.H67]&lt;&gt;&quot;&quot;;HYPERLINK( CONCATENATE(&quot;file://&quot;;[.$J$2];VLOOKUP(LEFT([.H67];IF(               ISNUMBER(FIND(&quot; &quot;;[.H67]));FIND(&quot; &quot;;[.H67])-1;LEN([.H67])       )                );[Fotografie.$B$1:.$D$403];3;0);&quot;/&quot;;LEFT([.H67];IF(               ISNUMBER(FIND(&quot; &quot;;[.H67]));FIND(&quot; &quot;;[.H67])-1;LEN([.H67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7]&lt;&gt;&quot;&quot;;HYPERLINK( CONCATENATE(&quot;file://&quot;;[.$K$2];VLOOKUP(LEFT([.I67];IF(               ISNUMBER(FIND(&quot; &quot;;[.I67]));FIND(&quot; &quot;;[.I67])-1;LEN([.I67])       )                );[Doklady.$B$1:.$D$405];3;0);&quot;/&quot;;LEFT([.I67];IF(               ISNUMBER(FIND(&quot; &quot;;[.I67]));FIND(&quot; &quot;;[.I67])-1;LEN([.I6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8];IF(               ISNUMBER(FIND(&quot; &quot;;[.H68]));FIND(&quot; &quot;;[.H68])-1;LEN([.H6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alec na testo</text:p>
          </table:table-cell>
          <table:table-cell office:value-type="string" calcext:value-type="string">
            <text:p>tescoma; valec na testo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DSC_7482.jpg</text:p>
          </table:table-cell>
          <table:table-cell office:value-type="string" calcext:value-type="string">
            <text:p>CESTNEPROHLASENI</text:p>
          </table:table-cell>
          <table:table-cell table:formula="of:=IF([.H68]&lt;&gt;&quot;&quot;;HYPERLINK( CONCATENATE(&quot;file://&quot;;[.$J$2];VLOOKUP(LEFT([.H68];IF(               ISNUMBER(FIND(&quot; &quot;;[.H68]));FIND(&quot; &quot;;[.H68])-1;LEN([.H68])       )                );[Fotografie.$B$1:.$D$403];3;0);&quot;/&quot;;LEFT([.H68];IF(               ISNUMBER(FIND(&quot; &quot;;[.H68]));FIND(&quot; &quot;;[.H68])-1;LEN([.H68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110" table:formula="of:=IF([.I68]&lt;&gt;&quot;&quot;;HYPERLINK( CONCATENATE(&quot;file://&quot;;[.$K$2];VLOOKUP(LEFT([.I68];IF(               ISNUMBER(FIND(&quot; &quot;;[.I68]));FIND(&quot; &quot;;[.I68])-1;LEN([.I68])       )                );[Doklady.$B$1:.$D$405];3;0);&quot;/&quot;;LEFT([.I68];IF(               ISNUMBER(FIND(&quot; &quot;;[.I68]));FIND(&quot; &quot;;[.I68])-1;LEN([.I6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69];IF(               ISNUMBER(FIND(&quot; &quot;;[.H69]));FIND(&quot; &quot;;[.H69])-1;LEN([.H6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; svatebni dar, plastova madla nacichnuta</text:p>
          </table:table-cell>
          <table:table-cell office:value-type="float" office:value="1200" calcext:value-type="float">
            <text:p>120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office:value-type="string" calcext:value-type="string">
            <text:p>DSC_7492.jpg</text:p>
          </table:table-cell>
          <table:table-cell office:value-type="string" calcext:value-type="string">
            <text:p>CESTNEPROHLASENI</text:p>
          </table:table-cell>
          <table:table-cell table:formula="of:=IF([.H69]&lt;&gt;&quot;&quot;;HYPERLINK( CONCATENATE(&quot;file://&quot;;[.$J$2];VLOOKUP(LEFT([.H69];IF(               ISNUMBER(FIND(&quot; &quot;;[.H69]));FIND(&quot; &quot;;[.H69])-1;LEN([.H69])       )                );[Fotografie.$B$1:.$D$403];3;0);&quot;/&quot;;LEFT([.H69];IF(               ISNUMBER(FIND(&quot; &quot;;[.H69]));FIND(&quot; &quot;;[.H69])-1;LEN([.H69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110" table:formula="of:=IF([.I69]&lt;&gt;&quot;&quot;;HYPERLINK( CONCATENATE(&quot;file://&quot;;[.$K$2];VLOOKUP(LEFT([.I69];IF(               ISNUMBER(FIND(&quot; &quot;;[.I69]));FIND(&quot; &quot;;[.I69])-1;LEN([.I69])       )                );[Doklady.$B$1:.$D$405];3;0);&quot;/&quot;;LEFT([.I69];IF(               ISNUMBER(FIND(&quot; &quot;;[.I69]));FIND(&quot; &quot;;[.I69])-1;LEN([.I6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0];IF(               ISNUMBER(FIND(&quot; &quot;;[.H70]));FIND(&quot; &quot;;[.H70])-1;LEN([.H70])       )                );[Fotografie.$B$1:.$D$403];3;0)" office:value-type="string" office:string-value="" calcext:value-type="error">
            <text:p>#NAME?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; cca 3ks (vetsi a mensi)</text:p>
          </table:table-cell>
          <table:table-cell table:formula="of:=217" office:value-type="float" office:value="217" calcext:value-type="float">
            <text:p>217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H#REF!=&quot;&quot;;&quot;&quot;;H#REF!)" office:value-type="string" office:string-value="" calcext:value-type="error">
            <text:p>#NAME?</text:p>
          </table:table-cell>
          <table:table-cell table:style-name="ce104" office:value-type="string" calcext:value-type="string">
            <text:p>9.pdf</text:p>
          </table:table-cell>
          <table:table-cell table:formula="of:=IF([.H70]&lt;&gt;&quot;&quot;;HYPERLINK( CONCATENATE(&quot;file://&quot;;[.$J$2];VLOOKUP(LEFT([.H70];IF(               ISNUMBER(FIND(&quot; &quot;;[.H70]));FIND(&quot; &quot;;[.H70])-1;LEN([.H70])       )                );[Fotografie.$B$1:.$D$403];3;0);&quot;/&quot;;LEFT([.H70];IF(               ISNUMBER(FIND(&quot; &quot;;[.H70]));FIND(&quot; &quot;;[.H70])-1;LEN([.H70])       )                )));&quot;&quot;)" office:value-type="string" office:string-value="" calcext:value-type="error">
            <text:p>#NAME?</text:p>
          </table:table-cell>
          <table:table-cell table:style-name="ce110" table:formula="of:=IF([.I70]&lt;&gt;&quot;&quot;;HYPERLINK( CONCATENATE(&quot;file://&quot;;[.$K$2];VLOOKUP(LEFT([.I70];IF(               ISNUMBER(FIND(&quot; &quot;;[.I70]));FIND(&quot; &quot;;[.I70])-1;LEN([.I70])       )                );[Doklady.$B$1:.$D$405];3;0);&quot;/&quot;;LEFT([.I70];IF(               ISNUMBER(FIND(&quot; &quot;;[.I70]));FIND(&quot; &quot;;[.I70])-1;LEN([.I70])       )                )) );&quot;&quot;)" office:value-type="string" office:string-value="file:///home/pmichalec/hg2g/workspace-popo/Evidence/doklady/9.pdf" calcext:value-type="string">
            <text:p>file:///home/pmichalec/hg2g/workspace-popo/Evidence/doklady/9.pdf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1];IF(               ISNUMBER(FIND(&quot; &quot;;[.H71]));FIND(&quot; &quot;;[.H71])-1;LEN([.H7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; Design kus.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2010" calcext:value-type="float">
            <text:p>2010</text:p>
          </table:table-cell>
          <table:table-cell table:style-name="ce96" office:value-type="string" calcext:value-type="string">
            <text:p>DSC_7490.jpg</text:p>
          </table:table-cell>
          <table:table-cell office:value-type="string" calcext:value-type="string">
            <text:p>CESTNEPROHLASENI</text:p>
          </table:table-cell>
          <table:table-cell table:formula="of:=IF([.H71]&lt;&gt;&quot;&quot;;HYPERLINK( CONCATENATE(&quot;file://&quot;;[.$J$2];VLOOKUP(LEFT([.H71];IF(               ISNUMBER(FIND(&quot; &quot;;[.H71]));FIND(&quot; &quot;;[.H71])-1;LEN([.H71])       )                );[Fotografie.$B$1:.$D$403];3;0);&quot;/&quot;;LEFT([.H71];IF(               ISNUMBER(FIND(&quot; &quot;;[.H71]));FIND(&quot; &quot;;[.H71])-1;LEN([.H71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110" table:formula="of:=IF([.I71]&lt;&gt;&quot;&quot;;HYPERLINK( CONCATENATE(&quot;file://&quot;;[.$K$2];VLOOKUP(LEFT([.I71];IF(               ISNUMBER(FIND(&quot; &quot;;[.I71]));FIND(&quot; &quot;;[.I71])-1;LEN([.I71])       )                );[Doklady.$B$1:.$D$405];3;0);&quot;/&quot;;LEFT([.I71];IF(               ISNUMBER(FIND(&quot; &quot;;[.I71]));FIND(&quot; &quot;;[.I71])-1;LEN([.I7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7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2];IF(               ISNUMBER(FIND(&quot; &quot;;[.H72]));FIND(&quot; &quot;;[.H72])-1;LEN([.H7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; Design kus.</text:p>
          </table:table-cell>
          <table:table-cell office:value-type="float" office:value="100" calcext:value-type="float">
            <text:p>100</text:p>
          </table:table-cell>
          <table:table-cell table:style-name="ce69" office:value-type="float" office:value="2010" calcext:value-type="float">
            <text:p>2010</text:p>
          </table:table-cell>
          <table:table-cell table:style-name="ce96" office:value-type="string" calcext:value-type="string">
            <text:p>DSC_7490.jpg</text:p>
          </table:table-cell>
          <table:table-cell office:value-type="string" calcext:value-type="string">
            <text:p>CESTNEPROHLASENI</text:p>
          </table:table-cell>
          <table:table-cell table:formula="of:=IF([.H72]&lt;&gt;&quot;&quot;;HYPERLINK( CONCATENATE(&quot;file://&quot;;[.$J$2];VLOOKUP(LEFT([.H72];IF(               ISNUMBER(FIND(&quot; &quot;;[.H72]));FIND(&quot; &quot;;[.H72])-1;LEN([.H72])       )                );[Fotografie.$B$1:.$D$403];3;0);&quot;/&quot;;LEFT([.H72];IF(               ISNUMBER(FIND(&quot; &quot;;[.H72]));FIND(&quot; &quot;;[.H72])-1;LEN([.H72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110" table:formula="of:=IF([.I72]&lt;&gt;&quot;&quot;;HYPERLINK( CONCATENATE(&quot;file://&quot;;[.$K$2];VLOOKUP(LEFT([.I72];IF(               ISNUMBER(FIND(&quot; &quot;;[.I72]));FIND(&quot; &quot;;[.I72])-1;LEN([.I72])       )                );[Doklady.$B$1:.$D$405];3;0);&quot;/&quot;;LEFT([.I72];IF(               ISNUMBER(FIND(&quot; &quot;;[.I72]));FIND(&quot; &quot;;[.I72])-1;LEN([.I7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3];IF(               ISNUMBER(FIND(&quot; &quot;;[.H73]));FIND(&quot; &quot;;[.H73])-1;LEN([.H73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; proti posunu nadobi</text:p>
          </table:table-cell>
          <table:table-cell office:value-type="float" office:value="300" calcext:value-type="float">
            <text:p>300</text:p>
          </table:table-cell>
          <table:table-cell table:style-name="ce69" office:value-type="float" office:value="2008" calcext:value-type="float">
            <text:p>2008</text:p>
          </table:table-cell>
          <table:table-cell table:style-name="ce96" office:value-type="string" calcext:value-type="string">
            <text:p>Viz foto supliky</text:p>
          </table:table-cell>
          <table:table-cell office:value-type="string" calcext:value-type="string">
            <text:p>CESTNEPROHLASENI</text:p>
          </table:table-cell>
          <table:table-cell table:formula="of:=IF([.H73]&lt;&gt;&quot;&quot;;HYPERLINK( CONCATENATE(&quot;file://&quot;;[.$J$2];VLOOKUP(LEFT([.H73];IF(               ISNUMBER(FIND(&quot; &quot;;[.H73]));FIND(&quot; &quot;;[.H73])-1;LEN([.H73])       )                );[Fotografie.$B$1:.$D$403];3;0);&quot;/&quot;;LEFT([.H73];IF(               ISNUMBER(FIND(&quot; &quot;;[.H73]));FIND(&quot; &quot;;[.H73])-1;LEN([.H73])       )                )));&quot;&quot;)" office:value-type="string" office:string-value="" calcext:value-type="error">
            <text:p>#N/A</text:p>
          </table:table-cell>
          <table:table-cell table:style-name="ce110" table:formula="of:=IF([.I73]&lt;&gt;&quot;&quot;;HYPERLINK( CONCATENATE(&quot;file://&quot;;[.$K$2];VLOOKUP(LEFT([.I73];IF(               ISNUMBER(FIND(&quot; &quot;;[.I73]));FIND(&quot; &quot;;[.I73])-1;LEN([.I73])       )                );[Doklady.$B$1:.$D$405];3;0);&quot;/&quot;;LEFT([.I73];IF(               ISNUMBER(FIND(&quot; &quot;;[.I73]));FIND(&quot; &quot;;[.I73])-1;LEN([.I7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4];IF(               ISNUMBER(FIND(&quot; &quot;;[.H74]));FIND(&quot; &quot;;[.H74])-1;LEN([.H74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; plastove madlo nacichnute</text:p>
          </table:table-cell>
          <table:table-cell office:value-type="float" office:value="400" calcext:value-type="float">
            <text:p>40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8"/>
          <table:table-cell office:value-type="string" calcext:value-type="string">
            <text:p>CESTNEPROHLASENI</text:p>
          </table:table-cell>
          <table:table-cell table:formula="of:=IF([.H74]&lt;&gt;&quot;&quot;;HYPERLINK( CONCATENATE(&quot;file://&quot;;[.$J$2];VLOOKUP(LEFT([.H74];IF(               ISNUMBER(FIND(&quot; &quot;;[.H74]));FIND(&quot; &quot;;[.H74])-1;LEN([.H74])       )                );[Fotografie.$B$1:.$D$403];3;0);&quot;/&quot;;LEFT([.H74];IF(               ISNUMBER(FIND(&quot; &quot;;[.H74]));FIND(&quot; &quot;;[.H74])-1;LEN([.H74])       )                )));&quot;&quot;)">
            <text:p/>
          </table:table-cell>
          <table:table-cell table:style-name="ce110" table:formula="of:=IF([.I74]&lt;&gt;&quot;&quot;;HYPERLINK( CONCATENATE(&quot;file://&quot;;[.$K$2];VLOOKUP(LEFT([.I74];IF(               ISNUMBER(FIND(&quot; &quot;;[.I74]));FIND(&quot; &quot;;[.I74])-1;LEN([.I74])       )                );[Doklady.$B$1:.$D$405];3;0);&quot;/&quot;;LEFT([.I74];IF(               ISNUMBER(FIND(&quot; &quot;;[.I74]));FIND(&quot; &quot;;[.I74])-1;LEN([.I7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7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5];IF(               ISNUMBER(FIND(&quot; &quot;;[.H75]));FIND(&quot; &quot;;[.H75])-1;LEN([.H75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; plastove madlo nacichnute</text:p>
          </table:table-cell>
          <table:table-cell office:value-type="float" office:value="800" calcext:value-type="float">
            <text:p>800</text:p>
          </table:table-cell>
          <table:table-cell table:style-name="ce69" office:value-type="float" office:value="2011" calcext:value-type="float">
            <text:p>2011</text:p>
          </table:table-cell>
          <table:table-cell table:style-name="ce98"/>
          <table:table-cell office:value-type="string" calcext:value-type="string">
            <text:p>CESTNEPROHLASENI</text:p>
          </table:table-cell>
          <table:table-cell table:formula="of:=IF([.H75]&lt;&gt;&quot;&quot;;HYPERLINK( CONCATENATE(&quot;file://&quot;;[.$J$2];VLOOKUP(LEFT([.H75];IF(               ISNUMBER(FIND(&quot; &quot;;[.H75]));FIND(&quot; &quot;;[.H75])-1;LEN([.H75])       )                );[Fotografie.$B$1:.$D$403];3;0);&quot;/&quot;;LEFT([.H75];IF(               ISNUMBER(FIND(&quot; &quot;;[.H75]));FIND(&quot; &quot;;[.H75])-1;LEN([.H75])       )                )));&quot;&quot;)">
            <text:p/>
          </table:table-cell>
          <table:table-cell table:style-name="ce110" table:formula="of:=IF([.I75]&lt;&gt;&quot;&quot;;HYPERLINK( CONCATENATE(&quot;file://&quot;;[.$K$2];VLOOKUP(LEFT([.I75];IF(               ISNUMBER(FIND(&quot; &quot;;[.I75]));FIND(&quot; &quot;;[.I75])-1;LEN([.I75])       )                );[Doklady.$B$1:.$D$405];3;0);&quot;/&quot;;LEFT([.I75];IF(               ISNUMBER(FIND(&quot; &quot;;[.I75]));FIND(&quot; &quot;;[.I75])-1;LEN([.I7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7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6];IF(               ISNUMBER(FIND(&quot; &quot;;[.H76]));FIND(&quot; &quot;;[.H76])-1;LEN([.H76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; plastove madlo nacichnute</text:p>
          </table:table-cell>
          <table:table-cell office:value-type="float" office:value="600" calcext:value-type="float">
            <text:p>60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8"/>
          <table:table-cell office:value-type="string" calcext:value-type="string">
            <text:p>CESTNEPROHLASENI</text:p>
          </table:table-cell>
          <table:table-cell table:formula="of:=IF([.H76]&lt;&gt;&quot;&quot;;HYPERLINK( CONCATENATE(&quot;file://&quot;;[.$J$2];VLOOKUP(LEFT([.H76];IF(               ISNUMBER(FIND(&quot; &quot;;[.H76]));FIND(&quot; &quot;;[.H76])-1;LEN([.H76])       )                );[Fotografie.$B$1:.$D$403];3;0);&quot;/&quot;;LEFT([.H76];IF(               ISNUMBER(FIND(&quot; &quot;;[.H76]));FIND(&quot; &quot;;[.H76])-1;LEN([.H76])       )                )));&quot;&quot;)">
            <text:p/>
          </table:table-cell>
          <table:table-cell table:style-name="ce110" table:formula="of:=IF([.I76]&lt;&gt;&quot;&quot;;HYPERLINK( CONCATENATE(&quot;file://&quot;;[.$K$2];VLOOKUP(LEFT([.I76];IF(               ISNUMBER(FIND(&quot; &quot;;[.I76]));FIND(&quot; &quot;;[.I76])-1;LEN([.I76])       )                );[Doklady.$B$1:.$D$405];3;0);&quot;/&quot;;LEFT([.I76];IF(               ISNUMBER(FIND(&quot; &quot;;[.I76]));FIND(&quot; &quot;;[.I76])-1;LEN([.I7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7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7];IF(               ISNUMBER(FIND(&quot; &quot;;[.H77]));FIND(&quot; &quot;;[.H77])-1;LEN([.H77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; plastove madlo nacichnute</text:p>
          </table:table-cell>
          <table:table-cell office:value-type="float" office:value="800" calcext:value-type="float">
            <text:p>800</text:p>
          </table:table-cell>
          <table:table-cell table:style-name="ce69" office:value-type="float" office:value="2007" calcext:value-type="float">
            <text:p>2007</text:p>
          </table:table-cell>
          <table:table-cell table:style-name="ce98"/>
          <table:table-cell office:value-type="string" calcext:value-type="string">
            <text:p>CESTNEPROHLASENI</text:p>
          </table:table-cell>
          <table:table-cell table:formula="of:=IF([.H77]&lt;&gt;&quot;&quot;;HYPERLINK( CONCATENATE(&quot;file://&quot;;[.$J$2];VLOOKUP(LEFT([.H77];IF(               ISNUMBER(FIND(&quot; &quot;;[.H77]));FIND(&quot; &quot;;[.H77])-1;LEN([.H77])       )                );[Fotografie.$B$1:.$D$403];3;0);&quot;/&quot;;LEFT([.H77];IF(               ISNUMBER(FIND(&quot; &quot;;[.H77]));FIND(&quot; &quot;;[.H77])-1;LEN([.H77])       )                )));&quot;&quot;)">
            <text:p/>
          </table:table-cell>
          <table:table-cell table:style-name="ce110" table:formula="of:=IF([.I77]&lt;&gt;&quot;&quot;;HYPERLINK( CONCATENATE(&quot;file://&quot;;[.$K$2];VLOOKUP(LEFT([.I77];IF(               ISNUMBER(FIND(&quot; &quot;;[.I77]));FIND(&quot; &quot;;[.I77])-1;LEN([.I77])       )                );[Doklady.$B$1:.$D$405];3;0);&quot;/&quot;;LEFT([.I77];IF(               ISNUMBER(FIND(&quot; &quot;;[.I77]));FIND(&quot; &quot;;[.I77])-1;LEN([.I7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7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8];IF(               ISNUMBER(FIND(&quot; &quot;;[.H78]));FIND(&quot; &quot;;[.H78])-1;LEN([.H78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; poskozeny plastove dily poklicek</text:p>
          </table:table-cell>
          <table:table-cell office:value-type="float" office:value="3000" calcext:value-type="float">
            <text:p>3000</text:p>
          </table:table-cell>
          <table:table-cell table:style-name="ce69" office:value-type="float" office:value="2011" calcext:value-type="float">
            <text:p>2011</text:p>
          </table:table-cell>
          <table:table-cell table:style-name="ce98"/>
          <table:table-cell office:value-type="string" calcext:value-type="string">
            <text:p>CESTNEPROHLASENI</text:p>
          </table:table-cell>
          <table:table-cell table:formula="of:=IF([.H78]&lt;&gt;&quot;&quot;;HYPERLINK( CONCATENATE(&quot;file://&quot;;[.$J$2];VLOOKUP(LEFT([.H78];IF(               ISNUMBER(FIND(&quot; &quot;;[.H78]));FIND(&quot; &quot;;[.H78])-1;LEN([.H78])       )                );[Fotografie.$B$1:.$D$403];3;0);&quot;/&quot;;LEFT([.H78];IF(               ISNUMBER(FIND(&quot; &quot;;[.H78]));FIND(&quot; &quot;;[.H78])-1;LEN([.H78])       )                )));&quot;&quot;)">
            <text:p/>
          </table:table-cell>
          <table:table-cell table:style-name="ce110" table:formula="of:=IF([.I78]&lt;&gt;&quot;&quot;;HYPERLINK( CONCATENATE(&quot;file://&quot;;[.$K$2];VLOOKUP(LEFT([.I78];IF(               ISNUMBER(FIND(&quot; &quot;;[.I78]));FIND(&quot; &quot;;[.I78])-1;LEN([.I78])       )                );[Doklady.$B$1:.$D$405];3;0);&quot;/&quot;;LEFT([.I78];IF(               ISNUMBER(FIND(&quot; &quot;;[.I78]));FIND(&quot; &quot;;[.I78])-1;LEN([.I7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7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79];IF(               ISNUMBER(FIND(&quot; &quot;;[.H79]));FIND(&quot; &quot;;[.H79])-1;LEN([.H7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; poskozeny plastove dily, na fotografii je viddet viko</text:p>
          </table:table-cell>
          <table:table-cell office:value-type="float" office:value="3500" calcext:value-type="float">
            <text:p>350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DSC_7494.jpg</text:p>
          </table:table-cell>
          <table:table-cell office:value-type="string" calcext:value-type="string">
            <text:p>CESTNEPROHLASENI</text:p>
          </table:table-cell>
          <table:table-cell table:formula="of:=IF([.H79]&lt;&gt;&quot;&quot;;HYPERLINK( CONCATENATE(&quot;file://&quot;;[.$J$2];VLOOKUP(LEFT([.H79];IF(               ISNUMBER(FIND(&quot; &quot;;[.H79]));FIND(&quot; &quot;;[.H79])-1;LEN([.H79])       )                );[Fotografie.$B$1:.$D$403];3;0);&quot;/&quot;;LEFT([.H79];IF(               ISNUMBER(FIND(&quot; &quot;;[.H79]));FIND(&quot; &quot;;[.H79])-1;LEN([.H79])       )                )));&quot;&quot;)" office:value-type="string" office:string-value="file:///home/pmichalec/hg2g/workspace-popo/Evidence/fotokuchyne/vybaveni//DSC_7494.jpg" calcext:value-type="string">
            <text:p>file:///home/pmichalec/hg2g/workspace-popo/Evidence/fotokuchyne/vybaveni//DSC_7494.jpg</text:p>
          </table:table-cell>
          <table:table-cell table:style-name="ce110" table:formula="of:=IF([.I79]&lt;&gt;&quot;&quot;;HYPERLINK( CONCATENATE(&quot;file://&quot;;[.$K$2];VLOOKUP(LEFT([.I79];IF(               ISNUMBER(FIND(&quot; &quot;;[.I79]));FIND(&quot; &quot;;[.I79])-1;LEN([.I79])       )                );[Doklady.$B$1:.$D$405];3;0);&quot;/&quot;;LEFT([.I79];IF(               ISNUMBER(FIND(&quot; &quot;;[.I79]));FIND(&quot; &quot;;[.I79])-1;LEN([.I7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7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80];IF(               ISNUMBER(FIND(&quot; &quot;;[.H80]));FIND(&quot; &quot;;[.H80])-1;LEN([.H8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0ks sada plastovych misticek na jidlo s vikem</text:p>
          </table:table-cell>
          <table:table-cell office:value-type="string" calcext:value-type="string">
            <text:p>ruzne; do mikrovlnky</text:p>
          </table:table-cell>
          <table:table-cell office:value-type="float" office:value="500" calcext:value-type="float">
            <text:p>50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office:value-type="strin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0]&lt;&gt;&quot;&quot;;HYPERLINK( CONCATENATE(&quot;file://&quot;;[.$J$2];VLOOKUP(LEFT([.H80];IF(               ISNUMBER(FIND(&quot; &quot;;[.H80]));FIND(&quot; &quot;;[.H80])-1;LEN([.H80])       )                );[Fotografie.$B$1:.$D$403];3;0);&quot;/&quot;;LEFT([.H80];IF(               ISNUMBER(FIND(&quot; &quot;;[.H80]));FIND(&quot; &quot;;[.H80])-1;LEN([.H80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0]&lt;&gt;&quot;&quot;;HYPERLINK( CONCATENATE(&quot;file://&quot;;[.$K$2];VLOOKUP(LEFT([.I80];IF(               ISNUMBER(FIND(&quot; &quot;;[.I80]));FIND(&quot; &quot;;[.I80])-1;LEN([.I80])       )                );[Doklady.$B$1:.$D$405];3;0);&quot;/&quot;;LEFT([.I80];IF(               ISNUMBER(FIND(&quot; &quot;;[.I80]));FIND(&quot; &quot;;[.I80])-1;LEN([.I8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1];IF(               ISNUMBER(FIND(&quot; &quot;;[.H81]));FIND(&quot; &quot;;[.H81])-1;LEN([.H8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; 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1]&lt;&gt;&quot;&quot;;HYPERLINK( CONCATENATE(&quot;file://&quot;;[.$J$2];VLOOKUP(LEFT([.H81];IF(               ISNUMBER(FIND(&quot; &quot;;[.H81]));FIND(&quot; &quot;;[.H81])-1;LEN([.H81])       )                );[Fotografie.$B$1:.$D$403];3;0);&quot;/&quot;;LEFT([.H81];IF(               ISNUMBER(FIND(&quot; &quot;;[.H81]));FIND(&quot; &quot;;[.H81])-1;LEN([.H81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1]&lt;&gt;&quot;&quot;;HYPERLINK( CONCATENATE(&quot;file://&quot;;[.$K$2];VLOOKUP(LEFT([.I81];IF(               ISNUMBER(FIND(&quot; &quot;;[.I81]));FIND(&quot; &quot;;[.I81])-1;LEN([.I81])       )                );[Doklady.$B$1:.$D$405];3;0);&quot;/&quot;;LEFT([.I81];IF(               ISNUMBER(FIND(&quot; &quot;;[.I81]));FIND(&quot; &quot;;[.I81])-1;LEN([.I8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8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2];IF(               ISNUMBER(FIND(&quot; &quot;;[.H82]));FIND(&quot; &quot;;[.H82])-1;LEN([.H8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mixer kuchynsky</text:p>
          </table:table-cell>
          <table:table-cell office:value-type="string" calcext:value-type="string">
            <text:p>; </text:p>
          </table:table-cell>
          <table:table-cell office:value-type="float" office:value="400" calcext:value-type="float">
            <text:p>40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table:formula="of:=IF([.H81]=&quot;&quot;;&quot;&quot;;[.H81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2]&lt;&gt;&quot;&quot;;HYPERLINK( CONCATENATE(&quot;file://&quot;;[.$J$2];VLOOKUP(LEFT([.H82];IF(               ISNUMBER(FIND(&quot; &quot;;[.H82]));FIND(&quot; &quot;;[.H82])-1;LEN([.H82])       )                );[Fotografie.$B$1:.$D$403];3;0);&quot;/&quot;;LEFT([.H82];IF(               ISNUMBER(FIND(&quot; &quot;;[.H82]));FIND(&quot; &quot;;[.H82])-1;LEN([.H82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2]&lt;&gt;&quot;&quot;;HYPERLINK( CONCATENATE(&quot;file://&quot;;[.$K$2];VLOOKUP(LEFT([.I82];IF(               ISNUMBER(FIND(&quot; &quot;;[.I82]));FIND(&quot; &quot;;[.I82])-1;LEN([.I82])       )                );[Doklady.$B$1:.$D$405];3;0);&quot;/&quot;;LEFT([.I82];IF(               ISNUMBER(FIND(&quot; &quot;;[.I82]));FIND(&quot; &quot;;[.I82])-1;LEN([.I8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8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3];IF(               ISNUMBER(FIND(&quot; &quot;;[.H83]));FIND(&quot; &quot;;[.H83])-1;LEN([.H8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; dratena, plastova madla nacichla, 2ks, na fotografii jeden kus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table:formula="of:=IF([.H82]=&quot;&quot;;&quot;&quot;;[.H82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3]&lt;&gt;&quot;&quot;;HYPERLINK( CONCATENATE(&quot;file://&quot;;[.$J$2];VLOOKUP(LEFT([.H83];IF(               ISNUMBER(FIND(&quot; &quot;;[.H83]));FIND(&quot; &quot;;[.H83])-1;LEN([.H83])       )                );[Fotografie.$B$1:.$D$403];3;0);&quot;/&quot;;LEFT([.H83];IF(               ISNUMBER(FIND(&quot; &quot;;[.H83]));FIND(&quot; &quot;;[.H83])-1;LEN([.H83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3]&lt;&gt;&quot;&quot;;HYPERLINK( CONCATENATE(&quot;file://&quot;;[.$K$2];VLOOKUP(LEFT([.I83];IF(               ISNUMBER(FIND(&quot; &quot;;[.I83]));FIND(&quot; &quot;;[.I83])-1;LEN([.I83])       )                );[Doklady.$B$1:.$D$405];3;0);&quot;/&quot;;LEFT([.I83];IF(               ISNUMBER(FIND(&quot; &quot;;[.I83]));FIND(&quot; &quot;;[.I83])-1;LEN([.I8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8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4];IF(               ISNUMBER(FIND(&quot; &quot;;[.H84]));FIND(&quot; &quot;;[.H84])-1;LEN([.H8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y podnos s nozickami</text:p>
          </table:table-cell>
          <table:table-cell office:value-type="string" calcext:value-type="string">
            <text:p>; </text:p>
          </table:table-cell>
          <table:table-cell office:value-type="float" office:value="100" calcext:value-type="float">
            <text:p>100</text:p>
          </table:table-cell>
          <table:table-cell table:style-name="ce69" office:value-type="float" office:value="2007" calcext:value-type="float">
            <text:p>2007</text:p>
          </table:table-cell>
          <table:table-cell table:style-name="ce96" table:formula="of:=IF([.H83]=&quot;&quot;;&quot;&quot;;[.H83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4]&lt;&gt;&quot;&quot;;HYPERLINK( CONCATENATE(&quot;file://&quot;;[.$J$2];VLOOKUP(LEFT([.H84];IF(               ISNUMBER(FIND(&quot; &quot;;[.H84]));FIND(&quot; &quot;;[.H84])-1;LEN([.H84])       )                );[Fotografie.$B$1:.$D$403];3;0);&quot;/&quot;;LEFT([.H84];IF(               ISNUMBER(FIND(&quot; &quot;;[.H84]));FIND(&quot; &quot;;[.H84])-1;LEN([.H84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4]&lt;&gt;&quot;&quot;;HYPERLINK( CONCATENATE(&quot;file://&quot;;[.$K$2];VLOOKUP(LEFT([.I84];IF(               ISNUMBER(FIND(&quot; &quot;;[.I84]));FIND(&quot; &quot;;[.I84])-1;LEN([.I84])       )                );[Doklady.$B$1:.$D$405];3;0);&quot;/&quot;;LEFT([.I84];IF(               ISNUMBER(FIND(&quot; &quot;;[.I84]));FIND(&quot; &quot;;[.I84])-1;LEN([.I8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8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5];IF(               ISNUMBER(FIND(&quot; &quot;;[.H85]));FIND(&quot; &quot;;[.H85])-1;LEN([.H8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ambusovy podnos s nozickami</text:p>
          </table:table-cell>
          <table:table-cell office:value-type="string" calcext:value-type="string">
            <text:p>; pod plastovym na fotografii</text:p>
          </table:table-cell>
          <table:table-cell office:value-type="float" office:value="250" calcext:value-type="float">
            <text:p>25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table:formula="of:=IF([.H84]=&quot;&quot;;&quot;&quot;;[.H84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5]&lt;&gt;&quot;&quot;;HYPERLINK( CONCATENATE(&quot;file://&quot;;[.$J$2];VLOOKUP(LEFT([.H85];IF(               ISNUMBER(FIND(&quot; &quot;;[.H85]));FIND(&quot; &quot;;[.H85])-1;LEN([.H85])       )                );[Fotografie.$B$1:.$D$403];3;0);&quot;/&quot;;LEFT([.H85];IF(               ISNUMBER(FIND(&quot; &quot;;[.H85]));FIND(&quot; &quot;;[.H85])-1;LEN([.H85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5]&lt;&gt;&quot;&quot;;HYPERLINK( CONCATENATE(&quot;file://&quot;;[.$K$2];VLOOKUP(LEFT([.I85];IF(               ISNUMBER(FIND(&quot; &quot;;[.I85]));FIND(&quot; &quot;;[.I85])-1;LEN([.I85])       )                );[Doklady.$B$1:.$D$405];3;0);&quot;/&quot;;LEFT([.I85];IF(               ISNUMBER(FIND(&quot; &quot;;[.I85]));FIND(&quot; &quot;;[.I85])-1;LEN([.I8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[.A8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6];IF(               ISNUMBER(FIND(&quot; &quot;;[.H86]));FIND(&quot; &quot;;[.H86])-1;LEN([.H8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; sklenene s plastovymi bocnicemi, nasakle kourem a mastnotou, neze odstranit</text:p>
          </table:table-cell>
          <table:table-cell office:value-type="float" office:value="300" calcext:value-type="float">
            <text:p>300</text:p>
          </table:table-cell>
          <table:table-cell table:style-name="ce69" office:value-type="float" office:value="2008" calcext:value-type="float">
            <text:p>2008</text:p>
          </table:table-cell>
          <table:table-cell table:style-name="ce96" table:formula="of:=IF([.H85]=&quot;&quot;;&quot;&quot;;[.H85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6]&lt;&gt;&quot;&quot;;HYPERLINK( CONCATENATE(&quot;file://&quot;;[.$J$2];VLOOKUP(LEFT([.H86];IF(               ISNUMBER(FIND(&quot; &quot;;[.H86]));FIND(&quot; &quot;;[.H86])-1;LEN([.H86])       )                );[Fotografie.$B$1:.$D$403];3;0);&quot;/&quot;;LEFT([.H86];IF(               ISNUMBER(FIND(&quot; &quot;;[.H86]));FIND(&quot; &quot;;[.H86])-1;LEN([.H86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6]&lt;&gt;&quot;&quot;;HYPERLINK( CONCATENATE(&quot;file://&quot;;[.$K$2];VLOOKUP(LEFT([.I86];IF(               ISNUMBER(FIND(&quot; &quot;;[.I86]));FIND(&quot; &quot;;[.I86])-1;LEN([.I86])       )                );[Doklady.$B$1:.$D$405];3;0);&quot;/&quot;;LEFT([.I86];IF(               ISNUMBER(FIND(&quot; &quot;;[.I86]));FIND(&quot; &quot;;[.I86])-1;LEN([.I8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8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7];IF(               ISNUMBER(FIND(&quot; &quot;;[.H87]));FIND(&quot; &quot;;[.H87])-1;LEN([.H8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ervirovaci prkenko</text:p>
          </table:table-cell>
          <table:table-cell office:value-type="string" calcext:value-type="string">
            <text:p>; kulate, velke</text:p>
          </table:table-cell>
          <table:table-cell office:value-type="float" office:value="500" calcext:value-type="float">
            <text:p>500</text:p>
          </table:table-cell>
          <table:table-cell table:style-name="ce69" office:value-type="float" office:value="2008" calcext:value-type="float">
            <text:p>2008</text:p>
          </table:table-cell>
          <table:table-cell table:style-name="ce96" table:formula="of:=IF([.H86]=&quot;&quot;;&quot;&quot;;[.H86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7]&lt;&gt;&quot;&quot;;HYPERLINK( CONCATENATE(&quot;file://&quot;;[.$J$2];VLOOKUP(LEFT([.H87];IF(               ISNUMBER(FIND(&quot; &quot;;[.H87]));FIND(&quot; &quot;;[.H87])-1;LEN([.H87])       )                );[Fotografie.$B$1:.$D$403];3;0);&quot;/&quot;;LEFT([.H87];IF(               ISNUMBER(FIND(&quot; &quot;;[.H87]));FIND(&quot; &quot;;[.H87])-1;LEN([.H87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7]&lt;&gt;&quot;&quot;;HYPERLINK( CONCATENATE(&quot;file://&quot;;[.$K$2];VLOOKUP(LEFT([.I87];IF(               ISNUMBER(FIND(&quot; &quot;;[.I87]));FIND(&quot; &quot;;[.I87])-1;LEN([.I87])       )                );[Doklady.$B$1:.$D$405];3;0);&quot;/&quot;;LEFT([.I87];IF(               ISNUMBER(FIND(&quot; &quot;;[.I87]));FIND(&quot; &quot;;[.I87])-1;LEN([.I8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8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8];IF(               ISNUMBER(FIND(&quot; &quot;;[.H88]));FIND(&quot; &quot;;[.H88])-1;LEN([.H8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sada pulkulatych misek</text:p>
          </table:table-cell>
          <table:table-cell office:value-type="string" calcext:value-type="string">
            <text:p>; cervene, s vikem</text:p>
          </table:table-cell>
          <table:table-cell office:value-type="float" office:value="100" calcext:value-type="float">
            <text:p>100</text:p>
          </table:table-cell>
          <table:table-cell table:style-name="ce69" office:value-type="float" office:value="2010" calcext:value-type="float">
            <text:p>2010</text:p>
          </table:table-cell>
          <table:table-cell table:style-name="ce96" table:formula="of:=IF([.H87]=&quot;&quot;;&quot;&quot;;[.H87])" office:value-type="string" office:string-value="DSC_7495.jpg DSC_7498.jpg" calcext:value-type="string">
            <text:p>DSC_7495.jpg DSC_7498.jpg</text:p>
          </table:table-cell>
          <table:table-cell office:value-type="string" calcext:value-type="string">
            <text:p>CESTNEPROHLASENI</text:p>
          </table:table-cell>
          <table:table-cell table:formula="of:=IF([.H88]&lt;&gt;&quot;&quot;;HYPERLINK( CONCATENATE(&quot;file://&quot;;[.$J$2];VLOOKUP(LEFT([.H88];IF(               ISNUMBER(FIND(&quot; &quot;;[.H88]));FIND(&quot; &quot;;[.H88])-1;LEN([.H88])       )                );[Fotografie.$B$1:.$D$403];3;0);&quot;/&quot;;LEFT([.H88];IF(               ISNUMBER(FIND(&quot; &quot;;[.H88]));FIND(&quot; &quot;;[.H88])-1;LEN([.H88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110" table:formula="of:=IF([.I88]&lt;&gt;&quot;&quot;;HYPERLINK( CONCATENATE(&quot;file://&quot;;[.$K$2];VLOOKUP(LEFT([.I88];IF(               ISNUMBER(FIND(&quot; &quot;;[.I88]));FIND(&quot; &quot;;[.I88])-1;LEN([.I88])       )                );[Doklady.$B$1:.$D$405];3;0);&quot;/&quot;;LEFT([.I88];IF(               ISNUMBER(FIND(&quot; &quot;;[.I88]));FIND(&quot; &quot;;[.I88])-1;LEN([.I8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89];IF(               ISNUMBER(FIND(&quot; &quot;;[.H89]));FIND(&quot; &quot;;[.H89])-1;LEN([.H8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uterky 2x</text:p>
          </table:table-cell>
          <table:table-cell office:value-type="string" calcext:value-type="string">
            <text:p>; </text:p>
          </table:table-cell>
          <table:table-cell office:value-type="float" office:value="120" calcext:value-type="float">
            <text:p>120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DSC_7504.jpg</text:p>
          </table:table-cell>
          <table:table-cell office:value-type="string" calcext:value-type="string">
            <text:p>CESTNEPROHLASENI</text:p>
          </table:table-cell>
          <table:table-cell table:formula="of:=IF([.H89]&lt;&gt;&quot;&quot;;HYPERLINK( CONCATENATE(&quot;file://&quot;;[.$J$2];VLOOKUP(LEFT([.H89];IF(               ISNUMBER(FIND(&quot; &quot;;[.H89]));FIND(&quot; &quot;;[.H89])-1;LEN([.H89])       )                );[Fotografie.$B$1:.$D$403];3;0);&quot;/&quot;;LEFT([.H89];IF(               ISNUMBER(FIND(&quot; &quot;;[.H89]));FIND(&quot; &quot;;[.H89])-1;LEN([.H89])       )                )));&quot;&quot;)" office:value-type="string" office:string-value="file:///home/pmichalec/hg2g/workspace-popo/Evidence/fotokuchyne/vybaveni//DSC_7504.jpg" calcext:value-type="string">
            <text:p>file:///home/pmichalec/hg2g/workspace-popo/Evidence/fotokuchyne/vybaveni//DSC_7504.jpg</text:p>
          </table:table-cell>
          <table:table-cell table:style-name="ce110" table:formula="of:=IF([.I89]&lt;&gt;&quot;&quot;;HYPERLINK( CONCATENATE(&quot;file://&quot;;[.$K$2];VLOOKUP(LEFT([.I89];IF(               ISNUMBER(FIND(&quot; &quot;;[.I89]));FIND(&quot; &quot;;[.I89])-1;LEN([.I89])       )                );[Doklady.$B$1:.$D$405];3;0);&quot;/&quot;;LEFT([.I89];IF(               ISNUMBER(FIND(&quot; &quot;;[.I89]));FIND(&quot; &quot;;[.I89])-1;LEN([.I8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8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0];IF(               ISNUMBER(FIND(&quot; &quot;;[.H90]));FIND(&quot; &quot;;[.H90])-1;LEN([.H9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aza na kytice</text:p>
          </table:table-cell>
          <table:table-cell office:value-type="string" calcext:value-type="string">
            <text:p>; ve drezu, poskozene pri zasahu proti pozaru</text:p>
          </table:table-cell>
          <table:table-cell office:value-type="float" office:value="300" calcext:value-type="float">
            <text:p>300</text:p>
          </table:table-cell>
          <table:table-cell table:style-name="ce69" office:value-type="float" office:value="2008" calcext:value-type="float">
            <text:p>2008</text:p>
          </table:table-cell>
          <table:table-cell table:style-name="ce96" office:value-type="string" calcext:value-type="string">
            <text:p>DSC_7505.jpg</text:p>
          </table:table-cell>
          <table:table-cell office:value-type="string" calcext:value-type="string">
            <text:p>CESTNEPROHLASENI</text:p>
          </table:table-cell>
          <table:table-cell table:formula="of:=IF([.H90]&lt;&gt;&quot;&quot;;HYPERLINK( CONCATENATE(&quot;file://&quot;;[.$J$2];VLOOKUP(LEFT([.H90];IF(               ISNUMBER(FIND(&quot; &quot;;[.H90]));FIND(&quot; &quot;;[.H90])-1;LEN([.H90])       )                );[Fotografie.$B$1:.$D$403];3;0);&quot;/&quot;;LEFT([.H90];IF(               ISNUMBER(FIND(&quot; &quot;;[.H90]));FIND(&quot; &quot;;[.H90])-1;LEN([.H90])       )                )));&quot;&quot;)" office:value-type="string" office:string-value="file:///home/pmichalec/hg2g/workspace-popo/Evidence/fotokuchyne/vybaveni//DSC_7505.jpg" calcext:value-type="string">
            <text:p>file:///home/pmichalec/hg2g/workspace-popo/Evidence/fotokuchyne/vybaveni//DSC_7505.jpg</text:p>
          </table:table-cell>
          <table:table-cell table:style-name="ce110" table:formula="of:=IF([.I90]&lt;&gt;&quot;&quot;;HYPERLINK( CONCATENATE(&quot;file://&quot;;[.$K$2];VLOOKUP(LEFT([.I90];IF(               ISNUMBER(FIND(&quot; &quot;;[.I90]));FIND(&quot; &quot;;[.I90])-1;LEN([.I90])       )                );[Doklady.$B$1:.$D$405];3;0);&quot;/&quot;;LEFT([.I90];IF(               ISNUMBER(FIND(&quot; &quot;;[.I90]));FIND(&quot; &quot;;[.I90])-1;LEN([.I9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1];IF(               ISNUMBER(FIND(&quot; &quot;;[.H91]));FIND(&quot; &quot;;[.H91])-1;LEN([.H9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; zluta, cca 20cm prumer</text:p>
          </table:table-cell>
          <table:table-cell office:value-type="float" office:value="80" calcext:value-type="float">
            <text:p>8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office:value-type="string" calcext:value-type="string">
            <text:p>DSC_7508.jpg</text:p>
          </table:table-cell>
          <table:table-cell office:value-type="string" calcext:value-type="string">
            <text:p>CESTNEPROHLASENI</text:p>
          </table:table-cell>
          <table:table-cell table:formula="of:=IF([.H91]&lt;&gt;&quot;&quot;;HYPERLINK( CONCATENATE(&quot;file://&quot;;[.$J$2];VLOOKUP(LEFT([.H91];IF(               ISNUMBER(FIND(&quot; &quot;;[.H91]));FIND(&quot; &quot;;[.H91])-1;LEN([.H91])       )                );[Fotografie.$B$1:.$D$403];3;0);&quot;/&quot;;LEFT([.H91];IF(               ISNUMBER(FIND(&quot; &quot;;[.H91]));FIND(&quot; &quot;;[.H91])-1;LEN([.H91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110" table:formula="of:=IF([.I91]&lt;&gt;&quot;&quot;;HYPERLINK( CONCATENATE(&quot;file://&quot;;[.$K$2];VLOOKUP(LEFT([.I91];IF(               ISNUMBER(FIND(&quot; &quot;;[.I91]));FIND(&quot; &quot;;[.I91])-1;LEN([.I91])       )                );[Doklady.$B$1:.$D$405];3;0);&quot;/&quot;;LEFT([.I91];IF(               ISNUMBER(FIND(&quot; &quot;;[.I91]));FIND(&quot; &quot;;[.I91])-1;LEN([.I9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9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2];IF(               ISNUMBER(FIND(&quot; &quot;;[.H92]));FIND(&quot; &quot;;[.H92])-1;LEN([.H9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; </text:p>
          </table:table-cell>
          <table:table-cell office:value-type="float" office:value="230" calcext:value-type="float">
            <text:p>23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91]=&quot;&quot;;&quot;&quot;;[.H91])" office:value-type="string" office:string-value="DSC_7508.jpg" calcext:value-type="string">
            <text:p>DSC_7508.jpg</text:p>
          </table:table-cell>
          <table:table-cell office:value-type="string" calcext:value-type="string">
            <text:p>CESTNEPROHLASENI</text:p>
          </table:table-cell>
          <table:table-cell table:formula="of:=IF([.H92]&lt;&gt;&quot;&quot;;HYPERLINK( CONCATENATE(&quot;file://&quot;;[.$J$2];VLOOKUP(LEFT([.H92];IF(               ISNUMBER(FIND(&quot; &quot;;[.H92]));FIND(&quot; &quot;;[.H92])-1;LEN([.H92])       )                );[Fotografie.$B$1:.$D$403];3;0);&quot;/&quot;;LEFT([.H92];IF(               ISNUMBER(FIND(&quot; &quot;;[.H92]));FIND(&quot; &quot;;[.H92])-1;LEN([.H92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110" table:formula="of:=IF([.I92]&lt;&gt;&quot;&quot;;HYPERLINK( CONCATENATE(&quot;file://&quot;;[.$K$2];VLOOKUP(LEFT([.I92];IF(               ISNUMBER(FIND(&quot; &quot;;[.I92]));FIND(&quot; &quot;;[.I92])-1;LEN([.I92])       )                );[Doklady.$B$1:.$D$405];3;0);&quot;/&quot;;LEFT([.I92];IF(               ISNUMBER(FIND(&quot; &quot;;[.I92]));FIND(&quot; &quot;;[.I92])-1;LEN([.I9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5">
          <table:table-cell table:formula="of:=[.A9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3];IF(               ISNUMBER(FIND(&quot; &quot;;[.H93]));FIND(&quot; &quot;;[.H93])-1;LEN([.H9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chemie do kuchyne</text:p>
          </table:table-cell>
          <table:table-cell office:value-type="string" calcext:value-type="string">
            <text:p><text:span text:style-name="T2">vanish na cisteni</text:span></text:p>
            <text:p><text:span text:style-name="T2">lestenka na sklokeramicke desky</text:span></text:p>
            <text:p><text:span text:style-name="T2">lestenka do mycky</text:span></text:p>
            <text:p><text:span text:style-name="T2">prasek do mycky</text:span></text:p>
            <text:p><text:span text:style-name="T2"/></text:p>
          </table:table-cell>
          <table:table-cell office:value-type="float" office:value="600" calcext:value-type="float">
            <text:p>6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92]=&quot;&quot;;&quot;&quot;;[.H92])" office:value-type="string" office:string-value="DSC_7508.jpg" calcext:value-type="string">
            <text:p>DSC_7508.jpg</text:p>
          </table:table-cell>
          <table:table-cell office:value-type="string" calcext:value-type="string">
            <text:p>CESTNEPROHLASENI</text:p>
          </table:table-cell>
          <table:table-cell table:formula="of:=IF([.H93]&lt;&gt;&quot;&quot;;HYPERLINK( CONCATENATE(&quot;file://&quot;;[.$J$2];VLOOKUP(LEFT([.H93];IF(               ISNUMBER(FIND(&quot; &quot;;[.H93]));FIND(&quot; &quot;;[.H93])-1;LEN([.H93])       )                );[Fotografie.$B$1:.$D$403];3;0);&quot;/&quot;;LEFT([.H93];IF(               ISNUMBER(FIND(&quot; &quot;;[.H93]));FIND(&quot; &quot;;[.H93])-1;LEN([.H93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110" table:formula="of:=IF([.I93]&lt;&gt;&quot;&quot;;HYPERLINK( CONCATENATE(&quot;file://&quot;;[.$K$2];VLOOKUP(LEFT([.I93];IF(               ISNUMBER(FIND(&quot; &quot;;[.I93]));FIND(&quot; &quot;;[.I93])-1;LEN([.I93])       )                );[Doklady.$B$1:.$D$405];3;0);&quot;/&quot;;LEFT([.I93];IF(               ISNUMBER(FIND(&quot; &quot;;[.I93]));FIND(&quot; &quot;;[.I93])-1;LEN([.I9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#REF!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4];IF(               ISNUMBER(FIND(&quot; &quot;;[.H94]));FIND(&quot; &quot;;[.H94])-1;LEN([.H9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; bila</text:p>
          </table:table-cell>
          <table:table-cell office:value-type="float" office:value="276" calcext:value-type="float">
            <text:p>276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DSC_7510.jpg</text:p>
          </table:table-cell>
          <table:table-cell office:value-type="string" calcext:value-type="string">
            <text:p>CESTNEPROHLASENI</text:p>
          </table:table-cell>
          <table:table-cell table:formula="of:=IF([.H94]&lt;&gt;&quot;&quot;;HYPERLINK( CONCATENATE(&quot;file://&quot;;[.$J$2];VLOOKUP(LEFT([.H94];IF(               ISNUMBER(FIND(&quot; &quot;;[.H94]));FIND(&quot; &quot;;[.H94])-1;LEN([.H94])       )                );[Fotografie.$B$1:.$D$403];3;0);&quot;/&quot;;LEFT([.H94];IF(               ISNUMBER(FIND(&quot; &quot;;[.H94]));FIND(&quot; &quot;;[.H94])-1;LEN([.H94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110" table:formula="of:=IF([.I94]&lt;&gt;&quot;&quot;;HYPERLINK( CONCATENATE(&quot;file://&quot;;[.$K$2];VLOOKUP(LEFT([.I94];IF(               ISNUMBER(FIND(&quot; &quot;;[.I94]));FIND(&quot; &quot;;[.I94])-1;LEN([.I94])       )                );[Doklady.$B$1:.$D$405];3;0);&quot;/&quot;;LEFT([.I94];IF(               ISNUMBER(FIND(&quot; &quot;;[.I94]));FIND(&quot; &quot;;[.I94])-1;LEN([.I9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9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5];IF(               ISNUMBER(FIND(&quot; &quot;;[.H95]));FIND(&quot; &quot;;[.H95])-1;LEN([.H9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; bila</text:p>
          </table:table-cell>
          <table:table-cell office:value-type="float" office:value="156" calcext:value-type="float">
            <text:p>156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94]=&quot;&quot;;&quot;&quot;;[.H94])" office:value-type="string" office:string-value="DSC_7510.jpg" calcext:value-type="string">
            <text:p>DSC_7510.jpg</text:p>
          </table:table-cell>
          <table:table-cell office:value-type="string" calcext:value-type="string">
            <text:p>CESTNEPROHLASENI</text:p>
          </table:table-cell>
          <table:table-cell table:formula="of:=IF([.H95]&lt;&gt;&quot;&quot;;HYPERLINK( CONCATENATE(&quot;file://&quot;;[.$J$2];VLOOKUP(LEFT([.H95];IF(               ISNUMBER(FIND(&quot; &quot;;[.H95]));FIND(&quot; &quot;;[.H95])-1;LEN([.H95])       )                );[Fotografie.$B$1:.$D$403];3;0);&quot;/&quot;;LEFT([.H95];IF(               ISNUMBER(FIND(&quot; &quot;;[.H95]));FIND(&quot; &quot;;[.H95])-1;LEN([.H95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110" table:formula="of:=IF([.I95]&lt;&gt;&quot;&quot;;HYPERLINK( CONCATENATE(&quot;file://&quot;;[.$K$2];VLOOKUP(LEFT([.I95];IF(               ISNUMBER(FIND(&quot; &quot;;[.I95]));FIND(&quot; &quot;;[.I95])-1;LEN([.I95])       )                );[Doklady.$B$1:.$D$405];3;0);&quot;/&quot;;LEFT([.I95];IF(               ISNUMBER(FIND(&quot; &quot;;[.I95]));FIND(&quot; &quot;;[.I95])-1;LEN([.I95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9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6];IF(               ISNUMBER(FIND(&quot; &quot;;[.H96]));FIND(&quot; &quot;;[.H96])-1;LEN([.H9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; bila</text:p>
          </table:table-cell>
          <table:table-cell office:value-type="float" office:value="60" calcext:value-type="float">
            <text:p>6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95]=&quot;&quot;;&quot;&quot;;[.H95])" office:value-type="string" office:string-value="DSC_7510.jpg" calcext:value-type="string">
            <text:p>DSC_7510.jpg</text:p>
          </table:table-cell>
          <table:table-cell office:value-type="string" calcext:value-type="string">
            <text:p>CESTNEPROHLASENI</text:p>
          </table:table-cell>
          <table:table-cell table:formula="of:=IF([.H96]&lt;&gt;&quot;&quot;;HYPERLINK( CONCATENATE(&quot;file://&quot;;[.$J$2];VLOOKUP(LEFT([.H96];IF(               ISNUMBER(FIND(&quot; &quot;;[.H96]));FIND(&quot; &quot;;[.H96])-1;LEN([.H96])       )                );[Fotografie.$B$1:.$D$403];3;0);&quot;/&quot;;LEFT([.H96];IF(               ISNUMBER(FIND(&quot; &quot;;[.H96]));FIND(&quot; &quot;;[.H96])-1;LEN([.H96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110" table:formula="of:=IF([.I96]&lt;&gt;&quot;&quot;;HYPERLINK( CONCATENATE(&quot;file://&quot;;[.$K$2];VLOOKUP(LEFT([.I96];IF(               ISNUMBER(FIND(&quot; &quot;;[.I96]));FIND(&quot; &quot;;[.I96])-1;LEN([.I96])       )                );[Doklady.$B$1:.$D$405];3;0);&quot;/&quot;;LEFT([.I96];IF(               ISNUMBER(FIND(&quot; &quot;;[.I96]));FIND(&quot; &quot;;[.I96])-1;LEN([.I9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9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7];IF(               ISNUMBER(FIND(&quot; &quot;;[.H97]));FIND(&quot; &quot;;[.H97])-1;LEN([.H9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mala doza na potraviny, sypaci</text:p>
          </table:table-cell>
          <table:table-cell office:value-type="string" calcext:value-type="string">
            <text:p>; zelene viko</text:p>
          </table:table-cell>
          <table:table-cell office:value-type="float" office:value="60" calcext:value-type="float">
            <text:p>6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96]=&quot;&quot;;&quot;&quot;;[.H96])" office:value-type="string" office:string-value="DSC_7510.jpg" calcext:value-type="string">
            <text:p>DSC_7510.jpg</text:p>
          </table:table-cell>
          <table:table-cell office:value-type="string" calcext:value-type="string">
            <text:p>CESTNEPROHLASENI</text:p>
          </table:table-cell>
          <table:table-cell table:formula="of:=IF([.H97]&lt;&gt;&quot;&quot;;HYPERLINK( CONCATENATE(&quot;file://&quot;;[.$J$2];VLOOKUP(LEFT([.H97];IF(               ISNUMBER(FIND(&quot; &quot;;[.H97]));FIND(&quot; &quot;;[.H97])-1;LEN([.H97])       )                );[Fotografie.$B$1:.$D$403];3;0);&quot;/&quot;;LEFT([.H97];IF(               ISNUMBER(FIND(&quot; &quot;;[.H97]));FIND(&quot; &quot;;[.H97])-1;LEN([.H97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110" table:formula="of:=IF([.I97]&lt;&gt;&quot;&quot;;HYPERLINK( CONCATENATE(&quot;file://&quot;;[.$K$2];VLOOKUP(LEFT([.I97];IF(               ISNUMBER(FIND(&quot; &quot;;[.I97]));FIND(&quot; &quot;;[.I97])-1;LEN([.I97])       )                );[Doklady.$B$1:.$D$405];3;0);&quot;/&quot;;LEFT([.I97];IF(               ISNUMBER(FIND(&quot; &quot;;[.I97]));FIND(&quot; &quot;;[.I97])-1;LEN([.I9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1">
          <table:table-cell table:formula="of:=[.A9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8];IF(               ISNUMBER(FIND(&quot; &quot;;[.H98]));FIND(&quot; &quot;;[.H98])-1;LEN([.H9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horni spizirena</text:p>
          </table:table-cell>
          <table:table-cell office:value-type="string" calcext:value-type="string">
            <text:p>; vcetne baleni a doz, susena rajcata, testoviny, fazole, kakao, kuskus, burgulr, pohanka, jahly, cizrna, nudle, susenky, cukr, orechy</text:p>
          </table:table-cell>
          <table:table-cell office:value-type="float" office:value="2000" calcext:value-type="float">
            <text:p>20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97]=&quot;&quot;;&quot;&quot;;[.H97])" office:value-type="string" office:string-value="DSC_7510.jpg" calcext:value-type="string">
            <text:p>DSC_7510.jpg</text:p>
          </table:table-cell>
          <table:table-cell office:value-type="string" calcext:value-type="string">
            <text:p>CESTNEPROHLASENI</text:p>
          </table:table-cell>
          <table:table-cell table:formula="of:=IF([.H98]&lt;&gt;&quot;&quot;;HYPERLINK( CONCATENATE(&quot;file://&quot;;[.$J$2];VLOOKUP(LEFT([.H98];IF(               ISNUMBER(FIND(&quot; &quot;;[.H98]));FIND(&quot; &quot;;[.H98])-1;LEN([.H98])       )                );[Fotografie.$B$1:.$D$403];3;0);&quot;/&quot;;LEFT([.H98];IF(               ISNUMBER(FIND(&quot; &quot;;[.H98]));FIND(&quot; &quot;;[.H98])-1;LEN([.H98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110" table:formula="of:=IF([.I98]&lt;&gt;&quot;&quot;;HYPERLINK( CONCATENATE(&quot;file://&quot;;[.$K$2];VLOOKUP(LEFT([.I98];IF(               ISNUMBER(FIND(&quot; &quot;;[.I98]));FIND(&quot; &quot;;[.I98])-1;LEN([.I98])       )                );[Doklady.$B$1:.$D$405];3;0);&quot;/&quot;;LEFT([.I98];IF(               ISNUMBER(FIND(&quot; &quot;;[.I98]));FIND(&quot; &quot;;[.I98])-1;LEN([.I9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9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99];IF(               ISNUMBER(FIND(&quot; &quot;;[.H99]));FIND(&quot; &quot;;[.H99])-1;LEN([.H9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dolni spizirena</text:p>
          </table:table-cell>
          <table:table-cell office:value-type="string" calcext:value-type="string">
            <text:p>; soya, fazole, cizrna, celozrna mouka, kakao, susene ploady, hrach, </text:p>
          </table:table-cell>
          <table:table-cell office:value-type="float" office:value="600" calcext:value-type="float">
            <text:p>6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office:value-type="string" calcext:value-type="string">
            <text:p>DSC_7511.jpg</text:p>
          </table:table-cell>
          <table:table-cell office:value-type="string" calcext:value-type="string">
            <text:p>CESTNEPROHLASENI</text:p>
          </table:table-cell>
          <table:table-cell table:formula="of:=IF([.H99]&lt;&gt;&quot;&quot;;HYPERLINK( CONCATENATE(&quot;file://&quot;;[.$J$2];VLOOKUP(LEFT([.H99];IF(               ISNUMBER(FIND(&quot; &quot;;[.H99]));FIND(&quot; &quot;;[.H99])-1;LEN([.H99])       )                );[Fotografie.$B$1:.$D$403];3;0);&quot;/&quot;;LEFT([.H99];IF(               ISNUMBER(FIND(&quot; &quot;;[.H99]));FIND(&quot; &quot;;[.H99])-1;LEN([.H99])       )                )));&quot;&quot;)" office:value-type="string" office:string-value="file:///home/pmichalec/hg2g/workspace-popo/Evidence/fotokuchyne/vybaveni//DSC_7511.jpg" calcext:value-type="string">
            <text:p>file:///home/pmichalec/hg2g/workspace-popo/Evidence/fotokuchyne/vybaveni//DSC_7511.jpg</text:p>
          </table:table-cell>
          <table:table-cell table:style-name="ce110" table:formula="of:=IF([.I99]&lt;&gt;&quot;&quot;;HYPERLINK( CONCATENATE(&quot;file://&quot;;[.$K$2];VLOOKUP(LEFT([.I99];IF(               ISNUMBER(FIND(&quot; &quot;;[.I99]));FIND(&quot; &quot;;[.I99])-1;LEN([.I99])       )                );[Doklady.$B$1:.$D$405];3;0);&quot;/&quot;;LEFT([.I99];IF(               ISNUMBER(FIND(&quot; &quot;;[.I99]));FIND(&quot; &quot;;[.I99])-1;LEN([.I9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9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0];IF(               ISNUMBER(FIND(&quot; &quot;;[.H100]));FIND(&quot; &quot;;[.H100])-1;LEN([.H10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pod troubou</text:p>
          </table:table-cell>
          <table:table-cell office:value-type="string" calcext:value-type="string">
            <text:p>; susene houby, cast suseneho mleka, lasagne (italske), ryze, 2x mleko, </text:p>
          </table:table-cell>
          <table:table-cell office:value-type="float" office:value="1000" calcext:value-type="float">
            <text:p>10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office:value-type="string" calcext:value-type="string">
            <text:p>DSC_7512.jpg</text:p>
          </table:table-cell>
          <table:table-cell office:value-type="string" calcext:value-type="string">
            <text:p>CESTNEPROHLASENI</text:p>
          </table:table-cell>
          <table:table-cell table:formula="of:=IF([.H100]&lt;&gt;&quot;&quot;;HYPERLINK( CONCATENATE(&quot;file://&quot;;[.$J$2];VLOOKUP(LEFT([.H100];IF(               ISNUMBER(FIND(&quot; &quot;;[.H100]));FIND(&quot; &quot;;[.H100])-1;LEN([.H100])       )                );[Fotografie.$B$1:.$D$403];3;0);&quot;/&quot;;LEFT([.H100];IF(               ISNUMBER(FIND(&quot; &quot;;[.H100]));FIND(&quot; &quot;;[.H100])-1;LEN([.H100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110" table:formula="of:=IF([.I100]&lt;&gt;&quot;&quot;;HYPERLINK( CONCATENATE(&quot;file://&quot;;[.$K$2];VLOOKUP(LEFT([.I100];IF(               ISNUMBER(FIND(&quot; &quot;;[.I100]));FIND(&quot; &quot;;[.I100])-1;LEN([.I100])       )                );[Doklady.$B$1:.$D$405];3;0);&quot;/&quot;;LEFT([.I100];IF(               ISNUMBER(FIND(&quot; &quot;;[.I100]));FIND(&quot; &quot;;[.I100])-1;LEN([.I10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10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1];IF(               ISNUMBER(FIND(&quot; &quot;;[.H101]));FIND(&quot; &quot;;[.H101])-1;LEN([.H10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arka 2x</text:p>
          </table:table-cell>
          <table:table-cell office:value-type="string" calcext:value-type="string">
            <text:p>; </text:p>
          </table:table-cell>
          <table:table-cell office:value-type="float" office:value="800" calcext:value-type="float">
            <text:p>8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00]=&quot;&quot;;&quot;&quot;;[.H100])" office:value-type="string" office:string-value="DSC_7512.jpg" calcext:value-type="string">
            <text:p>DSC_7512.jpg</text:p>
          </table:table-cell>
          <table:table-cell office:value-type="string" calcext:value-type="string">
            <text:p>CESTNEPROHLASENI</text:p>
          </table:table-cell>
          <table:table-cell table:formula="of:=IF([.H101]&lt;&gt;&quot;&quot;;HYPERLINK( CONCATENATE(&quot;file://&quot;;[.$J$2];VLOOKUP(LEFT([.H101];IF(               ISNUMBER(FIND(&quot; &quot;;[.H101]));FIND(&quot; &quot;;[.H101])-1;LEN([.H101])       )                );[Fotografie.$B$1:.$D$403];3;0);&quot;/&quot;;LEFT([.H101];IF(               ISNUMBER(FIND(&quot; &quot;;[.H101]));FIND(&quot; &quot;;[.H101])-1;LEN([.H101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110" table:formula="of:=IF([.I101]&lt;&gt;&quot;&quot;;HYPERLINK( CONCATENATE(&quot;file://&quot;;[.$K$2];VLOOKUP(LEFT([.I101];IF(               ISNUMBER(FIND(&quot; &quot;;[.I101]));FIND(&quot; &quot;;[.I101])-1;LEN([.I101])       )                );[Doklady.$B$1:.$D$405];3;0);&quot;/&quot;;LEFT([.I101];IF(               ISNUMBER(FIND(&quot; &quot;;[.I101]));FIND(&quot; &quot;;[.I101])-1;LEN([.I10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26">
          <table:table-cell table:formula="of:=[.A10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2];IF(               ISNUMBER(FIND(&quot; &quot;;[.H102]));FIND(&quot; &quot;;[.H102])-1;LEN([.H10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nad troubou</text:p>
          </table:table-cell>
          <table:table-cell office:value-type="string" calcext:value-type="string">
            <text:p>; 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office:value-type="float" office:value="2000" calcext:value-type="float">
            <text:p>20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office:value-type="string" calcext:value-type="string">
            <text:p>DSC_7514.jpg</text:p>
          </table:table-cell>
          <table:table-cell office:value-type="string" calcext:value-type="string">
            <text:p>CESTNEPROHLASENI</text:p>
          </table:table-cell>
          <table:table-cell table:formula="of:=IF([.H102]&lt;&gt;&quot;&quot;;HYPERLINK( CONCATENATE(&quot;file://&quot;;[.$J$2];VLOOKUP(LEFT([.H102];IF(               ISNUMBER(FIND(&quot; &quot;;[.H102]));FIND(&quot; &quot;;[.H102])-1;LEN([.H102])       )                );[Fotografie.$B$1:.$D$403];3;0);&quot;/&quot;;LEFT([.H102];IF(               ISNUMBER(FIND(&quot; &quot;;[.H102]));FIND(&quot; &quot;;[.H102])-1;LEN([.H102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110" table:formula="of:=IF([.I102]&lt;&gt;&quot;&quot;;HYPERLINK( CONCATENATE(&quot;file://&quot;;[.$K$2];VLOOKUP(LEFT([.I102];IF(               ISNUMBER(FIND(&quot; &quot;;[.I102]));FIND(&quot; &quot;;[.I102])-1;LEN([.I102])       )                );[Doklady.$B$1:.$D$405];3;0);&quot;/&quot;;LEFT([.I102];IF(               ISNUMBER(FIND(&quot; &quot;;[.I102]));FIND(&quot; &quot;;[.I102])-1;LEN([.I10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10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3];IF(               ISNUMBER(FIND(&quot; &quot;;[.H103]));FIND(&quot; &quot;;[.H103])-1;LEN([.H10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a vyrobu syra</text:p>
          </table:table-cell>
          <table:table-cell office:value-type="string" calcext:value-type="string">
            <text:p>; velka forma, cca 5x mala forma</text:p>
          </table:table-cell>
          <table:table-cell office:value-type="float" office:value="1500" calcext:value-type="float">
            <text:p>15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02]=&quot;&quot;;&quot;&quot;;[.H102])" office:value-type="string" office:string-value="DSC_7514.jpg" calcext:value-type="string">
            <text:p>DSC_7514.jpg</text:p>
          </table:table-cell>
          <table:table-cell office:value-type="string" calcext:value-type="string">
            <text:p>CESTNEPROHLASENI</text:p>
          </table:table-cell>
          <table:table-cell table:formula="of:=IF([.H103]&lt;&gt;&quot;&quot;;HYPERLINK( CONCATENATE(&quot;file://&quot;;[.$J$2];VLOOKUP(LEFT([.H103];IF(               ISNUMBER(FIND(&quot; &quot;;[.H103]));FIND(&quot; &quot;;[.H103])-1;LEN([.H103])       )                );[Fotografie.$B$1:.$D$403];3;0);&quot;/&quot;;LEFT([.H103];IF(               ISNUMBER(FIND(&quot; &quot;;[.H103]));FIND(&quot; &quot;;[.H103])-1;LEN([.H103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110" table:formula="of:=IF([.I103]&lt;&gt;&quot;&quot;;HYPERLINK( CONCATENATE(&quot;file://&quot;;[.$K$2];VLOOKUP(LEFT([.I103];IF(               ISNUMBER(FIND(&quot; &quot;;[.I103]));FIND(&quot; &quot;;[.I103])-1;LEN([.I103])       )                );[Doklady.$B$1:.$D$405];3;0);&quot;/&quot;;LEFT([.I103];IF(               ISNUMBER(FIND(&quot; &quot;;[.I103]));FIND(&quot; &quot;;[.I103])-1;LEN([.I10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[.A#REF!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4];IF(               ISNUMBER(FIND(&quot; &quot;;[.H104]));FIND(&quot; &quot;;[.H104])-1;LEN([.H10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masinka Brio + Heros konstrukcni set</text:p>
          </table:table-cell>
          <table:table-cell office:value-type="string" calcext:value-type="string">
            <text:p>Brio, se sirenou; + HEROS konstrukcni set. Moznost dodat doklad z Email.</text:p>
          </table:table-cell>
          <table:table-cell office:value-type="float" office:value="799" calcext:value-type="float">
            <text:p>79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_APE0757.jpg </text:p>
            <text:p>Na ost. Fotografiich je videt krabice HEROS a dily.</text:p>
          </table:table-cell>
          <table:table-cell office:value-type="string" calcext:value-type="string">
            <text:p>20.pdf</text:p>
          </table:table-cell>
          <table:table-cell table:formula="of:=IF([.H104]&lt;&gt;&quot;&quot;;HYPERLINK( CONCATENATE(&quot;file://&quot;;[.$J$2];VLOOKUP(LEFT([.H104];IF(               ISNUMBER(FIND(&quot; &quot;;[.H104]));FIND(&quot; &quot;;[.H104])-1;LEN([.H104])       )                );[Fotografie.$B$1:.$D$403];3;0);&quot;/&quot;;LEFT([.H104];IF(               ISNUMBER(FIND(&quot; &quot;;[.H104]));FIND(&quot; &quot;;[.H104])-1;LEN([.H104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110" table:formula="of:=IF([.I104]&lt;&gt;&quot;&quot;;HYPERLINK( CONCATENATE(&quot;file://&quot;;[.$K$2];VLOOKUP(LEFT([.I104];IF(               ISNUMBER(FIND(&quot; &quot;;[.I104]));FIND(&quot; &quot;;[.I104])-1;LEN([.I104])       )                );[Doklady.$B$1:.$D$405];3;0);&quot;/&quot;;LEFT([.I104];IF(               ISNUMBER(FIND(&quot; &quot;;[.I104]));FIND(&quot; &quot;;[.I104])-1;LEN([.I104])       )                )) );&quot;&quot;)" office:value-type="string" office:string-value="file:///home/pmichalec/hg2g/workspace-popo/Evidence/doklady/20.pdf" calcext:value-type="string">
            <text:p>file:///home/pmichalec/hg2g/workspace-popo/Evidence/doklady/20.pdf</text:p>
          </table:table-cell>
          <table:table-cell table:number-columns-repeated="1013"/>
        </table:table-row>
        <table:table-row table:style-name="ro11">
          <table:table-cell table:formula="of:=[.A10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5];IF(               ISNUMBER(FIND(&quot; &quot;;[.H105]));FIND(&quot; &quot;;[.H105])-1;LEN([.H105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detske hracky</text:p>
          </table:table-cell>
          <table:table-cell office:value-type="float" office:value="217" calcext:value-type="float">
            <text:p>217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/>
          <table:table-cell office:value-type="string" calcext:value-type="string">
            <text:p>8.pdf</text:p>
          </table:table-cell>
          <table:table-cell table:formula="of:=IF([.H105]&lt;&gt;&quot;&quot;;HYPERLINK( CONCATENATE(&quot;file://&quot;;[.$J$2];VLOOKUP(LEFT([.H105];IF(               ISNUMBER(FIND(&quot; &quot;;[.H105]));FIND(&quot; &quot;;[.H105])-1;LEN([.H105])       )                );[Fotografie.$B$1:.$D$403];3;0);&quot;/&quot;;LEFT([.H105];IF(               ISNUMBER(FIND(&quot; &quot;;[.H105]));FIND(&quot; &quot;;[.H105])-1;LEN([.H105])       )                )));&quot;&quot;)">
            <text:p/>
          </table:table-cell>
          <table:table-cell table:style-name="ce110" table:formula="of:=IF([.I105]&lt;&gt;&quot;&quot;;HYPERLINK( CONCATENATE(&quot;file://&quot;;[.$K$2];VLOOKUP(LEFT([.I105];IF(               ISNUMBER(FIND(&quot; &quot;;[.I105]));FIND(&quot; &quot;;[.I105])-1;LEN([.I105])       )                );[Doklady.$B$1:.$D$405];3;0);&quot;/&quot;;LEFT([.I105];IF(               ISNUMBER(FIND(&quot; &quot;;[.I105]));FIND(&quot; &quot;;[.I105])-1;LEN([.I105])       )                )) );&quot;&quot;)" office:value-type="string" office:string-value="file:///home/pmichalec/hg2g/workspace-popo/Evidence/doklady/8.pdf" calcext:value-type="string">
            <text:p>file:///home/pmichalec/hg2g/workspace-popo/Evidence/doklady/8.pdf</text:p>
          </table:table-cell>
          <table:table-cell table:number-columns-repeated="1013"/>
        </table:table-row>
        <table:table-row table:style-name="ro26">
          <table:table-cell table:formula="of:=[.A10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06];IF(               ISNUMBER(FIND(&quot; &quot;;[.H106]));FIND(&quot; &quot;;[.H106])-1;LEN([.H106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 <text:s/>a detska vybava mix</text:p>
          </table:table-cell>
          <table:table-cell office:value-type="string" calcext:value-type="string">
            <text:p>detske hracky a jine vybaveni pro deti; rozmisteno v obyvacim pokoji castecne v kuchyni; vyrobky poskozeny splodinami horeni a zarem</text:p>
            <text:p/>
            <text:p>Vyjma (slunecni clony) – nebylo v byte v dobe pozaru.</text:p>
          </table:table-cell>
          <table:table-cell table:style-name="ce88" table:formula="of:=2187-359" office:value-type="float" office:value="1828" calcext:value-type="float">
            <text:p>1828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05]=&quot;&quot;;&quot;&quot;;[.H105])">
            <text:p/>
          </table:table-cell>
          <table:table-cell office:value-type="string" calcext:value-type="string">
            <text:p>11.pdf</text:p>
          </table:table-cell>
          <table:table-cell table:formula="of:=IF([.H106]&lt;&gt;&quot;&quot;;HYPERLINK( CONCATENATE(&quot;file://&quot;;[.$J$2];VLOOKUP(LEFT([.H106];IF(               ISNUMBER(FIND(&quot; &quot;;[.H106]));FIND(&quot; &quot;;[.H106])-1;LEN([.H106])       )                );[Fotografie.$B$1:.$D$403];3;0);&quot;/&quot;;LEFT([.H106];IF(               ISNUMBER(FIND(&quot; &quot;;[.H106]));FIND(&quot; &quot;;[.H106])-1;LEN([.H106])       )                )));&quot;&quot;)">
            <text:p/>
          </table:table-cell>
          <table:table-cell table:style-name="ce110" table:formula="of:=IF([.I106]&lt;&gt;&quot;&quot;;HYPERLINK( CONCATENATE(&quot;file://&quot;;[.$K$2];VLOOKUP(LEFT([.I106];IF(               ISNUMBER(FIND(&quot; &quot;;[.I106]));FIND(&quot; &quot;;[.I106])-1;LEN([.I106])       )                );[Doklady.$B$1:.$D$405];3;0);&quot;/&quot;;LEFT([.I106];IF(               ISNUMBER(FIND(&quot; &quot;;[.I106]));FIND(&quot; &quot;;[.I106])-1;LEN([.I106])       )                )) );&quot;&quot;)" office:value-type="string" office:string-value="file:///home/pmichalec/hg2g/workspace-popo/Evidence/doklady/11.pdf" calcext:value-type="string">
            <text:p>file:///home/pmichalec/hg2g/workspace-popo/Evidence/doklady/11.pdf</text:p>
          </table:table-cell>
          <table:table-cell table:number-columns-repeated="1013"/>
        </table:table-row>
        <table:table-row table:style-name="ro11">
          <table:table-cell table:formula="of:=[.A106]+1" office:value-type="string" office:string-value="" calcext:value-type="error">
            <text:p>#REF!</text:p>
          </table:table-cell>
          <table:table-cell/>
          <table:table-cell table:formula="of:=VLOOKUP(LEFT([.H107];IF(               ISNUMBER(FIND(&quot; &quot;;[.H107]));FIND(&quot; &quot;;[.H107])-1;LEN([.H107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knify detske</text:p>
          </table:table-cell>
          <table:table-cell office:value-type="string" calcext:value-type="string">
            <text:p>z Lidl</text:p>
          </table:table-cell>
          <table:table-cell office:value-type="float" office:value="149" calcext:value-type="float">
            <text:p>14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06]=&quot;&quot;;&quot;&quot;;[.H106])">
            <text:p/>
          </table:table-cell>
          <table:table-cell office:value-type="string" calcext:value-type="string">
            <text:p>14.pdf</text:p>
          </table:table-cell>
          <table:table-cell table:formula="of:=IF([.H107]&lt;&gt;&quot;&quot;;HYPERLINK( CONCATENATE(&quot;file://&quot;;[.$J$2];VLOOKUP(LEFT([.H107];IF(               ISNUMBER(FIND(&quot; &quot;;[.H107]));FIND(&quot; &quot;;[.H107])-1;LEN([.H107])       )                );[Fotografie.$B$1:.$D$403];3;0);&quot;/&quot;;LEFT([.H107];IF(               ISNUMBER(FIND(&quot; &quot;;[.H107]));FIND(&quot; &quot;;[.H107])-1;LEN([.H107])       )                )));&quot;&quot;)">
            <text:p/>
          </table:table-cell>
          <table:table-cell table:style-name="ce110" table:formula="of:=IF([.I107]&lt;&gt;&quot;&quot;;HYPERLINK( CONCATENATE(&quot;file://&quot;;[.$K$2];VLOOKUP(LEFT([.I107];IF(               ISNUMBER(FIND(&quot; &quot;;[.I107]));FIND(&quot; &quot;;[.I107])-1;LEN([.I107])       )                );[Doklady.$B$1:.$D$405];3;0);&quot;/&quot;;LEFT([.I107];IF(               ISNUMBER(FIND(&quot; &quot;;[.I107]));FIND(&quot; &quot;;[.I107])-1;LEN([.I107])       )                )) );&quot;&quot;)" office:value-type="string" office:string-value="file:///home/pmichalec/hg2g/workspace-popo/Evidence/doklady/14.pdf" calcext:value-type="string">
            <text:p>file:///home/pmichalec/hg2g/workspace-popo/Evidence/doklady/14.pdf</text:p>
          </table:table-cell>
          <table:table-cell table:number-columns-repeated="1013"/>
        </table:table-row>
        <table:table-row table:style-name="ro11">
          <table:table-cell table:formula="of:=[.A107]+1" office:value-type="string" office:string-value="" calcext:value-type="error">
            <text:p>#REF!</text:p>
          </table:table-cell>
          <table:table-cell/>
          <table:table-cell table:formula="of:=VLOOKUP(LEFT([.H108];IF(               ISNUMBER(FIND(&quot; &quot;;[.H108]));FIND(&quot; &quot;;[.H108])-1;LEN([.H108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Bambule puzzle</text:p>
          </table:table-cell>
          <table:table-cell office:value-type="float" office:value="299" calcext:value-type="float">
            <text:p>29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107]=&quot;&quot;;&quot;&quot;;[.H107])">
            <text:p/>
          </table:table-cell>
          <table:table-cell office:value-type="string" calcext:value-type="string">
            <text:p>35.pdf</text:p>
          </table:table-cell>
          <table:table-cell table:formula="of:=IF([.H108]&lt;&gt;&quot;&quot;;HYPERLINK( CONCATENATE(&quot;file://&quot;;[.$J$2];VLOOKUP(LEFT([.H108];IF(               ISNUMBER(FIND(&quot; &quot;;[.H108]));FIND(&quot; &quot;;[.H108])-1;LEN([.H108])       )                );[Fotografie.$B$1:.$D$403];3;0);&quot;/&quot;;LEFT([.H108];IF(               ISNUMBER(FIND(&quot; &quot;;[.H108]));FIND(&quot; &quot;;[.H108])-1;LEN([.H108])       )                )));&quot;&quot;)">
            <text:p/>
          </table:table-cell>
          <table:table-cell table:style-name="ce110" table:formula="of:=IF([.I108]&lt;&gt;&quot;&quot;;HYPERLINK( CONCATENATE(&quot;file://&quot;;[.$K$2];VLOOKUP(LEFT([.I108];IF(               ISNUMBER(FIND(&quot; &quot;;[.I108]));FIND(&quot; &quot;;[.I108])-1;LEN([.I108])       )                );[Doklady.$B$1:.$D$405];3;0);&quot;/&quot;;LEFT([.I108];IF(               ISNUMBER(FIND(&quot; &quot;;[.I108]));FIND(&quot; &quot;;[.I108])-1;LEN([.I108])       )                )) );&quot;&quot;)" office:value-type="string" office:string-value="file:///home/pmichalec/hg2g/workspace-popo/Evidence/doklady/35.pdf" calcext:value-type="string">
            <text:p>file:///home/pmichalec/hg2g/workspace-popo/Evidence/doklady/35.pdf</text:p>
          </table:table-cell>
          <table:table-cell table:number-columns-repeated="1013"/>
        </table:table-row>
        <table:table-row table:style-name="ro11">
          <table:table-cell table:formula="of:=[.A108]+1" office:value-type="string" office:string-value="" calcext:value-type="error">
            <text:p>#REF!</text:p>
          </table:table-cell>
          <table:table-cell/>
          <table:table-cell table:formula="of:=VLOOKUP(LEFT([.H109];IF(               ISNUMBER(FIND(&quot; &quot;;[.H109]));FIND(&quot; &quot;;[.H109])-1;LEN([.H109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zatloukadlo a drevene auto</text:p>
          </table:table-cell>
          <table:table-cell office:value-type="float" office:value="480" calcext:value-type="float">
            <text:p>48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108]=&quot;&quot;;&quot;&quot;;[.H108])">
            <text:p/>
          </table:table-cell>
          <table:table-cell office:value-type="string" calcext:value-type="string">
            <text:p>43.pdf</text:p>
          </table:table-cell>
          <table:table-cell table:formula="of:=IF([.H109]&lt;&gt;&quot;&quot;;HYPERLINK( CONCATENATE(&quot;file://&quot;;[.$J$2];VLOOKUP(LEFT([.H109];IF(               ISNUMBER(FIND(&quot; &quot;;[.H109]));FIND(&quot; &quot;;[.H109])-1;LEN([.H109])       )                );[Fotografie.$B$1:.$D$403];3;0);&quot;/&quot;;LEFT([.H109];IF(               ISNUMBER(FIND(&quot; &quot;;[.H109]));FIND(&quot; &quot;;[.H109])-1;LEN([.H109])       )                )));&quot;&quot;)">
            <text:p/>
          </table:table-cell>
          <table:table-cell table:style-name="ce110" table:formula="of:=IF([.I109]&lt;&gt;&quot;&quot;;HYPERLINK( CONCATENATE(&quot;file://&quot;;[.$K$2];VLOOKUP(LEFT([.I109];IF(               ISNUMBER(FIND(&quot; &quot;;[.I109]));FIND(&quot; &quot;;[.I109])-1;LEN([.I109])       )                );[Doklady.$B$1:.$D$405];3;0);&quot;/&quot;;LEFT([.I109];IF(               ISNUMBER(FIND(&quot; &quot;;[.I109]));FIND(&quot; &quot;;[.I109])-1;LEN([.I109])       )                )) );&quot;&quot;)" office:value-type="string" office:string-value="file:///home/pmichalec/hg2g/workspace-popo/Evidence/doklady/43.pdf" calcext:value-type="string">
            <text:p>file:///home/pmichalec/hg2g/workspace-popo/Evidence/doklady/43.pdf</text:p>
          </table:table-cell>
          <table:table-cell table:number-columns-repeated="1013"/>
        </table:table-row>
        <table:table-row table:style-name="ro11">
          <table:table-cell table:formula="of:=[.A109]+1" office:value-type="string" office:string-value="" calcext:value-type="error">
            <text:p>#REF!</text:p>
          </table:table-cell>
          <table:table-cell/>
          <table:table-cell table:formula="of:=VLOOKUP(LEFT([.H110];IF(               ISNUMBER(FIND(&quot; &quot;;[.H110]));FIND(&quot; &quot;;[.H110])-1;LEN([.H110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korale, mic, protiklady</text:p>
          </table:table-cell>
          <table:table-cell office:value-type="float" office:value="477" calcext:value-type="float">
            <text:p>477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office:value-type="string" calcext:value-type="string">
            <text:p>_APE0979.jpg</text:p>
          </table:table-cell>
          <table:table-cell office:value-type="string" calcext:value-type="string">
            <text:p>44.pdf</text:p>
          </table:table-cell>
          <table:table-cell table:formula="of:=IF([.H110]&lt;&gt;&quot;&quot;;HYPERLINK( CONCATENATE(&quot;file://&quot;;[.$J$2];VLOOKUP(LEFT([.H110];IF(               ISNUMBER(FIND(&quot; &quot;;[.H110]));FIND(&quot; &quot;;[.H110])-1;LEN([.H110])       )                );[Fotografie.$B$1:.$D$403];3;0);&quot;/&quot;;LEFT([.H110];IF(               ISNUMBER(FIND(&quot; &quot;;[.H110]));FIND(&quot; &quot;;[.H110])-1;LEN([.H110])       )                )));&quot;&quot;)" office:value-type="string" office:string-value="file:///home/pmichalec/hg2g/workspace-popo/Evidence/fotonezarazene//_APE0979.jpg" calcext:value-type="string">
            <text:p>file:///home/pmichalec/hg2g/workspace-popo/Evidence/fotonezarazene//_APE0979.jpg</text:p>
          </table:table-cell>
          <table:table-cell table:style-name="ce110" table:formula="of:=IF([.I110]&lt;&gt;&quot;&quot;;HYPERLINK( CONCATENATE(&quot;file://&quot;;[.$K$2];VLOOKUP(LEFT([.I110];IF(               ISNUMBER(FIND(&quot; &quot;;[.I110]));FIND(&quot; &quot;;[.I110])-1;LEN([.I110])       )                );[Doklady.$B$1:.$D$405];3;0);&quot;/&quot;;LEFT([.I110];IF(               ISNUMBER(FIND(&quot; &quot;;[.I110]));FIND(&quot; &quot;;[.I110])-1;LEN([.I110])       )                )) );&quot;&quot;)" office:value-type="string" office:string-value="file:///home/pmichalec/hg2g/workspace-popo/Evidence/doklady/44.pdf" calcext:value-type="string">
            <text:p>file:///home/pmichalec/hg2g/workspace-popo/Evidence/doklady/44.pdf</text:p>
          </table:table-cell>
          <table:table-cell table:number-columns-repeated="1013"/>
        </table:table-row>
        <table:table-row table:style-name="ro11">
          <table:table-cell table:formula="of:=[.A110]+1" office:value-type="string" office:string-value="" calcext:value-type="error">
            <text:p>#REF!</text:p>
          </table:table-cell>
          <table:table-cell/>
          <table:table-cell table:formula="of:=VLOOKUP(LEFT([.H111];IF(               ISNUMBER(FIND(&quot; &quot;;[.H111]));FIND(&quot; &quot;;[.H111])-1;LEN([.H111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kuchyne vybaveni</text:p>
          </table:table-cell>
          <table:table-cell office:value-type="string" calcext:value-type="string">
            <text:p>french press</text:p>
          </table:table-cell>
          <table:table-cell office:value-type="float" office:value="669" calcext:value-type="float">
            <text:p>66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NENI - obsah supliku v kuchyni</text:p>
          </table:table-cell>
          <table:table-cell office:value-type="string" calcext:value-type="string">
            <text:p>45.pdf</text:p>
          </table:table-cell>
          <table:table-cell table:formula="of:=IF([.H111]&lt;&gt;&quot;&quot;;HYPERLINK( CONCATENATE(&quot;file://&quot;;[.$J$2];VLOOKUP(LEFT([.H111];IF(               ISNUMBER(FIND(&quot; &quot;;[.H111]));FIND(&quot; &quot;;[.H111])-1;LEN([.H111])       )                );[Fotografie.$B$1:.$D$403];3;0);&quot;/&quot;;LEFT([.H111];IF(               ISNUMBER(FIND(&quot; &quot;;[.H111]));FIND(&quot; &quot;;[.H111])-1;LEN([.H111])       )                )));&quot;&quot;)" office:value-type="string" office:string-value="" calcext:value-type="error">
            <text:p>#N/A</text:p>
          </table:table-cell>
          <table:table-cell table:style-name="ce110" table:formula="of:=IF([.I111]&lt;&gt;&quot;&quot;;HYPERLINK( CONCATENATE(&quot;file://&quot;;[.$K$2];VLOOKUP(LEFT([.I111];IF(               ISNUMBER(FIND(&quot; &quot;;[.I111]));FIND(&quot; &quot;;[.I111])-1;LEN([.I111])       )                );[Doklady.$B$1:.$D$405];3;0);&quot;/&quot;;LEFT([.I111];IF(               ISNUMBER(FIND(&quot; &quot;;[.I111]));FIND(&quot; &quot;;[.I111])-1;LEN([.I111])       )                )) );&quot;&quot;)" office:value-type="string" office:string-value="file:///home/pmichalec/hg2g/workspace-popo/Evidence/doklady/45.pdf" calcext:value-type="string">
            <text:p>file:///home/pmichalec/hg2g/workspace-popo/Evidence/doklady/45.pdf</text:p>
          </table:table-cell>
          <table:table-cell table:number-columns-repeated="1013"/>
        </table:table-row>
        <table:table-row table:style-name="ro22">
          <table:table-cell table:formula="of:=[.A11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12];IF(               ISNUMBER(FIND(&quot; &quot;;[.H112]));FIND(&quot; &quot;;[.H112])-1;LEN([.H112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; na baru v prave casti; darovane; Link na dostupne zb: http://store.apple.com/cz/product/MD827ZM/B/sluchátka-apple-earpods-s ovládáním-a-mikrofonem?fnode=75 </text:p>
          </table:table-cell>
          <table:table-cell office:value-type="float" office:value="719" calcext:value-type="float">
            <text:p>719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90.jpg</text:p>
          </table:table-cell>
          <table:table-cell office:value-type="string" calcext:value-type="string">
            <text:p>CESTNEPROHLASENI</text:p>
          </table:table-cell>
          <table:table-cell table:formula="of:=IF([.H112]&lt;&gt;&quot;&quot;;HYPERLINK( CONCATENATE(&quot;file://&quot;;[.$J$2];VLOOKUP(LEFT([.H112];IF(               ISNUMBER(FIND(&quot; &quot;;[.H112]));FIND(&quot; &quot;;[.H112])-1;LEN([.H112])       )                );[Fotografie.$B$1:.$D$403];3;0);&quot;/&quot;;LEFT([.H112];IF(               ISNUMBER(FIND(&quot; &quot;;[.H112]));FIND(&quot; &quot;;[.H112])-1;LEN([.H112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110" table:formula="of:=IF([.I112]&lt;&gt;&quot;&quot;;HYPERLINK( CONCATENATE(&quot;file://&quot;;[.$K$2];VLOOKUP(LEFT([.I112];IF(               ISNUMBER(FIND(&quot; &quot;;[.I112]));FIND(&quot; &quot;;[.I112])-1;LEN([.I112])       )                );[Doklady.$B$1:.$D$405];3;0);&quot;/&quot;;LEFT([.I112];IF(               ISNUMBER(FIND(&quot; &quot;;[.I112]));FIND(&quot; &quot;;[.I112])-1;LEN([.I11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11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13];IF(               ISNUMBER(FIND(&quot; &quot;;[.H113]));FIND(&quot; &quot;;[.H113])-1;LEN([.H113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; na baru v prave casti</text:p>
          </table:table-cell>
          <table:table-cell/>
          <table:table-cell table:style-name="ce69"/>
          <table:table-cell table:style-name="ce96" table:formula="of:=IF([.H112]=&quot;&quot;;&quot;&quot;;[.H112])" office:value-type="string" office:string-value="_APE0790.jpg" calcext:value-type="string">
            <text:p>_APE0790.jpg</text:p>
          </table:table-cell>
          <table:table-cell/>
          <table:table-cell table:formula="of:=IF([.H113]&lt;&gt;&quot;&quot;;HYPERLINK( CONCATENATE(&quot;file://&quot;;[.$J$2];VLOOKUP(LEFT([.H113];IF(               ISNUMBER(FIND(&quot; &quot;;[.H113]));FIND(&quot; &quot;;[.H113])-1;LEN([.H113])       )                );[Fotografie.$B$1:.$D$403];3;0);&quot;/&quot;;LEFT([.H113];IF(               ISNUMBER(FIND(&quot; &quot;;[.H113]));FIND(&quot; &quot;;[.H113])-1;LEN([.H113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110" table:formula="of:=IF([.I113]&lt;&gt;&quot;&quot;;HYPERLINK( CONCATENATE(&quot;file://&quot;;[.$K$2];VLOOKUP(LEFT([.I113];IF(               ISNUMBER(FIND(&quot; &quot;;[.I113]));FIND(&quot; &quot;;[.I113])-1;LEN([.I113])       )                );[Doklady.$B$1:.$D$405];3;0);&quot;/&quot;;LEFT([.I113];IF(               ISNUMBER(FIND(&quot; &quot;;[.I113]));FIND(&quot; &quot;;[.I113])-1;LEN([.I11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4];IF(               ISNUMBER(FIND(&quot; &quot;;[.H114]));FIND(&quot; &quot;;[.H114])-1;LEN([.H11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apirove kapesniky</text:p>
          </table:table-cell>
          <table:table-cell office:value-type="string" calcext:value-type="string">
            <text:p>; _APE0820.jpg</text:p>
          </table:table-cell>
          <table:table-cell/>
          <table:table-cell table:style-name="ce69"/>
          <table:table-cell table:style-name="ce96" office:value-type="string" calcext:value-type="string">
            <text:p>_APE0820.jpg DSC_7540.jpg</text:p>
          </table:table-cell>
          <table:table-cell/>
          <table:table-cell table:formula="of:=IF([.H114]&lt;&gt;&quot;&quot;;HYPERLINK( CONCATENATE(&quot;file://&quot;;[.$J$2];VLOOKUP(LEFT([.H114];IF(               ISNUMBER(FIND(&quot; &quot;;[.H114]));FIND(&quot; &quot;;[.H114])-1;LEN([.H114])       )                );[Fotografie.$B$1:.$D$403];3;0);&quot;/&quot;;LEFT([.H114];IF(               ISNUMBER(FIND(&quot; &quot;;[.H114]));FIND(&quot; &quot;;[.H114])-1;LEN([.H114])       )                )));&quot;&quot;)" office:value-type="string" office:string-value="file:///home/pmichalec/hg2g/workspace-popo/Evidence/fotoobyvak/elektronika//_APE0820.jpg" calcext:value-type="string">
            <text:p>file:///home/pmichalec/hg2g/workspace-popo/Evidence/fotoobyvak/elektronika//_APE0820.jpg</text:p>
          </table:table-cell>
          <table:table-cell table:style-name="ce110" table:formula="of:=IF([.I114]&lt;&gt;&quot;&quot;;HYPERLINK( CONCATENATE(&quot;file://&quot;;[.$K$2];VLOOKUP(LEFT([.I114];IF(               ISNUMBER(FIND(&quot; &quot;;[.I114]));FIND(&quot; &quot;;[.I114])-1;LEN([.I114])       )                );[Doklady.$B$1:.$D$405];3;0);&quot;/&quot;;LEFT([.I114];IF(               ISNUMBER(FIND(&quot; &quot;;[.I114]));FIND(&quot; &quot;;[.I114])-1;LEN([.I1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1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5];IF(               ISNUMBER(FIND(&quot; &quot;;[.H115]));FIND(&quot; &quot;;[.H115])-1;LEN([.H11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sedak na barove zidl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DSC_7540.jpg</text:p>
          </table:table-cell>
          <table:table-cell/>
          <table:table-cell table:formula="of:=IF([.H115]&lt;&gt;&quot;&quot;;HYPERLINK( CONCATENATE(&quot;file://&quot;;[.$J$2];VLOOKUP(LEFT([.H115];IF(               ISNUMBER(FIND(&quot; &quot;;[.H115]));FIND(&quot; &quot;;[.H115])-1;LEN([.H115])       )                );[Fotografie.$B$1:.$D$403];3;0);&quot;/&quot;;LEFT([.H115];IF(               ISNUMBER(FIND(&quot; &quot;;[.H115]));FIND(&quot; &quot;;[.H115])-1;LEN([.H115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110" table:formula="of:=IF([.I115]&lt;&gt;&quot;&quot;;HYPERLINK( CONCATENATE(&quot;file://&quot;;[.$K$2];VLOOKUP(LEFT([.I115];IF(               ISNUMBER(FIND(&quot; &quot;;[.I115]));FIND(&quot; &quot;;[.I115])-1;LEN([.I115])       )                );[Doklady.$B$1:.$D$405];3;0);&quot;/&quot;;LEFT([.I115];IF(               ISNUMBER(FIND(&quot; &quot;;[.I115]));FIND(&quot; &quot;;[.I115])-1;LEN([.I11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1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6];IF(               ISNUMBER(FIND(&quot; &quot;;[.H116]));FIND(&quot; &quot;;[.H116])-1;LEN([.H11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; massiv</text:p>
          </table:table-cell>
          <table:table-cell office:value-type="float" office:value="4750" calcext:value-type="float">
            <text:p>4750</text:p>
          </table:table-cell>
          <table:table-cell table:style-name="ce69" office:value-type="float" office:value="2007" calcext:value-type="float">
            <text:p>2007</text:p>
          </table:table-cell>
          <table:table-cell table:style-name="ce96" table:formula="of:=IF([.H115]=&quot;&quot;;&quot;&quot;;[.H115])" office:value-type="string" office:string-value="DSC_7540.jpg" calcext:value-type="string">
            <text:p>DSC_7540.jpg</text:p>
          </table:table-cell>
          <table:table-cell office:value-type="string" calcext:value-type="string">
            <text:p>1.pdf</text:p>
          </table:table-cell>
          <table:table-cell table:formula="of:=IF([.H116]&lt;&gt;&quot;&quot;;HYPERLINK( CONCATENATE(&quot;file://&quot;;[.$J$2];VLOOKUP(LEFT([.H116];IF(               ISNUMBER(FIND(&quot; &quot;;[.H116]));FIND(&quot; &quot;;[.H116])-1;LEN([.H116])       )                );[Fotografie.$B$1:.$D$403];3;0);&quot;/&quot;;LEFT([.H116];IF(               ISNUMBER(FIND(&quot; &quot;;[.H116]));FIND(&quot; &quot;;[.H116])-1;LEN([.H116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110" table:formula="of:=IF([.I116]&lt;&gt;&quot;&quot;;HYPERLINK( CONCATENATE(&quot;file://&quot;;[.$K$2];VLOOKUP(LEFT([.I116];IF(               ISNUMBER(FIND(&quot; &quot;;[.I116]));FIND(&quot; &quot;;[.I116])-1;LEN([.I116])       )                );[Doklady.$B$1:.$D$405];3;0);&quot;/&quot;;LEFT([.I116];IF(               ISNUMBER(FIND(&quot; &quot;;[.I116]));FIND(&quot; &quot;;[.I116])-1;LEN([.I116])       )                )) );&quot;&quot;)" office:value-type="string" office:string-value="file:///home/pmichalec/hg2g/workspace-popo/Evidence/doklady/1.pdf" calcext:value-type="string">
            <text:p>file:///home/pmichalec/hg2g/workspace-popo/Evidence/doklady/1.pdf</text:p>
          </table:table-cell>
          <table:table-cell table:number-columns-repeated="1013"/>
        </table:table-row>
        <table:table-row table:style-name="ro11">
          <table:table-cell table:formula="of:=[.A11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7];IF(               ISNUMBER(FIND(&quot; &quot;;[.H117]));FIND(&quot; &quot;;[.H117])-1;LEN([.H11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alhoty manzestr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16]=&quot;&quot;;&quot;&quot;;[.H116])" office:value-type="string" office:string-value="DSC_7540.jpg" calcext:value-type="string">
            <text:p>DSC_7540.jpg</text:p>
          </table:table-cell>
          <table:table-cell/>
          <table:table-cell table:formula="of:=IF([.H117]&lt;&gt;&quot;&quot;;HYPERLINK( CONCATENATE(&quot;file://&quot;;[.$J$2];VLOOKUP(LEFT([.H117];IF(               ISNUMBER(FIND(&quot; &quot;;[.H117]));FIND(&quot; &quot;;[.H117])-1;LEN([.H117])       )                );[Fotografie.$B$1:.$D$403];3;0);&quot;/&quot;;LEFT([.H117];IF(               ISNUMBER(FIND(&quot; &quot;;[.H117]));FIND(&quot; &quot;;[.H117])-1;LEN([.H117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110" table:formula="of:=IF([.I117]&lt;&gt;&quot;&quot;;HYPERLINK( CONCATENATE(&quot;file://&quot;;[.$K$2];VLOOKUP(LEFT([.I117];IF(               ISNUMBER(FIND(&quot; &quot;;[.I117]));FIND(&quot; &quot;;[.I117])-1;LEN([.I117])       )                );[Doklady.$B$1:.$D$405];3;0);&quot;/&quot;;LEFT([.I117];IF(               ISNUMBER(FIND(&quot; &quot;;[.I117]));FIND(&quot; &quot;;[.I117])-1;LEN([.I117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A#REF!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8];IF(               ISNUMBER(FIND(&quot; &quot;;[.H118]));FIND(&quot; &quot;;[.H118])-1;LEN([.H118])       )                );[Fotografie.$B$1:.$D$403];3;0)" office:value-type="string" office:string-value="" calcext:value-type="error">
            <text:p>#NAME?</text:p>
          </table:table-cell>
          <table:table-cell office:value-type="string" calcext:value-type="string">
            <text:p>kytka s kvetinacem a plast miskou u baru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H#REF!=&quot;&quot;;&quot;&quot;;H#REF!)" office:value-type="string" office:string-value="" calcext:value-type="error">
            <text:p>#NAME?</text:p>
          </table:table-cell>
          <table:table-cell/>
          <table:table-cell table:formula="of:=IF([.H118]&lt;&gt;&quot;&quot;;HYPERLINK( CONCATENATE(&quot;file://&quot;;[.$J$2];VLOOKUP(LEFT([.H118];IF(               ISNUMBER(FIND(&quot; &quot;;[.H118]));FIND(&quot; &quot;;[.H118])-1;LEN([.H118])       )                );[Fotografie.$B$1:.$D$403];3;0);&quot;/&quot;;LEFT([.H118];IF(               ISNUMBER(FIND(&quot; &quot;;[.H118]));FIND(&quot; &quot;;[.H118])-1;LEN([.H118])       )                )));&quot;&quot;)" office:value-type="string" office:string-value="" calcext:value-type="error">
            <text:p>#NAME?</text:p>
          </table:table-cell>
          <table:table-cell table:style-name="ce110" table:formula="of:=IF([.I118]&lt;&gt;&quot;&quot;;HYPERLINK( CONCATENATE(&quot;file://&quot;;[.$K$2];VLOOKUP(LEFT([.I118];IF(               ISNUMBER(FIND(&quot; &quot;;[.I118]));FIND(&quot; &quot;;[.I118])-1;LEN([.I118])       )                );[Doklady.$B$1:.$D$405];3;0);&quot;/&quot;;LEFT([.I118];IF(               ISNUMBER(FIND(&quot; &quot;;[.I118]));FIND(&quot; &quot;;[.I118])-1;LEN([.I11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1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19];IF(               ISNUMBER(FIND(&quot; &quot;;[.H119]));FIND(&quot; &quot;;[.H119])-1;LEN([.H119])       )                );[Fotografie.$B$1:.$D$403];3;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18]=&quot;&quot;;&quot;&quot;;[.H118])" office:value-type="string" office:string-value="" calcext:value-type="error">
            <text:p>#NAME?</text:p>
          </table:table-cell>
          <table:table-cell/>
          <table:table-cell table:formula="of:=IF([.H119]&lt;&gt;&quot;&quot;;HYPERLINK( CONCATENATE(&quot;file://&quot;;[.$J$2];VLOOKUP(LEFT([.H119];IF(               ISNUMBER(FIND(&quot; &quot;;[.H119]));FIND(&quot; &quot;;[.H119])-1;LEN([.H119])       )                );[Fotografie.$B$1:.$D$403];3;0);&quot;/&quot;;LEFT([.H119];IF(               ISNUMBER(FIND(&quot; &quot;;[.H119]));FIND(&quot; &quot;;[.H119])-1;LEN([.H119])       )                )));&quot;&quot;)" office:value-type="string" office:string-value="" calcext:value-type="error">
            <text:p>#NAME?</text:p>
          </table:table-cell>
          <table:table-cell table:style-name="ce110" table:formula="of:=IF([.I119]&lt;&gt;&quot;&quot;;HYPERLINK( CONCATENATE(&quot;file://&quot;;[.$K$2];VLOOKUP(LEFT([.I119];IF(               ISNUMBER(FIND(&quot; &quot;;[.I119]));FIND(&quot; &quot;;[.I119])-1;LEN([.I119])       )                );[Doklady.$B$1:.$D$405];3;0);&quot;/&quot;;LEFT([.I119];IF(               ISNUMBER(FIND(&quot; &quot;;[.I119]));FIND(&quot; &quot;;[.I119])-1;LEN([.I11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1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0];IF(               ISNUMBER(FIND(&quot; &quot;;[.H120]));FIND(&quot; &quot;;[.H120])-1;LEN([.H120])       )                );[Fotografie.$B$1:.$D$403];3;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19]=&quot;&quot;;&quot;&quot;;[.H119])" office:value-type="string" office:string-value="" calcext:value-type="error">
            <text:p>#NAME?</text:p>
          </table:table-cell>
          <table:table-cell/>
          <table:table-cell table:formula="of:=IF([.H120]&lt;&gt;&quot;&quot;;HYPERLINK( CONCATENATE(&quot;file://&quot;;[.$J$2];VLOOKUP(LEFT([.H120];IF(               ISNUMBER(FIND(&quot; &quot;;[.H120]));FIND(&quot; &quot;;[.H120])-1;LEN([.H120])       )                );[Fotografie.$B$1:.$D$403];3;0);&quot;/&quot;;LEFT([.H120];IF(               ISNUMBER(FIND(&quot; &quot;;[.H120]));FIND(&quot; &quot;;[.H120])-1;LEN([.H120])       )                )));&quot;&quot;)" office:value-type="string" office:string-value="" calcext:value-type="error">
            <text:p>#NAME?</text:p>
          </table:table-cell>
          <table:table-cell table:style-name="ce110" table:formula="of:=IF([.I120]&lt;&gt;&quot;&quot;;HYPERLINK( CONCATENATE(&quot;file://&quot;;[.$K$2];VLOOKUP(LEFT([.I120];IF(               ISNUMBER(FIND(&quot; &quot;;[.I120]));FIND(&quot; &quot;;[.I120])-1;LEN([.I120])       )                );[Doklady.$B$1:.$D$405];3;0);&quot;/&quot;;LEFT([.I120];IF(               ISNUMBER(FIND(&quot; &quot;;[.I120]));FIND(&quot; &quot;;[.I120])-1;LEN([.I12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0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1];IF(               ISNUMBER(FIND(&quot; &quot;;[.H121]));FIND(&quot; &quot;;[.H121])-1;LEN([.H12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zidlicka</text:p>
          </table:table-cell>
          <table:table-cell office:value-type="string" calcext:value-type="string">
            <text:p>; masiv a plastove dily</text:p>
          </table:table-cell>
          <table:table-cell/>
          <table:table-cell table:style-name="ce69"/>
          <table:table-cell table:style-name="ce96" office:value-type="string" calcext:value-type="string">
            <text:p>_APE0757.jpg</text:p>
          </table:table-cell>
          <table:table-cell/>
          <table:table-cell table:formula="of:=IF([.H121]&lt;&gt;&quot;&quot;;HYPERLINK( CONCATENATE(&quot;file://&quot;;[.$J$2];VLOOKUP(LEFT([.H121];IF(               ISNUMBER(FIND(&quot; &quot;;[.H121]));FIND(&quot; &quot;;[.H121])-1;LEN([.H121])       )                );[Fotografie.$B$1:.$D$403];3;0);&quot;/&quot;;LEFT([.H121];IF(               ISNUMBER(FIND(&quot; &quot;;[.H121]));FIND(&quot; &quot;;[.H121])-1;LEN([.H121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110" table:formula="of:=IF([.I121]&lt;&gt;&quot;&quot;;HYPERLINK( CONCATENATE(&quot;file://&quot;;[.$K$2];VLOOKUP(LEFT([.I121];IF(               ISNUMBER(FIND(&quot; &quot;;[.I121]));FIND(&quot; &quot;;[.I121])-1;LEN([.I121])       )                );[Doklady.$B$1:.$D$405];3;0);&quot;/&quot;;LEFT([.I121];IF(               ISNUMBER(FIND(&quot; &quot;;[.I121]));FIND(&quot; &quot;;[.I121])-1;LEN([.I12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2];IF(               ISNUMBER(FIND(&quot; &quot;;[.H122]));FIND(&quot; &quot;;[.H122])-1;LEN([.H12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cistici ubrousky</text:p>
          </table:table-cell>
          <table:table-cell office:value-type="string" calcext:value-type="string">
            <text:p>; na nabytek</text:p>
          </table:table-cell>
          <table:table-cell/>
          <table:table-cell table:style-name="ce69"/>
          <table:table-cell table:style-name="ce96" table:formula="of:=IF([.H121]=&quot;&quot;;&quot;&quot;;[.H121])" office:value-type="string" office:string-value="_APE0757.jpg" calcext:value-type="string">
            <text:p>_APE0757.jpg</text:p>
          </table:table-cell>
          <table:table-cell/>
          <table:table-cell table:formula="of:=IF([.H122]&lt;&gt;&quot;&quot;;HYPERLINK( CONCATENATE(&quot;file://&quot;;[.$J$2];VLOOKUP(LEFT([.H122];IF(               ISNUMBER(FIND(&quot; &quot;;[.H122]));FIND(&quot; &quot;;[.H122])-1;LEN([.H122])       )                );[Fotografie.$B$1:.$D$403];3;0);&quot;/&quot;;LEFT([.H122];IF(               ISNUMBER(FIND(&quot; &quot;;[.H122]));FIND(&quot; &quot;;[.H122])-1;LEN([.H122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110" table:formula="of:=IF([.I122]&lt;&gt;&quot;&quot;;HYPERLINK( CONCATENATE(&quot;file://&quot;;[.$K$2];VLOOKUP(LEFT([.I122];IF(               ISNUMBER(FIND(&quot; &quot;;[.I122]));FIND(&quot; &quot;;[.I122])-1;LEN([.I122])       )                );[Doklady.$B$1:.$D$405];3;0);&quot;/&quot;;LEFT([.I122];IF(               ISNUMBER(FIND(&quot; &quot;;[.I122]));FIND(&quot; &quot;;[.I122])-1;LEN([.I12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3];IF(               ISNUMBER(FIND(&quot; &quot;;[.H123]));FIND(&quot; &quot;;[.H123])-1;LEN([.H12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office:value-type="string" calcext:value-type="string">
            <text:p>_APE0756.jpg</text:p>
          </table:table-cell>
          <table:table-cell/>
          <table:table-cell table:formula="of:=IF([.H123]&lt;&gt;&quot;&quot;;HYPERLINK( CONCATENATE(&quot;file://&quot;;[.$J$2];VLOOKUP(LEFT([.H123];IF(               ISNUMBER(FIND(&quot; &quot;;[.H123]));FIND(&quot; &quot;;[.H123])-1;LEN([.H123])       )                );[Fotografie.$B$1:.$D$403];3;0);&quot;/&quot;;LEFT([.H123];IF(               ISNUMBER(FIND(&quot; &quot;;[.H123]));FIND(&quot; &quot;;[.H123])-1;LEN([.H123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23]&lt;&gt;&quot;&quot;;HYPERLINK( CONCATENATE(&quot;file://&quot;;[.$K$2];VLOOKUP(LEFT([.I123];IF(               ISNUMBER(FIND(&quot; &quot;;[.I123]));FIND(&quot; &quot;;[.I123])-1;LEN([.I123])       )                );[Doklady.$B$1:.$D$405];3;0);&quot;/&quot;;LEFT([.I123];IF(               ISNUMBER(FIND(&quot; &quot;;[.I123]));FIND(&quot; &quot;;[.I123])-1;LEN([.I123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23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4];IF(               ISNUMBER(FIND(&quot; &quot;;[.H124]));FIND(&quot; &quot;;[.H124])-1;LEN([.H12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; celkem 3x (tretije u PC na druhe strane mistnosti)</text:p>
          </table:table-cell>
          <table:table-cell/>
          <table:table-cell table:style-name="ce69"/>
          <table:table-cell table:style-name="ce96" table:formula="of:=IF([.H123]=&quot;&quot;;&quot;&quot;;[.H123])" office:value-type="string" office:string-value="_APE0756.jpg" calcext:value-type="string">
            <text:p>_APE0756.jpg</text:p>
          </table:table-cell>
          <table:table-cell/>
          <table:table-cell table:formula="of:=IF([.H124]&lt;&gt;&quot;&quot;;HYPERLINK( CONCATENATE(&quot;file://&quot;;[.$J$2];VLOOKUP(LEFT([.H124];IF(               ISNUMBER(FIND(&quot; &quot;;[.H124]));FIND(&quot; &quot;;[.H124])-1;LEN([.H124])       )                );[Fotografie.$B$1:.$D$403];3;0);&quot;/&quot;;LEFT([.H124];IF(               ISNUMBER(FIND(&quot; &quot;;[.H124]));FIND(&quot; &quot;;[.H124])-1;LEN([.H124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24]&lt;&gt;&quot;&quot;;HYPERLINK( CONCATENATE(&quot;file://&quot;;[.$K$2];VLOOKUP(LEFT([.I124];IF(               ISNUMBER(FIND(&quot; &quot;;[.I124]));FIND(&quot; &quot;;[.I124])-1;LEN([.I124])       )                );[Doklady.$B$1:.$D$405];3;0);&quot;/&quot;;LEFT([.I124];IF(               ISNUMBER(FIND(&quot; &quot;;[.I124]));FIND(&quot; &quot;;[.I124])-1;LEN([.I12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5];IF(               ISNUMBER(FIND(&quot; &quot;;[.H125]));FIND(&quot; &quot;;[.H125])-1;LEN([.H12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lepidlo herkules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24]=&quot;&quot;;&quot;&quot;;[.H124])" office:value-type="string" office:string-value="_APE0756.jpg" calcext:value-type="string">
            <text:p>_APE0756.jpg</text:p>
          </table:table-cell>
          <table:table-cell/>
          <table:table-cell table:formula="of:=IF([.H125]&lt;&gt;&quot;&quot;;HYPERLINK( CONCATENATE(&quot;file://&quot;;[.$J$2];VLOOKUP(LEFT([.H125];IF(               ISNUMBER(FIND(&quot; &quot;;[.H125]));FIND(&quot; &quot;;[.H125])-1;LEN([.H125])       )                );[Fotografie.$B$1:.$D$403];3;0);&quot;/&quot;;LEFT([.H125];IF(               ISNUMBER(FIND(&quot; &quot;;[.H125]));FIND(&quot; &quot;;[.H125])-1;LEN([.H125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25]&lt;&gt;&quot;&quot;;HYPERLINK( CONCATENATE(&quot;file://&quot;;[.$K$2];VLOOKUP(LEFT([.I125];IF(               ISNUMBER(FIND(&quot; &quot;;[.I125]));FIND(&quot; &quot;;[.I125])-1;LEN([.I125])       )                );[Doklady.$B$1:.$D$405];3;0);&quot;/&quot;;LEFT([.I125];IF(               ISNUMBER(FIND(&quot; &quot;;[.I125]));FIND(&quot; &quot;;[.I125])-1;LEN([.I12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2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6];IF(               ISNUMBER(FIND(&quot; &quot;;[.H126]));FIND(&quot; &quot;;[.H126])-1;LEN([.H12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kytka (orchydej a kytka ve vazach)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25]=&quot;&quot;;&quot;&quot;;[.H125])" office:value-type="string" office:string-value="_APE0756.jpg" calcext:value-type="string">
            <text:p>_APE0756.jpg</text:p>
          </table:table-cell>
          <table:table-cell/>
          <table:table-cell table:formula="of:=IF([.H126]&lt;&gt;&quot;&quot;;HYPERLINK( CONCATENATE(&quot;file://&quot;;[.$J$2];VLOOKUP(LEFT([.H126];IF(               ISNUMBER(FIND(&quot; &quot;;[.H126]));FIND(&quot; &quot;;[.H126])-1;LEN([.H126])       )                );[Fotografie.$B$1:.$D$403];3;0);&quot;/&quot;;LEFT([.H126];IF(               ISNUMBER(FIND(&quot; &quot;;[.H126]));FIND(&quot; &quot;;[.H126])-1;LEN([.H126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26]&lt;&gt;&quot;&quot;;HYPERLINK( CONCATENATE(&quot;file://&quot;;[.$K$2];VLOOKUP(LEFT([.I126];IF(               ISNUMBER(FIND(&quot; &quot;;[.I126]));FIND(&quot; &quot;;[.I126])-1;LEN([.I126])       )                );[Doklady.$B$1:.$D$405];3;0);&quot;/&quot;;LEFT([.I126];IF(               ISNUMBER(FIND(&quot; &quot;;[.I126]));FIND(&quot; &quot;;[.I126])-1;LEN([.I12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7];IF(               ISNUMBER(FIND(&quot; &quot;;[.H127]));FIND(&quot; &quot;;[.H127])-1;LEN([.H12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; </text:p>
          </table:table-cell>
          <table:table-cell/>
          <table:table-cell table:style-name="ce69"/>
          <table:table-cell table:style-name="ce96" table:formula="of:=IF([.H126]=&quot;&quot;;&quot;&quot;;[.H126])" office:value-type="string" office:string-value="_APE0756.jpg" calcext:value-type="string">
            <text:p>_APE0756.jpg</text:p>
          </table:table-cell>
          <table:table-cell/>
          <table:table-cell table:formula="of:=IF([.H127]&lt;&gt;&quot;&quot;;HYPERLINK( CONCATENATE(&quot;file://&quot;;[.$J$2];VLOOKUP(LEFT([.H127];IF(               ISNUMBER(FIND(&quot; &quot;;[.H127]));FIND(&quot; &quot;;[.H127])-1;LEN([.H127])       )                );[Fotografie.$B$1:.$D$403];3;0);&quot;/&quot;;LEFT([.H127];IF(               ISNUMBER(FIND(&quot; &quot;;[.H127]));FIND(&quot; &quot;;[.H127])-1;LEN([.H127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27]&lt;&gt;&quot;&quot;;HYPERLINK( CONCATENATE(&quot;file://&quot;;[.$K$2];VLOOKUP(LEFT([.I127];IF(               ISNUMBER(FIND(&quot; &quot;;[.I127]));FIND(&quot; &quot;;[.I127])-1;LEN([.I127])       )                );[Doklady.$B$1:.$D$405];3;0);&quot;/&quot;;LEFT([.I127];IF(               ISNUMBER(FIND(&quot; &quot;;[.I127]));FIND(&quot; &quot;;[.I127])-1;LEN([.I12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2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8];IF(               ISNUMBER(FIND(&quot; &quot;;[.H128]));FIND(&quot; &quot;;[.H128])-1;LEN([.H12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; dar</text:p>
          </table:table-cell>
          <table:table-cell/>
          <table:table-cell table:style-name="ce69"/>
          <table:table-cell table:style-name="ce96" office:value-type="string" calcext:value-type="string">
            <text:p>_APE0763.jpg</text:p>
          </table:table-cell>
          <table:table-cell/>
          <table:table-cell table:formula="of:=IF([.H128]&lt;&gt;&quot;&quot;;HYPERLINK( CONCATENATE(&quot;file://&quot;;[.$J$2];VLOOKUP(LEFT([.H128];IF(               ISNUMBER(FIND(&quot; &quot;;[.H128]));FIND(&quot; &quot;;[.H128])-1;LEN([.H128])       )                );[Fotografie.$B$1:.$D$403];3;0);&quot;/&quot;;LEFT([.H128];IF(               ISNUMBER(FIND(&quot; &quot;;[.H128]));FIND(&quot; &quot;;[.H128])-1;LEN([.H128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110" table:formula="of:=IF([.I128]&lt;&gt;&quot;&quot;;HYPERLINK( CONCATENATE(&quot;file://&quot;;[.$K$2];VLOOKUP(LEFT([.I128];IF(               ISNUMBER(FIND(&quot; &quot;;[.I128]));FIND(&quot; &quot;;[.I128])-1;LEN([.I128])       )                );[Doklady.$B$1:.$D$405];3;0);&quot;/&quot;;LEFT([.I128];IF(               ISNUMBER(FIND(&quot; &quot;;[.I128]));FIND(&quot; &quot;;[.I128])-1;LEN([.I128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2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29];IF(               ISNUMBER(FIND(&quot; &quot;;[.H129]));FIND(&quot; &quot;;[.H129])-1;LEN([.H12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; 16GB., rettina; Silne zasazen, smrdi</text:p>
          </table:table-cell>
          <table:table-cell office:value-type="float" office:value="10242" calcext:value-type="float">
            <text:p>10242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58.jpg _APE0756.jpg</text:p>
          </table:table-cell>
          <table:table-cell office:value-type="string" calcext:value-type="string">
            <text:p>39.pdf</text:p>
          </table:table-cell>
          <table:table-cell table:formula="of:=IF([.H129]&lt;&gt;&quot;&quot;;HYPERLINK( CONCATENATE(&quot;file://&quot;;[.$J$2];VLOOKUP(LEFT([.H129];IF(               ISNUMBER(FIND(&quot; &quot;;[.H129]));FIND(&quot; &quot;;[.H129])-1;LEN([.H129])       )                );[Fotografie.$B$1:.$D$403];3;0);&quot;/&quot;;LEFT([.H129];IF(               ISNUMBER(FIND(&quot; &quot;;[.H129]));FIND(&quot; &quot;;[.H129])-1;LEN([.H129])       )                )));&quot;&quot;)" office:value-type="string" office:string-value="file:///home/pmichalec/hg2g/workspace-popo/Evidence/fotoobyvak/elektronika//_APE0758.jpg" calcext:value-type="string">
            <text:p>file:///home/pmichalec/hg2g/workspace-popo/Evidence/fotoobyvak/elektronika//_APE0758.jpg</text:p>
          </table:table-cell>
          <table:table-cell table:style-name="ce110" table:formula="of:=IF([.I129]&lt;&gt;&quot;&quot;;HYPERLINK( CONCATENATE(&quot;file://&quot;;[.$K$2];VLOOKUP(LEFT([.I129];IF(               ISNUMBER(FIND(&quot; &quot;;[.I129]));FIND(&quot; &quot;;[.I129])-1;LEN([.I129])       )                );[Doklady.$B$1:.$D$405];3;0);&quot;/&quot;;LEFT([.I129];IF(               ISNUMBER(FIND(&quot; &quot;;[.I129]));FIND(&quot; &quot;;[.I129])-1;LEN([.I129])       )                )) );&quot;&quot;)" office:value-type="string" office:string-value="file:///home/pmichalec/hg2g/workspace-popo/Evidence/doklady/39.pdf" calcext:value-type="string">
            <text:p>file:///home/pmichalec/hg2g/workspace-popo/Evidence/doklady/39.pdf</text:p>
          </table:table-cell>
          <table:table-cell table:number-columns-repeated="1013"/>
        </table:table-row>
        <table:table-row table:style-name="ro17">
          <table:table-cell table:formula="of:=[.A12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0];IF(               ISNUMBER(FIND(&quot; &quot;;[.H130]));FIND(&quot; &quot;;[.H130])-1;LEN([.H13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al na table tablet</text:p>
          </table:table-cell>
          <table:table-cell office:value-type="string" calcext:value-type="string">
            <text:p>Original smart case apple; Textilie nelze vyprat; Textilie plasty smrdi splodinami horeni a koure</text:p>
          </table:table-cell>
          <table:table-cell office:value-type="float" office:value="833" calcext:value-type="float">
            <text:p>833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56.jpg _APE1001.jpg</text:p>
          </table:table-cell>
          <table:table-cell office:value-type="string" calcext:value-type="string">
            <text:p>39.pdf</text:p>
          </table:table-cell>
          <table:table-cell table:formula="of:=IF([.H130]&lt;&gt;&quot;&quot;;HYPERLINK( CONCATENATE(&quot;file://&quot;;[.$J$2];VLOOKUP(LEFT([.H130];IF(               ISNUMBER(FIND(&quot; &quot;;[.H130]));FIND(&quot; &quot;;[.H130])-1;LEN([.H130])       )                );[Fotografie.$B$1:.$D$403];3;0);&quot;/&quot;;LEFT([.H130];IF(               ISNUMBER(FIND(&quot; &quot;;[.H130]));FIND(&quot; &quot;;[.H130])-1;LEN([.H130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110" table:formula="of:=IF([.I130]&lt;&gt;&quot;&quot;;HYPERLINK( CONCATENATE(&quot;file://&quot;;[.$K$2];VLOOKUP(LEFT([.I130];IF(               ISNUMBER(FIND(&quot; &quot;;[.I130]));FIND(&quot; &quot;;[.I130])-1;LEN([.I130])       )                );[Doklady.$B$1:.$D$405];3;0);&quot;/&quot;;LEFT([.I130];IF(               ISNUMBER(FIND(&quot; &quot;;[.I130]));FIND(&quot; &quot;;[.I130])-1;LEN([.I130])       )                )) );&quot;&quot;)" office:value-type="string" office:string-value="file:///home/pmichalec/hg2g/workspace-popo/Evidence/doklady/39.pdf" calcext:value-type="string">
            <text:p>file:///home/pmichalec/hg2g/workspace-popo/Evidence/doklady/39.pdf</text:p>
          </table:table-cell>
          <table:table-cell table:number-columns-repeated="1013"/>
        </table:table-row>
        <table:table-row table:style-name="ro11">
          <table:table-cell table:formula="of:=[.A130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1];IF(               ISNUMBER(FIND(&quot; &quot;;[.H131]));FIND(&quot; &quot;;[.H131])-1;LEN([.H13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dtacky dreven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59.jpg</text:p>
          </table:table-cell>
          <table:table-cell/>
          <table:table-cell table:formula="of:=IF([.H131]&lt;&gt;&quot;&quot;;HYPERLINK( CONCATENATE(&quot;file://&quot;;[.$J$2];VLOOKUP(LEFT([.H131];IF(               ISNUMBER(FIND(&quot; &quot;;[.H131]));FIND(&quot; &quot;;[.H131])-1;LEN([.H131])       )                );[Fotografie.$B$1:.$D$403];3;0);&quot;/&quot;;LEFT([.H131];IF(               ISNUMBER(FIND(&quot; &quot;;[.H131]));FIND(&quot; &quot;;[.H131])-1;LEN([.H131])       )                )));&quot;&quot;)" office:value-type="string" office:string-value="file:///home/pmichalec/hg2g/workspace-popo/Evidence/fotoobyvak//_APE0759.jpg" calcext:value-type="string">
            <text:p>file:///home/pmichalec/hg2g/workspace-popo/Evidence/fotoobyvak//_APE0759.jpg</text:p>
          </table:table-cell>
          <table:table-cell table:style-name="ce110" table:formula="of:=IF([.I131]&lt;&gt;&quot;&quot;;HYPERLINK( CONCATENATE(&quot;file://&quot;;[.$K$2];VLOOKUP(LEFT([.I131];IF(               ISNUMBER(FIND(&quot; &quot;;[.I131]));FIND(&quot; &quot;;[.I131])-1;LEN([.I131])       )                );[Doklady.$B$1:.$D$405];3;0);&quot;/&quot;;LEFT([.I131];IF(               ISNUMBER(FIND(&quot; &quot;;[.I131]));FIND(&quot; &quot;;[.I131])-1;LEN([.I13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2];IF(               ISNUMBER(FIND(&quot; &quot;;[.H132]));FIND(&quot; &quot;;[.H132])-1;LEN([.H13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zaclon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60.jpg</text:p>
          </table:table-cell>
          <table:table-cell/>
          <table:table-cell table:formula="of:=IF([.H132]&lt;&gt;&quot;&quot;;HYPERLINK( CONCATENATE(&quot;file://&quot;;[.$J$2];VLOOKUP(LEFT([.H132];IF(               ISNUMBER(FIND(&quot; &quot;;[.H132]));FIND(&quot; &quot;;[.H132])-1;LEN([.H132])       )                );[Fotografie.$B$1:.$D$403];3;0);&quot;/&quot;;LEFT([.H132];IF(               ISNUMBER(FIND(&quot; &quot;;[.H132]));FIND(&quot; &quot;;[.H132])-1;LEN([.H132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110" table:formula="of:=IF([.I132]&lt;&gt;&quot;&quot;;HYPERLINK( CONCATENATE(&quot;file://&quot;;[.$K$2];VLOOKUP(LEFT([.I132];IF(               ISNUMBER(FIND(&quot; &quot;;[.I132]));FIND(&quot; &quot;;[.I132])-1;LEN([.I132])       )                );[Doklady.$B$1:.$D$405];3;0);&quot;/&quot;;LEFT([.I132];IF(               ISNUMBER(FIND(&quot; &quot;;[.I132]));FIND(&quot; &quot;;[.I132])-1;LEN([.I13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3];IF(               ISNUMBER(FIND(&quot; &quot;;[.H133]));FIND(&quot; &quot;;[.H133])-1;LEN([.H13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table:formula="of:=IF([.H132]=&quot;&quot;;&quot;&quot;;[.H132])" office:value-type="string" office:string-value="_APE0760.jpg" calcext:value-type="string">
            <text:p>_APE0760.jpg</text:p>
          </table:table-cell>
          <table:table-cell/>
          <table:table-cell table:formula="of:=IF([.H133]&lt;&gt;&quot;&quot;;HYPERLINK( CONCATENATE(&quot;file://&quot;;[.$J$2];VLOOKUP(LEFT([.H133];IF(               ISNUMBER(FIND(&quot; &quot;;[.H133]));FIND(&quot; &quot;;[.H133])-1;LEN([.H133])       )                );[Fotografie.$B$1:.$D$403];3;0);&quot;/&quot;;LEFT([.H133];IF(               ISNUMBER(FIND(&quot; &quot;;[.H133]));FIND(&quot; &quot;;[.H133])-1;LEN([.H133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110" table:formula="of:=IF([.I133]&lt;&gt;&quot;&quot;;HYPERLINK( CONCATENATE(&quot;file://&quot;;[.$K$2];VLOOKUP(LEFT([.I133];IF(               ISNUMBER(FIND(&quot; &quot;;[.I133]));FIND(&quot; &quot;;[.I133])-1;LEN([.I133])       )                );[Doklady.$B$1:.$D$405];3;0);&quot;/&quot;;LEFT([.I133];IF(               ISNUMBER(FIND(&quot; &quot;;[.I133]));FIND(&quot; &quot;;[.I133])-1;LEN([.I13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3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4];IF(               ISNUMBER(FIND(&quot; &quot;;[.H134]));FIND(&quot; &quot;;[.H134])-1;LEN([.H13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table:formula="of:=IF([.H133]=&quot;&quot;;&quot;&quot;;[.H133])" office:value-type="string" office:string-value="_APE0760.jpg" calcext:value-type="string">
            <text:p>_APE0760.jpg</text:p>
          </table:table-cell>
          <table:table-cell/>
          <table:table-cell table:formula="of:=IF([.H134]&lt;&gt;&quot;&quot;;HYPERLINK( CONCATENATE(&quot;file://&quot;;[.$J$2];VLOOKUP(LEFT([.H134];IF(               ISNUMBER(FIND(&quot; &quot;;[.H134]));FIND(&quot; &quot;;[.H134])-1;LEN([.H134])       )                );[Fotografie.$B$1:.$D$403];3;0);&quot;/&quot;;LEFT([.H134];IF(               ISNUMBER(FIND(&quot; &quot;;[.H134]));FIND(&quot; &quot;;[.H134])-1;LEN([.H134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110" table:formula="of:=IF([.I134]&lt;&gt;&quot;&quot;;HYPERLINK( CONCATENATE(&quot;file://&quot;;[.$K$2];VLOOKUP(LEFT([.I134];IF(               ISNUMBER(FIND(&quot; &quot;;[.I134]));FIND(&quot; &quot;;[.I134])-1;LEN([.I134])       )                );[Doklady.$B$1:.$D$405];3;0);&quot;/&quot;;LEFT([.I134];IF(               ISNUMBER(FIND(&quot; &quot;;[.I134]));FIND(&quot; &quot;;[.I134])-1;LEN([.I13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5];IF(               ISNUMBER(FIND(&quot; &quot;;[.H135]));FIND(&quot; &quot;;[.H135])-1;LEN([.H13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office:value-type="string" calcext:value-type="string">
            <text:p>_APE0761.jpg</text:p>
          </table:table-cell>
          <table:table-cell/>
          <table:table-cell table:formula="of:=IF([.H135]&lt;&gt;&quot;&quot;;HYPERLINK( CONCATENATE(&quot;file://&quot;;[.$J$2];VLOOKUP(LEFT([.H135];IF(               ISNUMBER(FIND(&quot; &quot;;[.H135]));FIND(&quot; &quot;;[.H135])-1;LEN([.H135])       )                );[Fotografie.$B$1:.$D$403];3;0);&quot;/&quot;;LEFT([.H135];IF(               ISNUMBER(FIND(&quot; &quot;;[.H135]));FIND(&quot; &quot;;[.H135])-1;LEN([.H135])       )                )));&quot;&quot;)" office:value-type="string" office:string-value="file:///home/pmichalec/hg2g/workspace-popo/Evidence/fotoobyvak//_APE0761.jpg" calcext:value-type="string">
            <text:p>file:///home/pmichalec/hg2g/workspace-popo/Evidence/fotoobyvak//_APE0761.jpg</text:p>
          </table:table-cell>
          <table:table-cell table:style-name="ce110" table:formula="of:=IF([.I135]&lt;&gt;&quot;&quot;;HYPERLINK( CONCATENATE(&quot;file://&quot;;[.$K$2];VLOOKUP(LEFT([.I135];IF(               ISNUMBER(FIND(&quot; &quot;;[.I135]));FIND(&quot; &quot;;[.I135])-1;LEN([.I135])       )                );[Doklady.$B$1:.$D$405];3;0);&quot;/&quot;;LEFT([.I135];IF(               ISNUMBER(FIND(&quot; &quot;;[.I135]));FIND(&quot; &quot;;[.I135])-1;LEN([.I13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6];IF(               ISNUMBER(FIND(&quot; &quot;;[.H136]));FIND(&quot; &quot;;[.H136])-1;LEN([.H13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starek s potahem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63.jpg</text:p>
          </table:table-cell>
          <table:table-cell/>
          <table:table-cell table:formula="of:=IF([.H136]&lt;&gt;&quot;&quot;;HYPERLINK( CONCATENATE(&quot;file://&quot;;[.$J$2];VLOOKUP(LEFT([.H136];IF(               ISNUMBER(FIND(&quot; &quot;;[.H136]));FIND(&quot; &quot;;[.H136])-1;LEN([.H136])       )                );[Fotografie.$B$1:.$D$403];3;0);&quot;/&quot;;LEFT([.H136];IF(               ISNUMBER(FIND(&quot; &quot;;[.H136]));FIND(&quot; &quot;;[.H136])-1;LEN([.H136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110" table:formula="of:=IF([.I136]&lt;&gt;&quot;&quot;;HYPERLINK( CONCATENATE(&quot;file://&quot;;[.$K$2];VLOOKUP(LEFT([.I136];IF(               ISNUMBER(FIND(&quot; &quot;;[.I136]));FIND(&quot; &quot;;[.I136])-1;LEN([.I136])       )                );[Doklady.$B$1:.$D$405];3;0);&quot;/&quot;;LEFT([.I136];IF(               ISNUMBER(FIND(&quot; &quot;;[.I136]));FIND(&quot; &quot;;[.I136])-1;LEN([.I13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7];IF(               ISNUMBER(FIND(&quot; &quot;;[.H137]));FIND(&quot; &quot;;[.H137])-1;LEN([.H13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table:formula="of:=IF([.H136]=&quot;&quot;;&quot;&quot;;[.H136])" office:value-type="string" office:string-value="_APE0763.jpg" calcext:value-type="string">
            <text:p>_APE0763.jpg</text:p>
          </table:table-cell>
          <table:table-cell/>
          <table:table-cell table:formula="of:=IF([.H137]&lt;&gt;&quot;&quot;;HYPERLINK( CONCATENATE(&quot;file://&quot;;[.$J$2];VLOOKUP(LEFT([.H137];IF(               ISNUMBER(FIND(&quot; &quot;;[.H137]));FIND(&quot; &quot;;[.H137])-1;LEN([.H137])       )                );[Fotografie.$B$1:.$D$403];3;0);&quot;/&quot;;LEFT([.H137];IF(               ISNUMBER(FIND(&quot; &quot;;[.H137]));FIND(&quot; &quot;;[.H137])-1;LEN([.H137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110" table:formula="of:=IF([.I137]&lt;&gt;&quot;&quot;;HYPERLINK( CONCATENATE(&quot;file://&quot;;[.$K$2];VLOOKUP(LEFT([.I137];IF(               ISNUMBER(FIND(&quot; &quot;;[.I137]));FIND(&quot; &quot;;[.I137])-1;LEN([.I137])       )                );[Doklady.$B$1:.$D$405];3;0);&quot;/&quot;;LEFT([.I137];IF(               ISNUMBER(FIND(&quot; &quot;;[.I137]));FIND(&quot; &quot;;[.I137])-1;LEN([.I137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3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8];IF(               ISNUMBER(FIND(&quot; &quot;;[.H138]));FIND(&quot; &quot;;[.H138])-1;LEN([.H13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; luxusni provedeni ramecku, kvalitni tisk</text:p>
          </table:table-cell>
          <table:table-cell/>
          <table:table-cell table:style-name="ce69"/>
          <table:table-cell table:style-name="ce96" office:value-type="string" calcext:value-type="string">
            <text:p>_APE0764.jpg</text:p>
          </table:table-cell>
          <table:table-cell/>
          <table:table-cell table:formula="of:=IF([.H138]&lt;&gt;&quot;&quot;;HYPERLINK( CONCATENATE(&quot;file://&quot;;[.$J$2];VLOOKUP(LEFT([.H138];IF(               ISNUMBER(FIND(&quot; &quot;;[.H138]));FIND(&quot; &quot;;[.H138])-1;LEN([.H138])       )                );[Fotografie.$B$1:.$D$403];3;0);&quot;/&quot;;LEFT([.H138];IF(               ISNUMBER(FIND(&quot; &quot;;[.H138]));FIND(&quot; &quot;;[.H138])-1;LEN([.H138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110" table:formula="of:=IF([.I138]&lt;&gt;&quot;&quot;;HYPERLINK( CONCATENATE(&quot;file://&quot;;[.$K$2];VLOOKUP(LEFT([.I138];IF(               ISNUMBER(FIND(&quot; &quot;;[.I138]));FIND(&quot; &quot;;[.I138])-1;LEN([.I138])       )                );[Doklady.$B$1:.$D$405];3;0);&quot;/&quot;;LEFT([.I138];IF(               ISNUMBER(FIND(&quot; &quot;;[.I138]));FIND(&quot; &quot;;[.I138])-1;LEN([.I138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38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39];IF(               ISNUMBER(FIND(&quot; &quot;;[.H139]));FIND(&quot; &quot;;[.H139])-1;LEN([.H13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mop na nasazovaci uterak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38]=&quot;&quot;;&quot;&quot;;[.H138])" office:value-type="string" office:string-value="_APE0764.jpg" calcext:value-type="string">
            <text:p>_APE0764.jpg</text:p>
          </table:table-cell>
          <table:table-cell/>
          <table:table-cell table:formula="of:=IF([.H139]&lt;&gt;&quot;&quot;;HYPERLINK( CONCATENATE(&quot;file://&quot;;[.$J$2];VLOOKUP(LEFT([.H139];IF(               ISNUMBER(FIND(&quot; &quot;;[.H139]));FIND(&quot; &quot;;[.H139])-1;LEN([.H139])       )                );[Fotografie.$B$1:.$D$403];3;0);&quot;/&quot;;LEFT([.H139];IF(               ISNUMBER(FIND(&quot; &quot;;[.H139]));FIND(&quot; &quot;;[.H139])-1;LEN([.H139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110" table:formula="of:=IF([.I139]&lt;&gt;&quot;&quot;;HYPERLINK( CONCATENATE(&quot;file://&quot;;[.$K$2];VLOOKUP(LEFT([.I139];IF(               ISNUMBER(FIND(&quot; &quot;;[.I139]));FIND(&quot; &quot;;[.I139])-1;LEN([.I139])       )                );[Doklady.$B$1:.$D$405];3;0);&quot;/&quot;;LEFT([.I139];IF(               ISNUMBER(FIND(&quot; &quot;;[.I139]));FIND(&quot; &quot;;[.I139])-1;LEN([.I13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3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0];IF(               ISNUMBER(FIND(&quot; &quot;;[.H140]));FIND(&quot; &quot;;[.H140])-1;LEN([.H14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kakaci konik/oslik</text:p>
          </table:table-cell>
          <table:table-cell office:value-type="string" calcext:value-type="string">
            <text:p>lidl; </text:p>
          </table:table-cell>
          <table:table-cell office:value-type="float" office:value="349" calcext:value-type="float">
            <text:p>34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39]=&quot;&quot;;&quot;&quot;;[.H139])" office:value-type="string" office:string-value="_APE0764.jpg" calcext:value-type="string">
            <text:p>_APE0764.jpg</text:p>
          </table:table-cell>
          <table:table-cell office:value-type="string" calcext:value-type="string">
            <text:p>13.pdf</text:p>
          </table:table-cell>
          <table:table-cell table:formula="of:=IF([.H140]&lt;&gt;&quot;&quot;;HYPERLINK( CONCATENATE(&quot;file://&quot;;[.$J$2];VLOOKUP(LEFT([.H140];IF(               ISNUMBER(FIND(&quot; &quot;;[.H140]));FIND(&quot; &quot;;[.H140])-1;LEN([.H140])       )                );[Fotografie.$B$1:.$D$403];3;0);&quot;/&quot;;LEFT([.H140];IF(               ISNUMBER(FIND(&quot; &quot;;[.H140]));FIND(&quot; &quot;;[.H140])-1;LEN([.H140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110" table:formula="of:=IF([.I140]&lt;&gt;&quot;&quot;;HYPERLINK( CONCATENATE(&quot;file://&quot;;[.$K$2];VLOOKUP(LEFT([.I140];IF(               ISNUMBER(FIND(&quot; &quot;;[.I140]));FIND(&quot; &quot;;[.I140])-1;LEN([.I140])       )                );[Doklady.$B$1:.$D$405];3;0);&quot;/&quot;;LEFT([.I140];IF(               ISNUMBER(FIND(&quot; &quot;;[.I140]));FIND(&quot; &quot;;[.I140])-1;LEN([.I140])       )                )) );&quot;&quot;)" office:value-type="string" office:string-value="file:///home/pmichalec/hg2g/workspace-popo/Evidence/doklady/13.pdf" calcext:value-type="string">
            <text:p>file:///home/pmichalec/hg2g/workspace-popo/Evidence/doklady/13.pdf</text:p>
          </table:table-cell>
          <table:table-cell table:number-columns-repeated="1013"/>
        </table:table-row>
        <table:table-row table:style-name="ro13">
          <table:table-cell table:formula="of:=[.A140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1];IF(               ISNUMBER(FIND(&quot; &quot;;[.H141]));FIND(&quot; &quot;;[.H141])-1;LEN([.H14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ucmeloun – mluvici plysak</text:p>
          </table:table-cell>
          <table:table-cell office:value-type="string" calcext:value-type="string">
            <text:p>; </text:p>
          </table:table-cell>
          <table:table-cell office:value-type="float" office:value="250" calcext:value-type="float">
            <text:p>25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40]=&quot;&quot;;&quot;&quot;;[.H140])" office:value-type="string" office:string-value="_APE0764.jpg" calcext:value-type="string">
            <text:p>_APE0764.jpg</text:p>
          </table:table-cell>
          <table:table-cell office:value-type="string" calcext:value-type="string">
            <text:p>CESTNEPROHLASENI</text:p>
          </table:table-cell>
          <table:table-cell table:formula="of:=IF([.H141]&lt;&gt;&quot;&quot;;HYPERLINK( CONCATENATE(&quot;file://&quot;;[.$J$2];VLOOKUP(LEFT([.H141];IF(               ISNUMBER(FIND(&quot; &quot;;[.H141]));FIND(&quot; &quot;;[.H141])-1;LEN([.H141])       )                );[Fotografie.$B$1:.$D$403];3;0);&quot;/&quot;;LEFT([.H141];IF(               ISNUMBER(FIND(&quot; &quot;;[.H141]));FIND(&quot; &quot;;[.H141])-1;LEN([.H141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110" table:formula="of:=IF([.I141]&lt;&gt;&quot;&quot;;HYPERLINK( CONCATENATE(&quot;file://&quot;;[.$K$2];VLOOKUP(LEFT([.I141];IF(               ISNUMBER(FIND(&quot; &quot;;[.I141]));FIND(&quot; &quot;;[.I141])-1;LEN([.I141])       )                );[Doklady.$B$1:.$D$405];3;0);&quot;/&quot;;LEFT([.I141];IF(               ISNUMBER(FIND(&quot; &quot;;[.I141]));FIND(&quot; &quot;;[.I141])-1;LEN([.I141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141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2];IF(               ISNUMBER(FIND(&quot; &quot;;[.H142]));FIND(&quot; &quot;;[.H142])-1;LEN([.H14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hraci deka pro miminka</text:p>
          </table:table-cell>
          <table:table-cell office:value-type="string" calcext:value-type="string">
            <text:p>; hraci, s obrazky, hrouh, zrcatkem, poutky</text:p>
          </table:table-cell>
          <table:table-cell office:value-type="float" office:value="1700" calcext:value-type="float">
            <text:p>170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table:formula="of:=IF([.H141]=&quot;&quot;;&quot;&quot;;[.H141])" office:value-type="string" office:string-value="_APE0764.jpg" calcext:value-type="string">
            <text:p>_APE0764.jpg</text:p>
          </table:table-cell>
          <table:table-cell office:value-type="string" calcext:value-type="string">
            <text:p>detskadeka_susicka.pdf</text:p>
          </table:table-cell>
          <table:table-cell table:formula="of:=IF([.H142]&lt;&gt;&quot;&quot;;HYPERLINK( CONCATENATE(&quot;file://&quot;;[.$J$2];VLOOKUP(LEFT([.H142];IF(               ISNUMBER(FIND(&quot; &quot;;[.H142]));FIND(&quot; &quot;;[.H142])-1;LEN([.H142])       )                );[Fotografie.$B$1:.$D$403];3;0);&quot;/&quot;;LEFT([.H142];IF(               ISNUMBER(FIND(&quot; &quot;;[.H142]));FIND(&quot; &quot;;[.H142])-1;LEN([.H142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110" table:formula="of:=IF([.I142]&lt;&gt;&quot;&quot;;HYPERLINK( CONCATENATE(&quot;file://&quot;;[.$K$2];VLOOKUP(LEFT([.I142];IF(               ISNUMBER(FIND(&quot; &quot;;[.I142]));FIND(&quot; &quot;;[.I142])-1;LEN([.I142])       )                );[Doklady.$B$1:.$D$405];3;0);&quot;/&quot;;LEFT([.I142];IF(               ISNUMBER(FIND(&quot; &quot;;[.I142]));FIND(&quot; &quot;;[.I142])-1;LEN([.I142])       )                )) );&quot;&quot;)" office:value-type="string" office:string-value="file:///home/pmichalec/hg2g/workspace-popo/Evidence/doklady/detskadeka_susicka.pdf" calcext:value-type="string">
            <text:p>file:///home/pmichalec/hg2g/workspace-popo/Evidence/doklady/detskadeka_susicka.pdf</text:p>
          </table:table-cell>
          <table:table-cell table:number-columns-repeated="1013"/>
        </table:table-row>
        <table:table-row table:style-name="ro13">
          <table:table-cell table:formula="of:=[.A14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3];IF(               ISNUMBER(FIND(&quot; &quot;;[.H143]));FIND(&quot; &quot;;[.H143])-1;LEN([.H14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; drevena/plast, oboustrana</text:p>
          </table:table-cell>
          <table:table-cell office:value-type="float" office:value="500" calcext:value-type="float">
            <text:p>500</text:p>
          </table:table-cell>
          <table:table-cell table:style-name="ce69"/>
          <table:table-cell table:style-name="ce96" office:value-type="string" calcext:value-type="string">
            <text:p>_APE0765.jpg</text:p>
          </table:table-cell>
          <table:table-cell/>
          <table:table-cell table:formula="of:=IF([.H143]&lt;&gt;&quot;&quot;;HYPERLINK( CONCATENATE(&quot;file://&quot;;[.$J$2];VLOOKUP(LEFT([.H143];IF(               ISNUMBER(FIND(&quot; &quot;;[.H143]));FIND(&quot; &quot;;[.H143])-1;LEN([.H143])       )                );[Fotografie.$B$1:.$D$403];3;0);&quot;/&quot;;LEFT([.H143];IF(               ISNUMBER(FIND(&quot; &quot;;[.H143]));FIND(&quot; &quot;;[.H143])-1;LEN([.H143])       )                )));&quot;&quot;)" office:value-type="string" office:string-value="file:///home/pmichalec/hg2g/workspace-popo/Evidence/fotoobyvak//_APE0765.jpg" calcext:value-type="string">
            <text:p>file:///home/pmichalec/hg2g/workspace-popo/Evidence/fotoobyvak//_APE0765.jpg</text:p>
          </table:table-cell>
          <table:table-cell table:style-name="ce110" table:formula="of:=IF([.I143]&lt;&gt;&quot;&quot;;HYPERLINK( CONCATENATE(&quot;file://&quot;;[.$K$2];VLOOKUP(LEFT([.I143];IF(               ISNUMBER(FIND(&quot; &quot;;[.I143]));FIND(&quot; &quot;;[.I143])-1;LEN([.I143])       )                );[Doklady.$B$1:.$D$405];3;0);&quot;/&quot;;LEFT([.I143];IF(               ISNUMBER(FIND(&quot; &quot;;[.I143]));FIND(&quot; &quot;;[.I143])-1;LEN([.I14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43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4];IF(               ISNUMBER(FIND(&quot; &quot;;[.H144]));FIND(&quot; &quot;;[.H144])-1;LEN([.H14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; </text:p>
          </table:table-cell>
          <table:table-cell/>
          <table:table-cell table:style-name="ce69"/>
          <table:table-cell table:style-name="ce96" office:value-type="string" calcext:value-type="string">
            <text:p>_APE0766.jpg</text:p>
          </table:table-cell>
          <table:table-cell/>
          <table:table-cell table:formula="of:=IF([.H144]&lt;&gt;&quot;&quot;;HYPERLINK( CONCATENATE(&quot;file://&quot;;[.$J$2];VLOOKUP(LEFT([.H144];IF(               ISNUMBER(FIND(&quot; &quot;;[.H144]));FIND(&quot; &quot;;[.H144])-1;LEN([.H144])       )                );[Fotografie.$B$1:.$D$403];3;0);&quot;/&quot;;LEFT([.H144];IF(               ISNUMBER(FIND(&quot; &quot;;[.H144]));FIND(&quot; &quot;;[.H144])-1;LEN([.H144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4]&lt;&gt;&quot;&quot;;HYPERLINK( CONCATENATE(&quot;file://&quot;;[.$K$2];VLOOKUP(LEFT([.I144];IF(               ISNUMBER(FIND(&quot; &quot;;[.I144]));FIND(&quot; &quot;;[.I144])-1;LEN([.I144])       )                );[Doklady.$B$1:.$D$405];3;0);&quot;/&quot;;LEFT([.I144];IF(               ISNUMBER(FIND(&quot; &quot;;[.I144]));FIND(&quot; &quot;;[.I144])-1;LEN([.I14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4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5];IF(               ISNUMBER(FIND(&quot; &quot;;[.H145]));FIND(&quot; &quot;;[.H145])-1;LEN([.H14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ballon, mic</text:p>
          </table:table-cell>
          <table:table-cell office:value-type="string" calcext:value-type="string">
            <text:p>tesco; novy</text:p>
          </table:table-cell>
          <table:table-cell office:value-type="float" office:value="799" calcext:value-type="float">
            <text:p>79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44]=&quot;&quot;;&quot;&quot;;[.H144])" office:value-type="string" office:string-value="_APE0766.jpg" calcext:value-type="string">
            <text:p>_APE0766.jpg</text:p>
          </table:table-cell>
          <table:table-cell office:value-type="string" calcext:value-type="string">
            <text:p>23.pdf</text:p>
          </table:table-cell>
          <table:table-cell table:formula="of:=IF([.H145]&lt;&gt;&quot;&quot;;HYPERLINK( CONCATENATE(&quot;file://&quot;;[.$J$2];VLOOKUP(LEFT([.H145];IF(               ISNUMBER(FIND(&quot; &quot;;[.H145]));FIND(&quot; &quot;;[.H145])-1;LEN([.H145])       )                );[Fotografie.$B$1:.$D$403];3;0);&quot;/&quot;;LEFT([.H145];IF(               ISNUMBER(FIND(&quot; &quot;;[.H145]));FIND(&quot; &quot;;[.H145])-1;LEN([.H145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5]&lt;&gt;&quot;&quot;;HYPERLINK( CONCATENATE(&quot;file://&quot;;[.$K$2];VLOOKUP(LEFT([.I145];IF(               ISNUMBER(FIND(&quot; &quot;;[.I145]));FIND(&quot; &quot;;[.I145])-1;LEN([.I145])       )                );[Doklady.$B$1:.$D$405];3;0);&quot;/&quot;;LEFT([.I145];IF(               ISNUMBER(FIND(&quot; &quot;;[.I145]));FIND(&quot; &quot;;[.I145])-1;LEN([.I145])       )                )) );&quot;&quot;)" office:value-type="string" office:string-value="file:///home/pmichalec/hg2g/workspace-popo/Evidence/doklady/23.pdf" calcext:value-type="string">
            <text:p>file:///home/pmichalec/hg2g/workspace-popo/Evidence/doklady/23.pdf</text:p>
          </table:table-cell>
          <table:table-cell table:number-columns-repeated="1013"/>
        </table:table-row>
        <table:table-row table:style-name="ro13">
          <table:table-cell table:formula="of:=[.A14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6];IF(               ISNUMBER(FIND(&quot; &quot;;[.H146]));FIND(&quot; &quot;;[.H146])-1;LEN([.H14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; cca 300ks</text:p>
          </table:table-cell>
          <table:table-cell/>
          <table:table-cell table:style-name="ce69"/>
          <table:table-cell table:style-name="ce96" table:formula="of:=IF([.H145]=&quot;&quot;;&quot;&quot;;[.H145])" office:value-type="string" office:string-value="_APE0766.jpg" calcext:value-type="string">
            <text:p>_APE0766.jpg</text:p>
          </table:table-cell>
          <table:table-cell/>
          <table:table-cell table:formula="of:=IF([.H146]&lt;&gt;&quot;&quot;;HYPERLINK( CONCATENATE(&quot;file://&quot;;[.$J$2];VLOOKUP(LEFT([.H146];IF(               ISNUMBER(FIND(&quot; &quot;;[.H146]));FIND(&quot; &quot;;[.H146])-1;LEN([.H146])       )                );[Fotografie.$B$1:.$D$403];3;0);&quot;/&quot;;LEFT([.H146];IF(               ISNUMBER(FIND(&quot; &quot;;[.H146]));FIND(&quot; &quot;;[.H146])-1;LEN([.H146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6]&lt;&gt;&quot;&quot;;HYPERLINK( CONCATENATE(&quot;file://&quot;;[.$K$2];VLOOKUP(LEFT([.I146];IF(               ISNUMBER(FIND(&quot; &quot;;[.I146]));FIND(&quot; &quot;;[.I146])-1;LEN([.I146])       )                );[Doklady.$B$1:.$D$405];3;0);&quot;/&quot;;LEFT([.I146];IF(               ISNUMBER(FIND(&quot; &quot;;[.I146]));FIND(&quot; &quot;;[.I146])-1;LEN([.I14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4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7];IF(               ISNUMBER(FIND(&quot; &quot;;[.H147]));FIND(&quot; &quot;;[.H147])-1;LEN([.H14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lastovy kos na pradlo</text:p>
          </table:table-cell>
          <table:table-cell office:value-type="string" calcext:value-type="string">
            <text:p>lidl; 2x kos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146]=&quot;&quot;;&quot;&quot;;[.H146])" office:value-type="string" office:string-value="_APE0766.jpg" calcext:value-type="string">
            <text:p>_APE0766.jpg</text:p>
          </table:table-cell>
          <table:table-cell office:value-type="string" calcext:value-type="string">
            <text:p>30.pdf</text:p>
          </table:table-cell>
          <table:table-cell table:formula="of:=IF([.H147]&lt;&gt;&quot;&quot;;HYPERLINK( CONCATENATE(&quot;file://&quot;;[.$J$2];VLOOKUP(LEFT([.H147];IF(               ISNUMBER(FIND(&quot; &quot;;[.H147]));FIND(&quot; &quot;;[.H147])-1;LEN([.H147])       )                );[Fotografie.$B$1:.$D$403];3;0);&quot;/&quot;;LEFT([.H147];IF(               ISNUMBER(FIND(&quot; &quot;;[.H147]));FIND(&quot; &quot;;[.H147])-1;LEN([.H147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7]&lt;&gt;&quot;&quot;;HYPERLINK( CONCATENATE(&quot;file://&quot;;[.$K$2];VLOOKUP(LEFT([.I147];IF(               ISNUMBER(FIND(&quot; &quot;;[.I147]));FIND(&quot; &quot;;[.I147])-1;LEN([.I147])       )                );[Doklady.$B$1:.$D$405];3;0);&quot;/&quot;;LEFT([.I147];IF(               ISNUMBER(FIND(&quot; &quot;;[.I147]));FIND(&quot; &quot;;[.I147])-1;LEN([.I147])       )                )) );&quot;&quot;)" office:value-type="string" office:string-value="file:///home/pmichalec/hg2g/workspace-popo/Evidence/doklady/30.pdf" calcext:value-type="string">
            <text:p>file:///home/pmichalec/hg2g/workspace-popo/Evidence/doklady/30.pdf</text:p>
          </table:table-cell>
          <table:table-cell table:number-columns-repeated="1013"/>
        </table:table-row>
        <table:table-row table:style-name="ro13">
          <table:table-cell table:formula="of:=[.A147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48];IF(               ISNUMBER(FIND(&quot; &quot;;[.H148]));FIND(&quot; &quot;;[.H148])-1;LEN([.H14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; BUSA Tunel</text:p>
          </table:table-cell>
          <table:table-cell office:value-type="float" office:value="349" calcext:value-type="float">
            <text:p>34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147]=&quot;&quot;;&quot;&quot;;[.H147])" office:value-type="string" office:string-value="_APE0766.jpg" calcext:value-type="string">
            <text:p>_APE0766.jpg</text:p>
          </table:table-cell>
          <table:table-cell office:value-type="string" calcext:value-type="string">
            <text:p>15.pdf</text:p>
          </table:table-cell>
          <table:table-cell table:formula="of:=IF([.H148]&lt;&gt;&quot;&quot;;HYPERLINK( CONCATENATE(&quot;file://&quot;;[.$J$2];VLOOKUP(LEFT([.H148];IF(               ISNUMBER(FIND(&quot; &quot;;[.H148]));FIND(&quot; &quot;;[.H148])-1;LEN([.H148])       )                );[Fotografie.$B$1:.$D$403];3;0);&quot;/&quot;;LEFT([.H148];IF(               ISNUMBER(FIND(&quot; &quot;;[.H148]));FIND(&quot; &quot;;[.H148])-1;LEN([.H148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8]&lt;&gt;&quot;&quot;;HYPERLINK( CONCATENATE(&quot;file://&quot;;[.$K$2];VLOOKUP(LEFT([.I148];IF(               ISNUMBER(FIND(&quot; &quot;;[.I148]));FIND(&quot; &quot;;[.I148])-1;LEN([.I148])       )                );[Doklady.$B$1:.$D$405];3;0);&quot;/&quot;;LEFT([.I148];IF(               ISNUMBER(FIND(&quot; &quot;;[.I148]));FIND(&quot; &quot;;[.I148])-1;LEN([.I148])       )                )) );&quot;&quot;)" office:value-type="string" office:string-value="file:///home/pmichalec/hg2g/workspace-popo/Evidence/doklady/15.pdf" calcext:value-type="string">
            <text:p>file:///home/pmichalec/hg2g/workspace-popo/Evidence/doklady/15.pdf</text:p>
          </table:table-cell>
          <table:table-cell table:number-columns-repeated="1013"/>
        </table:table-row>
        <table:table-row table:style-name="ro13">
          <table:table-cell table:formula="of:=[.A148]+1" office:value-type="string" office:string-value="" calcext:value-type="error">
            <text:p>#NAME?</text:p>
          </table:table-cell>
          <table:table-cell/>
          <table:table-cell table:formula="of:=VLOOKUP(LEFT([.H149];IF(               ISNUMBER(FIND(&quot; &quot;;[.H149]));FIND(&quot; &quot;;[.H149])-1;LEN([.H14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; dar</text:p>
          </table:table-cell>
          <table:table-cell/>
          <table:table-cell table:style-name="ce69"/>
          <table:table-cell table:style-name="ce96" table:formula="of:=IF([.H148]=&quot;&quot;;&quot;&quot;;[.H148])" office:value-type="string" office:string-value="_APE0766.jpg" calcext:value-type="string">
            <text:p>_APE0766.jpg</text:p>
          </table:table-cell>
          <table:table-cell/>
          <table:table-cell table:formula="of:=IF([.H149]&lt;&gt;&quot;&quot;;HYPERLINK( CONCATENATE(&quot;file://&quot;;[.$J$2];VLOOKUP(LEFT([.H149];IF(               ISNUMBER(FIND(&quot; &quot;;[.H149]));FIND(&quot; &quot;;[.H149])-1;LEN([.H149])       )                );[Fotografie.$B$1:.$D$403];3;0);&quot;/&quot;;LEFT([.H149];IF(               ISNUMBER(FIND(&quot; &quot;;[.H149]));FIND(&quot; &quot;;[.H149])-1;LEN([.H149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49]&lt;&gt;&quot;&quot;;HYPERLINK( CONCATENATE(&quot;file://&quot;;[.$K$2];VLOOKUP(LEFT([.I149];IF(               ISNUMBER(FIND(&quot; &quot;;[.I149]));FIND(&quot; &quot;;[.I149])-1;LEN([.I149])       )                );[Doklady.$B$1:.$D$405];3;0);&quot;/&quot;;LEFT([.I149];IF(               ISNUMBER(FIND(&quot; &quot;;[.I149]));FIND(&quot; &quot;;[.I149])-1;LEN([.I14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49]+1" office:value-type="string" office:string-value="" calcext:value-type="error">
            <text:p>#NAME?</text:p>
          </table:table-cell>
          <table:table-cell/>
          <table:table-cell table:formula="of:=VLOOKUP(LEFT([.H150];IF(               ISNUMBER(FIND(&quot; &quot;;[.H150]));FIND(&quot; &quot;;[.H150])-1;LEN([.H150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49]=&quot;&quot;;&quot;&quot;;[.H149])" office:value-type="string" office:string-value="_APE0766.jpg" calcext:value-type="string">
            <text:p>_APE0766.jpg</text:p>
          </table:table-cell>
          <table:table-cell/>
          <table:table-cell table:formula="of:=IF([.H150]&lt;&gt;&quot;&quot;;HYPERLINK( CONCATENATE(&quot;file://&quot;;[.$J$2];VLOOKUP(LEFT([.H150];IF(               ISNUMBER(FIND(&quot; &quot;;[.H150]));FIND(&quot; &quot;;[.H150])-1;LEN([.H150])       )                );[Fotografie.$B$1:.$D$403];3;0);&quot;/&quot;;LEFT([.H150];IF(               ISNUMBER(FIND(&quot; &quot;;[.H150]));FIND(&quot; &quot;;[.H150])-1;LEN([.H150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0]&lt;&gt;&quot;&quot;;HYPERLINK( CONCATENATE(&quot;file://&quot;;[.$K$2];VLOOKUP(LEFT([.I150];IF(               ISNUMBER(FIND(&quot; &quot;;[.I150]));FIND(&quot; &quot;;[.I150])-1;LEN([.I150])       )                );[Doklady.$B$1:.$D$405];3;0);&quot;/&quot;;LEFT([.I150];IF(               ISNUMBER(FIND(&quot; &quot;;[.I150]));FIND(&quot; &quot;;[.I150])-1;LEN([.I15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0]+1" office:value-type="string" office:string-value="" calcext:value-type="error">
            <text:p>#NAME?</text:p>
          </table:table-cell>
          <table:table-cell/>
          <table:table-cell table:formula="of:=VLOOKUP(LEFT([.H151];IF(               ISNUMBER(FIND(&quot; &quot;;[.H151]));FIND(&quot; &quot;;[.H151])-1;LEN([.H151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0]=&quot;&quot;;&quot;&quot;;[.H150])" office:value-type="string" office:string-value="_APE0766.jpg" calcext:value-type="string">
            <text:p>_APE0766.jpg</text:p>
          </table:table-cell>
          <table:table-cell/>
          <table:table-cell table:formula="of:=IF([.H151]&lt;&gt;&quot;&quot;;HYPERLINK( CONCATENATE(&quot;file://&quot;;[.$J$2];VLOOKUP(LEFT([.H151];IF(               ISNUMBER(FIND(&quot; &quot;;[.H151]));FIND(&quot; &quot;;[.H151])-1;LEN([.H151])       )                );[Fotografie.$B$1:.$D$403];3;0);&quot;/&quot;;LEFT([.H151];IF(               ISNUMBER(FIND(&quot; &quot;;[.H151]));FIND(&quot; &quot;;[.H151])-1;LEN([.H151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1]&lt;&gt;&quot;&quot;;HYPERLINK( CONCATENATE(&quot;file://&quot;;[.$K$2];VLOOKUP(LEFT([.I151];IF(               ISNUMBER(FIND(&quot; &quot;;[.I151]));FIND(&quot; &quot;;[.I151])-1;LEN([.I151])       )                );[Doklady.$B$1:.$D$405];3;0);&quot;/&quot;;LEFT([.I151];IF(               ISNUMBER(FIND(&quot; &quot;;[.I151]));FIND(&quot; &quot;;[.I151])-1;LEN([.I15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1]+1" office:value-type="string" office:string-value="" calcext:value-type="error">
            <text:p>#NAME?</text:p>
          </table:table-cell>
          <table:table-cell/>
          <table:table-cell table:formula="of:=VLOOKUP(LEFT([.H152];IF(               ISNUMBER(FIND(&quot; &quot;;[.H152]));FIND(&quot; &quot;;[.H152])-1;LEN([.H152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1]=&quot;&quot;;&quot;&quot;;[.H151])" office:value-type="string" office:string-value="_APE0766.jpg" calcext:value-type="string">
            <text:p>_APE0766.jpg</text:p>
          </table:table-cell>
          <table:table-cell/>
          <table:table-cell table:formula="of:=IF([.H152]&lt;&gt;&quot;&quot;;HYPERLINK( CONCATENATE(&quot;file://&quot;;[.$J$2];VLOOKUP(LEFT([.H152];IF(               ISNUMBER(FIND(&quot; &quot;;[.H152]));FIND(&quot; &quot;;[.H152])-1;LEN([.H152])       )                );[Fotografie.$B$1:.$D$403];3;0);&quot;/&quot;;LEFT([.H152];IF(               ISNUMBER(FIND(&quot; &quot;;[.H152]));FIND(&quot; &quot;;[.H152])-1;LEN([.H152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2]&lt;&gt;&quot;&quot;;HYPERLINK( CONCATENATE(&quot;file://&quot;;[.$K$2];VLOOKUP(LEFT([.I152];IF(               ISNUMBER(FIND(&quot; &quot;;[.I152]));FIND(&quot; &quot;;[.I152])-1;LEN([.I152])       )                );[Doklady.$B$1:.$D$405];3;0);&quot;/&quot;;LEFT([.I152];IF(               ISNUMBER(FIND(&quot; &quot;;[.I152]));FIND(&quot; &quot;;[.I152])-1;LEN([.I15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2]+1" office:value-type="string" office:string-value="" calcext:value-type="error">
            <text:p>#NAME?</text:p>
          </table:table-cell>
          <table:table-cell/>
          <table:table-cell table:formula="of:=VLOOKUP(LEFT([.H153];IF(               ISNUMBER(FIND(&quot; &quot;;[.H153]));FIND(&quot; &quot;;[.H153])-1;LEN([.H153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2]=&quot;&quot;;&quot;&quot;;[.H152])" office:value-type="string" office:string-value="_APE0766.jpg" calcext:value-type="string">
            <text:p>_APE0766.jpg</text:p>
          </table:table-cell>
          <table:table-cell/>
          <table:table-cell table:formula="of:=IF([.H153]&lt;&gt;&quot;&quot;;HYPERLINK( CONCATENATE(&quot;file://&quot;;[.$J$2];VLOOKUP(LEFT([.H153];IF(               ISNUMBER(FIND(&quot; &quot;;[.H153]));FIND(&quot; &quot;;[.H153])-1;LEN([.H153])       )                );[Fotografie.$B$1:.$D$403];3;0);&quot;/&quot;;LEFT([.H153];IF(               ISNUMBER(FIND(&quot; &quot;;[.H153]));FIND(&quot; &quot;;[.H153])-1;LEN([.H153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3]&lt;&gt;&quot;&quot;;HYPERLINK( CONCATENATE(&quot;file://&quot;;[.$K$2];VLOOKUP(LEFT([.I153];IF(               ISNUMBER(FIND(&quot; &quot;;[.I153]));FIND(&quot; &quot;;[.I153])-1;LEN([.I153])       )                );[Doklady.$B$1:.$D$405];3;0);&quot;/&quot;;LEFT([.I153];IF(               ISNUMBER(FIND(&quot; &quot;;[.I153]));FIND(&quot; &quot;;[.I153])-1;LEN([.I15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3]+1" office:value-type="string" office:string-value="" calcext:value-type="error">
            <text:p>#NAME?</text:p>
          </table:table-cell>
          <table:table-cell/>
          <table:table-cell table:formula="of:=VLOOKUP(LEFT([.H154];IF(               ISNUMBER(FIND(&quot; &quot;;[.H154]));FIND(&quot; &quot;;[.H154])-1;LEN([.H154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3]=&quot;&quot;;&quot;&quot;;[.H153])" office:value-type="string" office:string-value="_APE0766.jpg" calcext:value-type="string">
            <text:p>_APE0766.jpg</text:p>
          </table:table-cell>
          <table:table-cell/>
          <table:table-cell table:formula="of:=IF([.H154]&lt;&gt;&quot;&quot;;HYPERLINK( CONCATENATE(&quot;file://&quot;;[.$J$2];VLOOKUP(LEFT([.H154];IF(               ISNUMBER(FIND(&quot; &quot;;[.H154]));FIND(&quot; &quot;;[.H154])-1;LEN([.H154])       )                );[Fotografie.$B$1:.$D$403];3;0);&quot;/&quot;;LEFT([.H154];IF(               ISNUMBER(FIND(&quot; &quot;;[.H154]));FIND(&quot; &quot;;[.H154])-1;LEN([.H154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4]&lt;&gt;&quot;&quot;;HYPERLINK( CONCATENATE(&quot;file://&quot;;[.$K$2];VLOOKUP(LEFT([.I154];IF(               ISNUMBER(FIND(&quot; &quot;;[.I154]));FIND(&quot; &quot;;[.I154])-1;LEN([.I154])       )                );[Doklady.$B$1:.$D$405];3;0);&quot;/&quot;;LEFT([.I154];IF(               ISNUMBER(FIND(&quot; &quot;;[.I154]));FIND(&quot; &quot;;[.I154])-1;LEN([.I15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4]+1" office:value-type="string" office:string-value="" calcext:value-type="error">
            <text:p>#NAME?</text:p>
          </table:table-cell>
          <table:table-cell/>
          <table:table-cell table:formula="of:=VLOOKUP(LEFT([.H155];IF(               ISNUMBER(FIND(&quot; &quot;;[.H155]));FIND(&quot; &quot;;[.H155])-1;LEN([.H155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4]=&quot;&quot;;&quot;&quot;;[.H154])" office:value-type="string" office:string-value="_APE0766.jpg" calcext:value-type="string">
            <text:p>_APE0766.jpg</text:p>
          </table:table-cell>
          <table:table-cell/>
          <table:table-cell table:formula="of:=IF([.H155]&lt;&gt;&quot;&quot;;HYPERLINK( CONCATENATE(&quot;file://&quot;;[.$J$2];VLOOKUP(LEFT([.H155];IF(               ISNUMBER(FIND(&quot; &quot;;[.H155]));FIND(&quot; &quot;;[.H155])-1;LEN([.H155])       )                );[Fotografie.$B$1:.$D$403];3;0);&quot;/&quot;;LEFT([.H155];IF(               ISNUMBER(FIND(&quot; &quot;;[.H155]));FIND(&quot; &quot;;[.H155])-1;LEN([.H155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5]&lt;&gt;&quot;&quot;;HYPERLINK( CONCATENATE(&quot;file://&quot;;[.$K$2];VLOOKUP(LEFT([.I155];IF(               ISNUMBER(FIND(&quot; &quot;;[.I155]));FIND(&quot; &quot;;[.I155])-1;LEN([.I155])       )                );[Doklady.$B$1:.$D$405];3;0);&quot;/&quot;;LEFT([.I155];IF(               ISNUMBER(FIND(&quot; &quot;;[.I155]));FIND(&quot; &quot;;[.I155])-1;LEN([.I15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5]+1" office:value-type="string" office:string-value="" calcext:value-type="error">
            <text:p>#NAME?</text:p>
          </table:table-cell>
          <table:table-cell/>
          <table:table-cell table:formula="of:=VLOOKUP(LEFT([.H156];IF(               ISNUMBER(FIND(&quot; &quot;;[.H156]));FIND(&quot; &quot;;[.H156])-1;LEN([.H156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5]=&quot;&quot;;&quot;&quot;;[.H155])" office:value-type="string" office:string-value="_APE0766.jpg" calcext:value-type="string">
            <text:p>_APE0766.jpg</text:p>
          </table:table-cell>
          <table:table-cell/>
          <table:table-cell table:formula="of:=IF([.H156]&lt;&gt;&quot;&quot;;HYPERLINK( CONCATENATE(&quot;file://&quot;;[.$J$2];VLOOKUP(LEFT([.H156];IF(               ISNUMBER(FIND(&quot; &quot;;[.H156]));FIND(&quot; &quot;;[.H156])-1;LEN([.H156])       )                );[Fotografie.$B$1:.$D$403];3;0);&quot;/&quot;;LEFT([.H156];IF(               ISNUMBER(FIND(&quot; &quot;;[.H156]));FIND(&quot; &quot;;[.H156])-1;LEN([.H156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6]&lt;&gt;&quot;&quot;;HYPERLINK( CONCATENATE(&quot;file://&quot;;[.$K$2];VLOOKUP(LEFT([.I156];IF(               ISNUMBER(FIND(&quot; &quot;;[.I156]));FIND(&quot; &quot;;[.I156])-1;LEN([.I156])       )                );[Doklady.$B$1:.$D$405];3;0);&quot;/&quot;;LEFT([.I156];IF(               ISNUMBER(FIND(&quot; &quot;;[.I156]));FIND(&quot; &quot;;[.I156])-1;LEN([.I15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6]+1" office:value-type="string" office:string-value="" calcext:value-type="error">
            <text:p>#NAME?</text:p>
          </table:table-cell>
          <table:table-cell/>
          <table:table-cell table:formula="of:=VLOOKUP(LEFT([.H157];IF(               ISNUMBER(FIND(&quot; &quot;;[.H157]));FIND(&quot; &quot;;[.H157])-1;LEN([.H157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6]=&quot;&quot;;&quot;&quot;;[.H156])" office:value-type="string" office:string-value="_APE0766.jpg" calcext:value-type="string">
            <text:p>_APE0766.jpg</text:p>
          </table:table-cell>
          <table:table-cell/>
          <table:table-cell table:formula="of:=IF([.H157]&lt;&gt;&quot;&quot;;HYPERLINK( CONCATENATE(&quot;file://&quot;;[.$J$2];VLOOKUP(LEFT([.H157];IF(               ISNUMBER(FIND(&quot; &quot;;[.H157]));FIND(&quot; &quot;;[.H157])-1;LEN([.H157])       )                );[Fotografie.$B$1:.$D$403];3;0);&quot;/&quot;;LEFT([.H157];IF(               ISNUMBER(FIND(&quot; &quot;;[.H157]));FIND(&quot; &quot;;[.H157])-1;LEN([.H157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7]&lt;&gt;&quot;&quot;;HYPERLINK( CONCATENATE(&quot;file://&quot;;[.$K$2];VLOOKUP(LEFT([.I157];IF(               ISNUMBER(FIND(&quot; &quot;;[.I157]));FIND(&quot; &quot;;[.I157])-1;LEN([.I157])       )                );[Doklady.$B$1:.$D$405];3;0);&quot;/&quot;;LEFT([.I157];IF(               ISNUMBER(FIND(&quot; &quot;;[.I157]));FIND(&quot; &quot;;[.I157])-1;LEN([.I15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7]+1" office:value-type="string" office:string-value="" calcext:value-type="error">
            <text:p>#NAME?</text:p>
          </table:table-cell>
          <table:table-cell/>
          <table:table-cell table:formula="of:=VLOOKUP(LEFT([.H158];IF(               ISNUMBER(FIND(&quot; &quot;;[.H158]));FIND(&quot; &quot;;[.H158])-1;LEN([.H158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7]=&quot;&quot;;&quot;&quot;;[.H157])" office:value-type="string" office:string-value="_APE0766.jpg" calcext:value-type="string">
            <text:p>_APE0766.jpg</text:p>
          </table:table-cell>
          <table:table-cell/>
          <table:table-cell table:formula="of:=IF([.H158]&lt;&gt;&quot;&quot;;HYPERLINK( CONCATENATE(&quot;file://&quot;;[.$J$2];VLOOKUP(LEFT([.H158];IF(               ISNUMBER(FIND(&quot; &quot;;[.H158]));FIND(&quot; &quot;;[.H158])-1;LEN([.H158])       )                );[Fotografie.$B$1:.$D$403];3;0);&quot;/&quot;;LEFT([.H158];IF(               ISNUMBER(FIND(&quot; &quot;;[.H158]));FIND(&quot; &quot;;[.H158])-1;LEN([.H158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8]&lt;&gt;&quot;&quot;;HYPERLINK( CONCATENATE(&quot;file://&quot;;[.$K$2];VLOOKUP(LEFT([.I158];IF(               ISNUMBER(FIND(&quot; &quot;;[.I158]));FIND(&quot; &quot;;[.I158])-1;LEN([.I158])       )                );[Doklady.$B$1:.$D$405];3;0);&quot;/&quot;;LEFT([.I158];IF(               ISNUMBER(FIND(&quot; &quot;;[.I158]));FIND(&quot; &quot;;[.I158])-1;LEN([.I15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8]+1" office:value-type="string" office:string-value="" calcext:value-type="error">
            <text:p>#NAME?</text:p>
          </table:table-cell>
          <table:table-cell/>
          <table:table-cell table:formula="of:=VLOOKUP(LEFT([.H159];IF(               ISNUMBER(FIND(&quot; &quot;;[.H159]));FIND(&quot; &quot;;[.H159])-1;LEN([.H159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58]=&quot;&quot;;&quot;&quot;;[.H158])" office:value-type="string" office:string-value="_APE0766.jpg" calcext:value-type="string">
            <text:p>_APE0766.jpg</text:p>
          </table:table-cell>
          <table:table-cell/>
          <table:table-cell table:formula="of:=IF([.H159]&lt;&gt;&quot;&quot;;HYPERLINK( CONCATENATE(&quot;file://&quot;;[.$J$2];VLOOKUP(LEFT([.H159];IF(               ISNUMBER(FIND(&quot; &quot;;[.H159]));FIND(&quot; &quot;;[.H159])-1;LEN([.H159])       )                );[Fotografie.$B$1:.$D$403];3;0);&quot;/&quot;;LEFT([.H159];IF(               ISNUMBER(FIND(&quot; &quot;;[.H159]));FIND(&quot; &quot;;[.H159])-1;LEN([.H159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110" table:formula="of:=IF([.I159]&lt;&gt;&quot;&quot;;HYPERLINK( CONCATENATE(&quot;file://&quot;;[.$K$2];VLOOKUP(LEFT([.I159];IF(               ISNUMBER(FIND(&quot; &quot;;[.I159]));FIND(&quot; &quot;;[.I159])-1;LEN([.I159])       )                );[Doklady.$B$1:.$D$405];3;0);&quot;/&quot;;LEFT([.I159];IF(               ISNUMBER(FIND(&quot; &quot;;[.I159]));FIND(&quot; &quot;;[.I159])-1;LEN([.I15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59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60];IF(               ISNUMBER(FIND(&quot; &quot;;[.H160]));FIND(&quot; &quot;;[.H160])-1;LEN([.H16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; Salanda</text:p>
          </table:table-cell>
          <table:table-cell office:value-type="float" office:value="40000" calcext:value-type="float">
            <text:p>40000</text:p>
          </table:table-cell>
          <table:table-cell table:style-name="ce69" office:value-type="string" calcext:value-type="string">
            <text:p>2013/2014</text:p>
          </table:table-cell>
          <table:table-cell table:style-name="ce96" office:value-type="string" calcext:value-type="string">
            <text:p>_APE0767.jpg _APE0769.jpg</text:p>
          </table:table-cell>
          <table:table-cell office:value-type="string" calcext:value-type="string">
            <text:p>CESTNEPROHLASENI</text:p>
          </table:table-cell>
          <table:table-cell table:formula="of:=IF([.H160]&lt;&gt;&quot;&quot;;HYPERLINK( CONCATENATE(&quot;file://&quot;;[.$J$2];VLOOKUP(LEFT([.H160];IF(               ISNUMBER(FIND(&quot; &quot;;[.H160]));FIND(&quot; &quot;;[.H160])-1;LEN([.H160])       )                );[Fotografie.$B$1:.$D$403];3;0);&quot;/&quot;;LEFT([.H160];IF(               ISNUMBER(FIND(&quot; &quot;;[.H160]));FIND(&quot; &quot;;[.H160])-1;LEN([.H160])       )                )));&quot;&quot;)" office:value-type="string" office:string-value="file:///home/pmichalec/hg2g/workspace-popo/Evidence/fotoobyvak//_APE0767.jpg" calcext:value-type="string">
            <text:p>file:///home/pmichalec/hg2g/workspace-popo/Evidence/fotoobyvak//_APE0767.jpg</text:p>
          </table:table-cell>
          <table:table-cell table:style-name="ce110" table:formula="of:=IF([.I160]&lt;&gt;&quot;&quot;;HYPERLINK( CONCATENATE(&quot;file://&quot;;[.$K$2];VLOOKUP(LEFT([.I160];IF(               ISNUMBER(FIND(&quot; &quot;;[.I160]));FIND(&quot; &quot;;[.I160])-1;LEN([.I160])       )                );[Doklady.$B$1:.$D$405];3;0);&quot;/&quot;;LEFT([.I160];IF(               ISNUMBER(FIND(&quot; &quot;;[.I160]));FIND(&quot; &quot;;[.I160])-1;LEN([.I16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160]+1" office:value-type="string" office:string-value="" calcext:value-type="error">
            <text:p>#NAME?</text:p>
          </table:table-cell>
          <table:table-cell/>
          <table:table-cell table:formula="of:=VLOOKUP(LEFT([.H161];IF(               ISNUMBER(FIND(&quot; &quot;;[.H161]));FIND(&quot; &quot;;[.H161])-1;LEN([.H16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nabijecka k tabletu</text:p>
          </table:table-cell>
          <table:table-cell office:value-type="string" calcext:value-type="string">
            <text:p>apple; </text:p>
          </table:table-cell>
          <table:table-cell/>
          <table:table-cell table:style-name="ce69"/>
          <table:table-cell table:style-name="ce96" office:value-type="string" calcext:value-type="string">
            <text:p>_APE0770.jpg</text:p>
          </table:table-cell>
          <table:table-cell/>
          <table:table-cell table:formula="of:=IF([.H161]&lt;&gt;&quot;&quot;;HYPERLINK( CONCATENATE(&quot;file://&quot;;[.$J$2];VLOOKUP(LEFT([.H161];IF(               ISNUMBER(FIND(&quot; &quot;;[.H161]));FIND(&quot; &quot;;[.H161])-1;LEN([.H161])       )                );[Fotografie.$B$1:.$D$403];3;0);&quot;/&quot;;LEFT([.H161];IF(               ISNUMBER(FIND(&quot; &quot;;[.H161]));FIND(&quot; &quot;;[.H161])-1;LEN([.H161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110" table:formula="of:=IF([.I161]&lt;&gt;&quot;&quot;;HYPERLINK( CONCATENATE(&quot;file://&quot;;[.$K$2];VLOOKUP(LEFT([.I161];IF(               ISNUMBER(FIND(&quot; &quot;;[.I161]));FIND(&quot; &quot;;[.I161])-1;LEN([.I161])       )                );[Doklady.$B$1:.$D$405];3;0);&quot;/&quot;;LEFT([.I161];IF(               ISNUMBER(FIND(&quot; &quot;;[.I161]));FIND(&quot; &quot;;[.I161])-1;LEN([.I16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1]+1" office:value-type="string" office:string-value="" calcext:value-type="error">
            <text:p>#NAME?</text:p>
          </table:table-cell>
          <table:table-cell table:style-name="ce68"/>
          <table:table-cell table:style-name="ce75" table:formula="of:=VLOOKUP(LEFT([.H162];IF(               ISNUMBER(FIND(&quot; &quot;;[.H162]));FIND(&quot; &quot;;[.H162])-1;LEN([.H162])       )                );[Fotografie.$B$1:.$D$403];3;0)" office:value-type="string" office:string-value="obyvak/" calcext:value-type="string">
            <text:p>obyvak/</text:p>
          </table:table-cell>
          <table:table-cell table:style-name="ce80" office:value-type="string" calcext:value-type="string">
            <text:p>usb prodluzovaci kabel</text:p>
          </table:table-cell>
          <table:table-cell table:style-name="ce85" office:value-type="string" calcext:value-type="string">
            <text:p>noname; </text:p>
          </table:table-cell>
          <table:table-cell table:style-name="ce68"/>
          <table:table-cell table:style-name="ce89"/>
          <table:table-cell table:style-name="ce99" table:formula="of:=IF([.H161]=&quot;&quot;;&quot;&quot;;[.H161])" office:value-type="string" office:string-value="_APE0770.jpg" calcext:value-type="string">
            <text:p>_APE0770.jpg</text:p>
          </table:table-cell>
          <table:table-cell table:style-name="ce105"/>
          <table:table-cell table:formula="of:=IF([.H162]&lt;&gt;&quot;&quot;;HYPERLINK( CONCATENATE(&quot;file://&quot;;[.$J$2];VLOOKUP(LEFT([.H162];IF(               ISNUMBER(FIND(&quot; &quot;;[.H162]));FIND(&quot; &quot;;[.H162])-1;LEN([.H162])       )                );[Fotografie.$B$1:.$D$403];3;0);&quot;/&quot;;LEFT([.H162];IF(               ISNUMBER(FIND(&quot; &quot;;[.H162]));FIND(&quot; &quot;;[.H162])-1;LEN([.H162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110" table:formula="of:=IF([.I162]&lt;&gt;&quot;&quot;;HYPERLINK( CONCATENATE(&quot;file://&quot;;[.$K$2];VLOOKUP(LEFT([.I162];IF(               ISNUMBER(FIND(&quot; &quot;;[.I162]));FIND(&quot; &quot;;[.I162])-1;LEN([.I162])       )                );[Doklady.$B$1:.$D$405];3;0);&quot;/&quot;;LEFT([.I162];IF(               ISNUMBER(FIND(&quot; &quot;;[.I162]));FIND(&quot; &quot;;[.I162])-1;LEN([.I162])       )                )) );&quot;&quot;)">
            <text:p/>
          </table:table-cell>
          <table:table-cell table:style-name="ce118" table:number-columns-repeated="1002"/>
          <table:table-cell table:style-name="ce120" table:number-columns-repeated="11"/>
        </table:table-row>
        <table:table-row table:style-name="ro13">
          <table:table-cell table:formula="of:=[.A162]+1" office:value-type="string" office:string-value="" calcext:value-type="error">
            <text:p>#NAME?</text:p>
          </table:table-cell>
          <table:table-cell table:style-name="ce68"/>
          <table:table-cell table:style-name="ce75" table:formula="of:=VLOOKUP(LEFT([.H163];IF(               ISNUMBER(FIND(&quot; &quot;;[.H163]));FIND(&quot; &quot;;[.H163])-1;LEN([.H163])       )                );[Fotografie.$B$1:.$D$403];3;0)" office:value-type="string" office:string-value="obyvak/" calcext:value-type="string">
            <text:p>obyvak/</text:p>
          </table:table-cell>
          <table:table-cell table:style-name="ce80" office:value-type="string" calcext:value-type="string">
            <text:p>usb propojovaci kabel pro tablet</text:p>
          </table:table-cell>
          <table:table-cell table:style-name="ce85" office:value-type="string" calcext:value-type="string">
            <text:p>apple; plochy konektor</text:p>
          </table:table-cell>
          <table:table-cell table:style-name="ce68"/>
          <table:table-cell table:style-name="ce89"/>
          <table:table-cell table:style-name="ce99" table:formula="of:=IF([.H162]=&quot;&quot;;&quot;&quot;;[.H162])" office:value-type="string" office:string-value="_APE0770.jpg" calcext:value-type="string">
            <text:p>_APE0770.jpg</text:p>
          </table:table-cell>
          <table:table-cell table:style-name="ce105"/>
          <table:table-cell table:formula="of:=IF([.H163]&lt;&gt;&quot;&quot;;HYPERLINK( CONCATENATE(&quot;file://&quot;;[.$J$2];VLOOKUP(LEFT([.H163];IF(               ISNUMBER(FIND(&quot; &quot;;[.H163]));FIND(&quot; &quot;;[.H163])-1;LEN([.H163])       )                );[Fotografie.$B$1:.$D$403];3;0);&quot;/&quot;;LEFT([.H163];IF(               ISNUMBER(FIND(&quot; &quot;;[.H163]));FIND(&quot; &quot;;[.H163])-1;LEN([.H163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110" table:formula="of:=IF([.I163]&lt;&gt;&quot;&quot;;HYPERLINK( CONCATENATE(&quot;file://&quot;;[.$K$2];VLOOKUP(LEFT([.I163];IF(               ISNUMBER(FIND(&quot; &quot;;[.I163]));FIND(&quot; &quot;;[.I163])-1;LEN([.I163])       )                );[Doklady.$B$1:.$D$405];3;0);&quot;/&quot;;LEFT([.I163];IF(               ISNUMBER(FIND(&quot; &quot;;[.I163]));FIND(&quot; &quot;;[.I163])-1;LEN([.I163])       )                )) );&quot;&quot;)">
            <text:p/>
          </table:table-cell>
          <table:table-cell table:style-name="ce118" table:number-columns-repeated="1002"/>
          <table:table-cell table:style-name="ce120" table:number-columns-repeated="11"/>
        </table:table-row>
        <table:table-row table:style-name="ro13">
          <table:table-cell table:formula="of:=[.A163]+1" office:value-type="string" office:string-value="" calcext:value-type="error">
            <text:p>#NAME?</text:p>
          </table:table-cell>
          <table:table-cell/>
          <table:table-cell table:formula="of:=VLOOKUP(LEFT([.H164];IF(               ISNUMBER(FIND(&quot; &quot;;[.H164]));FIND(&quot; &quot;;[.H164])-1;LEN([.H16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; rozebran, neposkozen, starsi</text:p>
          </table:table-cell>
          <table:table-cell/>
          <table:table-cell table:style-name="ce69"/>
          <table:table-cell table:style-name="ce96" table:formula="of:=IF([.H163]=&quot;&quot;;&quot;&quot;;[.H163])" office:value-type="string" office:string-value="_APE0770.jpg" calcext:value-type="string">
            <text:p>_APE0770.jpg</text:p>
          </table:table-cell>
          <table:table-cell/>
          <table:table-cell table:formula="of:=IF([.H164]&lt;&gt;&quot;&quot;;HYPERLINK( CONCATENATE(&quot;file://&quot;;[.$J$2];VLOOKUP(LEFT([.H164];IF(               ISNUMBER(FIND(&quot; &quot;;[.H164]));FIND(&quot; &quot;;[.H164])-1;LEN([.H164])       )                );[Fotografie.$B$1:.$D$403];3;0);&quot;/&quot;;LEFT([.H164];IF(               ISNUMBER(FIND(&quot; &quot;;[.H164]));FIND(&quot; &quot;;[.H164])-1;LEN([.H164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110" table:formula="of:=IF([.I164]&lt;&gt;&quot;&quot;;HYPERLINK( CONCATENATE(&quot;file://&quot;;[.$K$2];VLOOKUP(LEFT([.I164];IF(               ISNUMBER(FIND(&quot; &quot;;[.I164]));FIND(&quot; &quot;;[.I164])-1;LEN([.I164])       )                );[Doklady.$B$1:.$D$405];3;0);&quot;/&quot;;LEFT([.I164];IF(               ISNUMBER(FIND(&quot; &quot;;[.I164]));FIND(&quot; &quot;;[.I164])-1;LEN([.I16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4]+1" office:value-type="string" office:string-value="" calcext:value-type="error">
            <text:p>#NAME?</text:p>
          </table:table-cell>
          <table:table-cell/>
          <table:table-cell table:formula="of:=VLOOKUP(LEFT([.H165];IF(               ISNUMBER(FIND(&quot; &quot;;[.H165]));FIND(&quot; &quot;;[.H165])-1;LEN([.H16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slon, plysak</text:p>
          </table:table-cell>
          <table:table-cell office:value-type="string" calcext:value-type="string">
            <text:p>; vedle konika</text:p>
          </table:table-cell>
          <table:table-cell/>
          <table:table-cell table:style-name="ce69"/>
          <table:table-cell table:style-name="ce96" office:value-type="string" calcext:value-type="string">
            <text:p>_APE0771.jpg</text:p>
          </table:table-cell>
          <table:table-cell/>
          <table:table-cell table:formula="of:=IF([.H165]&lt;&gt;&quot;&quot;;HYPERLINK( CONCATENATE(&quot;file://&quot;;[.$J$2];VLOOKUP(LEFT([.H165];IF(               ISNUMBER(FIND(&quot; &quot;;[.H165]));FIND(&quot; &quot;;[.H165])-1;LEN([.H165])       )                );[Fotografie.$B$1:.$D$403];3;0);&quot;/&quot;;LEFT([.H165];IF(               ISNUMBER(FIND(&quot; &quot;;[.H165]));FIND(&quot; &quot;;[.H165])-1;LEN([.H165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65]&lt;&gt;&quot;&quot;;HYPERLINK( CONCATENATE(&quot;file://&quot;;[.$K$2];VLOOKUP(LEFT([.I165];IF(               ISNUMBER(FIND(&quot; &quot;;[.I165]));FIND(&quot; &quot;;[.I165])-1;LEN([.I165])       )                );[Doklady.$B$1:.$D$405];3;0);&quot;/&quot;;LEFT([.I165];IF(               ISNUMBER(FIND(&quot; &quot;;[.I165]));FIND(&quot; &quot;;[.I165])-1;LEN([.I16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5]+1" office:value-type="string" office:string-value="" calcext:value-type="error">
            <text:p>#NAME?</text:p>
          </table:table-cell>
          <table:table-cell/>
          <table:table-cell table:formula="of:=VLOOKUP(LEFT([.H166];IF(               ISNUMBER(FIND(&quot; &quot;;[.H166]));FIND(&quot; &quot;;[.H166])-1;LEN([.H16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ice z ikea, podelna</text:p>
          </table:table-cell>
          <table:table-cell office:value-type="string" calcext:value-type="string">
            <text:p>ikea; </text:p>
          </table:table-cell>
          <table:table-cell/>
          <table:table-cell table:style-name="ce69"/>
          <table:table-cell table:style-name="ce96" table:formula="of:=IF([.H165]=&quot;&quot;;&quot;&quot;;[.H165])" office:value-type="string" office:string-value="_APE0771.jpg" calcext:value-type="string">
            <text:p>_APE0771.jpg</text:p>
          </table:table-cell>
          <table:table-cell/>
          <table:table-cell table:formula="of:=IF([.H166]&lt;&gt;&quot;&quot;;HYPERLINK( CONCATENATE(&quot;file://&quot;;[.$J$2];VLOOKUP(LEFT([.H166];IF(               ISNUMBER(FIND(&quot; &quot;;[.H166]));FIND(&quot; &quot;;[.H166])-1;LEN([.H166])       )                );[Fotografie.$B$1:.$D$403];3;0);&quot;/&quot;;LEFT([.H166];IF(               ISNUMBER(FIND(&quot; &quot;;[.H166]));FIND(&quot; &quot;;[.H166])-1;LEN([.H166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66]&lt;&gt;&quot;&quot;;HYPERLINK( CONCATENATE(&quot;file://&quot;;[.$K$2];VLOOKUP(LEFT([.I166];IF(               ISNUMBER(FIND(&quot; &quot;;[.I166]));FIND(&quot; &quot;;[.I166])-1;LEN([.I166])       )                );[Doklady.$B$1:.$D$405];3;0);&quot;/&quot;;LEFT([.I166];IF(               ISNUMBER(FIND(&quot; &quot;;[.I166]));FIND(&quot; &quot;;[.I166])-1;LEN([.I166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66]+1" office:value-type="string" office:string-value="" calcext:value-type="error">
            <text:p>#NAME?</text:p>
          </table:table-cell>
          <table:table-cell/>
          <table:table-cell table:formula="of:=VLOOKUP(LEFT([.H167];IF(               ISNUMBER(FIND(&quot; &quot;;[.H167]));FIND(&quot; &quot;;[.H167])-1;LEN([.H16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stke, plysova hracka drak</text:p>
          </table:table-cell>
          <table:table-cell office:value-type="string" calcext:value-type="string">
            <text:p>; Cca 1,5m dlouhy</text:p>
          </table:table-cell>
          <table:table-cell/>
          <table:table-cell table:style-name="ce69"/>
          <table:table-cell table:style-name="ce96" office:value-type="string" calcext:value-type="string">
            <text:p>_APE0771.jpg</text:p>
          </table:table-cell>
          <table:table-cell/>
          <table:table-cell table:formula="of:=IF([.H167]&lt;&gt;&quot;&quot;;HYPERLINK( CONCATENATE(&quot;file://&quot;;[.$J$2];VLOOKUP(LEFT([.H167];IF(               ISNUMBER(FIND(&quot; &quot;;[.H167]));FIND(&quot; &quot;;[.H167])-1;LEN([.H167])       )                );[Fotografie.$B$1:.$D$403];3;0);&quot;/&quot;;LEFT([.H167];IF(               ISNUMBER(FIND(&quot; &quot;;[.H167]));FIND(&quot; &quot;;[.H167])-1;LEN([.H167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67]&lt;&gt;&quot;&quot;;HYPERLINK( CONCATENATE(&quot;file://&quot;;[.$K$2];VLOOKUP(LEFT([.I167];IF(               ISNUMBER(FIND(&quot; &quot;;[.I167]));FIND(&quot; &quot;;[.I167])-1;LEN([.I167])       )                );[Doklady.$B$1:.$D$405];3;0);&quot;/&quot;;LEFT([.I167];IF(               ISNUMBER(FIND(&quot; &quot;;[.I167]));FIND(&quot; &quot;;[.I167])-1;LEN([.I16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7]+1" office:value-type="string" office:string-value="" calcext:value-type="error">
            <text:p>#NAME?</text:p>
          </table:table-cell>
          <table:table-cell/>
          <table:table-cell table:formula="of:=VLOOKUP(LEFT([.H168];IF(               ISNUMBER(FIND(&quot; &quot;;[.H168]));FIND(&quot; &quot;;[.H168])-1;LEN([.H16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lastovy kos na pradlo</text:p>
          </table:table-cell>
          <table:table-cell office:value-type="string" calcext:value-type="string">
            <text:p>lidl; fialova</text:p>
          </table:table-cell>
          <table:table-cell/>
          <table:table-cell table:style-name="ce69"/>
          <table:table-cell table:style-name="ce96" table:formula="of:=IF([.H167]=&quot;&quot;;&quot;&quot;;[.H167])" office:value-type="string" office:string-value="_APE0771.jpg" calcext:value-type="string">
            <text:p>_APE0771.jpg</text:p>
          </table:table-cell>
          <table:table-cell/>
          <table:table-cell table:formula="of:=IF([.H168]&lt;&gt;&quot;&quot;;HYPERLINK( CONCATENATE(&quot;file://&quot;;[.$J$2];VLOOKUP(LEFT([.H168];IF(               ISNUMBER(FIND(&quot; &quot;;[.H168]));FIND(&quot; &quot;;[.H168])-1;LEN([.H168])       )                );[Fotografie.$B$1:.$D$403];3;0);&quot;/&quot;;LEFT([.H168];IF(               ISNUMBER(FIND(&quot; &quot;;[.H168]));FIND(&quot; &quot;;[.H168])-1;LEN([.H168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68]&lt;&gt;&quot;&quot;;HYPERLINK( CONCATENATE(&quot;file://&quot;;[.$K$2];VLOOKUP(LEFT([.I168];IF(               ISNUMBER(FIND(&quot; &quot;;[.I168]));FIND(&quot; &quot;;[.I168])-1;LEN([.I168])       )                );[Doklady.$B$1:.$D$405];3;0);&quot;/&quot;;LEFT([.I168];IF(               ISNUMBER(FIND(&quot; &quot;;[.I168]));FIND(&quot; &quot;;[.I168])-1;LEN([.I16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8]+1" office:value-type="string" office:string-value="" calcext:value-type="error">
            <text:p>#NAME?</text:p>
          </table:table-cell>
          <table:table-cell/>
          <table:table-cell table:formula="of:=VLOOKUP(LEFT([.H169];IF(               ISNUMBER(FIND(&quot; &quot;;[.H169]));FIND(&quot; &quot;;[.H169])-1;LEN([.H16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paci balon</text:p>
          </table:table-cell>
          <table:table-cell office:value-type="string" calcext:value-type="string">
            <text:p>; v kosi, oranzova</text:p>
          </table:table-cell>
          <table:table-cell/>
          <table:table-cell table:style-name="ce69"/>
          <table:table-cell table:style-name="ce96" table:formula="of:=IF([.H168]=&quot;&quot;;&quot;&quot;;[.H168])" office:value-type="string" office:string-value="_APE0771.jpg" calcext:value-type="string">
            <text:p>_APE0771.jpg</text:p>
          </table:table-cell>
          <table:table-cell/>
          <table:table-cell table:formula="of:=IF([.H169]&lt;&gt;&quot;&quot;;HYPERLINK( CONCATENATE(&quot;file://&quot;;[.$J$2];VLOOKUP(LEFT([.H169];IF(               ISNUMBER(FIND(&quot; &quot;;[.H169]));FIND(&quot; &quot;;[.H169])-1;LEN([.H169])       )                );[Fotografie.$B$1:.$D$403];3;0);&quot;/&quot;;LEFT([.H169];IF(               ISNUMBER(FIND(&quot; &quot;;[.H169]));FIND(&quot; &quot;;[.H169])-1;LEN([.H169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69]&lt;&gt;&quot;&quot;;HYPERLINK( CONCATENATE(&quot;file://&quot;;[.$K$2];VLOOKUP(LEFT([.I169];IF(               ISNUMBER(FIND(&quot; &quot;;[.I169]));FIND(&quot; &quot;;[.I169])-1;LEN([.I169])       )                );[Doklady.$B$1:.$D$405];3;0);&quot;/&quot;;LEFT([.I169];IF(               ISNUMBER(FIND(&quot; &quot;;[.I169]));FIND(&quot; &quot;;[.I169])-1;LEN([.I16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69]+1" office:value-type="string" office:string-value="" calcext:value-type="error">
            <text:p>#NAME?</text:p>
          </table:table-cell>
          <table:table-cell/>
          <table:table-cell table:formula="of:=VLOOKUP(LEFT([.H170];IF(               ISNUMBER(FIND(&quot; &quot;;[.H170]));FIND(&quot; &quot;;[.H170])-1;LEN([.H17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cka z textilie</text:p>
          </table:table-cell>
          <table:table-cell office:value-type="string" calcext:value-type="string">
            <text:p>rucni prace; v kosi</text:p>
          </table:table-cell>
          <table:table-cell/>
          <table:table-cell table:style-name="ce69"/>
          <table:table-cell table:style-name="ce96" table:formula="of:=IF([.H169]=&quot;&quot;;&quot;&quot;;[.H169])" office:value-type="string" office:string-value="_APE0771.jpg" calcext:value-type="string">
            <text:p>_APE0771.jpg</text:p>
          </table:table-cell>
          <table:table-cell/>
          <table:table-cell table:formula="of:=IF([.H170]&lt;&gt;&quot;&quot;;HYPERLINK( CONCATENATE(&quot;file://&quot;;[.$J$2];VLOOKUP(LEFT([.H170];IF(               ISNUMBER(FIND(&quot; &quot;;[.H170]));FIND(&quot; &quot;;[.H170])-1;LEN([.H170])       )                );[Fotografie.$B$1:.$D$403];3;0);&quot;/&quot;;LEFT([.H170];IF(               ISNUMBER(FIND(&quot; &quot;;[.H170]));FIND(&quot; &quot;;[.H170])-1;LEN([.H170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110" table:formula="of:=IF([.I170]&lt;&gt;&quot;&quot;;HYPERLINK( CONCATENATE(&quot;file://&quot;;[.$K$2];VLOOKUP(LEFT([.I170];IF(               ISNUMBER(FIND(&quot; &quot;;[.I170]));FIND(&quot; &quot;;[.I170])-1;LEN([.I170])       )                );[Doklady.$B$1:.$D$405];3;0);&quot;/&quot;;LEFT([.I170];IF(               ISNUMBER(FIND(&quot; &quot;;[.I170]));FIND(&quot; &quot;;[.I170])-1;LEN([.I17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70]+1" office:value-type="string" office:string-value="" calcext:value-type="error">
            <text:p>#NAME?</text:p>
          </table:table-cell>
          <table:table-cell/>
          <table:table-cell table:formula="of:=VLOOKUP(LEFT([.H171];IF(               ISNUMBER(FIND(&quot; &quot;;[.H171]));FIND(&quot; &quot;;[.H171])-1;LEN([.H17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y nocnik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72.jpg</text:p>
          </table:table-cell>
          <table:table-cell/>
          <table:table-cell table:formula="of:=IF([.H171]&lt;&gt;&quot;&quot;;HYPERLINK( CONCATENATE(&quot;file://&quot;;[.$J$2];VLOOKUP(LEFT([.H171];IF(               ISNUMBER(FIND(&quot; &quot;;[.H171]));FIND(&quot; &quot;;[.H171])-1;LEN([.H171])       )                );[Fotografie.$B$1:.$D$403];3;0);&quot;/&quot;;LEFT([.H171];IF(               ISNUMBER(FIND(&quot; &quot;;[.H171]));FIND(&quot; &quot;;[.H171])-1;LEN([.H171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110" table:formula="of:=IF([.I171]&lt;&gt;&quot;&quot;;HYPERLINK( CONCATENATE(&quot;file://&quot;;[.$K$2];VLOOKUP(LEFT([.I171];IF(               ISNUMBER(FIND(&quot; &quot;;[.I171]));FIND(&quot; &quot;;[.I171])-1;LEN([.I171])       )                );[Doklady.$B$1:.$D$405];3;0);&quot;/&quot;;LEFT([.I171];IF(               ISNUMBER(FIND(&quot; &quot;;[.I171]));FIND(&quot; &quot;;[.I171])-1;LEN([.I17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71]+1" office:value-type="string" office:string-value="" calcext:value-type="error">
            <text:p>#NAME?</text:p>
          </table:table-cell>
          <table:table-cell/>
          <table:table-cell table:formula="of:=VLOOKUP(LEFT([.H172];IF(               ISNUMBER(FIND(&quot; &quot;;[.H172]));FIND(&quot; &quot;;[.H172])-1;LEN([.H17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 z pohanky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71]=&quot;&quot;;&quot;&quot;;[.H171])" office:value-type="string" office:string-value="_APE0772.jpg" calcext:value-type="string">
            <text:p>_APE0772.jpg</text:p>
          </table:table-cell>
          <table:table-cell/>
          <table:table-cell table:formula="of:=IF([.H172]&lt;&gt;&quot;&quot;;HYPERLINK( CONCATENATE(&quot;file://&quot;;[.$J$2];VLOOKUP(LEFT([.H172];IF(               ISNUMBER(FIND(&quot; &quot;;[.H172]));FIND(&quot; &quot;;[.H172])-1;LEN([.H172])       )                );[Fotografie.$B$1:.$D$403];3;0);&quot;/&quot;;LEFT([.H172];IF(               ISNUMBER(FIND(&quot; &quot;;[.H172]));FIND(&quot; &quot;;[.H172])-1;LEN([.H172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110" table:formula="of:=IF([.I172]&lt;&gt;&quot;&quot;;HYPERLINK( CONCATENATE(&quot;file://&quot;;[.$K$2];VLOOKUP(LEFT([.I172];IF(               ISNUMBER(FIND(&quot; &quot;;[.I172]));FIND(&quot; &quot;;[.I172])-1;LEN([.I172])       )                );[Doklady.$B$1:.$D$405];3;0);&quot;/&quot;;LEFT([.I172];IF(               ISNUMBER(FIND(&quot; &quot;;[.I172]));FIND(&quot; &quot;;[.I172])-1;LEN([.I172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72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73];IF(               ISNUMBER(FIND(&quot; &quot;;[.H173]));FIND(&quot; &quot;;[.H173])-1;LEN([.H17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; kuze; Tom Excluzive, kuze tero</text:p>
          </table:table-cell>
          <table:table-cell table:formula="of:=19849+3850" office:value-type="float" office:value="23699" calcext:value-type="float">
            <text:p>23699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table:formula="of:=IF([.H172]=&quot;&quot;;&quot;&quot;;[.H172])" office:value-type="string" office:string-value="_APE0772.jpg" calcext:value-type="string">
            <text:p>_APE0772.jpg</text:p>
          </table:table-cell>
          <table:table-cell office:value-type="string" calcext:value-type="string">
            <text:p>sedacka+taburet.jpg</text:p>
          </table:table-cell>
          <table:table-cell table:formula="of:=IF([.H173]&lt;&gt;&quot;&quot;;HYPERLINK( CONCATENATE(&quot;file://&quot;;[.$J$2];VLOOKUP(LEFT([.H173];IF(               ISNUMBER(FIND(&quot; &quot;;[.H173]));FIND(&quot; &quot;;[.H173])-1;LEN([.H173])       )                );[Fotografie.$B$1:.$D$403];3;0);&quot;/&quot;;LEFT([.H173];IF(               ISNUMBER(FIND(&quot; &quot;;[.H173]));FIND(&quot; &quot;;[.H173])-1;LEN([.H173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110" table:formula="of:=IF([.I173]&lt;&gt;&quot;&quot;;HYPERLINK( CONCATENATE(&quot;file://&quot;;[.$K$2];VLOOKUP(LEFT([.I173];IF(               ISNUMBER(FIND(&quot; &quot;;[.I173]));FIND(&quot; &quot;;[.I173])-1;LEN([.I173])       )                );[Doklady.$B$1:.$D$405];3;0);&quot;/&quot;;LEFT([.I173];IF(               ISNUMBER(FIND(&quot; &quot;;[.I173]));FIND(&quot; &quot;;[.I173])-1;LEN([.I17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173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74];IF(               ISNUMBER(FIND(&quot; &quot;;[.H174]));FIND(&quot; &quot;;[.H174])-1;LEN([.H174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difuzer</text:p>
          </table:table-cell>
          <table:table-cell office:value-type="string" calcext:value-type="string">
            <text:p>JJC,difuzer pro externi blesk 20x30, textilie, nelze vyprat, zapacha</text:p>
          </table:table-cell>
          <table:table-cell office:value-type="float" office:value="360" calcext:value-type="float">
            <text:p>36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/>
          <table:table-cell office:value-type="string" calcext:value-type="string">
            <text:p>6.pdf</text:p>
          </table:table-cell>
          <table:table-cell table:formula="of:=IF([.H174]&lt;&gt;&quot;&quot;;HYPERLINK( CONCATENATE(&quot;file://&quot;;[.$J$2];VLOOKUP(LEFT([.H174];IF(               ISNUMBER(FIND(&quot; &quot;;[.H174]));FIND(&quot; &quot;;[.H174])-1;LEN([.H174])       )                );[Fotografie.$B$1:.$D$403];3;0);&quot;/&quot;;LEFT([.H174];IF(               ISNUMBER(FIND(&quot; &quot;;[.H174]));FIND(&quot; &quot;;[.H174])-1;LEN([.H174])       )                )));&quot;&quot;)">
            <text:p/>
          </table:table-cell>
          <table:table-cell table:style-name="ce110" table:formula="of:=IF([.I174]&lt;&gt;&quot;&quot;;HYPERLINK( CONCATENATE(&quot;file://&quot;;[.$K$2];VLOOKUP(LEFT([.I174];IF(               ISNUMBER(FIND(&quot; &quot;;[.I174]));FIND(&quot; &quot;;[.I174])-1;LEN([.I174])       )                );[Doklady.$B$1:.$D$405];3;0);&quot;/&quot;;LEFT([.I174];IF(               ISNUMBER(FIND(&quot; &quot;;[.I174]));FIND(&quot; &quot;;[.I174])-1;LEN([.I174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3">
          <table:table-cell table:formula="of:=[.A174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75];IF(               ISNUMBER(FIND(&quot; &quot;;[.H175]));FIND(&quot; &quot;;[.H175])-1;LEN([.H175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Reminek na zapesti k foto</text:p>
          </table:table-cell>
          <table:table-cell office:value-type="string" calcext:value-type="string">
            <text:p>RNZ-JJC, reminek na zapesti</text:p>
          </table:table-cell>
          <table:table-cell office:value-type="float" office:value="299" calcext:value-type="float">
            <text:p>29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/>
          <table:table-cell office:value-type="string" calcext:value-type="string">
            <text:p>6.pdf</text:p>
          </table:table-cell>
          <table:table-cell table:formula="of:=IF([.H175]&lt;&gt;&quot;&quot;;HYPERLINK( CONCATENATE(&quot;file://&quot;;[.$J$2];VLOOKUP(LEFT([.H175];IF(               ISNUMBER(FIND(&quot; &quot;;[.H175]));FIND(&quot; &quot;;[.H175])-1;LEN([.H175])       )                );[Fotografie.$B$1:.$D$403];3;0);&quot;/&quot;;LEFT([.H175];IF(               ISNUMBER(FIND(&quot; &quot;;[.H175]));FIND(&quot; &quot;;[.H175])-1;LEN([.H175])       )                )));&quot;&quot;)">
            <text:p/>
          </table:table-cell>
          <table:table-cell table:style-name="ce110" table:formula="of:=IF([.I175]&lt;&gt;&quot;&quot;;HYPERLINK( CONCATENATE(&quot;file://&quot;;[.$K$2];VLOOKUP(LEFT([.I175];IF(               ISNUMBER(FIND(&quot; &quot;;[.I175]));FIND(&quot; &quot;;[.I175])-1;LEN([.I175])       )                );[Doklady.$B$1:.$D$405];3;0);&quot;/&quot;;LEFT([.I175];IF(               ISNUMBER(FIND(&quot; &quot;;[.I175]));FIND(&quot; &quot;;[.I175])-1;LEN([.I175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3">
          <table:table-cell table:formula="of:=[.A175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76];IF(               ISNUMBER(FIND(&quot; &quot;;[.H176]));FIND(&quot; &quot;;[.H176])-1;LEN([.H17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lips pro uchyceni fotopozadi</text:p>
          </table:table-cell>
          <table:table-cell office:value-type="string" calcext:value-type="string">
            <text:p>3x,KU-FP-JYC, Plastove dily zasazeny, po ocisteni smrdi</text:p>
          </table:table-cell>
          <table:table-cell office:value-type="float" office:value="360" calcext:value-type="float">
            <text:p>36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DSC_7529.jpg</text:p>
          </table:table-cell>
          <table:table-cell office:value-type="string" calcext:value-type="string">
            <text:p>6.pdf</text:p>
          </table:table-cell>
          <table:table-cell table:formula="of:=IF([.H176]&lt;&gt;&quot;&quot;;HYPERLINK( CONCATENATE(&quot;file://&quot;;[.$J$2];VLOOKUP(LEFT([.H176];IF(               ISNUMBER(FIND(&quot; &quot;;[.H176]));FIND(&quot; &quot;;[.H176])-1;LEN([.H176])       )                );[Fotografie.$B$1:.$D$403];3;0);&quot;/&quot;;LEFT([.H176];IF(               ISNUMBER(FIND(&quot; &quot;;[.H176]));FIND(&quot; &quot;;[.H176])-1;LEN([.H176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110" table:formula="of:=IF([.I176]&lt;&gt;&quot;&quot;;HYPERLINK( CONCATENATE(&quot;file://&quot;;[.$K$2];VLOOKUP(LEFT([.I176];IF(               ISNUMBER(FIND(&quot; &quot;;[.I176]));FIND(&quot; &quot;;[.I176])-1;LEN([.I176])       )                );[Doklady.$B$1:.$D$405];3;0);&quot;/&quot;;LEFT([.I176];IF(               ISNUMBER(FIND(&quot; &quot;;[.I176]));FIND(&quot; &quot;;[.I176])-1;LEN([.I176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3">
          <table:table-cell table:formula="of:=[.A176]+1" office:value-type="string" office:string-value="" calcext:value-type="error">
            <text:p>#NAME?</text:p>
          </table:table-cell>
          <table:table-cell office:value-type="string" calcext:value-type="string">
            <text:p>m</text:p>
          </table:table-cell>
          <table:table-cell table:formula="of:=VLOOKUP(LEFT([.H177];IF(               ISNUMBER(FIND(&quot; &quot;;[.H177]));FIND(&quot; &quot;;[.H177])-1;LEN([.H17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fotograficke pozadi</text:p>
          </table:table-cell>
          <table:table-cell office:value-type="string" calcext:value-type="string">
            <text:p>1,6x5m; Texitilie zasazena kourem a splodinami, nelze vycistit</text:p>
          </table:table-cell>
          <table:table-cell office:value-type="float" office:value="360" calcext:value-type="float">
            <text:p>36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173]=&quot;&quot;;&quot;&quot;;[.H173])" office:value-type="string" office:string-value="_APE0772.jpg" calcext:value-type="string">
            <text:p>_APE0772.jpg</text:p>
          </table:table-cell>
          <table:table-cell office:value-type="string" calcext:value-type="string">
            <text:p>6.pdf</text:p>
          </table:table-cell>
          <table:table-cell table:formula="of:=IF([.H177]&lt;&gt;&quot;&quot;;HYPERLINK( CONCATENATE(&quot;file://&quot;;[.$J$2];VLOOKUP(LEFT([.H177];IF(               ISNUMBER(FIND(&quot; &quot;;[.H177]));FIND(&quot; &quot;;[.H177])-1;LEN([.H177])       )                );[Fotografie.$B$1:.$D$403];3;0);&quot;/&quot;;LEFT([.H177];IF(               ISNUMBER(FIND(&quot; &quot;;[.H177]));FIND(&quot; &quot;;[.H177])-1;LEN([.H177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110" table:formula="of:=IF([.I177]&lt;&gt;&quot;&quot;;HYPERLINK( CONCATENATE(&quot;file://&quot;;[.$K$2];VLOOKUP(LEFT([.I177];IF(               ISNUMBER(FIND(&quot; &quot;;[.I177]));FIND(&quot; &quot;;[.I177])-1;LEN([.I177])       )                );[Doklady.$B$1:.$D$405];3;0);&quot;/&quot;;LEFT([.I177];IF(               ISNUMBER(FIND(&quot; &quot;;[.I177]));FIND(&quot; &quot;;[.I177])-1;LEN([.I177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1">
          <table:table-cell table:formula="of:=[.A177]+1" office:value-type="string" office:string-value="" calcext:value-type="error">
            <text:p>#NAME?</text:p>
          </table:table-cell>
          <table:table-cell/>
          <table:table-cell table:formula="of:=VLOOKUP(LEFT([.H178];IF(               ISNUMBER(FIND(&quot; &quot;;[.H178]));FIND(&quot; &quot;;[.H178])-1;LEN([.H17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3x polstar na gauc</text:p>
          </table:table-cell>
          <table:table-cell office:value-type="string" calcext:value-type="string">
            <text:p>; 2x syntetika, 1x plneno pohankou</text:p>
          </table:table-cell>
          <table:table-cell/>
          <table:table-cell table:style-name="ce69"/>
          <table:table-cell table:style-name="ce96" table:formula="of:=IF([.H177]=&quot;&quot;;&quot;&quot;;[.H177])" office:value-type="string" office:string-value="_APE0772.jpg" calcext:value-type="string">
            <text:p>_APE0772.jpg</text:p>
          </table:table-cell>
          <table:table-cell/>
          <table:table-cell table:formula="of:=IF([.H178]&lt;&gt;&quot;&quot;;HYPERLINK( CONCATENATE(&quot;file://&quot;;[.$J$2];VLOOKUP(LEFT([.H178];IF(               ISNUMBER(FIND(&quot; &quot;;[.H178]));FIND(&quot; &quot;;[.H178])-1;LEN([.H178])       )                );[Fotografie.$B$1:.$D$403];3;0);&quot;/&quot;;LEFT([.H178];IF(               ISNUMBER(FIND(&quot; &quot;;[.H178]));FIND(&quot; &quot;;[.H178])-1;LEN([.H178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110" table:formula="of:=IF([.I178]&lt;&gt;&quot;&quot;;HYPERLINK( CONCATENATE(&quot;file://&quot;;[.$K$2];VLOOKUP(LEFT([.I178];IF(               ISNUMBER(FIND(&quot; &quot;;[.I178]));FIND(&quot; &quot;;[.I178])-1;LEN([.I178])       )                );[Doklady.$B$1:.$D$405];3;0);&quot;/&quot;;LEFT([.I178];IF(               ISNUMBER(FIND(&quot; &quot;;[.I178]));FIND(&quot; &quot;;[.I178])-1;LEN([.I17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78]+1" office:value-type="string" office:string-value="" calcext:value-type="error">
            <text:p>#NAME?</text:p>
          </table:table-cell>
          <table:table-cell/>
          <table:table-cell table:formula="of:=VLOOKUP(LEFT([.H179];IF(               ISNUMBER(FIND(&quot; &quot;;[.H179]));FIND(&quot; &quot;;[.H179])-1;LEN([.H17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sign lampa</text:p>
          </table:table-cell>
          <table:table-cell office:value-type="string" calcext:value-type="string">
            <text:p>TBD, italie; </text:p>
          </table:table-cell>
          <table:table-cell/>
          <table:table-cell table:style-name="ce69"/>
          <table:table-cell table:style-name="ce96" office:value-type="string" calcext:value-type="string">
            <text:p>_APE0774.jpg</text:p>
          </table:table-cell>
          <table:table-cell/>
          <table:table-cell table:formula="of:=IF([.H179]&lt;&gt;&quot;&quot;;HYPERLINK( CONCATENATE(&quot;file://&quot;;[.$J$2];VLOOKUP(LEFT([.H179];IF(               ISNUMBER(FIND(&quot; &quot;;[.H179]));FIND(&quot; &quot;;[.H179])-1;LEN([.H179])       )                );[Fotografie.$B$1:.$D$403];3;0);&quot;/&quot;;LEFT([.H179];IF(               ISNUMBER(FIND(&quot; &quot;;[.H179]));FIND(&quot; &quot;;[.H179])-1;LEN([.H179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110" table:formula="of:=IF([.I179]&lt;&gt;&quot;&quot;;HYPERLINK( CONCATENATE(&quot;file://&quot;;[.$K$2];VLOOKUP(LEFT([.I179];IF(               ISNUMBER(FIND(&quot; &quot;;[.I179]));FIND(&quot; &quot;;[.I179])-1;LEN([.I179])       )                );[Doklady.$B$1:.$D$405];3;0);&quot;/&quot;;LEFT([.I179];IF(               ISNUMBER(FIND(&quot; &quot;;[.I179]));FIND(&quot; &quot;;[.I179])-1;LEN([.I179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79]+1" office:value-type="string" office:string-value="" calcext:value-type="error">
            <text:p>#NAME?</text:p>
          </table:table-cell>
          <table:table-cell/>
          <table:table-cell table:formula="of:=VLOOKUP(LEFT([.H180];IF(               ISNUMBER(FIND(&quot; &quot;;[.H180]));FIND(&quot; &quot;;[.H180])-1;LEN([.H18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ytka v plastovem kvetinaci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179]=&quot;&quot;;&quot;&quot;;[.H179])" office:value-type="string" office:string-value="_APE0774.jpg" calcext:value-type="string">
            <text:p>_APE0774.jpg</text:p>
          </table:table-cell>
          <table:table-cell/>
          <table:table-cell table:formula="of:=IF([.H180]&lt;&gt;&quot;&quot;;HYPERLINK( CONCATENATE(&quot;file://&quot;;[.$J$2];VLOOKUP(LEFT([.H180];IF(               ISNUMBER(FIND(&quot; &quot;;[.H180]));FIND(&quot; &quot;;[.H180])-1;LEN([.H180])       )                );[Fotografie.$B$1:.$D$403];3;0);&quot;/&quot;;LEFT([.H180];IF(               ISNUMBER(FIND(&quot; &quot;;[.H180]));FIND(&quot; &quot;;[.H180])-1;LEN([.H180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110" table:formula="of:=IF([.I180]&lt;&gt;&quot;&quot;;HYPERLINK( CONCATENATE(&quot;file://&quot;;[.$K$2];VLOOKUP(LEFT([.I180];IF(               ISNUMBER(FIND(&quot; &quot;;[.I180]));FIND(&quot; &quot;;[.I180])-1;LEN([.I180])       )                );[Doklady.$B$1:.$D$405];3;0);&quot;/&quot;;LEFT([.I180];IF(               ISNUMBER(FIND(&quot; &quot;;[.I180]));FIND(&quot; &quot;;[.I180])-1;LEN([.I18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80]+1" office:value-type="string" office:string-value="" calcext:value-type="error">
            <text:p>#NAME?</text:p>
          </table:table-cell>
          <table:table-cell/>
          <table:table-cell table:formula="of:=VLOOKUP(LEFT([.H181];IF(               ISNUMBER(FIND(&quot; &quot;;[.H181]));FIND(&quot; &quot;;[.H181])-1;LEN([.H181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susicka</text:p>
          </table:table-cell>
          <table:table-cell office:value-type="string" calcext:value-type="string">
            <text:p>Bosh; WTW 84360 BY</text:p>
          </table:table-cell>
          <table:table-cell office:value-type="float" office:value="15990" calcext:value-type="float">
            <text:p>1599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62.jpg _APE0774.jpg</text:p>
          </table:table-cell>
          <table:table-cell office:value-type="string" calcext:value-type="string">
            <text:p>detskadeka_susicka.pdf</text:p>
          </table:table-cell>
          <table:table-cell table:formula="of:=IF([.H181]&lt;&gt;&quot;&quot;;HYPERLINK( CONCATENATE(&quot;file://&quot;;[.$J$2];VLOOKUP(LEFT([.H181];IF(               ISNUMBER(FIND(&quot; &quot;;[.H181]));FIND(&quot; &quot;;[.H181])-1;LEN([.H181])       )                );[Fotografie.$B$1:.$D$403];3;0);&quot;/&quot;;LEFT([.H181];IF(               ISNUMBER(FIND(&quot; &quot;;[.H181]));FIND(&quot; &quot;;[.H181])-1;LEN([.H181])       )                )));&quot;&quot;)" office:value-type="string" office:string-value="file:///home/pmichalec/hg2g/workspace-popo/Evidence/fotoobyvak/elektronika//_APE0762.jpg" calcext:value-type="string">
            <text:p>file:///home/pmichalec/hg2g/workspace-popo/Evidence/fotoobyvak/elektronika//_APE0762.jpg</text:p>
          </table:table-cell>
          <table:table-cell table:style-name="ce110" table:formula="of:=IF([.I181]&lt;&gt;&quot;&quot;;HYPERLINK( CONCATENATE(&quot;file://&quot;;[.$K$2];VLOOKUP(LEFT([.I181];IF(               ISNUMBER(FIND(&quot; &quot;;[.I181]));FIND(&quot; &quot;;[.I181])-1;LEN([.I181])       )                );[Doklady.$B$1:.$D$405];3;0);&quot;/&quot;;LEFT([.I181];IF(               ISNUMBER(FIND(&quot; &quot;;[.I181]));FIND(&quot; &quot;;[.I181])-1;LEN([.I181])       )                )) );&quot;&quot;)" office:value-type="string" office:string-value="file:///home/pmichalec/hg2g/workspace-popo/Evidence/doklady/detskadeka_susicka.pdf" calcext:value-type="string">
            <text:p>file:///home/pmichalec/hg2g/workspace-popo/Evidence/doklady/detskadeka_susicka.pdf</text:p>
          </table:table-cell>
          <table:table-cell table:number-columns-repeated="1013"/>
        </table:table-row>
        <table:table-row table:style-name="ro13">
          <table:table-cell table:formula="of:=[.A181]+1" office:value-type="string" office:string-value="" calcext:value-type="error">
            <text:p>#NAME?</text:p>
          </table:table-cell>
          <table:table-cell/>
          <table:table-cell table:formula="of:=VLOOKUP(LEFT([.H182];IF(               ISNUMBER(FIND(&quot; &quot;;[.H182]));FIND(&quot; &quot;;[.H182])-1;LEN([.H18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velky kvetinac a vzrostly benjamin</text:p>
          </table:table-cell>
          <table:table-cell office:value-type="string" calcext:value-type="string">
            <text:p>; na susicce.</text:p>
          </table:table-cell>
          <table:table-cell office:value-type="float" office:value="900" calcext:value-type="float">
            <text:p>900</text:p>
          </table:table-cell>
          <table:table-cell table:style-name="ce69" office:value-type="float" office:value="2010" calcext:value-type="float">
            <text:p>2010</text:p>
          </table:table-cell>
          <table:table-cell table:style-name="ce96" office:value-type="string" calcext:value-type="string">
            <text:p>_APE0774.jpg</text:p>
          </table:table-cell>
          <table:table-cell/>
          <table:table-cell table:formula="of:=IF([.H182]&lt;&gt;&quot;&quot;;HYPERLINK( CONCATENATE(&quot;file://&quot;;[.$J$2];VLOOKUP(LEFT([.H182];IF(               ISNUMBER(FIND(&quot; &quot;;[.H182]));FIND(&quot; &quot;;[.H182])-1;LEN([.H182])       )                );[Fotografie.$B$1:.$D$403];3;0);&quot;/&quot;;LEFT([.H182];IF(               ISNUMBER(FIND(&quot; &quot;;[.H182]));FIND(&quot; &quot;;[.H182])-1;LEN([.H182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110" table:formula="of:=IF([.I182]&lt;&gt;&quot;&quot;;HYPERLINK( CONCATENATE(&quot;file://&quot;;[.$K$2];VLOOKUP(LEFT([.I182];IF(               ISNUMBER(FIND(&quot; &quot;;[.I182]));FIND(&quot; &quot;;[.I182])-1;LEN([.I182])       )                );[Doklady.$B$1:.$D$405];3;0);&quot;/&quot;;LEFT([.I182];IF(               ISNUMBER(FIND(&quot; &quot;;[.I182]));FIND(&quot; &quot;;[.I182])-1;LEN([.I182])       )                )) );&quot;&quot;)">
            <text:p/>
          </table:table-cell>
          <table:table-cell table:number-columns-repeated="1013"/>
        </table:table-row>
        <table:table-row table:style-name="ro27">
          <table:table-cell table:formula="of:=[.A182]+1" office:value-type="string" office:string-value="" calcext:value-type="error">
            <text:p>#NAME?</text:p>
          </table:table-cell>
          <table:table-cell/>
          <table:table-cell table:formula="of:=VLOOKUP(LEFT([.H183];IF(               ISNUMBER(FIND(&quot; &quot;;[.H183]));FIND(&quot; &quot;;[.H183])-1;LEN([.H18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Cca 50 knih</text:p>
          </table:table-cell>
          <table:table-cell office:value-type="string" calcext:value-type="string">
            <text:p>; starsi, avsak zname tituly (v tasce)</text:p>
            <text:p>Ostatni v polickach a atp.</text:p>
          </table:table-cell>
          <table:table-cell table:style-name="ce87"/>
          <table:table-cell table:style-name="ce69"/>
          <table:table-cell table:style-name="ce100" office:value-type="string" calcext:value-type="string">
            <text:p><text:span text:style-name="T3">_APE0787.jpg _APE1043.jpg _APE1055.jpg _APE1036.jpg _APE1031.jpg _APE1022.jpg _APE1025.jpg _APE1032.jpg _APE0997.jpg _APE1042.jpg _APE1047.jpg _APE1023.jpg _APE1051.jpg _APE1014.jpg _APE1035.jpg _APE1044.jpg _APE1020.jpg _APE1037.jpg _APE1017.jpg _APE1024.jpg _APE1028.jpg _APE1019.jpg _APE1045.jpg _APE1029.jpg _APE1046.jpg _APE1039.jpg _APE1054.jpg _APE1052.jpg _APE1041.jpg _APE1049.jpg _APE1021.jpg _APE1057.jpg _APE1050.jpg _APE1056.jpg _APE0996.jpg _APE0995.jpg _APE1015.jpg _APE1018.jpg _APE1016.jpg _APE1026.jpg _APE1053.jpg _APE1033.jpg</text:span></text:p>
            <text:p><text:span text:style-name="T3"/></text:p>
            <text:p><text:span text:style-name="T3"/></text:p>
          </table:table-cell>
          <table:table-cell/>
          <table:table-cell table:formula="of:=IF([.H183]&lt;&gt;&quot;&quot;;HYPERLINK( CONCATENATE(&quot;file://&quot;;[.$J$2];VLOOKUP(LEFT([.H183];IF(               ISNUMBER(FIND(&quot; &quot;;[.H183]));FIND(&quot; &quot;;[.H183])-1;LEN([.H183])       )                );[Fotografie.$B$1:.$D$403];3;0);&quot;/&quot;;LEFT([.H183];IF(               ISNUMBER(FIND(&quot; &quot;;[.H183]));FIND(&quot; &quot;;[.H183])-1;LEN([.H183])       )                )));&quot;&quot;)" office:value-type="string" office:string-value="file:///home/pmichalec/hg2g/workspace-popo/Evidence/fotoobyvak//_APE0787.jpg" calcext:value-type="string">
            <text:p>file:///home/pmichalec/hg2g/workspace-popo/Evidence/fotoobyvak//_APE0787.jpg</text:p>
          </table:table-cell>
          <table:table-cell table:style-name="ce110" table:formula="of:=IF([.I183]&lt;&gt;&quot;&quot;;HYPERLINK( CONCATENATE(&quot;file://&quot;;[.$K$2];VLOOKUP(LEFT([.I183];IF(               ISNUMBER(FIND(&quot; &quot;;[.I183]));FIND(&quot; &quot;;[.I183])-1;LEN([.I183])       )                );[Doklady.$B$1:.$D$405];3;0);&quot;/&quot;;LEFT([.I183];IF(               ISNUMBER(FIND(&quot; &quot;;[.I183]));FIND(&quot; &quot;;[.I183])-1;LEN([.I183])       )                )) );&quot;&quot;)">
            <text:p/>
          </table:table-cell>
          <table:table-cell table:number-columns-repeated="1013"/>
        </table:table-row>
        <table:table-row table:style-name="ro28">
          <table:table-cell table:formula="of:=[.A183]+1" office:value-type="string" office:string-value="" calcext:value-type="error">
            <text:p>#NAME?</text:p>
          </table:table-cell>
          <table:table-cell/>
          <table:table-cell table:formula="of:=VLOOKUP(LEFT([.H184];IF(               ISNUMBER(FIND(&quot; &quot;;[.H184]));FIND(&quot; &quot;;[.H184])-1;LEN([.H18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nabytek obyvak (ikea)</text:p>
          </table:table-cell>
          <table:table-cell office:value-type="string" calcext:value-type="string">
            <text:p><text:span text:style-name="T2">ikea; police ikea 4x4</text:span></text:p>
            <text:p><text:span text:style-name="T2">police ikea 2x1</text:span></text:p>
            <text:p><text:span text:style-name="T2">police ikea 1x1</text:span></text:p>
            <text:p><text:span text:style-name="T2">2x bez zaskleni, 2x drevena dvirka</text:span></text:p>
            <text:p><text:span text:style-name="T2">ikea; 2x sklena dvirka</text:span></text:p>
            <text:p><text:span text:style-name="T2">ikea; 1x sklenena dvirka</text:span></text:p>
            <text:p><text:span text:style-name="T2"/></text:p>
          </table:table-cell>
          <table:table-cell table:style-name="ce87"/>
          <table:table-cell table:style-name="ce90"/>
          <table:table-cell table:style-name="ce101" office:value-type="string" calcext:value-type="string">
            <text:p>DSC_7527.jpg </text:p>
            <text:p>DSC_7528.jpg</text:p>
            <text:p>DSC_7528.jpg</text:p>
            <text:p/>
          </table:table-cell>
          <table:table-cell/>
          <table:table-cell table:formula="of:=IF([.H184]&lt;&gt;&quot;&quot;;HYPERLINK( CONCATENATE(&quot;file://&quot;;[.$J$2];VLOOKUP(LEFT([.H184];IF(               ISNUMBER(FIND(&quot; &quot;;[.H184]));FIND(&quot; &quot;;[.H184])-1;LEN([.H184])       )                );[Fotografie.$B$1:.$D$403];3;0);&quot;/&quot;;LEFT([.H184];IF(               ISNUMBER(FIND(&quot; &quot;;[.H184]));FIND(&quot; &quot;;[.H184])-1;LEN([.H184])       )                )));&quot;&quot;)" office:value-type="string" office:string-value="file:///home/pmichalec/hg2g/workspace-popo/Evidence/fotoobyvak//DSC_7527.jpg" calcext:value-type="string">
            <text:p>file:///home/pmichalec/hg2g/workspace-popo/Evidence/fotoobyvak//DSC_7527.jpg</text:p>
          </table:table-cell>
          <table:table-cell table:style-name="ce110" table:formula="of:=IF([.I184]&lt;&gt;&quot;&quot;;HYPERLINK( CONCATENATE(&quot;file://&quot;;[.$K$2];VLOOKUP(LEFT([.I184];IF(               ISNUMBER(FIND(&quot; &quot;;[.I184]));FIND(&quot; &quot;;[.I184])-1;LEN([.I184])       )                );[Doklady.$B$1:.$D$405];3;0);&quot;/&quot;;LEFT([.I184];IF(               ISNUMBER(FIND(&quot; &quot;;[.I184]));FIND(&quot; &quot;;[.I184])-1;LEN([.I18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/>
          <table:table-cell table:formula="of:=VLOOKUP(LEFT([.H185];IF(               ISNUMBER(FIND(&quot; &quot;;[.H185]));FIND(&quot; &quot;;[.H185])-1;LEN([.H185])       )                );[Fotografie.$B$1:.$D$403];3;0)" office:value-type="string" office:string-value="" calcext:value-type="error">
            <text:p>#REF!</text:p>
          </table:table-cell>
          <table:table-cell office:value-type="string" calcext:value-type="string">
            <text:p>proutenny kosik</text:p>
          </table:table-cell>
          <table:table-cell office:value-type="string" calcext:value-type="string">
            <text:p>noname; </text:p>
          </table:table-cell>
          <table:table-cell office:value-type="float" office:value="80" calcext:value-type="float">
            <text:p>80</text:p>
          </table:table-cell>
          <table:table-cell table:style-name="ce69"/>
          <table:table-cell table:style-name="ce96" table:formula="of:=IF([.H#REF!]=&quot;&quot;;&quot;&quot;;[.H#REF!])" office:value-type="string" office:string-value="" calcext:value-type="error">
            <text:p>#REF!</text:p>
          </table:table-cell>
          <table:table-cell/>
          <table:table-cell table:formula="of:=IF([.H185]&lt;&gt;&quot;&quot;;HYPERLINK( CONCATENATE(&quot;file://&quot;;[.$J$2];VLOOKUP(LEFT([.H185];IF(               ISNUMBER(FIND(&quot; &quot;;[.H185]));FIND(&quot; &quot;;[.H185])-1;LEN([.H185])       )                );[Fotografie.$B$1:.$D$403];3;0);&quot;/&quot;;LEFT([.H185];IF(               ISNUMBER(FIND(&quot; &quot;;[.H185]));FIND(&quot; &quot;;[.H185])-1;LEN([.H185])       )                )));&quot;&quot;)" office:value-type="string" office:string-value="" calcext:value-type="error">
            <text:p>#REF!</text:p>
          </table:table-cell>
          <table:table-cell table:style-name="ce110" table:formula="of:=IF([.I185]&lt;&gt;&quot;&quot;;HYPERLINK( CONCATENATE(&quot;file://&quot;;[.$K$2];VLOOKUP(LEFT([.I185];IF(               ISNUMBER(FIND(&quot; &quot;;[.I185]));FIND(&quot; &quot;;[.I185])-1;LEN([.I185])       )                );[Doklady.$B$1:.$D$405];3;0);&quot;/&quot;;LEFT([.I185];IF(               ISNUMBER(FIND(&quot; &quot;;[.I185]));FIND(&quot; &quot;;[.I185])-1;LEN([.I18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85]+1" office:value-type="string" office:string-value="" calcext:value-type="error">
            <text:p>#REF!</text:p>
          </table:table-cell>
          <table:table-cell/>
          <table:table-cell table:formula="of:=VLOOKUP(LEFT([.H186];IF(               ISNUMBER(FIND(&quot; &quot;;[.H186]));FIND(&quot; &quot;;[.H186])-1;LEN([.H186])       )                );[Fotografie.$B$1:.$D$403];3;0)" office:value-type="string" office:string-value="" calcext:value-type="error">
            <text:p>#REF!</text:p>
          </table:table-cell>
          <table:table-cell office:value-type="string" calcext:value-type="string">
            <text:p>knihy v polici</text:p>
          </table:table-cell>
          <table:table-cell office:value-type="string" calcext:value-type="string">
            <text:p>ruzne; cca 15ks, vetsinou odb. Publikace – fotografie, terapeuticke</text:p>
          </table:table-cell>
          <table:table-cell/>
          <table:table-cell table:style-name="ce69"/>
          <table:table-cell table:style-name="ce96" table:formula="of:=IF([.H185]=&quot;&quot;;&quot;&quot;;[.H185])" office:value-type="string" office:string-value="" calcext:value-type="error">
            <text:p>#REF!</text:p>
          </table:table-cell>
          <table:table-cell/>
          <table:table-cell table:formula="of:=IF([.H186]&lt;&gt;&quot;&quot;;HYPERLINK( CONCATENATE(&quot;file://&quot;;[.$J$2];VLOOKUP(LEFT([.H186];IF(               ISNUMBER(FIND(&quot; &quot;;[.H186]));FIND(&quot; &quot;;[.H186])-1;LEN([.H186])       )                );[Fotografie.$B$1:.$D$403];3;0);&quot;/&quot;;LEFT([.H186];IF(               ISNUMBER(FIND(&quot; &quot;;[.H186]));FIND(&quot; &quot;;[.H186])-1;LEN([.H186])       )                )));&quot;&quot;)" office:value-type="string" office:string-value="" calcext:value-type="error">
            <text:p>#REF!</text:p>
          </table:table-cell>
          <table:table-cell table:style-name="ce110" table:formula="of:=IF([.I186]&lt;&gt;&quot;&quot;;HYPERLINK( CONCATENATE(&quot;file://&quot;;[.$K$2];VLOOKUP(LEFT([.I186];IF(               ISNUMBER(FIND(&quot; &quot;;[.I186]));FIND(&quot; &quot;;[.I186])-1;LEN([.I186])       )                );[Doklady.$B$1:.$D$405];3;0);&quot;/&quot;;LEFT([.I186];IF(               ISNUMBER(FIND(&quot; &quot;;[.I186]));FIND(&quot; &quot;;[.I186])-1;LEN([.I186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86]+1" office:value-type="string" office:string-value="" calcext:value-type="error">
            <text:p>#REF!</text:p>
          </table:table-cell>
          <table:table-cell/>
          <table:table-cell table:formula="of:=VLOOKUP(LEFT([.H187];IF(               ISNUMBER(FIND(&quot; &quot;;[.H187]));FIND(&quot; &quot;;[.H187])-1;LEN([.H187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LCD monitor</text:p>
          </table:table-cell>
          <table:table-cell office:value-type="string" calcext:value-type="string">
            <text:p>HP, ZR2440w; IPS, 1920x1200</text:p>
          </table:table-cell>
          <table:table-cell table:formula="of:=9702" office:value-type="float" office:value="9702" calcext:value-type="float">
            <text:p>9702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DSC_7529.jpg</text:p>
            <text:p>_APE0780.jpg</text:p>
          </table:table-cell>
          <table:table-cell office:value-type="string" calcext:value-type="string">
            <text:p>38.pdf</text:p>
          </table:table-cell>
          <table:table-cell table:formula="of:=IF([.H187]&lt;&gt;&quot;&quot;;HYPERLINK( CONCATENATE(&quot;file://&quot;;[.$J$2];VLOOKUP(LEFT([.H187];IF(               ISNUMBER(FIND(&quot; &quot;;[.H187]));FIND(&quot; &quot;;[.H187])-1;LEN([.H187])       )                );[Fotografie.$B$1:.$D$403];3;0);&quot;/&quot;;LEFT([.H187];IF(               ISNUMBER(FIND(&quot; &quot;;[.H187]));FIND(&quot; &quot;;[.H187])-1;LEN([.H187])       )                )));&quot;&quot;)" office:value-type="string" office:string-value="" calcext:value-type="error">
            <text:p>#N/A</text:p>
          </table:table-cell>
          <table:table-cell table:style-name="ce110" table:formula="of:=IF([.I187]&lt;&gt;&quot;&quot;;HYPERLINK( CONCATENATE(&quot;file://&quot;;[.$K$2];VLOOKUP(LEFT([.I187];IF(               ISNUMBER(FIND(&quot; &quot;;[.I187]));FIND(&quot; &quot;;[.I187])-1;LEN([.I187])       )                );[Doklady.$B$1:.$D$405];3;0);&quot;/&quot;;LEFT([.I187];IF(               ISNUMBER(FIND(&quot; &quot;;[.I187]));FIND(&quot; &quot;;[.I187])-1;LEN([.I187])       )                )) );&quot;&quot;)" office:value-type="string" office:string-value="file:///home/pmichalec/hg2g/workspace-popo/Evidence/doklady/38.pdf" calcext:value-type="string">
            <text:p>file:///home/pmichalec/hg2g/workspace-popo/Evidence/doklady/38.pdf</text:p>
          </table:table-cell>
          <table:table-cell table:number-columns-repeated="1013"/>
        </table:table-row>
        <table:table-row table:style-name="ro11">
          <table:table-cell table:formula="of:=[.A187]+1" office:value-type="string" office:string-value="" calcext:value-type="error">
            <text:p>#REF!</text:p>
          </table:table-cell>
          <table:table-cell/>
          <table:table-cell table:formula="of:=VLOOKUP(LEFT([.H188];IF(               ISNUMBER(FIND(&quot; &quot;;[.H188]));FIND(&quot; &quot;;[.H188])-1;LEN([.H18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Usb mys </text:p>
          </table:table-cell>
          <table:table-cell office:value-type="string" calcext:value-type="string">
            <text:p>lenovo; </text:p>
          </table:table-cell>
          <table:table-cell/>
          <table:table-cell table:style-name="ce69"/>
          <table:table-cell table:style-name="ce96" office:value-type="string" calcext:value-type="string">
            <text:p>DSC_7529.jpg</text:p>
          </table:table-cell>
          <table:table-cell/>
          <table:table-cell table:formula="of:=IF([.H188]&lt;&gt;&quot;&quot;;HYPERLINK( CONCATENATE(&quot;file://&quot;;[.$J$2];VLOOKUP(LEFT([.H188];IF(               ISNUMBER(FIND(&quot; &quot;;[.H188]));FIND(&quot; &quot;;[.H188])-1;LEN([.H188])       )                );[Fotografie.$B$1:.$D$403];3;0);&quot;/&quot;;LEFT([.H188];IF(               ISNUMBER(FIND(&quot; &quot;;[.H188]));FIND(&quot; &quot;;[.H188])-1;LEN([.H188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110" table:formula="of:=IF([.I188]&lt;&gt;&quot;&quot;;HYPERLINK( CONCATENATE(&quot;file://&quot;;[.$K$2];VLOOKUP(LEFT([.I188];IF(               ISNUMBER(FIND(&quot; &quot;;[.I188]));FIND(&quot; &quot;;[.I188])-1;LEN([.I188])       )                );[Doklady.$B$1:.$D$405];3;0);&quot;/&quot;;LEFT([.I188];IF(               ISNUMBER(FIND(&quot; &quot;;[.I188]));FIND(&quot; &quot;;[.I188])-1;LEN([.I18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88]+1" office:value-type="string" office:string-value="" calcext:value-type="error">
            <text:p>#REF!</text:p>
          </table:table-cell>
          <table:table-cell/>
          <table:table-cell table:formula="of:=VLOOKUP(LEFT([.H189];IF(               ISNUMBER(FIND(&quot; &quot;;[.H189]));FIND(&quot; &quot;;[.H189])-1;LEN([.H18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luchatka koss porta pro</text:p>
          </table:table-cell>
          <table:table-cell office:value-type="string" calcext:value-type="string">
            <text:p>koss; </text:p>
          </table:table-cell>
          <table:table-cell office:value-type="float" office:value="3500" calcext:value-type="float">
            <text:p>350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table:formula="of:=IF([.H188]=&quot;&quot;;&quot;&quot;;[.H188])" office:value-type="string" office:string-value="DSC_7529.jpg" calcext:value-type="string">
            <text:p>DSC_7529.jpg</text:p>
          </table:table-cell>
          <table:table-cell office:value-type="string" calcext:value-type="string">
            <text:p>CESTNEPROHLASENI</text:p>
          </table:table-cell>
          <table:table-cell table:formula="of:=IF([.H189]&lt;&gt;&quot;&quot;;HYPERLINK( CONCATENATE(&quot;file://&quot;;[.$J$2];VLOOKUP(LEFT([.H189];IF(               ISNUMBER(FIND(&quot; &quot;;[.H189]));FIND(&quot; &quot;;[.H189])-1;LEN([.H189])       )                );[Fotografie.$B$1:.$D$403];3;0);&quot;/&quot;;LEFT([.H189];IF(               ISNUMBER(FIND(&quot; &quot;;[.H189]));FIND(&quot; &quot;;[.H189])-1;LEN([.H189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110" table:formula="of:=IF([.I189]&lt;&gt;&quot;&quot;;HYPERLINK( CONCATENATE(&quot;file://&quot;;[.$K$2];VLOOKUP(LEFT([.I189];IF(               ISNUMBER(FIND(&quot; &quot;;[.I189]));FIND(&quot; &quot;;[.I189])-1;LEN([.I189])       )                );[Doklady.$B$1:.$D$405];3;0);&quot;/&quot;;LEFT([.I189];IF(               ISNUMBER(FIND(&quot; &quot;;[.I189]));FIND(&quot; &quot;;[.I189])-1;LEN([.I18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/>
          <table:table-cell table:formula="of:=VLOOKUP(LEFT([.H190];IF(               ISNUMBER(FIND(&quot; &quot;;[.H190]));FIND(&quot; &quot;;[.H190])-1;LEN([.H190])       )                );[Fotografie.$B$1:.$D$403];3;0)" office:value-type="string" office:string-value="" calcext:value-type="error">
            <text:p>#REF!</text:p>
          </table:table-cell>
          <table:table-cell office:value-type="string" calcext:value-type="string">
            <text:p>ramecek na obrazek</text:p>
          </table:table-cell>
          <table:table-cell office:value-type="string" calcext:value-type="string">
            <text:p>ikea; 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#REF!]=&quot;&quot;;&quot;&quot;;[.H#REF!])" office:value-type="string" office:string-value="" calcext:value-type="error">
            <text:p>#REF!</text:p>
          </table:table-cell>
          <table:table-cell/>
          <table:table-cell table:formula="of:=IF([.H190]&lt;&gt;&quot;&quot;;HYPERLINK( CONCATENATE(&quot;file://&quot;;[.$J$2];VLOOKUP(LEFT([.H190];IF(               ISNUMBER(FIND(&quot; &quot;;[.H190]));FIND(&quot; &quot;;[.H190])-1;LEN([.H190])       )                );[Fotografie.$B$1:.$D$403];3;0);&quot;/&quot;;LEFT([.H190];IF(               ISNUMBER(FIND(&quot; &quot;;[.H190]));FIND(&quot; &quot;;[.H190])-1;LEN([.H190])       )                )));&quot;&quot;)" office:value-type="string" office:string-value="" calcext:value-type="error">
            <text:p>#REF!</text:p>
          </table:table-cell>
          <table:table-cell table:style-name="ce110" table:formula="of:=IF([.I190]&lt;&gt;&quot;&quot;;HYPERLINK( CONCATENATE(&quot;file://&quot;;[.$K$2];VLOOKUP(LEFT([.I190];IF(               ISNUMBER(FIND(&quot; &quot;;[.I190]));FIND(&quot; &quot;;[.I190])-1;LEN([.I190])       )                );[Doklady.$B$1:.$D$405];3;0);&quot;/&quot;;LEFT([.I190];IF(               ISNUMBER(FIND(&quot; &quot;;[.I190]));FIND(&quot; &quot;;[.I190])-1;LEN([.I19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/>
          <table:table-cell table:formula="of:=VLOOKUP(LEFT([.H191];IF(               ISNUMBER(FIND(&quot; &quot;;[.H191]));FIND(&quot; &quot;;[.H191])-1;LEN([.H191])       )                );[Fotografie.$B$1:.$D$403];3;0)" office:value-type="string" office:string-value="" calcext:value-type="error">
            <text:p>#REF!</text:p>
          </table:table-cell>
          <table:table-cell office:value-type="string" calcext:value-type="string">
            <text:p>detska ochrana na rohy</text:p>
          </table:table-cell>
          <table:table-cell office:value-type="string" calcext:value-type="string">
            <text:p>ikea; na vicero fotografiiech cca 6ks</text:p>
          </table:table-cell>
          <table:table-cell/>
          <table:table-cell table:style-name="ce69"/>
          <table:table-cell table:style-name="ce96" table:formula="of:=IF([.H#REF!]=&quot;&quot;;&quot;&quot;;[.H#REF!])" office:value-type="string" office:string-value="" calcext:value-type="error">
            <text:p>#REF!</text:p>
          </table:table-cell>
          <table:table-cell/>
          <table:table-cell table:formula="of:=IF([.H191]&lt;&gt;&quot;&quot;;HYPERLINK( CONCATENATE(&quot;file://&quot;;[.$J$2];VLOOKUP(LEFT([.H191];IF(               ISNUMBER(FIND(&quot; &quot;;[.H191]));FIND(&quot; &quot;;[.H191])-1;LEN([.H191])       )                );[Fotografie.$B$1:.$D$403];3;0);&quot;/&quot;;LEFT([.H191];IF(               ISNUMBER(FIND(&quot; &quot;;[.H191]));FIND(&quot; &quot;;[.H191])-1;LEN([.H191])       )                )));&quot;&quot;)" office:value-type="string" office:string-value="" calcext:value-type="error">
            <text:p>#REF!</text:p>
          </table:table-cell>
          <table:table-cell table:style-name="ce110" table:formula="of:=IF([.I191]&lt;&gt;&quot;&quot;;HYPERLINK( CONCATENATE(&quot;file://&quot;;[.$K$2];VLOOKUP(LEFT([.I191];IF(               ISNUMBER(FIND(&quot; &quot;;[.I191]));FIND(&quot; &quot;;[.I191])-1;LEN([.I191])       )                );[Doklady.$B$1:.$D$405];3;0);&quot;/&quot;;LEFT([.I191];IF(               ISNUMBER(FIND(&quot; &quot;;[.I191]));FIND(&quot; &quot;;[.I191])-1;LEN([.I191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19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92];IF(               ISNUMBER(FIND(&quot; &quot;;[.H192]));FIND(&quot; &quot;;[.H192])-1;LEN([.H192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zesilovac</text:p>
          </table:table-cell>
          <table:table-cell office:value-type="string" calcext:value-type="string">
            <text:p>harman kardon; s dalkovym ovladanim a prislusenstvim v setu s ; Wharfdale Diamond 10.2</text:p>
          </table:table-cell>
          <table:table-cell office:value-type="float" office:value="18490" calcext:value-type="float">
            <text:p>18490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_APE0775.jpg _APE0820.jpg _APE0779.jpg DSC_7529.jpg</text:p>
          </table:table-cell>
          <table:table-cell office:value-type="string" calcext:value-type="string">
            <text:p>4.pdf</text:p>
          </table:table-cell>
          <table:table-cell table:formula="of:=IF([.H192]&lt;&gt;&quot;&quot;;HYPERLINK( CONCATENATE(&quot;file://&quot;;[.$J$2];VLOOKUP(LEFT([.H192];IF(               ISNUMBER(FIND(&quot; &quot;;[.H192]));FIND(&quot; &quot;;[.H192])-1;LEN([.H192])       )                );[Fotografie.$B$1:.$D$403];3;0);&quot;/&quot;;LEFT([.H192];IF(               ISNUMBER(FIND(&quot; &quot;;[.H192]));FIND(&quot; &quot;;[.H192])-1;LEN([.H192])       )                )));&quot;&quot;)" office:value-type="string" office:string-value="file:///home/pmichalec/hg2g/workspace-popo/Evidence/fotoobyvak/elektronika//_APE0775.jpg" calcext:value-type="string">
            <text:p>file:///home/pmichalec/hg2g/workspace-popo/Evidence/fotoobyvak/elektronika//_APE0775.jpg</text:p>
          </table:table-cell>
          <table:table-cell table:style-name="ce110" table:formula="of:=IF([.I192]&lt;&gt;&quot;&quot;;HYPERLINK( CONCATENATE(&quot;file://&quot;;[.$K$2];VLOOKUP(LEFT([.I192];IF(               ISNUMBER(FIND(&quot; &quot;;[.I192]));FIND(&quot; &quot;;[.I192])-1;LEN([.I192])       )                );[Doklady.$B$1:.$D$405];3;0);&quot;/&quot;;LEFT([.I192];IF(               ISNUMBER(FIND(&quot; &quot;;[.I192]));FIND(&quot; &quot;;[.I192])-1;LEN([.I192])       )                )) );&quot;&quot;)" office:value-type="string" office:string-value="file:///home/pmichalec/hg2g/workspace-popo/Evidence/doklady/4.pdf" calcext:value-type="string">
            <text:p>file:///home/pmichalec/hg2g/workspace-popo/Evidence/doklady/4.pdf</text:p>
          </table:table-cell>
          <table:table-cell table:number-columns-repeated="1013"/>
        </table:table-row>
        <table:table-row table:style-name="ro13">
          <table:table-cell table:formula="of:=[.A192]+1" office:value-type="string" office:string-value="" calcext:value-type="error">
            <text:p>#REF!</text:p>
          </table:table-cell>
          <table:table-cell/>
          <table:table-cell table:formula="of:=VLOOKUP(LEFT([.H193];IF(               ISNUMBER(FIND(&quot; &quot;;[.H193]));FIND(&quot; &quot;;[.H193])-1;LEN([.H193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reproduktory</text:p>
          </table:table-cell>
          <table:table-cell table:style-name="ce86" office:value-type="string" calcext:value-type="string">
            <text:p>NEUPLAT prozatim pokud bude uznan SET vyse – Wharfdale Diamond 10.2</text:p>
          </table:table-cell>
          <table:table-cell/>
          <table:table-cell table:style-name="ce69"/>
          <table:table-cell office:value-type="string" calcext:value-type="string">
            <text:p>_APE0779.jpg DSC_7529.jpg</text:p>
          </table:table-cell>
          <table:table-cell office:value-type="string" calcext:value-type="string">
            <text:p>4.pdf</text:p>
          </table:table-cell>
          <table:table-cell table:formula="of:=IF([.H193]&lt;&gt;&quot;&quot;;HYPERLINK( CONCATENATE(&quot;file://&quot;;[.$J$2];VLOOKUP(LEFT([.H193];IF(               ISNUMBER(FIND(&quot; &quot;;[.H193]));FIND(&quot; &quot;;[.H193])-1;LEN([.H193])       )                );[Fotografie.$B$1:.$D$403];3;0);&quot;/&quot;;LEFT([.H193];IF(               ISNUMBER(FIND(&quot; &quot;;[.H193]));FIND(&quot; &quot;;[.H193])-1;LEN([.H193])       )                )));&quot;&quot;)" office:value-type="string" office:string-value="file:///home/pmichalec/hg2g/workspace-popo/Evidence/fotoobyvak/elektronika//_APE0779.jpg" calcext:value-type="string">
            <text:p>file:///home/pmichalec/hg2g/workspace-popo/Evidence/fotoobyvak/elektronika//_APE0779.jpg</text:p>
          </table:table-cell>
          <table:table-cell table:style-name="ce110" table:formula="of:=IF([.I193]&lt;&gt;&quot;&quot;;HYPERLINK( CONCATENATE(&quot;file://&quot;;[.$K$2];VLOOKUP(LEFT([.I193];IF(               ISNUMBER(FIND(&quot; &quot;;[.I193]));FIND(&quot; &quot;;[.I193])-1;LEN([.I193])       )                );[Doklady.$B$1:.$D$405];3;0);&quot;/&quot;;LEFT([.I193];IF(               ISNUMBER(FIND(&quot; &quot;;[.I193]));FIND(&quot; &quot;;[.I193])-1;LEN([.I193])       )                )) );&quot;&quot;)" office:value-type="string" office:string-value="file:///home/pmichalec/hg2g/workspace-popo/Evidence/doklady/4.pdf" calcext:value-type="string">
            <text:p>file:///home/pmichalec/hg2g/workspace-popo/Evidence/doklady/4.pdf</text:p>
          </table:table-cell>
          <table:table-cell table:number-columns-repeated="1013"/>
        </table:table-row>
        <table:table-row table:style-name="ro29">
          <table:table-cell table:formula="of:=[.A19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194];IF(               ISNUMBER(FIND(&quot; &quot;;[.H194]));FIND(&quot; &quot;;[.H194])-1;LEN([.H19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iMac mini</text:p>
          </table:table-cell>
          <table:table-cell office:value-type="string" calcext:value-type="string">
            <text:p>apple; I7; 4GB/ 1TB / AP / BT; Plus nakup a instalace 16GB RAM</text:p>
          </table:table-cell>
          <table:table-cell table:formula="of:=4296+21060" office:value-type="float" office:value="25356" calcext:value-type="float">
            <text:p>25356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81.jpg</text:p>
          </table:table-cell>
          <table:table-cell office:value-type="string" calcext:value-type="string">
            <text:p>5.pdf</text:p>
          </table:table-cell>
          <table:table-cell table:formula="of:=IF([.H194]&lt;&gt;&quot;&quot;;HYPERLINK( CONCATENATE(&quot;file://&quot;;[.$J$2];VLOOKUP(LEFT([.H194];IF(               ISNUMBER(FIND(&quot; &quot;;[.H194]));FIND(&quot; &quot;;[.H194])-1;LEN([.H194])       )                );[Fotografie.$B$1:.$D$403];3;0);&quot;/&quot;;LEFT([.H194];IF(               ISNUMBER(FIND(&quot; &quot;;[.H194]));FIND(&quot; &quot;;[.H194])-1;LEN([.H194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110" table:formula="of:=IF([.I194]&lt;&gt;&quot;&quot;;HYPERLINK( CONCATENATE(&quot;file://&quot;;[.$K$2];VLOOKUP(LEFT([.I194];IF(               ISNUMBER(FIND(&quot; &quot;;[.I194]));FIND(&quot; &quot;;[.I194])-1;LEN([.I194])       )                );[Doklady.$B$1:.$D$405];3;0);&quot;/&quot;;LEFT([.I194];IF(               ISNUMBER(FIND(&quot; &quot;;[.I194]));FIND(&quot; &quot;;[.I194])-1;LEN([.I194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23">
          <table:table-cell table:formula="of:=[.A19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VB-T USB prijmac</text:p>
          </table:table-cell>
          <table:table-cell office:value-type="string" calcext:value-type="string">
            <text:p>PCTV NanoStick DVB-T 73e pro PC I MAC + Dodavano s prehravacim software eyeTV Elgato pro Mac .</text:p>
            <text:p/>
            <text:p>Plastove dily zasazeny, po ocisteni smrdi</text:p>
          </table:table-cell>
          <table:table-cell office:value-type="float" office:value="1200" calcext:value-type="float">
            <text:p>120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dvbtTV+bryle.jpg</text:p>
          </table:table-cell>
          <table:table-cell office:value-type="string" calcext:value-type="string">
            <text:p>5.pdf</text:p>
          </table:table-cell>
          <table:table-cell table:formula="of:=IF([.H195]&lt;&gt;&quot;&quot;;HYPERLINK( CONCATENATE(&quot;file://&quot;;[.$J$2];VLOOKUP(LEFT([.H195];IF(               ISNUMBER(FIND(&quot; &quot;;[.H195]));FIND(&quot; &quot;;[.H195])-1;LEN([.H195])       )                );[Fotografie.$B$1:.$D$403];3;0);&quot;/&quot;;LEFT([.H195];IF(               ISNUMBER(FIND(&quot; &quot;;[.H195]));FIND(&quot; &quot;;[.H195])-1;LEN([.H195])       )                )));&quot;&quot;)" office:value-type="string" office:string-value="" calcext:value-type="error">
            <text:p>#N/A</text:p>
          </table:table-cell>
          <table:table-cell table:style-name="ce110" table:formula="of:=IF([.I195]&lt;&gt;&quot;&quot;;HYPERLINK( CONCATENATE(&quot;file://&quot;;[.$K$2];VLOOKUP(LEFT([.I195];IF(               ISNUMBER(FIND(&quot; &quot;;[.I195]));FIND(&quot; &quot;;[.I195])-1;LEN([.I195])       )                );[Doklady.$B$1:.$D$405];3;0);&quot;/&quot;;LEFT([.I195];IF(               ISNUMBER(FIND(&quot; &quot;;[.I195]));FIND(&quot; &quot;;[.I195])-1;LEN([.I195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29">
          <table:table-cell table:formula="of:=[.A19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pple Remote</text:p>
          </table:table-cell>
          <table:table-cell office:value-type="string" calcext:value-type="string">
            <text:p>harman kardon; s dalkovym ovladanim a prislusenstvim v setu s ; Wharfdale Diamond 10.2</text:p>
          </table:table-cell>
          <table:table-cell office:value-type="float" office:value="420" calcext:value-type="float">
            <text:p>42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1059.jpg</text:p>
          </table:table-cell>
          <table:table-cell office:value-type="string" calcext:value-type="string">
            <text:p>5.pdf</text:p>
          </table:table-cell>
          <table:table-cell table:formula="of:=IF([.H196]&lt;&gt;&quot;&quot;;HYPERLINK( CONCATENATE(&quot;file://&quot;;[.$J$2];VLOOKUP(LEFT([.H196];IF(               ISNUMBER(FIND(&quot; &quot;;[.H196]));FIND(&quot; &quot;;[.H196])-1;LEN([.H196])       )                );[Fotografie.$B$1:.$D$403];3;0);&quot;/&quot;;LEFT([.H196];IF(               ISNUMBER(FIND(&quot; &quot;;[.H196]));FIND(&quot; &quot;;[.H196])-1;LEN([.H196])       )                )));&quot;&quot;)" office:value-type="string" office:string-value="file:///home/pmichalec/hg2g/workspace-popo/Evidence/fotonezarazene//_APE1059.jpg" calcext:value-type="string">
            <text:p>file:///home/pmichalec/hg2g/workspace-popo/Evidence/fotonezarazene//_APE1059.jpg</text:p>
          </table:table-cell>
          <table:table-cell table:style-name="ce110" table:formula="of:=IF([.I196]&lt;&gt;&quot;&quot;;HYPERLINK( CONCATENATE(&quot;file://&quot;;[.$K$2];VLOOKUP(LEFT([.I196];IF(               ISNUMBER(FIND(&quot; &quot;;[.I196]));FIND(&quot; &quot;;[.I196])-1;LEN([.I196])       )                );[Doklady.$B$1:.$D$405];3;0);&quot;/&quot;;LEFT([.I196];IF(               ISNUMBER(FIND(&quot; &quot;;[.I196]));FIND(&quot; &quot;;[.I196])-1;LEN([.I196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29">
          <table:table-cell table:formula="of:=[.A19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remium Cord TOSLink redukce</text:p>
          </table:table-cell>
          <table:table-cell office:value-type="string" calcext:value-type="string">
            <text:p>Plastove dily zasazeny, po ocisteni smrdi</text:p>
          </table:table-cell>
          <table:table-cell office:value-type="float" office:value="120" calcext:value-type="float">
            <text:p>12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81.jpg</text:p>
          </table:table-cell>
          <table:table-cell office:value-type="string" calcext:value-type="string">
            <text:p>5.pdf</text:p>
          </table:table-cell>
          <table:table-cell table:formula="of:=IF([.H197]&lt;&gt;&quot;&quot;;HYPERLINK( CONCATENATE(&quot;file://&quot;;[.$J$2];VLOOKUP(LEFT([.H197];IF(               ISNUMBER(FIND(&quot; &quot;;[.H197]));FIND(&quot; &quot;;[.H197])-1;LEN([.H197])       )                );[Fotografie.$B$1:.$D$403];3;0);&quot;/&quot;;LEFT([.H197];IF(               ISNUMBER(FIND(&quot; &quot;;[.H197]));FIND(&quot; &quot;;[.H197])-1;LEN([.H197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110" table:formula="of:=IF([.I197]&lt;&gt;&quot;&quot;;HYPERLINK( CONCATENATE(&quot;file://&quot;;[.$K$2];VLOOKUP(LEFT([.I197];IF(               ISNUMBER(FIND(&quot; &quot;;[.I197]));FIND(&quot; &quot;;[.I197])-1;LEN([.I197])       )                );[Doklady.$B$1:.$D$405];3;0);&quot;/&quot;;LEFT([.I197];IF(               ISNUMBER(FIND(&quot; &quot;;[.I197]));FIND(&quot; &quot;;[.I197])-1;LEN([.I197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11">
          <table:table-cell table:formula="of:=[.A197]+1" office:value-type="string" office:string-value="" calcext:value-type="error">
            <text:p>#REF!</text:p>
          </table:table-cell>
          <table:table-cell/>
          <table:table-cell table:formula="of:=VLOOKUP(LEFT([.H198];IF(               ISNUMBER(FIND(&quot; &quot;;[.H198]));FIND(&quot; &quot;;[.H198])-1;LEN([.H198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wifi router</text:p>
          </table:table-cell>
          <table:table-cell table:number-columns-repeated="2"/>
          <table:table-cell table:style-name="ce69"/>
          <table:table-cell table:style-name="ce96" office:value-type="string" calcext:value-type="string">
            <text:p>DSC_7525.jpg</text:p>
          </table:table-cell>
          <table:table-cell/>
          <table:table-cell table:formula="of:=IF([.H198]&lt;&gt;&quot;&quot;;HYPERLINK( CONCATENATE(&quot;file://&quot;;[.$J$2];VLOOKUP(LEFT([.H198];IF(               ISNUMBER(FIND(&quot; &quot;;[.H198]));FIND(&quot; &quot;;[.H198])-1;LEN([.H198])       )                );[Fotografie.$B$1:.$D$403];3;0);&quot;/&quot;;LEFT([.H198];IF(               ISNUMBER(FIND(&quot; &quot;;[.H198]));FIND(&quot; &quot;;[.H198])-1;LEN([.H198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110" table:formula="of:=IF([.I198]&lt;&gt;&quot;&quot;;HYPERLINK( CONCATENATE(&quot;file://&quot;;[.$K$2];VLOOKUP(LEFT([.I198];IF(               ISNUMBER(FIND(&quot; &quot;;[.I198]));FIND(&quot; &quot;;[.I198])-1;LEN([.I198])       )                );[Doklady.$B$1:.$D$405];3;0);&quot;/&quot;;LEFT([.I198];IF(               ISNUMBER(FIND(&quot; &quot;;[.I198]));FIND(&quot; &quot;;[.I198])-1;LEN([.I198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198]+1" office:value-type="string" office:string-value="" calcext:value-type="error">
            <text:p>#REF!</text:p>
          </table:table-cell>
          <table:table-cell/>
          <table:table-cell table:formula="of:=VLOOKUP(LEFT([.H199];IF(               ISNUMBER(FIND(&quot; &quot;;[.H199]));FIND(&quot; &quot;;[.H199])-1;LEN([.H19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Network Attached Storage</text:p>
          </table:table-cell>
          <table:table-cell office:value-type="string" calcext:value-type="string">
            <text:p>???; 2 disky, NFS, RAID s aktivni ventilaci, 2x disky – 1TB a 1,5TB</text:p>
          </table:table-cell>
          <table:table-cell/>
          <table:table-cell table:style-name="ce69"/>
          <table:table-cell table:style-name="ce96" table:formula="of:=IF([.H198]=&quot;&quot;;&quot;&quot;;[.H198])" office:value-type="string" office:string-value="DSC_7525.jpg" calcext:value-type="string">
            <text:p>DSC_7525.jpg</text:p>
          </table:table-cell>
          <table:table-cell/>
          <table:table-cell table:formula="of:=IF([.H199]&lt;&gt;&quot;&quot;;HYPERLINK( CONCATENATE(&quot;file://&quot;;[.$J$2];VLOOKUP(LEFT([.H199];IF(               ISNUMBER(FIND(&quot; &quot;;[.H199]));FIND(&quot; &quot;;[.H199])-1;LEN([.H199])       )                );[Fotografie.$B$1:.$D$403];3;0);&quot;/&quot;;LEFT([.H199];IF(               ISNUMBER(FIND(&quot; &quot;;[.H199]));FIND(&quot; &quot;;[.H199])-1;LEN([.H199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110" table:formula="of:=IF([.I199]&lt;&gt;&quot;&quot;;HYPERLINK( CONCATENATE(&quot;file://&quot;;[.$K$2];VLOOKUP(LEFT([.I199];IF(               ISNUMBER(FIND(&quot; &quot;;[.I199]));FIND(&quot; &quot;;[.I199])-1;LEN([.I199])       )                );[Doklady.$B$1:.$D$405];3;0);&quot;/&quot;;LEFT([.I199];IF(               ISNUMBER(FIND(&quot; &quot;;[.I199]));FIND(&quot; &quot;;[.I199])-1;LEN([.I19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199]+1" office:value-type="string" office:string-value="" calcext:value-type="error">
            <text:p>#REF!</text:p>
          </table:table-cell>
          <table:table-cell/>
          <table:table-cell table:formula="of:=VLOOKUP(LEFT([.H200];IF(               ISNUMBER(FIND(&quot; &quot;;[.H200]));FIND(&quot; &quot;;[.H200])-1;LEN([.H200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; icybox, 1TB disk</text:p>
          </table:table-cell>
          <table:table-cell/>
          <table:table-cell table:style-name="ce69"/>
          <table:table-cell table:style-name="ce96" table:formula="of:=IF([.H199]=&quot;&quot;;&quot;&quot;;[.H199])" office:value-type="string" office:string-value="DSC_7525.jpg" calcext:value-type="string">
            <text:p>DSC_7525.jpg</text:p>
          </table:table-cell>
          <table:table-cell/>
          <table:table-cell table:formula="of:=IF([.H200]&lt;&gt;&quot;&quot;;HYPERLINK( CONCATENATE(&quot;file://&quot;;[.$J$2];VLOOKUP(LEFT([.H200];IF(               ISNUMBER(FIND(&quot; &quot;;[.H200]));FIND(&quot; &quot;;[.H200])-1;LEN([.H200])       )                );[Fotografie.$B$1:.$D$403];3;0);&quot;/&quot;;LEFT([.H200];IF(               ISNUMBER(FIND(&quot; &quot;;[.H200]));FIND(&quot; &quot;;[.H200])-1;LEN([.H200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110" table:formula="of:=IF([.I200]&lt;&gt;&quot;&quot;;HYPERLINK( CONCATENATE(&quot;file://&quot;;[.$K$2];VLOOKUP(LEFT([.I200];IF(               ISNUMBER(FIND(&quot; &quot;;[.I200]));FIND(&quot; &quot;;[.I200])-1;LEN([.I200])       )                );[Doklady.$B$1:.$D$405];3;0);&quot;/&quot;;LEFT([.I200];IF(               ISNUMBER(FIND(&quot; &quot;;[.I200]));FIND(&quot; &quot;;[.I200])-1;LEN([.I200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200]+1" office:value-type="string" office:string-value="" calcext:value-type="error">
            <text:p>#REF!</text:p>
          </table:table-cell>
          <table:table-cell/>
          <table:table-cell table:formula="of:=VLOOKUP(LEFT([.H201];IF(               ISNUMBER(FIND(&quot; &quot;;[.H201]));FIND(&quot; &quot;;[.H201])-1;LEN([.H201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Usb DVBT klicenka</text:p>
          </table:table-cell>
          <table:table-cell office:value-type="string" calcext:value-type="string">
            <text:p>; na foto v levo od iMAC mini (klicenka na kabelu)</text:p>
          </table:table-cell>
          <table:table-cell/>
          <table:table-cell table:style-name="ce69"/>
          <table:table-cell table:style-name="ce96" office:value-type="string" calcext:value-type="string">
            <text:p>_APE0781.jpg</text:p>
          </table:table-cell>
          <table:table-cell/>
          <table:table-cell table:formula="of:=IF([.H201]&lt;&gt;&quot;&quot;;HYPERLINK( CONCATENATE(&quot;file://&quot;;[.$J$2];VLOOKUP(LEFT([.H201];IF(               ISNUMBER(FIND(&quot; &quot;;[.H201]));FIND(&quot; &quot;;[.H201])-1;LEN([.H201])       )                );[Fotografie.$B$1:.$D$403];3;0);&quot;/&quot;;LEFT([.H201];IF(               ISNUMBER(FIND(&quot; &quot;;[.H201]));FIND(&quot; &quot;;[.H201])-1;LEN([.H201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110" table:formula="of:=IF([.I201]&lt;&gt;&quot;&quot;;HYPERLINK( CONCATENATE(&quot;file://&quot;;[.$K$2];VLOOKUP(LEFT([.I201];IF(               ISNUMBER(FIND(&quot; &quot;;[.I201]));FIND(&quot; &quot;;[.I201])-1;LEN([.I201])       )                );[Doklady.$B$1:.$D$405];3;0);&quot;/&quot;;LEFT([.I201];IF(               ISNUMBER(FIND(&quot; &quot;;[.I201]));FIND(&quot; &quot;;[.I201])-1;LEN([.I201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201]+1" office:value-type="string" office:string-value="" calcext:value-type="error">
            <text:p>#REF!</text:p>
          </table:table-cell>
          <table:table-cell/>
          <table:table-cell table:formula="of:=VLOOKUP(LEFT([.H202];IF(               ISNUMBER(FIND(&quot; &quot;;[.H202]));FIND(&quot; &quot;;[.H202])-1;LEN([.H20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reveny ramecek na fotografii</text:p>
          </table:table-cell>
          <table:table-cell office:value-type="string" calcext:value-type="string">
            <text:p>; rucni prace</text:p>
          </table:table-cell>
          <table:table-cell/>
          <table:table-cell table:style-name="ce69"/>
          <table:table-cell table:style-name="ce96" office:value-type="string" calcext:value-type="string">
            <text:p>_APE0774.jpg</text:p>
          </table:table-cell>
          <table:table-cell/>
          <table:table-cell table:formula="of:=IF([.H202]&lt;&gt;&quot;&quot;;HYPERLINK( CONCATENATE(&quot;file://&quot;;[.$J$2];VLOOKUP(LEFT([.H202];IF(               ISNUMBER(FIND(&quot; &quot;;[.H202]));FIND(&quot; &quot;;[.H202])-1;LEN([.H202])       )                );[Fotografie.$B$1:.$D$403];3;0);&quot;/&quot;;LEFT([.H202];IF(               ISNUMBER(FIND(&quot; &quot;;[.H202]));FIND(&quot; &quot;;[.H202])-1;LEN([.H202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110" table:formula="of:=IF([.I202]&lt;&gt;&quot;&quot;;HYPERLINK( CONCATENATE(&quot;file://&quot;;[.$K$2];VLOOKUP(LEFT([.I202];IF(               ISNUMBER(FIND(&quot; &quot;;[.I202]));FIND(&quot; &quot;;[.I202])-1;LEN([.I202])       )                );[Doklady.$B$1:.$D$405];3;0);&quot;/&quot;;LEFT([.I202];IF(               ISNUMBER(FIND(&quot; &quot;;[.I202]));FIND(&quot; &quot;;[.I202])-1;LEN([.I20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#REF!]+1" office:value-type="string" office:string-value="" calcext:value-type="error">
            <text:p>#REF!</text:p>
          </table:table-cell>
          <table:table-cell/>
          <table:table-cell table:formula="of:=VLOOKUP(LEFT([.H203];IF(               ISNUMBER(FIND(&quot; &quot;;[.H203]));FIND(&quot; &quot;;[.H203])-1;LEN([.H203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; exotika 8ks</text:p>
          </table:table-cell>
          <table:table-cell/>
          <table:table-cell table:style-name="ce69"/>
          <table:table-cell table:style-name="ce96" office:value-type="string" calcext:value-type="string">
            <text:p>_APE0775.jpg</text:p>
          </table:table-cell>
          <table:table-cell/>
          <table:table-cell table:formula="of:=IF([.H203]&lt;&gt;&quot;&quot;;HYPERLINK( CONCATENATE(&quot;file://&quot;;[.$J$2];VLOOKUP(LEFT([.H203];IF(               ISNUMBER(FIND(&quot; &quot;;[.H203]));FIND(&quot; &quot;;[.H203])-1;LEN([.H203])       )                );[Fotografie.$B$1:.$D$403];3;0);&quot;/&quot;;LEFT([.H203];IF(               ISNUMBER(FIND(&quot; &quot;;[.H203]));FIND(&quot; &quot;;[.H203])-1;LEN([.H203])       )                )));&quot;&quot;)" office:value-type="string" office:string-value="file:///home/pmichalec/hg2g/workspace-popo/Evidence/fotoobyvak/elektronika//_APE0775.jpg" calcext:value-type="string">
            <text:p>file:///home/pmichalec/hg2g/workspace-popo/Evidence/fotoobyvak/elektronika//_APE0775.jpg</text:p>
          </table:table-cell>
          <table:table-cell table:style-name="ce110" table:formula="of:=IF([.I203]&lt;&gt;&quot;&quot;;HYPERLINK( CONCATENATE(&quot;file://&quot;;[.$K$2];VLOOKUP(LEFT([.I203];IF(               ISNUMBER(FIND(&quot; &quot;;[.I203]));FIND(&quot; &quot;;[.I203])-1;LEN([.I203])       )                );[Doklady.$B$1:.$D$405];3;0);&quot;/&quot;;LEFT([.I203];IF(               ISNUMBER(FIND(&quot; &quot;;[.I203]));FIND(&quot; &quot;;[.I203])-1;LEN([.I203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203]+1" office:value-type="string" office:string-value="" calcext:value-type="error">
            <text:p>#REF!</text:p>
          </table:table-cell>
          <table:table-cell/>
          <table:table-cell table:formula="of:=VLOOKUP(LEFT([.H204];IF(               ISNUMBER(FIND(&quot; &quot;;[.H204]));FIND(&quot; &quot;;[.H204])-1;LEN([.H20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HDMI kabel</text:p>
          </table:table-cell>
          <table:table-cell office:value-type="string" calcext:value-type="string">
            <text:p>datart; Podporuje 1.4a a HD kvalitu ve vysoke synchronizaci</text:p>
          </table:table-cell>
          <table:table-cell office:value-type="float" office:value="800" calcext:value-type="float">
            <text:p>800</text:p>
          </table:table-cell>
          <table:table-cell table:style-name="ce69"/>
          <table:table-cell table:style-name="ce96" office:value-type="string" calcext:value-type="string">
            <text:p>_APE0782.jpg</text:p>
          </table:table-cell>
          <table:table-cell/>
          <table:table-cell table:formula="of:=IF([.H204]&lt;&gt;&quot;&quot;;HYPERLINK( CONCATENATE(&quot;file://&quot;;[.$J$2];VLOOKUP(LEFT([.H204];IF(               ISNUMBER(FIND(&quot; &quot;;[.H204]));FIND(&quot; &quot;;[.H204])-1;LEN([.H204])       )                );[Fotografie.$B$1:.$D$403];3;0);&quot;/&quot;;LEFT([.H204];IF(               ISNUMBER(FIND(&quot; &quot;;[.H204]));FIND(&quot; &quot;;[.H204])-1;LEN([.H204])       )                )));&quot;&quot;)" office:value-type="string" office:string-value="file:///home/pmichalec/hg2g/workspace-popo/Evidence/fotoobyvak/elektronika//_APE0782.jpg" calcext:value-type="string">
            <text:p>file:///home/pmichalec/hg2g/workspace-popo/Evidence/fotoobyvak/elektronika//_APE0782.jpg</text:p>
          </table:table-cell>
          <table:table-cell table:style-name="ce110" table:formula="of:=IF([.I204]&lt;&gt;&quot;&quot;;HYPERLINK( CONCATENATE(&quot;file://&quot;;[.$K$2];VLOOKUP(LEFT([.I204];IF(               ISNUMBER(FIND(&quot; &quot;;[.I204]));FIND(&quot; &quot;;[.I204])-1;LEN([.I204])       )                );[Doklady.$B$1:.$D$405];3;0);&quot;/&quot;;LEFT([.I204];IF(               ISNUMBER(FIND(&quot; &quot;;[.I204]));FIND(&quot; &quot;;[.I204])-1;LEN([.I20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04]+1" office:value-type="string" office:string-value="" calcext:value-type="error">
            <text:p>#REF!</text:p>
          </table:table-cell>
          <table:table-cell/>
          <table:table-cell table:formula="of:=VLOOKUP(LEFT([.H205];IF(               ISNUMBER(FIND(&quot; &quot;;[.H205]));FIND(&quot; &quot;;[.H205])-1;LEN([.H205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TOSLINK</text:p>
          </table:table-cell>
          <table:table-cell office:value-type="string" calcext:value-type="string">
            <text:p>datart; opticky kabel, toslink 2m</text:p>
          </table:table-cell>
          <table:table-cell office:value-type="float" office:value="300" calcext:value-type="float">
            <text:p>300</text:p>
          </table:table-cell>
          <table:table-cell table:style-name="ce69"/>
          <table:table-cell table:style-name="ce96" table:formula="of:=IF([.H204]=&quot;&quot;;&quot;&quot;;[.H204])" office:value-type="string" office:string-value="_APE0782.jpg" calcext:value-type="string">
            <text:p>_APE0782.jpg</text:p>
          </table:table-cell>
          <table:table-cell/>
          <table:table-cell table:formula="of:=IF([.H205]&lt;&gt;&quot;&quot;;HYPERLINK( CONCATENATE(&quot;file://&quot;;[.$J$2];VLOOKUP(LEFT([.H205];IF(               ISNUMBER(FIND(&quot; &quot;;[.H205]));FIND(&quot; &quot;;[.H205])-1;LEN([.H205])       )                );[Fotografie.$B$1:.$D$403];3;0);&quot;/&quot;;LEFT([.H205];IF(               ISNUMBER(FIND(&quot; &quot;;[.H205]));FIND(&quot; &quot;;[.H205])-1;LEN([.H205])       )                )));&quot;&quot;)" office:value-type="string" office:string-value="file:///home/pmichalec/hg2g/workspace-popo/Evidence/fotoobyvak/elektronika//_APE0782.jpg" calcext:value-type="string">
            <text:p>file:///home/pmichalec/hg2g/workspace-popo/Evidence/fotoobyvak/elektronika//_APE0782.jpg</text:p>
          </table:table-cell>
          <table:table-cell table:style-name="ce110" table:formula="of:=IF([.I205]&lt;&gt;&quot;&quot;;HYPERLINK( CONCATENATE(&quot;file://&quot;;[.$K$2];VLOOKUP(LEFT([.I205];IF(               ISNUMBER(FIND(&quot; &quot;;[.I205]));FIND(&quot; &quot;;[.I205])-1;LEN([.I205])       )                );[Doklady.$B$1:.$D$405];3;0);&quot;/&quot;;LEFT([.I205];IF(               ISNUMBER(FIND(&quot; &quot;;[.I205]));FIND(&quot; &quot;;[.I205])-1;LEN([.I205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205]+1" office:value-type="string" office:string-value="" calcext:value-type="error">
            <text:p>#REF!</text:p>
          </table:table-cell>
          <table:table-cell/>
          <table:table-cell table:formula="of:=VLOOKUP(LEFT([.H206];IF(               ISNUMBER(FIND(&quot; &quot;;[.H206]));FIND(&quot; &quot;;[.H206])-1;LEN([.H206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ipod</text:p>
          </table:table-cell>
          <table:table-cell office:value-type="string" calcext:value-type="string">
            <text:p>ipod nano, 8GB; Prehravac zapacha, prislusenstvi (nabijeci kabel a sluchatka poskozy kourem a splodinami)</text:p>
          </table:table-cell>
          <table:table-cell office:value-type="float" office:value="3290" calcext:value-type="float">
            <text:p>3290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784.jpg</text:p>
          </table:table-cell>
          <table:table-cell office:value-type="string" calcext:value-type="string">
            <text:p>3.pdf</text:p>
          </table:table-cell>
          <table:table-cell table:formula="of:=IF([.H206]&lt;&gt;&quot;&quot;;HYPERLINK( CONCATENATE(&quot;file://&quot;;[.$J$2];VLOOKUP(LEFT([.H206];IF(               ISNUMBER(FIND(&quot; &quot;;[.H206]));FIND(&quot; &quot;;[.H206])-1;LEN([.H206])       )                );[Fotografie.$B$1:.$D$403];3;0);&quot;/&quot;;LEFT([.H206];IF(               ISNUMBER(FIND(&quot; &quot;;[.H206]));FIND(&quot; &quot;;[.H206])-1;LEN([.H206])       )                )));&quot;&quot;)" office:value-type="string" office:string-value="file:///home/pmichalec/hg2g/workspace-popo/Evidence/fotoobyvak/elektronika//_APE0784.jpg" calcext:value-type="string">
            <text:p>file:///home/pmichalec/hg2g/workspace-popo/Evidence/fotoobyvak/elektronika//_APE0784.jpg</text:p>
          </table:table-cell>
          <table:table-cell table:style-name="ce110" table:formula="of:=IF([.I206]&lt;&gt;&quot;&quot;;HYPERLINK( CONCATENATE(&quot;file://&quot;;[.$K$2];VLOOKUP(LEFT([.I206];IF(               ISNUMBER(FIND(&quot; &quot;;[.I206]));FIND(&quot; &quot;;[.I206])-1;LEN([.I206])       )                );[Doklady.$B$1:.$D$405];3;0);&quot;/&quot;;LEFT([.I206];IF(               ISNUMBER(FIND(&quot; &quot;;[.I206]));FIND(&quot; &quot;;[.I206])-1;LEN([.I206])       )                )) );&quot;&quot;)" office:value-type="string" office:string-value="file:///home/pmichalec/hg2g/workspace-popo/Evidence/doklady/3.pdf" calcext:value-type="string">
            <text:p>file:///home/pmichalec/hg2g/workspace-popo/Evidence/doklady/3.pdf</text:p>
          </table:table-cell>
          <table:table-cell table:number-columns-repeated="1013"/>
        </table:table-row>
        <table:table-row table:style-name="ro13">
          <table:table-cell table:formula="of:=[.A206]+1" office:value-type="string" office:string-value="" calcext:value-type="error">
            <text:p>#REF!</text:p>
          </table:table-cell>
          <table:table-cell/>
          <table:table-cell table:formula="of:=VLOOKUP(LEFT([.H207];IF(               ISNUMBER(FIND(&quot; &quot;;[.H207]));FIND(&quot; &quot;;[.H207])-1;LEN([.H207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; </text:p>
          </table:table-cell>
          <table:table-cell/>
          <table:table-cell table:style-name="ce69"/>
          <table:table-cell table:style-name="ce96" office:value-type="string" calcext:value-type="string">
            <text:p>_APE0785.jpg</text:p>
          </table:table-cell>
          <table:table-cell/>
          <table:table-cell table:formula="of:=IF([.H207]&lt;&gt;&quot;&quot;;HYPERLINK( CONCATENATE(&quot;file://&quot;;[.$J$2];VLOOKUP(LEFT([.H207];IF(               ISNUMBER(FIND(&quot; &quot;;[.H207]));FIND(&quot; &quot;;[.H207])-1;LEN([.H207])       )                );[Fotografie.$B$1:.$D$403];3;0);&quot;/&quot;;LEFT([.H207];IF(               ISNUMBER(FIND(&quot; &quot;;[.H207]));FIND(&quot; &quot;;[.H207])-1;LEN([.H207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110" table:formula="of:=IF([.I207]&lt;&gt;&quot;&quot;;HYPERLINK( CONCATENATE(&quot;file://&quot;;[.$K$2];VLOOKUP(LEFT([.I207];IF(               ISNUMBER(FIND(&quot; &quot;;[.I207]));FIND(&quot; &quot;;[.I207])-1;LEN([.I207])       )                );[Doklady.$B$1:.$D$405];3;0);&quot;/&quot;;LEFT([.I207];IF(               ISNUMBER(FIND(&quot; &quot;;[.I207]));FIND(&quot; &quot;;[.I207])-1;LEN([.I20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07]+1" office:value-type="string" office:string-value="" calcext:value-type="error">
            <text:p>#REF!</text:p>
          </table:table-cell>
          <table:table-cell/>
          <table:table-cell table:formula="of:=VLOOKUP(LEFT([.H208];IF(               ISNUMBER(FIND(&quot; &quot;;[.H208]));FIND(&quot; &quot;;[.H208])-1;LEN([.H208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uzzle detske 25ks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207]=&quot;&quot;;&quot;&quot;;[.H207])" office:value-type="string" office:string-value="_APE0785.jpg" calcext:value-type="string">
            <text:p>_APE0785.jpg</text:p>
          </table:table-cell>
          <table:table-cell/>
          <table:table-cell table:formula="of:=IF([.H208]&lt;&gt;&quot;&quot;;HYPERLINK( CONCATENATE(&quot;file://&quot;;[.$J$2];VLOOKUP(LEFT([.H208];IF(               ISNUMBER(FIND(&quot; &quot;;[.H208]));FIND(&quot; &quot;;[.H208])-1;LEN([.H208])       )                );[Fotografie.$B$1:.$D$403];3;0);&quot;/&quot;;LEFT([.H208];IF(               ISNUMBER(FIND(&quot; &quot;;[.H208]));FIND(&quot; &quot;;[.H208])-1;LEN([.H208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110" table:formula="of:=IF([.I208]&lt;&gt;&quot;&quot;;HYPERLINK( CONCATENATE(&quot;file://&quot;;[.$K$2];VLOOKUP(LEFT([.I208];IF(               ISNUMBER(FIND(&quot; &quot;;[.I208]));FIND(&quot; &quot;;[.I208])-1;LEN([.I208])       )                );[Doklady.$B$1:.$D$405];3;0);&quot;/&quot;;LEFT([.I208];IF(               ISNUMBER(FIND(&quot; &quot;;[.I208]));FIND(&quot; &quot;;[.I208])-1;LEN([.I208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208]+1" office:value-type="string" office:string-value="" calcext:value-type="error">
            <text:p>#REF!</text:p>
          </table:table-cell>
          <table:table-cell/>
          <table:table-cell table:formula="of:=VLOOKUP(LEFT([.H209];IF(               ISNUMBER(FIND(&quot; &quot;;[.H209]));FIND(&quot; &quot;;[.H209])-1;LEN([.H20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obrazkova knizka pro novorozenata</text:p>
          </table:table-cell>
          <table:table-cell office:value-type="string" calcext:value-type="string">
            <text:p>; na foto. Kousek od zasuvky</text:p>
          </table:table-cell>
          <table:table-cell/>
          <table:table-cell table:style-name="ce69"/>
          <table:table-cell table:style-name="ce96" table:formula="of:=IF([.H208]=&quot;&quot;;&quot;&quot;;[.H208])" office:value-type="string" office:string-value="_APE0785.jpg" calcext:value-type="string">
            <text:p>_APE0785.jpg</text:p>
          </table:table-cell>
          <table:table-cell/>
          <table:table-cell table:formula="of:=IF([.H209]&lt;&gt;&quot;&quot;;HYPERLINK( CONCATENATE(&quot;file://&quot;;[.$J$2];VLOOKUP(LEFT([.H209];IF(               ISNUMBER(FIND(&quot; &quot;;[.H209]));FIND(&quot; &quot;;[.H209])-1;LEN([.H209])       )                );[Fotografie.$B$1:.$D$403];3;0);&quot;/&quot;;LEFT([.H209];IF(               ISNUMBER(FIND(&quot; &quot;;[.H209]));FIND(&quot; &quot;;[.H209])-1;LEN([.H209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110" table:formula="of:=IF([.I209]&lt;&gt;&quot;&quot;;HYPERLINK( CONCATENATE(&quot;file://&quot;;[.$K$2];VLOOKUP(LEFT([.I209];IF(               ISNUMBER(FIND(&quot; &quot;;[.I209]));FIND(&quot; &quot;;[.I209])-1;LEN([.I209])       )                );[Doklady.$B$1:.$D$405];3;0);&quot;/&quot;;LEFT([.I209];IF(               ISNUMBER(FIND(&quot; &quot;;[.I209]));FIND(&quot; &quot;;[.I209])-1;LEN([.I20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09]+1" office:value-type="string" office:string-value="" calcext:value-type="error">
            <text:p>#REF!</text:p>
          </table:table-cell>
          <table:table-cell/>
          <table:table-cell table:formula="of:=VLOOKUP(LEFT([.H210];IF(               ISNUMBER(FIND(&quot; &quot;;[.H210]));FIND(&quot; &quot;;[.H210])-1;LEN([.H210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opelarske auto</text:p>
          </table:table-cell>
          <table:table-cell office:value-type="string" calcext:value-type="string">
            <text:p>; hracka, hraje, houka</text:p>
          </table:table-cell>
          <table:table-cell office:value-type="float" office:value="600" calcext:value-type="float">
            <text:p>60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209]=&quot;&quot;;&quot;&quot;;[.H209])" office:value-type="string" office:string-value="_APE0785.jpg" calcext:value-type="string">
            <text:p>_APE0785.jpg</text:p>
          </table:table-cell>
          <table:table-cell office:value-type="string" calcext:value-type="string">
            <text:p>CESTNEPROHLASENI</text:p>
          </table:table-cell>
          <table:table-cell table:formula="of:=IF([.H210]&lt;&gt;&quot;&quot;;HYPERLINK( CONCATENATE(&quot;file://&quot;;[.$J$2];VLOOKUP(LEFT([.H210];IF(               ISNUMBER(FIND(&quot; &quot;;[.H210]));FIND(&quot; &quot;;[.H210])-1;LEN([.H210])       )                );[Fotografie.$B$1:.$D$403];3;0);&quot;/&quot;;LEFT([.H210];IF(               ISNUMBER(FIND(&quot; &quot;;[.H210]));FIND(&quot; &quot;;[.H210])-1;LEN([.H210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110" table:formula="of:=IF([.I210]&lt;&gt;&quot;&quot;;HYPERLINK( CONCATENATE(&quot;file://&quot;;[.$K$2];VLOOKUP(LEFT([.I210];IF(               ISNUMBER(FIND(&quot; &quot;;[.I210]));FIND(&quot; &quot;;[.I210])-1;LEN([.I210])       )                );[Doklady.$B$1:.$D$405];3;0);&quot;/&quot;;LEFT([.I210];IF(               ISNUMBER(FIND(&quot; &quot;;[.I210]));FIND(&quot; &quot;;[.I210])-1;LEN([.I21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1">
          <table:table-cell table:formula="of:=[.A210]+1" office:value-type="string" office:string-value="" calcext:value-type="error">
            <text:p>#REF!</text:p>
          </table:table-cell>
          <table:table-cell/>
          <table:table-cell table:formula="of:=VLOOKUP(LEFT([.H211];IF(               ISNUMBER(FIND(&quot; &quot;;[.H211]));FIND(&quot; &quot;;[.H211])-1;LEN([.H211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klavesnice k pc</text:p>
          </table:table-cell>
          <table:table-cell office:value-type="string" calcext:value-type="string">
            <text:p>lenovo; usb</text:p>
          </table:table-cell>
          <table:table-cell/>
          <table:table-cell table:style-name="ce69"/>
          <table:table-cell table:style-name="ce96" office:value-type="string" calcext:value-type="string">
            <text:p>DSC_7523.jpg</text:p>
          </table:table-cell>
          <table:table-cell/>
          <table:table-cell table:formula="of:=IF([.H211]&lt;&gt;&quot;&quot;;HYPERLINK( CONCATENATE(&quot;file://&quot;;[.$J$2];VLOOKUP(LEFT([.H211];IF(               ISNUMBER(FIND(&quot; &quot;;[.H211]));FIND(&quot; &quot;;[.H211])-1;LEN([.H211])       )                );[Fotografie.$B$1:.$D$403];3;0);&quot;/&quot;;LEFT([.H211];IF(               ISNUMBER(FIND(&quot; &quot;;[.H211]));FIND(&quot; &quot;;[.H211])-1;LEN([.H211])       )                )));&quot;&quot;)" office:value-type="string" office:string-value="file:///home/pmichalec/hg2g/workspace-popo/Evidence/fotoobyvak/elektronika//DSC_7523.jpg" calcext:value-type="string">
            <text:p>file:///home/pmichalec/hg2g/workspace-popo/Evidence/fotoobyvak/elektronika//DSC_7523.jpg</text:p>
          </table:table-cell>
          <table:table-cell table:style-name="ce110" table:formula="of:=IF([.I211]&lt;&gt;&quot;&quot;;HYPERLINK( CONCATENATE(&quot;file://&quot;;[.$K$2];VLOOKUP(LEFT([.I211];IF(               ISNUMBER(FIND(&quot; &quot;;[.I211]));FIND(&quot; &quot;;[.I211])-1;LEN([.I211])       )                );[Doklady.$B$1:.$D$405];3;0);&quot;/&quot;;LEFT([.I211];IF(               ISNUMBER(FIND(&quot; &quot;;[.I211]));FIND(&quot; &quot;;[.I211])-1;LEN([.I21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1]+1" office:value-type="string" office:string-value="" calcext:value-type="error">
            <text:p>#REF!</text:p>
          </table:table-cell>
          <table:table-cell/>
          <table:table-cell table:formula="of:=VLOOKUP(LEFT([.H212];IF(               ISNUMBER(FIND(&quot; &quot;;[.H212]));FIND(&quot; &quot;;[.H212])-1;LEN([.H212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sada podtacku</text:p>
          </table:table-cell>
          <table:table-cell office:value-type="string" calcext:value-type="string">
            <text:p>z noveho zelandu; tvar zabky</text:p>
          </table:table-cell>
          <table:table-cell/>
          <table:table-cell table:style-name="ce69"/>
          <table:table-cell table:style-name="ce96" office:value-type="string" calcext:value-type="string">
            <text:p>_APE0758.jpg</text:p>
          </table:table-cell>
          <table:table-cell/>
          <table:table-cell table:formula="of:=IF([.H212]&lt;&gt;&quot;&quot;;HYPERLINK( CONCATENATE(&quot;file://&quot;;[.$J$2];VLOOKUP(LEFT([.H212];IF(               ISNUMBER(FIND(&quot; &quot;;[.H212]));FIND(&quot; &quot;;[.H212])-1;LEN([.H212])       )                );[Fotografie.$B$1:.$D$403];3;0);&quot;/&quot;;LEFT([.H212];IF(               ISNUMBER(FIND(&quot; &quot;;[.H212]));FIND(&quot; &quot;;[.H212])-1;LEN([.H212])       )                )));&quot;&quot;)" office:value-type="string" office:string-value="file:///home/pmichalec/hg2g/workspace-popo/Evidence/fotoobyvak/elektronika//_APE0758.jpg" calcext:value-type="string">
            <text:p>file:///home/pmichalec/hg2g/workspace-popo/Evidence/fotoobyvak/elektronika//_APE0758.jpg</text:p>
          </table:table-cell>
          <table:table-cell table:style-name="ce110" table:formula="of:=IF([.I212]&lt;&gt;&quot;&quot;;HYPERLINK( CONCATENATE(&quot;file://&quot;;[.$K$2];VLOOKUP(LEFT([.I212];IF(               ISNUMBER(FIND(&quot; &quot;;[.I212]));FIND(&quot; &quot;;[.I212])-1;LEN([.I212])       )                );[Doklady.$B$1:.$D$405];3;0);&quot;/&quot;;LEFT([.I212];IF(               ISNUMBER(FIND(&quot; &quot;;[.I212]));FIND(&quot; &quot;;[.I212])-1;LEN([.I21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2]+1" office:value-type="string" office:string-value="" calcext:value-type="error">
            <text:p>#REF!</text:p>
          </table:table-cell>
          <table:table-cell/>
          <table:table-cell table:formula="of:=VLOOKUP(LEFT([.H213];IF(               ISNUMBER(FIND(&quot; &quot;;[.H213]));FIND(&quot; &quot;;[.H213])-1;LEN([.H213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protiskluzna podlozka</text:p>
          </table:table-cell>
          <table:table-cell office:value-type="string" calcext:value-type="string">
            <text:p>do sprchy, chico</text:p>
          </table:table-cell>
          <table:table-cell office:value-type="float" office:value="189" calcext:value-type="float">
            <text:p>189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NENI</text:p>
          </table:table-cell>
          <table:table-cell office:value-type="string" calcext:value-type="string">
            <text:p>18.pdf</text:p>
          </table:table-cell>
          <table:table-cell table:formula="of:=IF([.H213]&lt;&gt;&quot;&quot;;HYPERLINK( CONCATENATE(&quot;file://&quot;;[.$J$2];VLOOKUP(LEFT([.H213];IF(               ISNUMBER(FIND(&quot; &quot;;[.H213]));FIND(&quot; &quot;;[.H213])-1;LEN([.H213])       )                );[Fotografie.$B$1:.$D$403];3;0);&quot;/&quot;;LEFT([.H213];IF(               ISNUMBER(FIND(&quot; &quot;;[.H213]));FIND(&quot; &quot;;[.H213])-1;LEN([.H213])       )                )));&quot;&quot;)" office:value-type="string" office:string-value="" calcext:value-type="error">
            <text:p>#N/A</text:p>
          </table:table-cell>
          <table:table-cell table:style-name="ce110" table:formula="of:=IF([.I213]&lt;&gt;&quot;&quot;;HYPERLINK( CONCATENATE(&quot;file://&quot;;[.$K$2];VLOOKUP(LEFT([.I213];IF(               ISNUMBER(FIND(&quot; &quot;;[.I213]));FIND(&quot; &quot;;[.I213])-1;LEN([.I213])       )                );[Doklady.$B$1:.$D$405];3;0);&quot;/&quot;;LEFT([.I213];IF(               ISNUMBER(FIND(&quot; &quot;;[.I213]));FIND(&quot; &quot;;[.I213])-1;LEN([.I213])       )                )) );&quot;&quot;)" office:value-type="string" office:string-value="file:///home/pmichalec/hg2g/workspace-popo/Evidence/doklady/18.pdf" calcext:value-type="string">
            <text:p>file:///home/pmichalec/hg2g/workspace-popo/Evidence/doklady/18.pdf</text:p>
          </table:table-cell>
          <table:table-cell table:number-columns-repeated="1013"/>
        </table:table-row>
        <table:table-row table:style-name="ro11">
          <table:table-cell table:formula="of:=[.A213]+1" office:value-type="string" office:string-value="" calcext:value-type="error">
            <text:p>#REF!</text:p>
          </table:table-cell>
          <table:table-cell/>
          <table:table-cell table:formula="of:=VLOOKUP(LEFT([.H214];IF(               ISNUMBER(FIND(&quot; &quot;;[.H214]));FIND(&quot; &quot;;[.H214])-1;LEN([.H21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3.jpg</text:p>
          </table:table-cell>
          <table:table-cell/>
          <table:table-cell table:formula="of:=IF([.H214]&lt;&gt;&quot;&quot;;HYPERLINK( CONCATENATE(&quot;file://&quot;;[.$J$2];VLOOKUP(LEFT([.H214];IF(               ISNUMBER(FIND(&quot; &quot;;[.H214]));FIND(&quot; &quot;;[.H214])-1;LEN([.H214])       )                );[Fotografie.$B$1:.$D$403];3;0);&quot;/&quot;;LEFT([.H214];IF(               ISNUMBER(FIND(&quot; &quot;;[.H214]));FIND(&quot; &quot;;[.H214])-1;LEN([.H214])       )                )));&quot;&quot;)" office:value-type="string" office:string-value="file:///home/pmichalec/hg2g/workspace-popo/Evidence/fotonezarazene//_APE0983.jpg" calcext:value-type="string">
            <text:p>file:///home/pmichalec/hg2g/workspace-popo/Evidence/fotonezarazene//_APE0983.jpg</text:p>
          </table:table-cell>
          <table:table-cell table:style-name="ce110" table:formula="of:=IF([.I214]&lt;&gt;&quot;&quot;;HYPERLINK( CONCATENATE(&quot;file://&quot;;[.$K$2];VLOOKUP(LEFT([.I214];IF(               ISNUMBER(FIND(&quot; &quot;;[.I214]));FIND(&quot; &quot;;[.I214])-1;LEN([.I214])       )                );[Doklady.$B$1:.$D$405];3;0);&quot;/&quot;;LEFT([.I214];IF(               ISNUMBER(FIND(&quot; &quot;;[.I214]));FIND(&quot; &quot;;[.I214])-1;LEN([.I2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4]+1" office:value-type="string" office:string-value="" calcext:value-type="error">
            <text:p>#REF!</text:p>
          </table:table-cell>
          <table:table-cell/>
          <table:table-cell table:formula="of:=VLOOKUP(LEFT([.H215];IF(               ISNUMBER(FIND(&quot; &quot;;[.H215]));FIND(&quot; &quot;;[.H215])-1;LEN([.H21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9.jpg</text:p>
          </table:table-cell>
          <table:table-cell/>
          <table:table-cell table:formula="of:=IF([.H215]&lt;&gt;&quot;&quot;;HYPERLINK( CONCATENATE(&quot;file://&quot;;[.$J$2];VLOOKUP(LEFT([.H215];IF(               ISNUMBER(FIND(&quot; &quot;;[.H215]));FIND(&quot; &quot;;[.H215])-1;LEN([.H215])       )                );[Fotografie.$B$1:.$D$403];3;0);&quot;/&quot;;LEFT([.H215];IF(               ISNUMBER(FIND(&quot; &quot;;[.H215]));FIND(&quot; &quot;;[.H215])-1;LEN([.H215])       )                )));&quot;&quot;)" office:value-type="string" office:string-value="file:///home/pmichalec/hg2g/workspace-popo/Evidence/fotonezarazene//_APE0979.jpg" calcext:value-type="string">
            <text:p>file:///home/pmichalec/hg2g/workspace-popo/Evidence/fotonezarazene//_APE0979.jpg</text:p>
          </table:table-cell>
          <table:table-cell table:style-name="ce110" table:formula="of:=IF([.I215]&lt;&gt;&quot;&quot;;HYPERLINK( CONCATENATE(&quot;file://&quot;;[.$K$2];VLOOKUP(LEFT([.I215];IF(               ISNUMBER(FIND(&quot; &quot;;[.I215]));FIND(&quot; &quot;;[.I215])-1;LEN([.I215])       )                );[Doklady.$B$1:.$D$405];3;0);&quot;/&quot;;LEFT([.I215];IF(               ISNUMBER(FIND(&quot; &quot;;[.I215]));FIND(&quot; &quot;;[.I215])-1;LEN([.I21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5]+1" office:value-type="string" office:string-value="" calcext:value-type="error">
            <text:p>#REF!</text:p>
          </table:table-cell>
          <table:table-cell/>
          <table:table-cell table:formula="of:=VLOOKUP(LEFT([.H216];IF(               ISNUMBER(FIND(&quot; &quot;;[.H216]));FIND(&quot; &quot;;[.H216])-1;LEN([.H21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1.jpg</text:p>
          </table:table-cell>
          <table:table-cell/>
          <table:table-cell table:formula="of:=IF([.H216]&lt;&gt;&quot;&quot;;HYPERLINK( CONCATENATE(&quot;file://&quot;;[.$J$2];VLOOKUP(LEFT([.H216];IF(               ISNUMBER(FIND(&quot; &quot;;[.H216]));FIND(&quot; &quot;;[.H216])-1;LEN([.H216])       )                );[Fotografie.$B$1:.$D$403];3;0);&quot;/&quot;;LEFT([.H216];IF(               ISNUMBER(FIND(&quot; &quot;;[.H216]));FIND(&quot; &quot;;[.H216])-1;LEN([.H216])       )                )));&quot;&quot;)" office:value-type="string" office:string-value="file:///home/pmichalec/hg2g/workspace-popo/Evidence/fotonezarazene//_APE0971.jpg" calcext:value-type="string">
            <text:p>file:///home/pmichalec/hg2g/workspace-popo/Evidence/fotonezarazene//_APE0971.jpg</text:p>
          </table:table-cell>
          <table:table-cell table:style-name="ce110" table:formula="of:=IF([.I216]&lt;&gt;&quot;&quot;;HYPERLINK( CONCATENATE(&quot;file://&quot;;[.$K$2];VLOOKUP(LEFT([.I216];IF(               ISNUMBER(FIND(&quot; &quot;;[.I216]));FIND(&quot; &quot;;[.I216])-1;LEN([.I216])       )                );[Doklady.$B$1:.$D$405];3;0);&quot;/&quot;;LEFT([.I216];IF(               ISNUMBER(FIND(&quot; &quot;;[.I216]));FIND(&quot; &quot;;[.I216])-1;LEN([.I21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6]+1" office:value-type="string" office:string-value="" calcext:value-type="error">
            <text:p>#REF!</text:p>
          </table:table-cell>
          <table:table-cell/>
          <table:table-cell table:formula="of:=VLOOKUP(LEFT([.H217];IF(               ISNUMBER(FIND(&quot; &quot;;[.H217]));FIND(&quot; &quot;;[.H217])-1;LEN([.H21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6.jpg</text:p>
          </table:table-cell>
          <table:table-cell/>
          <table:table-cell table:formula="of:=IF([.H217]&lt;&gt;&quot;&quot;;HYPERLINK( CONCATENATE(&quot;file://&quot;;[.$J$2];VLOOKUP(LEFT([.H217];IF(               ISNUMBER(FIND(&quot; &quot;;[.H217]));FIND(&quot; &quot;;[.H217])-1;LEN([.H217])       )                );[Fotografie.$B$1:.$D$403];3;0);&quot;/&quot;;LEFT([.H217];IF(               ISNUMBER(FIND(&quot; &quot;;[.H217]));FIND(&quot; &quot;;[.H217])-1;LEN([.H217])       )                )));&quot;&quot;)" office:value-type="string" office:string-value="file:///home/pmichalec/hg2g/workspace-popo/Evidence/fotonezarazene//_APE0986.jpg" calcext:value-type="string">
            <text:p>file:///home/pmichalec/hg2g/workspace-popo/Evidence/fotonezarazene//_APE0986.jpg</text:p>
          </table:table-cell>
          <table:table-cell table:style-name="ce110" table:formula="of:=IF([.I217]&lt;&gt;&quot;&quot;;HYPERLINK( CONCATENATE(&quot;file://&quot;;[.$K$2];VLOOKUP(LEFT([.I217];IF(               ISNUMBER(FIND(&quot; &quot;;[.I217]));FIND(&quot; &quot;;[.I217])-1;LEN([.I217])       )                );[Doklady.$B$1:.$D$405];3;0);&quot;/&quot;;LEFT([.I217];IF(               ISNUMBER(FIND(&quot; &quot;;[.I217]));FIND(&quot; &quot;;[.I217])-1;LEN([.I21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7]+1" office:value-type="string" office:string-value="" calcext:value-type="error">
            <text:p>#REF!</text:p>
          </table:table-cell>
          <table:table-cell/>
          <table:table-cell table:formula="of:=VLOOKUP(LEFT([.H218];IF(               ISNUMBER(FIND(&quot; &quot;;[.H218]));FIND(&quot; &quot;;[.H218])-1;LEN([.H21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4.jpg</text:p>
          </table:table-cell>
          <table:table-cell/>
          <table:table-cell table:formula="of:=IF([.H218]&lt;&gt;&quot;&quot;;HYPERLINK( CONCATENATE(&quot;file://&quot;;[.$J$2];VLOOKUP(LEFT([.H218];IF(               ISNUMBER(FIND(&quot; &quot;;[.H218]));FIND(&quot; &quot;;[.H218])-1;LEN([.H218])       )                );[Fotografie.$B$1:.$D$403];3;0);&quot;/&quot;;LEFT([.H218];IF(               ISNUMBER(FIND(&quot; &quot;;[.H218]));FIND(&quot; &quot;;[.H218])-1;LEN([.H218])       )                )));&quot;&quot;)" office:value-type="string" office:string-value="file:///home/pmichalec/hg2g/workspace-popo/Evidence/fotonezarazene//20140706_0024.jpg" calcext:value-type="string">
            <text:p>file:///home/pmichalec/hg2g/workspace-popo/Evidence/fotonezarazene//20140706_0024.jpg</text:p>
          </table:table-cell>
          <table:table-cell table:style-name="ce110" table:formula="of:=IF([.I218]&lt;&gt;&quot;&quot;;HYPERLINK( CONCATENATE(&quot;file://&quot;;[.$K$2];VLOOKUP(LEFT([.I218];IF(               ISNUMBER(FIND(&quot; &quot;;[.I218]));FIND(&quot; &quot;;[.I218])-1;LEN([.I218])       )                );[Doklady.$B$1:.$D$405];3;0);&quot;/&quot;;LEFT([.I218];IF(               ISNUMBER(FIND(&quot; &quot;;[.I218]));FIND(&quot; &quot;;[.I218])-1;LEN([.I21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8]+1" office:value-type="string" office:string-value="" calcext:value-type="error">
            <text:p>#REF!</text:p>
          </table:table-cell>
          <table:table-cell/>
          <table:table-cell table:formula="of:=VLOOKUP(LEFT([.H219];IF(               ISNUMBER(FIND(&quot; &quot;;[.H219]));FIND(&quot; &quot;;[.H219])-1;LEN([.H21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8.jpg</text:p>
          </table:table-cell>
          <table:table-cell/>
          <table:table-cell table:formula="of:=IF([.H219]&lt;&gt;&quot;&quot;;HYPERLINK( CONCATENATE(&quot;file://&quot;;[.$J$2];VLOOKUP(LEFT([.H219];IF(               ISNUMBER(FIND(&quot; &quot;;[.H219]));FIND(&quot; &quot;;[.H219])-1;LEN([.H219])       )                );[Fotografie.$B$1:.$D$403];3;0);&quot;/&quot;;LEFT([.H219];IF(               ISNUMBER(FIND(&quot; &quot;;[.H219]));FIND(&quot; &quot;;[.H219])-1;LEN([.H219])       )                )));&quot;&quot;)" office:value-type="string" office:string-value="file:///home/pmichalec/hg2g/workspace-popo/Evidence/fotonezarazene//20140706_0008.jpg" calcext:value-type="string">
            <text:p>file:///home/pmichalec/hg2g/workspace-popo/Evidence/fotonezarazene//20140706_0008.jpg</text:p>
          </table:table-cell>
          <table:table-cell table:style-name="ce110" table:formula="of:=IF([.I219]&lt;&gt;&quot;&quot;;HYPERLINK( CONCATENATE(&quot;file://&quot;;[.$K$2];VLOOKUP(LEFT([.I219];IF(               ISNUMBER(FIND(&quot; &quot;;[.I219]));FIND(&quot; &quot;;[.I219])-1;LEN([.I219])       )                );[Doklady.$B$1:.$D$405];3;0);&quot;/&quot;;LEFT([.I219];IF(               ISNUMBER(FIND(&quot; &quot;;[.I219]));FIND(&quot; &quot;;[.I219])-1;LEN([.I21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19]+1" office:value-type="string" office:string-value="" calcext:value-type="error">
            <text:p>#REF!</text:p>
          </table:table-cell>
          <table:table-cell/>
          <table:table-cell table:formula="of:=VLOOKUP(LEFT([.H220];IF(               ISNUMBER(FIND(&quot; &quot;;[.H220]));FIND(&quot; &quot;;[.H220])-1;LEN([.H22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9.jpg</text:p>
          </table:table-cell>
          <table:table-cell/>
          <table:table-cell table:formula="of:=IF([.H220]&lt;&gt;&quot;&quot;;HYPERLINK( CONCATENATE(&quot;file://&quot;;[.$J$2];VLOOKUP(LEFT([.H220];IF(               ISNUMBER(FIND(&quot; &quot;;[.H220]));FIND(&quot; &quot;;[.H220])-1;LEN([.H220])       )                );[Fotografie.$B$1:.$D$403];3;0);&quot;/&quot;;LEFT([.H220];IF(               ISNUMBER(FIND(&quot; &quot;;[.H220]));FIND(&quot; &quot;;[.H220])-1;LEN([.H220])       )                )));&quot;&quot;)" office:value-type="string" office:string-value="file:///home/pmichalec/hg2g/workspace-popo/Evidence/fotonezarazene//_APE1009.jpg" calcext:value-type="string">
            <text:p>file:///home/pmichalec/hg2g/workspace-popo/Evidence/fotonezarazene//_APE1009.jpg</text:p>
          </table:table-cell>
          <table:table-cell table:style-name="ce110" table:formula="of:=IF([.I220]&lt;&gt;&quot;&quot;;HYPERLINK( CONCATENATE(&quot;file://&quot;;[.$K$2];VLOOKUP(LEFT([.I220];IF(               ISNUMBER(FIND(&quot; &quot;;[.I220]));FIND(&quot; &quot;;[.I220])-1;LEN([.I220])       )                );[Doklady.$B$1:.$D$405];3;0);&quot;/&quot;;LEFT([.I220];IF(               ISNUMBER(FIND(&quot; &quot;;[.I220]));FIND(&quot; &quot;;[.I220])-1;LEN([.I22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0]+1" office:value-type="string" office:string-value="" calcext:value-type="error">
            <text:p>#REF!</text:p>
          </table:table-cell>
          <table:table-cell/>
          <table:table-cell table:formula="of:=VLOOKUP(LEFT([.H221];IF(               ISNUMBER(FIND(&quot; &quot;;[.H221]));FIND(&quot; &quot;;[.H221])-1;LEN([.H22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10.jpg</text:p>
          </table:table-cell>
          <table:table-cell/>
          <table:table-cell table:formula="of:=IF([.H221]&lt;&gt;&quot;&quot;;HYPERLINK( CONCATENATE(&quot;file://&quot;;[.$J$2];VLOOKUP(LEFT([.H221];IF(               ISNUMBER(FIND(&quot; &quot;;[.H221]));FIND(&quot; &quot;;[.H221])-1;LEN([.H221])       )                );[Fotografie.$B$1:.$D$403];3;0);&quot;/&quot;;LEFT([.H221];IF(               ISNUMBER(FIND(&quot; &quot;;[.H221]));FIND(&quot; &quot;;[.H221])-1;LEN([.H221])       )                )));&quot;&quot;)" office:value-type="string" office:string-value="file:///home/pmichalec/hg2g/workspace-popo/Evidence/fotonezarazene//20140706_0010.jpg" calcext:value-type="string">
            <text:p>file:///home/pmichalec/hg2g/workspace-popo/Evidence/fotonezarazene//20140706_0010.jpg</text:p>
          </table:table-cell>
          <table:table-cell table:style-name="ce110" table:formula="of:=IF([.I221]&lt;&gt;&quot;&quot;;HYPERLINK( CONCATENATE(&quot;file://&quot;;[.$K$2];VLOOKUP(LEFT([.I221];IF(               ISNUMBER(FIND(&quot; &quot;;[.I221]));FIND(&quot; &quot;;[.I221])-1;LEN([.I221])       )                );[Doklady.$B$1:.$D$405];3;0);&quot;/&quot;;LEFT([.I221];IF(               ISNUMBER(FIND(&quot; &quot;;[.I221]));FIND(&quot; &quot;;[.I221])-1;LEN([.I22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1]+1" office:value-type="string" office:string-value="" calcext:value-type="error">
            <text:p>#REF!</text:p>
          </table:table-cell>
          <table:table-cell/>
          <table:table-cell table:formula="of:=VLOOKUP(LEFT([.H222];IF(               ISNUMBER(FIND(&quot; &quot;;[.H222]));FIND(&quot; &quot;;[.H222])-1;LEN([.H22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1.jpg</text:p>
          </table:table-cell>
          <table:table-cell/>
          <table:table-cell table:formula="of:=IF([.H222]&lt;&gt;&quot;&quot;;HYPERLINK( CONCATENATE(&quot;file://&quot;;[.$J$2];VLOOKUP(LEFT([.H222];IF(               ISNUMBER(FIND(&quot; &quot;;[.H222]));FIND(&quot; &quot;;[.H222])-1;LEN([.H222])       )                );[Fotografie.$B$1:.$D$403];3;0);&quot;/&quot;;LEFT([.H222];IF(               ISNUMBER(FIND(&quot; &quot;;[.H222]));FIND(&quot; &quot;;[.H222])-1;LEN([.H222])       )                )));&quot;&quot;)" office:value-type="string" office:string-value="file:///home/pmichalec/hg2g/workspace-popo/Evidence/fotonezarazene//_APE0981.jpg" calcext:value-type="string">
            <text:p>file:///home/pmichalec/hg2g/workspace-popo/Evidence/fotonezarazene//_APE0981.jpg</text:p>
          </table:table-cell>
          <table:table-cell table:style-name="ce110" table:formula="of:=IF([.I222]&lt;&gt;&quot;&quot;;HYPERLINK( CONCATENATE(&quot;file://&quot;;[.$K$2];VLOOKUP(LEFT([.I222];IF(               ISNUMBER(FIND(&quot; &quot;;[.I222]));FIND(&quot; &quot;;[.I222])-1;LEN([.I222])       )                );[Doklady.$B$1:.$D$405];3;0);&quot;/&quot;;LEFT([.I222];IF(               ISNUMBER(FIND(&quot; &quot;;[.I222]));FIND(&quot; &quot;;[.I222])-1;LEN([.I22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2]+1" office:value-type="string" office:string-value="" calcext:value-type="error">
            <text:p>#REF!</text:p>
          </table:table-cell>
          <table:table-cell/>
          <table:table-cell table:formula="of:=VLOOKUP(LEFT([.H223];IF(               ISNUMBER(FIND(&quot; &quot;;[.H223]));FIND(&quot; &quot;;[.H223])-1;LEN([.H22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58.jpg</text:p>
          </table:table-cell>
          <table:table-cell/>
          <table:table-cell table:formula="of:=IF([.H223]&lt;&gt;&quot;&quot;;HYPERLINK( CONCATENATE(&quot;file://&quot;;[.$J$2];VLOOKUP(LEFT([.H223];IF(               ISNUMBER(FIND(&quot; &quot;;[.H223]));FIND(&quot; &quot;;[.H223])-1;LEN([.H223])       )                );[Fotografie.$B$1:.$D$403];3;0);&quot;/&quot;;LEFT([.H223];IF(               ISNUMBER(FIND(&quot; &quot;;[.H223]));FIND(&quot; &quot;;[.H223])-1;LEN([.H223])       )                )));&quot;&quot;)" office:value-type="string" office:string-value="file:///home/pmichalec/hg2g/workspace-popo/Evidence/fotonezarazene//_APE1058.jpg" calcext:value-type="string">
            <text:p>file:///home/pmichalec/hg2g/workspace-popo/Evidence/fotonezarazene//_APE1058.jpg</text:p>
          </table:table-cell>
          <table:table-cell table:style-name="ce110" table:formula="of:=IF([.I223]&lt;&gt;&quot;&quot;;HYPERLINK( CONCATENATE(&quot;file://&quot;;[.$K$2];VLOOKUP(LEFT([.I223];IF(               ISNUMBER(FIND(&quot; &quot;;[.I223]));FIND(&quot; &quot;;[.I223])-1;LEN([.I223])       )                );[Doklady.$B$1:.$D$405];3;0);&quot;/&quot;;LEFT([.I223];IF(               ISNUMBER(FIND(&quot; &quot;;[.I223]));FIND(&quot; &quot;;[.I223])-1;LEN([.I22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3]+1" office:value-type="string" office:string-value="" calcext:value-type="error">
            <text:p>#REF!</text:p>
          </table:table-cell>
          <table:table-cell/>
          <table:table-cell table:formula="of:=VLOOKUP(LEFT([.H224];IF(               ISNUMBER(FIND(&quot; &quot;;[.H224]));FIND(&quot; &quot;;[.H224])-1;LEN([.H22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92.jpg</text:p>
          </table:table-cell>
          <table:table-cell/>
          <table:table-cell table:formula="of:=IF([.H224]&lt;&gt;&quot;&quot;;HYPERLINK( CONCATENATE(&quot;file://&quot;;[.$J$2];VLOOKUP(LEFT([.H224];IF(               ISNUMBER(FIND(&quot; &quot;;[.H224]));FIND(&quot; &quot;;[.H224])-1;LEN([.H224])       )                );[Fotografie.$B$1:.$D$403];3;0);&quot;/&quot;;LEFT([.H224];IF(               ISNUMBER(FIND(&quot; &quot;;[.H224]));FIND(&quot; &quot;;[.H224])-1;LEN([.H224])       )                )));&quot;&quot;)" office:value-type="string" office:string-value="file:///home/pmichalec/hg2g/workspace-popo/Evidence/fotonezarazene//_APE0992.jpg" calcext:value-type="string">
            <text:p>file:///home/pmichalec/hg2g/workspace-popo/Evidence/fotonezarazene//_APE0992.jpg</text:p>
          </table:table-cell>
          <table:table-cell table:style-name="ce110" table:formula="of:=IF([.I224]&lt;&gt;&quot;&quot;;HYPERLINK( CONCATENATE(&quot;file://&quot;;[.$K$2];VLOOKUP(LEFT([.I224];IF(               ISNUMBER(FIND(&quot; &quot;;[.I224]));FIND(&quot; &quot;;[.I224])-1;LEN([.I224])       )                );[Doklady.$B$1:.$D$405];3;0);&quot;/&quot;;LEFT([.I224];IF(               ISNUMBER(FIND(&quot; &quot;;[.I224]));FIND(&quot; &quot;;[.I224])-1;LEN([.I22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4]+1" office:value-type="string" office:string-value="" calcext:value-type="error">
            <text:p>#REF!</text:p>
          </table:table-cell>
          <table:table-cell/>
          <table:table-cell table:formula="of:=VLOOKUP(LEFT([.H225];IF(               ISNUMBER(FIND(&quot; &quot;;[.H225]));FIND(&quot; &quot;;[.H225])-1;LEN([.H22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6.jpg</text:p>
          </table:table-cell>
          <table:table-cell/>
          <table:table-cell table:formula="of:=IF([.H225]&lt;&gt;&quot;&quot;;HYPERLINK( CONCATENATE(&quot;file://&quot;;[.$J$2];VLOOKUP(LEFT([.H225];IF(               ISNUMBER(FIND(&quot; &quot;;[.H225]));FIND(&quot; &quot;;[.H225])-1;LEN([.H225])       )                );[Fotografie.$B$1:.$D$403];3;0);&quot;/&quot;;LEFT([.H225];IF(               ISNUMBER(FIND(&quot; &quot;;[.H225]));FIND(&quot; &quot;;[.H225])-1;LEN([.H225])       )                )));&quot;&quot;)" office:value-type="string" office:string-value="file:///home/pmichalec/hg2g/workspace-popo/Evidence/fotonezarazene//20140706_0026.jpg" calcext:value-type="string">
            <text:p>file:///home/pmichalec/hg2g/workspace-popo/Evidence/fotonezarazene//20140706_0026.jpg</text:p>
          </table:table-cell>
          <table:table-cell table:style-name="ce110" table:formula="of:=IF([.I225]&lt;&gt;&quot;&quot;;HYPERLINK( CONCATENATE(&quot;file://&quot;;[.$K$2];VLOOKUP(LEFT([.I225];IF(               ISNUMBER(FIND(&quot; &quot;;[.I225]));FIND(&quot; &quot;;[.I225])-1;LEN([.I225])       )                );[Doklady.$B$1:.$D$405];3;0);&quot;/&quot;;LEFT([.I225];IF(               ISNUMBER(FIND(&quot; &quot;;[.I225]));FIND(&quot; &quot;;[.I225])-1;LEN([.I22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5]+1" office:value-type="string" office:string-value="" calcext:value-type="error">
            <text:p>#REF!</text:p>
          </table:table-cell>
          <table:table-cell/>
          <table:table-cell table:formula="of:=VLOOKUP(LEFT([.H226];IF(               ISNUMBER(FIND(&quot; &quot;;[.H226]));FIND(&quot; &quot;;[.H226])-1;LEN([.H22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3.jpg</text:p>
          </table:table-cell>
          <table:table-cell/>
          <table:table-cell table:formula="of:=IF([.H226]&lt;&gt;&quot;&quot;;HYPERLINK( CONCATENATE(&quot;file://&quot;;[.$J$2];VLOOKUP(LEFT([.H226];IF(               ISNUMBER(FIND(&quot; &quot;;[.H226]));FIND(&quot; &quot;;[.H226])-1;LEN([.H226])       )                );[Fotografie.$B$1:.$D$403];3;0);&quot;/&quot;;LEFT([.H226];IF(               ISNUMBER(FIND(&quot; &quot;;[.H226]));FIND(&quot; &quot;;[.H226])-1;LEN([.H226])       )                )));&quot;&quot;)" office:value-type="string" office:string-value="file:///home/pmichalec/hg2g/workspace-popo/Evidence/fotonezarazene//20140706_0003.jpg" calcext:value-type="string">
            <text:p>file:///home/pmichalec/hg2g/workspace-popo/Evidence/fotonezarazene//20140706_0003.jpg</text:p>
          </table:table-cell>
          <table:table-cell table:style-name="ce110" table:formula="of:=IF([.I226]&lt;&gt;&quot;&quot;;HYPERLINK( CONCATENATE(&quot;file://&quot;;[.$K$2];VLOOKUP(LEFT([.I226];IF(               ISNUMBER(FIND(&quot; &quot;;[.I226]));FIND(&quot; &quot;;[.I226])-1;LEN([.I226])       )                );[Doklady.$B$1:.$D$405];3;0);&quot;/&quot;;LEFT([.I226];IF(               ISNUMBER(FIND(&quot; &quot;;[.I226]));FIND(&quot; &quot;;[.I226])-1;LEN([.I22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6]+1" office:value-type="string" office:string-value="" calcext:value-type="error">
            <text:p>#REF!</text:p>
          </table:table-cell>
          <table:table-cell/>
          <table:table-cell table:formula="of:=VLOOKUP(LEFT([.H227];IF(               ISNUMBER(FIND(&quot; &quot;;[.H227]));FIND(&quot; &quot;;[.H227])-1;LEN([.H22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8.jpg</text:p>
          </table:table-cell>
          <table:table-cell/>
          <table:table-cell table:formula="of:=IF([.H227]&lt;&gt;&quot;&quot;;HYPERLINK( CONCATENATE(&quot;file://&quot;;[.$J$2];VLOOKUP(LEFT([.H227];IF(               ISNUMBER(FIND(&quot; &quot;;[.H227]));FIND(&quot; &quot;;[.H227])-1;LEN([.H227])       )                );[Fotografie.$B$1:.$D$403];3;0);&quot;/&quot;;LEFT([.H227];IF(               ISNUMBER(FIND(&quot; &quot;;[.H227]));FIND(&quot; &quot;;[.H227])-1;LEN([.H227])       )                )));&quot;&quot;)" office:value-type="string" office:string-value="file:///home/pmichalec/hg2g/workspace-popo/Evidence/fotonezarazene//20140706_0028.jpg" calcext:value-type="string">
            <text:p>file:///home/pmichalec/hg2g/workspace-popo/Evidence/fotonezarazene//20140706_0028.jpg</text:p>
          </table:table-cell>
          <table:table-cell table:style-name="ce110" table:formula="of:=IF([.I227]&lt;&gt;&quot;&quot;;HYPERLINK( CONCATENATE(&quot;file://&quot;;[.$K$2];VLOOKUP(LEFT([.I227];IF(               ISNUMBER(FIND(&quot; &quot;;[.I227]));FIND(&quot; &quot;;[.I227])-1;LEN([.I227])       )                );[Doklady.$B$1:.$D$405];3;0);&quot;/&quot;;LEFT([.I227];IF(               ISNUMBER(FIND(&quot; &quot;;[.I227]));FIND(&quot; &quot;;[.I227])-1;LEN([.I22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7]+1" office:value-type="string" office:string-value="" calcext:value-type="error">
            <text:p>#REF!</text:p>
          </table:table-cell>
          <table:table-cell/>
          <table:table-cell table:formula="of:=VLOOKUP(LEFT([.H228];IF(               ISNUMBER(FIND(&quot; &quot;;[.H228]));FIND(&quot; &quot;;[.H228])-1;LEN([.H22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2.jpg</text:p>
          </table:table-cell>
          <table:table-cell/>
          <table:table-cell table:formula="of:=IF([.H228]&lt;&gt;&quot;&quot;;HYPERLINK( CONCATENATE(&quot;file://&quot;;[.$J$2];VLOOKUP(LEFT([.H228];IF(               ISNUMBER(FIND(&quot; &quot;;[.H228]));FIND(&quot; &quot;;[.H228])-1;LEN([.H228])       )                );[Fotografie.$B$1:.$D$403];3;0);&quot;/&quot;;LEFT([.H228];IF(               ISNUMBER(FIND(&quot; &quot;;[.H228]));FIND(&quot; &quot;;[.H228])-1;LEN([.H228])       )                )));&quot;&quot;)" office:value-type="string" office:string-value="file:///home/pmichalec/hg2g/workspace-popo/Evidence/fotonezarazene//20140706_0002.jpg" calcext:value-type="string">
            <text:p>file:///home/pmichalec/hg2g/workspace-popo/Evidence/fotonezarazene//20140706_0002.jpg</text:p>
          </table:table-cell>
          <table:table-cell table:style-name="ce110" table:formula="of:=IF([.I228]&lt;&gt;&quot;&quot;;HYPERLINK( CONCATENATE(&quot;file://&quot;;[.$K$2];VLOOKUP(LEFT([.I228];IF(               ISNUMBER(FIND(&quot; &quot;;[.I228]));FIND(&quot; &quot;;[.I228])-1;LEN([.I228])       )                );[Doklady.$B$1:.$D$405];3;0);&quot;/&quot;;LEFT([.I228];IF(               ISNUMBER(FIND(&quot; &quot;;[.I228]));FIND(&quot; &quot;;[.I228])-1;LEN([.I22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8]+1" office:value-type="string" office:string-value="" calcext:value-type="error">
            <text:p>#REF!</text:p>
          </table:table-cell>
          <table:table-cell/>
          <table:table-cell table:formula="of:=VLOOKUP(LEFT([.H229];IF(               ISNUMBER(FIND(&quot; &quot;;[.H229]));FIND(&quot; &quot;;[.H229])-1;LEN([.H22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8.jpg</text:p>
          </table:table-cell>
          <table:table-cell/>
          <table:table-cell table:formula="of:=IF([.H229]&lt;&gt;&quot;&quot;;HYPERLINK( CONCATENATE(&quot;file://&quot;;[.$J$2];VLOOKUP(LEFT([.H229];IF(               ISNUMBER(FIND(&quot; &quot;;[.H229]));FIND(&quot; &quot;;[.H229])-1;LEN([.H229])       )                );[Fotografie.$B$1:.$D$403];3;0);&quot;/&quot;;LEFT([.H229];IF(               ISNUMBER(FIND(&quot; &quot;;[.H229]));FIND(&quot; &quot;;[.H229])-1;LEN([.H229])       )                )));&quot;&quot;)" office:value-type="string" office:string-value="file:///home/pmichalec/hg2g/workspace-popo/Evidence/fotonezarazene//_APE0988.jpg" calcext:value-type="string">
            <text:p>file:///home/pmichalec/hg2g/workspace-popo/Evidence/fotonezarazene//_APE0988.jpg</text:p>
          </table:table-cell>
          <table:table-cell table:style-name="ce110" table:formula="of:=IF([.I229]&lt;&gt;&quot;&quot;;HYPERLINK( CONCATENATE(&quot;file://&quot;;[.$K$2];VLOOKUP(LEFT([.I229];IF(               ISNUMBER(FIND(&quot; &quot;;[.I229]));FIND(&quot; &quot;;[.I229])-1;LEN([.I229])       )                );[Doklady.$B$1:.$D$405];3;0);&quot;/&quot;;LEFT([.I229];IF(               ISNUMBER(FIND(&quot; &quot;;[.I229]));FIND(&quot; &quot;;[.I229])-1;LEN([.I22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29]+1" office:value-type="string" office:string-value="" calcext:value-type="error">
            <text:p>#REF!</text:p>
          </table:table-cell>
          <table:table-cell/>
          <table:table-cell table:formula="of:=VLOOKUP(LEFT([.H230];IF(               ISNUMBER(FIND(&quot; &quot;;[.H230]));FIND(&quot; &quot;;[.H230])-1;LEN([.H23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3.jpg</text:p>
          </table:table-cell>
          <table:table-cell/>
          <table:table-cell table:formula="of:=IF([.H230]&lt;&gt;&quot;&quot;;HYPERLINK( CONCATENATE(&quot;file://&quot;;[.$J$2];VLOOKUP(LEFT([.H230];IF(               ISNUMBER(FIND(&quot; &quot;;[.H230]));FIND(&quot; &quot;;[.H230])-1;LEN([.H230])       )                );[Fotografie.$B$1:.$D$403];3;0);&quot;/&quot;;LEFT([.H230];IF(               ISNUMBER(FIND(&quot; &quot;;[.H230]));FIND(&quot; &quot;;[.H230])-1;LEN([.H230])       )                )));&quot;&quot;)" office:value-type="string" office:string-value="file:///home/pmichalec/hg2g/workspace-popo/Evidence/fotonezarazene//20140706_0023.jpg" calcext:value-type="string">
            <text:p>file:///home/pmichalec/hg2g/workspace-popo/Evidence/fotonezarazene//20140706_0023.jpg</text:p>
          </table:table-cell>
          <table:table-cell table:style-name="ce110" table:formula="of:=IF([.I230]&lt;&gt;&quot;&quot;;HYPERLINK( CONCATENATE(&quot;file://&quot;;[.$K$2];VLOOKUP(LEFT([.I230];IF(               ISNUMBER(FIND(&quot; &quot;;[.I230]));FIND(&quot; &quot;;[.I230])-1;LEN([.I230])       )                );[Doklady.$B$1:.$D$405];3;0);&quot;/&quot;;LEFT([.I230];IF(               ISNUMBER(FIND(&quot; &quot;;[.I230]));FIND(&quot; &quot;;[.I230])-1;LEN([.I23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0]+1" office:value-type="string" office:string-value="" calcext:value-type="error">
            <text:p>#REF!</text:p>
          </table:table-cell>
          <table:table-cell/>
          <table:table-cell table:formula="of:=VLOOKUP(LEFT([.H231];IF(               ISNUMBER(FIND(&quot; &quot;;[.H231]));FIND(&quot; &quot;;[.H231])-1;LEN([.H23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93.jpg</text:p>
          </table:table-cell>
          <table:table-cell/>
          <table:table-cell table:formula="of:=IF([.H231]&lt;&gt;&quot;&quot;;HYPERLINK( CONCATENATE(&quot;file://&quot;;[.$J$2];VLOOKUP(LEFT([.H231];IF(               ISNUMBER(FIND(&quot; &quot;;[.H231]));FIND(&quot; &quot;;[.H231])-1;LEN([.H231])       )                );[Fotografie.$B$1:.$D$403];3;0);&quot;/&quot;;LEFT([.H231];IF(               ISNUMBER(FIND(&quot; &quot;;[.H231]));FIND(&quot; &quot;;[.H231])-1;LEN([.H231])       )                )));&quot;&quot;)" office:value-type="string" office:string-value="file:///home/pmichalec/hg2g/workspace-popo/Evidence/fotonezarazene//_APE0993.jpg" calcext:value-type="string">
            <text:p>file:///home/pmichalec/hg2g/workspace-popo/Evidence/fotonezarazene//_APE0993.jpg</text:p>
          </table:table-cell>
          <table:table-cell table:style-name="ce110" table:formula="of:=IF([.I231]&lt;&gt;&quot;&quot;;HYPERLINK( CONCATENATE(&quot;file://&quot;;[.$K$2];VLOOKUP(LEFT([.I231];IF(               ISNUMBER(FIND(&quot; &quot;;[.I231]));FIND(&quot; &quot;;[.I231])-1;LEN([.I231])       )                );[Doklady.$B$1:.$D$405];3;0);&quot;/&quot;;LEFT([.I231];IF(               ISNUMBER(FIND(&quot; &quot;;[.I231]));FIND(&quot; &quot;;[.I231])-1;LEN([.I23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1]+1" office:value-type="string" office:string-value="" calcext:value-type="error">
            <text:p>#REF!</text:p>
          </table:table-cell>
          <table:table-cell/>
          <table:table-cell table:formula="of:=VLOOKUP(LEFT([.H232];IF(               ISNUMBER(FIND(&quot; &quot;;[.H232]));FIND(&quot; &quot;;[.H232])-1;LEN([.H23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1.jpg</text:p>
          </table:table-cell>
          <table:table-cell/>
          <table:table-cell table:formula="of:=IF([.H232]&lt;&gt;&quot;&quot;;HYPERLINK( CONCATENATE(&quot;file://&quot;;[.$J$2];VLOOKUP(LEFT([.H232];IF(               ISNUMBER(FIND(&quot; &quot;;[.H232]));FIND(&quot; &quot;;[.H232])-1;LEN([.H232])       )                );[Fotografie.$B$1:.$D$403];3;0);&quot;/&quot;;LEFT([.H232];IF(               ISNUMBER(FIND(&quot; &quot;;[.H232]));FIND(&quot; &quot;;[.H232])-1;LEN([.H232])       )                )));&quot;&quot;)" office:value-type="string" office:string-value="file:///home/pmichalec/hg2g/workspace-popo/Evidence/fotonezarazene//_APE1001.jpg" calcext:value-type="string">
            <text:p>file:///home/pmichalec/hg2g/workspace-popo/Evidence/fotonezarazene//_APE1001.jpg</text:p>
          </table:table-cell>
          <table:table-cell table:style-name="ce110" table:formula="of:=IF([.I232]&lt;&gt;&quot;&quot;;HYPERLINK( CONCATENATE(&quot;file://&quot;;[.$K$2];VLOOKUP(LEFT([.I232];IF(               ISNUMBER(FIND(&quot; &quot;;[.I232]));FIND(&quot; &quot;;[.I232])-1;LEN([.I232])       )                );[Doklady.$B$1:.$D$405];3;0);&quot;/&quot;;LEFT([.I232];IF(               ISNUMBER(FIND(&quot; &quot;;[.I232]));FIND(&quot; &quot;;[.I232])-1;LEN([.I23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2]+1" office:value-type="string" office:string-value="" calcext:value-type="error">
            <text:p>#REF!</text:p>
          </table:table-cell>
          <table:table-cell/>
          <table:table-cell table:formula="of:=VLOOKUP(LEFT([.H233];IF(               ISNUMBER(FIND(&quot; &quot;;[.H233]));FIND(&quot; &quot;;[.H233])-1;LEN([.H23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5.jpg</text:p>
          </table:table-cell>
          <table:table-cell/>
          <table:table-cell table:formula="of:=IF([.H233]&lt;&gt;&quot;&quot;;HYPERLINK( CONCATENATE(&quot;file://&quot;;[.$J$2];VLOOKUP(LEFT([.H233];IF(               ISNUMBER(FIND(&quot; &quot;;[.H233]));FIND(&quot; &quot;;[.H233])-1;LEN([.H233])       )                );[Fotografie.$B$1:.$D$403];3;0);&quot;/&quot;;LEFT([.H233];IF(               ISNUMBER(FIND(&quot; &quot;;[.H233]));FIND(&quot; &quot;;[.H233])-1;LEN([.H233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233]&lt;&gt;&quot;&quot;;HYPERLINK( CONCATENATE(&quot;file://&quot;;[.$K$2];VLOOKUP(LEFT([.I233];IF(               ISNUMBER(FIND(&quot; &quot;;[.I233]));FIND(&quot; &quot;;[.I233])-1;LEN([.I233])       )                );[Doklady.$B$1:.$D$405];3;0);&quot;/&quot;;LEFT([.I233];IF(               ISNUMBER(FIND(&quot; &quot;;[.I233]));FIND(&quot; &quot;;[.I233])-1;LEN([.I23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3]+1" office:value-type="string" office:string-value="" calcext:value-type="error">
            <text:p>#REF!</text:p>
          </table:table-cell>
          <table:table-cell/>
          <table:table-cell table:formula="of:=VLOOKUP(LEFT([.H234];IF(               ISNUMBER(FIND(&quot; &quot;;[.H234]));FIND(&quot; &quot;;[.H234])-1;LEN([.H23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0.jpg</text:p>
          </table:table-cell>
          <table:table-cell/>
          <table:table-cell table:formula="of:=IF([.H234]&lt;&gt;&quot;&quot;;HYPERLINK( CONCATENATE(&quot;file://&quot;;[.$J$2];VLOOKUP(LEFT([.H234];IF(               ISNUMBER(FIND(&quot; &quot;;[.H234]));FIND(&quot; &quot;;[.H234])-1;LEN([.H234])       )                );[Fotografie.$B$1:.$D$403];3;0);&quot;/&quot;;LEFT([.H234];IF(               ISNUMBER(FIND(&quot; &quot;;[.H234]));FIND(&quot; &quot;;[.H234])-1;LEN([.H234])       )                )));&quot;&quot;)" office:value-type="string" office:string-value="file:///home/pmichalec/hg2g/workspace-popo/Evidence/fotonezarazene//20140706_0020.jpg" calcext:value-type="string">
            <text:p>file:///home/pmichalec/hg2g/workspace-popo/Evidence/fotonezarazene//20140706_0020.jpg</text:p>
          </table:table-cell>
          <table:table-cell table:style-name="ce110" table:formula="of:=IF([.I234]&lt;&gt;&quot;&quot;;HYPERLINK( CONCATENATE(&quot;file://&quot;;[.$K$2];VLOOKUP(LEFT([.I234];IF(               ISNUMBER(FIND(&quot; &quot;;[.I234]));FIND(&quot; &quot;;[.I234])-1;LEN([.I234])       )                );[Doklady.$B$1:.$D$405];3;0);&quot;/&quot;;LEFT([.I234];IF(               ISNUMBER(FIND(&quot; &quot;;[.I234]));FIND(&quot; &quot;;[.I234])-1;LEN([.I23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4]+1" office:value-type="string" office:string-value="" calcext:value-type="error">
            <text:p>#REF!</text:p>
          </table:table-cell>
          <table:table-cell/>
          <table:table-cell table:formula="of:=VLOOKUP(LEFT([.H235];IF(               ISNUMBER(FIND(&quot; &quot;;[.H235]));FIND(&quot; &quot;;[.H235])-1;LEN([.H23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2.jpg</text:p>
          </table:table-cell>
          <table:table-cell/>
          <table:table-cell table:formula="of:=IF([.H235]&lt;&gt;&quot;&quot;;HYPERLINK( CONCATENATE(&quot;file://&quot;;[.$J$2];VLOOKUP(LEFT([.H235];IF(               ISNUMBER(FIND(&quot; &quot;;[.H235]));FIND(&quot; &quot;;[.H235])-1;LEN([.H235])       )                );[Fotografie.$B$1:.$D$403];3;0);&quot;/&quot;;LEFT([.H235];IF(               ISNUMBER(FIND(&quot; &quot;;[.H235]));FIND(&quot; &quot;;[.H235])-1;LEN([.H235])       )                )));&quot;&quot;)" office:value-type="string" office:string-value="file:///home/pmichalec/hg2g/workspace-popo/Evidence/fotonezarazene//_APE0982.jpg" calcext:value-type="string">
            <text:p>file:///home/pmichalec/hg2g/workspace-popo/Evidence/fotonezarazene//_APE0982.jpg</text:p>
          </table:table-cell>
          <table:table-cell table:style-name="ce110" table:formula="of:=IF([.I235]&lt;&gt;&quot;&quot;;HYPERLINK( CONCATENATE(&quot;file://&quot;;[.$K$2];VLOOKUP(LEFT([.I235];IF(               ISNUMBER(FIND(&quot; &quot;;[.I235]));FIND(&quot; &quot;;[.I235])-1;LEN([.I235])       )                );[Doklady.$B$1:.$D$405];3;0);&quot;/&quot;;LEFT([.I235];IF(               ISNUMBER(FIND(&quot; &quot;;[.I235]));FIND(&quot; &quot;;[.I235])-1;LEN([.I23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5]+1" office:value-type="string" office:string-value="" calcext:value-type="error">
            <text:p>#REF!</text:p>
          </table:table-cell>
          <table:table-cell/>
          <table:table-cell table:formula="of:=VLOOKUP(LEFT([.H236];IF(               ISNUMBER(FIND(&quot; &quot;;[.H236]));FIND(&quot; &quot;;[.H236])-1;LEN([.H23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5.jpg</text:p>
          </table:table-cell>
          <table:table-cell/>
          <table:table-cell table:formula="of:=IF([.H236]&lt;&gt;&quot;&quot;;HYPERLINK( CONCATENATE(&quot;file://&quot;;[.$J$2];VLOOKUP(LEFT([.H236];IF(               ISNUMBER(FIND(&quot; &quot;;[.H236]));FIND(&quot; &quot;;[.H236])-1;LEN([.H236])       )                );[Fotografie.$B$1:.$D$403];3;0);&quot;/&quot;;LEFT([.H236];IF(               ISNUMBER(FIND(&quot; &quot;;[.H236]));FIND(&quot; &quot;;[.H236])-1;LEN([.H236])       )                )));&quot;&quot;)" office:value-type="string" office:string-value="file:///home/pmichalec/hg2g/workspace-popo/Evidence/fotonezarazene//20140706_0005.jpg" calcext:value-type="string">
            <text:p>file:///home/pmichalec/hg2g/workspace-popo/Evidence/fotonezarazene//20140706_0005.jpg</text:p>
          </table:table-cell>
          <table:table-cell table:style-name="ce110" table:formula="of:=IF([.I236]&lt;&gt;&quot;&quot;;HYPERLINK( CONCATENATE(&quot;file://&quot;;[.$K$2];VLOOKUP(LEFT([.I236];IF(               ISNUMBER(FIND(&quot; &quot;;[.I236]));FIND(&quot; &quot;;[.I236])-1;LEN([.I236])       )                );[Doklady.$B$1:.$D$405];3;0);&quot;/&quot;;LEFT([.I236];IF(               ISNUMBER(FIND(&quot; &quot;;[.I236]));FIND(&quot; &quot;;[.I236])-1;LEN([.I23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6]+1" office:value-type="string" office:string-value="" calcext:value-type="error">
            <text:p>#REF!</text:p>
          </table:table-cell>
          <table:table-cell/>
          <table:table-cell table:formula="of:=VLOOKUP(LEFT([.H237];IF(               ISNUMBER(FIND(&quot; &quot;;[.H237]));FIND(&quot; &quot;;[.H237])-1;LEN([.H23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13.jpg</text:p>
          </table:table-cell>
          <table:table-cell/>
          <table:table-cell table:formula="of:=IF([.H237]&lt;&gt;&quot;&quot;;HYPERLINK( CONCATENATE(&quot;file://&quot;;[.$J$2];VLOOKUP(LEFT([.H237];IF(               ISNUMBER(FIND(&quot; &quot;;[.H237]));FIND(&quot; &quot;;[.H237])-1;LEN([.H237])       )                );[Fotografie.$B$1:.$D$403];3;0);&quot;/&quot;;LEFT([.H237];IF(               ISNUMBER(FIND(&quot; &quot;;[.H237]));FIND(&quot; &quot;;[.H237])-1;LEN([.H237])       )                )));&quot;&quot;)" office:value-type="string" office:string-value="file:///home/pmichalec/hg2g/workspace-popo/Evidence/fotonezarazene//_APE1013.jpg" calcext:value-type="string">
            <text:p>file:///home/pmichalec/hg2g/workspace-popo/Evidence/fotonezarazene//_APE1013.jpg</text:p>
          </table:table-cell>
          <table:table-cell table:style-name="ce110" table:formula="of:=IF([.I237]&lt;&gt;&quot;&quot;;HYPERLINK( CONCATENATE(&quot;file://&quot;;[.$K$2];VLOOKUP(LEFT([.I237];IF(               ISNUMBER(FIND(&quot; &quot;;[.I237]));FIND(&quot; &quot;;[.I237])-1;LEN([.I237])       )                );[Doklady.$B$1:.$D$405];3;0);&quot;/&quot;;LEFT([.I237];IF(               ISNUMBER(FIND(&quot; &quot;;[.I237]));FIND(&quot; &quot;;[.I237])-1;LEN([.I23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7]+1" office:value-type="string" office:string-value="" calcext:value-type="error">
            <text:p>#REF!</text:p>
          </table:table-cell>
          <table:table-cell/>
          <table:table-cell table:formula="of:=VLOOKUP(LEFT([.H238];IF(               ISNUMBER(FIND(&quot; &quot;;[.H238]));FIND(&quot; &quot;;[.H238])-1;LEN([.H23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8.jpg</text:p>
          </table:table-cell>
          <table:table-cell/>
          <table:table-cell table:formula="of:=IF([.H238]&lt;&gt;&quot;&quot;;HYPERLINK( CONCATENATE(&quot;file://&quot;;[.$J$2];VLOOKUP(LEFT([.H238];IF(               ISNUMBER(FIND(&quot; &quot;;[.H238]));FIND(&quot; &quot;;[.H238])-1;LEN([.H238])       )                );[Fotografie.$B$1:.$D$403];3;0);&quot;/&quot;;LEFT([.H238];IF(               ISNUMBER(FIND(&quot; &quot;;[.H238]));FIND(&quot; &quot;;[.H238])-1;LEN([.H238])       )                )));&quot;&quot;)" office:value-type="string" office:string-value="file:///home/pmichalec/hg2g/workspace-popo/Evidence/fotonezarazene//_APE1008.jpg" calcext:value-type="string">
            <text:p>file:///home/pmichalec/hg2g/workspace-popo/Evidence/fotonezarazene//_APE1008.jpg</text:p>
          </table:table-cell>
          <table:table-cell table:style-name="ce110" table:formula="of:=IF([.I238]&lt;&gt;&quot;&quot;;HYPERLINK( CONCATENATE(&quot;file://&quot;;[.$K$2];VLOOKUP(LEFT([.I238];IF(               ISNUMBER(FIND(&quot; &quot;;[.I238]));FIND(&quot; &quot;;[.I238])-1;LEN([.I238])       )                );[Doklady.$B$1:.$D$405];3;0);&quot;/&quot;;LEFT([.I238];IF(               ISNUMBER(FIND(&quot; &quot;;[.I238]));FIND(&quot; &quot;;[.I238])-1;LEN([.I23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8]+1" office:value-type="string" office:string-value="" calcext:value-type="error">
            <text:p>#REF!</text:p>
          </table:table-cell>
          <table:table-cell/>
          <table:table-cell table:formula="of:=VLOOKUP(LEFT([.H239];IF(               ISNUMBER(FIND(&quot; &quot;;[.H239]));FIND(&quot; &quot;;[.H239])-1;LEN([.H23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2.jpg</text:p>
          </table:table-cell>
          <table:table-cell/>
          <table:table-cell table:formula="of:=IF([.H239]&lt;&gt;&quot;&quot;;HYPERLINK( CONCATENATE(&quot;file://&quot;;[.$J$2];VLOOKUP(LEFT([.H239];IF(               ISNUMBER(FIND(&quot; &quot;;[.H239]));FIND(&quot; &quot;;[.H239])-1;LEN([.H239])       )                );[Fotografie.$B$1:.$D$403];3;0);&quot;/&quot;;LEFT([.H239];IF(               ISNUMBER(FIND(&quot; &quot;;[.H239]));FIND(&quot; &quot;;[.H239])-1;LEN([.H239])       )                )));&quot;&quot;)" office:value-type="string" office:string-value="file:///home/pmichalec/hg2g/workspace-popo/Evidence/fotonezarazene//20140706_0022.jpg" calcext:value-type="string">
            <text:p>file:///home/pmichalec/hg2g/workspace-popo/Evidence/fotonezarazene//20140706_0022.jpg</text:p>
          </table:table-cell>
          <table:table-cell table:style-name="ce110" table:formula="of:=IF([.I239]&lt;&gt;&quot;&quot;;HYPERLINK( CONCATENATE(&quot;file://&quot;;[.$K$2];VLOOKUP(LEFT([.I239];IF(               ISNUMBER(FIND(&quot; &quot;;[.I239]));FIND(&quot; &quot;;[.I239])-1;LEN([.I239])       )                );[Doklady.$B$1:.$D$405];3;0);&quot;/&quot;;LEFT([.I239];IF(               ISNUMBER(FIND(&quot; &quot;;[.I239]));FIND(&quot; &quot;;[.I239])-1;LEN([.I23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39]+1" office:value-type="string" office:string-value="" calcext:value-type="error">
            <text:p>#REF!</text:p>
          </table:table-cell>
          <table:table-cell/>
          <table:table-cell table:formula="of:=VLOOKUP(LEFT([.H240];IF(               ISNUMBER(FIND(&quot; &quot;;[.H240]));FIND(&quot; &quot;;[.H240])-1;LEN([.H24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4.jpg</text:p>
          </table:table-cell>
          <table:table-cell/>
          <table:table-cell table:formula="of:=IF([.H240]&lt;&gt;&quot;&quot;;HYPERLINK( CONCATENATE(&quot;file://&quot;;[.$J$2];VLOOKUP(LEFT([.H240];IF(               ISNUMBER(FIND(&quot; &quot;;[.H240]));FIND(&quot; &quot;;[.H240])-1;LEN([.H240])       )                );[Fotografie.$B$1:.$D$403];3;0);&quot;/&quot;;LEFT([.H240];IF(               ISNUMBER(FIND(&quot; &quot;;[.H240]));FIND(&quot; &quot;;[.H240])-1;LEN([.H240])       )                )));&quot;&quot;)" office:value-type="string" office:string-value="file:///home/pmichalec/hg2g/workspace-popo/Evidence/fotonezarazene//_APE0984.jpg" calcext:value-type="string">
            <text:p>file:///home/pmichalec/hg2g/workspace-popo/Evidence/fotonezarazene//_APE0984.jpg</text:p>
          </table:table-cell>
          <table:table-cell table:style-name="ce110" table:formula="of:=IF([.I240]&lt;&gt;&quot;&quot;;HYPERLINK( CONCATENATE(&quot;file://&quot;;[.$K$2];VLOOKUP(LEFT([.I240];IF(               ISNUMBER(FIND(&quot; &quot;;[.I240]));FIND(&quot; &quot;;[.I240])-1;LEN([.I240])       )                );[Doklady.$B$1:.$D$405];3;0);&quot;/&quot;;LEFT([.I240];IF(               ISNUMBER(FIND(&quot; &quot;;[.I240]));FIND(&quot; &quot;;[.I240])-1;LEN([.I24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0]+1" office:value-type="string" office:string-value="" calcext:value-type="error">
            <text:p>#REF!</text:p>
          </table:table-cell>
          <table:table-cell/>
          <table:table-cell table:formula="of:=VLOOKUP(LEFT([.H241];IF(               ISNUMBER(FIND(&quot; &quot;;[.H241]));FIND(&quot; &quot;;[.H241])-1;LEN([.H24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98.jpg</text:p>
          </table:table-cell>
          <table:table-cell/>
          <table:table-cell table:formula="of:=IF([.H241]&lt;&gt;&quot;&quot;;HYPERLINK( CONCATENATE(&quot;file://&quot;;[.$J$2];VLOOKUP(LEFT([.H241];IF(               ISNUMBER(FIND(&quot; &quot;;[.H241]));FIND(&quot; &quot;;[.H241])-1;LEN([.H241])       )                );[Fotografie.$B$1:.$D$403];3;0);&quot;/&quot;;LEFT([.H241];IF(               ISNUMBER(FIND(&quot; &quot;;[.H241]));FIND(&quot; &quot;;[.H241])-1;LEN([.H241])       )                )));&quot;&quot;)" office:value-type="string" office:string-value="file:///home/pmichalec/hg2g/workspace-popo/Evidence/fotonezarazene//_APE0998.jpg" calcext:value-type="string">
            <text:p>file:///home/pmichalec/hg2g/workspace-popo/Evidence/fotonezarazene//_APE0998.jpg</text:p>
          </table:table-cell>
          <table:table-cell table:style-name="ce110" table:formula="of:=IF([.I241]&lt;&gt;&quot;&quot;;HYPERLINK( CONCATENATE(&quot;file://&quot;;[.$K$2];VLOOKUP(LEFT([.I241];IF(               ISNUMBER(FIND(&quot; &quot;;[.I241]));FIND(&quot; &quot;;[.I241])-1;LEN([.I241])       )                );[Doklady.$B$1:.$D$405];3;0);&quot;/&quot;;LEFT([.I241];IF(               ISNUMBER(FIND(&quot; &quot;;[.I241]));FIND(&quot; &quot;;[.I241])-1;LEN([.I24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1]+1" office:value-type="string" office:string-value="" calcext:value-type="error">
            <text:p>#REF!</text:p>
          </table:table-cell>
          <table:table-cell/>
          <table:table-cell table:formula="of:=VLOOKUP(LEFT([.H242];IF(               ISNUMBER(FIND(&quot; &quot;;[.H242]));FIND(&quot; &quot;;[.H242])-1;LEN([.H24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0.jpg</text:p>
          </table:table-cell>
          <table:table-cell/>
          <table:table-cell table:formula="of:=IF([.H242]&lt;&gt;&quot;&quot;;HYPERLINK( CONCATENATE(&quot;file://&quot;;[.$J$2];VLOOKUP(LEFT([.H242];IF(               ISNUMBER(FIND(&quot; &quot;;[.H242]));FIND(&quot; &quot;;[.H242])-1;LEN([.H242])       )                );[Fotografie.$B$1:.$D$403];3;0);&quot;/&quot;;LEFT([.H242];IF(               ISNUMBER(FIND(&quot; &quot;;[.H242]));FIND(&quot; &quot;;[.H242])-1;LEN([.H242])       )                )));&quot;&quot;)" office:value-type="string" office:string-value="file:///home/pmichalec/hg2g/workspace-popo/Evidence/fotonezarazene//_APE1000.jpg" calcext:value-type="string">
            <text:p>file:///home/pmichalec/hg2g/workspace-popo/Evidence/fotonezarazene//_APE1000.jpg</text:p>
          </table:table-cell>
          <table:table-cell table:style-name="ce110" table:formula="of:=IF([.I242]&lt;&gt;&quot;&quot;;HYPERLINK( CONCATENATE(&quot;file://&quot;;[.$K$2];VLOOKUP(LEFT([.I242];IF(               ISNUMBER(FIND(&quot; &quot;;[.I242]));FIND(&quot; &quot;;[.I242])-1;LEN([.I242])       )                );[Doklady.$B$1:.$D$405];3;0);&quot;/&quot;;LEFT([.I242];IF(               ISNUMBER(FIND(&quot; &quot;;[.I242]));FIND(&quot; &quot;;[.I242])-1;LEN([.I24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2]+1" office:value-type="string" office:string-value="" calcext:value-type="error">
            <text:p>#REF!</text:p>
          </table:table-cell>
          <table:table-cell/>
          <table:table-cell table:formula="of:=VLOOKUP(LEFT([.H243];IF(               ISNUMBER(FIND(&quot; &quot;;[.H243]));FIND(&quot; &quot;;[.H243])-1;LEN([.H24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85.jpg</text:p>
          </table:table-cell>
          <table:table-cell/>
          <table:table-cell table:formula="of:=IF([.H243]&lt;&gt;&quot;&quot;;HYPERLINK( CONCATENATE(&quot;file://&quot;;[.$J$2];VLOOKUP(LEFT([.H243];IF(               ISNUMBER(FIND(&quot; &quot;;[.H243]));FIND(&quot; &quot;;[.H243])-1;LEN([.H243])       )                );[Fotografie.$B$1:.$D$403];3;0);&quot;/&quot;;LEFT([.H243];IF(               ISNUMBER(FIND(&quot; &quot;;[.H243]));FIND(&quot; &quot;;[.H243])-1;LEN([.H243])       )                )));&quot;&quot;)" office:value-type="string" office:string-value="file:///home/pmichalec/hg2g/workspace-popo/Evidence/fotonezarazene//_APE0985.jpg" calcext:value-type="string">
            <text:p>file:///home/pmichalec/hg2g/workspace-popo/Evidence/fotonezarazene//_APE0985.jpg</text:p>
          </table:table-cell>
          <table:table-cell table:style-name="ce110" table:formula="of:=IF([.I243]&lt;&gt;&quot;&quot;;HYPERLINK( CONCATENATE(&quot;file://&quot;;[.$K$2];VLOOKUP(LEFT([.I243];IF(               ISNUMBER(FIND(&quot; &quot;;[.I243]));FIND(&quot; &quot;;[.I243])-1;LEN([.I243])       )                );[Doklady.$B$1:.$D$405];3;0);&quot;/&quot;;LEFT([.I243];IF(               ISNUMBER(FIND(&quot; &quot;;[.I243]));FIND(&quot; &quot;;[.I243])-1;LEN([.I24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3]+1" office:value-type="string" office:string-value="" calcext:value-type="error">
            <text:p>#REF!</text:p>
          </table:table-cell>
          <table:table-cell/>
          <table:table-cell table:formula="of:=VLOOKUP(LEFT([.H244];IF(               ISNUMBER(FIND(&quot; &quot;;[.H244]));FIND(&quot; &quot;;[.H244])-1;LEN([.H24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91.jpg</text:p>
          </table:table-cell>
          <table:table-cell/>
          <table:table-cell table:formula="of:=IF([.H244]&lt;&gt;&quot;&quot;;HYPERLINK( CONCATENATE(&quot;file://&quot;;[.$J$2];VLOOKUP(LEFT([.H244];IF(               ISNUMBER(FIND(&quot; &quot;;[.H244]));FIND(&quot; &quot;;[.H244])-1;LEN([.H244])       )                );[Fotografie.$B$1:.$D$403];3;0);&quot;/&quot;;LEFT([.H244];IF(               ISNUMBER(FIND(&quot; &quot;;[.H244]));FIND(&quot; &quot;;[.H244])-1;LEN([.H244])       )                )));&quot;&quot;)" office:value-type="string" office:string-value="file:///home/pmichalec/hg2g/workspace-popo/Evidence/fotonezarazene//_APE0991.jpg" calcext:value-type="string">
            <text:p>file:///home/pmichalec/hg2g/workspace-popo/Evidence/fotonezarazene//_APE0991.jpg</text:p>
          </table:table-cell>
          <table:table-cell table:style-name="ce110" table:formula="of:=IF([.I244]&lt;&gt;&quot;&quot;;HYPERLINK( CONCATENATE(&quot;file://&quot;;[.$K$2];VLOOKUP(LEFT([.I244];IF(               ISNUMBER(FIND(&quot; &quot;;[.I244]));FIND(&quot; &quot;;[.I244])-1;LEN([.I244])       )                );[Doklady.$B$1:.$D$405];3;0);&quot;/&quot;;LEFT([.I244];IF(               ISNUMBER(FIND(&quot; &quot;;[.I244]));FIND(&quot; &quot;;[.I244])-1;LEN([.I24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4]+1" office:value-type="string" office:string-value="" calcext:value-type="error">
            <text:p>#REF!</text:p>
          </table:table-cell>
          <table:table-cell/>
          <table:table-cell table:formula="of:=VLOOKUP(LEFT([.H245];IF(               ISNUMBER(FIND(&quot; &quot;;[.H245]));FIND(&quot; &quot;;[.H245])-1;LEN([.H24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6.jpg</text:p>
          </table:table-cell>
          <table:table-cell/>
          <table:table-cell table:formula="of:=IF([.H245]&lt;&gt;&quot;&quot;;HYPERLINK( CONCATENATE(&quot;file://&quot;;[.$J$2];VLOOKUP(LEFT([.H245];IF(               ISNUMBER(FIND(&quot; &quot;;[.H245]));FIND(&quot; &quot;;[.H245])-1;LEN([.H245])       )                );[Fotografie.$B$1:.$D$403];3;0);&quot;/&quot;;LEFT([.H245];IF(               ISNUMBER(FIND(&quot; &quot;;[.H245]));FIND(&quot; &quot;;[.H245])-1;LEN([.H245])       )                )));&quot;&quot;)" office:value-type="string" office:string-value="file:///home/pmichalec/hg2g/workspace-popo/Evidence/fotonezarazene//_APE1006.jpg" calcext:value-type="string">
            <text:p>file:///home/pmichalec/hg2g/workspace-popo/Evidence/fotonezarazene//_APE1006.jpg</text:p>
          </table:table-cell>
          <table:table-cell table:style-name="ce110" table:formula="of:=IF([.I245]&lt;&gt;&quot;&quot;;HYPERLINK( CONCATENATE(&quot;file://&quot;;[.$K$2];VLOOKUP(LEFT([.I245];IF(               ISNUMBER(FIND(&quot; &quot;;[.I245]));FIND(&quot; &quot;;[.I245])-1;LEN([.I245])       )                );[Doklady.$B$1:.$D$405];3;0);&quot;/&quot;;LEFT([.I245];IF(               ISNUMBER(FIND(&quot; &quot;;[.I245]));FIND(&quot; &quot;;[.I245])-1;LEN([.I24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5]+1" office:value-type="string" office:string-value="" calcext:value-type="error">
            <text:p>#REF!</text:p>
          </table:table-cell>
          <table:table-cell/>
          <table:table-cell table:formula="of:=VLOOKUP(LEFT([.H246];IF(               ISNUMBER(FIND(&quot; &quot;;[.H246]));FIND(&quot; &quot;;[.H246])-1;LEN([.H24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4.jpg</text:p>
          </table:table-cell>
          <table:table-cell/>
          <table:table-cell table:formula="of:=IF([.H246]&lt;&gt;&quot;&quot;;HYPERLINK( CONCATENATE(&quot;file://&quot;;[.$J$2];VLOOKUP(LEFT([.H246];IF(               ISNUMBER(FIND(&quot; &quot;;[.H246]));FIND(&quot; &quot;;[.H246])-1;LEN([.H246])       )                );[Fotografie.$B$1:.$D$403];3;0);&quot;/&quot;;LEFT([.H246];IF(               ISNUMBER(FIND(&quot; &quot;;[.H246]));FIND(&quot; &quot;;[.H246])-1;LEN([.H246])       )                )));&quot;&quot;)" office:value-type="string" office:string-value="file:///home/pmichalec/hg2g/workspace-popo/Evidence/fotonezarazene//_APE0974.jpg" calcext:value-type="string">
            <text:p>file:///home/pmichalec/hg2g/workspace-popo/Evidence/fotonezarazene//_APE0974.jpg</text:p>
          </table:table-cell>
          <table:table-cell table:style-name="ce110" table:formula="of:=IF([.I246]&lt;&gt;&quot;&quot;;HYPERLINK( CONCATENATE(&quot;file://&quot;;[.$K$2];VLOOKUP(LEFT([.I246];IF(               ISNUMBER(FIND(&quot; &quot;;[.I246]));FIND(&quot; &quot;;[.I246])-1;LEN([.I246])       )                );[Doklady.$B$1:.$D$405];3;0);&quot;/&quot;;LEFT([.I246];IF(               ISNUMBER(FIND(&quot; &quot;;[.I246]));FIND(&quot; &quot;;[.I246])-1;LEN([.I24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6]+1" office:value-type="string" office:string-value="" calcext:value-type="error">
            <text:p>#REF!</text:p>
          </table:table-cell>
          <table:table-cell/>
          <table:table-cell table:formula="of:=VLOOKUP(LEFT([.H247];IF(               ISNUMBER(FIND(&quot; &quot;;[.H247]));FIND(&quot; &quot;;[.H247])-1;LEN([.H24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knihy</text:p>
          </table:table-cell>
          <table:table-cell/>
          <table:table-cell table:formula="of:=IF([.H247]&lt;&gt;&quot;&quot;;HYPERLINK( CONCATENATE(&quot;file://&quot;;[.$J$2];VLOOKUP(LEFT([.H247];IF(               ISNUMBER(FIND(&quot; &quot;;[.H247]));FIND(&quot; &quot;;[.H247])-1;LEN([.H247])       )                );[Fotografie.$B$1:.$D$403];3;0);&quot;/&quot;;LEFT([.H247];IF(               ISNUMBER(FIND(&quot; &quot;;[.H247]));FIND(&quot; &quot;;[.H247])-1;LEN([.H247])       )                )));&quot;&quot;)" office:value-type="string" office:string-value="file:///home/pmichalec/hg2g/workspace-popo/Evidence/fotonezarazene//knihy" calcext:value-type="string">
            <text:p>file:///home/pmichalec/hg2g/workspace-popo/Evidence/fotonezarazene//knihy</text:p>
          </table:table-cell>
          <table:table-cell table:style-name="ce110" table:formula="of:=IF([.I247]&lt;&gt;&quot;&quot;;HYPERLINK( CONCATENATE(&quot;file://&quot;;[.$K$2];VLOOKUP(LEFT([.I247];IF(               ISNUMBER(FIND(&quot; &quot;;[.I247]));FIND(&quot; &quot;;[.I247])-1;LEN([.I247])       )                );[Doklady.$B$1:.$D$405];3;0);&quot;/&quot;;LEFT([.I247];IF(               ISNUMBER(FIND(&quot; &quot;;[.I247]));FIND(&quot; &quot;;[.I247])-1;LEN([.I24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7]+1" office:value-type="string" office:string-value="" calcext:value-type="error">
            <text:p>#REF!</text:p>
          </table:table-cell>
          <table:table-cell/>
          <table:table-cell table:formula="of:=VLOOKUP(LEFT([.H248];IF(               ISNUMBER(FIND(&quot; &quot;;[.H248]));FIND(&quot; &quot;;[.H248])-1;LEN([.H248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48]&lt;&gt;&quot;&quot;;HYPERLINK( CONCATENATE(&quot;file://&quot;;[.$J$2];VLOOKUP(LEFT([.H248];IF(               ISNUMBER(FIND(&quot; &quot;;[.H248]));FIND(&quot; &quot;;[.H248])-1;LEN([.H248])       )                );[Fotografie.$B$1:.$D$403];3;0);&quot;/&quot;;LEFT([.H248];IF(               ISNUMBER(FIND(&quot; &quot;;[.H248]));FIND(&quot; &quot;;[.H248])-1;LEN([.H248])       )                )));&quot;&quot;)">
            <text:p/>
          </table:table-cell>
          <table:table-cell table:style-name="ce110" table:formula="of:=IF([.I248]&lt;&gt;&quot;&quot;;HYPERLINK( CONCATENATE(&quot;file://&quot;;[.$K$2];VLOOKUP(LEFT([.I248];IF(               ISNUMBER(FIND(&quot; &quot;;[.I248]));FIND(&quot; &quot;;[.I248])-1;LEN([.I248])       )                );[Doklady.$B$1:.$D$405];3;0);&quot;/&quot;;LEFT([.I248];IF(               ISNUMBER(FIND(&quot; &quot;;[.I248]));FIND(&quot; &quot;;[.I248])-1;LEN([.I24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8]+1" office:value-type="string" office:string-value="" calcext:value-type="error">
            <text:p>#REF!</text:p>
          </table:table-cell>
          <table:table-cell/>
          <table:table-cell table:formula="of:=VLOOKUP(LEFT([.H249];IF(               ISNUMBER(FIND(&quot; &quot;;[.H249]));FIND(&quot; &quot;;[.H249])-1;LEN([.H249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49]&lt;&gt;&quot;&quot;;HYPERLINK( CONCATENATE(&quot;file://&quot;;[.$J$2];VLOOKUP(LEFT([.H249];IF(               ISNUMBER(FIND(&quot; &quot;;[.H249]));FIND(&quot; &quot;;[.H249])-1;LEN([.H249])       )                );[Fotografie.$B$1:.$D$403];3;0);&quot;/&quot;;LEFT([.H249];IF(               ISNUMBER(FIND(&quot; &quot;;[.H249]));FIND(&quot; &quot;;[.H249])-1;LEN([.H249])       )                )));&quot;&quot;)">
            <text:p/>
          </table:table-cell>
          <table:table-cell table:style-name="ce110" table:formula="of:=IF([.I249]&lt;&gt;&quot;&quot;;HYPERLINK( CONCATENATE(&quot;file://&quot;;[.$K$2];VLOOKUP(LEFT([.I249];IF(               ISNUMBER(FIND(&quot; &quot;;[.I249]));FIND(&quot; &quot;;[.I249])-1;LEN([.I249])       )                );[Doklady.$B$1:.$D$405];3;0);&quot;/&quot;;LEFT([.I249];IF(               ISNUMBER(FIND(&quot; &quot;;[.I249]));FIND(&quot; &quot;;[.I249])-1;LEN([.I24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49]+1" office:value-type="string" office:string-value="" calcext:value-type="error">
            <text:p>#REF!</text:p>
          </table:table-cell>
          <table:table-cell/>
          <table:table-cell table:formula="of:=VLOOKUP(LEFT([.H250];IF(               ISNUMBER(FIND(&quot; &quot;;[.H250]));FIND(&quot; &quot;;[.H250])-1;LEN([.H250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0]&lt;&gt;&quot;&quot;;HYPERLINK( CONCATENATE(&quot;file://&quot;;[.$J$2];VLOOKUP(LEFT([.H250];IF(               ISNUMBER(FIND(&quot; &quot;;[.H250]));FIND(&quot; &quot;;[.H250])-1;LEN([.H250])       )                );[Fotografie.$B$1:.$D$403];3;0);&quot;/&quot;;LEFT([.H250];IF(               ISNUMBER(FIND(&quot; &quot;;[.H250]));FIND(&quot; &quot;;[.H250])-1;LEN([.H250])       )                )));&quot;&quot;)">
            <text:p/>
          </table:table-cell>
          <table:table-cell table:style-name="ce110" table:formula="of:=IF([.I250]&lt;&gt;&quot;&quot;;HYPERLINK( CONCATENATE(&quot;file://&quot;;[.$K$2];VLOOKUP(LEFT([.I250];IF(               ISNUMBER(FIND(&quot; &quot;;[.I250]));FIND(&quot; &quot;;[.I250])-1;LEN([.I250])       )                );[Doklady.$B$1:.$D$405];3;0);&quot;/&quot;;LEFT([.I250];IF(               ISNUMBER(FIND(&quot; &quot;;[.I250]));FIND(&quot; &quot;;[.I250])-1;LEN([.I25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0]+1" office:value-type="string" office:string-value="" calcext:value-type="error">
            <text:p>#REF!</text:p>
          </table:table-cell>
          <table:table-cell/>
          <table:table-cell table:formula="of:=VLOOKUP(LEFT([.H251];IF(               ISNUMBER(FIND(&quot; &quot;;[.H251]));FIND(&quot; &quot;;[.H251])-1;LEN([.H251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1]&lt;&gt;&quot;&quot;;HYPERLINK( CONCATENATE(&quot;file://&quot;;[.$J$2];VLOOKUP(LEFT([.H251];IF(               ISNUMBER(FIND(&quot; &quot;;[.H251]));FIND(&quot; &quot;;[.H251])-1;LEN([.H251])       )                );[Fotografie.$B$1:.$D$403];3;0);&quot;/&quot;;LEFT([.H251];IF(               ISNUMBER(FIND(&quot; &quot;;[.H251]));FIND(&quot; &quot;;[.H251])-1;LEN([.H251])       )                )));&quot;&quot;)">
            <text:p/>
          </table:table-cell>
          <table:table-cell table:style-name="ce110" table:formula="of:=IF([.I251]&lt;&gt;&quot;&quot;;HYPERLINK( CONCATENATE(&quot;file://&quot;;[.$K$2];VLOOKUP(LEFT([.I251];IF(               ISNUMBER(FIND(&quot; &quot;;[.I251]));FIND(&quot; &quot;;[.I251])-1;LEN([.I251])       )                );[Doklady.$B$1:.$D$405];3;0);&quot;/&quot;;LEFT([.I251];IF(               ISNUMBER(FIND(&quot; &quot;;[.I251]));FIND(&quot; &quot;;[.I251])-1;LEN([.I25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1]+1" office:value-type="string" office:string-value="" calcext:value-type="error">
            <text:p>#REF!</text:p>
          </table:table-cell>
          <table:table-cell/>
          <table:table-cell table:formula="of:=VLOOKUP(LEFT([.H252];IF(               ISNUMBER(FIND(&quot; &quot;;[.H252]));FIND(&quot; &quot;;[.H252])-1;LEN([.H252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2]&lt;&gt;&quot;&quot;;HYPERLINK( CONCATENATE(&quot;file://&quot;;[.$J$2];VLOOKUP(LEFT([.H252];IF(               ISNUMBER(FIND(&quot; &quot;;[.H252]));FIND(&quot; &quot;;[.H252])-1;LEN([.H252])       )                );[Fotografie.$B$1:.$D$403];3;0);&quot;/&quot;;LEFT([.H252];IF(               ISNUMBER(FIND(&quot; &quot;;[.H252]));FIND(&quot; &quot;;[.H252])-1;LEN([.H252])       )                )));&quot;&quot;)">
            <text:p/>
          </table:table-cell>
          <table:table-cell table:style-name="ce110" table:formula="of:=IF([.I252]&lt;&gt;&quot;&quot;;HYPERLINK( CONCATENATE(&quot;file://&quot;;[.$K$2];VLOOKUP(LEFT([.I252];IF(               ISNUMBER(FIND(&quot; &quot;;[.I252]));FIND(&quot; &quot;;[.I252])-1;LEN([.I252])       )                );[Doklady.$B$1:.$D$405];3;0);&quot;/&quot;;LEFT([.I252];IF(               ISNUMBER(FIND(&quot; &quot;;[.I252]));FIND(&quot; &quot;;[.I252])-1;LEN([.I25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2]+1" office:value-type="string" office:string-value="" calcext:value-type="error">
            <text:p>#REF!</text:p>
          </table:table-cell>
          <table:table-cell/>
          <table:table-cell table:formula="of:=VLOOKUP(LEFT([.H253];IF(               ISNUMBER(FIND(&quot; &quot;;[.H253]));FIND(&quot; &quot;;[.H253])-1;LEN([.H253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3]&lt;&gt;&quot;&quot;;HYPERLINK( CONCATENATE(&quot;file://&quot;;[.$J$2];VLOOKUP(LEFT([.H253];IF(               ISNUMBER(FIND(&quot; &quot;;[.H253]));FIND(&quot; &quot;;[.H253])-1;LEN([.H253])       )                );[Fotografie.$B$1:.$D$403];3;0);&quot;/&quot;;LEFT([.H253];IF(               ISNUMBER(FIND(&quot; &quot;;[.H253]));FIND(&quot; &quot;;[.H253])-1;LEN([.H253])       )                )));&quot;&quot;)">
            <text:p/>
          </table:table-cell>
          <table:table-cell table:style-name="ce110" table:formula="of:=IF([.I253]&lt;&gt;&quot;&quot;;HYPERLINK( CONCATENATE(&quot;file://&quot;;[.$K$2];VLOOKUP(LEFT([.I253];IF(               ISNUMBER(FIND(&quot; &quot;;[.I253]));FIND(&quot; &quot;;[.I253])-1;LEN([.I253])       )                );[Doklady.$B$1:.$D$405];3;0);&quot;/&quot;;LEFT([.I253];IF(               ISNUMBER(FIND(&quot; &quot;;[.I253]));FIND(&quot; &quot;;[.I253])-1;LEN([.I25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3]+1" office:value-type="string" office:string-value="" calcext:value-type="error">
            <text:p>#REF!</text:p>
          </table:table-cell>
          <table:table-cell/>
          <table:table-cell table:formula="of:=VLOOKUP(LEFT([.H254];IF(               ISNUMBER(FIND(&quot; &quot;;[.H254]));FIND(&quot; &quot;;[.H254])-1;LEN([.H254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4]&lt;&gt;&quot;&quot;;HYPERLINK( CONCATENATE(&quot;file://&quot;;[.$J$2];VLOOKUP(LEFT([.H254];IF(               ISNUMBER(FIND(&quot; &quot;;[.H254]));FIND(&quot; &quot;;[.H254])-1;LEN([.H254])       )                );[Fotografie.$B$1:.$D$403];3;0);&quot;/&quot;;LEFT([.H254];IF(               ISNUMBER(FIND(&quot; &quot;;[.H254]));FIND(&quot; &quot;;[.H254])-1;LEN([.H254])       )                )));&quot;&quot;)">
            <text:p/>
          </table:table-cell>
          <table:table-cell table:style-name="ce110" table:formula="of:=IF([.I254]&lt;&gt;&quot;&quot;;HYPERLINK( CONCATENATE(&quot;file://&quot;;[.$K$2];VLOOKUP(LEFT([.I254];IF(               ISNUMBER(FIND(&quot; &quot;;[.I254]));FIND(&quot; &quot;;[.I254])-1;LEN([.I254])       )                );[Doklady.$B$1:.$D$405];3;0);&quot;/&quot;;LEFT([.I254];IF(               ISNUMBER(FIND(&quot; &quot;;[.I254]));FIND(&quot; &quot;;[.I254])-1;LEN([.I25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4]+1" office:value-type="string" office:string-value="" calcext:value-type="error">
            <text:p>#REF!</text:p>
          </table:table-cell>
          <table:table-cell/>
          <table:table-cell table:formula="of:=VLOOKUP(LEFT([.H255];IF(               ISNUMBER(FIND(&quot; &quot;;[.H255]));FIND(&quot; &quot;;[.H255])-1;LEN([.H255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5]&lt;&gt;&quot;&quot;;HYPERLINK( CONCATENATE(&quot;file://&quot;;[.$J$2];VLOOKUP(LEFT([.H255];IF(               ISNUMBER(FIND(&quot; &quot;;[.H255]));FIND(&quot; &quot;;[.H255])-1;LEN([.H255])       )                );[Fotografie.$B$1:.$D$403];3;0);&quot;/&quot;;LEFT([.H255];IF(               ISNUMBER(FIND(&quot; &quot;;[.H255]));FIND(&quot; &quot;;[.H255])-1;LEN([.H255])       )                )));&quot;&quot;)">
            <text:p/>
          </table:table-cell>
          <table:table-cell table:style-name="ce110" table:formula="of:=IF([.I255]&lt;&gt;&quot;&quot;;HYPERLINK( CONCATENATE(&quot;file://&quot;;[.$K$2];VLOOKUP(LEFT([.I255];IF(               ISNUMBER(FIND(&quot; &quot;;[.I255]));FIND(&quot; &quot;;[.I255])-1;LEN([.I255])       )                );[Doklady.$B$1:.$D$405];3;0);&quot;/&quot;;LEFT([.I255];IF(               ISNUMBER(FIND(&quot; &quot;;[.I255]));FIND(&quot; &quot;;[.I255])-1;LEN([.I25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5]+1" office:value-type="string" office:string-value="" calcext:value-type="error">
            <text:p>#REF!</text:p>
          </table:table-cell>
          <table:table-cell/>
          <table:table-cell table:formula="of:=VLOOKUP(LEFT([.H256];IF(               ISNUMBER(FIND(&quot; &quot;;[.H256]));FIND(&quot; &quot;;[.H256])-1;LEN([.H256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6]&lt;&gt;&quot;&quot;;HYPERLINK( CONCATENATE(&quot;file://&quot;;[.$J$2];VLOOKUP(LEFT([.H256];IF(               ISNUMBER(FIND(&quot; &quot;;[.H256]));FIND(&quot; &quot;;[.H256])-1;LEN([.H256])       )                );[Fotografie.$B$1:.$D$403];3;0);&quot;/&quot;;LEFT([.H256];IF(               ISNUMBER(FIND(&quot; &quot;;[.H256]));FIND(&quot; &quot;;[.H256])-1;LEN([.H256])       )                )));&quot;&quot;)">
            <text:p/>
          </table:table-cell>
          <table:table-cell table:style-name="ce110" table:formula="of:=IF([.I256]&lt;&gt;&quot;&quot;;HYPERLINK( CONCATENATE(&quot;file://&quot;;[.$K$2];VLOOKUP(LEFT([.I256];IF(               ISNUMBER(FIND(&quot; &quot;;[.I256]));FIND(&quot; &quot;;[.I256])-1;LEN([.I256])       )                );[Doklady.$B$1:.$D$405];3;0);&quot;/&quot;;LEFT([.I256];IF(               ISNUMBER(FIND(&quot; &quot;;[.I256]));FIND(&quot; &quot;;[.I256])-1;LEN([.I25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6]+1" office:value-type="string" office:string-value="" calcext:value-type="error">
            <text:p>#REF!</text:p>
          </table:table-cell>
          <table:table-cell/>
          <table:table-cell table:formula="of:=VLOOKUP(LEFT([.H257];IF(               ISNUMBER(FIND(&quot; &quot;;[.H257]));FIND(&quot; &quot;;[.H257])-1;LEN([.H257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7]&lt;&gt;&quot;&quot;;HYPERLINK( CONCATENATE(&quot;file://&quot;;[.$J$2];VLOOKUP(LEFT([.H257];IF(               ISNUMBER(FIND(&quot; &quot;;[.H257]));FIND(&quot; &quot;;[.H257])-1;LEN([.H257])       )                );[Fotografie.$B$1:.$D$403];3;0);&quot;/&quot;;LEFT([.H257];IF(               ISNUMBER(FIND(&quot; &quot;;[.H257]));FIND(&quot; &quot;;[.H257])-1;LEN([.H257])       )                )));&quot;&quot;)">
            <text:p/>
          </table:table-cell>
          <table:table-cell table:style-name="ce110" table:formula="of:=IF([.I257]&lt;&gt;&quot;&quot;;HYPERLINK( CONCATENATE(&quot;file://&quot;;[.$K$2];VLOOKUP(LEFT([.I257];IF(               ISNUMBER(FIND(&quot; &quot;;[.I257]));FIND(&quot; &quot;;[.I257])-1;LEN([.I257])       )                );[Doklady.$B$1:.$D$405];3;0);&quot;/&quot;;LEFT([.I257];IF(               ISNUMBER(FIND(&quot; &quot;;[.I257]));FIND(&quot; &quot;;[.I257])-1;LEN([.I25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7]+1" office:value-type="string" office:string-value="" calcext:value-type="error">
            <text:p>#REF!</text:p>
          </table:table-cell>
          <table:table-cell/>
          <table:table-cell table:formula="of:=VLOOKUP(LEFT([.H258];IF(               ISNUMBER(FIND(&quot; &quot;;[.H258]));FIND(&quot; &quot;;[.H258])-1;LEN([.H258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8]&lt;&gt;&quot;&quot;;HYPERLINK( CONCATENATE(&quot;file://&quot;;[.$J$2];VLOOKUP(LEFT([.H258];IF(               ISNUMBER(FIND(&quot; &quot;;[.H258]));FIND(&quot; &quot;;[.H258])-1;LEN([.H258])       )                );[Fotografie.$B$1:.$D$403];3;0);&quot;/&quot;;LEFT([.H258];IF(               ISNUMBER(FIND(&quot; &quot;;[.H258]));FIND(&quot; &quot;;[.H258])-1;LEN([.H258])       )                )));&quot;&quot;)">
            <text:p/>
          </table:table-cell>
          <table:table-cell table:style-name="ce110" table:formula="of:=IF([.I258]&lt;&gt;&quot;&quot;;HYPERLINK( CONCATENATE(&quot;file://&quot;;[.$K$2];VLOOKUP(LEFT([.I258];IF(               ISNUMBER(FIND(&quot; &quot;;[.I258]));FIND(&quot; &quot;;[.I258])-1;LEN([.I258])       )                );[Doklady.$B$1:.$D$405];3;0);&quot;/&quot;;LEFT([.I258];IF(               ISNUMBER(FIND(&quot; &quot;;[.I258]));FIND(&quot; &quot;;[.I258])-1;LEN([.I25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8]+1" office:value-type="string" office:string-value="" calcext:value-type="error">
            <text:p>#REF!</text:p>
          </table:table-cell>
          <table:table-cell/>
          <table:table-cell table:formula="of:=VLOOKUP(LEFT([.H259];IF(               ISNUMBER(FIND(&quot; &quot;;[.H259]));FIND(&quot; &quot;;[.H259])-1;LEN([.H259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59]&lt;&gt;&quot;&quot;;HYPERLINK( CONCATENATE(&quot;file://&quot;;[.$J$2];VLOOKUP(LEFT([.H259];IF(               ISNUMBER(FIND(&quot; &quot;;[.H259]));FIND(&quot; &quot;;[.H259])-1;LEN([.H259])       )                );[Fotografie.$B$1:.$D$403];3;0);&quot;/&quot;;LEFT([.H259];IF(               ISNUMBER(FIND(&quot; &quot;;[.H259]));FIND(&quot; &quot;;[.H259])-1;LEN([.H259])       )                )));&quot;&quot;)">
            <text:p/>
          </table:table-cell>
          <table:table-cell table:style-name="ce110" table:formula="of:=IF([.I259]&lt;&gt;&quot;&quot;;HYPERLINK( CONCATENATE(&quot;file://&quot;;[.$K$2];VLOOKUP(LEFT([.I259];IF(               ISNUMBER(FIND(&quot; &quot;;[.I259]));FIND(&quot; &quot;;[.I259])-1;LEN([.I259])       )                );[Doklady.$B$1:.$D$405];3;0);&quot;/&quot;;LEFT([.I259];IF(               ISNUMBER(FIND(&quot; &quot;;[.I259]));FIND(&quot; &quot;;[.I259])-1;LEN([.I25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59]+1" office:value-type="string" office:string-value="" calcext:value-type="error">
            <text:p>#REF!</text:p>
          </table:table-cell>
          <table:table-cell/>
          <table:table-cell table:formula="of:=VLOOKUP(LEFT([.H260];IF(               ISNUMBER(FIND(&quot; &quot;;[.H260]));FIND(&quot; &quot;;[.H260])-1;LEN([.H260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0]&lt;&gt;&quot;&quot;;HYPERLINK( CONCATENATE(&quot;file://&quot;;[.$J$2];VLOOKUP(LEFT([.H260];IF(               ISNUMBER(FIND(&quot; &quot;;[.H260]));FIND(&quot; &quot;;[.H260])-1;LEN([.H260])       )                );[Fotografie.$B$1:.$D$403];3;0);&quot;/&quot;;LEFT([.H260];IF(               ISNUMBER(FIND(&quot; &quot;;[.H260]));FIND(&quot; &quot;;[.H260])-1;LEN([.H260])       )                )));&quot;&quot;)">
            <text:p/>
          </table:table-cell>
          <table:table-cell table:style-name="ce110" table:formula="of:=IF([.I260]&lt;&gt;&quot;&quot;;HYPERLINK( CONCATENATE(&quot;file://&quot;;[.$K$2];VLOOKUP(LEFT([.I260];IF(               ISNUMBER(FIND(&quot; &quot;;[.I260]));FIND(&quot; &quot;;[.I260])-1;LEN([.I260])       )                );[Doklady.$B$1:.$D$405];3;0);&quot;/&quot;;LEFT([.I260];IF(               ISNUMBER(FIND(&quot; &quot;;[.I260]));FIND(&quot; &quot;;[.I260])-1;LEN([.I26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0]+1" office:value-type="string" office:string-value="" calcext:value-type="error">
            <text:p>#REF!</text:p>
          </table:table-cell>
          <table:table-cell/>
          <table:table-cell table:formula="of:=VLOOKUP(LEFT([.H261];IF(               ISNUMBER(FIND(&quot; &quot;;[.H261]));FIND(&quot; &quot;;[.H261])-1;LEN([.H261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1]&lt;&gt;&quot;&quot;;HYPERLINK( CONCATENATE(&quot;file://&quot;;[.$J$2];VLOOKUP(LEFT([.H261];IF(               ISNUMBER(FIND(&quot; &quot;;[.H261]));FIND(&quot; &quot;;[.H261])-1;LEN([.H261])       )                );[Fotografie.$B$1:.$D$403];3;0);&quot;/&quot;;LEFT([.H261];IF(               ISNUMBER(FIND(&quot; &quot;;[.H261]));FIND(&quot; &quot;;[.H261])-1;LEN([.H261])       )                )));&quot;&quot;)">
            <text:p/>
          </table:table-cell>
          <table:table-cell table:style-name="ce110" table:formula="of:=IF([.I261]&lt;&gt;&quot;&quot;;HYPERLINK( CONCATENATE(&quot;file://&quot;;[.$K$2];VLOOKUP(LEFT([.I261];IF(               ISNUMBER(FIND(&quot; &quot;;[.I261]));FIND(&quot; &quot;;[.I261])-1;LEN([.I261])       )                );[Doklady.$B$1:.$D$405];3;0);&quot;/&quot;;LEFT([.I261];IF(               ISNUMBER(FIND(&quot; &quot;;[.I261]));FIND(&quot; &quot;;[.I261])-1;LEN([.I26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1]+1" office:value-type="string" office:string-value="" calcext:value-type="error">
            <text:p>#REF!</text:p>
          </table:table-cell>
          <table:table-cell/>
          <table:table-cell table:formula="of:=VLOOKUP(LEFT([.H262];IF(               ISNUMBER(FIND(&quot; &quot;;[.H262]));FIND(&quot; &quot;;[.H262])-1;LEN([.H262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2]&lt;&gt;&quot;&quot;;HYPERLINK( CONCATENATE(&quot;file://&quot;;[.$J$2];VLOOKUP(LEFT([.H262];IF(               ISNUMBER(FIND(&quot; &quot;;[.H262]));FIND(&quot; &quot;;[.H262])-1;LEN([.H262])       )                );[Fotografie.$B$1:.$D$403];3;0);&quot;/&quot;;LEFT([.H262];IF(               ISNUMBER(FIND(&quot; &quot;;[.H262]));FIND(&quot; &quot;;[.H262])-1;LEN([.H262])       )                )));&quot;&quot;)">
            <text:p/>
          </table:table-cell>
          <table:table-cell table:style-name="ce110" table:formula="of:=IF([.I262]&lt;&gt;&quot;&quot;;HYPERLINK( CONCATENATE(&quot;file://&quot;;[.$K$2];VLOOKUP(LEFT([.I262];IF(               ISNUMBER(FIND(&quot; &quot;;[.I262]));FIND(&quot; &quot;;[.I262])-1;LEN([.I262])       )                );[Doklady.$B$1:.$D$405];3;0);&quot;/&quot;;LEFT([.I262];IF(               ISNUMBER(FIND(&quot; &quot;;[.I262]));FIND(&quot; &quot;;[.I262])-1;LEN([.I26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2]+1" office:value-type="string" office:string-value="" calcext:value-type="error">
            <text:p>#REF!</text:p>
          </table:table-cell>
          <table:table-cell/>
          <table:table-cell table:formula="of:=VLOOKUP(LEFT([.H263];IF(               ISNUMBER(FIND(&quot; &quot;;[.H263]));FIND(&quot; &quot;;[.H263])-1;LEN([.H263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3]&lt;&gt;&quot;&quot;;HYPERLINK( CONCATENATE(&quot;file://&quot;;[.$J$2];VLOOKUP(LEFT([.H263];IF(               ISNUMBER(FIND(&quot; &quot;;[.H263]));FIND(&quot; &quot;;[.H263])-1;LEN([.H263])       )                );[Fotografie.$B$1:.$D$403];3;0);&quot;/&quot;;LEFT([.H263];IF(               ISNUMBER(FIND(&quot; &quot;;[.H263]));FIND(&quot; &quot;;[.H263])-1;LEN([.H263])       )                )));&quot;&quot;)">
            <text:p/>
          </table:table-cell>
          <table:table-cell table:style-name="ce110" table:formula="of:=IF([.I263]&lt;&gt;&quot;&quot;;HYPERLINK( CONCATENATE(&quot;file://&quot;;[.$K$2];VLOOKUP(LEFT([.I263];IF(               ISNUMBER(FIND(&quot; &quot;;[.I263]));FIND(&quot; &quot;;[.I263])-1;LEN([.I263])       )                );[Doklady.$B$1:.$D$405];3;0);&quot;/&quot;;LEFT([.I263];IF(               ISNUMBER(FIND(&quot; &quot;;[.I263]));FIND(&quot; &quot;;[.I263])-1;LEN([.I26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3]+1" office:value-type="string" office:string-value="" calcext:value-type="error">
            <text:p>#REF!</text:p>
          </table:table-cell>
          <table:table-cell/>
          <table:table-cell table:formula="of:=VLOOKUP(LEFT([.H264];IF(               ISNUMBER(FIND(&quot; &quot;;[.H264]));FIND(&quot; &quot;;[.H264])-1;LEN([.H264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4]&lt;&gt;&quot;&quot;;HYPERLINK( CONCATENATE(&quot;file://&quot;;[.$J$2];VLOOKUP(LEFT([.H264];IF(               ISNUMBER(FIND(&quot; &quot;;[.H264]));FIND(&quot; &quot;;[.H264])-1;LEN([.H264])       )                );[Fotografie.$B$1:.$D$403];3;0);&quot;/&quot;;LEFT([.H264];IF(               ISNUMBER(FIND(&quot; &quot;;[.H264]));FIND(&quot; &quot;;[.H264])-1;LEN([.H264])       )                )));&quot;&quot;)">
            <text:p/>
          </table:table-cell>
          <table:table-cell table:style-name="ce110" table:formula="of:=IF([.I264]&lt;&gt;&quot;&quot;;HYPERLINK( CONCATENATE(&quot;file://&quot;;[.$K$2];VLOOKUP(LEFT([.I264];IF(               ISNUMBER(FIND(&quot; &quot;;[.I264]));FIND(&quot; &quot;;[.I264])-1;LEN([.I264])       )                );[Doklady.$B$1:.$D$405];3;0);&quot;/&quot;;LEFT([.I264];IF(               ISNUMBER(FIND(&quot; &quot;;[.I264]));FIND(&quot; &quot;;[.I264])-1;LEN([.I26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4]+1" office:value-type="string" office:string-value="" calcext:value-type="error">
            <text:p>#REF!</text:p>
          </table:table-cell>
          <table:table-cell/>
          <table:table-cell table:formula="of:=VLOOKUP(LEFT([.H265];IF(               ISNUMBER(FIND(&quot; &quot;;[.H265]));FIND(&quot; &quot;;[.H265])-1;LEN([.H265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5]&lt;&gt;&quot;&quot;;HYPERLINK( CONCATENATE(&quot;file://&quot;;[.$J$2];VLOOKUP(LEFT([.H265];IF(               ISNUMBER(FIND(&quot; &quot;;[.H265]));FIND(&quot; &quot;;[.H265])-1;LEN([.H265])       )                );[Fotografie.$B$1:.$D$403];3;0);&quot;/&quot;;LEFT([.H265];IF(               ISNUMBER(FIND(&quot; &quot;;[.H265]));FIND(&quot; &quot;;[.H265])-1;LEN([.H265])       )                )));&quot;&quot;)">
            <text:p/>
          </table:table-cell>
          <table:table-cell table:style-name="ce110" table:formula="of:=IF([.I265]&lt;&gt;&quot;&quot;;HYPERLINK( CONCATENATE(&quot;file://&quot;;[.$K$2];VLOOKUP(LEFT([.I265];IF(               ISNUMBER(FIND(&quot; &quot;;[.I265]));FIND(&quot; &quot;;[.I265])-1;LEN([.I265])       )                );[Doklady.$B$1:.$D$405];3;0);&quot;/&quot;;LEFT([.I265];IF(               ISNUMBER(FIND(&quot; &quot;;[.I265]));FIND(&quot; &quot;;[.I265])-1;LEN([.I26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5]+1" office:value-type="string" office:string-value="" calcext:value-type="error">
            <text:p>#REF!</text:p>
          </table:table-cell>
          <table:table-cell/>
          <table:table-cell table:formula="of:=VLOOKUP(LEFT([.H266];IF(               ISNUMBER(FIND(&quot; &quot;;[.H266]));FIND(&quot; &quot;;[.H266])-1;LEN([.H266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6]&lt;&gt;&quot;&quot;;HYPERLINK( CONCATENATE(&quot;file://&quot;;[.$J$2];VLOOKUP(LEFT([.H266];IF(               ISNUMBER(FIND(&quot; &quot;;[.H266]));FIND(&quot; &quot;;[.H266])-1;LEN([.H266])       )                );[Fotografie.$B$1:.$D$403];3;0);&quot;/&quot;;LEFT([.H266];IF(               ISNUMBER(FIND(&quot; &quot;;[.H266]));FIND(&quot; &quot;;[.H266])-1;LEN([.H266])       )                )));&quot;&quot;)">
            <text:p/>
          </table:table-cell>
          <table:table-cell table:style-name="ce110" table:formula="of:=IF([.I266]&lt;&gt;&quot;&quot;;HYPERLINK( CONCATENATE(&quot;file://&quot;;[.$K$2];VLOOKUP(LEFT([.I266];IF(               ISNUMBER(FIND(&quot; &quot;;[.I266]));FIND(&quot; &quot;;[.I266])-1;LEN([.I266])       )                );[Doklady.$B$1:.$D$405];3;0);&quot;/&quot;;LEFT([.I266];IF(               ISNUMBER(FIND(&quot; &quot;;[.I266]));FIND(&quot; &quot;;[.I266])-1;LEN([.I26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6]+1" office:value-type="string" office:string-value="" calcext:value-type="error">
            <text:p>#REF!</text:p>
          </table:table-cell>
          <table:table-cell/>
          <table:table-cell table:formula="of:=VLOOKUP(LEFT([.H267];IF(               ISNUMBER(FIND(&quot; &quot;;[.H267]));FIND(&quot; &quot;;[.H267])-1;LEN([.H267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7]&lt;&gt;&quot;&quot;;HYPERLINK( CONCATENATE(&quot;file://&quot;;[.$J$2];VLOOKUP(LEFT([.H267];IF(               ISNUMBER(FIND(&quot; &quot;;[.H267]));FIND(&quot; &quot;;[.H267])-1;LEN([.H267])       )                );[Fotografie.$B$1:.$D$403];3;0);&quot;/&quot;;LEFT([.H267];IF(               ISNUMBER(FIND(&quot; &quot;;[.H267]));FIND(&quot; &quot;;[.H267])-1;LEN([.H267])       )                )));&quot;&quot;)">
            <text:p/>
          </table:table-cell>
          <table:table-cell table:style-name="ce110" table:formula="of:=IF([.I267]&lt;&gt;&quot;&quot;;HYPERLINK( CONCATENATE(&quot;file://&quot;;[.$K$2];VLOOKUP(LEFT([.I267];IF(               ISNUMBER(FIND(&quot; &quot;;[.I267]));FIND(&quot; &quot;;[.I267])-1;LEN([.I267])       )                );[Doklady.$B$1:.$D$405];3;0);&quot;/&quot;;LEFT([.I267];IF(               ISNUMBER(FIND(&quot; &quot;;[.I267]));FIND(&quot; &quot;;[.I267])-1;LEN([.I26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7]+1" office:value-type="string" office:string-value="" calcext:value-type="error">
            <text:p>#REF!</text:p>
          </table:table-cell>
          <table:table-cell/>
          <table:table-cell table:formula="of:=VLOOKUP(LEFT([.H268];IF(               ISNUMBER(FIND(&quot; &quot;;[.H268]));FIND(&quot; &quot;;[.H268])-1;LEN([.H268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8]&lt;&gt;&quot;&quot;;HYPERLINK( CONCATENATE(&quot;file://&quot;;[.$J$2];VLOOKUP(LEFT([.H268];IF(               ISNUMBER(FIND(&quot; &quot;;[.H268]));FIND(&quot; &quot;;[.H268])-1;LEN([.H268])       )                );[Fotografie.$B$1:.$D$403];3;0);&quot;/&quot;;LEFT([.H268];IF(               ISNUMBER(FIND(&quot; &quot;;[.H268]));FIND(&quot; &quot;;[.H268])-1;LEN([.H268])       )                )));&quot;&quot;)">
            <text:p/>
          </table:table-cell>
          <table:table-cell table:style-name="ce110" table:formula="of:=IF([.I268]&lt;&gt;&quot;&quot;;HYPERLINK( CONCATENATE(&quot;file://&quot;;[.$K$2];VLOOKUP(LEFT([.I268];IF(               ISNUMBER(FIND(&quot; &quot;;[.I268]));FIND(&quot; &quot;;[.I268])-1;LEN([.I268])       )                );[Doklady.$B$1:.$D$405];3;0);&quot;/&quot;;LEFT([.I268];IF(               ISNUMBER(FIND(&quot; &quot;;[.I268]));FIND(&quot; &quot;;[.I268])-1;LEN([.I26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8]+1" office:value-type="string" office:string-value="" calcext:value-type="error">
            <text:p>#REF!</text:p>
          </table:table-cell>
          <table:table-cell/>
          <table:table-cell table:formula="of:=VLOOKUP(LEFT([.H269];IF(               ISNUMBER(FIND(&quot; &quot;;[.H269]));FIND(&quot; &quot;;[.H269])-1;LEN([.H269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69]&lt;&gt;&quot;&quot;;HYPERLINK( CONCATENATE(&quot;file://&quot;;[.$J$2];VLOOKUP(LEFT([.H269];IF(               ISNUMBER(FIND(&quot; &quot;;[.H269]));FIND(&quot; &quot;;[.H269])-1;LEN([.H269])       )                );[Fotografie.$B$1:.$D$403];3;0);&quot;/&quot;;LEFT([.H269];IF(               ISNUMBER(FIND(&quot; &quot;;[.H269]));FIND(&quot; &quot;;[.H269])-1;LEN([.H269])       )                )));&quot;&quot;)">
            <text:p/>
          </table:table-cell>
          <table:table-cell table:style-name="ce110" table:formula="of:=IF([.I269]&lt;&gt;&quot;&quot;;HYPERLINK( CONCATENATE(&quot;file://&quot;;[.$K$2];VLOOKUP(LEFT([.I269];IF(               ISNUMBER(FIND(&quot; &quot;;[.I269]));FIND(&quot; &quot;;[.I269])-1;LEN([.I269])       )                );[Doklady.$B$1:.$D$405];3;0);&quot;/&quot;;LEFT([.I269];IF(               ISNUMBER(FIND(&quot; &quot;;[.I269]));FIND(&quot; &quot;;[.I269])-1;LEN([.I26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69]+1" office:value-type="string" office:string-value="" calcext:value-type="error">
            <text:p>#REF!</text:p>
          </table:table-cell>
          <table:table-cell/>
          <table:table-cell table:formula="of:=VLOOKUP(LEFT([.H270];IF(               ISNUMBER(FIND(&quot; &quot;;[.H270]));FIND(&quot; &quot;;[.H270])-1;LEN([.H270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0]&lt;&gt;&quot;&quot;;HYPERLINK( CONCATENATE(&quot;file://&quot;;[.$J$2];VLOOKUP(LEFT([.H270];IF(               ISNUMBER(FIND(&quot; &quot;;[.H270]));FIND(&quot; &quot;;[.H270])-1;LEN([.H270])       )                );[Fotografie.$B$1:.$D$403];3;0);&quot;/&quot;;LEFT([.H270];IF(               ISNUMBER(FIND(&quot; &quot;;[.H270]));FIND(&quot; &quot;;[.H270])-1;LEN([.H270])       )                )));&quot;&quot;)">
            <text:p/>
          </table:table-cell>
          <table:table-cell table:style-name="ce110" table:formula="of:=IF([.I270]&lt;&gt;&quot;&quot;;HYPERLINK( CONCATENATE(&quot;file://&quot;;[.$K$2];VLOOKUP(LEFT([.I270];IF(               ISNUMBER(FIND(&quot; &quot;;[.I270]));FIND(&quot; &quot;;[.I270])-1;LEN([.I270])       )                );[Doklady.$B$1:.$D$405];3;0);&quot;/&quot;;LEFT([.I270];IF(               ISNUMBER(FIND(&quot; &quot;;[.I270]));FIND(&quot; &quot;;[.I270])-1;LEN([.I27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0]+1" office:value-type="string" office:string-value="" calcext:value-type="error">
            <text:p>#REF!</text:p>
          </table:table-cell>
          <table:table-cell/>
          <table:table-cell table:formula="of:=VLOOKUP(LEFT([.H271];IF(               ISNUMBER(FIND(&quot; &quot;;[.H271]));FIND(&quot; &quot;;[.H271])-1;LEN([.H271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1]&lt;&gt;&quot;&quot;;HYPERLINK( CONCATENATE(&quot;file://&quot;;[.$J$2];VLOOKUP(LEFT([.H271];IF(               ISNUMBER(FIND(&quot; &quot;;[.H271]));FIND(&quot; &quot;;[.H271])-1;LEN([.H271])       )                );[Fotografie.$B$1:.$D$403];3;0);&quot;/&quot;;LEFT([.H271];IF(               ISNUMBER(FIND(&quot; &quot;;[.H271]));FIND(&quot; &quot;;[.H271])-1;LEN([.H271])       )                )));&quot;&quot;)">
            <text:p/>
          </table:table-cell>
          <table:table-cell table:style-name="ce110" table:formula="of:=IF([.I271]&lt;&gt;&quot;&quot;;HYPERLINK( CONCATENATE(&quot;file://&quot;;[.$K$2];VLOOKUP(LEFT([.I271];IF(               ISNUMBER(FIND(&quot; &quot;;[.I271]));FIND(&quot; &quot;;[.I271])-1;LEN([.I271])       )                );[Doklady.$B$1:.$D$405];3;0);&quot;/&quot;;LEFT([.I271];IF(               ISNUMBER(FIND(&quot; &quot;;[.I271]));FIND(&quot; &quot;;[.I271])-1;LEN([.I27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1]+1" office:value-type="string" office:string-value="" calcext:value-type="error">
            <text:p>#REF!</text:p>
          </table:table-cell>
          <table:table-cell/>
          <table:table-cell table:formula="of:=VLOOKUP(LEFT([.H272];IF(               ISNUMBER(FIND(&quot; &quot;;[.H272]));FIND(&quot; &quot;;[.H272])-1;LEN([.H272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2]&lt;&gt;&quot;&quot;;HYPERLINK( CONCATENATE(&quot;file://&quot;;[.$J$2];VLOOKUP(LEFT([.H272];IF(               ISNUMBER(FIND(&quot; &quot;;[.H272]));FIND(&quot; &quot;;[.H272])-1;LEN([.H272])       )                );[Fotografie.$B$1:.$D$403];3;0);&quot;/&quot;;LEFT([.H272];IF(               ISNUMBER(FIND(&quot; &quot;;[.H272]));FIND(&quot; &quot;;[.H272])-1;LEN([.H272])       )                )));&quot;&quot;)">
            <text:p/>
          </table:table-cell>
          <table:table-cell table:style-name="ce110" table:formula="of:=IF([.I272]&lt;&gt;&quot;&quot;;HYPERLINK( CONCATENATE(&quot;file://&quot;;[.$K$2];VLOOKUP(LEFT([.I272];IF(               ISNUMBER(FIND(&quot; &quot;;[.I272]));FIND(&quot; &quot;;[.I272])-1;LEN([.I272])       )                );[Doklady.$B$1:.$D$405];3;0);&quot;/&quot;;LEFT([.I272];IF(               ISNUMBER(FIND(&quot; &quot;;[.I272]));FIND(&quot; &quot;;[.I272])-1;LEN([.I27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2]+1" office:value-type="string" office:string-value="" calcext:value-type="error">
            <text:p>#REF!</text:p>
          </table:table-cell>
          <table:table-cell/>
          <table:table-cell table:formula="of:=VLOOKUP(LEFT([.H273];IF(               ISNUMBER(FIND(&quot; &quot;;[.H273]));FIND(&quot; &quot;;[.H273])-1;LEN([.H273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3]&lt;&gt;&quot;&quot;;HYPERLINK( CONCATENATE(&quot;file://&quot;;[.$J$2];VLOOKUP(LEFT([.H273];IF(               ISNUMBER(FIND(&quot; &quot;;[.H273]));FIND(&quot; &quot;;[.H273])-1;LEN([.H273])       )                );[Fotografie.$B$1:.$D$403];3;0);&quot;/&quot;;LEFT([.H273];IF(               ISNUMBER(FIND(&quot; &quot;;[.H273]));FIND(&quot; &quot;;[.H273])-1;LEN([.H273])       )                )));&quot;&quot;)">
            <text:p/>
          </table:table-cell>
          <table:table-cell table:style-name="ce110" table:formula="of:=IF([.I273]&lt;&gt;&quot;&quot;;HYPERLINK( CONCATENATE(&quot;file://&quot;;[.$K$2];VLOOKUP(LEFT([.I273];IF(               ISNUMBER(FIND(&quot; &quot;;[.I273]));FIND(&quot; &quot;;[.I273])-1;LEN([.I273])       )                );[Doklady.$B$1:.$D$405];3;0);&quot;/&quot;;LEFT([.I273];IF(               ISNUMBER(FIND(&quot; &quot;;[.I273]));FIND(&quot; &quot;;[.I273])-1;LEN([.I27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3]+1" office:value-type="string" office:string-value="" calcext:value-type="error">
            <text:p>#REF!</text:p>
          </table:table-cell>
          <table:table-cell/>
          <table:table-cell table:formula="of:=VLOOKUP(LEFT([.H274];IF(               ISNUMBER(FIND(&quot; &quot;;[.H274]));FIND(&quot; &quot;;[.H274])-1;LEN([.H274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4]&lt;&gt;&quot;&quot;;HYPERLINK( CONCATENATE(&quot;file://&quot;;[.$J$2];VLOOKUP(LEFT([.H274];IF(               ISNUMBER(FIND(&quot; &quot;;[.H274]));FIND(&quot; &quot;;[.H274])-1;LEN([.H274])       )                );[Fotografie.$B$1:.$D$403];3;0);&quot;/&quot;;LEFT([.H274];IF(               ISNUMBER(FIND(&quot; &quot;;[.H274]));FIND(&quot; &quot;;[.H274])-1;LEN([.H274])       )                )));&quot;&quot;)">
            <text:p/>
          </table:table-cell>
          <table:table-cell table:style-name="ce110" table:formula="of:=IF([.I274]&lt;&gt;&quot;&quot;;HYPERLINK( CONCATENATE(&quot;file://&quot;;[.$K$2];VLOOKUP(LEFT([.I274];IF(               ISNUMBER(FIND(&quot; &quot;;[.I274]));FIND(&quot; &quot;;[.I274])-1;LEN([.I274])       )                );[Doklady.$B$1:.$D$405];3;0);&quot;/&quot;;LEFT([.I274];IF(               ISNUMBER(FIND(&quot; &quot;;[.I274]));FIND(&quot; &quot;;[.I274])-1;LEN([.I27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4]+1" office:value-type="string" office:string-value="" calcext:value-type="error">
            <text:p>#REF!</text:p>
          </table:table-cell>
          <table:table-cell/>
          <table:table-cell table:formula="of:=VLOOKUP(LEFT([.H275];IF(               ISNUMBER(FIND(&quot; &quot;;[.H275]));FIND(&quot; &quot;;[.H275])-1;LEN([.H275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5]&lt;&gt;&quot;&quot;;HYPERLINK( CONCATENATE(&quot;file://&quot;;[.$J$2];VLOOKUP(LEFT([.H275];IF(               ISNUMBER(FIND(&quot; &quot;;[.H275]));FIND(&quot; &quot;;[.H275])-1;LEN([.H275])       )                );[Fotografie.$B$1:.$D$403];3;0);&quot;/&quot;;LEFT([.H275];IF(               ISNUMBER(FIND(&quot; &quot;;[.H275]));FIND(&quot; &quot;;[.H275])-1;LEN([.H275])       )                )));&quot;&quot;)">
            <text:p/>
          </table:table-cell>
          <table:table-cell table:style-name="ce110" table:formula="of:=IF([.I275]&lt;&gt;&quot;&quot;;HYPERLINK( CONCATENATE(&quot;file://&quot;;[.$K$2];VLOOKUP(LEFT([.I275];IF(               ISNUMBER(FIND(&quot; &quot;;[.I275]));FIND(&quot; &quot;;[.I275])-1;LEN([.I275])       )                );[Doklady.$B$1:.$D$405];3;0);&quot;/&quot;;LEFT([.I275];IF(               ISNUMBER(FIND(&quot; &quot;;[.I275]));FIND(&quot; &quot;;[.I275])-1;LEN([.I27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5]+1" office:value-type="string" office:string-value="" calcext:value-type="error">
            <text:p>#REF!</text:p>
          </table:table-cell>
          <table:table-cell/>
          <table:table-cell table:formula="of:=VLOOKUP(LEFT([.H276];IF(               ISNUMBER(FIND(&quot; &quot;;[.H276]));FIND(&quot; &quot;;[.H276])-1;LEN([.H276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6]&lt;&gt;&quot;&quot;;HYPERLINK( CONCATENATE(&quot;file://&quot;;[.$J$2];VLOOKUP(LEFT([.H276];IF(               ISNUMBER(FIND(&quot; &quot;;[.H276]));FIND(&quot; &quot;;[.H276])-1;LEN([.H276])       )                );[Fotografie.$B$1:.$D$403];3;0);&quot;/&quot;;LEFT([.H276];IF(               ISNUMBER(FIND(&quot; &quot;;[.H276]));FIND(&quot; &quot;;[.H276])-1;LEN([.H276])       )                )));&quot;&quot;)">
            <text:p/>
          </table:table-cell>
          <table:table-cell table:style-name="ce110" table:formula="of:=IF([.I276]&lt;&gt;&quot;&quot;;HYPERLINK( CONCATENATE(&quot;file://&quot;;[.$K$2];VLOOKUP(LEFT([.I276];IF(               ISNUMBER(FIND(&quot; &quot;;[.I276]));FIND(&quot; &quot;;[.I276])-1;LEN([.I276])       )                );[Doklady.$B$1:.$D$405];3;0);&quot;/&quot;;LEFT([.I276];IF(               ISNUMBER(FIND(&quot; &quot;;[.I276]));FIND(&quot; &quot;;[.I276])-1;LEN([.I27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6]+1" office:value-type="string" office:string-value="" calcext:value-type="error">
            <text:p>#REF!</text:p>
          </table:table-cell>
          <table:table-cell/>
          <table:table-cell table:formula="of:=VLOOKUP(LEFT([.H277];IF(               ISNUMBER(FIND(&quot; &quot;;[.H277]));FIND(&quot; &quot;;[.H277])-1;LEN([.H277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7]&lt;&gt;&quot;&quot;;HYPERLINK( CONCATENATE(&quot;file://&quot;;[.$J$2];VLOOKUP(LEFT([.H277];IF(               ISNUMBER(FIND(&quot; &quot;;[.H277]));FIND(&quot; &quot;;[.H277])-1;LEN([.H277])       )                );[Fotografie.$B$1:.$D$403];3;0);&quot;/&quot;;LEFT([.H277];IF(               ISNUMBER(FIND(&quot; &quot;;[.H277]));FIND(&quot; &quot;;[.H277])-1;LEN([.H277])       )                )));&quot;&quot;)">
            <text:p/>
          </table:table-cell>
          <table:table-cell table:style-name="ce110" table:formula="of:=IF([.I277]&lt;&gt;&quot;&quot;;HYPERLINK( CONCATENATE(&quot;file://&quot;;[.$K$2];VLOOKUP(LEFT([.I277];IF(               ISNUMBER(FIND(&quot; &quot;;[.I277]));FIND(&quot; &quot;;[.I277])-1;LEN([.I277])       )                );[Doklady.$B$1:.$D$405];3;0);&quot;/&quot;;LEFT([.I277];IF(               ISNUMBER(FIND(&quot; &quot;;[.I277]));FIND(&quot; &quot;;[.I277])-1;LEN([.I27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7]+1" office:value-type="string" office:string-value="" calcext:value-type="error">
            <text:p>#REF!</text:p>
          </table:table-cell>
          <table:table-cell/>
          <table:table-cell table:formula="of:=VLOOKUP(LEFT([.H278];IF(               ISNUMBER(FIND(&quot; &quot;;[.H278]));FIND(&quot; &quot;;[.H278])-1;LEN([.H278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8]&lt;&gt;&quot;&quot;;HYPERLINK( CONCATENATE(&quot;file://&quot;;[.$J$2];VLOOKUP(LEFT([.H278];IF(               ISNUMBER(FIND(&quot; &quot;;[.H278]));FIND(&quot; &quot;;[.H278])-1;LEN([.H278])       )                );[Fotografie.$B$1:.$D$403];3;0);&quot;/&quot;;LEFT([.H278];IF(               ISNUMBER(FIND(&quot; &quot;;[.H278]));FIND(&quot; &quot;;[.H278])-1;LEN([.H278])       )                )));&quot;&quot;)">
            <text:p/>
          </table:table-cell>
          <table:table-cell table:style-name="ce110" table:formula="of:=IF([.I278]&lt;&gt;&quot;&quot;;HYPERLINK( CONCATENATE(&quot;file://&quot;;[.$K$2];VLOOKUP(LEFT([.I278];IF(               ISNUMBER(FIND(&quot; &quot;;[.I278]));FIND(&quot; &quot;;[.I278])-1;LEN([.I278])       )                );[Doklady.$B$1:.$D$405];3;0);&quot;/&quot;;LEFT([.I278];IF(               ISNUMBER(FIND(&quot; &quot;;[.I278]));FIND(&quot; &quot;;[.I278])-1;LEN([.I27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8]+1" office:value-type="string" office:string-value="" calcext:value-type="error">
            <text:p>#REF!</text:p>
          </table:table-cell>
          <table:table-cell/>
          <table:table-cell table:formula="of:=VLOOKUP(LEFT([.H279];IF(               ISNUMBER(FIND(&quot; &quot;;[.H279]));FIND(&quot; &quot;;[.H279])-1;LEN([.H279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79]&lt;&gt;&quot;&quot;;HYPERLINK( CONCATENATE(&quot;file://&quot;;[.$J$2];VLOOKUP(LEFT([.H279];IF(               ISNUMBER(FIND(&quot; &quot;;[.H279]));FIND(&quot; &quot;;[.H279])-1;LEN([.H279])       )                );[Fotografie.$B$1:.$D$403];3;0);&quot;/&quot;;LEFT([.H279];IF(               ISNUMBER(FIND(&quot; &quot;;[.H279]));FIND(&quot; &quot;;[.H279])-1;LEN([.H279])       )                )));&quot;&quot;)">
            <text:p/>
          </table:table-cell>
          <table:table-cell table:style-name="ce110" table:formula="of:=IF([.I279]&lt;&gt;&quot;&quot;;HYPERLINK( CONCATENATE(&quot;file://&quot;;[.$K$2];VLOOKUP(LEFT([.I279];IF(               ISNUMBER(FIND(&quot; &quot;;[.I279]));FIND(&quot; &quot;;[.I279])-1;LEN([.I279])       )                );[Doklady.$B$1:.$D$405];3;0);&quot;/&quot;;LEFT([.I279];IF(               ISNUMBER(FIND(&quot; &quot;;[.I279]));FIND(&quot; &quot;;[.I279])-1;LEN([.I27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79]+1" office:value-type="string" office:string-value="" calcext:value-type="error">
            <text:p>#REF!</text:p>
          </table:table-cell>
          <table:table-cell/>
          <table:table-cell table:formula="of:=VLOOKUP(LEFT([.H280];IF(               ISNUMBER(FIND(&quot; &quot;;[.H280]));FIND(&quot; &quot;;[.H280])-1;LEN([.H280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0]&lt;&gt;&quot;&quot;;HYPERLINK( CONCATENATE(&quot;file://&quot;;[.$J$2];VLOOKUP(LEFT([.H280];IF(               ISNUMBER(FIND(&quot; &quot;;[.H280]));FIND(&quot; &quot;;[.H280])-1;LEN([.H280])       )                );[Fotografie.$B$1:.$D$403];3;0);&quot;/&quot;;LEFT([.H280];IF(               ISNUMBER(FIND(&quot; &quot;;[.H280]));FIND(&quot; &quot;;[.H280])-1;LEN([.H280])       )                )));&quot;&quot;)">
            <text:p/>
          </table:table-cell>
          <table:table-cell table:style-name="ce110" table:formula="of:=IF([.I280]&lt;&gt;&quot;&quot;;HYPERLINK( CONCATENATE(&quot;file://&quot;;[.$K$2];VLOOKUP(LEFT([.I280];IF(               ISNUMBER(FIND(&quot; &quot;;[.I280]));FIND(&quot; &quot;;[.I280])-1;LEN([.I280])       )                );[Doklady.$B$1:.$D$405];3;0);&quot;/&quot;;LEFT([.I280];IF(               ISNUMBER(FIND(&quot; &quot;;[.I280]));FIND(&quot; &quot;;[.I280])-1;LEN([.I28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0]+1" office:value-type="string" office:string-value="" calcext:value-type="error">
            <text:p>#REF!</text:p>
          </table:table-cell>
          <table:table-cell/>
          <table:table-cell table:formula="of:=VLOOKUP(LEFT([.H281];IF(               ISNUMBER(FIND(&quot; &quot;;[.H281]));FIND(&quot; &quot;;[.H281])-1;LEN([.H281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1]&lt;&gt;&quot;&quot;;HYPERLINK( CONCATENATE(&quot;file://&quot;;[.$J$2];VLOOKUP(LEFT([.H281];IF(               ISNUMBER(FIND(&quot; &quot;;[.H281]));FIND(&quot; &quot;;[.H281])-1;LEN([.H281])       )                );[Fotografie.$B$1:.$D$403];3;0);&quot;/&quot;;LEFT([.H281];IF(               ISNUMBER(FIND(&quot; &quot;;[.H281]));FIND(&quot; &quot;;[.H281])-1;LEN([.H281])       )                )));&quot;&quot;)">
            <text:p/>
          </table:table-cell>
          <table:table-cell table:style-name="ce110" table:formula="of:=IF([.I281]&lt;&gt;&quot;&quot;;HYPERLINK( CONCATENATE(&quot;file://&quot;;[.$K$2];VLOOKUP(LEFT([.I281];IF(               ISNUMBER(FIND(&quot; &quot;;[.I281]));FIND(&quot; &quot;;[.I281])-1;LEN([.I281])       )                );[Doklady.$B$1:.$D$405];3;0);&quot;/&quot;;LEFT([.I281];IF(               ISNUMBER(FIND(&quot; &quot;;[.I281]));FIND(&quot; &quot;;[.I281])-1;LEN([.I28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1]+1" office:value-type="string" office:string-value="" calcext:value-type="error">
            <text:p>#REF!</text:p>
          </table:table-cell>
          <table:table-cell/>
          <table:table-cell table:formula="of:=VLOOKUP(LEFT([.H282];IF(               ISNUMBER(FIND(&quot; &quot;;[.H282]));FIND(&quot; &quot;;[.H282])-1;LEN([.H282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2]&lt;&gt;&quot;&quot;;HYPERLINK( CONCATENATE(&quot;file://&quot;;[.$J$2];VLOOKUP(LEFT([.H282];IF(               ISNUMBER(FIND(&quot; &quot;;[.H282]));FIND(&quot; &quot;;[.H282])-1;LEN([.H282])       )                );[Fotografie.$B$1:.$D$403];3;0);&quot;/&quot;;LEFT([.H282];IF(               ISNUMBER(FIND(&quot; &quot;;[.H282]));FIND(&quot; &quot;;[.H282])-1;LEN([.H282])       )                )));&quot;&quot;)">
            <text:p/>
          </table:table-cell>
          <table:table-cell table:style-name="ce110" table:formula="of:=IF([.I282]&lt;&gt;&quot;&quot;;HYPERLINK( CONCATENATE(&quot;file://&quot;;[.$K$2];VLOOKUP(LEFT([.I282];IF(               ISNUMBER(FIND(&quot; &quot;;[.I282]));FIND(&quot; &quot;;[.I282])-1;LEN([.I282])       )                );[Doklady.$B$1:.$D$405];3;0);&quot;/&quot;;LEFT([.I282];IF(               ISNUMBER(FIND(&quot; &quot;;[.I282]));FIND(&quot; &quot;;[.I282])-1;LEN([.I28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2]+1" office:value-type="string" office:string-value="" calcext:value-type="error">
            <text:p>#REF!</text:p>
          </table:table-cell>
          <table:table-cell/>
          <table:table-cell table:formula="of:=VLOOKUP(LEFT([.H283];IF(               ISNUMBER(FIND(&quot; &quot;;[.H283]));FIND(&quot; &quot;;[.H283])-1;LEN([.H283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3]&lt;&gt;&quot;&quot;;HYPERLINK( CONCATENATE(&quot;file://&quot;;[.$J$2];VLOOKUP(LEFT([.H283];IF(               ISNUMBER(FIND(&quot; &quot;;[.H283]));FIND(&quot; &quot;;[.H283])-1;LEN([.H283])       )                );[Fotografie.$B$1:.$D$403];3;0);&quot;/&quot;;LEFT([.H283];IF(               ISNUMBER(FIND(&quot; &quot;;[.H283]));FIND(&quot; &quot;;[.H283])-1;LEN([.H283])       )                )));&quot;&quot;)">
            <text:p/>
          </table:table-cell>
          <table:table-cell table:style-name="ce110" table:formula="of:=IF([.I283]&lt;&gt;&quot;&quot;;HYPERLINK( CONCATENATE(&quot;file://&quot;;[.$K$2];VLOOKUP(LEFT([.I283];IF(               ISNUMBER(FIND(&quot; &quot;;[.I283]));FIND(&quot; &quot;;[.I283])-1;LEN([.I283])       )                );[Doklady.$B$1:.$D$405];3;0);&quot;/&quot;;LEFT([.I283];IF(               ISNUMBER(FIND(&quot; &quot;;[.I283]));FIND(&quot; &quot;;[.I283])-1;LEN([.I28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3]+1" office:value-type="string" office:string-value="" calcext:value-type="error">
            <text:p>#REF!</text:p>
          </table:table-cell>
          <table:table-cell/>
          <table:table-cell table:formula="of:=VLOOKUP(LEFT([.H284];IF(               ISNUMBER(FIND(&quot; &quot;;[.H284]));FIND(&quot; &quot;;[.H284])-1;LEN([.H284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4]&lt;&gt;&quot;&quot;;HYPERLINK( CONCATENATE(&quot;file://&quot;;[.$J$2];VLOOKUP(LEFT([.H284];IF(               ISNUMBER(FIND(&quot; &quot;;[.H284]));FIND(&quot; &quot;;[.H284])-1;LEN([.H284])       )                );[Fotografie.$B$1:.$D$403];3;0);&quot;/&quot;;LEFT([.H284];IF(               ISNUMBER(FIND(&quot; &quot;;[.H284]));FIND(&quot; &quot;;[.H284])-1;LEN([.H284])       )                )));&quot;&quot;)">
            <text:p/>
          </table:table-cell>
          <table:table-cell table:style-name="ce110" table:formula="of:=IF([.I284]&lt;&gt;&quot;&quot;;HYPERLINK( CONCATENATE(&quot;file://&quot;;[.$K$2];VLOOKUP(LEFT([.I284];IF(               ISNUMBER(FIND(&quot; &quot;;[.I284]));FIND(&quot; &quot;;[.I284])-1;LEN([.I284])       )                );[Doklady.$B$1:.$D$405];3;0);&quot;/&quot;;LEFT([.I284];IF(               ISNUMBER(FIND(&quot; &quot;;[.I284]));FIND(&quot; &quot;;[.I284])-1;LEN([.I28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4]+1" office:value-type="string" office:string-value="" calcext:value-type="error">
            <text:p>#REF!</text:p>
          </table:table-cell>
          <table:table-cell/>
          <table:table-cell table:formula="of:=VLOOKUP(LEFT([.H285];IF(               ISNUMBER(FIND(&quot; &quot;;[.H285]));FIND(&quot; &quot;;[.H285])-1;LEN([.H285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5]&lt;&gt;&quot;&quot;;HYPERLINK( CONCATENATE(&quot;file://&quot;;[.$J$2];VLOOKUP(LEFT([.H285];IF(               ISNUMBER(FIND(&quot; &quot;;[.H285]));FIND(&quot; &quot;;[.H285])-1;LEN([.H285])       )                );[Fotografie.$B$1:.$D$403];3;0);&quot;/&quot;;LEFT([.H285];IF(               ISNUMBER(FIND(&quot; &quot;;[.H285]));FIND(&quot; &quot;;[.H285])-1;LEN([.H285])       )                )));&quot;&quot;)">
            <text:p/>
          </table:table-cell>
          <table:table-cell table:style-name="ce110" table:formula="of:=IF([.I285]&lt;&gt;&quot;&quot;;HYPERLINK( CONCATENATE(&quot;file://&quot;;[.$K$2];VLOOKUP(LEFT([.I285];IF(               ISNUMBER(FIND(&quot; &quot;;[.I285]));FIND(&quot; &quot;;[.I285])-1;LEN([.I285])       )                );[Doklady.$B$1:.$D$405];3;0);&quot;/&quot;;LEFT([.I285];IF(               ISNUMBER(FIND(&quot; &quot;;[.I285]));FIND(&quot; &quot;;[.I285])-1;LEN([.I28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5]+1" office:value-type="string" office:string-value="" calcext:value-type="error">
            <text:p>#REF!</text:p>
          </table:table-cell>
          <table:table-cell/>
          <table:table-cell table:formula="of:=VLOOKUP(LEFT([.H286];IF(               ISNUMBER(FIND(&quot; &quot;;[.H286]));FIND(&quot; &quot;;[.H286])-1;LEN([.H286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6]&lt;&gt;&quot;&quot;;HYPERLINK( CONCATENATE(&quot;file://&quot;;[.$J$2];VLOOKUP(LEFT([.H286];IF(               ISNUMBER(FIND(&quot; &quot;;[.H286]));FIND(&quot; &quot;;[.H286])-1;LEN([.H286])       )                );[Fotografie.$B$1:.$D$403];3;0);&quot;/&quot;;LEFT([.H286];IF(               ISNUMBER(FIND(&quot; &quot;;[.H286]));FIND(&quot; &quot;;[.H286])-1;LEN([.H286])       )                )));&quot;&quot;)">
            <text:p/>
          </table:table-cell>
          <table:table-cell table:style-name="ce110" table:formula="of:=IF([.I286]&lt;&gt;&quot;&quot;;HYPERLINK( CONCATENATE(&quot;file://&quot;;[.$K$2];VLOOKUP(LEFT([.I286];IF(               ISNUMBER(FIND(&quot; &quot;;[.I286]));FIND(&quot; &quot;;[.I286])-1;LEN([.I286])       )                );[Doklady.$B$1:.$D$405];3;0);&quot;/&quot;;LEFT([.I286];IF(               ISNUMBER(FIND(&quot; &quot;;[.I286]));FIND(&quot; &quot;;[.I286])-1;LEN([.I28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6]+1" office:value-type="string" office:string-value="" calcext:value-type="error">
            <text:p>#REF!</text:p>
          </table:table-cell>
          <table:table-cell/>
          <table:table-cell table:formula="of:=VLOOKUP(LEFT([.H287];IF(               ISNUMBER(FIND(&quot; &quot;;[.H287]));FIND(&quot; &quot;;[.H287])-1;LEN([.H287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7]&lt;&gt;&quot;&quot;;HYPERLINK( CONCATENATE(&quot;file://&quot;;[.$J$2];VLOOKUP(LEFT([.H287];IF(               ISNUMBER(FIND(&quot; &quot;;[.H287]));FIND(&quot; &quot;;[.H287])-1;LEN([.H287])       )                );[Fotografie.$B$1:.$D$403];3;0);&quot;/&quot;;LEFT([.H287];IF(               ISNUMBER(FIND(&quot; &quot;;[.H287]));FIND(&quot; &quot;;[.H287])-1;LEN([.H287])       )                )));&quot;&quot;)">
            <text:p/>
          </table:table-cell>
          <table:table-cell table:style-name="ce110" table:formula="of:=IF([.I287]&lt;&gt;&quot;&quot;;HYPERLINK( CONCATENATE(&quot;file://&quot;;[.$K$2];VLOOKUP(LEFT([.I287];IF(               ISNUMBER(FIND(&quot; &quot;;[.I287]));FIND(&quot; &quot;;[.I287])-1;LEN([.I287])       )                );[Doklady.$B$1:.$D$405];3;0);&quot;/&quot;;LEFT([.I287];IF(               ISNUMBER(FIND(&quot; &quot;;[.I287]));FIND(&quot; &quot;;[.I287])-1;LEN([.I28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7]+1" office:value-type="string" office:string-value="" calcext:value-type="error">
            <text:p>#REF!</text:p>
          </table:table-cell>
          <table:table-cell/>
          <table:table-cell table:formula="of:=VLOOKUP(LEFT([.H288];IF(               ISNUMBER(FIND(&quot; &quot;;[.H288]));FIND(&quot; &quot;;[.H288])-1;LEN([.H288])       )                );[Fotografie.$B$1:.$D$403];3;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Default"/>
          <table:table-cell/>
          <table:table-cell table:formula="of:=IF([.H288]&lt;&gt;&quot;&quot;;HYPERLINK( CONCATENATE(&quot;file://&quot;;[.$J$2];VLOOKUP(LEFT([.H288];IF(               ISNUMBER(FIND(&quot; &quot;;[.H288]));FIND(&quot; &quot;;[.H288])-1;LEN([.H288])       )                );[Fotografie.$B$1:.$D$403];3;0);&quot;/&quot;;LEFT([.H288];IF(               ISNUMBER(FIND(&quot; &quot;;[.H288]));FIND(&quot; &quot;;[.H288])-1;LEN([.H288])       )                )));&quot;&quot;)">
            <text:p/>
          </table:table-cell>
          <table:table-cell table:style-name="ce110" table:formula="of:=IF([.I288]&lt;&gt;&quot;&quot;;HYPERLINK( CONCATENATE(&quot;file://&quot;;[.$K$2];VLOOKUP(LEFT([.I288];IF(               ISNUMBER(FIND(&quot; &quot;;[.I288]));FIND(&quot; &quot;;[.I288])-1;LEN([.I288])       )                );[Doklady.$B$1:.$D$405];3;0);&quot;/&quot;;LEFT([.I288];IF(               ISNUMBER(FIND(&quot; &quot;;[.I288]));FIND(&quot; &quot;;[.I288])-1;LEN([.I28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8]+1" office:value-type="string" office:string-value="" calcext:value-type="error">
            <text:p>#REF!</text:p>
          </table:table-cell>
          <table:table-cell/>
          <table:table-cell table:formula="of:=VLOOKUP(LEFT([.H289];IF(               ISNUMBER(FIND(&quot; &quot;;[.H289]));FIND(&quot; &quot;;[.H289])-1;LEN([.H28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31.jpg</text:p>
          </table:table-cell>
          <table:table-cell/>
          <table:table-cell table:formula="of:=IF([.H289]&lt;&gt;&quot;&quot;;HYPERLINK( CONCATENATE(&quot;file://&quot;;[.$J$2];VLOOKUP(LEFT([.H289];IF(               ISNUMBER(FIND(&quot; &quot;;[.H289]));FIND(&quot; &quot;;[.H289])-1;LEN([.H289])       )                );[Fotografie.$B$1:.$D$403];3;0);&quot;/&quot;;LEFT([.H289];IF(               ISNUMBER(FIND(&quot; &quot;;[.H289]));FIND(&quot; &quot;;[.H289])-1;LEN([.H289])       )                )));&quot;&quot;)" office:value-type="string" office:string-value="file:///home/pmichalec/hg2g/workspace-popo/Evidence/fotonezarazene//20140706_0031.jpg" calcext:value-type="string">
            <text:p>file:///home/pmichalec/hg2g/workspace-popo/Evidence/fotonezarazene//20140706_0031.jpg</text:p>
          </table:table-cell>
          <table:table-cell table:style-name="ce110" table:formula="of:=IF([.I289]&lt;&gt;&quot;&quot;;HYPERLINK( CONCATENATE(&quot;file://&quot;;[.$K$2];VLOOKUP(LEFT([.I289];IF(               ISNUMBER(FIND(&quot; &quot;;[.I289]));FIND(&quot; &quot;;[.I289])-1;LEN([.I289])       )                );[Doklady.$B$1:.$D$405];3;0);&quot;/&quot;;LEFT([.I289];IF(               ISNUMBER(FIND(&quot; &quot;;[.I289]));FIND(&quot; &quot;;[.I289])-1;LEN([.I28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89]+1" office:value-type="string" office:string-value="" calcext:value-type="error">
            <text:p>#REF!</text:p>
          </table:table-cell>
          <table:table-cell/>
          <table:table-cell table:formula="of:=VLOOKUP(LEFT([.H290];IF(               ISNUMBER(FIND(&quot; &quot;;[.H290]));FIND(&quot; &quot;;[.H290])-1;LEN([.H29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59.jpg</text:p>
          </table:table-cell>
          <table:table-cell/>
          <table:table-cell table:formula="of:=IF([.H290]&lt;&gt;&quot;&quot;;HYPERLINK( CONCATENATE(&quot;file://&quot;;[.$J$2];VLOOKUP(LEFT([.H290];IF(               ISNUMBER(FIND(&quot; &quot;;[.H290]));FIND(&quot; &quot;;[.H290])-1;LEN([.H290])       )                );[Fotografie.$B$1:.$D$403];3;0);&quot;/&quot;;LEFT([.H290];IF(               ISNUMBER(FIND(&quot; &quot;;[.H290]));FIND(&quot; &quot;;[.H290])-1;LEN([.H290])       )                )));&quot;&quot;)" office:value-type="string" office:string-value="file:///home/pmichalec/hg2g/workspace-popo/Evidence/fotonezarazene//_APE1059.jpg" calcext:value-type="string">
            <text:p>file:///home/pmichalec/hg2g/workspace-popo/Evidence/fotonezarazene//_APE1059.jpg</text:p>
          </table:table-cell>
          <table:table-cell table:style-name="ce110" table:formula="of:=IF([.I290]&lt;&gt;&quot;&quot;;HYPERLINK( CONCATENATE(&quot;file://&quot;;[.$K$2];VLOOKUP(LEFT([.I290];IF(               ISNUMBER(FIND(&quot; &quot;;[.I290]));FIND(&quot; &quot;;[.I290])-1;LEN([.I290])       )                );[Doklady.$B$1:.$D$405];3;0);&quot;/&quot;;LEFT([.I290];IF(               ISNUMBER(FIND(&quot; &quot;;[.I290]));FIND(&quot; &quot;;[.I290])-1;LEN([.I29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0]+1" office:value-type="string" office:string-value="" calcext:value-type="error">
            <text:p>#REF!</text:p>
          </table:table-cell>
          <table:table-cell/>
          <table:table-cell table:formula="of:=VLOOKUP(LEFT([.H291];IF(               ISNUMBER(FIND(&quot; &quot;;[.H291]));FIND(&quot; &quot;;[.H291])-1;LEN([.H29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5.jpg</text:p>
          </table:table-cell>
          <table:table-cell/>
          <table:table-cell table:formula="of:=IF([.H291]&lt;&gt;&quot;&quot;;HYPERLINK( CONCATENATE(&quot;file://&quot;;[.$J$2];VLOOKUP(LEFT([.H291];IF(               ISNUMBER(FIND(&quot; &quot;;[.H291]));FIND(&quot; &quot;;[.H291])-1;LEN([.H291])       )                );[Fotografie.$B$1:.$D$403];3;0);&quot;/&quot;;LEFT([.H291];IF(               ISNUMBER(FIND(&quot; &quot;;[.H291]));FIND(&quot; &quot;;[.H291])-1;LEN([.H291])       )                )));&quot;&quot;)" office:value-type="string" office:string-value="file:///home/pmichalec/hg2g/workspace-popo/Evidence/fotonezarazene//_APE0975.jpg" calcext:value-type="string">
            <text:p>file:///home/pmichalec/hg2g/workspace-popo/Evidence/fotonezarazene//_APE0975.jpg</text:p>
          </table:table-cell>
          <table:table-cell table:style-name="ce110" table:formula="of:=IF([.I291]&lt;&gt;&quot;&quot;;HYPERLINK( CONCATENATE(&quot;file://&quot;;[.$K$2];VLOOKUP(LEFT([.I291];IF(               ISNUMBER(FIND(&quot; &quot;;[.I291]));FIND(&quot; &quot;;[.I291])-1;LEN([.I291])       )                );[Doklady.$B$1:.$D$405];3;0);&quot;/&quot;;LEFT([.I291];IF(               ISNUMBER(FIND(&quot; &quot;;[.I291]));FIND(&quot; &quot;;[.I291])-1;LEN([.I29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1]+1" office:value-type="string" office:string-value="" calcext:value-type="error">
            <text:p>#REF!</text:p>
          </table:table-cell>
          <table:table-cell/>
          <table:table-cell table:formula="of:=VLOOKUP(LEFT([.H292];IF(               ISNUMBER(FIND(&quot; &quot;;[.H292]));FIND(&quot; &quot;;[.H292])-1;LEN([.H29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1.jpg</text:p>
          </table:table-cell>
          <table:table-cell/>
          <table:table-cell table:formula="of:=IF([.H292]&lt;&gt;&quot;&quot;;HYPERLINK( CONCATENATE(&quot;file://&quot;;[.$J$2];VLOOKUP(LEFT([.H292];IF(               ISNUMBER(FIND(&quot; &quot;;[.H292]));FIND(&quot; &quot;;[.H292])-1;LEN([.H292])       )                );[Fotografie.$B$1:.$D$403];3;0);&quot;/&quot;;LEFT([.H292];IF(               ISNUMBER(FIND(&quot; &quot;;[.H292]));FIND(&quot; &quot;;[.H292])-1;LEN([.H292])       )                )));&quot;&quot;)" office:value-type="string" office:string-value="file:///home/pmichalec/hg2g/workspace-popo/Evidence/fotonezarazene//20140706_0021.jpg" calcext:value-type="string">
            <text:p>file:///home/pmichalec/hg2g/workspace-popo/Evidence/fotonezarazene//20140706_0021.jpg</text:p>
          </table:table-cell>
          <table:table-cell table:style-name="ce110" table:formula="of:=IF([.I292]&lt;&gt;&quot;&quot;;HYPERLINK( CONCATENATE(&quot;file://&quot;;[.$K$2];VLOOKUP(LEFT([.I292];IF(               ISNUMBER(FIND(&quot; &quot;;[.I292]));FIND(&quot; &quot;;[.I292])-1;LEN([.I292])       )                );[Doklady.$B$1:.$D$405];3;0);&quot;/&quot;;LEFT([.I292];IF(               ISNUMBER(FIND(&quot; &quot;;[.I292]));FIND(&quot; &quot;;[.I292])-1;LEN([.I29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2]+1" office:value-type="string" office:string-value="" calcext:value-type="error">
            <text:p>#REF!</text:p>
          </table:table-cell>
          <table:table-cell/>
          <table:table-cell table:formula="of:=VLOOKUP(LEFT([.H293];IF(               ISNUMBER(FIND(&quot; &quot;;[.H293]));FIND(&quot; &quot;;[.H293])-1;LEN([.H29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11.jpg</text:p>
          </table:table-cell>
          <table:table-cell/>
          <table:table-cell table:formula="of:=IF([.H293]&lt;&gt;&quot;&quot;;HYPERLINK( CONCATENATE(&quot;file://&quot;;[.$J$2];VLOOKUP(LEFT([.H293];IF(               ISNUMBER(FIND(&quot; &quot;;[.H293]));FIND(&quot; &quot;;[.H293])-1;LEN([.H293])       )                );[Fotografie.$B$1:.$D$403];3;0);&quot;/&quot;;LEFT([.H293];IF(               ISNUMBER(FIND(&quot; &quot;;[.H293]));FIND(&quot; &quot;;[.H293])-1;LEN([.H293])       )                )));&quot;&quot;)" office:value-type="string" office:string-value="file:///home/pmichalec/hg2g/workspace-popo/Evidence/fotonezarazene//20140706_0011.jpg" calcext:value-type="string">
            <text:p>file:///home/pmichalec/hg2g/workspace-popo/Evidence/fotonezarazene//20140706_0011.jpg</text:p>
          </table:table-cell>
          <table:table-cell table:style-name="ce110" table:formula="of:=IF([.I293]&lt;&gt;&quot;&quot;;HYPERLINK( CONCATENATE(&quot;file://&quot;;[.$K$2];VLOOKUP(LEFT([.I293];IF(               ISNUMBER(FIND(&quot; &quot;;[.I293]));FIND(&quot; &quot;;[.I293])-1;LEN([.I293])       )                );[Doklady.$B$1:.$D$405];3;0);&quot;/&quot;;LEFT([.I293];IF(               ISNUMBER(FIND(&quot; &quot;;[.I293]));FIND(&quot; &quot;;[.I293])-1;LEN([.I29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3]+1" office:value-type="string" office:string-value="" calcext:value-type="error">
            <text:p>#REF!</text:p>
          </table:table-cell>
          <table:table-cell/>
          <table:table-cell table:formula="of:=VLOOKUP(LEFT([.H294];IF(               ISNUMBER(FIND(&quot; &quot;;[.H294]));FIND(&quot; &quot;;[.H294])-1;LEN([.H29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25.jpg</text:p>
          </table:table-cell>
          <table:table-cell/>
          <table:table-cell table:formula="of:=IF([.H294]&lt;&gt;&quot;&quot;;HYPERLINK( CONCATENATE(&quot;file://&quot;;[.$J$2];VLOOKUP(LEFT([.H294];IF(               ISNUMBER(FIND(&quot; &quot;;[.H294]));FIND(&quot; &quot;;[.H294])-1;LEN([.H294])       )                );[Fotografie.$B$1:.$D$403];3;0);&quot;/&quot;;LEFT([.H294];IF(               ISNUMBER(FIND(&quot; &quot;;[.H294]));FIND(&quot; &quot;;[.H294])-1;LEN([.H294])       )                )));&quot;&quot;)" office:value-type="string" office:string-value="file:///home/pmichalec/hg2g/workspace-popo/Evidence/fotonezarazene//20140706_0025.jpg" calcext:value-type="string">
            <text:p>file:///home/pmichalec/hg2g/workspace-popo/Evidence/fotonezarazene//20140706_0025.jpg</text:p>
          </table:table-cell>
          <table:table-cell table:style-name="ce110" table:formula="of:=IF([.I294]&lt;&gt;&quot;&quot;;HYPERLINK( CONCATENATE(&quot;file://&quot;;[.$K$2];VLOOKUP(LEFT([.I294];IF(               ISNUMBER(FIND(&quot; &quot;;[.I294]));FIND(&quot; &quot;;[.I294])-1;LEN([.I294])       )                );[Doklady.$B$1:.$D$405];3;0);&quot;/&quot;;LEFT([.I294];IF(               ISNUMBER(FIND(&quot; &quot;;[.I294]));FIND(&quot; &quot;;[.I294])-1;LEN([.I29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4]+1" office:value-type="string" office:string-value="" calcext:value-type="error">
            <text:p>#REF!</text:p>
          </table:table-cell>
          <table:table-cell/>
          <table:table-cell table:formula="of:=VLOOKUP(LEFT([.H295];IF(               ISNUMBER(FIND(&quot; &quot;;[.H295]));FIND(&quot; &quot;;[.H295])-1;LEN([.H29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7.jpg</text:p>
          </table:table-cell>
          <table:table-cell/>
          <table:table-cell table:formula="of:=IF([.H295]&lt;&gt;&quot;&quot;;HYPERLINK( CONCATENATE(&quot;file://&quot;;[.$J$2];VLOOKUP(LEFT([.H295];IF(               ISNUMBER(FIND(&quot; &quot;;[.H295]));FIND(&quot; &quot;;[.H295])-1;LEN([.H295])       )                );[Fotografie.$B$1:.$D$403];3;0);&quot;/&quot;;LEFT([.H295];IF(               ISNUMBER(FIND(&quot; &quot;;[.H295]));FIND(&quot; &quot;;[.H295])-1;LEN([.H295])       )                )));&quot;&quot;)" office:value-type="string" office:string-value="file:///home/pmichalec/hg2g/workspace-popo/Evidence/fotonezarazene//_APE1007.jpg" calcext:value-type="string">
            <text:p>file:///home/pmichalec/hg2g/workspace-popo/Evidence/fotonezarazene//_APE1007.jpg</text:p>
          </table:table-cell>
          <table:table-cell table:style-name="ce110" table:formula="of:=IF([.I295]&lt;&gt;&quot;&quot;;HYPERLINK( CONCATENATE(&quot;file://&quot;;[.$K$2];VLOOKUP(LEFT([.I295];IF(               ISNUMBER(FIND(&quot; &quot;;[.I295]));FIND(&quot; &quot;;[.I295])-1;LEN([.I295])       )                );[Doklady.$B$1:.$D$405];3;0);&quot;/&quot;;LEFT([.I295];IF(               ISNUMBER(FIND(&quot; &quot;;[.I295]));FIND(&quot; &quot;;[.I295])-1;LEN([.I29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5]+1" office:value-type="string" office:string-value="" calcext:value-type="error">
            <text:p>#REF!</text:p>
          </table:table-cell>
          <table:table-cell/>
          <table:table-cell table:formula="of:=VLOOKUP(LEFT([.H296];IF(               ISNUMBER(FIND(&quot; &quot;;[.H296]));FIND(&quot; &quot;;[.H296])-1;LEN([.H29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2.jpg</text:p>
          </table:table-cell>
          <table:table-cell/>
          <table:table-cell table:formula="of:=IF([.H296]&lt;&gt;&quot;&quot;;HYPERLINK( CONCATENATE(&quot;file://&quot;;[.$J$2];VLOOKUP(LEFT([.H296];IF(               ISNUMBER(FIND(&quot; &quot;;[.H296]));FIND(&quot; &quot;;[.H296])-1;LEN([.H296])       )                );[Fotografie.$B$1:.$D$403];3;0);&quot;/&quot;;LEFT([.H296];IF(               ISNUMBER(FIND(&quot; &quot;;[.H296]));FIND(&quot; &quot;;[.H296])-1;LEN([.H296])       )                )));&quot;&quot;)" office:value-type="string" office:string-value="file:///home/pmichalec/hg2g/workspace-popo/Evidence/fotonezarazene//_APE0972.jpg" calcext:value-type="string">
            <text:p>file:///home/pmichalec/hg2g/workspace-popo/Evidence/fotonezarazene//_APE0972.jpg</text:p>
          </table:table-cell>
          <table:table-cell table:style-name="ce110" table:formula="of:=IF([.I296]&lt;&gt;&quot;&quot;;HYPERLINK( CONCATENATE(&quot;file://&quot;;[.$K$2];VLOOKUP(LEFT([.I296];IF(               ISNUMBER(FIND(&quot; &quot;;[.I296]));FIND(&quot; &quot;;[.I296])-1;LEN([.I296])       )                );[Doklady.$B$1:.$D$405];3;0);&quot;/&quot;;LEFT([.I296];IF(               ISNUMBER(FIND(&quot; &quot;;[.I296]));FIND(&quot; &quot;;[.I296])-1;LEN([.I29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6]+1" office:value-type="string" office:string-value="" calcext:value-type="error">
            <text:p>#REF!</text:p>
          </table:table-cell>
          <table:table-cell/>
          <table:table-cell table:formula="of:=VLOOKUP(LEFT([.H297];IF(               ISNUMBER(FIND(&quot; &quot;;[.H297]));FIND(&quot; &quot;;[.H297])-1;LEN([.H29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3.jpg</text:p>
          </table:table-cell>
          <table:table-cell/>
          <table:table-cell table:formula="of:=IF([.H297]&lt;&gt;&quot;&quot;;HYPERLINK( CONCATENATE(&quot;file://&quot;;[.$J$2];VLOOKUP(LEFT([.H297];IF(               ISNUMBER(FIND(&quot; &quot;;[.H297]));FIND(&quot; &quot;;[.H297])-1;LEN([.H297])       )                );[Fotografie.$B$1:.$D$403];3;0);&quot;/&quot;;LEFT([.H297];IF(               ISNUMBER(FIND(&quot; &quot;;[.H297]));FIND(&quot; &quot;;[.H297])-1;LEN([.H297])       )                )));&quot;&quot;)" office:value-type="string" office:string-value="file:///home/pmichalec/hg2g/workspace-popo/Evidence/fotonezarazene//_APE0973.jpg" calcext:value-type="string">
            <text:p>file:///home/pmichalec/hg2g/workspace-popo/Evidence/fotonezarazene//_APE0973.jpg</text:p>
          </table:table-cell>
          <table:table-cell table:style-name="ce110" table:formula="of:=IF([.I297]&lt;&gt;&quot;&quot;;HYPERLINK( CONCATENATE(&quot;file://&quot;;[.$K$2];VLOOKUP(LEFT([.I297];IF(               ISNUMBER(FIND(&quot; &quot;;[.I297]));FIND(&quot; &quot;;[.I297])-1;LEN([.I297])       )                );[Doklady.$B$1:.$D$405];3;0);&quot;/&quot;;LEFT([.I297];IF(               ISNUMBER(FIND(&quot; &quot;;[.I297]));FIND(&quot; &quot;;[.I297])-1;LEN([.I29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7]+1" office:value-type="string" office:string-value="" calcext:value-type="error">
            <text:p>#REF!</text:p>
          </table:table-cell>
          <table:table-cell/>
          <table:table-cell table:formula="of:=VLOOKUP(LEFT([.H298];IF(               ISNUMBER(FIND(&quot; &quot;;[.H298]));FIND(&quot; &quot;;[.H298])-1;LEN([.H29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1002.jpg</text:p>
          </table:table-cell>
          <table:table-cell/>
          <table:table-cell table:formula="of:=IF([.H298]&lt;&gt;&quot;&quot;;HYPERLINK( CONCATENATE(&quot;file://&quot;;[.$J$2];VLOOKUP(LEFT([.H298];IF(               ISNUMBER(FIND(&quot; &quot;;[.H298]));FIND(&quot; &quot;;[.H298])-1;LEN([.H298])       )                );[Fotografie.$B$1:.$D$403];3;0);&quot;/&quot;;LEFT([.H298];IF(               ISNUMBER(FIND(&quot; &quot;;[.H298]));FIND(&quot; &quot;;[.H298])-1;LEN([.H298])       )                )));&quot;&quot;)" office:value-type="string" office:string-value="file:///home/pmichalec/hg2g/workspace-popo/Evidence/fotonezarazene//_APE1002.jpg" calcext:value-type="string">
            <text:p>file:///home/pmichalec/hg2g/workspace-popo/Evidence/fotonezarazene//_APE1002.jpg</text:p>
          </table:table-cell>
          <table:table-cell table:style-name="ce110" table:formula="of:=IF([.I298]&lt;&gt;&quot;&quot;;HYPERLINK( CONCATENATE(&quot;file://&quot;;[.$K$2];VLOOKUP(LEFT([.I298];IF(               ISNUMBER(FIND(&quot; &quot;;[.I298]));FIND(&quot; &quot;;[.I298])-1;LEN([.I298])       )                );[Doklady.$B$1:.$D$405];3;0);&quot;/&quot;;LEFT([.I298];IF(               ISNUMBER(FIND(&quot; &quot;;[.I298]));FIND(&quot; &quot;;[.I298])-1;LEN([.I29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8]+1" office:value-type="string" office:string-value="" calcext:value-type="error">
            <text:p>#REF!</text:p>
          </table:table-cell>
          <table:table-cell/>
          <table:table-cell table:formula="of:=VLOOKUP(LEFT([.H299];IF(               ISNUMBER(FIND(&quot; &quot;;[.H299]));FIND(&quot; &quot;;[.H299])-1;LEN([.H29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4.jpg</text:p>
          </table:table-cell>
          <table:table-cell/>
          <table:table-cell table:formula="of:=IF([.H299]&lt;&gt;&quot;&quot;;HYPERLINK( CONCATENATE(&quot;file://&quot;;[.$J$2];VLOOKUP(LEFT([.H299];IF(               ISNUMBER(FIND(&quot; &quot;;[.H299]));FIND(&quot; &quot;;[.H299])-1;LEN([.H299])       )                );[Fotografie.$B$1:.$D$403];3;0);&quot;/&quot;;LEFT([.H299];IF(               ISNUMBER(FIND(&quot; &quot;;[.H299]));FIND(&quot; &quot;;[.H299])-1;LEN([.H299])       )                )));&quot;&quot;)" office:value-type="string" office:string-value="file:///home/pmichalec/hg2g/workspace-popo/Evidence/fotonezarazene//20140706_0004.jpg" calcext:value-type="string">
            <text:p>file:///home/pmichalec/hg2g/workspace-popo/Evidence/fotonezarazene//20140706_0004.jpg</text:p>
          </table:table-cell>
          <table:table-cell table:style-name="ce110" table:formula="of:=IF([.I299]&lt;&gt;&quot;&quot;;HYPERLINK( CONCATENATE(&quot;file://&quot;;[.$K$2];VLOOKUP(LEFT([.I299];IF(               ISNUMBER(FIND(&quot; &quot;;[.I299]));FIND(&quot; &quot;;[.I299])-1;LEN([.I299])       )                );[Doklady.$B$1:.$D$405];3;0);&quot;/&quot;;LEFT([.I299];IF(               ISNUMBER(FIND(&quot; &quot;;[.I299]));FIND(&quot; &quot;;[.I299])-1;LEN([.I29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299]+1" office:value-type="string" office:string-value="" calcext:value-type="error">
            <text:p>#REF!</text:p>
          </table:table-cell>
          <table:table-cell/>
          <table:table-cell table:formula="of:=VLOOKUP(LEFT([.H300];IF(               ISNUMBER(FIND(&quot; &quot;;[.H300]));FIND(&quot; &quot;;[.H300])-1;LEN([.H30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_APE0970.jpg</text:p>
          </table:table-cell>
          <table:table-cell/>
          <table:table-cell table:formula="of:=IF([.H300]&lt;&gt;&quot;&quot;;HYPERLINK( CONCATENATE(&quot;file://&quot;;[.$J$2];VLOOKUP(LEFT([.H300];IF(               ISNUMBER(FIND(&quot; &quot;;[.H300]));FIND(&quot; &quot;;[.H300])-1;LEN([.H300])       )                );[Fotografie.$B$1:.$D$403];3;0);&quot;/&quot;;LEFT([.H300];IF(               ISNUMBER(FIND(&quot; &quot;;[.H300]));FIND(&quot; &quot;;[.H300])-1;LEN([.H300])       )                )));&quot;&quot;)" office:value-type="string" office:string-value="file:///home/pmichalec/hg2g/workspace-popo/Evidence/fotonezarazene//_APE0970.jpg" calcext:value-type="string">
            <text:p>file:///home/pmichalec/hg2g/workspace-popo/Evidence/fotonezarazene//_APE0970.jpg</text:p>
          </table:table-cell>
          <table:table-cell table:style-name="ce110" table:formula="of:=IF([.I300]&lt;&gt;&quot;&quot;;HYPERLINK( CONCATENATE(&quot;file://&quot;;[.$K$2];VLOOKUP(LEFT([.I300];IF(               ISNUMBER(FIND(&quot; &quot;;[.I300]));FIND(&quot; &quot;;[.I300])-1;LEN([.I300])       )                );[Doklady.$B$1:.$D$405];3;0);&quot;/&quot;;LEFT([.I300];IF(               ISNUMBER(FIND(&quot; &quot;;[.I300]));FIND(&quot; &quot;;[.I300])-1;LEN([.I30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00]+1" office:value-type="string" office:string-value="" calcext:value-type="error">
            <text:p>#REF!</text:p>
          </table:table-cell>
          <table:table-cell/>
          <table:table-cell table:formula="of:=VLOOKUP(LEFT([.H301];IF(               ISNUMBER(FIND(&quot; &quot;;[.H301]));FIND(&quot; &quot;;[.H301])-1;LEN([.H30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5" office:value-type="string" calcext:value-type="string">
            <text:p>20140706_0001.jpg</text:p>
          </table:table-cell>
          <table:table-cell/>
          <table:table-cell table:formula="of:=IF([.H301]&lt;&gt;&quot;&quot;;HYPERLINK( CONCATENATE(&quot;file://&quot;;[.$J$2];VLOOKUP(LEFT([.H301];IF(               ISNUMBER(FIND(&quot; &quot;;[.H301]));FIND(&quot; &quot;;[.H301])-1;LEN([.H301])       )                );[Fotografie.$B$1:.$D$403];3;0);&quot;/&quot;;LEFT([.H301];IF(               ISNUMBER(FIND(&quot; &quot;;[.H301]));FIND(&quot; &quot;;[.H301])-1;LEN([.H301])       )                )));&quot;&quot;)" office:value-type="string" office:string-value="file:///home/pmichalec/hg2g/workspace-popo/Evidence/fotonezarazene//20140706_0001.jpg" calcext:value-type="string">
            <text:p>file:///home/pmichalec/hg2g/workspace-popo/Evidence/fotonezarazene//20140706_0001.jpg</text:p>
          </table:table-cell>
          <table:table-cell table:style-name="ce110" table:formula="of:=IF([.I301]&lt;&gt;&quot;&quot;;HYPERLINK( CONCATENATE(&quot;file://&quot;;[.$K$2];VLOOKUP(LEFT([.I301];IF(               ISNUMBER(FIND(&quot; &quot;;[.I301]));FIND(&quot; &quot;;[.I301])-1;LEN([.I301])       )                );[Doklady.$B$1:.$D$405];3;0);&quot;/&quot;;LEFT([.I301];IF(               ISNUMBER(FIND(&quot; &quot;;[.I301]));FIND(&quot; &quot;;[.I301])-1;LEN([.I30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01]+1" office:value-type="string" office:string-value="" calcext:value-type="error">
            <text:p>#REF!</text:p>
          </table:table-cell>
          <table:table-cell/>
          <table:table-cell table:formula="of:=VLOOKUP(LEFT([.H302];IF(               ISNUMBER(FIND(&quot; &quot;;[.H302]));FIND(&quot; &quot;;[.H302])-1;LEN([.H302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yeti plysak</text:p>
          </table:table-cell>
          <table:table-cell office:value-type="string" calcext:value-type="string">
            <text:p>Skoda YETI</text:p>
          </table:table-cell>
          <table:table-cell office:value-type="float" office:value="643" calcext:value-type="float">
            <text:p>643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20140706_0005.jpg</text:p>
          </table:table-cell>
          <table:table-cell office:value-type="string" calcext:value-type="string">
            <text:p>33.pdf</text:p>
          </table:table-cell>
          <table:table-cell table:formula="of:=IF([.H302]&lt;&gt;&quot;&quot;;HYPERLINK( CONCATENATE(&quot;file://&quot;;[.$J$2];VLOOKUP(LEFT([.H302];IF(               ISNUMBER(FIND(&quot; &quot;;[.H302]));FIND(&quot; &quot;;[.H302])-1;LEN([.H302])       )                );[Fotografie.$B$1:.$D$403];3;0);&quot;/&quot;;LEFT([.H302];IF(               ISNUMBER(FIND(&quot; &quot;;[.H302]));FIND(&quot; &quot;;[.H302])-1;LEN([.H302])       )                )));&quot;&quot;)" office:value-type="string" office:string-value="file:///home/pmichalec/hg2g/workspace-popo/Evidence/fotonezarazene//20140706_0005.jpg" calcext:value-type="string">
            <text:p>file:///home/pmichalec/hg2g/workspace-popo/Evidence/fotonezarazene//20140706_0005.jpg</text:p>
          </table:table-cell>
          <table:table-cell table:style-name="ce110" table:formula="of:=IF([.I302]&lt;&gt;&quot;&quot;;HYPERLINK( CONCATENATE(&quot;file://&quot;;[.$K$2];VLOOKUP(LEFT([.I302];IF(               ISNUMBER(FIND(&quot; &quot;;[.I302]));FIND(&quot; &quot;;[.I302])-1;LEN([.I302])       )                );[Doklady.$B$1:.$D$405];3;0);&quot;/&quot;;LEFT([.I302];IF(               ISNUMBER(FIND(&quot; &quot;;[.I302]));FIND(&quot; &quot;;[.I302])-1;LEN([.I302])       )                )) );&quot;&quot;)" office:value-type="string" office:string-value="file:///home/pmichalec/hg2g/workspace-popo/Evidence/doklady/33.pdf" calcext:value-type="string">
            <text:p>file:///home/pmichalec/hg2g/workspace-popo/Evidence/doklady/33.pdf</text:p>
          </table:table-cell>
          <table:table-cell table:number-columns-repeated="1013"/>
        </table:table-row>
        <table:table-row table:style-name="ro13">
          <table:table-cell table:formula="of:=[.A302]+1" office:value-type="string" office:string-value="" calcext:value-type="error">
            <text:p>#REF!</text:p>
          </table:table-cell>
          <table:table-cell/>
          <table:table-cell table:formula="of:=VLOOKUP(LEFT([.H303];IF(               ISNUMBER(FIND(&quot; &quot;;[.H303]));FIND(&quot; &quot;;[.H303])-1;LEN([.H303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sici stroj</text:p>
          </table:table-cell>
          <table:table-cell office:value-type="string" calcext:value-type="string">
            <text:p>JANOME 601 XL + civka + nite</text:p>
          </table:table-cell>
          <table:table-cell office:value-type="float" office:value="6741" calcext:value-type="float">
            <text:p>6741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sicistroj.jpg</text:p>
            <text:p>Viz skrin v chodbe</text:p>
          </table:table-cell>
          <table:table-cell office:value-type="string" calcext:value-type="string">
            <text:p>32.pdf</text:p>
          </table:table-cell>
          <table:table-cell table:formula="of:=IF([.H303]&lt;&gt;&quot;&quot;;HYPERLINK( CONCATENATE(&quot;file://&quot;;[.$J$2];VLOOKUP(LEFT([.H303];IF(               ISNUMBER(FIND(&quot; &quot;;[.H303]));FIND(&quot; &quot;;[.H303])-1;LEN([.H303])       )                );[Fotografie.$B$1:.$D$403];3;0);&quot;/&quot;;LEFT([.H303];IF(               ISNUMBER(FIND(&quot; &quot;;[.H303]));FIND(&quot; &quot;;[.H303])-1;LEN([.H303])       )                )));&quot;&quot;)" office:value-type="string" office:string-value="" calcext:value-type="error">
            <text:p>#N/A</text:p>
          </table:table-cell>
          <table:table-cell table:style-name="ce110" table:formula="of:=IF([.I303]&lt;&gt;&quot;&quot;;HYPERLINK( CONCATENATE(&quot;file://&quot;;[.$K$2];VLOOKUP(LEFT([.I303];IF(               ISNUMBER(FIND(&quot; &quot;;[.I303]));FIND(&quot; &quot;;[.I303])-1;LEN([.I303])       )                );[Doklady.$B$1:.$D$405];3;0);&quot;/&quot;;LEFT([.I303];IF(               ISNUMBER(FIND(&quot; &quot;;[.I303]));FIND(&quot; &quot;;[.I303])-1;LEN([.I303])       )                )) );&quot;&quot;)" office:value-type="string" office:string-value="file:///home/pmichalec/hg2g/workspace-popo/Evidence/doklady/32.pdf" calcext:value-type="string">
            <text:p>file:///home/pmichalec/hg2g/workspace-popo/Evidence/doklady/32.pdf</text:p>
          </table:table-cell>
          <table:table-cell table:number-columns-repeated="1013"/>
        </table:table-row>
        <table:table-row table:style-name="ro13">
          <table:table-cell table:formula="of:=[.A303]+1" office:value-type="string" office:string-value="" calcext:value-type="error">
            <text:p>#REF!</text:p>
          </table:table-cell>
          <table:table-cell/>
          <table:table-cell table:formula="of:=VLOOKUP(LEFT([.H304];IF(               ISNUMBER(FIND(&quot; &quot;;[.H304]));FIND(&quot; &quot;;[.H304])-1;LEN([.H304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; tvar kyticky, plastove dily poskozeny kourem</text:p>
          </table:table-cell>
          <table:table-cell office:value-type="float" office:value="400" calcext:value-type="float">
            <text:p>400</text:p>
          </table:table-cell>
          <table:table-cell table:style-name="ce69" office:value-type="float" office:value="2007" calcext:value-type="float">
            <text:p>2007</text:p>
          </table:table-cell>
          <table:table-cell table:style-name="ce96" office:value-type="string" calcext:value-type="string">
            <text:p>20140625_0013.jpg</text:p>
          </table:table-cell>
          <table:table-cell office:value-type="string" calcext:value-type="string">
            <text:p>CESTNEPROHLASENI</text:p>
          </table:table-cell>
          <table:table-cell table:formula="of:=IF([.H304]&lt;&gt;&quot;&quot;;HYPERLINK( CONCATENATE(&quot;file://&quot;;[.$J$2];VLOOKUP(LEFT([.H304];IF(               ISNUMBER(FIND(&quot; &quot;;[.H304]));FIND(&quot; &quot;;[.H304])-1;LEN([.H304])       )                );[Fotografie.$B$1:.$D$403];3;0);&quot;/&quot;;LEFT([.H304];IF(               ISNUMBER(FIND(&quot; &quot;;[.H304]));FIND(&quot; &quot;;[.H304])-1;LEN([.H304])       )                )));&quot;&quot;)" office:value-type="string" office:string-value="file:///home/pmichalec/hg2g/workspace-popo/Evidence/fotochodba//20140625_0013.jpg" calcext:value-type="string">
            <text:p>file:///home/pmichalec/hg2g/workspace-popo/Evidence/fotochodba//20140625_0013.jpg</text:p>
          </table:table-cell>
          <table:table-cell table:style-name="ce110" table:formula="of:=IF([.I304]&lt;&gt;&quot;&quot;;HYPERLINK( CONCATENATE(&quot;file://&quot;;[.$K$2];VLOOKUP(LEFT([.I304];IF(               ISNUMBER(FIND(&quot; &quot;;[.I304]));FIND(&quot; &quot;;[.I304])-1;LEN([.I304])       )                );[Doklady.$B$1:.$D$405];3;0);&quot;/&quot;;LEFT([.I304];IF(               ISNUMBER(FIND(&quot; &quot;;[.I304]));FIND(&quot; &quot;;[.I304])-1;LEN([.I30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[.A304]+1" office:value-type="string" office:string-value="" calcext:value-type="error">
            <text:p>#REF!</text:p>
          </table:table-cell>
          <table:table-cell/>
          <table:table-cell table:formula="of:=VLOOKUP(LEFT([.H305];IF(               ISNUMBER(FIND(&quot; &quot;;[.H305]));FIND(&quot; &quot;;[.H305])-1;LEN([.H305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klic od automobilu</text:p>
          </table:table-cell>
          <table:table-cell office:value-type="string" calcext:value-type="string">
            <text:p>skoda; plasty zasazeny kourem a plastem</text:p>
          </table:table-cell>
          <table:table-cell/>
          <table:table-cell table:style-name="ce69"/>
          <table:table-cell table:style-name="ce96" office:value-type="string" calcext:value-type="string">
            <text:p>_APE1005.jpg _APE1059.jpg 0020.jpg _APE0742.jpg _APE0743.jpg</text:p>
          </table:table-cell>
          <table:table-cell/>
          <table:table-cell table:formula="of:=IF([.H305]&lt;&gt;&quot;&quot;;HYPERLINK( CONCATENATE(&quot;file://&quot;;[.$J$2];VLOOKUP(LEFT([.H305];IF(               ISNUMBER(FIND(&quot; &quot;;[.H305]));FIND(&quot; &quot;;[.H305])-1;LEN([.H305])       )                );[Fotografie.$B$1:.$D$403];3;0);&quot;/&quot;;LEFT([.H305];IF(               ISNUMBER(FIND(&quot; &quot;;[.H305]));FIND(&quot; &quot;;[.H305])-1;LEN([.H305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305]&lt;&gt;&quot;&quot;;HYPERLINK( CONCATENATE(&quot;file://&quot;;[.$K$2];VLOOKUP(LEFT([.I305];IF(               ISNUMBER(FIND(&quot; &quot;;[.I305]));FIND(&quot; &quot;;[.I305])-1;LEN([.I305])       )                );[Doklady.$B$1:.$D$405];3;0);&quot;/&quot;;LEFT([.I305];IF(               ISNUMBER(FIND(&quot; &quot;;[.I305]));FIND(&quot; &quot;;[.I305])-1;LEN([.I305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05]+1" office:value-type="string" office:string-value="" calcext:value-type="error">
            <text:p>#REF!</text:p>
          </table:table-cell>
          <table:table-cell/>
          <table:table-cell table:formula="of:=VLOOKUP(LEFT([.H306];IF(               ISNUMBER(FIND(&quot; &quot;;[.H306]));FIND(&quot; &quot;;[.H306])-1;LEN([.H306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dalkove ovladani od garaze</text:p>
          </table:table-cell>
          <table:table-cell office:value-type="string" calcext:value-type="string">
            <text:p>(2x) nice; plasty zasazeny kourem a plastem</text:p>
          </table:table-cell>
          <table:table-cell table:formula="of:=647*2" office:value-type="float" office:value="1294" calcext:value-type="float">
            <text:p>1294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table:formula="of:=IF([.H305]=&quot;&quot;;&quot;&quot;;[.H305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41.pdf</text:p>
            <text:p>CESTNEPROHLASENI</text:p>
          </table:table-cell>
          <table:table-cell table:formula="of:=IF([.H306]&lt;&gt;&quot;&quot;;HYPERLINK( CONCATENATE(&quot;file://&quot;;[.$J$2];VLOOKUP(LEFT([.H306];IF(               ISNUMBER(FIND(&quot; &quot;;[.H306]));FIND(&quot; &quot;;[.H306])-1;LEN([.H306])       )                );[Fotografie.$B$1:.$D$403];3;0);&quot;/&quot;;LEFT([.H306];IF(               ISNUMBER(FIND(&quot; &quot;;[.H306]));FIND(&quot; &quot;;[.H306])-1;LEN([.H306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306]&lt;&gt;&quot;&quot;;HYPERLINK( CONCATENATE(&quot;file://&quot;;[.$K$2];VLOOKUP(LEFT([.I306];IF(               ISNUMBER(FIND(&quot; &quot;;[.I306]));FIND(&quot; &quot;;[.I306])-1;LEN([.I306])       )                );[Doklady.$B$1:.$D$405];3;0);&quot;/&quot;;LEFT([.I306];IF(               ISNUMBER(FIND(&quot; &quot;;[.I306]));FIND(&quot; &quot;;[.I306])-1;LEN([.I30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7">
          <table:table-cell table:formula="of:=[.A306]+1" office:value-type="string" office:string-value="" calcext:value-type="error">
            <text:p>#REF!</text:p>
          </table:table-cell>
          <table:table-cell/>
          <table:table-cell table:formula="of:=VLOOKUP(LEFT([.H307];IF(               ISNUMBER(FIND(&quot; &quot;;[.H307]));FIND(&quot; &quot;;[.H307])-1;LEN([.H307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brusle</text:p>
          </table:table-cell>
          <table:table-cell office:value-type="string" calcext:value-type="string">
            <text:p>k2; panske, zanovni, + chranice Powerslide K2 MOTO (v bruslich)</text:p>
          </table:table-cell>
          <table:table-cell office:value-type="float" office:value="4545" calcext:value-type="float">
            <text:p>4545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table:formula="of:=IF([.H306]=&quot;&quot;;&quot;&quot;;[.H306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31.pdf</text:p>
          </table:table-cell>
          <table:table-cell table:formula="of:=IF([.H307]&lt;&gt;&quot;&quot;;HYPERLINK( CONCATENATE(&quot;file://&quot;;[.$J$2];VLOOKUP(LEFT([.H307];IF(               ISNUMBER(FIND(&quot; &quot;;[.H307]));FIND(&quot; &quot;;[.H307])-1;LEN([.H307])       )                );[Fotografie.$B$1:.$D$403];3;0);&quot;/&quot;;LEFT([.H307];IF(               ISNUMBER(FIND(&quot; &quot;;[.H307]));FIND(&quot; &quot;;[.H307])-1;LEN([.H307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307]&lt;&gt;&quot;&quot;;HYPERLINK( CONCATENATE(&quot;file://&quot;;[.$K$2];VLOOKUP(LEFT([.I307];IF(               ISNUMBER(FIND(&quot; &quot;;[.I307]));FIND(&quot; &quot;;[.I307])-1;LEN([.I307])       )                );[Doklady.$B$1:.$D$405];3;0);&quot;/&quot;;LEFT([.I307];IF(               ISNUMBER(FIND(&quot; &quot;;[.I307]));FIND(&quot; &quot;;[.I307])-1;LEN([.I307])       )                )) );&quot;&quot;)" office:value-type="string" office:string-value="file:///home/pmichalec/hg2g/workspace-popo/Evidence/doklady/31.pdf" calcext:value-type="string">
            <text:p>file:///home/pmichalec/hg2g/workspace-popo/Evidence/doklady/31.pdf</text:p>
          </table:table-cell>
          <table:table-cell table:number-columns-repeated="1013"/>
        </table:table-row>
        <table:table-row table:style-name="ro11">
          <table:table-cell table:formula="of:=[.A307]+1" office:value-type="string" office:string-value="" calcext:value-type="error">
            <text:p>#REF!</text:p>
          </table:table-cell>
          <table:table-cell/>
          <table:table-cell table:formula="of:=VLOOKUP(LEFT([.H308];IF(               ISNUMBER(FIND(&quot; &quot;;[.H308]));FIND(&quot; &quot;;[.H308])-1;LEN([.H30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rohoz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DSC_7547.jpg</text:p>
          </table:table-cell>
          <table:table-cell/>
          <table:table-cell table:formula="of:=IF([.H308]&lt;&gt;&quot;&quot;;HYPERLINK( CONCATENATE(&quot;file://&quot;;[.$J$2];VLOOKUP(LEFT([.H308];IF(               ISNUMBER(FIND(&quot; &quot;;[.H308]));FIND(&quot; &quot;;[.H308])-1;LEN([.H308])       )                );[Fotografie.$B$1:.$D$403];3;0);&quot;/&quot;;LEFT([.H308];IF(               ISNUMBER(FIND(&quot; &quot;;[.H308]));FIND(&quot; &quot;;[.H308])-1;LEN([.H308])       )                )));&quot;&quot;)" office:value-type="string" office:string-value="file:///home/pmichalec/hg2g/workspace-popo/Evidence/fotochodba//DSC_7547.jpg" calcext:value-type="string">
            <text:p>file:///home/pmichalec/hg2g/workspace-popo/Evidence/fotochodba//DSC_7547.jpg</text:p>
          </table:table-cell>
          <table:table-cell table:style-name="ce110" table:formula="of:=IF([.I308]&lt;&gt;&quot;&quot;;HYPERLINK( CONCATENATE(&quot;file://&quot;;[.$K$2];VLOOKUP(LEFT([.I308];IF(               ISNUMBER(FIND(&quot; &quot;;[.I308]));FIND(&quot; &quot;;[.I308])-1;LEN([.I308])       )                );[Doklady.$B$1:.$D$405];3;0);&quot;/&quot;;LEFT([.I308];IF(               ISNUMBER(FIND(&quot; &quot;;[.I308]));FIND(&quot; &quot;;[.I308])-1;LEN([.I308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08]+1" office:value-type="string" office:string-value="" calcext:value-type="error">
            <text:p>#REF!</text:p>
          </table:table-cell>
          <table:table-cell/>
          <table:table-cell table:formula="of:=VLOOKUP(LEFT([.H309];IF(               ISNUMBER(FIND(&quot; &quot;;[.H309]));FIND(&quot; &quot;;[.H309])-1;LEN([.H309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detske boticky (otevrene)</text:p>
          </table:table-cell>
          <table:table-cell office:value-type="string" calcext:value-type="string">
            <text:p>; nove</text:p>
          </table:table-cell>
          <table:table-cell/>
          <table:table-cell table:style-name="ce69"/>
          <table:table-cell table:style-name="ce96" table:formula="of:=IF([.H307]=&quot;&quot;;&quot;&quot;;[.H307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/>
          <table:table-cell table:formula="of:=IF([.H309]&lt;&gt;&quot;&quot;;HYPERLINK( CONCATENATE(&quot;file://&quot;;[.$J$2];VLOOKUP(LEFT([.H309];IF(               ISNUMBER(FIND(&quot; &quot;;[.H309]));FIND(&quot; &quot;;[.H309])-1;LEN([.H309])       )                );[Fotografie.$B$1:.$D$403];3;0);&quot;/&quot;;LEFT([.H309];IF(               ISNUMBER(FIND(&quot; &quot;;[.H309]));FIND(&quot; &quot;;[.H309])-1;LEN([.H309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309]&lt;&gt;&quot;&quot;;HYPERLINK( CONCATENATE(&quot;file://&quot;;[.$K$2];VLOOKUP(LEFT([.I309];IF(               ISNUMBER(FIND(&quot; &quot;;[.I309]));FIND(&quot; &quot;;[.I309])-1;LEN([.I309])       )                );[Doklady.$B$1:.$D$405];3;0);&quot;/&quot;;LEFT([.I309];IF(               ISNUMBER(FIND(&quot; &quot;;[.I309]));FIND(&quot; &quot;;[.I309])-1;LEN([.I309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09]+1" office:value-type="string" office:string-value="" calcext:value-type="error">
            <text:p>#REF!</text:p>
          </table:table-cell>
          <table:table-cell/>
          <table:table-cell table:formula="of:=VLOOKUP(LEFT([.H310];IF(               ISNUMBER(FIND(&quot; &quot;;[.H310]));FIND(&quot; &quot;;[.H310])-1;LEN([.H310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paskove boty</text:p>
          </table:table-cell>
          <table:table-cell office:value-type="string" calcext:value-type="string">
            <text:p>lizzard; nove; RideStretch; Gumove materialy a textilie po nekolika vyprani smrdi. Zasazeno silne splodinami horeni.</text:p>
          </table:table-cell>
          <table:table-cell office:value-type="float" office:value="1890" calcext:value-type="float">
            <text:p>189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309]=&quot;&quot;;&quot;&quot;;[.H309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21.pdf</text:p>
          </table:table-cell>
          <table:table-cell table:formula="of:=IF([.H310]&lt;&gt;&quot;&quot;;HYPERLINK( CONCATENATE(&quot;file://&quot;;[.$J$2];VLOOKUP(LEFT([.H310];IF(               ISNUMBER(FIND(&quot; &quot;;[.H310]));FIND(&quot; &quot;;[.H310])-1;LEN([.H310])       )                );[Fotografie.$B$1:.$D$403];3;0);&quot;/&quot;;LEFT([.H310];IF(               ISNUMBER(FIND(&quot; &quot;;[.H310]));FIND(&quot; &quot;;[.H310])-1;LEN([.H310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110" table:formula="of:=IF([.I310]&lt;&gt;&quot;&quot;;HYPERLINK( CONCATENATE(&quot;file://&quot;;[.$K$2];VLOOKUP(LEFT([.I310];IF(               ISNUMBER(FIND(&quot; &quot;;[.I310]));FIND(&quot; &quot;;[.I310])-1;LEN([.I310])       )                );[Doklady.$B$1:.$D$405];3;0);&quot;/&quot;;LEFT([.I310];IF(               ISNUMBER(FIND(&quot; &quot;;[.I310]));FIND(&quot; &quot;;[.I310])-1;LEN([.I310])       )                )) );&quot;&quot;)" office:value-type="string" office:string-value="file:///home/pmichalec/hg2g/workspace-popo/Evidence/doklady/21.pdf" calcext:value-type="string">
            <text:p>file:///home/pmichalec/hg2g/workspace-popo/Evidence/doklady/21.pdf</text:p>
          </table:table-cell>
          <table:table-cell table:number-columns-repeated="1013"/>
        </table:table-row>
        <table:table-row table:style-name="ro11">
          <table:table-cell table:formula="of:=[.A310]+1" office:value-type="string" office:string-value="" calcext:value-type="error">
            <text:p>#REF!</text:p>
          </table:table-cell>
          <table:table-cell/>
          <table:table-cell table:formula="of:=VLOOKUP(LEFT([.H311];IF(               ISNUMBER(FIND(&quot; &quot;;[.H311]));FIND(&quot; &quot;;[.H311])-1;LEN([.H311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e puzzle 2x</text:p>
          </table:table-cell>
          <table:table-cell office:value-type="string" calcext:value-type="string">
            <text:p>; vetsi a meci sada</text:p>
          </table:table-cell>
          <table:table-cell office:value-type="float" office:value="199" calcext:value-type="float">
            <text:p>19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office:value-type="string" calcext:value-type="string">
            <text:p>_APE0745.jpg DSC_7548.jpg</text:p>
          </table:table-cell>
          <table:table-cell/>
          <table:table-cell table:formula="of:=IF([.H311]&lt;&gt;&quot;&quot;;HYPERLINK( CONCATENATE(&quot;file://&quot;;[.$J$2];VLOOKUP(LEFT([.H311];IF(               ISNUMBER(FIND(&quot; &quot;;[.H311]));FIND(&quot; &quot;;[.H311])-1;LEN([.H311])       )                );[Fotografie.$B$1:.$D$403];3;0);&quot;/&quot;;LEFT([.H311];IF(               ISNUMBER(FIND(&quot; &quot;;[.H311]));FIND(&quot; &quot;;[.H311])-1;LEN([.H311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1]&lt;&gt;&quot;&quot;;HYPERLINK( CONCATENATE(&quot;file://&quot;;[.$K$2];VLOOKUP(LEFT([.I311];IF(               ISNUMBER(FIND(&quot; &quot;;[.I311]));FIND(&quot; &quot;;[.I311])-1;LEN([.I311])       )                );[Doklady.$B$1:.$D$405];3;0);&quot;/&quot;;LEFT([.I311];IF(               ISNUMBER(FIND(&quot; &quot;;[.I311]));FIND(&quot; &quot;;[.I311])-1;LEN([.I31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11]+1" office:value-type="string" office:string-value="" calcext:value-type="error">
            <text:p>#REF!</text:p>
          </table:table-cell>
          <table:table-cell/>
          <table:table-cell table:formula="of:=VLOOKUP(LEFT([.H312];IF(               ISNUMBER(FIND(&quot; &quot;;[.H312]));FIND(&quot; &quot;;[.H312])-1;LEN([.H31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edaci police</text:p>
          </table:table-cell>
          <table:table-cell office:value-type="string" calcext:value-type="string">
            <text:p>lidl; </text:p>
          </table:table-cell>
          <table:table-cell office:value-type="float" office:value="999" calcext:value-type="float">
            <text:p>999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table:formula="of:=IF([.H311]=&quot;&quot;;&quot;&quot;;[.H311])" office:value-type="string" office:string-value="_APE0745.jpg DSC_7548.jpg" calcext:value-type="string">
            <text:p>_APE0745.jpg DSC_7548.jpg</text:p>
          </table:table-cell>
          <table:table-cell/>
          <table:table-cell table:formula="of:=IF([.H312]&lt;&gt;&quot;&quot;;HYPERLINK( CONCATENATE(&quot;file://&quot;;[.$J$2];VLOOKUP(LEFT([.H312];IF(               ISNUMBER(FIND(&quot; &quot;;[.H312]));FIND(&quot; &quot;;[.H312])-1;LEN([.H312])       )                );[Fotografie.$B$1:.$D$403];3;0);&quot;/&quot;;LEFT([.H312];IF(               ISNUMBER(FIND(&quot; &quot;;[.H312]));FIND(&quot; &quot;;[.H312])-1;LEN([.H312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2]&lt;&gt;&quot;&quot;;HYPERLINK( CONCATENATE(&quot;file://&quot;;[.$K$2];VLOOKUP(LEFT([.I312];IF(               ISNUMBER(FIND(&quot; &quot;;[.I312]));FIND(&quot; &quot;;[.I312])-1;LEN([.I312])       )                );[Doklady.$B$1:.$D$405];3;0);&quot;/&quot;;LEFT([.I312];IF(               ISNUMBER(FIND(&quot; &quot;;[.I312]));FIND(&quot; &quot;;[.I312])-1;LEN([.I31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12]+1" office:value-type="string" office:string-value="" calcext:value-type="error">
            <text:p>#REF!</text:p>
          </table:table-cell>
          <table:table-cell/>
          <table:table-cell table:formula="of:=VLOOKUP(LEFT([.H313];IF(               ISNUMBER(FIND(&quot; &quot;;[.H313]));FIND(&quot; &quot;;[.H313])-1;LEN([.H313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; tvar syru</text:p>
          </table:table-cell>
          <table:table-cell office:value-type="float" office:value="249" calcext:value-type="float">
            <text:p>249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office:value-type="string" calcext:value-type="string">
            <text:p>_APE0746.jpg</text:p>
          </table:table-cell>
          <table:table-cell/>
          <table:table-cell table:formula="of:=IF([.H313]&lt;&gt;&quot;&quot;;HYPERLINK( CONCATENATE(&quot;file://&quot;;[.$J$2];VLOOKUP(LEFT([.H313];IF(               ISNUMBER(FIND(&quot; &quot;;[.H313]));FIND(&quot; &quot;;[.H313])-1;LEN([.H313])       )                );[Fotografie.$B$1:.$D$403];3;0);&quot;/&quot;;LEFT([.H313];IF(               ISNUMBER(FIND(&quot; &quot;;[.H313]));FIND(&quot; &quot;;[.H313])-1;LEN([.H313])       )                )));&quot;&quot;)" office:value-type="string" office:string-value="file:///home/pmichalec/hg2g/workspace-popo/Evidence/fotochodba//_APE0746.jpg" calcext:value-type="string">
            <text:p>file:///home/pmichalec/hg2g/workspace-popo/Evidence/fotochodba//_APE0746.jpg</text:p>
          </table:table-cell>
          <table:table-cell table:style-name="ce110" table:formula="of:=IF([.I313]&lt;&gt;&quot;&quot;;HYPERLINK( CONCATENATE(&quot;file://&quot;;[.$K$2];VLOOKUP(LEFT([.I313];IF(               ISNUMBER(FIND(&quot; &quot;;[.I313]));FIND(&quot; &quot;;[.I313])-1;LEN([.I313])       )                );[Doklady.$B$1:.$D$405];3;0);&quot;/&quot;;LEFT([.I313];IF(               ISNUMBER(FIND(&quot; &quot;;[.I313]));FIND(&quot; &quot;;[.I313])-1;LEN([.I31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1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14];IF(               ISNUMBER(FIND(&quot; &quot;;[.H314]));FIND(&quot; &quot;;[.H314])-1;LEN([.H314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tofel</text:p>
          </table:table-cell>
          <table:table-cell office:value-type="string" calcext:value-type="string">
            <text:p>; damsky, novy</text:p>
          </table:table-cell>
          <table:table-cell/>
          <table:table-cell table:style-name="ce69"/>
          <table:table-cell table:style-name="ce96" table:formula="of:=IF([.H313]=&quot;&quot;;&quot;&quot;;[.H313])" office:value-type="string" office:string-value="_APE0746.jpg" calcext:value-type="string">
            <text:p>_APE0746.jpg</text:p>
          </table:table-cell>
          <table:table-cell/>
          <table:table-cell table:formula="of:=IF([.H314]&lt;&gt;&quot;&quot;;HYPERLINK( CONCATENATE(&quot;file://&quot;;[.$J$2];VLOOKUP(LEFT([.H314];IF(               ISNUMBER(FIND(&quot; &quot;;[.H314]));FIND(&quot; &quot;;[.H314])-1;LEN([.H314])       )                );[Fotografie.$B$1:.$D$403];3;0);&quot;/&quot;;LEFT([.H314];IF(               ISNUMBER(FIND(&quot; &quot;;[.H314]));FIND(&quot; &quot;;[.H314])-1;LEN([.H314])       )                )));&quot;&quot;)" office:value-type="string" office:string-value="file:///home/pmichalec/hg2g/workspace-popo/Evidence/fotochodba//_APE0746.jpg" calcext:value-type="string">
            <text:p>file:///home/pmichalec/hg2g/workspace-popo/Evidence/fotochodba//_APE0746.jpg</text:p>
          </table:table-cell>
          <table:table-cell table:style-name="ce110" table:formula="of:=IF([.I314]&lt;&gt;&quot;&quot;;HYPERLINK( CONCATENATE(&quot;file://&quot;;[.$K$2];VLOOKUP(LEFT([.I314];IF(               ISNUMBER(FIND(&quot; &quot;;[.I314]));FIND(&quot; &quot;;[.I314])-1;LEN([.I314])       )                );[Doklady.$B$1:.$D$405];3;0);&quot;/&quot;;LEFT([.I314];IF(               ISNUMBER(FIND(&quot; &quot;;[.I314]));FIND(&quot; &quot;;[.I314])-1;LEN([.I314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14]+1" office:value-type="string" office:string-value="" calcext:value-type="error">
            <text:p>#REF!</text:p>
          </table:table-cell>
          <table:table-cell office:value-type="string" calcext:value-type="string">
            <text:p>n</text:p>
          </table:table-cell>
          <table:table-cell table:formula="of:=VLOOKUP(LEFT([.H315];IF(               ISNUMBER(FIND(&quot; &quot;;[.H315]));FIND(&quot; &quot;;[.H315])-1;LEN([.H315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lastove dily el. Rozvadec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823.jpg</text:p>
          </table:table-cell>
          <table:table-cell/>
          <table:table-cell table:formula="of:=IF([.H315]&lt;&gt;&quot;&quot;;HYPERLINK( CONCATENATE(&quot;file://&quot;;[.$J$2];VLOOKUP(LEFT([.H315];IF(               ISNUMBER(FIND(&quot; &quot;;[.H315]));FIND(&quot; &quot;;[.H315])-1;LEN([.H315])       )                );[Fotografie.$B$1:.$D$403];3;0);&quot;/&quot;;LEFT([.H315];IF(               ISNUMBER(FIND(&quot; &quot;;[.H315]));FIND(&quot; &quot;;[.H315])-1;LEN([.H315])       )                )));&quot;&quot;)" office:value-type="string" office:string-value="file:///home/pmichalec/hg2g/workspace-popo/Evidence/fotochodba//_APE0823.jpg" calcext:value-type="string">
            <text:p>file:///home/pmichalec/hg2g/workspace-popo/Evidence/fotochodba//_APE0823.jpg</text:p>
          </table:table-cell>
          <table:table-cell table:style-name="ce110" table:formula="of:=IF([.I315]&lt;&gt;&quot;&quot;;HYPERLINK( CONCATENATE(&quot;file://&quot;;[.$K$2];VLOOKUP(LEFT([.I315];IF(               ISNUMBER(FIND(&quot; &quot;;[.I315]));FIND(&quot; &quot;;[.I315])-1;LEN([.I315])       )                );[Doklady.$B$1:.$D$405];3;0);&quot;/&quot;;LEFT([.I315];IF(               ISNUMBER(FIND(&quot; &quot;;[.I315]));FIND(&quot; &quot;;[.I315])-1;LEN([.I315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1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16];IF(               ISNUMBER(FIND(&quot; &quot;;[.H316]));FIND(&quot; &quot;;[.H316])-1;LEN([.H316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atni skrin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45.jpg _APE0736.jpg _APE0737.jpg _APE0738.jpg _APE0739.jpg _APE0740.jpg</text:p>
          </table:table-cell>
          <table:table-cell/>
          <table:table-cell table:formula="of:=IF([.H316]&lt;&gt;&quot;&quot;;HYPERLINK( CONCATENATE(&quot;file://&quot;;[.$J$2];VLOOKUP(LEFT([.H316];IF(               ISNUMBER(FIND(&quot; &quot;;[.H316]));FIND(&quot; &quot;;[.H316])-1;LEN([.H316])       )                );[Fotografie.$B$1:.$D$403];3;0);&quot;/&quot;;LEFT([.H316];IF(               ISNUMBER(FIND(&quot; &quot;;[.H316]));FIND(&quot; &quot;;[.H316])-1;LEN([.H316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6]&lt;&gt;&quot;&quot;;HYPERLINK( CONCATENATE(&quot;file://&quot;;[.$K$2];VLOOKUP(LEFT([.I316];IF(               ISNUMBER(FIND(&quot; &quot;;[.I316]));FIND(&quot; &quot;;[.I316])-1;LEN([.I316])       )                );[Doklady.$B$1:.$D$405];3;0);&quot;/&quot;;LEFT([.I316];IF(               ISNUMBER(FIND(&quot; &quot;;[.I316]));FIND(&quot; &quot;;[.I316])-1;LEN([.I316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1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17];IF(               ISNUMBER(FIND(&quot; &quot;;[.H317]));FIND(&quot; &quot;;[.H317])-1;LEN([.H31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vanocni balici papir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16]=&quot;&quot;;&quot;&quot;;[.H31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17]&lt;&gt;&quot;&quot;;HYPERLINK( CONCATENATE(&quot;file://&quot;;[.$J$2];VLOOKUP(LEFT([.H317];IF(               ISNUMBER(FIND(&quot; &quot;;[.H317]));FIND(&quot; &quot;;[.H317])-1;LEN([.H317])       )                );[Fotografie.$B$1:.$D$403];3;0);&quot;/&quot;;LEFT([.H317];IF(               ISNUMBER(FIND(&quot; &quot;;[.H317]));FIND(&quot; &quot;;[.H317])-1;LEN([.H317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7]&lt;&gt;&quot;&quot;;HYPERLINK( CONCATENATE(&quot;file://&quot;;[.$K$2];VLOOKUP(LEFT([.I317];IF(               ISNUMBER(FIND(&quot; &quot;;[.I317]));FIND(&quot; &quot;;[.I317])-1;LEN([.I317])       )                );[Doklady.$B$1:.$D$405];3;0);&quot;/&quot;;LEFT([.I317];IF(               ISNUMBER(FIND(&quot; &quot;;[.I317]));FIND(&quot; &quot;;[.I317])-1;LEN([.I317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1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18];IF(               ISNUMBER(FIND(&quot; &quot;;[.H318]));FIND(&quot; &quot;;[.H318])-1;LEN([.H31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a hokejka a puk</text:p>
          </table:table-cell>
          <table:table-cell office:value-type="string" calcext:value-type="string">
            <text:p>; plast, mala</text:p>
          </table:table-cell>
          <table:table-cell/>
          <table:table-cell table:style-name="ce69"/>
          <table:table-cell table:style-name="ce96" table:formula="of:=IF([.H317]=&quot;&quot;;&quot;&quot;;[.H31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18]&lt;&gt;&quot;&quot;;HYPERLINK( CONCATENATE(&quot;file://&quot;;[.$J$2];VLOOKUP(LEFT([.H318];IF(               ISNUMBER(FIND(&quot; &quot;;[.H318]));FIND(&quot; &quot;;[.H318])-1;LEN([.H318])       )                );[Fotografie.$B$1:.$D$403];3;0);&quot;/&quot;;LEFT([.H318];IF(               ISNUMBER(FIND(&quot; &quot;;[.H318]));FIND(&quot; &quot;;[.H318])-1;LEN([.H318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8]&lt;&gt;&quot;&quot;;HYPERLINK( CONCATENATE(&quot;file://&quot;;[.$K$2];VLOOKUP(LEFT([.I318];IF(               ISNUMBER(FIND(&quot; &quot;;[.I318]));FIND(&quot; &quot;;[.I318])-1;LEN([.I318])       )                );[Doklady.$B$1:.$D$405];3;0);&quot;/&quot;;LEFT([.I318];IF(               ISNUMBER(FIND(&quot; &quot;;[.I318]));FIND(&quot; &quot;;[.I318])-1;LEN([.I318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1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19];IF(               ISNUMBER(FIND(&quot; &quot;;[.H319]));FIND(&quot; &quot;;[.H319])-1;LEN([.H319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; </text:p>
          </table:table-cell>
          <table:table-cell/>
          <table:table-cell table:style-name="ce69"/>
          <table:table-cell table:style-name="ce96" table:formula="of:=IF([.H318]=&quot;&quot;;&quot;&quot;;[.H3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19]&lt;&gt;&quot;&quot;;HYPERLINK( CONCATENATE(&quot;file://&quot;;[.$J$2];VLOOKUP(LEFT([.H319];IF(               ISNUMBER(FIND(&quot; &quot;;[.H319]));FIND(&quot; &quot;;[.H319])-1;LEN([.H319])       )                );[Fotografie.$B$1:.$D$403];3;0);&quot;/&quot;;LEFT([.H319];IF(               ISNUMBER(FIND(&quot; &quot;;[.H319]));FIND(&quot; &quot;;[.H319])-1;LEN([.H319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19]&lt;&gt;&quot;&quot;;HYPERLINK( CONCATENATE(&quot;file://&quot;;[.$K$2];VLOOKUP(LEFT([.I319];IF(               ISNUMBER(FIND(&quot; &quot;;[.I319]));FIND(&quot; &quot;;[.I319])-1;LEN([.I319])       )                );[Doklady.$B$1:.$D$405];3;0);&quot;/&quot;;LEFT([.I319];IF(               ISNUMBER(FIND(&quot; &quot;;[.I319]));FIND(&quot; &quot;;[.I319])-1;LEN([.I319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1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0];IF(               ISNUMBER(FIND(&quot; &quot;;[.H320]));FIND(&quot; &quot;;[.H320])-1;LEN([.H320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tet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19]=&quot;&quot;;&quot;&quot;;[.H3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0]&lt;&gt;&quot;&quot;;HYPERLINK( CONCATENATE(&quot;file://&quot;;[.$J$2];VLOOKUP(LEFT([.H320];IF(               ISNUMBER(FIND(&quot; &quot;;[.H320]));FIND(&quot; &quot;;[.H320])-1;LEN([.H320])       )                );[Fotografie.$B$1:.$D$403];3;0);&quot;/&quot;;LEFT([.H320];IF(               ISNUMBER(FIND(&quot; &quot;;[.H320]));FIND(&quot; &quot;;[.H320])-1;LEN([.H320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0]&lt;&gt;&quot;&quot;;HYPERLINK( CONCATENATE(&quot;file://&quot;;[.$K$2];VLOOKUP(LEFT([.I320];IF(               ISNUMBER(FIND(&quot; &quot;;[.I320]));FIND(&quot; &quot;;[.I320])-1;LEN([.I320])       )                );[Doklady.$B$1:.$D$405];3;0);&quot;/&quot;;LEFT([.I320];IF(               ISNUMBER(FIND(&quot; &quot;;[.I320]));FIND(&quot; &quot;;[.I320])-1;LEN([.I320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1];IF(               ISNUMBER(FIND(&quot; &quot;;[.H321]));FIND(&quot; &quot;;[.H321])-1;LEN([.H321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ada nacicni na siti a rucni prace, nite a bavlnky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20]=&quot;&quot;;&quot;&quot;;[.H3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1]&lt;&gt;&quot;&quot;;HYPERLINK( CONCATENATE(&quot;file://&quot;;[.$J$2];VLOOKUP(LEFT([.H321];IF(               ISNUMBER(FIND(&quot; &quot;;[.H321]));FIND(&quot; &quot;;[.H321])-1;LEN([.H321])       )                );[Fotografie.$B$1:.$D$403];3;0);&quot;/&quot;;LEFT([.H321];IF(               ISNUMBER(FIND(&quot; &quot;;[.H321]));FIND(&quot; &quot;;[.H321])-1;LEN([.H321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1]&lt;&gt;&quot;&quot;;HYPERLINK( CONCATENATE(&quot;file://&quot;;[.$K$2];VLOOKUP(LEFT([.I321];IF(               ISNUMBER(FIND(&quot; &quot;;[.I321]));FIND(&quot; &quot;;[.I321])-1;LEN([.I321])       )                );[Doklady.$B$1:.$D$405];3;0);&quot;/&quot;;LEFT([.I321];IF(               ISNUMBER(FIND(&quot; &quot;;[.I321]));FIND(&quot; &quot;;[.I321])-1;LEN([.I321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2];IF(               ISNUMBER(FIND(&quot; &quot;;[.H322]));FIND(&quot; &quot;;[.H322])-1;LEN([.H32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relaxacni balon</text:p>
          </table:table-cell>
          <table:table-cell office:value-type="string" calcext:value-type="string">
            <text:p>; na foto uprostred, ruzova</text:p>
          </table:table-cell>
          <table:table-cell/>
          <table:table-cell table:style-name="ce69"/>
          <table:table-cell table:style-name="ce96" table:formula="of:=IF([.H321]=&quot;&quot;;&quot;&quot;;[.H3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2]&lt;&gt;&quot;&quot;;HYPERLINK( CONCATENATE(&quot;file://&quot;;[.$J$2];VLOOKUP(LEFT([.H322];IF(               ISNUMBER(FIND(&quot; &quot;;[.H322]));FIND(&quot; &quot;;[.H322])-1;LEN([.H322])       )                );[Fotografie.$B$1:.$D$403];3;0);&quot;/&quot;;LEFT([.H322];IF(               ISNUMBER(FIND(&quot; &quot;;[.H322]));FIND(&quot; &quot;;[.H322])-1;LEN([.H322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2]&lt;&gt;&quot;&quot;;HYPERLINK( CONCATENATE(&quot;file://&quot;;[.$K$2];VLOOKUP(LEFT([.I322];IF(               ISNUMBER(FIND(&quot; &quot;;[.I322]));FIND(&quot; &quot;;[.I322])-1;LEN([.I322])       )                );[Doklady.$B$1:.$D$405];3;0);&quot;/&quot;;LEFT([.I322];IF(               ISNUMBER(FIND(&quot; &quot;;[.I322]));FIND(&quot; &quot;;[.I322])-1;LEN([.I322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3];IF(               ISNUMBER(FIND(&quot; &quot;;[.H323]));FIND(&quot; &quot;;[.H323])-1;LEN([.H323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usb/sata prevadec</text:p>
          </table:table-cell>
          <table:table-cell office:value-type="string" calcext:value-type="string">
            <text:p>; na foto dole</text:p>
          </table:table-cell>
          <table:table-cell/>
          <table:table-cell table:style-name="ce69"/>
          <table:table-cell table:style-name="ce96" table:formula="of:=IF([.H322]=&quot;&quot;;&quot;&quot;;[.H3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3]&lt;&gt;&quot;&quot;;HYPERLINK( CONCATENATE(&quot;file://&quot;;[.$J$2];VLOOKUP(LEFT([.H323];IF(               ISNUMBER(FIND(&quot; &quot;;[.H323]));FIND(&quot; &quot;;[.H323])-1;LEN([.H323])       )                );[Fotografie.$B$1:.$D$403];3;0);&quot;/&quot;;LEFT([.H323];IF(               ISNUMBER(FIND(&quot; &quot;;[.H323]));FIND(&quot; &quot;;[.H323])-1;LEN([.H323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3]&lt;&gt;&quot;&quot;;HYPERLINK( CONCATENATE(&quot;file://&quot;;[.$K$2];VLOOKUP(LEFT([.I323];IF(               ISNUMBER(FIND(&quot; &quot;;[.I323]));FIND(&quot; &quot;;[.I323])-1;LEN([.I323])       )                );[Doklady.$B$1:.$D$405];3;0);&quot;/&quot;;LEFT([.I323];IF(               ISNUMBER(FIND(&quot; &quot;;[.I323]));FIND(&quot; &quot;;[.I323])-1;LEN([.I323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4];IF(               ISNUMBER(FIND(&quot; &quot;;[.H324]));FIND(&quot; &quot;;[.H324])-1;LEN([.H324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hnede; spolecenske</text:p>
          </table:table-cell>
          <table:table-cell office:value-type="float" office:value="999" calcext:value-type="float">
            <text:p>99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323]=&quot;&quot;;&quot;&quot;;[.H3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office:value-type="string" calcext:value-type="string">
            <text:p>12.pdf</text:p>
          </table:table-cell>
          <table:table-cell table:formula="of:=IF([.H324]&lt;&gt;&quot;&quot;;HYPERLINK( CONCATENATE(&quot;file://&quot;;[.$J$2];VLOOKUP(LEFT([.H324];IF(               ISNUMBER(FIND(&quot; &quot;;[.H324]));FIND(&quot; &quot;;[.H324])-1;LEN([.H324])       )                );[Fotografie.$B$1:.$D$403];3;0);&quot;/&quot;;LEFT([.H324];IF(               ISNUMBER(FIND(&quot; &quot;;[.H324]));FIND(&quot; &quot;;[.H324])-1;LEN([.H324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4]&lt;&gt;&quot;&quot;;HYPERLINK( CONCATENATE(&quot;file://&quot;;[.$K$2];VLOOKUP(LEFT([.I324];IF(               ISNUMBER(FIND(&quot; &quot;;[.I324]));FIND(&quot; &quot;;[.I324])-1;LEN([.I324])       )                );[Doklady.$B$1:.$D$405];3;0);&quot;/&quot;;LEFT([.I324];IF(               ISNUMBER(FIND(&quot; &quot;;[.I324]));FIND(&quot; &quot;;[.I324])-1;LEN([.I324])       )                )) );&quot;&quot;)" office:value-type="string" office:string-value="file:///home/pmichalec/hg2g/workspace-popo/Evidence/doklady/12.pdf" calcext:value-type="string">
            <text:p>file:///home/pmichalec/hg2g/workspace-popo/Evidence/doklady/12.pdf</text:p>
          </table:table-cell>
          <table:table-cell table:number-columns-repeated="1013"/>
        </table:table-row>
        <table:table-row table:style-name="ro17">
          <table:table-cell table:formula="of:=[.A32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5];IF(               ISNUMBER(FIND(&quot; &quot;;[.H325]));FIND(&quot; &quot;;[.H325])-1;LEN([.H325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; </text:p>
          </table:table-cell>
          <table:table-cell office:value-type="float" office:value="3500" calcext:value-type="float">
            <text:p>3500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324]=&quot;&quot;;&quot;&quot;;[.H3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5]&lt;&gt;&quot;&quot;;HYPERLINK( CONCATENATE(&quot;file://&quot;;[.$J$2];VLOOKUP(LEFT([.H325];IF(               ISNUMBER(FIND(&quot; &quot;;[.H325]));FIND(&quot; &quot;;[.H325])-1;LEN([.H325])       )                );[Fotografie.$B$1:.$D$403];3;0);&quot;/&quot;;LEFT([.H325];IF(               ISNUMBER(FIND(&quot; &quot;;[.H325]));FIND(&quot; &quot;;[.H325])-1;LEN([.H325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5]&lt;&gt;&quot;&quot;;HYPERLINK( CONCATENATE(&quot;file://&quot;;[.$K$2];VLOOKUP(LEFT([.I325];IF(               ISNUMBER(FIND(&quot; &quot;;[.I325]));FIND(&quot; &quot;;[.I325])-1;LEN([.I325])       )                );[Doklady.$B$1:.$D$405];3;0);&quot;/&quot;;LEFT([.I325];IF(               ISNUMBER(FIND(&quot; &quot;;[.I325]));FIND(&quot; &quot;;[.I325])-1;LEN([.I325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6];IF(               ISNUMBER(FIND(&quot; &quot;;[.H326]));FIND(&quot; &quot;;[.H326])-1;LEN([.H326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amske in-line brusle fill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25]=&quot;&quot;;&quot;&quot;;[.H3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6]&lt;&gt;&quot;&quot;;HYPERLINK( CONCATENATE(&quot;file://&quot;;[.$J$2];VLOOKUP(LEFT([.H326];IF(               ISNUMBER(FIND(&quot; &quot;;[.H326]));FIND(&quot; &quot;;[.H326])-1;LEN([.H326])       )                );[Fotografie.$B$1:.$D$403];3;0);&quot;/&quot;;LEFT([.H326];IF(               ISNUMBER(FIND(&quot; &quot;;[.H326]));FIND(&quot; &quot;;[.H326])-1;LEN([.H326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6]&lt;&gt;&quot;&quot;;HYPERLINK( CONCATENATE(&quot;file://&quot;;[.$K$2];VLOOKUP(LEFT([.I326];IF(               ISNUMBER(FIND(&quot; &quot;;[.I326]));FIND(&quot; &quot;;[.I326])-1;LEN([.I326])       )                );[Doklady.$B$1:.$D$405];3;0);&quot;/&quot;;LEFT([.I326];IF(               ISNUMBER(FIND(&quot; &quot;;[.I326]));FIND(&quot; &quot;;[.I326])-1;LEN([.I326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7];IF(               ISNUMBER(FIND(&quot; &quot;;[.H327]));FIND(&quot; &quot;;[.H327])-1;LEN([.H32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amska kosmeticka tas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26]=&quot;&quot;;&quot;&quot;;[.H3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7]&lt;&gt;&quot;&quot;;HYPERLINK( CONCATENATE(&quot;file://&quot;;[.$J$2];VLOOKUP(LEFT([.H327];IF(               ISNUMBER(FIND(&quot; &quot;;[.H327]));FIND(&quot; &quot;;[.H327])-1;LEN([.H327])       )                );[Fotografie.$B$1:.$D$403];3;0);&quot;/&quot;;LEFT([.H327];IF(               ISNUMBER(FIND(&quot; &quot;;[.H327]));FIND(&quot; &quot;;[.H327])-1;LEN([.H327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7]&lt;&gt;&quot;&quot;;HYPERLINK( CONCATENATE(&quot;file://&quot;;[.$K$2];VLOOKUP(LEFT([.I327];IF(               ISNUMBER(FIND(&quot; &quot;;[.I327]));FIND(&quot; &quot;;[.I327])-1;LEN([.I327])       )                );[Doklady.$B$1:.$D$405];3;0);&quot;/&quot;;LEFT([.I327];IF(               ISNUMBER(FIND(&quot; &quot;;[.I327]));FIND(&quot; &quot;;[.I327])-1;LEN([.I327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8];IF(               ISNUMBER(FIND(&quot; &quot;;[.H328]));FIND(&quot; &quot;;[.H328])-1;LEN([.H32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taska pro maminky, ke kocarku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27]=&quot;&quot;;&quot;&quot;;[.H3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8]&lt;&gt;&quot;&quot;;HYPERLINK( CONCATENATE(&quot;file://&quot;;[.$J$2];VLOOKUP(LEFT([.H328];IF(               ISNUMBER(FIND(&quot; &quot;;[.H328]));FIND(&quot; &quot;;[.H328])-1;LEN([.H328])       )                );[Fotografie.$B$1:.$D$403];3;0);&quot;/&quot;;LEFT([.H328];IF(               ISNUMBER(FIND(&quot; &quot;;[.H328]));FIND(&quot; &quot;;[.H328])-1;LEN([.H328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8]&lt;&gt;&quot;&quot;;HYPERLINK( CONCATENATE(&quot;file://&quot;;[.$K$2];VLOOKUP(LEFT([.I328];IF(               ISNUMBER(FIND(&quot; &quot;;[.I328]));FIND(&quot; &quot;;[.I328])-1;LEN([.I328])       )                );[Doklady.$B$1:.$D$405];3;0);&quot;/&quot;;LEFT([.I328];IF(               ISNUMBER(FIND(&quot; &quot;;[.I328]));FIND(&quot; &quot;;[.I328])-1;LEN([.I328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29];IF(               ISNUMBER(FIND(&quot; &quot;;[.H329]));FIND(&quot; &quot;;[.H329])-1;LEN([.H329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lastova plasteknka ke kocarku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28]=&quot;&quot;;&quot;&quot;;[.H3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29]&lt;&gt;&quot;&quot;;HYPERLINK( CONCATENATE(&quot;file://&quot;;[.$J$2];VLOOKUP(LEFT([.H329];IF(               ISNUMBER(FIND(&quot; &quot;;[.H329]));FIND(&quot; &quot;;[.H329])-1;LEN([.H329])       )                );[Fotografie.$B$1:.$D$403];3;0);&quot;/&quot;;LEFT([.H329];IF(               ISNUMBER(FIND(&quot; &quot;;[.H329]));FIND(&quot; &quot;;[.H329])-1;LEN([.H329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29]&lt;&gt;&quot;&quot;;HYPERLINK( CONCATENATE(&quot;file://&quot;;[.$K$2];VLOOKUP(LEFT([.I329];IF(               ISNUMBER(FIND(&quot; &quot;;[.I329]));FIND(&quot; &quot;;[.I329])-1;LEN([.I329])       )                );[Doklady.$B$1:.$D$405];3;0);&quot;/&quot;;LEFT([.I329];IF(               ISNUMBER(FIND(&quot; &quot;;[.I329]));FIND(&quot; &quot;;[.I329])-1;LEN([.I329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2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0];IF(               ISNUMBER(FIND(&quot; &quot;;[.H330]));FIND(&quot; &quot;;[.H330])-1;LEN([.H330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tretry na kolo</text:p>
          </table:table-cell>
          <table:table-cell office:value-type="string" calcext:value-type="string">
            <text:p>; panske, zanovni</text:p>
          </table:table-cell>
          <table:table-cell/>
          <table:table-cell table:style-name="ce69"/>
          <table:table-cell table:style-name="ce96" table:formula="of:=IF([.H329]=&quot;&quot;;&quot;&quot;;[.H3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30]&lt;&gt;&quot;&quot;;HYPERLINK( CONCATENATE(&quot;file://&quot;;[.$J$2];VLOOKUP(LEFT([.H330];IF(               ISNUMBER(FIND(&quot; &quot;;[.H330]));FIND(&quot; &quot;;[.H330])-1;LEN([.H330])       )                );[Fotografie.$B$1:.$D$403];3;0);&quot;/&quot;;LEFT([.H330];IF(               ISNUMBER(FIND(&quot; &quot;;[.H330]));FIND(&quot; &quot;;[.H330])-1;LEN([.H330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30]&lt;&gt;&quot;&quot;;HYPERLINK( CONCATENATE(&quot;file://&quot;;[.$K$2];VLOOKUP(LEFT([.I330];IF(               ISNUMBER(FIND(&quot; &quot;;[.I330]));FIND(&quot; &quot;;[.I330])-1;LEN([.I330])       )                );[Doklady.$B$1:.$D$405];3;0);&quot;/&quot;;LEFT([.I330];IF(               ISNUMBER(FIND(&quot; &quot;;[.I330]));FIND(&quot; &quot;;[.I330])-1;LEN([.I330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3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1];IF(               ISNUMBER(FIND(&quot; &quot;;[.H331]));FIND(&quot; &quot;;[.H331])-1;LEN([.H331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tofle</text:p>
          </table:table-cell>
          <table:table-cell office:value-type="string" calcext:value-type="string">
            <text:p>; kuze, korek</text:p>
          </table:table-cell>
          <table:table-cell office:value-type="float" office:value="599" calcext:value-type="float">
            <text:p>599</text:p>
          </table:table-cell>
          <table:table-cell table:style-name="ce69" office:value-type="float" office:value="2014" calcext:value-type="float">
            <text:p>2014</text:p>
          </table:table-cell>
          <table:table-cell table:style-name="ce96" table:formula="of:=IF([.H330]=&quot;&quot;;&quot;&quot;;[.H3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office:value-type="string" calcext:value-type="string">
            <text:p>22.pdf</text:p>
          </table:table-cell>
          <table:table-cell table:formula="of:=IF([.H331]&lt;&gt;&quot;&quot;;HYPERLINK( CONCATENATE(&quot;file://&quot;;[.$J$2];VLOOKUP(LEFT([.H331];IF(               ISNUMBER(FIND(&quot; &quot;;[.H331]));FIND(&quot; &quot;;[.H331])-1;LEN([.H331])       )                );[Fotografie.$B$1:.$D$403];3;0);&quot;/&quot;;LEFT([.H331];IF(               ISNUMBER(FIND(&quot; &quot;;[.H331]));FIND(&quot; &quot;;[.H331])-1;LEN([.H331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31]&lt;&gt;&quot;&quot;;HYPERLINK( CONCATENATE(&quot;file://&quot;;[.$K$2];VLOOKUP(LEFT([.I331];IF(               ISNUMBER(FIND(&quot; &quot;;[.I331]));FIND(&quot; &quot;;[.I331])-1;LEN([.I331])       )                );[Doklady.$B$1:.$D$405];3;0);&quot;/&quot;;LEFT([.I331];IF(               ISNUMBER(FIND(&quot; &quot;;[.I331]));FIND(&quot; &quot;;[.I331])-1;LEN([.I331])       )                )) );&quot;&quot;)" office:value-type="string" office:string-value="file:///home/pmichalec/hg2g/workspace-popo/Evidence/doklady/22.pdf" calcext:value-type="string">
            <text:p>file:///home/pmichalec/hg2g/workspace-popo/Evidence/doklady/22.pdf</text:p>
          </table:table-cell>
          <table:table-cell table:number-columns-repeated="1013"/>
        </table:table-row>
        <table:table-row table:style-name="ro17">
          <table:table-cell table:formula="of:=[.A33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2];IF(               ISNUMBER(FIND(&quot; &quot;;[.H332]));FIND(&quot; &quot;;[.H332])-1;LEN([.H33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kecky</text:p>
          </table:table-cell>
          <table:table-cell office:value-type="string" calcext:value-type="string">
            <text:p>; panske</text:p>
          </table:table-cell>
          <table:table-cell/>
          <table:table-cell table:style-name="ce69"/>
          <table:table-cell table:style-name="ce96" table:formula="of:=IF([.H331]=&quot;&quot;;&quot;&quot;;[.H3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32]&lt;&gt;&quot;&quot;;HYPERLINK( CONCATENATE(&quot;file://&quot;;[.$J$2];VLOOKUP(LEFT([.H332];IF(               ISNUMBER(FIND(&quot; &quot;;[.H332]));FIND(&quot; &quot;;[.H332])-1;LEN([.H332])       )                );[Fotografie.$B$1:.$D$403];3;0);&quot;/&quot;;LEFT([.H332];IF(               ISNUMBER(FIND(&quot; &quot;;[.H332]));FIND(&quot; &quot;;[.H332])-1;LEN([.H332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32]&lt;&gt;&quot;&quot;;HYPERLINK( CONCATENATE(&quot;file://&quot;;[.$K$2];VLOOKUP(LEFT([.I332];IF(               ISNUMBER(FIND(&quot; &quot;;[.I332]));FIND(&quot; &quot;;[.I332])-1;LEN([.I332])       )                );[Doklady.$B$1:.$D$405];3;0);&quot;/&quot;;LEFT([.I332];IF(               ISNUMBER(FIND(&quot; &quot;;[.I332]));FIND(&quot; &quot;;[.I332])-1;LEN([.I332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3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3];IF(               ISNUMBER(FIND(&quot; &quot;;[.H333]));FIND(&quot; &quot;;[.H333])-1;LEN([.H333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e textilni boty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32]=&quot;&quot;;&quot;&quot;;[.H3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33]&lt;&gt;&quot;&quot;;HYPERLINK( CONCATENATE(&quot;file://&quot;;[.$J$2];VLOOKUP(LEFT([.H333];IF(               ISNUMBER(FIND(&quot; &quot;;[.H333]));FIND(&quot; &quot;;[.H333])-1;LEN([.H333])       )                );[Fotografie.$B$1:.$D$403];3;0);&quot;/&quot;;LEFT([.H333];IF(               ISNUMBER(FIND(&quot; &quot;;[.H333]));FIND(&quot; &quot;;[.H333])-1;LEN([.H333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110" table:formula="of:=IF([.I333]&lt;&gt;&quot;&quot;;HYPERLINK( CONCATENATE(&quot;file://&quot;;[.$K$2];VLOOKUP(LEFT([.I333];IF(               ISNUMBER(FIND(&quot; &quot;;[.I333]));FIND(&quot; &quot;;[.I333])-1;LEN([.I333])       )                );[Doklady.$B$1:.$D$405];3;0);&quot;/&quot;;LEFT([.I333];IF(               ISNUMBER(FIND(&quot; &quot;;[.I333]));FIND(&quot; &quot;;[.I333])-1;LEN([.I33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4];IF(               ISNUMBER(FIND(&quot; &quot;;[.H334]));FIND(&quot; &quot;;[.H334])-1;LEN([.H334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panska kosil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40.jpg</text:p>
          </table:table-cell>
          <table:table-cell/>
          <table:table-cell table:formula="of:=IF([.H334]&lt;&gt;&quot;&quot;;HYPERLINK( CONCATENATE(&quot;file://&quot;;[.$J$2];VLOOKUP(LEFT([.H334];IF(               ISNUMBER(FIND(&quot; &quot;;[.H334]));FIND(&quot; &quot;;[.H334])-1;LEN([.H334])       )                );[Fotografie.$B$1:.$D$403];3;0);&quot;/&quot;;LEFT([.H334];IF(               ISNUMBER(FIND(&quot; &quot;;[.H334]));FIND(&quot; &quot;;[.H334])-1;LEN([.H334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4]&lt;&gt;&quot;&quot;;HYPERLINK( CONCATENATE(&quot;file://&quot;;[.$K$2];VLOOKUP(LEFT([.I334];IF(               ISNUMBER(FIND(&quot; &quot;;[.I334]));FIND(&quot; &quot;;[.I334])-1;LEN([.I334])       )                );[Doklady.$B$1:.$D$405];3;0);&quot;/&quot;;LEFT([.I334];IF(               ISNUMBER(FIND(&quot; &quot;;[.I334]));FIND(&quot; &quot;;[.I334])-1;LEN([.I33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5];IF(               ISNUMBER(FIND(&quot; &quot;;[.H335]));FIND(&quot; &quot;;[.H335])-1;LEN([.H335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; cca 10ks</text:p>
          </table:table-cell>
          <table:table-cell/>
          <table:table-cell table:style-name="ce69"/>
          <table:table-cell table:style-name="ce96" table:formula="of:=IF([.H334]=&quot;&quot;;&quot;&quot;;[.H334])" office:value-type="string" office:string-value="_APE0740.jpg" calcext:value-type="string">
            <text:p>_APE0740.jpg</text:p>
          </table:table-cell>
          <table:table-cell/>
          <table:table-cell table:formula="of:=IF([.H335]&lt;&gt;&quot;&quot;;HYPERLINK( CONCATENATE(&quot;file://&quot;;[.$J$2];VLOOKUP(LEFT([.H335];IF(               ISNUMBER(FIND(&quot; &quot;;[.H335]));FIND(&quot; &quot;;[.H335])-1;LEN([.H335])       )                );[Fotografie.$B$1:.$D$403];3;0);&quot;/&quot;;LEFT([.H335];IF(               ISNUMBER(FIND(&quot; &quot;;[.H335]));FIND(&quot; &quot;;[.H335])-1;LEN([.H335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5]&lt;&gt;&quot;&quot;;HYPERLINK( CONCATENATE(&quot;file://&quot;;[.$K$2];VLOOKUP(LEFT([.I335];IF(               ISNUMBER(FIND(&quot; &quot;;[.I335]));FIND(&quot; &quot;;[.I335])-1;LEN([.I335])       )                );[Doklady.$B$1:.$D$405];3;0);&quot;/&quot;;LEFT([.I335];IF(               ISNUMBER(FIND(&quot; &quot;;[.I335]));FIND(&quot; &quot;;[.I335])-1;LEN([.I33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6];IF(               ISNUMBER(FIND(&quot; &quot;;[.H336]));FIND(&quot; &quot;;[.H336])-1;LEN([.H336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; </text:p>
          </table:table-cell>
          <table:table-cell/>
          <table:table-cell table:style-name="ce69"/>
          <table:table-cell table:style-name="ce96" table:formula="of:=IF([.H335]=&quot;&quot;;&quot;&quot;;[.H335])" office:value-type="string" office:string-value="_APE0740.jpg" calcext:value-type="string">
            <text:p>_APE0740.jpg</text:p>
          </table:table-cell>
          <table:table-cell/>
          <table:table-cell table:formula="of:=IF([.H336]&lt;&gt;&quot;&quot;;HYPERLINK( CONCATENATE(&quot;file://&quot;;[.$J$2];VLOOKUP(LEFT([.H336];IF(               ISNUMBER(FIND(&quot; &quot;;[.H336]));FIND(&quot; &quot;;[.H336])-1;LEN([.H336])       )                );[Fotografie.$B$1:.$D$403];3;0);&quot;/&quot;;LEFT([.H336];IF(               ISNUMBER(FIND(&quot; &quot;;[.H336]));FIND(&quot; &quot;;[.H336])-1;LEN([.H336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6]&lt;&gt;&quot;&quot;;HYPERLINK( CONCATENATE(&quot;file://&quot;;[.$K$2];VLOOKUP(LEFT([.I336];IF(               ISNUMBER(FIND(&quot; &quot;;[.I336]));FIND(&quot; &quot;;[.I336])-1;LEN([.I336])       )                );[Doklady.$B$1:.$D$405];3;0);&quot;/&quot;;LEFT([.I336];IF(               ISNUMBER(FIND(&quot; &quot;;[.I336]));FIND(&quot; &quot;;[.I336])-1;LEN([.I33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7];IF(               ISNUMBER(FIND(&quot; &quot;;[.H337]));FIND(&quot; &quot;;[.H337])-1;LEN([.H337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etska bundic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36]=&quot;&quot;;&quot;&quot;;[.H336])" office:value-type="string" office:string-value="_APE0740.jpg" calcext:value-type="string">
            <text:p>_APE0740.jpg</text:p>
          </table:table-cell>
          <table:table-cell/>
          <table:table-cell table:formula="of:=IF([.H337]&lt;&gt;&quot;&quot;;HYPERLINK( CONCATENATE(&quot;file://&quot;;[.$J$2];VLOOKUP(LEFT([.H337];IF(               ISNUMBER(FIND(&quot; &quot;;[.H337]));FIND(&quot; &quot;;[.H337])-1;LEN([.H337])       )                );[Fotografie.$B$1:.$D$403];3;0);&quot;/&quot;;LEFT([.H337];IF(               ISNUMBER(FIND(&quot; &quot;;[.H337]));FIND(&quot; &quot;;[.H337])-1;LEN([.H337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7]&lt;&gt;&quot;&quot;;HYPERLINK( CONCATENATE(&quot;file://&quot;;[.$K$2];VLOOKUP(LEFT([.I337];IF(               ISNUMBER(FIND(&quot; &quot;;[.I337]));FIND(&quot; &quot;;[.I337])-1;LEN([.I337])       )                );[Doklady.$B$1:.$D$405];3;0);&quot;/&quot;;LEFT([.I337];IF(               ISNUMBER(FIND(&quot; &quot;;[.I337]));FIND(&quot; &quot;;[.I337])-1;LEN([.I33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8];IF(               ISNUMBER(FIND(&quot; &quot;;[.H338]));FIND(&quot; &quot;;[.H338])-1;LEN([.H338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amska mikin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37]=&quot;&quot;;&quot;&quot;;[.H337])" office:value-type="string" office:string-value="_APE0740.jpg" calcext:value-type="string">
            <text:p>_APE0740.jpg</text:p>
          </table:table-cell>
          <table:table-cell/>
          <table:table-cell table:formula="of:=IF([.H338]&lt;&gt;&quot;&quot;;HYPERLINK( CONCATENATE(&quot;file://&quot;;[.$J$2];VLOOKUP(LEFT([.H338];IF(               ISNUMBER(FIND(&quot; &quot;;[.H338]));FIND(&quot; &quot;;[.H338])-1;LEN([.H338])       )                );[Fotografie.$B$1:.$D$403];3;0);&quot;/&quot;;LEFT([.H338];IF(               ISNUMBER(FIND(&quot; &quot;;[.H338]));FIND(&quot; &quot;;[.H338])-1;LEN([.H338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8]&lt;&gt;&quot;&quot;;HYPERLINK( CONCATENATE(&quot;file://&quot;;[.$K$2];VLOOKUP(LEFT([.I338];IF(               ISNUMBER(FIND(&quot; &quot;;[.I338]));FIND(&quot; &quot;;[.I338])-1;LEN([.I338])       )                );[Doklady.$B$1:.$D$405];3;0);&quot;/&quot;;LEFT([.I338];IF(               ISNUMBER(FIND(&quot; &quot;;[.I338]));FIND(&quot; &quot;;[.I338])-1;LEN([.I33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39];IF(               ISNUMBER(FIND(&quot; &quot;;[.H339]));FIND(&quot; &quot;;[.H339])-1;LEN([.H339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panska vest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38]=&quot;&quot;;&quot;&quot;;[.H338])" office:value-type="string" office:string-value="_APE0740.jpg" calcext:value-type="string">
            <text:p>_APE0740.jpg</text:p>
          </table:table-cell>
          <table:table-cell/>
          <table:table-cell table:formula="of:=IF([.H339]&lt;&gt;&quot;&quot;;HYPERLINK( CONCATENATE(&quot;file://&quot;;[.$J$2];VLOOKUP(LEFT([.H339];IF(               ISNUMBER(FIND(&quot; &quot;;[.H339]));FIND(&quot; &quot;;[.H339])-1;LEN([.H339])       )                );[Fotografie.$B$1:.$D$403];3;0);&quot;/&quot;;LEFT([.H339];IF(               ISNUMBER(FIND(&quot; &quot;;[.H339]));FIND(&quot; &quot;;[.H339])-1;LEN([.H339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39]&lt;&gt;&quot;&quot;;HYPERLINK( CONCATENATE(&quot;file://&quot;;[.$K$2];VLOOKUP(LEFT([.I339];IF(               ISNUMBER(FIND(&quot; &quot;;[.I339]));FIND(&quot; &quot;;[.I339])-1;LEN([.I339])       )                );[Doklady.$B$1:.$D$405];3;0);&quot;/&quot;;LEFT([.I339];IF(               ISNUMBER(FIND(&quot; &quot;;[.I339]));FIND(&quot; &quot;;[.I339])-1;LEN([.I33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3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0];IF(               ISNUMBER(FIND(&quot; &quot;;[.H340]));FIND(&quot; &quot;;[.H340])-1;LEN([.H340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39]=&quot;&quot;;&quot;&quot;;[.H339])" office:value-type="string" office:string-value="_APE0740.jpg" calcext:value-type="string">
            <text:p>_APE0740.jpg</text:p>
          </table:table-cell>
          <table:table-cell/>
          <table:table-cell table:formula="of:=IF([.H340]&lt;&gt;&quot;&quot;;HYPERLINK( CONCATENATE(&quot;file://&quot;;[.$J$2];VLOOKUP(LEFT([.H340];IF(               ISNUMBER(FIND(&quot; &quot;;[.H340]));FIND(&quot; &quot;;[.H340])-1;LEN([.H340])       )                );[Fotografie.$B$1:.$D$403];3;0);&quot;/&quot;;LEFT([.H340];IF(               ISNUMBER(FIND(&quot; &quot;;[.H340]));FIND(&quot; &quot;;[.H340])-1;LEN([.H340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40]&lt;&gt;&quot;&quot;;HYPERLINK( CONCATENATE(&quot;file://&quot;;[.$K$2];VLOOKUP(LEFT([.I340];IF(               ISNUMBER(FIND(&quot; &quot;;[.I340]));FIND(&quot; &quot;;[.I340])-1;LEN([.I340])       )                );[Doklady.$B$1:.$D$405];3;0);&quot;/&quot;;LEFT([.I340];IF(               ISNUMBER(FIND(&quot; &quot;;[.I340]));FIND(&quot; &quot;;[.I340])-1;LEN([.I34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1];IF(               ISNUMBER(FIND(&quot; &quot;;[.H341]));FIND(&quot; &quot;;[.H341])-1;LEN([.H341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40]=&quot;&quot;;&quot;&quot;;[.H340])" office:value-type="string" office:string-value="_APE0740.jpg" calcext:value-type="string">
            <text:p>_APE0740.jpg</text:p>
          </table:table-cell>
          <table:table-cell/>
          <table:table-cell table:formula="of:=IF([.H341]&lt;&gt;&quot;&quot;;HYPERLINK( CONCATENATE(&quot;file://&quot;;[.$J$2];VLOOKUP(LEFT([.H341];IF(               ISNUMBER(FIND(&quot; &quot;;[.H341]));FIND(&quot; &quot;;[.H341])-1;LEN([.H341])       )                );[Fotografie.$B$1:.$D$403];3;0);&quot;/&quot;;LEFT([.H341];IF(               ISNUMBER(FIND(&quot; &quot;;[.H341]));FIND(&quot; &quot;;[.H341])-1;LEN([.H341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41]&lt;&gt;&quot;&quot;;HYPERLINK( CONCATENATE(&quot;file://&quot;;[.$K$2];VLOOKUP(LEFT([.I341];IF(               ISNUMBER(FIND(&quot; &quot;;[.I341]));FIND(&quot; &quot;;[.I341])-1;LEN([.I341])       )                );[Doklady.$B$1:.$D$405];3;0);&quot;/&quot;;LEFT([.I341];IF(               ISNUMBER(FIND(&quot; &quot;;[.I341]));FIND(&quot; &quot;;[.I341])-1;LEN([.I34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2];IF(               ISNUMBER(FIND(&quot; &quot;;[.H342]));FIND(&quot; &quot;;[.H342])-1;LEN([.H342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41]=&quot;&quot;;&quot;&quot;;[.H341])" office:value-type="string" office:string-value="_APE0740.jpg" calcext:value-type="string">
            <text:p>_APE0740.jpg</text:p>
          </table:table-cell>
          <table:table-cell/>
          <table:table-cell table:formula="of:=IF([.H342]&lt;&gt;&quot;&quot;;HYPERLINK( CONCATENATE(&quot;file://&quot;;[.$J$2];VLOOKUP(LEFT([.H342];IF(               ISNUMBER(FIND(&quot; &quot;;[.H342]));FIND(&quot; &quot;;[.H342])-1;LEN([.H342])       )                );[Fotografie.$B$1:.$D$403];3;0);&quot;/&quot;;LEFT([.H342];IF(               ISNUMBER(FIND(&quot; &quot;;[.H342]));FIND(&quot; &quot;;[.H342])-1;LEN([.H342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110" table:formula="of:=IF([.I342]&lt;&gt;&quot;&quot;;HYPERLINK( CONCATENATE(&quot;file://&quot;;[.$K$2];VLOOKUP(LEFT([.I342];IF(               ISNUMBER(FIND(&quot; &quot;;[.I342]));FIND(&quot; &quot;;[.I342])-1;LEN([.I342])       )                );[Doklady.$B$1:.$D$405];3;0);&quot;/&quot;;LEFT([.I342];IF(               ISNUMBER(FIND(&quot; &quot;;[.I342]));FIND(&quot; &quot;;[.I342])-1;LEN([.I342])       )                )) );&quot;&quot;)">
            <text:p/>
          </table:table-cell>
          <table:table-cell table:number-columns-repeated="1013"/>
        </table:table-row>
        <table:table-row table:style-name="ro30">
          <table:table-cell table:formula="of:=[.A34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3];IF(               ISNUMBER(FIND(&quot; &quot;;[.H343]));FIND(&quot; &quot;;[.H343])-1;LEN([.H343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detska postylka</text:p>
          </table:table-cell>
          <table:table-cell office:value-type="string" calcext:value-type="string">
            <text:p>; vcetne matrace, castecne masiv ale podlozka a bocnice jsou papir/drevotriska – nasakle pachem koure</text:p>
          </table:table-cell>
          <table:table-cell table:formula="of:=988+1990" office:value-type="float" office:value="2978" calcext:value-type="float">
            <text:p>2978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20140625_0006.jpg</text:p>
          </table:table-cell>
          <table:table-cell office:value-type="string" calcext:value-type="string">
            <text:p>24.pdf </text:p>
            <text:p>CESTNEPROHLASENI</text:p>
          </table:table-cell>
          <table:table-cell table:formula="of:=IF([.H343]&lt;&gt;&quot;&quot;;HYPERLINK( CONCATENATE(&quot;file://&quot;;[.$J$2];VLOOKUP(LEFT([.H343];IF(               ISNUMBER(FIND(&quot; &quot;;[.H343]));FIND(&quot; &quot;;[.H343])-1;LEN([.H343])       )                );[Fotografie.$B$1:.$D$403];3;0);&quot;/&quot;;LEFT([.H343];IF(               ISNUMBER(FIND(&quot; &quot;;[.H343]));FIND(&quot; &quot;;[.H343])-1;LEN([.H343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110" table:formula="of:=IF([.I343]&lt;&gt;&quot;&quot;;HYPERLINK( CONCATENATE(&quot;file://&quot;;[.$K$2];VLOOKUP(LEFT([.I343];IF(               ISNUMBER(FIND(&quot; &quot;;[.I343]));FIND(&quot; &quot;;[.I343])-1;LEN([.I343])       )                );[Doklady.$B$1:.$D$405];3;0);&quot;/&quot;;LEFT([.I343];IF(               ISNUMBER(FIND(&quot; &quot;;[.I343]));FIND(&quot; &quot;;[.I343])-1;LEN([.I343])       )                )) );&quot;&quot;)" office:value-type="string" office:string-value="file:///home/pmichalec/hg2g/workspace-popo/Evidence/doklady/24.pdf" calcext:value-type="string">
            <text:p>file:///home/pmichalec/hg2g/workspace-popo/Evidence/doklady/24.pdf</text:p>
          </table:table-cell>
          <table:table-cell table:number-columns-repeated="1013"/>
        </table:table-row>
        <table:table-row table:style-name="ro11">
          <table:table-cell table:formula="of:=[.A34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4];IF(               ISNUMBER(FIND(&quot; &quot;;[.H344]));FIND(&quot; &quot;;[.H344])-1;LEN([.H344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polstarek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43]=&quot;&quot;;&quot;&quot;;[.H343])" office:value-type="string" office:string-value="20140625_0006.jpg" calcext:value-type="string">
            <text:p>20140625_0006.jpg</text:p>
          </table:table-cell>
          <table:table-cell/>
          <table:table-cell table:formula="of:=IF([.H344]&lt;&gt;&quot;&quot;;HYPERLINK( CONCATENATE(&quot;file://&quot;;[.$J$2];VLOOKUP(LEFT([.H344];IF(               ISNUMBER(FIND(&quot; &quot;;[.H344]));FIND(&quot; &quot;;[.H344])-1;LEN([.H344])       )                );[Fotografie.$B$1:.$D$403];3;0);&quot;/&quot;;LEFT([.H344];IF(               ISNUMBER(FIND(&quot; &quot;;[.H344]));FIND(&quot; &quot;;[.H344])-1;LEN([.H344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110" table:formula="of:=IF([.I344]&lt;&gt;&quot;&quot;;HYPERLINK( CONCATENATE(&quot;file://&quot;;[.$K$2];VLOOKUP(LEFT([.I344];IF(               ISNUMBER(FIND(&quot; &quot;;[.I344]));FIND(&quot; &quot;;[.I344])-1;LEN([.I344])       )                );[Doklady.$B$1:.$D$405];3;0);&quot;/&quot;;LEFT([.I344];IF(               ISNUMBER(FIND(&quot; &quot;;[.I344]));FIND(&quot; &quot;;[.I344])-1;LEN([.I34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5];IF(               ISNUMBER(FIND(&quot; &quot;;[.H345]));FIND(&quot; &quot;;[.H345])-1;LEN([.H345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veverka iceag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44]=&quot;&quot;;&quot;&quot;;[.H344])" office:value-type="string" office:string-value="20140625_0006.jpg" calcext:value-type="string">
            <text:p>20140625_0006.jpg</text:p>
          </table:table-cell>
          <table:table-cell/>
          <table:table-cell table:formula="of:=IF([.H345]&lt;&gt;&quot;&quot;;HYPERLINK( CONCATENATE(&quot;file://&quot;;[.$J$2];VLOOKUP(LEFT([.H345];IF(               ISNUMBER(FIND(&quot; &quot;;[.H345]));FIND(&quot; &quot;;[.H345])-1;LEN([.H345])       )                );[Fotografie.$B$1:.$D$403];3;0);&quot;/&quot;;LEFT([.H345];IF(               ISNUMBER(FIND(&quot; &quot;;[.H345]));FIND(&quot; &quot;;[.H345])-1;LEN([.H345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110" table:formula="of:=IF([.I345]&lt;&gt;&quot;&quot;;HYPERLINK( CONCATENATE(&quot;file://&quot;;[.$K$2];VLOOKUP(LEFT([.I345];IF(               ISNUMBER(FIND(&quot; &quot;;[.I345]));FIND(&quot; &quot;;[.I345])-1;LEN([.I345])       )                );[Doklady.$B$1:.$D$405];3;0);&quot;/&quot;;LEFT([.I345];IF(               ISNUMBER(FIND(&quot; &quot;;[.I345]));FIND(&quot; &quot;;[.I345])-1;LEN([.I34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4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6];IF(               ISNUMBER(FIND(&quot; &quot;;[.H346]));FIND(&quot; &quot;;[.H346])-1;LEN([.H346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el. instalace k lampicka k nocnim stolkum 2x</text:p>
          </table:table-cell>
          <table:table-cell office:value-type="string" calcext:value-type="string">
            <text:p>; privodni kabel nutna vymena</text:p>
          </table:table-cell>
          <table:table-cell/>
          <table:table-cell table:style-name="ce69"/>
          <table:table-cell table:style-name="ce96" table:formula="of:=IF([.H345]=&quot;&quot;;&quot;&quot;;[.H345])" office:value-type="string" office:string-value="20140625_0006.jpg" calcext:value-type="string">
            <text:p>20140625_0006.jpg</text:p>
          </table:table-cell>
          <table:table-cell/>
          <table:table-cell table:formula="of:=IF([.H346]&lt;&gt;&quot;&quot;;HYPERLINK( CONCATENATE(&quot;file://&quot;;[.$J$2];VLOOKUP(LEFT([.H346];IF(               ISNUMBER(FIND(&quot; &quot;;[.H346]));FIND(&quot; &quot;;[.H346])-1;LEN([.H346])       )                );[Fotografie.$B$1:.$D$403];3;0);&quot;/&quot;;LEFT([.H346];IF(               ISNUMBER(FIND(&quot; &quot;;[.H346]));FIND(&quot; &quot;;[.H346])-1;LEN([.H346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110" table:formula="of:=IF([.I346]&lt;&gt;&quot;&quot;;HYPERLINK( CONCATENATE(&quot;file://&quot;;[.$K$2];VLOOKUP(LEFT([.I346];IF(               ISNUMBER(FIND(&quot; &quot;;[.I346]));FIND(&quot; &quot;;[.I346])-1;LEN([.I346])       )                );[Doklady.$B$1:.$D$405];3;0);&quot;/&quot;;LEFT([.I346];IF(               ISNUMBER(FIND(&quot; &quot;;[.I346]));FIND(&quot; &quot;;[.I346])-1;LEN([.I34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7];IF(               ISNUMBER(FIND(&quot; &quot;;[.H347]));FIND(&quot; &quot;;[.H347])-1;LEN([.H347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detske auto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26.jpg</text:p>
          </table:table-cell>
          <table:table-cell/>
          <table:table-cell table:formula="of:=IF([.H347]&lt;&gt;&quot;&quot;;HYPERLINK( CONCATENATE(&quot;file://&quot;;[.$J$2];VLOOKUP(LEFT([.H347];IF(               ISNUMBER(FIND(&quot; &quot;;[.H347]));FIND(&quot; &quot;;[.H347])-1;LEN([.H347])       )                );[Fotografie.$B$1:.$D$403];3;0);&quot;/&quot;;LEFT([.H347];IF(               ISNUMBER(FIND(&quot; &quot;;[.H347]));FIND(&quot; &quot;;[.H347])-1;LEN([.H347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110" table:formula="of:=IF([.I347]&lt;&gt;&quot;&quot;;HYPERLINK( CONCATENATE(&quot;file://&quot;;[.$K$2];VLOOKUP(LEFT([.I347];IF(               ISNUMBER(FIND(&quot; &quot;;[.I347]));FIND(&quot; &quot;;[.I347])-1;LEN([.I347])       )                );[Doklady.$B$1:.$D$405];3;0);&quot;/&quot;;LEFT([.I347];IF(               ISNUMBER(FIND(&quot; &quot;;[.I347]));FIND(&quot; &quot;;[.I347])-1;LEN([.I34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8];IF(               ISNUMBER(FIND(&quot; &quot;;[.H348]));FIND(&quot; &quot;;[.H348])-1;LEN([.H348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; TBD pocty</text:p>
          </table:table-cell>
          <table:table-cell/>
          <table:table-cell table:style-name="ce69"/>
          <table:table-cell table:style-name="ce96" office:value-type="string" calcext:value-type="string">
            <text:p>_APE0726.jpg</text:p>
          </table:table-cell>
          <table:table-cell/>
          <table:table-cell table:formula="of:=IF([.H348]&lt;&gt;&quot;&quot;;HYPERLINK( CONCATENATE(&quot;file://&quot;;[.$J$2];VLOOKUP(LEFT([.H348];IF(               ISNUMBER(FIND(&quot; &quot;;[.H348]));FIND(&quot; &quot;;[.H348])-1;LEN([.H348])       )                );[Fotografie.$B$1:.$D$403];3;0);&quot;/&quot;;LEFT([.H348];IF(               ISNUMBER(FIND(&quot; &quot;;[.H348]));FIND(&quot; &quot;;[.H348])-1;LEN([.H348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110" table:formula="of:=IF([.I348]&lt;&gt;&quot;&quot;;HYPERLINK( CONCATENATE(&quot;file://&quot;;[.$K$2];VLOOKUP(LEFT([.I348];IF(               ISNUMBER(FIND(&quot; &quot;;[.I348]));FIND(&quot; &quot;;[.I348])-1;LEN([.I348])       )                );[Doklady.$B$1:.$D$405];3;0);&quot;/&quot;;LEFT([.I348];IF(               ISNUMBER(FIND(&quot; &quot;;[.I348]));FIND(&quot; &quot;;[.I348])-1;LEN([.I34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4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49];IF(               ISNUMBER(FIND(&quot; &quot;;[.H349]));FIND(&quot; &quot;;[.H349])-1;LEN([.H349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potah/deka na postel</text:p>
          </table:table-cell>
          <table:table-cell office:value-type="string" calcext:value-type="string">
            <text:p>; _APE0727.jpg</text:p>
          </table:table-cell>
          <table:table-cell/>
          <table:table-cell table:style-name="ce69"/>
          <table:table-cell table:style-name="ce96" table:formula="of:=IF([.H348]=&quot;&quot;;&quot;&quot;;[.H348])" office:value-type="string" office:string-value="_APE0726.jpg" calcext:value-type="string">
            <text:p>_APE0726.jpg</text:p>
          </table:table-cell>
          <table:table-cell/>
          <table:table-cell table:formula="of:=IF([.H349]&lt;&gt;&quot;&quot;;HYPERLINK( CONCATENATE(&quot;file://&quot;;[.$J$2];VLOOKUP(LEFT([.H349];IF(               ISNUMBER(FIND(&quot; &quot;;[.H349]));FIND(&quot; &quot;;[.H349])-1;LEN([.H349])       )                );[Fotografie.$B$1:.$D$403];3;0);&quot;/&quot;;LEFT([.H349];IF(               ISNUMBER(FIND(&quot; &quot;;[.H349]));FIND(&quot; &quot;;[.H349])-1;LEN([.H349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110" table:formula="of:=IF([.I349]&lt;&gt;&quot;&quot;;HYPERLINK( CONCATENATE(&quot;file://&quot;;[.$K$2];VLOOKUP(LEFT([.I349];IF(               ISNUMBER(FIND(&quot; &quot;;[.I349]));FIND(&quot; &quot;;[.I349])-1;LEN([.I349])       )                );[Doklady.$B$1:.$D$405];3;0);&quot;/&quot;;LEFT([.I349];IF(               ISNUMBER(FIND(&quot; &quot;;[.I349]));FIND(&quot; &quot;;[.I349])-1;LEN([.I349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4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0];IF(               ISNUMBER(FIND(&quot; &quot;;[.H350]));FIND(&quot; &quot;;[.H350])-1;LEN([.H350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10; drevotrikska; Poskozena splodinami horeni, zapacha</text:p>
          </table:table-cell>
          <table:table-cell office:value-type="float" office:value="5779" calcext:value-type="float">
            <text:p>5779</text:p>
          </table:table-cell>
          <table:table-cell table:style-name="ce69" office:value-type="float" office:value="2008" calcext:value-type="float">
            <text:p>2008</text:p>
          </table:table-cell>
          <table:table-cell table:style-name="ce96" table:formula="of:=IF([.H349]=&quot;&quot;;&quot;&quot;;[.H349])" office:value-type="string" office:string-value="_APE0726.jpg" calcext:value-type="string">
            <text:p>_APE0726.jpg</text:p>
          </table:table-cell>
          <table:table-cell table:style-name="ce104" office:value-type="string" calcext:value-type="string">
            <text:p>postel_APE0990.jpg</text:p>
          </table:table-cell>
          <table:table-cell table:formula="of:=IF([.H350]&lt;&gt;&quot;&quot;;HYPERLINK( CONCATENATE(&quot;file://&quot;;[.$J$2];VLOOKUP(LEFT([.H350];IF(               ISNUMBER(FIND(&quot; &quot;;[.H350]));FIND(&quot; &quot;;[.H350])-1;LEN([.H350])       )                );[Fotografie.$B$1:.$D$403];3;0);&quot;/&quot;;LEFT([.H350];IF(               ISNUMBER(FIND(&quot; &quot;;[.H350]));FIND(&quot; &quot;;[.H350])-1;LEN([.H350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110" table:formula="of:=IF([.I350]&lt;&gt;&quot;&quot;;HYPERLINK( CONCATENATE(&quot;file://&quot;;[.$K$2];VLOOKUP(LEFT([.I350];IF(               ISNUMBER(FIND(&quot; &quot;;[.I350]));FIND(&quot; &quot;;[.I350])-1;LEN([.I350])       )                );[Doklady.$B$1:.$D$405];3;0);&quot;/&quot;;LEFT([.I350];IF(               ISNUMBER(FIND(&quot; &quot;;[.I350]));FIND(&quot; &quot;;[.I350])-1;LEN([.I350])       )                )) );&quot;&quot;)" office:value-type="string" office:string-value="file:///home/pmichalec/hg2g/workspace-popo/Evidence/doklady/postel_APE0990.jpg" calcext:value-type="string">
            <text:p>file:///home/pmichalec/hg2g/workspace-popo/Evidence/doklady/postel_APE0990.jpg</text:p>
          </table:table-cell>
          <table:table-cell table:number-columns-repeated="1013"/>
        </table:table-row>
        <table:table-row table:style-name="ro11">
          <table:table-cell table:formula="of:=[.A35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1];IF(               ISNUMBER(FIND(&quot; &quot;;[.H351]));FIND(&quot; &quot;;[.H351])-1;LEN([.H351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Matrace 2x</text:p>
          </table:table-cell>
          <table:table-cell office:value-type="string" calcext:value-type="string">
            <text:p>Matrace, typ lina pena, delka 210cm</text:p>
          </table:table-cell>
          <table:table-cell office:value-type="float" office:value="26562" calcext:value-type="float">
            <text:p>26562</text:p>
          </table:table-cell>
          <table:table-cell table:style-name="ce69" office:value-type="float" office:value="2007" calcext:value-type="float">
            <text:p>2007</text:p>
          </table:table-cell>
          <table:table-cell table:style-name="ce96" office:value-type="string" calcext:value-type="string">
            <text:p>DSC_7554.jpg</text:p>
          </table:table-cell>
          <table:table-cell table:style-name="ce104" office:value-type="string" calcext:value-type="string">
            <text:p>matrace_APE0978.jpg</text:p>
          </table:table-cell>
          <table:table-cell table:formula="of:=IF([.H351]&lt;&gt;&quot;&quot;;HYPERLINK( CONCATENATE(&quot;file://&quot;;[.$J$2];VLOOKUP(LEFT([.H351];IF(               ISNUMBER(FIND(&quot; &quot;;[.H351]));FIND(&quot; &quot;;[.H351])-1;LEN([.H351])       )                );[Fotografie.$B$1:.$D$403];3;0);&quot;/&quot;;LEFT([.H351];IF(               ISNUMBER(FIND(&quot; &quot;;[.H351]));FIND(&quot; &quot;;[.H351])-1;LEN([.H351])       )                )));&quot;&quot;)" office:value-type="string" office:string-value="file:///home/pmichalec/hg2g/workspace-popo/Evidence/fotoloznice//DSC_7554.jpg" calcext:value-type="string">
            <text:p>file:///home/pmichalec/hg2g/workspace-popo/Evidence/fotoloznice//DSC_7554.jpg</text:p>
          </table:table-cell>
          <table:table-cell table:style-name="ce110" table:formula="of:=IF([.I351]&lt;&gt;&quot;&quot;;HYPERLINK( CONCATENATE(&quot;file://&quot;;[.$K$2];VLOOKUP(LEFT([.I351];IF(               ISNUMBER(FIND(&quot; &quot;;[.I351]));FIND(&quot; &quot;;[.I351])-1;LEN([.I351])       )                );[Doklady.$B$1:.$D$405];3;0);&quot;/&quot;;LEFT([.I351];IF(               ISNUMBER(FIND(&quot; &quot;;[.I351]));FIND(&quot; &quot;;[.I351])-1;LEN([.I351])       )                )) );&quot;&quot;)" office:value-type="string" office:string-value="file:///home/pmichalec/hg2g/workspace-popo/Evidence/doklady/matrace_APE0978.jpg" calcext:value-type="string">
            <text:p>file:///home/pmichalec/hg2g/workspace-popo/Evidence/doklady/matrace_APE0978.jpg</text:p>
          </table:table-cell>
          <table:table-cell table:number-columns-repeated="1013"/>
        </table:table-row>
        <table:table-row table:style-name="ro11">
          <table:table-cell table:formula="of:=[.A35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2];IF(               ISNUMBER(FIND(&quot; &quot;;[.H352]));FIND(&quot; &quot;;[.H352])-1;LEN([.H352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; Delka 220</text:p>
          </table:table-cell>
          <table:table-cell/>
          <table:table-cell table:style-name="ce69"/>
          <table:table-cell table:style-name="ce96" table:formula="of:=IF([.H351]=&quot;&quot;;&quot;&quot;;[.H351])" office:value-type="string" office:string-value="DSC_7554.jpg" calcext:value-type="string">
            <text:p>DSC_7554.jpg</text:p>
          </table:table-cell>
          <table:table-cell/>
          <table:table-cell table:formula="of:=IF([.H352]&lt;&gt;&quot;&quot;;HYPERLINK( CONCATENATE(&quot;file://&quot;;[.$J$2];VLOOKUP(LEFT([.H352];IF(               ISNUMBER(FIND(&quot; &quot;;[.H352]));FIND(&quot; &quot;;[.H352])-1;LEN([.H352])       )                );[Fotografie.$B$1:.$D$403];3;0);&quot;/&quot;;LEFT([.H352];IF(               ISNUMBER(FIND(&quot; &quot;;[.H352]));FIND(&quot; &quot;;[.H352])-1;LEN([.H352])       )                )));&quot;&quot;)" office:value-type="string" office:string-value="file:///home/pmichalec/hg2g/workspace-popo/Evidence/fotoloznice//DSC_7554.jpg" calcext:value-type="string">
            <text:p>file:///home/pmichalec/hg2g/workspace-popo/Evidence/fotoloznice//DSC_7554.jpg</text:p>
          </table:table-cell>
          <table:table-cell table:style-name="ce110" table:formula="of:=IF([.I352]&lt;&gt;&quot;&quot;;HYPERLINK( CONCATENATE(&quot;file://&quot;;[.$K$2];VLOOKUP(LEFT([.I352];IF(               ISNUMBER(FIND(&quot; &quot;;[.I352]));FIND(&quot; &quot;;[.I352])-1;LEN([.I352])       )                );[Doklady.$B$1:.$D$405];3;0);&quot;/&quot;;LEFT([.I352];IF(               ISNUMBER(FIND(&quot; &quot;;[.I352]));FIND(&quot; &quot;;[.I352])-1;LEN([.I352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52]+1" office:value-type="string" office:string-value="" calcext:value-type="error">
            <text:p>#REF!</text:p>
          </table:table-cell>
          <table:table-cell office:value-type="string" calcext:value-type="string">
            <text:p>n</text:p>
          </table:table-cell>
          <table:table-cell table:formula="of:=VLOOKUP(LEFT([.H353];IF(               ISNUMBER(FIND(&quot; &quot;;[.H353]));FIND(&quot; &quot;;[.H353])-1;LEN([.H35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; kovove, sklenene prvky</text:p>
          </table:table-cell>
          <table:table-cell/>
          <table:table-cell table:style-name="ce69"/>
          <table:table-cell table:style-name="ce96" office:value-type="string" calcext:value-type="string">
            <text:p>_APE0728.jpg</text:p>
          </table:table-cell>
          <table:table-cell/>
          <table:table-cell table:formula="of:=IF([.H353]&lt;&gt;&quot;&quot;;HYPERLINK( CONCATENATE(&quot;file://&quot;;[.$J$2];VLOOKUP(LEFT([.H353];IF(               ISNUMBER(FIND(&quot; &quot;;[.H353]));FIND(&quot; &quot;;[.H353])-1;LEN([.H353])       )                );[Fotografie.$B$1:.$D$403];3;0);&quot;/&quot;;LEFT([.H353];IF(               ISNUMBER(FIND(&quot; &quot;;[.H353]));FIND(&quot; &quot;;[.H353])-1;LEN([.H353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3]&lt;&gt;&quot;&quot;;HYPERLINK( CONCATENATE(&quot;file://&quot;;[.$K$2];VLOOKUP(LEFT([.I353];IF(               ISNUMBER(FIND(&quot; &quot;;[.I353]));FIND(&quot; &quot;;[.I353])-1;LEN([.I353])       )                );[Doklady.$B$1:.$D$405];3;0);&quot;/&quot;;LEFT([.I353];IF(               ISNUMBER(FIND(&quot; &quot;;[.I353]));FIND(&quot; &quot;;[.I353])-1;LEN([.I353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5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4];IF(               ISNUMBER(FIND(&quot; &quot;;[.H354]));FIND(&quot; &quot;;[.H354])-1;LEN([.H354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e boty na snowboard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3]=&quot;&quot;;&quot;&quot;;[.H353])" office:value-type="string" office:string-value="_APE0728.jpg" calcext:value-type="string">
            <text:p>_APE0728.jpg</text:p>
          </table:table-cell>
          <table:table-cell/>
          <table:table-cell table:formula="of:=IF([.H354]&lt;&gt;&quot;&quot;;HYPERLINK( CONCATENATE(&quot;file://&quot;;[.$J$2];VLOOKUP(LEFT([.H354];IF(               ISNUMBER(FIND(&quot; &quot;;[.H354]));FIND(&quot; &quot;;[.H354])-1;LEN([.H354])       )                );[Fotografie.$B$1:.$D$403];3;0);&quot;/&quot;;LEFT([.H354];IF(               ISNUMBER(FIND(&quot; &quot;;[.H354]));FIND(&quot; &quot;;[.H354])-1;LEN([.H354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4]&lt;&gt;&quot;&quot;;HYPERLINK( CONCATENATE(&quot;file://&quot;;[.$K$2];VLOOKUP(LEFT([.I354];IF(               ISNUMBER(FIND(&quot; &quot;;[.I354]));FIND(&quot; &quot;;[.I354])-1;LEN([.I354])       )                );[Doklady.$B$1:.$D$405];3;0);&quot;/&quot;;LEFT([.I354];IF(               ISNUMBER(FIND(&quot; &quot;;[.I354]));FIND(&quot; &quot;;[.I354])-1;LEN([.I354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5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5];IF(               ISNUMBER(FIND(&quot; &quot;;[.H355]));FIND(&quot; &quot;;[.H355])-1;LEN([.H35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boty na snowboard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4]=&quot;&quot;;&quot;&quot;;[.H354])" office:value-type="string" office:string-value="_APE0728.jpg" calcext:value-type="string">
            <text:p>_APE0728.jpg</text:p>
          </table:table-cell>
          <table:table-cell/>
          <table:table-cell table:formula="of:=IF([.H355]&lt;&gt;&quot;&quot;;HYPERLINK( CONCATENATE(&quot;file://&quot;;[.$J$2];VLOOKUP(LEFT([.H355];IF(               ISNUMBER(FIND(&quot; &quot;;[.H355]));FIND(&quot; &quot;;[.H355])-1;LEN([.H355])       )                );[Fotografie.$B$1:.$D$403];3;0);&quot;/&quot;;LEFT([.H355];IF(               ISNUMBER(FIND(&quot; &quot;;[.H355]));FIND(&quot; &quot;;[.H355])-1;LEN([.H355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5]&lt;&gt;&quot;&quot;;HYPERLINK( CONCATENATE(&quot;file://&quot;;[.$K$2];VLOOKUP(LEFT([.I355];IF(               ISNUMBER(FIND(&quot; &quot;;[.I355]));FIND(&quot; &quot;;[.I355])-1;LEN([.I355])       )                );[Doklady.$B$1:.$D$405];3;0);&quot;/&quot;;LEFT([.I355];IF(               ISNUMBER(FIND(&quot; &quot;;[.I355]));FIND(&quot; &quot;;[.I355])-1;LEN([.I35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5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6];IF(               ISNUMBER(FIND(&quot; &quot;;[.H356]));FIND(&quot; &quot;;[.H356])-1;LEN([.H35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houpaci lehatko pro mininko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5]=&quot;&quot;;&quot;&quot;;[.H355])" office:value-type="string" office:string-value="_APE0728.jpg" calcext:value-type="string">
            <text:p>_APE0728.jpg</text:p>
          </table:table-cell>
          <table:table-cell/>
          <table:table-cell table:formula="of:=IF([.H356]&lt;&gt;&quot;&quot;;HYPERLINK( CONCATENATE(&quot;file://&quot;;[.$J$2];VLOOKUP(LEFT([.H356];IF(               ISNUMBER(FIND(&quot; &quot;;[.H356]));FIND(&quot; &quot;;[.H356])-1;LEN([.H356])       )                );[Fotografie.$B$1:.$D$403];3;0);&quot;/&quot;;LEFT([.H356];IF(               ISNUMBER(FIND(&quot; &quot;;[.H356]));FIND(&quot; &quot;;[.H356])-1;LEN([.H356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6]&lt;&gt;&quot;&quot;;HYPERLINK( CONCATENATE(&quot;file://&quot;;[.$K$2];VLOOKUP(LEFT([.I356];IF(               ISNUMBER(FIND(&quot; &quot;;[.I356]));FIND(&quot; &quot;;[.I356])-1;LEN([.I356])       )                );[Doklady.$B$1:.$D$405];3;0);&quot;/&quot;;LEFT([.I356];IF(               ISNUMBER(FIND(&quot; &quot;;[.I356]));FIND(&quot; &quot;;[.I356])-1;LEN([.I35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5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7];IF(               ISNUMBER(FIND(&quot; &quot;;[.H357]));FIND(&quot; &quot;;[.H357])-1;LEN([.H357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boty na bezky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6]=&quot;&quot;;&quot;&quot;;[.H356])" office:value-type="string" office:string-value="_APE0728.jpg" calcext:value-type="string">
            <text:p>_APE0728.jpg</text:p>
          </table:table-cell>
          <table:table-cell/>
          <table:table-cell table:formula="of:=IF([.H357]&lt;&gt;&quot;&quot;;HYPERLINK( CONCATENATE(&quot;file://&quot;;[.$J$2];VLOOKUP(LEFT([.H357];IF(               ISNUMBER(FIND(&quot; &quot;;[.H357]));FIND(&quot; &quot;;[.H357])-1;LEN([.H357])       )                );[Fotografie.$B$1:.$D$403];3;0);&quot;/&quot;;LEFT([.H357];IF(               ISNUMBER(FIND(&quot; &quot;;[.H357]));FIND(&quot; &quot;;[.H357])-1;LEN([.H357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7]&lt;&gt;&quot;&quot;;HYPERLINK( CONCATENATE(&quot;file://&quot;;[.$K$2];VLOOKUP(LEFT([.I357];IF(               ISNUMBER(FIND(&quot; &quot;;[.I357]));FIND(&quot; &quot;;[.I357])-1;LEN([.I357])       )                );[Doklady.$B$1:.$D$405];3;0);&quot;/&quot;;LEFT([.I357];IF(               ISNUMBER(FIND(&quot; &quot;;[.I357]));FIND(&quot; &quot;;[.I357])-1;LEN([.I35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5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8];IF(               ISNUMBER(FIND(&quot; &quot;;[.H358]));FIND(&quot; &quot;;[.H358])-1;LEN([.H35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2x panska kosile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7]=&quot;&quot;;&quot;&quot;;[.H357])" office:value-type="string" office:string-value="_APE0728.jpg" calcext:value-type="string">
            <text:p>_APE0728.jpg</text:p>
          </table:table-cell>
          <table:table-cell/>
          <table:table-cell table:formula="of:=IF([.H358]&lt;&gt;&quot;&quot;;HYPERLINK( CONCATENATE(&quot;file://&quot;;[.$J$2];VLOOKUP(LEFT([.H358];IF(               ISNUMBER(FIND(&quot; &quot;;[.H358]));FIND(&quot; &quot;;[.H358])-1;LEN([.H358])       )                );[Fotografie.$B$1:.$D$403];3;0);&quot;/&quot;;LEFT([.H358];IF(               ISNUMBER(FIND(&quot; &quot;;[.H358]));FIND(&quot; &quot;;[.H358])-1;LEN([.H358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8]&lt;&gt;&quot;&quot;;HYPERLINK( CONCATENATE(&quot;file://&quot;;[.$K$2];VLOOKUP(LEFT([.I358];IF(               ISNUMBER(FIND(&quot; &quot;;[.I358]));FIND(&quot; &quot;;[.I358])-1;LEN([.I358])       )                );[Doklady.$B$1:.$D$405];3;0);&quot;/&quot;;LEFT([.I358];IF(               ISNUMBER(FIND(&quot; &quot;;[.I358]));FIND(&quot; &quot;;[.I358])-1;LEN([.I358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5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59];IF(               ISNUMBER(FIND(&quot; &quot;;[.H359]));FIND(&quot; &quot;;[.H359])-1;LEN([.H359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1x panska sportovni bunda</text:p>
          </table:table-cell>
          <table:table-cell office:value-type="string" calcext:value-type="string">
            <text:p>; cervena</text:p>
          </table:table-cell>
          <table:table-cell/>
          <table:table-cell table:style-name="ce69"/>
          <table:table-cell table:style-name="ce96" table:formula="of:=IF([.H358]=&quot;&quot;;&quot;&quot;;[.H358])" office:value-type="string" office:string-value="_APE0728.jpg" calcext:value-type="string">
            <text:p>_APE0728.jpg</text:p>
          </table:table-cell>
          <table:table-cell/>
          <table:table-cell table:formula="of:=IF([.H359]&lt;&gt;&quot;&quot;;HYPERLINK( CONCATENATE(&quot;file://&quot;;[.$J$2];VLOOKUP(LEFT([.H359];IF(               ISNUMBER(FIND(&quot; &quot;;[.H359]));FIND(&quot; &quot;;[.H359])-1;LEN([.H359])       )                );[Fotografie.$B$1:.$D$403];3;0);&quot;/&quot;;LEFT([.H359];IF(               ISNUMBER(FIND(&quot; &quot;;[.H359]));FIND(&quot; &quot;;[.H359])-1;LEN([.H359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59]&lt;&gt;&quot;&quot;;HYPERLINK( CONCATENATE(&quot;file://&quot;;[.$K$2];VLOOKUP(LEFT([.I359];IF(               ISNUMBER(FIND(&quot; &quot;;[.I359]));FIND(&quot; &quot;;[.I359])-1;LEN([.I359])       )                );[Doklady.$B$1:.$D$405];3;0);&quot;/&quot;;LEFT([.I359];IF(               ISNUMBER(FIND(&quot; &quot;;[.I359]));FIND(&quot; &quot;;[.I359])-1;LEN([.I35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5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0];IF(               ISNUMBER(FIND(&quot; &quot;;[.H360]));FIND(&quot; &quot;;[.H360])-1;LEN([.H36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y zimni kabat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59]=&quot;&quot;;&quot;&quot;;[.H359])" office:value-type="string" office:string-value="_APE0728.jpg" calcext:value-type="string">
            <text:p>_APE0728.jpg</text:p>
          </table:table-cell>
          <table:table-cell/>
          <table:table-cell table:formula="of:=IF([.H360]&lt;&gt;&quot;&quot;;HYPERLINK( CONCATENATE(&quot;file://&quot;;[.$J$2];VLOOKUP(LEFT([.H360];IF(               ISNUMBER(FIND(&quot; &quot;;[.H360]));FIND(&quot; &quot;;[.H360])-1;LEN([.H360])       )                );[Fotografie.$B$1:.$D$403];3;0);&quot;/&quot;;LEFT([.H360];IF(               ISNUMBER(FIND(&quot; &quot;;[.H360]));FIND(&quot; &quot;;[.H360])-1;LEN([.H360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0]&lt;&gt;&quot;&quot;;HYPERLINK( CONCATENATE(&quot;file://&quot;;[.$K$2];VLOOKUP(LEFT([.I360];IF(               ISNUMBER(FIND(&quot; &quot;;[.I360]));FIND(&quot; &quot;;[.I360])-1;LEN([.I360])       )                );[Doklady.$B$1:.$D$405];3;0);&quot;/&quot;;LEFT([.I360];IF(               ISNUMBER(FIND(&quot; &quot;;[.I360]));FIND(&quot; &quot;;[.I360])-1;LEN([.I36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1];IF(               ISNUMBER(FIND(&quot; &quot;;[.H361]));FIND(&quot; &quot;;[.H361])-1;LEN([.H36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kozene sako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0]=&quot;&quot;;&quot;&quot;;[.H360])" office:value-type="string" office:string-value="_APE0728.jpg" calcext:value-type="string">
            <text:p>_APE0728.jpg</text:p>
          </table:table-cell>
          <table:table-cell/>
          <table:table-cell table:formula="of:=IF([.H361]&lt;&gt;&quot;&quot;;HYPERLINK( CONCATENATE(&quot;file://&quot;;[.$J$2];VLOOKUP(LEFT([.H361];IF(               ISNUMBER(FIND(&quot; &quot;;[.H361]));FIND(&quot; &quot;;[.H361])-1;LEN([.H361])       )                );[Fotografie.$B$1:.$D$403];3;0);&quot;/&quot;;LEFT([.H361];IF(               ISNUMBER(FIND(&quot; &quot;;[.H361]));FIND(&quot; &quot;;[.H361])-1;LEN([.H361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1]&lt;&gt;&quot;&quot;;HYPERLINK( CONCATENATE(&quot;file://&quot;;[.$K$2];VLOOKUP(LEFT([.I361];IF(               ISNUMBER(FIND(&quot; &quot;;[.I361]));FIND(&quot; &quot;;[.I361])-1;LEN([.I361])       )                );[Doklady.$B$1:.$D$405];3;0);&quot;/&quot;;LEFT([.I361];IF(               ISNUMBER(FIND(&quot; &quot;;[.I361]));FIND(&quot; &quot;;[.I361])-1;LEN([.I36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2];IF(               ISNUMBER(FIND(&quot; &quot;;[.H362]));FIND(&quot; &quot;;[.H362])-1;LEN([.H362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oblek</text:p>
          </table:table-cell>
          <table:table-cell office:value-type="string" calcext:value-type="string">
            <text:p>; smrdelo I v obalyu</text:p>
          </table:table-cell>
          <table:table-cell/>
          <table:table-cell table:style-name="ce69"/>
          <table:table-cell table:style-name="ce96" table:formula="of:=IF([.H361]=&quot;&quot;;&quot;&quot;;[.H361])" office:value-type="string" office:string-value="_APE0728.jpg" calcext:value-type="string">
            <text:p>_APE0728.jpg</text:p>
          </table:table-cell>
          <table:table-cell/>
          <table:table-cell table:formula="of:=IF([.H362]&lt;&gt;&quot;&quot;;HYPERLINK( CONCATENATE(&quot;file://&quot;;[.$J$2];VLOOKUP(LEFT([.H362];IF(               ISNUMBER(FIND(&quot; &quot;;[.H362]));FIND(&quot; &quot;;[.H362])-1;LEN([.H362])       )                );[Fotografie.$B$1:.$D$403];3;0);&quot;/&quot;;LEFT([.H362];IF(               ISNUMBER(FIND(&quot; &quot;;[.H362]));FIND(&quot; &quot;;[.H362])-1;LEN([.H362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2]&lt;&gt;&quot;&quot;;HYPERLINK( CONCATENATE(&quot;file://&quot;;[.$K$2];VLOOKUP(LEFT([.I362];IF(               ISNUMBER(FIND(&quot; &quot;;[.I362]));FIND(&quot; &quot;;[.I362])-1;LEN([.I362])       )                );[Doklady.$B$1:.$D$405];3;0);&quot;/&quot;;LEFT([.I362];IF(               ISNUMBER(FIND(&quot; &quot;;[.I362]));FIND(&quot; &quot;;[.I362])-1;LEN([.I36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3];IF(               ISNUMBER(FIND(&quot; &quot;;[.H363]));FIND(&quot; &quot;;[.H363])-1;LEN([.H36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kabat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2]=&quot;&quot;;&quot;&quot;;[.H362])" office:value-type="string" office:string-value="_APE0728.jpg" calcext:value-type="string">
            <text:p>_APE0728.jpg</text:p>
          </table:table-cell>
          <table:table-cell/>
          <table:table-cell table:formula="of:=IF([.H363]&lt;&gt;&quot;&quot;;HYPERLINK( CONCATENATE(&quot;file://&quot;;[.$J$2];VLOOKUP(LEFT([.H363];IF(               ISNUMBER(FIND(&quot; &quot;;[.H363]));FIND(&quot; &quot;;[.H363])-1;LEN([.H363])       )                );[Fotografie.$B$1:.$D$403];3;0);&quot;/&quot;;LEFT([.H363];IF(               ISNUMBER(FIND(&quot; &quot;;[.H363]));FIND(&quot; &quot;;[.H363])-1;LEN([.H363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3]&lt;&gt;&quot;&quot;;HYPERLINK( CONCATENATE(&quot;file://&quot;;[.$K$2];VLOOKUP(LEFT([.I363];IF(               ISNUMBER(FIND(&quot; &quot;;[.I363]));FIND(&quot; &quot;;[.I363])-1;LEN([.I363])       )                );[Doklady.$B$1:.$D$405];3;0);&quot;/&quot;;LEFT([.I363];IF(               ISNUMBER(FIND(&quot; &quot;;[.I363]));FIND(&quot; &quot;;[.I363])-1;LEN([.I36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4];IF(               ISNUMBER(FIND(&quot; &quot;;[.H364]));FIND(&quot; &quot;;[.H364])-1;LEN([.H364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svetr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3]=&quot;&quot;;&quot;&quot;;[.H363])" office:value-type="string" office:string-value="_APE0728.jpg" calcext:value-type="string">
            <text:p>_APE0728.jpg</text:p>
          </table:table-cell>
          <table:table-cell/>
          <table:table-cell table:formula="of:=IF([.H364]&lt;&gt;&quot;&quot;;HYPERLINK( CONCATENATE(&quot;file://&quot;;[.$J$2];VLOOKUP(LEFT([.H364];IF(               ISNUMBER(FIND(&quot; &quot;;[.H364]));FIND(&quot; &quot;;[.H364])-1;LEN([.H364])       )                );[Fotografie.$B$1:.$D$403];3;0);&quot;/&quot;;LEFT([.H364];IF(               ISNUMBER(FIND(&quot; &quot;;[.H364]));FIND(&quot; &quot;;[.H364])-1;LEN([.H364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4]&lt;&gt;&quot;&quot;;HYPERLINK( CONCATENATE(&quot;file://&quot;;[.$K$2];VLOOKUP(LEFT([.I364];IF(               ISNUMBER(FIND(&quot; &quot;;[.I364]));FIND(&quot; &quot;;[.I364])-1;LEN([.I364])       )                );[Doklady.$B$1:.$D$405];3;0);&quot;/&quot;;LEFT([.I364];IF(               ISNUMBER(FIND(&quot; &quot;;[.I364]));FIND(&quot; &quot;;[.I364])-1;LEN([.I36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5];IF(               ISNUMBER(FIND(&quot; &quot;;[.H365]));FIND(&quot; &quot;;[.H365])-1;LEN([.H36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; </text:p>
          </table:table-cell>
          <table:table-cell/>
          <table:table-cell table:style-name="ce69"/>
          <table:table-cell table:style-name="ce96" table:formula="of:=IF([.H364]=&quot;&quot;;&quot;&quot;;[.H364])" office:value-type="string" office:string-value="_APE0728.jpg" calcext:value-type="string">
            <text:p>_APE0728.jpg</text:p>
          </table:table-cell>
          <table:table-cell/>
          <table:table-cell table:formula="of:=IF([.H365]&lt;&gt;&quot;&quot;;HYPERLINK( CONCATENATE(&quot;file://&quot;;[.$J$2];VLOOKUP(LEFT([.H365];IF(               ISNUMBER(FIND(&quot; &quot;;[.H365]));FIND(&quot; &quot;;[.H365])-1;LEN([.H365])       )                );[Fotografie.$B$1:.$D$403];3;0);&quot;/&quot;;LEFT([.H365];IF(               ISNUMBER(FIND(&quot; &quot;;[.H365]));FIND(&quot; &quot;;[.H365])-1;LEN([.H365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5]&lt;&gt;&quot;&quot;;HYPERLINK( CONCATENATE(&quot;file://&quot;;[.$K$2];VLOOKUP(LEFT([.I365];IF(               ISNUMBER(FIND(&quot; &quot;;[.I365]));FIND(&quot; &quot;;[.I365])-1;LEN([.I365])       )                );[Doklady.$B$1:.$D$405];3;0);&quot;/&quot;;LEFT([.I365];IF(               ISNUMBER(FIND(&quot; &quot;;[.I365]));FIND(&quot; &quot;;[.I365])-1;LEN([.I36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6];IF(               ISNUMBER(FIND(&quot; &quot;;[.H366]));FIND(&quot; &quot;;[.H366])-1;LEN([.H36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mikin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5]=&quot;&quot;;&quot;&quot;;[.H365])" office:value-type="string" office:string-value="_APE0728.jpg" calcext:value-type="string">
            <text:p>_APE0728.jpg</text:p>
          </table:table-cell>
          <table:table-cell/>
          <table:table-cell table:formula="of:=IF([.H366]&lt;&gt;&quot;&quot;;HYPERLINK( CONCATENATE(&quot;file://&quot;;[.$J$2];VLOOKUP(LEFT([.H366];IF(               ISNUMBER(FIND(&quot; &quot;;[.H366]));FIND(&quot; &quot;;[.H366])-1;LEN([.H366])       )                );[Fotografie.$B$1:.$D$403];3;0);&quot;/&quot;;LEFT([.H366];IF(               ISNUMBER(FIND(&quot; &quot;;[.H366]));FIND(&quot; &quot;;[.H366])-1;LEN([.H366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6]&lt;&gt;&quot;&quot;;HYPERLINK( CONCATENATE(&quot;file://&quot;;[.$K$2];VLOOKUP(LEFT([.I366];IF(               ISNUMBER(FIND(&quot; &quot;;[.I366]));FIND(&quot; &quot;;[.I366])-1;LEN([.I366])       )                );[Doklady.$B$1:.$D$405];3;0);&quot;/&quot;;LEFT([.I366];IF(               ISNUMBER(FIND(&quot; &quot;;[.I366]));FIND(&quot; &quot;;[.I366])-1;LEN([.I36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7];IF(               ISNUMBER(FIND(&quot; &quot;;[.H367]));FIND(&quot; &quot;;[.H367])-1;LEN([.H367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a bund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6]=&quot;&quot;;&quot;&quot;;[.H366])" office:value-type="string" office:string-value="_APE0728.jpg" calcext:value-type="string">
            <text:p>_APE0728.jpg</text:p>
          </table:table-cell>
          <table:table-cell/>
          <table:table-cell table:formula="of:=IF([.H367]&lt;&gt;&quot;&quot;;HYPERLINK( CONCATENATE(&quot;file://&quot;;[.$J$2];VLOOKUP(LEFT([.H367];IF(               ISNUMBER(FIND(&quot; &quot;;[.H367]));FIND(&quot; &quot;;[.H367])-1;LEN([.H367])       )                );[Fotografie.$B$1:.$D$403];3;0);&quot;/&quot;;LEFT([.H367];IF(               ISNUMBER(FIND(&quot; &quot;;[.H367]));FIND(&quot; &quot;;[.H367])-1;LEN([.H367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7]&lt;&gt;&quot;&quot;;HYPERLINK( CONCATENATE(&quot;file://&quot;;[.$K$2];VLOOKUP(LEFT([.I367];IF(               ISNUMBER(FIND(&quot; &quot;;[.I367]));FIND(&quot; &quot;;[.I367])-1;LEN([.I367])       )                );[Doklady.$B$1:.$D$405];3;0);&quot;/&quot;;LEFT([.I367];IF(               ISNUMBER(FIND(&quot; &quot;;[.I367]));FIND(&quot; &quot;;[.I367])-1;LEN([.I36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8];IF(               ISNUMBER(FIND(&quot; &quot;;[.H368]));FIND(&quot; &quot;;[.H368])-1;LEN([.H36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kravaty cca 10ks</text:p>
          </table:table-cell>
          <table:table-cell office:value-type="string" calcext:value-type="string">
            <text:p>; zcela vlevo, nejsou videt na foto</text:p>
          </table:table-cell>
          <table:table-cell/>
          <table:table-cell table:style-name="ce69"/>
          <table:table-cell table:style-name="ce96" table:formula="of:=IF([.H367]=&quot;&quot;;&quot;&quot;;[.H367])" office:value-type="string" office:string-value="_APE0728.jpg" calcext:value-type="string">
            <text:p>_APE0728.jpg</text:p>
          </table:table-cell>
          <table:table-cell/>
          <table:table-cell table:formula="of:=IF([.H368]&lt;&gt;&quot;&quot;;HYPERLINK( CONCATENATE(&quot;file://&quot;;[.$J$2];VLOOKUP(LEFT([.H368];IF(               ISNUMBER(FIND(&quot; &quot;;[.H368]));FIND(&quot; &quot;;[.H368])-1;LEN([.H368])       )                );[Fotografie.$B$1:.$D$403];3;0);&quot;/&quot;;LEFT([.H368];IF(               ISNUMBER(FIND(&quot; &quot;;[.H368]));FIND(&quot; &quot;;[.H368])-1;LEN([.H368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8]&lt;&gt;&quot;&quot;;HYPERLINK( CONCATENATE(&quot;file://&quot;;[.$K$2];VLOOKUP(LEFT([.I368];IF(               ISNUMBER(FIND(&quot; &quot;;[.I368]));FIND(&quot; &quot;;[.I368])-1;LEN([.I368])       )                );[Doklady.$B$1:.$D$405];3;0);&quot;/&quot;;LEFT([.I368];IF(               ISNUMBER(FIND(&quot; &quot;;[.I368]));FIND(&quot; &quot;;[.I368])-1;LEN([.I368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6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69];IF(               ISNUMBER(FIND(&quot; &quot;;[.H369]));FIND(&quot; &quot;;[.H369])-1;LEN([.H369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bunda s nepromokavou membranou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68]=&quot;&quot;;&quot;&quot;;[.H368])" office:value-type="string" office:string-value="_APE0728.jpg" calcext:value-type="string">
            <text:p>_APE0728.jpg</text:p>
          </table:table-cell>
          <table:table-cell/>
          <table:table-cell table:formula="of:=IF([.H369]&lt;&gt;&quot;&quot;;HYPERLINK( CONCATENATE(&quot;file://&quot;;[.$J$2];VLOOKUP(LEFT([.H369];IF(               ISNUMBER(FIND(&quot; &quot;;[.H369]));FIND(&quot; &quot;;[.H369])-1;LEN([.H369])       )                );[Fotografie.$B$1:.$D$403];3;0);&quot;/&quot;;LEFT([.H369];IF(               ISNUMBER(FIND(&quot; &quot;;[.H369]));FIND(&quot; &quot;;[.H369])-1;LEN([.H369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69]&lt;&gt;&quot;&quot;;HYPERLINK( CONCATENATE(&quot;file://&quot;;[.$K$2];VLOOKUP(LEFT([.I369];IF(               ISNUMBER(FIND(&quot; &quot;;[.I369]));FIND(&quot; &quot;;[.I369])-1;LEN([.I369])       )                );[Doklady.$B$1:.$D$405];3;0);&quot;/&quot;;LEFT([.I369];IF(               ISNUMBER(FIND(&quot; &quot;;[.I369]));FIND(&quot; &quot;;[.I369])-1;LEN([.I36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6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0];IF(               ISNUMBER(FIND(&quot; &quot;;[.H370]));FIND(&quot; &quot;;[.H370])-1;LEN([.H37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; </text:p>
          </table:table-cell>
          <table:table-cell/>
          <table:table-cell table:style-name="ce69"/>
          <table:table-cell table:style-name="ce96" table:formula="of:=IF([.H369]=&quot;&quot;;&quot;&quot;;[.H369])" office:value-type="string" office:string-value="_APE0728.jpg" calcext:value-type="string">
            <text:p>_APE0728.jpg</text:p>
          </table:table-cell>
          <table:table-cell/>
          <table:table-cell table:formula="of:=IF([.H370]&lt;&gt;&quot;&quot;;HYPERLINK( CONCATENATE(&quot;file://&quot;;[.$J$2];VLOOKUP(LEFT([.H370];IF(               ISNUMBER(FIND(&quot; &quot;;[.H370]));FIND(&quot; &quot;;[.H370])-1;LEN([.H370])       )                );[Fotografie.$B$1:.$D$403];3;0);&quot;/&quot;;LEFT([.H370];IF(               ISNUMBER(FIND(&quot; &quot;;[.H370]));FIND(&quot; &quot;;[.H370])-1;LEN([.H370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70]&lt;&gt;&quot;&quot;;HYPERLINK( CONCATENATE(&quot;file://&quot;;[.$K$2];VLOOKUP(LEFT([.I370];IF(               ISNUMBER(FIND(&quot; &quot;;[.I370]));FIND(&quot; &quot;;[.I370])-1;LEN([.I370])       )                );[Doklady.$B$1:.$D$405];3;0);&quot;/&quot;;LEFT([.I370];IF(               ISNUMBER(FIND(&quot; &quot;;[.I370]));FIND(&quot; &quot;;[.I370])-1;LEN([.I37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1];IF(               ISNUMBER(FIND(&quot; &quot;;[.H371]));FIND(&quot; &quot;;[.H371])-1;LEN([.H37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vest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70]=&quot;&quot;;&quot;&quot;;[.H370])" office:value-type="string" office:string-value="_APE0728.jpg" calcext:value-type="string">
            <text:p>_APE0728.jpg</text:p>
          </table:table-cell>
          <table:table-cell/>
          <table:table-cell table:formula="of:=IF([.H371]&lt;&gt;&quot;&quot;;HYPERLINK( CONCATENATE(&quot;file://&quot;;[.$J$2];VLOOKUP(LEFT([.H371];IF(               ISNUMBER(FIND(&quot; &quot;;[.H371]));FIND(&quot; &quot;;[.H371])-1;LEN([.H371])       )                );[Fotografie.$B$1:.$D$403];3;0);&quot;/&quot;;LEFT([.H371];IF(               ISNUMBER(FIND(&quot; &quot;;[.H371]));FIND(&quot; &quot;;[.H371])-1;LEN([.H371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110" table:formula="of:=IF([.I371]&lt;&gt;&quot;&quot;;HYPERLINK( CONCATENATE(&quot;file://&quot;;[.$K$2];VLOOKUP(LEFT([.I371];IF(               ISNUMBER(FIND(&quot; &quot;;[.I371]));FIND(&quot; &quot;;[.I371])-1;LEN([.I371])       )                );[Doklady.$B$1:.$D$405];3;0);&quot;/&quot;;LEFT([.I371];IF(               ISNUMBER(FIND(&quot; &quot;;[.I371]));FIND(&quot; &quot;;[.I371])-1;LEN([.I37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2];IF(               ISNUMBER(FIND(&quot; &quot;;[.H372]));FIND(&quot; &quot;;[.H372])-1;LEN([.H372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y svetrik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30.jpg</text:p>
          </table:table-cell>
          <table:table-cell/>
          <table:table-cell table:formula="of:=IF([.H372]&lt;&gt;&quot;&quot;;HYPERLINK( CONCATENATE(&quot;file://&quot;;[.$J$2];VLOOKUP(LEFT([.H372];IF(               ISNUMBER(FIND(&quot; &quot;;[.H372]));FIND(&quot; &quot;;[.H372])-1;LEN([.H372])       )                );[Fotografie.$B$1:.$D$403];3;0);&quot;/&quot;;LEFT([.H372];IF(               ISNUMBER(FIND(&quot; &quot;;[.H372]));FIND(&quot; &quot;;[.H372])-1;LEN([.H372])       )                )));&quot;&quot;)" office:value-type="string" office:string-value="file:///home/pmichalec/hg2g/workspace-popo/Evidence/fotoloznice/skrin//_APE0730.jpg" calcext:value-type="string">
            <text:p>file:///home/pmichalec/hg2g/workspace-popo/Evidence/fotoloznice/skrin//_APE0730.jpg</text:p>
          </table:table-cell>
          <table:table-cell table:style-name="ce110" table:formula="of:=IF([.I372]&lt;&gt;&quot;&quot;;HYPERLINK( CONCATENATE(&quot;file://&quot;;[.$K$2];VLOOKUP(LEFT([.I372];IF(               ISNUMBER(FIND(&quot; &quot;;[.I372]));FIND(&quot; &quot;;[.I372])-1;LEN([.I372])       )                );[Doklady.$B$1:.$D$405];3;0);&quot;/&quot;;LEFT([.I372];IF(               ISNUMBER(FIND(&quot; &quot;;[.I372]));FIND(&quot; &quot;;[.I372])-1;LEN([.I37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3];IF(               ISNUMBER(FIND(&quot; &quot;;[.H373]));FIND(&quot; &quot;;[.H373])-1;LEN([.H37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a pohadkova kniz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72]=&quot;&quot;;&quot;&quot;;[.H372])" office:value-type="string" office:string-value="_APE0730.jpg" calcext:value-type="string">
            <text:p>_APE0730.jpg</text:p>
          </table:table-cell>
          <table:table-cell/>
          <table:table-cell table:formula="of:=IF([.H373]&lt;&gt;&quot;&quot;;HYPERLINK( CONCATENATE(&quot;file://&quot;;[.$J$2];VLOOKUP(LEFT([.H373];IF(               ISNUMBER(FIND(&quot; &quot;;[.H373]));FIND(&quot; &quot;;[.H373])-1;LEN([.H373])       )                );[Fotografie.$B$1:.$D$403];3;0);&quot;/&quot;;LEFT([.H373];IF(               ISNUMBER(FIND(&quot; &quot;;[.H373]));FIND(&quot; &quot;;[.H373])-1;LEN([.H373])       )                )));&quot;&quot;)" office:value-type="string" office:string-value="file:///home/pmichalec/hg2g/workspace-popo/Evidence/fotoloznice/skrin//_APE0730.jpg" calcext:value-type="string">
            <text:p>file:///home/pmichalec/hg2g/workspace-popo/Evidence/fotoloznice/skrin//_APE0730.jpg</text:p>
          </table:table-cell>
          <table:table-cell table:style-name="ce110" table:formula="of:=IF([.I373]&lt;&gt;&quot;&quot;;HYPERLINK( CONCATENATE(&quot;file://&quot;;[.$K$2];VLOOKUP(LEFT([.I373];IF(               ISNUMBER(FIND(&quot; &quot;;[.I373]));FIND(&quot; &quot;;[.I373])-1;LEN([.I373])       )                );[Doklady.$B$1:.$D$405];3;0);&quot;/&quot;;LEFT([.I373];IF(               ISNUMBER(FIND(&quot; &quot;;[.I373]));FIND(&quot; &quot;;[.I373])-1;LEN([.I37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4];IF(               ISNUMBER(FIND(&quot; &quot;;[.H374]));FIND(&quot; &quot;;[.H374])-1;LEN([.H374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; </text:p>
          </table:table-cell>
          <table:table-cell/>
          <table:table-cell table:style-name="ce69"/>
          <table:table-cell table:style-name="ce96" office:value-type="string" calcext:value-type="string">
            <text:p>_APE0731.jpg</text:p>
          </table:table-cell>
          <table:table-cell/>
          <table:table-cell table:formula="of:=IF([.H374]&lt;&gt;&quot;&quot;;HYPERLINK( CONCATENATE(&quot;file://&quot;;[.$J$2];VLOOKUP(LEFT([.H374];IF(               ISNUMBER(FIND(&quot; &quot;;[.H374]));FIND(&quot; &quot;;[.H374])-1;LEN([.H374])       )                );[Fotografie.$B$1:.$D$403];3;0);&quot;/&quot;;LEFT([.H374];IF(               ISNUMBER(FIND(&quot; &quot;;[.H374]));FIND(&quot; &quot;;[.H374])-1;LEN([.H374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74]&lt;&gt;&quot;&quot;;HYPERLINK( CONCATENATE(&quot;file://&quot;;[.$K$2];VLOOKUP(LEFT([.I374];IF(               ISNUMBER(FIND(&quot; &quot;;[.I374]));FIND(&quot; &quot;;[.I374])-1;LEN([.I374])       )                );[Doklady.$B$1:.$D$405];3;0);&quot;/&quot;;LEFT([.I374];IF(               ISNUMBER(FIND(&quot; &quot;;[.I374]));FIND(&quot; &quot;;[.I374])-1;LEN([.I37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4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5];IF(               ISNUMBER(FIND(&quot; &quot;;[.H375]));FIND(&quot; &quot;;[.H375])-1;LEN([.H37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cyklo helm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74]=&quot;&quot;;&quot;&quot;;[.H374])" office:value-type="string" office:string-value="_APE0731.jpg" calcext:value-type="string">
            <text:p>_APE0731.jpg</text:p>
          </table:table-cell>
          <table:table-cell/>
          <table:table-cell table:formula="of:=IF([.H375]&lt;&gt;&quot;&quot;;HYPERLINK( CONCATENATE(&quot;file://&quot;;[.$J$2];VLOOKUP(LEFT([.H375];IF(               ISNUMBER(FIND(&quot; &quot;;[.H375]));FIND(&quot; &quot;;[.H375])-1;LEN([.H375])       )                );[Fotografie.$B$1:.$D$403];3;0);&quot;/&quot;;LEFT([.H375];IF(               ISNUMBER(FIND(&quot; &quot;;[.H375]));FIND(&quot; &quot;;[.H375])-1;LEN([.H375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75]&lt;&gt;&quot;&quot;;HYPERLINK( CONCATENATE(&quot;file://&quot;;[.$K$2];VLOOKUP(LEFT([.I375];IF(               ISNUMBER(FIND(&quot; &quot;;[.I375]));FIND(&quot; &quot;;[.I375])-1;LEN([.I375])       )                );[Doklady.$B$1:.$D$405];3;0);&quot;/&quot;;LEFT([.I375];IF(               ISNUMBER(FIND(&quot; &quot;;[.I375]));FIND(&quot; &quot;;[.I375])-1;LEN([.I37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5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6];IF(               ISNUMBER(FIND(&quot; &quot;;[.H376]));FIND(&quot; &quot;;[.H376])-1;LEN([.H37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e cyklo rukavice</text:p>
          </table:table-cell>
          <table:table-cell office:value-type="string" calcext:value-type="string">
            <text:p>; v helme</text:p>
          </table:table-cell>
          <table:table-cell/>
          <table:table-cell table:style-name="ce69"/>
          <table:table-cell table:style-name="ce96" table:formula="of:=IF([.H375]=&quot;&quot;;&quot;&quot;;[.H375])" office:value-type="string" office:string-value="_APE0731.jpg" calcext:value-type="string">
            <text:p>_APE0731.jpg</text:p>
          </table:table-cell>
          <table:table-cell/>
          <table:table-cell table:formula="of:=IF([.H376]&lt;&gt;&quot;&quot;;HYPERLINK( CONCATENATE(&quot;file://&quot;;[.$J$2];VLOOKUP(LEFT([.H376];IF(               ISNUMBER(FIND(&quot; &quot;;[.H376]));FIND(&quot; &quot;;[.H376])-1;LEN([.H376])       )                );[Fotografie.$B$1:.$D$403];3;0);&quot;/&quot;;LEFT([.H376];IF(               ISNUMBER(FIND(&quot; &quot;;[.H376]));FIND(&quot; &quot;;[.H376])-1;LEN([.H376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76]&lt;&gt;&quot;&quot;;HYPERLINK( CONCATENATE(&quot;file://&quot;;[.$K$2];VLOOKUP(LEFT([.I376];IF(               ISNUMBER(FIND(&quot; &quot;;[.I376]));FIND(&quot; &quot;;[.I376])-1;LEN([.I376])       )                );[Doklady.$B$1:.$D$405];3;0);&quot;/&quot;;LEFT([.I376];IF(               ISNUMBER(FIND(&quot; &quot;;[.I376]));FIND(&quot; &quot;;[.I376])-1;LEN([.I376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76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7];IF(               ISNUMBER(FIND(&quot; &quot;;[.H377]));FIND(&quot; &quot;;[.H377])-1;LEN([.H377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Fotobatoh</text:p>
          </table:table-cell>
          <table:table-cell office:value-type="string" calcext:value-type="string">
            <text:p>; v dolni casti skrine, vybaveni prezilo, fotobatoh kontaminovan kourem</text:p>
          </table:table-cell>
          <table:table-cell/>
          <table:table-cell table:style-name="ce69"/>
          <table:table-cell table:style-name="ce96" office:value-type="string" calcext:value-type="string">
            <text:p>_APE0849.jpg</text:p>
          </table:table-cell>
          <table:table-cell/>
          <table:table-cell table:formula="of:=IF([.H377]&lt;&gt;&quot;&quot;;HYPERLINK( CONCATENATE(&quot;file://&quot;;[.$J$2];VLOOKUP(LEFT([.H377];IF(               ISNUMBER(FIND(&quot; &quot;;[.H377]));FIND(&quot; &quot;;[.H377])-1;LEN([.H377])       )                );[Fotografie.$B$1:.$D$403];3;0);&quot;/&quot;;LEFT([.H377];IF(               ISNUMBER(FIND(&quot; &quot;;[.H377]));FIND(&quot; &quot;;[.H377])-1;LEN([.H377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110" table:formula="of:=IF([.I377]&lt;&gt;&quot;&quot;;HYPERLINK( CONCATENATE(&quot;file://&quot;;[.$K$2];VLOOKUP(LEFT([.I377];IF(               ISNUMBER(FIND(&quot; &quot;;[.I377]));FIND(&quot; &quot;;[.I377])-1;LEN([.I377])       )                );[Doklady.$B$1:.$D$405];3;0);&quot;/&quot;;LEFT([.I377];IF(               ISNUMBER(FIND(&quot; &quot;;[.I377]));FIND(&quot; &quot;;[.I377])-1;LEN([.I37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77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8];IF(               ISNUMBER(FIND(&quot; &quot;;[.H378]));FIND(&quot; &quot;;[.H378])-1;LEN([.H378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1x batoh</text:p>
          </table:table-cell>
          <table:table-cell office:value-type="string" calcext:value-type="string">
            <text:p>1x pansky, modry</text:p>
          </table:table-cell>
          <table:table-cell office:value-type="float" office:value="2300" calcext:value-type="float">
            <text:p>2300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_APE0850.jpg _APE0854.jpg</text:p>
          </table:table-cell>
          <table:table-cell office:value-type="string" calcext:value-type="string">
            <text:p>CESTNEPROHLASENI</text:p>
          </table:table-cell>
          <table:table-cell table:formula="of:=IF([.H378]&lt;&gt;&quot;&quot;;HYPERLINK( CONCATENATE(&quot;file://&quot;;[.$J$2];VLOOKUP(LEFT([.H378];IF(               ISNUMBER(FIND(&quot; &quot;;[.H378]));FIND(&quot; &quot;;[.H378])-1;LEN([.H378])       )                );[Fotografie.$B$1:.$D$403];3;0);&quot;/&quot;;LEFT([.H378];IF(               ISNUMBER(FIND(&quot; &quot;;[.H378]));FIND(&quot; &quot;;[.H378])-1;LEN([.H378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110" table:formula="of:=IF([.I378]&lt;&gt;&quot;&quot;;HYPERLINK( CONCATENATE(&quot;file://&quot;;[.$K$2];VLOOKUP(LEFT([.I378];IF(               ISNUMBER(FIND(&quot; &quot;;[.I378]));FIND(&quot; &quot;;[.I378])-1;LEN([.I378])       )                );[Doklady.$B$1:.$D$405];3;0);&quot;/&quot;;LEFT([.I378];IF(               ISNUMBER(FIND(&quot; &quot;;[.I378]));FIND(&quot; &quot;;[.I378])-1;LEN([.I378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3">
          <table:table-cell table:formula="of:=[.A378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79];IF(               ISNUMBER(FIND(&quot; &quot;;[.H379]));FIND(&quot; &quot;;[.H379])-1;LEN([.H379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1x batoh</text:p>
          </table:table-cell>
          <table:table-cell office:value-type="string" calcext:value-type="string">
            <text:p>1x damsky turisticky</text:p>
            <text:p>Cerveny – Ospray – 4990</text:p>
          </table:table-cell>
          <table:table-cell office:value-type="float" office:value="4990" calcext:value-type="float">
            <text:p>4990</text:p>
          </table:table-cell>
          <table:table-cell table:style-name="ce69" office:value-type="float" office:value="2009" calcext:value-type="float">
            <text:p>2009</text:p>
          </table:table-cell>
          <table:table-cell table:style-name="ce96" office:value-type="string" calcext:value-type="string">
            <text:p>_APE0850.jpg _APE0854.jpg</text:p>
          </table:table-cell>
          <table:table-cell office:value-type="string" calcext:value-type="string">
            <text:p>34.pdf</text:p>
          </table:table-cell>
          <table:table-cell table:formula="of:=IF([.H379]&lt;&gt;&quot;&quot;;HYPERLINK( CONCATENATE(&quot;file://&quot;;[.$J$2];VLOOKUP(LEFT([.H379];IF(               ISNUMBER(FIND(&quot; &quot;;[.H379]));FIND(&quot; &quot;;[.H379])-1;LEN([.H379])       )                );[Fotografie.$B$1:.$D$403];3;0);&quot;/&quot;;LEFT([.H379];IF(               ISNUMBER(FIND(&quot; &quot;;[.H379]));FIND(&quot; &quot;;[.H379])-1;LEN([.H379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110" table:formula="of:=IF([.I379]&lt;&gt;&quot;&quot;;HYPERLINK( CONCATENATE(&quot;file://&quot;;[.$K$2];VLOOKUP(LEFT([.I379];IF(               ISNUMBER(FIND(&quot; &quot;;[.I379]));FIND(&quot; &quot;;[.I379])-1;LEN([.I379])       )                );[Doklady.$B$1:.$D$405];3;0);&quot;/&quot;;LEFT([.I379];IF(               ISNUMBER(FIND(&quot; &quot;;[.I379]));FIND(&quot; &quot;;[.I379])-1;LEN([.I379])       )                )) );&quot;&quot;)" office:value-type="string" office:string-value="file:///home/pmichalec/hg2g/workspace-popo/Evidence/doklady/34.pdf" calcext:value-type="string">
            <text:p>file:///home/pmichalec/hg2g/workspace-popo/Evidence/doklady/34.pdf</text:p>
          </table:table-cell>
          <table:table-cell table:number-columns-repeated="1013"/>
        </table:table-row>
        <table:table-row table:style-name="ro13">
          <table:table-cell table:formula="of:=[.A379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80];IF(               ISNUMBER(FIND(&quot; &quot;;[.H380]));FIND(&quot; &quot;;[.H380])-1;LEN([.H38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; kompletni obleceni na 1 dite na dva roky</text:p>
          </table:table-cell>
          <table:table-cell/>
          <table:table-cell table:style-name="ce69"/>
          <table:table-cell table:style-name="ce96" table:formula="of:=IF([.H376]=&quot;&quot;;&quot;&quot;;[.H376])" office:value-type="string" office:string-value="_APE0731.jpg" calcext:value-type="string">
            <text:p>_APE0731.jpg</text:p>
          </table:table-cell>
          <table:table-cell/>
          <table:table-cell table:formula="of:=IF([.H380]&lt;&gt;&quot;&quot;;HYPERLINK( CONCATENATE(&quot;file://&quot;;[.$J$2];VLOOKUP(LEFT([.H380];IF(               ISNUMBER(FIND(&quot; &quot;;[.H380]));FIND(&quot; &quot;;[.H380])-1;LEN([.H380])       )                );[Fotografie.$B$1:.$D$403];3;0);&quot;/&quot;;LEFT([.H380];IF(               ISNUMBER(FIND(&quot; &quot;;[.H380]));FIND(&quot; &quot;;[.H380])-1;LEN([.H380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80]&lt;&gt;&quot;&quot;;HYPERLINK( CONCATENATE(&quot;file://&quot;;[.$K$2];VLOOKUP(LEFT([.I380];IF(               ISNUMBER(FIND(&quot; &quot;;[.I380]));FIND(&quot; &quot;;[.I380])-1;LEN([.I380])       )                );[Doklady.$B$1:.$D$405];3;0);&quot;/&quot;;LEFT([.I380];IF(               ISNUMBER(FIND(&quot; &quot;;[.I380]));FIND(&quot; &quot;;[.I380])-1;LEN([.I380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80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81];IF(               ISNUMBER(FIND(&quot; &quot;;[.H381]));FIND(&quot; &quot;;[.H381])-1;LEN([.H38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sada rucniku pro rodinu o 4 clenech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table:formula="of:=IF([.H380]=&quot;&quot;;&quot;&quot;;[.H380])" office:value-type="string" office:string-value="_APE0731.jpg" calcext:value-type="string">
            <text:p>_APE0731.jpg</text:p>
          </table:table-cell>
          <table:table-cell/>
          <table:table-cell table:formula="of:=IF([.H381]&lt;&gt;&quot;&quot;;HYPERLINK( CONCATENATE(&quot;file://&quot;;[.$J$2];VLOOKUP(LEFT([.H381];IF(               ISNUMBER(FIND(&quot; &quot;;[.H381]));FIND(&quot; &quot;;[.H381])-1;LEN([.H381])       )                );[Fotografie.$B$1:.$D$403];3;0);&quot;/&quot;;LEFT([.H381];IF(               ISNUMBER(FIND(&quot; &quot;;[.H381]));FIND(&quot; &quot;;[.H381])-1;LEN([.H381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81]&lt;&gt;&quot;&quot;;HYPERLINK( CONCATENATE(&quot;file://&quot;;[.$K$2];VLOOKUP(LEFT([.I381];IF(               ISNUMBER(FIND(&quot; &quot;;[.I381]));FIND(&quot; &quot;;[.I381])-1;LEN([.I381])       )                );[Doklady.$B$1:.$D$405];3;0);&quot;/&quot;;LEFT([.I381];IF(               ISNUMBER(FIND(&quot; &quot;;[.I381]));FIND(&quot; &quot;;[.I381])-1;LEN([.I38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1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82];IF(               ISNUMBER(FIND(&quot; &quot;;[.H382]));FIND(&quot; &quot;;[.H382])-1;LEN([.H382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; </text:p>
          </table:table-cell>
          <table:table-cell/>
          <table:table-cell table:style-name="ce69"/>
          <table:table-cell table:style-name="ce96" table:formula="of:=IF([.H381]=&quot;&quot;;&quot;&quot;;[.H381])" office:value-type="string" office:string-value="_APE0731.jpg" calcext:value-type="string">
            <text:p>_APE0731.jpg</text:p>
          </table:table-cell>
          <table:table-cell/>
          <table:table-cell table:formula="of:=IF([.H382]&lt;&gt;&quot;&quot;;HYPERLINK( CONCATENATE(&quot;file://&quot;;[.$J$2];VLOOKUP(LEFT([.H382];IF(               ISNUMBER(FIND(&quot; &quot;;[.H382]));FIND(&quot; &quot;;[.H382])-1;LEN([.H382])       )                );[Fotografie.$B$1:.$D$403];3;0);&quot;/&quot;;LEFT([.H382];IF(               ISNUMBER(FIND(&quot; &quot;;[.H382]));FIND(&quot; &quot;;[.H382])-1;LEN([.H382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82]&lt;&gt;&quot;&quot;;HYPERLINK( CONCATENATE(&quot;file://&quot;;[.$K$2];VLOOKUP(LEFT([.I382];IF(               ISNUMBER(FIND(&quot; &quot;;[.I382]));FIND(&quot; &quot;;[.I382])-1;LEN([.I382])       )                );[Doklady.$B$1:.$D$405];3;0);&quot;/&quot;;LEFT([.I382];IF(               ISNUMBER(FIND(&quot; &quot;;[.I382]));FIND(&quot; &quot;;[.I382])-1;LEN([.I38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2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83];IF(               ISNUMBER(FIND(&quot; &quot;;[.H383]));FIND(&quot; &quot;;[.H383])-1;LEN([.H38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; </text:p>
          </table:table-cell>
          <table:table-cell/>
          <table:table-cell table:style-name="ce69"/>
          <table:table-cell table:style-name="ce96" table:formula="of:=IF([.H382]=&quot;&quot;;&quot;&quot;;[.H382])" office:value-type="string" office:string-value="_APE0731.jpg" calcext:value-type="string">
            <text:p>_APE0731.jpg</text:p>
          </table:table-cell>
          <table:table-cell/>
          <table:table-cell table:formula="of:=IF([.H383]&lt;&gt;&quot;&quot;;HYPERLINK( CONCATENATE(&quot;file://&quot;;[.$J$2];VLOOKUP(LEFT([.H383];IF(               ISNUMBER(FIND(&quot; &quot;;[.H383]));FIND(&quot; &quot;;[.H383])-1;LEN([.H383])       )                );[Fotografie.$B$1:.$D$403];3;0);&quot;/&quot;;LEFT([.H383];IF(               ISNUMBER(FIND(&quot; &quot;;[.H383]));FIND(&quot; &quot;;[.H383])-1;LEN([.H383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110" table:formula="of:=IF([.I383]&lt;&gt;&quot;&quot;;HYPERLINK( CONCATENATE(&quot;file://&quot;;[.$K$2];VLOOKUP(LEFT([.I383];IF(               ISNUMBER(FIND(&quot; &quot;;[.I383]));FIND(&quot; &quot;;[.I383])-1;LEN([.I383])       )                );[Doklady.$B$1:.$D$405];3;0);&quot;/&quot;;LEFT([.I383];IF(               ISNUMBER(FIND(&quot; &quot;;[.I383]));FIND(&quot; &quot;;[.I383])-1;LEN([.I383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83]+1" office:value-type="string" office:string-value="" calcext:value-type="error">
            <text:p>#REF!</text:p>
          </table:table-cell>
          <table:table-cell office:value-type="string" calcext:value-type="string">
            <text:p>m</text:p>
          </table:table-cell>
          <table:table-cell table:formula="of:=VLOOKUP(LEFT([.H384];IF(               ISNUMBER(FIND(&quot; &quot;;[.H384]));FIND(&quot; &quot;;[.H384])-1;LEN([.H384])       )                );[Fotografie.$B$1:.$D$403];3;0)">
            <text:p/>
          </table:table-cell>
          <table:table-cell office:value-type="string" calcext:value-type="string">
            <text:p>Koberec + gumova protiskuzna podlozka</text:p>
          </table:table-cell>
          <table:table-cell office:value-type="string" calcext:value-type="string">
            <text:p>; </text:p>
          </table:table-cell>
          <table:table-cell/>
          <table:table-cell table:style-name="ce69"/>
          <table:table-cell table:style-name="ce96" office:value-type="string" calcext:value-type="string">
            <text:p>_APE0725.jpg</text:p>
          </table:table-cell>
          <table:table-cell/>
          <table:table-cell table:formula="of:=IF([.H384]&lt;&gt;&quot;&quot;;HYPERLINK( CONCATENATE(&quot;file://&quot;;[.$J$2];VLOOKUP(LEFT([.H384];IF(               ISNUMBER(FIND(&quot; &quot;;[.H384]));FIND(&quot; &quot;;[.H384])-1;LEN([.H384])       )                );[Fotografie.$B$1:.$D$403];3;0);&quot;/&quot;;LEFT([.H384];IF(               ISNUMBER(FIND(&quot; &quot;;[.H384]));FIND(&quot; &quot;;[.H384])-1;LEN([.H384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110" table:formula="of:=IF([.I384]&lt;&gt;&quot;&quot;;HYPERLINK( CONCATENATE(&quot;file://&quot;;[.$K$2];VLOOKUP(LEFT([.I384];IF(               ISNUMBER(FIND(&quot; &quot;;[.I384]));FIND(&quot; &quot;;[.I384])-1;LEN([.I384])       )                );[Doklady.$B$1:.$D$405];3;0);&quot;/&quot;;LEFT([.I384];IF(               ISNUMBER(FIND(&quot; &quot;;[.I384]));FIND(&quot; &quot;;[.I384])-1;LEN([.I38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4]+1" office:value-type="string" office:string-value="" calcext:value-type="error">
            <text:p>#REF!</text:p>
          </table:table-cell>
          <table:table-cell table:style-name="ce69" table:formula="of:=IF([.B384]=&quot;&quot;;&quot;&quot;;[.B384])" office:value-type="string" office:string-value="m" calcext:value-type="string">
            <text:p>m</text:p>
          </table:table-cell>
          <table:table-cell table:formula="of:=VLOOKUP(LEFT([.H385];IF(               ISNUMBER(FIND(&quot; &quot;;[.H385]));FIND(&quot; &quot;;[.H385])-1;LEN([.H385])       )                );[Fotografie.$B$1:.$D$403];3;0)">
            <text:p/>
          </table:table-cell>
          <table:table-cell table:style-name="ce79" office:value-type="string" calcext:value-type="string">
            <text:p>povleceni postele</text:p>
          </table:table-cell>
          <table:table-cell office:value-type="string" calcext:value-type="string">
            <text:p>saten, zluta, ZNACKA; </text:p>
          </table:table-cell>
          <table:table-cell table:style-name="ce69" table:number-columns-repeated="2"/>
          <table:table-cell table:style-name="ce96" office:value-type="string" calcext:value-type="string">
            <text:p>_APE0725.jpg</text:p>
          </table:table-cell>
          <table:table-cell/>
          <table:table-cell table:formula="of:=IF([.H385]&lt;&gt;&quot;&quot;;HYPERLINK( CONCATENATE(&quot;file://&quot;;[.$J$2];VLOOKUP(LEFT([.H385];IF(               ISNUMBER(FIND(&quot; &quot;;[.H385]));FIND(&quot; &quot;;[.H385])-1;LEN([.H385])       )                );[Fotografie.$B$1:.$D$403];3;0);&quot;/&quot;;LEFT([.H385];IF(               ISNUMBER(FIND(&quot; &quot;;[.H385]));FIND(&quot; &quot;;[.H385])-1;LEN([.H385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110" table:formula="of:=IF([.I385]&lt;&gt;&quot;&quot;;HYPERLINK( CONCATENATE(&quot;file://&quot;;[.$K$2];VLOOKUP(LEFT([.I385];IF(               ISNUMBER(FIND(&quot; &quot;;[.I385]));FIND(&quot; &quot;;[.I385])-1;LEN([.I385])       )                );[Doklady.$B$1:.$D$405];3;0);&quot;/&quot;;LEFT([.I385];IF(               ISNUMBER(FIND(&quot; &quot;;[.I385]));FIND(&quot; &quot;;[.I385])-1;LEN([.I38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85]+1" office:value-type="string" office:string-value="" calcext:value-type="error">
            <text:p>#REF!</text:p>
          </table:table-cell>
          <table:table-cell table:style-name="ce69" table:formula="of:=IF([.B385]=&quot;&quot;;&quot;&quot;;[.B385])" office:value-type="string" office:string-value="m" calcext:value-type="string">
            <text:p>m</text:p>
          </table:table-cell>
          <table:table-cell table:formula="of:=VLOOKUP(LEFT([.H386];IF(               ISNUMBER(FIND(&quot; &quot;;[.H386]));FIND(&quot; &quot;;[.H386])-1;LEN([.H386])       )                );[Fotografie.$B$1:.$D$403];3;0)">
            <text:p/>
          </table:table-cell>
          <table:table-cell table:style-name="ce79" office:value-type="string" calcext:value-type="string">
            <text:p>2x polstare tvarovane, lina pena</text:p>
          </table:table-cell>
          <table:table-cell office:value-type="string" calcext:value-type="string">
            <text:p>ZNACKA; </text:p>
          </table:table-cell>
          <table:table-cell table:style-name="ce69" table:number-columns-repeated="2"/>
          <table:table-cell table:style-name="ce96" office:value-type="string" calcext:value-type="string">
            <text:p>_APE0725.jpg</text:p>
          </table:table-cell>
          <table:table-cell/>
          <table:table-cell table:formula="of:=IF([.H386]&lt;&gt;&quot;&quot;;HYPERLINK( CONCATENATE(&quot;file://&quot;;[.$J$2];VLOOKUP(LEFT([.H386];IF(               ISNUMBER(FIND(&quot; &quot;;[.H386]));FIND(&quot; &quot;;[.H386])-1;LEN([.H386])       )                );[Fotografie.$B$1:.$D$403];3;0);&quot;/&quot;;LEFT([.H386];IF(               ISNUMBER(FIND(&quot; &quot;;[.H386]));FIND(&quot; &quot;;[.H386])-1;LEN([.H386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110" table:formula="of:=IF([.I386]&lt;&gt;&quot;&quot;;HYPERLINK( CONCATENATE(&quot;file://&quot;;[.$K$2];VLOOKUP(LEFT([.I386];IF(               ISNUMBER(FIND(&quot; &quot;;[.I386]));FIND(&quot; &quot;;[.I386])-1;LEN([.I386])       )                );[Doklady.$B$1:.$D$405];3;0);&quot;/&quot;;LEFT([.I386];IF(               ISNUMBER(FIND(&quot; &quot;;[.I386]));FIND(&quot; &quot;;[.I386])-1;LEN([.I38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6]+1" office:value-type="string" office:string-value="" calcext:value-type="error">
            <text:p>#REF!</text:p>
          </table:table-cell>
          <table:table-cell table:style-name="ce69" table:formula="of:=IF([.B386]=&quot;&quot;;&quot;&quot;;[.B386])" office:value-type="string" office:string-value="m" calcext:value-type="string">
            <text:p>m</text:p>
          </table:table-cell>
          <table:table-cell table:formula="of:=VLOOKUP(LEFT([.H387];IF(               ISNUMBER(FIND(&quot; &quot;;[.H387]));FIND(&quot; &quot;;[.H387])-1;LEN([.H38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Cestovni takska – zelena</text:p>
          </table:table-cell>
          <table:table-cell office:value-type="string" calcext:value-type="string">
            <text:p>rodinna, vicepatra; s kolecky a madlem</text:p>
          </table:table-cell>
          <table:table-cell table:style-name="ce69" table:number-columns-repeated="2"/>
          <table:table-cell table:style-name="ce96" office:value-type="string" calcext:value-type="string">
            <text:p>_APE0832.jpg</text:p>
          </table:table-cell>
          <table:table-cell/>
          <table:table-cell table:formula="of:=IF([.H387]&lt;&gt;&quot;&quot;;HYPERLINK( CONCATENATE(&quot;file://&quot;;[.$J$2];VLOOKUP(LEFT([.H387];IF(               ISNUMBER(FIND(&quot; &quot;;[.H387]));FIND(&quot; &quot;;[.H387])-1;LEN([.H387])       )                );[Fotografie.$B$1:.$D$403];3;0);&quot;/&quot;;LEFT([.H387];IF(               ISNUMBER(FIND(&quot; &quot;;[.H387]));FIND(&quot; &quot;;[.H387])-1;LEN([.H387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110" table:formula="of:=IF([.I387]&lt;&gt;&quot;&quot;;HYPERLINK( CONCATENATE(&quot;file://&quot;;[.$K$2];VLOOKUP(LEFT([.I387];IF(               ISNUMBER(FIND(&quot; &quot;;[.I387]));FIND(&quot; &quot;;[.I387])-1;LEN([.I387])       )                );[Doklady.$B$1:.$D$405];3;0);&quot;/&quot;;LEFT([.I387];IF(               ISNUMBER(FIND(&quot; &quot;;[.I387]));FIND(&quot; &quot;;[.I387])-1;LEN([.I38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7]+1" office:value-type="string" office:string-value="" calcext:value-type="error">
            <text:p>#REF!</text:p>
          </table:table-cell>
          <table:table-cell table:style-name="ce69" table:formula="of:=IF([.B387]=&quot;&quot;;&quot;&quot;;[.B387])" office:value-type="string" office:string-value="m" calcext:value-type="string">
            <text:p>m</text:p>
          </table:table-cell>
          <table:table-cell table:formula="of:=VLOOKUP(LEFT([.H388];IF(               ISNUMBER(FIND(&quot; &quot;;[.H388]));FIND(&quot; &quot;;[.H388])-1;LEN([.H38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Cestovni takska – cerna</text:p>
          </table:table-cell>
          <table:table-cell office:value-type="string" calcext:value-type="string">
            <text:p>salomon; s kolecky a madlem</text:p>
          </table:table-cell>
          <table:table-cell table:style-name="ce69" table:number-columns-repeated="2"/>
          <table:table-cell table:style-name="ce96" table:formula="of:=IF([.H387]=&quot;&quot;;&quot;&quot;;[.H387])" office:value-type="string" office:string-value="_APE0832.jpg" calcext:value-type="string">
            <text:p>_APE0832.jpg</text:p>
          </table:table-cell>
          <table:table-cell/>
          <table:table-cell table:formula="of:=IF([.H388]&lt;&gt;&quot;&quot;;HYPERLINK( CONCATENATE(&quot;file://&quot;;[.$J$2];VLOOKUP(LEFT([.H388];IF(               ISNUMBER(FIND(&quot; &quot;;[.H388]));FIND(&quot; &quot;;[.H388])-1;LEN([.H388])       )                );[Fotografie.$B$1:.$D$403];3;0);&quot;/&quot;;LEFT([.H388];IF(               ISNUMBER(FIND(&quot; &quot;;[.H388]));FIND(&quot; &quot;;[.H388])-1;LEN([.H388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110" table:formula="of:=IF([.I388]&lt;&gt;&quot;&quot;;HYPERLINK( CONCATENATE(&quot;file://&quot;;[.$K$2];VLOOKUP(LEFT([.I388];IF(               ISNUMBER(FIND(&quot; &quot;;[.I388]));FIND(&quot; &quot;;[.I388])-1;LEN([.I388])       )                );[Doklady.$B$1:.$D$405];3;0);&quot;/&quot;;LEFT([.I388];IF(               ISNUMBER(FIND(&quot; &quot;;[.I388]));FIND(&quot; &quot;;[.I388])-1;LEN([.I38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88]+1" office:value-type="string" office:string-value="" calcext:value-type="error">
            <text:p>#REF!</text:p>
          </table:table-cell>
          <table:table-cell table:style-name="ce69" table:formula="of:=IF([.B388]=&quot;&quot;;&quot;&quot;;[.B388])" office:value-type="string" office:string-value="m" calcext:value-type="string">
            <text:p>m</text:p>
          </table:table-cell>
          <table:table-cell table:formula="of:=VLOOKUP(LEFT([.H389];IF(               ISNUMBER(FIND(&quot; &quot;;[.H389]));FIND(&quot; &quot;;[.H389])-1;LEN([.H38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sportovni taska</text:p>
          </table:table-cell>
          <table:table-cell office:value-type="string" calcext:value-type="string">
            <text:p>husky; </text:p>
          </table:table-cell>
          <table:table-cell table:style-name="ce69" table:number-columns-repeated="2"/>
          <table:table-cell table:style-name="ce96" table:formula="of:=IF([.H388]=&quot;&quot;;&quot;&quot;;[.H388])" office:value-type="string" office:string-value="_APE0832.jpg" calcext:value-type="string">
            <text:p>_APE0832.jpg</text:p>
          </table:table-cell>
          <table:table-cell/>
          <table:table-cell table:formula="of:=IF([.H389]&lt;&gt;&quot;&quot;;HYPERLINK( CONCATENATE(&quot;file://&quot;;[.$J$2];VLOOKUP(LEFT([.H389];IF(               ISNUMBER(FIND(&quot; &quot;;[.H389]));FIND(&quot; &quot;;[.H389])-1;LEN([.H389])       )                );[Fotografie.$B$1:.$D$403];3;0);&quot;/&quot;;LEFT([.H389];IF(               ISNUMBER(FIND(&quot; &quot;;[.H389]));FIND(&quot; &quot;;[.H389])-1;LEN([.H389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110" table:formula="of:=IF([.I389]&lt;&gt;&quot;&quot;;HYPERLINK( CONCATENATE(&quot;file://&quot;;[.$K$2];VLOOKUP(LEFT([.I389];IF(               ISNUMBER(FIND(&quot; &quot;;[.I389]));FIND(&quot; &quot;;[.I389])-1;LEN([.I389])       )                );[Doklady.$B$1:.$D$405];3;0);&quot;/&quot;;LEFT([.I389];IF(               ISNUMBER(FIND(&quot; &quot;;[.I389]));FIND(&quot; &quot;;[.I389])-1;LEN([.I389])       )                )) );&quot;&quot;)">
            <text:p/>
          </table:table-cell>
          <table:table-cell table:number-columns-repeated="1013"/>
        </table:table-row>
        <table:table-row table:style-name="ro21">
          <table:table-cell table:formula="of:=[.A389]+1" office:value-type="string" office:string-value="" calcext:value-type="error">
            <text:p>#REF!</text:p>
          </table:table-cell>
          <table:table-cell table:style-name="ce69" table:formula="of:=IF([.B389]=&quot;&quot;;&quot;&quot;;[.B389])" office:value-type="string" office:string-value="m" calcext:value-type="string">
            <text:p>m</text:p>
          </table:table-cell>
          <table:table-cell table:formula="of:=VLOOKUP(LEFT([.H390];IF(               ISNUMBER(FIND(&quot; &quot;;[.H390]));FIND(&quot; &quot;;[.H390])-1;LEN([.H39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krabice na obleceni</text:p>
          </table:table-cell>
          <table:table-cell office:value-type="string" calcext:value-type="string">
            <text:p>ikea; 2x kostka</text:p>
            <text:p>3x maly</text:p>
            <text:p>3x velky</text:p>
            <text:p>1x plateny</text:p>
          </table:table-cell>
          <table:table-cell table:style-name="ce69" table:number-columns-repeated="2"/>
          <table:table-cell table:style-name="ce96" office:value-type="string" calcext:value-type="string">
            <text:p>_APE0833.jpg</text:p>
          </table:table-cell>
          <table:table-cell/>
          <table:table-cell table:formula="of:=IF([.H390]&lt;&gt;&quot;&quot;;HYPERLINK( CONCATENATE(&quot;file://&quot;;[.$J$2];VLOOKUP(LEFT([.H390];IF(               ISNUMBER(FIND(&quot; &quot;;[.H390]));FIND(&quot; &quot;;[.H390])-1;LEN([.H390])       )                );[Fotografie.$B$1:.$D$403];3;0);&quot;/&quot;;LEFT([.H390];IF(               ISNUMBER(FIND(&quot; &quot;;[.H390]));FIND(&quot; &quot;;[.H390])-1;LEN([.H390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110" table:formula="of:=IF([.I390]&lt;&gt;&quot;&quot;;HYPERLINK( CONCATENATE(&quot;file://&quot;;[.$K$2];VLOOKUP(LEFT([.I390];IF(               ISNUMBER(FIND(&quot; &quot;;[.I390]));FIND(&quot; &quot;;[.I390])-1;LEN([.I390])       )                );[Doklady.$B$1:.$D$405];3;0);&quot;/&quot;;LEFT([.I390];IF(               ISNUMBER(FIND(&quot; &quot;;[.I390]));FIND(&quot; &quot;;[.I390])-1;LEN([.I39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0]+1" office:value-type="string" office:string-value="" calcext:value-type="error">
            <text:p>#REF!</text:p>
          </table:table-cell>
          <table:table-cell table:style-name="ce69" table:formula="of:=IF([.B390]=&quot;&quot;;&quot;&quot;;[.B390])" office:value-type="string" office:string-value="m" calcext:value-type="string">
            <text:p>m</text:p>
          </table:table-cell>
          <table:table-cell table:formula="of:=VLOOKUP(LEFT([.H391];IF(               ISNUMBER(FIND(&quot; &quot;;[.H391]));FIND(&quot; &quot;;[.H391])-1;LEN([.H39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pansky zupan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_APE0834.jpg</text:p>
          </table:table-cell>
          <table:table-cell/>
          <table:table-cell table:formula="of:=IF([.H391]&lt;&gt;&quot;&quot;;HYPERLINK( CONCATENATE(&quot;file://&quot;;[.$J$2];VLOOKUP(LEFT([.H391];IF(               ISNUMBER(FIND(&quot; &quot;;[.H391]));FIND(&quot; &quot;;[.H391])-1;LEN([.H391])       )                );[Fotografie.$B$1:.$D$403];3;0);&quot;/&quot;;LEFT([.H391];IF(               ISNUMBER(FIND(&quot; &quot;;[.H391]));FIND(&quot; &quot;;[.H391])-1;LEN([.H391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110" table:formula="of:=IF([.I391]&lt;&gt;&quot;&quot;;HYPERLINK( CONCATENATE(&quot;file://&quot;;[.$K$2];VLOOKUP(LEFT([.I391];IF(               ISNUMBER(FIND(&quot; &quot;;[.I391]));FIND(&quot; &quot;;[.I391])-1;LEN([.I391])       )                );[Doklady.$B$1:.$D$405];3;0);&quot;/&quot;;LEFT([.I391];IF(               ISNUMBER(FIND(&quot; &quot;;[.I391]));FIND(&quot; &quot;;[.I391])-1;LEN([.I39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1]+1" office:value-type="string" office:string-value="" calcext:value-type="error">
            <text:p>#REF!</text:p>
          </table:table-cell>
          <table:table-cell table:style-name="ce69" table:formula="of:=IF([.B391]=&quot;&quot;;&quot;&quot;;[.B391])" office:value-type="string" office:string-value="m" calcext:value-type="string">
            <text:p>m</text:p>
          </table:table-cell>
          <table:table-cell table:formula="of:=VLOOKUP(LEFT([.H392];IF(               ISNUMBER(FIND(&quot; &quot;;[.H392]));FIND(&quot; &quot;;[.H392])-1;LEN([.H39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panska kravatga</text:p>
          </table:table-cell>
          <table:table-cell office:value-type="string" calcext:value-type="string">
            <text:p>ruzne; 7x</text:p>
          </table:table-cell>
          <table:table-cell table:style-name="ce69" table:number-columns-repeated="2"/>
          <table:table-cell table:style-name="ce96" office:value-type="string" calcext:value-type="string">
            <text:p>_APE0835.jpg</text:p>
          </table:table-cell>
          <table:table-cell/>
          <table:table-cell table:formula="of:=IF([.H392]&lt;&gt;&quot;&quot;;HYPERLINK( CONCATENATE(&quot;file://&quot;;[.$J$2];VLOOKUP(LEFT([.H392];IF(               ISNUMBER(FIND(&quot; &quot;;[.H392]));FIND(&quot; &quot;;[.H392])-1;LEN([.H392])       )                );[Fotografie.$B$1:.$D$403];3;0);&quot;/&quot;;LEFT([.H392];IF(               ISNUMBER(FIND(&quot; &quot;;[.H392]));FIND(&quot; &quot;;[.H392])-1;LEN([.H392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110" table:formula="of:=IF([.I392]&lt;&gt;&quot;&quot;;HYPERLINK( CONCATENATE(&quot;file://&quot;;[.$K$2];VLOOKUP(LEFT([.I392];IF(               ISNUMBER(FIND(&quot; &quot;;[.I392]));FIND(&quot; &quot;;[.I392])-1;LEN([.I392])       )                );[Doklady.$B$1:.$D$405];3;0);&quot;/&quot;;LEFT([.I392];IF(               ISNUMBER(FIND(&quot; &quot;;[.I392]));FIND(&quot; &quot;;[.I392])-1;LEN([.I39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2]+1" office:value-type="string" office:string-value="" calcext:value-type="error">
            <text:p>#REF!</text:p>
          </table:table-cell>
          <table:table-cell table:style-name="ce69" table:formula="of:=IF([.B392]=&quot;&quot;;&quot;&quot;;[.B392])" office:value-type="string" office:string-value="m" calcext:value-type="string">
            <text:p>m</text:p>
          </table:table-cell>
          <table:table-cell table:formula="of:=VLOOKUP(LEFT([.H393];IF(               ISNUMBER(FIND(&quot; &quot;;[.H393]));FIND(&quot; &quot;;[.H393])-1;LEN([.H39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damsky zimni kabat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_APE0836.jpg</text:p>
          </table:table-cell>
          <table:table-cell/>
          <table:table-cell table:formula="of:=IF([.H393]&lt;&gt;&quot;&quot;;HYPERLINK( CONCATENATE(&quot;file://&quot;;[.$J$2];VLOOKUP(LEFT([.H393];IF(               ISNUMBER(FIND(&quot; &quot;;[.H393]));FIND(&quot; &quot;;[.H393])-1;LEN([.H393])       )                );[Fotografie.$B$1:.$D$403];3;0);&quot;/&quot;;LEFT([.H393];IF(               ISNUMBER(FIND(&quot; &quot;;[.H393]));FIND(&quot; &quot;;[.H393])-1;LEN([.H393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110" table:formula="of:=IF([.I393]&lt;&gt;&quot;&quot;;HYPERLINK( CONCATENATE(&quot;file://&quot;;[.$K$2];VLOOKUP(LEFT([.I393];IF(               ISNUMBER(FIND(&quot; &quot;;[.I393]));FIND(&quot; &quot;;[.I393])-1;LEN([.I393])       )                );[Doklady.$B$1:.$D$405];3;0);&quot;/&quot;;LEFT([.I393];IF(               ISNUMBER(FIND(&quot; &quot;;[.I393]));FIND(&quot; &quot;;[.I393])-1;LEN([.I39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3]+1" office:value-type="string" office:string-value="" calcext:value-type="error">
            <text:p>#REF!</text:p>
          </table:table-cell>
          <table:table-cell table:style-name="ce69" table:formula="of:=IF([.B393]=&quot;&quot;;&quot;&quot;;[.B393])" office:value-type="string" office:string-value="m" calcext:value-type="string">
            <text:p>m</text:p>
          </table:table-cell>
          <table:table-cell table:formula="of:=VLOOKUP(LEFT([.H394];IF(               ISNUMBER(FIND(&quot; &quot;;[.H394]));FIND(&quot; &quot;;[.H394])-1;LEN([.H39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damske saty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_APE0836.jpg</text:p>
          </table:table-cell>
          <table:table-cell/>
          <table:table-cell table:formula="of:=IF([.H394]&lt;&gt;&quot;&quot;;HYPERLINK( CONCATENATE(&quot;file://&quot;;[.$J$2];VLOOKUP(LEFT([.H394];IF(               ISNUMBER(FIND(&quot; &quot;;[.H394]));FIND(&quot; &quot;;[.H394])-1;LEN([.H394])       )                );[Fotografie.$B$1:.$D$403];3;0);&quot;/&quot;;LEFT([.H394];IF(               ISNUMBER(FIND(&quot; &quot;;[.H394]));FIND(&quot; &quot;;[.H394])-1;LEN([.H394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110" table:formula="of:=IF([.I394]&lt;&gt;&quot;&quot;;HYPERLINK( CONCATENATE(&quot;file://&quot;;[.$K$2];VLOOKUP(LEFT([.I394];IF(               ISNUMBER(FIND(&quot; &quot;;[.I394]));FIND(&quot; &quot;;[.I394])-1;LEN([.I394])       )                );[Doklady.$B$1:.$D$405];3;0);&quot;/&quot;;LEFT([.I394];IF(               ISNUMBER(FIND(&quot; &quot;;[.I394]));FIND(&quot; &quot;;[.I394])-1;LEN([.I39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4]+1" office:value-type="string" office:string-value="" calcext:value-type="error">
            <text:p>#REF!</text:p>
          </table:table-cell>
          <table:table-cell table:style-name="ce69" table:formula="of:=IF([.B394]=&quot;&quot;;&quot;&quot;;[.B394])" office:value-type="string" office:string-value="m" calcext:value-type="string">
            <text:p>m</text:p>
          </table:table-cell>
          <table:table-cell table:formula="of:=VLOOKUP(LEFT([.H395];IF(               ISNUMBER(FIND(&quot; &quot;;[.H395]));FIND(&quot; &quot;;[.H395])-1;LEN([.H39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damsky zupan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_APE0837.jpg</text:p>
          </table:table-cell>
          <table:table-cell/>
          <table:table-cell table:formula="of:=IF([.H395]&lt;&gt;&quot;&quot;;HYPERLINK( CONCATENATE(&quot;file://&quot;;[.$J$2];VLOOKUP(LEFT([.H395];IF(               ISNUMBER(FIND(&quot; &quot;;[.H395]));FIND(&quot; &quot;;[.H395])-1;LEN([.H395])       )                );[Fotografie.$B$1:.$D$403];3;0);&quot;/&quot;;LEFT([.H395];IF(               ISNUMBER(FIND(&quot; &quot;;[.H395]));FIND(&quot; &quot;;[.H395])-1;LEN([.H395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110" table:formula="of:=IF([.I395]&lt;&gt;&quot;&quot;;HYPERLINK( CONCATENATE(&quot;file://&quot;;[.$K$2];VLOOKUP(LEFT([.I395];IF(               ISNUMBER(FIND(&quot; &quot;;[.I395]));FIND(&quot; &quot;;[.I395])-1;LEN([.I395])       )                );[Doklady.$B$1:.$D$405];3;0);&quot;/&quot;;LEFT([.I395];IF(               ISNUMBER(FIND(&quot; &quot;;[.I395]));FIND(&quot; &quot;;[.I395])-1;LEN([.I395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395]+1" office:value-type="string" office:string-value="" calcext:value-type="error">
            <text:p>#REF!</text:p>
          </table:table-cell>
          <table:table-cell table:style-name="ce69" table:formula="of:=IF([.B395]=&quot;&quot;;&quot;&quot;;[.B395])" office:value-type="string" office:string-value="m" calcext:value-type="string">
            <text:p>m</text:p>
          </table:table-cell>
          <table:table-cell table:formula="of:=VLOOKUP(LEFT([.H396];IF(               ISNUMBER(FIND(&quot; &quot;;[.H396]));FIND(&quot; &quot;;[.H396])-1;LEN([.H39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obleceni</text:p>
          </table:table-cell>
          <table:table-cell office:value-type="string" calcext:value-type="string">
            <text:p>ruzne; Ruznne kusy damskeho a panskeho obleceni</text:p>
          </table:table-cell>
          <table:table-cell table:style-name="ce69" table:number-columns-repeated="2"/>
          <table:table-cell table:style-name="ce96" office:value-type="string" calcext:value-type="string">
            <text:p>_APE0839.jpg fotografie 39-48</text:p>
          </table:table-cell>
          <table:table-cell/>
          <table:table-cell table:formula="of:=IF([.H396]&lt;&gt;&quot;&quot;;HYPERLINK( CONCATENATE(&quot;file://&quot;;[.$J$2];VLOOKUP(LEFT([.H396];IF(               ISNUMBER(FIND(&quot; &quot;;[.H396]));FIND(&quot; &quot;;[.H396])-1;LEN([.H396])       )                );[Fotografie.$B$1:.$D$403];3;0);&quot;/&quot;;LEFT([.H396];IF(               ISNUMBER(FIND(&quot; &quot;;[.H396]));FIND(&quot; &quot;;[.H396])-1;LEN([.H396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110" table:formula="of:=IF([.I396]&lt;&gt;&quot;&quot;;HYPERLINK( CONCATENATE(&quot;file://&quot;;[.$K$2];VLOOKUP(LEFT([.I396];IF(               ISNUMBER(FIND(&quot; &quot;;[.I396]));FIND(&quot; &quot;;[.I396])-1;LEN([.I396])       )                );[Doklady.$B$1:.$D$405];3;0);&quot;/&quot;;LEFT([.I396];IF(               ISNUMBER(FIND(&quot; &quot;;[.I396]));FIND(&quot; &quot;;[.I396])-1;LEN([.I39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6]+1" office:value-type="string" office:string-value="" calcext:value-type="error">
            <text:p>#REF!</text:p>
          </table:table-cell>
          <table:table-cell table:style-name="ce69" table:formula="of:=IF([.B396]=&quot;&quot;;&quot;&quot;;[.B396])" office:value-type="string" office:string-value="m" calcext:value-type="string">
            <text:p>m</text:p>
          </table:table-cell>
          <table:table-cell table:formula="of:=VLOOKUP(LEFT([.H397];IF(               ISNUMBER(FIND(&quot; &quot;;[.H397]));FIND(&quot; &quot;;[.H397])-1;LEN([.H39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detska autosedacka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_APE0843.jpg</text:p>
          </table:table-cell>
          <table:table-cell/>
          <table:table-cell table:formula="of:=IF([.H397]&lt;&gt;&quot;&quot;;HYPERLINK( CONCATENATE(&quot;file://&quot;;[.$J$2];VLOOKUP(LEFT([.H397];IF(               ISNUMBER(FIND(&quot; &quot;;[.H397]));FIND(&quot; &quot;;[.H397])-1;LEN([.H397])       )                );[Fotografie.$B$1:.$D$403];3;0);&quot;/&quot;;LEFT([.H397];IF(               ISNUMBER(FIND(&quot; &quot;;[.H397]));FIND(&quot; &quot;;[.H397])-1;LEN([.H397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110" table:formula="of:=IF([.I397]&lt;&gt;&quot;&quot;;HYPERLINK( CONCATENATE(&quot;file://&quot;;[.$K$2];VLOOKUP(LEFT([.I397];IF(               ISNUMBER(FIND(&quot; &quot;;[.I397]));FIND(&quot; &quot;;[.I397])-1;LEN([.I397])       )                );[Doklady.$B$1:.$D$405];3;0);&quot;/&quot;;LEFT([.I397];IF(               ISNUMBER(FIND(&quot; &quot;;[.I397]));FIND(&quot; &quot;;[.I397])-1;LEN([.I39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397]+1" office:value-type="string" office:string-value="" calcext:value-type="error">
            <text:p>#REF!</text:p>
          </table:table-cell>
          <table:table-cell table:style-name="ce69" table:formula="of:=IF([.B397]=&quot;&quot;;&quot;&quot;;[.B397])" office:value-type="string" office:string-value="m" calcext:value-type="string">
            <text:p>m</text:p>
          </table:table-cell>
          <table:table-cell table:formula="of:=VLOOKUP(LEFT([.H398];IF(               ISNUMBER(FIND(&quot; &quot;;[.H398]));FIND(&quot; &quot;;[.H398])-1;LEN([.H39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2x krabice na veci – ikea</text:p>
          </table:table-cell>
          <table:table-cell office:value-type="string" calcext:value-type="string">
            <text:p>ikea, prirodni material; </text:p>
          </table:table-cell>
          <table:table-cell table:style-name="ce69" table:number-columns-repeated="2"/>
          <table:table-cell table:style-name="ce96" office:value-type="string" calcext:value-type="string">
            <text:p>_APE0852.jpg</text:p>
          </table:table-cell>
          <table:table-cell/>
          <table:table-cell table:formula="of:=IF([.H398]&lt;&gt;&quot;&quot;;HYPERLINK( CONCATENATE(&quot;file://&quot;;[.$J$2];VLOOKUP(LEFT([.H398];IF(               ISNUMBER(FIND(&quot; &quot;;[.H398]));FIND(&quot; &quot;;[.H398])-1;LEN([.H398])       )                );[Fotografie.$B$1:.$D$403];3;0);&quot;/&quot;;LEFT([.H398];IF(               ISNUMBER(FIND(&quot; &quot;;[.H398]));FIND(&quot; &quot;;[.H398])-1;LEN([.H398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110" table:formula="of:=IF([.I398]&lt;&gt;&quot;&quot;;HYPERLINK( CONCATENATE(&quot;file://&quot;;[.$K$2];VLOOKUP(LEFT([.I398];IF(               ISNUMBER(FIND(&quot; &quot;;[.I398]));FIND(&quot; &quot;;[.I398])-1;LEN([.I398])       )                );[Doklady.$B$1:.$D$405];3;0);&quot;/&quot;;LEFT([.I398];IF(               ISNUMBER(FIND(&quot; &quot;;[.I398]));FIND(&quot; &quot;;[.I398])-1;LEN([.I398])       )                )) );&quot;&quot;)">
            <text:p/>
          </table:table-cell>
          <table:table-cell table:number-columns-repeated="1013"/>
        </table:table-row>
        <table:table-row table:style-name="ro17">
          <table:table-cell table:formula="of:=[.A398]+1" office:value-type="string" office:string-value="" calcext:value-type="error">
            <text:p>#REF!</text:p>
          </table:table-cell>
          <table:table-cell table:style-name="ce69" table:formula="of:=IF([.B398]=&quot;&quot;;&quot;&quot;;[.B398])" office:value-type="string" office:string-value="m" calcext:value-type="string">
            <text:p>m</text:p>
          </table:table-cell>
          <table:table-cell table:formula="of:=VLOOKUP(LEFT([.H399];IF(               ISNUMBER(FIND(&quot; &quot;;[.H399]));FIND(&quot; &quot;;[.H399])-1;LEN([.H39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lehatko do sport kocarku</text:p>
            <text:p>A hracky spojovaci pismena</text:p>
          </table:table-cell>
          <table:table-cell office:value-type="string" calcext:value-type="string">
            <text:p>chariot baby seat; Pismenka viz ost. Fotky v obyvaku (rozhazeno)</text:p>
          </table:table-cell>
          <table:table-cell table:style-name="ce69" table:formula="of:=2205" office:value-type="float" office:value="2205" calcext:value-type="float">
            <text:p>2205</text:p>
          </table:table-cell>
          <table:table-cell table:style-name="ce69" office:value-type="float" office:value="2012" calcext:value-type="float">
            <text:p>2012</text:p>
          </table:table-cell>
          <table:table-cell table:style-name="ce96" office:value-type="string" calcext:value-type="string">
            <text:p>_APE0855.jpg</text:p>
          </table:table-cell>
          <table:table-cell office:value-type="string" calcext:value-type="string">
            <text:p>27.pdf</text:p>
          </table:table-cell>
          <table:table-cell table:formula="of:=IF([.H399]&lt;&gt;&quot;&quot;;HYPERLINK( CONCATENATE(&quot;file://&quot;;[.$J$2];VLOOKUP(LEFT([.H399];IF(               ISNUMBER(FIND(&quot; &quot;;[.H399]));FIND(&quot; &quot;;[.H399])-1;LEN([.H399])       )                );[Fotografie.$B$1:.$D$403];3;0);&quot;/&quot;;LEFT([.H399];IF(               ISNUMBER(FIND(&quot; &quot;;[.H399]));FIND(&quot; &quot;;[.H399])-1;LEN([.H399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110" table:formula="of:=IF([.I399]&lt;&gt;&quot;&quot;;HYPERLINK( CONCATENATE(&quot;file://&quot;;[.$K$2];VLOOKUP(LEFT([.I399];IF(               ISNUMBER(FIND(&quot; &quot;;[.I399]));FIND(&quot; &quot;;[.I399])-1;LEN([.I399])       )                );[Doklady.$B$1:.$D$405];3;0);&quot;/&quot;;LEFT([.I399];IF(               ISNUMBER(FIND(&quot; &quot;;[.I399]));FIND(&quot; &quot;;[.I399])-1;LEN([.I399])       )                )) );&quot;&quot;)" office:value-type="string" office:string-value="file:///home/pmichalec/hg2g/workspace-popo/Evidence/doklady/27.pdf" calcext:value-type="string">
            <text:p>file:///home/pmichalec/hg2g/workspace-popo/Evidence/doklady/27.pdf</text:p>
          </table:table-cell>
          <table:table-cell table:number-columns-repeated="1013"/>
        </table:table-row>
        <table:table-row table:style-name="ro11">
          <table:table-cell table:formula="of:=[.A399]+1" office:value-type="string" office:string-value="" calcext:value-type="error">
            <text:p>#REF!</text:p>
          </table:table-cell>
          <table:table-cell table:style-name="ce69" table:formula="of:=IF([.B399]=&quot;&quot;;&quot;&quot;;[.B399])" office:value-type="string" office:string-value="m" calcext:value-type="string">
            <text:p>m</text:p>
          </table:table-cell>
          <table:table-cell table:formula="of:=VLOOKUP(LEFT([.H400];IF(               ISNUMBER(FIND(&quot; &quot;;[.H400]));FIND(&quot; &quot;;[.H400])-1;LEN([.H40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 office:value-type="string" calcext:value-type="string">
            <text:p>plastova zidlicka</text:p>
          </table:table-cell>
          <table:table-cell office:value-type="string" calcext:value-type="string">
            <text:p>ikea; na fotogfrafiich v obyvaku</text:p>
          </table:table-cell>
          <table:table-cell table:style-name="ce69" office:value-type="float" office:value="299" calcext:value-type="float">
            <text:p>29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office:value-type="string" calcext:value-type="string">
            <text:p>_APE0856.jpg</text:p>
          </table:table-cell>
          <table:table-cell office:value-type="string" calcext:value-type="string">
            <text:p>16.pdf</text:p>
          </table:table-cell>
          <table:table-cell table:formula="of:=IF([.H400]&lt;&gt;&quot;&quot;;HYPERLINK( CONCATENATE(&quot;file://&quot;;[.$J$2];VLOOKUP(LEFT([.H400];IF(               ISNUMBER(FIND(&quot; &quot;;[.H400]));FIND(&quot; &quot;;[.H400])-1;LEN([.H400])       )                );[Fotografie.$B$1:.$D$403];3;0);&quot;/&quot;;LEFT([.H400];IF(               ISNUMBER(FIND(&quot; &quot;;[.H400]));FIND(&quot; &quot;;[.H400])-1;LEN([.H400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110" table:formula="of:=IF([.I400]&lt;&gt;&quot;&quot;;HYPERLINK( CONCATENATE(&quot;file://&quot;;[.$K$2];VLOOKUP(LEFT([.I400];IF(               ISNUMBER(FIND(&quot; &quot;;[.I400]));FIND(&quot; &quot;;[.I400])-1;LEN([.I400])       )                );[Doklady.$B$1:.$D$405];3;0);&quot;/&quot;;LEFT([.I400];IF(               ISNUMBER(FIND(&quot; &quot;;[.I400]));FIND(&quot; &quot;;[.I400])-1;LEN([.I400])       )                )) );&quot;&quot;)" office:value-type="string" office:string-value="file:///home/pmichalec/hg2g/workspace-popo/Evidence/doklady/16.pdf" calcext:value-type="string">
            <text:p>file:///home/pmichalec/hg2g/workspace-popo/Evidence/doklady/16.pdf</text:p>
          </table:table-cell>
          <table:table-cell table:number-columns-repeated="1013"/>
        </table:table-row>
        <table:table-row table:style-name="ro13">
          <table:table-cell table:formula="of:=[.A400]+1" office:value-type="string" office:string-value="" calcext:value-type="error">
            <text:p>#REF!</text:p>
          </table:table-cell>
          <table:table-cell table:style-name="ce69" table:formula="of:=IF([.B400]=&quot;&quot;;&quot;&quot;;[.B400])" office:value-type="string" office:string-value="m" calcext:value-type="string">
            <text:p>m</text:p>
          </table:table-cell>
          <table:table-cell table:formula="of:=VLOOKUP(LEFT([.H401];IF(               ISNUMBER(FIND(&quot; &quot;;[.H401]));FIND(&quot; &quot;;[.H401])-1;LEN([.H401])       )                );[Fotografie.$B$1:.$D$403];3;0)" office:value-type="string" office:string-value="" calcext:value-type="error">
            <text:p>#N/A</text:p>
          </table:table-cell>
          <table:table-cell table:style-name="ce79" office:value-type="string" calcext:value-type="string">
            <text:p>koupelova skrin pod umyvadlem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office:value-type="string" calcext:value-type="string">
            <text:p>TBD</text:p>
          </table:table-cell>
          <table:table-cell/>
          <table:table-cell table:formula="of:=IF([.H401]&lt;&gt;&quot;&quot;;HYPERLINK( CONCATENATE(&quot;file://&quot;;[.$J$2];VLOOKUP(LEFT([.H401];IF(               ISNUMBER(FIND(&quot; &quot;;[.H401]));FIND(&quot; &quot;;[.H401])-1;LEN([.H401])       )                );[Fotografie.$B$1:.$D$403];3;0);&quot;/&quot;;LEFT([.H401];IF(               ISNUMBER(FIND(&quot; &quot;;[.H401]));FIND(&quot; &quot;;[.H401])-1;LEN([.H401])       )                )));&quot;&quot;)" office:value-type="string" office:string-value="" calcext:value-type="error">
            <text:p>#N/A</text:p>
          </table:table-cell>
          <table:table-cell table:style-name="ce110" table:formula="of:=IF([.I401]&lt;&gt;&quot;&quot;;HYPERLINK( CONCATENATE(&quot;file://&quot;;[.$K$2];VLOOKUP(LEFT([.I401];IF(               ISNUMBER(FIND(&quot; &quot;;[.I401]));FIND(&quot; &quot;;[.I401])-1;LEN([.I401])       )                );[Doklady.$B$1:.$D$405];3;0);&quot;/&quot;;LEFT([.I401];IF(               ISNUMBER(FIND(&quot; &quot;;[.I401]));FIND(&quot; &quot;;[.I401])-1;LEN([.I40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01]+1" office:value-type="string" office:string-value="" calcext:value-type="error">
            <text:p>#REF!</text:p>
          </table:table-cell>
          <table:table-cell table:style-name="ce69" table:formula="of:=IF([.B401]=&quot;&quot;;&quot;&quot;;[.B401])" office:value-type="string" office:string-value="m" calcext:value-type="string">
            <text:p>m</text:p>
          </table:table-cell>
          <table:table-cell table:formula="of:=VLOOKUP(LEFT([.H402];IF(               ISNUMBER(FIND(&quot; &quot;;[.H402]));FIND(&quot; &quot;;[.H402])-1;LEN([.H402])       )                );[Fotografie.$B$1:.$D$403];3;0)" office:value-type="string" office:string-value="" calcext:value-type="error">
            <text:p>#N/A</text:p>
          </table:table-cell>
          <table:table-cell table:style-name="ce79" office:value-type="string" calcext:value-type="string">
            <text:p>skopek na pradlo 2x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01]=&quot;&quot;;&quot;&quot;;[.H401])" office:value-type="string" office:string-value="TBD" calcext:value-type="string">
            <text:p>TBD</text:p>
          </table:table-cell>
          <table:table-cell/>
          <table:table-cell table:formula="of:=IF([.H402]&lt;&gt;&quot;&quot;;HYPERLINK( CONCATENATE(&quot;file://&quot;;[.$J$2];VLOOKUP(LEFT([.H402];IF(               ISNUMBER(FIND(&quot; &quot;;[.H402]));FIND(&quot; &quot;;[.H402])-1;LEN([.H402])       )                );[Fotografie.$B$1:.$D$403];3;0);&quot;/&quot;;LEFT([.H402];IF(               ISNUMBER(FIND(&quot; &quot;;[.H402]));FIND(&quot; &quot;;[.H402])-1;LEN([.H402])       )                )));&quot;&quot;)" office:value-type="string" office:string-value="" calcext:value-type="error">
            <text:p>#N/A</text:p>
          </table:table-cell>
          <table:table-cell table:style-name="ce110" table:formula="of:=IF([.I402]&lt;&gt;&quot;&quot;;HYPERLINK( CONCATENATE(&quot;file://&quot;;[.$K$2];VLOOKUP(LEFT([.I402];IF(               ISNUMBER(FIND(&quot; &quot;;[.I402]));FIND(&quot; &quot;;[.I402])-1;LEN([.I402])       )                );[Doklady.$B$1:.$D$405];3;0);&quot;/&quot;;LEFT([.I402];IF(               ISNUMBER(FIND(&quot; &quot;;[.I402]));FIND(&quot; &quot;;[.I402])-1;LEN([.I402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402]+1" office:value-type="string" office:string-value="" calcext:value-type="error">
            <text:p>#REF!</text:p>
          </table:table-cell>
          <table:table-cell table:style-name="ce69" table:formula="of:=IF([.B402]=&quot;&quot;;&quot;&quot;;[.B402])" office:value-type="string" office:string-value="m" calcext:value-type="string">
            <text:p>m</text:p>
          </table:table-cell>
          <table:table-cell table:formula="of:=VLOOKUP(LEFT([.H403];IF(               ISNUMBER(FIND(&quot; &quot;;[.H403]));FIND(&quot; &quot;;[.H403])-1;LEN([.H403])       )                );[Fotografie.$B$1:.$D$403];3;0)" office:value-type="string" office:string-value="" calcext:value-type="error">
            <text:p>#N/A</text:p>
          </table:table-cell>
          <table:table-cell table:style-name="ce79" office:value-type="string" calcext:value-type="string">
            <text:p>plastove dily sprchoveho koutu</text:p>
          </table:table-cell>
          <table:table-cell office:value-type="string" calcext:value-type="string">
            <text:p>; </text:p>
          </table:table-cell>
          <table:table-cell table:style-name="ce69" office:value-type="string" calcext:value-type="string">
            <text:p>POKUD</text:p>
          </table:table-cell>
          <table:table-cell table:style-name="ce69"/>
          <table:table-cell table:style-name="ce96" table:formula="of:=IF([.H402]=&quot;&quot;;&quot;&quot;;[.H402])" office:value-type="string" office:string-value="TBD" calcext:value-type="string">
            <text:p>TBD</text:p>
          </table:table-cell>
          <table:table-cell/>
          <table:table-cell table:formula="of:=IF([.H403]&lt;&gt;&quot;&quot;;HYPERLINK( CONCATENATE(&quot;file://&quot;;[.$J$2];VLOOKUP(LEFT([.H403];IF(               ISNUMBER(FIND(&quot; &quot;;[.H403]));FIND(&quot; &quot;;[.H403])-1;LEN([.H403])       )                );[Fotografie.$B$1:.$D$403];3;0);&quot;/&quot;;LEFT([.H403];IF(               ISNUMBER(FIND(&quot; &quot;;[.H403]));FIND(&quot; &quot;;[.H403])-1;LEN([.H403])       )                )));&quot;&quot;)" office:value-type="string" office:string-value="" calcext:value-type="error">
            <text:p>#N/A</text:p>
          </table:table-cell>
          <table:table-cell table:style-name="ce110" table:formula="of:=IF([.I403]&lt;&gt;&quot;&quot;;HYPERLINK( CONCATENATE(&quot;file://&quot;;[.$K$2];VLOOKUP(LEFT([.I403];IF(               ISNUMBER(FIND(&quot; &quot;;[.I403]));FIND(&quot; &quot;;[.I403])-1;LEN([.I403])       )                );[Doklady.$B$1:.$D$405];3;0);&quot;/&quot;;LEFT([.I403];IF(               ISNUMBER(FIND(&quot; &quot;;[.I403]));FIND(&quot; &quot;;[.I403])-1;LEN([.I40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03]+1" office:value-type="string" office:string-value="" calcext:value-type="error">
            <text:p>#REF!</text:p>
          </table:table-cell>
          <table:table-cell table:style-name="ce69" table:formula="of:=IF([.B403]=&quot;&quot;;&quot;&quot;;[.B403])" office:value-type="string" office:string-value="m" calcext:value-type="string">
            <text:p>m</text:p>
          </table:table-cell>
          <table:table-cell table:formula="of:=VLOOKUP(LEFT([.H404];IF(               ISNUMBER(FIND(&quot; &quot;;[.H404]));FIND(&quot; &quot;;[.H404])-1;LEN([.H404])       )                );[Fotografie.$B$1:.$D$403];3;0)" office:value-type="string" office:string-value="" calcext:value-type="error">
            <text:p>#VALUE!</text:p>
          </table:table-cell>
          <table:table-cell table:style-name="ce79" office:value-type="string" calcext:value-type="string">
            <text:p>detske drevene koleje</text:p>
          </table:table-cell>
          <table:table-cell office:value-type="string" calcext:value-type="string">
            <text:p>ikea; na fotogfrafiich v obyvaku</text:p>
          </table:table-cell>
          <table:table-cell table:style-name="ce69" office:value-type="float" office:value="249" calcext:value-type="float">
            <text:p>249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/>
          <table:table-cell office:value-type="string" calcext:value-type="string">
            <text:p>16.pdf</text:p>
          </table:table-cell>
          <table:table-cell table:formula="of:=IF([.H404]&lt;&gt;&quot;&quot;;HYPERLINK( CONCATENATE(&quot;file://&quot;;[.$J$2];VLOOKUP(LEFT([.H404];IF(               ISNUMBER(FIND(&quot; &quot;;[.H404]));FIND(&quot; &quot;;[.H404])-1;LEN([.H404])       )                );[Fotografie.$B$1:.$D$403];3;0);&quot;/&quot;;LEFT([.H404];IF(               ISNUMBER(FIND(&quot; &quot;;[.H404]));FIND(&quot; &quot;;[.H404])-1;LEN([.H404])       )                )));&quot;&quot;)">
            <text:p/>
          </table:table-cell>
          <table:table-cell table:style-name="ce110" table:formula="of:=IF([.I404]&lt;&gt;&quot;&quot;;HYPERLINK( CONCATENATE(&quot;file://&quot;;[.$K$2];VLOOKUP(LEFT([.I404];IF(               ISNUMBER(FIND(&quot; &quot;;[.I404]));FIND(&quot; &quot;;[.I404])-1;LEN([.I404])       )                );[Doklady.$B$1:.$D$405];3;0);&quot;/&quot;;LEFT([.I404];IF(               ISNUMBER(FIND(&quot; &quot;;[.I404]));FIND(&quot; &quot;;[.I404])-1;LEN([.I404])       )                )) );&quot;&quot;)" office:value-type="string" office:string-value="file:///home/pmichalec/hg2g/workspace-popo/Evidence/doklady/16.pdf" calcext:value-type="string">
            <text:p>file:///home/pmichalec/hg2g/workspace-popo/Evidence/doklady/16.pdf</text:p>
          </table:table-cell>
          <table:table-cell table:number-columns-repeated="1013"/>
        </table:table-row>
        <table:table-row table:style-name="ro17">
          <table:table-cell table:formula="of:=[.A404]+1" office:value-type="string" office:string-value="" calcext:value-type="error">
            <text:p>#REF!</text:p>
          </table:table-cell>
          <table:table-cell table:style-name="ce69" table:formula="of:=IF([.B404]=&quot;&quot;;&quot;&quot;;[.B404])" office:value-type="string" office:string-value="m" calcext:value-type="string">
            <text:p>m</text:p>
          </table:table-cell>
          <table:table-cell table:formula="of:=VLOOKUP(LEFT([.H405];IF(               ISNUMBER(FIND(&quot; &quot;;[.H405]));FIND(&quot; &quot;;[.H405])-1;LEN([.H405])       )                );[Fotografie.$B$1:.$D$403];3;0)" office:value-type="string" office:string-value="" calcext:value-type="error">
            <text:p>#N/A</text:p>
          </table:table-cell>
          <table:table-cell table:style-name="ce79" office:value-type="string" calcext:value-type="string">
            <text:p>slunecni bryle</text:p>
          </table:table-cell>
          <table:table-cell office:value-type="string" calcext:value-type="string">
            <text:p>Relax, s polarizacnim filtrem. ; Na fotografii na baru (teste po pozaru) pozdeji ostraneno a proto neni na foto)</text:p>
          </table:table-cell>
          <table:table-cell table:style-name="ce69" office:value-type="float" office:value="1000" calcext:value-type="float">
            <text:p>1000</text:p>
          </table:table-cell>
          <table:table-cell table:style-name="ce69" office:value-type="string" calcext:value-type="string">
            <text:p>18.6.2014</text:p>
          </table:table-cell>
          <table:table-cell table:style-name="ce96" office:value-type="string" calcext:value-type="string">
            <text:p>dvbtTV+bryle.jpg</text:p>
          </table:table-cell>
          <table:table-cell office:value-type="string" calcext:value-type="string">
            <text:p>19.pdf</text:p>
          </table:table-cell>
          <table:table-cell table:formula="of:=IF([.H405]&lt;&gt;&quot;&quot;;HYPERLINK( CONCATENATE(&quot;file://&quot;;[.$J$2];VLOOKUP(LEFT([.H405];IF(               ISNUMBER(FIND(&quot; &quot;;[.H405]));FIND(&quot; &quot;;[.H405])-1;LEN([.H405])       )                );[Fotografie.$B$1:.$D$403];3;0);&quot;/&quot;;LEFT([.H405];IF(               ISNUMBER(FIND(&quot; &quot;;[.H405]));FIND(&quot; &quot;;[.H405])-1;LEN([.H405])       )                )));&quot;&quot;)" office:value-type="string" office:string-value="" calcext:value-type="error">
            <text:p>#N/A</text:p>
          </table:table-cell>
          <table:table-cell table:style-name="ce110" table:formula="of:=IF([.I405]&lt;&gt;&quot;&quot;;HYPERLINK( CONCATENATE(&quot;file://&quot;;[.$K$2];VLOOKUP(LEFT([.I405];IF(               ISNUMBER(FIND(&quot; &quot;;[.I405]));FIND(&quot; &quot;;[.I405])-1;LEN([.I405])       )                );[Doklady.$B$1:.$D$405];3;0);&quot;/&quot;;LEFT([.I405];IF(               ISNUMBER(FIND(&quot; &quot;;[.I405]));FIND(&quot; &quot;;[.I405])-1;LEN([.I405])       )                )) );&quot;&quot;)" office:value-type="string" office:string-value="file:///home/pmichalec/hg2g/workspace-popo/Evidence/doklady/19.pdf" calcext:value-type="string">
            <text:p>file:///home/pmichalec/hg2g/workspace-popo/Evidence/doklady/19.pdf</text:p>
          </table:table-cell>
          <table:table-cell table:number-columns-repeated="1013"/>
        </table:table-row>
        <table:table-row table:style-name="ro11">
          <table:table-cell table:formula="of:=[.A405]+1" office:value-type="string" office:string-value="" calcext:value-type="error">
            <text:p>#REF!</text:p>
          </table:table-cell>
          <table:table-cell table:style-name="ce69" table:formula="of:=IF([.B405]=&quot;&quot;;&quot;&quot;;[.B405])" office:value-type="string" office:string-value="m" calcext:value-type="string">
            <text:p>m</text:p>
          </table:table-cell>
          <table:table-cell table:formula="of:=VLOOKUP(LEFT([.H406];IF(               ISNUMBER(FIND(&quot; &quot;;[.H406]));FIND(&quot; &quot;;[.H406])-1;LEN([.H406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kabelka syntetika</text:p>
          </table:table-cell>
          <table:table-cell office:value-type="string" calcext:value-type="string">
            <text:p>seda, pres rameno</text:p>
          </table:table-cell>
          <table:table-cell table:style-name="ce69" office:value-type="float" office:value="499" calcext:value-type="float">
            <text:p>499</text:p>
          </table:table-cell>
          <table:table-cell table:style-name="ce69" office:value-type="float" office:value="2011" calcext:value-type="float">
            <text:p>2011</text:p>
          </table:table-cell>
          <table:table-cell table:style-name="ce96" office:value-type="string" calcext:value-type="string">
            <text:p>_APE0912.jpg</text:p>
          </table:table-cell>
          <table:table-cell office:value-type="string" calcext:value-type="string">
            <text:p>28.pdf</text:p>
          </table:table-cell>
          <table:table-cell table:formula="of:=IF([.H406]&lt;&gt;&quot;&quot;;HYPERLINK( CONCATENATE(&quot;file://&quot;;[.$J$2];VLOOKUP(LEFT([.H406];IF(               ISNUMBER(FIND(&quot; &quot;;[.H406]));FIND(&quot; &quot;;[.H406])-1;LEN([.H406])       )                );[Fotografie.$B$1:.$D$403];3;0);&quot;/&quot;;LEFT([.H406];IF(               ISNUMBER(FIND(&quot; &quot;;[.H406]));FIND(&quot; &quot;;[.H406])-1;LEN([.H40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06]&lt;&gt;&quot;&quot;;HYPERLINK( CONCATENATE(&quot;file://&quot;;[.$K$2];VLOOKUP(LEFT([.I406];IF(               ISNUMBER(FIND(&quot; &quot;;[.I406]));FIND(&quot; &quot;;[.I406])-1;LEN([.I406])       )                );[Doklady.$B$1:.$D$405];3;0);&quot;/&quot;;LEFT([.I406];IF(               ISNUMBER(FIND(&quot; &quot;;[.I406]));FIND(&quot; &quot;;[.I406])-1;LEN([.I406])       )                )) );&quot;&quot;)" office:value-type="string" office:string-value="file:///home/pmichalec/hg2g/workspace-popo/Evidence/doklady/28.pdf" calcext:value-type="string">
            <text:p>file:///home/pmichalec/hg2g/workspace-popo/Evidence/doklady/28.pdf</text:p>
          </table:table-cell>
          <table:table-cell table:number-columns-repeated="1013"/>
        </table:table-row>
        <table:table-row table:style-name="ro17">
          <table:table-cell table:formula="of:=[.A406]+1" office:value-type="string" office:string-value="" calcext:value-type="error">
            <text:p>#REF!</text:p>
          </table:table-cell>
          <table:table-cell table:style-name="ce69" table:formula="of:=IF([.B406]=&quot;&quot;;&quot;&quot;;[.B406])" office:value-type="string" office:string-value="m" calcext:value-type="string">
            <text:p>m</text:p>
          </table:table-cell>
          <table:table-cell table:formula="of:=VLOOKUP(LEFT([.H407];IF(               ISNUMBER(FIND(&quot; &quot;;[.H407]));FIND(&quot; &quot;;[.H407])-1;LEN([.H407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Behoun na stul, polstarky na sezeni 2x, nacini do kuchyne</text:p>
          </table:table-cell>
          <table:table-cell office:value-type="string" calcext:value-type="string">
            <text:p>Tchibo</text:p>
          </table:table-cell>
          <table:table-cell table:style-name="ce69" office:value-type="float" office:value="517" calcext:value-type="float">
            <text:p>517</text:p>
          </table:table-cell>
          <table:table-cell table:style-name="ce69" office:value-type="float" office:value="2013" calcext:value-type="float">
            <text:p>2013</text:p>
          </table:table-cell>
          <table:table-cell table:style-name="ce96" table:formula="of:=IF([.H406]=&quot;&quot;;&quot;&quot;;[.H406])" office:value-type="string" office:string-value="_APE0912.jpg" calcext:value-type="string">
            <text:p>_APE0912.jpg</text:p>
          </table:table-cell>
          <table:table-cell office:value-type="string" calcext:value-type="string">
            <text:p>29.pdf</text:p>
          </table:table-cell>
          <table:table-cell table:formula="of:=IF([.H407]&lt;&gt;&quot;&quot;;HYPERLINK( CONCATENATE(&quot;file://&quot;;[.$J$2];VLOOKUP(LEFT([.H407];IF(               ISNUMBER(FIND(&quot; &quot;;[.H407]));FIND(&quot; &quot;;[.H407])-1;LEN([.H407])       )                );[Fotografie.$B$1:.$D$403];3;0);&quot;/&quot;;LEFT([.H407];IF(               ISNUMBER(FIND(&quot; &quot;;[.H407]));FIND(&quot; &quot;;[.H407])-1;LEN([.H407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07]&lt;&gt;&quot;&quot;;HYPERLINK( CONCATENATE(&quot;file://&quot;;[.$K$2];VLOOKUP(LEFT([.I407];IF(               ISNUMBER(FIND(&quot; &quot;;[.I407]));FIND(&quot; &quot;;[.I407])-1;LEN([.I407])       )                );[Doklady.$B$1:.$D$405];3;0);&quot;/&quot;;LEFT([.I407];IF(               ISNUMBER(FIND(&quot; &quot;;[.I407]));FIND(&quot; &quot;;[.I407])-1;LEN([.I407])       )                )) );&quot;&quot;)" office:value-type="string" office:string-value="file:///home/pmichalec/hg2g/workspace-popo/Evidence/doklady/29.pdf" calcext:value-type="string">
            <text:p>file:///home/pmichalec/hg2g/workspace-popo/Evidence/doklady/29.pdf</text:p>
          </table:table-cell>
          <table:table-cell table:number-columns-repeated="1013"/>
        </table:table-row>
        <table:table-row table:style-name="ro11">
          <table:table-cell table:formula="of:=[.A407]+1" office:value-type="string" office:string-value="" calcext:value-type="error">
            <text:p>#REF!</text:p>
          </table:table-cell>
          <table:table-cell table:style-name="ce69" table:formula="of:=IF([.B407]=&quot;&quot;;&quot;&quot;;[.B407])" office:value-type="string" office:string-value="m" calcext:value-type="string">
            <text:p>m</text:p>
          </table:table-cell>
          <table:table-cell table:formula="of:=VLOOKUP(LEFT([.H408];IF(               ISNUMBER(FIND(&quot; &quot;;[.H408]));FIND(&quot; &quot;;[.H408])-1;LEN([.H40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07]=&quot;&quot;;&quot;&quot;;[.H407])" office:value-type="string" office:string-value="_APE0912.jpg" calcext:value-type="string">
            <text:p>_APE0912.jpg</text:p>
          </table:table-cell>
          <table:table-cell/>
          <table:table-cell table:formula="of:=IF([.H408]&lt;&gt;&quot;&quot;;HYPERLINK( CONCATENATE(&quot;file://&quot;;[.$J$2];VLOOKUP(LEFT([.H408];IF(               ISNUMBER(FIND(&quot; &quot;;[.H408]));FIND(&quot; &quot;;[.H408])-1;LEN([.H408])       )                );[Fotografie.$B$1:.$D$403];3;0);&quot;/&quot;;LEFT([.H408];IF(               ISNUMBER(FIND(&quot; &quot;;[.H408]));FIND(&quot; &quot;;[.H408])-1;LEN([.H408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08]&lt;&gt;&quot;&quot;;HYPERLINK( CONCATENATE(&quot;file://&quot;;[.$K$2];VLOOKUP(LEFT([.I408];IF(               ISNUMBER(FIND(&quot; &quot;;[.I408]));FIND(&quot; &quot;;[.I408])-1;LEN([.I408])       )                );[Doklady.$B$1:.$D$405];3;0);&quot;/&quot;;LEFT([.I408];IF(               ISNUMBER(FIND(&quot; &quot;;[.I408]));FIND(&quot; &quot;;[.I408])-1;LEN([.I40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08]+1" office:value-type="string" office:string-value="" calcext:value-type="error">
            <text:p>#REF!</text:p>
          </table:table-cell>
          <table:table-cell table:style-name="ce69" table:formula="of:=IF([.B408]=&quot;&quot;;&quot;&quot;;[.B408])" office:value-type="string" office:string-value="m" calcext:value-type="string">
            <text:p>m</text:p>
          </table:table-cell>
          <table:table-cell table:formula="of:=VLOOKUP(LEFT([.H409];IF(               ISNUMBER(FIND(&quot; &quot;;[.H409]));FIND(&quot; &quot;;[.H409])-1;LEN([.H40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08]=&quot;&quot;;&quot;&quot;;[.H408])" office:value-type="string" office:string-value="_APE0912.jpg" calcext:value-type="string">
            <text:p>_APE0912.jpg</text:p>
          </table:table-cell>
          <table:table-cell/>
          <table:table-cell table:formula="of:=IF([.H409]&lt;&gt;&quot;&quot;;HYPERLINK( CONCATENATE(&quot;file://&quot;;[.$J$2];VLOOKUP(LEFT([.H409];IF(               ISNUMBER(FIND(&quot; &quot;;[.H409]));FIND(&quot; &quot;;[.H409])-1;LEN([.H409])       )                );[Fotografie.$B$1:.$D$403];3;0);&quot;/&quot;;LEFT([.H409];IF(               ISNUMBER(FIND(&quot; &quot;;[.H409]));FIND(&quot; &quot;;[.H409])-1;LEN([.H409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09]&lt;&gt;&quot;&quot;;HYPERLINK( CONCATENATE(&quot;file://&quot;;[.$K$2];VLOOKUP(LEFT([.I409];IF(               ISNUMBER(FIND(&quot; &quot;;[.I409]));FIND(&quot; &quot;;[.I409])-1;LEN([.I409])       )                );[Doklady.$B$1:.$D$405];3;0);&quot;/&quot;;LEFT([.I409];IF(               ISNUMBER(FIND(&quot; &quot;;[.I409]));FIND(&quot; &quot;;[.I409])-1;LEN([.I40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09]+1" office:value-type="string" office:string-value="" calcext:value-type="error">
            <text:p>#REF!</text:p>
          </table:table-cell>
          <table:table-cell table:style-name="ce69" table:formula="of:=IF([.B409]=&quot;&quot;;&quot;&quot;;[.B409])" office:value-type="string" office:string-value="m" calcext:value-type="string">
            <text:p>m</text:p>
          </table:table-cell>
          <table:table-cell table:formula="of:=VLOOKUP(LEFT([.H410];IF(               ISNUMBER(FIND(&quot; &quot;;[.H410]));FIND(&quot; &quot;;[.H410])-1;LEN([.H41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09]=&quot;&quot;;&quot;&quot;;[.H409])" office:value-type="string" office:string-value="_APE0912.jpg" calcext:value-type="string">
            <text:p>_APE0912.jpg</text:p>
          </table:table-cell>
          <table:table-cell/>
          <table:table-cell table:formula="of:=IF([.H410]&lt;&gt;&quot;&quot;;HYPERLINK( CONCATENATE(&quot;file://&quot;;[.$J$2];VLOOKUP(LEFT([.H410];IF(               ISNUMBER(FIND(&quot; &quot;;[.H410]));FIND(&quot; &quot;;[.H410])-1;LEN([.H410])       )                );[Fotografie.$B$1:.$D$403];3;0);&quot;/&quot;;LEFT([.H410];IF(               ISNUMBER(FIND(&quot; &quot;;[.H410]));FIND(&quot; &quot;;[.H410])-1;LEN([.H410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0]&lt;&gt;&quot;&quot;;HYPERLINK( CONCATENATE(&quot;file://&quot;;[.$K$2];VLOOKUP(LEFT([.I410];IF(               ISNUMBER(FIND(&quot; &quot;;[.I410]));FIND(&quot; &quot;;[.I410])-1;LEN([.I410])       )                );[Doklady.$B$1:.$D$405];3;0);&quot;/&quot;;LEFT([.I410];IF(               ISNUMBER(FIND(&quot; &quot;;[.I410]));FIND(&quot; &quot;;[.I410])-1;LEN([.I41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0]+1" office:value-type="string" office:string-value="" calcext:value-type="error">
            <text:p>#REF!</text:p>
          </table:table-cell>
          <table:table-cell table:style-name="ce69" table:formula="of:=IF([.B410]=&quot;&quot;;&quot;&quot;;[.B410])" office:value-type="string" office:string-value="m" calcext:value-type="string">
            <text:p>m</text:p>
          </table:table-cell>
          <table:table-cell table:formula="of:=VLOOKUP(LEFT([.H411];IF(               ISNUMBER(FIND(&quot; &quot;;[.H411]));FIND(&quot; &quot;;[.H411])-1;LEN([.H41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0]=&quot;&quot;;&quot;&quot;;[.H410])" office:value-type="string" office:string-value="_APE0912.jpg" calcext:value-type="string">
            <text:p>_APE0912.jpg</text:p>
          </table:table-cell>
          <table:table-cell/>
          <table:table-cell table:formula="of:=IF([.H411]&lt;&gt;&quot;&quot;;HYPERLINK( CONCATENATE(&quot;file://&quot;;[.$J$2];VLOOKUP(LEFT([.H411];IF(               ISNUMBER(FIND(&quot; &quot;;[.H411]));FIND(&quot; &quot;;[.H411])-1;LEN([.H411])       )                );[Fotografie.$B$1:.$D$403];3;0);&quot;/&quot;;LEFT([.H411];IF(               ISNUMBER(FIND(&quot; &quot;;[.H411]));FIND(&quot; &quot;;[.H411])-1;LEN([.H41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1]&lt;&gt;&quot;&quot;;HYPERLINK( CONCATENATE(&quot;file://&quot;;[.$K$2];VLOOKUP(LEFT([.I411];IF(               ISNUMBER(FIND(&quot; &quot;;[.I411]));FIND(&quot; &quot;;[.I411])-1;LEN([.I411])       )                );[Doklady.$B$1:.$D$405];3;0);&quot;/&quot;;LEFT([.I411];IF(               ISNUMBER(FIND(&quot; &quot;;[.I411]));FIND(&quot; &quot;;[.I411])-1;LEN([.I41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1]+1" office:value-type="string" office:string-value="" calcext:value-type="error">
            <text:p>#REF!</text:p>
          </table:table-cell>
          <table:table-cell table:style-name="ce69" table:formula="of:=IF([.B411]=&quot;&quot;;&quot;&quot;;[.B411])" office:value-type="string" office:string-value="m" calcext:value-type="string">
            <text:p>m</text:p>
          </table:table-cell>
          <table:table-cell table:formula="of:=VLOOKUP(LEFT([.H412];IF(               ISNUMBER(FIND(&quot; &quot;;[.H412]));FIND(&quot; &quot;;[.H412])-1;LEN([.H412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1]=&quot;&quot;;&quot;&quot;;[.H411])" office:value-type="string" office:string-value="_APE0912.jpg" calcext:value-type="string">
            <text:p>_APE0912.jpg</text:p>
          </table:table-cell>
          <table:table-cell/>
          <table:table-cell table:formula="of:=IF([.H412]&lt;&gt;&quot;&quot;;HYPERLINK( CONCATENATE(&quot;file://&quot;;[.$J$2];VLOOKUP(LEFT([.H412];IF(               ISNUMBER(FIND(&quot; &quot;;[.H412]));FIND(&quot; &quot;;[.H412])-1;LEN([.H412])       )                );[Fotografie.$B$1:.$D$403];3;0);&quot;/&quot;;LEFT([.H412];IF(               ISNUMBER(FIND(&quot; &quot;;[.H412]));FIND(&quot; &quot;;[.H412])-1;LEN([.H412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2]&lt;&gt;&quot;&quot;;HYPERLINK( CONCATENATE(&quot;file://&quot;;[.$K$2];VLOOKUP(LEFT([.I412];IF(               ISNUMBER(FIND(&quot; &quot;;[.I412]));FIND(&quot; &quot;;[.I412])-1;LEN([.I412])       )                );[Doklady.$B$1:.$D$405];3;0);&quot;/&quot;;LEFT([.I412];IF(               ISNUMBER(FIND(&quot; &quot;;[.I412]));FIND(&quot; &quot;;[.I412])-1;LEN([.I41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2]+1" office:value-type="string" office:string-value="" calcext:value-type="error">
            <text:p>#REF!</text:p>
          </table:table-cell>
          <table:table-cell table:style-name="ce69" table:formula="of:=IF([.B412]=&quot;&quot;;&quot;&quot;;[.B412])" office:value-type="string" office:string-value="m" calcext:value-type="string">
            <text:p>m</text:p>
          </table:table-cell>
          <table:table-cell table:formula="of:=VLOOKUP(LEFT([.H413];IF(               ISNUMBER(FIND(&quot; &quot;;[.H413]));FIND(&quot; &quot;;[.H413])-1;LEN([.H413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2]=&quot;&quot;;&quot;&quot;;[.H412])" office:value-type="string" office:string-value="_APE0912.jpg" calcext:value-type="string">
            <text:p>_APE0912.jpg</text:p>
          </table:table-cell>
          <table:table-cell/>
          <table:table-cell table:formula="of:=IF([.H413]&lt;&gt;&quot;&quot;;HYPERLINK( CONCATENATE(&quot;file://&quot;;[.$J$2];VLOOKUP(LEFT([.H413];IF(               ISNUMBER(FIND(&quot; &quot;;[.H413]));FIND(&quot; &quot;;[.H413])-1;LEN([.H413])       )                );[Fotografie.$B$1:.$D$403];3;0);&quot;/&quot;;LEFT([.H413];IF(               ISNUMBER(FIND(&quot; &quot;;[.H413]));FIND(&quot; &quot;;[.H413])-1;LEN([.H413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3]&lt;&gt;&quot;&quot;;HYPERLINK( CONCATENATE(&quot;file://&quot;;[.$K$2];VLOOKUP(LEFT([.I413];IF(               ISNUMBER(FIND(&quot; &quot;;[.I413]));FIND(&quot; &quot;;[.I413])-1;LEN([.I413])       )                );[Doklady.$B$1:.$D$405];3;0);&quot;/&quot;;LEFT([.I413];IF(               ISNUMBER(FIND(&quot; &quot;;[.I413]));FIND(&quot; &quot;;[.I413])-1;LEN([.I41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3]+1" office:value-type="string" office:string-value="" calcext:value-type="error">
            <text:p>#REF!</text:p>
          </table:table-cell>
          <table:table-cell table:style-name="ce69" table:formula="of:=IF([.B413]=&quot;&quot;;&quot;&quot;;[.B413])" office:value-type="string" office:string-value="m" calcext:value-type="string">
            <text:p>m</text:p>
          </table:table-cell>
          <table:table-cell table:formula="of:=VLOOKUP(LEFT([.H414];IF(               ISNUMBER(FIND(&quot; &quot;;[.H414]));FIND(&quot; &quot;;[.H414])-1;LEN([.H414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3]=&quot;&quot;;&quot;&quot;;[.H413])" office:value-type="string" office:string-value="_APE0912.jpg" calcext:value-type="string">
            <text:p>_APE0912.jpg</text:p>
          </table:table-cell>
          <table:table-cell/>
          <table:table-cell table:formula="of:=IF([.H414]&lt;&gt;&quot;&quot;;HYPERLINK( CONCATENATE(&quot;file://&quot;;[.$J$2];VLOOKUP(LEFT([.H414];IF(               ISNUMBER(FIND(&quot; &quot;;[.H414]));FIND(&quot; &quot;;[.H414])-1;LEN([.H414])       )                );[Fotografie.$B$1:.$D$403];3;0);&quot;/&quot;;LEFT([.H414];IF(               ISNUMBER(FIND(&quot; &quot;;[.H414]));FIND(&quot; &quot;;[.H414])-1;LEN([.H414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4]&lt;&gt;&quot;&quot;;HYPERLINK( CONCATENATE(&quot;file://&quot;;[.$K$2];VLOOKUP(LEFT([.I414];IF(               ISNUMBER(FIND(&quot; &quot;;[.I414]));FIND(&quot; &quot;;[.I414])-1;LEN([.I414])       )                );[Doklady.$B$1:.$D$405];3;0);&quot;/&quot;;LEFT([.I414];IF(               ISNUMBER(FIND(&quot; &quot;;[.I414]));FIND(&quot; &quot;;[.I414])-1;LEN([.I4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4]+1" office:value-type="string" office:string-value="" calcext:value-type="error">
            <text:p>#REF!</text:p>
          </table:table-cell>
          <table:table-cell table:style-name="ce69" table:formula="of:=IF([.B414]=&quot;&quot;;&quot;&quot;;[.B414])" office:value-type="string" office:string-value="m" calcext:value-type="string">
            <text:p>m</text:p>
          </table:table-cell>
          <table:table-cell table:formula="of:=VLOOKUP(LEFT([.H415];IF(               ISNUMBER(FIND(&quot; &quot;;[.H415]));FIND(&quot; &quot;;[.H415])-1;LEN([.H415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4]=&quot;&quot;;&quot;&quot;;[.H414])" office:value-type="string" office:string-value="_APE0912.jpg" calcext:value-type="string">
            <text:p>_APE0912.jpg</text:p>
          </table:table-cell>
          <table:table-cell/>
          <table:table-cell table:formula="of:=IF([.H415]&lt;&gt;&quot;&quot;;HYPERLINK( CONCATENATE(&quot;file://&quot;;[.$J$2];VLOOKUP(LEFT([.H415];IF(               ISNUMBER(FIND(&quot; &quot;;[.H415]));FIND(&quot; &quot;;[.H415])-1;LEN([.H415])       )                );[Fotografie.$B$1:.$D$403];3;0);&quot;/&quot;;LEFT([.H415];IF(               ISNUMBER(FIND(&quot; &quot;;[.H415]));FIND(&quot; &quot;;[.H415])-1;LEN([.H415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5]&lt;&gt;&quot;&quot;;HYPERLINK( CONCATENATE(&quot;file://&quot;;[.$K$2];VLOOKUP(LEFT([.I415];IF(               ISNUMBER(FIND(&quot; &quot;;[.I415]));FIND(&quot; &quot;;[.I415])-1;LEN([.I415])       )                );[Doklady.$B$1:.$D$405];3;0);&quot;/&quot;;LEFT([.I415];IF(               ISNUMBER(FIND(&quot; &quot;;[.I415]));FIND(&quot; &quot;;[.I415])-1;LEN([.I41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5]+1" office:value-type="string" office:string-value="" calcext:value-type="error">
            <text:p>#REF!</text:p>
          </table:table-cell>
          <table:table-cell table:style-name="ce69" table:formula="of:=IF([.B415]=&quot;&quot;;&quot;&quot;;[.B415])" office:value-type="string" office:string-value="m" calcext:value-type="string">
            <text:p>m</text:p>
          </table:table-cell>
          <table:table-cell table:formula="of:=VLOOKUP(LEFT([.H416];IF(               ISNUMBER(FIND(&quot; &quot;;[.H416]));FIND(&quot; &quot;;[.H416])-1;LEN([.H416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5]=&quot;&quot;;&quot;&quot;;[.H415])" office:value-type="string" office:string-value="_APE0912.jpg" calcext:value-type="string">
            <text:p>_APE0912.jpg</text:p>
          </table:table-cell>
          <table:table-cell/>
          <table:table-cell table:formula="of:=IF([.H416]&lt;&gt;&quot;&quot;;HYPERLINK( CONCATENATE(&quot;file://&quot;;[.$J$2];VLOOKUP(LEFT([.H416];IF(               ISNUMBER(FIND(&quot; &quot;;[.H416]));FIND(&quot; &quot;;[.H416])-1;LEN([.H416])       )                );[Fotografie.$B$1:.$D$403];3;0);&quot;/&quot;;LEFT([.H416];IF(               ISNUMBER(FIND(&quot; &quot;;[.H416]));FIND(&quot; &quot;;[.H416])-1;LEN([.H41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6]&lt;&gt;&quot;&quot;;HYPERLINK( CONCATENATE(&quot;file://&quot;;[.$K$2];VLOOKUP(LEFT([.I416];IF(               ISNUMBER(FIND(&quot; &quot;;[.I416]));FIND(&quot; &quot;;[.I416])-1;LEN([.I416])       )                );[Doklady.$B$1:.$D$405];3;0);&quot;/&quot;;LEFT([.I416];IF(               ISNUMBER(FIND(&quot; &quot;;[.I416]));FIND(&quot; &quot;;[.I416])-1;LEN([.I41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6]+1" office:value-type="string" office:string-value="" calcext:value-type="error">
            <text:p>#REF!</text:p>
          </table:table-cell>
          <table:table-cell table:style-name="ce69" table:formula="of:=IF([.B416]=&quot;&quot;;&quot;&quot;;[.B416])" office:value-type="string" office:string-value="m" calcext:value-type="string">
            <text:p>m</text:p>
          </table:table-cell>
          <table:table-cell table:formula="of:=VLOOKUP(LEFT([.H417];IF(               ISNUMBER(FIND(&quot; &quot;;[.H417]));FIND(&quot; &quot;;[.H417])-1;LEN([.H417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6]=&quot;&quot;;&quot;&quot;;[.H416])" office:value-type="string" office:string-value="_APE0912.jpg" calcext:value-type="string">
            <text:p>_APE0912.jpg</text:p>
          </table:table-cell>
          <table:table-cell/>
          <table:table-cell table:formula="of:=IF([.H417]&lt;&gt;&quot;&quot;;HYPERLINK( CONCATENATE(&quot;file://&quot;;[.$J$2];VLOOKUP(LEFT([.H417];IF(               ISNUMBER(FIND(&quot; &quot;;[.H417]));FIND(&quot; &quot;;[.H417])-1;LEN([.H417])       )                );[Fotografie.$B$1:.$D$403];3;0);&quot;/&quot;;LEFT([.H417];IF(               ISNUMBER(FIND(&quot; &quot;;[.H417]));FIND(&quot; &quot;;[.H417])-1;LEN([.H417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7]&lt;&gt;&quot;&quot;;HYPERLINK( CONCATENATE(&quot;file://&quot;;[.$K$2];VLOOKUP(LEFT([.I417];IF(               ISNUMBER(FIND(&quot; &quot;;[.I417]));FIND(&quot; &quot;;[.I417])-1;LEN([.I417])       )                );[Doklady.$B$1:.$D$405];3;0);&quot;/&quot;;LEFT([.I417];IF(               ISNUMBER(FIND(&quot; &quot;;[.I417]));FIND(&quot; &quot;;[.I417])-1;LEN([.I41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7]+1" office:value-type="string" office:string-value="" calcext:value-type="error">
            <text:p>#REF!</text:p>
          </table:table-cell>
          <table:table-cell table:style-name="ce69" table:formula="of:=IF([.B417]=&quot;&quot;;&quot;&quot;;[.B417])" office:value-type="string" office:string-value="m" calcext:value-type="string">
            <text:p>m</text:p>
          </table:table-cell>
          <table:table-cell table:formula="of:=VLOOKUP(LEFT([.H418];IF(               ISNUMBER(FIND(&quot; &quot;;[.H418]));FIND(&quot; &quot;;[.H418])-1;LEN([.H41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7]=&quot;&quot;;&quot;&quot;;[.H417])" office:value-type="string" office:string-value="_APE0912.jpg" calcext:value-type="string">
            <text:p>_APE0912.jpg</text:p>
          </table:table-cell>
          <table:table-cell/>
          <table:table-cell table:formula="of:=IF([.H418]&lt;&gt;&quot;&quot;;HYPERLINK( CONCATENATE(&quot;file://&quot;;[.$J$2];VLOOKUP(LEFT([.H418];IF(               ISNUMBER(FIND(&quot; &quot;;[.H418]));FIND(&quot; &quot;;[.H418])-1;LEN([.H418])       )                );[Fotografie.$B$1:.$D$403];3;0);&quot;/&quot;;LEFT([.H418];IF(               ISNUMBER(FIND(&quot; &quot;;[.H418]));FIND(&quot; &quot;;[.H418])-1;LEN([.H418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8]&lt;&gt;&quot;&quot;;HYPERLINK( CONCATENATE(&quot;file://&quot;;[.$K$2];VLOOKUP(LEFT([.I418];IF(               ISNUMBER(FIND(&quot; &quot;;[.I418]));FIND(&quot; &quot;;[.I418])-1;LEN([.I418])       )                );[Doklady.$B$1:.$D$405];3;0);&quot;/&quot;;LEFT([.I418];IF(               ISNUMBER(FIND(&quot; &quot;;[.I418]));FIND(&quot; &quot;;[.I418])-1;LEN([.I41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8]+1" office:value-type="string" office:string-value="" calcext:value-type="error">
            <text:p>#REF!</text:p>
          </table:table-cell>
          <table:table-cell table:style-name="ce69" table:formula="of:=IF([.B418]=&quot;&quot;;&quot;&quot;;[.B418])" office:value-type="string" office:string-value="m" calcext:value-type="string">
            <text:p>m</text:p>
          </table:table-cell>
          <table:table-cell table:formula="of:=VLOOKUP(LEFT([.H419];IF(               ISNUMBER(FIND(&quot; &quot;;[.H419]));FIND(&quot; &quot;;[.H419])-1;LEN([.H41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8]=&quot;&quot;;&quot;&quot;;[.H418])" office:value-type="string" office:string-value="_APE0912.jpg" calcext:value-type="string">
            <text:p>_APE0912.jpg</text:p>
          </table:table-cell>
          <table:table-cell/>
          <table:table-cell table:formula="of:=IF([.H419]&lt;&gt;&quot;&quot;;HYPERLINK( CONCATENATE(&quot;file://&quot;;[.$J$2];VLOOKUP(LEFT([.H419];IF(               ISNUMBER(FIND(&quot; &quot;;[.H419]));FIND(&quot; &quot;;[.H419])-1;LEN([.H419])       )                );[Fotografie.$B$1:.$D$403];3;0);&quot;/&quot;;LEFT([.H419];IF(               ISNUMBER(FIND(&quot; &quot;;[.H419]));FIND(&quot; &quot;;[.H419])-1;LEN([.H419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19]&lt;&gt;&quot;&quot;;HYPERLINK( CONCATENATE(&quot;file://&quot;;[.$K$2];VLOOKUP(LEFT([.I419];IF(               ISNUMBER(FIND(&quot; &quot;;[.I419]));FIND(&quot; &quot;;[.I419])-1;LEN([.I419])       )                );[Doklady.$B$1:.$D$405];3;0);&quot;/&quot;;LEFT([.I419];IF(               ISNUMBER(FIND(&quot; &quot;;[.I419]));FIND(&quot; &quot;;[.I419])-1;LEN([.I41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19]+1" office:value-type="string" office:string-value="" calcext:value-type="error">
            <text:p>#REF!</text:p>
          </table:table-cell>
          <table:table-cell table:style-name="ce69" table:formula="of:=IF([.B419]=&quot;&quot;;&quot;&quot;;[.B419])" office:value-type="string" office:string-value="m" calcext:value-type="string">
            <text:p>m</text:p>
          </table:table-cell>
          <table:table-cell table:formula="of:=VLOOKUP(LEFT([.H420];IF(               ISNUMBER(FIND(&quot; &quot;;[.H420]));FIND(&quot; &quot;;[.H420])-1;LEN([.H42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19]=&quot;&quot;;&quot;&quot;;[.H419])" office:value-type="string" office:string-value="_APE0912.jpg" calcext:value-type="string">
            <text:p>_APE0912.jpg</text:p>
          </table:table-cell>
          <table:table-cell/>
          <table:table-cell table:formula="of:=IF([.H420]&lt;&gt;&quot;&quot;;HYPERLINK( CONCATENATE(&quot;file://&quot;;[.$J$2];VLOOKUP(LEFT([.H420];IF(               ISNUMBER(FIND(&quot; &quot;;[.H420]));FIND(&quot; &quot;;[.H420])-1;LEN([.H420])       )                );[Fotografie.$B$1:.$D$403];3;0);&quot;/&quot;;LEFT([.H420];IF(               ISNUMBER(FIND(&quot; &quot;;[.H420]));FIND(&quot; &quot;;[.H420])-1;LEN([.H420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0]&lt;&gt;&quot;&quot;;HYPERLINK( CONCATENATE(&quot;file://&quot;;[.$K$2];VLOOKUP(LEFT([.I420];IF(               ISNUMBER(FIND(&quot; &quot;;[.I420]));FIND(&quot; &quot;;[.I420])-1;LEN([.I420])       )                );[Doklady.$B$1:.$D$405];3;0);&quot;/&quot;;LEFT([.I420];IF(               ISNUMBER(FIND(&quot; &quot;;[.I420]));FIND(&quot; &quot;;[.I420])-1;LEN([.I42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0]+1" office:value-type="string" office:string-value="" calcext:value-type="error">
            <text:p>#REF!</text:p>
          </table:table-cell>
          <table:table-cell table:style-name="ce69" table:formula="of:=IF([.B420]=&quot;&quot;;&quot;&quot;;[.B420])" office:value-type="string" office:string-value="m" calcext:value-type="string">
            <text:p>m</text:p>
          </table:table-cell>
          <table:table-cell table:formula="of:=VLOOKUP(LEFT([.H421];IF(               ISNUMBER(FIND(&quot; &quot;;[.H421]));FIND(&quot; &quot;;[.H421])-1;LEN([.H421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elektro kotel</text:p>
          </table:table-cell>
          <table:table-cell office:value-type="string" calcext:value-type="string">
            <text:p>2 spiraly; </text:p>
          </table:table-cell>
          <table:table-cell table:style-name="ce69" table:number-columns-repeated="2"/>
          <table:table-cell table:style-name="ce96" table:formula="of:=IF([.H420]=&quot;&quot;;&quot;&quot;;[.H420])" office:value-type="string" office:string-value="_APE0912.jpg" calcext:value-type="string">
            <text:p>_APE0912.jpg</text:p>
          </table:table-cell>
          <table:table-cell/>
          <table:table-cell table:formula="of:=IF([.H421]&lt;&gt;&quot;&quot;;HYPERLINK( CONCATENATE(&quot;file://&quot;;[.$J$2];VLOOKUP(LEFT([.H421];IF(               ISNUMBER(FIND(&quot; &quot;;[.H421]));FIND(&quot; &quot;;[.H421])-1;LEN([.H421])       )                );[Fotografie.$B$1:.$D$403];3;0);&quot;/&quot;;LEFT([.H421];IF(               ISNUMBER(FIND(&quot; &quot;;[.H421]));FIND(&quot; &quot;;[.H421])-1;LEN([.H42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1]&lt;&gt;&quot;&quot;;HYPERLINK( CONCATENATE(&quot;file://&quot;;[.$K$2];VLOOKUP(LEFT([.I421];IF(               ISNUMBER(FIND(&quot; &quot;;[.I421]));FIND(&quot; &quot;;[.I421])-1;LEN([.I421])       )                );[Doklady.$B$1:.$D$405];3;0);&quot;/&quot;;LEFT([.I421];IF(               ISNUMBER(FIND(&quot; &quot;;[.I421]));FIND(&quot; &quot;;[.I421])-1;LEN([.I42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1]+1" office:value-type="string" office:string-value="" calcext:value-type="error">
            <text:p>#REF!</text:p>
          </table:table-cell>
          <table:table-cell table:style-name="ce69" table:formula="of:=IF([.B421]=&quot;&quot;;&quot;&quot;;[.B421])" office:value-type="string" office:string-value="m" calcext:value-type="string">
            <text:p>m</text:p>
          </table:table-cell>
          <table:table-cell table:formula="of:=VLOOKUP(LEFT([.H422];IF(               ISNUMBER(FIND(&quot; &quot;;[.H422]));FIND(&quot; &quot;;[.H422])-1;LEN([.H422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prouteny kosik 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21]=&quot;&quot;;&quot;&quot;;[.H421])" office:value-type="string" office:string-value="_APE0912.jpg" calcext:value-type="string">
            <text:p>_APE0912.jpg</text:p>
          </table:table-cell>
          <table:table-cell/>
          <table:table-cell table:formula="of:=IF([.H422]&lt;&gt;&quot;&quot;;HYPERLINK( CONCATENATE(&quot;file://&quot;;[.$J$2];VLOOKUP(LEFT([.H422];IF(               ISNUMBER(FIND(&quot; &quot;;[.H422]));FIND(&quot; &quot;;[.H422])-1;LEN([.H422])       )                );[Fotografie.$B$1:.$D$403];3;0);&quot;/&quot;;LEFT([.H422];IF(               ISNUMBER(FIND(&quot; &quot;;[.H422]));FIND(&quot; &quot;;[.H422])-1;LEN([.H422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2]&lt;&gt;&quot;&quot;;HYPERLINK( CONCATENATE(&quot;file://&quot;;[.$K$2];VLOOKUP(LEFT([.I422];IF(               ISNUMBER(FIND(&quot; &quot;;[.I422]));FIND(&quot; &quot;;[.I422])-1;LEN([.I422])       )                );[Doklady.$B$1:.$D$405];3;0);&quot;/&quot;;LEFT([.I422];IF(               ISNUMBER(FIND(&quot; &quot;;[.I422]));FIND(&quot; &quot;;[.I422])-1;LEN([.I422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422]+1" office:value-type="string" office:string-value="" calcext:value-type="error">
            <text:p>#REF!</text:p>
          </table:table-cell>
          <table:table-cell table:style-name="ce69" table:formula="of:=IF([.B422]=&quot;&quot;;&quot;&quot;;[.B422])" office:value-type="string" office:string-value="m" calcext:value-type="string">
            <text:p>m</text:p>
          </table:table-cell>
          <table:table-cell table:formula="of:=VLOOKUP(LEFT([.H423];IF(               ISNUMBER(FIND(&quot; &quot;;[.H423]));FIND(&quot; &quot;;[.H423])-1;LEN([.H423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drevotriskova deska a dvere</text:p>
          </table:table-cell>
          <table:table-cell office:value-type="string" calcext:value-type="string">
            <text:p>; kryje stoupacky a bojler</text:p>
          </table:table-cell>
          <table:table-cell table:style-name="ce69" table:number-columns-repeated="2"/>
          <table:table-cell table:style-name="ce96" table:formula="of:=IF([.H422]=&quot;&quot;;&quot;&quot;;[.H422])" office:value-type="string" office:string-value="_APE0912.jpg" calcext:value-type="string">
            <text:p>_APE0912.jpg</text:p>
          </table:table-cell>
          <table:table-cell/>
          <table:table-cell table:formula="of:=IF([.H423]&lt;&gt;&quot;&quot;;HYPERLINK( CONCATENATE(&quot;file://&quot;;[.$J$2];VLOOKUP(LEFT([.H423];IF(               ISNUMBER(FIND(&quot; &quot;;[.H423]));FIND(&quot; &quot;;[.H423])-1;LEN([.H423])       )                );[Fotografie.$B$1:.$D$403];3;0);&quot;/&quot;;LEFT([.H423];IF(               ISNUMBER(FIND(&quot; &quot;;[.H423]));FIND(&quot; &quot;;[.H423])-1;LEN([.H423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3]&lt;&gt;&quot;&quot;;HYPERLINK( CONCATENATE(&quot;file://&quot;;[.$K$2];VLOOKUP(LEFT([.I423];IF(               ISNUMBER(FIND(&quot; &quot;;[.I423]));FIND(&quot; &quot;;[.I423])-1;LEN([.I423])       )                );[Doklady.$B$1:.$D$405];3;0);&quot;/&quot;;LEFT([.I423];IF(               ISNUMBER(FIND(&quot; &quot;;[.I423]));FIND(&quot; &quot;;[.I423])-1;LEN([.I42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3]+1" office:value-type="string" office:string-value="" calcext:value-type="error">
            <text:p>#REF!</text:p>
          </table:table-cell>
          <table:table-cell table:style-name="ce69" table:formula="of:=IF([.B423]=&quot;&quot;;&quot;&quot;;[.B423])" office:value-type="string" office:string-value="m" calcext:value-type="string">
            <text:p>m</text:p>
          </table:table-cell>
          <table:table-cell table:formula="of:=VLOOKUP(LEFT([.H424];IF(               ISNUMBER(FIND(&quot; &quot;;[.H424]));FIND(&quot; &quot;;[.H424])-1;LEN([.H424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bojler</text:p>
          </table:table-cell>
          <table:table-cell office:value-type="string" calcext:value-type="string">
            <text:p>; </text:p>
          </table:table-cell>
          <table:table-cell table:style-name="ce69" office:value-type="string" calcext:value-type="string">
            <text:p>POKUD</text:p>
          </table:table-cell>
          <table:table-cell table:style-name="ce69"/>
          <table:table-cell table:style-name="ce96" table:formula="of:=IF([.H423]=&quot;&quot;;&quot;&quot;;[.H423])" office:value-type="string" office:string-value="_APE0912.jpg" calcext:value-type="string">
            <text:p>_APE0912.jpg</text:p>
          </table:table-cell>
          <table:table-cell/>
          <table:table-cell table:formula="of:=IF([.H424]&lt;&gt;&quot;&quot;;HYPERLINK( CONCATENATE(&quot;file://&quot;;[.$J$2];VLOOKUP(LEFT([.H424];IF(               ISNUMBER(FIND(&quot; &quot;;[.H424]));FIND(&quot; &quot;;[.H424])-1;LEN([.H424])       )                );[Fotografie.$B$1:.$D$403];3;0);&quot;/&quot;;LEFT([.H424];IF(               ISNUMBER(FIND(&quot; &quot;;[.H424]));FIND(&quot; &quot;;[.H424])-1;LEN([.H424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4]&lt;&gt;&quot;&quot;;HYPERLINK( CONCATENATE(&quot;file://&quot;;[.$K$2];VLOOKUP(LEFT([.I424];IF(               ISNUMBER(FIND(&quot; &quot;;[.I424]));FIND(&quot; &quot;;[.I424])-1;LEN([.I424])       )                );[Doklady.$B$1:.$D$405];3;0);&quot;/&quot;;LEFT([.I424];IF(               ISNUMBER(FIND(&quot; &quot;;[.I424]));FIND(&quot; &quot;;[.I424])-1;LEN([.I424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424]+1" office:value-type="string" office:string-value="" calcext:value-type="error">
            <text:p>#REF!</text:p>
          </table:table-cell>
          <table:table-cell table:style-name="ce69" table:formula="of:=IF([.B424]=&quot;&quot;;&quot;&quot;;[.B424])" office:value-type="string" office:string-value="m" calcext:value-type="string">
            <text:p>m</text:p>
          </table:table-cell>
          <table:table-cell table:formula="of:=VLOOKUP(LEFT([.H425];IF(               ISNUMBER(FIND(&quot; &quot;;[.H425]));FIND(&quot; &quot;;[.H425])-1;LEN([.H425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Dr.VAP II</text:p>
          </table:table-cell>
          <table:table-cell office:value-type="string" calcext:value-type="string">
            <text:p>Dr.Vap; el.magneticky narusovac vodniho kamene na privodu</text:p>
          </table:table-cell>
          <table:table-cell table:style-name="ce69" office:value-type="string" calcext:value-type="string">
            <text:p>POKUD</text:p>
          </table:table-cell>
          <table:table-cell table:style-name="ce69"/>
          <table:table-cell table:style-name="ce96" table:formula="of:=IF([.H424]=&quot;&quot;;&quot;&quot;;[.H424])" office:value-type="string" office:string-value="_APE0912.jpg" calcext:value-type="string">
            <text:p>_APE0912.jpg</text:p>
          </table:table-cell>
          <table:table-cell/>
          <table:table-cell table:formula="of:=IF([.H425]&lt;&gt;&quot;&quot;;HYPERLINK( CONCATENATE(&quot;file://&quot;;[.$J$2];VLOOKUP(LEFT([.H425];IF(               ISNUMBER(FIND(&quot; &quot;;[.H425]));FIND(&quot; &quot;;[.H425])-1;LEN([.H425])       )                );[Fotografie.$B$1:.$D$403];3;0);&quot;/&quot;;LEFT([.H425];IF(               ISNUMBER(FIND(&quot; &quot;;[.H425]));FIND(&quot; &quot;;[.H425])-1;LEN([.H425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5]&lt;&gt;&quot;&quot;;HYPERLINK( CONCATENATE(&quot;file://&quot;;[.$K$2];VLOOKUP(LEFT([.I425];IF(               ISNUMBER(FIND(&quot; &quot;;[.I425]));FIND(&quot; &quot;;[.I425])-1;LEN([.I425])       )                );[Doklady.$B$1:.$D$405];3;0);&quot;/&quot;;LEFT([.I425];IF(               ISNUMBER(FIND(&quot; &quot;;[.I425]));FIND(&quot; &quot;;[.I425])-1;LEN([.I42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5]+1" office:value-type="string" office:string-value="" calcext:value-type="error">
            <text:p>#REF!</text:p>
          </table:table-cell>
          <table:table-cell table:style-name="ce69" table:formula="of:=IF([.B425]=&quot;&quot;;&quot;&quot;;[.B425])" office:value-type="string" office:string-value="m" calcext:value-type="string">
            <text:p>m</text:p>
          </table:table-cell>
          <table:table-cell table:formula="of:=VLOOKUP(LEFT([.H426];IF(               ISNUMBER(FIND(&quot; &quot;;[.H426]));FIND(&quot; &quot;;[.H426])-1;LEN([.H426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plastove tl. Geberit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25]=&quot;&quot;;&quot;&quot;;[.H425])" office:value-type="string" office:string-value="_APE0912.jpg" calcext:value-type="string">
            <text:p>_APE0912.jpg</text:p>
          </table:table-cell>
          <table:table-cell/>
          <table:table-cell table:formula="of:=IF([.H426]&lt;&gt;&quot;&quot;;HYPERLINK( CONCATENATE(&quot;file://&quot;;[.$J$2];VLOOKUP(LEFT([.H426];IF(               ISNUMBER(FIND(&quot; &quot;;[.H426]));FIND(&quot; &quot;;[.H426])-1;LEN([.H426])       )                );[Fotografie.$B$1:.$D$403];3;0);&quot;/&quot;;LEFT([.H426];IF(               ISNUMBER(FIND(&quot; &quot;;[.H426]));FIND(&quot; &quot;;[.H426])-1;LEN([.H42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6]&lt;&gt;&quot;&quot;;HYPERLINK( CONCATENATE(&quot;file://&quot;;[.$K$2];VLOOKUP(LEFT([.I426];IF(               ISNUMBER(FIND(&quot; &quot;;[.I426]));FIND(&quot; &quot;;[.I426])-1;LEN([.I426])       )                );[Doklady.$B$1:.$D$405];3;0);&quot;/&quot;;LEFT([.I426];IF(               ISNUMBER(FIND(&quot; &quot;;[.I426]));FIND(&quot; &quot;;[.I426])-1;LEN([.I426])       )                )) );&quot;&quot;)">
            <text:p/>
          </table:table-cell>
          <table:table-cell table:number-columns-repeated="1013"/>
        </table:table-row>
        <table:table-row table:style-name="ro13">
          <table:table-cell table:formula="of:=[.A426]+1" office:value-type="string" office:string-value="" calcext:value-type="error">
            <text:p>#REF!</text:p>
          </table:table-cell>
          <table:table-cell table:style-name="ce69" table:formula="of:=IF([.B426]=&quot;&quot;;&quot;&quot;;[.B426])" office:value-type="string" office:string-value="m" calcext:value-type="string">
            <text:p>m</text:p>
          </table:table-cell>
          <table:table-cell table:formula="of:=VLOOKUP(LEFT([.H427];IF(               ISNUMBER(FIND(&quot; &quot;;[.H427]));FIND(&quot; &quot;;[.H427])-1;LEN([.H427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drevena policka nadedvermi</text:p>
          </table:table-cell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26]=&quot;&quot;;&quot;&quot;;[.H426])" office:value-type="string" office:string-value="_APE0912.jpg" calcext:value-type="string">
            <text:p>_APE0912.jpg</text:p>
          </table:table-cell>
          <table:table-cell/>
          <table:table-cell table:formula="of:=IF([.H427]&lt;&gt;&quot;&quot;;HYPERLINK( CONCATENATE(&quot;file://&quot;;[.$J$2];VLOOKUP(LEFT([.H427];IF(               ISNUMBER(FIND(&quot; &quot;;[.H427]));FIND(&quot; &quot;;[.H427])-1;LEN([.H427])       )                );[Fotografie.$B$1:.$D$403];3;0);&quot;/&quot;;LEFT([.H427];IF(               ISNUMBER(FIND(&quot; &quot;;[.H427]));FIND(&quot; &quot;;[.H427])-1;LEN([.H427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7]&lt;&gt;&quot;&quot;;HYPERLINK( CONCATENATE(&quot;file://&quot;;[.$K$2];VLOOKUP(LEFT([.I427];IF(               ISNUMBER(FIND(&quot; &quot;;[.I427]));FIND(&quot; &quot;;[.I427])-1;LEN([.I427])       )                );[Doklady.$B$1:.$D$405];3;0);&quot;/&quot;;LEFT([.I427];IF(               ISNUMBER(FIND(&quot; &quot;;[.I427]));FIND(&quot; &quot;;[.I427])-1;LEN([.I42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7]+1" office:value-type="string" office:string-value="" calcext:value-type="error">
            <text:p>#REF!</text:p>
          </table:table-cell>
          <table:table-cell table:style-name="ce69" table:formula="of:=IF([.B427]=&quot;&quot;;&quot;&quot;;[.B427])" office:value-type="string" office:string-value="m" calcext:value-type="string">
            <text:p>m</text:p>
          </table:table-cell>
          <table:table-cell table:formula="of:=VLOOKUP(LEFT([.H428];IF(               ISNUMBER(FIND(&quot; &quot;;[.H428]));FIND(&quot; &quot;;[.H428])-1;LEN([.H42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table:style-name="ce96" table:formula="of:=IF([.H427]=&quot;&quot;;&quot;&quot;;[.H427])" office:value-type="string" office:string-value="_APE0912.jpg" calcext:value-type="string">
            <text:p>_APE0912.jpg</text:p>
          </table:table-cell>
          <table:table-cell/>
          <table:table-cell table:formula="of:=IF([.H428]&lt;&gt;&quot;&quot;;HYPERLINK( CONCATENATE(&quot;file://&quot;;[.$J$2];VLOOKUP(LEFT([.H428];IF(               ISNUMBER(FIND(&quot; &quot;;[.H428]));FIND(&quot; &quot;;[.H428])-1;LEN([.H428])       )                );[Fotografie.$B$1:.$D$403];3;0);&quot;/&quot;;LEFT([.H428];IF(               ISNUMBER(FIND(&quot; &quot;;[.H428]));FIND(&quot; &quot;;[.H428])-1;LEN([.H428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428]&lt;&gt;&quot;&quot;;HYPERLINK( CONCATENATE(&quot;file://&quot;;[.$K$2];VLOOKUP(LEFT([.I428];IF(               ISNUMBER(FIND(&quot; &quot;;[.I428]));FIND(&quot; &quot;;[.I428])-1;LEN([.I428])       )                );[Doklady.$B$1:.$D$405];3;0);&quot;/&quot;;LEFT([.I428];IF(               ISNUMBER(FIND(&quot; &quot;;[.I428]));FIND(&quot; &quot;;[.I428])-1;LEN([.I42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8]+1" office:value-type="string" office:string-value="" calcext:value-type="error">
            <text:p>#REF!</text:p>
          </table:table-cell>
          <table:table-cell table:style-name="ce69" table:formula="of:=IF([.B428]=&quot;&quot;;&quot;&quot;;[.B428])" office:value-type="string" office:string-value="m" calcext:value-type="string">
            <text:p>m</text:p>
          </table:table-cell>
          <table:table-cell table:formula="of:=VLOOKUP(LEFT([.H429];IF(               ISNUMBER(FIND(&quot; &quot;;[.H429]));FIND(&quot; &quot;;[.H429])-1;LEN([.H42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8.jpg</text:p>
          </table:table-cell>
          <table:table-cell/>
          <table:table-cell table:formula="of:=IF([.H429]&lt;&gt;&quot;&quot;;HYPERLINK( CONCATENATE(&quot;file://&quot;;[.$J$2];VLOOKUP(LEFT([.H429];IF(               ISNUMBER(FIND(&quot; &quot;;[.H429]));FIND(&quot; &quot;;[.H429])-1;LEN([.H429])       )                );[Fotografie.$B$1:.$D$403];3;0);&quot;/&quot;;LEFT([.H429];IF(               ISNUMBER(FIND(&quot; &quot;;[.H429]));FIND(&quot; &quot;;[.H429])-1;LEN([.H429])       )                )));&quot;&quot;)" office:value-type="string" office:string-value="file:///home/pmichalec/hg2g/workspace-popo/Evidence/fotoloznice/poskozene//_APE0838.jpg" calcext:value-type="string">
            <text:p>file:///home/pmichalec/hg2g/workspace-popo/Evidence/fotoloznice/poskozene//_APE0838.jpg</text:p>
          </table:table-cell>
          <table:table-cell table:style-name="ce110" table:formula="of:=IF([.I429]&lt;&gt;&quot;&quot;;HYPERLINK( CONCATENATE(&quot;file://&quot;;[.$K$2];VLOOKUP(LEFT([.I429];IF(               ISNUMBER(FIND(&quot; &quot;;[.I429]));FIND(&quot; &quot;;[.I429])-1;LEN([.I429])       )                );[Doklady.$B$1:.$D$405];3;0);&quot;/&quot;;LEFT([.I429];IF(               ISNUMBER(FIND(&quot; &quot;;[.I429]));FIND(&quot; &quot;;[.I429])-1;LEN([.I42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29]+1" office:value-type="string" office:string-value="" calcext:value-type="error">
            <text:p>#REF!</text:p>
          </table:table-cell>
          <table:table-cell table:style-name="ce69" table:formula="of:=IF([.B429]=&quot;&quot;;&quot;&quot;;[.B429])" office:value-type="string" office:string-value="m" calcext:value-type="string">
            <text:p>m</text:p>
          </table:table-cell>
          <table:table-cell table:formula="of:=VLOOKUP(LEFT([.H430];IF(               ISNUMBER(FIND(&quot; &quot;;[.H430]));FIND(&quot; &quot;;[.H430])-1;LEN([.H43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6.jpg</text:p>
          </table:table-cell>
          <table:table-cell/>
          <table:table-cell table:formula="of:=IF([.H430]&lt;&gt;&quot;&quot;;HYPERLINK( CONCATENATE(&quot;file://&quot;;[.$J$2];VLOOKUP(LEFT([.H430];IF(               ISNUMBER(FIND(&quot; &quot;;[.H430]));FIND(&quot; &quot;;[.H430])-1;LEN([.H430])       )                );[Fotografie.$B$1:.$D$403];3;0);&quot;/&quot;;LEFT([.H430];IF(               ISNUMBER(FIND(&quot; &quot;;[.H430]));FIND(&quot; &quot;;[.H430])-1;LEN([.H430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110" table:formula="of:=IF([.I430]&lt;&gt;&quot;&quot;;HYPERLINK( CONCATENATE(&quot;file://&quot;;[.$K$2];VLOOKUP(LEFT([.I430];IF(               ISNUMBER(FIND(&quot; &quot;;[.I430]));FIND(&quot; &quot;;[.I430])-1;LEN([.I430])       )                );[Doklady.$B$1:.$D$405];3;0);&quot;/&quot;;LEFT([.I430];IF(               ISNUMBER(FIND(&quot; &quot;;[.I430]));FIND(&quot; &quot;;[.I430])-1;LEN([.I43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0]+1" office:value-type="string" office:string-value="" calcext:value-type="error">
            <text:p>#REF!</text:p>
          </table:table-cell>
          <table:table-cell table:style-name="ce69" table:formula="of:=IF([.B430]=&quot;&quot;;&quot;&quot;;[.B430])" office:value-type="string" office:string-value="m" calcext:value-type="string">
            <text:p>m</text:p>
          </table:table-cell>
          <table:table-cell table:formula="of:=VLOOKUP(LEFT([.H431];IF(               ISNUMBER(FIND(&quot; &quot;;[.H431]));FIND(&quot; &quot;;[.H431])-1;LEN([.H43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5.jpg</text:p>
          </table:table-cell>
          <table:table-cell/>
          <table:table-cell table:formula="of:=IF([.H431]&lt;&gt;&quot;&quot;;HYPERLINK( CONCATENATE(&quot;file://&quot;;[.$J$2];VLOOKUP(LEFT([.H431];IF(               ISNUMBER(FIND(&quot; &quot;;[.H431]));FIND(&quot; &quot;;[.H431])-1;LEN([.H431])       )                );[Fotografie.$B$1:.$D$403];3;0);&quot;/&quot;;LEFT([.H431];IF(               ISNUMBER(FIND(&quot; &quot;;[.H431]));FIND(&quot; &quot;;[.H431])-1;LEN([.H431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110" table:formula="of:=IF([.I431]&lt;&gt;&quot;&quot;;HYPERLINK( CONCATENATE(&quot;file://&quot;;[.$K$2];VLOOKUP(LEFT([.I431];IF(               ISNUMBER(FIND(&quot; &quot;;[.I431]));FIND(&quot; &quot;;[.I431])-1;LEN([.I431])       )                );[Doklady.$B$1:.$D$405];3;0);&quot;/&quot;;LEFT([.I431];IF(               ISNUMBER(FIND(&quot; &quot;;[.I431]));FIND(&quot; &quot;;[.I431])-1;LEN([.I43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1]+1" office:value-type="string" office:string-value="" calcext:value-type="error">
            <text:p>#REF!</text:p>
          </table:table-cell>
          <table:table-cell table:style-name="ce69" table:formula="of:=IF([.B431]=&quot;&quot;;&quot;&quot;;[.B431])" office:value-type="string" office:string-value="m" calcext:value-type="string">
            <text:p>m</text:p>
          </table:table-cell>
          <table:table-cell table:formula="of:=VLOOKUP(LEFT([.H432];IF(               ISNUMBER(FIND(&quot; &quot;;[.H432]));FIND(&quot; &quot;;[.H432])-1;LEN([.H43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5.jpg</text:p>
          </table:table-cell>
          <table:table-cell/>
          <table:table-cell table:formula="of:=IF([.H432]&lt;&gt;&quot;&quot;;HYPERLINK( CONCATENATE(&quot;file://&quot;;[.$J$2];VLOOKUP(LEFT([.H432];IF(               ISNUMBER(FIND(&quot; &quot;;[.H432]));FIND(&quot; &quot;;[.H432])-1;LEN([.H432])       )                );[Fotografie.$B$1:.$D$403];3;0);&quot;/&quot;;LEFT([.H432];IF(               ISNUMBER(FIND(&quot; &quot;;[.H432]));FIND(&quot; &quot;;[.H432])-1;LEN([.H432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110" table:formula="of:=IF([.I432]&lt;&gt;&quot;&quot;;HYPERLINK( CONCATENATE(&quot;file://&quot;;[.$K$2];VLOOKUP(LEFT([.I432];IF(               ISNUMBER(FIND(&quot; &quot;;[.I432]));FIND(&quot; &quot;;[.I432])-1;LEN([.I432])       )                );[Doklady.$B$1:.$D$405];3;0);&quot;/&quot;;LEFT([.I432];IF(               ISNUMBER(FIND(&quot; &quot;;[.I432]));FIND(&quot; &quot;;[.I432])-1;LEN([.I43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2]+1" office:value-type="string" office:string-value="" calcext:value-type="error">
            <text:p>#REF!</text:p>
          </table:table-cell>
          <table:table-cell table:style-name="ce69" table:formula="of:=IF([.B432]=&quot;&quot;;&quot;&quot;;[.B432])" office:value-type="string" office:string-value="m" calcext:value-type="string">
            <text:p>m</text:p>
          </table:table-cell>
          <table:table-cell table:formula="of:=VLOOKUP(LEFT([.H433];IF(               ISNUMBER(FIND(&quot; &quot;;[.H433]));FIND(&quot; &quot;;[.H433])-1;LEN([.H43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9.jpg</text:p>
          </table:table-cell>
          <table:table-cell/>
          <table:table-cell table:formula="of:=IF([.H433]&lt;&gt;&quot;&quot;;HYPERLINK( CONCATENATE(&quot;file://&quot;;[.$J$2];VLOOKUP(LEFT([.H433];IF(               ISNUMBER(FIND(&quot; &quot;;[.H433]));FIND(&quot; &quot;;[.H433])-1;LEN([.H433])       )                );[Fotografie.$B$1:.$D$403];3;0);&quot;/&quot;;LEFT([.H433];IF(               ISNUMBER(FIND(&quot; &quot;;[.H433]));FIND(&quot; &quot;;[.H433])-1;LEN([.H433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110" table:formula="of:=IF([.I433]&lt;&gt;&quot;&quot;;HYPERLINK( CONCATENATE(&quot;file://&quot;;[.$K$2];VLOOKUP(LEFT([.I433];IF(               ISNUMBER(FIND(&quot; &quot;;[.I433]));FIND(&quot; &quot;;[.I433])-1;LEN([.I433])       )                );[Doklady.$B$1:.$D$405];3;0);&quot;/&quot;;LEFT([.I433];IF(               ISNUMBER(FIND(&quot; &quot;;[.I433]));FIND(&quot; &quot;;[.I433])-1;LEN([.I43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3]+1" office:value-type="string" office:string-value="" calcext:value-type="error">
            <text:p>#REF!</text:p>
          </table:table-cell>
          <table:table-cell table:style-name="ce69" table:formula="of:=IF([.B433]=&quot;&quot;;&quot;&quot;;[.B433])" office:value-type="string" office:string-value="m" calcext:value-type="string">
            <text:p>m</text:p>
          </table:table-cell>
          <table:table-cell table:formula="of:=VLOOKUP(LEFT([.H434];IF(               ISNUMBER(FIND(&quot; &quot;;[.H434]));FIND(&quot; &quot;;[.H434])-1;LEN([.H43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0.jpg</text:p>
          </table:table-cell>
          <table:table-cell/>
          <table:table-cell table:formula="of:=IF([.H434]&lt;&gt;&quot;&quot;;HYPERLINK( CONCATENATE(&quot;file://&quot;;[.$J$2];VLOOKUP(LEFT([.H434];IF(               ISNUMBER(FIND(&quot; &quot;;[.H434]));FIND(&quot; &quot;;[.H434])-1;LEN([.H434])       )                );[Fotografie.$B$1:.$D$403];3;0);&quot;/&quot;;LEFT([.H434];IF(               ISNUMBER(FIND(&quot; &quot;;[.H434]));FIND(&quot; &quot;;[.H434])-1;LEN([.H434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110" table:formula="of:=IF([.I434]&lt;&gt;&quot;&quot;;HYPERLINK( CONCATENATE(&quot;file://&quot;;[.$K$2];VLOOKUP(LEFT([.I434];IF(               ISNUMBER(FIND(&quot; &quot;;[.I434]));FIND(&quot; &quot;;[.I434])-1;LEN([.I434])       )                );[Doklady.$B$1:.$D$405];3;0);&quot;/&quot;;LEFT([.I434];IF(               ISNUMBER(FIND(&quot; &quot;;[.I434]));FIND(&quot; &quot;;[.I434])-1;LEN([.I43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4]+1" office:value-type="string" office:string-value="" calcext:value-type="error">
            <text:p>#REF!</text:p>
          </table:table-cell>
          <table:table-cell table:style-name="ce69" table:formula="of:=IF([.B434]=&quot;&quot;;&quot;&quot;;[.B434])" office:value-type="string" office:string-value="m" calcext:value-type="string">
            <text:p>m</text:p>
          </table:table-cell>
          <table:table-cell table:formula="of:=VLOOKUP(LEFT([.H435];IF(               ISNUMBER(FIND(&quot; &quot;;[.H435]));FIND(&quot; &quot;;[.H435])-1;LEN([.H43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0.jpg</text:p>
          </table:table-cell>
          <table:table-cell/>
          <table:table-cell table:formula="of:=IF([.H435]&lt;&gt;&quot;&quot;;HYPERLINK( CONCATENATE(&quot;file://&quot;;[.$J$2];VLOOKUP(LEFT([.H435];IF(               ISNUMBER(FIND(&quot; &quot;;[.H435]));FIND(&quot; &quot;;[.H435])-1;LEN([.H435])       )                );[Fotografie.$B$1:.$D$403];3;0);&quot;/&quot;;LEFT([.H435];IF(               ISNUMBER(FIND(&quot; &quot;;[.H435]));FIND(&quot; &quot;;[.H435])-1;LEN([.H435])       )                )));&quot;&quot;)" office:value-type="string" office:string-value="file:///home/pmichalec/hg2g/workspace-popo/Evidence/fotoloznice/poskozene//_APE0840.jpg" calcext:value-type="string">
            <text:p>file:///home/pmichalec/hg2g/workspace-popo/Evidence/fotoloznice/poskozene//_APE0840.jpg</text:p>
          </table:table-cell>
          <table:table-cell table:style-name="ce110" table:formula="of:=IF([.I435]&lt;&gt;&quot;&quot;;HYPERLINK( CONCATENATE(&quot;file://&quot;;[.$K$2];VLOOKUP(LEFT([.I435];IF(               ISNUMBER(FIND(&quot; &quot;;[.I435]));FIND(&quot; &quot;;[.I435])-1;LEN([.I435])       )                );[Doklady.$B$1:.$D$405];3;0);&quot;/&quot;;LEFT([.I435];IF(               ISNUMBER(FIND(&quot; &quot;;[.I435]));FIND(&quot; &quot;;[.I435])-1;LEN([.I43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5]+1" office:value-type="string" office:string-value="" calcext:value-type="error">
            <text:p>#REF!</text:p>
          </table:table-cell>
          <table:table-cell table:style-name="ce69" table:formula="of:=IF([.B435]=&quot;&quot;;&quot;&quot;;[.B435])" office:value-type="string" office:string-value="m" calcext:value-type="string">
            <text:p>m</text:p>
          </table:table-cell>
          <table:table-cell table:formula="of:=VLOOKUP(LEFT([.H436];IF(               ISNUMBER(FIND(&quot; &quot;;[.H436]));FIND(&quot; &quot;;[.H436])-1;LEN([.H43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3.jpg</text:p>
          </table:table-cell>
          <table:table-cell/>
          <table:table-cell table:formula="of:=IF([.H436]&lt;&gt;&quot;&quot;;HYPERLINK( CONCATENATE(&quot;file://&quot;;[.$J$2];VLOOKUP(LEFT([.H436];IF(               ISNUMBER(FIND(&quot; &quot;;[.H436]));FIND(&quot; &quot;;[.H436])-1;LEN([.H436])       )                );[Fotografie.$B$1:.$D$403];3;0);&quot;/&quot;;LEFT([.H436];IF(               ISNUMBER(FIND(&quot; &quot;;[.H436]));FIND(&quot; &quot;;[.H436])-1;LEN([.H436])       )                )));&quot;&quot;)" office:value-type="string" office:string-value="file:///home/pmichalec/hg2g/workspace-popo/Evidence/fotoloznice/poskozene//_APE0853.jpg" calcext:value-type="string">
            <text:p>file:///home/pmichalec/hg2g/workspace-popo/Evidence/fotoloznice/poskozene//_APE0853.jpg</text:p>
          </table:table-cell>
          <table:table-cell table:style-name="ce110" table:formula="of:=IF([.I436]&lt;&gt;&quot;&quot;;HYPERLINK( CONCATENATE(&quot;file://&quot;;[.$K$2];VLOOKUP(LEFT([.I436];IF(               ISNUMBER(FIND(&quot; &quot;;[.I436]));FIND(&quot; &quot;;[.I436])-1;LEN([.I436])       )                );[Doklady.$B$1:.$D$405];3;0);&quot;/&quot;;LEFT([.I436];IF(               ISNUMBER(FIND(&quot; &quot;;[.I436]));FIND(&quot; &quot;;[.I436])-1;LEN([.I43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6]+1" office:value-type="string" office:string-value="" calcext:value-type="error">
            <text:p>#REF!</text:p>
          </table:table-cell>
          <table:table-cell table:style-name="ce69" table:formula="of:=IF([.B436]=&quot;&quot;;&quot;&quot;;[.B436])" office:value-type="string" office:string-value="m" calcext:value-type="string">
            <text:p>m</text:p>
          </table:table-cell>
          <table:table-cell table:formula="of:=VLOOKUP(LEFT([.H437];IF(               ISNUMBER(FIND(&quot; &quot;;[.H437]));FIND(&quot; &quot;;[.H437])-1;LEN([.H43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5.jpg</text:p>
          </table:table-cell>
          <table:table-cell/>
          <table:table-cell table:formula="of:=IF([.H437]&lt;&gt;&quot;&quot;;HYPERLINK( CONCATENATE(&quot;file://&quot;;[.$J$2];VLOOKUP(LEFT([.H437];IF(               ISNUMBER(FIND(&quot; &quot;;[.H437]));FIND(&quot; &quot;;[.H437])-1;LEN([.H437])       )                );[Fotografie.$B$1:.$D$403];3;0);&quot;/&quot;;LEFT([.H437];IF(               ISNUMBER(FIND(&quot; &quot;;[.H437]));FIND(&quot; &quot;;[.H437])-1;LEN([.H437])       )                )));&quot;&quot;)" office:value-type="string" office:string-value="file:///home/pmichalec/hg2g/workspace-popo/Evidence/fotoloznice/poskozene//_APE0845.jpg" calcext:value-type="string">
            <text:p>file:///home/pmichalec/hg2g/workspace-popo/Evidence/fotoloznice/poskozene//_APE0845.jpg</text:p>
          </table:table-cell>
          <table:table-cell table:style-name="ce110" table:formula="of:=IF([.I437]&lt;&gt;&quot;&quot;;HYPERLINK( CONCATENATE(&quot;file://&quot;;[.$K$2];VLOOKUP(LEFT([.I437];IF(               ISNUMBER(FIND(&quot; &quot;;[.I437]));FIND(&quot; &quot;;[.I437])-1;LEN([.I437])       )                );[Doklady.$B$1:.$D$405];3;0);&quot;/&quot;;LEFT([.I437];IF(               ISNUMBER(FIND(&quot; &quot;;[.I437]));FIND(&quot; &quot;;[.I437])-1;LEN([.I43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7]+1" office:value-type="string" office:string-value="" calcext:value-type="error">
            <text:p>#REF!</text:p>
          </table:table-cell>
          <table:table-cell table:style-name="ce69" table:formula="of:=IF([.B437]=&quot;&quot;;&quot;&quot;;[.B437])" office:value-type="string" office:string-value="m" calcext:value-type="string">
            <text:p>m</text:p>
          </table:table-cell>
          <table:table-cell table:formula="of:=VLOOKUP(LEFT([.H438];IF(               ISNUMBER(FIND(&quot; &quot;;[.H438]));FIND(&quot; &quot;;[.H438])-1;LEN([.H43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7.jpg</text:p>
          </table:table-cell>
          <table:table-cell/>
          <table:table-cell table:formula="of:=IF([.H438]&lt;&gt;&quot;&quot;;HYPERLINK( CONCATENATE(&quot;file://&quot;;[.$J$2];VLOOKUP(LEFT([.H438];IF(               ISNUMBER(FIND(&quot; &quot;;[.H438]));FIND(&quot; &quot;;[.H438])-1;LEN([.H438])       )                );[Fotografie.$B$1:.$D$403];3;0);&quot;/&quot;;LEFT([.H438];IF(               ISNUMBER(FIND(&quot; &quot;;[.H438]));FIND(&quot; &quot;;[.H438])-1;LEN([.H438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110" table:formula="of:=IF([.I438]&lt;&gt;&quot;&quot;;HYPERLINK( CONCATENATE(&quot;file://&quot;;[.$K$2];VLOOKUP(LEFT([.I438];IF(               ISNUMBER(FIND(&quot; &quot;;[.I438]));FIND(&quot; &quot;;[.I438])-1;LEN([.I438])       )                );[Doklady.$B$1:.$D$405];3;0);&quot;/&quot;;LEFT([.I438];IF(               ISNUMBER(FIND(&quot; &quot;;[.I438]));FIND(&quot; &quot;;[.I438])-1;LEN([.I43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8]+1" office:value-type="string" office:string-value="" calcext:value-type="error">
            <text:p>#REF!</text:p>
          </table:table-cell>
          <table:table-cell table:style-name="ce69" table:formula="of:=IF([.B438]=&quot;&quot;;&quot;&quot;;[.B438])" office:value-type="string" office:string-value="m" calcext:value-type="string">
            <text:p>m</text:p>
          </table:table-cell>
          <table:table-cell table:formula="of:=VLOOKUP(LEFT([.H439];IF(               ISNUMBER(FIND(&quot; &quot;;[.H439]));FIND(&quot; &quot;;[.H439])-1;LEN([.H43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6.jpg</text:p>
          </table:table-cell>
          <table:table-cell/>
          <table:table-cell table:formula="of:=IF([.H439]&lt;&gt;&quot;&quot;;HYPERLINK( CONCATENATE(&quot;file://&quot;;[.$J$2];VLOOKUP(LEFT([.H439];IF(               ISNUMBER(FIND(&quot; &quot;;[.H439]));FIND(&quot; &quot;;[.H439])-1;LEN([.H439])       )                );[Fotografie.$B$1:.$D$403];3;0);&quot;/&quot;;LEFT([.H439];IF(               ISNUMBER(FIND(&quot; &quot;;[.H439]));FIND(&quot; &quot;;[.H439])-1;LEN([.H439])       )                )));&quot;&quot;)" office:value-type="string" office:string-value="file:///home/pmichalec/hg2g/workspace-popo/Evidence/fotoloznice/poskozene//_APE0846.jpg" calcext:value-type="string">
            <text:p>file:///home/pmichalec/hg2g/workspace-popo/Evidence/fotoloznice/poskozene//_APE0846.jpg</text:p>
          </table:table-cell>
          <table:table-cell table:style-name="ce110" table:formula="of:=IF([.I439]&lt;&gt;&quot;&quot;;HYPERLINK( CONCATENATE(&quot;file://&quot;;[.$K$2];VLOOKUP(LEFT([.I439];IF(               ISNUMBER(FIND(&quot; &quot;;[.I439]));FIND(&quot; &quot;;[.I439])-1;LEN([.I439])       )                );[Doklady.$B$1:.$D$405];3;0);&quot;/&quot;;LEFT([.I439];IF(               ISNUMBER(FIND(&quot; &quot;;[.I439]));FIND(&quot; &quot;;[.I439])-1;LEN([.I43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39]+1" office:value-type="string" office:string-value="" calcext:value-type="error">
            <text:p>#REF!</text:p>
          </table:table-cell>
          <table:table-cell table:style-name="ce69" table:formula="of:=IF([.B439]=&quot;&quot;;&quot;&quot;;[.B439])" office:value-type="string" office:string-value="m" calcext:value-type="string">
            <text:p>m</text:p>
          </table:table-cell>
          <table:table-cell table:formula="of:=VLOOKUP(LEFT([.H440];IF(               ISNUMBER(FIND(&quot; &quot;;[.H440]));FIND(&quot; &quot;;[.H440])-1;LEN([.H44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1.jpg</text:p>
          </table:table-cell>
          <table:table-cell/>
          <table:table-cell table:formula="of:=IF([.H440]&lt;&gt;&quot;&quot;;HYPERLINK( CONCATENATE(&quot;file://&quot;;[.$J$2];VLOOKUP(LEFT([.H440];IF(               ISNUMBER(FIND(&quot; &quot;;[.H440]));FIND(&quot; &quot;;[.H440])-1;LEN([.H440])       )                );[Fotografie.$B$1:.$D$403];3;0);&quot;/&quot;;LEFT([.H440];IF(               ISNUMBER(FIND(&quot; &quot;;[.H440]));FIND(&quot; &quot;;[.H440])-1;LEN([.H440])       )                )));&quot;&quot;)" office:value-type="string" office:string-value="file:///home/pmichalec/hg2g/workspace-popo/Evidence/fotoloznice/poskozene//_APE0831.jpg" calcext:value-type="string">
            <text:p>file:///home/pmichalec/hg2g/workspace-popo/Evidence/fotoloznice/poskozene//_APE0831.jpg</text:p>
          </table:table-cell>
          <table:table-cell table:style-name="ce110" table:formula="of:=IF([.I440]&lt;&gt;&quot;&quot;;HYPERLINK( CONCATENATE(&quot;file://&quot;;[.$K$2];VLOOKUP(LEFT([.I440];IF(               ISNUMBER(FIND(&quot; &quot;;[.I440]));FIND(&quot; &quot;;[.I440])-1;LEN([.I440])       )                );[Doklady.$B$1:.$D$405];3;0);&quot;/&quot;;LEFT([.I440];IF(               ISNUMBER(FIND(&quot; &quot;;[.I440]));FIND(&quot; &quot;;[.I440])-1;LEN([.I44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0]+1" office:value-type="string" office:string-value="" calcext:value-type="error">
            <text:p>#REF!</text:p>
          </table:table-cell>
          <table:table-cell table:style-name="ce69" table:formula="of:=IF([.B440]=&quot;&quot;;&quot;&quot;;[.B440])" office:value-type="string" office:string-value="m" calcext:value-type="string">
            <text:p>m</text:p>
          </table:table-cell>
          <table:table-cell table:formula="of:=VLOOKUP(LEFT([.H441];IF(               ISNUMBER(FIND(&quot; &quot;;[.H441]));FIND(&quot; &quot;;[.H441])-1;LEN([.H44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6.jpg</text:p>
          </table:table-cell>
          <table:table-cell/>
          <table:table-cell table:formula="of:=IF([.H441]&lt;&gt;&quot;&quot;;HYPERLINK( CONCATENATE(&quot;file://&quot;;[.$J$2];VLOOKUP(LEFT([.H441];IF(               ISNUMBER(FIND(&quot; &quot;;[.H441]));FIND(&quot; &quot;;[.H441])-1;LEN([.H441])       )                );[Fotografie.$B$1:.$D$403];3;0);&quot;/&quot;;LEFT([.H441];IF(               ISNUMBER(FIND(&quot; &quot;;[.H441]));FIND(&quot; &quot;;[.H441])-1;LEN([.H441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110" table:formula="of:=IF([.I441]&lt;&gt;&quot;&quot;;HYPERLINK( CONCATENATE(&quot;file://&quot;;[.$K$2];VLOOKUP(LEFT([.I441];IF(               ISNUMBER(FIND(&quot; &quot;;[.I441]));FIND(&quot; &quot;;[.I441])-1;LEN([.I441])       )                );[Doklady.$B$1:.$D$405];3;0);&quot;/&quot;;LEFT([.I441];IF(               ISNUMBER(FIND(&quot; &quot;;[.I441]));FIND(&quot; &quot;;[.I441])-1;LEN([.I44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1]+1" office:value-type="string" office:string-value="" calcext:value-type="error">
            <text:p>#REF!</text:p>
          </table:table-cell>
          <table:table-cell table:style-name="ce69" table:formula="of:=IF([.B441]=&quot;&quot;;&quot;&quot;;[.B441])" office:value-type="string" office:string-value="m" calcext:value-type="string">
            <text:p>m</text:p>
          </table:table-cell>
          <table:table-cell table:formula="of:=VLOOKUP(LEFT([.H442];IF(               ISNUMBER(FIND(&quot; &quot;;[.H442]));FIND(&quot; &quot;;[.H442])-1;LEN([.H44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8.jpg</text:p>
          </table:table-cell>
          <table:table-cell/>
          <table:table-cell table:formula="of:=IF([.H442]&lt;&gt;&quot;&quot;;HYPERLINK( CONCATENATE(&quot;file://&quot;;[.$J$2];VLOOKUP(LEFT([.H442];IF(               ISNUMBER(FIND(&quot; &quot;;[.H442]));FIND(&quot; &quot;;[.H442])-1;LEN([.H442])       )                );[Fotografie.$B$1:.$D$403];3;0);&quot;/&quot;;LEFT([.H442];IF(               ISNUMBER(FIND(&quot; &quot;;[.H442]));FIND(&quot; &quot;;[.H442])-1;LEN([.H442])       )                )));&quot;&quot;)" office:value-type="string" office:string-value="file:///home/pmichalec/hg2g/workspace-popo/Evidence/fotoloznice/poskozene//_APE0848.jpg" calcext:value-type="string">
            <text:p>file:///home/pmichalec/hg2g/workspace-popo/Evidence/fotoloznice/poskozene//_APE0848.jpg</text:p>
          </table:table-cell>
          <table:table-cell table:style-name="ce110" table:formula="of:=IF([.I442]&lt;&gt;&quot;&quot;;HYPERLINK( CONCATENATE(&quot;file://&quot;;[.$K$2];VLOOKUP(LEFT([.I442];IF(               ISNUMBER(FIND(&quot; &quot;;[.I442]));FIND(&quot; &quot;;[.I442])-1;LEN([.I442])       )                );[Doklady.$B$1:.$D$405];3;0);&quot;/&quot;;LEFT([.I442];IF(               ISNUMBER(FIND(&quot; &quot;;[.I442]));FIND(&quot; &quot;;[.I442])-1;LEN([.I44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2]+1" office:value-type="string" office:string-value="" calcext:value-type="error">
            <text:p>#REF!</text:p>
          </table:table-cell>
          <table:table-cell table:style-name="ce69" table:formula="of:=IF([.B442]=&quot;&quot;;&quot;&quot;;[.B442])" office:value-type="string" office:string-value="m" calcext:value-type="string">
            <text:p>m</text:p>
          </table:table-cell>
          <table:table-cell table:formula="of:=VLOOKUP(LEFT([.H443];IF(               ISNUMBER(FIND(&quot; &quot;;[.H443]));FIND(&quot; &quot;;[.H443])-1;LEN([.H44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3.jpg</text:p>
          </table:table-cell>
          <table:table-cell/>
          <table:table-cell table:formula="of:=IF([.H443]&lt;&gt;&quot;&quot;;HYPERLINK( CONCATENATE(&quot;file://&quot;;[.$J$2];VLOOKUP(LEFT([.H443];IF(               ISNUMBER(FIND(&quot; &quot;;[.H443]));FIND(&quot; &quot;;[.H443])-1;LEN([.H443])       )                );[Fotografie.$B$1:.$D$403];3;0);&quot;/&quot;;LEFT([.H443];IF(               ISNUMBER(FIND(&quot; &quot;;[.H443]));FIND(&quot; &quot;;[.H443])-1;LEN([.H443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110" table:formula="of:=IF([.I443]&lt;&gt;&quot;&quot;;HYPERLINK( CONCATENATE(&quot;file://&quot;;[.$K$2];VLOOKUP(LEFT([.I443];IF(               ISNUMBER(FIND(&quot; &quot;;[.I443]));FIND(&quot; &quot;;[.I443])-1;LEN([.I443])       )                );[Doklady.$B$1:.$D$405];3;0);&quot;/&quot;;LEFT([.I443];IF(               ISNUMBER(FIND(&quot; &quot;;[.I443]));FIND(&quot; &quot;;[.I443])-1;LEN([.I44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3]+1" office:value-type="string" office:string-value="" calcext:value-type="error">
            <text:p>#REF!</text:p>
          </table:table-cell>
          <table:table-cell table:style-name="ce69" table:formula="of:=IF([.B443]=&quot;&quot;;&quot;&quot;;[.B443])" office:value-type="string" office:string-value="m" calcext:value-type="string">
            <text:p>m</text:p>
          </table:table-cell>
          <table:table-cell table:formula="of:=VLOOKUP(LEFT([.H444];IF(               ISNUMBER(FIND(&quot; &quot;;[.H444]));FIND(&quot; &quot;;[.H444])-1;LEN([.H44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4.jpg</text:p>
          </table:table-cell>
          <table:table-cell/>
          <table:table-cell table:formula="of:=IF([.H444]&lt;&gt;&quot;&quot;;HYPERLINK( CONCATENATE(&quot;file://&quot;;[.$J$2];VLOOKUP(LEFT([.H444];IF(               ISNUMBER(FIND(&quot; &quot;;[.H444]));FIND(&quot; &quot;;[.H444])-1;LEN([.H444])       )                );[Fotografie.$B$1:.$D$403];3;0);&quot;/&quot;;LEFT([.H444];IF(               ISNUMBER(FIND(&quot; &quot;;[.H444]));FIND(&quot; &quot;;[.H444])-1;LEN([.H444])       )                )));&quot;&quot;)" office:value-type="string" office:string-value="file:///home/pmichalec/hg2g/workspace-popo/Evidence/fotoloznice/poskozene//_APE0844.jpg" calcext:value-type="string">
            <text:p>file:///home/pmichalec/hg2g/workspace-popo/Evidence/fotoloznice/poskozene//_APE0844.jpg</text:p>
          </table:table-cell>
          <table:table-cell table:style-name="ce110" table:formula="of:=IF([.I444]&lt;&gt;&quot;&quot;;HYPERLINK( CONCATENATE(&quot;file://&quot;;[.$K$2];VLOOKUP(LEFT([.I444];IF(               ISNUMBER(FIND(&quot; &quot;;[.I444]));FIND(&quot; &quot;;[.I444])-1;LEN([.I444])       )                );[Doklady.$B$1:.$D$405];3;0);&quot;/&quot;;LEFT([.I444];IF(               ISNUMBER(FIND(&quot; &quot;;[.I444]));FIND(&quot; &quot;;[.I444])-1;LEN([.I44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4]+1" office:value-type="string" office:string-value="" calcext:value-type="error">
            <text:p>#REF!</text:p>
          </table:table-cell>
          <table:table-cell table:style-name="ce69" table:formula="of:=IF([.B444]=&quot;&quot;;&quot;&quot;;[.B444])" office:value-type="string" office:string-value="m" calcext:value-type="string">
            <text:p>m</text:p>
          </table:table-cell>
          <table:table-cell table:formula="of:=VLOOKUP(LEFT([.H445];IF(               ISNUMBER(FIND(&quot; &quot;;[.H445]));FIND(&quot; &quot;;[.H445])-1;LEN([.H44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4.jpg</text:p>
          </table:table-cell>
          <table:table-cell/>
          <table:table-cell table:formula="of:=IF([.H445]&lt;&gt;&quot;&quot;;HYPERLINK( CONCATENATE(&quot;file://&quot;;[.$J$2];VLOOKUP(LEFT([.H445];IF(               ISNUMBER(FIND(&quot; &quot;;[.H445]));FIND(&quot; &quot;;[.H445])-1;LEN([.H445])       )                );[Fotografie.$B$1:.$D$403];3;0);&quot;/&quot;;LEFT([.H445];IF(               ISNUMBER(FIND(&quot; &quot;;[.H445]));FIND(&quot; &quot;;[.H445])-1;LEN([.H445])       )                )));&quot;&quot;)" office:value-type="string" office:string-value="file:///home/pmichalec/hg2g/workspace-popo/Evidence/fotoloznice/poskozene//_APE0854.jpg" calcext:value-type="string">
            <text:p>file:///home/pmichalec/hg2g/workspace-popo/Evidence/fotoloznice/poskozene//_APE0854.jpg</text:p>
          </table:table-cell>
          <table:table-cell table:style-name="ce110" table:formula="of:=IF([.I445]&lt;&gt;&quot;&quot;;HYPERLINK( CONCATENATE(&quot;file://&quot;;[.$K$2];VLOOKUP(LEFT([.I445];IF(               ISNUMBER(FIND(&quot; &quot;;[.I445]));FIND(&quot; &quot;;[.I445])-1;LEN([.I445])       )                );[Doklady.$B$1:.$D$405];3;0);&quot;/&quot;;LEFT([.I445];IF(               ISNUMBER(FIND(&quot; &quot;;[.I445]));FIND(&quot; &quot;;[.I445])-1;LEN([.I44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5]+1" office:value-type="string" office:string-value="" calcext:value-type="error">
            <text:p>#REF!</text:p>
          </table:table-cell>
          <table:table-cell table:style-name="ce69" table:formula="of:=IF([.B445]=&quot;&quot;;&quot;&quot;;[.B445])" office:value-type="string" office:string-value="m" calcext:value-type="string">
            <text:p>m</text:p>
          </table:table-cell>
          <table:table-cell table:formula="of:=VLOOKUP(LEFT([.H446];IF(               ISNUMBER(FIND(&quot; &quot;;[.H446]));FIND(&quot; &quot;;[.H446])-1;LEN([.H44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2.jpg</text:p>
          </table:table-cell>
          <table:table-cell/>
          <table:table-cell table:formula="of:=IF([.H446]&lt;&gt;&quot;&quot;;HYPERLINK( CONCATENATE(&quot;file://&quot;;[.$J$2];VLOOKUP(LEFT([.H446];IF(               ISNUMBER(FIND(&quot; &quot;;[.H446]));FIND(&quot; &quot;;[.H446])-1;LEN([.H446])       )                );[Fotografie.$B$1:.$D$403];3;0);&quot;/&quot;;LEFT([.H446];IF(               ISNUMBER(FIND(&quot; &quot;;[.H446]));FIND(&quot; &quot;;[.H446])-1;LEN([.H446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110" table:formula="of:=IF([.I446]&lt;&gt;&quot;&quot;;HYPERLINK( CONCATENATE(&quot;file://&quot;;[.$K$2];VLOOKUP(LEFT([.I446];IF(               ISNUMBER(FIND(&quot; &quot;;[.I446]));FIND(&quot; &quot;;[.I446])-1;LEN([.I446])       )                );[Doklady.$B$1:.$D$405];3;0);&quot;/&quot;;LEFT([.I446];IF(               ISNUMBER(FIND(&quot; &quot;;[.I446]));FIND(&quot; &quot;;[.I446])-1;LEN([.I44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6]+1" office:value-type="string" office:string-value="" calcext:value-type="error">
            <text:p>#REF!</text:p>
          </table:table-cell>
          <table:table-cell table:style-name="ce69" table:formula="of:=IF([.B446]=&quot;&quot;;&quot;&quot;;[.B446])" office:value-type="string" office:string-value="m" calcext:value-type="string">
            <text:p>m</text:p>
          </table:table-cell>
          <table:table-cell table:formula="of:=VLOOKUP(LEFT([.H447];IF(               ISNUMBER(FIND(&quot; &quot;;[.H447]));FIND(&quot; &quot;;[.H447])-1;LEN([.H44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2.jpg</text:p>
          </table:table-cell>
          <table:table-cell/>
          <table:table-cell table:formula="of:=IF([.H447]&lt;&gt;&quot;&quot;;HYPERLINK( CONCATENATE(&quot;file://&quot;;[.$J$2];VLOOKUP(LEFT([.H447];IF(               ISNUMBER(FIND(&quot; &quot;;[.H447]));FIND(&quot; &quot;;[.H447])-1;LEN([.H447])       )                );[Fotografie.$B$1:.$D$403];3;0);&quot;/&quot;;LEFT([.H447];IF(               ISNUMBER(FIND(&quot; &quot;;[.H447]));FIND(&quot; &quot;;[.H447])-1;LEN([.H447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110" table:formula="of:=IF([.I447]&lt;&gt;&quot;&quot;;HYPERLINK( CONCATENATE(&quot;file://&quot;;[.$K$2];VLOOKUP(LEFT([.I447];IF(               ISNUMBER(FIND(&quot; &quot;;[.I447]));FIND(&quot; &quot;;[.I447])-1;LEN([.I447])       )                );[Doklady.$B$1:.$D$405];3;0);&quot;/&quot;;LEFT([.I447];IF(               ISNUMBER(FIND(&quot; &quot;;[.I447]));FIND(&quot; &quot;;[.I447])-1;LEN([.I44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7]+1" office:value-type="string" office:string-value="" calcext:value-type="error">
            <text:p>#REF!</text:p>
          </table:table-cell>
          <table:table-cell table:style-name="ce69" table:formula="of:=IF([.B447]=&quot;&quot;;&quot;&quot;;[.B447])" office:value-type="string" office:string-value="m" calcext:value-type="string">
            <text:p>m</text:p>
          </table:table-cell>
          <table:table-cell table:formula="of:=VLOOKUP(LEFT([.H448];IF(               ISNUMBER(FIND(&quot; &quot;;[.H448]));FIND(&quot; &quot;;[.H448])-1;LEN([.H44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1.jpg</text:p>
          </table:table-cell>
          <table:table-cell/>
          <table:table-cell table:formula="of:=IF([.H448]&lt;&gt;&quot;&quot;;HYPERLINK( CONCATENATE(&quot;file://&quot;;[.$J$2];VLOOKUP(LEFT([.H448];IF(               ISNUMBER(FIND(&quot; &quot;;[.H448]));FIND(&quot; &quot;;[.H448])-1;LEN([.H448])       )                );[Fotografie.$B$1:.$D$403];3;0);&quot;/&quot;;LEFT([.H448];IF(               ISNUMBER(FIND(&quot; &quot;;[.H448]));FIND(&quot; &quot;;[.H448])-1;LEN([.H448])       )                )));&quot;&quot;)" office:value-type="string" office:string-value="file:///home/pmichalec/hg2g/workspace-popo/Evidence/fotoloznice/poskozene//_APE0841.jpg" calcext:value-type="string">
            <text:p>file:///home/pmichalec/hg2g/workspace-popo/Evidence/fotoloznice/poskozene//_APE0841.jpg</text:p>
          </table:table-cell>
          <table:table-cell table:style-name="ce110" table:formula="of:=IF([.I448]&lt;&gt;&quot;&quot;;HYPERLINK( CONCATENATE(&quot;file://&quot;;[.$K$2];VLOOKUP(LEFT([.I448];IF(               ISNUMBER(FIND(&quot; &quot;;[.I448]));FIND(&quot; &quot;;[.I448])-1;LEN([.I448])       )                );[Doklady.$B$1:.$D$405];3;0);&quot;/&quot;;LEFT([.I448];IF(               ISNUMBER(FIND(&quot; &quot;;[.I448]));FIND(&quot; &quot;;[.I448])-1;LEN([.I44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8]+1" office:value-type="string" office:string-value="" calcext:value-type="error">
            <text:p>#REF!</text:p>
          </table:table-cell>
          <table:table-cell table:style-name="ce69" table:formula="of:=IF([.B448]=&quot;&quot;;&quot;&quot;;[.B448])" office:value-type="string" office:string-value="m" calcext:value-type="string">
            <text:p>m</text:p>
          </table:table-cell>
          <table:table-cell table:formula="of:=VLOOKUP(LEFT([.H449];IF(               ISNUMBER(FIND(&quot; &quot;;[.H449]));FIND(&quot; &quot;;[.H449])-1;LEN([.H44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7.jpg</text:p>
          </table:table-cell>
          <table:table-cell/>
          <table:table-cell table:formula="of:=IF([.H449]&lt;&gt;&quot;&quot;;HYPERLINK( CONCATENATE(&quot;file://&quot;;[.$J$2];VLOOKUP(LEFT([.H449];IF(               ISNUMBER(FIND(&quot; &quot;;[.H449]));FIND(&quot; &quot;;[.H449])-1;LEN([.H449])       )                );[Fotografie.$B$1:.$D$403];3;0);&quot;/&quot;;LEFT([.H449];IF(               ISNUMBER(FIND(&quot; &quot;;[.H449]));FIND(&quot; &quot;;[.H449])-1;LEN([.H449])       )                )));&quot;&quot;)" office:value-type="string" office:string-value="file:///home/pmichalec/hg2g/workspace-popo/Evidence/fotoloznice/poskozene//_APE0847.jpg" calcext:value-type="string">
            <text:p>file:///home/pmichalec/hg2g/workspace-popo/Evidence/fotoloznice/poskozene//_APE0847.jpg</text:p>
          </table:table-cell>
          <table:table-cell table:style-name="ce110" table:formula="of:=IF([.I449]&lt;&gt;&quot;&quot;;HYPERLINK( CONCATENATE(&quot;file://&quot;;[.$K$2];VLOOKUP(LEFT([.I449];IF(               ISNUMBER(FIND(&quot; &quot;;[.I449]));FIND(&quot; &quot;;[.I449])-1;LEN([.I449])       )                );[Doklady.$B$1:.$D$405];3;0);&quot;/&quot;;LEFT([.I449];IF(               ISNUMBER(FIND(&quot; &quot;;[.I449]));FIND(&quot; &quot;;[.I449])-1;LEN([.I44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49]+1" office:value-type="string" office:string-value="" calcext:value-type="error">
            <text:p>#REF!</text:p>
          </table:table-cell>
          <table:table-cell table:style-name="ce69" table:formula="of:=IF([.B449]=&quot;&quot;;&quot;&quot;;[.B449])" office:value-type="string" office:string-value="m" calcext:value-type="string">
            <text:p>m</text:p>
          </table:table-cell>
          <table:table-cell table:formula="of:=VLOOKUP(LEFT([.H450];IF(               ISNUMBER(FIND(&quot; &quot;;[.H450]));FIND(&quot; &quot;;[.H450])-1;LEN([.H45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2.jpg</text:p>
          </table:table-cell>
          <table:table-cell/>
          <table:table-cell table:formula="of:=IF([.H450]&lt;&gt;&quot;&quot;;HYPERLINK( CONCATENATE(&quot;file://&quot;;[.$J$2];VLOOKUP(LEFT([.H450];IF(               ISNUMBER(FIND(&quot; &quot;;[.H450]));FIND(&quot; &quot;;[.H450])-1;LEN([.H450])       )                );[Fotografie.$B$1:.$D$403];3;0);&quot;/&quot;;LEFT([.H450];IF(               ISNUMBER(FIND(&quot; &quot;;[.H450]));FIND(&quot; &quot;;[.H450])-1;LEN([.H450])       )                )));&quot;&quot;)" office:value-type="string" office:string-value="file:///home/pmichalec/hg2g/workspace-popo/Evidence/fotoloznice/poskozene//_APE0842.jpg" calcext:value-type="string">
            <text:p>file:///home/pmichalec/hg2g/workspace-popo/Evidence/fotoloznice/poskozene//_APE0842.jpg</text:p>
          </table:table-cell>
          <table:table-cell table:style-name="ce110" table:formula="of:=IF([.I450]&lt;&gt;&quot;&quot;;HYPERLINK( CONCATENATE(&quot;file://&quot;;[.$K$2];VLOOKUP(LEFT([.I450];IF(               ISNUMBER(FIND(&quot; &quot;;[.I450]));FIND(&quot; &quot;;[.I450])-1;LEN([.I450])       )                );[Doklady.$B$1:.$D$405];3;0);&quot;/&quot;;LEFT([.I450];IF(               ISNUMBER(FIND(&quot; &quot;;[.I450]));FIND(&quot; &quot;;[.I450])-1;LEN([.I45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0]+1" office:value-type="string" office:string-value="" calcext:value-type="error">
            <text:p>#REF!</text:p>
          </table:table-cell>
          <table:table-cell table:style-name="ce69" table:formula="of:=IF([.B450]=&quot;&quot;;&quot;&quot;;[.B450])" office:value-type="string" office:string-value="m" calcext:value-type="string">
            <text:p>m</text:p>
          </table:table-cell>
          <table:table-cell table:formula="of:=VLOOKUP(LEFT([.H451];IF(               ISNUMBER(FIND(&quot; &quot;;[.H451]));FIND(&quot; &quot;;[.H451])-1;LEN([.H45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4.jpg</text:p>
          </table:table-cell>
          <table:table-cell/>
          <table:table-cell table:formula="of:=IF([.H451]&lt;&gt;&quot;&quot;;HYPERLINK( CONCATENATE(&quot;file://&quot;;[.$J$2];VLOOKUP(LEFT([.H451];IF(               ISNUMBER(FIND(&quot; &quot;;[.H451]));FIND(&quot; &quot;;[.H451])-1;LEN([.H451])       )                );[Fotografie.$B$1:.$D$403];3;0);&quot;/&quot;;LEFT([.H451];IF(               ISNUMBER(FIND(&quot; &quot;;[.H451]));FIND(&quot; &quot;;[.H451])-1;LEN([.H451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110" table:formula="of:=IF([.I451]&lt;&gt;&quot;&quot;;HYPERLINK( CONCATENATE(&quot;file://&quot;;[.$K$2];VLOOKUP(LEFT([.I451];IF(               ISNUMBER(FIND(&quot; &quot;;[.I451]));FIND(&quot; &quot;;[.I451])-1;LEN([.I451])       )                );[Doklady.$B$1:.$D$405];3;0);&quot;/&quot;;LEFT([.I451];IF(               ISNUMBER(FIND(&quot; &quot;;[.I451]));FIND(&quot; &quot;;[.I451])-1;LEN([.I45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1]+1" office:value-type="string" office:string-value="" calcext:value-type="error">
            <text:p>#REF!</text:p>
          </table:table-cell>
          <table:table-cell table:style-name="ce69" table:formula="of:=IF([.B451]=&quot;&quot;;&quot;&quot;;[.B451])" office:value-type="string" office:string-value="m" calcext:value-type="string">
            <text:p>m</text:p>
          </table:table-cell>
          <table:table-cell table:formula="of:=VLOOKUP(LEFT([.H452];IF(               ISNUMBER(FIND(&quot; &quot;;[.H452]));FIND(&quot; &quot;;[.H452])-1;LEN([.H45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1.jpg</text:p>
          </table:table-cell>
          <table:table-cell/>
          <table:table-cell table:formula="of:=IF([.H452]&lt;&gt;&quot;&quot;;HYPERLINK( CONCATENATE(&quot;file://&quot;;[.$J$2];VLOOKUP(LEFT([.H452];IF(               ISNUMBER(FIND(&quot; &quot;;[.H452]));FIND(&quot; &quot;;[.H452])-1;LEN([.H452])       )                );[Fotografie.$B$1:.$D$403];3;0);&quot;/&quot;;LEFT([.H452];IF(               ISNUMBER(FIND(&quot; &quot;;[.H452]));FIND(&quot; &quot;;[.H452])-1;LEN([.H452])       )                )));&quot;&quot;)" office:value-type="string" office:string-value="file:///home/pmichalec/hg2g/workspace-popo/Evidence/fotoloznice/poskozene//_APE0851.jpg" calcext:value-type="string">
            <text:p>file:///home/pmichalec/hg2g/workspace-popo/Evidence/fotoloznice/poskozene//_APE0851.jpg</text:p>
          </table:table-cell>
          <table:table-cell table:style-name="ce110" table:formula="of:=IF([.I452]&lt;&gt;&quot;&quot;;HYPERLINK( CONCATENATE(&quot;file://&quot;;[.$K$2];VLOOKUP(LEFT([.I452];IF(               ISNUMBER(FIND(&quot; &quot;;[.I452]));FIND(&quot; &quot;;[.I452])-1;LEN([.I452])       )                );[Doklady.$B$1:.$D$405];3;0);&quot;/&quot;;LEFT([.I452];IF(               ISNUMBER(FIND(&quot; &quot;;[.I452]));FIND(&quot; &quot;;[.I452])-1;LEN([.I45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2]+1" office:value-type="string" office:string-value="" calcext:value-type="error">
            <text:p>#REF!</text:p>
          </table:table-cell>
          <table:table-cell table:style-name="ce69" table:formula="of:=IF([.B452]=&quot;&quot;;&quot;&quot;;[.B452])" office:value-type="string" office:string-value="m" calcext:value-type="string">
            <text:p>m</text:p>
          </table:table-cell>
          <table:table-cell table:formula="of:=VLOOKUP(LEFT([.H453];IF(               ISNUMBER(FIND(&quot; &quot;;[.H453]));FIND(&quot; &quot;;[.H453])-1;LEN([.H45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3.jpg</text:p>
          </table:table-cell>
          <table:table-cell/>
          <table:table-cell table:formula="of:=IF([.H453]&lt;&gt;&quot;&quot;;HYPERLINK( CONCATENATE(&quot;file://&quot;;[.$J$2];VLOOKUP(LEFT([.H453];IF(               ISNUMBER(FIND(&quot; &quot;;[.H453]));FIND(&quot; &quot;;[.H453])-1;LEN([.H453])       )                );[Fotografie.$B$1:.$D$403];3;0);&quot;/&quot;;LEFT([.H453];IF(               ISNUMBER(FIND(&quot; &quot;;[.H453]));FIND(&quot; &quot;;[.H453])-1;LEN([.H453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110" table:formula="of:=IF([.I453]&lt;&gt;&quot;&quot;;HYPERLINK( CONCATENATE(&quot;file://&quot;;[.$K$2];VLOOKUP(LEFT([.I453];IF(               ISNUMBER(FIND(&quot; &quot;;[.I453]));FIND(&quot; &quot;;[.I453])-1;LEN([.I453])       )                );[Doklady.$B$1:.$D$405];3;0);&quot;/&quot;;LEFT([.I453];IF(               ISNUMBER(FIND(&quot; &quot;;[.I453]));FIND(&quot; &quot;;[.I453])-1;LEN([.I45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3]+1" office:value-type="string" office:string-value="" calcext:value-type="error">
            <text:p>#REF!</text:p>
          </table:table-cell>
          <table:table-cell table:style-name="ce69" table:formula="of:=IF([.B453]=&quot;&quot;;&quot;&quot;;[.B453])" office:value-type="string" office:string-value="m" calcext:value-type="string">
            <text:p>m</text:p>
          </table:table-cell>
          <table:table-cell table:formula="of:=VLOOKUP(LEFT([.H454];IF(               ISNUMBER(FIND(&quot; &quot;;[.H454]));FIND(&quot; &quot;;[.H454])-1;LEN([.H45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9.jpg</text:p>
          </table:table-cell>
          <table:table-cell/>
          <table:table-cell table:formula="of:=IF([.H454]&lt;&gt;&quot;&quot;;HYPERLINK( CONCATENATE(&quot;file://&quot;;[.$J$2];VLOOKUP(LEFT([.H454];IF(               ISNUMBER(FIND(&quot; &quot;;[.H454]));FIND(&quot; &quot;;[.H454])-1;LEN([.H454])       )                );[Fotografie.$B$1:.$D$403];3;0);&quot;/&quot;;LEFT([.H454];IF(               ISNUMBER(FIND(&quot; &quot;;[.H454]));FIND(&quot; &quot;;[.H454])-1;LEN([.H454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110" table:formula="of:=IF([.I454]&lt;&gt;&quot;&quot;;HYPERLINK( CONCATENATE(&quot;file://&quot;;[.$K$2];VLOOKUP(LEFT([.I454];IF(               ISNUMBER(FIND(&quot; &quot;;[.I454]));FIND(&quot; &quot;;[.I454])-1;LEN([.I454])       )                );[Doklady.$B$1:.$D$405];3;0);&quot;/&quot;;LEFT([.I454];IF(               ISNUMBER(FIND(&quot; &quot;;[.I454]));FIND(&quot; &quot;;[.I454])-1;LEN([.I45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4]+1" office:value-type="string" office:string-value="" calcext:value-type="error">
            <text:p>#REF!</text:p>
          </table:table-cell>
          <table:table-cell table:style-name="ce69" table:formula="of:=IF([.B454]=&quot;&quot;;&quot;&quot;;[.B454])" office:value-type="string" office:string-value="m" calcext:value-type="string">
            <text:p>m</text:p>
          </table:table-cell>
          <table:table-cell table:formula="of:=VLOOKUP(LEFT([.H455];IF(               ISNUMBER(FIND(&quot; &quot;;[.H455]));FIND(&quot; &quot;;[.H455])-1;LEN([.H45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8.jpg</text:p>
          </table:table-cell>
          <table:table-cell/>
          <table:table-cell table:formula="of:=IF([.H455]&lt;&gt;&quot;&quot;;HYPERLINK( CONCATENATE(&quot;file://&quot;;[.$J$2];VLOOKUP(LEFT([.H455];IF(               ISNUMBER(FIND(&quot; &quot;;[.H455]));FIND(&quot; &quot;;[.H455])-1;LEN([.H455])       )                );[Fotografie.$B$1:.$D$403];3;0);&quot;/&quot;;LEFT([.H455];IF(               ISNUMBER(FIND(&quot; &quot;;[.H455]));FIND(&quot; &quot;;[.H455])-1;LEN([.H455])       )                )));&quot;&quot;)" office:value-type="string" office:string-value="file:///home/pmichalec/hg2g/workspace-popo/Evidence/fotoloznice/poskozene//_APE0838.jpg" calcext:value-type="string">
            <text:p>file:///home/pmichalec/hg2g/workspace-popo/Evidence/fotoloznice/poskozene//_APE0838.jpg</text:p>
          </table:table-cell>
          <table:table-cell table:style-name="ce110" table:formula="of:=IF([.I455]&lt;&gt;&quot;&quot;;HYPERLINK( CONCATENATE(&quot;file://&quot;;[.$K$2];VLOOKUP(LEFT([.I455];IF(               ISNUMBER(FIND(&quot; &quot;;[.I455]));FIND(&quot; &quot;;[.I455])-1;LEN([.I455])       )                );[Doklady.$B$1:.$D$405];3;0);&quot;/&quot;;LEFT([.I455];IF(               ISNUMBER(FIND(&quot; &quot;;[.I455]));FIND(&quot; &quot;;[.I455])-1;LEN([.I45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5]+1" office:value-type="string" office:string-value="" calcext:value-type="error">
            <text:p>#REF!</text:p>
          </table:table-cell>
          <table:table-cell table:style-name="ce69" table:formula="of:=IF([.B455]=&quot;&quot;;&quot;&quot;;[.B455])" office:value-type="string" office:string-value="m" calcext:value-type="string">
            <text:p>m</text:p>
          </table:table-cell>
          <table:table-cell table:formula="of:=VLOOKUP(LEFT([.H456];IF(               ISNUMBER(FIND(&quot; &quot;;[.H456]));FIND(&quot; &quot;;[.H456])-1;LEN([.H45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5.jpg</text:p>
          </table:table-cell>
          <table:table-cell/>
          <table:table-cell table:formula="of:=IF([.H456]&lt;&gt;&quot;&quot;;HYPERLINK( CONCATENATE(&quot;file://&quot;;[.$J$2];VLOOKUP(LEFT([.H456];IF(               ISNUMBER(FIND(&quot; &quot;;[.H456]));FIND(&quot; &quot;;[.H456])-1;LEN([.H456])       )                );[Fotografie.$B$1:.$D$403];3;0);&quot;/&quot;;LEFT([.H456];IF(               ISNUMBER(FIND(&quot; &quot;;[.H456]));FIND(&quot; &quot;;[.H456])-1;LEN([.H456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110" table:formula="of:=IF([.I456]&lt;&gt;&quot;&quot;;HYPERLINK( CONCATENATE(&quot;file://&quot;;[.$K$2];VLOOKUP(LEFT([.I456];IF(               ISNUMBER(FIND(&quot; &quot;;[.I456]));FIND(&quot; &quot;;[.I456])-1;LEN([.I456])       )                );[Doklady.$B$1:.$D$405];3;0);&quot;/&quot;;LEFT([.I456];IF(               ISNUMBER(FIND(&quot; &quot;;[.I456]));FIND(&quot; &quot;;[.I456])-1;LEN([.I45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6]+1" office:value-type="string" office:string-value="" calcext:value-type="error">
            <text:p>#REF!</text:p>
          </table:table-cell>
          <table:table-cell table:style-name="ce69" table:formula="of:=IF([.B456]=&quot;&quot;;&quot;&quot;;[.B456])" office:value-type="string" office:string-value="m" calcext:value-type="string">
            <text:p>m</text:p>
          </table:table-cell>
          <table:table-cell table:formula="of:=VLOOKUP(LEFT([.H457];IF(               ISNUMBER(FIND(&quot; &quot;;[.H457]));FIND(&quot; &quot;;[.H457])-1;LEN([.H45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5.jpg</text:p>
          </table:table-cell>
          <table:table-cell/>
          <table:table-cell table:formula="of:=IF([.H457]&lt;&gt;&quot;&quot;;HYPERLINK( CONCATENATE(&quot;file://&quot;;[.$J$2];VLOOKUP(LEFT([.H457];IF(               ISNUMBER(FIND(&quot; &quot;;[.H457]));FIND(&quot; &quot;;[.H457])-1;LEN([.H457])       )                );[Fotografie.$B$1:.$D$403];3;0);&quot;/&quot;;LEFT([.H457];IF(               ISNUMBER(FIND(&quot; &quot;;[.H457]));FIND(&quot; &quot;;[.H457])-1;LEN([.H457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110" table:formula="of:=IF([.I457]&lt;&gt;&quot;&quot;;HYPERLINK( CONCATENATE(&quot;file://&quot;;[.$K$2];VLOOKUP(LEFT([.I457];IF(               ISNUMBER(FIND(&quot; &quot;;[.I457]));FIND(&quot; &quot;;[.I457])-1;LEN([.I457])       )                );[Doklady.$B$1:.$D$405];3;0);&quot;/&quot;;LEFT([.I457];IF(               ISNUMBER(FIND(&quot; &quot;;[.I457]));FIND(&quot; &quot;;[.I457])-1;LEN([.I45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7]+1" office:value-type="string" office:string-value="" calcext:value-type="error">
            <text:p>#REF!</text:p>
          </table:table-cell>
          <table:table-cell table:style-name="ce69" table:formula="of:=IF([.B457]=&quot;&quot;;&quot;&quot;;[.B457])" office:value-type="string" office:string-value="m" calcext:value-type="string">
            <text:p>m</text:p>
          </table:table-cell>
          <table:table-cell table:formula="of:=VLOOKUP(LEFT([.H458];IF(               ISNUMBER(FIND(&quot; &quot;;[.H458]));FIND(&quot; &quot;;[.H458])-1;LEN([.H45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9.jpg</text:p>
          </table:table-cell>
          <table:table-cell/>
          <table:table-cell table:formula="of:=IF([.H458]&lt;&gt;&quot;&quot;;HYPERLINK( CONCATENATE(&quot;file://&quot;;[.$J$2];VLOOKUP(LEFT([.H458];IF(               ISNUMBER(FIND(&quot; &quot;;[.H458]));FIND(&quot; &quot;;[.H458])-1;LEN([.H458])       )                );[Fotografie.$B$1:.$D$403];3;0);&quot;/&quot;;LEFT([.H458];IF(               ISNUMBER(FIND(&quot; &quot;;[.H458]));FIND(&quot; &quot;;[.H458])-1;LEN([.H458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110" table:formula="of:=IF([.I458]&lt;&gt;&quot;&quot;;HYPERLINK( CONCATENATE(&quot;file://&quot;;[.$K$2];VLOOKUP(LEFT([.I458];IF(               ISNUMBER(FIND(&quot; &quot;;[.I458]));FIND(&quot; &quot;;[.I458])-1;LEN([.I458])       )                );[Doklady.$B$1:.$D$405];3;0);&quot;/&quot;;LEFT([.I458];IF(               ISNUMBER(FIND(&quot; &quot;;[.I458]));FIND(&quot; &quot;;[.I458])-1;LEN([.I45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8]+1" office:value-type="string" office:string-value="" calcext:value-type="error">
            <text:p>#REF!</text:p>
          </table:table-cell>
          <table:table-cell table:style-name="ce69" table:formula="of:=IF([.B458]=&quot;&quot;;&quot;&quot;;[.B458])" office:value-type="string" office:string-value="m" calcext:value-type="string">
            <text:p>m</text:p>
          </table:table-cell>
          <table:table-cell table:formula="of:=VLOOKUP(LEFT([.H459];IF(               ISNUMBER(FIND(&quot; &quot;;[.H459]));FIND(&quot; &quot;;[.H459])-1;LEN([.H45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0.jpg</text:p>
          </table:table-cell>
          <table:table-cell/>
          <table:table-cell table:formula="of:=IF([.H459]&lt;&gt;&quot;&quot;;HYPERLINK( CONCATENATE(&quot;file://&quot;;[.$J$2];VLOOKUP(LEFT([.H459];IF(               ISNUMBER(FIND(&quot; &quot;;[.H459]));FIND(&quot; &quot;;[.H459])-1;LEN([.H459])       )                );[Fotografie.$B$1:.$D$403];3;0);&quot;/&quot;;LEFT([.H459];IF(               ISNUMBER(FIND(&quot; &quot;;[.H459]));FIND(&quot; &quot;;[.H459])-1;LEN([.H459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110" table:formula="of:=IF([.I459]&lt;&gt;&quot;&quot;;HYPERLINK( CONCATENATE(&quot;file://&quot;;[.$K$2];VLOOKUP(LEFT([.I459];IF(               ISNUMBER(FIND(&quot; &quot;;[.I459]));FIND(&quot; &quot;;[.I459])-1;LEN([.I459])       )                );[Doklady.$B$1:.$D$405];3;0);&quot;/&quot;;LEFT([.I459];IF(               ISNUMBER(FIND(&quot; &quot;;[.I459]));FIND(&quot; &quot;;[.I459])-1;LEN([.I45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59]+1" office:value-type="string" office:string-value="" calcext:value-type="error">
            <text:p>#REF!</text:p>
          </table:table-cell>
          <table:table-cell table:style-name="ce69" table:formula="of:=IF([.B459]=&quot;&quot;;&quot;&quot;;[.B459])" office:value-type="string" office:string-value="m" calcext:value-type="string">
            <text:p>m</text:p>
          </table:table-cell>
          <table:table-cell table:formula="of:=VLOOKUP(LEFT([.H460];IF(               ISNUMBER(FIND(&quot; &quot;;[.H460]));FIND(&quot; &quot;;[.H460])-1;LEN([.H46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0.jpg</text:p>
          </table:table-cell>
          <table:table-cell/>
          <table:table-cell table:formula="of:=IF([.H460]&lt;&gt;&quot;&quot;;HYPERLINK( CONCATENATE(&quot;file://&quot;;[.$J$2];VLOOKUP(LEFT([.H460];IF(               ISNUMBER(FIND(&quot; &quot;;[.H460]));FIND(&quot; &quot;;[.H460])-1;LEN([.H460])       )                );[Fotografie.$B$1:.$D$403];3;0);&quot;/&quot;;LEFT([.H460];IF(               ISNUMBER(FIND(&quot; &quot;;[.H460]));FIND(&quot; &quot;;[.H460])-1;LEN([.H460])       )                )));&quot;&quot;)" office:value-type="string" office:string-value="file:///home/pmichalec/hg2g/workspace-popo/Evidence/fotoloznice/poskozene//_APE0840.jpg" calcext:value-type="string">
            <text:p>file:///home/pmichalec/hg2g/workspace-popo/Evidence/fotoloznice/poskozene//_APE0840.jpg</text:p>
          </table:table-cell>
          <table:table-cell table:style-name="ce110" table:formula="of:=IF([.I460]&lt;&gt;&quot;&quot;;HYPERLINK( CONCATENATE(&quot;file://&quot;;[.$K$2];VLOOKUP(LEFT([.I460];IF(               ISNUMBER(FIND(&quot; &quot;;[.I460]));FIND(&quot; &quot;;[.I460])-1;LEN([.I460])       )                );[Doklady.$B$1:.$D$405];3;0);&quot;/&quot;;LEFT([.I460];IF(               ISNUMBER(FIND(&quot; &quot;;[.I460]));FIND(&quot; &quot;;[.I460])-1;LEN([.I46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0]+1" office:value-type="string" office:string-value="" calcext:value-type="error">
            <text:p>#REF!</text:p>
          </table:table-cell>
          <table:table-cell table:style-name="ce69" table:formula="of:=IF([.B460]=&quot;&quot;;&quot;&quot;;[.B460])" office:value-type="string" office:string-value="m" calcext:value-type="string">
            <text:p>m</text:p>
          </table:table-cell>
          <table:table-cell table:formula="of:=VLOOKUP(LEFT([.H461];IF(               ISNUMBER(FIND(&quot; &quot;;[.H461]));FIND(&quot; &quot;;[.H461])-1;LEN([.H46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5.jpg</text:p>
          </table:table-cell>
          <table:table-cell/>
          <table:table-cell table:formula="of:=IF([.H461]&lt;&gt;&quot;&quot;;HYPERLINK( CONCATENATE(&quot;file://&quot;;[.$J$2];VLOOKUP(LEFT([.H461];IF(               ISNUMBER(FIND(&quot; &quot;;[.H461]));FIND(&quot; &quot;;[.H461])-1;LEN([.H461])       )                );[Fotografie.$B$1:.$D$403];3;0);&quot;/&quot;;LEFT([.H461];IF(               ISNUMBER(FIND(&quot; &quot;;[.H461]));FIND(&quot; &quot;;[.H461])-1;LEN([.H461])       )                )));&quot;&quot;)" office:value-type="string" office:string-value="file:///home/pmichalec/hg2g/workspace-popo/Evidence/fotoloznice/poskozene//_APE0845.jpg" calcext:value-type="string">
            <text:p>file:///home/pmichalec/hg2g/workspace-popo/Evidence/fotoloznice/poskozene//_APE0845.jpg</text:p>
          </table:table-cell>
          <table:table-cell table:style-name="ce110" table:formula="of:=IF([.I461]&lt;&gt;&quot;&quot;;HYPERLINK( CONCATENATE(&quot;file://&quot;;[.$K$2];VLOOKUP(LEFT([.I461];IF(               ISNUMBER(FIND(&quot; &quot;;[.I461]));FIND(&quot; &quot;;[.I461])-1;LEN([.I461])       )                );[Doklady.$B$1:.$D$405];3;0);&quot;/&quot;;LEFT([.I461];IF(               ISNUMBER(FIND(&quot; &quot;;[.I461]));FIND(&quot; &quot;;[.I461])-1;LEN([.I46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1]+1" office:value-type="string" office:string-value="" calcext:value-type="error">
            <text:p>#REF!</text:p>
          </table:table-cell>
          <table:table-cell table:style-name="ce69" table:formula="of:=IF([.B461]=&quot;&quot;;&quot;&quot;;[.B461])" office:value-type="string" office:string-value="m" calcext:value-type="string">
            <text:p>m</text:p>
          </table:table-cell>
          <table:table-cell table:formula="of:=VLOOKUP(LEFT([.H462];IF(               ISNUMBER(FIND(&quot; &quot;;[.H462]));FIND(&quot; &quot;;[.H462])-1;LEN([.H46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7.jpg</text:p>
          </table:table-cell>
          <table:table-cell/>
          <table:table-cell table:formula="of:=IF([.H462]&lt;&gt;&quot;&quot;;HYPERLINK( CONCATENATE(&quot;file://&quot;;[.$J$2];VLOOKUP(LEFT([.H462];IF(               ISNUMBER(FIND(&quot; &quot;;[.H462]));FIND(&quot; &quot;;[.H462])-1;LEN([.H462])       )                );[Fotografie.$B$1:.$D$403];3;0);&quot;/&quot;;LEFT([.H462];IF(               ISNUMBER(FIND(&quot; &quot;;[.H462]));FIND(&quot; &quot;;[.H462])-1;LEN([.H462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110" table:formula="of:=IF([.I462]&lt;&gt;&quot;&quot;;HYPERLINK( CONCATENATE(&quot;file://&quot;;[.$K$2];VLOOKUP(LEFT([.I462];IF(               ISNUMBER(FIND(&quot; &quot;;[.I462]));FIND(&quot; &quot;;[.I462])-1;LEN([.I462])       )                );[Doklady.$B$1:.$D$405];3;0);&quot;/&quot;;LEFT([.I462];IF(               ISNUMBER(FIND(&quot; &quot;;[.I462]));FIND(&quot; &quot;;[.I462])-1;LEN([.I46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2]+1" office:value-type="string" office:string-value="" calcext:value-type="error">
            <text:p>#REF!</text:p>
          </table:table-cell>
          <table:table-cell table:style-name="ce69" table:formula="of:=IF([.B462]=&quot;&quot;;&quot;&quot;;[.B462])" office:value-type="string" office:string-value="m" calcext:value-type="string">
            <text:p>m</text:p>
          </table:table-cell>
          <table:table-cell table:formula="of:=VLOOKUP(LEFT([.H463];IF(               ISNUMBER(FIND(&quot; &quot;;[.H463]));FIND(&quot; &quot;;[.H463])-1;LEN([.H46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6.jpg</text:p>
          </table:table-cell>
          <table:table-cell/>
          <table:table-cell table:formula="of:=IF([.H463]&lt;&gt;&quot;&quot;;HYPERLINK( CONCATENATE(&quot;file://&quot;;[.$J$2];VLOOKUP(LEFT([.H463];IF(               ISNUMBER(FIND(&quot; &quot;;[.H463]));FIND(&quot; &quot;;[.H463])-1;LEN([.H463])       )                );[Fotografie.$B$1:.$D$403];3;0);&quot;/&quot;;LEFT([.H463];IF(               ISNUMBER(FIND(&quot; &quot;;[.H463]));FIND(&quot; &quot;;[.H463])-1;LEN([.H463])       )                )));&quot;&quot;)" office:value-type="string" office:string-value="file:///home/pmichalec/hg2g/workspace-popo/Evidence/fotoloznice/poskozene//_APE0846.jpg" calcext:value-type="string">
            <text:p>file:///home/pmichalec/hg2g/workspace-popo/Evidence/fotoloznice/poskozene//_APE0846.jpg</text:p>
          </table:table-cell>
          <table:table-cell table:style-name="ce110" table:formula="of:=IF([.I463]&lt;&gt;&quot;&quot;;HYPERLINK( CONCATENATE(&quot;file://&quot;;[.$K$2];VLOOKUP(LEFT([.I463];IF(               ISNUMBER(FIND(&quot; &quot;;[.I463]));FIND(&quot; &quot;;[.I463])-1;LEN([.I463])       )                );[Doklady.$B$1:.$D$405];3;0);&quot;/&quot;;LEFT([.I463];IF(               ISNUMBER(FIND(&quot; &quot;;[.I463]));FIND(&quot; &quot;;[.I463])-1;LEN([.I46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3]+1" office:value-type="string" office:string-value="" calcext:value-type="error">
            <text:p>#REF!</text:p>
          </table:table-cell>
          <table:table-cell table:style-name="ce69" table:formula="of:=IF([.B463]=&quot;&quot;;&quot;&quot;;[.B463])" office:value-type="string" office:string-value="m" calcext:value-type="string">
            <text:p>m</text:p>
          </table:table-cell>
          <table:table-cell table:formula="of:=VLOOKUP(LEFT([.H464];IF(               ISNUMBER(FIND(&quot; &quot;;[.H464]));FIND(&quot; &quot;;[.H464])-1;LEN([.H46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1.jpg</text:p>
          </table:table-cell>
          <table:table-cell/>
          <table:table-cell table:formula="of:=IF([.H464]&lt;&gt;&quot;&quot;;HYPERLINK( CONCATENATE(&quot;file://&quot;;[.$J$2];VLOOKUP(LEFT([.H464];IF(               ISNUMBER(FIND(&quot; &quot;;[.H464]));FIND(&quot; &quot;;[.H464])-1;LEN([.H464])       )                );[Fotografie.$B$1:.$D$403];3;0);&quot;/&quot;;LEFT([.H464];IF(               ISNUMBER(FIND(&quot; &quot;;[.H464]));FIND(&quot; &quot;;[.H464])-1;LEN([.H464])       )                )));&quot;&quot;)" office:value-type="string" office:string-value="file:///home/pmichalec/hg2g/workspace-popo/Evidence/fotoloznice/poskozene//_APE0831.jpg" calcext:value-type="string">
            <text:p>file:///home/pmichalec/hg2g/workspace-popo/Evidence/fotoloznice/poskozene//_APE0831.jpg</text:p>
          </table:table-cell>
          <table:table-cell table:style-name="ce110" table:formula="of:=IF([.I464]&lt;&gt;&quot;&quot;;HYPERLINK( CONCATENATE(&quot;file://&quot;;[.$K$2];VLOOKUP(LEFT([.I464];IF(               ISNUMBER(FIND(&quot; &quot;;[.I464]));FIND(&quot; &quot;;[.I464])-1;LEN([.I464])       )                );[Doklady.$B$1:.$D$405];3;0);&quot;/&quot;;LEFT([.I464];IF(               ISNUMBER(FIND(&quot; &quot;;[.I464]));FIND(&quot; &quot;;[.I464])-1;LEN([.I46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4]+1" office:value-type="string" office:string-value="" calcext:value-type="error">
            <text:p>#REF!</text:p>
          </table:table-cell>
          <table:table-cell table:style-name="ce69" table:formula="of:=IF([.B464]=&quot;&quot;;&quot;&quot;;[.B464])" office:value-type="string" office:string-value="m" calcext:value-type="string">
            <text:p>m</text:p>
          </table:table-cell>
          <table:table-cell table:formula="of:=VLOOKUP(LEFT([.H465];IF(               ISNUMBER(FIND(&quot; &quot;;[.H465]));FIND(&quot; &quot;;[.H465])-1;LEN([.H46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6.jpg</text:p>
          </table:table-cell>
          <table:table-cell/>
          <table:table-cell table:formula="of:=IF([.H465]&lt;&gt;&quot;&quot;;HYPERLINK( CONCATENATE(&quot;file://&quot;;[.$J$2];VLOOKUP(LEFT([.H465];IF(               ISNUMBER(FIND(&quot; &quot;;[.H465]));FIND(&quot; &quot;;[.H465])-1;LEN([.H465])       )                );[Fotografie.$B$1:.$D$403];3;0);&quot;/&quot;;LEFT([.H465];IF(               ISNUMBER(FIND(&quot; &quot;;[.H465]));FIND(&quot; &quot;;[.H465])-1;LEN([.H465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110" table:formula="of:=IF([.I465]&lt;&gt;&quot;&quot;;HYPERLINK( CONCATENATE(&quot;file://&quot;;[.$K$2];VLOOKUP(LEFT([.I465];IF(               ISNUMBER(FIND(&quot; &quot;;[.I465]));FIND(&quot; &quot;;[.I465])-1;LEN([.I465])       )                );[Doklady.$B$1:.$D$405];3;0);&quot;/&quot;;LEFT([.I465];IF(               ISNUMBER(FIND(&quot; &quot;;[.I465]));FIND(&quot; &quot;;[.I465])-1;LEN([.I46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5]+1" office:value-type="string" office:string-value="" calcext:value-type="error">
            <text:p>#REF!</text:p>
          </table:table-cell>
          <table:table-cell table:style-name="ce69" table:formula="of:=IF([.B465]=&quot;&quot;;&quot;&quot;;[.B465])" office:value-type="string" office:string-value="m" calcext:value-type="string">
            <text:p>m</text:p>
          </table:table-cell>
          <table:table-cell table:formula="of:=VLOOKUP(LEFT([.H466];IF(               ISNUMBER(FIND(&quot; &quot;;[.H466]));FIND(&quot; &quot;;[.H466])-1;LEN([.H46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8.jpg</text:p>
          </table:table-cell>
          <table:table-cell/>
          <table:table-cell table:formula="of:=IF([.H466]&lt;&gt;&quot;&quot;;HYPERLINK( CONCATENATE(&quot;file://&quot;;[.$J$2];VLOOKUP(LEFT([.H466];IF(               ISNUMBER(FIND(&quot; &quot;;[.H466]));FIND(&quot; &quot;;[.H466])-1;LEN([.H466])       )                );[Fotografie.$B$1:.$D$403];3;0);&quot;/&quot;;LEFT([.H466];IF(               ISNUMBER(FIND(&quot; &quot;;[.H466]));FIND(&quot; &quot;;[.H466])-1;LEN([.H466])       )                )));&quot;&quot;)" office:value-type="string" office:string-value="file:///home/pmichalec/hg2g/workspace-popo/Evidence/fotoloznice/poskozene//_APE0848.jpg" calcext:value-type="string">
            <text:p>file:///home/pmichalec/hg2g/workspace-popo/Evidence/fotoloznice/poskozene//_APE0848.jpg</text:p>
          </table:table-cell>
          <table:table-cell table:style-name="ce110" table:formula="of:=IF([.I466]&lt;&gt;&quot;&quot;;HYPERLINK( CONCATENATE(&quot;file://&quot;;[.$K$2];VLOOKUP(LEFT([.I466];IF(               ISNUMBER(FIND(&quot; &quot;;[.I466]));FIND(&quot; &quot;;[.I466])-1;LEN([.I466])       )                );[Doklady.$B$1:.$D$405];3;0);&quot;/&quot;;LEFT([.I466];IF(               ISNUMBER(FIND(&quot; &quot;;[.I466]));FIND(&quot; &quot;;[.I466])-1;LEN([.I46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6]+1" office:value-type="string" office:string-value="" calcext:value-type="error">
            <text:p>#REF!</text:p>
          </table:table-cell>
          <table:table-cell table:style-name="ce69" table:formula="of:=IF([.B466]=&quot;&quot;;&quot;&quot;;[.B466])" office:value-type="string" office:string-value="m" calcext:value-type="string">
            <text:p>m</text:p>
          </table:table-cell>
          <table:table-cell table:formula="of:=VLOOKUP(LEFT([.H467];IF(               ISNUMBER(FIND(&quot; &quot;;[.H467]));FIND(&quot; &quot;;[.H467])-1;LEN([.H46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3.jpg</text:p>
          </table:table-cell>
          <table:table-cell/>
          <table:table-cell table:formula="of:=IF([.H467]&lt;&gt;&quot;&quot;;HYPERLINK( CONCATENATE(&quot;file://&quot;;[.$J$2];VLOOKUP(LEFT([.H467];IF(               ISNUMBER(FIND(&quot; &quot;;[.H467]));FIND(&quot; &quot;;[.H467])-1;LEN([.H467])       )                );[Fotografie.$B$1:.$D$403];3;0);&quot;/&quot;;LEFT([.H467];IF(               ISNUMBER(FIND(&quot; &quot;;[.H467]));FIND(&quot; &quot;;[.H467])-1;LEN([.H467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110" table:formula="of:=IF([.I467]&lt;&gt;&quot;&quot;;HYPERLINK( CONCATENATE(&quot;file://&quot;;[.$K$2];VLOOKUP(LEFT([.I467];IF(               ISNUMBER(FIND(&quot; &quot;;[.I467]));FIND(&quot; &quot;;[.I467])-1;LEN([.I467])       )                );[Doklady.$B$1:.$D$405];3;0);&quot;/&quot;;LEFT([.I467];IF(               ISNUMBER(FIND(&quot; &quot;;[.I467]));FIND(&quot; &quot;;[.I467])-1;LEN([.I46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7]+1" office:value-type="string" office:string-value="" calcext:value-type="error">
            <text:p>#REF!</text:p>
          </table:table-cell>
          <table:table-cell table:style-name="ce69" table:formula="of:=IF([.B467]=&quot;&quot;;&quot;&quot;;[.B467])" office:value-type="string" office:string-value="m" calcext:value-type="string">
            <text:p>m</text:p>
          </table:table-cell>
          <table:table-cell table:formula="of:=VLOOKUP(LEFT([.H468];IF(               ISNUMBER(FIND(&quot; &quot;;[.H468]));FIND(&quot; &quot;;[.H468])-1;LEN([.H46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4.jpg</text:p>
          </table:table-cell>
          <table:table-cell/>
          <table:table-cell table:formula="of:=IF([.H468]&lt;&gt;&quot;&quot;;HYPERLINK( CONCATENATE(&quot;file://&quot;;[.$J$2];VLOOKUP(LEFT([.H468];IF(               ISNUMBER(FIND(&quot; &quot;;[.H468]));FIND(&quot; &quot;;[.H468])-1;LEN([.H468])       )                );[Fotografie.$B$1:.$D$403];3;0);&quot;/&quot;;LEFT([.H468];IF(               ISNUMBER(FIND(&quot; &quot;;[.H468]));FIND(&quot; &quot;;[.H468])-1;LEN([.H468])       )                )));&quot;&quot;)" office:value-type="string" office:string-value="file:///home/pmichalec/hg2g/workspace-popo/Evidence/fotoloznice/poskozene//_APE0844.jpg" calcext:value-type="string">
            <text:p>file:///home/pmichalec/hg2g/workspace-popo/Evidence/fotoloznice/poskozene//_APE0844.jpg</text:p>
          </table:table-cell>
          <table:table-cell table:style-name="ce110" table:formula="of:=IF([.I468]&lt;&gt;&quot;&quot;;HYPERLINK( CONCATENATE(&quot;file://&quot;;[.$K$2];VLOOKUP(LEFT([.I468];IF(               ISNUMBER(FIND(&quot; &quot;;[.I468]));FIND(&quot; &quot;;[.I468])-1;LEN([.I468])       )                );[Doklady.$B$1:.$D$405];3;0);&quot;/&quot;;LEFT([.I468];IF(               ISNUMBER(FIND(&quot; &quot;;[.I468]));FIND(&quot; &quot;;[.I468])-1;LEN([.I46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8]+1" office:value-type="string" office:string-value="" calcext:value-type="error">
            <text:p>#REF!</text:p>
          </table:table-cell>
          <table:table-cell table:style-name="ce69" table:formula="of:=IF([.B468]=&quot;&quot;;&quot;&quot;;[.B468])" office:value-type="string" office:string-value="m" calcext:value-type="string">
            <text:p>m</text:p>
          </table:table-cell>
          <table:table-cell table:formula="of:=VLOOKUP(LEFT([.H469];IF(               ISNUMBER(FIND(&quot; &quot;;[.H469]));FIND(&quot; &quot;;[.H469])-1;LEN([.H46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4.jpg</text:p>
          </table:table-cell>
          <table:table-cell/>
          <table:table-cell table:formula="of:=IF([.H469]&lt;&gt;&quot;&quot;;HYPERLINK( CONCATENATE(&quot;file://&quot;;[.$J$2];VLOOKUP(LEFT([.H469];IF(               ISNUMBER(FIND(&quot; &quot;;[.H469]));FIND(&quot; &quot;;[.H469])-1;LEN([.H469])       )                );[Fotografie.$B$1:.$D$403];3;0);&quot;/&quot;;LEFT([.H469];IF(               ISNUMBER(FIND(&quot; &quot;;[.H469]));FIND(&quot; &quot;;[.H469])-1;LEN([.H469])       )                )));&quot;&quot;)" office:value-type="string" office:string-value="file:///home/pmichalec/hg2g/workspace-popo/Evidence/fotoloznice/poskozene//_APE0854.jpg" calcext:value-type="string">
            <text:p>file:///home/pmichalec/hg2g/workspace-popo/Evidence/fotoloznice/poskozene//_APE0854.jpg</text:p>
          </table:table-cell>
          <table:table-cell table:style-name="ce110" table:formula="of:=IF([.I469]&lt;&gt;&quot;&quot;;HYPERLINK( CONCATENATE(&quot;file://&quot;;[.$K$2];VLOOKUP(LEFT([.I469];IF(               ISNUMBER(FIND(&quot; &quot;;[.I469]));FIND(&quot; &quot;;[.I469])-1;LEN([.I469])       )                );[Doklady.$B$1:.$D$405];3;0);&quot;/&quot;;LEFT([.I469];IF(               ISNUMBER(FIND(&quot; &quot;;[.I469]));FIND(&quot; &quot;;[.I469])-1;LEN([.I46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69]+1" office:value-type="string" office:string-value="" calcext:value-type="error">
            <text:p>#REF!</text:p>
          </table:table-cell>
          <table:table-cell table:style-name="ce69" table:formula="of:=IF([.B469]=&quot;&quot;;&quot;&quot;;[.B469])" office:value-type="string" office:string-value="m" calcext:value-type="string">
            <text:p>m</text:p>
          </table:table-cell>
          <table:table-cell table:formula="of:=VLOOKUP(LEFT([.H470];IF(               ISNUMBER(FIND(&quot; &quot;;[.H470]));FIND(&quot; &quot;;[.H470])-1;LEN([.H47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2.jpg</text:p>
          </table:table-cell>
          <table:table-cell/>
          <table:table-cell table:formula="of:=IF([.H470]&lt;&gt;&quot;&quot;;HYPERLINK( CONCATENATE(&quot;file://&quot;;[.$J$2];VLOOKUP(LEFT([.H470];IF(               ISNUMBER(FIND(&quot; &quot;;[.H470]));FIND(&quot; &quot;;[.H470])-1;LEN([.H470])       )                );[Fotografie.$B$1:.$D$403];3;0);&quot;/&quot;;LEFT([.H470];IF(               ISNUMBER(FIND(&quot; &quot;;[.H470]));FIND(&quot; &quot;;[.H470])-1;LEN([.H470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110" table:formula="of:=IF([.I470]&lt;&gt;&quot;&quot;;HYPERLINK( CONCATENATE(&quot;file://&quot;;[.$K$2];VLOOKUP(LEFT([.I470];IF(               ISNUMBER(FIND(&quot; &quot;;[.I470]));FIND(&quot; &quot;;[.I470])-1;LEN([.I470])       )                );[Doklady.$B$1:.$D$405];3;0);&quot;/&quot;;LEFT([.I470];IF(               ISNUMBER(FIND(&quot; &quot;;[.I470]));FIND(&quot; &quot;;[.I470])-1;LEN([.I47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0]+1" office:value-type="string" office:string-value="" calcext:value-type="error">
            <text:p>#REF!</text:p>
          </table:table-cell>
          <table:table-cell table:style-name="ce69" table:formula="of:=IF([.B470]=&quot;&quot;;&quot;&quot;;[.B470])" office:value-type="string" office:string-value="m" calcext:value-type="string">
            <text:p>m</text:p>
          </table:table-cell>
          <table:table-cell table:formula="of:=VLOOKUP(LEFT([.H471];IF(               ISNUMBER(FIND(&quot; &quot;;[.H471]));FIND(&quot; &quot;;[.H471])-1;LEN([.H47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1.jpg</text:p>
          </table:table-cell>
          <table:table-cell/>
          <table:table-cell table:formula="of:=IF([.H471]&lt;&gt;&quot;&quot;;HYPERLINK( CONCATENATE(&quot;file://&quot;;[.$J$2];VLOOKUP(LEFT([.H471];IF(               ISNUMBER(FIND(&quot; &quot;;[.H471]));FIND(&quot; &quot;;[.H471])-1;LEN([.H471])       )                );[Fotografie.$B$1:.$D$403];3;0);&quot;/&quot;;LEFT([.H471];IF(               ISNUMBER(FIND(&quot; &quot;;[.H471]));FIND(&quot; &quot;;[.H471])-1;LEN([.H471])       )                )));&quot;&quot;)" office:value-type="string" office:string-value="file:///home/pmichalec/hg2g/workspace-popo/Evidence/fotoloznice/poskozene//_APE0841.jpg" calcext:value-type="string">
            <text:p>file:///home/pmichalec/hg2g/workspace-popo/Evidence/fotoloznice/poskozene//_APE0841.jpg</text:p>
          </table:table-cell>
          <table:table-cell table:style-name="ce110" table:formula="of:=IF([.I471]&lt;&gt;&quot;&quot;;HYPERLINK( CONCATENATE(&quot;file://&quot;;[.$K$2];VLOOKUP(LEFT([.I471];IF(               ISNUMBER(FIND(&quot; &quot;;[.I471]));FIND(&quot; &quot;;[.I471])-1;LEN([.I471])       )                );[Doklady.$B$1:.$D$405];3;0);&quot;/&quot;;LEFT([.I471];IF(               ISNUMBER(FIND(&quot; &quot;;[.I471]));FIND(&quot; &quot;;[.I471])-1;LEN([.I47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1]+1" office:value-type="string" office:string-value="" calcext:value-type="error">
            <text:p>#REF!</text:p>
          </table:table-cell>
          <table:table-cell table:style-name="ce69" table:formula="of:=IF([.B471]=&quot;&quot;;&quot;&quot;;[.B471])" office:value-type="string" office:string-value="m" calcext:value-type="string">
            <text:p>m</text:p>
          </table:table-cell>
          <table:table-cell table:formula="of:=VLOOKUP(LEFT([.H472];IF(               ISNUMBER(FIND(&quot; &quot;;[.H472]));FIND(&quot; &quot;;[.H472])-1;LEN([.H47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2.jpg</text:p>
          </table:table-cell>
          <table:table-cell/>
          <table:table-cell table:formula="of:=IF([.H472]&lt;&gt;&quot;&quot;;HYPERLINK( CONCATENATE(&quot;file://&quot;;[.$J$2];VLOOKUP(LEFT([.H472];IF(               ISNUMBER(FIND(&quot; &quot;;[.H472]));FIND(&quot; &quot;;[.H472])-1;LEN([.H472])       )                );[Fotografie.$B$1:.$D$403];3;0);&quot;/&quot;;LEFT([.H472];IF(               ISNUMBER(FIND(&quot; &quot;;[.H472]));FIND(&quot; &quot;;[.H472])-1;LEN([.H472])       )                )));&quot;&quot;)" office:value-type="string" office:string-value="file:///home/pmichalec/hg2g/workspace-popo/Evidence/fotoloznice/poskozene//_APE0842.jpg" calcext:value-type="string">
            <text:p>file:///home/pmichalec/hg2g/workspace-popo/Evidence/fotoloznice/poskozene//_APE0842.jpg</text:p>
          </table:table-cell>
          <table:table-cell table:style-name="ce110" table:formula="of:=IF([.I472]&lt;&gt;&quot;&quot;;HYPERLINK( CONCATENATE(&quot;file://&quot;;[.$K$2];VLOOKUP(LEFT([.I472];IF(               ISNUMBER(FIND(&quot; &quot;;[.I472]));FIND(&quot; &quot;;[.I472])-1;LEN([.I472])       )                );[Doklady.$B$1:.$D$405];3;0);&quot;/&quot;;LEFT([.I472];IF(               ISNUMBER(FIND(&quot; &quot;;[.I472]));FIND(&quot; &quot;;[.I472])-1;LEN([.I47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2]+1" office:value-type="string" office:string-value="" calcext:value-type="error">
            <text:p>#REF!</text:p>
          </table:table-cell>
          <table:table-cell table:style-name="ce69" table:formula="of:=IF([.B472]=&quot;&quot;;&quot;&quot;;[.B472])" office:value-type="string" office:string-value="m" calcext:value-type="string">
            <text:p>m</text:p>
          </table:table-cell>
          <table:table-cell table:formula="of:=VLOOKUP(LEFT([.H473];IF(               ISNUMBER(FIND(&quot; &quot;;[.H473]));FIND(&quot; &quot;;[.H473])-1;LEN([.H47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4.jpg</text:p>
          </table:table-cell>
          <table:table-cell/>
          <table:table-cell table:formula="of:=IF([.H473]&lt;&gt;&quot;&quot;;HYPERLINK( CONCATENATE(&quot;file://&quot;;[.$J$2];VLOOKUP(LEFT([.H473];IF(               ISNUMBER(FIND(&quot; &quot;;[.H473]));FIND(&quot; &quot;;[.H473])-1;LEN([.H473])       )                );[Fotografie.$B$1:.$D$403];3;0);&quot;/&quot;;LEFT([.H473];IF(               ISNUMBER(FIND(&quot; &quot;;[.H473]));FIND(&quot; &quot;;[.H473])-1;LEN([.H473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110" table:formula="of:=IF([.I473]&lt;&gt;&quot;&quot;;HYPERLINK( CONCATENATE(&quot;file://&quot;;[.$K$2];VLOOKUP(LEFT([.I473];IF(               ISNUMBER(FIND(&quot; &quot;;[.I473]));FIND(&quot; &quot;;[.I473])-1;LEN([.I473])       )                );[Doklady.$B$1:.$D$405];3;0);&quot;/&quot;;LEFT([.I473];IF(               ISNUMBER(FIND(&quot; &quot;;[.I473]));FIND(&quot; &quot;;[.I473])-1;LEN([.I47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3]+1" office:value-type="string" office:string-value="" calcext:value-type="error">
            <text:p>#REF!</text:p>
          </table:table-cell>
          <table:table-cell table:style-name="ce69" table:formula="of:=IF([.B473]=&quot;&quot;;&quot;&quot;;[.B473])" office:value-type="string" office:string-value="m" calcext:value-type="string">
            <text:p>m</text:p>
          </table:table-cell>
          <table:table-cell table:formula="of:=VLOOKUP(LEFT([.H474];IF(               ISNUMBER(FIND(&quot; &quot;;[.H474]));FIND(&quot; &quot;;[.H474])-1;LEN([.H47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1.jpg</text:p>
          </table:table-cell>
          <table:table-cell/>
          <table:table-cell table:formula="of:=IF([.H474]&lt;&gt;&quot;&quot;;HYPERLINK( CONCATENATE(&quot;file://&quot;;[.$J$2];VLOOKUP(LEFT([.H474];IF(               ISNUMBER(FIND(&quot; &quot;;[.H474]));FIND(&quot; &quot;;[.H474])-1;LEN([.H474])       )                );[Fotografie.$B$1:.$D$403];3;0);&quot;/&quot;;LEFT([.H474];IF(               ISNUMBER(FIND(&quot; &quot;;[.H474]));FIND(&quot; &quot;;[.H474])-1;LEN([.H474])       )                )));&quot;&quot;)" office:value-type="string" office:string-value="file:///home/pmichalec/hg2g/workspace-popo/Evidence/fotoloznice/poskozene//_APE0851.jpg" calcext:value-type="string">
            <text:p>file:///home/pmichalec/hg2g/workspace-popo/Evidence/fotoloznice/poskozene//_APE0851.jpg</text:p>
          </table:table-cell>
          <table:table-cell table:style-name="ce110" table:formula="of:=IF([.I474]&lt;&gt;&quot;&quot;;HYPERLINK( CONCATENATE(&quot;file://&quot;;[.$K$2];VLOOKUP(LEFT([.I474];IF(               ISNUMBER(FIND(&quot; &quot;;[.I474]));FIND(&quot; &quot;;[.I474])-1;LEN([.I474])       )                );[Doklady.$B$1:.$D$405];3;0);&quot;/&quot;;LEFT([.I474];IF(               ISNUMBER(FIND(&quot; &quot;;[.I474]));FIND(&quot; &quot;;[.I474])-1;LEN([.I47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4]+1" office:value-type="string" office:string-value="" calcext:value-type="error">
            <text:p>#REF!</text:p>
          </table:table-cell>
          <table:table-cell table:style-name="ce69" table:formula="of:=IF([.B474]=&quot;&quot;;&quot;&quot;;[.B474])" office:value-type="string" office:string-value="m" calcext:value-type="string">
            <text:p>m</text:p>
          </table:table-cell>
          <table:table-cell table:formula="of:=VLOOKUP(LEFT([.H475];IF(               ISNUMBER(FIND(&quot; &quot;;[.H475]));FIND(&quot; &quot;;[.H475])-1;LEN([.H47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33.jpg</text:p>
          </table:table-cell>
          <table:table-cell/>
          <table:table-cell table:formula="of:=IF([.H475]&lt;&gt;&quot;&quot;;HYPERLINK( CONCATENATE(&quot;file://&quot;;[.$J$2];VLOOKUP(LEFT([.H475];IF(               ISNUMBER(FIND(&quot; &quot;;[.H475]));FIND(&quot; &quot;;[.H475])-1;LEN([.H475])       )                );[Fotografie.$B$1:.$D$403];3;0);&quot;/&quot;;LEFT([.H475];IF(               ISNUMBER(FIND(&quot; &quot;;[.H475]));FIND(&quot; &quot;;[.H475])-1;LEN([.H475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110" table:formula="of:=IF([.I475]&lt;&gt;&quot;&quot;;HYPERLINK( CONCATENATE(&quot;file://&quot;;[.$K$2];VLOOKUP(LEFT([.I475];IF(               ISNUMBER(FIND(&quot; &quot;;[.I475]));FIND(&quot; &quot;;[.I475])-1;LEN([.I475])       )                );[Doklady.$B$1:.$D$405];3;0);&quot;/&quot;;LEFT([.I475];IF(               ISNUMBER(FIND(&quot; &quot;;[.I475]));FIND(&quot; &quot;;[.I475])-1;LEN([.I47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5]+1" office:value-type="string" office:string-value="" calcext:value-type="error">
            <text:p>#REF!</text:p>
          </table:table-cell>
          <table:table-cell table:style-name="ce69" table:formula="of:=IF([.B475]=&quot;&quot;;&quot;&quot;;[.B475])" office:value-type="string" office:string-value="m" calcext:value-type="string">
            <text:p>m</text:p>
          </table:table-cell>
          <table:table-cell table:formula="of:=VLOOKUP(LEFT([.H476];IF(               ISNUMBER(FIND(&quot; &quot;;[.H476]));FIND(&quot; &quot;;[.H476])-1;LEN([.H47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49.jpg</text:p>
          </table:table-cell>
          <table:table-cell/>
          <table:table-cell table:formula="of:=IF([.H476]&lt;&gt;&quot;&quot;;HYPERLINK( CONCATENATE(&quot;file://&quot;;[.$J$2];VLOOKUP(LEFT([.H476];IF(               ISNUMBER(FIND(&quot; &quot;;[.H476]));FIND(&quot; &quot;;[.H476])-1;LEN([.H476])       )                );[Fotografie.$B$1:.$D$403];3;0);&quot;/&quot;;LEFT([.H476];IF(               ISNUMBER(FIND(&quot; &quot;;[.H476]));FIND(&quot; &quot;;[.H476])-1;LEN([.H476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110" table:formula="of:=IF([.I476]&lt;&gt;&quot;&quot;;HYPERLINK( CONCATENATE(&quot;file://&quot;;[.$K$2];VLOOKUP(LEFT([.I476];IF(               ISNUMBER(FIND(&quot; &quot;;[.I476]));FIND(&quot; &quot;;[.I476])-1;LEN([.I476])       )                );[Doklady.$B$1:.$D$405];3;0);&quot;/&quot;;LEFT([.I476];IF(               ISNUMBER(FIND(&quot; &quot;;[.I476]));FIND(&quot; &quot;;[.I476])-1;LEN([.I47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6]+1" office:value-type="string" office:string-value="" calcext:value-type="error">
            <text:p>#REF!</text:p>
          </table:table-cell>
          <table:table-cell table:style-name="ce69" table:formula="of:=IF([.B476]=&quot;&quot;;&quot;&quot;;[.B476])" office:value-type="string" office:string-value="m" calcext:value-type="string">
            <text:p>m</text:p>
          </table:table-cell>
          <table:table-cell table:formula="of:=VLOOKUP(LEFT([.H477];IF(               ISNUMBER(FIND(&quot; &quot;;[.H477]));FIND(&quot; &quot;;[.H477])-1;LEN([.H477])       )                );[Fotografie.$B$1:.$D$403];3;0)" office:value-type="string" office:string-value="obyvak/" calcext:value-type="string">
            <text:p>obyvak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veci</text:p>
          </table:table-cell>
          <table:table-cell/>
          <table:table-cell table:formula="of:=IF([.H477]&lt;&gt;&quot;&quot;;HYPERLINK( CONCATENATE(&quot;file://&quot;;[.$J$2];VLOOKUP(LEFT([.H477];IF(               ISNUMBER(FIND(&quot; &quot;;[.H477]));FIND(&quot; &quot;;[.H477])-1;LEN([.H477])       )                );[Fotografie.$B$1:.$D$403];3;0);&quot;/&quot;;LEFT([.H477];IF(               ISNUMBER(FIND(&quot; &quot;;[.H477]));FIND(&quot; &quot;;[.H477])-1;LEN([.H477])       )                )));&quot;&quot;)" office:value-type="string" office:string-value="file:///home/pmichalec/hg2g/workspace-popo/Evidence/fotoobyvak//veci" calcext:value-type="string">
            <text:p>file:///home/pmichalec/hg2g/workspace-popo/Evidence/fotoobyvak//veci</text:p>
          </table:table-cell>
          <table:table-cell table:style-name="ce110" table:formula="of:=IF([.I477]&lt;&gt;&quot;&quot;;HYPERLINK( CONCATENATE(&quot;file://&quot;;[.$K$2];VLOOKUP(LEFT([.I477];IF(               ISNUMBER(FIND(&quot; &quot;;[.I477]));FIND(&quot; &quot;;[.I477])-1;LEN([.I477])       )                );[Doklady.$B$1:.$D$405];3;0);&quot;/&quot;;LEFT([.I477];IF(               ISNUMBER(FIND(&quot; &quot;;[.I477]));FIND(&quot; &quot;;[.I477])-1;LEN([.I47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7]+1" office:value-type="string" office:string-value="" calcext:value-type="error">
            <text:p>#REF!</text:p>
          </table:table-cell>
          <table:table-cell table:style-name="ce69" table:formula="of:=IF([.B477]=&quot;&quot;;&quot;&quot;;[.B477])" office:value-type="string" office:string-value="m" calcext:value-type="string">
            <text:p>m</text:p>
          </table:table-cell>
          <table:table-cell table:formula="of:=VLOOKUP(LEFT([.H478];IF(               ISNUMBER(FIND(&quot; &quot;;[.H478]));FIND(&quot; &quot;;[.H478])-1;LEN([.H47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6.jpg</text:p>
          </table:table-cell>
          <table:table-cell/>
          <table:table-cell table:formula="of:=IF([.H478]&lt;&gt;&quot;&quot;;HYPERLINK( CONCATENATE(&quot;file://&quot;;[.$J$2];VLOOKUP(LEFT([.H478];IF(               ISNUMBER(FIND(&quot; &quot;;[.H478]));FIND(&quot; &quot;;[.H478])-1;LEN([.H478])       )                );[Fotografie.$B$1:.$D$403];3;0);&quot;/&quot;;LEFT([.H478];IF(               ISNUMBER(FIND(&quot; &quot;;[.H478]));FIND(&quot; &quot;;[.H478])-1;LEN([.H478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110" table:formula="of:=IF([.I478]&lt;&gt;&quot;&quot;;HYPERLINK( CONCATENATE(&quot;file://&quot;;[.$K$2];VLOOKUP(LEFT([.I478];IF(               ISNUMBER(FIND(&quot; &quot;;[.I478]));FIND(&quot; &quot;;[.I478])-1;LEN([.I478])       )                );[Doklady.$B$1:.$D$405];3;0);&quot;/&quot;;LEFT([.I478];IF(               ISNUMBER(FIND(&quot; &quot;;[.I478]));FIND(&quot; &quot;;[.I478])-1;LEN([.I47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8]+1" office:value-type="string" office:string-value="" calcext:value-type="error">
            <text:p>#REF!</text:p>
          </table:table-cell>
          <table:table-cell table:style-name="ce69" table:formula="of:=IF([.B478]=&quot;&quot;;&quot;&quot;;[.B478])" office:value-type="string" office:string-value="m" calcext:value-type="string">
            <text:p>m</text:p>
          </table:table-cell>
          <table:table-cell table:formula="of:=VLOOKUP(LEFT([.H479];IF(               ISNUMBER(FIND(&quot; &quot;;[.H479]));FIND(&quot; &quot;;[.H479])-1;LEN([.H479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6.jpg</text:p>
          </table:table-cell>
          <table:table-cell/>
          <table:table-cell table:formula="of:=IF([.H479]&lt;&gt;&quot;&quot;;HYPERLINK( CONCATENATE(&quot;file://&quot;;[.$J$2];VLOOKUP(LEFT([.H479];IF(               ISNUMBER(FIND(&quot; &quot;;[.H479]));FIND(&quot; &quot;;[.H479])-1;LEN([.H479])       )                );[Fotografie.$B$1:.$D$403];3;0);&quot;/&quot;;LEFT([.H479];IF(               ISNUMBER(FIND(&quot; &quot;;[.H479]));FIND(&quot; &quot;;[.H479])-1;LEN([.H479])       )                )));&quot;&quot;)" office:value-type="string" office:string-value="file:///home/pmichalec/hg2g/workspace-popo/Evidence/fotoobyvak/veci//_APE0866.jpg" calcext:value-type="string">
            <text:p>file:///home/pmichalec/hg2g/workspace-popo/Evidence/fotoobyvak/veci//_APE0866.jpg</text:p>
          </table:table-cell>
          <table:table-cell table:style-name="ce110" table:formula="of:=IF([.I479]&lt;&gt;&quot;&quot;;HYPERLINK( CONCATENATE(&quot;file://&quot;;[.$K$2];VLOOKUP(LEFT([.I479];IF(               ISNUMBER(FIND(&quot; &quot;;[.I479]));FIND(&quot; &quot;;[.I479])-1;LEN([.I479])       )                );[Doklady.$B$1:.$D$405];3;0);&quot;/&quot;;LEFT([.I479];IF(               ISNUMBER(FIND(&quot; &quot;;[.I479]));FIND(&quot; &quot;;[.I479])-1;LEN([.I47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79]+1" office:value-type="string" office:string-value="" calcext:value-type="error">
            <text:p>#REF!</text:p>
          </table:table-cell>
          <table:table-cell table:style-name="ce69" table:formula="of:=IF([.B479]=&quot;&quot;;&quot;&quot;;[.B479])" office:value-type="string" office:string-value="m" calcext:value-type="string">
            <text:p>m</text:p>
          </table:table-cell>
          <table:table-cell table:formula="of:=VLOOKUP(LEFT([.H480];IF(               ISNUMBER(FIND(&quot; &quot;;[.H480]));FIND(&quot; &quot;;[.H480])-1;LEN([.H48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3.jpg</text:p>
          </table:table-cell>
          <table:table-cell/>
          <table:table-cell table:formula="of:=IF([.H480]&lt;&gt;&quot;&quot;;HYPERLINK( CONCATENATE(&quot;file://&quot;;[.$J$2];VLOOKUP(LEFT([.H480];IF(               ISNUMBER(FIND(&quot; &quot;;[.H480]));FIND(&quot; &quot;;[.H480])-1;LEN([.H480])       )                );[Fotografie.$B$1:.$D$403];3;0);&quot;/&quot;;LEFT([.H480];IF(               ISNUMBER(FIND(&quot; &quot;;[.H480]));FIND(&quot; &quot;;[.H480])-1;LEN([.H480])       )                )));&quot;&quot;)" office:value-type="string" office:string-value="file:///home/pmichalec/hg2g/workspace-popo/Evidence/fotoloznice/poskozene//_APE0853.jpg" calcext:value-type="string">
            <text:p>file:///home/pmichalec/hg2g/workspace-popo/Evidence/fotoloznice/poskozene//_APE0853.jpg</text:p>
          </table:table-cell>
          <table:table-cell table:style-name="ce110" table:formula="of:=IF([.I480]&lt;&gt;&quot;&quot;;HYPERLINK( CONCATENATE(&quot;file://&quot;;[.$K$2];VLOOKUP(LEFT([.I480];IF(               ISNUMBER(FIND(&quot; &quot;;[.I480]));FIND(&quot; &quot;;[.I480])-1;LEN([.I480])       )                );[Doklady.$B$1:.$D$405];3;0);&quot;/&quot;;LEFT([.I480];IF(               ISNUMBER(FIND(&quot; &quot;;[.I480]));FIND(&quot; &quot;;[.I480])-1;LEN([.I48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0]+1" office:value-type="string" office:string-value="" calcext:value-type="error">
            <text:p>#REF!</text:p>
          </table:table-cell>
          <table:table-cell table:style-name="ce69" table:formula="of:=IF([.B480]=&quot;&quot;;&quot;&quot;;[.B480])" office:value-type="string" office:string-value="m" calcext:value-type="string">
            <text:p>m</text:p>
          </table:table-cell>
          <table:table-cell table:formula="of:=VLOOKUP(LEFT([.H481];IF(               ISNUMBER(FIND(&quot; &quot;;[.H481]));FIND(&quot; &quot;;[.H481])-1;LEN([.H481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9.jpg</text:p>
          </table:table-cell>
          <table:table-cell/>
          <table:table-cell table:formula="of:=IF([.H481]&lt;&gt;&quot;&quot;;HYPERLINK( CONCATENATE(&quot;file://&quot;;[.$J$2];VLOOKUP(LEFT([.H481];IF(               ISNUMBER(FIND(&quot; &quot;;[.H481]));FIND(&quot; &quot;;[.H481])-1;LEN([.H481])       )                );[Fotografie.$B$1:.$D$403];3;0);&quot;/&quot;;LEFT([.H481];IF(               ISNUMBER(FIND(&quot; &quot;;[.H481]));FIND(&quot; &quot;;[.H481])-1;LEN([.H481])       )                )));&quot;&quot;)" office:value-type="string" office:string-value="file:///home/pmichalec/hg2g/workspace-popo/Evidence/fotoobyvak/veci//_APE0869.jpg" calcext:value-type="string">
            <text:p>file:///home/pmichalec/hg2g/workspace-popo/Evidence/fotoobyvak/veci//_APE0869.jpg</text:p>
          </table:table-cell>
          <table:table-cell table:style-name="ce110" table:formula="of:=IF([.I481]&lt;&gt;&quot;&quot;;HYPERLINK( CONCATENATE(&quot;file://&quot;;[.$K$2];VLOOKUP(LEFT([.I481];IF(               ISNUMBER(FIND(&quot; &quot;;[.I481]));FIND(&quot; &quot;;[.I481])-1;LEN([.I481])       )                );[Doklady.$B$1:.$D$405];3;0);&quot;/&quot;;LEFT([.I481];IF(               ISNUMBER(FIND(&quot; &quot;;[.I481]));FIND(&quot; &quot;;[.I481])-1;LEN([.I48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1]+1" office:value-type="string" office:string-value="" calcext:value-type="error">
            <text:p>#REF!</text:p>
          </table:table-cell>
          <table:table-cell table:style-name="ce69" table:formula="of:=IF([.B481]=&quot;&quot;;&quot;&quot;;[.B481])" office:value-type="string" office:string-value="m" calcext:value-type="string">
            <text:p>m</text:p>
          </table:table-cell>
          <table:table-cell table:formula="of:=VLOOKUP(LEFT([.H482];IF(               ISNUMBER(FIND(&quot; &quot;;[.H482]));FIND(&quot; &quot;;[.H482])-1;LEN([.H482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0.jpg</text:p>
          </table:table-cell>
          <table:table-cell/>
          <table:table-cell table:formula="of:=IF([.H482]&lt;&gt;&quot;&quot;;HYPERLINK( CONCATENATE(&quot;file://&quot;;[.$J$2];VLOOKUP(LEFT([.H482];IF(               ISNUMBER(FIND(&quot; &quot;;[.H482]));FIND(&quot; &quot;;[.H482])-1;LEN([.H482])       )                );[Fotografie.$B$1:.$D$403];3;0);&quot;/&quot;;LEFT([.H482];IF(               ISNUMBER(FIND(&quot; &quot;;[.H482]));FIND(&quot; &quot;;[.H482])-1;LEN([.H482])       )                )));&quot;&quot;)" office:value-type="string" office:string-value="file:///home/pmichalec/hg2g/workspace-popo/Evidence/fotoobyvak/veci//_APE0870.jpg" calcext:value-type="string">
            <text:p>file:///home/pmichalec/hg2g/workspace-popo/Evidence/fotoobyvak/veci//_APE0870.jpg</text:p>
          </table:table-cell>
          <table:table-cell table:style-name="ce110" table:formula="of:=IF([.I482]&lt;&gt;&quot;&quot;;HYPERLINK( CONCATENATE(&quot;file://&quot;;[.$K$2];VLOOKUP(LEFT([.I482];IF(               ISNUMBER(FIND(&quot; &quot;;[.I482]));FIND(&quot; &quot;;[.I482])-1;LEN([.I482])       )                );[Doklady.$B$1:.$D$405];3;0);&quot;/&quot;;LEFT([.I482];IF(               ISNUMBER(FIND(&quot; &quot;;[.I482]));FIND(&quot; &quot;;[.I482])-1;LEN([.I48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2]+1" office:value-type="string" office:string-value="" calcext:value-type="error">
            <text:p>#REF!</text:p>
          </table:table-cell>
          <table:table-cell table:style-name="ce69" table:formula="of:=IF([.B482]=&quot;&quot;;&quot;&quot;;[.B482])" office:value-type="string" office:string-value="m" calcext:value-type="string">
            <text:p>m</text:p>
          </table:table-cell>
          <table:table-cell table:formula="of:=VLOOKUP(LEFT([.H483];IF(               ISNUMBER(FIND(&quot; &quot;;[.H483]));FIND(&quot; &quot;;[.H483])-1;LEN([.H483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3.jpg</text:p>
          </table:table-cell>
          <table:table-cell/>
          <table:table-cell table:formula="of:=IF([.H483]&lt;&gt;&quot;&quot;;HYPERLINK( CONCATENATE(&quot;file://&quot;;[.$J$2];VLOOKUP(LEFT([.H483];IF(               ISNUMBER(FIND(&quot; &quot;;[.H483]));FIND(&quot; &quot;;[.H483])-1;LEN([.H483])       )                );[Fotografie.$B$1:.$D$403];3;0);&quot;/&quot;;LEFT([.H483];IF(               ISNUMBER(FIND(&quot; &quot;;[.H483]));FIND(&quot; &quot;;[.H483])-1;LEN([.H483])       )                )));&quot;&quot;)" office:value-type="string" office:string-value="file:///home/pmichalec/hg2g/workspace-popo/Evidence/fotoobyvak/veci//_APE0863.jpg" calcext:value-type="string">
            <text:p>file:///home/pmichalec/hg2g/workspace-popo/Evidence/fotoobyvak/veci//_APE0863.jpg</text:p>
          </table:table-cell>
          <table:table-cell table:style-name="ce110" table:formula="of:=IF([.I483]&lt;&gt;&quot;&quot;;HYPERLINK( CONCATENATE(&quot;file://&quot;;[.$K$2];VLOOKUP(LEFT([.I483];IF(               ISNUMBER(FIND(&quot; &quot;;[.I483]));FIND(&quot; &quot;;[.I483])-1;LEN([.I483])       )                );[Doklady.$B$1:.$D$405];3;0);&quot;/&quot;;LEFT([.I483];IF(               ISNUMBER(FIND(&quot; &quot;;[.I483]));FIND(&quot; &quot;;[.I483])-1;LEN([.I48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3]+1" office:value-type="string" office:string-value="" calcext:value-type="error">
            <text:p>#REF!</text:p>
          </table:table-cell>
          <table:table-cell table:style-name="ce69" table:formula="of:=IF([.B483]=&quot;&quot;;&quot;&quot;;[.B483])" office:value-type="string" office:string-value="m" calcext:value-type="string">
            <text:p>m</text:p>
          </table:table-cell>
          <table:table-cell table:formula="of:=VLOOKUP(LEFT([.H484];IF(               ISNUMBER(FIND(&quot; &quot;;[.H484]));FIND(&quot; &quot;;[.H484])-1;LEN([.H484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8.jpg</text:p>
          </table:table-cell>
          <table:table-cell/>
          <table:table-cell table:formula="of:=IF([.H484]&lt;&gt;&quot;&quot;;HYPERLINK( CONCATENATE(&quot;file://&quot;;[.$J$2];VLOOKUP(LEFT([.H484];IF(               ISNUMBER(FIND(&quot; &quot;;[.H484]));FIND(&quot; &quot;;[.H484])-1;LEN([.H484])       )                );[Fotografie.$B$1:.$D$403];3;0);&quot;/&quot;;LEFT([.H484];IF(               ISNUMBER(FIND(&quot; &quot;;[.H484]));FIND(&quot; &quot;;[.H484])-1;LEN([.H484])       )                )));&quot;&quot;)" office:value-type="string" office:string-value="file:///home/pmichalec/hg2g/workspace-popo/Evidence/fotoobyvak/veci//_APE0868.jpg" calcext:value-type="string">
            <text:p>file:///home/pmichalec/hg2g/workspace-popo/Evidence/fotoobyvak/veci//_APE0868.jpg</text:p>
          </table:table-cell>
          <table:table-cell table:style-name="ce110" table:formula="of:=IF([.I484]&lt;&gt;&quot;&quot;;HYPERLINK( CONCATENATE(&quot;file://&quot;;[.$K$2];VLOOKUP(LEFT([.I484];IF(               ISNUMBER(FIND(&quot; &quot;;[.I484]));FIND(&quot; &quot;;[.I484])-1;LEN([.I484])       )                );[Doklady.$B$1:.$D$405];3;0);&quot;/&quot;;LEFT([.I484];IF(               ISNUMBER(FIND(&quot; &quot;;[.I484]));FIND(&quot; &quot;;[.I484])-1;LEN([.I48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4]+1" office:value-type="string" office:string-value="" calcext:value-type="error">
            <text:p>#REF!</text:p>
          </table:table-cell>
          <table:table-cell table:style-name="ce69" table:formula="of:=IF([.B484]=&quot;&quot;;&quot;&quot;;[.B484])" office:value-type="string" office:string-value="m" calcext:value-type="string">
            <text:p>m</text:p>
          </table:table-cell>
          <table:table-cell table:formula="of:=VLOOKUP(LEFT([.H485];IF(               ISNUMBER(FIND(&quot; &quot;;[.H485]));FIND(&quot; &quot;;[.H485])-1;LEN([.H485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1.jpg</text:p>
          </table:table-cell>
          <table:table-cell/>
          <table:table-cell table:formula="of:=IF([.H485]&lt;&gt;&quot;&quot;;HYPERLINK( CONCATENATE(&quot;file://&quot;;[.$J$2];VLOOKUP(LEFT([.H485];IF(               ISNUMBER(FIND(&quot; &quot;;[.H485]));FIND(&quot; &quot;;[.H485])-1;LEN([.H485])       )                );[Fotografie.$B$1:.$D$403];3;0);&quot;/&quot;;LEFT([.H485];IF(               ISNUMBER(FIND(&quot; &quot;;[.H485]));FIND(&quot; &quot;;[.H485])-1;LEN([.H485])       )                )));&quot;&quot;)" office:value-type="string" office:string-value="file:///home/pmichalec/hg2g/workspace-popo/Evidence/fotoobyvak/veci//_APE0871.jpg" calcext:value-type="string">
            <text:p>file:///home/pmichalec/hg2g/workspace-popo/Evidence/fotoobyvak/veci//_APE0871.jpg</text:p>
          </table:table-cell>
          <table:table-cell table:style-name="ce110" table:formula="of:=IF([.I485]&lt;&gt;&quot;&quot;;HYPERLINK( CONCATENATE(&quot;file://&quot;;[.$K$2];VLOOKUP(LEFT([.I485];IF(               ISNUMBER(FIND(&quot; &quot;;[.I485]));FIND(&quot; &quot;;[.I485])-1;LEN([.I485])       )                );[Doklady.$B$1:.$D$405];3;0);&quot;/&quot;;LEFT([.I485];IF(               ISNUMBER(FIND(&quot; &quot;;[.I485]));FIND(&quot; &quot;;[.I485])-1;LEN([.I48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5]+1" office:value-type="string" office:string-value="" calcext:value-type="error">
            <text:p>#REF!</text:p>
          </table:table-cell>
          <table:table-cell table:style-name="ce69" table:formula="of:=IF([.B485]=&quot;&quot;;&quot;&quot;;[.B485])" office:value-type="string" office:string-value="m" calcext:value-type="string">
            <text:p>m</text:p>
          </table:table-cell>
          <table:table-cell table:formula="of:=VLOOKUP(LEFT([.H486];IF(               ISNUMBER(FIND(&quot; &quot;;[.H486]));FIND(&quot; &quot;;[.H486])-1;LEN([.H48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52.jpg</text:p>
          </table:table-cell>
          <table:table-cell/>
          <table:table-cell table:formula="of:=IF([.H486]&lt;&gt;&quot;&quot;;HYPERLINK( CONCATENATE(&quot;file://&quot;;[.$J$2];VLOOKUP(LEFT([.H486];IF(               ISNUMBER(FIND(&quot; &quot;;[.H486]));FIND(&quot; &quot;;[.H486])-1;LEN([.H486])       )                );[Fotografie.$B$1:.$D$403];3;0);&quot;/&quot;;LEFT([.H486];IF(               ISNUMBER(FIND(&quot; &quot;;[.H486]));FIND(&quot; &quot;;[.H486])-1;LEN([.H486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110" table:formula="of:=IF([.I486]&lt;&gt;&quot;&quot;;HYPERLINK( CONCATENATE(&quot;file://&quot;;[.$K$2];VLOOKUP(LEFT([.I486];IF(               ISNUMBER(FIND(&quot; &quot;;[.I486]));FIND(&quot; &quot;;[.I486])-1;LEN([.I486])       )                );[Doklady.$B$1:.$D$405];3;0);&quot;/&quot;;LEFT([.I486];IF(               ISNUMBER(FIND(&quot; &quot;;[.I486]));FIND(&quot; &quot;;[.I486])-1;LEN([.I48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6]+1" office:value-type="string" office:string-value="" calcext:value-type="error">
            <text:p>#REF!</text:p>
          </table:table-cell>
          <table:table-cell table:style-name="ce69" table:formula="of:=IF([.B486]=&quot;&quot;;&quot;&quot;;[.B486])" office:value-type="string" office:string-value="m" calcext:value-type="string">
            <text:p>m</text:p>
          </table:table-cell>
          <table:table-cell table:formula="of:=VLOOKUP(LEFT([.H487];IF(               ISNUMBER(FIND(&quot; &quot;;[.H487]));FIND(&quot; &quot;;[.H487])-1;LEN([.H487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4.jpg</text:p>
          </table:table-cell>
          <table:table-cell/>
          <table:table-cell table:formula="of:=IF([.H487]&lt;&gt;&quot;&quot;;HYPERLINK( CONCATENATE(&quot;file://&quot;;[.$J$2];VLOOKUP(LEFT([.H487];IF(               ISNUMBER(FIND(&quot; &quot;;[.H487]));FIND(&quot; &quot;;[.H487])-1;LEN([.H487])       )                );[Fotografie.$B$1:.$D$403];3;0);&quot;/&quot;;LEFT([.H487];IF(               ISNUMBER(FIND(&quot; &quot;;[.H487]));FIND(&quot; &quot;;[.H487])-1;LEN([.H487])       )                )));&quot;&quot;)" office:value-type="string" office:string-value="file:///home/pmichalec/hg2g/workspace-popo/Evidence/fotoobyvak/veci//_APE0864.jpg" calcext:value-type="string">
            <text:p>file:///home/pmichalec/hg2g/workspace-popo/Evidence/fotoobyvak/veci//_APE0864.jpg</text:p>
          </table:table-cell>
          <table:table-cell table:style-name="ce110" table:formula="of:=IF([.I487]&lt;&gt;&quot;&quot;;HYPERLINK( CONCATENATE(&quot;file://&quot;;[.$K$2];VLOOKUP(LEFT([.I487];IF(               ISNUMBER(FIND(&quot; &quot;;[.I487]));FIND(&quot; &quot;;[.I487])-1;LEN([.I487])       )                );[Doklady.$B$1:.$D$405];3;0);&quot;/&quot;;LEFT([.I487];IF(               ISNUMBER(FIND(&quot; &quot;;[.I487]));FIND(&quot; &quot;;[.I487])-1;LEN([.I48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7]+1" office:value-type="string" office:string-value="" calcext:value-type="error">
            <text:p>#REF!</text:p>
          </table:table-cell>
          <table:table-cell table:style-name="ce69" table:formula="of:=IF([.B487]=&quot;&quot;;&quot;&quot;;[.B487])" office:value-type="string" office:string-value="m" calcext:value-type="string">
            <text:p>m</text:p>
          </table:table-cell>
          <table:table-cell table:formula="of:=VLOOKUP(LEFT([.H488];IF(               ISNUMBER(FIND(&quot; &quot;;[.H488]));FIND(&quot; &quot;;[.H488])-1;LEN([.H488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2.jpg</text:p>
          </table:table-cell>
          <table:table-cell/>
          <table:table-cell table:formula="of:=IF([.H488]&lt;&gt;&quot;&quot;;HYPERLINK( CONCATENATE(&quot;file://&quot;;[.$J$2];VLOOKUP(LEFT([.H488];IF(               ISNUMBER(FIND(&quot; &quot;;[.H488]));FIND(&quot; &quot;;[.H488])-1;LEN([.H488])       )                );[Fotografie.$B$1:.$D$403];3;0);&quot;/&quot;;LEFT([.H488];IF(               ISNUMBER(FIND(&quot; &quot;;[.H488]));FIND(&quot; &quot;;[.H488])-1;LEN([.H488])       )                )));&quot;&quot;)" office:value-type="string" office:string-value="file:///home/pmichalec/hg2g/workspace-popo/Evidence/fotoobyvak/veci//_APE0872.jpg" calcext:value-type="string">
            <text:p>file:///home/pmichalec/hg2g/workspace-popo/Evidence/fotoobyvak/veci//_APE0872.jpg</text:p>
          </table:table-cell>
          <table:table-cell table:style-name="ce110" table:formula="of:=IF([.I488]&lt;&gt;&quot;&quot;;HYPERLINK( CONCATENATE(&quot;file://&quot;;[.$K$2];VLOOKUP(LEFT([.I488];IF(               ISNUMBER(FIND(&quot; &quot;;[.I488]));FIND(&quot; &quot;;[.I488])-1;LEN([.I488])       )                );[Doklady.$B$1:.$D$405];3;0);&quot;/&quot;;LEFT([.I488];IF(               ISNUMBER(FIND(&quot; &quot;;[.I488]));FIND(&quot; &quot;;[.I488])-1;LEN([.I48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8]+1" office:value-type="string" office:string-value="" calcext:value-type="error">
            <text:p>#REF!</text:p>
          </table:table-cell>
          <table:table-cell table:style-name="ce69" table:formula="of:=IF([.B488]=&quot;&quot;;&quot;&quot;;[.B488])" office:value-type="string" office:string-value="m" calcext:value-type="string">
            <text:p>m</text:p>
          </table:table-cell>
          <table:table-cell table:formula="of:=VLOOKUP(LEFT([.H489];IF(               ISNUMBER(FIND(&quot; &quot;;[.H489]));FIND(&quot; &quot;;[.H489])-1;LEN([.H489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67.jpg</text:p>
          </table:table-cell>
          <table:table-cell/>
          <table:table-cell table:formula="of:=IF([.H489]&lt;&gt;&quot;&quot;;HYPERLINK( CONCATENATE(&quot;file://&quot;;[.$J$2];VLOOKUP(LEFT([.H489];IF(               ISNUMBER(FIND(&quot; &quot;;[.H489]));FIND(&quot; &quot;;[.H489])-1;LEN([.H489])       )                );[Fotografie.$B$1:.$D$403];3;0);&quot;/&quot;;LEFT([.H489];IF(               ISNUMBER(FIND(&quot; &quot;;[.H489]));FIND(&quot; &quot;;[.H489])-1;LEN([.H489])       )                )));&quot;&quot;)" office:value-type="string" office:string-value="file:///home/pmichalec/hg2g/workspace-popo/Evidence/fotoobyvak/veci//_APE0867.jpg" calcext:value-type="string">
            <text:p>file:///home/pmichalec/hg2g/workspace-popo/Evidence/fotoobyvak/veci//_APE0867.jpg</text:p>
          </table:table-cell>
          <table:table-cell table:style-name="ce110" table:formula="of:=IF([.I489]&lt;&gt;&quot;&quot;;HYPERLINK( CONCATENATE(&quot;file://&quot;;[.$K$2];VLOOKUP(LEFT([.I489];IF(               ISNUMBER(FIND(&quot; &quot;;[.I489]));FIND(&quot; &quot;;[.I489])-1;LEN([.I489])       )                );[Doklady.$B$1:.$D$405];3;0);&quot;/&quot;;LEFT([.I489];IF(               ISNUMBER(FIND(&quot; &quot;;[.I489]));FIND(&quot; &quot;;[.I489])-1;LEN([.I48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89]+1" office:value-type="string" office:string-value="" calcext:value-type="error">
            <text:p>#REF!</text:p>
          </table:table-cell>
          <table:table-cell table:style-name="ce69" table:formula="of:=IF([.B489]=&quot;&quot;;&quot;&quot;;[.B489])" office:value-type="string" office:string-value="m" calcext:value-type="string">
            <text:p>m</text:p>
          </table:table-cell>
          <table:table-cell table:formula="of:=VLOOKUP(LEFT([.H490];IF(               ISNUMBER(FIND(&quot; &quot;;[.H490]));FIND(&quot; &quot;;[.H490])-1;LEN([.H490])       )                );[Fotografie.$B$1:.$D$403];3;0)" office:value-type="string" office:string-value="obyvak/veci/" calcext:value-type="string">
            <text:p>obyvak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3.jpg</text:p>
          </table:table-cell>
          <table:table-cell/>
          <table:table-cell table:formula="of:=IF([.H490]&lt;&gt;&quot;&quot;;HYPERLINK( CONCATENATE(&quot;file://&quot;;[.$J$2];VLOOKUP(LEFT([.H490];IF(               ISNUMBER(FIND(&quot; &quot;;[.H490]));FIND(&quot; &quot;;[.H490])-1;LEN([.H490])       )                );[Fotografie.$B$1:.$D$403];3;0);&quot;/&quot;;LEFT([.H490];IF(               ISNUMBER(FIND(&quot; &quot;;[.H490]));FIND(&quot; &quot;;[.H490])-1;LEN([.H490])       )                )));&quot;&quot;)" office:value-type="string" office:string-value="file:///home/pmichalec/hg2g/workspace-popo/Evidence/fotoobyvak/veci//_APE0873.jpg" calcext:value-type="string">
            <text:p>file:///home/pmichalec/hg2g/workspace-popo/Evidence/fotoobyvak/veci//_APE0873.jpg</text:p>
          </table:table-cell>
          <table:table-cell table:style-name="ce110" table:formula="of:=IF([.I490]&lt;&gt;&quot;&quot;;HYPERLINK( CONCATENATE(&quot;file://&quot;;[.$K$2];VLOOKUP(LEFT([.I490];IF(               ISNUMBER(FIND(&quot; &quot;;[.I490]));FIND(&quot; &quot;;[.I490])-1;LEN([.I490])       )                );[Doklady.$B$1:.$D$405];3;0);&quot;/&quot;;LEFT([.I490];IF(               ISNUMBER(FIND(&quot; &quot;;[.I490]));FIND(&quot; &quot;;[.I490])-1;LEN([.I49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0]+1" office:value-type="string" office:string-value="" calcext:value-type="error">
            <text:p>#REF!</text:p>
          </table:table-cell>
          <table:table-cell table:style-name="ce69" table:formula="of:=IF([.B490]=&quot;&quot;;&quot;&quot;;[.B490])" office:value-type="string" office:string-value="m" calcext:value-type="string">
            <text:p>m</text:p>
          </table:table-cell>
          <table:table-cell table:formula="of:=VLOOKUP(LEFT([.H491];IF(               ISNUMBER(FIND(&quot; &quot;;[.H491]));FIND(&quot; &quot;;[.H491])-1;LEN([.H491])       )                );[Fotografie.$B$1:.$D$403];3;0)" office:value-type="string" office:string-value="obyvak/bar/" calcext:value-type="string">
            <text:p>obyvak/bar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4.jpg</text:p>
          </table:table-cell>
          <table:table-cell/>
          <table:table-cell table:formula="of:=IF([.H491]&lt;&gt;&quot;&quot;;HYPERLINK( CONCATENATE(&quot;file://&quot;;[.$J$2];VLOOKUP(LEFT([.H491];IF(               ISNUMBER(FIND(&quot; &quot;;[.H491]));FIND(&quot; &quot;;[.H491])-1;LEN([.H491])       )                );[Fotografie.$B$1:.$D$403];3;0);&quot;/&quot;;LEFT([.H491];IF(               ISNUMBER(FIND(&quot; &quot;;[.H491]));FIND(&quot; &quot;;[.H491])-1;LEN([.H491])       )                )));&quot;&quot;)" office:value-type="string" office:string-value="file:///home/pmichalec/hg2g/workspace-popo/Evidence/fotoobyvak/bar//_APE0884.jpg" calcext:value-type="string">
            <text:p>file:///home/pmichalec/hg2g/workspace-popo/Evidence/fotoobyvak/bar//_APE0884.jpg</text:p>
          </table:table-cell>
          <table:table-cell table:style-name="ce110" table:formula="of:=IF([.I491]&lt;&gt;&quot;&quot;;HYPERLINK( CONCATENATE(&quot;file://&quot;;[.$K$2];VLOOKUP(LEFT([.I491];IF(               ISNUMBER(FIND(&quot; &quot;;[.I491]));FIND(&quot; &quot;;[.I491])-1;LEN([.I491])       )                );[Doklady.$B$1:.$D$405];3;0);&quot;/&quot;;LEFT([.I491];IF(               ISNUMBER(FIND(&quot; &quot;;[.I491]));FIND(&quot; &quot;;[.I491])-1;LEN([.I49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1]+1" office:value-type="string" office:string-value="" calcext:value-type="error">
            <text:p>#REF!</text:p>
          </table:table-cell>
          <table:table-cell table:style-name="ce69" table:formula="of:=IF([.B491]=&quot;&quot;;&quot;&quot;;[.B491])" office:value-type="string" office:string-value="m" calcext:value-type="string">
            <text:p>m</text:p>
          </table:table-cell>
          <table:table-cell table:formula="of:=VLOOKUP(LEFT([.H492];IF(               ISNUMBER(FIND(&quot; &quot;;[.H492]));FIND(&quot; &quot;;[.H492])-1;LEN([.H492])       )                );[Fotografie.$B$1:.$D$403];3;0)" office:value-type="string" office:string-value="obyvak/bar/" calcext:value-type="string">
            <text:p>obyvak/bar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5.jpg</text:p>
          </table:table-cell>
          <table:table-cell/>
          <table:table-cell table:formula="of:=IF([.H492]&lt;&gt;&quot;&quot;;HYPERLINK( CONCATENATE(&quot;file://&quot;;[.$J$2];VLOOKUP(LEFT([.H492];IF(               ISNUMBER(FIND(&quot; &quot;;[.H492]));FIND(&quot; &quot;;[.H492])-1;LEN([.H492])       )                );[Fotografie.$B$1:.$D$403];3;0);&quot;/&quot;;LEFT([.H492];IF(               ISNUMBER(FIND(&quot; &quot;;[.H492]));FIND(&quot; &quot;;[.H492])-1;LEN([.H492])       )                )));&quot;&quot;)" office:value-type="string" office:string-value="file:///home/pmichalec/hg2g/workspace-popo/Evidence/fotoobyvak/bar//_APE0885.jpg" calcext:value-type="string">
            <text:p>file:///home/pmichalec/hg2g/workspace-popo/Evidence/fotoobyvak/bar//_APE0885.jpg</text:p>
          </table:table-cell>
          <table:table-cell table:style-name="ce110" table:formula="of:=IF([.I492]&lt;&gt;&quot;&quot;;HYPERLINK( CONCATENATE(&quot;file://&quot;;[.$K$2];VLOOKUP(LEFT([.I492];IF(               ISNUMBER(FIND(&quot; &quot;;[.I492]));FIND(&quot; &quot;;[.I492])-1;LEN([.I492])       )                );[Doklady.$B$1:.$D$405];3;0);&quot;/&quot;;LEFT([.I492];IF(               ISNUMBER(FIND(&quot; &quot;;[.I492]));FIND(&quot; &quot;;[.I492])-1;LEN([.I49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2]+1" office:value-type="string" office:string-value="" calcext:value-type="error">
            <text:p>#REF!</text:p>
          </table:table-cell>
          <table:table-cell table:style-name="ce69" table:formula="of:=IF([.B492]=&quot;&quot;;&quot;&quot;;[.B492])" office:value-type="string" office:string-value="m" calcext:value-type="string">
            <text:p>m</text:p>
          </table:table-cell>
          <table:table-cell table:formula="of:=VLOOKUP(LEFT([.H493];IF(               ISNUMBER(FIND(&quot; &quot;;[.H493]));FIND(&quot; &quot;;[.H493])-1;LEN([.H493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8.jpg</text:p>
          </table:table-cell>
          <table:table-cell/>
          <table:table-cell table:formula="of:=IF([.H493]&lt;&gt;&quot;&quot;;HYPERLINK( CONCATENATE(&quot;file://&quot;;[.$J$2];VLOOKUP(LEFT([.H493];IF(               ISNUMBER(FIND(&quot; &quot;;[.H493]));FIND(&quot; &quot;;[.H493])-1;LEN([.H493])       )                );[Fotografie.$B$1:.$D$403];3;0);&quot;/&quot;;LEFT([.H493];IF(               ISNUMBER(FIND(&quot; &quot;;[.H493]));FIND(&quot; &quot;;[.H493])-1;LEN([.H493])       )                )));&quot;&quot;)" office:value-type="string" office:string-value="file:///home/pmichalec/hg2g/workspace-popo/Evidence/fotonezarazene//_APE0938.jpg" calcext:value-type="string">
            <text:p>file:///home/pmichalec/hg2g/workspace-popo/Evidence/fotonezarazene//_APE0938.jpg</text:p>
          </table:table-cell>
          <table:table-cell table:style-name="ce110" table:formula="of:=IF([.I493]&lt;&gt;&quot;&quot;;HYPERLINK( CONCATENATE(&quot;file://&quot;;[.$K$2];VLOOKUP(LEFT([.I493];IF(               ISNUMBER(FIND(&quot; &quot;;[.I493]));FIND(&quot; &quot;;[.I493])-1;LEN([.I493])       )                );[Doklady.$B$1:.$D$405];3;0);&quot;/&quot;;LEFT([.I493];IF(               ISNUMBER(FIND(&quot; &quot;;[.I493]));FIND(&quot; &quot;;[.I493])-1;LEN([.I49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3]+1" office:value-type="string" office:string-value="" calcext:value-type="error">
            <text:p>#REF!</text:p>
          </table:table-cell>
          <table:table-cell table:style-name="ce69" table:formula="of:=IF([.B493]=&quot;&quot;;&quot;&quot;;[.B493])" office:value-type="string" office:string-value="m" calcext:value-type="string">
            <text:p>m</text:p>
          </table:table-cell>
          <table:table-cell table:formula="of:=VLOOKUP(LEFT([.H494];IF(               ISNUMBER(FIND(&quot; &quot;;[.H494]));FIND(&quot; &quot;;[.H494])-1;LEN([.H494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3.jpg</text:p>
          </table:table-cell>
          <table:table-cell/>
          <table:table-cell table:formula="of:=IF([.H494]&lt;&gt;&quot;&quot;;HYPERLINK( CONCATENATE(&quot;file://&quot;;[.$J$2];VLOOKUP(LEFT([.H494];IF(               ISNUMBER(FIND(&quot; &quot;;[.H494]));FIND(&quot; &quot;;[.H494])-1;LEN([.H494])       )                );[Fotografie.$B$1:.$D$403];3;0);&quot;/&quot;;LEFT([.H494];IF(               ISNUMBER(FIND(&quot; &quot;;[.H494]));FIND(&quot; &quot;;[.H494])-1;LEN([.H494])       )                )));&quot;&quot;)" office:value-type="string" office:string-value="file:///home/pmichalec/hg2g/workspace-popo/Evidence/fotonezarazene//_APE0943.jpg" calcext:value-type="string">
            <text:p>file:///home/pmichalec/hg2g/workspace-popo/Evidence/fotonezarazene//_APE0943.jpg</text:p>
          </table:table-cell>
          <table:table-cell table:style-name="ce110" table:formula="of:=IF([.I494]&lt;&gt;&quot;&quot;;HYPERLINK( CONCATENATE(&quot;file://&quot;;[.$K$2];VLOOKUP(LEFT([.I494];IF(               ISNUMBER(FIND(&quot; &quot;;[.I494]));FIND(&quot; &quot;;[.I494])-1;LEN([.I494])       )                );[Doklady.$B$1:.$D$405];3;0);&quot;/&quot;;LEFT([.I494];IF(               ISNUMBER(FIND(&quot; &quot;;[.I494]));FIND(&quot; &quot;;[.I494])-1;LEN([.I49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4]+1" office:value-type="string" office:string-value="" calcext:value-type="error">
            <text:p>#REF!</text:p>
          </table:table-cell>
          <table:table-cell table:style-name="ce69" table:formula="of:=IF([.B494]=&quot;&quot;;&quot;&quot;;[.B494])" office:value-type="string" office:string-value="m" calcext:value-type="string">
            <text:p>m</text:p>
          </table:table-cell>
          <table:table-cell table:formula="of:=VLOOKUP(LEFT([.H495];IF(               ISNUMBER(FIND(&quot; &quot;;[.H495]));FIND(&quot; &quot;;[.H495])-1;LEN([.H495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0.jpg</text:p>
          </table:table-cell>
          <table:table-cell/>
          <table:table-cell table:formula="of:=IF([.H495]&lt;&gt;&quot;&quot;;HYPERLINK( CONCATENATE(&quot;file://&quot;;[.$J$2];VLOOKUP(LEFT([.H495];IF(               ISNUMBER(FIND(&quot; &quot;;[.H495]));FIND(&quot; &quot;;[.H495])-1;LEN([.H495])       )                );[Fotografie.$B$1:.$D$403];3;0);&quot;/&quot;;LEFT([.H495];IF(               ISNUMBER(FIND(&quot; &quot;;[.H495]));FIND(&quot; &quot;;[.H495])-1;LEN([.H495])       )                )));&quot;&quot;)" office:value-type="string" office:string-value="file:///home/pmichalec/hg2g/workspace-popo/Evidence/fotonezarazene//_APE0940.jpg" calcext:value-type="string">
            <text:p>file:///home/pmichalec/hg2g/workspace-popo/Evidence/fotonezarazene//_APE0940.jpg</text:p>
          </table:table-cell>
          <table:table-cell table:style-name="ce110" table:formula="of:=IF([.I495]&lt;&gt;&quot;&quot;;HYPERLINK( CONCATENATE(&quot;file://&quot;;[.$K$2];VLOOKUP(LEFT([.I495];IF(               ISNUMBER(FIND(&quot; &quot;;[.I495]));FIND(&quot; &quot;;[.I495])-1;LEN([.I495])       )                );[Doklady.$B$1:.$D$405];3;0);&quot;/&quot;;LEFT([.I495];IF(               ISNUMBER(FIND(&quot; &quot;;[.I495]));FIND(&quot; &quot;;[.I495])-1;LEN([.I49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5]+1" office:value-type="string" office:string-value="" calcext:value-type="error">
            <text:p>#REF!</text:p>
          </table:table-cell>
          <table:table-cell table:style-name="ce69" table:formula="of:=IF([.B495]=&quot;&quot;;&quot;&quot;;[.B495])" office:value-type="string" office:string-value="m" calcext:value-type="string">
            <text:p>m</text:p>
          </table:table-cell>
          <table:table-cell table:formula="of:=VLOOKUP(LEFT([.H496];IF(               ISNUMBER(FIND(&quot; &quot;;[.H496]));FIND(&quot; &quot;;[.H496])-1;LEN([.H496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2.jpg</text:p>
          </table:table-cell>
          <table:table-cell/>
          <table:table-cell table:formula="of:=IF([.H496]&lt;&gt;&quot;&quot;;HYPERLINK( CONCATENATE(&quot;file://&quot;;[.$J$2];VLOOKUP(LEFT([.H496];IF(               ISNUMBER(FIND(&quot; &quot;;[.H496]));FIND(&quot; &quot;;[.H496])-1;LEN([.H496])       )                );[Fotografie.$B$1:.$D$403];3;0);&quot;/&quot;;LEFT([.H496];IF(               ISNUMBER(FIND(&quot; &quot;;[.H496]));FIND(&quot; &quot;;[.H496])-1;LEN([.H496])       )                )));&quot;&quot;)" office:value-type="string" office:string-value="file:///home/pmichalec/hg2g/workspace-popo/Evidence/fotonezarazene//_APE0942.jpg" calcext:value-type="string">
            <text:p>file:///home/pmichalec/hg2g/workspace-popo/Evidence/fotonezarazene//_APE0942.jpg</text:p>
          </table:table-cell>
          <table:table-cell table:style-name="ce110" table:formula="of:=IF([.I496]&lt;&gt;&quot;&quot;;HYPERLINK( CONCATENATE(&quot;file://&quot;;[.$K$2];VLOOKUP(LEFT([.I496];IF(               ISNUMBER(FIND(&quot; &quot;;[.I496]));FIND(&quot; &quot;;[.I496])-1;LEN([.I496])       )                );[Doklady.$B$1:.$D$405];3;0);&quot;/&quot;;LEFT([.I496];IF(               ISNUMBER(FIND(&quot; &quot;;[.I496]));FIND(&quot; &quot;;[.I496])-1;LEN([.I49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6]+1" office:value-type="string" office:string-value="" calcext:value-type="error">
            <text:p>#REF!</text:p>
          </table:table-cell>
          <table:table-cell table:style-name="ce69" table:formula="of:=IF([.B496]=&quot;&quot;;&quot;&quot;;[.B496])" office:value-type="string" office:string-value="m" calcext:value-type="string">
            <text:p>m</text:p>
          </table:table-cell>
          <table:table-cell table:formula="of:=VLOOKUP(LEFT([.H497];IF(               ISNUMBER(FIND(&quot; &quot;;[.H497]));FIND(&quot; &quot;;[.H497])-1;LEN([.H497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6.jpg</text:p>
          </table:table-cell>
          <table:table-cell/>
          <table:table-cell table:formula="of:=IF([.H497]&lt;&gt;&quot;&quot;;HYPERLINK( CONCATENATE(&quot;file://&quot;;[.$J$2];VLOOKUP(LEFT([.H497];IF(               ISNUMBER(FIND(&quot; &quot;;[.H497]));FIND(&quot; &quot;;[.H497])-1;LEN([.H497])       )                );[Fotografie.$B$1:.$D$403];3;0);&quot;/&quot;;LEFT([.H497];IF(               ISNUMBER(FIND(&quot; &quot;;[.H497]));FIND(&quot; &quot;;[.H497])-1;LEN([.H497])       )                )));&quot;&quot;)" office:value-type="string" office:string-value="file:///home/pmichalec/hg2g/workspace-popo/Evidence/fotonezarazene//_APE0936.jpg" calcext:value-type="string">
            <text:p>file:///home/pmichalec/hg2g/workspace-popo/Evidence/fotonezarazene//_APE0936.jpg</text:p>
          </table:table-cell>
          <table:table-cell table:style-name="ce110" table:formula="of:=IF([.I497]&lt;&gt;&quot;&quot;;HYPERLINK( CONCATENATE(&quot;file://&quot;;[.$K$2];VLOOKUP(LEFT([.I497];IF(               ISNUMBER(FIND(&quot; &quot;;[.I497]));FIND(&quot; &quot;;[.I497])-1;LEN([.I497])       )                );[Doklady.$B$1:.$D$405];3;0);&quot;/&quot;;LEFT([.I497];IF(               ISNUMBER(FIND(&quot; &quot;;[.I497]));FIND(&quot; &quot;;[.I497])-1;LEN([.I49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7]+1" office:value-type="string" office:string-value="" calcext:value-type="error">
            <text:p>#REF!</text:p>
          </table:table-cell>
          <table:table-cell table:style-name="ce69" table:formula="of:=IF([.B497]=&quot;&quot;;&quot;&quot;;[.B497])" office:value-type="string" office:string-value="m" calcext:value-type="string">
            <text:p>m</text:p>
          </table:table-cell>
          <table:table-cell table:formula="of:=VLOOKUP(LEFT([.H498];IF(               ISNUMBER(FIND(&quot; &quot;;[.H498]));FIND(&quot; &quot;;[.H498])-1;LEN([.H498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4.jpg</text:p>
          </table:table-cell>
          <table:table-cell/>
          <table:table-cell table:formula="of:=IF([.H498]&lt;&gt;&quot;&quot;;HYPERLINK( CONCATENATE(&quot;file://&quot;;[.$J$2];VLOOKUP(LEFT([.H498];IF(               ISNUMBER(FIND(&quot; &quot;;[.H498]));FIND(&quot; &quot;;[.H498])-1;LEN([.H498])       )                );[Fotografie.$B$1:.$D$403];3;0);&quot;/&quot;;LEFT([.H498];IF(               ISNUMBER(FIND(&quot; &quot;;[.H498]));FIND(&quot; &quot;;[.H498])-1;LEN([.H498])       )                )));&quot;&quot;)" office:value-type="string" office:string-value="file:///home/pmichalec/hg2g/workspace-popo/Evidence/fotonezarazene//_APE0944.jpg" calcext:value-type="string">
            <text:p>file:///home/pmichalec/hg2g/workspace-popo/Evidence/fotonezarazene//_APE0944.jpg</text:p>
          </table:table-cell>
          <table:table-cell table:style-name="ce110" table:formula="of:=IF([.I498]&lt;&gt;&quot;&quot;;HYPERLINK( CONCATENATE(&quot;file://&quot;;[.$K$2];VLOOKUP(LEFT([.I498];IF(               ISNUMBER(FIND(&quot; &quot;;[.I498]));FIND(&quot; &quot;;[.I498])-1;LEN([.I498])       )                );[Doklady.$B$1:.$D$405];3;0);&quot;/&quot;;LEFT([.I498];IF(               ISNUMBER(FIND(&quot; &quot;;[.I498]));FIND(&quot; &quot;;[.I498])-1;LEN([.I49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8]+1" office:value-type="string" office:string-value="" calcext:value-type="error">
            <text:p>#REF!</text:p>
          </table:table-cell>
          <table:table-cell table:style-name="ce69" table:formula="of:=IF([.B498]=&quot;&quot;;&quot;&quot;;[.B498])" office:value-type="string" office:string-value="m" calcext:value-type="string">
            <text:p>m</text:p>
          </table:table-cell>
          <table:table-cell table:formula="of:=VLOOKUP(LEFT([.H499];IF(               ISNUMBER(FIND(&quot; &quot;;[.H499]));FIND(&quot; &quot;;[.H499])-1;LEN([.H499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7.jpg</text:p>
          </table:table-cell>
          <table:table-cell/>
          <table:table-cell table:formula="of:=IF([.H499]&lt;&gt;&quot;&quot;;HYPERLINK( CONCATENATE(&quot;file://&quot;;[.$J$2];VLOOKUP(LEFT([.H499];IF(               ISNUMBER(FIND(&quot; &quot;;[.H499]));FIND(&quot; &quot;;[.H499])-1;LEN([.H499])       )                );[Fotografie.$B$1:.$D$403];3;0);&quot;/&quot;;LEFT([.H499];IF(               ISNUMBER(FIND(&quot; &quot;;[.H499]));FIND(&quot; &quot;;[.H499])-1;LEN([.H499])       )                )));&quot;&quot;)" office:value-type="string" office:string-value="file:///home/pmichalec/hg2g/workspace-popo/Evidence/fotonezarazene//_APE0937.jpg" calcext:value-type="string">
            <text:p>file:///home/pmichalec/hg2g/workspace-popo/Evidence/fotonezarazene//_APE0937.jpg</text:p>
          </table:table-cell>
          <table:table-cell table:style-name="ce110" table:formula="of:=IF([.I499]&lt;&gt;&quot;&quot;;HYPERLINK( CONCATENATE(&quot;file://&quot;;[.$K$2];VLOOKUP(LEFT([.I499];IF(               ISNUMBER(FIND(&quot; &quot;;[.I499]));FIND(&quot; &quot;;[.I499])-1;LEN([.I499])       )                );[Doklady.$B$1:.$D$405];3;0);&quot;/&quot;;LEFT([.I499];IF(               ISNUMBER(FIND(&quot; &quot;;[.I499]));FIND(&quot; &quot;;[.I499])-1;LEN([.I49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499]+1" office:value-type="string" office:string-value="" calcext:value-type="error">
            <text:p>#REF!</text:p>
          </table:table-cell>
          <table:table-cell table:style-name="ce69" table:formula="of:=IF([.B499]=&quot;&quot;;&quot;&quot;;[.B499])" office:value-type="string" office:string-value="m" calcext:value-type="string">
            <text:p>m</text:p>
          </table:table-cell>
          <table:table-cell table:formula="of:=VLOOKUP(LEFT([.H500];IF(               ISNUMBER(FIND(&quot; &quot;;[.H500]));FIND(&quot; &quot;;[.H500])-1;LEN([.H500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5.jpg</text:p>
          </table:table-cell>
          <table:table-cell/>
          <table:table-cell table:formula="of:=IF([.H500]&lt;&gt;&quot;&quot;;HYPERLINK( CONCATENATE(&quot;file://&quot;;[.$J$2];VLOOKUP(LEFT([.H500];IF(               ISNUMBER(FIND(&quot; &quot;;[.H500]));FIND(&quot; &quot;;[.H500])-1;LEN([.H500])       )                );[Fotografie.$B$1:.$D$403];3;0);&quot;/&quot;;LEFT([.H500];IF(               ISNUMBER(FIND(&quot; &quot;;[.H500]));FIND(&quot; &quot;;[.H500])-1;LEN([.H500])       )                )));&quot;&quot;)" office:value-type="string" office:string-value="file:///home/pmichalec/hg2g/workspace-popo/Evidence/fotonezarazene//_APE0935.jpg" calcext:value-type="string">
            <text:p>file:///home/pmichalec/hg2g/workspace-popo/Evidence/fotonezarazene//_APE0935.jpg</text:p>
          </table:table-cell>
          <table:table-cell table:style-name="ce110" table:formula="of:=IF([.I500]&lt;&gt;&quot;&quot;;HYPERLINK( CONCATENATE(&quot;file://&quot;;[.$K$2];VLOOKUP(LEFT([.I500];IF(               ISNUMBER(FIND(&quot; &quot;;[.I500]));FIND(&quot; &quot;;[.I500])-1;LEN([.I500])       )                );[Doklady.$B$1:.$D$405];3;0);&quot;/&quot;;LEFT([.I500];IF(               ISNUMBER(FIND(&quot; &quot;;[.I500]));FIND(&quot; &quot;;[.I500])-1;LEN([.I50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0]+1" office:value-type="string" office:string-value="" calcext:value-type="error">
            <text:p>#REF!</text:p>
          </table:table-cell>
          <table:table-cell table:style-name="ce69" table:formula="of:=IF([.B500]=&quot;&quot;;&quot;&quot;;[.B500])" office:value-type="string" office:string-value="m" calcext:value-type="string">
            <text:p>m</text:p>
          </table:table-cell>
          <table:table-cell table:formula="of:=VLOOKUP(LEFT([.H501];IF(               ISNUMBER(FIND(&quot; &quot;;[.H501]));FIND(&quot; &quot;;[.H501])-1;LEN([.H501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4.jpg</text:p>
          </table:table-cell>
          <table:table-cell/>
          <table:table-cell table:formula="of:=IF([.H501]&lt;&gt;&quot;&quot;;HYPERLINK( CONCATENATE(&quot;file://&quot;;[.$J$2];VLOOKUP(LEFT([.H501];IF(               ISNUMBER(FIND(&quot; &quot;;[.H501]));FIND(&quot; &quot;;[.H501])-1;LEN([.H501])       )                );[Fotografie.$B$1:.$D$403];3;0);&quot;/&quot;;LEFT([.H501];IF(               ISNUMBER(FIND(&quot; &quot;;[.H501]));FIND(&quot; &quot;;[.H501])-1;LEN([.H501])       )                )));&quot;&quot;)" office:value-type="string" office:string-value="file:///home/pmichalec/hg2g/workspace-popo/Evidence/fotonezarazene//_APE0934.jpg" calcext:value-type="string">
            <text:p>file:///home/pmichalec/hg2g/workspace-popo/Evidence/fotonezarazene//_APE0934.jpg</text:p>
          </table:table-cell>
          <table:table-cell table:style-name="ce110" table:formula="of:=IF([.I501]&lt;&gt;&quot;&quot;;HYPERLINK( CONCATENATE(&quot;file://&quot;;[.$K$2];VLOOKUP(LEFT([.I501];IF(               ISNUMBER(FIND(&quot; &quot;;[.I501]));FIND(&quot; &quot;;[.I501])-1;LEN([.I501])       )                );[Doklady.$B$1:.$D$405];3;0);&quot;/&quot;;LEFT([.I501];IF(               ISNUMBER(FIND(&quot; &quot;;[.I501]));FIND(&quot; &quot;;[.I501])-1;LEN([.I50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1]+1" office:value-type="string" office:string-value="" calcext:value-type="error">
            <text:p>#REF!</text:p>
          </table:table-cell>
          <table:table-cell table:style-name="ce69" table:formula="of:=IF([.B501]=&quot;&quot;;&quot;&quot;;[.B501])" office:value-type="string" office:string-value="m" calcext:value-type="string">
            <text:p>m</text:p>
          </table:table-cell>
          <table:table-cell table:formula="of:=VLOOKUP(LEFT([.H502];IF(               ISNUMBER(FIND(&quot; &quot;;[.H502]));FIND(&quot; &quot;;[.H502])-1;LEN([.H502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1.jpg</text:p>
          </table:table-cell>
          <table:table-cell/>
          <table:table-cell table:formula="of:=IF([.H502]&lt;&gt;&quot;&quot;;HYPERLINK( CONCATENATE(&quot;file://&quot;;[.$J$2];VLOOKUP(LEFT([.H502];IF(               ISNUMBER(FIND(&quot; &quot;;[.H502]));FIND(&quot; &quot;;[.H502])-1;LEN([.H502])       )                );[Fotografie.$B$1:.$D$403];3;0);&quot;/&quot;;LEFT([.H502];IF(               ISNUMBER(FIND(&quot; &quot;;[.H502]));FIND(&quot; &quot;;[.H502])-1;LEN([.H502])       )                )));&quot;&quot;)" office:value-type="string" office:string-value="file:///home/pmichalec/hg2g/workspace-popo/Evidence/fotonezarazene//_APE0941.jpg" calcext:value-type="string">
            <text:p>file:///home/pmichalec/hg2g/workspace-popo/Evidence/fotonezarazene//_APE0941.jpg</text:p>
          </table:table-cell>
          <table:table-cell table:style-name="ce110" table:formula="of:=IF([.I502]&lt;&gt;&quot;&quot;;HYPERLINK( CONCATENATE(&quot;file://&quot;;[.$K$2];VLOOKUP(LEFT([.I502];IF(               ISNUMBER(FIND(&quot; &quot;;[.I502]));FIND(&quot; &quot;;[.I502])-1;LEN([.I502])       )                );[Doklady.$B$1:.$D$405];3;0);&quot;/&quot;;LEFT([.I502];IF(               ISNUMBER(FIND(&quot; &quot;;[.I502]));FIND(&quot; &quot;;[.I502])-1;LEN([.I50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2]+1" office:value-type="string" office:string-value="" calcext:value-type="error">
            <text:p>#REF!</text:p>
          </table:table-cell>
          <table:table-cell table:style-name="ce69" table:formula="of:=IF([.B502]=&quot;&quot;;&quot;&quot;;[.B502])" office:value-type="string" office:string-value="m" calcext:value-type="string">
            <text:p>m</text:p>
          </table:table-cell>
          <table:table-cell table:formula="of:=VLOOKUP(LEFT([.H503];IF(               ISNUMBER(FIND(&quot; &quot;;[.H503]));FIND(&quot; &quot;;[.H503])-1;LEN([.H503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9.jpg</text:p>
          </table:table-cell>
          <table:table-cell/>
          <table:table-cell table:formula="of:=IF([.H503]&lt;&gt;&quot;&quot;;HYPERLINK( CONCATENATE(&quot;file://&quot;;[.$J$2];VLOOKUP(LEFT([.H503];IF(               ISNUMBER(FIND(&quot; &quot;;[.H503]));FIND(&quot; &quot;;[.H503])-1;LEN([.H503])       )                );[Fotografie.$B$1:.$D$403];3;0);&quot;/&quot;;LEFT([.H503];IF(               ISNUMBER(FIND(&quot; &quot;;[.H503]));FIND(&quot; &quot;;[.H503])-1;LEN([.H503])       )                )));&quot;&quot;)" office:value-type="string" office:string-value="file:///home/pmichalec/hg2g/workspace-popo/Evidence/fotonezarazene//_APE0939.jpg" calcext:value-type="string">
            <text:p>file:///home/pmichalec/hg2g/workspace-popo/Evidence/fotonezarazene//_APE0939.jpg</text:p>
          </table:table-cell>
          <table:table-cell table:style-name="ce110" table:formula="of:=IF([.I503]&lt;&gt;&quot;&quot;;HYPERLINK( CONCATENATE(&quot;file://&quot;;[.$K$2];VLOOKUP(LEFT([.I503];IF(               ISNUMBER(FIND(&quot; &quot;;[.I503]));FIND(&quot; &quot;;[.I503])-1;LEN([.I503])       )                );[Doklady.$B$1:.$D$405];3;0);&quot;/&quot;;LEFT([.I503];IF(               ISNUMBER(FIND(&quot; &quot;;[.I503]));FIND(&quot; &quot;;[.I503])-1;LEN([.I50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3]+1" office:value-type="string" office:string-value="" calcext:value-type="error">
            <text:p>#REF!</text:p>
          </table:table-cell>
          <table:table-cell table:style-name="ce69" table:formula="of:=IF([.B503]=&quot;&quot;;&quot;&quot;;[.B503])" office:value-type="string" office:string-value="m" calcext:value-type="string">
            <text:p>m</text:p>
          </table:table-cell>
          <table:table-cell table:formula="of:=VLOOKUP(LEFT([.H504];IF(               ISNUMBER(FIND(&quot; &quot;;[.H504]));FIND(&quot; &quot;;[.H504])-1;LEN([.H504])       )                );[Fotografie.$B$1:.$D$403];3;0)" office:value-type="string" office:string-value="nezarazene/" calcext:value-type="string">
            <text:p>nezaraze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45.jpg</text:p>
          </table:table-cell>
          <table:table-cell/>
          <table:table-cell table:formula="of:=IF([.H504]&lt;&gt;&quot;&quot;;HYPERLINK( CONCATENATE(&quot;file://&quot;;[.$J$2];VLOOKUP(LEFT([.H504];IF(               ISNUMBER(FIND(&quot; &quot;;[.H504]));FIND(&quot; &quot;;[.H504])-1;LEN([.H504])       )                );[Fotografie.$B$1:.$D$403];3;0);&quot;/&quot;;LEFT([.H504];IF(               ISNUMBER(FIND(&quot; &quot;;[.H504]));FIND(&quot; &quot;;[.H504])-1;LEN([.H504])       )                )));&quot;&quot;)" office:value-type="string" office:string-value="file:///home/pmichalec/hg2g/workspace-popo/Evidence/fotonezarazene//_APE0945.jpg" calcext:value-type="string">
            <text:p>file:///home/pmichalec/hg2g/workspace-popo/Evidence/fotonezarazene//_APE0945.jpg</text:p>
          </table:table-cell>
          <table:table-cell table:style-name="ce110" table:formula="of:=IF([.I504]&lt;&gt;&quot;&quot;;HYPERLINK( CONCATENATE(&quot;file://&quot;;[.$K$2];VLOOKUP(LEFT([.I504];IF(               ISNUMBER(FIND(&quot; &quot;;[.I504]));FIND(&quot; &quot;;[.I504])-1;LEN([.I504])       )                );[Doklady.$B$1:.$D$405];3;0);&quot;/&quot;;LEFT([.I504];IF(               ISNUMBER(FIND(&quot; &quot;;[.I504]));FIND(&quot; &quot;;[.I504])-1;LEN([.I50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4]+1" office:value-type="string" office:string-value="" calcext:value-type="error">
            <text:p>#REF!</text:p>
          </table:table-cell>
          <table:table-cell table:style-name="ce69" table:formula="of:=IF([.B504]=&quot;&quot;;&quot;&quot;;[.B504])" office:value-type="string" office:string-value="m" calcext:value-type="string">
            <text:p>m</text:p>
          </table:table-cell>
          <table:table-cell table:formula="of:=VLOOKUP(LEFT([.H505];IF(               ISNUMBER(FIND(&quot; &quot;;[.H505]));FIND(&quot; &quot;;[.H505])-1;LEN([.H505])       )                );[Fotografie.$B$1:.$D$403];3;0)">
            <text:p/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toaleta</text:p>
          </table:table-cell>
          <table:table-cell/>
          <table:table-cell table:formula="of:=IF([.H505]&lt;&gt;&quot;&quot;;HYPERLINK( CONCATENATE(&quot;file://&quot;;[.$J$2];VLOOKUP(LEFT([.H505];IF(               ISNUMBER(FIND(&quot; &quot;;[.H505]));FIND(&quot; &quot;;[.H505])-1;LEN([.H505])       )                );[Fotografie.$B$1:.$D$403];3;0);&quot;/&quot;;LEFT([.H505];IF(               ISNUMBER(FIND(&quot; &quot;;[.H505]));FIND(&quot; &quot;;[.H505])-1;LEN([.H505])       )                )));&quot;&quot;)" office:value-type="string" office:string-value="file:///home/pmichalec/hg2g/workspace-popo/Evidence/foto/toaleta" calcext:value-type="string">
            <text:p>file:///home/pmichalec/hg2g/workspace-popo/Evidence/foto/toaleta</text:p>
          </table:table-cell>
          <table:table-cell table:style-name="ce110" table:formula="of:=IF([.I505]&lt;&gt;&quot;&quot;;HYPERLINK( CONCATENATE(&quot;file://&quot;;[.$K$2];VLOOKUP(LEFT([.I505];IF(               ISNUMBER(FIND(&quot; &quot;;[.I505]));FIND(&quot; &quot;;[.I505])-1;LEN([.I505])       )                );[Doklady.$B$1:.$D$405];3;0);&quot;/&quot;;LEFT([.I505];IF(               ISNUMBER(FIND(&quot; &quot;;[.I505]));FIND(&quot; &quot;;[.I505])-1;LEN([.I50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5]+1" office:value-type="string" office:string-value="" calcext:value-type="error">
            <text:p>#REF!</text:p>
          </table:table-cell>
          <table:table-cell table:style-name="ce69" table:formula="of:=IF([.B505]=&quot;&quot;;&quot;&quot;;[.B505])" office:value-type="string" office:string-value="m" calcext:value-type="string">
            <text:p>m</text:p>
          </table:table-cell>
          <table:table-cell table:formula="of:=VLOOKUP(LEFT([.H506];IF(               ISNUMBER(FIND(&quot; &quot;;[.H506]));FIND(&quot; &quot;;[.H506])-1;LEN([.H506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0.jpg</text:p>
          </table:table-cell>
          <table:table-cell/>
          <table:table-cell table:formula="of:=IF([.H506]&lt;&gt;&quot;&quot;;HYPERLINK( CONCATENATE(&quot;file://&quot;;[.$J$2];VLOOKUP(LEFT([.H506];IF(               ISNUMBER(FIND(&quot; &quot;;[.H506]));FIND(&quot; &quot;;[.H506])-1;LEN([.H506])       )                );[Fotografie.$B$1:.$D$403];3;0);&quot;/&quot;;LEFT([.H506];IF(               ISNUMBER(FIND(&quot; &quot;;[.H506]));FIND(&quot; &quot;;[.H506])-1;LEN([.H506])       )                )));&quot;&quot;)" office:value-type="string" office:string-value="file:///home/pmichalec/hg2g/workspace-popo/Evidence/fotochodba/veci//_APE0910.jpg" calcext:value-type="string">
            <text:p>file:///home/pmichalec/hg2g/workspace-popo/Evidence/fotochodba/veci//_APE0910.jpg</text:p>
          </table:table-cell>
          <table:table-cell table:style-name="ce110" table:formula="of:=IF([.I506]&lt;&gt;&quot;&quot;;HYPERLINK( CONCATENATE(&quot;file://&quot;;[.$K$2];VLOOKUP(LEFT([.I506];IF(               ISNUMBER(FIND(&quot; &quot;;[.I506]));FIND(&quot; &quot;;[.I506])-1;LEN([.I506])       )                );[Doklady.$B$1:.$D$405];3;0);&quot;/&quot;;LEFT([.I506];IF(               ISNUMBER(FIND(&quot; &quot;;[.I506]));FIND(&quot; &quot;;[.I506])-1;LEN([.I50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6]+1" office:value-type="string" office:string-value="" calcext:value-type="error">
            <text:p>#REF!</text:p>
          </table:table-cell>
          <table:table-cell table:style-name="ce69" table:formula="of:=IF([.B506]=&quot;&quot;;&quot;&quot;;[.B506])" office:value-type="string" office:string-value="m" calcext:value-type="string">
            <text:p>m</text:p>
          </table:table-cell>
          <table:table-cell table:formula="of:=VLOOKUP(LEFT([.H507];IF(               ISNUMBER(FIND(&quot; &quot;;[.H507]));FIND(&quot; &quot;;[.H507])-1;LEN([.H507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7.jpg</text:p>
          </table:table-cell>
          <table:table-cell/>
          <table:table-cell table:formula="of:=IF([.H507]&lt;&gt;&quot;&quot;;HYPERLINK( CONCATENATE(&quot;file://&quot;;[.$J$2];VLOOKUP(LEFT([.H507];IF(               ISNUMBER(FIND(&quot; &quot;;[.H507]));FIND(&quot; &quot;;[.H507])-1;LEN([.H507])       )                );[Fotografie.$B$1:.$D$403];3;0);&quot;/&quot;;LEFT([.H507];IF(               ISNUMBER(FIND(&quot; &quot;;[.H507]));FIND(&quot; &quot;;[.H507])-1;LEN([.H507])       )                )));&quot;&quot;)" office:value-type="string" office:string-value="file:///home/pmichalec/hg2g/workspace-popo/Evidence/fotochodba/veci//_APE0917.jpg" calcext:value-type="string">
            <text:p>file:///home/pmichalec/hg2g/workspace-popo/Evidence/fotochodba/veci//_APE0917.jpg</text:p>
          </table:table-cell>
          <table:table-cell table:style-name="ce110" table:formula="of:=IF([.I507]&lt;&gt;&quot;&quot;;HYPERLINK( CONCATENATE(&quot;file://&quot;;[.$K$2];VLOOKUP(LEFT([.I507];IF(               ISNUMBER(FIND(&quot; &quot;;[.I507]));FIND(&quot; &quot;;[.I507])-1;LEN([.I507])       )                );[Doklady.$B$1:.$D$405];3;0);&quot;/&quot;;LEFT([.I507];IF(               ISNUMBER(FIND(&quot; &quot;;[.I507]));FIND(&quot; &quot;;[.I507])-1;LEN([.I50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7]+1" office:value-type="string" office:string-value="" calcext:value-type="error">
            <text:p>#REF!</text:p>
          </table:table-cell>
          <table:table-cell table:style-name="ce69" table:formula="of:=IF([.B507]=&quot;&quot;;&quot;&quot;;[.B507])" office:value-type="string" office:string-value="m" calcext:value-type="string">
            <text:p>m</text:p>
          </table:table-cell>
          <table:table-cell table:formula="of:=VLOOKUP(LEFT([.H508];IF(               ISNUMBER(FIND(&quot; &quot;;[.H508]));FIND(&quot; &quot;;[.H508])-1;LEN([.H50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5.jpg</text:p>
          </table:table-cell>
          <table:table-cell/>
          <table:table-cell table:formula="of:=IF([.H508]&lt;&gt;&quot;&quot;;HYPERLINK( CONCATENATE(&quot;file://&quot;;[.$J$2];VLOOKUP(LEFT([.H508];IF(               ISNUMBER(FIND(&quot; &quot;;[.H508]));FIND(&quot; &quot;;[.H508])-1;LEN([.H508])       )                );[Fotografie.$B$1:.$D$403];3;0);&quot;/&quot;;LEFT([.H508];IF(               ISNUMBER(FIND(&quot; &quot;;[.H508]));FIND(&quot; &quot;;[.H508])-1;LEN([.H508])       )                )));&quot;&quot;)" office:value-type="string" office:string-value="file:///home/pmichalec/hg2g/workspace-popo/Evidence/fotochodba/veci//_APE0915.jpg" calcext:value-type="string">
            <text:p>file:///home/pmichalec/hg2g/workspace-popo/Evidence/fotochodba/veci//_APE0915.jpg</text:p>
          </table:table-cell>
          <table:table-cell table:style-name="ce110" table:formula="of:=IF([.I508]&lt;&gt;&quot;&quot;;HYPERLINK( CONCATENATE(&quot;file://&quot;;[.$K$2];VLOOKUP(LEFT([.I508];IF(               ISNUMBER(FIND(&quot; &quot;;[.I508]));FIND(&quot; &quot;;[.I508])-1;LEN([.I508])       )                );[Doklady.$B$1:.$D$405];3;0);&quot;/&quot;;LEFT([.I508];IF(               ISNUMBER(FIND(&quot; &quot;;[.I508]));FIND(&quot; &quot;;[.I508])-1;LEN([.I50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8]+1" office:value-type="string" office:string-value="" calcext:value-type="error">
            <text:p>#REF!</text:p>
          </table:table-cell>
          <table:table-cell table:style-name="ce69" table:formula="of:=IF([.B508]=&quot;&quot;;&quot;&quot;;[.B508])" office:value-type="string" office:string-value="m" calcext:value-type="string">
            <text:p>m</text:p>
          </table:table-cell>
          <table:table-cell table:formula="of:=VLOOKUP(LEFT([.H509];IF(               ISNUMBER(FIND(&quot; &quot;;[.H509]));FIND(&quot; &quot;;[.H509])-1;LEN([.H50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3.jpg</text:p>
          </table:table-cell>
          <table:table-cell/>
          <table:table-cell table:formula="of:=IF([.H509]&lt;&gt;&quot;&quot;;HYPERLINK( CONCATENATE(&quot;file://&quot;;[.$J$2];VLOOKUP(LEFT([.H509];IF(               ISNUMBER(FIND(&quot; &quot;;[.H509]));FIND(&quot; &quot;;[.H509])-1;LEN([.H509])       )                );[Fotografie.$B$1:.$D$403];3;0);&quot;/&quot;;LEFT([.H509];IF(               ISNUMBER(FIND(&quot; &quot;;[.H509]));FIND(&quot; &quot;;[.H509])-1;LEN([.H509])       )                )));&quot;&quot;)" office:value-type="string" office:string-value="file:///home/pmichalec/hg2g/workspace-popo/Evidence/fotochodba/veci//_APE0903.jpg" calcext:value-type="string">
            <text:p>file:///home/pmichalec/hg2g/workspace-popo/Evidence/fotochodba/veci//_APE0903.jpg</text:p>
          </table:table-cell>
          <table:table-cell table:style-name="ce110" table:formula="of:=IF([.I509]&lt;&gt;&quot;&quot;;HYPERLINK( CONCATENATE(&quot;file://&quot;;[.$K$2];VLOOKUP(LEFT([.I509];IF(               ISNUMBER(FIND(&quot; &quot;;[.I509]));FIND(&quot; &quot;;[.I509])-1;LEN([.I509])       )                );[Doklady.$B$1:.$D$405];3;0);&quot;/&quot;;LEFT([.I509];IF(               ISNUMBER(FIND(&quot; &quot;;[.I509]));FIND(&quot; &quot;;[.I509])-1;LEN([.I50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09]+1" office:value-type="string" office:string-value="" calcext:value-type="error">
            <text:p>#REF!</text:p>
          </table:table-cell>
          <table:table-cell table:style-name="ce69" table:formula="of:=IF([.B509]=&quot;&quot;;&quot;&quot;;[.B509])" office:value-type="string" office:string-value="m" calcext:value-type="string">
            <text:p>m</text:p>
          </table:table-cell>
          <table:table-cell table:formula="of:=VLOOKUP(LEFT([.H510];IF(               ISNUMBER(FIND(&quot; &quot;;[.H510]));FIND(&quot; &quot;;[.H510])-1;LEN([.H51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4.jpg</text:p>
          </table:table-cell>
          <table:table-cell/>
          <table:table-cell table:formula="of:=IF([.H510]&lt;&gt;&quot;&quot;;HYPERLINK( CONCATENATE(&quot;file://&quot;;[.$J$2];VLOOKUP(LEFT([.H510];IF(               ISNUMBER(FIND(&quot; &quot;;[.H510]));FIND(&quot; &quot;;[.H510])-1;LEN([.H510])       )                );[Fotografie.$B$1:.$D$403];3;0);&quot;/&quot;;LEFT([.H510];IF(               ISNUMBER(FIND(&quot; &quot;;[.H510]));FIND(&quot; &quot;;[.H510])-1;LEN([.H510])       )                )));&quot;&quot;)" office:value-type="string" office:string-value="file:///home/pmichalec/hg2g/workspace-popo/Evidence/fotochodba/veci//_APE0904.jpg" calcext:value-type="string">
            <text:p>file:///home/pmichalec/hg2g/workspace-popo/Evidence/fotochodba/veci//_APE0904.jpg</text:p>
          </table:table-cell>
          <table:table-cell table:style-name="ce110" table:formula="of:=IF([.I510]&lt;&gt;&quot;&quot;;HYPERLINK( CONCATENATE(&quot;file://&quot;;[.$K$2];VLOOKUP(LEFT([.I510];IF(               ISNUMBER(FIND(&quot; &quot;;[.I510]));FIND(&quot; &quot;;[.I510])-1;LEN([.I510])       )                );[Doklady.$B$1:.$D$405];3;0);&quot;/&quot;;LEFT([.I510];IF(               ISNUMBER(FIND(&quot; &quot;;[.I510]));FIND(&quot; &quot;;[.I510])-1;LEN([.I51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0]+1" office:value-type="string" office:string-value="" calcext:value-type="error">
            <text:p>#REF!</text:p>
          </table:table-cell>
          <table:table-cell table:style-name="ce69" table:formula="of:=IF([.B510]=&quot;&quot;;&quot;&quot;;[.B510])" office:value-type="string" office:string-value="m" calcext:value-type="string">
            <text:p>m</text:p>
          </table:table-cell>
          <table:table-cell table:formula="of:=VLOOKUP(LEFT([.H511];IF(               ISNUMBER(FIND(&quot; &quot;;[.H511]));FIND(&quot; &quot;;[.H511])-1;LEN([.H51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0.jpg</text:p>
          </table:table-cell>
          <table:table-cell/>
          <table:table-cell table:formula="of:=IF([.H511]&lt;&gt;&quot;&quot;;HYPERLINK( CONCATENATE(&quot;file://&quot;;[.$J$2];VLOOKUP(LEFT([.H511];IF(               ISNUMBER(FIND(&quot; &quot;;[.H511]));FIND(&quot; &quot;;[.H511])-1;LEN([.H511])       )                );[Fotografie.$B$1:.$D$403];3;0);&quot;/&quot;;LEFT([.H511];IF(               ISNUMBER(FIND(&quot; &quot;;[.H511]));FIND(&quot; &quot;;[.H511])-1;LEN([.H511])       )                )));&quot;&quot;)" office:value-type="string" office:string-value="file:///home/pmichalec/hg2g/workspace-popo/Evidence/fotochodba/veci//_APE0890.jpg" calcext:value-type="string">
            <text:p>file:///home/pmichalec/hg2g/workspace-popo/Evidence/fotochodba/veci//_APE0890.jpg</text:p>
          </table:table-cell>
          <table:table-cell table:style-name="ce110" table:formula="of:=IF([.I511]&lt;&gt;&quot;&quot;;HYPERLINK( CONCATENATE(&quot;file://&quot;;[.$K$2];VLOOKUP(LEFT([.I511];IF(               ISNUMBER(FIND(&quot; &quot;;[.I511]));FIND(&quot; &quot;;[.I511])-1;LEN([.I511])       )                );[Doklady.$B$1:.$D$405];3;0);&quot;/&quot;;LEFT([.I511];IF(               ISNUMBER(FIND(&quot; &quot;;[.I511]));FIND(&quot; &quot;;[.I511])-1;LEN([.I51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1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2];IF(               ISNUMBER(FIND(&quot; &quot;;[.H512]));FIND(&quot; &quot;;[.H512])-1;LEN([.H512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plast kosik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2]&lt;&gt;&quot;&quot;;HYPERLINK( CONCATENATE(&quot;file://&quot;;[.$J$2];VLOOKUP(LEFT([.H512];IF(               ISNUMBER(FIND(&quot; &quot;;[.H512]));FIND(&quot; &quot;;[.H512])-1;LEN([.H512])       )                );[Fotografie.$B$1:.$D$403];3;0);&quot;/&quot;;LEFT([.H512];IF(               ISNUMBER(FIND(&quot; &quot;;[.H512]));FIND(&quot; &quot;;[.H512])-1;LEN([.H512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2]&lt;&gt;&quot;&quot;;HYPERLINK( CONCATENATE(&quot;file://&quot;;[.$K$2];VLOOKUP(LEFT([.I512];IF(               ISNUMBER(FIND(&quot; &quot;;[.I512]));FIND(&quot; &quot;;[.I512])-1;LEN([.I512])       )                );[Doklady.$B$1:.$D$405];3;0);&quot;/&quot;;LEFT([.I512];IF(               ISNUMBER(FIND(&quot; &quot;;[.I512]));FIND(&quot; &quot;;[.I512])-1;LEN([.I51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2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3];IF(               ISNUMBER(FIND(&quot; &quot;;[.H513]));FIND(&quot; &quot;;[.H513])-1;LEN([.H513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usb meric CO2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3]&lt;&gt;&quot;&quot;;HYPERLINK( CONCATENATE(&quot;file://&quot;;[.$J$2];VLOOKUP(LEFT([.H513];IF(               ISNUMBER(FIND(&quot; &quot;;[.H513]));FIND(&quot; &quot;;[.H513])-1;LEN([.H513])       )                );[Fotografie.$B$1:.$D$403];3;0);&quot;/&quot;;LEFT([.H513];IF(               ISNUMBER(FIND(&quot; &quot;;[.H513]));FIND(&quot; &quot;;[.H513])-1;LEN([.H513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3]&lt;&gt;&quot;&quot;;HYPERLINK( CONCATENATE(&quot;file://&quot;;[.$K$2];VLOOKUP(LEFT([.I513];IF(               ISNUMBER(FIND(&quot; &quot;;[.I513]));FIND(&quot; &quot;;[.I513])-1;LEN([.I513])       )                );[Doklady.$B$1:.$D$405];3;0);&quot;/&quot;;LEFT([.I513];IF(               ISNUMBER(FIND(&quot; &quot;;[.I513]));FIND(&quot; &quot;;[.I513])-1;LEN([.I51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3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4];IF(               ISNUMBER(FIND(&quot; &quot;;[.H514]));FIND(&quot; &quot;;[.H514])-1;LEN([.H514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blikac na kolo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4]&lt;&gt;&quot;&quot;;HYPERLINK( CONCATENATE(&quot;file://&quot;;[.$J$2];VLOOKUP(LEFT([.H514];IF(               ISNUMBER(FIND(&quot; &quot;;[.H514]));FIND(&quot; &quot;;[.H514])-1;LEN([.H514])       )                );[Fotografie.$B$1:.$D$403];3;0);&quot;/&quot;;LEFT([.H514];IF(               ISNUMBER(FIND(&quot; &quot;;[.H514]));FIND(&quot; &quot;;[.H514])-1;LEN([.H514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4]&lt;&gt;&quot;&quot;;HYPERLINK( CONCATENATE(&quot;file://&quot;;[.$K$2];VLOOKUP(LEFT([.I514];IF(               ISNUMBER(FIND(&quot; &quot;;[.I514]));FIND(&quot; &quot;;[.I514])-1;LEN([.I514])       )                );[Doklady.$B$1:.$D$405];3;0);&quot;/&quot;;LEFT([.I514];IF(               ISNUMBER(FIND(&quot; &quot;;[.I514]));FIND(&quot; &quot;;[.I514])-1;LEN([.I5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4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5];IF(               ISNUMBER(FIND(&quot; &quot;;[.H515]));FIND(&quot; &quot;;[.H515])-1;LEN([.H515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nabijecka k D200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5]&lt;&gt;&quot;&quot;;HYPERLINK( CONCATENATE(&quot;file://&quot;;[.$J$2];VLOOKUP(LEFT([.H515];IF(               ISNUMBER(FIND(&quot; &quot;;[.H515]));FIND(&quot; &quot;;[.H515])-1;LEN([.H515])       )                );[Fotografie.$B$1:.$D$403];3;0);&quot;/&quot;;LEFT([.H515];IF(               ISNUMBER(FIND(&quot; &quot;;[.H515]));FIND(&quot; &quot;;[.H515])-1;LEN([.H515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5]&lt;&gt;&quot;&quot;;HYPERLINK( CONCATENATE(&quot;file://&quot;;[.$K$2];VLOOKUP(LEFT([.I515];IF(               ISNUMBER(FIND(&quot; &quot;;[.I515]));FIND(&quot; &quot;;[.I515])-1;LEN([.I515])       )                );[Doklady.$B$1:.$D$405];3;0);&quot;/&quot;;LEFT([.I515];IF(               ISNUMBER(FIND(&quot; &quot;;[.I515]));FIND(&quot; &quot;;[.I515])-1;LEN([.I51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5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6];IF(               ISNUMBER(FIND(&quot; &quot;;[.H516]));FIND(&quot; &quot;;[.H516])-1;LEN([.H516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rozbocovac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6]&lt;&gt;&quot;&quot;;HYPERLINK( CONCATENATE(&quot;file://&quot;;[.$J$2];VLOOKUP(LEFT([.H516];IF(               ISNUMBER(FIND(&quot; &quot;;[.H516]));FIND(&quot; &quot;;[.H516])-1;LEN([.H516])       )                );[Fotografie.$B$1:.$D$403];3;0);&quot;/&quot;;LEFT([.H516];IF(               ISNUMBER(FIND(&quot; &quot;;[.H516]));FIND(&quot; &quot;;[.H516])-1;LEN([.H516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6]&lt;&gt;&quot;&quot;;HYPERLINK( CONCATENATE(&quot;file://&quot;;[.$K$2];VLOOKUP(LEFT([.I516];IF(               ISNUMBER(FIND(&quot; &quot;;[.I516]));FIND(&quot; &quot;;[.I516])-1;LEN([.I516])       )                );[Doklady.$B$1:.$D$405];3;0);&quot;/&quot;;LEFT([.I516];IF(               ISNUMBER(FIND(&quot; &quot;;[.I516]));FIND(&quot; &quot;;[.I516])-1;LEN([.I51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6]+1" office:value-type="string" office:string-value="" calcext:value-type="error">
            <text:p>#REF!</text:p>
          </table:table-cell>
          <table:table-cell table:style-name="ce69" office:value-type="string" calcext:value-type="string">
            <text:p>m</text:p>
          </table:table-cell>
          <table:table-cell table:formula="of:=VLOOKUP(LEFT([.H517];IF(               ISNUMBER(FIND(&quot; &quot;;[.H517]));FIND(&quot; &quot;;[.H517])-1;LEN([.H517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celovka</text:p>
          </table:table-cell>
          <table:table-cell/>
          <table:table-cell table:style-name="ce69" table:number-columns-repeated="2"/>
          <table:table-cell office:value-type="string" calcext:value-type="string">
            <text:p>_APE0923.jpg</text:p>
          </table:table-cell>
          <table:table-cell/>
          <table:table-cell table:formula="of:=IF([.H517]&lt;&gt;&quot;&quot;;HYPERLINK( CONCATENATE(&quot;file://&quot;;[.$J$2];VLOOKUP(LEFT([.H517];IF(               ISNUMBER(FIND(&quot; &quot;;[.H517]));FIND(&quot; &quot;;[.H517])-1;LEN([.H517])       )                );[Fotografie.$B$1:.$D$403];3;0);&quot;/&quot;;LEFT([.H517];IF(               ISNUMBER(FIND(&quot; &quot;;[.H517]));FIND(&quot; &quot;;[.H517])-1;LEN([.H517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7]&lt;&gt;&quot;&quot;;HYPERLINK( CONCATENATE(&quot;file://&quot;;[.$K$2];VLOOKUP(LEFT([.I517];IF(               ISNUMBER(FIND(&quot; &quot;;[.I517]));FIND(&quot; &quot;;[.I517])-1;LEN([.I517])       )                );[Doklady.$B$1:.$D$405];3;0);&quot;/&quot;;LEFT([.I517];IF(               ISNUMBER(FIND(&quot; &quot;;[.I517]));FIND(&quot; &quot;;[.I517])-1;LEN([.I51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7]+1" office:value-type="string" office:string-value="" calcext:value-type="error">
            <text:p>#REF!</text:p>
          </table:table-cell>
          <table:table-cell table:style-name="ce69" table:formula="of:=IF([.B511]=&quot;&quot;;&quot;&quot;;[.B511])" office:value-type="string" office:string-value="m" calcext:value-type="string">
            <text:p>m</text:p>
          </table:table-cell>
          <table:table-cell table:formula="of:=VLOOKUP(LEFT([.H518];IF(               ISNUMBER(FIND(&quot; &quot;;[.H518]));FIND(&quot; &quot;;[.H518])-1;LEN([.H518])       )                );[Fotografie.$B$1:.$D$403];3;0)" office:value-type="string" office:string-value="chodba/veci/" calcext:value-type="string">
            <text:p>chodba/veci/</text:p>
          </table:table-cell>
          <table:table-cell table:style-name="ce79" office:value-type="string" calcext:value-type="string">
            <text:p>chuvicka</text:p>
          </table:table-cell>
          <table:table-cell office:value-type="string" calcext:value-type="string">
            <text:p>; </text:p>
          </table:table-cell>
          <table:table-cell table:style-name="ce69" office:value-type="float" office:value="2149" calcext:value-type="float">
            <text:p>2149</text:p>
          </table:table-cell>
          <table:table-cell table:style-name="ce69" office:value-type="float" office:value="2012" calcext:value-type="float">
            <text:p>2012</text:p>
          </table:table-cell>
          <table:table-cell office:value-type="string" calcext:value-type="string">
            <text:p>_APE0923.jpg</text:p>
          </table:table-cell>
          <table:table-cell office:value-type="string" calcext:value-type="string">
            <text:p>2.pdf</text:p>
          </table:table-cell>
          <table:table-cell table:formula="of:=IF([.H518]&lt;&gt;&quot;&quot;;HYPERLINK( CONCATENATE(&quot;file://&quot;;[.$J$2];VLOOKUP(LEFT([.H518];IF(               ISNUMBER(FIND(&quot; &quot;;[.H518]));FIND(&quot; &quot;;[.H518])-1;LEN([.H518])       )                );[Fotografie.$B$1:.$D$403];3;0);&quot;/&quot;;LEFT([.H518];IF(               ISNUMBER(FIND(&quot; &quot;;[.H518]));FIND(&quot; &quot;;[.H518])-1;LEN([.H518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110" table:formula="of:=IF([.I518]&lt;&gt;&quot;&quot;;HYPERLINK( CONCATENATE(&quot;file://&quot;;[.$K$2];VLOOKUP(LEFT([.I518];IF(               ISNUMBER(FIND(&quot; &quot;;[.I518]));FIND(&quot; &quot;;[.I518])-1;LEN([.I518])       )                );[Doklady.$B$1:.$D$405];3;0);&quot;/&quot;;LEFT([.I518];IF(               ISNUMBER(FIND(&quot; &quot;;[.I518]));FIND(&quot; &quot;;[.I518])-1;LEN([.I518])       )                )) );&quot;&quot;)" office:value-type="string" office:string-value="file:///home/pmichalec/hg2g/workspace-popo/Evidence/doklady/2.pdf" calcext:value-type="string">
            <text:p>file:///home/pmichalec/hg2g/workspace-popo/Evidence/doklady/2.pdf</text:p>
          </table:table-cell>
          <table:table-cell table:number-columns-repeated="1013"/>
        </table:table-row>
        <table:table-row table:style-name="ro11">
          <table:table-cell table:formula="of:=[.A518]+1" office:value-type="string" office:string-value="" calcext:value-type="error">
            <text:p>#REF!</text:p>
          </table:table-cell>
          <table:table-cell table:style-name="ce69" table:formula="of:=IF([.B518]=&quot;&quot;;&quot;&quot;;[.B518])" office:value-type="string" office:string-value="m" calcext:value-type="string">
            <text:p>m</text:p>
          </table:table-cell>
          <table:table-cell table:formula="of:=VLOOKUP(LEFT([.H519];IF(               ISNUMBER(FIND(&quot; &quot;;[.H519]));FIND(&quot; &quot;;[.H519])-1;LEN([.H51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1.jpg</text:p>
          </table:table-cell>
          <table:table-cell/>
          <table:table-cell table:formula="of:=IF([.H519]&lt;&gt;&quot;&quot;;HYPERLINK( CONCATENATE(&quot;file://&quot;;[.$J$2];VLOOKUP(LEFT([.H519];IF(               ISNUMBER(FIND(&quot; &quot;;[.H519]));FIND(&quot; &quot;;[.H519])-1;LEN([.H519])       )                );[Fotografie.$B$1:.$D$403];3;0);&quot;/&quot;;LEFT([.H519];IF(               ISNUMBER(FIND(&quot; &quot;;[.H519]));FIND(&quot; &quot;;[.H519])-1;LEN([.H519])       )                )));&quot;&quot;)" office:value-type="string" office:string-value="file:///home/pmichalec/hg2g/workspace-popo/Evidence/fotochodba/veci//_APE0921.jpg" calcext:value-type="string">
            <text:p>file:///home/pmichalec/hg2g/workspace-popo/Evidence/fotochodba/veci//_APE0921.jpg</text:p>
          </table:table-cell>
          <table:table-cell table:style-name="ce110" table:formula="of:=IF([.I519]&lt;&gt;&quot;&quot;;HYPERLINK( CONCATENATE(&quot;file://&quot;;[.$K$2];VLOOKUP(LEFT([.I519];IF(               ISNUMBER(FIND(&quot; &quot;;[.I519]));FIND(&quot; &quot;;[.I519])-1;LEN([.I519])       )                );[Doklady.$B$1:.$D$405];3;0);&quot;/&quot;;LEFT([.I519];IF(               ISNUMBER(FIND(&quot; &quot;;[.I519]));FIND(&quot; &quot;;[.I519])-1;LEN([.I51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19]+1" office:value-type="string" office:string-value="" calcext:value-type="error">
            <text:p>#REF!</text:p>
          </table:table-cell>
          <table:table-cell table:style-name="ce69" table:formula="of:=IF([.B519]=&quot;&quot;;&quot;&quot;;[.B519])" office:value-type="string" office:string-value="m" calcext:value-type="string">
            <text:p>m</text:p>
          </table:table-cell>
          <table:table-cell table:formula="of:=VLOOKUP(LEFT([.H520];IF(               ISNUMBER(FIND(&quot; &quot;;[.H520]));FIND(&quot; &quot;;[.H520])-1;LEN([.H52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9.jpg</text:p>
          </table:table-cell>
          <table:table-cell/>
          <table:table-cell table:formula="of:=IF([.H520]&lt;&gt;&quot;&quot;;HYPERLINK( CONCATENATE(&quot;file://&quot;;[.$J$2];VLOOKUP(LEFT([.H520];IF(               ISNUMBER(FIND(&quot; &quot;;[.H520]));FIND(&quot; &quot;;[.H520])-1;LEN([.H520])       )                );[Fotografie.$B$1:.$D$403];3;0);&quot;/&quot;;LEFT([.H520];IF(               ISNUMBER(FIND(&quot; &quot;;[.H520]));FIND(&quot; &quot;;[.H520])-1;LEN([.H520])       )                )));&quot;&quot;)" office:value-type="string" office:string-value="file:///home/pmichalec/hg2g/workspace-popo/Evidence/fotochodba/veci//_APE0929.jpg" calcext:value-type="string">
            <text:p>file:///home/pmichalec/hg2g/workspace-popo/Evidence/fotochodba/veci//_APE0929.jpg</text:p>
          </table:table-cell>
          <table:table-cell table:style-name="ce110" table:formula="of:=IF([.I520]&lt;&gt;&quot;&quot;;HYPERLINK( CONCATENATE(&quot;file://&quot;;[.$K$2];VLOOKUP(LEFT([.I520];IF(               ISNUMBER(FIND(&quot; &quot;;[.I520]));FIND(&quot; &quot;;[.I520])-1;LEN([.I520])       )                );[Doklady.$B$1:.$D$405];3;0);&quot;/&quot;;LEFT([.I520];IF(               ISNUMBER(FIND(&quot; &quot;;[.I520]));FIND(&quot; &quot;;[.I520])-1;LEN([.I52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0]+1" office:value-type="string" office:string-value="" calcext:value-type="error">
            <text:p>#REF!</text:p>
          </table:table-cell>
          <table:table-cell table:style-name="ce69" table:formula="of:=IF([.B520]=&quot;&quot;;&quot;&quot;;[.B520])" office:value-type="string" office:string-value="m" calcext:value-type="string">
            <text:p>m</text:p>
          </table:table-cell>
          <table:table-cell table:formula="of:=VLOOKUP(LEFT([.H521];IF(               ISNUMBER(FIND(&quot; &quot;;[.H521]));FIND(&quot; &quot;;[.H521])-1;LEN([.H52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2.jpg</text:p>
          </table:table-cell>
          <table:table-cell/>
          <table:table-cell table:formula="of:=IF([.H521]&lt;&gt;&quot;&quot;;HYPERLINK( CONCATENATE(&quot;file://&quot;;[.$J$2];VLOOKUP(LEFT([.H521];IF(               ISNUMBER(FIND(&quot; &quot;;[.H521]));FIND(&quot; &quot;;[.H521])-1;LEN([.H521])       )                );[Fotografie.$B$1:.$D$403];3;0);&quot;/&quot;;LEFT([.H521];IF(               ISNUMBER(FIND(&quot; &quot;;[.H521]));FIND(&quot; &quot;;[.H521])-1;LEN([.H52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110" table:formula="of:=IF([.I521]&lt;&gt;&quot;&quot;;HYPERLINK( CONCATENATE(&quot;file://&quot;;[.$K$2];VLOOKUP(LEFT([.I521];IF(               ISNUMBER(FIND(&quot; &quot;;[.I521]));FIND(&quot; &quot;;[.I521])-1;LEN([.I521])       )                );[Doklady.$B$1:.$D$405];3;0);&quot;/&quot;;LEFT([.I521];IF(               ISNUMBER(FIND(&quot; &quot;;[.I521]));FIND(&quot; &quot;;[.I521])-1;LEN([.I52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1]+1" office:value-type="string" office:string-value="" calcext:value-type="error">
            <text:p>#REF!</text:p>
          </table:table-cell>
          <table:table-cell table:style-name="ce69" table:formula="of:=IF([.B521]=&quot;&quot;;&quot;&quot;;[.B521])" office:value-type="string" office:string-value="m" calcext:value-type="string">
            <text:p>m</text:p>
          </table:table-cell>
          <table:table-cell table:formula="of:=VLOOKUP(LEFT([.H522];IF(               ISNUMBER(FIND(&quot; &quot;;[.H522]));FIND(&quot; &quot;;[.H522])-1;LEN([.H522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9.jpg</text:p>
          </table:table-cell>
          <table:table-cell/>
          <table:table-cell table:formula="of:=IF([.H522]&lt;&gt;&quot;&quot;;HYPERLINK( CONCATENATE(&quot;file://&quot;;[.$J$2];VLOOKUP(LEFT([.H522];IF(               ISNUMBER(FIND(&quot; &quot;;[.H522]));FIND(&quot; &quot;;[.H522])-1;LEN([.H522])       )                );[Fotografie.$B$1:.$D$403];3;0);&quot;/&quot;;LEFT([.H522];IF(               ISNUMBER(FIND(&quot; &quot;;[.H522]));FIND(&quot; &quot;;[.H522])-1;LEN([.H522])       )                )));&quot;&quot;)" office:value-type="string" office:string-value="file:///home/pmichalec/hg2g/workspace-popo/Evidence/fotochodba/veci//_APE0899.jpg" calcext:value-type="string">
            <text:p>file:///home/pmichalec/hg2g/workspace-popo/Evidence/fotochodba/veci//_APE0899.jpg</text:p>
          </table:table-cell>
          <table:table-cell table:style-name="ce110" table:formula="of:=IF([.I522]&lt;&gt;&quot;&quot;;HYPERLINK( CONCATENATE(&quot;file://&quot;;[.$K$2];VLOOKUP(LEFT([.I522];IF(               ISNUMBER(FIND(&quot; &quot;;[.I522]));FIND(&quot; &quot;;[.I522])-1;LEN([.I522])       )                );[Doklady.$B$1:.$D$405];3;0);&quot;/&quot;;LEFT([.I522];IF(               ISNUMBER(FIND(&quot; &quot;;[.I522]));FIND(&quot; &quot;;[.I522])-1;LEN([.I52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2]+1" office:value-type="string" office:string-value="" calcext:value-type="error">
            <text:p>#REF!</text:p>
          </table:table-cell>
          <table:table-cell table:style-name="ce69" table:formula="of:=IF([.B522]=&quot;&quot;;&quot;&quot;;[.B522])" office:value-type="string" office:string-value="m" calcext:value-type="string">
            <text:p>m</text:p>
          </table:table-cell>
          <table:table-cell table:formula="of:=VLOOKUP(LEFT([.H523];IF(               ISNUMBER(FIND(&quot; &quot;;[.H523]));FIND(&quot; &quot;;[.H523])-1;LEN([.H523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3.jpg</text:p>
          </table:table-cell>
          <table:table-cell/>
          <table:table-cell table:formula="of:=IF([.H523]&lt;&gt;&quot;&quot;;HYPERLINK( CONCATENATE(&quot;file://&quot;;[.$J$2];VLOOKUP(LEFT([.H523];IF(               ISNUMBER(FIND(&quot; &quot;;[.H523]));FIND(&quot; &quot;;[.H523])-1;LEN([.H523])       )                );[Fotografie.$B$1:.$D$403];3;0);&quot;/&quot;;LEFT([.H523];IF(               ISNUMBER(FIND(&quot; &quot;;[.H523]));FIND(&quot; &quot;;[.H523])-1;LEN([.H523])       )                )));&quot;&quot;)" office:value-type="string" office:string-value="file:///home/pmichalec/hg2g/workspace-popo/Evidence/fotochodba/veci//_APE0893.jpg" calcext:value-type="string">
            <text:p>file:///home/pmichalec/hg2g/workspace-popo/Evidence/fotochodba/veci//_APE0893.jpg</text:p>
          </table:table-cell>
          <table:table-cell table:style-name="ce110" table:formula="of:=IF([.I523]&lt;&gt;&quot;&quot;;HYPERLINK( CONCATENATE(&quot;file://&quot;;[.$K$2];VLOOKUP(LEFT([.I523];IF(               ISNUMBER(FIND(&quot; &quot;;[.I523]));FIND(&quot; &quot;;[.I523])-1;LEN([.I523])       )                );[Doklady.$B$1:.$D$405];3;0);&quot;/&quot;;LEFT([.I523];IF(               ISNUMBER(FIND(&quot; &quot;;[.I523]));FIND(&quot; &quot;;[.I523])-1;LEN([.I52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3]+1" office:value-type="string" office:string-value="" calcext:value-type="error">
            <text:p>#REF!</text:p>
          </table:table-cell>
          <table:table-cell table:style-name="ce69" table:formula="of:=IF([.B523]=&quot;&quot;;&quot;&quot;;[.B523])" office:value-type="string" office:string-value="m" calcext:value-type="string">
            <text:p>m</text:p>
          </table:table-cell>
          <table:table-cell table:formula="of:=VLOOKUP(LEFT([.H524];IF(               ISNUMBER(FIND(&quot; &quot;;[.H524]));FIND(&quot; &quot;;[.H524])-1;LEN([.H524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0.jpg</text:p>
          </table:table-cell>
          <table:table-cell/>
          <table:table-cell table:formula="of:=IF([.H524]&lt;&gt;&quot;&quot;;HYPERLINK( CONCATENATE(&quot;file://&quot;;[.$J$2];VLOOKUP(LEFT([.H524];IF(               ISNUMBER(FIND(&quot; &quot;;[.H524]));FIND(&quot; &quot;;[.H524])-1;LEN([.H524])       )                );[Fotografie.$B$1:.$D$403];3;0);&quot;/&quot;;LEFT([.H524];IF(               ISNUMBER(FIND(&quot; &quot;;[.H524]));FIND(&quot; &quot;;[.H524])-1;LEN([.H524])       )                )));&quot;&quot;)" office:value-type="string" office:string-value="file:///home/pmichalec/hg2g/workspace-popo/Evidence/fotochodba/veci//_APE0920.jpg" calcext:value-type="string">
            <text:p>file:///home/pmichalec/hg2g/workspace-popo/Evidence/fotochodba/veci//_APE0920.jpg</text:p>
          </table:table-cell>
          <table:table-cell table:style-name="ce110" table:formula="of:=IF([.I524]&lt;&gt;&quot;&quot;;HYPERLINK( CONCATENATE(&quot;file://&quot;;[.$K$2];VLOOKUP(LEFT([.I524];IF(               ISNUMBER(FIND(&quot; &quot;;[.I524]));FIND(&quot; &quot;;[.I524])-1;LEN([.I524])       )                );[Doklady.$B$1:.$D$405];3;0);&quot;/&quot;;LEFT([.I524];IF(               ISNUMBER(FIND(&quot; &quot;;[.I524]));FIND(&quot; &quot;;[.I524])-1;LEN([.I52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4]+1" office:value-type="string" office:string-value="" calcext:value-type="error">
            <text:p>#REF!</text:p>
          </table:table-cell>
          <table:table-cell table:style-name="ce69" table:formula="of:=IF([.B524]=&quot;&quot;;&quot;&quot;;[.B524])" office:value-type="string" office:string-value="m" calcext:value-type="string">
            <text:p>m</text:p>
          </table:table-cell>
          <table:table-cell table:formula="of:=VLOOKUP(LEFT([.H525];IF(               ISNUMBER(FIND(&quot; &quot;;[.H525]));FIND(&quot; &quot;;[.H525])-1;LEN([.H525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6.jpg</text:p>
          </table:table-cell>
          <table:table-cell/>
          <table:table-cell table:formula="of:=IF([.H525]&lt;&gt;&quot;&quot;;HYPERLINK( CONCATENATE(&quot;file://&quot;;[.$J$2];VLOOKUP(LEFT([.H525];IF(               ISNUMBER(FIND(&quot; &quot;;[.H525]));FIND(&quot; &quot;;[.H525])-1;LEN([.H525])       )                );[Fotografie.$B$1:.$D$403];3;0);&quot;/&quot;;LEFT([.H525];IF(               ISNUMBER(FIND(&quot; &quot;;[.H525]));FIND(&quot; &quot;;[.H525])-1;LEN([.H525])       )                )));&quot;&quot;)" office:value-type="string" office:string-value="file:///home/pmichalec/hg2g/workspace-popo/Evidence/fotochodba/veci//_APE0886.jpg" calcext:value-type="string">
            <text:p>file:///home/pmichalec/hg2g/workspace-popo/Evidence/fotochodba/veci//_APE0886.jpg</text:p>
          </table:table-cell>
          <table:table-cell table:style-name="ce110" table:formula="of:=IF([.I525]&lt;&gt;&quot;&quot;;HYPERLINK( CONCATENATE(&quot;file://&quot;;[.$K$2];VLOOKUP(LEFT([.I525];IF(               ISNUMBER(FIND(&quot; &quot;;[.I525]));FIND(&quot; &quot;;[.I525])-1;LEN([.I525])       )                );[Doklady.$B$1:.$D$405];3;0);&quot;/&quot;;LEFT([.I525];IF(               ISNUMBER(FIND(&quot; &quot;;[.I525]));FIND(&quot; &quot;;[.I525])-1;LEN([.I52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5]+1" office:value-type="string" office:string-value="" calcext:value-type="error">
            <text:p>#REF!</text:p>
          </table:table-cell>
          <table:table-cell table:style-name="ce69" table:formula="of:=IF([.B525]=&quot;&quot;;&quot;&quot;;[.B525])" office:value-type="string" office:string-value="m" calcext:value-type="string">
            <text:p>m</text:p>
          </table:table-cell>
          <table:table-cell table:formula="of:=VLOOKUP(LEFT([.H526];IF(               ISNUMBER(FIND(&quot; &quot;;[.H526]));FIND(&quot; &quot;;[.H526])-1;LEN([.H526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5.jpg</text:p>
          </table:table-cell>
          <table:table-cell/>
          <table:table-cell table:formula="of:=IF([.H526]&lt;&gt;&quot;&quot;;HYPERLINK( CONCATENATE(&quot;file://&quot;;[.$J$2];VLOOKUP(LEFT([.H526];IF(               ISNUMBER(FIND(&quot; &quot;;[.H526]));FIND(&quot; &quot;;[.H526])-1;LEN([.H526])       )                );[Fotografie.$B$1:.$D$403];3;0);&quot;/&quot;;LEFT([.H526];IF(               ISNUMBER(FIND(&quot; &quot;;[.H526]));FIND(&quot; &quot;;[.H526])-1;LEN([.H526])       )                )));&quot;&quot;)" office:value-type="string" office:string-value="file:///home/pmichalec/hg2g/workspace-popo/Evidence/fotochodba/veci//_APE0895.jpg" calcext:value-type="string">
            <text:p>file:///home/pmichalec/hg2g/workspace-popo/Evidence/fotochodba/veci//_APE0895.jpg</text:p>
          </table:table-cell>
          <table:table-cell table:style-name="ce110" table:formula="of:=IF([.I526]&lt;&gt;&quot;&quot;;HYPERLINK( CONCATENATE(&quot;file://&quot;;[.$K$2];VLOOKUP(LEFT([.I526];IF(               ISNUMBER(FIND(&quot; &quot;;[.I526]));FIND(&quot; &quot;;[.I526])-1;LEN([.I526])       )                );[Doklady.$B$1:.$D$405];3;0);&quot;/&quot;;LEFT([.I526];IF(               ISNUMBER(FIND(&quot; &quot;;[.I526]));FIND(&quot; &quot;;[.I526])-1;LEN([.I52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6]+1" office:value-type="string" office:string-value="" calcext:value-type="error">
            <text:p>#REF!</text:p>
          </table:table-cell>
          <table:table-cell table:style-name="ce69" table:formula="of:=IF([.B526]=&quot;&quot;;&quot;&quot;;[.B526])" office:value-type="string" office:string-value="m" calcext:value-type="string">
            <text:p>m</text:p>
          </table:table-cell>
          <table:table-cell table:formula="of:=VLOOKUP(LEFT([.H527];IF(               ISNUMBER(FIND(&quot; &quot;;[.H527]));FIND(&quot; &quot;;[.H527])-1;LEN([.H527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1.jpg</text:p>
          </table:table-cell>
          <table:table-cell/>
          <table:table-cell table:formula="of:=IF([.H527]&lt;&gt;&quot;&quot;;HYPERLINK( CONCATENATE(&quot;file://&quot;;[.$J$2];VLOOKUP(LEFT([.H527];IF(               ISNUMBER(FIND(&quot; &quot;;[.H527]));FIND(&quot; &quot;;[.H527])-1;LEN([.H527])       )                );[Fotografie.$B$1:.$D$403];3;0);&quot;/&quot;;LEFT([.H527];IF(               ISNUMBER(FIND(&quot; &quot;;[.H527]));FIND(&quot; &quot;;[.H527])-1;LEN([.H527])       )                )));&quot;&quot;)" office:value-type="string" office:string-value="file:///home/pmichalec/hg2g/workspace-popo/Evidence/fotochodba/veci//_APE0891.jpg" calcext:value-type="string">
            <text:p>file:///home/pmichalec/hg2g/workspace-popo/Evidence/fotochodba/veci//_APE0891.jpg</text:p>
          </table:table-cell>
          <table:table-cell table:style-name="ce110" table:formula="of:=IF([.I527]&lt;&gt;&quot;&quot;;HYPERLINK( CONCATENATE(&quot;file://&quot;;[.$K$2];VLOOKUP(LEFT([.I527];IF(               ISNUMBER(FIND(&quot; &quot;;[.I527]));FIND(&quot; &quot;;[.I527])-1;LEN([.I527])       )                );[Doklady.$B$1:.$D$405];3;0);&quot;/&quot;;LEFT([.I527];IF(               ISNUMBER(FIND(&quot; &quot;;[.I527]));FIND(&quot; &quot;;[.I527])-1;LEN([.I52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7]+1" office:value-type="string" office:string-value="" calcext:value-type="error">
            <text:p>#REF!</text:p>
          </table:table-cell>
          <table:table-cell table:style-name="ce69" table:formula="of:=IF([.B527]=&quot;&quot;;&quot;&quot;;[.B527])" office:value-type="string" office:string-value="m" calcext:value-type="string">
            <text:p>m</text:p>
          </table:table-cell>
          <table:table-cell table:formula="of:=VLOOKUP(LEFT([.H528];IF(               ISNUMBER(FIND(&quot; &quot;;[.H528]));FIND(&quot; &quot;;[.H528])-1;LEN([.H52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8.jpg</text:p>
          </table:table-cell>
          <table:table-cell/>
          <table:table-cell table:formula="of:=IF([.H528]&lt;&gt;&quot;&quot;;HYPERLINK( CONCATENATE(&quot;file://&quot;;[.$J$2];VLOOKUP(LEFT([.H528];IF(               ISNUMBER(FIND(&quot; &quot;;[.H528]));FIND(&quot; &quot;;[.H528])-1;LEN([.H528])       )                );[Fotografie.$B$1:.$D$403];3;0);&quot;/&quot;;LEFT([.H528];IF(               ISNUMBER(FIND(&quot; &quot;;[.H528]));FIND(&quot; &quot;;[.H528])-1;LEN([.H528])       )                )));&quot;&quot;)" office:value-type="string" office:string-value="file:///home/pmichalec/hg2g/workspace-popo/Evidence/fotochodba/veci//_APE0928.jpg" calcext:value-type="string">
            <text:p>file:///home/pmichalec/hg2g/workspace-popo/Evidence/fotochodba/veci//_APE0928.jpg</text:p>
          </table:table-cell>
          <table:table-cell table:style-name="ce110" table:formula="of:=IF([.I528]&lt;&gt;&quot;&quot;;HYPERLINK( CONCATENATE(&quot;file://&quot;;[.$K$2];VLOOKUP(LEFT([.I528];IF(               ISNUMBER(FIND(&quot; &quot;;[.I528]));FIND(&quot; &quot;;[.I528])-1;LEN([.I528])       )                );[Doklady.$B$1:.$D$405];3;0);&quot;/&quot;;LEFT([.I528];IF(               ISNUMBER(FIND(&quot; &quot;;[.I528]));FIND(&quot; &quot;;[.I528])-1;LEN([.I52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8]+1" office:value-type="string" office:string-value="" calcext:value-type="error">
            <text:p>#REF!</text:p>
          </table:table-cell>
          <table:table-cell table:style-name="ce69" table:formula="of:=IF([.B528]=&quot;&quot;;&quot;&quot;;[.B528])" office:value-type="string" office:string-value="m" calcext:value-type="string">
            <text:p>m</text:p>
          </table:table-cell>
          <table:table-cell table:formula="of:=VLOOKUP(LEFT([.H529];IF(               ISNUMBER(FIND(&quot; &quot;;[.H529]));FIND(&quot; &quot;;[.H529])-1;LEN([.H52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5.jpg</text:p>
          </table:table-cell>
          <table:table-cell/>
          <table:table-cell table:formula="of:=IF([.H529]&lt;&gt;&quot;&quot;;HYPERLINK( CONCATENATE(&quot;file://&quot;;[.$J$2];VLOOKUP(LEFT([.H529];IF(               ISNUMBER(FIND(&quot; &quot;;[.H529]));FIND(&quot; &quot;;[.H529])-1;LEN([.H529])       )                );[Fotografie.$B$1:.$D$403];3;0);&quot;/&quot;;LEFT([.H529];IF(               ISNUMBER(FIND(&quot; &quot;;[.H529]));FIND(&quot; &quot;;[.H529])-1;LEN([.H529])       )                )));&quot;&quot;)" office:value-type="string" office:string-value="file:///home/pmichalec/hg2g/workspace-popo/Evidence/fotochodba/veci//_APE0905.jpg" calcext:value-type="string">
            <text:p>file:///home/pmichalec/hg2g/workspace-popo/Evidence/fotochodba/veci//_APE0905.jpg</text:p>
          </table:table-cell>
          <table:table-cell table:style-name="ce110" table:formula="of:=IF([.I529]&lt;&gt;&quot;&quot;;HYPERLINK( CONCATENATE(&quot;file://&quot;;[.$K$2];VLOOKUP(LEFT([.I529];IF(               ISNUMBER(FIND(&quot; &quot;;[.I529]));FIND(&quot; &quot;;[.I529])-1;LEN([.I529])       )                );[Doklady.$B$1:.$D$405];3;0);&quot;/&quot;;LEFT([.I529];IF(               ISNUMBER(FIND(&quot; &quot;;[.I529]));FIND(&quot; &quot;;[.I529])-1;LEN([.I52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29]+1" office:value-type="string" office:string-value="" calcext:value-type="error">
            <text:p>#REF!</text:p>
          </table:table-cell>
          <table:table-cell table:style-name="ce69" table:formula="of:=IF([.B529]=&quot;&quot;;&quot;&quot;;[.B529])" office:value-type="string" office:string-value="m" calcext:value-type="string">
            <text:p>m</text:p>
          </table:table-cell>
          <table:table-cell table:formula="of:=VLOOKUP(LEFT([.H530];IF(               ISNUMBER(FIND(&quot; &quot;;[.H530]));FIND(&quot; &quot;;[.H530])-1;LEN([.H53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8.jpg</text:p>
          </table:table-cell>
          <table:table-cell/>
          <table:table-cell table:formula="of:=IF([.H530]&lt;&gt;&quot;&quot;;HYPERLINK( CONCATENATE(&quot;file://&quot;;[.$J$2];VLOOKUP(LEFT([.H530];IF(               ISNUMBER(FIND(&quot; &quot;;[.H530]));FIND(&quot; &quot;;[.H530])-1;LEN([.H530])       )                );[Fotografie.$B$1:.$D$403];3;0);&quot;/&quot;;LEFT([.H530];IF(               ISNUMBER(FIND(&quot; &quot;;[.H530]));FIND(&quot; &quot;;[.H530])-1;LEN([.H530])       )                )));&quot;&quot;)" office:value-type="string" office:string-value="file:///home/pmichalec/hg2g/workspace-popo/Evidence/fotochodba/veci//_APE0888.jpg" calcext:value-type="string">
            <text:p>file:///home/pmichalec/hg2g/workspace-popo/Evidence/fotochodba/veci//_APE0888.jpg</text:p>
          </table:table-cell>
          <table:table-cell table:style-name="ce110" table:formula="of:=IF([.I530]&lt;&gt;&quot;&quot;;HYPERLINK( CONCATENATE(&quot;file://&quot;;[.$K$2];VLOOKUP(LEFT([.I530];IF(               ISNUMBER(FIND(&quot; &quot;;[.I530]));FIND(&quot; &quot;;[.I530])-1;LEN([.I530])       )                );[Doklady.$B$1:.$D$405];3;0);&quot;/&quot;;LEFT([.I530];IF(               ISNUMBER(FIND(&quot; &quot;;[.I530]));FIND(&quot; &quot;;[.I530])-1;LEN([.I53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0]+1" office:value-type="string" office:string-value="" calcext:value-type="error">
            <text:p>#REF!</text:p>
          </table:table-cell>
          <table:table-cell table:style-name="ce69" table:formula="of:=IF([.B530]=&quot;&quot;;&quot;&quot;;[.B530])" office:value-type="string" office:string-value="m" calcext:value-type="string">
            <text:p>m</text:p>
          </table:table-cell>
          <table:table-cell table:formula="of:=VLOOKUP(LEFT([.H531];IF(               ISNUMBER(FIND(&quot; &quot;;[.H531]));FIND(&quot; &quot;;[.H531])-1;LEN([.H53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4.jpg</text:p>
          </table:table-cell>
          <table:table-cell/>
          <table:table-cell table:formula="of:=IF([.H531]&lt;&gt;&quot;&quot;;HYPERLINK( CONCATENATE(&quot;file://&quot;;[.$J$2];VLOOKUP(LEFT([.H531];IF(               ISNUMBER(FIND(&quot; &quot;;[.H531]));FIND(&quot; &quot;;[.H531])-1;LEN([.H531])       )                );[Fotografie.$B$1:.$D$403];3;0);&quot;/&quot;;LEFT([.H531];IF(               ISNUMBER(FIND(&quot; &quot;;[.H531]));FIND(&quot; &quot;;[.H531])-1;LEN([.H531])       )                )));&quot;&quot;)" office:value-type="string" office:string-value="file:///home/pmichalec/hg2g/workspace-popo/Evidence/fotochodba/veci//_APE0894.jpg" calcext:value-type="string">
            <text:p>file:///home/pmichalec/hg2g/workspace-popo/Evidence/fotochodba/veci//_APE0894.jpg</text:p>
          </table:table-cell>
          <table:table-cell table:style-name="ce110" table:formula="of:=IF([.I531]&lt;&gt;&quot;&quot;;HYPERLINK( CONCATENATE(&quot;file://&quot;;[.$K$2];VLOOKUP(LEFT([.I531];IF(               ISNUMBER(FIND(&quot; &quot;;[.I531]));FIND(&quot; &quot;;[.I531])-1;LEN([.I531])       )                );[Doklady.$B$1:.$D$405];3;0);&quot;/&quot;;LEFT([.I531];IF(               ISNUMBER(FIND(&quot; &quot;;[.I531]));FIND(&quot; &quot;;[.I531])-1;LEN([.I53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1]+1" office:value-type="string" office:string-value="" calcext:value-type="error">
            <text:p>#REF!</text:p>
          </table:table-cell>
          <table:table-cell table:style-name="ce69" table:formula="of:=IF([.B531]=&quot;&quot;;&quot;&quot;;[.B531])" office:value-type="string" office:string-value="m" calcext:value-type="string">
            <text:p>m</text:p>
          </table:table-cell>
          <table:table-cell table:formula="of:=VLOOKUP(LEFT([.H532];IF(               ISNUMBER(FIND(&quot; &quot;;[.H532]));FIND(&quot; &quot;;[.H532])-1;LEN([.H532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7.jpg</text:p>
          </table:table-cell>
          <table:table-cell/>
          <table:table-cell table:formula="of:=IF([.H532]&lt;&gt;&quot;&quot;;HYPERLINK( CONCATENATE(&quot;file://&quot;;[.$J$2];VLOOKUP(LEFT([.H532];IF(               ISNUMBER(FIND(&quot; &quot;;[.H532]));FIND(&quot; &quot;;[.H532])-1;LEN([.H532])       )                );[Fotografie.$B$1:.$D$403];3;0);&quot;/&quot;;LEFT([.H532];IF(               ISNUMBER(FIND(&quot; &quot;;[.H532]));FIND(&quot; &quot;;[.H532])-1;LEN([.H532])       )                )));&quot;&quot;)" office:value-type="string" office:string-value="file:///home/pmichalec/hg2g/workspace-popo/Evidence/fotochodba/veci//_APE0927.jpg" calcext:value-type="string">
            <text:p>file:///home/pmichalec/hg2g/workspace-popo/Evidence/fotochodba/veci//_APE0927.jpg</text:p>
          </table:table-cell>
          <table:table-cell table:style-name="ce110" table:formula="of:=IF([.I532]&lt;&gt;&quot;&quot;;HYPERLINK( CONCATENATE(&quot;file://&quot;;[.$K$2];VLOOKUP(LEFT([.I532];IF(               ISNUMBER(FIND(&quot; &quot;;[.I532]));FIND(&quot; &quot;;[.I532])-1;LEN([.I532])       )                );[Doklady.$B$1:.$D$405];3;0);&quot;/&quot;;LEFT([.I532];IF(               ISNUMBER(FIND(&quot; &quot;;[.I532]));FIND(&quot; &quot;;[.I532])-1;LEN([.I53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2]+1" office:value-type="string" office:string-value="" calcext:value-type="error">
            <text:p>#REF!</text:p>
          </table:table-cell>
          <table:table-cell table:style-name="ce69" table:formula="of:=IF([.B532]=&quot;&quot;;&quot;&quot;;[.B532])" office:value-type="string" office:string-value="m" calcext:value-type="string">
            <text:p>m</text:p>
          </table:table-cell>
          <table:table-cell table:formula="of:=VLOOKUP(LEFT([.H533];IF(               ISNUMBER(FIND(&quot; &quot;;[.H533]));FIND(&quot; &quot;;[.H533])-1;LEN([.H533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8.jpg</text:p>
          </table:table-cell>
          <table:table-cell/>
          <table:table-cell table:formula="of:=IF([.H533]&lt;&gt;&quot;&quot;;HYPERLINK( CONCATENATE(&quot;file://&quot;;[.$J$2];VLOOKUP(LEFT([.H533];IF(               ISNUMBER(FIND(&quot; &quot;;[.H533]));FIND(&quot; &quot;;[.H533])-1;LEN([.H533])       )                );[Fotografie.$B$1:.$D$403];3;0);&quot;/&quot;;LEFT([.H533];IF(               ISNUMBER(FIND(&quot; &quot;;[.H533]));FIND(&quot; &quot;;[.H533])-1;LEN([.H533])       )                )));&quot;&quot;)" office:value-type="string" office:string-value="file:///home/pmichalec/hg2g/workspace-popo/Evidence/fotochodba/veci//_APE0908.jpg" calcext:value-type="string">
            <text:p>file:///home/pmichalec/hg2g/workspace-popo/Evidence/fotochodba/veci//_APE0908.jpg</text:p>
          </table:table-cell>
          <table:table-cell table:style-name="ce110" table:formula="of:=IF([.I533]&lt;&gt;&quot;&quot;;HYPERLINK( CONCATENATE(&quot;file://&quot;;[.$K$2];VLOOKUP(LEFT([.I533];IF(               ISNUMBER(FIND(&quot; &quot;;[.I533]));FIND(&quot; &quot;;[.I533])-1;LEN([.I533])       )                );[Doklady.$B$1:.$D$405];3;0);&quot;/&quot;;LEFT([.I533];IF(               ISNUMBER(FIND(&quot; &quot;;[.I533]));FIND(&quot; &quot;;[.I533])-1;LEN([.I53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3]+1" office:value-type="string" office:string-value="" calcext:value-type="error">
            <text:p>#REF!</text:p>
          </table:table-cell>
          <table:table-cell table:style-name="ce69" table:formula="of:=IF([.B533]=&quot;&quot;;&quot;&quot;;[.B533])" office:value-type="string" office:string-value="m" calcext:value-type="string">
            <text:p>m</text:p>
          </table:table-cell>
          <table:table-cell table:formula="of:=VLOOKUP(LEFT([.H534];IF(               ISNUMBER(FIND(&quot; &quot;;[.H534]));FIND(&quot; &quot;;[.H534])-1;LEN([.H534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0.jpg</text:p>
          </table:table-cell>
          <table:table-cell/>
          <table:table-cell table:formula="of:=IF([.H534]&lt;&gt;&quot;&quot;;HYPERLINK( CONCATENATE(&quot;file://&quot;;[.$J$2];VLOOKUP(LEFT([.H534];IF(               ISNUMBER(FIND(&quot; &quot;;[.H534]));FIND(&quot; &quot;;[.H534])-1;LEN([.H534])       )                );[Fotografie.$B$1:.$D$403];3;0);&quot;/&quot;;LEFT([.H534];IF(               ISNUMBER(FIND(&quot; &quot;;[.H534]));FIND(&quot; &quot;;[.H534])-1;LEN([.H534])       )                )));&quot;&quot;)" office:value-type="string" office:string-value="file:///home/pmichalec/hg2g/workspace-popo/Evidence/fotochodba/veci//_APE0930.jpg" calcext:value-type="string">
            <text:p>file:///home/pmichalec/hg2g/workspace-popo/Evidence/fotochodba/veci//_APE0930.jpg</text:p>
          </table:table-cell>
          <table:table-cell table:style-name="ce110" table:formula="of:=IF([.I534]&lt;&gt;&quot;&quot;;HYPERLINK( CONCATENATE(&quot;file://&quot;;[.$K$2];VLOOKUP(LEFT([.I534];IF(               ISNUMBER(FIND(&quot; &quot;;[.I534]));FIND(&quot; &quot;;[.I534])-1;LEN([.I534])       )                );[Doklady.$B$1:.$D$405];3;0);&quot;/&quot;;LEFT([.I534];IF(               ISNUMBER(FIND(&quot; &quot;;[.I534]));FIND(&quot; &quot;;[.I534])-1;LEN([.I53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4]+1" office:value-type="string" office:string-value="" calcext:value-type="error">
            <text:p>#REF!</text:p>
          </table:table-cell>
          <table:table-cell table:style-name="ce69" table:formula="of:=IF([.B534]=&quot;&quot;;&quot;&quot;;[.B534])" office:value-type="string" office:string-value="m" calcext:value-type="string">
            <text:p>m</text:p>
          </table:table-cell>
          <table:table-cell table:formula="of:=VLOOKUP(LEFT([.H535];IF(               ISNUMBER(FIND(&quot; &quot;;[.H535]));FIND(&quot; &quot;;[.H535])-1;LEN([.H535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1.jpg</text:p>
          </table:table-cell>
          <table:table-cell/>
          <table:table-cell table:formula="of:=IF([.H535]&lt;&gt;&quot;&quot;;HYPERLINK( CONCATENATE(&quot;file://&quot;;[.$J$2];VLOOKUP(LEFT([.H535];IF(               ISNUMBER(FIND(&quot; &quot;;[.H535]));FIND(&quot; &quot;;[.H535])-1;LEN([.H535])       )                );[Fotografie.$B$1:.$D$403];3;0);&quot;/&quot;;LEFT([.H535];IF(               ISNUMBER(FIND(&quot; &quot;;[.H535]));FIND(&quot; &quot;;[.H535])-1;LEN([.H535])       )                )));&quot;&quot;)" office:value-type="string" office:string-value="file:///home/pmichalec/hg2g/workspace-popo/Evidence/fotochodba/veci//_APE0911.jpg" calcext:value-type="string">
            <text:p>file:///home/pmichalec/hg2g/workspace-popo/Evidence/fotochodba/veci//_APE0911.jpg</text:p>
          </table:table-cell>
          <table:table-cell table:style-name="ce110" table:formula="of:=IF([.I535]&lt;&gt;&quot;&quot;;HYPERLINK( CONCATENATE(&quot;file://&quot;;[.$K$2];VLOOKUP(LEFT([.I535];IF(               ISNUMBER(FIND(&quot; &quot;;[.I535]));FIND(&quot; &quot;;[.I535])-1;LEN([.I535])       )                );[Doklady.$B$1:.$D$405];3;0);&quot;/&quot;;LEFT([.I535];IF(               ISNUMBER(FIND(&quot; &quot;;[.I535]));FIND(&quot; &quot;;[.I535])-1;LEN([.I53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5]+1" office:value-type="string" office:string-value="" calcext:value-type="error">
            <text:p>#REF!</text:p>
          </table:table-cell>
          <table:table-cell table:style-name="ce69" table:formula="of:=IF([.B535]=&quot;&quot;;&quot;&quot;;[.B535])" office:value-type="string" office:string-value="m" calcext:value-type="string">
            <text:p>m</text:p>
          </table:table-cell>
          <table:table-cell table:formula="of:=VLOOKUP(LEFT([.H536];IF(               ISNUMBER(FIND(&quot; &quot;;[.H536]));FIND(&quot; &quot;;[.H536])-1;LEN([.H536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2.jpg</text:p>
          </table:table-cell>
          <table:table-cell/>
          <table:table-cell table:formula="of:=IF([.H536]&lt;&gt;&quot;&quot;;HYPERLINK( CONCATENATE(&quot;file://&quot;;[.$J$2];VLOOKUP(LEFT([.H536];IF(               ISNUMBER(FIND(&quot; &quot;;[.H536]));FIND(&quot; &quot;;[.H536])-1;LEN([.H536])       )                );[Fotografie.$B$1:.$D$403];3;0);&quot;/&quot;;LEFT([.H536];IF(               ISNUMBER(FIND(&quot; &quot;;[.H536]));FIND(&quot; &quot;;[.H536])-1;LEN([.H536])       )                )));&quot;&quot;)" office:value-type="string" office:string-value="file:///home/pmichalec/hg2g/workspace-popo/Evidence/fotochodba/veci//_APE0922.jpg" calcext:value-type="string">
            <text:p>file:///home/pmichalec/hg2g/workspace-popo/Evidence/fotochodba/veci//_APE0922.jpg</text:p>
          </table:table-cell>
          <table:table-cell table:style-name="ce110" table:formula="of:=IF([.I536]&lt;&gt;&quot;&quot;;HYPERLINK( CONCATENATE(&quot;file://&quot;;[.$K$2];VLOOKUP(LEFT([.I536];IF(               ISNUMBER(FIND(&quot; &quot;;[.I536]));FIND(&quot; &quot;;[.I536])-1;LEN([.I536])       )                );[Doklady.$B$1:.$D$405];3;0);&quot;/&quot;;LEFT([.I536];IF(               ISNUMBER(FIND(&quot; &quot;;[.I536]));FIND(&quot; &quot;;[.I536])-1;LEN([.I53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6]+1" office:value-type="string" office:string-value="" calcext:value-type="error">
            <text:p>#REF!</text:p>
          </table:table-cell>
          <table:table-cell table:style-name="ce69" table:formula="of:=IF([.B536]=&quot;&quot;;&quot;&quot;;[.B536])" office:value-type="string" office:string-value="m" calcext:value-type="string">
            <text:p>m</text:p>
          </table:table-cell>
          <table:table-cell table:formula="of:=VLOOKUP(LEFT([.H537];IF(               ISNUMBER(FIND(&quot; &quot;;[.H537]));FIND(&quot; &quot;;[.H537])-1;LEN([.H537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8.jpg</text:p>
          </table:table-cell>
          <table:table-cell/>
          <table:table-cell table:formula="of:=IF([.H537]&lt;&gt;&quot;&quot;;HYPERLINK( CONCATENATE(&quot;file://&quot;;[.$J$2];VLOOKUP(LEFT([.H537];IF(               ISNUMBER(FIND(&quot; &quot;;[.H537]));FIND(&quot; &quot;;[.H537])-1;LEN([.H537])       )                );[Fotografie.$B$1:.$D$403];3;0);&quot;/&quot;;LEFT([.H537];IF(               ISNUMBER(FIND(&quot; &quot;;[.H537]));FIND(&quot; &quot;;[.H537])-1;LEN([.H537])       )                )));&quot;&quot;)" office:value-type="string" office:string-value="file:///home/pmichalec/hg2g/workspace-popo/Evidence/fotochodba/veci//_APE0918.jpg" calcext:value-type="string">
            <text:p>file:///home/pmichalec/hg2g/workspace-popo/Evidence/fotochodba/veci//_APE0918.jpg</text:p>
          </table:table-cell>
          <table:table-cell table:style-name="ce110" table:formula="of:=IF([.I537]&lt;&gt;&quot;&quot;;HYPERLINK( CONCATENATE(&quot;file://&quot;;[.$K$2];VLOOKUP(LEFT([.I537];IF(               ISNUMBER(FIND(&quot; &quot;;[.I537]));FIND(&quot; &quot;;[.I537])-1;LEN([.I537])       )                );[Doklady.$B$1:.$D$405];3;0);&quot;/&quot;;LEFT([.I537];IF(               ISNUMBER(FIND(&quot; &quot;;[.I537]));FIND(&quot; &quot;;[.I537])-1;LEN([.I53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7]+1" office:value-type="string" office:string-value="" calcext:value-type="error">
            <text:p>#REF!</text:p>
          </table:table-cell>
          <table:table-cell table:style-name="ce69" table:formula="of:=IF([.B537]=&quot;&quot;;&quot;&quot;;[.B537])" office:value-type="string" office:string-value="m" calcext:value-type="string">
            <text:p>m</text:p>
          </table:table-cell>
          <table:table-cell table:formula="of:=VLOOKUP(LEFT([.H538];IF(               ISNUMBER(FIND(&quot; &quot;;[.H538]));FIND(&quot; &quot;;[.H538])-1;LEN([.H53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0.jpg</text:p>
          </table:table-cell>
          <table:table-cell/>
          <table:table-cell table:formula="of:=IF([.H538]&lt;&gt;&quot;&quot;;HYPERLINK( CONCATENATE(&quot;file://&quot;;[.$J$2];VLOOKUP(LEFT([.H538];IF(               ISNUMBER(FIND(&quot; &quot;;[.H538]));FIND(&quot; &quot;;[.H538])-1;LEN([.H538])       )                );[Fotografie.$B$1:.$D$403];3;0);&quot;/&quot;;LEFT([.H538];IF(               ISNUMBER(FIND(&quot; &quot;;[.H538]));FIND(&quot; &quot;;[.H538])-1;LEN([.H538])       )                )));&quot;&quot;)" office:value-type="string" office:string-value="file:///home/pmichalec/hg2g/workspace-popo/Evidence/fotochodba/veci//_APE0900.jpg" calcext:value-type="string">
            <text:p>file:///home/pmichalec/hg2g/workspace-popo/Evidence/fotochodba/veci//_APE0900.jpg</text:p>
          </table:table-cell>
          <table:table-cell table:style-name="ce110" table:formula="of:=IF([.I538]&lt;&gt;&quot;&quot;;HYPERLINK( CONCATENATE(&quot;file://&quot;;[.$K$2];VLOOKUP(LEFT([.I538];IF(               ISNUMBER(FIND(&quot; &quot;;[.I538]));FIND(&quot; &quot;;[.I538])-1;LEN([.I538])       )                );[Doklady.$B$1:.$D$405];3;0);&quot;/&quot;;LEFT([.I538];IF(               ISNUMBER(FIND(&quot; &quot;;[.I538]));FIND(&quot; &quot;;[.I538])-1;LEN([.I53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8]+1" office:value-type="string" office:string-value="" calcext:value-type="error">
            <text:p>#REF!</text:p>
          </table:table-cell>
          <table:table-cell table:style-name="ce69" table:formula="of:=IF([.B538]=&quot;&quot;;&quot;&quot;;[.B538])" office:value-type="string" office:string-value="m" calcext:value-type="string">
            <text:p>m</text:p>
          </table:table-cell>
          <table:table-cell table:formula="of:=VLOOKUP(LEFT([.H539];IF(               ISNUMBER(FIND(&quot; &quot;;[.H539]));FIND(&quot; &quot;;[.H539])-1;LEN([.H53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9.jpg</text:p>
          </table:table-cell>
          <table:table-cell/>
          <table:table-cell table:formula="of:=IF([.H539]&lt;&gt;&quot;&quot;;HYPERLINK( CONCATENATE(&quot;file://&quot;;[.$J$2];VLOOKUP(LEFT([.H539];IF(               ISNUMBER(FIND(&quot; &quot;;[.H539]));FIND(&quot; &quot;;[.H539])-1;LEN([.H539])       )                );[Fotografie.$B$1:.$D$403];3;0);&quot;/&quot;;LEFT([.H539];IF(               ISNUMBER(FIND(&quot; &quot;;[.H539]));FIND(&quot; &quot;;[.H539])-1;LEN([.H539])       )                )));&quot;&quot;)" office:value-type="string" office:string-value="file:///home/pmichalec/hg2g/workspace-popo/Evidence/fotochodba/veci//_APE0919.jpg" calcext:value-type="string">
            <text:p>file:///home/pmichalec/hg2g/workspace-popo/Evidence/fotochodba/veci//_APE0919.jpg</text:p>
          </table:table-cell>
          <table:table-cell table:style-name="ce110" table:formula="of:=IF([.I539]&lt;&gt;&quot;&quot;;HYPERLINK( CONCATENATE(&quot;file://&quot;;[.$K$2];VLOOKUP(LEFT([.I539];IF(               ISNUMBER(FIND(&quot; &quot;;[.I539]));FIND(&quot; &quot;;[.I539])-1;LEN([.I539])       )                );[Doklady.$B$1:.$D$405];3;0);&quot;/&quot;;LEFT([.I539];IF(               ISNUMBER(FIND(&quot; &quot;;[.I539]));FIND(&quot; &quot;;[.I539])-1;LEN([.I53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39]+1" office:value-type="string" office:string-value="" calcext:value-type="error">
            <text:p>#REF!</text:p>
          </table:table-cell>
          <table:table-cell table:style-name="ce69" table:formula="of:=IF([.B539]=&quot;&quot;;&quot;&quot;;[.B539])" office:value-type="string" office:string-value="m" calcext:value-type="string">
            <text:p>m</text:p>
          </table:table-cell>
          <table:table-cell table:formula="of:=VLOOKUP(LEFT([.H540];IF(               ISNUMBER(FIND(&quot; &quot;;[.H540]));FIND(&quot; &quot;;[.H540])-1;LEN([.H54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6.jpg</text:p>
          </table:table-cell>
          <table:table-cell/>
          <table:table-cell table:formula="of:=IF([.H540]&lt;&gt;&quot;&quot;;HYPERLINK( CONCATENATE(&quot;file://&quot;;[.$J$2];VLOOKUP(LEFT([.H540];IF(               ISNUMBER(FIND(&quot; &quot;;[.H540]));FIND(&quot; &quot;;[.H540])-1;LEN([.H540])       )                );[Fotografie.$B$1:.$D$403];3;0);&quot;/&quot;;LEFT([.H540];IF(               ISNUMBER(FIND(&quot; &quot;;[.H540]));FIND(&quot; &quot;;[.H540])-1;LEN([.H540])       )                )));&quot;&quot;)" office:value-type="string" office:string-value="file:///home/pmichalec/hg2g/workspace-popo/Evidence/fotochodba/veci//_APE0916.jpg" calcext:value-type="string">
            <text:p>file:///home/pmichalec/hg2g/workspace-popo/Evidence/fotochodba/veci//_APE0916.jpg</text:p>
          </table:table-cell>
          <table:table-cell table:style-name="ce110" table:formula="of:=IF([.I540]&lt;&gt;&quot;&quot;;HYPERLINK( CONCATENATE(&quot;file://&quot;;[.$K$2];VLOOKUP(LEFT([.I540];IF(               ISNUMBER(FIND(&quot; &quot;;[.I540]));FIND(&quot; &quot;;[.I540])-1;LEN([.I540])       )                );[Doklady.$B$1:.$D$405];3;0);&quot;/&quot;;LEFT([.I540];IF(               ISNUMBER(FIND(&quot; &quot;;[.I540]));FIND(&quot; &quot;;[.I540])-1;LEN([.I54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0]+1" office:value-type="string" office:string-value="" calcext:value-type="error">
            <text:p>#REF!</text:p>
          </table:table-cell>
          <table:table-cell table:style-name="ce69" table:formula="of:=IF([.B540]=&quot;&quot;;&quot;&quot;;[.B540])" office:value-type="string" office:string-value="m" calcext:value-type="string">
            <text:p>m</text:p>
          </table:table-cell>
          <table:table-cell table:formula="of:=VLOOKUP(LEFT([.H541];IF(               ISNUMBER(FIND(&quot; &quot;;[.H541]));FIND(&quot; &quot;;[.H541])-1;LEN([.H54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2.jpg</text:p>
          </table:table-cell>
          <table:table-cell/>
          <table:table-cell table:formula="of:=IF([.H541]&lt;&gt;&quot;&quot;;HYPERLINK( CONCATENATE(&quot;file://&quot;;[.$J$2];VLOOKUP(LEFT([.H541];IF(               ISNUMBER(FIND(&quot; &quot;;[.H541]));FIND(&quot; &quot;;[.H541])-1;LEN([.H541])       )                );[Fotografie.$B$1:.$D$403];3;0);&quot;/&quot;;LEFT([.H541];IF(               ISNUMBER(FIND(&quot; &quot;;[.H541]));FIND(&quot; &quot;;[.H541])-1;LEN([.H541])       )                )));&quot;&quot;)" office:value-type="string" office:string-value="file:///home/pmichalec/hg2g/workspace-popo/Evidence/fotochodba/veci//_APE0892.jpg" calcext:value-type="string">
            <text:p>file:///home/pmichalec/hg2g/workspace-popo/Evidence/fotochodba/veci//_APE0892.jpg</text:p>
          </table:table-cell>
          <table:table-cell table:style-name="ce110" table:formula="of:=IF([.I541]&lt;&gt;&quot;&quot;;HYPERLINK( CONCATENATE(&quot;file://&quot;;[.$K$2];VLOOKUP(LEFT([.I541];IF(               ISNUMBER(FIND(&quot; &quot;;[.I541]));FIND(&quot; &quot;;[.I541])-1;LEN([.I541])       )                );[Doklady.$B$1:.$D$405];3;0);&quot;/&quot;;LEFT([.I541];IF(               ISNUMBER(FIND(&quot; &quot;;[.I541]));FIND(&quot; &quot;;[.I541])-1;LEN([.I54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1]+1" office:value-type="string" office:string-value="" calcext:value-type="error">
            <text:p>#REF!</text:p>
          </table:table-cell>
          <table:table-cell table:style-name="ce69" table:formula="of:=IF([.B541]=&quot;&quot;;&quot;&quot;;[.B541])" office:value-type="string" office:string-value="m" calcext:value-type="string">
            <text:p>m</text:p>
          </table:table-cell>
          <table:table-cell table:formula="of:=VLOOKUP(LEFT([.H542];IF(               ISNUMBER(FIND(&quot; &quot;;[.H542]));FIND(&quot; &quot;;[.H542])-1;LEN([.H542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24.jpg</text:p>
          </table:table-cell>
          <table:table-cell/>
          <table:table-cell table:formula="of:=IF([.H542]&lt;&gt;&quot;&quot;;HYPERLINK( CONCATENATE(&quot;file://&quot;;[.$J$2];VLOOKUP(LEFT([.H542];IF(               ISNUMBER(FIND(&quot; &quot;;[.H542]));FIND(&quot; &quot;;[.H542])-1;LEN([.H542])       )                );[Fotografie.$B$1:.$D$403];3;0);&quot;/&quot;;LEFT([.H542];IF(               ISNUMBER(FIND(&quot; &quot;;[.H542]));FIND(&quot; &quot;;[.H542])-1;LEN([.H542])       )                )));&quot;&quot;)" office:value-type="string" office:string-value="file:///home/pmichalec/hg2g/workspace-popo/Evidence/fotochodba/veci//_APE0924.jpg" calcext:value-type="string">
            <text:p>file:///home/pmichalec/hg2g/workspace-popo/Evidence/fotochodba/veci//_APE0924.jpg</text:p>
          </table:table-cell>
          <table:table-cell table:style-name="ce110" table:formula="of:=IF([.I542]&lt;&gt;&quot;&quot;;HYPERLINK( CONCATENATE(&quot;file://&quot;;[.$K$2];VLOOKUP(LEFT([.I542];IF(               ISNUMBER(FIND(&quot; &quot;;[.I542]));FIND(&quot; &quot;;[.I542])-1;LEN([.I542])       )                );[Doklady.$B$1:.$D$405];3;0);&quot;/&quot;;LEFT([.I542];IF(               ISNUMBER(FIND(&quot; &quot;;[.I542]));FIND(&quot; &quot;;[.I542])-1;LEN([.I54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2]+1" office:value-type="string" office:string-value="" calcext:value-type="error">
            <text:p>#REF!</text:p>
          </table:table-cell>
          <table:table-cell table:style-name="ce69" table:formula="of:=IF([.B542]=&quot;&quot;;&quot;&quot;;[.B542])" office:value-type="string" office:string-value="m" calcext:value-type="string">
            <text:p>m</text:p>
          </table:table-cell>
          <table:table-cell table:formula="of:=VLOOKUP(LEFT([.H543];IF(               ISNUMBER(FIND(&quot; &quot;;[.H543]));FIND(&quot; &quot;;[.H543])-1;LEN([.H543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7.jpg</text:p>
          </table:table-cell>
          <table:table-cell/>
          <table:table-cell table:formula="of:=IF([.H543]&lt;&gt;&quot;&quot;;HYPERLINK( CONCATENATE(&quot;file://&quot;;[.$J$2];VLOOKUP(LEFT([.H543];IF(               ISNUMBER(FIND(&quot; &quot;;[.H543]));FIND(&quot; &quot;;[.H543])-1;LEN([.H543])       )                );[Fotografie.$B$1:.$D$403];3;0);&quot;/&quot;;LEFT([.H543];IF(               ISNUMBER(FIND(&quot; &quot;;[.H543]));FIND(&quot; &quot;;[.H543])-1;LEN([.H543])       )                )));&quot;&quot;)" office:value-type="string" office:string-value="file:///home/pmichalec/hg2g/workspace-popo/Evidence/fotochodba/veci//_APE0907.jpg" calcext:value-type="string">
            <text:p>file:///home/pmichalec/hg2g/workspace-popo/Evidence/fotochodba/veci//_APE0907.jpg</text:p>
          </table:table-cell>
          <table:table-cell table:style-name="ce110" table:formula="of:=IF([.I543]&lt;&gt;&quot;&quot;;HYPERLINK( CONCATENATE(&quot;file://&quot;;[.$K$2];VLOOKUP(LEFT([.I543];IF(               ISNUMBER(FIND(&quot; &quot;;[.I543]));FIND(&quot; &quot;;[.I543])-1;LEN([.I543])       )                );[Doklady.$B$1:.$D$405];3;0);&quot;/&quot;;LEFT([.I543];IF(               ISNUMBER(FIND(&quot; &quot;;[.I543]));FIND(&quot; &quot;;[.I543])-1;LEN([.I54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3]+1" office:value-type="string" office:string-value="" calcext:value-type="error">
            <text:p>#REF!</text:p>
          </table:table-cell>
          <table:table-cell table:style-name="ce69" table:formula="of:=IF([.B543]=&quot;&quot;;&quot;&quot;;[.B543])" office:value-type="string" office:string-value="m" calcext:value-type="string">
            <text:p>m</text:p>
          </table:table-cell>
          <table:table-cell table:formula="of:=VLOOKUP(LEFT([.H544];IF(               ISNUMBER(FIND(&quot; &quot;;[.H544]));FIND(&quot; &quot;;[.H544])-1;LEN([.H544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1.jpg</text:p>
          </table:table-cell>
          <table:table-cell/>
          <table:table-cell table:formula="of:=IF([.H544]&lt;&gt;&quot;&quot;;HYPERLINK( CONCATENATE(&quot;file://&quot;;[.$J$2];VLOOKUP(LEFT([.H544];IF(               ISNUMBER(FIND(&quot; &quot;;[.H544]));FIND(&quot; &quot;;[.H544])-1;LEN([.H544])       )                );[Fotografie.$B$1:.$D$403];3;0);&quot;/&quot;;LEFT([.H544];IF(               ISNUMBER(FIND(&quot; &quot;;[.H544]));FIND(&quot; &quot;;[.H544])-1;LEN([.H544])       )                )));&quot;&quot;)" office:value-type="string" office:string-value="file:///home/pmichalec/hg2g/workspace-popo/Evidence/fotochodba/veci//_APE0901.jpg" calcext:value-type="string">
            <text:p>file:///home/pmichalec/hg2g/workspace-popo/Evidence/fotochodba/veci//_APE0901.jpg</text:p>
          </table:table-cell>
          <table:table-cell table:style-name="ce110" table:formula="of:=IF([.I544]&lt;&gt;&quot;&quot;;HYPERLINK( CONCATENATE(&quot;file://&quot;;[.$K$2];VLOOKUP(LEFT([.I544];IF(               ISNUMBER(FIND(&quot; &quot;;[.I544]));FIND(&quot; &quot;;[.I544])-1;LEN([.I544])       )                );[Doklady.$B$1:.$D$405];3;0);&quot;/&quot;;LEFT([.I544];IF(               ISNUMBER(FIND(&quot; &quot;;[.I544]));FIND(&quot; &quot;;[.I544])-1;LEN([.I54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4]+1" office:value-type="string" office:string-value="" calcext:value-type="error">
            <text:p>#REF!</text:p>
          </table:table-cell>
          <table:table-cell table:style-name="ce69" table:formula="of:=IF([.B544]=&quot;&quot;;&quot;&quot;;[.B544])" office:value-type="string" office:string-value="m" calcext:value-type="string">
            <text:p>m</text:p>
          </table:table-cell>
          <table:table-cell table:formula="of:=VLOOKUP(LEFT([.H545];IF(               ISNUMBER(FIND(&quot; &quot;;[.H545]));FIND(&quot; &quot;;[.H545])-1;LEN([.H545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2.jpg</text:p>
          </table:table-cell>
          <table:table-cell/>
          <table:table-cell table:formula="of:=IF([.H545]&lt;&gt;&quot;&quot;;HYPERLINK( CONCATENATE(&quot;file://&quot;;[.$J$2];VLOOKUP(LEFT([.H545];IF(               ISNUMBER(FIND(&quot; &quot;;[.H545]));FIND(&quot; &quot;;[.H545])-1;LEN([.H545])       )                );[Fotografie.$B$1:.$D$403];3;0);&quot;/&quot;;LEFT([.H545];IF(               ISNUMBER(FIND(&quot; &quot;;[.H545]));FIND(&quot; &quot;;[.H545])-1;LEN([.H545])       )                )));&quot;&quot;)" office:value-type="string" office:string-value="file:///home/pmichalec/hg2g/workspace-popo/Evidence/fotochodba/veci//_APE0932.jpg" calcext:value-type="string">
            <text:p>file:///home/pmichalec/hg2g/workspace-popo/Evidence/fotochodba/veci//_APE0932.jpg</text:p>
          </table:table-cell>
          <table:table-cell table:style-name="ce110" table:formula="of:=IF([.I545]&lt;&gt;&quot;&quot;;HYPERLINK( CONCATENATE(&quot;file://&quot;;[.$K$2];VLOOKUP(LEFT([.I545];IF(               ISNUMBER(FIND(&quot; &quot;;[.I545]));FIND(&quot; &quot;;[.I545])-1;LEN([.I545])       )                );[Doklady.$B$1:.$D$405];3;0);&quot;/&quot;;LEFT([.I545];IF(               ISNUMBER(FIND(&quot; &quot;;[.I545]));FIND(&quot; &quot;;[.I545])-1;LEN([.I54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5]+1" office:value-type="string" office:string-value="" calcext:value-type="error">
            <text:p>#REF!</text:p>
          </table:table-cell>
          <table:table-cell table:style-name="ce69" table:formula="of:=IF([.B545]=&quot;&quot;;&quot;&quot;;[.B545])" office:value-type="string" office:string-value="m" calcext:value-type="string">
            <text:p>m</text:p>
          </table:table-cell>
          <table:table-cell table:formula="of:=VLOOKUP(LEFT([.H546];IF(               ISNUMBER(FIND(&quot; &quot;;[.H546]));FIND(&quot; &quot;;[.H546])-1;LEN([.H546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8.jpg</text:p>
          </table:table-cell>
          <table:table-cell/>
          <table:table-cell table:formula="of:=IF([.H546]&lt;&gt;&quot;&quot;;HYPERLINK( CONCATENATE(&quot;file://&quot;;[.$J$2];VLOOKUP(LEFT([.H546];IF(               ISNUMBER(FIND(&quot; &quot;;[.H546]));FIND(&quot; &quot;;[.H546])-1;LEN([.H546])       )                );[Fotografie.$B$1:.$D$403];3;0);&quot;/&quot;;LEFT([.H546];IF(               ISNUMBER(FIND(&quot; &quot;;[.H546]));FIND(&quot; &quot;;[.H546])-1;LEN([.H546])       )                )));&quot;&quot;)" office:value-type="string" office:string-value="file:///home/pmichalec/hg2g/workspace-popo/Evidence/fotochodba/veci//_APE0898.jpg" calcext:value-type="string">
            <text:p>file:///home/pmichalec/hg2g/workspace-popo/Evidence/fotochodba/veci//_APE0898.jpg</text:p>
          </table:table-cell>
          <table:table-cell table:style-name="ce110" table:formula="of:=IF([.I546]&lt;&gt;&quot;&quot;;HYPERLINK( CONCATENATE(&quot;file://&quot;;[.$K$2];VLOOKUP(LEFT([.I546];IF(               ISNUMBER(FIND(&quot; &quot;;[.I546]));FIND(&quot; &quot;;[.I546])-1;LEN([.I546])       )                );[Doklady.$B$1:.$D$405];3;0);&quot;/&quot;;LEFT([.I546];IF(               ISNUMBER(FIND(&quot; &quot;;[.I546]));FIND(&quot; &quot;;[.I546])-1;LEN([.I54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6]+1" office:value-type="string" office:string-value="" calcext:value-type="error">
            <text:p>#REF!</text:p>
          </table:table-cell>
          <table:table-cell table:style-name="ce69" table:formula="of:=IF([.B546]=&quot;&quot;;&quot;&quot;;[.B546])" office:value-type="string" office:string-value="m" calcext:value-type="string">
            <text:p>m</text:p>
          </table:table-cell>
          <table:table-cell table:formula="of:=VLOOKUP(LEFT([.H547];IF(               ISNUMBER(FIND(&quot; &quot;;[.H547]));FIND(&quot; &quot;;[.H547])-1;LEN([.H547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9.jpg</text:p>
          </table:table-cell>
          <table:table-cell/>
          <table:table-cell table:formula="of:=IF([.H547]&lt;&gt;&quot;&quot;;HYPERLINK( CONCATENATE(&quot;file://&quot;;[.$J$2];VLOOKUP(LEFT([.H547];IF(               ISNUMBER(FIND(&quot; &quot;;[.H547]));FIND(&quot; &quot;;[.H547])-1;LEN([.H547])       )                );[Fotografie.$B$1:.$D$403];3;0);&quot;/&quot;;LEFT([.H547];IF(               ISNUMBER(FIND(&quot; &quot;;[.H547]));FIND(&quot; &quot;;[.H547])-1;LEN([.H547])       )                )));&quot;&quot;)" office:value-type="string" office:string-value="file:///home/pmichalec/hg2g/workspace-popo/Evidence/fotochodba/veci//_APE0909.jpg" calcext:value-type="string">
            <text:p>file:///home/pmichalec/hg2g/workspace-popo/Evidence/fotochodba/veci//_APE0909.jpg</text:p>
          </table:table-cell>
          <table:table-cell table:style-name="ce110" table:formula="of:=IF([.I547]&lt;&gt;&quot;&quot;;HYPERLINK( CONCATENATE(&quot;file://&quot;;[.$K$2];VLOOKUP(LEFT([.I547];IF(               ISNUMBER(FIND(&quot; &quot;;[.I547]));FIND(&quot; &quot;;[.I547])-1;LEN([.I547])       )                );[Doklady.$B$1:.$D$405];3;0);&quot;/&quot;;LEFT([.I547];IF(               ISNUMBER(FIND(&quot; &quot;;[.I547]));FIND(&quot; &quot;;[.I547])-1;LEN([.I54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7]+1" office:value-type="string" office:string-value="" calcext:value-type="error">
            <text:p>#REF!</text:p>
          </table:table-cell>
          <table:table-cell table:style-name="ce69" table:formula="of:=IF([.B547]=&quot;&quot;;&quot;&quot;;[.B547])" office:value-type="string" office:string-value="m" calcext:value-type="string">
            <text:p>m</text:p>
          </table:table-cell>
          <table:table-cell table:formula="of:=VLOOKUP(LEFT([.H548];IF(               ISNUMBER(FIND(&quot; &quot;;[.H548]));FIND(&quot; &quot;;[.H548])-1;LEN([.H548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33.jpg</text:p>
          </table:table-cell>
          <table:table-cell/>
          <table:table-cell table:formula="of:=IF([.H548]&lt;&gt;&quot;&quot;;HYPERLINK( CONCATENATE(&quot;file://&quot;;[.$J$2];VLOOKUP(LEFT([.H548];IF(               ISNUMBER(FIND(&quot; &quot;;[.H548]));FIND(&quot; &quot;;[.H548])-1;LEN([.H548])       )                );[Fotografie.$B$1:.$D$403];3;0);&quot;/&quot;;LEFT([.H548];IF(               ISNUMBER(FIND(&quot; &quot;;[.H548]));FIND(&quot; &quot;;[.H548])-1;LEN([.H548])       )                )));&quot;&quot;)" office:value-type="string" office:string-value="file:///home/pmichalec/hg2g/workspace-popo/Evidence/fotochodba/veci//_APE0933.jpg" calcext:value-type="string">
            <text:p>file:///home/pmichalec/hg2g/workspace-popo/Evidence/fotochodba/veci//_APE0933.jpg</text:p>
          </table:table-cell>
          <table:table-cell table:style-name="ce110" table:formula="of:=IF([.I548]&lt;&gt;&quot;&quot;;HYPERLINK( CONCATENATE(&quot;file://&quot;;[.$K$2];VLOOKUP(LEFT([.I548];IF(               ISNUMBER(FIND(&quot; &quot;;[.I548]));FIND(&quot; &quot;;[.I548])-1;LEN([.I548])       )                );[Doklady.$B$1:.$D$405];3;0);&quot;/&quot;;LEFT([.I548];IF(               ISNUMBER(FIND(&quot; &quot;;[.I548]));FIND(&quot; &quot;;[.I548])-1;LEN([.I54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8]+1" office:value-type="string" office:string-value="" calcext:value-type="error">
            <text:p>#REF!</text:p>
          </table:table-cell>
          <table:table-cell table:style-name="ce69" table:formula="of:=IF([.B548]=&quot;&quot;;&quot;&quot;;[.B548])" office:value-type="string" office:string-value="m" calcext:value-type="string">
            <text:p>m</text:p>
          </table:table-cell>
          <table:table-cell table:formula="of:=VLOOKUP(LEFT([.H549];IF(               ISNUMBER(FIND(&quot; &quot;;[.H549]));FIND(&quot; &quot;;[.H549])-1;LEN([.H549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7.jpg</text:p>
          </table:table-cell>
          <table:table-cell/>
          <table:table-cell table:formula="of:=IF([.H549]&lt;&gt;&quot;&quot;;HYPERLINK( CONCATENATE(&quot;file://&quot;;[.$J$2];VLOOKUP(LEFT([.H549];IF(               ISNUMBER(FIND(&quot; &quot;;[.H549]));FIND(&quot; &quot;;[.H549])-1;LEN([.H549])       )                );[Fotografie.$B$1:.$D$403];3;0);&quot;/&quot;;LEFT([.H549];IF(               ISNUMBER(FIND(&quot; &quot;;[.H549]));FIND(&quot; &quot;;[.H549])-1;LEN([.H549])       )                )));&quot;&quot;)" office:value-type="string" office:string-value="file:///home/pmichalec/hg2g/workspace-popo/Evidence/fotochodba/veci//_APE0897.jpg" calcext:value-type="string">
            <text:p>file:///home/pmichalec/hg2g/workspace-popo/Evidence/fotochodba/veci//_APE0897.jpg</text:p>
          </table:table-cell>
          <table:table-cell table:style-name="ce110" table:formula="of:=IF([.I549]&lt;&gt;&quot;&quot;;HYPERLINK( CONCATENATE(&quot;file://&quot;;[.$K$2];VLOOKUP(LEFT([.I549];IF(               ISNUMBER(FIND(&quot; &quot;;[.I549]));FIND(&quot; &quot;;[.I549])-1;LEN([.I549])       )                );[Doklady.$B$1:.$D$405];3;0);&quot;/&quot;;LEFT([.I549];IF(               ISNUMBER(FIND(&quot; &quot;;[.I549]));FIND(&quot; &quot;;[.I549])-1;LEN([.I54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49]+1" office:value-type="string" office:string-value="" calcext:value-type="error">
            <text:p>#REF!</text:p>
          </table:table-cell>
          <table:table-cell table:style-name="ce69" table:formula="of:=IF([.B549]=&quot;&quot;;&quot;&quot;;[.B549])" office:value-type="string" office:string-value="m" calcext:value-type="string">
            <text:p>m</text:p>
          </table:table-cell>
          <table:table-cell table:formula="of:=VLOOKUP(LEFT([.H550];IF(               ISNUMBER(FIND(&quot; &quot;;[.H550]));FIND(&quot; &quot;;[.H550])-1;LEN([.H550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3.jpg</text:p>
          </table:table-cell>
          <table:table-cell/>
          <table:table-cell table:formula="of:=IF([.H550]&lt;&gt;&quot;&quot;;HYPERLINK( CONCATENATE(&quot;file://&quot;;[.$J$2];VLOOKUP(LEFT([.H550];IF(               ISNUMBER(FIND(&quot; &quot;;[.H550]));FIND(&quot; &quot;;[.H550])-1;LEN([.H550])       )                );[Fotografie.$B$1:.$D$403];3;0);&quot;/&quot;;LEFT([.H550];IF(               ISNUMBER(FIND(&quot; &quot;;[.H550]));FIND(&quot; &quot;;[.H550])-1;LEN([.H550])       )                )));&quot;&quot;)" office:value-type="string" office:string-value="file:///home/pmichalec/hg2g/workspace-popo/Evidence/fotochodba/veci//_APE0913.jpg" calcext:value-type="string">
            <text:p>file:///home/pmichalec/hg2g/workspace-popo/Evidence/fotochodba/veci//_APE0913.jpg</text:p>
          </table:table-cell>
          <table:table-cell table:style-name="ce110" table:formula="of:=IF([.I550]&lt;&gt;&quot;&quot;;HYPERLINK( CONCATENATE(&quot;file://&quot;;[.$K$2];VLOOKUP(LEFT([.I550];IF(               ISNUMBER(FIND(&quot; &quot;;[.I550]));FIND(&quot; &quot;;[.I550])-1;LEN([.I550])       )                );[Doklady.$B$1:.$D$405];3;0);&quot;/&quot;;LEFT([.I550];IF(               ISNUMBER(FIND(&quot; &quot;;[.I550]));FIND(&quot; &quot;;[.I550])-1;LEN([.I55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0]+1" office:value-type="string" office:string-value="" calcext:value-type="error">
            <text:p>#REF!</text:p>
          </table:table-cell>
          <table:table-cell table:style-name="ce69" table:formula="of:=IF([.B550]=&quot;&quot;;&quot;&quot;;[.B550])" office:value-type="string" office:string-value="m" calcext:value-type="string">
            <text:p>m</text:p>
          </table:table-cell>
          <table:table-cell table:formula="of:=VLOOKUP(LEFT([.H551];IF(               ISNUMBER(FIND(&quot; &quot;;[.H551]));FIND(&quot; &quot;;[.H551])-1;LEN([.H551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14.jpg</text:p>
          </table:table-cell>
          <table:table-cell/>
          <table:table-cell table:formula="of:=IF([.H551]&lt;&gt;&quot;&quot;;HYPERLINK( CONCATENATE(&quot;file://&quot;;[.$J$2];VLOOKUP(LEFT([.H551];IF(               ISNUMBER(FIND(&quot; &quot;;[.H551]));FIND(&quot; &quot;;[.H551])-1;LEN([.H551])       )                );[Fotografie.$B$1:.$D$403];3;0);&quot;/&quot;;LEFT([.H551];IF(               ISNUMBER(FIND(&quot; &quot;;[.H551]));FIND(&quot; &quot;;[.H551])-1;LEN([.H551])       )                )));&quot;&quot;)" office:value-type="string" office:string-value="file:///home/pmichalec/hg2g/workspace-popo/Evidence/fotochodba/veci//_APE0914.jpg" calcext:value-type="string">
            <text:p>file:///home/pmichalec/hg2g/workspace-popo/Evidence/fotochodba/veci//_APE0914.jpg</text:p>
          </table:table-cell>
          <table:table-cell table:style-name="ce110" table:formula="of:=IF([.I551]&lt;&gt;&quot;&quot;;HYPERLINK( CONCATENATE(&quot;file://&quot;;[.$K$2];VLOOKUP(LEFT([.I551];IF(               ISNUMBER(FIND(&quot; &quot;;[.I551]));FIND(&quot; &quot;;[.I551])-1;LEN([.I551])       )                );[Doklady.$B$1:.$D$405];3;0);&quot;/&quot;;LEFT([.I551];IF(               ISNUMBER(FIND(&quot; &quot;;[.I551]));FIND(&quot; &quot;;[.I551])-1;LEN([.I55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1]+1" office:value-type="string" office:string-value="" calcext:value-type="error">
            <text:p>#REF!</text:p>
          </table:table-cell>
          <table:table-cell table:style-name="ce69" table:formula="of:=IF([.B551]=&quot;&quot;;&quot;&quot;;[.B551])" office:value-type="string" office:string-value="m" calcext:value-type="string">
            <text:p>m</text:p>
          </table:table-cell>
          <table:table-cell table:formula="of:=VLOOKUP(LEFT([.H552];IF(               ISNUMBER(FIND(&quot; &quot;;[.H552]));FIND(&quot; &quot;;[.H552])-1;LEN([.H552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6.jpg</text:p>
          </table:table-cell>
          <table:table-cell/>
          <table:table-cell table:formula="of:=IF([.H552]&lt;&gt;&quot;&quot;;HYPERLINK( CONCATENATE(&quot;file://&quot;;[.$J$2];VLOOKUP(LEFT([.H552];IF(               ISNUMBER(FIND(&quot; &quot;;[.H552]));FIND(&quot; &quot;;[.H552])-1;LEN([.H552])       )                );[Fotografie.$B$1:.$D$403];3;0);&quot;/&quot;;LEFT([.H552];IF(               ISNUMBER(FIND(&quot; &quot;;[.H552]));FIND(&quot; &quot;;[.H552])-1;LEN([.H552])       )                )));&quot;&quot;)" office:value-type="string" office:string-value="file:///home/pmichalec/hg2g/workspace-popo/Evidence/fotochodba/veci//_APE0906.jpg" calcext:value-type="string">
            <text:p>file:///home/pmichalec/hg2g/workspace-popo/Evidence/fotochodba/veci//_APE0906.jpg</text:p>
          </table:table-cell>
          <table:table-cell table:style-name="ce110" table:formula="of:=IF([.I552]&lt;&gt;&quot;&quot;;HYPERLINK( CONCATENATE(&quot;file://&quot;;[.$K$2];VLOOKUP(LEFT([.I552];IF(               ISNUMBER(FIND(&quot; &quot;;[.I552]));FIND(&quot; &quot;;[.I552])-1;LEN([.I552])       )                );[Doklady.$B$1:.$D$405];3;0);&quot;/&quot;;LEFT([.I552];IF(               ISNUMBER(FIND(&quot; &quot;;[.I552]));FIND(&quot; &quot;;[.I552])-1;LEN([.I55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2]+1" office:value-type="string" office:string-value="" calcext:value-type="error">
            <text:p>#REF!</text:p>
          </table:table-cell>
          <table:table-cell table:style-name="ce69" table:formula="of:=IF([.B552]=&quot;&quot;;&quot;&quot;;[.B552])" office:value-type="string" office:string-value="m" calcext:value-type="string">
            <text:p>m</text:p>
          </table:table-cell>
          <table:table-cell table:formula="of:=VLOOKUP(LEFT([.H553];IF(               ISNUMBER(FIND(&quot; &quot;;[.H553]));FIND(&quot; &quot;;[.H553])-1;LEN([.H553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96.jpg</text:p>
          </table:table-cell>
          <table:table-cell/>
          <table:table-cell table:formula="of:=IF([.H553]&lt;&gt;&quot;&quot;;HYPERLINK( CONCATENATE(&quot;file://&quot;;[.$J$2];VLOOKUP(LEFT([.H553];IF(               ISNUMBER(FIND(&quot; &quot;;[.H553]));FIND(&quot; &quot;;[.H553])-1;LEN([.H553])       )                );[Fotografie.$B$1:.$D$403];3;0);&quot;/&quot;;LEFT([.H553];IF(               ISNUMBER(FIND(&quot; &quot;;[.H553]));FIND(&quot; &quot;;[.H553])-1;LEN([.H553])       )                )));&quot;&quot;)" office:value-type="string" office:string-value="file:///home/pmichalec/hg2g/workspace-popo/Evidence/fotochodba/veci//_APE0896.jpg" calcext:value-type="string">
            <text:p>file:///home/pmichalec/hg2g/workspace-popo/Evidence/fotochodba/veci//_APE0896.jpg</text:p>
          </table:table-cell>
          <table:table-cell table:style-name="ce110" table:formula="of:=IF([.I553]&lt;&gt;&quot;&quot;;HYPERLINK( CONCATENATE(&quot;file://&quot;;[.$K$2];VLOOKUP(LEFT([.I553];IF(               ISNUMBER(FIND(&quot; &quot;;[.I553]));FIND(&quot; &quot;;[.I553])-1;LEN([.I553])       )                );[Doklady.$B$1:.$D$405];3;0);&quot;/&quot;;LEFT([.I553];IF(               ISNUMBER(FIND(&quot; &quot;;[.I553]));FIND(&quot; &quot;;[.I553])-1;LEN([.I55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3]+1" office:value-type="string" office:string-value="" calcext:value-type="error">
            <text:p>#REF!</text:p>
          </table:table-cell>
          <table:table-cell table:style-name="ce69" table:formula="of:=IF([.B553]=&quot;&quot;;&quot;&quot;;[.B553])" office:value-type="string" office:string-value="m" calcext:value-type="string">
            <text:p>m</text:p>
          </table:table-cell>
          <table:table-cell table:formula="of:=VLOOKUP(LEFT([.H554];IF(               ISNUMBER(FIND(&quot; &quot;;[.H554]));FIND(&quot; &quot;;[.H554])-1;LEN([.H554])       )                );[Fotografie.$B$1:.$D$403];3;0)" office:value-type="string" office:string-value="chodba/veci/" calcext:value-type="string">
            <text:p>chodba/veci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902.jpg</text:p>
          </table:table-cell>
          <table:table-cell/>
          <table:table-cell table:formula="of:=IF([.H554]&lt;&gt;&quot;&quot;;HYPERLINK( CONCATENATE(&quot;file://&quot;;[.$J$2];VLOOKUP(LEFT([.H554];IF(               ISNUMBER(FIND(&quot; &quot;;[.H554]));FIND(&quot; &quot;;[.H554])-1;LEN([.H554])       )                );[Fotografie.$B$1:.$D$403];3;0);&quot;/&quot;;LEFT([.H554];IF(               ISNUMBER(FIND(&quot; &quot;;[.H554]));FIND(&quot; &quot;;[.H554])-1;LEN([.H554])       )                )));&quot;&quot;)" office:value-type="string" office:string-value="file:///home/pmichalec/hg2g/workspace-popo/Evidence/fotochodba/veci//_APE0902.jpg" calcext:value-type="string">
            <text:p>file:///home/pmichalec/hg2g/workspace-popo/Evidence/fotochodba/veci//_APE0902.jpg</text:p>
          </table:table-cell>
          <table:table-cell table:style-name="ce110" table:formula="of:=IF([.I554]&lt;&gt;&quot;&quot;;HYPERLINK( CONCATENATE(&quot;file://&quot;;[.$K$2];VLOOKUP(LEFT([.I554];IF(               ISNUMBER(FIND(&quot; &quot;;[.I554]));FIND(&quot; &quot;;[.I554])-1;LEN([.I554])       )                );[Doklady.$B$1:.$D$405];3;0);&quot;/&quot;;LEFT([.I554];IF(               ISNUMBER(FIND(&quot; &quot;;[.I554]));FIND(&quot; &quot;;[.I554])-1;LEN([.I55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4]+1" office:value-type="string" office:string-value="" calcext:value-type="error">
            <text:p>#REF!</text:p>
          </table:table-cell>
          <table:table-cell table:style-name="ce69" table:formula="of:=IF([.B554]=&quot;&quot;;&quot;&quot;;[.B554])" office:value-type="string" office:string-value="m" calcext:value-type="string">
            <text:p>m</text:p>
          </table:table-cell>
          <table:table-cell table:formula="of:=VLOOKUP(LEFT([.H555];IF(               ISNUMBER(FIND(&quot; &quot;;[.H555]));FIND(&quot; &quot;;[.H555])-1;LEN([.H555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1.jpg</text:p>
          </table:table-cell>
          <table:table-cell/>
          <table:table-cell table:formula="of:=IF([.H555]&lt;&gt;&quot;&quot;;HYPERLINK( CONCATENATE(&quot;file://&quot;;[.$J$2];VLOOKUP(LEFT([.H555];IF(               ISNUMBER(FIND(&quot; &quot;;[.H555]));FIND(&quot; &quot;;[.H555])-1;LEN([.H555])       )                );[Fotografie.$B$1:.$D$403];3;0);&quot;/&quot;;LEFT([.H555];IF(               ISNUMBER(FIND(&quot; &quot;;[.H555]));FIND(&quot; &quot;;[.H555])-1;LEN([.H555])       )                )));&quot;&quot;)" office:value-type="string" office:string-value="file:///home/pmichalec/hg2g/workspace-popo/Evidence/fotokuchyne/skrine//_APE0881.jpg" calcext:value-type="string">
            <text:p>file:///home/pmichalec/hg2g/workspace-popo/Evidence/fotokuchyne/skrine//_APE0881.jpg</text:p>
          </table:table-cell>
          <table:table-cell table:style-name="ce110" table:formula="of:=IF([.I555]&lt;&gt;&quot;&quot;;HYPERLINK( CONCATENATE(&quot;file://&quot;;[.$K$2];VLOOKUP(LEFT([.I555];IF(               ISNUMBER(FIND(&quot; &quot;;[.I555]));FIND(&quot; &quot;;[.I555])-1;LEN([.I555])       )                );[Doklady.$B$1:.$D$405];3;0);&quot;/&quot;;LEFT([.I555];IF(               ISNUMBER(FIND(&quot; &quot;;[.I555]));FIND(&quot; &quot;;[.I555])-1;LEN([.I55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5]+1" office:value-type="string" office:string-value="" calcext:value-type="error">
            <text:p>#REF!</text:p>
          </table:table-cell>
          <table:table-cell table:style-name="ce69" table:formula="of:=IF([.B555]=&quot;&quot;;&quot;&quot;;[.B555])" office:value-type="string" office:string-value="m" calcext:value-type="string">
            <text:p>m</text:p>
          </table:table-cell>
          <table:table-cell table:formula="of:=VLOOKUP(LEFT([.H556];IF(               ISNUMBER(FIND(&quot; &quot;;[.H556]));FIND(&quot; &quot;;[.H556])-1;LEN([.H556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0.jpg</text:p>
          </table:table-cell>
          <table:table-cell/>
          <table:table-cell table:formula="of:=IF([.H556]&lt;&gt;&quot;&quot;;HYPERLINK( CONCATENATE(&quot;file://&quot;;[.$J$2];VLOOKUP(LEFT([.H556];IF(               ISNUMBER(FIND(&quot; &quot;;[.H556]));FIND(&quot; &quot;;[.H556])-1;LEN([.H556])       )                );[Fotografie.$B$1:.$D$403];3;0);&quot;/&quot;;LEFT([.H556];IF(               ISNUMBER(FIND(&quot; &quot;;[.H556]));FIND(&quot; &quot;;[.H556])-1;LEN([.H556])       )                )));&quot;&quot;)" office:value-type="string" office:string-value="file:///home/pmichalec/hg2g/workspace-popo/Evidence/fotokuchyne/skrine//_APE0880.jpg" calcext:value-type="string">
            <text:p>file:///home/pmichalec/hg2g/workspace-popo/Evidence/fotokuchyne/skrine//_APE0880.jpg</text:p>
          </table:table-cell>
          <table:table-cell table:style-name="ce110" table:formula="of:=IF([.I556]&lt;&gt;&quot;&quot;;HYPERLINK( CONCATENATE(&quot;file://&quot;;[.$K$2];VLOOKUP(LEFT([.I556];IF(               ISNUMBER(FIND(&quot; &quot;;[.I556]));FIND(&quot; &quot;;[.I556])-1;LEN([.I556])       )                );[Doklady.$B$1:.$D$405];3;0);&quot;/&quot;;LEFT([.I556];IF(               ISNUMBER(FIND(&quot; &quot;;[.I556]));FIND(&quot; &quot;;[.I556])-1;LEN([.I55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6]+1" office:value-type="string" office:string-value="" calcext:value-type="error">
            <text:p>#REF!</text:p>
          </table:table-cell>
          <table:table-cell table:style-name="ce69" table:formula="of:=IF([.B556]=&quot;&quot;;&quot;&quot;;[.B556])" office:value-type="string" office:string-value="m" calcext:value-type="string">
            <text:p>m</text:p>
          </table:table-cell>
          <table:table-cell table:formula="of:=VLOOKUP(LEFT([.H557];IF(               ISNUMBER(FIND(&quot; &quot;;[.H557]));FIND(&quot; &quot;;[.H557])-1;LEN([.H557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8.jpg</text:p>
          </table:table-cell>
          <table:table-cell/>
          <table:table-cell table:formula="of:=IF([.H557]&lt;&gt;&quot;&quot;;HYPERLINK( CONCATENATE(&quot;file://&quot;;[.$J$2];VLOOKUP(LEFT([.H557];IF(               ISNUMBER(FIND(&quot; &quot;;[.H557]));FIND(&quot; &quot;;[.H557])-1;LEN([.H557])       )                );[Fotografie.$B$1:.$D$403];3;0);&quot;/&quot;;LEFT([.H557];IF(               ISNUMBER(FIND(&quot; &quot;;[.H557]));FIND(&quot; &quot;;[.H557])-1;LEN([.H557])       )                )));&quot;&quot;)" office:value-type="string" office:string-value="file:///home/pmichalec/hg2g/workspace-popo/Evidence/fotokuchyne/skrine//_APE0878.jpg" calcext:value-type="string">
            <text:p>file:///home/pmichalec/hg2g/workspace-popo/Evidence/fotokuchyne/skrine//_APE0878.jpg</text:p>
          </table:table-cell>
          <table:table-cell table:style-name="ce110" table:formula="of:=IF([.I557]&lt;&gt;&quot;&quot;;HYPERLINK( CONCATENATE(&quot;file://&quot;;[.$K$2];VLOOKUP(LEFT([.I557];IF(               ISNUMBER(FIND(&quot; &quot;;[.I557]));FIND(&quot; &quot;;[.I557])-1;LEN([.I557])       )                );[Doklady.$B$1:.$D$405];3;0);&quot;/&quot;;LEFT([.I557];IF(               ISNUMBER(FIND(&quot; &quot;;[.I557]));FIND(&quot; &quot;;[.I557])-1;LEN([.I55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7]+1" office:value-type="string" office:string-value="" calcext:value-type="error">
            <text:p>#REF!</text:p>
          </table:table-cell>
          <table:table-cell table:style-name="ce69" table:formula="of:=IF([.B557]=&quot;&quot;;&quot;&quot;;[.B557])" office:value-type="string" office:string-value="m" calcext:value-type="string">
            <text:p>m</text:p>
          </table:table-cell>
          <table:table-cell table:formula="of:=VLOOKUP(LEFT([.H558];IF(               ISNUMBER(FIND(&quot; &quot;;[.H558]));FIND(&quot; &quot;;[.H558])-1;LEN([.H558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5.jpg</text:p>
          </table:table-cell>
          <table:table-cell/>
          <table:table-cell table:formula="of:=IF([.H558]&lt;&gt;&quot;&quot;;HYPERLINK( CONCATENATE(&quot;file://&quot;;[.$J$2];VLOOKUP(LEFT([.H558];IF(               ISNUMBER(FIND(&quot; &quot;;[.H558]));FIND(&quot; &quot;;[.H558])-1;LEN([.H558])       )                );[Fotografie.$B$1:.$D$403];3;0);&quot;/&quot;;LEFT([.H558];IF(               ISNUMBER(FIND(&quot; &quot;;[.H558]));FIND(&quot; &quot;;[.H558])-1;LEN([.H558])       )                )));&quot;&quot;)" office:value-type="string" office:string-value="file:///home/pmichalec/hg2g/workspace-popo/Evidence/fotokuchyne/skrine//_APE0875.jpg" calcext:value-type="string">
            <text:p>file:///home/pmichalec/hg2g/workspace-popo/Evidence/fotokuchyne/skrine//_APE0875.jpg</text:p>
          </table:table-cell>
          <table:table-cell table:style-name="ce110" table:formula="of:=IF([.I558]&lt;&gt;&quot;&quot;;HYPERLINK( CONCATENATE(&quot;file://&quot;;[.$K$2];VLOOKUP(LEFT([.I558];IF(               ISNUMBER(FIND(&quot; &quot;;[.I558]));FIND(&quot; &quot;;[.I558])-1;LEN([.I558])       )                );[Doklady.$B$1:.$D$405];3;0);&quot;/&quot;;LEFT([.I558];IF(               ISNUMBER(FIND(&quot; &quot;;[.I558]));FIND(&quot; &quot;;[.I558])-1;LEN([.I55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8]+1" office:value-type="string" office:string-value="" calcext:value-type="error">
            <text:p>#REF!</text:p>
          </table:table-cell>
          <table:table-cell table:style-name="ce69" table:formula="of:=IF([.B558]=&quot;&quot;;&quot;&quot;;[.B558])" office:value-type="string" office:string-value="m" calcext:value-type="string">
            <text:p>m</text:p>
          </table:table-cell>
          <table:table-cell table:formula="of:=VLOOKUP(LEFT([.H559];IF(               ISNUMBER(FIND(&quot; &quot;;[.H559]));FIND(&quot; &quot;;[.H559])-1;LEN([.H559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83.jpg</text:p>
          </table:table-cell>
          <table:table-cell/>
          <table:table-cell table:formula="of:=IF([.H559]&lt;&gt;&quot;&quot;;HYPERLINK( CONCATENATE(&quot;file://&quot;;[.$J$2];VLOOKUP(LEFT([.H559];IF(               ISNUMBER(FIND(&quot; &quot;;[.H559]));FIND(&quot; &quot;;[.H559])-1;LEN([.H559])       )                );[Fotografie.$B$1:.$D$403];3;0);&quot;/&quot;;LEFT([.H559];IF(               ISNUMBER(FIND(&quot; &quot;;[.H559]));FIND(&quot; &quot;;[.H559])-1;LEN([.H559])       )                )));&quot;&quot;)" office:value-type="string" office:string-value="file:///home/pmichalec/hg2g/workspace-popo/Evidence/fotokuchyne/skrine//_APE0883.jpg" calcext:value-type="string">
            <text:p>file:///home/pmichalec/hg2g/workspace-popo/Evidence/fotokuchyne/skrine//_APE0883.jpg</text:p>
          </table:table-cell>
          <table:table-cell table:style-name="ce110" table:formula="of:=IF([.I559]&lt;&gt;&quot;&quot;;HYPERLINK( CONCATENATE(&quot;file://&quot;;[.$K$2];VLOOKUP(LEFT([.I559];IF(               ISNUMBER(FIND(&quot; &quot;;[.I559]));FIND(&quot; &quot;;[.I559])-1;LEN([.I559])       )                );[Doklady.$B$1:.$D$405];3;0);&quot;/&quot;;LEFT([.I559];IF(               ISNUMBER(FIND(&quot; &quot;;[.I559]));FIND(&quot; &quot;;[.I559])-1;LEN([.I55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59]+1" office:value-type="string" office:string-value="" calcext:value-type="error">
            <text:p>#REF!</text:p>
          </table:table-cell>
          <table:table-cell table:style-name="ce69" table:formula="of:=IF([.B559]=&quot;&quot;;&quot;&quot;;[.B559])" office:value-type="string" office:string-value="m" calcext:value-type="string">
            <text:p>m</text:p>
          </table:table-cell>
          <table:table-cell table:formula="of:=VLOOKUP(LEFT([.H560];IF(               ISNUMBER(FIND(&quot; &quot;;[.H560]));FIND(&quot; &quot;;[.H560])-1;LEN([.H560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9.jpg</text:p>
          </table:table-cell>
          <table:table-cell/>
          <table:table-cell table:formula="of:=IF([.H560]&lt;&gt;&quot;&quot;;HYPERLINK( CONCATENATE(&quot;file://&quot;;[.$J$2];VLOOKUP(LEFT([.H560];IF(               ISNUMBER(FIND(&quot; &quot;;[.H560]));FIND(&quot; &quot;;[.H560])-1;LEN([.H560])       )                );[Fotografie.$B$1:.$D$403];3;0);&quot;/&quot;;LEFT([.H560];IF(               ISNUMBER(FIND(&quot; &quot;;[.H560]));FIND(&quot; &quot;;[.H560])-1;LEN([.H560])       )                )));&quot;&quot;)" office:value-type="string" office:string-value="file:///home/pmichalec/hg2g/workspace-popo/Evidence/fotokuchyne/skrine//_APE0879.jpg" calcext:value-type="string">
            <text:p>file:///home/pmichalec/hg2g/workspace-popo/Evidence/fotokuchyne/skrine//_APE0879.jpg</text:p>
          </table:table-cell>
          <table:table-cell table:style-name="ce110" table:formula="of:=IF([.I560]&lt;&gt;&quot;&quot;;HYPERLINK( CONCATENATE(&quot;file://&quot;;[.$K$2];VLOOKUP(LEFT([.I560];IF(               ISNUMBER(FIND(&quot; &quot;;[.I560]));FIND(&quot; &quot;;[.I560])-1;LEN([.I560])       )                );[Doklady.$B$1:.$D$405];3;0);&quot;/&quot;;LEFT([.I560];IF(               ISNUMBER(FIND(&quot; &quot;;[.I560]));FIND(&quot; &quot;;[.I560])-1;LEN([.I56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0]+1" office:value-type="string" office:string-value="" calcext:value-type="error">
            <text:p>#REF!</text:p>
          </table:table-cell>
          <table:table-cell table:style-name="ce69" table:formula="of:=IF([.B560]=&quot;&quot;;&quot;&quot;;[.B560])" office:value-type="string" office:string-value="m" calcext:value-type="string">
            <text:p>m</text:p>
          </table:table-cell>
          <table:table-cell table:formula="of:=VLOOKUP(LEFT([.H561];IF(               ISNUMBER(FIND(&quot; &quot;;[.H561]));FIND(&quot; &quot;;[.H561])-1;LEN([.H561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6.jpg</text:p>
          </table:table-cell>
          <table:table-cell/>
          <table:table-cell table:formula="of:=IF([.H561]&lt;&gt;&quot;&quot;;HYPERLINK( CONCATENATE(&quot;file://&quot;;[.$J$2];VLOOKUP(LEFT([.H561];IF(               ISNUMBER(FIND(&quot; &quot;;[.H561]));FIND(&quot; &quot;;[.H561])-1;LEN([.H561])       )                );[Fotografie.$B$1:.$D$403];3;0);&quot;/&quot;;LEFT([.H561];IF(               ISNUMBER(FIND(&quot; &quot;;[.H561]));FIND(&quot; &quot;;[.H561])-1;LEN([.H561])       )                )));&quot;&quot;)" office:value-type="string" office:string-value="file:///home/pmichalec/hg2g/workspace-popo/Evidence/fotokuchyne/skrine//_APE0876.jpg" calcext:value-type="string">
            <text:p>file:///home/pmichalec/hg2g/workspace-popo/Evidence/fotokuchyne/skrine//_APE0876.jpg</text:p>
          </table:table-cell>
          <table:table-cell table:style-name="ce110" table:formula="of:=IF([.I561]&lt;&gt;&quot;&quot;;HYPERLINK( CONCATENATE(&quot;file://&quot;;[.$K$2];VLOOKUP(LEFT([.I561];IF(               ISNUMBER(FIND(&quot; &quot;;[.I561]));FIND(&quot; &quot;;[.I561])-1;LEN([.I561])       )                );[Doklady.$B$1:.$D$405];3;0);&quot;/&quot;;LEFT([.I561];IF(               ISNUMBER(FIND(&quot; &quot;;[.I561]));FIND(&quot; &quot;;[.I561])-1;LEN([.I56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1]+1" office:value-type="string" office:string-value="" calcext:value-type="error">
            <text:p>#REF!</text:p>
          </table:table-cell>
          <table:table-cell table:style-name="ce69" table:formula="of:=IF([.B561]=&quot;&quot;;&quot;&quot;;[.B561])" office:value-type="string" office:string-value="m" calcext:value-type="string">
            <text:p>m</text:p>
          </table:table-cell>
          <table:table-cell table:formula="of:=VLOOKUP(LEFT([.H562];IF(               ISNUMBER(FIND(&quot; &quot;;[.H562]));FIND(&quot; &quot;;[.H562])-1;LEN([.H562])       )                );[Fotografie.$B$1:.$D$403];3;0)" office:value-type="string" office:string-value="kuchyne/skrine/" calcext:value-type="string">
            <text:p>kuchyne/skrine/</text:p>
          </table:table-cell>
          <table:table-cell table:style-name="ce79"/>
          <table:table-cell office:value-type="string" calcext:value-type="string">
            <text:p>; </text:p>
          </table:table-cell>
          <table:table-cell table:style-name="ce69" table:number-columns-repeated="2"/>
          <table:table-cell office:value-type="string" calcext:value-type="string">
            <text:p>_APE0874.jpg</text:p>
          </table:table-cell>
          <table:table-cell/>
          <table:table-cell table:formula="of:=IF([.H562]&lt;&gt;&quot;&quot;;HYPERLINK( CONCATENATE(&quot;file://&quot;;[.$J$2];VLOOKUP(LEFT([.H562];IF(               ISNUMBER(FIND(&quot; &quot;;[.H562]));FIND(&quot; &quot;;[.H562])-1;LEN([.H562])       )                );[Fotografie.$B$1:.$D$403];3;0);&quot;/&quot;;LEFT([.H562];IF(               ISNUMBER(FIND(&quot; &quot;;[.H562]));FIND(&quot; &quot;;[.H562])-1;LEN([.H562])       )                )));&quot;&quot;)" office:value-type="string" office:string-value="file:///home/pmichalec/hg2g/workspace-popo/Evidence/fotokuchyne/skrine//_APE0874.jpg" calcext:value-type="string">
            <text:p>file:///home/pmichalec/hg2g/workspace-popo/Evidence/fotokuchyne/skrine//_APE0874.jpg</text:p>
          </table:table-cell>
          <table:table-cell table:style-name="ce110" table:formula="of:=IF([.I562]&lt;&gt;&quot;&quot;;HYPERLINK( CONCATENATE(&quot;file://&quot;;[.$K$2];VLOOKUP(LEFT([.I562];IF(               ISNUMBER(FIND(&quot; &quot;;[.I562]));FIND(&quot; &quot;;[.I562])-1;LEN([.I562])       )                );[Doklady.$B$1:.$D$405];3;0);&quot;/&quot;;LEFT([.I562];IF(               ISNUMBER(FIND(&quot; &quot;;[.I562]));FIND(&quot; &quot;;[.I562])-1;LEN([.I562])       )                )) );&quot;&quot;)">
            <text:p/>
          </table:table-cell>
          <table:table-cell table:number-columns-repeated="1013"/>
        </table:table-row>
        <table:table-row table:style-name="ro31">
          <table:table-cell table:formula="of:=[.A562]+1" office:value-type="string" office:string-value="" calcext:value-type="error">
            <text:p>#REF!</text:p>
          </table:table-cell>
          <table:table-cell table:number-columns-repeated="2"/>
          <table:table-cell table:style-name="ce81" office:value-type="string" calcext:value-type="string">
            <text:p><text:span text:style-name="T1">hracky ostatni, Igracek pumpar</text:span></text:p>
            <text:p><text:span text:style-name="T1">Igracek kominik</text:span></text:p>
          </table:table-cell>
          <table:table-cell office:value-type="string" calcext:value-type="string">
            <text:p>; 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table:style-name="ce102" office:value-type="string" calcext:value-type="string">
            <text:p>DSC_7540.jpg</text:p>
          </table:table-cell>
          <table:table-cell/>
          <table:table-cell table:formula="of:=IF([.H563]&lt;&gt;&quot;&quot;;HYPERLINK( CONCATENATE(&quot;file://&quot;;[.$J$2];VLOOKUP(LEFT([.H563];IF(               ISNUMBER(FIND(&quot; &quot;;[.H563]));FIND(&quot; &quot;;[.H563])-1;LEN([.H563])       )                );[Fotografie.$B$1:.$D$403];3;0);&quot;/&quot;;LEFT([.H563];IF(               ISNUMBER(FIND(&quot; &quot;;[.H563]));FIND(&quot; &quot;;[.H563])-1;LEN([.H563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110" table:formula="of:=IF([.I563]&lt;&gt;&quot;&quot;;HYPERLINK( CONCATENATE(&quot;file://&quot;;[.$K$2];VLOOKUP(LEFT([.I563];IF(               ISNUMBER(FIND(&quot; &quot;;[.I563]));FIND(&quot; &quot;;[.I563])-1;LEN([.I563])       )                );[Doklady.$B$1:.$D$405];3;0);&quot;/&quot;;LEFT([.I563];IF(               ISNUMBER(FIND(&quot; &quot;;[.I563]));FIND(&quot; &quot;;[.I563])-1;LEN([.I56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4]&lt;&gt;&quot;&quot;;HYPERLINK( CONCATENATE(&quot;file://&quot;;[.$J$2];VLOOKUP(LEFT([.H564];IF(               ISNUMBER(FIND(&quot; &quot;;[.H564]));FIND(&quot; &quot;;[.H564])-1;LEN([.H564])       )                );[Fotografie.$B$1:.$D$403];3;0);&quot;/&quot;;LEFT([.H564];IF(               ISNUMBER(FIND(&quot; &quot;;[.H564]));FIND(&quot; &quot;;[.H564])-1;LEN([.H564])       )                )));&quot;&quot;)">
            <text:p/>
          </table:table-cell>
          <table:table-cell table:style-name="ce110" table:formula="of:=IF([.I564]&lt;&gt;&quot;&quot;;HYPERLINK( CONCATENATE(&quot;file://&quot;;[.$K$2];VLOOKUP(LEFT([.I564];IF(               ISNUMBER(FIND(&quot; &quot;;[.I564]));FIND(&quot; &quot;;[.I564])-1;LEN([.I564])       )                );[Doklady.$B$1:.$D$405];3;0);&quot;/&quot;;LEFT([.I564];IF(               ISNUMBER(FIND(&quot; &quot;;[.I564]));FIND(&quot; &quot;;[.I564])-1;LEN([.I56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5]&lt;&gt;&quot;&quot;;HYPERLINK( CONCATENATE(&quot;file://&quot;;[.$J$2];VLOOKUP(LEFT([.H565];IF(               ISNUMBER(FIND(&quot; &quot;;[.H565]));FIND(&quot; &quot;;[.H565])-1;LEN([.H565])       )                );[Fotografie.$B$1:.$D$403];3;0);&quot;/&quot;;LEFT([.H565];IF(               ISNUMBER(FIND(&quot; &quot;;[.H565]));FIND(&quot; &quot;;[.H565])-1;LEN([.H565])       )                )));&quot;&quot;)">
            <text:p/>
          </table:table-cell>
          <table:table-cell table:style-name="ce110" table:formula="of:=IF([.I565]&lt;&gt;&quot;&quot;;HYPERLINK( CONCATENATE(&quot;file://&quot;;[.$K$2];VLOOKUP(LEFT([.I565];IF(               ISNUMBER(FIND(&quot; &quot;;[.I565]));FIND(&quot; &quot;;[.I565])-1;LEN([.I565])       )                );[Doklady.$B$1:.$D$405];3;0);&quot;/&quot;;LEFT([.I565];IF(               ISNUMBER(FIND(&quot; &quot;;[.I565]));FIND(&quot; &quot;;[.I565])-1;LEN([.I56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6]&lt;&gt;&quot;&quot;;HYPERLINK( CONCATENATE(&quot;file://&quot;;[.$J$2];VLOOKUP(LEFT([.H566];IF(               ISNUMBER(FIND(&quot; &quot;;[.H566]));FIND(&quot; &quot;;[.H566])-1;LEN([.H566])       )                );[Fotografie.$B$1:.$D$403];3;0);&quot;/&quot;;LEFT([.H566];IF(               ISNUMBER(FIND(&quot; &quot;;[.H566]));FIND(&quot; &quot;;[.H566])-1;LEN([.H566])       )                )));&quot;&quot;)">
            <text:p/>
          </table:table-cell>
          <table:table-cell table:style-name="ce110" table:formula="of:=IF([.I566]&lt;&gt;&quot;&quot;;HYPERLINK( CONCATENATE(&quot;file://&quot;;[.$K$2];VLOOKUP(LEFT([.I566];IF(               ISNUMBER(FIND(&quot; &quot;;[.I566]));FIND(&quot; &quot;;[.I566])-1;LEN([.I566])       )                );[Doklady.$B$1:.$D$405];3;0);&quot;/&quot;;LEFT([.I566];IF(               ISNUMBER(FIND(&quot; &quot;;[.I566]));FIND(&quot; &quot;;[.I566])-1;LEN([.I56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7]&lt;&gt;&quot;&quot;;HYPERLINK( CONCATENATE(&quot;file://&quot;;[.$J$2];VLOOKUP(LEFT([.H567];IF(               ISNUMBER(FIND(&quot; &quot;;[.H567]));FIND(&quot; &quot;;[.H567])-1;LEN([.H567])       )                );[Fotografie.$B$1:.$D$403];3;0);&quot;/&quot;;LEFT([.H567];IF(               ISNUMBER(FIND(&quot; &quot;;[.H567]));FIND(&quot; &quot;;[.H567])-1;LEN([.H567])       )                )));&quot;&quot;)">
            <text:p/>
          </table:table-cell>
          <table:table-cell table:style-name="ce110" table:formula="of:=IF([.I567]&lt;&gt;&quot;&quot;;HYPERLINK( CONCATENATE(&quot;file://&quot;;[.$K$2];VLOOKUP(LEFT([.I567];IF(               ISNUMBER(FIND(&quot; &quot;;[.I567]));FIND(&quot; &quot;;[.I567])-1;LEN([.I567])       )                );[Doklady.$B$1:.$D$405];3;0);&quot;/&quot;;LEFT([.I567];IF(               ISNUMBER(FIND(&quot; &quot;;[.I567]));FIND(&quot; &quot;;[.I567])-1;LEN([.I56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7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8]&lt;&gt;&quot;&quot;;HYPERLINK( CONCATENATE(&quot;file://&quot;;[.$J$2];VLOOKUP(LEFT([.H568];IF(               ISNUMBER(FIND(&quot; &quot;;[.H568]));FIND(&quot; &quot;;[.H568])-1;LEN([.H568])       )                );[Fotografie.$B$1:.$D$403];3;0);&quot;/&quot;;LEFT([.H568];IF(               ISNUMBER(FIND(&quot; &quot;;[.H568]));FIND(&quot; &quot;;[.H568])-1;LEN([.H568])       )                )));&quot;&quot;)">
            <text:p/>
          </table:table-cell>
          <table:table-cell table:style-name="ce110" table:formula="of:=IF([.I568]&lt;&gt;&quot;&quot;;HYPERLINK( CONCATENATE(&quot;file://&quot;;[.$K$2];VLOOKUP(LEFT([.I568];IF(               ISNUMBER(FIND(&quot; &quot;;[.I568]));FIND(&quot; &quot;;[.I568])-1;LEN([.I568])       )                );[Doklady.$B$1:.$D$405];3;0);&quot;/&quot;;LEFT([.I568];IF(               ISNUMBER(FIND(&quot; &quot;;[.I568]));FIND(&quot; &quot;;[.I568])-1;LEN([.I56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8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69]&lt;&gt;&quot;&quot;;HYPERLINK( CONCATENATE(&quot;file://&quot;;[.$J$2];VLOOKUP(LEFT([.H569];IF(               ISNUMBER(FIND(&quot; &quot;;[.H569]));FIND(&quot; &quot;;[.H569])-1;LEN([.H569])       )                );[Fotografie.$B$1:.$D$403];3;0);&quot;/&quot;;LEFT([.H569];IF(               ISNUMBER(FIND(&quot; &quot;;[.H569]));FIND(&quot; &quot;;[.H569])-1;LEN([.H569])       )                )));&quot;&quot;)">
            <text:p/>
          </table:table-cell>
          <table:table-cell table:style-name="ce110" table:formula="of:=IF([.I569]&lt;&gt;&quot;&quot;;HYPERLINK( CONCATENATE(&quot;file://&quot;;[.$K$2];VLOOKUP(LEFT([.I569];IF(               ISNUMBER(FIND(&quot; &quot;;[.I569]));FIND(&quot; &quot;;[.I569])-1;LEN([.I569])       )                );[Doklady.$B$1:.$D$405];3;0);&quot;/&quot;;LEFT([.I569];IF(               ISNUMBER(FIND(&quot; &quot;;[.I569]));FIND(&quot; &quot;;[.I569])-1;LEN([.I56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69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0]&lt;&gt;&quot;&quot;;HYPERLINK( CONCATENATE(&quot;file://&quot;;[.$J$2];VLOOKUP(LEFT([.H570];IF(               ISNUMBER(FIND(&quot; &quot;;[.H570]));FIND(&quot; &quot;;[.H570])-1;LEN([.H570])       )                );[Fotografie.$B$1:.$D$403];3;0);&quot;/&quot;;LEFT([.H570];IF(               ISNUMBER(FIND(&quot; &quot;;[.H570]));FIND(&quot; &quot;;[.H570])-1;LEN([.H570])       )                )));&quot;&quot;)">
            <text:p/>
          </table:table-cell>
          <table:table-cell table:style-name="ce110" table:formula="of:=IF([.I570]&lt;&gt;&quot;&quot;;HYPERLINK( CONCATENATE(&quot;file://&quot;;[.$K$2];VLOOKUP(LEFT([.I570];IF(               ISNUMBER(FIND(&quot; &quot;;[.I570]));FIND(&quot; &quot;;[.I570])-1;LEN([.I570])       )                );[Doklady.$B$1:.$D$405];3;0);&quot;/&quot;;LEFT([.I570];IF(               ISNUMBER(FIND(&quot; &quot;;[.I570]));FIND(&quot; &quot;;[.I570])-1;LEN([.I57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0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1]&lt;&gt;&quot;&quot;;HYPERLINK( CONCATENATE(&quot;file://&quot;;[.$J$2];VLOOKUP(LEFT([.H571];IF(               ISNUMBER(FIND(&quot; &quot;;[.H571]));FIND(&quot; &quot;;[.H571])-1;LEN([.H571])       )                );[Fotografie.$B$1:.$D$403];3;0);&quot;/&quot;;LEFT([.H571];IF(               ISNUMBER(FIND(&quot; &quot;;[.H571]));FIND(&quot; &quot;;[.H571])-1;LEN([.H571])       )                )));&quot;&quot;)">
            <text:p/>
          </table:table-cell>
          <table:table-cell table:style-name="ce110" table:formula="of:=IF([.I571]&lt;&gt;&quot;&quot;;HYPERLINK( CONCATENATE(&quot;file://&quot;;[.$K$2];VLOOKUP(LEFT([.I571];IF(               ISNUMBER(FIND(&quot; &quot;;[.I571]));FIND(&quot; &quot;;[.I571])-1;LEN([.I571])       )                );[Doklady.$B$1:.$D$405];3;0);&quot;/&quot;;LEFT([.I571];IF(               ISNUMBER(FIND(&quot; &quot;;[.I571]));FIND(&quot; &quot;;[.I571])-1;LEN([.I57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1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2]&lt;&gt;&quot;&quot;;HYPERLINK( CONCATENATE(&quot;file://&quot;;[.$J$2];VLOOKUP(LEFT([.H572];IF(               ISNUMBER(FIND(&quot; &quot;;[.H572]));FIND(&quot; &quot;;[.H572])-1;LEN([.H572])       )                );[Fotografie.$B$1:.$D$403];3;0);&quot;/&quot;;LEFT([.H572];IF(               ISNUMBER(FIND(&quot; &quot;;[.H572]));FIND(&quot; &quot;;[.H572])-1;LEN([.H572])       )                )));&quot;&quot;)">
            <text:p/>
          </table:table-cell>
          <table:table-cell table:style-name="ce110" table:formula="of:=IF([.I572]&lt;&gt;&quot;&quot;;HYPERLINK( CONCATENATE(&quot;file://&quot;;[.$K$2];VLOOKUP(LEFT([.I572];IF(               ISNUMBER(FIND(&quot; &quot;;[.I572]));FIND(&quot; &quot;;[.I572])-1;LEN([.I572])       )                );[Doklady.$B$1:.$D$405];3;0);&quot;/&quot;;LEFT([.I572];IF(               ISNUMBER(FIND(&quot; &quot;;[.I572]));FIND(&quot; &quot;;[.I572])-1;LEN([.I57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2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3]&lt;&gt;&quot;&quot;;HYPERLINK( CONCATENATE(&quot;file://&quot;;[.$J$2];VLOOKUP(LEFT([.H573];IF(               ISNUMBER(FIND(&quot; &quot;;[.H573]));FIND(&quot; &quot;;[.H573])-1;LEN([.H573])       )                );[Fotografie.$B$1:.$D$403];3;0);&quot;/&quot;;LEFT([.H573];IF(               ISNUMBER(FIND(&quot; &quot;;[.H573]));FIND(&quot; &quot;;[.H573])-1;LEN([.H573])       )                )));&quot;&quot;)">
            <text:p/>
          </table:table-cell>
          <table:table-cell table:style-name="ce110" table:formula="of:=IF([.I573]&lt;&gt;&quot;&quot;;HYPERLINK( CONCATENATE(&quot;file://&quot;;[.$K$2];VLOOKUP(LEFT([.I573];IF(               ISNUMBER(FIND(&quot; &quot;;[.I573]));FIND(&quot; &quot;;[.I573])-1;LEN([.I573])       )                );[Doklady.$B$1:.$D$405];3;0);&quot;/&quot;;LEFT([.I573];IF(               ISNUMBER(FIND(&quot; &quot;;[.I573]));FIND(&quot; &quot;;[.I573])-1;LEN([.I57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4]&lt;&gt;&quot;&quot;;HYPERLINK( CONCATENATE(&quot;file://&quot;;[.$J$2];VLOOKUP(LEFT([.H574];IF(               ISNUMBER(FIND(&quot; &quot;;[.H574]));FIND(&quot; &quot;;[.H574])-1;LEN([.H574])       )                );[Fotografie.$B$1:.$D$403];3;0);&quot;/&quot;;LEFT([.H574];IF(               ISNUMBER(FIND(&quot; &quot;;[.H574]));FIND(&quot; &quot;;[.H574])-1;LEN([.H574])       )                )));&quot;&quot;)">
            <text:p/>
          </table:table-cell>
          <table:table-cell table:style-name="ce110" table:formula="of:=IF([.I574]&lt;&gt;&quot;&quot;;HYPERLINK( CONCATENATE(&quot;file://&quot;;[.$K$2];VLOOKUP(LEFT([.I574];IF(               ISNUMBER(FIND(&quot; &quot;;[.I574]));FIND(&quot; &quot;;[.I574])-1;LEN([.I574])       )                );[Doklady.$B$1:.$D$405];3;0);&quot;/&quot;;LEFT([.I574];IF(               ISNUMBER(FIND(&quot; &quot;;[.I574]));FIND(&quot; &quot;;[.I574])-1;LEN([.I57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5]&lt;&gt;&quot;&quot;;HYPERLINK( CONCATENATE(&quot;file://&quot;;[.$J$2];VLOOKUP(LEFT([.H575];IF(               ISNUMBER(FIND(&quot; &quot;;[.H575]));FIND(&quot; &quot;;[.H575])-1;LEN([.H575])       )                );[Fotografie.$B$1:.$D$403];3;0);&quot;/&quot;;LEFT([.H575];IF(               ISNUMBER(FIND(&quot; &quot;;[.H575]));FIND(&quot; &quot;;[.H575])-1;LEN([.H575])       )                )));&quot;&quot;)">
            <text:p/>
          </table:table-cell>
          <table:table-cell table:style-name="ce110" table:formula="of:=IF([.I575]&lt;&gt;&quot;&quot;;HYPERLINK( CONCATENATE(&quot;file://&quot;;[.$K$2];VLOOKUP(LEFT([.I575];IF(               ISNUMBER(FIND(&quot; &quot;;[.I575]));FIND(&quot; &quot;;[.I575])-1;LEN([.I575])       )                );[Doklady.$B$1:.$D$405];3;0);&quot;/&quot;;LEFT([.I575];IF(               ISNUMBER(FIND(&quot; &quot;;[.I575]));FIND(&quot; &quot;;[.I575])-1;LEN([.I57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6]&lt;&gt;&quot;&quot;;HYPERLINK( CONCATENATE(&quot;file://&quot;;[.$J$2];VLOOKUP(LEFT([.H576];IF(               ISNUMBER(FIND(&quot; &quot;;[.H576]));FIND(&quot; &quot;;[.H576])-1;LEN([.H576])       )                );[Fotografie.$B$1:.$D$403];3;0);&quot;/&quot;;LEFT([.H576];IF(               ISNUMBER(FIND(&quot; &quot;;[.H576]));FIND(&quot; &quot;;[.H576])-1;LEN([.H576])       )                )));&quot;&quot;)">
            <text:p/>
          </table:table-cell>
          <table:table-cell table:style-name="ce110" table:formula="of:=IF([.I576]&lt;&gt;&quot;&quot;;HYPERLINK( CONCATENATE(&quot;file://&quot;;[.$K$2];VLOOKUP(LEFT([.I576];IF(               ISNUMBER(FIND(&quot; &quot;;[.I576]));FIND(&quot; &quot;;[.I576])-1;LEN([.I576])       )                );[Doklady.$B$1:.$D$405];3;0);&quot;/&quot;;LEFT([.I576];IF(               ISNUMBER(FIND(&quot; &quot;;[.I576]));FIND(&quot; &quot;;[.I576])-1;LEN([.I57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7]&lt;&gt;&quot;&quot;;HYPERLINK( CONCATENATE(&quot;file://&quot;;[.$J$2];VLOOKUP(LEFT([.H577];IF(               ISNUMBER(FIND(&quot; &quot;;[.H577]));FIND(&quot; &quot;;[.H577])-1;LEN([.H577])       )                );[Fotografie.$B$1:.$D$403];3;0);&quot;/&quot;;LEFT([.H577];IF(               ISNUMBER(FIND(&quot; &quot;;[.H577]));FIND(&quot; &quot;;[.H577])-1;LEN([.H577])       )                )));&quot;&quot;)">
            <text:p/>
          </table:table-cell>
          <table:table-cell table:style-name="ce110" table:formula="of:=IF([.I577]&lt;&gt;&quot;&quot;;HYPERLINK( CONCATENATE(&quot;file://&quot;;[.$K$2];VLOOKUP(LEFT([.I577];IF(               ISNUMBER(FIND(&quot; &quot;;[.I577]));FIND(&quot; &quot;;[.I577])-1;LEN([.I577])       )                );[Doklady.$B$1:.$D$405];3;0);&quot;/&quot;;LEFT([.I577];IF(               ISNUMBER(FIND(&quot; &quot;;[.I577]));FIND(&quot; &quot;;[.I577])-1;LEN([.I57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7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8]&lt;&gt;&quot;&quot;;HYPERLINK( CONCATENATE(&quot;file://&quot;;[.$J$2];VLOOKUP(LEFT([.H578];IF(               ISNUMBER(FIND(&quot; &quot;;[.H578]));FIND(&quot; &quot;;[.H578])-1;LEN([.H578])       )                );[Fotografie.$B$1:.$D$403];3;0);&quot;/&quot;;LEFT([.H578];IF(               ISNUMBER(FIND(&quot; &quot;;[.H578]));FIND(&quot; &quot;;[.H578])-1;LEN([.H578])       )                )));&quot;&quot;)">
            <text:p/>
          </table:table-cell>
          <table:table-cell table:style-name="ce110" table:formula="of:=IF([.I578]&lt;&gt;&quot;&quot;;HYPERLINK( CONCATENATE(&quot;file://&quot;;[.$K$2];VLOOKUP(LEFT([.I578];IF(               ISNUMBER(FIND(&quot; &quot;;[.I578]));FIND(&quot; &quot;;[.I578])-1;LEN([.I578])       )                );[Doklady.$B$1:.$D$405];3;0);&quot;/&quot;;LEFT([.I578];IF(               ISNUMBER(FIND(&quot; &quot;;[.I578]));FIND(&quot; &quot;;[.I578])-1;LEN([.I57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8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79]&lt;&gt;&quot;&quot;;HYPERLINK( CONCATENATE(&quot;file://&quot;;[.$J$2];VLOOKUP(LEFT([.H579];IF(               ISNUMBER(FIND(&quot; &quot;;[.H579]));FIND(&quot; &quot;;[.H579])-1;LEN([.H579])       )                );[Fotografie.$B$1:.$D$403];3;0);&quot;/&quot;;LEFT([.H579];IF(               ISNUMBER(FIND(&quot; &quot;;[.H579]));FIND(&quot; &quot;;[.H579])-1;LEN([.H579])       )                )));&quot;&quot;)">
            <text:p/>
          </table:table-cell>
          <table:table-cell table:style-name="ce110" table:formula="of:=IF([.I579]&lt;&gt;&quot;&quot;;HYPERLINK( CONCATENATE(&quot;file://&quot;;[.$K$2];VLOOKUP(LEFT([.I579];IF(               ISNUMBER(FIND(&quot; &quot;;[.I579]));FIND(&quot; &quot;;[.I579])-1;LEN([.I579])       )                );[Doklady.$B$1:.$D$405];3;0);&quot;/&quot;;LEFT([.I579];IF(               ISNUMBER(FIND(&quot; &quot;;[.I579]));FIND(&quot; &quot;;[.I579])-1;LEN([.I57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79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0]&lt;&gt;&quot;&quot;;HYPERLINK( CONCATENATE(&quot;file://&quot;;[.$J$2];VLOOKUP(LEFT([.H580];IF(               ISNUMBER(FIND(&quot; &quot;;[.H580]));FIND(&quot; &quot;;[.H580])-1;LEN([.H580])       )                );[Fotografie.$B$1:.$D$403];3;0);&quot;/&quot;;LEFT([.H580];IF(               ISNUMBER(FIND(&quot; &quot;;[.H580]));FIND(&quot; &quot;;[.H580])-1;LEN([.H580])       )                )));&quot;&quot;)">
            <text:p/>
          </table:table-cell>
          <table:table-cell table:style-name="ce110" table:formula="of:=IF([.I580]&lt;&gt;&quot;&quot;;HYPERLINK( CONCATENATE(&quot;file://&quot;;[.$K$2];VLOOKUP(LEFT([.I580];IF(               ISNUMBER(FIND(&quot; &quot;;[.I580]));FIND(&quot; &quot;;[.I580])-1;LEN([.I580])       )                );[Doklady.$B$1:.$D$405];3;0);&quot;/&quot;;LEFT([.I580];IF(               ISNUMBER(FIND(&quot; &quot;;[.I580]));FIND(&quot; &quot;;[.I580])-1;LEN([.I58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0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1]&lt;&gt;&quot;&quot;;HYPERLINK( CONCATENATE(&quot;file://&quot;;[.$J$2];VLOOKUP(LEFT([.H581];IF(               ISNUMBER(FIND(&quot; &quot;;[.H581]));FIND(&quot; &quot;;[.H581])-1;LEN([.H581])       )                );[Fotografie.$B$1:.$D$403];3;0);&quot;/&quot;;LEFT([.H581];IF(               ISNUMBER(FIND(&quot; &quot;;[.H581]));FIND(&quot; &quot;;[.H581])-1;LEN([.H581])       )                )));&quot;&quot;)">
            <text:p/>
          </table:table-cell>
          <table:table-cell table:style-name="ce110" table:formula="of:=IF([.I581]&lt;&gt;&quot;&quot;;HYPERLINK( CONCATENATE(&quot;file://&quot;;[.$K$2];VLOOKUP(LEFT([.I581];IF(               ISNUMBER(FIND(&quot; &quot;;[.I581]));FIND(&quot; &quot;;[.I581])-1;LEN([.I581])       )                );[Doklady.$B$1:.$D$405];3;0);&quot;/&quot;;LEFT([.I581];IF(               ISNUMBER(FIND(&quot; &quot;;[.I581]));FIND(&quot; &quot;;[.I581])-1;LEN([.I58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1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2]&lt;&gt;&quot;&quot;;HYPERLINK( CONCATENATE(&quot;file://&quot;;[.$J$2];VLOOKUP(LEFT([.H582];IF(               ISNUMBER(FIND(&quot; &quot;;[.H582]));FIND(&quot; &quot;;[.H582])-1;LEN([.H582])       )                );[Fotografie.$B$1:.$D$403];3;0);&quot;/&quot;;LEFT([.H582];IF(               ISNUMBER(FIND(&quot; &quot;;[.H582]));FIND(&quot; &quot;;[.H582])-1;LEN([.H582])       )                )));&quot;&quot;)">
            <text:p/>
          </table:table-cell>
          <table:table-cell table:style-name="ce110" table:formula="of:=IF([.I582]&lt;&gt;&quot;&quot;;HYPERLINK( CONCATENATE(&quot;file://&quot;;[.$K$2];VLOOKUP(LEFT([.I582];IF(               ISNUMBER(FIND(&quot; &quot;;[.I582]));FIND(&quot; &quot;;[.I582])-1;LEN([.I582])       )                );[Doklady.$B$1:.$D$405];3;0);&quot;/&quot;;LEFT([.I582];IF(               ISNUMBER(FIND(&quot; &quot;;[.I582]));FIND(&quot; &quot;;[.I582])-1;LEN([.I58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2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3]&lt;&gt;&quot;&quot;;HYPERLINK( CONCATENATE(&quot;file://&quot;;[.$J$2];VLOOKUP(LEFT([.H583];IF(               ISNUMBER(FIND(&quot; &quot;;[.H583]));FIND(&quot; &quot;;[.H583])-1;LEN([.H583])       )                );[Fotografie.$B$1:.$D$403];3;0);&quot;/&quot;;LEFT([.H583];IF(               ISNUMBER(FIND(&quot; &quot;;[.H583]));FIND(&quot; &quot;;[.H583])-1;LEN([.H583])       )                )));&quot;&quot;)">
            <text:p/>
          </table:table-cell>
          <table:table-cell table:style-name="ce110" table:formula="of:=IF([.I583]&lt;&gt;&quot;&quot;;HYPERLINK( CONCATENATE(&quot;file://&quot;;[.$K$2];VLOOKUP(LEFT([.I583];IF(               ISNUMBER(FIND(&quot; &quot;;[.I583]));FIND(&quot; &quot;;[.I583])-1;LEN([.I583])       )                );[Doklady.$B$1:.$D$405];3;0);&quot;/&quot;;LEFT([.I583];IF(               ISNUMBER(FIND(&quot; &quot;;[.I583]));FIND(&quot; &quot;;[.I583])-1;LEN([.I58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4]&lt;&gt;&quot;&quot;;HYPERLINK( CONCATENATE(&quot;file://&quot;;[.$J$2];VLOOKUP(LEFT([.H584];IF(               ISNUMBER(FIND(&quot; &quot;;[.H584]));FIND(&quot; &quot;;[.H584])-1;LEN([.H584])       )                );[Fotografie.$B$1:.$D$403];3;0);&quot;/&quot;;LEFT([.H584];IF(               ISNUMBER(FIND(&quot; &quot;;[.H584]));FIND(&quot; &quot;;[.H584])-1;LEN([.H584])       )                )));&quot;&quot;)">
            <text:p/>
          </table:table-cell>
          <table:table-cell table:style-name="ce110" table:formula="of:=IF([.I584]&lt;&gt;&quot;&quot;;HYPERLINK( CONCATENATE(&quot;file://&quot;;[.$K$2];VLOOKUP(LEFT([.I584];IF(               ISNUMBER(FIND(&quot; &quot;;[.I584]));FIND(&quot; &quot;;[.I584])-1;LEN([.I584])       )                );[Doklady.$B$1:.$D$405];3;0);&quot;/&quot;;LEFT([.I584];IF(               ISNUMBER(FIND(&quot; &quot;;[.I584]));FIND(&quot; &quot;;[.I584])-1;LEN([.I58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5]&lt;&gt;&quot;&quot;;HYPERLINK( CONCATENATE(&quot;file://&quot;;[.$J$2];VLOOKUP(LEFT([.H585];IF(               ISNUMBER(FIND(&quot; &quot;;[.H585]));FIND(&quot; &quot;;[.H585])-1;LEN([.H585])       )                );[Fotografie.$B$1:.$D$403];3;0);&quot;/&quot;;LEFT([.H585];IF(               ISNUMBER(FIND(&quot; &quot;;[.H585]));FIND(&quot; &quot;;[.H585])-1;LEN([.H585])       )                )));&quot;&quot;)">
            <text:p/>
          </table:table-cell>
          <table:table-cell table:style-name="ce110" table:formula="of:=IF([.I585]&lt;&gt;&quot;&quot;;HYPERLINK( CONCATENATE(&quot;file://&quot;;[.$K$2];VLOOKUP(LEFT([.I585];IF(               ISNUMBER(FIND(&quot; &quot;;[.I585]));FIND(&quot; &quot;;[.I585])-1;LEN([.I585])       )                );[Doklady.$B$1:.$D$405];3;0);&quot;/&quot;;LEFT([.I585];IF(               ISNUMBER(FIND(&quot; &quot;;[.I585]));FIND(&quot; &quot;;[.I585])-1;LEN([.I58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6]&lt;&gt;&quot;&quot;;HYPERLINK( CONCATENATE(&quot;file://&quot;;[.$J$2];VLOOKUP(LEFT([.H586];IF(               ISNUMBER(FIND(&quot; &quot;;[.H586]));FIND(&quot; &quot;;[.H586])-1;LEN([.H586])       )                );[Fotografie.$B$1:.$D$403];3;0);&quot;/&quot;;LEFT([.H586];IF(               ISNUMBER(FIND(&quot; &quot;;[.H586]));FIND(&quot; &quot;;[.H586])-1;LEN([.H586])       )                )));&quot;&quot;)">
            <text:p/>
          </table:table-cell>
          <table:table-cell table:style-name="ce110" table:formula="of:=IF([.I586]&lt;&gt;&quot;&quot;;HYPERLINK( CONCATENATE(&quot;file://&quot;;[.$K$2];VLOOKUP(LEFT([.I586];IF(               ISNUMBER(FIND(&quot; &quot;;[.I586]));FIND(&quot; &quot;;[.I586])-1;LEN([.I586])       )                );[Doklady.$B$1:.$D$405];3;0);&quot;/&quot;;LEFT([.I586];IF(               ISNUMBER(FIND(&quot; &quot;;[.I586]));FIND(&quot; &quot;;[.I586])-1;LEN([.I58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7]&lt;&gt;&quot;&quot;;HYPERLINK( CONCATENATE(&quot;file://&quot;;[.$J$2];VLOOKUP(LEFT([.H587];IF(               ISNUMBER(FIND(&quot; &quot;;[.H587]));FIND(&quot; &quot;;[.H587])-1;LEN([.H587])       )                );[Fotografie.$B$1:.$D$403];3;0);&quot;/&quot;;LEFT([.H587];IF(               ISNUMBER(FIND(&quot; &quot;;[.H587]));FIND(&quot; &quot;;[.H587])-1;LEN([.H587])       )                )));&quot;&quot;)">
            <text:p/>
          </table:table-cell>
          <table:table-cell table:style-name="ce110" table:formula="of:=IF([.I587]&lt;&gt;&quot;&quot;;HYPERLINK( CONCATENATE(&quot;file://&quot;;[.$K$2];VLOOKUP(LEFT([.I587];IF(               ISNUMBER(FIND(&quot; &quot;;[.I587]));FIND(&quot; &quot;;[.I587])-1;LEN([.I587])       )                );[Doklady.$B$1:.$D$405];3;0);&quot;/&quot;;LEFT([.I587];IF(               ISNUMBER(FIND(&quot; &quot;;[.I587]));FIND(&quot; &quot;;[.I587])-1;LEN([.I58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7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8]&lt;&gt;&quot;&quot;;HYPERLINK( CONCATENATE(&quot;file://&quot;;[.$J$2];VLOOKUP(LEFT([.H588];IF(               ISNUMBER(FIND(&quot; &quot;;[.H588]));FIND(&quot; &quot;;[.H588])-1;LEN([.H588])       )                );[Fotografie.$B$1:.$D$403];3;0);&quot;/&quot;;LEFT([.H588];IF(               ISNUMBER(FIND(&quot; &quot;;[.H588]));FIND(&quot; &quot;;[.H588])-1;LEN([.H588])       )                )));&quot;&quot;)">
            <text:p/>
          </table:table-cell>
          <table:table-cell table:style-name="ce110" table:formula="of:=IF([.I588]&lt;&gt;&quot;&quot;;HYPERLINK( CONCATENATE(&quot;file://&quot;;[.$K$2];VLOOKUP(LEFT([.I588];IF(               ISNUMBER(FIND(&quot; &quot;;[.I588]));FIND(&quot; &quot;;[.I588])-1;LEN([.I588])       )                );[Doklady.$B$1:.$D$405];3;0);&quot;/&quot;;LEFT([.I588];IF(               ISNUMBER(FIND(&quot; &quot;;[.I588]));FIND(&quot; &quot;;[.I588])-1;LEN([.I58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8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89]&lt;&gt;&quot;&quot;;HYPERLINK( CONCATENATE(&quot;file://&quot;;[.$J$2];VLOOKUP(LEFT([.H589];IF(               ISNUMBER(FIND(&quot; &quot;;[.H589]));FIND(&quot; &quot;;[.H589])-1;LEN([.H589])       )                );[Fotografie.$B$1:.$D$403];3;0);&quot;/&quot;;LEFT([.H589];IF(               ISNUMBER(FIND(&quot; &quot;;[.H589]));FIND(&quot; &quot;;[.H589])-1;LEN([.H589])       )                )));&quot;&quot;)">
            <text:p/>
          </table:table-cell>
          <table:table-cell table:style-name="ce110" table:formula="of:=IF([.I589]&lt;&gt;&quot;&quot;;HYPERLINK( CONCATENATE(&quot;file://&quot;;[.$K$2];VLOOKUP(LEFT([.I589];IF(               ISNUMBER(FIND(&quot; &quot;;[.I589]));FIND(&quot; &quot;;[.I589])-1;LEN([.I589])       )                );[Doklady.$B$1:.$D$405];3;0);&quot;/&quot;;LEFT([.I589];IF(               ISNUMBER(FIND(&quot; &quot;;[.I589]));FIND(&quot; &quot;;[.I589])-1;LEN([.I58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89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0]&lt;&gt;&quot;&quot;;HYPERLINK( CONCATENATE(&quot;file://&quot;;[.$J$2];VLOOKUP(LEFT([.H590];IF(               ISNUMBER(FIND(&quot; &quot;;[.H590]));FIND(&quot; &quot;;[.H590])-1;LEN([.H590])       )                );[Fotografie.$B$1:.$D$403];3;0);&quot;/&quot;;LEFT([.H590];IF(               ISNUMBER(FIND(&quot; &quot;;[.H590]));FIND(&quot; &quot;;[.H590])-1;LEN([.H590])       )                )));&quot;&quot;)">
            <text:p/>
          </table:table-cell>
          <table:table-cell table:style-name="ce110" table:formula="of:=IF([.I590]&lt;&gt;&quot;&quot;;HYPERLINK( CONCATENATE(&quot;file://&quot;;[.$K$2];VLOOKUP(LEFT([.I590];IF(               ISNUMBER(FIND(&quot; &quot;;[.I590]));FIND(&quot; &quot;;[.I590])-1;LEN([.I590])       )                );[Doklady.$B$1:.$D$405];3;0);&quot;/&quot;;LEFT([.I590];IF(               ISNUMBER(FIND(&quot; &quot;;[.I590]));FIND(&quot; &quot;;[.I590])-1;LEN([.I59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0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1]&lt;&gt;&quot;&quot;;HYPERLINK( CONCATENATE(&quot;file://&quot;;[.$J$2];VLOOKUP(LEFT([.H591];IF(               ISNUMBER(FIND(&quot; &quot;;[.H591]));FIND(&quot; &quot;;[.H591])-1;LEN([.H591])       )                );[Fotografie.$B$1:.$D$403];3;0);&quot;/&quot;;LEFT([.H591];IF(               ISNUMBER(FIND(&quot; &quot;;[.H591]));FIND(&quot; &quot;;[.H591])-1;LEN([.H591])       )                )));&quot;&quot;)">
            <text:p/>
          </table:table-cell>
          <table:table-cell table:style-name="ce110" table:formula="of:=IF([.I591]&lt;&gt;&quot;&quot;;HYPERLINK( CONCATENATE(&quot;file://&quot;;[.$K$2];VLOOKUP(LEFT([.I591];IF(               ISNUMBER(FIND(&quot; &quot;;[.I591]));FIND(&quot; &quot;;[.I591])-1;LEN([.I591])       )                );[Doklady.$B$1:.$D$405];3;0);&quot;/&quot;;LEFT([.I591];IF(               ISNUMBER(FIND(&quot; &quot;;[.I591]));FIND(&quot; &quot;;[.I591])-1;LEN([.I59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1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2]&lt;&gt;&quot;&quot;;HYPERLINK( CONCATENATE(&quot;file://&quot;;[.$J$2];VLOOKUP(LEFT([.H592];IF(               ISNUMBER(FIND(&quot; &quot;;[.H592]));FIND(&quot; &quot;;[.H592])-1;LEN([.H592])       )                );[Fotografie.$B$1:.$D$403];3;0);&quot;/&quot;;LEFT([.H592];IF(               ISNUMBER(FIND(&quot; &quot;;[.H592]));FIND(&quot; &quot;;[.H592])-1;LEN([.H592])       )                )));&quot;&quot;)">
            <text:p/>
          </table:table-cell>
          <table:table-cell table:style-name="ce110" table:formula="of:=IF([.I592]&lt;&gt;&quot;&quot;;HYPERLINK( CONCATENATE(&quot;file://&quot;;[.$K$2];VLOOKUP(LEFT([.I592];IF(               ISNUMBER(FIND(&quot; &quot;;[.I592]));FIND(&quot; &quot;;[.I592])-1;LEN([.I592])       )                );[Doklady.$B$1:.$D$405];3;0);&quot;/&quot;;LEFT([.I592];IF(               ISNUMBER(FIND(&quot; &quot;;[.I592]));FIND(&quot; &quot;;[.I592])-1;LEN([.I59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2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3]&lt;&gt;&quot;&quot;;HYPERLINK( CONCATENATE(&quot;file://&quot;;[.$J$2];VLOOKUP(LEFT([.H593];IF(               ISNUMBER(FIND(&quot; &quot;;[.H593]));FIND(&quot; &quot;;[.H593])-1;LEN([.H593])       )                );[Fotografie.$B$1:.$D$403];3;0);&quot;/&quot;;LEFT([.H593];IF(               ISNUMBER(FIND(&quot; &quot;;[.H593]));FIND(&quot; &quot;;[.H593])-1;LEN([.H593])       )                )));&quot;&quot;)">
            <text:p/>
          </table:table-cell>
          <table:table-cell table:style-name="ce110" table:formula="of:=IF([.I593]&lt;&gt;&quot;&quot;;HYPERLINK( CONCATENATE(&quot;file://&quot;;[.$K$2];VLOOKUP(LEFT([.I593];IF(               ISNUMBER(FIND(&quot; &quot;;[.I593]));FIND(&quot; &quot;;[.I593])-1;LEN([.I593])       )                );[Doklady.$B$1:.$D$405];3;0);&quot;/&quot;;LEFT([.I593];IF(               ISNUMBER(FIND(&quot; &quot;;[.I593]));FIND(&quot; &quot;;[.I593])-1;LEN([.I59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4]&lt;&gt;&quot;&quot;;HYPERLINK( CONCATENATE(&quot;file://&quot;;[.$J$2];VLOOKUP(LEFT([.H594];IF(               ISNUMBER(FIND(&quot; &quot;;[.H594]));FIND(&quot; &quot;;[.H594])-1;LEN([.H594])       )                );[Fotografie.$B$1:.$D$403];3;0);&quot;/&quot;;LEFT([.H594];IF(               ISNUMBER(FIND(&quot; &quot;;[.H594]));FIND(&quot; &quot;;[.H594])-1;LEN([.H594])       )                )));&quot;&quot;)">
            <text:p/>
          </table:table-cell>
          <table:table-cell table:style-name="ce110" table:formula="of:=IF([.I594]&lt;&gt;&quot;&quot;;HYPERLINK( CONCATENATE(&quot;file://&quot;;[.$K$2];VLOOKUP(LEFT([.I594];IF(               ISNUMBER(FIND(&quot; &quot;;[.I594]));FIND(&quot; &quot;;[.I594])-1;LEN([.I594])       )                );[Doklady.$B$1:.$D$405];3;0);&quot;/&quot;;LEFT([.I594];IF(               ISNUMBER(FIND(&quot; &quot;;[.I594]));FIND(&quot; &quot;;[.I594])-1;LEN([.I59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5]&lt;&gt;&quot;&quot;;HYPERLINK( CONCATENATE(&quot;file://&quot;;[.$J$2];VLOOKUP(LEFT([.H595];IF(               ISNUMBER(FIND(&quot; &quot;;[.H595]));FIND(&quot; &quot;;[.H595])-1;LEN([.H595])       )                );[Fotografie.$B$1:.$D$403];3;0);&quot;/&quot;;LEFT([.H595];IF(               ISNUMBER(FIND(&quot; &quot;;[.H595]));FIND(&quot; &quot;;[.H595])-1;LEN([.H595])       )                )));&quot;&quot;)">
            <text:p/>
          </table:table-cell>
          <table:table-cell table:style-name="ce110" table:formula="of:=IF([.I595]&lt;&gt;&quot;&quot;;HYPERLINK( CONCATENATE(&quot;file://&quot;;[.$K$2];VLOOKUP(LEFT([.I595];IF(               ISNUMBER(FIND(&quot; &quot;;[.I595]));FIND(&quot; &quot;;[.I595])-1;LEN([.I595])       )                );[Doklady.$B$1:.$D$405];3;0);&quot;/&quot;;LEFT([.I595];IF(               ISNUMBER(FIND(&quot; &quot;;[.I595]));FIND(&quot; &quot;;[.I595])-1;LEN([.I59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6]&lt;&gt;&quot;&quot;;HYPERLINK( CONCATENATE(&quot;file://&quot;;[.$J$2];VLOOKUP(LEFT([.H596];IF(               ISNUMBER(FIND(&quot; &quot;;[.H596]));FIND(&quot; &quot;;[.H596])-1;LEN([.H596])       )                );[Fotografie.$B$1:.$D$403];3;0);&quot;/&quot;;LEFT([.H596];IF(               ISNUMBER(FIND(&quot; &quot;;[.H596]));FIND(&quot; &quot;;[.H596])-1;LEN([.H596])       )                )));&quot;&quot;)">
            <text:p/>
          </table:table-cell>
          <table:table-cell table:style-name="ce110" table:formula="of:=IF([.I596]&lt;&gt;&quot;&quot;;HYPERLINK( CONCATENATE(&quot;file://&quot;;[.$K$2];VLOOKUP(LEFT([.I596];IF(               ISNUMBER(FIND(&quot; &quot;;[.I596]));FIND(&quot; &quot;;[.I596])-1;LEN([.I596])       )                );[Doklady.$B$1:.$D$405];3;0);&quot;/&quot;;LEFT([.I596];IF(               ISNUMBER(FIND(&quot; &quot;;[.I596]));FIND(&quot; &quot;;[.I596])-1;LEN([.I59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7]&lt;&gt;&quot;&quot;;HYPERLINK( CONCATENATE(&quot;file://&quot;;[.$J$2];VLOOKUP(LEFT([.H597];IF(               ISNUMBER(FIND(&quot; &quot;;[.H597]));FIND(&quot; &quot;;[.H597])-1;LEN([.H597])       )                );[Fotografie.$B$1:.$D$403];3;0);&quot;/&quot;;LEFT([.H597];IF(               ISNUMBER(FIND(&quot; &quot;;[.H597]));FIND(&quot; &quot;;[.H597])-1;LEN([.H597])       )                )));&quot;&quot;)">
            <text:p/>
          </table:table-cell>
          <table:table-cell table:style-name="ce110" table:formula="of:=IF([.I597]&lt;&gt;&quot;&quot;;HYPERLINK( CONCATENATE(&quot;file://&quot;;[.$K$2];VLOOKUP(LEFT([.I597];IF(               ISNUMBER(FIND(&quot; &quot;;[.I597]));FIND(&quot; &quot;;[.I597])-1;LEN([.I597])       )                );[Doklady.$B$1:.$D$405];3;0);&quot;/&quot;;LEFT([.I597];IF(               ISNUMBER(FIND(&quot; &quot;;[.I597]));FIND(&quot; &quot;;[.I597])-1;LEN([.I59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7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8]&lt;&gt;&quot;&quot;;HYPERLINK( CONCATENATE(&quot;file://&quot;;[.$J$2];VLOOKUP(LEFT([.H598];IF(               ISNUMBER(FIND(&quot; &quot;;[.H598]));FIND(&quot; &quot;;[.H598])-1;LEN([.H598])       )                );[Fotografie.$B$1:.$D$403];3;0);&quot;/&quot;;LEFT([.H598];IF(               ISNUMBER(FIND(&quot; &quot;;[.H598]));FIND(&quot; &quot;;[.H598])-1;LEN([.H598])       )                )));&quot;&quot;)">
            <text:p/>
          </table:table-cell>
          <table:table-cell table:style-name="ce110" table:formula="of:=IF([.I598]&lt;&gt;&quot;&quot;;HYPERLINK( CONCATENATE(&quot;file://&quot;;[.$K$2];VLOOKUP(LEFT([.I598];IF(               ISNUMBER(FIND(&quot; &quot;;[.I598]));FIND(&quot; &quot;;[.I598])-1;LEN([.I598])       )                );[Doklady.$B$1:.$D$405];3;0);&quot;/&quot;;LEFT([.I598];IF(               ISNUMBER(FIND(&quot; &quot;;[.I598]));FIND(&quot; &quot;;[.I598])-1;LEN([.I59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8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599]&lt;&gt;&quot;&quot;;HYPERLINK( CONCATENATE(&quot;file://&quot;;[.$J$2];VLOOKUP(LEFT([.H599];IF(               ISNUMBER(FIND(&quot; &quot;;[.H599]));FIND(&quot; &quot;;[.H599])-1;LEN([.H599])       )                );[Fotografie.$B$1:.$D$403];3;0);&quot;/&quot;;LEFT([.H599];IF(               ISNUMBER(FIND(&quot; &quot;;[.H599]));FIND(&quot; &quot;;[.H599])-1;LEN([.H599])       )                )));&quot;&quot;)">
            <text:p/>
          </table:table-cell>
          <table:table-cell table:style-name="ce110" table:formula="of:=IF([.I599]&lt;&gt;&quot;&quot;;HYPERLINK( CONCATENATE(&quot;file://&quot;;[.$K$2];VLOOKUP(LEFT([.I599];IF(               ISNUMBER(FIND(&quot; &quot;;[.I599]));FIND(&quot; &quot;;[.I599])-1;LEN([.I599])       )                );[Doklady.$B$1:.$D$405];3;0);&quot;/&quot;;LEFT([.I599];IF(               ISNUMBER(FIND(&quot; &quot;;[.I599]));FIND(&quot; &quot;;[.I599])-1;LEN([.I59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599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0]&lt;&gt;&quot;&quot;;HYPERLINK( CONCATENATE(&quot;file://&quot;;[.$J$2];VLOOKUP(LEFT([.H600];IF(               ISNUMBER(FIND(&quot; &quot;;[.H600]));FIND(&quot; &quot;;[.H600])-1;LEN([.H600])       )                );[Fotografie.$B$1:.$D$403];3;0);&quot;/&quot;;LEFT([.H600];IF(               ISNUMBER(FIND(&quot; &quot;;[.H600]));FIND(&quot; &quot;;[.H600])-1;LEN([.H600])       )                )));&quot;&quot;)">
            <text:p/>
          </table:table-cell>
          <table:table-cell table:style-name="ce110" table:formula="of:=IF([.I600]&lt;&gt;&quot;&quot;;HYPERLINK( CONCATENATE(&quot;file://&quot;;[.$K$2];VLOOKUP(LEFT([.I600];IF(               ISNUMBER(FIND(&quot; &quot;;[.I600]));FIND(&quot; &quot;;[.I600])-1;LEN([.I600])       )                );[Doklady.$B$1:.$D$405];3;0);&quot;/&quot;;LEFT([.I600];IF(               ISNUMBER(FIND(&quot; &quot;;[.I600]));FIND(&quot; &quot;;[.I600])-1;LEN([.I60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0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1]&lt;&gt;&quot;&quot;;HYPERLINK( CONCATENATE(&quot;file://&quot;;[.$J$2];VLOOKUP(LEFT([.H601];IF(               ISNUMBER(FIND(&quot; &quot;;[.H601]));FIND(&quot; &quot;;[.H601])-1;LEN([.H601])       )                );[Fotografie.$B$1:.$D$403];3;0);&quot;/&quot;;LEFT([.H601];IF(               ISNUMBER(FIND(&quot; &quot;;[.H601]));FIND(&quot; &quot;;[.H601])-1;LEN([.H601])       )                )));&quot;&quot;)">
            <text:p/>
          </table:table-cell>
          <table:table-cell table:style-name="ce110" table:formula="of:=IF([.I601]&lt;&gt;&quot;&quot;;HYPERLINK( CONCATENATE(&quot;file://&quot;;[.$K$2];VLOOKUP(LEFT([.I601];IF(               ISNUMBER(FIND(&quot; &quot;;[.I601]));FIND(&quot; &quot;;[.I601])-1;LEN([.I601])       )                );[Doklady.$B$1:.$D$405];3;0);&quot;/&quot;;LEFT([.I601];IF(               ISNUMBER(FIND(&quot; &quot;;[.I601]));FIND(&quot; &quot;;[.I601])-1;LEN([.I60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1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2]&lt;&gt;&quot;&quot;;HYPERLINK( CONCATENATE(&quot;file://&quot;;[.$J$2];VLOOKUP(LEFT([.H602];IF(               ISNUMBER(FIND(&quot; &quot;;[.H602]));FIND(&quot; &quot;;[.H602])-1;LEN([.H602])       )                );[Fotografie.$B$1:.$D$403];3;0);&quot;/&quot;;LEFT([.H602];IF(               ISNUMBER(FIND(&quot; &quot;;[.H602]));FIND(&quot; &quot;;[.H602])-1;LEN([.H602])       )                )));&quot;&quot;)">
            <text:p/>
          </table:table-cell>
          <table:table-cell table:style-name="ce110" table:formula="of:=IF([.I602]&lt;&gt;&quot;&quot;;HYPERLINK( CONCATENATE(&quot;file://&quot;;[.$K$2];VLOOKUP(LEFT([.I602];IF(               ISNUMBER(FIND(&quot; &quot;;[.I602]));FIND(&quot; &quot;;[.I602])-1;LEN([.I602])       )                );[Doklady.$B$1:.$D$405];3;0);&quot;/&quot;;LEFT([.I602];IF(               ISNUMBER(FIND(&quot; &quot;;[.I602]));FIND(&quot; &quot;;[.I602])-1;LEN([.I60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2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3]&lt;&gt;&quot;&quot;;HYPERLINK( CONCATENATE(&quot;file://&quot;;[.$J$2];VLOOKUP(LEFT([.H603];IF(               ISNUMBER(FIND(&quot; &quot;;[.H603]));FIND(&quot; &quot;;[.H603])-1;LEN([.H603])       )                );[Fotografie.$B$1:.$D$403];3;0);&quot;/&quot;;LEFT([.H603];IF(               ISNUMBER(FIND(&quot; &quot;;[.H603]));FIND(&quot; &quot;;[.H603])-1;LEN([.H603])       )                )));&quot;&quot;)">
            <text:p/>
          </table:table-cell>
          <table:table-cell table:style-name="ce110" table:formula="of:=IF([.I603]&lt;&gt;&quot;&quot;;HYPERLINK( CONCATENATE(&quot;file://&quot;;[.$K$2];VLOOKUP(LEFT([.I603];IF(               ISNUMBER(FIND(&quot; &quot;;[.I603]));FIND(&quot; &quot;;[.I603])-1;LEN([.I603])       )                );[Doklady.$B$1:.$D$405];3;0);&quot;/&quot;;LEFT([.I603];IF(               ISNUMBER(FIND(&quot; &quot;;[.I603]));FIND(&quot; &quot;;[.I603])-1;LEN([.I60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4]&lt;&gt;&quot;&quot;;HYPERLINK( CONCATENATE(&quot;file://&quot;;[.$J$2];VLOOKUP(LEFT([.H604];IF(               ISNUMBER(FIND(&quot; &quot;;[.H604]));FIND(&quot; &quot;;[.H604])-1;LEN([.H604])       )                );[Fotografie.$B$1:.$D$403];3;0);&quot;/&quot;;LEFT([.H604];IF(               ISNUMBER(FIND(&quot; &quot;;[.H604]));FIND(&quot; &quot;;[.H604])-1;LEN([.H604])       )                )));&quot;&quot;)">
            <text:p/>
          </table:table-cell>
          <table:table-cell table:style-name="ce110" table:formula="of:=IF([.I604]&lt;&gt;&quot;&quot;;HYPERLINK( CONCATENATE(&quot;file://&quot;;[.$K$2];VLOOKUP(LEFT([.I604];IF(               ISNUMBER(FIND(&quot; &quot;;[.I604]));FIND(&quot; &quot;;[.I604])-1;LEN([.I604])       )                );[Doklady.$B$1:.$D$405];3;0);&quot;/&quot;;LEFT([.I604];IF(               ISNUMBER(FIND(&quot; &quot;;[.I604]));FIND(&quot; &quot;;[.I604])-1;LEN([.I60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5]&lt;&gt;&quot;&quot;;HYPERLINK( CONCATENATE(&quot;file://&quot;;[.$J$2];VLOOKUP(LEFT([.H605];IF(               ISNUMBER(FIND(&quot; &quot;;[.H605]));FIND(&quot; &quot;;[.H605])-1;LEN([.H605])       )                );[Fotografie.$B$1:.$D$403];3;0);&quot;/&quot;;LEFT([.H605];IF(               ISNUMBER(FIND(&quot; &quot;;[.H605]));FIND(&quot; &quot;;[.H605])-1;LEN([.H605])       )                )));&quot;&quot;)">
            <text:p/>
          </table:table-cell>
          <table:table-cell table:style-name="ce110" table:formula="of:=IF([.I605]&lt;&gt;&quot;&quot;;HYPERLINK( CONCATENATE(&quot;file://&quot;;[.$K$2];VLOOKUP(LEFT([.I605];IF(               ISNUMBER(FIND(&quot; &quot;;[.I605]));FIND(&quot; &quot;;[.I605])-1;LEN([.I605])       )                );[Doklady.$B$1:.$D$405];3;0);&quot;/&quot;;LEFT([.I605];IF(               ISNUMBER(FIND(&quot; &quot;;[.I605]));FIND(&quot; &quot;;[.I605])-1;LEN([.I60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6]&lt;&gt;&quot;&quot;;HYPERLINK( CONCATENATE(&quot;file://&quot;;[.$J$2];VLOOKUP(LEFT([.H606];IF(               ISNUMBER(FIND(&quot; &quot;;[.H606]));FIND(&quot; &quot;;[.H606])-1;LEN([.H606])       )                );[Fotografie.$B$1:.$D$403];3;0);&quot;/&quot;;LEFT([.H606];IF(               ISNUMBER(FIND(&quot; &quot;;[.H606]));FIND(&quot; &quot;;[.H606])-1;LEN([.H606])       )                )));&quot;&quot;)">
            <text:p/>
          </table:table-cell>
          <table:table-cell table:style-name="ce110" table:formula="of:=IF([.I606]&lt;&gt;&quot;&quot;;HYPERLINK( CONCATENATE(&quot;file://&quot;;[.$K$2];VLOOKUP(LEFT([.I606];IF(               ISNUMBER(FIND(&quot; &quot;;[.I606]));FIND(&quot; &quot;;[.I606])-1;LEN([.I606])       )                );[Doklady.$B$1:.$D$405];3;0);&quot;/&quot;;LEFT([.I606];IF(               ISNUMBER(FIND(&quot; &quot;;[.I606]));FIND(&quot; &quot;;[.I606])-1;LEN([.I60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7]&lt;&gt;&quot;&quot;;HYPERLINK( CONCATENATE(&quot;file://&quot;;[.$J$2];VLOOKUP(LEFT([.H607];IF(               ISNUMBER(FIND(&quot; &quot;;[.H607]));FIND(&quot; &quot;;[.H607])-1;LEN([.H607])       )                );[Fotografie.$B$1:.$D$403];3;0);&quot;/&quot;;LEFT([.H607];IF(               ISNUMBER(FIND(&quot; &quot;;[.H607]));FIND(&quot; &quot;;[.H607])-1;LEN([.H607])       )                )));&quot;&quot;)">
            <text:p/>
          </table:table-cell>
          <table:table-cell table:style-name="ce110" table:formula="of:=IF([.I607]&lt;&gt;&quot;&quot;;HYPERLINK( CONCATENATE(&quot;file://&quot;;[.$K$2];VLOOKUP(LEFT([.I607];IF(               ISNUMBER(FIND(&quot; &quot;;[.I607]));FIND(&quot; &quot;;[.I607])-1;LEN([.I607])       )                );[Doklady.$B$1:.$D$405];3;0);&quot;/&quot;;LEFT([.I607];IF(               ISNUMBER(FIND(&quot; &quot;;[.I607]));FIND(&quot; &quot;;[.I607])-1;LEN([.I607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7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8]&lt;&gt;&quot;&quot;;HYPERLINK( CONCATENATE(&quot;file://&quot;;[.$J$2];VLOOKUP(LEFT([.H608];IF(               ISNUMBER(FIND(&quot; &quot;;[.H608]));FIND(&quot; &quot;;[.H608])-1;LEN([.H608])       )                );[Fotografie.$B$1:.$D$403];3;0);&quot;/&quot;;LEFT([.H608];IF(               ISNUMBER(FIND(&quot; &quot;;[.H608]));FIND(&quot; &quot;;[.H608])-1;LEN([.H608])       )                )));&quot;&quot;)">
            <text:p/>
          </table:table-cell>
          <table:table-cell table:style-name="ce110" table:formula="of:=IF([.I608]&lt;&gt;&quot;&quot;;HYPERLINK( CONCATENATE(&quot;file://&quot;;[.$K$2];VLOOKUP(LEFT([.I608];IF(               ISNUMBER(FIND(&quot; &quot;;[.I608]));FIND(&quot; &quot;;[.I608])-1;LEN([.I608])       )                );[Doklady.$B$1:.$D$405];3;0);&quot;/&quot;;LEFT([.I608];IF(               ISNUMBER(FIND(&quot; &quot;;[.I608]));FIND(&quot; &quot;;[.I608])-1;LEN([.I608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8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09]&lt;&gt;&quot;&quot;;HYPERLINK( CONCATENATE(&quot;file://&quot;;[.$J$2];VLOOKUP(LEFT([.H609];IF(               ISNUMBER(FIND(&quot; &quot;;[.H609]));FIND(&quot; &quot;;[.H609])-1;LEN([.H609])       )                );[Fotografie.$B$1:.$D$403];3;0);&quot;/&quot;;LEFT([.H609];IF(               ISNUMBER(FIND(&quot; &quot;;[.H609]));FIND(&quot; &quot;;[.H609])-1;LEN([.H609])       )                )));&quot;&quot;)">
            <text:p/>
          </table:table-cell>
          <table:table-cell table:style-name="ce110" table:formula="of:=IF([.I609]&lt;&gt;&quot;&quot;;HYPERLINK( CONCATENATE(&quot;file://&quot;;[.$K$2];VLOOKUP(LEFT([.I609];IF(               ISNUMBER(FIND(&quot; &quot;;[.I609]));FIND(&quot; &quot;;[.I609])-1;LEN([.I609])       )                );[Doklady.$B$1:.$D$405];3;0);&quot;/&quot;;LEFT([.I609];IF(               ISNUMBER(FIND(&quot; &quot;;[.I609]));FIND(&quot; &quot;;[.I609])-1;LEN([.I609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09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0]&lt;&gt;&quot;&quot;;HYPERLINK( CONCATENATE(&quot;file://&quot;;[.$J$2];VLOOKUP(LEFT([.H610];IF(               ISNUMBER(FIND(&quot; &quot;;[.H610]));FIND(&quot; &quot;;[.H610])-1;LEN([.H610])       )                );[Fotografie.$B$1:.$D$403];3;0);&quot;/&quot;;LEFT([.H610];IF(               ISNUMBER(FIND(&quot; &quot;;[.H610]));FIND(&quot; &quot;;[.H610])-1;LEN([.H610])       )                )));&quot;&quot;)">
            <text:p/>
          </table:table-cell>
          <table:table-cell table:style-name="ce110" table:formula="of:=IF([.I610]&lt;&gt;&quot;&quot;;HYPERLINK( CONCATENATE(&quot;file://&quot;;[.$K$2];VLOOKUP(LEFT([.I610];IF(               ISNUMBER(FIND(&quot; &quot;;[.I610]));FIND(&quot; &quot;;[.I610])-1;LEN([.I610])       )                );[Doklady.$B$1:.$D$405];3;0);&quot;/&quot;;LEFT([.I610];IF(               ISNUMBER(FIND(&quot; &quot;;[.I610]));FIND(&quot; &quot;;[.I610])-1;LEN([.I610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0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1]&lt;&gt;&quot;&quot;;HYPERLINK( CONCATENATE(&quot;file://&quot;;[.$J$2];VLOOKUP(LEFT([.H611];IF(               ISNUMBER(FIND(&quot; &quot;;[.H611]));FIND(&quot; &quot;;[.H611])-1;LEN([.H611])       )                );[Fotografie.$B$1:.$D$403];3;0);&quot;/&quot;;LEFT([.H611];IF(               ISNUMBER(FIND(&quot; &quot;;[.H611]));FIND(&quot; &quot;;[.H611])-1;LEN([.H611])       )                )));&quot;&quot;)">
            <text:p/>
          </table:table-cell>
          <table:table-cell table:style-name="ce110" table:formula="of:=IF([.I611]&lt;&gt;&quot;&quot;;HYPERLINK( CONCATENATE(&quot;file://&quot;;[.$K$2];VLOOKUP(LEFT([.I611];IF(               ISNUMBER(FIND(&quot; &quot;;[.I611]));FIND(&quot; &quot;;[.I611])-1;LEN([.I611])       )                );[Doklady.$B$1:.$D$405];3;0);&quot;/&quot;;LEFT([.I611];IF(               ISNUMBER(FIND(&quot; &quot;;[.I611]));FIND(&quot; &quot;;[.I611])-1;LEN([.I611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1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2]&lt;&gt;&quot;&quot;;HYPERLINK( CONCATENATE(&quot;file://&quot;;[.$J$2];VLOOKUP(LEFT([.H612];IF(               ISNUMBER(FIND(&quot; &quot;;[.H612]));FIND(&quot; &quot;;[.H612])-1;LEN([.H612])       )                );[Fotografie.$B$1:.$D$403];3;0);&quot;/&quot;;LEFT([.H612];IF(               ISNUMBER(FIND(&quot; &quot;;[.H612]));FIND(&quot; &quot;;[.H612])-1;LEN([.H612])       )                )));&quot;&quot;)">
            <text:p/>
          </table:table-cell>
          <table:table-cell table:style-name="ce110" table:formula="of:=IF([.I612]&lt;&gt;&quot;&quot;;HYPERLINK( CONCATENATE(&quot;file://&quot;;[.$K$2];VLOOKUP(LEFT([.I612];IF(               ISNUMBER(FIND(&quot; &quot;;[.I612]));FIND(&quot; &quot;;[.I612])-1;LEN([.I612])       )                );[Doklady.$B$1:.$D$405];3;0);&quot;/&quot;;LEFT([.I612];IF(               ISNUMBER(FIND(&quot; &quot;;[.I612]));FIND(&quot; &quot;;[.I612])-1;LEN([.I612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2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3]&lt;&gt;&quot;&quot;;HYPERLINK( CONCATENATE(&quot;file://&quot;;[.$J$2];VLOOKUP(LEFT([.H613];IF(               ISNUMBER(FIND(&quot; &quot;;[.H613]));FIND(&quot; &quot;;[.H613])-1;LEN([.H613])       )                );[Fotografie.$B$1:.$D$403];3;0);&quot;/&quot;;LEFT([.H613];IF(               ISNUMBER(FIND(&quot; &quot;;[.H613]));FIND(&quot; &quot;;[.H613])-1;LEN([.H613])       )                )));&quot;&quot;)">
            <text:p/>
          </table:table-cell>
          <table:table-cell table:style-name="ce110" table:formula="of:=IF([.I613]&lt;&gt;&quot;&quot;;HYPERLINK( CONCATENATE(&quot;file://&quot;;[.$K$2];VLOOKUP(LEFT([.I613];IF(               ISNUMBER(FIND(&quot; &quot;;[.I613]));FIND(&quot; &quot;;[.I613])-1;LEN([.I613])       )                );[Doklady.$B$1:.$D$405];3;0);&quot;/&quot;;LEFT([.I613];IF(               ISNUMBER(FIND(&quot; &quot;;[.I613]));FIND(&quot; &quot;;[.I613])-1;LEN([.I613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3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4]&lt;&gt;&quot;&quot;;HYPERLINK( CONCATENATE(&quot;file://&quot;;[.$J$2];VLOOKUP(LEFT([.H614];IF(               ISNUMBER(FIND(&quot; &quot;;[.H614]));FIND(&quot; &quot;;[.H614])-1;LEN([.H614])       )                );[Fotografie.$B$1:.$D$403];3;0);&quot;/&quot;;LEFT([.H614];IF(               ISNUMBER(FIND(&quot; &quot;;[.H614]));FIND(&quot; &quot;;[.H614])-1;LEN([.H614])       )                )));&quot;&quot;)">
            <text:p/>
          </table:table-cell>
          <table:table-cell table:style-name="ce110" table:formula="of:=IF([.I614]&lt;&gt;&quot;&quot;;HYPERLINK( CONCATENATE(&quot;file://&quot;;[.$K$2];VLOOKUP(LEFT([.I614];IF(               ISNUMBER(FIND(&quot; &quot;;[.I614]));FIND(&quot; &quot;;[.I614])-1;LEN([.I614])       )                );[Doklady.$B$1:.$D$405];3;0);&quot;/&quot;;LEFT([.I614];IF(               ISNUMBER(FIND(&quot; &quot;;[.I614]));FIND(&quot; &quot;;[.I614])-1;LEN([.I614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4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5]&lt;&gt;&quot;&quot;;HYPERLINK( CONCATENATE(&quot;file://&quot;;[.$J$2];VLOOKUP(LEFT([.H615];IF(               ISNUMBER(FIND(&quot; &quot;;[.H615]));FIND(&quot; &quot;;[.H615])-1;LEN([.H615])       )                );[Fotografie.$B$1:.$D$403];3;0);&quot;/&quot;;LEFT([.H615];IF(               ISNUMBER(FIND(&quot; &quot;;[.H615]));FIND(&quot; &quot;;[.H615])-1;LEN([.H615])       )                )));&quot;&quot;)">
            <text:p/>
          </table:table-cell>
          <table:table-cell table:style-name="ce110" table:formula="of:=IF([.I615]&lt;&gt;&quot;&quot;;HYPERLINK( CONCATENATE(&quot;file://&quot;;[.$K$2];VLOOKUP(LEFT([.I615];IF(               ISNUMBER(FIND(&quot; &quot;;[.I615]));FIND(&quot; &quot;;[.I615])-1;LEN([.I615])       )                );[Doklady.$B$1:.$D$405];3;0);&quot;/&quot;;LEFT([.I615];IF(               ISNUMBER(FIND(&quot; &quot;;[.I615]));FIND(&quot; &quot;;[.I615])-1;LEN([.I615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5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6]&lt;&gt;&quot;&quot;;HYPERLINK( CONCATENATE(&quot;file://&quot;;[.$J$2];VLOOKUP(LEFT([.H616];IF(               ISNUMBER(FIND(&quot; &quot;;[.H616]));FIND(&quot; &quot;;[.H616])-1;LEN([.H616])       )                );[Fotografie.$B$1:.$D$403];3;0);&quot;/&quot;;LEFT([.H616];IF(               ISNUMBER(FIND(&quot; &quot;;[.H616]));FIND(&quot; &quot;;[.H616])-1;LEN([.H616])       )                )));&quot;&quot;)">
            <text:p/>
          </table:table-cell>
          <table:table-cell table:style-name="ce110" table:formula="of:=IF([.I616]&lt;&gt;&quot;&quot;;HYPERLINK( CONCATENATE(&quot;file://&quot;;[.$K$2];VLOOKUP(LEFT([.I616];IF(               ISNUMBER(FIND(&quot; &quot;;[.I616]));FIND(&quot; &quot;;[.I616])-1;LEN([.I616])       )                );[Doklady.$B$1:.$D$405];3;0);&quot;/&quot;;LEFT([.I616];IF(               ISNUMBER(FIND(&quot; &quot;;[.I616]));FIND(&quot; &quot;;[.I616])-1;LEN([.I616])       )                )) );&quot;&quot;)">
            <text:p/>
          </table:table-cell>
          <table:table-cell table:number-columns-repeated="1013"/>
        </table:table-row>
        <table:table-row table:style-name="ro11">
          <table:table-cell table:formula="of:=[.A616]+1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17]&lt;&gt;&quot;&quot;;HYPERLINK( CONCATENATE(&quot;file://&quot;;[.$J$2];VLOOKUP(LEFT([.H617];IF(               ISNUMBER(FIND(&quot; &quot;;[.H617]));FIND(&quot; &quot;;[.H617])-1;LEN([.H617])       )                );[Fotografie.$B$1:.$D$403];3;0);&quot;/&quot;;LEFT([.H617];IF(               ISNUMBER(FIND(&quot; &quot;;[.H617]));FIND(&quot; &quot;;[.H617])-1;LEN([.H617])       )                )));&quot;&quot;)">
            <text:p/>
          </table:table-cell>
          <table:table-cell table:style-name="ce110" table:formula="of:=IF([.I617]&lt;&gt;&quot;&quot;;HYPERLINK( CONCATENATE(&quot;file://&quot;;[.$K$2];VLOOKUP(LEFT([.I617];IF(               ISNUMBER(FIND(&quot; &quot;;[.I617]));FIND(&quot; &quot;;[.I617])-1;LEN([.I617])       )                );[Doklady.$B$1:.$D$405];3;0);&quot;/&quot;;LEFT([.I617];IF(               ISNUMBER(FIND(&quot; &quot;;[.I617]));FIND(&quot; &quot;;[.I617])-1;LEN([.I617])       )                )) );&quot;&quot;)">
            <text:p/>
          </table:table-cell>
          <table:table-cell table:number-columns-repeated="1013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11" table:number-rows-repeated="104794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otografie" table:style-name="ta1"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1020" table:default-cell-style-name="Default"/>
        <table:table-row table:style-name="ro32">
          <table:table-cell table:style-name="ce121"/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Cesta</text:p>
          </table:table-cell>
          <table:table-cell table:style-name="ce121" office:value-type="string" calcext:value-type="string">
            <text:p>Lokace</text:p>
          </table:table-cell>
          <table:table-cell table:style-name="ce121" table:number-columns-repeated="1020"/>
        </table:table-row>
        <table:table-row table:style-name="ro11">
          <table:table-cell/>
          <table:table-cell table:formula="of:=RIGHT(CONCATENATE(&quot;./&quot;;[.$C2]);LEN(CONCATENATE(&quot;./&quot;;[.$C2]))-FIND(&quot;$$$&quot;;SUBSTITUTE(CONCATENATE(&quot;./&quot;;[.$C2]);&quot;/&quot;;&quot;$$$&quot;;LEN(CONCATENATE(&quot;./&quot;;[.$C2]))-LEN(SUBSTITUTE(CONCATENATE(&quot;./&quot;;[.$C2])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koupelna/_APE0824.jpg</text:p>
          </table:table-cell>
          <table:table-cell table:formula="of:=LEFT([.C2];FIND([.B2];[.C2];1)-1)" office:value-type="string" office:string-value="koupelna/" calcext:value-type="string">
            <text:p>koupeln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]);LEN(CONCATENATE(&quot;./&quot;;[.$C3]))-FIND(&quot;$$$&quot;;SUBSTITUTE(CONCATENATE(&quot;./&quot;;[.$C3]);&quot;/&quot;;&quot;$$$&quot;;LEN(CONCATENATE(&quot;./&quot;;[.$C3]))-LEN(SUBSTITUTE(CONCATENATE(&quot;./&quot;;[.$C3])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DSC_7515.jpg</text:p>
          </table:table-cell>
          <table:table-cell table:formula="of:=LEFT([.C3];FIND([.B3];[.C3];1)-1)">
            <text:p/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]);LEN(CONCATENATE(&quot;./&quot;;[.$C4]))-FIND(&quot;$$$&quot;;SUBSTITUTE(CONCATENATE(&quot;./&quot;;[.$C4]);&quot;/&quot;;&quot;$$$&quot;;LEN(CONCATENATE(&quot;./&quot;;[.$C4]))-LEN(SUBSTITUTE(CONCATENATE(&quot;./&quot;;[.$C4])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_APE0827.jpg</text:p>
          </table:table-cell>
          <table:table-cell table:formula="of:=LEFT([.C4];FIND([.B4];[.C4];1)-1)">
            <text:p/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]);LEN(CONCATENATE(&quot;./&quot;;[.$C5]))-FIND(&quot;$$$&quot;;SUBSTITUTE(CONCATENATE(&quot;./&quot;;[.$C5]);&quot;/&quot;;&quot;$$$&quot;;LEN(CONCATENATE(&quot;./&quot;;[.$C5]))-LEN(SUBSTITUTE(CONCATENATE(&quot;./&quot;;[.$C5])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loznice/DSC_7553.jpg</text:p>
          </table:table-cell>
          <table:table-cell table:formula="of:=LEFT([.C5];FIND([.B5];[.C5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]);LEN(CONCATENATE(&quot;./&quot;;[.$C6]))-FIND(&quot;$$$&quot;;SUBSTITUTE(CONCATENATE(&quot;./&quot;;[.$C6]);&quot;/&quot;;&quot;$$$&quot;;LEN(CONCATENATE(&quot;./&quot;;[.$C6]))-LEN(SUBSTITUTE(CONCATENATE(&quot;./&quot;;[.$C6])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loznice/20140625_0006.jpg</text:p>
          </table:table-cell>
          <table:table-cell table:formula="of:=LEFT([.C6];FIND([.B6];[.C6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]);LEN(CONCATENATE(&quot;./&quot;;[.$C7]))-FIND(&quot;$$$&quot;;SUBSTITUTE(CONCATENATE(&quot;./&quot;;[.$C7]);&quot;/&quot;;&quot;$$$&quot;;LEN(CONCATENATE(&quot;./&quot;;[.$C7]))-LEN(SUBSTITUTE(CONCATENATE(&quot;./&quot;;[.$C7])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loznice/DSC_7554.jpg</text:p>
          </table:table-cell>
          <table:table-cell table:formula="of:=LEFT([.C7];FIND([.B7];[.C7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]);LEN(CONCATENATE(&quot;./&quot;;[.$C8]))-FIND(&quot;$$$&quot;;SUBSTITUTE(CONCATENATE(&quot;./&quot;;[.$C8]);&quot;/&quot;;&quot;$$$&quot;;LEN(CONCATENATE(&quot;./&quot;;[.$C8]))-LEN(SUBSTITUTE(CONCATENATE(&quot;./&quot;;[.$C8])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loznice/skrin/_APE0728.jpg</text:p>
          </table:table-cell>
          <table:table-cell table:formula="of:=LEFT([.C8];FIND([.B8];[.C8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]);LEN(CONCATENATE(&quot;./&quot;;[.$C9]))-FIND(&quot;$$$&quot;;SUBSTITUTE(CONCATENATE(&quot;./&quot;;[.$C9]);&quot;/&quot;;&quot;$$$&quot;;LEN(CONCATENATE(&quot;./&quot;;[.$C9]))-LEN(SUBSTITUTE(CONCATENATE(&quot;./&quot;;[.$C9])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loznice/skrin/_APE0731.jpg</text:p>
          </table:table-cell>
          <table:table-cell table:formula="of:=LEFT([.C9];FIND([.B9];[.C9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]);LEN(CONCATENATE(&quot;./&quot;;[.$C10]))-FIND(&quot;$$$&quot;;SUBSTITUTE(CONCATENATE(&quot;./&quot;;[.$C10]);&quot;/&quot;;&quot;$$$&quot;;LEN(CONCATENATE(&quot;./&quot;;[.$C10]))-LEN(SUBSTITUTE(CONCATENATE(&quot;./&quot;;[.$C10])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loznice/skrin/_APE0730.jpg</text:p>
          </table:table-cell>
          <table:table-cell table:formula="of:=LEFT([.C10];FIND([.B10];[.C10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]);LEN(CONCATENATE(&quot;./&quot;;[.$C11]))-FIND(&quot;$$$&quot;;SUBSTITUTE(CONCATENATE(&quot;./&quot;;[.$C11]);&quot;/&quot;;&quot;$$$&quot;;LEN(CONCATENATE(&quot;./&quot;;[.$C11]))-LEN(SUBSTITUTE(CONCATENATE(&quot;./&quot;;[.$C11])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loznice/skrin/_APE0729.jpg</text:p>
          </table:table-cell>
          <table:table-cell table:formula="of:=LEFT([.C11];FIND([.B11];[.C11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]);LEN(CONCATENATE(&quot;./&quot;;[.$C12]))-FIND(&quot;$$$&quot;;SUBSTITUTE(CONCATENATE(&quot;./&quot;;[.$C12]);&quot;/&quot;;&quot;$$$&quot;;LEN(CONCATENATE(&quot;./&quot;;[.$C12]))-LEN(SUBSTITUTE(CONCATENATE(&quot;./&quot;;[.$C12])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loznice/_APE0722.jpg</text:p>
          </table:table-cell>
          <table:table-cell table:formula="of:=LEFT([.C12];FIND([.B12];[.C12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]);LEN(CONCATENATE(&quot;./&quot;;[.$C13]))-FIND(&quot;$$$&quot;;SUBSTITUTE(CONCATENATE(&quot;./&quot;;[.$C13]);&quot;/&quot;;&quot;$$$&quot;;LEN(CONCATENATE(&quot;./&quot;;[.$C13]))-LEN(SUBSTITUTE(CONCATENATE(&quot;./&quot;;[.$C13])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loznice/_APE0726.jpg</text:p>
          </table:table-cell>
          <table:table-cell table:formula="of:=LEFT([.C13];FIND([.B13];[.C13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]);LEN(CONCATENATE(&quot;./&quot;;[.$C14]))-FIND(&quot;$$$&quot;;SUBSTITUTE(CONCATENATE(&quot;./&quot;;[.$C14]);&quot;/&quot;;&quot;$$$&quot;;LEN(CONCATENATE(&quot;./&quot;;[.$C14]))-LEN(SUBSTITUTE(CONCATENATE(&quot;./&quot;;[.$C14])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loznice/_APE0727.jpg</text:p>
          </table:table-cell>
          <table:table-cell table:formula="of:=LEFT([.C14];FIND([.B14];[.C14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]);LEN(CONCATENATE(&quot;./&quot;;[.$C15]))-FIND(&quot;$$$&quot;;SUBSTITUTE(CONCATENATE(&quot;./&quot;;[.$C15]);&quot;/&quot;;&quot;$$$&quot;;LEN(CONCATENATE(&quot;./&quot;;[.$C15]))-LEN(SUBSTITUTE(CONCATENATE(&quot;./&quot;;[.$C15])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loznice/20140625_0008.jpg</text:p>
          </table:table-cell>
          <table:table-cell table:formula="of:=LEFT([.C15];FIND([.B15];[.C15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]);LEN(CONCATENATE(&quot;./&quot;;[.$C16]))-FIND(&quot;$$$&quot;;SUBSTITUTE(CONCATENATE(&quot;./&quot;;[.$C16]);&quot;/&quot;;&quot;$$$&quot;;LEN(CONCATENATE(&quot;./&quot;;[.$C16]))-LEN(SUBSTITUTE(CONCATENATE(&quot;./&quot;;[.$C16])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loznice/_APE0723.jpg</text:p>
          </table:table-cell>
          <table:table-cell table:formula="of:=LEFT([.C16];FIND([.B16];[.C16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]);LEN(CONCATENATE(&quot;./&quot;;[.$C17]))-FIND(&quot;$$$&quot;;SUBSTITUTE(CONCATENATE(&quot;./&quot;;[.$C17]);&quot;/&quot;;&quot;$$$&quot;;LEN(CONCATENATE(&quot;./&quot;;[.$C17]))-LEN(SUBSTITUTE(CONCATENATE(&quot;./&quot;;[.$C17])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loznice/20140625_0011.jpg</text:p>
          </table:table-cell>
          <table:table-cell table:formula="of:=LEFT([.C17];FIND([.B17];[.C17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]);LEN(CONCATENATE(&quot;./&quot;;[.$C18]))-FIND(&quot;$$$&quot;;SUBSTITUTE(CONCATENATE(&quot;./&quot;;[.$C18]);&quot;/&quot;;&quot;$$$&quot;;LEN(CONCATENATE(&quot;./&quot;;[.$C18]))-LEN(SUBSTITUTE(CONCATENATE(&quot;./&quot;;[.$C18])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_APE0750.jpg</text:p>
          </table:table-cell>
          <table:table-cell table:formula="of:=LEFT([.C18];FIND([.B18];[.C18];1)-1)">
            <text:p/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]);LEN(CONCATENATE(&quot;./&quot;;[.$C19]))-FIND(&quot;$$$&quot;;SUBSTITUTE(CONCATENATE(&quot;./&quot;;[.$C19]);&quot;/&quot;;&quot;$$$&quot;;LEN(CONCATENATE(&quot;./&quot;;[.$C19]))-LEN(SUBSTITUTE(CONCATENATE(&quot;./&quot;;[.$C19])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obyvak/DSC_7520.jpg</text:p>
          </table:table-cell>
          <table:table-cell table:formula="of:=LEFT([.C19];FIND([.B19];[.C1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]);LEN(CONCATENATE(&quot;./&quot;;[.$C20]))-FIND(&quot;$$$&quot;;SUBSTITUTE(CONCATENATE(&quot;./&quot;;[.$C20]);&quot;/&quot;;&quot;$$$&quot;;LEN(CONCATENATE(&quot;./&quot;;[.$C20]))-LEN(SUBSTITUTE(CONCATENATE(&quot;./&quot;;[.$C20])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obyvak/DSC_7528.jpg</text:p>
          </table:table-cell>
          <table:table-cell table:formula="of:=LEFT([.C20];FIND([.B20];[.C2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]);LEN(CONCATENATE(&quot;./&quot;;[.$C21]))-FIND(&quot;$$$&quot;;SUBSTITUTE(CONCATENATE(&quot;./&quot;;[.$C21]);&quot;/&quot;;&quot;$$$&quot;;LEN(CONCATENATE(&quot;./&quot;;[.$C21]))-LEN(SUBSTITUTE(CONCATENATE(&quot;./&quot;;[.$C21])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obyvak/DSC_7539.jpg</text:p>
          </table:table-cell>
          <table:table-cell table:formula="of:=LEFT([.C21];FIND([.B21];[.C2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]);LEN(CONCATENATE(&quot;./&quot;;[.$C22]))-FIND(&quot;$$$&quot;;SUBSTITUTE(CONCATENATE(&quot;./&quot;;[.$C22]);&quot;/&quot;;&quot;$$$&quot;;LEN(CONCATENATE(&quot;./&quot;;[.$C22]))-LEN(SUBSTITUTE(CONCATENATE(&quot;./&quot;;[.$C22])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obyvak/_APE0756.jpg</text:p>
          </table:table-cell>
          <table:table-cell table:formula="of:=LEFT([.C22];FIND([.B22];[.C2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]);LEN(CONCATENATE(&quot;./&quot;;[.$C23]))-FIND(&quot;$$$&quot;;SUBSTITUTE(CONCATENATE(&quot;./&quot;;[.$C23]);&quot;/&quot;;&quot;$$$&quot;;LEN(CONCATENATE(&quot;./&quot;;[.$C23]))-LEN(SUBSTITUTE(CONCATENATE(&quot;./&quot;;[.$C23])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obyvak/DSC_7540.jpg</text:p>
          </table:table-cell>
          <table:table-cell table:formula="of:=LEFT([.C23];FIND([.B23];[.C2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]);LEN(CONCATENATE(&quot;./&quot;;[.$C24]))-FIND(&quot;$$$&quot;;SUBSTITUTE(CONCATENATE(&quot;./&quot;;[.$C24]);&quot;/&quot;;&quot;$$$&quot;;LEN(CONCATENATE(&quot;./&quot;;[.$C24]))-LEN(SUBSTITUTE(CONCATENATE(&quot;./&quot;;[.$C24])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obyvak/_APE0767.jpg</text:p>
          </table:table-cell>
          <table:table-cell table:formula="of:=LEFT([.C24];FIND([.B24];[.C24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]);LEN(CONCATENATE(&quot;./&quot;;[.$C25]))-FIND(&quot;$$$&quot;;SUBSTITUTE(CONCATENATE(&quot;./&quot;;[.$C25]);&quot;/&quot;;&quot;$$$&quot;;LEN(CONCATENATE(&quot;./&quot;;[.$C25]))-LEN(SUBSTITUTE(CONCATENATE(&quot;./&quot;;[.$C25])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obyvak/_APE0765.jpg</text:p>
          </table:table-cell>
          <table:table-cell table:formula="of:=LEFT([.C25];FIND([.B25];[.C2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]);LEN(CONCATENATE(&quot;./&quot;;[.$C26]))-FIND(&quot;$$$&quot;;SUBSTITUTE(CONCATENATE(&quot;./&quot;;[.$C26]);&quot;/&quot;;&quot;$$$&quot;;LEN(CONCATENATE(&quot;./&quot;;[.$C26]))-LEN(SUBSTITUTE(CONCATENATE(&quot;./&quot;;[.$C26])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obyvak/DSC_7532.jpg</text:p>
          </table:table-cell>
          <table:table-cell table:formula="of:=LEFT([.C26];FIND([.B26];[.C2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]);LEN(CONCATENATE(&quot;./&quot;;[.$C27]))-FIND(&quot;$$$&quot;;SUBSTITUTE(CONCATENATE(&quot;./&quot;;[.$C27]);&quot;/&quot;;&quot;$$$&quot;;LEN(CONCATENATE(&quot;./&quot;;[.$C27]))-LEN(SUBSTITUTE(CONCATENATE(&quot;./&quot;;[.$C27])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obyvak/_APE0751.jpg</text:p>
          </table:table-cell>
          <table:table-cell table:formula="of:=LEFT([.C27];FIND([.B27];[.C2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]);LEN(CONCATENATE(&quot;./&quot;;[.$C28]))-FIND(&quot;$$$&quot;;SUBSTITUTE(CONCATENATE(&quot;./&quot;;[.$C28]);&quot;/&quot;;&quot;$$$&quot;;LEN(CONCATENATE(&quot;./&quot;;[.$C28]))-LEN(SUBSTITUTE(CONCATENATE(&quot;./&quot;;[.$C28])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obyvak/_APE0769.jpg</text:p>
          </table:table-cell>
          <table:table-cell table:formula="of:=LEFT([.C28];FIND([.B28];[.C2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]);LEN(CONCATENATE(&quot;./&quot;;[.$C29]))-FIND(&quot;$$$&quot;;SUBSTITUTE(CONCATENATE(&quot;./&quot;;[.$C29]);&quot;/&quot;;&quot;$$$&quot;;LEN(CONCATENATE(&quot;./&quot;;[.$C29]))-LEN(SUBSTITUTE(CONCATENATE(&quot;./&quot;;[.$C29])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obyvak/_APE0766.jpg</text:p>
          </table:table-cell>
          <table:table-cell table:formula="of:=LEFT([.C29];FIND([.B29];[.C2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]);LEN(CONCATENATE(&quot;./&quot;;[.$C30]))-FIND(&quot;$$$&quot;;SUBSTITUTE(CONCATENATE(&quot;./&quot;;[.$C30]);&quot;/&quot;;&quot;$$$&quot;;LEN(CONCATENATE(&quot;./&quot;;[.$C30]))-LEN(SUBSTITUTE(CONCATENATE(&quot;./&quot;;[.$C30])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obyvak/_APE0755.jpg</text:p>
          </table:table-cell>
          <table:table-cell table:formula="of:=LEFT([.C30];FIND([.B30];[.C3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]);LEN(CONCATENATE(&quot;./&quot;;[.$C31]))-FIND(&quot;$$$&quot;;SUBSTITUTE(CONCATENATE(&quot;./&quot;;[.$C31]);&quot;/&quot;;&quot;$$$&quot;;LEN(CONCATENATE(&quot;./&quot;;[.$C31]))-LEN(SUBSTITUTE(CONCATENATE(&quot;./&quot;;[.$C31])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obyvak/_APE0763.jpg</text:p>
          </table:table-cell>
          <table:table-cell table:formula="of:=LEFT([.C31];FIND([.B31];[.C3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]);LEN(CONCATENATE(&quot;./&quot;;[.$C32]))-FIND(&quot;$$$&quot;;SUBSTITUTE(CONCATENATE(&quot;./&quot;;[.$C32]);&quot;/&quot;;&quot;$$$&quot;;LEN(CONCATENATE(&quot;./&quot;;[.$C32]))-LEN(SUBSTITUTE(CONCATENATE(&quot;./&quot;;[.$C32])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obyvak/_APE0771.jpg</text:p>
          </table:table-cell>
          <table:table-cell table:formula="of:=LEFT([.C32];FIND([.B32];[.C3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]);LEN(CONCATENATE(&quot;./&quot;;[.$C33]))-FIND(&quot;$$$&quot;;SUBSTITUTE(CONCATENATE(&quot;./&quot;;[.$C33]);&quot;/&quot;;&quot;$$$&quot;;LEN(CONCATENATE(&quot;./&quot;;[.$C33]))-LEN(SUBSTITUTE(CONCATENATE(&quot;./&quot;;[.$C33])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obyvak/_APE0787.jpg</text:p>
          </table:table-cell>
          <table:table-cell table:formula="of:=LEFT([.C33];FIND([.B33];[.C3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]);LEN(CONCATENATE(&quot;./&quot;;[.$C34]))-FIND(&quot;$$$&quot;;SUBSTITUTE(CONCATENATE(&quot;./&quot;;[.$C34]);&quot;/&quot;;&quot;$$$&quot;;LEN(CONCATENATE(&quot;./&quot;;[.$C34]))-LEN(SUBSTITUTE(CONCATENATE(&quot;./&quot;;[.$C34])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obyvak/DSC_7527.jpg</text:p>
          </table:table-cell>
          <table:table-cell table:formula="of:=LEFT([.C34];FIND([.B34];[.C34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]);LEN(CONCATENATE(&quot;./&quot;;[.$C35]))-FIND(&quot;$$$&quot;;SUBSTITUTE(CONCATENATE(&quot;./&quot;;[.$C35]);&quot;/&quot;;&quot;$$$&quot;;LEN(CONCATENATE(&quot;./&quot;;[.$C35]))-LEN(SUBSTITUTE(CONCATENATE(&quot;./&quot;;[.$C35])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obyvak/_APE0813.jpg</text:p>
          </table:table-cell>
          <table:table-cell table:formula="of:=LEFT([.C35];FIND([.B35];[.C3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]);LEN(CONCATENATE(&quot;./&quot;;[.$C36]))-FIND(&quot;$$$&quot;;SUBSTITUTE(CONCATENATE(&quot;./&quot;;[.$C36]);&quot;/&quot;;&quot;$$$&quot;;LEN(CONCATENATE(&quot;./&quot;;[.$C36]))-LEN(SUBSTITUTE(CONCATENATE(&quot;./&quot;;[.$C36])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obyvak/_APE0753.jpg</text:p>
          </table:table-cell>
          <table:table-cell table:formula="of:=LEFT([.C36];FIND([.B36];[.C3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]);LEN(CONCATENATE(&quot;./&quot;;[.$C37]))-FIND(&quot;$$$&quot;;SUBSTITUTE(CONCATENATE(&quot;./&quot;;[.$C37]);&quot;/&quot;;&quot;$$$&quot;;LEN(CONCATENATE(&quot;./&quot;;[.$C37]))-LEN(SUBSTITUTE(CONCATENATE(&quot;./&quot;;[.$C37])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obyvak/_APE0774.jpg</text:p>
          </table:table-cell>
          <table:table-cell table:formula="of:=LEFT([.C37];FIND([.B37];[.C3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8]);LEN(CONCATENATE(&quot;./&quot;;[.$C38]))-FIND(&quot;$$$&quot;;SUBSTITUTE(CONCATENATE(&quot;./&quot;;[.$C38]);&quot;/&quot;;&quot;$$$&quot;;LEN(CONCATENATE(&quot;./&quot;;[.$C38]))-LEN(SUBSTITUTE(CONCATENATE(&quot;./&quot;;[.$C38])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obyvak/_APE0814.jpg</text:p>
          </table:table-cell>
          <table:table-cell table:formula="of:=LEFT([.C38];FIND([.B38];[.C3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9]);LEN(CONCATENATE(&quot;./&quot;;[.$C39]))-FIND(&quot;$$$&quot;;SUBSTITUTE(CONCATENATE(&quot;./&quot;;[.$C39]);&quot;/&quot;;&quot;$$$&quot;;LEN(CONCATENATE(&quot;./&quot;;[.$C39]))-LEN(SUBSTITUTE(CONCATENATE(&quot;./&quot;;[.$C39])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obyvak/_APE0759.jpg</text:p>
          </table:table-cell>
          <table:table-cell table:formula="of:=LEFT([.C39];FIND([.B39];[.C3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0]);LEN(CONCATENATE(&quot;./&quot;;[.$C40]))-FIND(&quot;$$$&quot;;SUBSTITUTE(CONCATENATE(&quot;./&quot;;[.$C40]);&quot;/&quot;;&quot;$$$&quot;;LEN(CONCATENATE(&quot;./&quot;;[.$C40]))-LEN(SUBSTITUTE(CONCATENATE(&quot;./&quot;;[.$C40])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obyvak/detske/DSC_7530.jpg</text:p>
          </table:table-cell>
          <table:table-cell table:formula="of:=LEFT([.C40];FIND([.B40];[.C40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1]);LEN(CONCATENATE(&quot;./&quot;;[.$C41]))-FIND(&quot;$$$&quot;;SUBSTITUTE(CONCATENATE(&quot;./&quot;;[.$C41]);&quot;/&quot;;&quot;$$$&quot;;LEN(CONCATENATE(&quot;./&quot;;[.$C41]))-LEN(SUBSTITUTE(CONCATENATE(&quot;./&quot;;[.$C41])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obyvak/detske/_APE0786.jpg</text:p>
          </table:table-cell>
          <table:table-cell table:formula="of:=LEFT([.C41];FIND([.B41];[.C41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2]);LEN(CONCATENATE(&quot;./&quot;;[.$C42]))-FIND(&quot;$$$&quot;;SUBSTITUTE(CONCATENATE(&quot;./&quot;;[.$C42]);&quot;/&quot;;&quot;$$$&quot;;LEN(CONCATENATE(&quot;./&quot;;[.$C42]))-LEN(SUBSTITUTE(CONCATENATE(&quot;./&quot;;[.$C42])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obyvak/detske/DSC_7536.jpg</text:p>
          </table:table-cell>
          <table:table-cell table:formula="of:=LEFT([.C42];FIND([.B42];[.C42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3]);LEN(CONCATENATE(&quot;./&quot;;[.$C43]))-FIND(&quot;$$$&quot;;SUBSTITUTE(CONCATENATE(&quot;./&quot;;[.$C43]);&quot;/&quot;;&quot;$$$&quot;;LEN(CONCATENATE(&quot;./&quot;;[.$C43]))-LEN(SUBSTITUTE(CONCATENATE(&quot;./&quot;;[.$C43])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obyvak/detske/DSC_7522.jpg</text:p>
          </table:table-cell>
          <table:table-cell table:formula="of:=LEFT([.C43];FIND([.B43];[.C43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4]);LEN(CONCATENATE(&quot;./&quot;;[.$C44]))-FIND(&quot;$$$&quot;;SUBSTITUTE(CONCATENATE(&quot;./&quot;;[.$C44]);&quot;/&quot;;&quot;$$$&quot;;LEN(CONCATENATE(&quot;./&quot;;[.$C44]))-LEN(SUBSTITUTE(CONCATENATE(&quot;./&quot;;[.$C44])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obyvak/detske/DSC_7534.jpg</text:p>
          </table:table-cell>
          <table:table-cell table:formula="of:=LEFT([.C44];FIND([.B44];[.C44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5]);LEN(CONCATENATE(&quot;./&quot;;[.$C45]))-FIND(&quot;$$$&quot;;SUBSTITUTE(CONCATENATE(&quot;./&quot;;[.$C45]);&quot;/&quot;;&quot;$$$&quot;;LEN(CONCATENATE(&quot;./&quot;;[.$C45]))-LEN(SUBSTITUTE(CONCATENATE(&quot;./&quot;;[.$C45])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obyvak/detske/DSC_7535.jpg</text:p>
          </table:table-cell>
          <table:table-cell table:formula="of:=LEFT([.C45];FIND([.B45];[.C45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6]);LEN(CONCATENATE(&quot;./&quot;;[.$C46]))-FIND(&quot;$$$&quot;;SUBSTITUTE(CONCATENATE(&quot;./&quot;;[.$C46]);&quot;/&quot;;&quot;$$$&quot;;LEN(CONCATENATE(&quot;./&quot;;[.$C46]))-LEN(SUBSTITUTE(CONCATENATE(&quot;./&quot;;[.$C46])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obyvak/_APE0772.jpg</text:p>
          </table:table-cell>
          <table:table-cell table:formula="of:=LEFT([.C46];FIND([.B46];[.C4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7]);LEN(CONCATENATE(&quot;./&quot;;[.$C47]))-FIND(&quot;$$$&quot;;SUBSTITUTE(CONCATENATE(&quot;./&quot;;[.$C47]);&quot;/&quot;;&quot;$$$&quot;;LEN(CONCATENATE(&quot;./&quot;;[.$C47]))-LEN(SUBSTITUTE(CONCATENATE(&quot;./&quot;;[.$C47])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obyvak/_APE0770.jpg</text:p>
          </table:table-cell>
          <table:table-cell table:formula="of:=LEFT([.C47];FIND([.B47];[.C4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8]);LEN(CONCATENATE(&quot;./&quot;;[.$C48]))-FIND(&quot;$$$&quot;;SUBSTITUTE(CONCATENATE(&quot;./&quot;;[.$C48]);&quot;/&quot;;&quot;$$$&quot;;LEN(CONCATENATE(&quot;./&quot;;[.$C48]))-LEN(SUBSTITUTE(CONCATENATE(&quot;./&quot;;[.$C48])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obyvak/DSC_7529.jpg</text:p>
          </table:table-cell>
          <table:table-cell table:formula="of:=LEFT([.C48];FIND([.B48];[.C4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49]);LEN(CONCATENATE(&quot;./&quot;;[.$C49]))-FIND(&quot;$$$&quot;;SUBSTITUTE(CONCATENATE(&quot;./&quot;;[.$C49]);&quot;/&quot;;&quot;$$$&quot;;LEN(CONCATENATE(&quot;./&quot;;[.$C49]))-LEN(SUBSTITUTE(CONCATENATE(&quot;./&quot;;[.$C49])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obyvak/_APE0757.jpg</text:p>
          </table:table-cell>
          <table:table-cell table:formula="of:=LEFT([.C49];FIND([.B49];[.C4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0]);LEN(CONCATENATE(&quot;./&quot;;[.$C50]))-FIND(&quot;$$$&quot;;SUBSTITUTE(CONCATENATE(&quot;./&quot;;[.$C50]);&quot;/&quot;;&quot;$$$&quot;;LEN(CONCATENATE(&quot;./&quot;;[.$C50]))-LEN(SUBSTITUTE(CONCATENATE(&quot;./&quot;;[.$C50])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obyvak/_APE0752.jpg</text:p>
          </table:table-cell>
          <table:table-cell table:formula="of:=LEFT([.C50];FIND([.B50];[.C5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1]);LEN(CONCATENATE(&quot;./&quot;;[.$C51]))-FIND(&quot;$$$&quot;;SUBSTITUTE(CONCATENATE(&quot;./&quot;;[.$C51]);&quot;/&quot;;&quot;$$$&quot;;LEN(CONCATENATE(&quot;./&quot;;[.$C51]))-LEN(SUBSTITUTE(CONCATENATE(&quot;./&quot;;[.$C51])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obyvak/_APE0764.jpg</text:p>
          </table:table-cell>
          <table:table-cell table:formula="of:=LEFT([.C51];FIND([.B51];[.C5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2]);LEN(CONCATENATE(&quot;./&quot;;[.$C52]))-FIND(&quot;$$$&quot;;SUBSTITUTE(CONCATENATE(&quot;./&quot;;[.$C52]);&quot;/&quot;;&quot;$$$&quot;;LEN(CONCATENATE(&quot;./&quot;;[.$C52]))-LEN(SUBSTITUTE(CONCATENATE(&quot;./&quot;;[.$C52])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obyvak/_APE0761.jpg</text:p>
          </table:table-cell>
          <table:table-cell table:formula="of:=LEFT([.C52];FIND([.B52];[.C5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3]);LEN(CONCATENATE(&quot;./&quot;;[.$C53]))-FIND(&quot;$$$&quot;;SUBSTITUTE(CONCATENATE(&quot;./&quot;;[.$C53]);&quot;/&quot;;&quot;$$$&quot;;LEN(CONCATENATE(&quot;./&quot;;[.$C53]))-LEN(SUBSTITUTE(CONCATENATE(&quot;./&quot;;[.$C53])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obyvak/_APE0760.jpg</text:p>
          </table:table-cell>
          <table:table-cell table:formula="of:=LEFT([.C53];FIND([.B53];[.C5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4]);LEN(CONCATENATE(&quot;./&quot;;[.$C54]))-FIND(&quot;$$$&quot;;SUBSTITUTE(CONCATENATE(&quot;./&quot;;[.$C54]);&quot;/&quot;;&quot;$$$&quot;;LEN(CONCATENATE(&quot;./&quot;;[.$C54]))-LEN(SUBSTITUTE(CONCATENATE(&quot;./&quot;;[.$C54])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obyvak/elektronika/_APE0781.jpg</text:p>
          </table:table-cell>
          <table:table-cell table:formula="of:=LEFT([.C54];FIND([.B54];[.C54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5]);LEN(CONCATENATE(&quot;./&quot;;[.$C55]))-FIND(&quot;$$$&quot;;SUBSTITUTE(CONCATENATE(&quot;./&quot;;[.$C55]);&quot;/&quot;;&quot;$$$&quot;;LEN(CONCATENATE(&quot;./&quot;;[.$C55]))-LEN(SUBSTITUTE(CONCATENATE(&quot;./&quot;;[.$C55])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obyvak/elektronika/DSC_7523.jpg</text:p>
          </table:table-cell>
          <table:table-cell table:formula="of:=LEFT([.C55];FIND([.B55];[.C55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6]);LEN(CONCATENATE(&quot;./&quot;;[.$C56]))-FIND(&quot;$$$&quot;;SUBSTITUTE(CONCATENATE(&quot;./&quot;;[.$C56]);&quot;/&quot;;&quot;$$$&quot;;LEN(CONCATENATE(&quot;./&quot;;[.$C56]))-LEN(SUBSTITUTE(CONCATENATE(&quot;./&quot;;[.$C56])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obyvak/elektronika/_APE0819.jpg</text:p>
          </table:table-cell>
          <table:table-cell table:formula="of:=LEFT([.C56];FIND([.B56];[.C56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7]);LEN(CONCATENATE(&quot;./&quot;;[.$C57]))-FIND(&quot;$$$&quot;;SUBSTITUTE(CONCATENATE(&quot;./&quot;;[.$C57]);&quot;/&quot;;&quot;$$$&quot;;LEN(CONCATENATE(&quot;./&quot;;[.$C57]))-LEN(SUBSTITUTE(CONCATENATE(&quot;./&quot;;[.$C57])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obyvak/elektronika/_APE0785.jpg</text:p>
          </table:table-cell>
          <table:table-cell table:formula="of:=LEFT([.C57];FIND([.B57];[.C57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8]);LEN(CONCATENATE(&quot;./&quot;;[.$C58]))-FIND(&quot;$$$&quot;;SUBSTITUTE(CONCATENATE(&quot;./&quot;;[.$C58]);&quot;/&quot;;&quot;$$$&quot;;LEN(CONCATENATE(&quot;./&quot;;[.$C58]))-LEN(SUBSTITUTE(CONCATENATE(&quot;./&quot;;[.$C58])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obyvak/elektronika/_APE0780.jpg</text:p>
          </table:table-cell>
          <table:table-cell table:formula="of:=LEFT([.C58];FIND([.B58];[.C58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59]);LEN(CONCATENATE(&quot;./&quot;;[.$C59]))-FIND(&quot;$$$&quot;;SUBSTITUTE(CONCATENATE(&quot;./&quot;;[.$C59]);&quot;/&quot;;&quot;$$$&quot;;LEN(CONCATENATE(&quot;./&quot;;[.$C59]))-LEN(SUBSTITUTE(CONCATENATE(&quot;./&quot;;[.$C59])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obyvak/elektronika/_APE0784.jpg</text:p>
          </table:table-cell>
          <table:table-cell table:formula="of:=LEFT([.C59];FIND([.B59];[.C59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0]);LEN(CONCATENATE(&quot;./&quot;;[.$C60]))-FIND(&quot;$$$&quot;;SUBSTITUTE(CONCATENATE(&quot;./&quot;;[.$C60]);&quot;/&quot;;&quot;$$$&quot;;LEN(CONCATENATE(&quot;./&quot;;[.$C60]))-LEN(SUBSTITUTE(CONCATENATE(&quot;./&quot;;[.$C60])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obyvak/elektronika/DSC_7525.jpg</text:p>
          </table:table-cell>
          <table:table-cell table:formula="of:=LEFT([.C60];FIND([.B60];[.C60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1]);LEN(CONCATENATE(&quot;./&quot;;[.$C61]))-FIND(&quot;$$$&quot;;SUBSTITUTE(CONCATENATE(&quot;./&quot;;[.$C61]);&quot;/&quot;;&quot;$$$&quot;;LEN(CONCATENATE(&quot;./&quot;;[.$C61]))-LEN(SUBSTITUTE(CONCATENATE(&quot;./&quot;;[.$C61])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obyvak/elektronika/_APE0782.jpg</text:p>
          </table:table-cell>
          <table:table-cell table:formula="of:=LEFT([.C61];FIND([.B61];[.C61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2]);LEN(CONCATENATE(&quot;./&quot;;[.$C62]))-FIND(&quot;$$$&quot;;SUBSTITUTE(CONCATENATE(&quot;./&quot;;[.$C62]);&quot;/&quot;;&quot;$$$&quot;;LEN(CONCATENATE(&quot;./&quot;;[.$C62]))-LEN(SUBSTITUTE(CONCATENATE(&quot;./&quot;;[.$C62])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obyvak/elektronika/_APE0762.jpg</text:p>
          </table:table-cell>
          <table:table-cell table:formula="of:=LEFT([.C62];FIND([.B62];[.C62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3]);LEN(CONCATENATE(&quot;./&quot;;[.$C63]))-FIND(&quot;$$$&quot;;SUBSTITUTE(CONCATENATE(&quot;./&quot;;[.$C63]);&quot;/&quot;;&quot;$$$&quot;;LEN(CONCATENATE(&quot;./&quot;;[.$C63]))-LEN(SUBSTITUTE(CONCATENATE(&quot;./&quot;;[.$C63])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obyvak/elektronika/_APE0779.jpg</text:p>
          </table:table-cell>
          <table:table-cell table:formula="of:=LEFT([.C63];FIND([.B63];[.C63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4]);LEN(CONCATENATE(&quot;./&quot;;[.$C64]))-FIND(&quot;$$$&quot;;SUBSTITUTE(CONCATENATE(&quot;./&quot;;[.$C64]);&quot;/&quot;;&quot;$$$&quot;;LEN(CONCATENATE(&quot;./&quot;;[.$C64]))-LEN(SUBSTITUTE(CONCATENATE(&quot;./&quot;;[.$C64])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obyvak/elektronika/DSC_7527.jpg</text:p>
          </table:table-cell>
          <table:table-cell table:formula="of:=LEFT([.C64];FIND([.B64];[.C64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5]);LEN(CONCATENATE(&quot;./&quot;;[.$C65]))-FIND(&quot;$$$&quot;;SUBSTITUTE(CONCATENATE(&quot;./&quot;;[.$C65]);&quot;/&quot;;&quot;$$$&quot;;LEN(CONCATENATE(&quot;./&quot;;[.$C65]))-LEN(SUBSTITUTE(CONCATENATE(&quot;./&quot;;[.$C65])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obyvak/elektronika/DSC_7526.jpg</text:p>
          </table:table-cell>
          <table:table-cell table:formula="of:=LEFT([.C65];FIND([.B65];[.C65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6]);LEN(CONCATENATE(&quot;./&quot;;[.$C66]))-FIND(&quot;$$$&quot;;SUBSTITUTE(CONCATENATE(&quot;./&quot;;[.$C66]);&quot;/&quot;;&quot;$$$&quot;;LEN(CONCATENATE(&quot;./&quot;;[.$C66]))-LEN(SUBSTITUTE(CONCATENATE(&quot;./&quot;;[.$C66])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obyvak/elektronika/_APE0758.jpg</text:p>
          </table:table-cell>
          <table:table-cell table:formula="of:=LEFT([.C66];FIND([.B66];[.C66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7]);LEN(CONCATENATE(&quot;./&quot;;[.$C67]))-FIND(&quot;$$$&quot;;SUBSTITUTE(CONCATENATE(&quot;./&quot;;[.$C67]);&quot;/&quot;;&quot;$$$&quot;;LEN(CONCATENATE(&quot;./&quot;;[.$C67]))-LEN(SUBSTITUTE(CONCATENATE(&quot;./&quot;;[.$C67])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obyvak/elektronika/_APE0820.jpg</text:p>
          </table:table-cell>
          <table:table-cell table:formula="of:=LEFT([.C67];FIND([.B67];[.C67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8]);LEN(CONCATENATE(&quot;./&quot;;[.$C68]))-FIND(&quot;$$$&quot;;SUBSTITUTE(CONCATENATE(&quot;./&quot;;[.$C68]);&quot;/&quot;;&quot;$$$&quot;;LEN(CONCATENATE(&quot;./&quot;;[.$C68]))-LEN(SUBSTITUTE(CONCATENATE(&quot;./&quot;;[.$C68])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obyvak/elektronika/_APE0775.jpg</text:p>
          </table:table-cell>
          <table:table-cell table:formula="of:=LEFT([.C68];FIND([.B68];[.C68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69]);LEN(CONCATENATE(&quot;./&quot;;[.$C69]))-FIND(&quot;$$$&quot;;SUBSTITUTE(CONCATENATE(&quot;./&quot;;[.$C69]);&quot;/&quot;;&quot;$$$&quot;;LEN(CONCATENATE(&quot;./&quot;;[.$C69]))-LEN(SUBSTITUTE(CONCATENATE(&quot;./&quot;;[.$C69])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obyvak/elektronika/_APE0778.jpg</text:p>
          </table:table-cell>
          <table:table-cell table:formula="of:=LEFT([.C69];FIND([.B69];[.C69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0]);LEN(CONCATENATE(&quot;./&quot;;[.$C70]))-FIND(&quot;$$$&quot;;SUBSTITUTE(CONCATENATE(&quot;./&quot;;[.$C70]);&quot;/&quot;;&quot;$$$&quot;;LEN(CONCATENATE(&quot;./&quot;;[.$C70]))-LEN(SUBSTITUTE(CONCATENATE(&quot;./&quot;;[.$C70])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obyvak/elektronika/_APE0776.jpg</text:p>
          </table:table-cell>
          <table:table-cell table:formula="of:=LEFT([.C70];FIND([.B70];[.C70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1]);LEN(CONCATENATE(&quot;./&quot;;[.$C71]))-FIND(&quot;$$$&quot;;SUBSTITUTE(CONCATENATE(&quot;./&quot;;[.$C71]);&quot;/&quot;;&quot;$$$&quot;;LEN(CONCATENATE(&quot;./&quot;;[.$C71]))-LEN(SUBSTITUTE(CONCATENATE(&quot;./&quot;;[.$C71])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toaleta/20140625_0018.jpg</text:p>
          </table:table-cell>
          <table:table-cell table:formula="of:=LEFT([.C71];FIND([.B71];[.C71];1)-1)" office:value-type="string" office:string-value="toaleta/" calcext:value-type="string">
            <text:p>toalet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2]);LEN(CONCATENATE(&quot;./&quot;;[.$C72]))-FIND(&quot;$$$&quot;;SUBSTITUTE(CONCATENATE(&quot;./&quot;;[.$C72]);&quot;/&quot;;&quot;$$$&quot;;LEN(CONCATENATE(&quot;./&quot;;[.$C72]))-LEN(SUBSTITUTE(CONCATENATE(&quot;./&quot;;[.$C72])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toaleta/_APE0822.jpg</text:p>
          </table:table-cell>
          <table:table-cell table:formula="of:=LEFT([.C72];FIND([.B72];[.C72];1)-1)" office:value-type="string" office:string-value="toaleta/" calcext:value-type="string">
            <text:p>toalet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3]);LEN(CONCATENATE(&quot;./&quot;;[.$C73]))-FIND(&quot;$$$&quot;;SUBSTITUTE(CONCATENATE(&quot;./&quot;;[.$C73]);&quot;/&quot;;&quot;$$$&quot;;LEN(CONCATENATE(&quot;./&quot;;[.$C73]))-LEN(SUBSTITUTE(CONCATENATE(&quot;./&quot;;[.$C73])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_APE0725.jpg</text:p>
          </table:table-cell>
          <table:table-cell table:formula="of:=LEFT([.C73];FIND([.B73];[.C73];1)-1)">
            <text:p/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4]);LEN(CONCATENATE(&quot;./&quot;;[.$C74]))-FIND(&quot;$$$&quot;;SUBSTITUTE(CONCATENATE(&quot;./&quot;;[.$C74]);&quot;/&quot;;&quot;$$$&quot;;LEN(CONCATENATE(&quot;./&quot;;[.$C74]))-LEN(SUBSTITUTE(CONCATENATE(&quot;./&quot;;[.$C74])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chodba/DSC_7548.jpg</text:p>
          </table:table-cell>
          <table:table-cell table:formula="of:=LEFT([.C74];FIND([.B74];[.C74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5]);LEN(CONCATENATE(&quot;./&quot;;[.$C75]))-FIND(&quot;$$$&quot;;SUBSTITUTE(CONCATENATE(&quot;./&quot;;[.$C75]);&quot;/&quot;;&quot;$$$&quot;;LEN(CONCATENATE(&quot;./&quot;;[.$C75]))-LEN(SUBSTITUTE(CONCATENATE(&quot;./&quot;;[.$C75])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chodba/DSC_7542.jpg</text:p>
          </table:table-cell>
          <table:table-cell table:formula="of:=LEFT([.C75];FIND([.B75];[.C75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6]);LEN(CONCATENATE(&quot;./&quot;;[.$C76]))-FIND(&quot;$$$&quot;;SUBSTITUTE(CONCATENATE(&quot;./&quot;;[.$C76]);&quot;/&quot;;&quot;$$$&quot;;LEN(CONCATENATE(&quot;./&quot;;[.$C76]))-LEN(SUBSTITUTE(CONCATENATE(&quot;./&quot;;[.$C76])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chodba/skrin/_APE0739.jpg</text:p>
          </table:table-cell>
          <table:table-cell table:formula="of:=LEFT([.C76];FIND([.B76];[.C76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7]);LEN(CONCATENATE(&quot;./&quot;;[.$C77]))-FIND(&quot;$$$&quot;;SUBSTITUTE(CONCATENATE(&quot;./&quot;;[.$C77]);&quot;/&quot;;&quot;$$$&quot;;LEN(CONCATENATE(&quot;./&quot;;[.$C77]))-LEN(SUBSTITUTE(CONCATENATE(&quot;./&quot;;[.$C77])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chodba/skrin/_APE0736.jpg</text:p>
          </table:table-cell>
          <table:table-cell table:formula="of:=LEFT([.C77];FIND([.B77];[.C77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8]);LEN(CONCATENATE(&quot;./&quot;;[.$C78]))-FIND(&quot;$$$&quot;;SUBSTITUTE(CONCATENATE(&quot;./&quot;;[.$C78]);&quot;/&quot;;&quot;$$$&quot;;LEN(CONCATENATE(&quot;./&quot;;[.$C78]))-LEN(SUBSTITUTE(CONCATENATE(&quot;./&quot;;[.$C78])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chodba/skrin/_APE0737.jpg</text:p>
          </table:table-cell>
          <table:table-cell table:formula="of:=LEFT([.C78];FIND([.B78];[.C78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79]);LEN(CONCATENATE(&quot;./&quot;;[.$C79]))-FIND(&quot;$$$&quot;;SUBSTITUTE(CONCATENATE(&quot;./&quot;;[.$C79]);&quot;/&quot;;&quot;$$$&quot;;LEN(CONCATENATE(&quot;./&quot;;[.$C79]))-LEN(SUBSTITUTE(CONCATENATE(&quot;./&quot;;[.$C79])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chodba/skrin/_APE0740.jpg</text:p>
          </table:table-cell>
          <table:table-cell table:formula="of:=LEFT([.C79];FIND([.B79];[.C79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0]);LEN(CONCATENATE(&quot;./&quot;;[.$C80]))-FIND(&quot;$$$&quot;;SUBSTITUTE(CONCATENATE(&quot;./&quot;;[.$C80]);&quot;/&quot;;&quot;$$$&quot;;LEN(CONCATENATE(&quot;./&quot;;[.$C80]))-LEN(SUBSTITUTE(CONCATENATE(&quot;./&quot;;[.$C80])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chodba/skrin/_APE0738.jpg</text:p>
          </table:table-cell>
          <table:table-cell table:formula="of:=LEFT([.C80];FIND([.B80];[.C80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1]);LEN(CONCATENATE(&quot;./&quot;;[.$C81]))-FIND(&quot;$$$&quot;;SUBSTITUTE(CONCATENATE(&quot;./&quot;;[.$C81]);&quot;/&quot;;&quot;$$$&quot;;LEN(CONCATENATE(&quot;./&quot;;[.$C81]))-LEN(SUBSTITUTE(CONCATENATE(&quot;./&quot;;[.$C81])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chodba/20140625_0020.jpg</text:p>
          </table:table-cell>
          <table:table-cell table:formula="of:=LEFT([.C81];FIND([.B81];[.C81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2]);LEN(CONCATENATE(&quot;./&quot;;[.$C82]))-FIND(&quot;$$$&quot;;SUBSTITUTE(CONCATENATE(&quot;./&quot;;[.$C82]);&quot;/&quot;;&quot;$$$&quot;;LEN(CONCATENATE(&quot;./&quot;;[.$C82]))-LEN(SUBSTITUTE(CONCATENATE(&quot;./&quot;;[.$C82])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chodba/DSC_7547.jpg</text:p>
          </table:table-cell>
          <table:table-cell table:formula="of:=LEFT([.C82];FIND([.B82];[.C82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3]);LEN(CONCATENATE(&quot;./&quot;;[.$C83]))-FIND(&quot;$$$&quot;;SUBSTITUTE(CONCATENATE(&quot;./&quot;;[.$C83]);&quot;/&quot;;&quot;$$$&quot;;LEN(CONCATENATE(&quot;./&quot;;[.$C83]))-LEN(SUBSTITUTE(CONCATENATE(&quot;./&quot;;[.$C83])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chodba/_APE0743.jpg</text:p>
          </table:table-cell>
          <table:table-cell table:formula="of:=LEFT([.C83];FIND([.B83];[.C83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4]);LEN(CONCATENATE(&quot;./&quot;;[.$C84]))-FIND(&quot;$$$&quot;;SUBSTITUTE(CONCATENATE(&quot;./&quot;;[.$C84]);&quot;/&quot;;&quot;$$$&quot;;LEN(CONCATENATE(&quot;./&quot;;[.$C84]))-LEN(SUBSTITUTE(CONCATENATE(&quot;./&quot;;[.$C84])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chodba/_APE0746.jpg</text:p>
          </table:table-cell>
          <table:table-cell table:formula="of:=LEFT([.C84];FIND([.B84];[.C84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5]);LEN(CONCATENATE(&quot;./&quot;;[.$C85]))-FIND(&quot;$$$&quot;;SUBSTITUTE(CONCATENATE(&quot;./&quot;;[.$C85]);&quot;/&quot;;&quot;$$$&quot;;LEN(CONCATENATE(&quot;./&quot;;[.$C85]))-LEN(SUBSTITUTE(CONCATENATE(&quot;./&quot;;[.$C85])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chodba/_APE0742.jpg</text:p>
          </table:table-cell>
          <table:table-cell table:formula="of:=LEFT([.C85];FIND([.B85];[.C85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6]);LEN(CONCATENATE(&quot;./&quot;;[.$C86]))-FIND(&quot;$$$&quot;;SUBSTITUTE(CONCATENATE(&quot;./&quot;;[.$C86]);&quot;/&quot;;&quot;$$$&quot;;LEN(CONCATENATE(&quot;./&quot;;[.$C86]))-LEN(SUBSTITUTE(CONCATENATE(&quot;./&quot;;[.$C86])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chodba/_APE0748.jpg</text:p>
          </table:table-cell>
          <table:table-cell table:formula="of:=LEFT([.C86];FIND([.B86];[.C86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7]);LEN(CONCATENATE(&quot;./&quot;;[.$C87]))-FIND(&quot;$$$&quot;;SUBSTITUTE(CONCATENATE(&quot;./&quot;;[.$C87]);&quot;/&quot;;&quot;$$$&quot;;LEN(CONCATENATE(&quot;./&quot;;[.$C87]))-LEN(SUBSTITUTE(CONCATENATE(&quot;./&quot;;[.$C87])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chodba/20140625_0013.jpg</text:p>
          </table:table-cell>
          <table:table-cell table:formula="of:=LEFT([.C87];FIND([.B87];[.C87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8]);LEN(CONCATENATE(&quot;./&quot;;[.$C88]))-FIND(&quot;$$$&quot;;SUBSTITUTE(CONCATENATE(&quot;./&quot;;[.$C88]);&quot;/&quot;;&quot;$$$&quot;;LEN(CONCATENATE(&quot;./&quot;;[.$C88]))-LEN(SUBSTITUTE(CONCATENATE(&quot;./&quot;;[.$C88])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chodba/_APE0823.jpg</text:p>
          </table:table-cell>
          <table:table-cell table:formula="of:=LEFT([.C88];FIND([.B88];[.C88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89]);LEN(CONCATENATE(&quot;./&quot;;[.$C89]))-FIND(&quot;$$$&quot;;SUBSTITUTE(CONCATENATE(&quot;./&quot;;[.$C89]);&quot;/&quot;;&quot;$$$&quot;;LEN(CONCATENATE(&quot;./&quot;;[.$C89]))-LEN(SUBSTITUTE(CONCATENATE(&quot;./&quot;;[.$C89])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chodba/_APE0747.jpg</text:p>
          </table:table-cell>
          <table:table-cell table:formula="of:=LEFT([.C89];FIND([.B89];[.C89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0]);LEN(CONCATENATE(&quot;./&quot;;[.$C90]))-FIND(&quot;$$$&quot;;SUBSTITUTE(CONCATENATE(&quot;./&quot;;[.$C90]);&quot;/&quot;;&quot;$$$&quot;;LEN(CONCATENATE(&quot;./&quot;;[.$C90]))-LEN(SUBSTITUTE(CONCATENATE(&quot;./&quot;;[.$C90])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chodba/DSC_7546.jpg</text:p>
          </table:table-cell>
          <table:table-cell table:formula="of:=LEFT([.C90];FIND([.B90];[.C90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1]);LEN(CONCATENATE(&quot;./&quot;;[.$C91]))-FIND(&quot;$$$&quot;;SUBSTITUTE(CONCATENATE(&quot;./&quot;;[.$C91]);&quot;/&quot;;&quot;$$$&quot;;LEN(CONCATENATE(&quot;./&quot;;[.$C91]))-LEN(SUBSTITUTE(CONCATENATE(&quot;./&quot;;[.$C91])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chodba/_APE0745.jpg</text:p>
          </table:table-cell>
          <table:table-cell table:formula="of:=LEFT([.C91];FIND([.B91];[.C91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2]);LEN(CONCATENATE(&quot;./&quot;;[.$C92]))-FIND(&quot;$$$&quot;;SUBSTITUTE(CONCATENATE(&quot;./&quot;;[.$C92]);&quot;/&quot;;&quot;$$$&quot;;LEN(CONCATENATE(&quot;./&quot;;[.$C92]))-LEN(SUBSTITUTE(CONCATENATE(&quot;./&quot;;[.$C92])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kuchyne/_APE0801.jpg</text:p>
          </table:table-cell>
          <table:table-cell table:formula="of:=LEFT([.C92];FIND([.B92];[.C92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3]);LEN(CONCATENATE(&quot;./&quot;;[.$C93]))-FIND(&quot;$$$&quot;;SUBSTITUTE(CONCATENATE(&quot;./&quot;;[.$C93]);&quot;/&quot;;&quot;$$$&quot;;LEN(CONCATENATE(&quot;./&quot;;[.$C93]))-LEN(SUBSTITUTE(CONCATENATE(&quot;./&quot;;[.$C93])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kuchyne/_APE0788.jpg</text:p>
          </table:table-cell>
          <table:table-cell table:formula="of:=LEFT([.C93];FIND([.B93];[.C93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4]);LEN(CONCATENATE(&quot;./&quot;;[.$C94]))-FIND(&quot;$$$&quot;;SUBSTITUTE(CONCATENATE(&quot;./&quot;;[.$C94]);&quot;/&quot;;&quot;$$$&quot;;LEN(CONCATENATE(&quot;./&quot;;[.$C94]))-LEN(SUBSTITUTE(CONCATENATE(&quot;./&quot;;[.$C94])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kuchyne/_APE0799.jpg</text:p>
          </table:table-cell>
          <table:table-cell table:formula="of:=LEFT([.C94];FIND([.B94];[.C94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5]);LEN(CONCATENATE(&quot;./&quot;;[.$C95]))-FIND(&quot;$$$&quot;;SUBSTITUTE(CONCATENATE(&quot;./&quot;;[.$C95]);&quot;/&quot;;&quot;$$$&quot;;LEN(CONCATENATE(&quot;./&quot;;[.$C95]))-LEN(SUBSTITUTE(CONCATENATE(&quot;./&quot;;[.$C95])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kuchyne/_APE0803.jpg</text:p>
          </table:table-cell>
          <table:table-cell table:formula="of:=LEFT([.C95];FIND([.B95];[.C9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6]);LEN(CONCATENATE(&quot;./&quot;;[.$C96]))-FIND(&quot;$$$&quot;;SUBSTITUTE(CONCATENATE(&quot;./&quot;;[.$C96]);&quot;/&quot;;&quot;$$$&quot;;LEN(CONCATENATE(&quot;./&quot;;[.$C96]))-LEN(SUBSTITUTE(CONCATENATE(&quot;./&quot;;[.$C96])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kuchyne/_APE0793.jpg</text:p>
          </table:table-cell>
          <table:table-cell table:formula="of:=LEFT([.C96];FIND([.B96];[.C9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7]);LEN(CONCATENATE(&quot;./&quot;;[.$C97]))-FIND(&quot;$$$&quot;;SUBSTITUTE(CONCATENATE(&quot;./&quot;;[.$C97]);&quot;/&quot;;&quot;$$$&quot;;LEN(CONCATENATE(&quot;./&quot;;[.$C97]))-LEN(SUBSTITUTE(CONCATENATE(&quot;./&quot;;[.$C97])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kuchyne/_APE0795.jpg</text:p>
          </table:table-cell>
          <table:table-cell table:formula="of:=LEFT([.C97];FIND([.B97];[.C97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8]);LEN(CONCATENATE(&quot;./&quot;;[.$C98]))-FIND(&quot;$$$&quot;;SUBSTITUTE(CONCATENATE(&quot;./&quot;;[.$C98]);&quot;/&quot;;&quot;$$$&quot;;LEN(CONCATENATE(&quot;./&quot;;[.$C98]))-LEN(SUBSTITUTE(CONCATENATE(&quot;./&quot;;[.$C98])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kuchyne/20140625_0021.jpg</text:p>
          </table:table-cell>
          <table:table-cell table:formula="of:=LEFT([.C98];FIND([.B98];[.C98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99]);LEN(CONCATENATE(&quot;./&quot;;[.$C99]))-FIND(&quot;$$$&quot;;SUBSTITUTE(CONCATENATE(&quot;./&quot;;[.$C99]);&quot;/&quot;;&quot;$$$&quot;;LEN(CONCATENATE(&quot;./&quot;;[.$C99]))-LEN(SUBSTITUTE(CONCATENATE(&quot;./&quot;;[.$C99])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kuchyne/_APE0818.jpg</text:p>
          </table:table-cell>
          <table:table-cell table:formula="of:=LEFT([.C99];FIND([.B99];[.C99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0]);LEN(CONCATENATE(&quot;./&quot;;[.$C100]))-FIND(&quot;$$$&quot;;SUBSTITUTE(CONCATENATE(&quot;./&quot;;[.$C100]);&quot;/&quot;;&quot;$$$&quot;;LEN(CONCATENATE(&quot;./&quot;;[.$C100]))-LEN(SUBSTITUTE(CONCATENATE(&quot;./&quot;;[.$C100])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kuchyne/spotrebice/_APE0792.jpg</text:p>
          </table:table-cell>
          <table:table-cell table:formula="of:=LEFT([.C100];FIND([.B100];[.C100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1]);LEN(CONCATENATE(&quot;./&quot;;[.$C101]))-FIND(&quot;$$$&quot;;SUBSTITUTE(CONCATENATE(&quot;./&quot;;[.$C101]);&quot;/&quot;;&quot;$$$&quot;;LEN(CONCATENATE(&quot;./&quot;;[.$C101]))-LEN(SUBSTITUTE(CONCATENATE(&quot;./&quot;;[.$C101])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kuchyne/spotrebice/_APE0798.jpg</text:p>
          </table:table-cell>
          <table:table-cell table:formula="of:=LEFT([.C101];FIND([.B101];[.C101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2]);LEN(CONCATENATE(&quot;./&quot;;[.$C102]))-FIND(&quot;$$$&quot;;SUBSTITUTE(CONCATENATE(&quot;./&quot;;[.$C102]);&quot;/&quot;;&quot;$$$&quot;;LEN(CONCATENATE(&quot;./&quot;;[.$C102]))-LEN(SUBSTITUTE(CONCATENATE(&quot;./&quot;;[.$C102])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kuchyne/spotrebice/_APE0812.jpg</text:p>
          </table:table-cell>
          <table:table-cell table:formula="of:=LEFT([.C102];FIND([.B102];[.C102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3]);LEN(CONCATENATE(&quot;./&quot;;[.$C103]))-FIND(&quot;$$$&quot;;SUBSTITUTE(CONCATENATE(&quot;./&quot;;[.$C103]);&quot;/&quot;;&quot;$$$&quot;;LEN(CONCATENATE(&quot;./&quot;;[.$C103]))-LEN(SUBSTITUTE(CONCATENATE(&quot;./&quot;;[.$C103])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kuchyne/spotrebice/_APE0817.jpg</text:p>
          </table:table-cell>
          <table:table-cell table:formula="of:=LEFT([.C103];FIND([.B103];[.C103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4]);LEN(CONCATENATE(&quot;./&quot;;[.$C104]))-FIND(&quot;$$$&quot;;SUBSTITUTE(CONCATENATE(&quot;./&quot;;[.$C104]);&quot;/&quot;;&quot;$$$&quot;;LEN(CONCATENATE(&quot;./&quot;;[.$C104]))-LEN(SUBSTITUTE(CONCATENATE(&quot;./&quot;;[.$C104])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kuchyne/spotrebice/DSC_7509.jpg</text:p>
          </table:table-cell>
          <table:table-cell table:formula="of:=LEFT([.C104];FIND([.B104];[.C104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5]);LEN(CONCATENATE(&quot;./&quot;;[.$C105]))-FIND(&quot;$$$&quot;;SUBSTITUTE(CONCATENATE(&quot;./&quot;;[.$C105]);&quot;/&quot;;&quot;$$$&quot;;LEN(CONCATENATE(&quot;./&quot;;[.$C105]))-LEN(SUBSTITUTE(CONCATENATE(&quot;./&quot;;[.$C105])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kuchyne/20140625_0023.jpg</text:p>
          </table:table-cell>
          <table:table-cell table:formula="of:=LEFT([.C105];FIND([.B105];[.C10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6]);LEN(CONCATENATE(&quot;./&quot;;[.$C106]))-FIND(&quot;$$$&quot;;SUBSTITUTE(CONCATENATE(&quot;./&quot;;[.$C106]);&quot;/&quot;;&quot;$$$&quot;;LEN(CONCATENATE(&quot;./&quot;;[.$C106]))-LEN(SUBSTITUTE(CONCATENATE(&quot;./&quot;;[.$C106])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kuchyne/_APE0800.jpg</text:p>
          </table:table-cell>
          <table:table-cell table:formula="of:=LEFT([.C106];FIND([.B106];[.C10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7]);LEN(CONCATENATE(&quot;./&quot;;[.$C107]))-FIND(&quot;$$$&quot;;SUBSTITUTE(CONCATENATE(&quot;./&quot;;[.$C107]);&quot;/&quot;;&quot;$$$&quot;;LEN(CONCATENATE(&quot;./&quot;;[.$C107]))-LEN(SUBSTITUTE(CONCATENATE(&quot;./&quot;;[.$C107])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kuchyne/vybaveni/DSC_7508.jpg</text:p>
          </table:table-cell>
          <table:table-cell table:formula="of:=LEFT([.C107];FIND([.B107];[.C10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8]);LEN(CONCATENATE(&quot;./&quot;;[.$C108]))-FIND(&quot;$$$&quot;;SUBSTITUTE(CONCATENATE(&quot;./&quot;;[.$C108]);&quot;/&quot;;&quot;$$$&quot;;LEN(CONCATENATE(&quot;./&quot;;[.$C108]))-LEN(SUBSTITUTE(CONCATENATE(&quot;./&quot;;[.$C108])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kuchyne/vybaveni/_APE0791.jpg</text:p>
          </table:table-cell>
          <table:table-cell table:formula="of:=LEFT([.C108];FIND([.B108];[.C10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09]);LEN(CONCATENATE(&quot;./&quot;;[.$C109]))-FIND(&quot;$$$&quot;;SUBSTITUTE(CONCATENATE(&quot;./&quot;;[.$C109]);&quot;/&quot;;&quot;$$$&quot;;LEN(CONCATENATE(&quot;./&quot;;[.$C109]))-LEN(SUBSTITUTE(CONCATENATE(&quot;./&quot;;[.$C109])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kuchyne/vybaveni/DSC_7502.jpg</text:p>
          </table:table-cell>
          <table:table-cell table:formula="of:=LEFT([.C109];FIND([.B109];[.C10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0]);LEN(CONCATENATE(&quot;./&quot;;[.$C110]))-FIND(&quot;$$$&quot;;SUBSTITUTE(CONCATENATE(&quot;./&quot;;[.$C110]);&quot;/&quot;;&quot;$$$&quot;;LEN(CONCATENATE(&quot;./&quot;;[.$C110]))-LEN(SUBSTITUTE(CONCATENATE(&quot;./&quot;;[.$C110])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kuchyne/vybaveni/DSC_7492.jpg</text:p>
          </table:table-cell>
          <table:table-cell table:formula="of:=LEFT([.C110];FIND([.B110];[.C11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1]);LEN(CONCATENATE(&quot;./&quot;;[.$C111]))-FIND(&quot;$$$&quot;;SUBSTITUTE(CONCATENATE(&quot;./&quot;;[.$C111]);&quot;/&quot;;&quot;$$$&quot;;LEN(CONCATENATE(&quot;./&quot;;[.$C111]))-LEN(SUBSTITUTE(CONCATENATE(&quot;./&quot;;[.$C111])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kuchyne/vybaveni/DSC_7512.jpg</text:p>
          </table:table-cell>
          <table:table-cell table:formula="of:=LEFT([.C111];FIND([.B111];[.C11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2]);LEN(CONCATENATE(&quot;./&quot;;[.$C112]))-FIND(&quot;$$$&quot;;SUBSTITUTE(CONCATENATE(&quot;./&quot;;[.$C112]);&quot;/&quot;;&quot;$$$&quot;;LEN(CONCATENATE(&quot;./&quot;;[.$C112]))-LEN(SUBSTITUTE(CONCATENATE(&quot;./&quot;;[.$C112])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kuchyne/vybaveni/DSC_7517.jpg</text:p>
          </table:table-cell>
          <table:table-cell table:formula="of:=LEFT([.C112];FIND([.B112];[.C11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3]);LEN(CONCATENATE(&quot;./&quot;;[.$C113]))-FIND(&quot;$$$&quot;;SUBSTITUTE(CONCATENATE(&quot;./&quot;;[.$C113]);&quot;/&quot;;&quot;$$$&quot;;LEN(CONCATENATE(&quot;./&quot;;[.$C113]))-LEN(SUBSTITUTE(CONCATENATE(&quot;./&quot;;[.$C113])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kuchyne/vybaveni/_APE0797.jpg</text:p>
          </table:table-cell>
          <table:table-cell table:formula="of:=LEFT([.C113];FIND([.B113];[.C113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4]);LEN(CONCATENATE(&quot;./&quot;;[.$C114]))-FIND(&quot;$$$&quot;;SUBSTITUTE(CONCATENATE(&quot;./&quot;;[.$C114]);&quot;/&quot;;&quot;$$$&quot;;LEN(CONCATENATE(&quot;./&quot;;[.$C114]))-LEN(SUBSTITUTE(CONCATENATE(&quot;./&quot;;[.$C114])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kuchyne/vybaveni/DSC_7510.jpg</text:p>
          </table:table-cell>
          <table:table-cell table:formula="of:=LEFT([.C114];FIND([.B114];[.C114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5]);LEN(CONCATENATE(&quot;./&quot;;[.$C115]))-FIND(&quot;$$$&quot;;SUBSTITUTE(CONCATENATE(&quot;./&quot;;[.$C115]);&quot;/&quot;;&quot;$$$&quot;;LEN(CONCATENATE(&quot;./&quot;;[.$C115]))-LEN(SUBSTITUTE(CONCATENATE(&quot;./&quot;;[.$C115])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kuchyne/vybaveni/DSC_7493.jpg</text:p>
          </table:table-cell>
          <table:table-cell table:formula="of:=LEFT([.C115];FIND([.B115];[.C115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6]);LEN(CONCATENATE(&quot;./&quot;;[.$C116]))-FIND(&quot;$$$&quot;;SUBSTITUTE(CONCATENATE(&quot;./&quot;;[.$C116]);&quot;/&quot;;&quot;$$$&quot;;LEN(CONCATENATE(&quot;./&quot;;[.$C116]))-LEN(SUBSTITUTE(CONCATENATE(&quot;./&quot;;[.$C116])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kuchyne/vybaveni/DSC_7503.jpg</text:p>
          </table:table-cell>
          <table:table-cell table:formula="of:=LEFT([.C116];FIND([.B116];[.C116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7]);LEN(CONCATENATE(&quot;./&quot;;[.$C117]))-FIND(&quot;$$$&quot;;SUBSTITUTE(CONCATENATE(&quot;./&quot;;[.$C117]);&quot;/&quot;;&quot;$$$&quot;;LEN(CONCATENATE(&quot;./&quot;;[.$C117]))-LEN(SUBSTITUTE(CONCATENATE(&quot;./&quot;;[.$C117])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kuchyne/vybaveni/DSC_7513.jpg</text:p>
          </table:table-cell>
          <table:table-cell table:formula="of:=LEFT([.C117];FIND([.B117];[.C11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8]);LEN(CONCATENATE(&quot;./&quot;;[.$C118]))-FIND(&quot;$$$&quot;;SUBSTITUTE(CONCATENATE(&quot;./&quot;;[.$C118]);&quot;/&quot;;&quot;$$$&quot;;LEN(CONCATENATE(&quot;./&quot;;[.$C118]))-LEN(SUBSTITUTE(CONCATENATE(&quot;./&quot;;[.$C118])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kuchyne/vybaveni/DSC_7497.jpg</text:p>
          </table:table-cell>
          <table:table-cell table:formula="of:=LEFT([.C118];FIND([.B118];[.C11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19]);LEN(CONCATENATE(&quot;./&quot;;[.$C119]))-FIND(&quot;$$$&quot;;SUBSTITUTE(CONCATENATE(&quot;./&quot;;[.$C119]);&quot;/&quot;;&quot;$$$&quot;;LEN(CONCATENATE(&quot;./&quot;;[.$C119]))-LEN(SUBSTITUTE(CONCATENATE(&quot;./&quot;;[.$C119])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kuchyne/vybaveni/DSC_7490.jpg</text:p>
          </table:table-cell>
          <table:table-cell table:formula="of:=LEFT([.C119];FIND([.B119];[.C11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0]);LEN(CONCATENATE(&quot;./&quot;;[.$C120]))-FIND(&quot;$$$&quot;;SUBSTITUTE(CONCATENATE(&quot;./&quot;;[.$C120]);&quot;/&quot;;&quot;$$$&quot;;LEN(CONCATENATE(&quot;./&quot;;[.$C120]))-LEN(SUBSTITUTE(CONCATENATE(&quot;./&quot;;[.$C120])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kuchyne/vybaveni/DSC_7496.jpg</text:p>
          </table:table-cell>
          <table:table-cell table:formula="of:=LEFT([.C120];FIND([.B120];[.C12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1]);LEN(CONCATENATE(&quot;./&quot;;[.$C121]))-FIND(&quot;$$$&quot;;SUBSTITUTE(CONCATENATE(&quot;./&quot;;[.$C121]);&quot;/&quot;;&quot;$$$&quot;;LEN(CONCATENATE(&quot;./&quot;;[.$C121]))-LEN(SUBSTITUTE(CONCATENATE(&quot;./&quot;;[.$C121])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kuchyne/vybaveni/DSC_7498.jpg</text:p>
          </table:table-cell>
          <table:table-cell table:formula="of:=LEFT([.C121];FIND([.B121];[.C12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2]);LEN(CONCATENATE(&quot;./&quot;;[.$C122]))-FIND(&quot;$$$&quot;;SUBSTITUTE(CONCATENATE(&quot;./&quot;;[.$C122]);&quot;/&quot;;&quot;$$$&quot;;LEN(CONCATENATE(&quot;./&quot;;[.$C122]))-LEN(SUBSTITUTE(CONCATENATE(&quot;./&quot;;[.$C122])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kuchyne/vybaveni/DSC_7494.jpg</text:p>
          </table:table-cell>
          <table:table-cell table:formula="of:=LEFT([.C122];FIND([.B122];[.C12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3]);LEN(CONCATENATE(&quot;./&quot;;[.$C123]))-FIND(&quot;$$$&quot;;SUBSTITUTE(CONCATENATE(&quot;./&quot;;[.$C123]);&quot;/&quot;;&quot;$$$&quot;;LEN(CONCATENATE(&quot;./&quot;;[.$C123]))-LEN(SUBSTITUTE(CONCATENATE(&quot;./&quot;;[.$C123])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kuchyne/vybaveni/DSC_7491.jpg</text:p>
          </table:table-cell>
          <table:table-cell table:formula="of:=LEFT([.C123];FIND([.B123];[.C123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4]);LEN(CONCATENATE(&quot;./&quot;;[.$C124]))-FIND(&quot;$$$&quot;;SUBSTITUTE(CONCATENATE(&quot;./&quot;;[.$C124]);&quot;/&quot;;&quot;$$$&quot;;LEN(CONCATENATE(&quot;./&quot;;[.$C124]))-LEN(SUBSTITUTE(CONCATENATE(&quot;./&quot;;[.$C124])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kuchyne/vybaveni/DSC_7504.jpg</text:p>
          </table:table-cell>
          <table:table-cell table:formula="of:=LEFT([.C124];FIND([.B124];[.C124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5]);LEN(CONCATENATE(&quot;./&quot;;[.$C125]))-FIND(&quot;$$$&quot;;SUBSTITUTE(CONCATENATE(&quot;./&quot;;[.$C125]);&quot;/&quot;;&quot;$$$&quot;;LEN(CONCATENATE(&quot;./&quot;;[.$C125]))-LEN(SUBSTITUTE(CONCATENATE(&quot;./&quot;;[.$C125])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kuchyne/vybaveni/DSC_7514.jpg</text:p>
          </table:table-cell>
          <table:table-cell table:formula="of:=LEFT([.C125];FIND([.B125];[.C125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6]);LEN(CONCATENATE(&quot;./&quot;;[.$C126]))-FIND(&quot;$$$&quot;;SUBSTITUTE(CONCATENATE(&quot;./&quot;;[.$C126]);&quot;/&quot;;&quot;$$$&quot;;LEN(CONCATENATE(&quot;./&quot;;[.$C126]))-LEN(SUBSTITUTE(CONCATENATE(&quot;./&quot;;[.$C126])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kuchyne/vybaveni/DSC_7511.jpg</text:p>
          </table:table-cell>
          <table:table-cell table:formula="of:=LEFT([.C126];FIND([.B126];[.C126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7]);LEN(CONCATENATE(&quot;./&quot;;[.$C127]))-FIND(&quot;$$$&quot;;SUBSTITUTE(CONCATENATE(&quot;./&quot;;[.$C127]);&quot;/&quot;;&quot;$$$&quot;;LEN(CONCATENATE(&quot;./&quot;;[.$C127]))-LEN(SUBSTITUTE(CONCATENATE(&quot;./&quot;;[.$C127])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kuchyne/vybaveni/DSC_7482.jpg</text:p>
          </table:table-cell>
          <table:table-cell table:formula="of:=LEFT([.C127];FIND([.B127];[.C12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8]);LEN(CONCATENATE(&quot;./&quot;;[.$C128]))-FIND(&quot;$$$&quot;;SUBSTITUTE(CONCATENATE(&quot;./&quot;;[.$C128]);&quot;/&quot;;&quot;$$$&quot;;LEN(CONCATENATE(&quot;./&quot;;[.$C128]))-LEN(SUBSTITUTE(CONCATENATE(&quot;./&quot;;[.$C128])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kuchyne/vybaveni/DSC_7489.jpg</text:p>
          </table:table-cell>
          <table:table-cell table:formula="of:=LEFT([.C128];FIND([.B128];[.C12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29]);LEN(CONCATENATE(&quot;./&quot;;[.$C129]))-FIND(&quot;$$$&quot;;SUBSTITUTE(CONCATENATE(&quot;./&quot;;[.$C129]);&quot;/&quot;;&quot;$$$&quot;;LEN(CONCATENATE(&quot;./&quot;;[.$C129]))-LEN(SUBSTITUTE(CONCATENATE(&quot;./&quot;;[.$C129])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kuchyne/vybaveni/DSC_7499.jpg</text:p>
          </table:table-cell>
          <table:table-cell table:formula="of:=LEFT([.C129];FIND([.B129];[.C12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0]);LEN(CONCATENATE(&quot;./&quot;;[.$C130]))-FIND(&quot;$$$&quot;;SUBSTITUTE(CONCATENATE(&quot;./&quot;;[.$C130]);&quot;/&quot;;&quot;$$$&quot;;LEN(CONCATENATE(&quot;./&quot;;[.$C130]))-LEN(SUBSTITUTE(CONCATENATE(&quot;./&quot;;[.$C130])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kuchyne/vybaveni/DSC_7495.jpg</text:p>
          </table:table-cell>
          <table:table-cell table:formula="of:=LEFT([.C130];FIND([.B130];[.C13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1]);LEN(CONCATENATE(&quot;./&quot;;[.$C131]))-FIND(&quot;$$$&quot;;SUBSTITUTE(CONCATENATE(&quot;./&quot;;[.$C131]);&quot;/&quot;;&quot;$$$&quot;;LEN(CONCATENATE(&quot;./&quot;;[.$C131]))-LEN(SUBSTITUTE(CONCATENATE(&quot;./&quot;;[.$C131])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kuchyne/vybaveni/DSC_7505.jpg</text:p>
          </table:table-cell>
          <table:table-cell table:formula="of:=LEFT([.C131];FIND([.B131];[.C13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2]);LEN(CONCATENATE(&quot;./&quot;;[.$C132]))-FIND(&quot;$$$&quot;;SUBSTITUTE(CONCATENATE(&quot;./&quot;;[.$C132]);&quot;/&quot;;&quot;$$$&quot;;LEN(CONCATENATE(&quot;./&quot;;[.$C132]))-LEN(SUBSTITUTE(CONCATENATE(&quot;./&quot;;[.$C132])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kuchyne/vybaveni/_APE0808.jpg</text:p>
          </table:table-cell>
          <table:table-cell table:formula="of:=LEFT([.C132];FIND([.B132];[.C13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3]);LEN(CONCATENATE(&quot;./&quot;;[.$C133]))-FIND(&quot;$$$&quot;;SUBSTITUTE(CONCATENATE(&quot;./&quot;;[.$C133]);&quot;/&quot;;&quot;$$$&quot;;LEN(CONCATENATE(&quot;./&quot;;[.$C133]))-LEN(SUBSTITUTE(CONCATENATE(&quot;./&quot;;[.$C133])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kuchyne/_APE0805.jpg</text:p>
          </table:table-cell>
          <table:table-cell table:formula="of:=LEFT([.C133];FIND([.B133];[.C133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4]);LEN(CONCATENATE(&quot;./&quot;;[.$C134]))-FIND(&quot;$$$&quot;;SUBSTITUTE(CONCATENATE(&quot;./&quot;;[.$C134]);&quot;/&quot;;&quot;$$$&quot;;LEN(CONCATENATE(&quot;./&quot;;[.$C134]))-LEN(SUBSTITUTE(CONCATENATE(&quot;./&quot;;[.$C134])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kuchyne/_APE0796.jpg</text:p>
          </table:table-cell>
          <table:table-cell table:formula="of:=LEFT([.C134];FIND([.B134];[.C134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5]);LEN(CONCATENATE(&quot;./&quot;;[.$C135]))-FIND(&quot;$$$&quot;;SUBSTITUTE(CONCATENATE(&quot;./&quot;;[.$C135]);&quot;/&quot;;&quot;$$$&quot;;LEN(CONCATENATE(&quot;./&quot;;[.$C135]))-LEN(SUBSTITUTE(CONCATENATE(&quot;./&quot;;[.$C135])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kuchyne/20140625_0024.jpg</text:p>
          </table:table-cell>
          <table:table-cell table:formula="of:=LEFT([.C135];FIND([.B135];[.C13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6]);LEN(CONCATENATE(&quot;./&quot;;[.$C136]))-FIND(&quot;$$$&quot;;SUBSTITUTE(CONCATENATE(&quot;./&quot;;[.$C136]);&quot;/&quot;;&quot;$$$&quot;;LEN(CONCATENATE(&quot;./&quot;;[.$C136]))-LEN(SUBSTITUTE(CONCATENATE(&quot;./&quot;;[.$C136])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kuchyne/_APE0790.jpg</text:p>
          </table:table-cell>
          <table:table-cell table:formula="of:=LEFT([.C136];FIND([.B136];[.C13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7]);LEN(CONCATENATE(&quot;./&quot;;[.$C137]))-FIND(&quot;$$$&quot;;SUBSTITUTE(CONCATENATE(&quot;./&quot;;[.$C137]);&quot;/&quot;;&quot;$$$&quot;;LEN(CONCATENATE(&quot;./&quot;;[.$C137]))-LEN(SUBSTITUTE(CONCATENATE(&quot;./&quot;;[.$C137])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loznice/poskozene/_APE0838.jpg</text:p>
          </table:table-cell>
          <table:table-cell table:formula="of:=LEFT([.C137];FIND([.B137];[.C13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8]);LEN(CONCATENATE(&quot;./&quot;;[.$C138]))-FIND(&quot;$$$&quot;;SUBSTITUTE(CONCATENATE(&quot;./&quot;;[.$C138]);&quot;/&quot;;&quot;$$$&quot;;LEN(CONCATENATE(&quot;./&quot;;[.$C138]))-LEN(SUBSTITUTE(CONCATENATE(&quot;./&quot;;[.$C138])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loznice/poskozene/_APE0856.jpg</text:p>
          </table:table-cell>
          <table:table-cell table:formula="of:=LEFT([.C138];FIND([.B138];[.C13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39]);LEN(CONCATENATE(&quot;./&quot;;[.$C139]))-FIND(&quot;$$$&quot;;SUBSTITUTE(CONCATENATE(&quot;./&quot;;[.$C139]);&quot;/&quot;;&quot;$$$&quot;;LEN(CONCATENATE(&quot;./&quot;;[.$C139]))-LEN(SUBSTITUTE(CONCATENATE(&quot;./&quot;;[.$C139])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loznice/poskozene/_APE0835.jpg</text:p>
          </table:table-cell>
          <table:table-cell table:formula="of:=LEFT([.C139];FIND([.B139];[.C13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0]);LEN(CONCATENATE(&quot;./&quot;;[.$C140]))-FIND(&quot;$$$&quot;;SUBSTITUTE(CONCATENATE(&quot;./&quot;;[.$C140]);&quot;/&quot;;&quot;$$$&quot;;LEN(CONCATENATE(&quot;./&quot;;[.$C140]))-LEN(SUBSTITUTE(CONCATENATE(&quot;./&quot;;[.$C140])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loznice/poskozene/_APE0855.jpg</text:p>
          </table:table-cell>
          <table:table-cell table:formula="of:=LEFT([.C140];FIND([.B140];[.C14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1]);LEN(CONCATENATE(&quot;./&quot;;[.$C141]))-FIND(&quot;$$$&quot;;SUBSTITUTE(CONCATENATE(&quot;./&quot;;[.$C141]);&quot;/&quot;;&quot;$$$&quot;;LEN(CONCATENATE(&quot;./&quot;;[.$C141]))-LEN(SUBSTITUTE(CONCATENATE(&quot;./&quot;;[.$C141])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loznice/poskozene/_APE0839.jpg</text:p>
          </table:table-cell>
          <table:table-cell table:formula="of:=LEFT([.C141];FIND([.B141];[.C14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2]);LEN(CONCATENATE(&quot;./&quot;;[.$C142]))-FIND(&quot;$$$&quot;;SUBSTITUTE(CONCATENATE(&quot;./&quot;;[.$C142]);&quot;/&quot;;&quot;$$$&quot;;LEN(CONCATENATE(&quot;./&quot;;[.$C142]))-LEN(SUBSTITUTE(CONCATENATE(&quot;./&quot;;[.$C142])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loznice/poskozene/_APE0850.jpg</text:p>
          </table:table-cell>
          <table:table-cell table:formula="of:=LEFT([.C142];FIND([.B142];[.C14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3]);LEN(CONCATENATE(&quot;./&quot;;[.$C143]))-FIND(&quot;$$$&quot;;SUBSTITUTE(CONCATENATE(&quot;./&quot;;[.$C143]);&quot;/&quot;;&quot;$$$&quot;;LEN(CONCATENATE(&quot;./&quot;;[.$C143]))-LEN(SUBSTITUTE(CONCATENATE(&quot;./&quot;;[.$C143])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loznice/poskozene/_APE0840.jpg</text:p>
          </table:table-cell>
          <table:table-cell table:formula="of:=LEFT([.C143];FIND([.B143];[.C143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4]);LEN(CONCATENATE(&quot;./&quot;;[.$C144]))-FIND(&quot;$$$&quot;;SUBSTITUTE(CONCATENATE(&quot;./&quot;;[.$C144]);&quot;/&quot;;&quot;$$$&quot;;LEN(CONCATENATE(&quot;./&quot;;[.$C144]))-LEN(SUBSTITUTE(CONCATENATE(&quot;./&quot;;[.$C144])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loznice/poskozene/_APE0853.jpg</text:p>
          </table:table-cell>
          <table:table-cell table:formula="of:=LEFT([.C144];FIND([.B144];[.C144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5]);LEN(CONCATENATE(&quot;./&quot;;[.$C145]))-FIND(&quot;$$$&quot;;SUBSTITUTE(CONCATENATE(&quot;./&quot;;[.$C145]);&quot;/&quot;;&quot;$$$&quot;;LEN(CONCATENATE(&quot;./&quot;;[.$C145]))-LEN(SUBSTITUTE(CONCATENATE(&quot;./&quot;;[.$C145])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loznice/poskozene/_APE0845.jpg</text:p>
          </table:table-cell>
          <table:table-cell table:formula="of:=LEFT([.C145];FIND([.B145];[.C145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6]);LEN(CONCATENATE(&quot;./&quot;;[.$C146]))-FIND(&quot;$$$&quot;;SUBSTITUTE(CONCATENATE(&quot;./&quot;;[.$C146]);&quot;/&quot;;&quot;$$$&quot;;LEN(CONCATENATE(&quot;./&quot;;[.$C146]))-LEN(SUBSTITUTE(CONCATENATE(&quot;./&quot;;[.$C146])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loznice/poskozene/_APE0837.jpg</text:p>
          </table:table-cell>
          <table:table-cell table:formula="of:=LEFT([.C146];FIND([.B146];[.C146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7]);LEN(CONCATENATE(&quot;./&quot;;[.$C147]))-FIND(&quot;$$$&quot;;SUBSTITUTE(CONCATENATE(&quot;./&quot;;[.$C147]);&quot;/&quot;;&quot;$$$&quot;;LEN(CONCATENATE(&quot;./&quot;;[.$C147]))-LEN(SUBSTITUTE(CONCATENATE(&quot;./&quot;;[.$C147])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loznice/poskozene/_APE0846.jpg</text:p>
          </table:table-cell>
          <table:table-cell table:formula="of:=LEFT([.C147];FIND([.B147];[.C14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8]);LEN(CONCATENATE(&quot;./&quot;;[.$C148]))-FIND(&quot;$$$&quot;;SUBSTITUTE(CONCATENATE(&quot;./&quot;;[.$C148]);&quot;/&quot;;&quot;$$$&quot;;LEN(CONCATENATE(&quot;./&quot;;[.$C148]))-LEN(SUBSTITUTE(CONCATENATE(&quot;./&quot;;[.$C148])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loznice/poskozene/_APE0831.jpg</text:p>
          </table:table-cell>
          <table:table-cell table:formula="of:=LEFT([.C148];FIND([.B148];[.C14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49]);LEN(CONCATENATE(&quot;./&quot;;[.$C149]))-FIND(&quot;$$$&quot;;SUBSTITUTE(CONCATENATE(&quot;./&quot;;[.$C149]);&quot;/&quot;;&quot;$$$&quot;;LEN(CONCATENATE(&quot;./&quot;;[.$C149]))-LEN(SUBSTITUTE(CONCATENATE(&quot;./&quot;;[.$C149])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loznice/poskozene/_APE0836.jpg</text:p>
          </table:table-cell>
          <table:table-cell table:formula="of:=LEFT([.C149];FIND([.B149];[.C14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0]);LEN(CONCATENATE(&quot;./&quot;;[.$C150]))-FIND(&quot;$$$&quot;;SUBSTITUTE(CONCATENATE(&quot;./&quot;;[.$C150]);&quot;/&quot;;&quot;$$$&quot;;LEN(CONCATENATE(&quot;./&quot;;[.$C150]))-LEN(SUBSTITUTE(CONCATENATE(&quot;./&quot;;[.$C150])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loznice/poskozene/_APE0848.jpg</text:p>
          </table:table-cell>
          <table:table-cell table:formula="of:=LEFT([.C150];FIND([.B150];[.C15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1]);LEN(CONCATENATE(&quot;./&quot;;[.$C151]))-FIND(&quot;$$$&quot;;SUBSTITUTE(CONCATENATE(&quot;./&quot;;[.$C151]);&quot;/&quot;;&quot;$$$&quot;;LEN(CONCATENATE(&quot;./&quot;;[.$C151]))-LEN(SUBSTITUTE(CONCATENATE(&quot;./&quot;;[.$C151])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loznice/poskozene/_APE0843.jpg</text:p>
          </table:table-cell>
          <table:table-cell table:formula="of:=LEFT([.C151];FIND([.B151];[.C15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2]);LEN(CONCATENATE(&quot;./&quot;;[.$C152]))-FIND(&quot;$$$&quot;;SUBSTITUTE(CONCATENATE(&quot;./&quot;;[.$C152]);&quot;/&quot;;&quot;$$$&quot;;LEN(CONCATENATE(&quot;./&quot;;[.$C152]))-LEN(SUBSTITUTE(CONCATENATE(&quot;./&quot;;[.$C152])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loznice/poskozene/_APE0844.jpg</text:p>
          </table:table-cell>
          <table:table-cell table:formula="of:=LEFT([.C152];FIND([.B152];[.C15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3]);LEN(CONCATENATE(&quot;./&quot;;[.$C153]))-FIND(&quot;$$$&quot;;SUBSTITUTE(CONCATENATE(&quot;./&quot;;[.$C153]);&quot;/&quot;;&quot;$$$&quot;;LEN(CONCATENATE(&quot;./&quot;;[.$C153]))-LEN(SUBSTITUTE(CONCATENATE(&quot;./&quot;;[.$C153])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loznice/poskozene/_APE0854.jpg</text:p>
          </table:table-cell>
          <table:table-cell table:formula="of:=LEFT([.C153];FIND([.B153];[.C153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4]);LEN(CONCATENATE(&quot;./&quot;;[.$C154]))-FIND(&quot;$$$&quot;;SUBSTITUTE(CONCATENATE(&quot;./&quot;;[.$C154]);&quot;/&quot;;&quot;$$$&quot;;LEN(CONCATENATE(&quot;./&quot;;[.$C154]))-LEN(SUBSTITUTE(CONCATENATE(&quot;./&quot;;[.$C154])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loznice/poskozene/_APE0832.jpg</text:p>
          </table:table-cell>
          <table:table-cell table:formula="of:=LEFT([.C154];FIND([.B154];[.C154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5]);LEN(CONCATENATE(&quot;./&quot;;[.$C155]))-FIND(&quot;$$$&quot;;SUBSTITUTE(CONCATENATE(&quot;./&quot;;[.$C155]);&quot;/&quot;;&quot;$$$&quot;;LEN(CONCATENATE(&quot;./&quot;;[.$C155]))-LEN(SUBSTITUTE(CONCATENATE(&quot;./&quot;;[.$C155])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loznice/poskozene/_APE0852.jpg</text:p>
          </table:table-cell>
          <table:table-cell table:formula="of:=LEFT([.C155];FIND([.B155];[.C155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6]);LEN(CONCATENATE(&quot;./&quot;;[.$C156]))-FIND(&quot;$$$&quot;;SUBSTITUTE(CONCATENATE(&quot;./&quot;;[.$C156]);&quot;/&quot;;&quot;$$$&quot;;LEN(CONCATENATE(&quot;./&quot;;[.$C156]))-LEN(SUBSTITUTE(CONCATENATE(&quot;./&quot;;[.$C156])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loznice/poskozene/_APE0841.jpg</text:p>
          </table:table-cell>
          <table:table-cell table:formula="of:=LEFT([.C156];FIND([.B156];[.C156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7]);LEN(CONCATENATE(&quot;./&quot;;[.$C157]))-FIND(&quot;$$$&quot;;SUBSTITUTE(CONCATENATE(&quot;./&quot;;[.$C157]);&quot;/&quot;;&quot;$$$&quot;;LEN(CONCATENATE(&quot;./&quot;;[.$C157]))-LEN(SUBSTITUTE(CONCATENATE(&quot;./&quot;;[.$C157])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loznice/poskozene/_APE0847.jpg</text:p>
          </table:table-cell>
          <table:table-cell table:formula="of:=LEFT([.C157];FIND([.B157];[.C15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8]);LEN(CONCATENATE(&quot;./&quot;;[.$C158]))-FIND(&quot;$$$&quot;;SUBSTITUTE(CONCATENATE(&quot;./&quot;;[.$C158]);&quot;/&quot;;&quot;$$$&quot;;LEN(CONCATENATE(&quot;./&quot;;[.$C158]))-LEN(SUBSTITUTE(CONCATENATE(&quot;./&quot;;[.$C158])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loznice/poskozene/_APE0842.jpg</text:p>
          </table:table-cell>
          <table:table-cell table:formula="of:=LEFT([.C158];FIND([.B158];[.C15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59]);LEN(CONCATENATE(&quot;./&quot;;[.$C159]))-FIND(&quot;$$$&quot;;SUBSTITUTE(CONCATENATE(&quot;./&quot;;[.$C159]);&quot;/&quot;;&quot;$$$&quot;;LEN(CONCATENATE(&quot;./&quot;;[.$C159]))-LEN(SUBSTITUTE(CONCATENATE(&quot;./&quot;;[.$C159])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loznice/poskozene/_APE0834.jpg</text:p>
          </table:table-cell>
          <table:table-cell table:formula="of:=LEFT([.C159];FIND([.B159];[.C15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0]);LEN(CONCATENATE(&quot;./&quot;;[.$C160]))-FIND(&quot;$$$&quot;;SUBSTITUTE(CONCATENATE(&quot;./&quot;;[.$C160]);&quot;/&quot;;&quot;$$$&quot;;LEN(CONCATENATE(&quot;./&quot;;[.$C160]))-LEN(SUBSTITUTE(CONCATENATE(&quot;./&quot;;[.$C160])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loznice/poskozene/_APE0851.jpg</text:p>
          </table:table-cell>
          <table:table-cell table:formula="of:=LEFT([.C160];FIND([.B160];[.C16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1]);LEN(CONCATENATE(&quot;./&quot;;[.$C161]))-FIND(&quot;$$$&quot;;SUBSTITUTE(CONCATENATE(&quot;./&quot;;[.$C161]);&quot;/&quot;;&quot;$$$&quot;;LEN(CONCATENATE(&quot;./&quot;;[.$C161]))-LEN(SUBSTITUTE(CONCATENATE(&quot;./&quot;;[.$C161])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loznice/poskozene/_APE0833.jpg</text:p>
          </table:table-cell>
          <table:table-cell table:formula="of:=LEFT([.C161];FIND([.B161];[.C16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2]);LEN(CONCATENATE(&quot;./&quot;;[.$C162]))-FIND(&quot;$$$&quot;;SUBSTITUTE(CONCATENATE(&quot;./&quot;;[.$C162]);&quot;/&quot;;&quot;$$$&quot;;LEN(CONCATENATE(&quot;./&quot;;[.$C162]))-LEN(SUBSTITUTE(CONCATENATE(&quot;./&quot;;[.$C162])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loznice/poskozene/_APE0849.jpg</text:p>
          </table:table-cell>
          <table:table-cell table:formula="of:=LEFT([.C162];FIND([.B162];[.C16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3]);LEN(CONCATENATE(&quot;./&quot;;[.$C163]))-FIND(&quot;$$$&quot;;SUBSTITUTE(CONCATENATE(&quot;./&quot;;[.$C163]);&quot;/&quot;;&quot;$$$&quot;;LEN(CONCATENATE(&quot;./&quot;;[.$C163]))-LEN(SUBSTITUTE(CONCATENATE(&quot;./&quot;;[.$C163])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loznice/veci/_APE0838.jpg</text:p>
          </table:table-cell>
          <table:table-cell table:formula="of:=LEFT([.C163];FIND([.B163];[.C16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4]);LEN(CONCATENATE(&quot;./&quot;;[.$C164]))-FIND(&quot;$$$&quot;;SUBSTITUTE(CONCATENATE(&quot;./&quot;;[.$C164]);&quot;/&quot;;&quot;$$$&quot;;LEN(CONCATENATE(&quot;./&quot;;[.$C164]))-LEN(SUBSTITUTE(CONCATENATE(&quot;./&quot;;[.$C164])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loznice/veci/_APE0835.jpg</text:p>
          </table:table-cell>
          <table:table-cell table:formula="of:=LEFT([.C164];FIND([.B164];[.C16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5]);LEN(CONCATENATE(&quot;./&quot;;[.$C165]))-FIND(&quot;$$$&quot;;SUBSTITUTE(CONCATENATE(&quot;./&quot;;[.$C165]);&quot;/&quot;;&quot;$$$&quot;;LEN(CONCATENATE(&quot;./&quot;;[.$C165]))-LEN(SUBSTITUTE(CONCATENATE(&quot;./&quot;;[.$C165])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loznice/veci/_APE0855.jpg</text:p>
          </table:table-cell>
          <table:table-cell table:formula="of:=LEFT([.C165];FIND([.B165];[.C165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6]);LEN(CONCATENATE(&quot;./&quot;;[.$C166]))-FIND(&quot;$$$&quot;;SUBSTITUTE(CONCATENATE(&quot;./&quot;;[.$C166]);&quot;/&quot;;&quot;$$$&quot;;LEN(CONCATENATE(&quot;./&quot;;[.$C166]))-LEN(SUBSTITUTE(CONCATENATE(&quot;./&quot;;[.$C166])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loznice/veci/_APE0839.jpg</text:p>
          </table:table-cell>
          <table:table-cell table:formula="of:=LEFT([.C166];FIND([.B166];[.C166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7]);LEN(CONCATENATE(&quot;./&quot;;[.$C167]))-FIND(&quot;$$$&quot;;SUBSTITUTE(CONCATENATE(&quot;./&quot;;[.$C167]);&quot;/&quot;;&quot;$$$&quot;;LEN(CONCATENATE(&quot;./&quot;;[.$C167]))-LEN(SUBSTITUTE(CONCATENATE(&quot;./&quot;;[.$C167])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loznice/veci/_APE0850.jpg</text:p>
          </table:table-cell>
          <table:table-cell table:formula="of:=LEFT([.C167];FIND([.B167];[.C167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8]);LEN(CONCATENATE(&quot;./&quot;;[.$C168]))-FIND(&quot;$$$&quot;;SUBSTITUTE(CONCATENATE(&quot;./&quot;;[.$C168]);&quot;/&quot;;&quot;$$$&quot;;LEN(CONCATENATE(&quot;./&quot;;[.$C168]))-LEN(SUBSTITUTE(CONCATENATE(&quot;./&quot;;[.$C168])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loznice/veci/_APE0840.jpg</text:p>
          </table:table-cell>
          <table:table-cell table:formula="of:=LEFT([.C168];FIND([.B168];[.C168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69]);LEN(CONCATENATE(&quot;./&quot;;[.$C169]))-FIND(&quot;$$$&quot;;SUBSTITUTE(CONCATENATE(&quot;./&quot;;[.$C169]);&quot;/&quot;;&quot;$$$&quot;;LEN(CONCATENATE(&quot;./&quot;;[.$C169]))-LEN(SUBSTITUTE(CONCATENATE(&quot;./&quot;;[.$C169])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loznice/veci/_APE0845.jpg</text:p>
          </table:table-cell>
          <table:table-cell table:formula="of:=LEFT([.C169];FIND([.B169];[.C169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0]);LEN(CONCATENATE(&quot;./&quot;;[.$C170]))-FIND(&quot;$$$&quot;;SUBSTITUTE(CONCATENATE(&quot;./&quot;;[.$C170]);&quot;/&quot;;&quot;$$$&quot;;LEN(CONCATENATE(&quot;./&quot;;[.$C170]))-LEN(SUBSTITUTE(CONCATENATE(&quot;./&quot;;[.$C170])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loznice/veci/_APE0837.jpg</text:p>
          </table:table-cell>
          <table:table-cell table:formula="of:=LEFT([.C170];FIND([.B170];[.C170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1]);LEN(CONCATENATE(&quot;./&quot;;[.$C171]))-FIND(&quot;$$$&quot;;SUBSTITUTE(CONCATENATE(&quot;./&quot;;[.$C171]);&quot;/&quot;;&quot;$$$&quot;;LEN(CONCATENATE(&quot;./&quot;;[.$C171]))-LEN(SUBSTITUTE(CONCATENATE(&quot;./&quot;;[.$C171])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loznice/veci/_APE0846.jpg</text:p>
          </table:table-cell>
          <table:table-cell table:formula="of:=LEFT([.C171];FIND([.B171];[.C171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2]);LEN(CONCATENATE(&quot;./&quot;;[.$C172]))-FIND(&quot;$$$&quot;;SUBSTITUTE(CONCATENATE(&quot;./&quot;;[.$C172]);&quot;/&quot;;&quot;$$$&quot;;LEN(CONCATENATE(&quot;./&quot;;[.$C172]))-LEN(SUBSTITUTE(CONCATENATE(&quot;./&quot;;[.$C172])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loznice/veci/_APE0831.jpg</text:p>
          </table:table-cell>
          <table:table-cell table:formula="of:=LEFT([.C172];FIND([.B172];[.C172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3]);LEN(CONCATENATE(&quot;./&quot;;[.$C173]))-FIND(&quot;$$$&quot;;SUBSTITUTE(CONCATENATE(&quot;./&quot;;[.$C173]);&quot;/&quot;;&quot;$$$&quot;;LEN(CONCATENATE(&quot;./&quot;;[.$C173]))-LEN(SUBSTITUTE(CONCATENATE(&quot;./&quot;;[.$C173])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loznice/veci/_APE0836.jpg</text:p>
          </table:table-cell>
          <table:table-cell table:formula="of:=LEFT([.C173];FIND([.B173];[.C17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4]);LEN(CONCATENATE(&quot;./&quot;;[.$C174]))-FIND(&quot;$$$&quot;;SUBSTITUTE(CONCATENATE(&quot;./&quot;;[.$C174]);&quot;/&quot;;&quot;$$$&quot;;LEN(CONCATENATE(&quot;./&quot;;[.$C174]))-LEN(SUBSTITUTE(CONCATENATE(&quot;./&quot;;[.$C174])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loznice/veci/_APE0848.jpg</text:p>
          </table:table-cell>
          <table:table-cell table:formula="of:=LEFT([.C174];FIND([.B174];[.C17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5]);LEN(CONCATENATE(&quot;./&quot;;[.$C175]))-FIND(&quot;$$$&quot;;SUBSTITUTE(CONCATENATE(&quot;./&quot;;[.$C175]);&quot;/&quot;;&quot;$$$&quot;;LEN(CONCATENATE(&quot;./&quot;;[.$C175]))-LEN(SUBSTITUTE(CONCATENATE(&quot;./&quot;;[.$C175])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loznice/veci/_APE0843.jpg</text:p>
          </table:table-cell>
          <table:table-cell table:formula="of:=LEFT([.C175];FIND([.B175];[.C175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6]);LEN(CONCATENATE(&quot;./&quot;;[.$C176]))-FIND(&quot;$$$&quot;;SUBSTITUTE(CONCATENATE(&quot;./&quot;;[.$C176]);&quot;/&quot;;&quot;$$$&quot;;LEN(CONCATENATE(&quot;./&quot;;[.$C176]))-LEN(SUBSTITUTE(CONCATENATE(&quot;./&quot;;[.$C176])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loznice/veci/_APE0844.jpg</text:p>
          </table:table-cell>
          <table:table-cell table:formula="of:=LEFT([.C176];FIND([.B176];[.C176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7]);LEN(CONCATENATE(&quot;./&quot;;[.$C177]))-FIND(&quot;$$$&quot;;SUBSTITUTE(CONCATENATE(&quot;./&quot;;[.$C177]);&quot;/&quot;;&quot;$$$&quot;;LEN(CONCATENATE(&quot;./&quot;;[.$C177]))-LEN(SUBSTITUTE(CONCATENATE(&quot;./&quot;;[.$C177])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loznice/veci/_APE0854.jpg</text:p>
          </table:table-cell>
          <table:table-cell table:formula="of:=LEFT([.C177];FIND([.B177];[.C177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8]);LEN(CONCATENATE(&quot;./&quot;;[.$C178]))-FIND(&quot;$$$&quot;;SUBSTITUTE(CONCATENATE(&quot;./&quot;;[.$C178]);&quot;/&quot;;&quot;$$$&quot;;LEN(CONCATENATE(&quot;./&quot;;[.$C178]))-LEN(SUBSTITUTE(CONCATENATE(&quot;./&quot;;[.$C178])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loznice/veci/_APE0832.jpg</text:p>
          </table:table-cell>
          <table:table-cell table:formula="of:=LEFT([.C178];FIND([.B178];[.C178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79]);LEN(CONCATENATE(&quot;./&quot;;[.$C179]))-FIND(&quot;$$$&quot;;SUBSTITUTE(CONCATENATE(&quot;./&quot;;[.$C179]);&quot;/&quot;;&quot;$$$&quot;;LEN(CONCATENATE(&quot;./&quot;;[.$C179]))-LEN(SUBSTITUTE(CONCATENATE(&quot;./&quot;;[.$C179])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loznice/veci/_APE0841.jpg</text:p>
          </table:table-cell>
          <table:table-cell table:formula="of:=LEFT([.C179];FIND([.B179];[.C179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0]);LEN(CONCATENATE(&quot;./&quot;;[.$C180]))-FIND(&quot;$$$&quot;;SUBSTITUTE(CONCATENATE(&quot;./&quot;;[.$C180]);&quot;/&quot;;&quot;$$$&quot;;LEN(CONCATENATE(&quot;./&quot;;[.$C180]))-LEN(SUBSTITUTE(CONCATENATE(&quot;./&quot;;[.$C180])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loznice/veci/_APE0842.jpg</text:p>
          </table:table-cell>
          <table:table-cell table:formula="of:=LEFT([.C180];FIND([.B180];[.C180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1]);LEN(CONCATENATE(&quot;./&quot;;[.$C181]))-FIND(&quot;$$$&quot;;SUBSTITUTE(CONCATENATE(&quot;./&quot;;[.$C181]);&quot;/&quot;;&quot;$$$&quot;;LEN(CONCATENATE(&quot;./&quot;;[.$C181]))-LEN(SUBSTITUTE(CONCATENATE(&quot;./&quot;;[.$C181])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loznice/veci/_APE0834.jpg</text:p>
          </table:table-cell>
          <table:table-cell table:formula="of:=LEFT([.C181];FIND([.B181];[.C181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2]);LEN(CONCATENATE(&quot;./&quot;;[.$C182]))-FIND(&quot;$$$&quot;;SUBSTITUTE(CONCATENATE(&quot;./&quot;;[.$C182]);&quot;/&quot;;&quot;$$$&quot;;LEN(CONCATENATE(&quot;./&quot;;[.$C182]))-LEN(SUBSTITUTE(CONCATENATE(&quot;./&quot;;[.$C182])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loznice/veci/_APE0851.jpg</text:p>
          </table:table-cell>
          <table:table-cell table:formula="of:=LEFT([.C182];FIND([.B182];[.C182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3]);LEN(CONCATENATE(&quot;./&quot;;[.$C183]))-FIND(&quot;$$$&quot;;SUBSTITUTE(CONCATENATE(&quot;./&quot;;[.$C183]);&quot;/&quot;;&quot;$$$&quot;;LEN(CONCATENATE(&quot;./&quot;;[.$C183]))-LEN(SUBSTITUTE(CONCATENATE(&quot;./&quot;;[.$C183])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loznice/veci/_APE0833.jpg</text:p>
          </table:table-cell>
          <table:table-cell table:formula="of:=LEFT([.C183];FIND([.B183];[.C18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4]);LEN(CONCATENATE(&quot;./&quot;;[.$C184]))-FIND(&quot;$$$&quot;;SUBSTITUTE(CONCATENATE(&quot;./&quot;;[.$C184]);&quot;/&quot;;&quot;$$$&quot;;LEN(CONCATENATE(&quot;./&quot;;[.$C184]))-LEN(SUBSTITUTE(CONCATENATE(&quot;./&quot;;[.$C184])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loznice/veci/_APE0849.jpg</text:p>
          </table:table-cell>
          <table:table-cell table:formula="of:=LEFT([.C184];FIND([.B184];[.C18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5]);LEN(CONCATENATE(&quot;./&quot;;[.$C185]))-FIND(&quot;$$$&quot;;SUBSTITUTE(CONCATENATE(&quot;./&quot;;[.$C185]);&quot;/&quot;;&quot;$$$&quot;;LEN(CONCATENATE(&quot;./&quot;;[.$C185]))-LEN(SUBSTITUTE(CONCATENATE(&quot;./&quot;;[.$C185]);&quot;/&quot;;&quot;&quot;)))))" office:value-type="string" office:string-value="veci" calcext:value-type="string">
            <text:p>veci</text:p>
          </table:table-cell>
          <table:table-cell office:value-type="string" calcext:value-type="string">
            <text:p>obyvak/veci</text:p>
          </table:table-cell>
          <table:table-cell table:formula="of:=LEFT([.C185];FIND([.B185];[.C18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6]);LEN(CONCATENATE(&quot;./&quot;;[.$C186]))-FIND(&quot;$$$&quot;;SUBSTITUTE(CONCATENATE(&quot;./&quot;;[.$C186]);&quot;/&quot;;&quot;$$$&quot;;LEN(CONCATENATE(&quot;./&quot;;[.$C186]))-LEN(SUBSTITUTE(CONCATENATE(&quot;./&quot;;[.$C186])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obyvak/veci/_APE0856.jpg</text:p>
          </table:table-cell>
          <table:table-cell table:formula="of:=LEFT([.C186];FIND([.B186];[.C186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7]);LEN(CONCATENATE(&quot;./&quot;;[.$C187]))-FIND(&quot;$$$&quot;;SUBSTITUTE(CONCATENATE(&quot;./&quot;;[.$C187]);&quot;/&quot;;&quot;$$$&quot;;LEN(CONCATENATE(&quot;./&quot;;[.$C187]))-LEN(SUBSTITUTE(CONCATENATE(&quot;./&quot;;[.$C187]);&quot;/&quot;;&quot;&quot;)))))" office:value-type="string" office:string-value="_APE0866.jpg" calcext:value-type="string">
            <text:p>_APE0866.jpg</text:p>
          </table:table-cell>
          <table:table-cell office:value-type="string" calcext:value-type="string">
            <text:p>obyvak/veci/_APE0866.jpg</text:p>
          </table:table-cell>
          <table:table-cell table:formula="of:=LEFT([.C187];FIND([.B187];[.C187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8]);LEN(CONCATENATE(&quot;./&quot;;[.$C188]))-FIND(&quot;$$$&quot;;SUBSTITUTE(CONCATENATE(&quot;./&quot;;[.$C188]);&quot;/&quot;;&quot;$$$&quot;;LEN(CONCATENATE(&quot;./&quot;;[.$C188]))-LEN(SUBSTITUTE(CONCATENATE(&quot;./&quot;;[.$C188])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obyvak/veci/_APE0853.jpg</text:p>
          </table:table-cell>
          <table:table-cell table:formula="of:=LEFT([.C188];FIND([.B188];[.C188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89]);LEN(CONCATENATE(&quot;./&quot;;[.$C189]))-FIND(&quot;$$$&quot;;SUBSTITUTE(CONCATENATE(&quot;./&quot;;[.$C189]);&quot;/&quot;;&quot;$$$&quot;;LEN(CONCATENATE(&quot;./&quot;;[.$C189]))-LEN(SUBSTITUTE(CONCATENATE(&quot;./&quot;;[.$C189]);&quot;/&quot;;&quot;&quot;)))))" office:value-type="string" office:string-value="_APE0869.jpg" calcext:value-type="string">
            <text:p>_APE0869.jpg</text:p>
          </table:table-cell>
          <table:table-cell office:value-type="string" calcext:value-type="string">
            <text:p>obyvak/veci/_APE0869.jpg</text:p>
          </table:table-cell>
          <table:table-cell table:formula="of:=LEFT([.C189];FIND([.B189];[.C189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0]);LEN(CONCATENATE(&quot;./&quot;;[.$C190]))-FIND(&quot;$$$&quot;;SUBSTITUTE(CONCATENATE(&quot;./&quot;;[.$C190]);&quot;/&quot;;&quot;$$$&quot;;LEN(CONCATENATE(&quot;./&quot;;[.$C190]))-LEN(SUBSTITUTE(CONCATENATE(&quot;./&quot;;[.$C190]);&quot;/&quot;;&quot;&quot;)))))" office:value-type="string" office:string-value="_APE0870.jpg" calcext:value-type="string">
            <text:p>_APE0870.jpg</text:p>
          </table:table-cell>
          <table:table-cell office:value-type="string" calcext:value-type="string">
            <text:p>obyvak/veci/_APE0870.jpg</text:p>
          </table:table-cell>
          <table:table-cell table:formula="of:=LEFT([.C190];FIND([.B190];[.C190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1]);LEN(CONCATENATE(&quot;./&quot;;[.$C191]))-FIND(&quot;$$$&quot;;SUBSTITUTE(CONCATENATE(&quot;./&quot;;[.$C191]);&quot;/&quot;;&quot;$$$&quot;;LEN(CONCATENATE(&quot;./&quot;;[.$C191]))-LEN(SUBSTITUTE(CONCATENATE(&quot;./&quot;;[.$C191]);&quot;/&quot;;&quot;&quot;)))))" office:value-type="string" office:string-value="_APE0863.jpg" calcext:value-type="string">
            <text:p>_APE0863.jpg</text:p>
          </table:table-cell>
          <table:table-cell office:value-type="string" calcext:value-type="string">
            <text:p>obyvak/veci/_APE0863.jpg</text:p>
          </table:table-cell>
          <table:table-cell table:formula="of:=LEFT([.C191];FIND([.B191];[.C191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2]);LEN(CONCATENATE(&quot;./&quot;;[.$C192]))-FIND(&quot;$$$&quot;;SUBSTITUTE(CONCATENATE(&quot;./&quot;;[.$C192]);&quot;/&quot;;&quot;$$$&quot;;LEN(CONCATENATE(&quot;./&quot;;[.$C192]))-LEN(SUBSTITUTE(CONCATENATE(&quot;./&quot;;[.$C192]);&quot;/&quot;;&quot;&quot;)))))" office:value-type="string" office:string-value="_APE0868.jpg" calcext:value-type="string">
            <text:p>_APE0868.jpg</text:p>
          </table:table-cell>
          <table:table-cell office:value-type="string" calcext:value-type="string">
            <text:p>obyvak/veci/_APE0868.jpg</text:p>
          </table:table-cell>
          <table:table-cell table:formula="of:=LEFT([.C192];FIND([.B192];[.C192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3]);LEN(CONCATENATE(&quot;./&quot;;[.$C193]))-FIND(&quot;$$$&quot;;SUBSTITUTE(CONCATENATE(&quot;./&quot;;[.$C193]);&quot;/&quot;;&quot;$$$&quot;;LEN(CONCATENATE(&quot;./&quot;;[.$C193]))-LEN(SUBSTITUTE(CONCATENATE(&quot;./&quot;;[.$C193]);&quot;/&quot;;&quot;&quot;)))))" office:value-type="string" office:string-value="_APE0871.jpg" calcext:value-type="string">
            <text:p>_APE0871.jpg</text:p>
          </table:table-cell>
          <table:table-cell office:value-type="string" calcext:value-type="string">
            <text:p>obyvak/veci/_APE0871.jpg</text:p>
          </table:table-cell>
          <table:table-cell table:formula="of:=LEFT([.C193];FIND([.B193];[.C193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4]);LEN(CONCATENATE(&quot;./&quot;;[.$C194]))-FIND(&quot;$$$&quot;;SUBSTITUTE(CONCATENATE(&quot;./&quot;;[.$C194]);&quot;/&quot;;&quot;$$$&quot;;LEN(CONCATENATE(&quot;./&quot;;[.$C194]))-LEN(SUBSTITUTE(CONCATENATE(&quot;./&quot;;[.$C194])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obyvak/veci/_APE0852.jpg</text:p>
          </table:table-cell>
          <table:table-cell table:formula="of:=LEFT([.C194];FIND([.B194];[.C194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5]);LEN(CONCATENATE(&quot;./&quot;;[.$C195]))-FIND(&quot;$$$&quot;;SUBSTITUTE(CONCATENATE(&quot;./&quot;;[.$C195]);&quot;/&quot;;&quot;$$$&quot;;LEN(CONCATENATE(&quot;./&quot;;[.$C195]))-LEN(SUBSTITUTE(CONCATENATE(&quot;./&quot;;[.$C195]);&quot;/&quot;;&quot;&quot;)))))" office:value-type="string" office:string-value="_APE0864.jpg" calcext:value-type="string">
            <text:p>_APE0864.jpg</text:p>
          </table:table-cell>
          <table:table-cell office:value-type="string" calcext:value-type="string">
            <text:p>obyvak/veci/_APE0864.jpg</text:p>
          </table:table-cell>
          <table:table-cell table:formula="of:=LEFT([.C195];FIND([.B195];[.C195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6]);LEN(CONCATENATE(&quot;./&quot;;[.$C196]))-FIND(&quot;$$$&quot;;SUBSTITUTE(CONCATENATE(&quot;./&quot;;[.$C196]);&quot;/&quot;;&quot;$$$&quot;;LEN(CONCATENATE(&quot;./&quot;;[.$C196]))-LEN(SUBSTITUTE(CONCATENATE(&quot;./&quot;;[.$C196]);&quot;/&quot;;&quot;&quot;)))))" office:value-type="string" office:string-value="_APE0872.jpg" calcext:value-type="string">
            <text:p>_APE0872.jpg</text:p>
          </table:table-cell>
          <table:table-cell office:value-type="string" calcext:value-type="string">
            <text:p>obyvak/veci/_APE0872.jpg</text:p>
          </table:table-cell>
          <table:table-cell table:formula="of:=LEFT([.C196];FIND([.B196];[.C196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7]);LEN(CONCATENATE(&quot;./&quot;;[.$C197]))-FIND(&quot;$$$&quot;;SUBSTITUTE(CONCATENATE(&quot;./&quot;;[.$C197]);&quot;/&quot;;&quot;$$$&quot;;LEN(CONCATENATE(&quot;./&quot;;[.$C197]))-LEN(SUBSTITUTE(CONCATENATE(&quot;./&quot;;[.$C197]);&quot;/&quot;;&quot;&quot;)))))" office:value-type="string" office:string-value="_APE0867.jpg" calcext:value-type="string">
            <text:p>_APE0867.jpg</text:p>
          </table:table-cell>
          <table:table-cell office:value-type="string" calcext:value-type="string">
            <text:p>obyvak/veci/_APE0867.jpg</text:p>
          </table:table-cell>
          <table:table-cell table:formula="of:=LEFT([.C197];FIND([.B197];[.C197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8]);LEN(CONCATENATE(&quot;./&quot;;[.$C198]))-FIND(&quot;$$$&quot;;SUBSTITUTE(CONCATENATE(&quot;./&quot;;[.$C198]);&quot;/&quot;;&quot;$$$&quot;;LEN(CONCATENATE(&quot;./&quot;;[.$C198]))-LEN(SUBSTITUTE(CONCATENATE(&quot;./&quot;;[.$C198]);&quot;/&quot;;&quot;&quot;)))))" office:value-type="string" office:string-value="_APE0873.jpg" calcext:value-type="string">
            <text:p>_APE0873.jpg</text:p>
          </table:table-cell>
          <table:table-cell office:value-type="string" calcext:value-type="string">
            <text:p>obyvak/veci/_APE0873.jpg</text:p>
          </table:table-cell>
          <table:table-cell table:formula="of:=LEFT([.C198];FIND([.B198];[.C198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199]);LEN(CONCATENATE(&quot;./&quot;;[.$C199]))-FIND(&quot;$$$&quot;;SUBSTITUTE(CONCATENATE(&quot;./&quot;;[.$C199]);&quot;/&quot;;&quot;$$$&quot;;LEN(CONCATENATE(&quot;./&quot;;[.$C199]))-LEN(SUBSTITUTE(CONCATENATE(&quot;./&quot;;[.$C199]);&quot;/&quot;;&quot;&quot;)))))" office:value-type="string" office:string-value="_APE0884.jpg" calcext:value-type="string">
            <text:p>_APE0884.jpg</text:p>
          </table:table-cell>
          <table:table-cell office:value-type="string" calcext:value-type="string">
            <text:p>obyvak/bar/_APE0884.jpg</text:p>
          </table:table-cell>
          <table:table-cell table:formula="of:=LEFT([.C199];FIND([.B199];[.C199];1)-1)" office:value-type="string" office:string-value="obyvak/bar/" calcext:value-type="string">
            <text:p>obyvak/bar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0]);LEN(CONCATENATE(&quot;./&quot;;[.$C200]))-FIND(&quot;$$$&quot;;SUBSTITUTE(CONCATENATE(&quot;./&quot;;[.$C200]);&quot;/&quot;;&quot;$$$&quot;;LEN(CONCATENATE(&quot;./&quot;;[.$C200]))-LEN(SUBSTITUTE(CONCATENATE(&quot;./&quot;;[.$C200]);&quot;/&quot;;&quot;&quot;)))))" office:value-type="string" office:string-value="_APE0885.jpg" calcext:value-type="string">
            <text:p>_APE0885.jpg</text:p>
          </table:table-cell>
          <table:table-cell office:value-type="string" calcext:value-type="string">
            <text:p>obyvak/bar/_APE0885.jpg</text:p>
          </table:table-cell>
          <table:table-cell table:formula="of:=LEFT([.C200];FIND([.B200];[.C200];1)-1)" office:value-type="string" office:string-value="obyvak/bar/" calcext:value-type="string">
            <text:p>obyvak/bar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1]);LEN(CONCATENATE(&quot;./&quot;;[.$C201]))-FIND(&quot;$$$&quot;;SUBSTITUTE(CONCATENATE(&quot;./&quot;;[.$C201]);&quot;/&quot;;&quot;$$$&quot;;LEN(CONCATENATE(&quot;./&quot;;[.$C201]))-LEN(SUBSTITUTE(CONCATENATE(&quot;./&quot;;[.$C201]);&quot;/&quot;;&quot;&quot;)))))" office:value-type="string" office:string-value="_APE0938.jpg" calcext:value-type="string">
            <text:p>_APE0938.jpg</text:p>
          </table:table-cell>
          <table:table-cell office:value-type="string" calcext:value-type="string">
            <text:p>nezarazene/_APE0938.jpg</text:p>
          </table:table-cell>
          <table:table-cell table:formula="of:=LEFT([.C201];FIND([.B201];[.C20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2]);LEN(CONCATENATE(&quot;./&quot;;[.$C202]))-FIND(&quot;$$$&quot;;SUBSTITUTE(CONCATENATE(&quot;./&quot;;[.$C202]);&quot;/&quot;;&quot;$$$&quot;;LEN(CONCATENATE(&quot;./&quot;;[.$C202]))-LEN(SUBSTITUTE(CONCATENATE(&quot;./&quot;;[.$C202]);&quot;/&quot;;&quot;&quot;)))))" office:value-type="string" office:string-value="_APE0943.jpg" calcext:value-type="string">
            <text:p>_APE0943.jpg</text:p>
          </table:table-cell>
          <table:table-cell office:value-type="string" calcext:value-type="string">
            <text:p>nezarazene/_APE0943.jpg</text:p>
          </table:table-cell>
          <table:table-cell table:formula="of:=LEFT([.C202];FIND([.B202];[.C20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3]);LEN(CONCATENATE(&quot;./&quot;;[.$C203]))-FIND(&quot;$$$&quot;;SUBSTITUTE(CONCATENATE(&quot;./&quot;;[.$C203]);&quot;/&quot;;&quot;$$$&quot;;LEN(CONCATENATE(&quot;./&quot;;[.$C203]))-LEN(SUBSTITUTE(CONCATENATE(&quot;./&quot;;[.$C203]);&quot;/&quot;;&quot;&quot;)))))" office:value-type="string" office:string-value="_APE0940.jpg" calcext:value-type="string">
            <text:p>_APE0940.jpg</text:p>
          </table:table-cell>
          <table:table-cell office:value-type="string" calcext:value-type="string">
            <text:p>nezarazene/_APE0940.jpg</text:p>
          </table:table-cell>
          <table:table-cell table:formula="of:=LEFT([.C203];FIND([.B203];[.C20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4]);LEN(CONCATENATE(&quot;./&quot;;[.$C204]))-FIND(&quot;$$$&quot;;SUBSTITUTE(CONCATENATE(&quot;./&quot;;[.$C204]);&quot;/&quot;;&quot;$$$&quot;;LEN(CONCATENATE(&quot;./&quot;;[.$C204]))-LEN(SUBSTITUTE(CONCATENATE(&quot;./&quot;;[.$C204]);&quot;/&quot;;&quot;&quot;)))))" office:value-type="string" office:string-value="_APE0942.jpg" calcext:value-type="string">
            <text:p>_APE0942.jpg</text:p>
          </table:table-cell>
          <table:table-cell office:value-type="string" calcext:value-type="string">
            <text:p>nezarazene/_APE0942.jpg</text:p>
          </table:table-cell>
          <table:table-cell table:formula="of:=LEFT([.C204];FIND([.B204];[.C20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5]);LEN(CONCATENATE(&quot;./&quot;;[.$C205]))-FIND(&quot;$$$&quot;;SUBSTITUTE(CONCATENATE(&quot;./&quot;;[.$C205]);&quot;/&quot;;&quot;$$$&quot;;LEN(CONCATENATE(&quot;./&quot;;[.$C205]))-LEN(SUBSTITUTE(CONCATENATE(&quot;./&quot;;[.$C205]);&quot;/&quot;;&quot;&quot;)))))" office:value-type="string" office:string-value="_APE0936.jpg" calcext:value-type="string">
            <text:p>_APE0936.jpg</text:p>
          </table:table-cell>
          <table:table-cell office:value-type="string" calcext:value-type="string">
            <text:p>nezarazene/_APE0936.jpg</text:p>
          </table:table-cell>
          <table:table-cell table:formula="of:=LEFT([.C205];FIND([.B205];[.C20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6]);LEN(CONCATENATE(&quot;./&quot;;[.$C206]))-FIND(&quot;$$$&quot;;SUBSTITUTE(CONCATENATE(&quot;./&quot;;[.$C206]);&quot;/&quot;;&quot;$$$&quot;;LEN(CONCATENATE(&quot;./&quot;;[.$C206]))-LEN(SUBSTITUTE(CONCATENATE(&quot;./&quot;;[.$C206]);&quot;/&quot;;&quot;&quot;)))))" office:value-type="string" office:string-value="_APE0944.jpg" calcext:value-type="string">
            <text:p>_APE0944.jpg</text:p>
          </table:table-cell>
          <table:table-cell office:value-type="string" calcext:value-type="string">
            <text:p>nezarazene/_APE0944.jpg</text:p>
          </table:table-cell>
          <table:table-cell table:formula="of:=LEFT([.C206];FIND([.B206];[.C20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7]);LEN(CONCATENATE(&quot;./&quot;;[.$C207]))-FIND(&quot;$$$&quot;;SUBSTITUTE(CONCATENATE(&quot;./&quot;;[.$C207]);&quot;/&quot;;&quot;$$$&quot;;LEN(CONCATENATE(&quot;./&quot;;[.$C207]))-LEN(SUBSTITUTE(CONCATENATE(&quot;./&quot;;[.$C207]);&quot;/&quot;;&quot;&quot;)))))" office:value-type="string" office:string-value="_APE0937.jpg" calcext:value-type="string">
            <text:p>_APE0937.jpg</text:p>
          </table:table-cell>
          <table:table-cell office:value-type="string" calcext:value-type="string">
            <text:p>nezarazene/_APE0937.jpg</text:p>
          </table:table-cell>
          <table:table-cell table:formula="of:=LEFT([.C207];FIND([.B207];[.C20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8]);LEN(CONCATENATE(&quot;./&quot;;[.$C208]))-FIND(&quot;$$$&quot;;SUBSTITUTE(CONCATENATE(&quot;./&quot;;[.$C208]);&quot;/&quot;;&quot;$$$&quot;;LEN(CONCATENATE(&quot;./&quot;;[.$C208]))-LEN(SUBSTITUTE(CONCATENATE(&quot;./&quot;;[.$C208]);&quot;/&quot;;&quot;&quot;)))))" office:value-type="string" office:string-value="_APE0935.jpg" calcext:value-type="string">
            <text:p>_APE0935.jpg</text:p>
          </table:table-cell>
          <table:table-cell office:value-type="string" calcext:value-type="string">
            <text:p>nezarazene/_APE0935.jpg</text:p>
          </table:table-cell>
          <table:table-cell table:formula="of:=LEFT([.C208];FIND([.B208];[.C20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09]);LEN(CONCATENATE(&quot;./&quot;;[.$C209]))-FIND(&quot;$$$&quot;;SUBSTITUTE(CONCATENATE(&quot;./&quot;;[.$C209]);&quot;/&quot;;&quot;$$$&quot;;LEN(CONCATENATE(&quot;./&quot;;[.$C209]))-LEN(SUBSTITUTE(CONCATENATE(&quot;./&quot;;[.$C209]);&quot;/&quot;;&quot;&quot;)))))" office:value-type="string" office:string-value="_APE0934.jpg" calcext:value-type="string">
            <text:p>_APE0934.jpg</text:p>
          </table:table-cell>
          <table:table-cell office:value-type="string" calcext:value-type="string">
            <text:p>nezarazene/_APE0934.jpg</text:p>
          </table:table-cell>
          <table:table-cell table:formula="of:=LEFT([.C209];FIND([.B209];[.C20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0]);LEN(CONCATENATE(&quot;./&quot;;[.$C210]))-FIND(&quot;$$$&quot;;SUBSTITUTE(CONCATENATE(&quot;./&quot;;[.$C210]);&quot;/&quot;;&quot;$$$&quot;;LEN(CONCATENATE(&quot;./&quot;;[.$C210]))-LEN(SUBSTITUTE(CONCATENATE(&quot;./&quot;;[.$C210]);&quot;/&quot;;&quot;&quot;)))))" office:value-type="string" office:string-value="_APE0941.jpg" calcext:value-type="string">
            <text:p>_APE0941.jpg</text:p>
          </table:table-cell>
          <table:table-cell office:value-type="string" calcext:value-type="string">
            <text:p>nezarazene/_APE0941.jpg</text:p>
          </table:table-cell>
          <table:table-cell table:formula="of:=LEFT([.C210];FIND([.B210];[.C21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1]);LEN(CONCATENATE(&quot;./&quot;;[.$C211]))-FIND(&quot;$$$&quot;;SUBSTITUTE(CONCATENATE(&quot;./&quot;;[.$C211]);&quot;/&quot;;&quot;$$$&quot;;LEN(CONCATENATE(&quot;./&quot;;[.$C211]))-LEN(SUBSTITUTE(CONCATENATE(&quot;./&quot;;[.$C211]);&quot;/&quot;;&quot;&quot;)))))" office:value-type="string" office:string-value="_APE0939.jpg" calcext:value-type="string">
            <text:p>_APE0939.jpg</text:p>
          </table:table-cell>
          <table:table-cell office:value-type="string" calcext:value-type="string">
            <text:p>nezarazene/_APE0939.jpg</text:p>
          </table:table-cell>
          <table:table-cell table:formula="of:=LEFT([.C211];FIND([.B211];[.C21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2]);LEN(CONCATENATE(&quot;./&quot;;[.$C212]))-FIND(&quot;$$$&quot;;SUBSTITUTE(CONCATENATE(&quot;./&quot;;[.$C212]);&quot;/&quot;;&quot;$$$&quot;;LEN(CONCATENATE(&quot;./&quot;;[.$C212]))-LEN(SUBSTITUTE(CONCATENATE(&quot;./&quot;;[.$C212]);&quot;/&quot;;&quot;&quot;)))))" office:value-type="string" office:string-value="_APE0945.jpg" calcext:value-type="string">
            <text:p>_APE0945.jpg</text:p>
          </table:table-cell>
          <table:table-cell office:value-type="string" calcext:value-type="string">
            <text:p>nezarazene/_APE0945.jpg</text:p>
          </table:table-cell>
          <table:table-cell table:formula="of:=LEFT([.C212];FIND([.B212];[.C21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3]);LEN(CONCATENATE(&quot;./&quot;;[.$C213]))-FIND(&quot;$$$&quot;;SUBSTITUTE(CONCATENATE(&quot;./&quot;;[.$C213]);&quot;/&quot;;&quot;$$$&quot;;LEN(CONCATENATE(&quot;./&quot;;[.$C213]))-LEN(SUBSTITUTE(CONCATENATE(&quot;./&quot;;[.$C213]);&quot;/&quot;;&quot;&quot;)))))" office:value-type="string" office:string-value="toaleta" calcext:value-type="string">
            <text:p>toaleta</text:p>
          </table:table-cell>
          <table:table-cell office:value-type="string" calcext:value-type="string">
            <text:p>toaleta</text:p>
          </table:table-cell>
          <table:table-cell table:formula="of:=LEFT([.C213];FIND([.B213];[.C213];1)-1)">
            <text:p/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4]);LEN(CONCATENATE(&quot;./&quot;;[.$C214]))-FIND(&quot;$$$&quot;;SUBSTITUTE(CONCATENATE(&quot;./&quot;;[.$C214]);&quot;/&quot;;&quot;$$$&quot;;LEN(CONCATENATE(&quot;./&quot;;[.$C214]))-LEN(SUBSTITUTE(CONCATENATE(&quot;./&quot;;[.$C214]);&quot;/&quot;;&quot;&quot;)))))" office:value-type="string" office:string-value="_APE0910.jpg" calcext:value-type="string">
            <text:p>_APE0910.jpg</text:p>
          </table:table-cell>
          <table:table-cell office:value-type="string" calcext:value-type="string">
            <text:p>chodba/veci/_APE0910.jpg</text:p>
          </table:table-cell>
          <table:table-cell table:formula="of:=LEFT([.C214];FIND([.B214];[.C21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5]);LEN(CONCATENATE(&quot;./&quot;;[.$C215]))-FIND(&quot;$$$&quot;;SUBSTITUTE(CONCATENATE(&quot;./&quot;;[.$C215]);&quot;/&quot;;&quot;$$$&quot;;LEN(CONCATENATE(&quot;./&quot;;[.$C215]))-LEN(SUBSTITUTE(CONCATENATE(&quot;./&quot;;[.$C215]);&quot;/&quot;;&quot;&quot;)))))" office:value-type="string" office:string-value="_APE0917.jpg" calcext:value-type="string">
            <text:p>_APE0917.jpg</text:p>
          </table:table-cell>
          <table:table-cell office:value-type="string" calcext:value-type="string">
            <text:p>chodba/veci/_APE0917.jpg</text:p>
          </table:table-cell>
          <table:table-cell table:formula="of:=LEFT([.C215];FIND([.B215];[.C21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6]);LEN(CONCATENATE(&quot;./&quot;;[.$C216]))-FIND(&quot;$$$&quot;;SUBSTITUTE(CONCATENATE(&quot;./&quot;;[.$C216]);&quot;/&quot;;&quot;$$$&quot;;LEN(CONCATENATE(&quot;./&quot;;[.$C216]))-LEN(SUBSTITUTE(CONCATENATE(&quot;./&quot;;[.$C216]);&quot;/&quot;;&quot;&quot;)))))" office:value-type="string" office:string-value="_APE0915.jpg" calcext:value-type="string">
            <text:p>_APE0915.jpg</text:p>
          </table:table-cell>
          <table:table-cell office:value-type="string" calcext:value-type="string">
            <text:p>chodba/veci/_APE0915.jpg</text:p>
          </table:table-cell>
          <table:table-cell table:formula="of:=LEFT([.C216];FIND([.B216];[.C21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7]);LEN(CONCATENATE(&quot;./&quot;;[.$C217]))-FIND(&quot;$$$&quot;;SUBSTITUTE(CONCATENATE(&quot;./&quot;;[.$C217]);&quot;/&quot;;&quot;$$$&quot;;LEN(CONCATENATE(&quot;./&quot;;[.$C217]))-LEN(SUBSTITUTE(CONCATENATE(&quot;./&quot;;[.$C217]);&quot;/&quot;;&quot;&quot;)))))" office:value-type="string" office:string-value="_APE0903.jpg" calcext:value-type="string">
            <text:p>_APE0903.jpg</text:p>
          </table:table-cell>
          <table:table-cell office:value-type="string" calcext:value-type="string">
            <text:p>chodba/veci/_APE0903.jpg</text:p>
          </table:table-cell>
          <table:table-cell table:formula="of:=LEFT([.C217];FIND([.B217];[.C21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8]);LEN(CONCATENATE(&quot;./&quot;;[.$C218]))-FIND(&quot;$$$&quot;;SUBSTITUTE(CONCATENATE(&quot;./&quot;;[.$C218]);&quot;/&quot;;&quot;$$$&quot;;LEN(CONCATENATE(&quot;./&quot;;[.$C218]))-LEN(SUBSTITUTE(CONCATENATE(&quot;./&quot;;[.$C218]);&quot;/&quot;;&quot;&quot;)))))" office:value-type="string" office:string-value="_APE0904.jpg" calcext:value-type="string">
            <text:p>_APE0904.jpg</text:p>
          </table:table-cell>
          <table:table-cell office:value-type="string" calcext:value-type="string">
            <text:p>chodba/veci/_APE0904.jpg</text:p>
          </table:table-cell>
          <table:table-cell table:formula="of:=LEFT([.C218];FIND([.B218];[.C21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19]);LEN(CONCATENATE(&quot;./&quot;;[.$C219]))-FIND(&quot;$$$&quot;;SUBSTITUTE(CONCATENATE(&quot;./&quot;;[.$C219]);&quot;/&quot;;&quot;$$$&quot;;LEN(CONCATENATE(&quot;./&quot;;[.$C219]))-LEN(SUBSTITUTE(CONCATENATE(&quot;./&quot;;[.$C219]);&quot;/&quot;;&quot;&quot;)))))" office:value-type="string" office:string-value="_APE0890.jpg" calcext:value-type="string">
            <text:p>_APE0890.jpg</text:p>
          </table:table-cell>
          <table:table-cell office:value-type="string" calcext:value-type="string">
            <text:p>chodba/veci/_APE0890.jpg</text:p>
          </table:table-cell>
          <table:table-cell table:formula="of:=LEFT([.C219];FIND([.B219];[.C21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0]);LEN(CONCATENATE(&quot;./&quot;;[.$C220]))-FIND(&quot;$$$&quot;;SUBSTITUTE(CONCATENATE(&quot;./&quot;;[.$C220]);&quot;/&quot;;&quot;$$$&quot;;LEN(CONCATENATE(&quot;./&quot;;[.$C220]))-LEN(SUBSTITUTE(CONCATENATE(&quot;./&quot;;[.$C220]);&quot;/&quot;;&quot;&quot;)))))" office:value-type="string" office:string-value="_APE0923.jpg" calcext:value-type="string">
            <text:p>_APE0923.jpg</text:p>
          </table:table-cell>
          <table:table-cell office:value-type="string" calcext:value-type="string">
            <text:p>chodba/veci/_APE0923.jpg</text:p>
          </table:table-cell>
          <table:table-cell table:formula="of:=LEFT([.C220];FIND([.B220];[.C22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1]);LEN(CONCATENATE(&quot;./&quot;;[.$C221]))-FIND(&quot;$$$&quot;;SUBSTITUTE(CONCATENATE(&quot;./&quot;;[.$C221]);&quot;/&quot;;&quot;$$$&quot;;LEN(CONCATENATE(&quot;./&quot;;[.$C221]))-LEN(SUBSTITUTE(CONCATENATE(&quot;./&quot;;[.$C221]);&quot;/&quot;;&quot;&quot;)))))" office:value-type="string" office:string-value="_APE0921.jpg" calcext:value-type="string">
            <text:p>_APE0921.jpg</text:p>
          </table:table-cell>
          <table:table-cell office:value-type="string" calcext:value-type="string">
            <text:p>chodba/veci/_APE0921.jpg</text:p>
          </table:table-cell>
          <table:table-cell table:formula="of:=LEFT([.C221];FIND([.B221];[.C22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2]);LEN(CONCATENATE(&quot;./&quot;;[.$C222]))-FIND(&quot;$$$&quot;;SUBSTITUTE(CONCATENATE(&quot;./&quot;;[.$C222]);&quot;/&quot;;&quot;$$$&quot;;LEN(CONCATENATE(&quot;./&quot;;[.$C222]))-LEN(SUBSTITUTE(CONCATENATE(&quot;./&quot;;[.$C222]);&quot;/&quot;;&quot;&quot;)))))" office:value-type="string" office:string-value="_APE0929.jpg" calcext:value-type="string">
            <text:p>_APE0929.jpg</text:p>
          </table:table-cell>
          <table:table-cell office:value-type="string" calcext:value-type="string">
            <text:p>chodba/veci/_APE0929.jpg</text:p>
          </table:table-cell>
          <table:table-cell table:formula="of:=LEFT([.C222];FIND([.B222];[.C22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3]);LEN(CONCATENATE(&quot;./&quot;;[.$C223]))-FIND(&quot;$$$&quot;;SUBSTITUTE(CONCATENATE(&quot;./&quot;;[.$C223]);&quot;/&quot;;&quot;$$$&quot;;LEN(CONCATENATE(&quot;./&quot;;[.$C223]))-LEN(SUBSTITUTE(CONCATENATE(&quot;./&quot;;[.$C223]);&quot;/&quot;;&quot;&quot;)))))" office:value-type="string" office:string-value="_APE0912.jpg" calcext:value-type="string">
            <text:p>_APE0912.jpg</text:p>
          </table:table-cell>
          <table:table-cell office:value-type="string" calcext:value-type="string">
            <text:p>chodba/veci/_APE0912.jpg</text:p>
          </table:table-cell>
          <table:table-cell table:formula="of:=LEFT([.C223];FIND([.B223];[.C22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4]);LEN(CONCATENATE(&quot;./&quot;;[.$C224]))-FIND(&quot;$$$&quot;;SUBSTITUTE(CONCATENATE(&quot;./&quot;;[.$C224]);&quot;/&quot;;&quot;$$$&quot;;LEN(CONCATENATE(&quot;./&quot;;[.$C224]))-LEN(SUBSTITUTE(CONCATENATE(&quot;./&quot;;[.$C224]);&quot;/&quot;;&quot;&quot;)))))" office:value-type="string" office:string-value="_APE0899.jpg" calcext:value-type="string">
            <text:p>_APE0899.jpg</text:p>
          </table:table-cell>
          <table:table-cell office:value-type="string" calcext:value-type="string">
            <text:p>chodba/veci/_APE0899.jpg</text:p>
          </table:table-cell>
          <table:table-cell table:formula="of:=LEFT([.C224];FIND([.B224];[.C22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5]);LEN(CONCATENATE(&quot;./&quot;;[.$C225]))-FIND(&quot;$$$&quot;;SUBSTITUTE(CONCATENATE(&quot;./&quot;;[.$C225]);&quot;/&quot;;&quot;$$$&quot;;LEN(CONCATENATE(&quot;./&quot;;[.$C225]))-LEN(SUBSTITUTE(CONCATENATE(&quot;./&quot;;[.$C225]);&quot;/&quot;;&quot;&quot;)))))" office:value-type="string" office:string-value="_APE0893.jpg" calcext:value-type="string">
            <text:p>_APE0893.jpg</text:p>
          </table:table-cell>
          <table:table-cell office:value-type="string" calcext:value-type="string">
            <text:p>chodba/veci/_APE0893.jpg</text:p>
          </table:table-cell>
          <table:table-cell table:formula="of:=LEFT([.C225];FIND([.B225];[.C22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6]);LEN(CONCATENATE(&quot;./&quot;;[.$C226]))-FIND(&quot;$$$&quot;;SUBSTITUTE(CONCATENATE(&quot;./&quot;;[.$C226]);&quot;/&quot;;&quot;$$$&quot;;LEN(CONCATENATE(&quot;./&quot;;[.$C226]))-LEN(SUBSTITUTE(CONCATENATE(&quot;./&quot;;[.$C226]);&quot;/&quot;;&quot;&quot;)))))" office:value-type="string" office:string-value="_APE0920.jpg" calcext:value-type="string">
            <text:p>_APE0920.jpg</text:p>
          </table:table-cell>
          <table:table-cell office:value-type="string" calcext:value-type="string">
            <text:p>chodba/veci/_APE0920.jpg</text:p>
          </table:table-cell>
          <table:table-cell table:formula="of:=LEFT([.C226];FIND([.B226];[.C22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7]);LEN(CONCATENATE(&quot;./&quot;;[.$C227]))-FIND(&quot;$$$&quot;;SUBSTITUTE(CONCATENATE(&quot;./&quot;;[.$C227]);&quot;/&quot;;&quot;$$$&quot;;LEN(CONCATENATE(&quot;./&quot;;[.$C227]))-LEN(SUBSTITUTE(CONCATENATE(&quot;./&quot;;[.$C227]);&quot;/&quot;;&quot;&quot;)))))" office:value-type="string" office:string-value="_APE0886.jpg" calcext:value-type="string">
            <text:p>_APE0886.jpg</text:p>
          </table:table-cell>
          <table:table-cell office:value-type="string" calcext:value-type="string">
            <text:p>chodba/veci/_APE0886.jpg</text:p>
          </table:table-cell>
          <table:table-cell table:formula="of:=LEFT([.C227];FIND([.B227];[.C22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8]);LEN(CONCATENATE(&quot;./&quot;;[.$C228]))-FIND(&quot;$$$&quot;;SUBSTITUTE(CONCATENATE(&quot;./&quot;;[.$C228]);&quot;/&quot;;&quot;$$$&quot;;LEN(CONCATENATE(&quot;./&quot;;[.$C228]))-LEN(SUBSTITUTE(CONCATENATE(&quot;./&quot;;[.$C228]);&quot;/&quot;;&quot;&quot;)))))" office:value-type="string" office:string-value="_APE0895.jpg" calcext:value-type="string">
            <text:p>_APE0895.jpg</text:p>
          </table:table-cell>
          <table:table-cell office:value-type="string" calcext:value-type="string">
            <text:p>chodba/veci/_APE0895.jpg</text:p>
          </table:table-cell>
          <table:table-cell table:formula="of:=LEFT([.C228];FIND([.B228];[.C22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29]);LEN(CONCATENATE(&quot;./&quot;;[.$C229]))-FIND(&quot;$$$&quot;;SUBSTITUTE(CONCATENATE(&quot;./&quot;;[.$C229]);&quot;/&quot;;&quot;$$$&quot;;LEN(CONCATENATE(&quot;./&quot;;[.$C229]))-LEN(SUBSTITUTE(CONCATENATE(&quot;./&quot;;[.$C229]);&quot;/&quot;;&quot;&quot;)))))" office:value-type="string" office:string-value="_APE0891.jpg" calcext:value-type="string">
            <text:p>_APE0891.jpg</text:p>
          </table:table-cell>
          <table:table-cell office:value-type="string" calcext:value-type="string">
            <text:p>chodba/veci/_APE0891.jpg</text:p>
          </table:table-cell>
          <table:table-cell table:formula="of:=LEFT([.C229];FIND([.B229];[.C22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0]);LEN(CONCATENATE(&quot;./&quot;;[.$C230]))-FIND(&quot;$$$&quot;;SUBSTITUTE(CONCATENATE(&quot;./&quot;;[.$C230]);&quot;/&quot;;&quot;$$$&quot;;LEN(CONCATENATE(&quot;./&quot;;[.$C230]))-LEN(SUBSTITUTE(CONCATENATE(&quot;./&quot;;[.$C230]);&quot;/&quot;;&quot;&quot;)))))" office:value-type="string" office:string-value="_APE0928.jpg" calcext:value-type="string">
            <text:p>_APE0928.jpg</text:p>
          </table:table-cell>
          <table:table-cell office:value-type="string" calcext:value-type="string">
            <text:p>chodba/veci/_APE0928.jpg</text:p>
          </table:table-cell>
          <table:table-cell table:formula="of:=LEFT([.C230];FIND([.B230];[.C23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1]);LEN(CONCATENATE(&quot;./&quot;;[.$C231]))-FIND(&quot;$$$&quot;;SUBSTITUTE(CONCATENATE(&quot;./&quot;;[.$C231]);&quot;/&quot;;&quot;$$$&quot;;LEN(CONCATENATE(&quot;./&quot;;[.$C231]))-LEN(SUBSTITUTE(CONCATENATE(&quot;./&quot;;[.$C231]);&quot;/&quot;;&quot;&quot;)))))" office:value-type="string" office:string-value="_APE0905.jpg" calcext:value-type="string">
            <text:p>_APE0905.jpg</text:p>
          </table:table-cell>
          <table:table-cell office:value-type="string" calcext:value-type="string">
            <text:p>chodba/veci/_APE0905.jpg</text:p>
          </table:table-cell>
          <table:table-cell table:formula="of:=LEFT([.C231];FIND([.B231];[.C23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2]);LEN(CONCATENATE(&quot;./&quot;;[.$C232]))-FIND(&quot;$$$&quot;;SUBSTITUTE(CONCATENATE(&quot;./&quot;;[.$C232]);&quot;/&quot;;&quot;$$$&quot;;LEN(CONCATENATE(&quot;./&quot;;[.$C232]))-LEN(SUBSTITUTE(CONCATENATE(&quot;./&quot;;[.$C232]);&quot;/&quot;;&quot;&quot;)))))" office:value-type="string" office:string-value="_APE0888.jpg" calcext:value-type="string">
            <text:p>_APE0888.jpg</text:p>
          </table:table-cell>
          <table:table-cell office:value-type="string" calcext:value-type="string">
            <text:p>chodba/veci/_APE0888.jpg</text:p>
          </table:table-cell>
          <table:table-cell table:formula="of:=LEFT([.C232];FIND([.B232];[.C23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3]);LEN(CONCATENATE(&quot;./&quot;;[.$C233]))-FIND(&quot;$$$&quot;;SUBSTITUTE(CONCATENATE(&quot;./&quot;;[.$C233]);&quot;/&quot;;&quot;$$$&quot;;LEN(CONCATENATE(&quot;./&quot;;[.$C233]))-LEN(SUBSTITUTE(CONCATENATE(&quot;./&quot;;[.$C233]);&quot;/&quot;;&quot;&quot;)))))" office:value-type="string" office:string-value="_APE0894.jpg" calcext:value-type="string">
            <text:p>_APE0894.jpg</text:p>
          </table:table-cell>
          <table:table-cell office:value-type="string" calcext:value-type="string">
            <text:p>chodba/veci/_APE0894.jpg</text:p>
          </table:table-cell>
          <table:table-cell table:formula="of:=LEFT([.C233];FIND([.B233];[.C23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4]);LEN(CONCATENATE(&quot;./&quot;;[.$C234]))-FIND(&quot;$$$&quot;;SUBSTITUTE(CONCATENATE(&quot;./&quot;;[.$C234]);&quot;/&quot;;&quot;$$$&quot;;LEN(CONCATENATE(&quot;./&quot;;[.$C234]))-LEN(SUBSTITUTE(CONCATENATE(&quot;./&quot;;[.$C234]);&quot;/&quot;;&quot;&quot;)))))" office:value-type="string" office:string-value="_APE0927.jpg" calcext:value-type="string">
            <text:p>_APE0927.jpg</text:p>
          </table:table-cell>
          <table:table-cell office:value-type="string" calcext:value-type="string">
            <text:p>chodba/veci/_APE0927.jpg</text:p>
          </table:table-cell>
          <table:table-cell table:formula="of:=LEFT([.C234];FIND([.B234];[.C23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5]);LEN(CONCATENATE(&quot;./&quot;;[.$C235]))-FIND(&quot;$$$&quot;;SUBSTITUTE(CONCATENATE(&quot;./&quot;;[.$C235]);&quot;/&quot;;&quot;$$$&quot;;LEN(CONCATENATE(&quot;./&quot;;[.$C235]))-LEN(SUBSTITUTE(CONCATENATE(&quot;./&quot;;[.$C235]);&quot;/&quot;;&quot;&quot;)))))" office:value-type="string" office:string-value="_APE0908.jpg" calcext:value-type="string">
            <text:p>_APE0908.jpg</text:p>
          </table:table-cell>
          <table:table-cell office:value-type="string" calcext:value-type="string">
            <text:p>chodba/veci/_APE0908.jpg</text:p>
          </table:table-cell>
          <table:table-cell table:formula="of:=LEFT([.C235];FIND([.B235];[.C23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6]);LEN(CONCATENATE(&quot;./&quot;;[.$C236]))-FIND(&quot;$$$&quot;;SUBSTITUTE(CONCATENATE(&quot;./&quot;;[.$C236]);&quot;/&quot;;&quot;$$$&quot;;LEN(CONCATENATE(&quot;./&quot;;[.$C236]))-LEN(SUBSTITUTE(CONCATENATE(&quot;./&quot;;[.$C236]);&quot;/&quot;;&quot;&quot;)))))" office:value-type="string" office:string-value="_APE0930.jpg" calcext:value-type="string">
            <text:p>_APE0930.jpg</text:p>
          </table:table-cell>
          <table:table-cell office:value-type="string" calcext:value-type="string">
            <text:p>chodba/veci/_APE0930.jpg</text:p>
          </table:table-cell>
          <table:table-cell table:formula="of:=LEFT([.C236];FIND([.B236];[.C23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7]);LEN(CONCATENATE(&quot;./&quot;;[.$C237]))-FIND(&quot;$$$&quot;;SUBSTITUTE(CONCATENATE(&quot;./&quot;;[.$C237]);&quot;/&quot;;&quot;$$$&quot;;LEN(CONCATENATE(&quot;./&quot;;[.$C237]))-LEN(SUBSTITUTE(CONCATENATE(&quot;./&quot;;[.$C237]);&quot;/&quot;;&quot;&quot;)))))" office:value-type="string" office:string-value="_APE0911.jpg" calcext:value-type="string">
            <text:p>_APE0911.jpg</text:p>
          </table:table-cell>
          <table:table-cell office:value-type="string" calcext:value-type="string">
            <text:p>chodba/veci/_APE0911.jpg</text:p>
          </table:table-cell>
          <table:table-cell table:formula="of:=LEFT([.C237];FIND([.B237];[.C23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8]);LEN(CONCATENATE(&quot;./&quot;;[.$C238]))-FIND(&quot;$$$&quot;;SUBSTITUTE(CONCATENATE(&quot;./&quot;;[.$C238]);&quot;/&quot;;&quot;$$$&quot;;LEN(CONCATENATE(&quot;./&quot;;[.$C238]))-LEN(SUBSTITUTE(CONCATENATE(&quot;./&quot;;[.$C238]);&quot;/&quot;;&quot;&quot;)))))" office:value-type="string" office:string-value="_APE0922.jpg" calcext:value-type="string">
            <text:p>_APE0922.jpg</text:p>
          </table:table-cell>
          <table:table-cell office:value-type="string" calcext:value-type="string">
            <text:p>chodba/veci/_APE0922.jpg</text:p>
          </table:table-cell>
          <table:table-cell table:formula="of:=LEFT([.C238];FIND([.B238];[.C23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39]);LEN(CONCATENATE(&quot;./&quot;;[.$C239]))-FIND(&quot;$$$&quot;;SUBSTITUTE(CONCATENATE(&quot;./&quot;;[.$C239]);&quot;/&quot;;&quot;$$$&quot;;LEN(CONCATENATE(&quot;./&quot;;[.$C239]))-LEN(SUBSTITUTE(CONCATENATE(&quot;./&quot;;[.$C239]);&quot;/&quot;;&quot;&quot;)))))" office:value-type="string" office:string-value="_APE0918.jpg" calcext:value-type="string">
            <text:p>_APE0918.jpg</text:p>
          </table:table-cell>
          <table:table-cell office:value-type="string" calcext:value-type="string">
            <text:p>chodba/veci/_APE0918.jpg</text:p>
          </table:table-cell>
          <table:table-cell table:formula="of:=LEFT([.C239];FIND([.B239];[.C23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0]);LEN(CONCATENATE(&quot;./&quot;;[.$C240]))-FIND(&quot;$$$&quot;;SUBSTITUTE(CONCATENATE(&quot;./&quot;;[.$C240]);&quot;/&quot;;&quot;$$$&quot;;LEN(CONCATENATE(&quot;./&quot;;[.$C240]))-LEN(SUBSTITUTE(CONCATENATE(&quot;./&quot;;[.$C240]);&quot;/&quot;;&quot;&quot;)))))" office:value-type="string" office:string-value="_APE0900.jpg" calcext:value-type="string">
            <text:p>_APE0900.jpg</text:p>
          </table:table-cell>
          <table:table-cell office:value-type="string" calcext:value-type="string">
            <text:p>chodba/veci/_APE0900.jpg</text:p>
          </table:table-cell>
          <table:table-cell table:formula="of:=LEFT([.C240];FIND([.B240];[.C24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1]);LEN(CONCATENATE(&quot;./&quot;;[.$C241]))-FIND(&quot;$$$&quot;;SUBSTITUTE(CONCATENATE(&quot;./&quot;;[.$C241]);&quot;/&quot;;&quot;$$$&quot;;LEN(CONCATENATE(&quot;./&quot;;[.$C241]))-LEN(SUBSTITUTE(CONCATENATE(&quot;./&quot;;[.$C241]);&quot;/&quot;;&quot;&quot;)))))" office:value-type="string" office:string-value="_APE0919.jpg" calcext:value-type="string">
            <text:p>_APE0919.jpg</text:p>
          </table:table-cell>
          <table:table-cell office:value-type="string" calcext:value-type="string">
            <text:p>chodba/veci/_APE0919.jpg</text:p>
          </table:table-cell>
          <table:table-cell table:formula="of:=LEFT([.C241];FIND([.B241];[.C24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2]);LEN(CONCATENATE(&quot;./&quot;;[.$C242]))-FIND(&quot;$$$&quot;;SUBSTITUTE(CONCATENATE(&quot;./&quot;;[.$C242]);&quot;/&quot;;&quot;$$$&quot;;LEN(CONCATENATE(&quot;./&quot;;[.$C242]))-LEN(SUBSTITUTE(CONCATENATE(&quot;./&quot;;[.$C242]);&quot;/&quot;;&quot;&quot;)))))" office:value-type="string" office:string-value="_APE0916.jpg" calcext:value-type="string">
            <text:p>_APE0916.jpg</text:p>
          </table:table-cell>
          <table:table-cell office:value-type="string" calcext:value-type="string">
            <text:p>chodba/veci/_APE0916.jpg</text:p>
          </table:table-cell>
          <table:table-cell table:formula="of:=LEFT([.C242];FIND([.B242];[.C24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3]);LEN(CONCATENATE(&quot;./&quot;;[.$C243]))-FIND(&quot;$$$&quot;;SUBSTITUTE(CONCATENATE(&quot;./&quot;;[.$C243]);&quot;/&quot;;&quot;$$$&quot;;LEN(CONCATENATE(&quot;./&quot;;[.$C243]))-LEN(SUBSTITUTE(CONCATENATE(&quot;./&quot;;[.$C243]);&quot;/&quot;;&quot;&quot;)))))" office:value-type="string" office:string-value="_APE0892.jpg" calcext:value-type="string">
            <text:p>_APE0892.jpg</text:p>
          </table:table-cell>
          <table:table-cell office:value-type="string" calcext:value-type="string">
            <text:p>chodba/veci/_APE0892.jpg</text:p>
          </table:table-cell>
          <table:table-cell table:formula="of:=LEFT([.C243];FIND([.B243];[.C24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4]);LEN(CONCATENATE(&quot;./&quot;;[.$C244]))-FIND(&quot;$$$&quot;;SUBSTITUTE(CONCATENATE(&quot;./&quot;;[.$C244]);&quot;/&quot;;&quot;$$$&quot;;LEN(CONCATENATE(&quot;./&quot;;[.$C244]))-LEN(SUBSTITUTE(CONCATENATE(&quot;./&quot;;[.$C244]);&quot;/&quot;;&quot;&quot;)))))" office:value-type="string" office:string-value="_APE0924.jpg" calcext:value-type="string">
            <text:p>_APE0924.jpg</text:p>
          </table:table-cell>
          <table:table-cell office:value-type="string" calcext:value-type="string">
            <text:p>chodba/veci/_APE0924.jpg</text:p>
          </table:table-cell>
          <table:table-cell table:formula="of:=LEFT([.C244];FIND([.B244];[.C24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5]);LEN(CONCATENATE(&quot;./&quot;;[.$C245]))-FIND(&quot;$$$&quot;;SUBSTITUTE(CONCATENATE(&quot;./&quot;;[.$C245]);&quot;/&quot;;&quot;$$$&quot;;LEN(CONCATENATE(&quot;./&quot;;[.$C245]))-LEN(SUBSTITUTE(CONCATENATE(&quot;./&quot;;[.$C245]);&quot;/&quot;;&quot;&quot;)))))" office:value-type="string" office:string-value="_APE0907.jpg" calcext:value-type="string">
            <text:p>_APE0907.jpg</text:p>
          </table:table-cell>
          <table:table-cell office:value-type="string" calcext:value-type="string">
            <text:p>chodba/veci/_APE0907.jpg</text:p>
          </table:table-cell>
          <table:table-cell table:formula="of:=LEFT([.C245];FIND([.B245];[.C24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6]);LEN(CONCATENATE(&quot;./&quot;;[.$C246]))-FIND(&quot;$$$&quot;;SUBSTITUTE(CONCATENATE(&quot;./&quot;;[.$C246]);&quot;/&quot;;&quot;$$$&quot;;LEN(CONCATENATE(&quot;./&quot;;[.$C246]))-LEN(SUBSTITUTE(CONCATENATE(&quot;./&quot;;[.$C246]);&quot;/&quot;;&quot;&quot;)))))" office:value-type="string" office:string-value="_APE0901.jpg" calcext:value-type="string">
            <text:p>_APE0901.jpg</text:p>
          </table:table-cell>
          <table:table-cell office:value-type="string" calcext:value-type="string">
            <text:p>chodba/veci/_APE0901.jpg</text:p>
          </table:table-cell>
          <table:table-cell table:formula="of:=LEFT([.C246];FIND([.B246];[.C24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7]);LEN(CONCATENATE(&quot;./&quot;;[.$C247]))-FIND(&quot;$$$&quot;;SUBSTITUTE(CONCATENATE(&quot;./&quot;;[.$C247]);&quot;/&quot;;&quot;$$$&quot;;LEN(CONCATENATE(&quot;./&quot;;[.$C247]))-LEN(SUBSTITUTE(CONCATENATE(&quot;./&quot;;[.$C247]);&quot;/&quot;;&quot;&quot;)))))" office:value-type="string" office:string-value="_APE0932.jpg" calcext:value-type="string">
            <text:p>_APE0932.jpg</text:p>
          </table:table-cell>
          <table:table-cell office:value-type="string" calcext:value-type="string">
            <text:p>chodba/veci/_APE0932.jpg</text:p>
          </table:table-cell>
          <table:table-cell table:formula="of:=LEFT([.C247];FIND([.B247];[.C24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8]);LEN(CONCATENATE(&quot;./&quot;;[.$C248]))-FIND(&quot;$$$&quot;;SUBSTITUTE(CONCATENATE(&quot;./&quot;;[.$C248]);&quot;/&quot;;&quot;$$$&quot;;LEN(CONCATENATE(&quot;./&quot;;[.$C248]))-LEN(SUBSTITUTE(CONCATENATE(&quot;./&quot;;[.$C248]);&quot;/&quot;;&quot;&quot;)))))" office:value-type="string" office:string-value="_APE0898.jpg" calcext:value-type="string">
            <text:p>_APE0898.jpg</text:p>
          </table:table-cell>
          <table:table-cell office:value-type="string" calcext:value-type="string">
            <text:p>chodba/veci/_APE0898.jpg</text:p>
          </table:table-cell>
          <table:table-cell table:formula="of:=LEFT([.C248];FIND([.B248];[.C24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49]);LEN(CONCATENATE(&quot;./&quot;;[.$C249]))-FIND(&quot;$$$&quot;;SUBSTITUTE(CONCATENATE(&quot;./&quot;;[.$C249]);&quot;/&quot;;&quot;$$$&quot;;LEN(CONCATENATE(&quot;./&quot;;[.$C249]))-LEN(SUBSTITUTE(CONCATENATE(&quot;./&quot;;[.$C249]);&quot;/&quot;;&quot;&quot;)))))" office:value-type="string" office:string-value="_APE0909.jpg" calcext:value-type="string">
            <text:p>_APE0909.jpg</text:p>
          </table:table-cell>
          <table:table-cell office:value-type="string" calcext:value-type="string">
            <text:p>chodba/veci/_APE0909.jpg</text:p>
          </table:table-cell>
          <table:table-cell table:formula="of:=LEFT([.C249];FIND([.B249];[.C24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0]);LEN(CONCATENATE(&quot;./&quot;;[.$C250]))-FIND(&quot;$$$&quot;;SUBSTITUTE(CONCATENATE(&quot;./&quot;;[.$C250]);&quot;/&quot;;&quot;$$$&quot;;LEN(CONCATENATE(&quot;./&quot;;[.$C250]))-LEN(SUBSTITUTE(CONCATENATE(&quot;./&quot;;[.$C250]);&quot;/&quot;;&quot;&quot;)))))" office:value-type="string" office:string-value="_APE0933.jpg" calcext:value-type="string">
            <text:p>_APE0933.jpg</text:p>
          </table:table-cell>
          <table:table-cell office:value-type="string" calcext:value-type="string">
            <text:p>chodba/veci/_APE0933.jpg</text:p>
          </table:table-cell>
          <table:table-cell table:formula="of:=LEFT([.C250];FIND([.B250];[.C25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1]);LEN(CONCATENATE(&quot;./&quot;;[.$C251]))-FIND(&quot;$$$&quot;;SUBSTITUTE(CONCATENATE(&quot;./&quot;;[.$C251]);&quot;/&quot;;&quot;$$$&quot;;LEN(CONCATENATE(&quot;./&quot;;[.$C251]))-LEN(SUBSTITUTE(CONCATENATE(&quot;./&quot;;[.$C251]);&quot;/&quot;;&quot;&quot;)))))" office:value-type="string" office:string-value="_APE0897.jpg" calcext:value-type="string">
            <text:p>_APE0897.jpg</text:p>
          </table:table-cell>
          <table:table-cell office:value-type="string" calcext:value-type="string">
            <text:p>chodba/veci/_APE0897.jpg</text:p>
          </table:table-cell>
          <table:table-cell table:formula="of:=LEFT([.C251];FIND([.B251];[.C25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2]);LEN(CONCATENATE(&quot;./&quot;;[.$C252]))-FIND(&quot;$$$&quot;;SUBSTITUTE(CONCATENATE(&quot;./&quot;;[.$C252]);&quot;/&quot;;&quot;$$$&quot;;LEN(CONCATENATE(&quot;./&quot;;[.$C252]))-LEN(SUBSTITUTE(CONCATENATE(&quot;./&quot;;[.$C252]);&quot;/&quot;;&quot;&quot;)))))" office:value-type="string" office:string-value="_APE0913.jpg" calcext:value-type="string">
            <text:p>_APE0913.jpg</text:p>
          </table:table-cell>
          <table:table-cell office:value-type="string" calcext:value-type="string">
            <text:p>chodba/veci/_APE0913.jpg</text:p>
          </table:table-cell>
          <table:table-cell table:formula="of:=LEFT([.C252];FIND([.B252];[.C25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3]);LEN(CONCATENATE(&quot;./&quot;;[.$C253]))-FIND(&quot;$$$&quot;;SUBSTITUTE(CONCATENATE(&quot;./&quot;;[.$C253]);&quot;/&quot;;&quot;$$$&quot;;LEN(CONCATENATE(&quot;./&quot;;[.$C253]))-LEN(SUBSTITUTE(CONCATENATE(&quot;./&quot;;[.$C253]);&quot;/&quot;;&quot;&quot;)))))" office:value-type="string" office:string-value="_APE0914.jpg" calcext:value-type="string">
            <text:p>_APE0914.jpg</text:p>
          </table:table-cell>
          <table:table-cell office:value-type="string" calcext:value-type="string">
            <text:p>chodba/veci/_APE0914.jpg</text:p>
          </table:table-cell>
          <table:table-cell table:formula="of:=LEFT([.C253];FIND([.B253];[.C25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4]);LEN(CONCATENATE(&quot;./&quot;;[.$C254]))-FIND(&quot;$$$&quot;;SUBSTITUTE(CONCATENATE(&quot;./&quot;;[.$C254]);&quot;/&quot;;&quot;$$$&quot;;LEN(CONCATENATE(&quot;./&quot;;[.$C254]))-LEN(SUBSTITUTE(CONCATENATE(&quot;./&quot;;[.$C254]);&quot;/&quot;;&quot;&quot;)))))" office:value-type="string" office:string-value="_APE0906.jpg" calcext:value-type="string">
            <text:p>_APE0906.jpg</text:p>
          </table:table-cell>
          <table:table-cell office:value-type="string" calcext:value-type="string">
            <text:p>chodba/veci/_APE0906.jpg</text:p>
          </table:table-cell>
          <table:table-cell table:formula="of:=LEFT([.C254];FIND([.B254];[.C25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5]);LEN(CONCATENATE(&quot;./&quot;;[.$C255]))-FIND(&quot;$$$&quot;;SUBSTITUTE(CONCATENATE(&quot;./&quot;;[.$C255]);&quot;/&quot;;&quot;$$$&quot;;LEN(CONCATENATE(&quot;./&quot;;[.$C255]))-LEN(SUBSTITUTE(CONCATENATE(&quot;./&quot;;[.$C255]);&quot;/&quot;;&quot;&quot;)))))" office:value-type="string" office:string-value="_APE0896.jpg" calcext:value-type="string">
            <text:p>_APE0896.jpg</text:p>
          </table:table-cell>
          <table:table-cell office:value-type="string" calcext:value-type="string">
            <text:p>chodba/veci/_APE0896.jpg</text:p>
          </table:table-cell>
          <table:table-cell table:formula="of:=LEFT([.C255];FIND([.B255];[.C25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6]);LEN(CONCATENATE(&quot;./&quot;;[.$C256]))-FIND(&quot;$$$&quot;;SUBSTITUTE(CONCATENATE(&quot;./&quot;;[.$C256]);&quot;/&quot;;&quot;$$$&quot;;LEN(CONCATENATE(&quot;./&quot;;[.$C256]))-LEN(SUBSTITUTE(CONCATENATE(&quot;./&quot;;[.$C256]);&quot;/&quot;;&quot;&quot;)))))" office:value-type="string" office:string-value="_APE0902.jpg" calcext:value-type="string">
            <text:p>_APE0902.jpg</text:p>
          </table:table-cell>
          <table:table-cell office:value-type="string" calcext:value-type="string">
            <text:p>chodba/veci/_APE0902.jpg</text:p>
          </table:table-cell>
          <table:table-cell table:formula="of:=LEFT([.C256];FIND([.B256];[.C25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7]);LEN(CONCATENATE(&quot;./&quot;;[.$C257]))-FIND(&quot;$$$&quot;;SUBSTITUTE(CONCATENATE(&quot;./&quot;;[.$C257]);&quot;/&quot;;&quot;$$$&quot;;LEN(CONCATENATE(&quot;./&quot;;[.$C257]))-LEN(SUBSTITUTE(CONCATENATE(&quot;./&quot;;[.$C257]);&quot;/&quot;;&quot;&quot;)))))" office:value-type="string" office:string-value="_APE0881.jpg" calcext:value-type="string">
            <text:p>_APE0881.jpg</text:p>
          </table:table-cell>
          <table:table-cell office:value-type="string" calcext:value-type="string">
            <text:p>kuchyne/skrine/_APE0881.jpg</text:p>
          </table:table-cell>
          <table:table-cell table:formula="of:=LEFT([.C257];FIND([.B257];[.C257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8]);LEN(CONCATENATE(&quot;./&quot;;[.$C258]))-FIND(&quot;$$$&quot;;SUBSTITUTE(CONCATENATE(&quot;./&quot;;[.$C258]);&quot;/&quot;;&quot;$$$&quot;;LEN(CONCATENATE(&quot;./&quot;;[.$C258]))-LEN(SUBSTITUTE(CONCATENATE(&quot;./&quot;;[.$C258]);&quot;/&quot;;&quot;&quot;)))))" office:value-type="string" office:string-value="_APE0880.jpg" calcext:value-type="string">
            <text:p>_APE0880.jpg</text:p>
          </table:table-cell>
          <table:table-cell office:value-type="string" calcext:value-type="string">
            <text:p>kuchyne/skrine/_APE0880.jpg</text:p>
          </table:table-cell>
          <table:table-cell table:formula="of:=LEFT([.C258];FIND([.B258];[.C258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59]);LEN(CONCATENATE(&quot;./&quot;;[.$C259]))-FIND(&quot;$$$&quot;;SUBSTITUTE(CONCATENATE(&quot;./&quot;;[.$C259]);&quot;/&quot;;&quot;$$$&quot;;LEN(CONCATENATE(&quot;./&quot;;[.$C259]))-LEN(SUBSTITUTE(CONCATENATE(&quot;./&quot;;[.$C259]);&quot;/&quot;;&quot;&quot;)))))" office:value-type="string" office:string-value="_APE0878.jpg" calcext:value-type="string">
            <text:p>_APE0878.jpg</text:p>
          </table:table-cell>
          <table:table-cell office:value-type="string" calcext:value-type="string">
            <text:p>kuchyne/skrine/_APE0878.jpg</text:p>
          </table:table-cell>
          <table:table-cell table:formula="of:=LEFT([.C259];FIND([.B259];[.C259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0]);LEN(CONCATENATE(&quot;./&quot;;[.$C260]))-FIND(&quot;$$$&quot;;SUBSTITUTE(CONCATENATE(&quot;./&quot;;[.$C260]);&quot;/&quot;;&quot;$$$&quot;;LEN(CONCATENATE(&quot;./&quot;;[.$C260]))-LEN(SUBSTITUTE(CONCATENATE(&quot;./&quot;;[.$C260]);&quot;/&quot;;&quot;&quot;)))))" office:value-type="string" office:string-value="_APE0875.jpg" calcext:value-type="string">
            <text:p>_APE0875.jpg</text:p>
          </table:table-cell>
          <table:table-cell office:value-type="string" calcext:value-type="string">
            <text:p>kuchyne/skrine/_APE0875.jpg</text:p>
          </table:table-cell>
          <table:table-cell table:formula="of:=LEFT([.C260];FIND([.B260];[.C260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1]);LEN(CONCATENATE(&quot;./&quot;;[.$C261]))-FIND(&quot;$$$&quot;;SUBSTITUTE(CONCATENATE(&quot;./&quot;;[.$C261]);&quot;/&quot;;&quot;$$$&quot;;LEN(CONCATENATE(&quot;./&quot;;[.$C261]))-LEN(SUBSTITUTE(CONCATENATE(&quot;./&quot;;[.$C261]);&quot;/&quot;;&quot;&quot;)))))" office:value-type="string" office:string-value="_APE0883.jpg" calcext:value-type="string">
            <text:p>_APE0883.jpg</text:p>
          </table:table-cell>
          <table:table-cell office:value-type="string" calcext:value-type="string">
            <text:p>kuchyne/skrine/_APE0883.jpg</text:p>
          </table:table-cell>
          <table:table-cell table:formula="of:=LEFT([.C261];FIND([.B261];[.C261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2]);LEN(CONCATENATE(&quot;./&quot;;[.$C262]))-FIND(&quot;$$$&quot;;SUBSTITUTE(CONCATENATE(&quot;./&quot;;[.$C262]);&quot;/&quot;;&quot;$$$&quot;;LEN(CONCATENATE(&quot;./&quot;;[.$C262]))-LEN(SUBSTITUTE(CONCATENATE(&quot;./&quot;;[.$C262]);&quot;/&quot;;&quot;&quot;)))))" office:value-type="string" office:string-value="_APE0879.jpg" calcext:value-type="string">
            <text:p>_APE0879.jpg</text:p>
          </table:table-cell>
          <table:table-cell office:value-type="string" calcext:value-type="string">
            <text:p>kuchyne/skrine/_APE0879.jpg</text:p>
          </table:table-cell>
          <table:table-cell table:formula="of:=LEFT([.C262];FIND([.B262];[.C262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3]);LEN(CONCATENATE(&quot;./&quot;;[.$C263]))-FIND(&quot;$$$&quot;;SUBSTITUTE(CONCATENATE(&quot;./&quot;;[.$C263]);&quot;/&quot;;&quot;$$$&quot;;LEN(CONCATENATE(&quot;./&quot;;[.$C263]))-LEN(SUBSTITUTE(CONCATENATE(&quot;./&quot;;[.$C263]);&quot;/&quot;;&quot;&quot;)))))" office:value-type="string" office:string-value="_APE0876.jpg" calcext:value-type="string">
            <text:p>_APE0876.jpg</text:p>
          </table:table-cell>
          <table:table-cell office:value-type="string" calcext:value-type="string">
            <text:p>kuchyne/skrine/_APE0876.jpg</text:p>
          </table:table-cell>
          <table:table-cell table:formula="of:=LEFT([.C263];FIND([.B263];[.C263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4]);LEN(CONCATENATE(&quot;./&quot;;[.$C264]))-FIND(&quot;$$$&quot;;SUBSTITUTE(CONCATENATE(&quot;./&quot;;[.$C264]);&quot;/&quot;;&quot;$$$&quot;;LEN(CONCATENATE(&quot;./&quot;;[.$C264]))-LEN(SUBSTITUTE(CONCATENATE(&quot;./&quot;;[.$C264]);&quot;/&quot;;&quot;&quot;)))))" office:value-type="string" office:string-value="_APE0874.jpg" calcext:value-type="string">
            <text:p>_APE0874.jpg</text:p>
          </table:table-cell>
          <table:table-cell office:value-type="string" calcext:value-type="string">
            <text:p>kuchyne/skrine/_APE0874.jpg</text:p>
          </table:table-cell>
          <table:table-cell table:formula="of:=LEFT([.C264];FIND([.B264];[.C264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5]);LEN(CONCATENATE(&quot;./&quot;;[.$C265]))-FIND(&quot;$$$&quot;;SUBSTITUTE(CONCATENATE(&quot;./&quot;;[.$C265]);&quot;/&quot;;&quot;$$$&quot;;LEN(CONCATENATE(&quot;./&quot;;[.$C265]))-LEN(SUBSTITUTE(CONCATENATE(&quot;./&quot;;[.$C265]);&quot;/&quot;;&quot;&quot;)))))" office:value-type="string" office:string-value="_APE0983.jpg" calcext:value-type="string">
            <text:p>_APE0983.jpg</text:p>
          </table:table-cell>
          <table:table-cell office:value-type="string" calcext:value-type="string">
            <text:p>nezarazene/_APE0983.jpg</text:p>
          </table:table-cell>
          <table:table-cell table:formula="of:=LEFT([.C265];FIND([.B265];[.C26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6]);LEN(CONCATENATE(&quot;./&quot;;[.$C266]))-FIND(&quot;$$$&quot;;SUBSTITUTE(CONCATENATE(&quot;./&quot;;[.$C266]);&quot;/&quot;;&quot;$$$&quot;;LEN(CONCATENATE(&quot;./&quot;;[.$C266]))-LEN(SUBSTITUTE(CONCATENATE(&quot;./&quot;;[.$C266]);&quot;/&quot;;&quot;&quot;)))))" office:value-type="string" office:string-value="_APE0979.jpg" calcext:value-type="string">
            <text:p>_APE0979.jpg</text:p>
          </table:table-cell>
          <table:table-cell office:value-type="string" calcext:value-type="string">
            <text:p>nezarazene/_APE0979.jpg</text:p>
          </table:table-cell>
          <table:table-cell table:formula="of:=LEFT([.C266];FIND([.B266];[.C26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7]);LEN(CONCATENATE(&quot;./&quot;;[.$C267]))-FIND(&quot;$$$&quot;;SUBSTITUTE(CONCATENATE(&quot;./&quot;;[.$C267]);&quot;/&quot;;&quot;$$$&quot;;LEN(CONCATENATE(&quot;./&quot;;[.$C267]))-LEN(SUBSTITUTE(CONCATENATE(&quot;./&quot;;[.$C267]);&quot;/&quot;;&quot;&quot;)))))" office:value-type="string" office:string-value="_APE0971.jpg" calcext:value-type="string">
            <text:p>_APE0971.jpg</text:p>
          </table:table-cell>
          <table:table-cell office:value-type="string" calcext:value-type="string">
            <text:p>nezarazene/_APE0971.jpg</text:p>
          </table:table-cell>
          <table:table-cell table:formula="of:=LEFT([.C267];FIND([.B267];[.C26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8]);LEN(CONCATENATE(&quot;./&quot;;[.$C268]))-FIND(&quot;$$$&quot;;SUBSTITUTE(CONCATENATE(&quot;./&quot;;[.$C268]);&quot;/&quot;;&quot;$$$&quot;;LEN(CONCATENATE(&quot;./&quot;;[.$C268]))-LEN(SUBSTITUTE(CONCATENATE(&quot;./&quot;;[.$C268]);&quot;/&quot;;&quot;&quot;)))))" office:value-type="string" office:string-value="_APE0986.jpg" calcext:value-type="string">
            <text:p>_APE0986.jpg</text:p>
          </table:table-cell>
          <table:table-cell office:value-type="string" calcext:value-type="string">
            <text:p>nezarazene/_APE0986.jpg</text:p>
          </table:table-cell>
          <table:table-cell table:formula="of:=LEFT([.C268];FIND([.B268];[.C26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69]);LEN(CONCATENATE(&quot;./&quot;;[.$C269]))-FIND(&quot;$$$&quot;;SUBSTITUTE(CONCATENATE(&quot;./&quot;;[.$C269]);&quot;/&quot;;&quot;$$$&quot;;LEN(CONCATENATE(&quot;./&quot;;[.$C269]))-LEN(SUBSTITUTE(CONCATENATE(&quot;./&quot;;[.$C269]);&quot;/&quot;;&quot;&quot;)))))" office:value-type="string" office:string-value="20140706_0024.jpg" calcext:value-type="string">
            <text:p>20140706_0024.jpg</text:p>
          </table:table-cell>
          <table:table-cell office:value-type="string" calcext:value-type="string">
            <text:p>nezarazene/20140706_0024.jpg</text:p>
          </table:table-cell>
          <table:table-cell table:formula="of:=LEFT([.C269];FIND([.B269];[.C26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0]);LEN(CONCATENATE(&quot;./&quot;;[.$C270]))-FIND(&quot;$$$&quot;;SUBSTITUTE(CONCATENATE(&quot;./&quot;;[.$C270]);&quot;/&quot;;&quot;$$$&quot;;LEN(CONCATENATE(&quot;./&quot;;[.$C270]))-LEN(SUBSTITUTE(CONCATENATE(&quot;./&quot;;[.$C270]);&quot;/&quot;;&quot;&quot;)))))" office:value-type="string" office:string-value="20140706_0008.jpg" calcext:value-type="string">
            <text:p>20140706_0008.jpg</text:p>
          </table:table-cell>
          <table:table-cell office:value-type="string" calcext:value-type="string">
            <text:p>nezarazene/20140706_0008.jpg</text:p>
          </table:table-cell>
          <table:table-cell table:formula="of:=LEFT([.C270];FIND([.B270];[.C27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1]);LEN(CONCATENATE(&quot;./&quot;;[.$C271]))-FIND(&quot;$$$&quot;;SUBSTITUTE(CONCATENATE(&quot;./&quot;;[.$C271]);&quot;/&quot;;&quot;$$$&quot;;LEN(CONCATENATE(&quot;./&quot;;[.$C271]))-LEN(SUBSTITUTE(CONCATENATE(&quot;./&quot;;[.$C271]);&quot;/&quot;;&quot;&quot;)))))" office:value-type="string" office:string-value="_APE1009.jpg" calcext:value-type="string">
            <text:p>_APE1009.jpg</text:p>
          </table:table-cell>
          <table:table-cell office:value-type="string" calcext:value-type="string">
            <text:p>nezarazene/_APE1009.jpg</text:p>
          </table:table-cell>
          <table:table-cell table:formula="of:=LEFT([.C271];FIND([.B271];[.C27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2]);LEN(CONCATENATE(&quot;./&quot;;[.$C272]))-FIND(&quot;$$$&quot;;SUBSTITUTE(CONCATENATE(&quot;./&quot;;[.$C272]);&quot;/&quot;;&quot;$$$&quot;;LEN(CONCATENATE(&quot;./&quot;;[.$C272]))-LEN(SUBSTITUTE(CONCATENATE(&quot;./&quot;;[.$C272]);&quot;/&quot;;&quot;&quot;)))))" office:value-type="string" office:string-value="20140706_0010.jpg" calcext:value-type="string">
            <text:p>20140706_0010.jpg</text:p>
          </table:table-cell>
          <table:table-cell office:value-type="string" calcext:value-type="string">
            <text:p>nezarazene/20140706_0010.jpg</text:p>
          </table:table-cell>
          <table:table-cell table:formula="of:=LEFT([.C272];FIND([.B272];[.C27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3]);LEN(CONCATENATE(&quot;./&quot;;[.$C273]))-FIND(&quot;$$$&quot;;SUBSTITUTE(CONCATENATE(&quot;./&quot;;[.$C273]);&quot;/&quot;;&quot;$$$&quot;;LEN(CONCATENATE(&quot;./&quot;;[.$C273]))-LEN(SUBSTITUTE(CONCATENATE(&quot;./&quot;;[.$C273]);&quot;/&quot;;&quot;&quot;)))))" office:value-type="string" office:string-value="_APE0981.jpg" calcext:value-type="string">
            <text:p>_APE0981.jpg</text:p>
          </table:table-cell>
          <table:table-cell office:value-type="string" calcext:value-type="string">
            <text:p>nezarazene/_APE0981.jpg</text:p>
          </table:table-cell>
          <table:table-cell table:formula="of:=LEFT([.C273];FIND([.B273];[.C27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4]);LEN(CONCATENATE(&quot;./&quot;;[.$C274]))-FIND(&quot;$$$&quot;;SUBSTITUTE(CONCATENATE(&quot;./&quot;;[.$C274]);&quot;/&quot;;&quot;$$$&quot;;LEN(CONCATENATE(&quot;./&quot;;[.$C274]))-LEN(SUBSTITUTE(CONCATENATE(&quot;./&quot;;[.$C274]);&quot;/&quot;;&quot;&quot;)))))" office:value-type="string" office:string-value="_APE1058.jpg" calcext:value-type="string">
            <text:p>_APE1058.jpg</text:p>
          </table:table-cell>
          <table:table-cell office:value-type="string" calcext:value-type="string">
            <text:p>nezarazene/_APE1058.jpg</text:p>
          </table:table-cell>
          <table:table-cell table:formula="of:=LEFT([.C274];FIND([.B274];[.C27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5]);LEN(CONCATENATE(&quot;./&quot;;[.$C275]))-FIND(&quot;$$$&quot;;SUBSTITUTE(CONCATENATE(&quot;./&quot;;[.$C275]);&quot;/&quot;;&quot;$$$&quot;;LEN(CONCATENATE(&quot;./&quot;;[.$C275]))-LEN(SUBSTITUTE(CONCATENATE(&quot;./&quot;;[.$C275]);&quot;/&quot;;&quot;&quot;)))))" office:value-type="string" office:string-value="_APE0992.jpg" calcext:value-type="string">
            <text:p>_APE0992.jpg</text:p>
          </table:table-cell>
          <table:table-cell office:value-type="string" calcext:value-type="string">
            <text:p>nezarazene/_APE0992.jpg</text:p>
          </table:table-cell>
          <table:table-cell table:formula="of:=LEFT([.C275];FIND([.B275];[.C27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6]);LEN(CONCATENATE(&quot;./&quot;;[.$C276]))-FIND(&quot;$$$&quot;;SUBSTITUTE(CONCATENATE(&quot;./&quot;;[.$C276]);&quot;/&quot;;&quot;$$$&quot;;LEN(CONCATENATE(&quot;./&quot;;[.$C276]))-LEN(SUBSTITUTE(CONCATENATE(&quot;./&quot;;[.$C276]);&quot;/&quot;;&quot;&quot;)))))" office:value-type="string" office:string-value="20140706_0026.jpg" calcext:value-type="string">
            <text:p>20140706_0026.jpg</text:p>
          </table:table-cell>
          <table:table-cell office:value-type="string" calcext:value-type="string">
            <text:p>nezarazene/20140706_0026.jpg</text:p>
          </table:table-cell>
          <table:table-cell table:formula="of:=LEFT([.C276];FIND([.B276];[.C27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7]);LEN(CONCATENATE(&quot;./&quot;;[.$C277]))-FIND(&quot;$$$&quot;;SUBSTITUTE(CONCATENATE(&quot;./&quot;;[.$C277]);&quot;/&quot;;&quot;$$$&quot;;LEN(CONCATENATE(&quot;./&quot;;[.$C277]))-LEN(SUBSTITUTE(CONCATENATE(&quot;./&quot;;[.$C277]);&quot;/&quot;;&quot;&quot;)))))" office:value-type="string" office:string-value="20140706_0003.jpg" calcext:value-type="string">
            <text:p>20140706_0003.jpg</text:p>
          </table:table-cell>
          <table:table-cell office:value-type="string" calcext:value-type="string">
            <text:p>nezarazene/20140706_0003.jpg</text:p>
          </table:table-cell>
          <table:table-cell table:formula="of:=LEFT([.C277];FIND([.B277];[.C27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8]);LEN(CONCATENATE(&quot;./&quot;;[.$C278]))-FIND(&quot;$$$&quot;;SUBSTITUTE(CONCATENATE(&quot;./&quot;;[.$C278]);&quot;/&quot;;&quot;$$$&quot;;LEN(CONCATENATE(&quot;./&quot;;[.$C278]))-LEN(SUBSTITUTE(CONCATENATE(&quot;./&quot;;[.$C278]);&quot;/&quot;;&quot;&quot;)))))" office:value-type="string" office:string-value="20140706_0028.jpg" calcext:value-type="string">
            <text:p>20140706_0028.jpg</text:p>
          </table:table-cell>
          <table:table-cell office:value-type="string" calcext:value-type="string">
            <text:p>nezarazene/20140706_0028.jpg</text:p>
          </table:table-cell>
          <table:table-cell table:formula="of:=LEFT([.C278];FIND([.B278];[.C27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79]);LEN(CONCATENATE(&quot;./&quot;;[.$C279]))-FIND(&quot;$$$&quot;;SUBSTITUTE(CONCATENATE(&quot;./&quot;;[.$C279]);&quot;/&quot;;&quot;$$$&quot;;LEN(CONCATENATE(&quot;./&quot;;[.$C279]))-LEN(SUBSTITUTE(CONCATENATE(&quot;./&quot;;[.$C279]);&quot;/&quot;;&quot;&quot;)))))" office:value-type="string" office:string-value="20140706_0002.jpg" calcext:value-type="string">
            <text:p>20140706_0002.jpg</text:p>
          </table:table-cell>
          <table:table-cell office:value-type="string" calcext:value-type="string">
            <text:p>nezarazene/20140706_0002.jpg</text:p>
          </table:table-cell>
          <table:table-cell table:formula="of:=LEFT([.C279];FIND([.B279];[.C27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0]);LEN(CONCATENATE(&quot;./&quot;;[.$C280]))-FIND(&quot;$$$&quot;;SUBSTITUTE(CONCATENATE(&quot;./&quot;;[.$C280]);&quot;/&quot;;&quot;$$$&quot;;LEN(CONCATENATE(&quot;./&quot;;[.$C280]))-LEN(SUBSTITUTE(CONCATENATE(&quot;./&quot;;[.$C280]);&quot;/&quot;;&quot;&quot;)))))" office:value-type="string" office:string-value="_APE0988.jpg" calcext:value-type="string">
            <text:p>_APE0988.jpg</text:p>
          </table:table-cell>
          <table:table-cell office:value-type="string" calcext:value-type="string">
            <text:p>nezarazene/_APE0988.jpg</text:p>
          </table:table-cell>
          <table:table-cell table:formula="of:=LEFT([.C280];FIND([.B280];[.C28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1]);LEN(CONCATENATE(&quot;./&quot;;[.$C281]))-FIND(&quot;$$$&quot;;SUBSTITUTE(CONCATENATE(&quot;./&quot;;[.$C281]);&quot;/&quot;;&quot;$$$&quot;;LEN(CONCATENATE(&quot;./&quot;;[.$C281]))-LEN(SUBSTITUTE(CONCATENATE(&quot;./&quot;;[.$C281]);&quot;/&quot;;&quot;&quot;)))))" office:value-type="string" office:string-value="20140706_0023.jpg" calcext:value-type="string">
            <text:p>20140706_0023.jpg</text:p>
          </table:table-cell>
          <table:table-cell office:value-type="string" calcext:value-type="string">
            <text:p>nezarazene/20140706_0023.jpg</text:p>
          </table:table-cell>
          <table:table-cell table:formula="of:=LEFT([.C281];FIND([.B281];[.C28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2]);LEN(CONCATENATE(&quot;./&quot;;[.$C282]))-FIND(&quot;$$$&quot;;SUBSTITUTE(CONCATENATE(&quot;./&quot;;[.$C282]);&quot;/&quot;;&quot;$$$&quot;;LEN(CONCATENATE(&quot;./&quot;;[.$C282]))-LEN(SUBSTITUTE(CONCATENATE(&quot;./&quot;;[.$C282]);&quot;/&quot;;&quot;&quot;)))))" office:value-type="string" office:string-value="_APE0993.jpg" calcext:value-type="string">
            <text:p>_APE0993.jpg</text:p>
          </table:table-cell>
          <table:table-cell office:value-type="string" calcext:value-type="string">
            <text:p>nezarazene/_APE0993.jpg</text:p>
          </table:table-cell>
          <table:table-cell table:formula="of:=LEFT([.C282];FIND([.B282];[.C28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3]);LEN(CONCATENATE(&quot;./&quot;;[.$C283]))-FIND(&quot;$$$&quot;;SUBSTITUTE(CONCATENATE(&quot;./&quot;;[.$C283]);&quot;/&quot;;&quot;$$$&quot;;LEN(CONCATENATE(&quot;./&quot;;[.$C283]))-LEN(SUBSTITUTE(CONCATENATE(&quot;./&quot;;[.$C283]);&quot;/&quot;;&quot;&quot;)))))" office:value-type="string" office:string-value="_APE1001.jpg" calcext:value-type="string">
            <text:p>_APE1001.jpg</text:p>
          </table:table-cell>
          <table:table-cell office:value-type="string" calcext:value-type="string">
            <text:p>nezarazene/_APE1001.jpg</text:p>
          </table:table-cell>
          <table:table-cell table:formula="of:=LEFT([.C283];FIND([.B283];[.C28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4]);LEN(CONCATENATE(&quot;./&quot;;[.$C284]))-FIND(&quot;$$$&quot;;SUBSTITUTE(CONCATENATE(&quot;./&quot;;[.$C284]);&quot;/&quot;;&quot;$$$&quot;;LEN(CONCATENATE(&quot;./&quot;;[.$C284]))-LEN(SUBSTITUTE(CONCATENATE(&quot;./&quot;;[.$C284]);&quot;/&quot;;&quot;&quot;)))))" office:value-type="string" office:string-value="_APE1005.jpg" calcext:value-type="string">
            <text:p>_APE1005.jpg</text:p>
          </table:table-cell>
          <table:table-cell office:value-type="string" calcext:value-type="string">
            <text:p>nezarazene/_APE1005.jpg</text:p>
          </table:table-cell>
          <table:table-cell table:formula="of:=LEFT([.C284];FIND([.B284];[.C28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5]);LEN(CONCATENATE(&quot;./&quot;;[.$C285]))-FIND(&quot;$$$&quot;;SUBSTITUTE(CONCATENATE(&quot;./&quot;;[.$C285]);&quot;/&quot;;&quot;$$$&quot;;LEN(CONCATENATE(&quot;./&quot;;[.$C285]))-LEN(SUBSTITUTE(CONCATENATE(&quot;./&quot;;[.$C285]);&quot;/&quot;;&quot;&quot;)))))" office:value-type="string" office:string-value="20140706_0020.jpg" calcext:value-type="string">
            <text:p>20140706_0020.jpg</text:p>
          </table:table-cell>
          <table:table-cell office:value-type="string" calcext:value-type="string">
            <text:p>nezarazene/20140706_0020.jpg</text:p>
          </table:table-cell>
          <table:table-cell table:formula="of:=LEFT([.C285];FIND([.B285];[.C28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6]);LEN(CONCATENATE(&quot;./&quot;;[.$C286]))-FIND(&quot;$$$&quot;;SUBSTITUTE(CONCATENATE(&quot;./&quot;;[.$C286]);&quot;/&quot;;&quot;$$$&quot;;LEN(CONCATENATE(&quot;./&quot;;[.$C286]))-LEN(SUBSTITUTE(CONCATENATE(&quot;./&quot;;[.$C286]);&quot;/&quot;;&quot;&quot;)))))" office:value-type="string" office:string-value="_APE0982.jpg" calcext:value-type="string">
            <text:p>_APE0982.jpg</text:p>
          </table:table-cell>
          <table:table-cell office:value-type="string" calcext:value-type="string">
            <text:p>nezarazene/_APE0982.jpg</text:p>
          </table:table-cell>
          <table:table-cell table:formula="of:=LEFT([.C286];FIND([.B286];[.C28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7]);LEN(CONCATENATE(&quot;./&quot;;[.$C287]))-FIND(&quot;$$$&quot;;SUBSTITUTE(CONCATENATE(&quot;./&quot;;[.$C287]);&quot;/&quot;;&quot;$$$&quot;;LEN(CONCATENATE(&quot;./&quot;;[.$C287]))-LEN(SUBSTITUTE(CONCATENATE(&quot;./&quot;;[.$C287]);&quot;/&quot;;&quot;&quot;)))))" office:value-type="string" office:string-value="20140706_0005.jpg" calcext:value-type="string">
            <text:p>20140706_0005.jpg</text:p>
          </table:table-cell>
          <table:table-cell office:value-type="string" calcext:value-type="string">
            <text:p>nezarazene/20140706_0005.jpg</text:p>
          </table:table-cell>
          <table:table-cell table:formula="of:=LEFT([.C287];FIND([.B287];[.C28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8]);LEN(CONCATENATE(&quot;./&quot;;[.$C288]))-FIND(&quot;$$$&quot;;SUBSTITUTE(CONCATENATE(&quot;./&quot;;[.$C288]);&quot;/&quot;;&quot;$$$&quot;;LEN(CONCATENATE(&quot;./&quot;;[.$C288]))-LEN(SUBSTITUTE(CONCATENATE(&quot;./&quot;;[.$C288]);&quot;/&quot;;&quot;&quot;)))))" office:value-type="string" office:string-value="_APE1013.jpg" calcext:value-type="string">
            <text:p>_APE1013.jpg</text:p>
          </table:table-cell>
          <table:table-cell office:value-type="string" calcext:value-type="string">
            <text:p>nezarazene/_APE1013.jpg</text:p>
          </table:table-cell>
          <table:table-cell table:formula="of:=LEFT([.C288];FIND([.B288];[.C28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89]);LEN(CONCATENATE(&quot;./&quot;;[.$C289]))-FIND(&quot;$$$&quot;;SUBSTITUTE(CONCATENATE(&quot;./&quot;;[.$C289]);&quot;/&quot;;&quot;$$$&quot;;LEN(CONCATENATE(&quot;./&quot;;[.$C289]))-LEN(SUBSTITUTE(CONCATENATE(&quot;./&quot;;[.$C289]);&quot;/&quot;;&quot;&quot;)))))" office:value-type="string" office:string-value="_APE1008.jpg" calcext:value-type="string">
            <text:p>_APE1008.jpg</text:p>
          </table:table-cell>
          <table:table-cell office:value-type="string" calcext:value-type="string">
            <text:p>nezarazene/_APE1008.jpg</text:p>
          </table:table-cell>
          <table:table-cell table:formula="of:=LEFT([.C289];FIND([.B289];[.C28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0]);LEN(CONCATENATE(&quot;./&quot;;[.$C290]))-FIND(&quot;$$$&quot;;SUBSTITUTE(CONCATENATE(&quot;./&quot;;[.$C290]);&quot;/&quot;;&quot;$$$&quot;;LEN(CONCATENATE(&quot;./&quot;;[.$C290]))-LEN(SUBSTITUTE(CONCATENATE(&quot;./&quot;;[.$C290]);&quot;/&quot;;&quot;&quot;)))))" office:value-type="string" office:string-value="20140706_0022.jpg" calcext:value-type="string">
            <text:p>20140706_0022.jpg</text:p>
          </table:table-cell>
          <table:table-cell office:value-type="string" calcext:value-type="string">
            <text:p>nezarazene/20140706_0022.jpg</text:p>
          </table:table-cell>
          <table:table-cell table:formula="of:=LEFT([.C290];FIND([.B290];[.C29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1]);LEN(CONCATENATE(&quot;./&quot;;[.$C291]))-FIND(&quot;$$$&quot;;SUBSTITUTE(CONCATENATE(&quot;./&quot;;[.$C291]);&quot;/&quot;;&quot;$$$&quot;;LEN(CONCATENATE(&quot;./&quot;;[.$C291]))-LEN(SUBSTITUTE(CONCATENATE(&quot;./&quot;;[.$C291]);&quot;/&quot;;&quot;&quot;)))))" office:value-type="string" office:string-value="_APE0984.jpg" calcext:value-type="string">
            <text:p>_APE0984.jpg</text:p>
          </table:table-cell>
          <table:table-cell office:value-type="string" calcext:value-type="string">
            <text:p>nezarazene/_APE0984.jpg</text:p>
          </table:table-cell>
          <table:table-cell table:formula="of:=LEFT([.C291];FIND([.B291];[.C29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2]);LEN(CONCATENATE(&quot;./&quot;;[.$C292]))-FIND(&quot;$$$&quot;;SUBSTITUTE(CONCATENATE(&quot;./&quot;;[.$C292]);&quot;/&quot;;&quot;$$$&quot;;LEN(CONCATENATE(&quot;./&quot;;[.$C292]))-LEN(SUBSTITUTE(CONCATENATE(&quot;./&quot;;[.$C292]);&quot;/&quot;;&quot;&quot;)))))" office:value-type="string" office:string-value="_APE0998.jpg" calcext:value-type="string">
            <text:p>_APE0998.jpg</text:p>
          </table:table-cell>
          <table:table-cell office:value-type="string" calcext:value-type="string">
            <text:p>nezarazene/_APE0998.jpg</text:p>
          </table:table-cell>
          <table:table-cell table:formula="of:=LEFT([.C292];FIND([.B292];[.C29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3]);LEN(CONCATENATE(&quot;./&quot;;[.$C293]))-FIND(&quot;$$$&quot;;SUBSTITUTE(CONCATENATE(&quot;./&quot;;[.$C293]);&quot;/&quot;;&quot;$$$&quot;;LEN(CONCATENATE(&quot;./&quot;;[.$C293]))-LEN(SUBSTITUTE(CONCATENATE(&quot;./&quot;;[.$C293]);&quot;/&quot;;&quot;&quot;)))))" office:value-type="string" office:string-value="_APE1000.jpg" calcext:value-type="string">
            <text:p>_APE1000.jpg</text:p>
          </table:table-cell>
          <table:table-cell office:value-type="string" calcext:value-type="string">
            <text:p>nezarazene/_APE1000.jpg</text:p>
          </table:table-cell>
          <table:table-cell table:formula="of:=LEFT([.C293];FIND([.B293];[.C29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4]);LEN(CONCATENATE(&quot;./&quot;;[.$C294]))-FIND(&quot;$$$&quot;;SUBSTITUTE(CONCATENATE(&quot;./&quot;;[.$C294]);&quot;/&quot;;&quot;$$$&quot;;LEN(CONCATENATE(&quot;./&quot;;[.$C294]))-LEN(SUBSTITUTE(CONCATENATE(&quot;./&quot;;[.$C294]);&quot;/&quot;;&quot;&quot;)))))" office:value-type="string" office:string-value="_APE0985.jpg" calcext:value-type="string">
            <text:p>_APE0985.jpg</text:p>
          </table:table-cell>
          <table:table-cell office:value-type="string" calcext:value-type="string">
            <text:p>nezarazene/_APE0985.jpg</text:p>
          </table:table-cell>
          <table:table-cell table:formula="of:=LEFT([.C294];FIND([.B294];[.C29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5]);LEN(CONCATENATE(&quot;./&quot;;[.$C295]))-FIND(&quot;$$$&quot;;SUBSTITUTE(CONCATENATE(&quot;./&quot;;[.$C295]);&quot;/&quot;;&quot;$$$&quot;;LEN(CONCATENATE(&quot;./&quot;;[.$C295]))-LEN(SUBSTITUTE(CONCATENATE(&quot;./&quot;;[.$C295]);&quot;/&quot;;&quot;&quot;)))))" office:value-type="string" office:string-value="_APE0991.jpg" calcext:value-type="string">
            <text:p>_APE0991.jpg</text:p>
          </table:table-cell>
          <table:table-cell office:value-type="string" calcext:value-type="string">
            <text:p>nezarazene/_APE0991.jpg</text:p>
          </table:table-cell>
          <table:table-cell table:formula="of:=LEFT([.C295];FIND([.B295];[.C29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6]);LEN(CONCATENATE(&quot;./&quot;;[.$C296]))-FIND(&quot;$$$&quot;;SUBSTITUTE(CONCATENATE(&quot;./&quot;;[.$C296]);&quot;/&quot;;&quot;$$$&quot;;LEN(CONCATENATE(&quot;./&quot;;[.$C296]))-LEN(SUBSTITUTE(CONCATENATE(&quot;./&quot;;[.$C296]);&quot;/&quot;;&quot;&quot;)))))" office:value-type="string" office:string-value="_APE1006.jpg" calcext:value-type="string">
            <text:p>_APE1006.jpg</text:p>
          </table:table-cell>
          <table:table-cell office:value-type="string" calcext:value-type="string">
            <text:p>nezarazene/_APE1006.jpg</text:p>
          </table:table-cell>
          <table:table-cell table:formula="of:=LEFT([.C296];FIND([.B296];[.C29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7]);LEN(CONCATENATE(&quot;./&quot;;[.$C297]))-FIND(&quot;$$$&quot;;SUBSTITUTE(CONCATENATE(&quot;./&quot;;[.$C297]);&quot;/&quot;;&quot;$$$&quot;;LEN(CONCATENATE(&quot;./&quot;;[.$C297]))-LEN(SUBSTITUTE(CONCATENATE(&quot;./&quot;;[.$C297]);&quot;/&quot;;&quot;&quot;)))))" office:value-type="string" office:string-value="_APE0974.jpg" calcext:value-type="string">
            <text:p>_APE0974.jpg</text:p>
          </table:table-cell>
          <table:table-cell office:value-type="string" calcext:value-type="string">
            <text:p>nezarazene/_APE0974.jpg</text:p>
          </table:table-cell>
          <table:table-cell table:formula="of:=LEFT([.C297];FIND([.B297];[.C29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8]);LEN(CONCATENATE(&quot;./&quot;;[.$C298]))-FIND(&quot;$$$&quot;;SUBSTITUTE(CONCATENATE(&quot;./&quot;;[.$C298]);&quot;/&quot;;&quot;$$$&quot;;LEN(CONCATENATE(&quot;./&quot;;[.$C298]))-LEN(SUBSTITUTE(CONCATENATE(&quot;./&quot;;[.$C298]);&quot;/&quot;;&quot;&quot;)))))" office:value-type="string" office:string-value="knihy" calcext:value-type="string">
            <text:p>knihy</text:p>
          </table:table-cell>
          <table:table-cell office:value-type="string" calcext:value-type="string">
            <text:p>nezarazene/knihy</text:p>
          </table:table-cell>
          <table:table-cell table:formula="of:=LEFT([.C298];FIND([.B298];[.C29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299]);LEN(CONCATENATE(&quot;./&quot;;[.$C299]))-FIND(&quot;$$$&quot;;SUBSTITUTE(CONCATENATE(&quot;./&quot;;[.$C299]);&quot;/&quot;;&quot;$$$&quot;;LEN(CONCATENATE(&quot;./&quot;;[.$C299]))-LEN(SUBSTITUTE(CONCATENATE(&quot;./&quot;;[.$C299]);&quot;/&quot;;&quot;&quot;)))))" office:value-type="string" office:string-value="_APE1043.jpg" calcext:value-type="string">
            <text:p>_APE1043.jpg</text:p>
          </table:table-cell>
          <table:table-cell office:value-type="string" calcext:value-type="string">
            <text:p>nezarazene/knihy/_APE1043.jpg</text:p>
          </table:table-cell>
          <table:table-cell table:formula="of:=LEFT([.C299];FIND([.B299];[.C29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0]);LEN(CONCATENATE(&quot;./&quot;;[.$C300]))-FIND(&quot;$$$&quot;;SUBSTITUTE(CONCATENATE(&quot;./&quot;;[.$C300]);&quot;/&quot;;&quot;$$$&quot;;LEN(CONCATENATE(&quot;./&quot;;[.$C300]))-LEN(SUBSTITUTE(CONCATENATE(&quot;./&quot;;[.$C300]);&quot;/&quot;;&quot;&quot;)))))" office:value-type="string" office:string-value="_APE1055.jpg" calcext:value-type="string">
            <text:p>_APE1055.jpg</text:p>
          </table:table-cell>
          <table:table-cell office:value-type="string" calcext:value-type="string">
            <text:p>nezarazene/knihy/_APE1055.jpg</text:p>
          </table:table-cell>
          <table:table-cell table:formula="of:=LEFT([.C300];FIND([.B300];[.C30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1]);LEN(CONCATENATE(&quot;./&quot;;[.$C301]))-FIND(&quot;$$$&quot;;SUBSTITUTE(CONCATENATE(&quot;./&quot;;[.$C301]);&quot;/&quot;;&quot;$$$&quot;;LEN(CONCATENATE(&quot;./&quot;;[.$C301]))-LEN(SUBSTITUTE(CONCATENATE(&quot;./&quot;;[.$C301]);&quot;/&quot;;&quot;&quot;)))))" office:value-type="string" office:string-value="_APE1036.jpg" calcext:value-type="string">
            <text:p>_APE1036.jpg</text:p>
          </table:table-cell>
          <table:table-cell office:value-type="string" calcext:value-type="string">
            <text:p>nezarazene/knihy/_APE1036.jpg</text:p>
          </table:table-cell>
          <table:table-cell table:formula="of:=LEFT([.C301];FIND([.B301];[.C30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2]);LEN(CONCATENATE(&quot;./&quot;;[.$C302]))-FIND(&quot;$$$&quot;;SUBSTITUTE(CONCATENATE(&quot;./&quot;;[.$C302]);&quot;/&quot;;&quot;$$$&quot;;LEN(CONCATENATE(&quot;./&quot;;[.$C302]))-LEN(SUBSTITUTE(CONCATENATE(&quot;./&quot;;[.$C302]);&quot;/&quot;;&quot;&quot;)))))" office:value-type="string" office:string-value="_APE1031.jpg" calcext:value-type="string">
            <text:p>_APE1031.jpg</text:p>
          </table:table-cell>
          <table:table-cell office:value-type="string" calcext:value-type="string">
            <text:p>nezarazene/knihy/_APE1031.jpg</text:p>
          </table:table-cell>
          <table:table-cell table:formula="of:=LEFT([.C302];FIND([.B302];[.C30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3]);LEN(CONCATENATE(&quot;./&quot;;[.$C303]))-FIND(&quot;$$$&quot;;SUBSTITUTE(CONCATENATE(&quot;./&quot;;[.$C303]);&quot;/&quot;;&quot;$$$&quot;;LEN(CONCATENATE(&quot;./&quot;;[.$C303]))-LEN(SUBSTITUTE(CONCATENATE(&quot;./&quot;;[.$C303]);&quot;/&quot;;&quot;&quot;)))))" office:value-type="string" office:string-value="_APE1022.jpg" calcext:value-type="string">
            <text:p>_APE1022.jpg</text:p>
          </table:table-cell>
          <table:table-cell office:value-type="string" calcext:value-type="string">
            <text:p>nezarazene/knihy/_APE1022.jpg</text:p>
          </table:table-cell>
          <table:table-cell table:formula="of:=LEFT([.C303];FIND([.B303];[.C30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4]);LEN(CONCATENATE(&quot;./&quot;;[.$C304]))-FIND(&quot;$$$&quot;;SUBSTITUTE(CONCATENATE(&quot;./&quot;;[.$C304]);&quot;/&quot;;&quot;$$$&quot;;LEN(CONCATENATE(&quot;./&quot;;[.$C304]))-LEN(SUBSTITUTE(CONCATENATE(&quot;./&quot;;[.$C304]);&quot;/&quot;;&quot;&quot;)))))" office:value-type="string" office:string-value="_APE1025.jpg" calcext:value-type="string">
            <text:p>_APE1025.jpg</text:p>
          </table:table-cell>
          <table:table-cell office:value-type="string" calcext:value-type="string">
            <text:p>nezarazene/knihy/_APE1025.jpg</text:p>
          </table:table-cell>
          <table:table-cell table:formula="of:=LEFT([.C304];FIND([.B304];[.C30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5]);LEN(CONCATENATE(&quot;./&quot;;[.$C305]))-FIND(&quot;$$$&quot;;SUBSTITUTE(CONCATENATE(&quot;./&quot;;[.$C305]);&quot;/&quot;;&quot;$$$&quot;;LEN(CONCATENATE(&quot;./&quot;;[.$C305]))-LEN(SUBSTITUTE(CONCATENATE(&quot;./&quot;;[.$C305]);&quot;/&quot;;&quot;&quot;)))))" office:value-type="string" office:string-value="_APE1032.jpg" calcext:value-type="string">
            <text:p>_APE1032.jpg</text:p>
          </table:table-cell>
          <table:table-cell office:value-type="string" calcext:value-type="string">
            <text:p>nezarazene/knihy/_APE1032.jpg</text:p>
          </table:table-cell>
          <table:table-cell table:formula="of:=LEFT([.C305];FIND([.B305];[.C30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6]);LEN(CONCATENATE(&quot;./&quot;;[.$C306]))-FIND(&quot;$$$&quot;;SUBSTITUTE(CONCATENATE(&quot;./&quot;;[.$C306]);&quot;/&quot;;&quot;$$$&quot;;LEN(CONCATENATE(&quot;./&quot;;[.$C306]))-LEN(SUBSTITUTE(CONCATENATE(&quot;./&quot;;[.$C306]);&quot;/&quot;;&quot;&quot;)))))" office:value-type="string" office:string-value="_APE0997.jpg" calcext:value-type="string">
            <text:p>_APE0997.jpg</text:p>
          </table:table-cell>
          <table:table-cell office:value-type="string" calcext:value-type="string">
            <text:p>nezarazene/knihy/_APE0997.jpg</text:p>
          </table:table-cell>
          <table:table-cell table:formula="of:=LEFT([.C306];FIND([.B306];[.C30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7]);LEN(CONCATENATE(&quot;./&quot;;[.$C307]))-FIND(&quot;$$$&quot;;SUBSTITUTE(CONCATENATE(&quot;./&quot;;[.$C307]);&quot;/&quot;;&quot;$$$&quot;;LEN(CONCATENATE(&quot;./&quot;;[.$C307]))-LEN(SUBSTITUTE(CONCATENATE(&quot;./&quot;;[.$C307]);&quot;/&quot;;&quot;&quot;)))))" office:value-type="string" office:string-value="_APE1042.jpg" calcext:value-type="string">
            <text:p>_APE1042.jpg</text:p>
          </table:table-cell>
          <table:table-cell office:value-type="string" calcext:value-type="string">
            <text:p>nezarazene/knihy/_APE1042.jpg</text:p>
          </table:table-cell>
          <table:table-cell table:formula="of:=LEFT([.C307];FIND([.B307];[.C30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8]);LEN(CONCATENATE(&quot;./&quot;;[.$C308]))-FIND(&quot;$$$&quot;;SUBSTITUTE(CONCATENATE(&quot;./&quot;;[.$C308]);&quot;/&quot;;&quot;$$$&quot;;LEN(CONCATENATE(&quot;./&quot;;[.$C308]))-LEN(SUBSTITUTE(CONCATENATE(&quot;./&quot;;[.$C308]);&quot;/&quot;;&quot;&quot;)))))" office:value-type="string" office:string-value="_APE1047.jpg" calcext:value-type="string">
            <text:p>_APE1047.jpg</text:p>
          </table:table-cell>
          <table:table-cell office:value-type="string" calcext:value-type="string">
            <text:p>nezarazene/knihy/_APE1047.jpg</text:p>
          </table:table-cell>
          <table:table-cell table:formula="of:=LEFT([.C308];FIND([.B308];[.C30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09]);LEN(CONCATENATE(&quot;./&quot;;[.$C309]))-FIND(&quot;$$$&quot;;SUBSTITUTE(CONCATENATE(&quot;./&quot;;[.$C309]);&quot;/&quot;;&quot;$$$&quot;;LEN(CONCATENATE(&quot;./&quot;;[.$C309]))-LEN(SUBSTITUTE(CONCATENATE(&quot;./&quot;;[.$C309]);&quot;/&quot;;&quot;&quot;)))))" office:value-type="string" office:string-value="_APE1023.jpg" calcext:value-type="string">
            <text:p>_APE1023.jpg</text:p>
          </table:table-cell>
          <table:table-cell office:value-type="string" calcext:value-type="string">
            <text:p>nezarazene/knihy/_APE1023.jpg</text:p>
          </table:table-cell>
          <table:table-cell table:formula="of:=LEFT([.C309];FIND([.B309];[.C30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0]);LEN(CONCATENATE(&quot;./&quot;;[.$C310]))-FIND(&quot;$$$&quot;;SUBSTITUTE(CONCATENATE(&quot;./&quot;;[.$C310]);&quot;/&quot;;&quot;$$$&quot;;LEN(CONCATENATE(&quot;./&quot;;[.$C310]))-LEN(SUBSTITUTE(CONCATENATE(&quot;./&quot;;[.$C310]);&quot;/&quot;;&quot;&quot;)))))" office:value-type="string" office:string-value="_APE1051.jpg" calcext:value-type="string">
            <text:p>_APE1051.jpg</text:p>
          </table:table-cell>
          <table:table-cell office:value-type="string" calcext:value-type="string">
            <text:p>nezarazene/knihy/_APE1051.jpg</text:p>
          </table:table-cell>
          <table:table-cell table:formula="of:=LEFT([.C310];FIND([.B310];[.C31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1]);LEN(CONCATENATE(&quot;./&quot;;[.$C311]))-FIND(&quot;$$$&quot;;SUBSTITUTE(CONCATENATE(&quot;./&quot;;[.$C311]);&quot;/&quot;;&quot;$$$&quot;;LEN(CONCATENATE(&quot;./&quot;;[.$C311]))-LEN(SUBSTITUTE(CONCATENATE(&quot;./&quot;;[.$C311]);&quot;/&quot;;&quot;&quot;)))))" office:value-type="string" office:string-value="_APE1014.jpg" calcext:value-type="string">
            <text:p>_APE1014.jpg</text:p>
          </table:table-cell>
          <table:table-cell office:value-type="string" calcext:value-type="string">
            <text:p>nezarazene/knihy/_APE1014.jpg</text:p>
          </table:table-cell>
          <table:table-cell table:formula="of:=LEFT([.C311];FIND([.B311];[.C31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2]);LEN(CONCATENATE(&quot;./&quot;;[.$C312]))-FIND(&quot;$$$&quot;;SUBSTITUTE(CONCATENATE(&quot;./&quot;;[.$C312]);&quot;/&quot;;&quot;$$$&quot;;LEN(CONCATENATE(&quot;./&quot;;[.$C312]))-LEN(SUBSTITUTE(CONCATENATE(&quot;./&quot;;[.$C312]);&quot;/&quot;;&quot;&quot;)))))" office:value-type="string" office:string-value="_APE1035.jpg" calcext:value-type="string">
            <text:p>_APE1035.jpg</text:p>
          </table:table-cell>
          <table:table-cell office:value-type="string" calcext:value-type="string">
            <text:p>nezarazene/knihy/_APE1035.jpg</text:p>
          </table:table-cell>
          <table:table-cell table:formula="of:=LEFT([.C312];FIND([.B312];[.C31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3]);LEN(CONCATENATE(&quot;./&quot;;[.$C313]))-FIND(&quot;$$$&quot;;SUBSTITUTE(CONCATENATE(&quot;./&quot;;[.$C313]);&quot;/&quot;;&quot;$$$&quot;;LEN(CONCATENATE(&quot;./&quot;;[.$C313]))-LEN(SUBSTITUTE(CONCATENATE(&quot;./&quot;;[.$C313]);&quot;/&quot;;&quot;&quot;)))))" office:value-type="string" office:string-value="_APE1044.jpg" calcext:value-type="string">
            <text:p>_APE1044.jpg</text:p>
          </table:table-cell>
          <table:table-cell office:value-type="string" calcext:value-type="string">
            <text:p>nezarazene/knihy/_APE1044.jpg</text:p>
          </table:table-cell>
          <table:table-cell table:formula="of:=LEFT([.C313];FIND([.B313];[.C31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4]);LEN(CONCATENATE(&quot;./&quot;;[.$C314]))-FIND(&quot;$$$&quot;;SUBSTITUTE(CONCATENATE(&quot;./&quot;;[.$C314]);&quot;/&quot;;&quot;$$$&quot;;LEN(CONCATENATE(&quot;./&quot;;[.$C314]))-LEN(SUBSTITUTE(CONCATENATE(&quot;./&quot;;[.$C314]);&quot;/&quot;;&quot;&quot;)))))" office:value-type="string" office:string-value="_APE1020.jpg" calcext:value-type="string">
            <text:p>_APE1020.jpg</text:p>
          </table:table-cell>
          <table:table-cell office:value-type="string" calcext:value-type="string">
            <text:p>nezarazene/knihy/_APE1020.jpg</text:p>
          </table:table-cell>
          <table:table-cell table:formula="of:=LEFT([.C314];FIND([.B314];[.C31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5]);LEN(CONCATENATE(&quot;./&quot;;[.$C315]))-FIND(&quot;$$$&quot;;SUBSTITUTE(CONCATENATE(&quot;./&quot;;[.$C315]);&quot;/&quot;;&quot;$$$&quot;;LEN(CONCATENATE(&quot;./&quot;;[.$C315]))-LEN(SUBSTITUTE(CONCATENATE(&quot;./&quot;;[.$C315]);&quot;/&quot;;&quot;&quot;)))))" office:value-type="string" office:string-value="_APE1037.jpg" calcext:value-type="string">
            <text:p>_APE1037.jpg</text:p>
          </table:table-cell>
          <table:table-cell office:value-type="string" calcext:value-type="string">
            <text:p>nezarazene/knihy/_APE1037.jpg</text:p>
          </table:table-cell>
          <table:table-cell table:formula="of:=LEFT([.C315];FIND([.B315];[.C31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6]);LEN(CONCATENATE(&quot;./&quot;;[.$C316]))-FIND(&quot;$$$&quot;;SUBSTITUTE(CONCATENATE(&quot;./&quot;;[.$C316]);&quot;/&quot;;&quot;$$$&quot;;LEN(CONCATENATE(&quot;./&quot;;[.$C316]))-LEN(SUBSTITUTE(CONCATENATE(&quot;./&quot;;[.$C316]);&quot;/&quot;;&quot;&quot;)))))" office:value-type="string" office:string-value="_APE1017.jpg" calcext:value-type="string">
            <text:p>_APE1017.jpg</text:p>
          </table:table-cell>
          <table:table-cell office:value-type="string" calcext:value-type="string">
            <text:p>nezarazene/knihy/_APE1017.jpg</text:p>
          </table:table-cell>
          <table:table-cell table:formula="of:=LEFT([.C316];FIND([.B316];[.C31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7]);LEN(CONCATENATE(&quot;./&quot;;[.$C317]))-FIND(&quot;$$$&quot;;SUBSTITUTE(CONCATENATE(&quot;./&quot;;[.$C317]);&quot;/&quot;;&quot;$$$&quot;;LEN(CONCATENATE(&quot;./&quot;;[.$C317]))-LEN(SUBSTITUTE(CONCATENATE(&quot;./&quot;;[.$C317]);&quot;/&quot;;&quot;&quot;)))))" office:value-type="string" office:string-value="_APE1024.jpg" calcext:value-type="string">
            <text:p>_APE1024.jpg</text:p>
          </table:table-cell>
          <table:table-cell office:value-type="string" calcext:value-type="string">
            <text:p>nezarazene/knihy/_APE1024.jpg</text:p>
          </table:table-cell>
          <table:table-cell table:formula="of:=LEFT([.C317];FIND([.B317];[.C31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8]);LEN(CONCATENATE(&quot;./&quot;;[.$C318]))-FIND(&quot;$$$&quot;;SUBSTITUTE(CONCATENATE(&quot;./&quot;;[.$C318]);&quot;/&quot;;&quot;$$$&quot;;LEN(CONCATENATE(&quot;./&quot;;[.$C318]))-LEN(SUBSTITUTE(CONCATENATE(&quot;./&quot;;[.$C318]);&quot;/&quot;;&quot;&quot;)))))" office:value-type="string" office:string-value="_APE1028.jpg" calcext:value-type="string">
            <text:p>_APE1028.jpg</text:p>
          </table:table-cell>
          <table:table-cell office:value-type="string" calcext:value-type="string">
            <text:p>nezarazene/knihy/_APE1028.jpg</text:p>
          </table:table-cell>
          <table:table-cell table:formula="of:=LEFT([.C318];FIND([.B318];[.C31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19]);LEN(CONCATENATE(&quot;./&quot;;[.$C319]))-FIND(&quot;$$$&quot;;SUBSTITUTE(CONCATENATE(&quot;./&quot;;[.$C319]);&quot;/&quot;;&quot;$$$&quot;;LEN(CONCATENATE(&quot;./&quot;;[.$C319]))-LEN(SUBSTITUTE(CONCATENATE(&quot;./&quot;;[.$C319]);&quot;/&quot;;&quot;&quot;)))))" office:value-type="string" office:string-value="_APE1019.jpg" calcext:value-type="string">
            <text:p>_APE1019.jpg</text:p>
          </table:table-cell>
          <table:table-cell office:value-type="string" calcext:value-type="string">
            <text:p>nezarazene/knihy/_APE1019.jpg</text:p>
          </table:table-cell>
          <table:table-cell table:formula="of:=LEFT([.C319];FIND([.B319];[.C31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0]);LEN(CONCATENATE(&quot;./&quot;;[.$C320]))-FIND(&quot;$$$&quot;;SUBSTITUTE(CONCATENATE(&quot;./&quot;;[.$C320]);&quot;/&quot;;&quot;$$$&quot;;LEN(CONCATENATE(&quot;./&quot;;[.$C320]))-LEN(SUBSTITUTE(CONCATENATE(&quot;./&quot;;[.$C320]);&quot;/&quot;;&quot;&quot;)))))" office:value-type="string" office:string-value="_APE1045.jpg" calcext:value-type="string">
            <text:p>_APE1045.jpg</text:p>
          </table:table-cell>
          <table:table-cell office:value-type="string" calcext:value-type="string">
            <text:p>nezarazene/knihy/_APE1045.jpg</text:p>
          </table:table-cell>
          <table:table-cell table:formula="of:=LEFT([.C320];FIND([.B320];[.C32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1]);LEN(CONCATENATE(&quot;./&quot;;[.$C321]))-FIND(&quot;$$$&quot;;SUBSTITUTE(CONCATENATE(&quot;./&quot;;[.$C321]);&quot;/&quot;;&quot;$$$&quot;;LEN(CONCATENATE(&quot;./&quot;;[.$C321]))-LEN(SUBSTITUTE(CONCATENATE(&quot;./&quot;;[.$C321]);&quot;/&quot;;&quot;&quot;)))))" office:value-type="string" office:string-value="_APE1029.jpg" calcext:value-type="string">
            <text:p>_APE1029.jpg</text:p>
          </table:table-cell>
          <table:table-cell office:value-type="string" calcext:value-type="string">
            <text:p>nezarazene/knihy/_APE1029.jpg</text:p>
          </table:table-cell>
          <table:table-cell table:formula="of:=LEFT([.C321];FIND([.B321];[.C32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2]);LEN(CONCATENATE(&quot;./&quot;;[.$C322]))-FIND(&quot;$$$&quot;;SUBSTITUTE(CONCATENATE(&quot;./&quot;;[.$C322]);&quot;/&quot;;&quot;$$$&quot;;LEN(CONCATENATE(&quot;./&quot;;[.$C322]))-LEN(SUBSTITUTE(CONCATENATE(&quot;./&quot;;[.$C322]);&quot;/&quot;;&quot;&quot;)))))" office:value-type="string" office:string-value="_APE1046.jpg" calcext:value-type="string">
            <text:p>_APE1046.jpg</text:p>
          </table:table-cell>
          <table:table-cell office:value-type="string" calcext:value-type="string">
            <text:p>nezarazene/knihy/_APE1046.jpg</text:p>
          </table:table-cell>
          <table:table-cell table:formula="of:=LEFT([.C322];FIND([.B322];[.C32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3]);LEN(CONCATENATE(&quot;./&quot;;[.$C323]))-FIND(&quot;$$$&quot;;SUBSTITUTE(CONCATENATE(&quot;./&quot;;[.$C323]);&quot;/&quot;;&quot;$$$&quot;;LEN(CONCATENATE(&quot;./&quot;;[.$C323]))-LEN(SUBSTITUTE(CONCATENATE(&quot;./&quot;;[.$C323]);&quot;/&quot;;&quot;&quot;)))))" office:value-type="string" office:string-value="_APE1039.jpg" calcext:value-type="string">
            <text:p>_APE1039.jpg</text:p>
          </table:table-cell>
          <table:table-cell office:value-type="string" calcext:value-type="string">
            <text:p>nezarazene/knihy/_APE1039.jpg</text:p>
          </table:table-cell>
          <table:table-cell table:formula="of:=LEFT([.C323];FIND([.B323];[.C32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4]);LEN(CONCATENATE(&quot;./&quot;;[.$C324]))-FIND(&quot;$$$&quot;;SUBSTITUTE(CONCATENATE(&quot;./&quot;;[.$C324]);&quot;/&quot;;&quot;$$$&quot;;LEN(CONCATENATE(&quot;./&quot;;[.$C324]))-LEN(SUBSTITUTE(CONCATENATE(&quot;./&quot;;[.$C324]);&quot;/&quot;;&quot;&quot;)))))" office:value-type="string" office:string-value="_APE1054.jpg" calcext:value-type="string">
            <text:p>_APE1054.jpg</text:p>
          </table:table-cell>
          <table:table-cell office:value-type="string" calcext:value-type="string">
            <text:p>nezarazene/knihy/_APE1054.jpg</text:p>
          </table:table-cell>
          <table:table-cell table:formula="of:=LEFT([.C324];FIND([.B324];[.C32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5]);LEN(CONCATENATE(&quot;./&quot;;[.$C325]))-FIND(&quot;$$$&quot;;SUBSTITUTE(CONCATENATE(&quot;./&quot;;[.$C325]);&quot;/&quot;;&quot;$$$&quot;;LEN(CONCATENATE(&quot;./&quot;;[.$C325]))-LEN(SUBSTITUTE(CONCATENATE(&quot;./&quot;;[.$C325]);&quot;/&quot;;&quot;&quot;)))))" office:value-type="string" office:string-value="_APE1052.jpg" calcext:value-type="string">
            <text:p>_APE1052.jpg</text:p>
          </table:table-cell>
          <table:table-cell office:value-type="string" calcext:value-type="string">
            <text:p>nezarazene/knihy/_APE1052.jpg</text:p>
          </table:table-cell>
          <table:table-cell table:formula="of:=LEFT([.C325];FIND([.B325];[.C32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6]);LEN(CONCATENATE(&quot;./&quot;;[.$C326]))-FIND(&quot;$$$&quot;;SUBSTITUTE(CONCATENATE(&quot;./&quot;;[.$C326]);&quot;/&quot;;&quot;$$$&quot;;LEN(CONCATENATE(&quot;./&quot;;[.$C326]))-LEN(SUBSTITUTE(CONCATENATE(&quot;./&quot;;[.$C326]);&quot;/&quot;;&quot;&quot;)))))" office:value-type="string" office:string-value="_APE1041.jpg" calcext:value-type="string">
            <text:p>_APE1041.jpg</text:p>
          </table:table-cell>
          <table:table-cell office:value-type="string" calcext:value-type="string">
            <text:p>nezarazene/knihy/_APE1041.jpg</text:p>
          </table:table-cell>
          <table:table-cell table:formula="of:=LEFT([.C326];FIND([.B326];[.C32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7]);LEN(CONCATENATE(&quot;./&quot;;[.$C327]))-FIND(&quot;$$$&quot;;SUBSTITUTE(CONCATENATE(&quot;./&quot;;[.$C327]);&quot;/&quot;;&quot;$$$&quot;;LEN(CONCATENATE(&quot;./&quot;;[.$C327]))-LEN(SUBSTITUTE(CONCATENATE(&quot;./&quot;;[.$C327]);&quot;/&quot;;&quot;&quot;)))))" office:value-type="string" office:string-value="_APE1049.jpg" calcext:value-type="string">
            <text:p>_APE1049.jpg</text:p>
          </table:table-cell>
          <table:table-cell office:value-type="string" calcext:value-type="string">
            <text:p>nezarazene/knihy/_APE1049.jpg</text:p>
          </table:table-cell>
          <table:table-cell table:formula="of:=LEFT([.C327];FIND([.B327];[.C32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8]);LEN(CONCATENATE(&quot;./&quot;;[.$C328]))-FIND(&quot;$$$&quot;;SUBSTITUTE(CONCATENATE(&quot;./&quot;;[.$C328]);&quot;/&quot;;&quot;$$$&quot;;LEN(CONCATENATE(&quot;./&quot;;[.$C328]))-LEN(SUBSTITUTE(CONCATENATE(&quot;./&quot;;[.$C328]);&quot;/&quot;;&quot;&quot;)))))" office:value-type="string" office:string-value="_APE1021.jpg" calcext:value-type="string">
            <text:p>_APE1021.jpg</text:p>
          </table:table-cell>
          <table:table-cell office:value-type="string" calcext:value-type="string">
            <text:p>nezarazene/knihy/_APE1021.jpg</text:p>
          </table:table-cell>
          <table:table-cell table:formula="of:=LEFT([.C328];FIND([.B328];[.C32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29]);LEN(CONCATENATE(&quot;./&quot;;[.$C329]))-FIND(&quot;$$$&quot;;SUBSTITUTE(CONCATENATE(&quot;./&quot;;[.$C329]);&quot;/&quot;;&quot;$$$&quot;;LEN(CONCATENATE(&quot;./&quot;;[.$C329]))-LEN(SUBSTITUTE(CONCATENATE(&quot;./&quot;;[.$C329]);&quot;/&quot;;&quot;&quot;)))))" office:value-type="string" office:string-value="_APE1057.jpg" calcext:value-type="string">
            <text:p>_APE1057.jpg</text:p>
          </table:table-cell>
          <table:table-cell office:value-type="string" calcext:value-type="string">
            <text:p>nezarazene/knihy/_APE1057.jpg</text:p>
          </table:table-cell>
          <table:table-cell table:formula="of:=LEFT([.C329];FIND([.B329];[.C32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0]);LEN(CONCATENATE(&quot;./&quot;;[.$C330]))-FIND(&quot;$$$&quot;;SUBSTITUTE(CONCATENATE(&quot;./&quot;;[.$C330]);&quot;/&quot;;&quot;$$$&quot;;LEN(CONCATENATE(&quot;./&quot;;[.$C330]))-LEN(SUBSTITUTE(CONCATENATE(&quot;./&quot;;[.$C330]);&quot;/&quot;;&quot;&quot;)))))" office:value-type="string" office:string-value="_APE1050.jpg" calcext:value-type="string">
            <text:p>_APE1050.jpg</text:p>
          </table:table-cell>
          <table:table-cell office:value-type="string" calcext:value-type="string">
            <text:p>nezarazene/knihy/_APE1050.jpg</text:p>
          </table:table-cell>
          <table:table-cell table:formula="of:=LEFT([.C330];FIND([.B330];[.C33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1]);LEN(CONCATENATE(&quot;./&quot;;[.$C331]))-FIND(&quot;$$$&quot;;SUBSTITUTE(CONCATENATE(&quot;./&quot;;[.$C331]);&quot;/&quot;;&quot;$$$&quot;;LEN(CONCATENATE(&quot;./&quot;;[.$C331]))-LEN(SUBSTITUTE(CONCATENATE(&quot;./&quot;;[.$C331]);&quot;/&quot;;&quot;&quot;)))))" office:value-type="string" office:string-value="_APE1056.jpg" calcext:value-type="string">
            <text:p>_APE1056.jpg</text:p>
          </table:table-cell>
          <table:table-cell office:value-type="string" calcext:value-type="string">
            <text:p>nezarazene/knihy/_APE1056.jpg</text:p>
          </table:table-cell>
          <table:table-cell table:formula="of:=LEFT([.C331];FIND([.B331];[.C33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2]);LEN(CONCATENATE(&quot;./&quot;;[.$C332]))-FIND(&quot;$$$&quot;;SUBSTITUTE(CONCATENATE(&quot;./&quot;;[.$C332]);&quot;/&quot;;&quot;$$$&quot;;LEN(CONCATENATE(&quot;./&quot;;[.$C332]))-LEN(SUBSTITUTE(CONCATENATE(&quot;./&quot;;[.$C332]);&quot;/&quot;;&quot;&quot;)))))" office:value-type="string" office:string-value="_APE0996.jpg" calcext:value-type="string">
            <text:p>_APE0996.jpg</text:p>
          </table:table-cell>
          <table:table-cell office:value-type="string" calcext:value-type="string">
            <text:p>nezarazene/knihy/_APE0996.jpg</text:p>
          </table:table-cell>
          <table:table-cell table:formula="of:=LEFT([.C332];FIND([.B332];[.C33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3]);LEN(CONCATENATE(&quot;./&quot;;[.$C333]))-FIND(&quot;$$$&quot;;SUBSTITUTE(CONCATENATE(&quot;./&quot;;[.$C333]);&quot;/&quot;;&quot;$$$&quot;;LEN(CONCATENATE(&quot;./&quot;;[.$C333]))-LEN(SUBSTITUTE(CONCATENATE(&quot;./&quot;;[.$C333]);&quot;/&quot;;&quot;&quot;)))))" office:value-type="string" office:string-value="_APE0995.jpg" calcext:value-type="string">
            <text:p>_APE0995.jpg</text:p>
          </table:table-cell>
          <table:table-cell office:value-type="string" calcext:value-type="string">
            <text:p>nezarazene/knihy/_APE0995.jpg</text:p>
          </table:table-cell>
          <table:table-cell table:formula="of:=LEFT([.C333];FIND([.B333];[.C33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4]);LEN(CONCATENATE(&quot;./&quot;;[.$C334]))-FIND(&quot;$$$&quot;;SUBSTITUTE(CONCATENATE(&quot;./&quot;;[.$C334]);&quot;/&quot;;&quot;$$$&quot;;LEN(CONCATENATE(&quot;./&quot;;[.$C334]))-LEN(SUBSTITUTE(CONCATENATE(&quot;./&quot;;[.$C334]);&quot;/&quot;;&quot;&quot;)))))" office:value-type="string" office:string-value="_APE1015.jpg" calcext:value-type="string">
            <text:p>_APE1015.jpg</text:p>
          </table:table-cell>
          <table:table-cell office:value-type="string" calcext:value-type="string">
            <text:p>nezarazene/knihy/_APE1015.jpg</text:p>
          </table:table-cell>
          <table:table-cell table:formula="of:=LEFT([.C334];FIND([.B334];[.C33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5]);LEN(CONCATENATE(&quot;./&quot;;[.$C335]))-FIND(&quot;$$$&quot;;SUBSTITUTE(CONCATENATE(&quot;./&quot;;[.$C335]);&quot;/&quot;;&quot;$$$&quot;;LEN(CONCATENATE(&quot;./&quot;;[.$C335]))-LEN(SUBSTITUTE(CONCATENATE(&quot;./&quot;;[.$C335]);&quot;/&quot;;&quot;&quot;)))))" office:value-type="string" office:string-value="_APE1018.jpg" calcext:value-type="string">
            <text:p>_APE1018.jpg</text:p>
          </table:table-cell>
          <table:table-cell office:value-type="string" calcext:value-type="string">
            <text:p>nezarazene/knihy/_APE1018.jpg</text:p>
          </table:table-cell>
          <table:table-cell table:formula="of:=LEFT([.C335];FIND([.B335];[.C33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6]);LEN(CONCATENATE(&quot;./&quot;;[.$C336]))-FIND(&quot;$$$&quot;;SUBSTITUTE(CONCATENATE(&quot;./&quot;;[.$C336]);&quot;/&quot;;&quot;$$$&quot;;LEN(CONCATENATE(&quot;./&quot;;[.$C336]))-LEN(SUBSTITUTE(CONCATENATE(&quot;./&quot;;[.$C336]);&quot;/&quot;;&quot;&quot;)))))" office:value-type="string" office:string-value="_APE1016.jpg" calcext:value-type="string">
            <text:p>_APE1016.jpg</text:p>
          </table:table-cell>
          <table:table-cell office:value-type="string" calcext:value-type="string">
            <text:p>nezarazene/knihy/_APE1016.jpg</text:p>
          </table:table-cell>
          <table:table-cell table:formula="of:=LEFT([.C336];FIND([.B336];[.C33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7]);LEN(CONCATENATE(&quot;./&quot;;[.$C337]))-FIND(&quot;$$$&quot;;SUBSTITUTE(CONCATENATE(&quot;./&quot;;[.$C337]);&quot;/&quot;;&quot;$$$&quot;;LEN(CONCATENATE(&quot;./&quot;;[.$C337]))-LEN(SUBSTITUTE(CONCATENATE(&quot;./&quot;;[.$C337]);&quot;/&quot;;&quot;&quot;)))))" office:value-type="string" office:string-value="_APE1026.jpg" calcext:value-type="string">
            <text:p>_APE1026.jpg</text:p>
          </table:table-cell>
          <table:table-cell office:value-type="string" calcext:value-type="string">
            <text:p>nezarazene/knihy/_APE1026.jpg</text:p>
          </table:table-cell>
          <table:table-cell table:formula="of:=LEFT([.C337];FIND([.B337];[.C33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8]);LEN(CONCATENATE(&quot;./&quot;;[.$C338]))-FIND(&quot;$$$&quot;;SUBSTITUTE(CONCATENATE(&quot;./&quot;;[.$C338]);&quot;/&quot;;&quot;$$$&quot;;LEN(CONCATENATE(&quot;./&quot;;[.$C338]))-LEN(SUBSTITUTE(CONCATENATE(&quot;./&quot;;[.$C338]);&quot;/&quot;;&quot;&quot;)))))" office:value-type="string" office:string-value="_APE1053.jpg" calcext:value-type="string">
            <text:p>_APE1053.jpg</text:p>
          </table:table-cell>
          <table:table-cell office:value-type="string" calcext:value-type="string">
            <text:p>nezarazene/knihy/_APE1053.jpg</text:p>
          </table:table-cell>
          <table:table-cell table:formula="of:=LEFT([.C338];FIND([.B338];[.C33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39]);LEN(CONCATENATE(&quot;./&quot;;[.$C339]))-FIND(&quot;$$$&quot;;SUBSTITUTE(CONCATENATE(&quot;./&quot;;[.$C339]);&quot;/&quot;;&quot;$$$&quot;;LEN(CONCATENATE(&quot;./&quot;;[.$C339]))-LEN(SUBSTITUTE(CONCATENATE(&quot;./&quot;;[.$C339]);&quot;/&quot;;&quot;&quot;)))))" office:value-type="string" office:string-value="_APE1033.jpg" calcext:value-type="string">
            <text:p>_APE1033.jpg</text:p>
          </table:table-cell>
          <table:table-cell office:value-type="string" calcext:value-type="string">
            <text:p>nezarazene/knihy/_APE1033.jpg</text:p>
          </table:table-cell>
          <table:table-cell table:formula="of:=LEFT([.C339];FIND([.B339];[.C33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0]);LEN(CONCATENATE(&quot;./&quot;;[.$C340]))-FIND(&quot;$$$&quot;;SUBSTITUTE(CONCATENATE(&quot;./&quot;;[.$C340]);&quot;/&quot;;&quot;$$$&quot;;LEN(CONCATENATE(&quot;./&quot;;[.$C340]))-LEN(SUBSTITUTE(CONCATENATE(&quot;./&quot;;[.$C340]);&quot;/&quot;;&quot;&quot;)))))" office:value-type="string" office:string-value="20140706_0031.jpg" calcext:value-type="string">
            <text:p>20140706_0031.jpg</text:p>
          </table:table-cell>
          <table:table-cell office:value-type="string" calcext:value-type="string">
            <text:p>nezarazene/20140706_0031.jpg</text:p>
          </table:table-cell>
          <table:table-cell table:formula="of:=LEFT([.C340];FIND([.B340];[.C34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1]);LEN(CONCATENATE(&quot;./&quot;;[.$C341]))-FIND(&quot;$$$&quot;;SUBSTITUTE(CONCATENATE(&quot;./&quot;;[.$C341]);&quot;/&quot;;&quot;$$$&quot;;LEN(CONCATENATE(&quot;./&quot;;[.$C341]))-LEN(SUBSTITUTE(CONCATENATE(&quot;./&quot;;[.$C341]);&quot;/&quot;;&quot;&quot;)))))" office:value-type="string" office:string-value="_APE1059.jpg" calcext:value-type="string">
            <text:p>_APE1059.jpg</text:p>
          </table:table-cell>
          <table:table-cell office:value-type="string" calcext:value-type="string">
            <text:p>nezarazene/_APE1059.jpg</text:p>
          </table:table-cell>
          <table:table-cell table:formula="of:=LEFT([.C341];FIND([.B341];[.C34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2]);LEN(CONCATENATE(&quot;./&quot;;[.$C342]))-FIND(&quot;$$$&quot;;SUBSTITUTE(CONCATENATE(&quot;./&quot;;[.$C342]);&quot;/&quot;;&quot;$$$&quot;;LEN(CONCATENATE(&quot;./&quot;;[.$C342]))-LEN(SUBSTITUTE(CONCATENATE(&quot;./&quot;;[.$C342]);&quot;/&quot;;&quot;&quot;)))))" office:value-type="string" office:string-value="_APE0975.jpg" calcext:value-type="string">
            <text:p>_APE0975.jpg</text:p>
          </table:table-cell>
          <table:table-cell office:value-type="string" calcext:value-type="string">
            <text:p>nezarazene/_APE0975.jpg</text:p>
          </table:table-cell>
          <table:table-cell table:formula="of:=LEFT([.C342];FIND([.B342];[.C34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3]);LEN(CONCATENATE(&quot;./&quot;;[.$C343]))-FIND(&quot;$$$&quot;;SUBSTITUTE(CONCATENATE(&quot;./&quot;;[.$C343]);&quot;/&quot;;&quot;$$$&quot;;LEN(CONCATENATE(&quot;./&quot;;[.$C343]))-LEN(SUBSTITUTE(CONCATENATE(&quot;./&quot;;[.$C343]);&quot;/&quot;;&quot;&quot;)))))" office:value-type="string" office:string-value="20140706_0021.jpg" calcext:value-type="string">
            <text:p>20140706_0021.jpg</text:p>
          </table:table-cell>
          <table:table-cell office:value-type="string" calcext:value-type="string">
            <text:p>nezarazene/20140706_0021.jpg</text:p>
          </table:table-cell>
          <table:table-cell table:formula="of:=LEFT([.C343];FIND([.B343];[.C34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4]);LEN(CONCATENATE(&quot;./&quot;;[.$C344]))-FIND(&quot;$$$&quot;;SUBSTITUTE(CONCATENATE(&quot;./&quot;;[.$C344]);&quot;/&quot;;&quot;$$$&quot;;LEN(CONCATENATE(&quot;./&quot;;[.$C344]))-LEN(SUBSTITUTE(CONCATENATE(&quot;./&quot;;[.$C344]);&quot;/&quot;;&quot;&quot;)))))" office:value-type="string" office:string-value="20140706_0011.jpg" calcext:value-type="string">
            <text:p>20140706_0011.jpg</text:p>
          </table:table-cell>
          <table:table-cell office:value-type="string" calcext:value-type="string">
            <text:p>nezarazene/20140706_0011.jpg</text:p>
          </table:table-cell>
          <table:table-cell table:formula="of:=LEFT([.C344];FIND([.B344];[.C34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5]);LEN(CONCATENATE(&quot;./&quot;;[.$C345]))-FIND(&quot;$$$&quot;;SUBSTITUTE(CONCATENATE(&quot;./&quot;;[.$C345]);&quot;/&quot;;&quot;$$$&quot;;LEN(CONCATENATE(&quot;./&quot;;[.$C345]))-LEN(SUBSTITUTE(CONCATENATE(&quot;./&quot;;[.$C345]);&quot;/&quot;;&quot;&quot;)))))" office:value-type="string" office:string-value="20140706_0025.jpg" calcext:value-type="string">
            <text:p>20140706_0025.jpg</text:p>
          </table:table-cell>
          <table:table-cell office:value-type="string" calcext:value-type="string">
            <text:p>nezarazene/20140706_0025.jpg</text:p>
          </table:table-cell>
          <table:table-cell table:formula="of:=LEFT([.C345];FIND([.B345];[.C34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6]);LEN(CONCATENATE(&quot;./&quot;;[.$C346]))-FIND(&quot;$$$&quot;;SUBSTITUTE(CONCATENATE(&quot;./&quot;;[.$C346]);&quot;/&quot;;&quot;$$$&quot;;LEN(CONCATENATE(&quot;./&quot;;[.$C346]))-LEN(SUBSTITUTE(CONCATENATE(&quot;./&quot;;[.$C346]);&quot;/&quot;;&quot;&quot;)))))" office:value-type="string" office:string-value="_APE1007.jpg" calcext:value-type="string">
            <text:p>_APE1007.jpg</text:p>
          </table:table-cell>
          <table:table-cell office:value-type="string" calcext:value-type="string">
            <text:p>nezarazene/_APE1007.jpg</text:p>
          </table:table-cell>
          <table:table-cell table:formula="of:=LEFT([.C346];FIND([.B346];[.C34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7]);LEN(CONCATENATE(&quot;./&quot;;[.$C347]))-FIND(&quot;$$$&quot;;SUBSTITUTE(CONCATENATE(&quot;./&quot;;[.$C347]);&quot;/&quot;;&quot;$$$&quot;;LEN(CONCATENATE(&quot;./&quot;;[.$C347]))-LEN(SUBSTITUTE(CONCATENATE(&quot;./&quot;;[.$C347]);&quot;/&quot;;&quot;&quot;)))))" office:value-type="string" office:string-value="_APE0972.jpg" calcext:value-type="string">
            <text:p>_APE0972.jpg</text:p>
          </table:table-cell>
          <table:table-cell office:value-type="string" calcext:value-type="string">
            <text:p>nezarazene/_APE0972.jpg</text:p>
          </table:table-cell>
          <table:table-cell table:formula="of:=LEFT([.C347];FIND([.B347];[.C34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8]);LEN(CONCATENATE(&quot;./&quot;;[.$C348]))-FIND(&quot;$$$&quot;;SUBSTITUTE(CONCATENATE(&quot;./&quot;;[.$C348]);&quot;/&quot;;&quot;$$$&quot;;LEN(CONCATENATE(&quot;./&quot;;[.$C348]))-LEN(SUBSTITUTE(CONCATENATE(&quot;./&quot;;[.$C348]);&quot;/&quot;;&quot;&quot;)))))" office:value-type="string" office:string-value="_APE0973.jpg" calcext:value-type="string">
            <text:p>_APE0973.jpg</text:p>
          </table:table-cell>
          <table:table-cell office:value-type="string" calcext:value-type="string">
            <text:p>nezarazene/_APE0973.jpg</text:p>
          </table:table-cell>
          <table:table-cell table:formula="of:=LEFT([.C348];FIND([.B348];[.C34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49]);LEN(CONCATENATE(&quot;./&quot;;[.$C349]))-FIND(&quot;$$$&quot;;SUBSTITUTE(CONCATENATE(&quot;./&quot;;[.$C349]);&quot;/&quot;;&quot;$$$&quot;;LEN(CONCATENATE(&quot;./&quot;;[.$C349]))-LEN(SUBSTITUTE(CONCATENATE(&quot;./&quot;;[.$C349]);&quot;/&quot;;&quot;&quot;)))))" office:value-type="string" office:string-value="_APE1002.jpg" calcext:value-type="string">
            <text:p>_APE1002.jpg</text:p>
          </table:table-cell>
          <table:table-cell office:value-type="string" calcext:value-type="string">
            <text:p>nezarazene/_APE1002.jpg</text:p>
          </table:table-cell>
          <table:table-cell table:formula="of:=LEFT([.C349];FIND([.B349];[.C34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0]);LEN(CONCATENATE(&quot;./&quot;;[.$C350]))-FIND(&quot;$$$&quot;;SUBSTITUTE(CONCATENATE(&quot;./&quot;;[.$C350]);&quot;/&quot;;&quot;$$$&quot;;LEN(CONCATENATE(&quot;./&quot;;[.$C350]))-LEN(SUBSTITUTE(CONCATENATE(&quot;./&quot;;[.$C350]);&quot;/&quot;;&quot;&quot;)))))" office:value-type="string" office:string-value="20140706_0004.jpg" calcext:value-type="string">
            <text:p>20140706_0004.jpg</text:p>
          </table:table-cell>
          <table:table-cell office:value-type="string" calcext:value-type="string">
            <text:p>nezarazene/20140706_0004.jpg</text:p>
          </table:table-cell>
          <table:table-cell table:formula="of:=LEFT([.C350];FIND([.B350];[.C35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1]);LEN(CONCATENATE(&quot;./&quot;;[.$C351]))-FIND(&quot;$$$&quot;;SUBSTITUTE(CONCATENATE(&quot;./&quot;;[.$C351]);&quot;/&quot;;&quot;$$$&quot;;LEN(CONCATENATE(&quot;./&quot;;[.$C351]))-LEN(SUBSTITUTE(CONCATENATE(&quot;./&quot;;[.$C351]);&quot;/&quot;;&quot;&quot;)))))" office:value-type="string" office:string-value="_APE0970.jpg" calcext:value-type="string">
            <text:p>_APE0970.jpg</text:p>
          </table:table-cell>
          <table:table-cell office:value-type="string" calcext:value-type="string">
            <text:p>nezarazene/_APE0970.jpg</text:p>
          </table:table-cell>
          <table:table-cell table:formula="of:=LEFT([.C351];FIND([.B351];[.C35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2]);LEN(CONCATENATE(&quot;./&quot;;[.$C352]))-FIND(&quot;$$$&quot;;SUBSTITUTE(CONCATENATE(&quot;./&quot;;[.$C352]);&quot;/&quot;;&quot;$$$&quot;;LEN(CONCATENATE(&quot;./&quot;;[.$C352]))-LEN(SUBSTITUTE(CONCATENATE(&quot;./&quot;;[.$C352]);&quot;/&quot;;&quot;&quot;)))))" office:value-type="string" office:string-value="20140706_0001.jpg" calcext:value-type="string">
            <text:p>20140706_0001.jpg</text:p>
          </table:table-cell>
          <table:table-cell office:value-type="string" calcext:value-type="string">
            <text:p>nezarazene/20140706_0001.jpg</text:p>
          </table:table-cell>
          <table:table-cell table:formula="of:=LEFT([.C352];FIND([.B352];[.C35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3]);LEN(CONCATENATE(&quot;./&quot;;[.$C353]))-FIND(&quot;$$$&quot;;SUBSTITUTE(CONCATENATE(&quot;./&quot;;[.$C353]);&quot;/&quot;;&quot;$$$&quot;;LEN(CONCATENATE(&quot;./&quot;;[.$C353]))-LEN(SUBSTITUTE(CONCATENATE(&quot;./&quot;;[.$C353]);&quot;/&quot;;&quot;&quot;)))))" office:value-type="string" office:string-value="dvbtTV+bryle.jpg" calcext:value-type="string">
            <text:p>dvbtTV+bryle.jpg</text:p>
          </table:table-cell>
          <table:table-cell office:value-type="string" calcext:value-type="string">
            <text:p>nezarazene/dvbtTV+bryle.jpg</text:p>
          </table:table-cell>
          <table:table-cell table:formula="of:=LEFT([.C353];FIND([.B353];[.C35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4]);LEN(CONCATENATE(&quot;./&quot;;[.$C354]))-FIND(&quot;$$$&quot;;SUBSTITUTE(CONCATENATE(&quot;./&quot;;[.$C354]);&quot;/&quot;;&quot;$$$&quot;;LEN(CONCATENATE(&quot;./&quot;;[.$C354]))-LEN(SUBSTITUTE(CONCATENATE(&quot;./&quot;;[.$C354]);&quot;/&quot;;&quot;&quot;)))))" office:value-type="string" office:string-value="sicistroj.jpg" calcext:value-type="string">
            <text:p>sicistroj.jpg</text:p>
          </table:table-cell>
          <table:table-cell office:value-type="string" calcext:value-type="string">
            <text:p>loznice/skrin/sicistroj.jpg</text:p>
          </table:table-cell>
          <table:table-cell table:formula="of:=LEFT([.C354];FIND([.B354];[.C354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5]);LEN(CONCATENATE(&quot;./&quot;;[.$C355]))-FIND(&quot;$$$&quot;;SUBSTITUTE(CONCATENATE(&quot;./&quot;;[.$C355]);&quot;/&quot;;&quot;$$$&quot;;LEN(CONCATENATE(&quot;./&quot;;[.$C355]))-LEN(SUBSTITUTE(CONCATENATE(&quot;./&quot;;[.$C355]);&quot;/&quot;;&quot;&quot;)))))">
            <text:p/>
          </table:table-cell>
          <table:table-cell/>
          <table:table-cell table:formula="of:=LEFT([.C355];FIND([.B355];[.C35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6]);LEN(CONCATENATE(&quot;./&quot;;[.$C356]))-FIND(&quot;$$$&quot;;SUBSTITUTE(CONCATENATE(&quot;./&quot;;[.$C356]);&quot;/&quot;;&quot;$$$&quot;;LEN(CONCATENATE(&quot;./&quot;;[.$C356]))-LEN(SUBSTITUTE(CONCATENATE(&quot;./&quot;;[.$C356]);&quot;/&quot;;&quot;&quot;)))))">
            <text:p/>
          </table:table-cell>
          <table:table-cell/>
          <table:table-cell table:formula="of:=LEFT([.C356];FIND([.B356];[.C35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7]);LEN(CONCATENATE(&quot;./&quot;;[.$C357]))-FIND(&quot;$$$&quot;;SUBSTITUTE(CONCATENATE(&quot;./&quot;;[.$C357]);&quot;/&quot;;&quot;$$$&quot;;LEN(CONCATENATE(&quot;./&quot;;[.$C357]))-LEN(SUBSTITUTE(CONCATENATE(&quot;./&quot;;[.$C357]);&quot;/&quot;;&quot;&quot;)))))">
            <text:p/>
          </table:table-cell>
          <table:table-cell/>
          <table:table-cell table:formula="of:=LEFT([.C357];FIND([.B357];[.C35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8]);LEN(CONCATENATE(&quot;./&quot;;[.$C358]))-FIND(&quot;$$$&quot;;SUBSTITUTE(CONCATENATE(&quot;./&quot;;[.$C358]);&quot;/&quot;;&quot;$$$&quot;;LEN(CONCATENATE(&quot;./&quot;;[.$C358]))-LEN(SUBSTITUTE(CONCATENATE(&quot;./&quot;;[.$C358]);&quot;/&quot;;&quot;&quot;)))))">
            <text:p/>
          </table:table-cell>
          <table:table-cell/>
          <table:table-cell table:formula="of:=LEFT([.C358];FIND([.B358];[.C35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59]);LEN(CONCATENATE(&quot;./&quot;;[.$C359]))-FIND(&quot;$$$&quot;;SUBSTITUTE(CONCATENATE(&quot;./&quot;;[.$C359]);&quot;/&quot;;&quot;$$$&quot;;LEN(CONCATENATE(&quot;./&quot;;[.$C359]))-LEN(SUBSTITUTE(CONCATENATE(&quot;./&quot;;[.$C359]);&quot;/&quot;;&quot;&quot;)))))">
            <text:p/>
          </table:table-cell>
          <table:table-cell/>
          <table:table-cell table:formula="of:=LEFT([.C359];FIND([.B359];[.C35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0]);LEN(CONCATENATE(&quot;./&quot;;[.$C360]))-FIND(&quot;$$$&quot;;SUBSTITUTE(CONCATENATE(&quot;./&quot;;[.$C360]);&quot;/&quot;;&quot;$$$&quot;;LEN(CONCATENATE(&quot;./&quot;;[.$C360]))-LEN(SUBSTITUTE(CONCATENATE(&quot;./&quot;;[.$C360]);&quot;/&quot;;&quot;&quot;)))))">
            <text:p/>
          </table:table-cell>
          <table:table-cell/>
          <table:table-cell table:formula="of:=LEFT([.C360];FIND([.B360];[.C36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1]);LEN(CONCATENATE(&quot;./&quot;;[.$C361]))-FIND(&quot;$$$&quot;;SUBSTITUTE(CONCATENATE(&quot;./&quot;;[.$C361]);&quot;/&quot;;&quot;$$$&quot;;LEN(CONCATENATE(&quot;./&quot;;[.$C361]))-LEN(SUBSTITUTE(CONCATENATE(&quot;./&quot;;[.$C361]);&quot;/&quot;;&quot;&quot;)))))">
            <text:p/>
          </table:table-cell>
          <table:table-cell/>
          <table:table-cell table:formula="of:=LEFT([.C361];FIND([.B361];[.C36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2]);LEN(CONCATENATE(&quot;./&quot;;[.$C362]))-FIND(&quot;$$$&quot;;SUBSTITUTE(CONCATENATE(&quot;./&quot;;[.$C362]);&quot;/&quot;;&quot;$$$&quot;;LEN(CONCATENATE(&quot;./&quot;;[.$C362]))-LEN(SUBSTITUTE(CONCATENATE(&quot;./&quot;;[.$C362]);&quot;/&quot;;&quot;&quot;)))))">
            <text:p/>
          </table:table-cell>
          <table:table-cell/>
          <table:table-cell table:formula="of:=LEFT([.C362];FIND([.B362];[.C36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3]);LEN(CONCATENATE(&quot;./&quot;;[.$C363]))-FIND(&quot;$$$&quot;;SUBSTITUTE(CONCATENATE(&quot;./&quot;;[.$C363]);&quot;/&quot;;&quot;$$$&quot;;LEN(CONCATENATE(&quot;./&quot;;[.$C363]))-LEN(SUBSTITUTE(CONCATENATE(&quot;./&quot;;[.$C363]);&quot;/&quot;;&quot;&quot;)))))">
            <text:p/>
          </table:table-cell>
          <table:table-cell/>
          <table:table-cell table:formula="of:=LEFT([.C363];FIND([.B363];[.C36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4]);LEN(CONCATENATE(&quot;./&quot;;[.$C364]))-FIND(&quot;$$$&quot;;SUBSTITUTE(CONCATENATE(&quot;./&quot;;[.$C364]);&quot;/&quot;;&quot;$$$&quot;;LEN(CONCATENATE(&quot;./&quot;;[.$C364]))-LEN(SUBSTITUTE(CONCATENATE(&quot;./&quot;;[.$C364]);&quot;/&quot;;&quot;&quot;)))))">
            <text:p/>
          </table:table-cell>
          <table:table-cell/>
          <table:table-cell table:formula="of:=LEFT([.C364];FIND([.B364];[.C36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5]);LEN(CONCATENATE(&quot;./&quot;;[.$C365]))-FIND(&quot;$$$&quot;;SUBSTITUTE(CONCATENATE(&quot;./&quot;;[.$C365]);&quot;/&quot;;&quot;$$$&quot;;LEN(CONCATENATE(&quot;./&quot;;[.$C365]))-LEN(SUBSTITUTE(CONCATENATE(&quot;./&quot;;[.$C365]);&quot;/&quot;;&quot;&quot;)))))">
            <text:p/>
          </table:table-cell>
          <table:table-cell/>
          <table:table-cell table:formula="of:=LEFT([.C365];FIND([.B365];[.C36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6]);LEN(CONCATENATE(&quot;./&quot;;[.$C366]))-FIND(&quot;$$$&quot;;SUBSTITUTE(CONCATENATE(&quot;./&quot;;[.$C366]);&quot;/&quot;;&quot;$$$&quot;;LEN(CONCATENATE(&quot;./&quot;;[.$C366]))-LEN(SUBSTITUTE(CONCATENATE(&quot;./&quot;;[.$C366]);&quot;/&quot;;&quot;&quot;)))))">
            <text:p/>
          </table:table-cell>
          <table:table-cell/>
          <table:table-cell table:formula="of:=LEFT([.C366];FIND([.B366];[.C36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7]);LEN(CONCATENATE(&quot;./&quot;;[.$C367]))-FIND(&quot;$$$&quot;;SUBSTITUTE(CONCATENATE(&quot;./&quot;;[.$C367]);&quot;/&quot;;&quot;$$$&quot;;LEN(CONCATENATE(&quot;./&quot;;[.$C367]))-LEN(SUBSTITUTE(CONCATENATE(&quot;./&quot;;[.$C367]);&quot;/&quot;;&quot;&quot;)))))">
            <text:p/>
          </table:table-cell>
          <table:table-cell/>
          <table:table-cell table:formula="of:=LEFT([.C367];FIND([.B367];[.C36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8]);LEN(CONCATENATE(&quot;./&quot;;[.$C368]))-FIND(&quot;$$$&quot;;SUBSTITUTE(CONCATENATE(&quot;./&quot;;[.$C368]);&quot;/&quot;;&quot;$$$&quot;;LEN(CONCATENATE(&quot;./&quot;;[.$C368]))-LEN(SUBSTITUTE(CONCATENATE(&quot;./&quot;;[.$C368]);&quot;/&quot;;&quot;&quot;)))))">
            <text:p/>
          </table:table-cell>
          <table:table-cell/>
          <table:table-cell table:formula="of:=LEFT([.C368];FIND([.B368];[.C36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69]);LEN(CONCATENATE(&quot;./&quot;;[.$C369]))-FIND(&quot;$$$&quot;;SUBSTITUTE(CONCATENATE(&quot;./&quot;;[.$C369]);&quot;/&quot;;&quot;$$$&quot;;LEN(CONCATENATE(&quot;./&quot;;[.$C369]))-LEN(SUBSTITUTE(CONCATENATE(&quot;./&quot;;[.$C369]);&quot;/&quot;;&quot;&quot;)))))">
            <text:p/>
          </table:table-cell>
          <table:table-cell/>
          <table:table-cell table:formula="of:=LEFT([.C369];FIND([.B369];[.C36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0]);LEN(CONCATENATE(&quot;./&quot;;[.$C370]))-FIND(&quot;$$$&quot;;SUBSTITUTE(CONCATENATE(&quot;./&quot;;[.$C370]);&quot;/&quot;;&quot;$$$&quot;;LEN(CONCATENATE(&quot;./&quot;;[.$C370]))-LEN(SUBSTITUTE(CONCATENATE(&quot;./&quot;;[.$C370]);&quot;/&quot;;&quot;&quot;)))))">
            <text:p/>
          </table:table-cell>
          <table:table-cell/>
          <table:table-cell table:formula="of:=LEFT([.C370];FIND([.B370];[.C37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1]);LEN(CONCATENATE(&quot;./&quot;;[.$C371]))-FIND(&quot;$$$&quot;;SUBSTITUTE(CONCATENATE(&quot;./&quot;;[.$C371]);&quot;/&quot;;&quot;$$$&quot;;LEN(CONCATENATE(&quot;./&quot;;[.$C371]))-LEN(SUBSTITUTE(CONCATENATE(&quot;./&quot;;[.$C371]);&quot;/&quot;;&quot;&quot;)))))">
            <text:p/>
          </table:table-cell>
          <table:table-cell/>
          <table:table-cell table:formula="of:=LEFT([.C371];FIND([.B371];[.C37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2]);LEN(CONCATENATE(&quot;./&quot;;[.$C372]))-FIND(&quot;$$$&quot;;SUBSTITUTE(CONCATENATE(&quot;./&quot;;[.$C372]);&quot;/&quot;;&quot;$$$&quot;;LEN(CONCATENATE(&quot;./&quot;;[.$C372]))-LEN(SUBSTITUTE(CONCATENATE(&quot;./&quot;;[.$C372]);&quot;/&quot;;&quot;&quot;)))))">
            <text:p/>
          </table:table-cell>
          <table:table-cell/>
          <table:table-cell table:formula="of:=LEFT([.C372];FIND([.B372];[.C37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3]);LEN(CONCATENATE(&quot;./&quot;;[.$C373]))-FIND(&quot;$$$&quot;;SUBSTITUTE(CONCATENATE(&quot;./&quot;;[.$C373]);&quot;/&quot;;&quot;$$$&quot;;LEN(CONCATENATE(&quot;./&quot;;[.$C373]))-LEN(SUBSTITUTE(CONCATENATE(&quot;./&quot;;[.$C373]);&quot;/&quot;;&quot;&quot;)))))">
            <text:p/>
          </table:table-cell>
          <table:table-cell/>
          <table:table-cell table:formula="of:=LEFT([.C373];FIND([.B373];[.C37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4]);LEN(CONCATENATE(&quot;./&quot;;[.$C374]))-FIND(&quot;$$$&quot;;SUBSTITUTE(CONCATENATE(&quot;./&quot;;[.$C374]);&quot;/&quot;;&quot;$$$&quot;;LEN(CONCATENATE(&quot;./&quot;;[.$C374]))-LEN(SUBSTITUTE(CONCATENATE(&quot;./&quot;;[.$C374]);&quot;/&quot;;&quot;&quot;)))))">
            <text:p/>
          </table:table-cell>
          <table:table-cell/>
          <table:table-cell table:formula="of:=LEFT([.C374];FIND([.B374];[.C37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5]);LEN(CONCATENATE(&quot;./&quot;;[.$C375]))-FIND(&quot;$$$&quot;;SUBSTITUTE(CONCATENATE(&quot;./&quot;;[.$C375]);&quot;/&quot;;&quot;$$$&quot;;LEN(CONCATENATE(&quot;./&quot;;[.$C375]))-LEN(SUBSTITUTE(CONCATENATE(&quot;./&quot;;[.$C375]);&quot;/&quot;;&quot;&quot;)))))">
            <text:p/>
          </table:table-cell>
          <table:table-cell/>
          <table:table-cell table:formula="of:=LEFT([.C375];FIND([.B375];[.C37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6]);LEN(CONCATENATE(&quot;./&quot;;[.$C376]))-FIND(&quot;$$$&quot;;SUBSTITUTE(CONCATENATE(&quot;./&quot;;[.$C376]);&quot;/&quot;;&quot;$$$&quot;;LEN(CONCATENATE(&quot;./&quot;;[.$C376]))-LEN(SUBSTITUTE(CONCATENATE(&quot;./&quot;;[.$C376]);&quot;/&quot;;&quot;&quot;)))))">
            <text:p/>
          </table:table-cell>
          <table:table-cell/>
          <table:table-cell table:formula="of:=LEFT([.C376];FIND([.B376];[.C37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7]);LEN(CONCATENATE(&quot;./&quot;;[.$C377]))-FIND(&quot;$$$&quot;;SUBSTITUTE(CONCATENATE(&quot;./&quot;;[.$C377]);&quot;/&quot;;&quot;$$$&quot;;LEN(CONCATENATE(&quot;./&quot;;[.$C377]))-LEN(SUBSTITUTE(CONCATENATE(&quot;./&quot;;[.$C377]);&quot;/&quot;;&quot;&quot;)))))">
            <text:p/>
          </table:table-cell>
          <table:table-cell/>
          <table:table-cell table:formula="of:=LEFT([.C377];FIND([.B377];[.C37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8]);LEN(CONCATENATE(&quot;./&quot;;[.$C378]))-FIND(&quot;$$$&quot;;SUBSTITUTE(CONCATENATE(&quot;./&quot;;[.$C378]);&quot;/&quot;;&quot;$$$&quot;;LEN(CONCATENATE(&quot;./&quot;;[.$C378]))-LEN(SUBSTITUTE(CONCATENATE(&quot;./&quot;;[.$C378]);&quot;/&quot;;&quot;&quot;)))))">
            <text:p/>
          </table:table-cell>
          <table:table-cell/>
          <table:table-cell table:formula="of:=LEFT([.C378];FIND([.B378];[.C37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79]);LEN(CONCATENATE(&quot;./&quot;;[.$C379]))-FIND(&quot;$$$&quot;;SUBSTITUTE(CONCATENATE(&quot;./&quot;;[.$C379]);&quot;/&quot;;&quot;$$$&quot;;LEN(CONCATENATE(&quot;./&quot;;[.$C379]))-LEN(SUBSTITUTE(CONCATENATE(&quot;./&quot;;[.$C379]);&quot;/&quot;;&quot;&quot;)))))">
            <text:p/>
          </table:table-cell>
          <table:table-cell/>
          <table:table-cell table:formula="of:=LEFT([.C379];FIND([.B379];[.C37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80]);LEN(CONCATENATE(&quot;./&quot;;[.$C380]))-FIND(&quot;$$$&quot;;SUBSTITUTE(CONCATENATE(&quot;./&quot;;[.$C380]);&quot;/&quot;;&quot;$$$&quot;;LEN(CONCATENATE(&quot;./&quot;;[.$C380]))-LEN(SUBSTITUTE(CONCATENATE(&quot;./&quot;;[.$C380]);&quot;/&quot;;&quot;&quot;)))))">
            <text:p/>
          </table:table-cell>
          <table:table-cell/>
          <table:table-cell table:formula="of:=LEFT([.C380];FIND([.B380];[.C38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81]);LEN(CONCATENATE(&quot;./&quot;;[.$C381]))-FIND(&quot;$$$&quot;;SUBSTITUTE(CONCATENATE(&quot;./&quot;;[.$C381]);&quot;/&quot;;&quot;$$$&quot;;LEN(CONCATENATE(&quot;./&quot;;[.$C381]))-LEN(SUBSTITUTE(CONCATENATE(&quot;./&quot;;[.$C381]);&quot;/&quot;;&quot;&quot;)))))">
            <text:p/>
          </table:table-cell>
          <table:table-cell/>
          <table:table-cell table:formula="of:=LEFT([.C381];FIND([.B381];[.C38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82]);LEN(CONCATENATE(&quot;./&quot;;[.$C382]))-FIND(&quot;$$$&quot;;SUBSTITUTE(CONCATENATE(&quot;./&quot;;[.$C382]);&quot;/&quot;;&quot;$$$&quot;;LEN(CONCATENATE(&quot;./&quot;;[.$C382]))-LEN(SUBSTITUTE(CONCATENATE(&quot;./&quot;;[.$C382]);&quot;/&quot;;&quot;&quot;)))))">
            <text:p/>
          </table:table-cell>
          <table:table-cell/>
          <table:table-cell table:formula="of:=LEFT([.C382];FIND([.B382];[.C38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/>
          <table:table-cell table:formula="of:=RIGHT(CONCATENATE(&quot;./&quot;;[.$C383]);LEN(CONCATENATE(&quot;./&quot;;[.$C383]))-FIND(&quot;$$$&quot;;SUBSTITUTE(CONCATENATE(&quot;./&quot;;[.$C383]);&quot;/&quot;;&quot;$$$&quot;;LEN(CONCATENATE(&quot;./&quot;;[.$C383]))-LEN(SUBSTITUTE(CONCATENATE(&quot;./&quot;;[.$C383]);&quot;/&quot;;&quot;&quot;)))))">
            <text:p/>
          </table:table-cell>
          <table:table-cell/>
          <table:table-cell table:formula="of:=LEFT([.C383];FIND([.B383];[.C38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4];FIND([.B384];[.C38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5];FIND([.B385];[.C38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6];FIND([.B386];[.C38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7];FIND([.B387];[.C38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8];FIND([.B388];[.C38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89];FIND([.B389];[.C38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0];FIND([.B390];[.C39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1];FIND([.B391];[.C39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2];FIND([.B392];[.C39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3];FIND([.B393];[.C39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4];FIND([.B394];[.C39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5];FIND([.B395];[.C39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6];FIND([.B396];[.C39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7];FIND([.B397];[.C39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8];FIND([.B398];[.C39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399];FIND([.B399];[.C39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0];FIND([.B400];[.C40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1];FIND([.B401];[.C40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2];FIND([.B402];[.C40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3];FIND([.B403];[.C40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4];FIND([.B404];[.C40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5];FIND([.B405];[.C40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6];FIND([.B406];[.C40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7];FIND([.B407];[.C40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8];FIND([.B408];[.C40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09];FIND([.B409];[.C40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0];FIND([.B410];[.C41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1];FIND([.B411];[.C41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2];FIND([.B412];[.C41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3];FIND([.B413];[.C41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4];FIND([.B414];[.C41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5];FIND([.B415];[.C41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formula="of:=LEFT([.C416];FIND([.B416];[.C416];1)-1)" office:value-type="string" office:string-value="" calcext:value-type="error">
            <text:p>#VALUE!</text:p>
          </table:table-cell>
          <table:table-cell table:number-columns-repeated="1020"/>
        </table:table-row>
      </table:table>
      <table:table table:name="Doklady" table:style-name="ta1"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1021" table:default-cell-style-name="Default"/>
        <table:table-row table:style-name="ro32">
          <table:table-cell table:style-name="ce121"/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Cesta</text:p>
          </table:table-cell>
          <table:table-cell table:style-name="ce121" table:number-columns-repeated="1021"/>
        </table:table-row>
        <table:table-row table:style-name="ro11">
          <table:table-cell/>
          <table:table-cell table:formula="of:=RIGHT(CONCATENATE(&quot;./&quot;;[.$C2]);LEN(CONCATENATE(&quot;./&quot;;[.$C2]))-FIND(&quot;$$$&quot;;SUBSTITUTE(CONCATENATE(&quot;./&quot;;[.$C2]);&quot;/&quot;;&quot;$$$&quot;;LEN(CONCATENATE(&quot;./&quot;;[.$C2]))-LEN(SUBSTITUTE(CONCATENATE(&quot;./&quot;;[.$C2]);&quot;/&quot;;&quot;&quot;)))))" office:value-type="string" office:string-value="20.pdf" calcext:value-type="string">
            <text:p>20.pdf</text:p>
          </table:table-cell>
          <table:table-cell office:value-type="string" calcext:value-type="string">
            <text:p>20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]);LEN(CONCATENATE(&quot;./&quot;;[.$C3]))-FIND(&quot;$$$&quot;;SUBSTITUTE(CONCATENATE(&quot;./&quot;;[.$C3]);&quot;/&quot;;&quot;$$$&quot;;LEN(CONCATENATE(&quot;./&quot;;[.$C3]))-LEN(SUBSTITUTE(CONCATENATE(&quot;./&quot;;[.$C3]);&quot;/&quot;;&quot;&quot;)))))" office:value-type="string" office:string-value="12.pdf" calcext:value-type="string">
            <text:p>12.pdf</text:p>
          </table:table-cell>
          <table:table-cell office:value-type="string" calcext:value-type="string">
            <text:p>12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]);LEN(CONCATENATE(&quot;./&quot;;[.$C4]))-FIND(&quot;$$$&quot;;SUBSTITUTE(CONCATENATE(&quot;./&quot;;[.$C4]);&quot;/&quot;;&quot;$$$&quot;;LEN(CONCATENATE(&quot;./&quot;;[.$C4]))-LEN(SUBSTITUTE(CONCATENATE(&quot;./&quot;;[.$C4]);&quot;/&quot;;&quot;&quot;)))))" office:value-type="string" office:string-value="32.pdf" calcext:value-type="string">
            <text:p>32.pdf</text:p>
          </table:table-cell>
          <table:table-cell office:value-type="string" calcext:value-type="string">
            <text:p>32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5]);LEN(CONCATENATE(&quot;./&quot;;[.$C5]))-FIND(&quot;$$$&quot;;SUBSTITUTE(CONCATENATE(&quot;./&quot;;[.$C5]);&quot;/&quot;;&quot;$$$&quot;;LEN(CONCATENATE(&quot;./&quot;;[.$C5]))-LEN(SUBSTITUTE(CONCATENATE(&quot;./&quot;;[.$C5]);&quot;/&quot;;&quot;&quot;)))))" office:value-type="string" office:string-value="41.pdf" calcext:value-type="string">
            <text:p>41.pdf</text:p>
          </table:table-cell>
          <table:table-cell office:value-type="string" calcext:value-type="string">
            <text:p>41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6]);LEN(CONCATENATE(&quot;./&quot;;[.$C6]))-FIND(&quot;$$$&quot;;SUBSTITUTE(CONCATENATE(&quot;./&quot;;[.$C6]);&quot;/&quot;;&quot;$$$&quot;;LEN(CONCATENATE(&quot;./&quot;;[.$C6]))-LEN(SUBSTITUTE(CONCATENATE(&quot;./&quot;;[.$C6]);&quot;/&quot;;&quot;&quot;)))))" office:value-type="string" office:string-value="42.pdf" calcext:value-type="string">
            <text:p>42.pdf</text:p>
          </table:table-cell>
          <table:table-cell office:value-type="string" calcext:value-type="string">
            <text:p>42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7]);LEN(CONCATENATE(&quot;./&quot;;[.$C7]))-FIND(&quot;$$$&quot;;SUBSTITUTE(CONCATENATE(&quot;./&quot;;[.$C7]);&quot;/&quot;;&quot;$$$&quot;;LEN(CONCATENATE(&quot;./&quot;;[.$C7]))-LEN(SUBSTITUTE(CONCATENATE(&quot;./&quot;;[.$C7]);&quot;/&quot;;&quot;&quot;)))))" office:value-type="string" office:string-value="31.pdf" calcext:value-type="string">
            <text:p>31.pdf</text:p>
          </table:table-cell>
          <table:table-cell office:value-type="string" calcext:value-type="string">
            <text:p>31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8]);LEN(CONCATENATE(&quot;./&quot;;[.$C8]))-FIND(&quot;$$$&quot;;SUBSTITUTE(CONCATENATE(&quot;./&quot;;[.$C8]);&quot;/&quot;;&quot;$$$&quot;;LEN(CONCATENATE(&quot;./&quot;;[.$C8]))-LEN(SUBSTITUTE(CONCATENATE(&quot;./&quot;;[.$C8]);&quot;/&quot;;&quot;&quot;)))))" office:value-type="string" office:string-value="40.pdf" calcext:value-type="string">
            <text:p>40.pdf</text:p>
          </table:table-cell>
          <table:table-cell office:value-type="string" calcext:value-type="string">
            <text:p>40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9]);LEN(CONCATENATE(&quot;./&quot;;[.$C9]))-FIND(&quot;$$$&quot;;SUBSTITUTE(CONCATENATE(&quot;./&quot;;[.$C9]);&quot;/&quot;;&quot;$$$&quot;;LEN(CONCATENATE(&quot;./&quot;;[.$C9]))-LEN(SUBSTITUTE(CONCATENATE(&quot;./&quot;;[.$C9]);&quot;/&quot;;&quot;&quot;)))))" office:value-type="string" office:string-value="38.pdf" calcext:value-type="string">
            <text:p>38.pdf</text:p>
          </table:table-cell>
          <table:table-cell office:value-type="string" calcext:value-type="string">
            <text:p>38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0]);LEN(CONCATENATE(&quot;./&quot;;[.$C10]))-FIND(&quot;$$$&quot;;SUBSTITUTE(CONCATENATE(&quot;./&quot;;[.$C10]);&quot;/&quot;;&quot;$$$&quot;;LEN(CONCATENATE(&quot;./&quot;;[.$C10]))-LEN(SUBSTITUTE(CONCATENATE(&quot;./&quot;;[.$C10]);&quot;/&quot;;&quot;&quot;)))))" office:value-type="string" office:string-value="34.pdf" calcext:value-type="string">
            <text:p>34.pdf</text:p>
          </table:table-cell>
          <table:table-cell office:value-type="string" calcext:value-type="string">
            <text:p>34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1]);LEN(CONCATENATE(&quot;./&quot;;[.$C11]))-FIND(&quot;$$$&quot;;SUBSTITUTE(CONCATENATE(&quot;./&quot;;[.$C11]);&quot;/&quot;;&quot;$$$&quot;;LEN(CONCATENATE(&quot;./&quot;;[.$C11]))-LEN(SUBSTITUTE(CONCATENATE(&quot;./&quot;;[.$C11]);&quot;/&quot;;&quot;&quot;)))))" office:value-type="string" office:string-value="33.pdf" calcext:value-type="string">
            <text:p>33.pdf</text:p>
          </table:table-cell>
          <table:table-cell office:value-type="string" calcext:value-type="string">
            <text:p>33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2]);LEN(CONCATENATE(&quot;./&quot;;[.$C12]))-FIND(&quot;$$$&quot;;SUBSTITUTE(CONCATENATE(&quot;./&quot;;[.$C12]);&quot;/&quot;;&quot;$$$&quot;;LEN(CONCATENATE(&quot;./&quot;;[.$C12]))-LEN(SUBSTITUTE(CONCATENATE(&quot;./&quot;;[.$C12]);&quot;/&quot;;&quot;&quot;)))))" office:value-type="string" office:string-value="28.pdf" calcext:value-type="string">
            <text:p>28.pdf</text:p>
          </table:table-cell>
          <table:table-cell office:value-type="string" calcext:value-type="string">
            <text:p>28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3]);LEN(CONCATENATE(&quot;./&quot;;[.$C13]))-FIND(&quot;$$$&quot;;SUBSTITUTE(CONCATENATE(&quot;./&quot;;[.$C13]);&quot;/&quot;;&quot;$$$&quot;;LEN(CONCATENATE(&quot;./&quot;;[.$C13]))-LEN(SUBSTITUTE(CONCATENATE(&quot;./&quot;;[.$C13]);&quot;/&quot;;&quot;&quot;)))))" office:value-type="string" office:string-value="26.pdf" calcext:value-type="string">
            <text:p>26.pdf</text:p>
          </table:table-cell>
          <table:table-cell office:value-type="string" calcext:value-type="string">
            <text:p>26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4]);LEN(CONCATENATE(&quot;./&quot;;[.$C14]))-FIND(&quot;$$$&quot;;SUBSTITUTE(CONCATENATE(&quot;./&quot;;[.$C14]);&quot;/&quot;;&quot;$$$&quot;;LEN(CONCATENATE(&quot;./&quot;;[.$C14]))-LEN(SUBSTITUTE(CONCATENATE(&quot;./&quot;;[.$C14]);&quot;/&quot;;&quot;&quot;)))))" office:value-type="string" office:string-value="37.pdf" calcext:value-type="string">
            <text:p>37.pdf</text:p>
          </table:table-cell>
          <table:table-cell office:value-type="string" calcext:value-type="string">
            <text:p>37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5]);LEN(CONCATENATE(&quot;./&quot;;[.$C15]))-FIND(&quot;$$$&quot;;SUBSTITUTE(CONCATENATE(&quot;./&quot;;[.$C15]);&quot;/&quot;;&quot;$$$&quot;;LEN(CONCATENATE(&quot;./&quot;;[.$C15]))-LEN(SUBSTITUTE(CONCATENATE(&quot;./&quot;;[.$C15]);&quot;/&quot;;&quot;&quot;)))))" office:value-type="string" office:string-value="17.pdf" calcext:value-type="string">
            <text:p>17.pdf</text:p>
          </table:table-cell>
          <table:table-cell office:value-type="string" calcext:value-type="string">
            <text:p>17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6]);LEN(CONCATENATE(&quot;./&quot;;[.$C16]))-FIND(&quot;$$$&quot;;SUBSTITUTE(CONCATENATE(&quot;./&quot;;[.$C16]);&quot;/&quot;;&quot;$$$&quot;;LEN(CONCATENATE(&quot;./&quot;;[.$C16]))-LEN(SUBSTITUTE(CONCATENATE(&quot;./&quot;;[.$C16]);&quot;/&quot;;&quot;&quot;)))))" office:value-type="string" office:string-value="postel_APE0990.jpg" calcext:value-type="string">
            <text:p>postel_APE0990.jpg</text:p>
          </table:table-cell>
          <table:table-cell office:value-type="string" calcext:value-type="string">
            <text:p>postel_APE0990.jpg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7]);LEN(CONCATENATE(&quot;./&quot;;[.$C17]))-FIND(&quot;$$$&quot;;SUBSTITUTE(CONCATENATE(&quot;./&quot;;[.$C17]);&quot;/&quot;;&quot;$$$&quot;;LEN(CONCATENATE(&quot;./&quot;;[.$C17]))-LEN(SUBSTITUTE(CONCATENATE(&quot;./&quot;;[.$C17]);&quot;/&quot;;&quot;&quot;)))))" office:value-type="string" office:string-value="27.pdf" calcext:value-type="string">
            <text:p>27.pdf</text:p>
          </table:table-cell>
          <table:table-cell office:value-type="string" calcext:value-type="string">
            <text:p>27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8]);LEN(CONCATENATE(&quot;./&quot;;[.$C18]))-FIND(&quot;$$$&quot;;SUBSTITUTE(CONCATENATE(&quot;./&quot;;[.$C18]);&quot;/&quot;;&quot;$$$&quot;;LEN(CONCATENATE(&quot;./&quot;;[.$C18]))-LEN(SUBSTITUTE(CONCATENATE(&quot;./&quot;;[.$C18]);&quot;/&quot;;&quot;&quot;)))))" office:value-type="string" office:string-value="24.pdf" calcext:value-type="string">
            <text:p>24.pdf</text:p>
          </table:table-cell>
          <table:table-cell office:value-type="string" calcext:value-type="string">
            <text:p>24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19]);LEN(CONCATENATE(&quot;./&quot;;[.$C19]))-FIND(&quot;$$$&quot;;SUBSTITUTE(CONCATENATE(&quot;./&quot;;[.$C19]);&quot;/&quot;;&quot;$$$&quot;;LEN(CONCATENATE(&quot;./&quot;;[.$C19]))-LEN(SUBSTITUTE(CONCATENATE(&quot;./&quot;;[.$C19]);&quot;/&quot;;&quot;&quot;)))))" office:value-type="string" office:string-value="8.pdf" calcext:value-type="string">
            <text:p>8.pdf</text:p>
          </table:table-cell>
          <table:table-cell office:value-type="string" calcext:value-type="string">
            <text:p>8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0]);LEN(CONCATENATE(&quot;./&quot;;[.$C20]))-FIND(&quot;$$$&quot;;SUBSTITUTE(CONCATENATE(&quot;./&quot;;[.$C20]);&quot;/&quot;;&quot;$$$&quot;;LEN(CONCATENATE(&quot;./&quot;;[.$C20]))-LEN(SUBSTITUTE(CONCATENATE(&quot;./&quot;;[.$C20]);&quot;/&quot;;&quot;&quot;)))))" office:value-type="string" office:string-value="35.pdf" calcext:value-type="string">
            <text:p>35.pdf</text:p>
          </table:table-cell>
          <table:table-cell office:value-type="string" calcext:value-type="string">
            <text:p>35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1]);LEN(CONCATENATE(&quot;./&quot;;[.$C21]))-FIND(&quot;$$$&quot;;SUBSTITUTE(CONCATENATE(&quot;./&quot;;[.$C21]);&quot;/&quot;;&quot;$$$&quot;;LEN(CONCATENATE(&quot;./&quot;;[.$C21]))-LEN(SUBSTITUTE(CONCATENATE(&quot;./&quot;;[.$C21]);&quot;/&quot;;&quot;&quot;)))))" office:value-type="string" office:string-value="3.pdf" calcext:value-type="string">
            <text:p>3.pdf</text:p>
          </table:table-cell>
          <table:table-cell office:value-type="string" calcext:value-type="string">
            <text:p>3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2]);LEN(CONCATENATE(&quot;./&quot;;[.$C22]))-FIND(&quot;$$$&quot;;SUBSTITUTE(CONCATENATE(&quot;./&quot;;[.$C22]);&quot;/&quot;;&quot;$$$&quot;;LEN(CONCATENATE(&quot;./&quot;;[.$C22]))-LEN(SUBSTITUTE(CONCATENATE(&quot;./&quot;;[.$C22]);&quot;/&quot;;&quot;&quot;)))))" office:value-type="string" office:string-value="9.pdf" calcext:value-type="string">
            <text:p>9.pdf</text:p>
          </table:table-cell>
          <table:table-cell office:value-type="string" calcext:value-type="string">
            <text:p>9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3]);LEN(CONCATENATE(&quot;./&quot;;[.$C23]))-FIND(&quot;$$$&quot;;SUBSTITUTE(CONCATENATE(&quot;./&quot;;[.$C23]);&quot;/&quot;;&quot;$$$&quot;;LEN(CONCATENATE(&quot;./&quot;;[.$C23]))-LEN(SUBSTITUTE(CONCATENATE(&quot;./&quot;;[.$C23]);&quot;/&quot;;&quot;&quot;)))))" office:value-type="string" office:string-value="44.pdf" calcext:value-type="string">
            <text:p>44.pdf</text:p>
          </table:table-cell>
          <table:table-cell office:value-type="string" calcext:value-type="string">
            <text:p>44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4]);LEN(CONCATENATE(&quot;./&quot;;[.$C24]))-FIND(&quot;$$$&quot;;SUBSTITUTE(CONCATENATE(&quot;./&quot;;[.$C24]);&quot;/&quot;;&quot;$$$&quot;;LEN(CONCATENATE(&quot;./&quot;;[.$C24]))-LEN(SUBSTITUTE(CONCATENATE(&quot;./&quot;;[.$C24]);&quot;/&quot;;&quot;&quot;)))))" office:value-type="string" office:string-value="25.pdf" calcext:value-type="string">
            <text:p>25.pdf</text:p>
          </table:table-cell>
          <table:table-cell office:value-type="string" calcext:value-type="string">
            <text:p>25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5]);LEN(CONCATENATE(&quot;./&quot;;[.$C25]))-FIND(&quot;$$$&quot;;SUBSTITUTE(CONCATENATE(&quot;./&quot;;[.$C25]);&quot;/&quot;;&quot;$$$&quot;;LEN(CONCATENATE(&quot;./&quot;;[.$C25]))-LEN(SUBSTITUTE(CONCATENATE(&quot;./&quot;;[.$C25]);&quot;/&quot;;&quot;&quot;)))))" office:value-type="string" office:string-value="39.pdf" calcext:value-type="string">
            <text:p>39.pdf</text:p>
          </table:table-cell>
          <table:table-cell office:value-type="string" calcext:value-type="string">
            <text:p>39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6]);LEN(CONCATENATE(&quot;./&quot;;[.$C26]))-FIND(&quot;$$$&quot;;SUBSTITUTE(CONCATENATE(&quot;./&quot;;[.$C26]);&quot;/&quot;;&quot;$$$&quot;;LEN(CONCATENATE(&quot;./&quot;;[.$C26]))-LEN(SUBSTITUTE(CONCATENATE(&quot;./&quot;;[.$C26]);&quot;/&quot;;&quot;&quot;)))))" office:value-type="string" office:string-value="30.pdf" calcext:value-type="string">
            <text:p>30.pdf</text:p>
          </table:table-cell>
          <table:table-cell office:value-type="string" calcext:value-type="string">
            <text:p>30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7]);LEN(CONCATENATE(&quot;./&quot;;[.$C27]))-FIND(&quot;$$$&quot;;SUBSTITUTE(CONCATENATE(&quot;./&quot;;[.$C27]);&quot;/&quot;;&quot;$$$&quot;;LEN(CONCATENATE(&quot;./&quot;;[.$C27]))-LEN(SUBSTITUTE(CONCATENATE(&quot;./&quot;;[.$C27]);&quot;/&quot;;&quot;&quot;)))))" office:value-type="string" office:string-value="29.pdf" calcext:value-type="string">
            <text:p>29.pdf</text:p>
          </table:table-cell>
          <table:table-cell office:value-type="string" calcext:value-type="string">
            <text:p>29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8]);LEN(CONCATENATE(&quot;./&quot;;[.$C28]))-FIND(&quot;$$$&quot;;SUBSTITUTE(CONCATENATE(&quot;./&quot;;[.$C28]);&quot;/&quot;;&quot;$$$&quot;;LEN(CONCATENATE(&quot;./&quot;;[.$C28]))-LEN(SUBSTITUTE(CONCATENATE(&quot;./&quot;;[.$C28]);&quot;/&quot;;&quot;&quot;)))))" office:value-type="string" office:string-value="19.pdf" calcext:value-type="string">
            <text:p>19.pdf</text:p>
          </table:table-cell>
          <table:table-cell office:value-type="string" calcext:value-type="string">
            <text:p>19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29]);LEN(CONCATENATE(&quot;./&quot;;[.$C29]))-FIND(&quot;$$$&quot;;SUBSTITUTE(CONCATENATE(&quot;./&quot;;[.$C29]);&quot;/&quot;;&quot;$$$&quot;;LEN(CONCATENATE(&quot;./&quot;;[.$C29]))-LEN(SUBSTITUTE(CONCATENATE(&quot;./&quot;;[.$C29]);&quot;/&quot;;&quot;&quot;)))))" office:value-type="string" office:string-value="4.pdf" calcext:value-type="string">
            <text:p>4.pdf</text:p>
          </table:table-cell>
          <table:table-cell office:value-type="string" calcext:value-type="string">
            <text:p>4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0]);LEN(CONCATENATE(&quot;./&quot;;[.$C30]))-FIND(&quot;$$$&quot;;SUBSTITUTE(CONCATENATE(&quot;./&quot;;[.$C30]);&quot;/&quot;;&quot;$$$&quot;;LEN(CONCATENATE(&quot;./&quot;;[.$C30]))-LEN(SUBSTITUTE(CONCATENATE(&quot;./&quot;;[.$C30]);&quot;/&quot;;&quot;&quot;)))))" office:value-type="string" office:string-value="7.pdf" calcext:value-type="string">
            <text:p>7.pdf</text:p>
          </table:table-cell>
          <table:table-cell office:value-type="string" calcext:value-type="string">
            <text:p>7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1]);LEN(CONCATENATE(&quot;./&quot;;[.$C31]))-FIND(&quot;$$$&quot;;SUBSTITUTE(CONCATENATE(&quot;./&quot;;[.$C31]);&quot;/&quot;;&quot;$$$&quot;;LEN(CONCATENATE(&quot;./&quot;;[.$C31]))-LEN(SUBSTITUTE(CONCATENATE(&quot;./&quot;;[.$C31]);&quot;/&quot;;&quot;&quot;)))))" office:value-type="string" office:string-value="22.pdf" calcext:value-type="string">
            <text:p>22.pdf</text:p>
          </table:table-cell>
          <table:table-cell office:value-type="string" calcext:value-type="string">
            <text:p>22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2]);LEN(CONCATENATE(&quot;./&quot;;[.$C32]))-FIND(&quot;$$$&quot;;SUBSTITUTE(CONCATENATE(&quot;./&quot;;[.$C32]);&quot;/&quot;;&quot;$$$&quot;;LEN(CONCATENATE(&quot;./&quot;;[.$C32]))-LEN(SUBSTITUTE(CONCATENATE(&quot;./&quot;;[.$C32]);&quot;/&quot;;&quot;&quot;)))))" office:value-type="string" office:string-value="14.pdf" calcext:value-type="string">
            <text:p>14.pdf</text:p>
          </table:table-cell>
          <table:table-cell office:value-type="string" calcext:value-type="string">
            <text:p>14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3]);LEN(CONCATENATE(&quot;./&quot;;[.$C33]))-FIND(&quot;$$$&quot;;SUBSTITUTE(CONCATENATE(&quot;./&quot;;[.$C33]);&quot;/&quot;;&quot;$$$&quot;;LEN(CONCATENATE(&quot;./&quot;;[.$C33]))-LEN(SUBSTITUTE(CONCATENATE(&quot;./&quot;;[.$C33]);&quot;/&quot;;&quot;&quot;)))))" office:value-type="string" office:string-value="43.pdf" calcext:value-type="string">
            <text:p>43.pdf</text:p>
          </table:table-cell>
          <table:table-cell office:value-type="string" calcext:value-type="string">
            <text:p>43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4]);LEN(CONCATENATE(&quot;./&quot;;[.$C34]))-FIND(&quot;$$$&quot;;SUBSTITUTE(CONCATENATE(&quot;./&quot;;[.$C34]);&quot;/&quot;;&quot;$$$&quot;;LEN(CONCATENATE(&quot;./&quot;;[.$C34]))-LEN(SUBSTITUTE(CONCATENATE(&quot;./&quot;;[.$C34]);&quot;/&quot;;&quot;&quot;)))))" office:value-type="string" office:string-value="13.pdf" calcext:value-type="string">
            <text:p>13.pdf</text:p>
          </table:table-cell>
          <table:table-cell office:value-type="string" calcext:value-type="string">
            <text:p>13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5]);LEN(CONCATENATE(&quot;./&quot;;[.$C35]))-FIND(&quot;$$$&quot;;SUBSTITUTE(CONCATENATE(&quot;./&quot;;[.$C35]);&quot;/&quot;;&quot;$$$&quot;;LEN(CONCATENATE(&quot;./&quot;;[.$C35]))-LEN(SUBSTITUTE(CONCATENATE(&quot;./&quot;;[.$C35]);&quot;/&quot;;&quot;&quot;)))))" office:value-type="string" office:string-value="21.pdf" calcext:value-type="string">
            <text:p>21.pdf</text:p>
          </table:table-cell>
          <table:table-cell office:value-type="string" calcext:value-type="string">
            <text:p>21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6]);LEN(CONCATENATE(&quot;./&quot;;[.$C36]))-FIND(&quot;$$$&quot;;SUBSTITUTE(CONCATENATE(&quot;./&quot;;[.$C36]);&quot;/&quot;;&quot;$$$&quot;;LEN(CONCATENATE(&quot;./&quot;;[.$C36]))-LEN(SUBSTITUTE(CONCATENATE(&quot;./&quot;;[.$C36]);&quot;/&quot;;&quot;&quot;)))))" office:value-type="string" office:string-value="36.pdf" calcext:value-type="string">
            <text:p>36.pdf</text:p>
          </table:table-cell>
          <table:table-cell office:value-type="string" calcext:value-type="string">
            <text:p>36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7]);LEN(CONCATENATE(&quot;./&quot;;[.$C37]))-FIND(&quot;$$$&quot;;SUBSTITUTE(CONCATENATE(&quot;./&quot;;[.$C37]);&quot;/&quot;;&quot;$$$&quot;;LEN(CONCATENATE(&quot;./&quot;;[.$C37]))-LEN(SUBSTITUTE(CONCATENATE(&quot;./&quot;;[.$C37]);&quot;/&quot;;&quot;&quot;)))))" office:value-type="string" office:string-value="23.pdf" calcext:value-type="string">
            <text:p>23.pdf</text:p>
          </table:table-cell>
          <table:table-cell office:value-type="string" calcext:value-type="string">
            <text:p>23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8]);LEN(CONCATENATE(&quot;./&quot;;[.$C38]))-FIND(&quot;$$$&quot;;SUBSTITUTE(CONCATENATE(&quot;./&quot;;[.$C38]);&quot;/&quot;;&quot;$$$&quot;;LEN(CONCATENATE(&quot;./&quot;;[.$C38]))-LEN(SUBSTITUTE(CONCATENATE(&quot;./&quot;;[.$C38]);&quot;/&quot;;&quot;&quot;)))))" office:value-type="string" office:string-value="18.pdf" calcext:value-type="string">
            <text:p>18.pdf</text:p>
          </table:table-cell>
          <table:table-cell office:value-type="string" calcext:value-type="string">
            <text:p>18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39]);LEN(CONCATENATE(&quot;./&quot;;[.$C39]))-FIND(&quot;$$$&quot;;SUBSTITUTE(CONCATENATE(&quot;./&quot;;[.$C39]);&quot;/&quot;;&quot;$$$&quot;;LEN(CONCATENATE(&quot;./&quot;;[.$C39]))-LEN(SUBSTITUTE(CONCATENATE(&quot;./&quot;;[.$C39]);&quot;/&quot;;&quot;&quot;)))))" office:value-type="string" office:string-value="16.pdf" calcext:value-type="string">
            <text:p>16.pdf</text:p>
          </table:table-cell>
          <table:table-cell office:value-type="string" calcext:value-type="string">
            <text:p>16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0]);LEN(CONCATENATE(&quot;./&quot;;[.$C40]))-FIND(&quot;$$$&quot;;SUBSTITUTE(CONCATENATE(&quot;./&quot;;[.$C40]);&quot;/&quot;;&quot;$$$&quot;;LEN(CONCATENATE(&quot;./&quot;;[.$C40]))-LEN(SUBSTITUTE(CONCATENATE(&quot;./&quot;;[.$C40]);&quot;/&quot;;&quot;&quot;)))))" office:value-type="string" office:string-value="11.pdf" calcext:value-type="string">
            <text:p>11.pdf</text:p>
          </table:table-cell>
          <table:table-cell office:value-type="string" calcext:value-type="string">
            <text:p>11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1]);LEN(CONCATENATE(&quot;./&quot;;[.$C41]))-FIND(&quot;$$$&quot;;SUBSTITUTE(CONCATENATE(&quot;./&quot;;[.$C41]);&quot;/&quot;;&quot;$$$&quot;;LEN(CONCATENATE(&quot;./&quot;;[.$C41]))-LEN(SUBSTITUTE(CONCATENATE(&quot;./&quot;;[.$C41]);&quot;/&quot;;&quot;&quot;)))))" office:value-type="string" office:string-value="45.pdf" calcext:value-type="string">
            <text:p>45.pdf</text:p>
          </table:table-cell>
          <table:table-cell office:value-type="string" calcext:value-type="string">
            <text:p>45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2]);LEN(CONCATENATE(&quot;./&quot;;[.$C42]))-FIND(&quot;$$$&quot;;SUBSTITUTE(CONCATENATE(&quot;./&quot;;[.$C42]);&quot;/&quot;;&quot;$$$&quot;;LEN(CONCATENATE(&quot;./&quot;;[.$C42]))-LEN(SUBSTITUTE(CONCATENATE(&quot;./&quot;;[.$C42]);&quot;/&quot;;&quot;&quot;)))))" office:value-type="string" office:string-value="10.pdf" calcext:value-type="string">
            <text:p>10.pdf</text:p>
          </table:table-cell>
          <table:table-cell office:value-type="string" calcext:value-type="string">
            <text:p>10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3]);LEN(CONCATENATE(&quot;./&quot;;[.$C43]))-FIND(&quot;$$$&quot;;SUBSTITUTE(CONCATENATE(&quot;./&quot;;[.$C43]);&quot;/&quot;;&quot;$$$&quot;;LEN(CONCATENATE(&quot;./&quot;;[.$C43]))-LEN(SUBSTITUTE(CONCATENATE(&quot;./&quot;;[.$C43]);&quot;/&quot;;&quot;&quot;)))))" office:value-type="string" office:string-value="Kuchyn.pdf" calcext:value-type="string">
            <text:p>Kuchyn.pdf</text:p>
          </table:table-cell>
          <table:table-cell office:value-type="string" calcext:value-type="string">
            <text:p>Kuchyn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4]);LEN(CONCATENATE(&quot;./&quot;;[.$C44]))-FIND(&quot;$$$&quot;;SUBSTITUTE(CONCATENATE(&quot;./&quot;;[.$C44]);&quot;/&quot;;&quot;$$$&quot;;LEN(CONCATENATE(&quot;./&quot;;[.$C44]))-LEN(SUBSTITUTE(CONCATENATE(&quot;./&quot;;[.$C44]);&quot;/&quot;;&quot;&quot;)))))" office:value-type="string" office:string-value="15.pdf" calcext:value-type="string">
            <text:p>15.pdf</text:p>
          </table:table-cell>
          <table:table-cell office:value-type="string" calcext:value-type="string">
            <text:p>15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5]);LEN(CONCATENATE(&quot;./&quot;;[.$C45]))-FIND(&quot;$$$&quot;;SUBSTITUTE(CONCATENATE(&quot;./&quot;;[.$C45]);&quot;/&quot;;&quot;$$$&quot;;LEN(CONCATENATE(&quot;./&quot;;[.$C45]))-LEN(SUBSTITUTE(CONCATENATE(&quot;./&quot;;[.$C45]);&quot;/&quot;;&quot;&quot;)))))" office:value-type="string" office:string-value="5.pdf" calcext:value-type="string">
            <text:p>5.pdf</text:p>
          </table:table-cell>
          <table:table-cell office:value-type="string" calcext:value-type="string">
            <text:p>5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6]);LEN(CONCATENATE(&quot;./&quot;;[.$C46]))-FIND(&quot;$$$&quot;;SUBSTITUTE(CONCATENATE(&quot;./&quot;;[.$C46]);&quot;/&quot;;&quot;$$$&quot;;LEN(CONCATENATE(&quot;./&quot;;[.$C46]))-LEN(SUBSTITUTE(CONCATENATE(&quot;./&quot;;[.$C46]);&quot;/&quot;;&quot;&quot;)))))" office:value-type="string" office:string-value="1.pdf" calcext:value-type="string">
            <text:p>1.pdf</text:p>
          </table:table-cell>
          <table:table-cell office:value-type="string" calcext:value-type="string">
            <text:p>1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7]);LEN(CONCATENATE(&quot;./&quot;;[.$C47]))-FIND(&quot;$$$&quot;;SUBSTITUTE(CONCATENATE(&quot;./&quot;;[.$C47]);&quot;/&quot;;&quot;$$$&quot;;LEN(CONCATENATE(&quot;./&quot;;[.$C47]))-LEN(SUBSTITUTE(CONCATENATE(&quot;./&quot;;[.$C47]);&quot;/&quot;;&quot;&quot;)))))" office:value-type="string" office:string-value="2.pdf" calcext:value-type="string">
            <text:p>2.pdf</text:p>
          </table:table-cell>
          <table:table-cell office:value-type="string" calcext:value-type="string">
            <text:p>2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8]);LEN(CONCATENATE(&quot;./&quot;;[.$C48]))-FIND(&quot;$$$&quot;;SUBSTITUTE(CONCATENATE(&quot;./&quot;;[.$C48]);&quot;/&quot;;&quot;$$$&quot;;LEN(CONCATENATE(&quot;./&quot;;[.$C48]))-LEN(SUBSTITUTE(CONCATENATE(&quot;./&quot;;[.$C48]);&quot;/&quot;;&quot;&quot;)))))" office:value-type="string" office:string-value="6.pdf" calcext:value-type="string">
            <text:p>6.pdf</text:p>
          </table:table-cell>
          <table:table-cell office:value-type="string" calcext:value-type="string">
            <text:p>6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49]);LEN(CONCATENATE(&quot;./&quot;;[.$C49]))-FIND(&quot;$$$&quot;;SUBSTITUTE(CONCATENATE(&quot;./&quot;;[.$C49]);&quot;/&quot;;&quot;$$$&quot;;LEN(CONCATENATE(&quot;./&quot;;[.$C49]))-LEN(SUBSTITUTE(CONCATENATE(&quot;./&quot;;[.$C49]);&quot;/&quot;;&quot;&quot;)))))" office:value-type="string" office:string-value="matrace_APE0978.jpg" calcext:value-type="string">
            <text:p>matrace_APE0978.jpg</text:p>
          </table:table-cell>
          <table:table-cell office:value-type="string" calcext:value-type="string">
            <text:p>matrace_APE0978.jpg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50]);LEN(CONCATENATE(&quot;./&quot;;[.$C50]))-FIND(&quot;$$$&quot;;SUBSTITUTE(CONCATENATE(&quot;./&quot;;[.$C50]);&quot;/&quot;;&quot;$$$&quot;;LEN(CONCATENATE(&quot;./&quot;;[.$C50]))-LEN(SUBSTITUTE(CONCATENATE(&quot;./&quot;;[.$C50]);&quot;/&quot;;&quot;&quot;)))))" office:value-type="string" office:string-value="sedacka+taburet.jpg" calcext:value-type="string">
            <text:p>sedacka+taburet.jpg</text:p>
          </table:table-cell>
          <table:table-cell office:value-type="string" calcext:value-type="string">
            <text:p>sedacka+taburet.jpg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51]);LEN(CONCATENATE(&quot;./&quot;;[.$C51]))-FIND(&quot;$$$&quot;;SUBSTITUTE(CONCATENATE(&quot;./&quot;;[.$C51]);&quot;/&quot;;&quot;$$$&quot;;LEN(CONCATENATE(&quot;./&quot;;[.$C51]))-LEN(SUBSTITUTE(CONCATENATE(&quot;./&quot;;[.$C51]);&quot;/&quot;;&quot;&quot;)))))" office:value-type="string" office:string-value="detskadeka_susicka.pdf" calcext:value-type="string">
            <text:p>detskadeka_susicka.pdf</text:p>
          </table:table-cell>
          <table:table-cell office:value-type="string" calcext:value-type="string">
            <text:p>detskadeka_susicka.pdf</text:p>
          </table:table-cell>
          <table:table-cell table:number-columns-repeated="1021"/>
        </table:table-row>
        <table:table-row table:style-name="ro11">
          <table:table-cell/>
          <table:table-cell table:formula="of:=RIGHT(CONCATENATE(&quot;./&quot;;[.$C52]);LEN(CONCATENATE(&quot;./&quot;;[.$C52]))-FIND(&quot;$$$&quot;;SUBSTITUTE(CONCATENATE(&quot;./&quot;;[.$C52]);&quot;/&quot;;&quot;$$$&quot;;LEN(CONCATENATE(&quot;./&quot;;[.$C52]))-LEN(SUBSTITUTE(CONCATENATE(&quot;./&quot;;[.$C5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3]);LEN(CONCATENATE(&quot;./&quot;;[.$C53]))-FIND(&quot;$$$&quot;;SUBSTITUTE(CONCATENATE(&quot;./&quot;;[.$C53]);&quot;/&quot;;&quot;$$$&quot;;LEN(CONCATENATE(&quot;./&quot;;[.$C53]))-LEN(SUBSTITUTE(CONCATENATE(&quot;./&quot;;[.$C5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4]);LEN(CONCATENATE(&quot;./&quot;;[.$C54]))-FIND(&quot;$$$&quot;;SUBSTITUTE(CONCATENATE(&quot;./&quot;;[.$C54]);&quot;/&quot;;&quot;$$$&quot;;LEN(CONCATENATE(&quot;./&quot;;[.$C54]))-LEN(SUBSTITUTE(CONCATENATE(&quot;./&quot;;[.$C5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5]);LEN(CONCATENATE(&quot;./&quot;;[.$C55]))-FIND(&quot;$$$&quot;;SUBSTITUTE(CONCATENATE(&quot;./&quot;;[.$C55]);&quot;/&quot;;&quot;$$$&quot;;LEN(CONCATENATE(&quot;./&quot;;[.$C55]))-LEN(SUBSTITUTE(CONCATENATE(&quot;./&quot;;[.$C5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6]);LEN(CONCATENATE(&quot;./&quot;;[.$C56]))-FIND(&quot;$$$&quot;;SUBSTITUTE(CONCATENATE(&quot;./&quot;;[.$C56]);&quot;/&quot;;&quot;$$$&quot;;LEN(CONCATENATE(&quot;./&quot;;[.$C56]))-LEN(SUBSTITUTE(CONCATENATE(&quot;./&quot;;[.$C5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7]);LEN(CONCATENATE(&quot;./&quot;;[.$C57]))-FIND(&quot;$$$&quot;;SUBSTITUTE(CONCATENATE(&quot;./&quot;;[.$C57]);&quot;/&quot;;&quot;$$$&quot;;LEN(CONCATENATE(&quot;./&quot;;[.$C57]))-LEN(SUBSTITUTE(CONCATENATE(&quot;./&quot;;[.$C5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8]);LEN(CONCATENATE(&quot;./&quot;;[.$C58]))-FIND(&quot;$$$&quot;;SUBSTITUTE(CONCATENATE(&quot;./&quot;;[.$C58]);&quot;/&quot;;&quot;$$$&quot;;LEN(CONCATENATE(&quot;./&quot;;[.$C58]))-LEN(SUBSTITUTE(CONCATENATE(&quot;./&quot;;[.$C58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59]);LEN(CONCATENATE(&quot;./&quot;;[.$C59]))-FIND(&quot;$$$&quot;;SUBSTITUTE(CONCATENATE(&quot;./&quot;;[.$C59]);&quot;/&quot;;&quot;$$$&quot;;LEN(CONCATENATE(&quot;./&quot;;[.$C59]))-LEN(SUBSTITUTE(CONCATENATE(&quot;./&quot;;[.$C59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0]);LEN(CONCATENATE(&quot;./&quot;;[.$C60]))-FIND(&quot;$$$&quot;;SUBSTITUTE(CONCATENATE(&quot;./&quot;;[.$C60]);&quot;/&quot;;&quot;$$$&quot;;LEN(CONCATENATE(&quot;./&quot;;[.$C60]))-LEN(SUBSTITUTE(CONCATENATE(&quot;./&quot;;[.$C60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1]);LEN(CONCATENATE(&quot;./&quot;;[.$C61]))-FIND(&quot;$$$&quot;;SUBSTITUTE(CONCATENATE(&quot;./&quot;;[.$C61]);&quot;/&quot;;&quot;$$$&quot;;LEN(CONCATENATE(&quot;./&quot;;[.$C61]))-LEN(SUBSTITUTE(CONCATENATE(&quot;./&quot;;[.$C61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2]);LEN(CONCATENATE(&quot;./&quot;;[.$C62]))-FIND(&quot;$$$&quot;;SUBSTITUTE(CONCATENATE(&quot;./&quot;;[.$C62]);&quot;/&quot;;&quot;$$$&quot;;LEN(CONCATENATE(&quot;./&quot;;[.$C62]))-LEN(SUBSTITUTE(CONCATENATE(&quot;./&quot;;[.$C6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3]);LEN(CONCATENATE(&quot;./&quot;;[.$C63]))-FIND(&quot;$$$&quot;;SUBSTITUTE(CONCATENATE(&quot;./&quot;;[.$C63]);&quot;/&quot;;&quot;$$$&quot;;LEN(CONCATENATE(&quot;./&quot;;[.$C63]))-LEN(SUBSTITUTE(CONCATENATE(&quot;./&quot;;[.$C6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4]);LEN(CONCATENATE(&quot;./&quot;;[.$C64]))-FIND(&quot;$$$&quot;;SUBSTITUTE(CONCATENATE(&quot;./&quot;;[.$C64]);&quot;/&quot;;&quot;$$$&quot;;LEN(CONCATENATE(&quot;./&quot;;[.$C64]))-LEN(SUBSTITUTE(CONCATENATE(&quot;./&quot;;[.$C6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5]);LEN(CONCATENATE(&quot;./&quot;;[.$C65]))-FIND(&quot;$$$&quot;;SUBSTITUTE(CONCATENATE(&quot;./&quot;;[.$C65]);&quot;/&quot;;&quot;$$$&quot;;LEN(CONCATENATE(&quot;./&quot;;[.$C65]))-LEN(SUBSTITUTE(CONCATENATE(&quot;./&quot;;[.$C6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6]);LEN(CONCATENATE(&quot;./&quot;;[.$C66]))-FIND(&quot;$$$&quot;;SUBSTITUTE(CONCATENATE(&quot;./&quot;;[.$C66]);&quot;/&quot;;&quot;$$$&quot;;LEN(CONCATENATE(&quot;./&quot;;[.$C66]))-LEN(SUBSTITUTE(CONCATENATE(&quot;./&quot;;[.$C6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7]);LEN(CONCATENATE(&quot;./&quot;;[.$C67]))-FIND(&quot;$$$&quot;;SUBSTITUTE(CONCATENATE(&quot;./&quot;;[.$C67]);&quot;/&quot;;&quot;$$$&quot;;LEN(CONCATENATE(&quot;./&quot;;[.$C67]))-LEN(SUBSTITUTE(CONCATENATE(&quot;./&quot;;[.$C6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8]);LEN(CONCATENATE(&quot;./&quot;;[.$C68]))-FIND(&quot;$$$&quot;;SUBSTITUTE(CONCATENATE(&quot;./&quot;;[.$C68]);&quot;/&quot;;&quot;$$$&quot;;LEN(CONCATENATE(&quot;./&quot;;[.$C68]))-LEN(SUBSTITUTE(CONCATENATE(&quot;./&quot;;[.$C68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69]);LEN(CONCATENATE(&quot;./&quot;;[.$C69]))-FIND(&quot;$$$&quot;;SUBSTITUTE(CONCATENATE(&quot;./&quot;;[.$C69]);&quot;/&quot;;&quot;$$$&quot;;LEN(CONCATENATE(&quot;./&quot;;[.$C69]))-LEN(SUBSTITUTE(CONCATENATE(&quot;./&quot;;[.$C69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0]);LEN(CONCATENATE(&quot;./&quot;;[.$C70]))-FIND(&quot;$$$&quot;;SUBSTITUTE(CONCATENATE(&quot;./&quot;;[.$C70]);&quot;/&quot;;&quot;$$$&quot;;LEN(CONCATENATE(&quot;./&quot;;[.$C70]))-LEN(SUBSTITUTE(CONCATENATE(&quot;./&quot;;[.$C70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1]);LEN(CONCATENATE(&quot;./&quot;;[.$C71]))-FIND(&quot;$$$&quot;;SUBSTITUTE(CONCATENATE(&quot;./&quot;;[.$C71]);&quot;/&quot;;&quot;$$$&quot;;LEN(CONCATENATE(&quot;./&quot;;[.$C71]))-LEN(SUBSTITUTE(CONCATENATE(&quot;./&quot;;[.$C71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2]);LEN(CONCATENATE(&quot;./&quot;;[.$C72]))-FIND(&quot;$$$&quot;;SUBSTITUTE(CONCATENATE(&quot;./&quot;;[.$C72]);&quot;/&quot;;&quot;$$$&quot;;LEN(CONCATENATE(&quot;./&quot;;[.$C72]))-LEN(SUBSTITUTE(CONCATENATE(&quot;./&quot;;[.$C7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3]);LEN(CONCATENATE(&quot;./&quot;;[.$C73]))-FIND(&quot;$$$&quot;;SUBSTITUTE(CONCATENATE(&quot;./&quot;;[.$C73]);&quot;/&quot;;&quot;$$$&quot;;LEN(CONCATENATE(&quot;./&quot;;[.$C73]))-LEN(SUBSTITUTE(CONCATENATE(&quot;./&quot;;[.$C7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4]);LEN(CONCATENATE(&quot;./&quot;;[.$C74]))-FIND(&quot;$$$&quot;;SUBSTITUTE(CONCATENATE(&quot;./&quot;;[.$C74]);&quot;/&quot;;&quot;$$$&quot;;LEN(CONCATENATE(&quot;./&quot;;[.$C74]))-LEN(SUBSTITUTE(CONCATENATE(&quot;./&quot;;[.$C7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5]);LEN(CONCATENATE(&quot;./&quot;;[.$C75]))-FIND(&quot;$$$&quot;;SUBSTITUTE(CONCATENATE(&quot;./&quot;;[.$C75]);&quot;/&quot;;&quot;$$$&quot;;LEN(CONCATENATE(&quot;./&quot;;[.$C75]))-LEN(SUBSTITUTE(CONCATENATE(&quot;./&quot;;[.$C7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6]);LEN(CONCATENATE(&quot;./&quot;;[.$C76]))-FIND(&quot;$$$&quot;;SUBSTITUTE(CONCATENATE(&quot;./&quot;;[.$C76]);&quot;/&quot;;&quot;$$$&quot;;LEN(CONCATENATE(&quot;./&quot;;[.$C76]))-LEN(SUBSTITUTE(CONCATENATE(&quot;./&quot;;[.$C7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7]);LEN(CONCATENATE(&quot;./&quot;;[.$C77]))-FIND(&quot;$$$&quot;;SUBSTITUTE(CONCATENATE(&quot;./&quot;;[.$C77]);&quot;/&quot;;&quot;$$$&quot;;LEN(CONCATENATE(&quot;./&quot;;[.$C77]))-LEN(SUBSTITUTE(CONCATENATE(&quot;./&quot;;[.$C7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8]);LEN(CONCATENATE(&quot;./&quot;;[.$C78]))-FIND(&quot;$$$&quot;;SUBSTITUTE(CONCATENATE(&quot;./&quot;;[.$C78]);&quot;/&quot;;&quot;$$$&quot;;LEN(CONCATENATE(&quot;./&quot;;[.$C78]))-LEN(SUBSTITUTE(CONCATENATE(&quot;./&quot;;[.$C78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79]);LEN(CONCATENATE(&quot;./&quot;;[.$C79]))-FIND(&quot;$$$&quot;;SUBSTITUTE(CONCATENATE(&quot;./&quot;;[.$C79]);&quot;/&quot;;&quot;$$$&quot;;LEN(CONCATENATE(&quot;./&quot;;[.$C79]))-LEN(SUBSTITUTE(CONCATENATE(&quot;./&quot;;[.$C79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0]);LEN(CONCATENATE(&quot;./&quot;;[.$C80]))-FIND(&quot;$$$&quot;;SUBSTITUTE(CONCATENATE(&quot;./&quot;;[.$C80]);&quot;/&quot;;&quot;$$$&quot;;LEN(CONCATENATE(&quot;./&quot;;[.$C80]))-LEN(SUBSTITUTE(CONCATENATE(&quot;./&quot;;[.$C80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1]);LEN(CONCATENATE(&quot;./&quot;;[.$C81]))-FIND(&quot;$$$&quot;;SUBSTITUTE(CONCATENATE(&quot;./&quot;;[.$C81]);&quot;/&quot;;&quot;$$$&quot;;LEN(CONCATENATE(&quot;./&quot;;[.$C81]))-LEN(SUBSTITUTE(CONCATENATE(&quot;./&quot;;[.$C81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2]);LEN(CONCATENATE(&quot;./&quot;;[.$C82]))-FIND(&quot;$$$&quot;;SUBSTITUTE(CONCATENATE(&quot;./&quot;;[.$C82]);&quot;/&quot;;&quot;$$$&quot;;LEN(CONCATENATE(&quot;./&quot;;[.$C82]))-LEN(SUBSTITUTE(CONCATENATE(&quot;./&quot;;[.$C8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3]);LEN(CONCATENATE(&quot;./&quot;;[.$C83]))-FIND(&quot;$$$&quot;;SUBSTITUTE(CONCATENATE(&quot;./&quot;;[.$C83]);&quot;/&quot;;&quot;$$$&quot;;LEN(CONCATENATE(&quot;./&quot;;[.$C83]))-LEN(SUBSTITUTE(CONCATENATE(&quot;./&quot;;[.$C8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4]);LEN(CONCATENATE(&quot;./&quot;;[.$C84]))-FIND(&quot;$$$&quot;;SUBSTITUTE(CONCATENATE(&quot;./&quot;;[.$C84]);&quot;/&quot;;&quot;$$$&quot;;LEN(CONCATENATE(&quot;./&quot;;[.$C84]))-LEN(SUBSTITUTE(CONCATENATE(&quot;./&quot;;[.$C8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5]);LEN(CONCATENATE(&quot;./&quot;;[.$C85]))-FIND(&quot;$$$&quot;;SUBSTITUTE(CONCATENATE(&quot;./&quot;;[.$C85]);&quot;/&quot;;&quot;$$$&quot;;LEN(CONCATENATE(&quot;./&quot;;[.$C85]))-LEN(SUBSTITUTE(CONCATENATE(&quot;./&quot;;[.$C8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6]);LEN(CONCATENATE(&quot;./&quot;;[.$C86]))-FIND(&quot;$$$&quot;;SUBSTITUTE(CONCATENATE(&quot;./&quot;;[.$C86]);&quot;/&quot;;&quot;$$$&quot;;LEN(CONCATENATE(&quot;./&quot;;[.$C86]))-LEN(SUBSTITUTE(CONCATENATE(&quot;./&quot;;[.$C8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7]);LEN(CONCATENATE(&quot;./&quot;;[.$C87]))-FIND(&quot;$$$&quot;;SUBSTITUTE(CONCATENATE(&quot;./&quot;;[.$C87]);&quot;/&quot;;&quot;$$$&quot;;LEN(CONCATENATE(&quot;./&quot;;[.$C87]))-LEN(SUBSTITUTE(CONCATENATE(&quot;./&quot;;[.$C8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8]);LEN(CONCATENATE(&quot;./&quot;;[.$C88]))-FIND(&quot;$$$&quot;;SUBSTITUTE(CONCATENATE(&quot;./&quot;;[.$C88]);&quot;/&quot;;&quot;$$$&quot;;LEN(CONCATENATE(&quot;./&quot;;[.$C88]))-LEN(SUBSTITUTE(CONCATENATE(&quot;./&quot;;[.$C88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89]);LEN(CONCATENATE(&quot;./&quot;;[.$C89]))-FIND(&quot;$$$&quot;;SUBSTITUTE(CONCATENATE(&quot;./&quot;;[.$C89]);&quot;/&quot;;&quot;$$$&quot;;LEN(CONCATENATE(&quot;./&quot;;[.$C89]))-LEN(SUBSTITUTE(CONCATENATE(&quot;./&quot;;[.$C89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0]);LEN(CONCATENATE(&quot;./&quot;;[.$C90]))-FIND(&quot;$$$&quot;;SUBSTITUTE(CONCATENATE(&quot;./&quot;;[.$C90]);&quot;/&quot;;&quot;$$$&quot;;LEN(CONCATENATE(&quot;./&quot;;[.$C90]))-LEN(SUBSTITUTE(CONCATENATE(&quot;./&quot;;[.$C90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1]);LEN(CONCATENATE(&quot;./&quot;;[.$C91]))-FIND(&quot;$$$&quot;;SUBSTITUTE(CONCATENATE(&quot;./&quot;;[.$C91]);&quot;/&quot;;&quot;$$$&quot;;LEN(CONCATENATE(&quot;./&quot;;[.$C91]))-LEN(SUBSTITUTE(CONCATENATE(&quot;./&quot;;[.$C91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2]);LEN(CONCATENATE(&quot;./&quot;;[.$C92]))-FIND(&quot;$$$&quot;;SUBSTITUTE(CONCATENATE(&quot;./&quot;;[.$C92]);&quot;/&quot;;&quot;$$$&quot;;LEN(CONCATENATE(&quot;./&quot;;[.$C92]))-LEN(SUBSTITUTE(CONCATENATE(&quot;./&quot;;[.$C9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3]);LEN(CONCATENATE(&quot;./&quot;;[.$C93]))-FIND(&quot;$$$&quot;;SUBSTITUTE(CONCATENATE(&quot;./&quot;;[.$C93]);&quot;/&quot;;&quot;$$$&quot;;LEN(CONCATENATE(&quot;./&quot;;[.$C93]))-LEN(SUBSTITUTE(CONCATENATE(&quot;./&quot;;[.$C9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4]);LEN(CONCATENATE(&quot;./&quot;;[.$C94]))-FIND(&quot;$$$&quot;;SUBSTITUTE(CONCATENATE(&quot;./&quot;;[.$C94]);&quot;/&quot;;&quot;$$$&quot;;LEN(CONCATENATE(&quot;./&quot;;[.$C94]))-LEN(SUBSTITUTE(CONCATENATE(&quot;./&quot;;[.$C9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5]);LEN(CONCATENATE(&quot;./&quot;;[.$C95]))-FIND(&quot;$$$&quot;;SUBSTITUTE(CONCATENATE(&quot;./&quot;;[.$C95]);&quot;/&quot;;&quot;$$$&quot;;LEN(CONCATENATE(&quot;./&quot;;[.$C95]))-LEN(SUBSTITUTE(CONCATENATE(&quot;./&quot;;[.$C9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6]);LEN(CONCATENATE(&quot;./&quot;;[.$C96]))-FIND(&quot;$$$&quot;;SUBSTITUTE(CONCATENATE(&quot;./&quot;;[.$C96]);&quot;/&quot;;&quot;$$$&quot;;LEN(CONCATENATE(&quot;./&quot;;[.$C96]))-LEN(SUBSTITUTE(CONCATENATE(&quot;./&quot;;[.$C9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7]);LEN(CONCATENATE(&quot;./&quot;;[.$C97]))-FIND(&quot;$$$&quot;;SUBSTITUTE(CONCATENATE(&quot;./&quot;;[.$C97]);&quot;/&quot;;&quot;$$$&quot;;LEN(CONCATENATE(&quot;./&quot;;[.$C97]))-LEN(SUBSTITUTE(CONCATENATE(&quot;./&quot;;[.$C9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8]);LEN(CONCATENATE(&quot;./&quot;;[.$C98]))-FIND(&quot;$$$&quot;;SUBSTITUTE(CONCATENATE(&quot;./&quot;;[.$C98]);&quot;/&quot;;&quot;$$$&quot;;LEN(CONCATENATE(&quot;./&quot;;[.$C98]))-LEN(SUBSTITUTE(CONCATENATE(&quot;./&quot;;[.$C98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99]);LEN(CONCATENATE(&quot;./&quot;;[.$C99]))-FIND(&quot;$$$&quot;;SUBSTITUTE(CONCATENATE(&quot;./&quot;;[.$C99]);&quot;/&quot;;&quot;$$$&quot;;LEN(CONCATENATE(&quot;./&quot;;[.$C99]))-LEN(SUBSTITUTE(CONCATENATE(&quot;./&quot;;[.$C99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0]);LEN(CONCATENATE(&quot;./&quot;;[.$C100]))-FIND(&quot;$$$&quot;;SUBSTITUTE(CONCATENATE(&quot;./&quot;;[.$C100]);&quot;/&quot;;&quot;$$$&quot;;LEN(CONCATENATE(&quot;./&quot;;[.$C100]))-LEN(SUBSTITUTE(CONCATENATE(&quot;./&quot;;[.$C100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1]);LEN(CONCATENATE(&quot;./&quot;;[.$C101]))-FIND(&quot;$$$&quot;;SUBSTITUTE(CONCATENATE(&quot;./&quot;;[.$C101]);&quot;/&quot;;&quot;$$$&quot;;LEN(CONCATENATE(&quot;./&quot;;[.$C101]))-LEN(SUBSTITUTE(CONCATENATE(&quot;./&quot;;[.$C101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2]);LEN(CONCATENATE(&quot;./&quot;;[.$C102]))-FIND(&quot;$$$&quot;;SUBSTITUTE(CONCATENATE(&quot;./&quot;;[.$C102]);&quot;/&quot;;&quot;$$$&quot;;LEN(CONCATENATE(&quot;./&quot;;[.$C102]))-LEN(SUBSTITUTE(CONCATENATE(&quot;./&quot;;[.$C102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3]);LEN(CONCATENATE(&quot;./&quot;;[.$C103]))-FIND(&quot;$$$&quot;;SUBSTITUTE(CONCATENATE(&quot;./&quot;;[.$C103]);&quot;/&quot;;&quot;$$$&quot;;LEN(CONCATENATE(&quot;./&quot;;[.$C103]))-LEN(SUBSTITUTE(CONCATENATE(&quot;./&quot;;[.$C103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4]);LEN(CONCATENATE(&quot;./&quot;;[.$C104]))-FIND(&quot;$$$&quot;;SUBSTITUTE(CONCATENATE(&quot;./&quot;;[.$C104]);&quot;/&quot;;&quot;$$$&quot;;LEN(CONCATENATE(&quot;./&quot;;[.$C104]))-LEN(SUBSTITUTE(CONCATENATE(&quot;./&quot;;[.$C104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5]);LEN(CONCATENATE(&quot;./&quot;;[.$C105]))-FIND(&quot;$$$&quot;;SUBSTITUTE(CONCATENATE(&quot;./&quot;;[.$C105]);&quot;/&quot;;&quot;$$$&quot;;LEN(CONCATENATE(&quot;./&quot;;[.$C105]))-LEN(SUBSTITUTE(CONCATENATE(&quot;./&quot;;[.$C105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6]);LEN(CONCATENATE(&quot;./&quot;;[.$C106]))-FIND(&quot;$$$&quot;;SUBSTITUTE(CONCATENATE(&quot;./&quot;;[.$C106]);&quot;/&quot;;&quot;$$$&quot;;LEN(CONCATENATE(&quot;./&quot;;[.$C106]))-LEN(SUBSTITUTE(CONCATENATE(&quot;./&quot;;[.$C106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7]);LEN(CONCATENATE(&quot;./&quot;;[.$C107]))-FIND(&quot;$$$&quot;;SUBSTITUTE(CONCATENATE(&quot;./&quot;;[.$C107]);&quot;/&quot;;&quot;$$$&quot;;LEN(CONCATENATE(&quot;./&quot;;[.$C107]))-LEN(SUBSTITUTE(CONCATENATE(&quot;./&quot;;[.$C107]);&quot;/&quot;;&quot;&quot;)))))">
            <text:p/>
          </table:table-cell>
          <table:table-cell table:number-columns-repeated="1022"/>
        </table:table-row>
        <table:table-row table:style-name="ro11">
          <table:table-cell/>
          <table:table-cell table:formula="of:=RIGHT(CONCATENATE(&quot;./&quot;;[.$C108]);LEN(CONCATENATE(&quot;./&quot;;[.$C108]))-FIND(&quot;$$$&quot;;SUBSTITUTE(CONCATENATE(&quot;./&quot;;[.$C108]);&quot;/&quot;;&quot;$$$&quot;;LEN(CONCATENATE(&quot;./&quot;;[.$C108]))-LEN(SUBSTITUTE(CONCATENATE(&quot;./&quot;;[.$C108]);&quot;/&quot;;&quot;&quot;)))))">
            <text:p/>
          </table:table-cell>
          <table:table-cell table:number-columns-repeated="1022"/>
        </table:table-row>
      </table:table>
      <table:named-expressions>
        <table:named-expression table:name="SHARED_FORMULA_6_9_6_9_0" table:base-cell-address="$ProPojistovnu.$G$10" table:expression="((100-[.F10])/100)*[.C10]"/>
      </table:named-expressions>
      <table:database-ranges>
        <table:database-range table:name="__Anonymous_DB__1" table:target-range-address="Evidence.D25:Evidence.D31" table:orientation="column"/>
        <table:database-range table:name="__Anonymous_Sheet_DB__0" table:target-range-address="ProPojistovnu.A9:ProPojistovnu.F970" table:display-filter-buttons="true" table:orientation="column">
          <table:filter>
            <table:filter-or>
              <table:filter-condition table:field-number="-8" table:data-type="number" table:value="67" table:operator="="/>
              <table:filter-condition table:field-number="-8" table:value="EMPTY" table:operator="!="/>
            </table:filter-or>
          </table:filter>
        </table:database-range>
        <table:database-range table:name="__Anonymous_Sheet_DB__2" table:target-range-address="Evidence.A4:Evidence.K6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 Kč</number:text>
    </number:number-style>
    <number:number-style style:name="N122P0" style:volatile="true">
      <number:number number:decimal-places="0" number:min-integer-digits="1" number:grouping="true"/>
      <number:text> Kč</number:text>
    </number:number-style>
    <number:number-style style:name="N122">
      <number:text>-</number:text>
      <number:number number: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č</number:text>
    </number:number-style>
    <number:number-style style:name="N125">
      <number:text>-</number:text>
      <number:number number: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8P2" style:volatile="true">
      <loext:fill-character> </loext:fill-character>
      <number:text>- Kč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currency-style style:name="N154P0" style:volatile="true"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2" style:volatile="true">
      <loext:fill-character> </loext:fill-character>
      <number:text>-</number:text>
      <number:number number:decimal-places="0" number:min-integer-digits="0"/>
      <number:text> </number:text>
      <number:currency-symbol number:language="cs" number:country="CZ">Kč</number:currency-symbol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62P0"/>
    </number:currency-style>
    <number:date-style style:name="N163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number:currency-style style:name="N20107P0" style:volatile="true" number:language="cs" number:country="CZ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20107" number:language="cs" number:country="CZ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:10:28.316890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7-07T00:39:42.528444892</dc:date>
    <meta:editing-duration>P2DT12H3M28S</meta:editing-duration>
    <meta:editing-cycles>132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dc:creator>Petr Michalec</dc:creator>
    <meta:document-statistic meta:table-count="5" meta:cell-count="9912" meta:object-count="1"/>
    <meta:user-defined meta:name="Status">Draft</meta:user-defined>
    <meta:user-defined meta:name="Version">1.0</meta:user-defined>
  </office:meta>
</office:document-meta>
</file>